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902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2988in" svg:height="3.5429in" svg:x="8.7252in" svg:y="250.8839in">
            <draw:object draw:notify-on-update-of-ranges="data.A1:data.A1450 data.D1:data.D1450 data.A1:data.A1450 data.E1:data.E1450 data.A1:data.A1450 data.F1:data.F1450 data.A1:data.A1450 data.G1:data.G1450 data.A1:data.A1450 data.C1:data.C1450 data.A1:data.A1450 data.B1:data.B14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.000719359999493463" calcext:value-type="float">
            <text:p>0.000719359999493463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1596732998951" calcext:value-type="float">
            <text:p>0.201596732998951</text:p>
          </table:table-cell>
          <table:table-cell office:value-type="float" office:value="1371" calcext:value-type="float">
            <text:p>1371</text:p>
          </table:table-cell>
          <table:table-cell office:value-type="float" office:value="251.5" calcext:value-type="float">
            <text:p>251.5</text:p>
          </table:table-cell>
          <table:table-cell office:value-type="float" office:value="0.115852857999926" calcext:value-type="float">
            <text:p>0.115852857999926</text:p>
          </table:table-cell>
          <table:table-cell office:value-type="float" office:value="1200" calcext:value-type="float">
            <text:p>1200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905832999546" calcext:value-type="float">
            <text:p>0.401905832999546</text:p>
          </table:table-cell>
          <table:table-cell office:value-type="float" office:value="1303" calcext:value-type="float">
            <text:p>1303</text:p>
          </table:table-cell>
          <table:table-cell office:value-type="float" office:value="1233.5" calcext:value-type="float">
            <text:p>1233.5</text:p>
          </table:table-cell>
          <table:table-cell office:value-type="float" office:value="0.10313029200006" calcext:value-type="float">
            <text:p>0.10313029200006</text:p>
          </table:table-cell>
          <table:table-cell office:value-type="float" office:value="1200" calcext:value-type="float">
            <text:p>1200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295520499858" calcext:value-type="float">
            <text:p>0.60295520499858</text:p>
          </table:table-cell>
          <table:table-cell office:value-type="float" office:value="1090" calcext:value-type="float">
            <text:p>1090</text:p>
          </table:table-cell>
          <table:table-cell office:value-type="float" office:value="1337" calcext:value-type="float">
            <text:p>1337</text:p>
          </table:table-cell>
          <table:table-cell office:value-type="float" office:value="0.102676656999392" calcext:value-type="float">
            <text:p>0.102676656999392</text:p>
          </table:table-cell>
          <table:table-cell office:value-type="float" office:value="1200" calcext:value-type="float">
            <text:p>1200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3326118999394" calcext:value-type="float">
            <text:p>0.803326118999394</text:p>
          </table:table-cell>
          <table:table-cell office:value-type="float" office:value="1030" calcext:value-type="float">
            <text:p>1030</text:p>
          </table:table-cell>
          <table:table-cell office:value-type="float" office:value="1196.5" calcext:value-type="float">
            <text:p>1196.5</text:p>
          </table:table-cell>
          <table:table-cell office:value-type="float" office:value="0.102987465001206" calcext:value-type="float">
            <text:p>0.102987465001206</text:p>
          </table:table-cell>
          <table:table-cell office:value-type="float" office:value="1200" calcext:value-type="float">
            <text:p>120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519125899882" calcext:value-type="float">
            <text:p>1.00519125899882</text:p>
          </table:table-cell>
          <table:table-cell office:value-type="float" office:value="1206" calcext:value-type="float">
            <text:p>1206</text:p>
          </table:table-cell>
          <table:table-cell office:value-type="float" office:value="1060" calcext:value-type="float">
            <text:p>1060</text:p>
          </table:table-cell>
          <table:table-cell office:value-type="float" office:value="0.103470112999275" calcext:value-type="float">
            <text:p>0.103470112999275</text:p>
          </table:table-cell>
          <table:table-cell office:value-type="float" office:value="1200" calcext:value-type="float">
            <text:p>1200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566792199861" calcext:value-type="float">
            <text:p>1.20566792199861</text:p>
          </table:table-cell>
          <table:table-cell office:value-type="float" office:value="1373" calcext:value-type="float">
            <text:p>1373</text:p>
          </table:table-cell>
          <table:table-cell office:value-type="float" office:value="1118" calcext:value-type="float">
            <text:p>1118</text:p>
          </table:table-cell>
          <table:table-cell office:value-type="float" office:value="0.103433291000329" calcext:value-type="float">
            <text:p>0.103433291000329</text:p>
          </table:table-cell>
          <table:table-cell office:value-type="float" office:value="1200" calcext:value-type="float">
            <text:p>1200</text:p>
          </table:table-cell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657866899892" calcext:value-type="float">
            <text:p>1.40657866899892</text:p>
          </table:table-cell>
          <table:table-cell office:value-type="float" office:value="1299" calcext:value-type="float">
            <text:p>1299</text:p>
          </table:table-cell>
          <table:table-cell office:value-type="float" office:value="1289.5" calcext:value-type="float">
            <text:p>1289.5</text:p>
          </table:table-cell>
          <table:table-cell office:value-type="float" office:value="0.103741289000027" calcext:value-type="float">
            <text:p>0.103741289000027</text:p>
          </table:table-cell>
          <table:table-cell office:value-type="float" office:value="1200" calcext:value-type="float">
            <text:p>1200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749877599847" calcext:value-type="float">
            <text:p>1.60749877599847</text:p>
          </table:table-cell>
          <table:table-cell office:value-type="float" office:value="1086" calcext:value-type="float">
            <text:p>1086</text:p>
          </table:table-cell>
          <table:table-cell office:value-type="float" office:value="1336" calcext:value-type="float">
            <text:p>1336</text:p>
          </table:table-cell>
          <table:table-cell office:value-type="float" office:value="0.102696789999754" calcext:value-type="float">
            <text:p>0.102696789999754</text:p>
          </table:table-cell>
          <table:table-cell office:value-type="float" office:value="1200" calcext:value-type="float">
            <text:p>1200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810664599994" calcext:value-type="float">
            <text:p>1.80810664599994</text:p>
          </table:table-cell>
          <table:table-cell office:value-type="float" office:value="1032" calcext:value-type="float">
            <text:p>1032</text:p>
          </table:table-cell>
          <table:table-cell office:value-type="float" office:value="1192.5" calcext:value-type="float">
            <text:p>1192.5</text:p>
          </table:table-cell>
          <table:table-cell office:value-type="float" office:value="0.102756083000713" calcext:value-type="float">
            <text:p>0.102756083000713</text:p>
          </table:table-cell>
          <table:table-cell office:value-type="float" office:value="1200" calcext:value-type="float">
            <text:p>1200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871670899869" calcext:value-type="float">
            <text:p>2.00871670899869</text:p>
          </table:table-cell>
          <table:table-cell office:value-type="float" office:value="1210" calcext:value-type="float">
            <text:p>1210</text:p>
          </table:table-cell>
          <table:table-cell office:value-type="float" office:value="1059" calcext:value-type="float">
            <text:p>1059</text:p>
          </table:table-cell>
          <table:table-cell office:value-type="float" office:value="0.102424815999257" calcext:value-type="float">
            <text:p>0.102424815999257</text:p>
          </table:table-cell>
          <table:table-cell office:value-type="float" office:value="1200" calcext:value-type="float">
            <text:p>1200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95029510001" calcext:value-type="float">
            <text:p>2.2095029510001</text:p>
          </table:table-cell>
          <table:table-cell office:value-type="float" office:value="1374" calcext:value-type="float">
            <text:p>1374</text:p>
          </table:table-cell>
          <table:table-cell office:value-type="float" office:value="1121" calcext:value-type="float">
            <text:p>1121</text:p>
          </table:table-cell>
          <table:table-cell office:value-type="float" office:value="0.102764395000122" calcext:value-type="float">
            <text:p>0.102764395000122</text:p>
          </table:table-cell>
          <table:table-cell office:value-type="float" office:value="1200" calcext:value-type="float">
            <text:p>1200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27718740001" calcext:value-type="float">
            <text:p>2.4127718740001</text:p>
          </table:table-cell>
          <table:table-cell office:value-type="float" office:value="1293" calcext:value-type="float">
            <text:p>1293</text:p>
          </table:table-cell>
          <table:table-cell office:value-type="float" office:value="776" calcext:value-type="float">
            <text:p>776</text:p>
          </table:table-cell>
          <table:table-cell office:value-type="float" office:value="0.103073751999546" calcext:value-type="float">
            <text:p>0.103073751999546</text:p>
          </table:table-cell>
          <table:table-cell office:value-type="float" office:value="1200" calcext:value-type="float">
            <text:p>120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500760799936" calcext:value-type="float">
            <text:p>2.61500760799936</text:p>
          </table:table-cell>
          <table:table-cell office:value-type="float" office:value="1080" calcext:value-type="float">
            <text:p>1080</text:p>
          </table:table-cell>
          <table:table-cell office:value-type="float" office:value="1333.5" calcext:value-type="float">
            <text:p>1333.5</text:p>
          </table:table-cell>
          <table:table-cell office:value-type="float" office:value="0.102804607000508" calcext:value-type="float">
            <text:p>0.102804607000508</text:p>
          </table:table-cell>
          <table:table-cell office:value-type="float" office:value="1200" calcext:value-type="float">
            <text:p>1200</text:p>
          </table:table-cell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573459799984" calcext:value-type="float">
            <text:p>2.81573459799984</text:p>
          </table:table-cell>
          <table:table-cell office:value-type="float" office:value="1035" calcext:value-type="float">
            <text:p>1035</text:p>
          </table:table-cell>
          <table:table-cell office:value-type="float" office:value="1186.5" calcext:value-type="float">
            <text:p>1186.5</text:p>
          </table:table-cell>
          <table:table-cell office:value-type="float" office:value="0.102961926000717" calcext:value-type="float">
            <text:p>0.102961926000717</text:p>
          </table:table-cell>
          <table:table-cell office:value-type="float" office:value="1200" calcext:value-type="float">
            <text:p>120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622832700014" calcext:value-type="float">
            <text:p>3.01622832700014</text:p>
          </table:table-cell>
          <table:table-cell office:value-type="float" office:value="1219" calcext:value-type="float">
            <text:p>1219</text:p>
          </table:table-cell>
          <table:table-cell office:value-type="float" office:value="1057.5" calcext:value-type="float">
            <text:p>1057.5</text:p>
          </table:table-cell>
          <table:table-cell office:value-type="float" office:value="0.102623278000465" calcext:value-type="float">
            <text:p>0.102623278000465</text:p>
          </table:table-cell>
          <table:table-cell office:value-type="float" office:value="1200" calcext:value-type="float">
            <text:p>1200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92487699875" calcext:value-type="float">
            <text:p>3.21692487699875</text:p>
          </table:table-cell>
          <table:table-cell office:value-type="float" office:value="1376" calcext:value-type="float">
            <text:p>1376</text:p>
          </table:table-cell>
          <table:table-cell office:value-type="float" office:value="1127" calcext:value-type="float">
            <text:p>1127</text:p>
          </table:table-cell>
          <table:table-cell office:value-type="float" office:value="0.102461428999959" calcext:value-type="float">
            <text:p>0.102461428999959</text:p>
          </table:table-cell>
          <table:table-cell office:value-type="float" office:value="1200" calcext:value-type="float">
            <text:p>1200</text:p>
          </table:table-cell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749901999901" calcext:value-type="float">
            <text:p>3.41749901999901</text:p>
          </table:table-cell>
          <table:table-cell office:value-type="float" office:value="1349" calcext:value-type="float">
            <text:p>1349</text:p>
          </table:table-cell>
          <table:table-cell office:value-type="float" office:value="1297.5" calcext:value-type="float">
            <text:p>1297.5</text:p>
          </table:table-cell>
          <table:table-cell office:value-type="float" office:value="0.102637748999769" calcext:value-type="float">
            <text:p>0.102637748999769</text:p>
          </table:table-cell>
          <table:table-cell office:value-type="float" office:value="1256.54866776462" calcext:value-type="float">
            <text:p>1256.54866776462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803308099843" calcext:value-type="float">
            <text:p>3.61803308099843</text:p>
          </table:table-cell>
          <table:table-cell office:value-type="float" office:value="1182" calcext:value-type="float">
            <text:p>1182</text:p>
          </table:table-cell>
          <table:table-cell office:value-type="float" office:value="1362.5" calcext:value-type="float">
            <text:p>1362.5</text:p>
          </table:table-cell>
          <table:table-cell office:value-type="float" office:value="0.102663140000004" calcext:value-type="float">
            <text:p>0.102663140000004</text:p>
          </table:table-cell>
          <table:table-cell office:value-type="float" office:value="1315.76212871753" calcext:value-type="float">
            <text:p>1315.76212871753</text:p>
          </table:table-cell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826476599963" calcext:value-type="float">
            <text:p>3.81826476599963</text:p>
          </table:table-cell>
          <table:table-cell office:value-type="float" office:value="1190" calcext:value-type="float">
            <text:p>1190</text:p>
          </table:table-cell>
          <table:table-cell office:value-type="float" office:value="1265.5" calcext:value-type="float">
            <text:p>1265.5</text:p>
          </table:table-cell>
          <table:table-cell office:value-type="float" office:value="0.102791477998835" calcext:value-type="float">
            <text:p>0.102791477998835</text:p>
          </table:table-cell>
          <table:table-cell office:value-type="float" office:value="1377.76595827929" calcext:value-type="float">
            <text:p>1377.76595827929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922344400009" calcext:value-type="float">
            <text:p>4.01922344400009</text:p>
          </table:table-cell>
          <table:table-cell office:value-type="float" office:value="1469" calcext:value-type="float">
            <text:p>1469</text:p>
          </table:table-cell>
          <table:table-cell office:value-type="float" office:value="1186" calcext:value-type="float">
            <text:p>1186</text:p>
          </table:table-cell>
          <table:table-cell office:value-type="float" office:value="0.103184531000807" calcext:value-type="float">
            <text:p>0.103184531000807</text:p>
          </table:table-cell>
          <table:table-cell office:value-type="float" office:value="1442.69164947273" calcext:value-type="float">
            <text:p>1442.69164947273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005799499857" calcext:value-type="float">
            <text:p>4.22005799499857</text:p>
          </table:table-cell>
          <table:table-cell office:value-type="float" office:value="1733" calcext:value-type="float">
            <text:p>1733</text:p>
          </table:table-cell>
          <table:table-cell office:value-type="float" office:value="1329.5" calcext:value-type="float">
            <text:p>1329.5</text:p>
          </table:table-cell>
          <table:table-cell office:value-type="float" office:value="0.102653742000257" calcext:value-type="float">
            <text:p>0.102653742000257</text:p>
          </table:table-cell>
          <table:table-cell office:value-type="float" office:value="1510.67689178341" calcext:value-type="float">
            <text:p>1510.67689178341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541805999892" calcext:value-type="float">
            <text:p>4.45541805999892</text:p>
          </table:table-cell>
          <table:table-cell office:value-type="float" office:value="1646" calcext:value-type="float">
            <text:p>1646</text:p>
          </table:table-cell>
          <table:table-cell office:value-type="float" office:value="1872.5" calcext:value-type="float">
            <text:p>1872.5</text:p>
          </table:table-cell>
          <table:table-cell office:value-type="float" office:value="0.126864965001005" calcext:value-type="float">
            <text:p>0.126864965001005</text:p>
          </table:table-cell>
          <table:table-cell office:value-type="float" office:value="1581.86586316103" calcext:value-type="float">
            <text:p>1581.86586316103</text:p>
          </table:table-cell>
          <table:table-cell office:value-type="float" office:value="2004.5" calcext:value-type="float">
            <text:p>200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754680399914" calcext:value-type="float">
            <text:p>4.65754680399914</text:p>
          </table:table-cell>
          <table:table-cell office:value-type="float" office:value="1448" calcext:value-type="float">
            <text:p>1448</text:p>
          </table:table-cell>
          <table:table-cell office:value-type="float" office:value="1418" calcext:value-type="float">
            <text:p>1418</text:p>
          </table:table-cell>
          <table:table-cell office:value-type="float" office:value="0.105730774999756" calcext:value-type="float">
            <text:p>0.105730774999756</text:p>
          </table:table-cell>
          <table:table-cell office:value-type="float" office:value="1656.4095357811" calcext:value-type="float">
            <text:p>1656.4095357811</text:p>
          </table:table-cell>
          <table:table-cell office:value-type="float" office:value="1374.5" calcext:value-type="float">
            <text:p>137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03573599878" calcext:value-type="float">
            <text:p>4.85803573599878</text:p>
          </table:table-cell>
          <table:table-cell office:value-type="float" office:value="1532" calcext:value-type="float">
            <text:p>1532</text:p>
          </table:table-cell>
          <table:table-cell office:value-type="float" office:value="1547" calcext:value-type="float">
            <text:p>1547</text:p>
          </table:table-cell>
          <table:table-cell office:value-type="float" office:value="0.102668622999772" calcext:value-type="float">
            <text:p>0.102668622999772</text:p>
          </table:table-cell>
          <table:table-cell office:value-type="float" office:value="1734.46599621529" calcext:value-type="float">
            <text:p>1734.46599621529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90686509986" calcext:value-type="float">
            <text:p>5.0590686509986</text:p>
          </table:table-cell>
          <table:table-cell office:value-type="float" office:value="1916" calcext:value-type="float">
            <text:p>1916</text:p>
          </table:table-cell>
          <table:table-cell office:value-type="float" office:value="1490" calcext:value-type="float">
            <text:p>1490</text:p>
          </table:table-cell>
          <table:table-cell office:value-type="float" office:value="0.128874210000504" calcext:value-type="float">
            <text:p>0.128874210000504</text:p>
          </table:table-cell>
          <table:table-cell office:value-type="float" office:value="1816.20078068946" calcext:value-type="float">
            <text:p>1816.20078068946</text:p>
          </table:table-cell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006374299868" calcext:value-type="float">
            <text:p>5.26006374299868</text:p>
          </table:table-cell>
          <table:table-cell office:value-type="float" office:value="2186" calcext:value-type="float">
            <text:p>2186</text:p>
          </table:table-cell>
          <table:table-cell office:value-type="float" office:value="1724" calcext:value-type="float">
            <text:p>1724</text:p>
          </table:table-cell>
          <table:table-cell office:value-type="float" office:value="0.102916126999844" calcext:value-type="float">
            <text:p>0.102916126999844</text:p>
          </table:table-cell>
          <table:table-cell office:value-type="float" office:value="1901.78722614033" calcext:value-type="float">
            <text:p>1901.78722614033</text:p>
          </table:table-cell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60681483999" calcext:value-type="float">
            <text:p>5.460681483999</text:p>
          </table:table-cell>
          <table:table-cell office:value-type="float" office:value="2063" calcext:value-type="float">
            <text:p>2063</text:p>
          </table:table-cell>
          <table:table-cell office:value-type="float" office:value="2051" calcext:value-type="float">
            <text:p>2051</text:p>
          </table:table-cell>
          <table:table-cell office:value-type="float" office:value="0.102623331000359" calcext:value-type="float">
            <text:p>0.102623331000359</text:p>
          </table:table-cell>
          <table:table-cell office:value-type="float" office:value="1991.40683781533" calcext:value-type="float">
            <text:p>1991.40683781533</text:p>
          </table:table-cell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097690799936" calcext:value-type="float">
            <text:p>5.69097690799936</text:p>
          </table:table-cell>
          <table:table-cell office:value-type="float" office:value="1793" calcext:value-type="float">
            <text:p>1793</text:p>
          </table:table-cell>
          <table:table-cell office:value-type="float" office:value="2124.5" calcext:value-type="float">
            <text:p>2124.5</text:p>
          </table:table-cell>
          <table:table-cell office:value-type="float" office:value="0.137580689999595" calcext:value-type="float">
            <text:p>0.137580689999595</text:p>
          </table:table-cell>
          <table:table-cell office:value-type="float" office:value="2085.24967419517" calcext:value-type="float">
            <text:p>2085.24967419517</text:p>
          </table:table-cell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9154199699988" calcext:value-type="float">
            <text:p>5.89154199699988</text:p>
          </table:table-cell>
          <table:table-cell office:value-type="float" office:value="1978" calcext:value-type="float">
            <text:p>1978</text:p>
          </table:table-cell>
          <table:table-cell office:value-type="float" office:value="1839" calcext:value-type="float">
            <text:p>1839</text:p>
          </table:table-cell>
          <table:table-cell office:value-type="float" office:value="0.102765129000545" calcext:value-type="float">
            <text:p>0.102765129000545</text:p>
          </table:table-cell>
          <table:table-cell office:value-type="float" office:value="2183.51475005545" calcext:value-type="float">
            <text:p>2183.51475005545</text:p>
          </table:table-cell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260839599847" calcext:value-type="float">
            <text:p>6.09260839599847</text:p>
          </table:table-cell>
          <table:table-cell office:value-type="float" office:value="2476" calcext:value-type="float">
            <text:p>2476</text:p>
          </table:table-cell>
          <table:table-cell office:value-type="float" office:value="1885.5" calcext:value-type="float">
            <text:p>1885.5</text:p>
          </table:table-cell>
          <table:table-cell office:value-type="float" office:value="0.1032905510001" calcext:value-type="float">
            <text:p>0.1032905510001</text:p>
          </table:table-cell>
          <table:table-cell office:value-type="float" office:value="2286.41045852213" calcext:value-type="float">
            <text:p>2286.41045852213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9329825499917" calcext:value-type="float">
            <text:p>6.29329825499917</text:p>
          </table:table-cell>
          <table:table-cell office:value-type="float" office:value="2739" calcext:value-type="float">
            <text:p>2739</text:p>
          </table:table-cell>
          <table:table-cell office:value-type="float" office:value="2227" calcext:value-type="float">
            <text:p>2227</text:p>
          </table:table-cell>
          <table:table-cell office:value-type="float" office:value="0.102867155999775" calcext:value-type="float">
            <text:p>0.102867155999775</text:p>
          </table:table-cell>
          <table:table-cell office:value-type="float" office:value="2394.15501301589" calcext:value-type="float">
            <text:p>2394.15501301589</text:p>
          </table:table-cell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9380482199922" calcext:value-type="float">
            <text:p>6.49380482199922</text:p>
          </table:table-cell>
          <table:table-cell office:value-type="float" office:value="2519" calcext:value-type="float">
            <text:p>2519</text:p>
          </table:table-cell>
          <table:table-cell office:value-type="float" office:value="2607.5" calcext:value-type="float">
            <text:p>2607.5</text:p>
          </table:table-cell>
          <table:table-cell office:value-type="float" office:value="0.102858944999753" calcext:value-type="float">
            <text:p>0.102858944999753</text:p>
          </table:table-cell>
          <table:table-cell office:value-type="float" office:value="2506.97691002258" calcext:value-type="float">
            <text:p>2506.97691002258</text:p>
          </table:table-cell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9476198499979" calcext:value-type="float">
            <text:p>6.69476198499979</text:p>
          </table:table-cell>
          <table:table-cell office:value-type="float" office:value="2254" calcext:value-type="float">
            <text:p>2254</text:p>
          </table:table-cell>
          <table:table-cell office:value-type="float" office:value="2629" calcext:value-type="float">
            <text:p>2629</text:p>
          </table:table-cell>
          <table:table-cell office:value-type="float" office:value="0.103171274000488" calcext:value-type="float">
            <text:p>0.103171274000488</text:p>
          </table:table-cell>
          <table:table-cell office:value-type="float" office:value="2625.11541367128" calcext:value-type="float">
            <text:p>2625.11541367128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9522064199991" calcext:value-type="float">
            <text:p>6.89522064199991</text:p>
          </table:table-cell>
          <table:table-cell office:value-type="float" office:value="2497" calcext:value-type="float">
            <text:p>2497</text:p>
          </table:table-cell>
          <table:table-cell office:value-type="float" office:value="2386.5" calcext:value-type="float">
            <text:p>2386.5</text:p>
          </table:table-cell>
          <table:table-cell office:value-type="float" office:value="0.10308231900126" calcext:value-type="float">
            <text:p>0.10308231900126</text:p>
          </table:table-cell>
          <table:table-cell office:value-type="float" office:value="2748.8210631475" calcext:value-type="float">
            <text:p>2748.8210631475</text:p>
          </table:table-cell>
          <table:table-cell office:value-type="float" office:value="2254" calcext:value-type="float">
            <text:p>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9602295900004" calcext:value-type="float">
            <text:p>7.09602295900004</text:p>
          </table:table-cell>
          <table:table-cell office:value-type="float" office:value="3123" calcext:value-type="float">
            <text:p>3123</text:p>
          </table:table-cell>
          <table:table-cell office:value-type="float" office:value="2375.5" calcext:value-type="float">
            <text:p>2375.5</text:p>
          </table:table-cell>
          <table:table-cell office:value-type="float" office:value="0.103280850000374" calcext:value-type="float">
            <text:p>0.103280850000374</text:p>
          </table:table-cell>
          <table:table-cell office:value-type="float" office:value="2878.35620401776" calcext:value-type="float">
            <text:p>2878.35620401776</text:p>
          </table:table-cell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9712130199914" calcext:value-type="float">
            <text:p>7.29712130199914</text:p>
          </table:table-cell>
          <table:table-cell office:value-type="float" office:value="3446" calcext:value-type="float">
            <text:p>3446</text:p>
          </table:table-cell>
          <table:table-cell office:value-type="float" office:value="2810" calcext:value-type="float">
            <text:p>2810</text:p>
          </table:table-cell>
          <table:table-cell office:value-type="float" office:value="0.103112781000164" calcext:value-type="float">
            <text:p>0.103112781000164</text:p>
          </table:table-cell>
          <table:table-cell office:value-type="float" office:value="3013.99554459211" calcext:value-type="float">
            <text:p>3013.99554459211</text:p>
          </table:table-cell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977753309995" calcext:value-type="float">
            <text:p>7.4977753309995</text:p>
          </table:table-cell>
          <table:table-cell office:value-type="float" office:value="3164" calcext:value-type="float">
            <text:p>3164</text:p>
          </table:table-cell>
          <table:table-cell office:value-type="float" office:value="3284.5" calcext:value-type="float">
            <text:p>3284.5</text:p>
          </table:table-cell>
          <table:table-cell office:value-type="float" office:value="0.103342923999662" calcext:value-type="float">
            <text:p>0.103342923999662</text:p>
          </table:table-cell>
          <table:table-cell office:value-type="float" office:value="3156.02673850475" calcext:value-type="float">
            <text:p>3156.02673850475</text:p>
          </table:table-cell>
          <table:table-cell office:value-type="float" office:value="3446" calcext:value-type="float">
            <text:p>3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9834611499937" calcext:value-type="float">
            <text:p>7.69834611499937</text:p>
          </table:table-cell>
          <table:table-cell office:value-type="float" office:value="2835" calcext:value-type="float">
            <text:p>2835</text:p>
          </table:table-cell>
          <table:table-cell office:value-type="float" office:value="3305" calcext:value-type="float">
            <text:p>3305</text:p>
          </table:table-cell>
          <table:table-cell office:value-type="float" office:value="0.103206247000344" calcext:value-type="float">
            <text:p>0.103206247000344</text:p>
          </table:table-cell>
          <table:table-cell office:value-type="float" office:value="3304.75099474804" calcext:value-type="float">
            <text:p>3304.75099474804</text:p>
          </table:table-cell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9956255699872" calcext:value-type="float">
            <text:p>7.89956255699872</text:p>
          </table:table-cell>
          <table:table-cell office:value-type="float" office:value="3152" calcext:value-type="float">
            <text:p>3152</text:p>
          </table:table-cell>
          <table:table-cell office:value-type="float" office:value="2999.5" calcext:value-type="float">
            <text:p>2999.5</text:p>
          </table:table-cell>
          <table:table-cell office:value-type="float" office:value="0.102722521000032" calcext:value-type="float">
            <text:p>0.102722521000032</text:p>
          </table:table-cell>
          <table:table-cell office:value-type="float" office:value="3460.4837164537" calcext:value-type="float">
            <text:p>3460.4837164537</text:p>
          </table:table-cell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017912569987" calcext:value-type="float">
            <text:p>8.1017912569987</text:p>
          </table:table-cell>
          <table:table-cell office:value-type="float" office:value="3941" calcext:value-type="float">
            <text:p>3941</text:p>
          </table:table-cell>
          <table:table-cell office:value-type="float" office:value="2993.5" calcext:value-type="float">
            <text:p>2993.5</text:p>
          </table:table-cell>
          <table:table-cell office:value-type="float" office:value="0.103346676000001" calcext:value-type="float">
            <text:p>0.103346676000001</text:p>
          </table:table-cell>
          <table:table-cell office:value-type="float" office:value="3623.55516977588" calcext:value-type="float">
            <text:p>3623.55516977588</text:p>
          </table:table-cell>
          <table:table-cell office:value-type="float" office:value="3323.5" calcext:value-type="float">
            <text:p>332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0287694300023" calcext:value-type="float">
            <text:p>8.30287694300023</text:p>
          </table:table-cell>
          <table:table-cell office:value-type="float" office:value="4335" calcext:value-type="float">
            <text:p>4335</text:p>
          </table:table-cell>
          <table:table-cell office:value-type="float" office:value="3118" calcext:value-type="float">
            <text:p>3118</text:p>
          </table:table-cell>
          <table:table-cell office:value-type="float" office:value="0.102884629999608" calcext:value-type="float">
            <text:p>0.102884629999608</text:p>
          </table:table-cell>
          <table:table-cell office:value-type="float" office:value="3794.31118429455" calcext:value-type="float">
            <text:p>3794.31118429455</text:p>
          </table:table-cell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0411698700009" calcext:value-type="float">
            <text:p>8.50411698700009</text:p>
          </table:table-cell>
          <table:table-cell office:value-type="float" office:value="3964" calcext:value-type="float">
            <text:p>3964</text:p>
          </table:table-cell>
          <table:table-cell office:value-type="float" office:value="4138" calcext:value-type="float">
            <text:p>4138</text:p>
          </table:table-cell>
          <table:table-cell office:value-type="float" office:value="0.102549160999843" calcext:value-type="float">
            <text:p>0.102549160999843</text:p>
          </table:table-cell>
          <table:table-cell office:value-type="float" office:value="3973.11388642475" calcext:value-type="float">
            <text:p>3973.11388642475</text:p>
          </table:table-cell>
          <table:table-cell office:value-type="float" office:value="4335" calcext:value-type="float">
            <text:p>4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0534982099889" calcext:value-type="float">
            <text:p>8.70534982099889</text:p>
          </table:table-cell>
          <table:table-cell office:value-type="float" office:value="3563" calcext:value-type="float">
            <text:p>3563</text:p>
          </table:table-cell>
          <table:table-cell office:value-type="float" office:value="4149.5" calcext:value-type="float">
            <text:p>4149.5</text:p>
          </table:table-cell>
          <table:table-cell office:value-type="float" office:value="0.103276031999485" calcext:value-type="float">
            <text:p>0.103276031999485</text:p>
          </table:table-cell>
          <table:table-cell office:value-type="float" office:value="4160.34246738677" calcext:value-type="float">
            <text:p>4160.34246738677</text:p>
          </table:table-cell>
          <table:table-cell office:value-type="float" office:value="3964" calcext:value-type="float">
            <text:p>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0661451799861" calcext:value-type="float">
            <text:p>8.90661451799861</text:p>
          </table:table-cell>
          <table:table-cell office:value-type="float" office:value="3984" calcext:value-type="float">
            <text:p>3984</text:p>
          </table:table-cell>
          <table:table-cell office:value-type="float" office:value="3763.5" calcext:value-type="float">
            <text:p>3763.5</text:p>
          </table:table-cell>
          <table:table-cell office:value-type="float" office:value="0.102780474999236" calcext:value-type="float">
            <text:p>0.102780474999236</text:p>
          </table:table-cell>
          <table:table-cell office:value-type="float" office:value="4356.39398736617" calcext:value-type="float">
            <text:p>4356.39398736617</text:p>
          </table:table-cell>
          <table:table-cell office:value-type="float" office:value="3773.5" calcext:value-type="float">
            <text:p>377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0713128399948" calcext:value-type="float">
            <text:p>9.10713128399948</text:p>
          </table:table-cell>
          <table:table-cell office:value-type="float" office:value="4980" calcext:value-type="float">
            <text:p>4980</text:p>
          </table:table-cell>
          <table:table-cell office:value-type="float" office:value="3675" calcext:value-type="float">
            <text:p>3675</text:p>
          </table:table-cell>
          <table:table-cell office:value-type="float" office:value="0.102952564999214" calcext:value-type="float">
            <text:p>0.102952564999214</text:p>
          </table:table-cell>
          <table:table-cell office:value-type="float" office:value="4561.68421756895" calcext:value-type="float">
            <text:p>4561.68421756895</text:p>
          </table:table-cell>
          <table:table-cell office:value-type="float" office:value="3675" calcext:value-type="float">
            <text:p>3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0781012999978" calcext:value-type="float">
            <text:p>9.30781012999978</text:p>
          </table:table-cell>
          <table:table-cell office:value-type="float" office:value="5449" calcext:value-type="float">
            <text:p>5449</text:p>
          </table:table-cell>
          <table:table-cell office:value-type="float" office:value="3882" calcext:value-type="float">
            <text:p>3882</text:p>
          </table:table-cell>
          <table:table-cell office:value-type="float" office:value="0.100973063999845" calcext:value-type="float">
            <text:p>0.100973063999845</text:p>
          </table:table-cell>
          <table:table-cell office:value-type="float" office:value="4776.64852195762" calcext:value-type="float">
            <text:p>4776.64852195762</text:p>
          </table:table-cell>
          <table:table-cell office:value-type="float" office:value="4614.5" calcext:value-type="float">
            <text:p>461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0921621599991" calcext:value-type="float">
            <text:p>9.50921621599991</text:p>
          </table:table-cell>
          <table:table-cell office:value-type="float" office:value="4970" calcext:value-type="float">
            <text:p>4970</text:p>
          </table:table-cell>
          <table:table-cell office:value-type="float" office:value="5214.5" calcext:value-type="float">
            <text:p>5214.5</text:p>
          </table:table-cell>
          <table:table-cell office:value-type="float" office:value="0.103217009998843" calcext:value-type="float">
            <text:p>0.103217009998843</text:p>
          </table:table-cell>
          <table:table-cell office:value-type="float" office:value="5001.74278053805" calcext:value-type="float">
            <text:p>5001.74278053805</text:p>
          </table:table-cell>
          <table:table-cell office:value-type="float" office:value="5214.5" calcext:value-type="float">
            <text:p>521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1008702200015" calcext:value-type="float">
            <text:p>9.71008702200015</text:p>
          </table:table-cell>
          <table:table-cell office:value-type="float" office:value="4479" calcext:value-type="float">
            <text:p>4479</text:p>
          </table:table-cell>
          <table:table-cell office:value-type="float" office:value="5209.5" calcext:value-type="float">
            <text:p>5209.5</text:p>
          </table:table-cell>
          <table:table-cell office:value-type="float" office:value="0.103106923999803" calcext:value-type="float">
            <text:p>0.103106923999803</text:p>
          </table:table-cell>
          <table:table-cell office:value-type="float" office:value="5237.44435615532" calcext:value-type="float">
            <text:p>5237.44435615532</text:p>
          </table:table-cell>
          <table:table-cell office:value-type="float" office:value="4970" calcext:value-type="float">
            <text:p>4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1143756699967" calcext:value-type="float">
            <text:p>9.91143756699967</text:p>
          </table:table-cell>
          <table:table-cell office:value-type="float" office:value="5036" calcext:value-type="float">
            <text:p>5036</text:p>
          </table:table-cell>
          <table:table-cell office:value-type="float" office:value="3641.5" calcext:value-type="float">
            <text:p>3641.5</text:p>
          </table:table-cell>
          <table:table-cell office:value-type="float" office:value="0.106354468000063" calcext:value-type="float">
            <text:p>0.106354468000063</text:p>
          </table:table-cell>
          <table:table-cell office:value-type="float" office:value="5484.25310684856" calcext:value-type="float">
            <text:p>5484.25310684856</text:p>
          </table:table-cell>
          <table:table-cell office:value-type="float" office:value="3674.5" calcext:value-type="float">
            <text:p>367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121003839999" calcext:value-type="float">
            <text:p>10.1121003839999</text:p>
          </table:table-cell>
          <table:table-cell office:value-type="float" office:value="6289" calcext:value-type="float">
            <text:p>6289</text:p>
          </table:table-cell>
          <table:table-cell office:value-type="float" office:value="4757.5" calcext:value-type="float">
            <text:p>4757.5</text:p>
          </table:table-cell>
          <table:table-cell office:value-type="float" office:value="0.102538373001153" calcext:value-type="float">
            <text:p>0.102538373001153</text:p>
          </table:table-cell>
          <table:table-cell office:value-type="float" office:value="5742.69244591209" calcext:value-type="float">
            <text:p>5742.69244591209</text:p>
          </table:table-cell>
          <table:table-cell office:value-type="float" office:value="4757.5" calcext:value-type="float">
            <text:p>475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617963460001" calcext:value-type="float">
            <text:p>10.3617963460001</text:p>
          </table:table-cell>
          <table:table-cell office:value-type="float" office:value="6698" calcext:value-type="float">
            <text:p>6698</text:p>
          </table:table-cell>
          <table:table-cell office:value-type="float" office:value="6567.5" calcext:value-type="float">
            <text:p>6567.5</text:p>
          </table:table-cell>
          <table:table-cell office:value-type="float" office:value="0.145310805000918" calcext:value-type="float">
            <text:p>0.145310805000918</text:p>
          </table:table-cell>
          <table:table-cell office:value-type="float" office:value="6013.31045191064" calcext:value-type="float">
            <text:p>6013.31045191064</text:p>
          </table:table-cell>
          <table:table-cell office:value-type="float" office:value="7194" calcext:value-type="float">
            <text:p>7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30155549989" calcext:value-type="float">
            <text:p>10.5630155549989</text:p>
          </table:table-cell>
          <table:table-cell office:value-type="float" office:value="5928" calcext:value-type="float">
            <text:p>5928</text:p>
          </table:table-cell>
          <table:table-cell office:value-type="float" office:value="5588.5" calcext:value-type="float">
            <text:p>5588.5</text:p>
          </table:table-cell>
          <table:table-cell office:value-type="float" office:value="0.102700022000136" calcext:value-type="float">
            <text:p>0.102700022000136</text:p>
          </table:table-cell>
          <table:table-cell office:value-type="float" office:value="6296.6810310028" calcext:value-type="float">
            <text:p>6296.6810310028</text:p>
          </table:table-cell>
          <table:table-cell office:value-type="float" office:value="5793" calcext:value-type="float">
            <text:p>5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646145039998" calcext:value-type="float">
            <text:p>10.7646145039998</text:p>
          </table:table-cell>
          <table:table-cell office:value-type="float" office:value="5608" calcext:value-type="float">
            <text:p>5608</text:p>
          </table:table-cell>
          <table:table-cell office:value-type="float" office:value="6313" calcext:value-type="float">
            <text:p>6313</text:p>
          </table:table-cell>
          <table:table-cell office:value-type="float" office:value="0.102913453998553" calcext:value-type="float">
            <text:p>0.102913453998553</text:p>
          </table:table-cell>
          <table:table-cell office:value-type="float" office:value="6593.40513403775" calcext:value-type="float">
            <text:p>6593.40513403775</text:p>
          </table:table-cell>
          <table:table-cell office:value-type="float" office:value="5928" calcext:value-type="float">
            <text:p>5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58346849992" calcext:value-type="float">
            <text:p>10.9658346849992</text:p>
          </table:table-cell>
          <table:table-cell office:value-type="float" office:value="6688" calcext:value-type="float">
            <text:p>6688</text:p>
          </table:table-cell>
          <table:table-cell office:value-type="float" office:value="5768" calcext:value-type="float">
            <text:p>5768</text:p>
          </table:table-cell>
          <table:table-cell office:value-type="float" office:value="0.102920516001177" calcext:value-type="float">
            <text:p>0.102920516001177</text:p>
          </table:table-cell>
          <table:table-cell office:value-type="float" office:value="6904.11203100626" calcext:value-type="float">
            <text:p>6904.11203100626</text:p>
          </table:table-cell>
          <table:table-cell office:value-type="float" office:value="5608" calcext:value-type="float">
            <text:p>5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68856169999" calcext:value-type="float">
            <text:p>11.1668856169999</text:p>
          </table:table-cell>
          <table:table-cell office:value-type="float" office:value="8171" calcext:value-type="float">
            <text:p>8171</text:p>
          </table:table-cell>
          <table:table-cell office:value-type="float" office:value="6148" calcext:value-type="float">
            <text:p>6148</text:p>
          </table:table-cell>
          <table:table-cell office:value-type="float" office:value="0.102740444999654" calcext:value-type="float">
            <text:p>0.102740444999654</text:p>
          </table:table-cell>
          <table:table-cell office:value-type="float" office:value="7229.46064554881" calcext:value-type="float">
            <text:p>7229.46064554881</text:p>
          </table:table-cell>
          <table:table-cell office:value-type="float" office:value="6688" calcext:value-type="float">
            <text:p>6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67147343999" calcext:value-type="float">
            <text:p>11.367147343999</text:p>
          </table:table-cell>
          <table:table-cell office:value-type="float" office:value="8408" calcext:value-type="float">
            <text:p>8408</text:p>
          </table:table-cell>
          <table:table-cell office:value-type="float" office:value="7429.5" calcext:value-type="float">
            <text:p>7429.5</text:p>
          </table:table-cell>
          <table:table-cell office:value-type="float" office:value="0.102941896999255" calcext:value-type="float">
            <text:p>0.102941896999255</text:p>
          </table:table-cell>
          <table:table-cell office:value-type="float" office:value="7570.1409523509" calcext:value-type="float">
            <text:p>7570.1409523509</text:p>
          </table:table-cell>
          <table:table-cell office:value-type="float" office:value="8171" calcext:value-type="float">
            <text:p>8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9767089989" calcext:value-type="float">
            <text:p>11.5689767089989</text:p>
          </table:table-cell>
          <table:table-cell office:value-type="float" office:value="7422" calcext:value-type="float">
            <text:p>7422</text:p>
          </table:table-cell>
          <table:table-cell office:value-type="float" office:value="8289.5" calcext:value-type="float">
            <text:p>8289.5</text:p>
          </table:table-cell>
          <table:table-cell office:value-type="float" office:value="0.102809699001227" calcext:value-type="float">
            <text:p>0.102809699001227</text:p>
          </table:table-cell>
          <table:table-cell office:value-type="float" office:value="7926.87544038907" calcext:value-type="float">
            <text:p>7926.87544038907</text:p>
          </table:table-cell>
          <table:table-cell office:value-type="float" office:value="8408" calcext:value-type="float">
            <text:p>8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98807819997" calcext:value-type="float">
            <text:p>11.7698807819997</text:p>
          </table:table-cell>
          <table:table-cell office:value-type="float" office:value="7065" calcext:value-type="float">
            <text:p>7065</text:p>
          </table:table-cell>
          <table:table-cell office:value-type="float" office:value="7915" calcext:value-type="float">
            <text:p>7915</text:p>
          </table:table-cell>
          <table:table-cell office:value-type="float" office:value="0.102654420999897" calcext:value-type="float">
            <text:p>0.102654420999897</text:p>
          </table:table-cell>
          <table:table-cell office:value-type="float" office:value="8300.42064513079" calcext:value-type="float">
            <text:p>8300.42064513079</text:p>
          </table:table-cell>
          <table:table-cell office:value-type="float" office:value="7422" calcext:value-type="float">
            <text:p>7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11765699994" calcext:value-type="float">
            <text:p>11.9711765699994</text:p>
          </table:table-cell>
          <table:table-cell office:value-type="float" office:value="8462" calcext:value-type="float">
            <text:p>8462</text:p>
          </table:table-cell>
          <table:table-cell office:value-type="float" office:value="7243.5" calcext:value-type="float">
            <text:p>7243.5</text:p>
          </table:table-cell>
          <table:table-cell office:value-type="float" office:value="0.10295122900061" calcext:value-type="float">
            <text:p>0.10295122900061</text:p>
          </table:table-cell>
          <table:table-cell office:value-type="float" office:value="8691.56875293751" calcext:value-type="float">
            <text:p>8691.56875293751</text:p>
          </table:table-cell>
          <table:table-cell office:value-type="float" office:value="7065" calcext:value-type="float">
            <text:p>7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717523769985" calcext:value-type="float">
            <text:p>12.1717523769985</text:p>
          </table:table-cell>
          <table:table-cell office:value-type="float" office:value="10307" calcext:value-type="float">
            <text:p>10307</text:p>
          </table:table-cell>
          <table:table-cell office:value-type="float" office:value="7359.5" calcext:value-type="float">
            <text:p>7359.5</text:p>
          </table:table-cell>
          <table:table-cell office:value-type="float" office:value="0.101840796998658" calcext:value-type="float">
            <text:p>0.101840796998658</text:p>
          </table:table-cell>
          <table:table-cell office:value-type="float" office:value="9101.14928107349" calcext:value-type="float">
            <text:p>9101.14928107349</text:p>
          </table:table-cell>
          <table:table-cell office:value-type="float" office:value="7976.5" calcext:value-type="float">
            <text:p>797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25418659997" calcext:value-type="float">
            <text:p>12.3725418659997</text:p>
          </table:table-cell>
          <table:table-cell office:value-type="float" office:value="10551" calcext:value-type="float">
            <text:p>10551</text:p>
          </table:table-cell>
          <table:table-cell office:value-type="float" office:value="8703" calcext:value-type="float">
            <text:p>8703</text:p>
          </table:table-cell>
          <table:table-cell office:value-type="float" office:value="0.102920716999506" calcext:value-type="float">
            <text:p>0.102920716999506</text:p>
          </table:table-cell>
          <table:table-cell office:value-type="float" office:value="9530.03083688316" calcext:value-type="float">
            <text:p>9530.03083688316</text:p>
          </table:table-cell>
          <table:table-cell office:value-type="float" office:value="9707" calcext:value-type="float">
            <text:p>9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36660139992" calcext:value-type="float">
            <text:p>12.5736660139992</text:p>
          </table:table-cell>
          <table:table-cell office:value-type="float" office:value="9304" calcext:value-type="float">
            <text:p>9304</text:p>
          </table:table-cell>
          <table:table-cell office:value-type="float" office:value="8629" calcext:value-type="float">
            <text:p>8629</text:p>
          </table:table-cell>
          <table:table-cell office:value-type="float" office:value="0.102914077000605" calcext:value-type="float">
            <text:p>0.102914077000605</text:p>
          </table:table-cell>
          <table:table-cell office:value-type="float" office:value="9979.1229598677" calcext:value-type="float">
            <text:p>9979.1229598677</text:p>
          </table:table-cell>
          <table:table-cell office:value-type="float" office:value="8751" calcext:value-type="float">
            <text:p>8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739912369998" calcext:value-type="float">
            <text:p>12.7739912369998</text:p>
          </table:table-cell>
          <table:table-cell office:value-type="float" office:value="8900" calcext:value-type="float">
            <text:p>8900</text:p>
          </table:table-cell>
          <table:table-cell office:value-type="float" office:value="9927.5" calcext:value-type="float">
            <text:p>9927.5</text:p>
          </table:table-cell>
          <table:table-cell office:value-type="float" office:value="0.102825012001631" calcext:value-type="float">
            <text:p>0.102825012001631</text:p>
          </table:table-cell>
          <table:table-cell office:value-type="float" office:value="10449.3780505675" calcext:value-type="float">
            <text:p>10449.3780505675</text:p>
          </table:table-cell>
          <table:table-cell office:value-type="float" office:value="9304" calcext:value-type="float">
            <text:p>9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48791049988" calcext:value-type="float">
            <text:p>12.9748791049988</text:p>
          </table:table-cell>
          <table:table-cell office:value-type="float" office:value="10691" calcext:value-type="float">
            <text:p>10691</text:p>
          </table:table-cell>
          <table:table-cell office:value-type="float" office:value="9102" calcext:value-type="float">
            <text:p>9102</text:p>
          </table:table-cell>
          <table:table-cell office:value-type="float" office:value="0.103508411000803" calcext:value-type="float">
            <text:p>0.103508411000803</text:p>
          </table:table-cell>
          <table:table-cell office:value-type="float" office:value="10941.7933903412" calcext:value-type="float">
            <text:p>10941.793390341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762091269993" calcext:value-type="float">
            <text:p>13.1762091269993</text:p>
          </table:table-cell>
          <table:table-cell office:value-type="float" office:value="12992" calcext:value-type="float">
            <text:p>12992</text:p>
          </table:table-cell>
          <table:table-cell office:value-type="float" office:value="9148.5" calcext:value-type="float">
            <text:p>9148.5</text:p>
          </table:table-cell>
          <table:table-cell office:value-type="float" office:value="0.102925608000078" calcext:value-type="float">
            <text:p>0.102925608000078</text:p>
          </table:table-cell>
          <table:table-cell office:value-type="float" office:value="11457.4132563241" calcext:value-type="float">
            <text:p>11457.4132563241</text:p>
          </table:table-cell>
          <table:table-cell office:value-type="float" office:value="10044" calcext:value-type="float">
            <text:p>1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767152129985" calcext:value-type="float">
            <text:p>13.3767152129985</text:p>
          </table:table-cell>
          <table:table-cell office:value-type="float" office:value="13259" calcext:value-type="float">
            <text:p>13259</text:p>
          </table:table-cell>
          <table:table-cell office:value-type="float" office:value="11841.5" calcext:value-type="float">
            <text:p>11841.5</text:p>
          </table:table-cell>
          <table:table-cell office:value-type="float" office:value="0.10250512499988" calcext:value-type="float">
            <text:p>0.10250512499988</text:p>
          </table:table-cell>
          <table:table-cell office:value-type="float" office:value="11997.3311360523" calcext:value-type="float">
            <text:p>11997.3311360523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77496173999" calcext:value-type="float">
            <text:p>13.577496173999</text:p>
          </table:table-cell>
          <table:table-cell office:value-type="float" office:value="11673" calcext:value-type="float">
            <text:p>11673</text:p>
          </table:table-cell>
          <table:table-cell office:value-type="float" office:value="13125.5" calcext:value-type="float">
            <text:p>13125.5</text:p>
          </table:table-cell>
          <table:table-cell office:value-type="float" office:value="0.103542733000722" calcext:value-type="float">
            <text:p>0.103542733000722</text:p>
          </table:table-cell>
          <table:table-cell office:value-type="float" office:value="12562.6920464479" calcext:value-type="float">
            <text:p>12562.6920464479</text:p>
          </table:table-cell>
          <table:table-cell office:value-type="float" office:value="13259" calcext:value-type="float">
            <text:p>13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77380150001" calcext:value-type="float">
            <text:p>13.7777380150001</text:p>
          </table:table-cell>
          <table:table-cell office:value-type="float" office:value="11212" calcext:value-type="float">
            <text:p>11212</text:p>
          </table:table-cell>
          <table:table-cell office:value-type="float" office:value="12466" calcext:value-type="float">
            <text:p>12466</text:p>
          </table:table-cell>
          <table:table-cell office:value-type="float" office:value="0.103236865999861" calcext:value-type="float">
            <text:p>0.103236865999861</text:p>
          </table:table-cell>
          <table:table-cell office:value-type="float" office:value="13154.6949620843" calcext:value-type="float">
            <text:p>13154.6949620843</text:p>
          </table:table-cell>
          <table:table-cell office:value-type="float" office:value="11673" calcext:value-type="float">
            <text:p>1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786108239987" calcext:value-type="float">
            <text:p>13.9786108239987</text:p>
          </table:table-cell>
          <table:table-cell office:value-type="float" office:value="13506" calcext:value-type="float">
            <text:p>13506</text:p>
          </table:table-cell>
          <table:table-cell office:value-type="float" office:value="11442.5" calcext:value-type="float">
            <text:p>11442.5</text:p>
          </table:table-cell>
          <table:table-cell office:value-type="float" office:value="0.103618920000372" calcext:value-type="float">
            <text:p>0.103618920000372</text:p>
          </table:table-cell>
          <table:table-cell office:value-type="float" office:value="13774.5953578808" calcext:value-type="float">
            <text:p>13774.5953578808</text:p>
          </table:table-cell>
          <table:table-cell office:value-type="float" office:value="11212" calcext:value-type="float">
            <text:p>1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09914079986" calcext:value-type="float">
            <text:p>14.1809914079986</text:p>
          </table:table-cell>
          <table:table-cell office:value-type="float" office:value="16391" calcext:value-type="float">
            <text:p>16391</text:p>
          </table:table-cell>
          <table:table-cell office:value-type="float" office:value="10660.5" calcext:value-type="float">
            <text:p>10660.5</text:p>
          </table:table-cell>
          <table:table-cell office:value-type="float" office:value="0.114840911999636" calcext:value-type="float">
            <text:p>0.114840911999636</text:p>
          </table:table-cell>
          <table:table-cell office:value-type="float" office:value="14423.7078716182" calcext:value-type="float">
            <text:p>14423.7078716182</text:p>
          </table:table-cell>
          <table:table-cell office:value-type="float" office:value="11807.5" calcext:value-type="float">
            <text:p>1180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1324566999" calcext:value-type="float">
            <text:p>14.381324566999</text:p>
          </table:table-cell>
          <table:table-cell office:value-type="float" office:value="16633" calcext:value-type="float">
            <text:p>16633</text:p>
          </table:table-cell>
          <table:table-cell office:value-type="float" office:value="14348.5" calcext:value-type="float">
            <text:p>14348.5</text:p>
          </table:table-cell>
          <table:table-cell office:value-type="float" office:value="0.102702717998909" calcext:value-type="float">
            <text:p>0.102702717998909</text:p>
          </table:table-cell>
          <table:table-cell office:value-type="float" office:value="15103.4090919232" calcext:value-type="float">
            <text:p>15103.4090919232</text:p>
          </table:table-cell>
          <table:table-cell office:value-type="float" office:value="15791" calcext:value-type="float">
            <text:p>1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20575580001" calcext:value-type="float">
            <text:p>14.5820575580001</text:p>
          </table:table-cell>
          <table:table-cell office:value-type="float" office:value="14636" calcext:value-type="float">
            <text:p>14636</text:p>
          </table:table-cell>
          <table:table-cell office:value-type="float" office:value="16512" calcext:value-type="float">
            <text:p>16512</text:p>
          </table:table-cell>
          <table:table-cell office:value-type="float" office:value="0.103387656999985" calcext:value-type="float">
            <text:p>0.103387656999985</text:p>
          </table:table-cell>
          <table:table-cell office:value-type="float" office:value="15815.1404776334" calcext:value-type="float">
            <text:p>15815.1404776334</text:p>
          </table:table-cell>
          <table:table-cell office:value-type="float" office:value="16633" calcext:value-type="float">
            <text:p>16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24859020002" calcext:value-type="float">
            <text:p>14.7824859020002</text:p>
          </table:table-cell>
          <table:table-cell office:value-type="float" office:value="14130" calcext:value-type="float">
            <text:p>14130</text:p>
          </table:table-cell>
          <table:table-cell office:value-type="float" office:value="15634.5" calcext:value-type="float">
            <text:p>15634.5</text:p>
          </table:table-cell>
          <table:table-cell office:value-type="float" office:value="0.103011105000405" calcext:value-type="float">
            <text:p>0.103011105000405</text:p>
          </table:table-cell>
          <table:table-cell office:value-type="float" office:value="16560.4114147338" calcext:value-type="float">
            <text:p>16560.4114147338</text:p>
          </table:table-cell>
          <table:table-cell office:value-type="float" office:value="13989" calcext:value-type="float">
            <text:p>13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34036859993" calcext:value-type="float">
            <text:p>14.9834036859993</text:p>
          </table:table-cell>
          <table:table-cell office:value-type="float" office:value="17081" calcext:value-type="float">
            <text:p>17081</text:p>
          </table:table-cell>
          <table:table-cell office:value-type="float" office:value="10987.5" calcext:value-type="float">
            <text:p>10987.5</text:p>
          </table:table-cell>
          <table:table-cell office:value-type="float" office:value="0.10294906299896" calcext:value-type="float">
            <text:p>0.10294906299896</text:p>
          </table:table-cell>
          <table:table-cell office:value-type="float" office:value="17340.802417348" calcext:value-type="float">
            <text:p>17340.802417348</text:p>
          </table:table-cell>
          <table:table-cell office:value-type="float" office:value="10181.5" calcext:value-type="float">
            <text:p>1018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39799499994" calcext:value-type="float">
            <text:p>15.1839799499994</text:p>
          </table:table-cell>
          <table:table-cell office:value-type="float" office:value="20655" calcext:value-type="float">
            <text:p>20655</text:p>
          </table:table-cell>
          <table:table-cell office:value-type="float" office:value="11683" calcext:value-type="float">
            <text:p>11683</text:p>
          </table:table-cell>
          <table:table-cell office:value-type="float" office:value="0.102896808999503" calcext:value-type="float">
            <text:p>0.102896808999503</text:p>
          </table:table-cell>
          <table:table-cell office:value-type="float" office:value="18157.9684795734" calcext:value-type="float">
            <text:p>18157.9684795734</text:p>
          </table:table-cell>
          <table:table-cell office:value-type="float" office:value="14358.5" calcext:value-type="float">
            <text:p>1435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51933309998" calcext:value-type="float">
            <text:p>15.3851933309998</text:p>
          </table:table-cell>
          <table:table-cell office:value-type="float" office:value="20887" calcext:value-type="float">
            <text:p>20887</text:p>
          </table:table-cell>
          <table:table-cell office:value-type="float" office:value="18868" calcext:value-type="float">
            <text:p>18868</text:p>
          </table:table-cell>
          <table:table-cell office:value-type="float" office:value="0.102818215000298" calcext:value-type="float">
            <text:p>0.102818215000298</text:p>
          </table:table-cell>
          <table:table-cell office:value-type="float" office:value="19013.6425852666" calcext:value-type="float">
            <text:p>19013.6425852666</text:p>
          </table:table-cell>
          <table:table-cell office:value-type="float" office:value="20655" calcext:value-type="float">
            <text:p>20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61591279991" calcext:value-type="float">
            <text:p>15.5861591279991</text:p>
          </table:table-cell>
          <table:table-cell office:value-type="float" office:value="18358" calcext:value-type="float">
            <text:p>18358</text:p>
          </table:table-cell>
          <table:table-cell office:value-type="float" office:value="20771" calcext:value-type="float">
            <text:p>20771</text:p>
          </table:table-cell>
          <table:table-cell office:value-type="float" office:value="0.102741390999654" calcext:value-type="float">
            <text:p>0.102741390999654</text:p>
          </table:table-cell>
          <table:table-cell office:value-type="float" office:value="19909.6393832244" calcext:value-type="float">
            <text:p>19909.6393832244</text:p>
          </table:table-cell>
          <table:table-cell office:value-type="float" office:value="20887" calcext:value-type="float">
            <text:p>20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11205700002" calcext:value-type="float">
            <text:p>15.7911205700002</text:p>
          </table:table-cell>
          <table:table-cell office:value-type="float" office:value="17828" calcext:value-type="float">
            <text:p>17828</text:p>
          </table:table-cell>
          <table:table-cell office:value-type="float" office:value="19622.5" calcext:value-type="float">
            <text:p>19622.5</text:p>
          </table:table-cell>
          <table:table-cell office:value-type="float" office:value="0.103028376999646" calcext:value-type="float">
            <text:p>0.103028376999646</text:p>
          </table:table-cell>
          <table:table-cell office:value-type="float" office:value="20847.8590355538" calcext:value-type="float">
            <text:p>20847.8590355538</text:p>
          </table:table-cell>
          <table:table-cell office:value-type="float" office:value="18358" calcext:value-type="float">
            <text:p>1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941980189997" calcext:value-type="float">
            <text:p>15.9941980189997</text:p>
          </table:table-cell>
          <table:table-cell office:value-type="float" office:value="21726" calcext:value-type="float">
            <text:p>21726</text:p>
          </table:table-cell>
          <table:table-cell office:value-type="float" office:value="18093" calcext:value-type="float">
            <text:p>18093</text:p>
          </table:table-cell>
          <table:table-cell office:value-type="float" office:value="0.101543334998496" calcext:value-type="float">
            <text:p>0.101543334998496</text:p>
          </table:table-cell>
          <table:table-cell office:value-type="float" office:value="21830.2912473914" calcext:value-type="float">
            <text:p>21830.2912473914</text:p>
          </table:table-cell>
          <table:table-cell office:value-type="float" office:value="17828" calcext:value-type="float">
            <text:p>17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97937044999" calcext:value-type="float">
            <text:p>16.197937044999</text:p>
          </table:table-cell>
          <table:table-cell office:value-type="float" office:value="26111" calcext:value-type="float">
            <text:p>26111</text:p>
          </table:table-cell>
          <table:table-cell office:value-type="float" office:value="19777" calcext:value-type="float">
            <text:p>19777</text:p>
          </table:table-cell>
          <table:table-cell office:value-type="float" office:value="0.103092901999844" calcext:value-type="float">
            <text:p>0.103092901999844</text:p>
          </table:table-cell>
          <table:table-cell office:value-type="float" office:value="22859.0194865193" calcext:value-type="float">
            <text:p>22859.0194865193</text:p>
          </table:table-cell>
          <table:table-cell office:value-type="float" office:value="21726" calcext:value-type="float">
            <text:p>2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002332089985" calcext:value-type="float">
            <text:p>16.4002332089985</text:p>
          </table:table-cell>
          <table:table-cell office:value-type="float" office:value="26029" calcext:value-type="float">
            <text:p>26029</text:p>
          </table:table-cell>
          <table:table-cell office:value-type="float" office:value="23918.5" calcext:value-type="float">
            <text:p>23918.5</text:p>
          </table:table-cell>
          <table:table-cell office:value-type="float" office:value="0.102589793001243" calcext:value-type="float">
            <text:p>0.102589793001243</text:p>
          </table:table-cell>
          <table:table-cell office:value-type="float" office:value="23936.2254018261" calcext:value-type="float">
            <text:p>23936.2254018261</text:p>
          </table:table-cell>
          <table:table-cell office:value-type="float" office:value="26111" calcext:value-type="float">
            <text:p>26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26841319999" calcext:value-type="float">
            <text:p>16.6026841319999</text:p>
          </table:table-cell>
          <table:table-cell office:value-type="float" office:value="22789" calcext:value-type="float">
            <text:p>22789</text:p>
          </table:table-cell>
          <table:table-cell office:value-type="float" office:value="26070" calcext:value-type="float">
            <text:p>26070</text:p>
          </table:table-cell>
          <table:table-cell office:value-type="float" office:value="0.11182143500082" calcext:value-type="float">
            <text:p>0.11182143500082</text:p>
          </table:table-cell>
          <table:table-cell office:value-type="float" office:value="25064.1934499817" calcext:value-type="float">
            <text:p>25064.1934499817</text:p>
          </table:table-cell>
          <table:table-cell office:value-type="float" office:value="24701.5" calcext:value-type="float">
            <text:p>2470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064282089999" calcext:value-type="float">
            <text:p>16.8064282089999</text:p>
          </table:table-cell>
          <table:table-cell office:value-type="float" office:value="22559" calcext:value-type="float">
            <text:p>22559</text:p>
          </table:table-cell>
          <table:table-cell office:value-type="float" office:value="18495" calcext:value-type="float">
            <text:p>18495</text:p>
          </table:table-cell>
          <table:table-cell office:value-type="float" office:value="0.102628556000127" calcext:value-type="float">
            <text:p>0.102628556000127</text:p>
          </table:table-cell>
          <table:table-cell office:value-type="float" office:value="26245.315740141" calcext:value-type="float">
            <text:p>26245.315740141</text:p>
          </table:table-cell>
          <table:table-cell office:value-type="float" office:value="17602.5" calcext:value-type="float">
            <text:p>1760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81821559997" calcext:value-type="float">
            <text:p>17.0081821559997</text:p>
          </table:table-cell>
          <table:table-cell office:value-type="float" office:value="27713" calcext:value-type="float">
            <text:p>27713</text:p>
          </table:table-cell>
          <table:table-cell office:value-type="float" office:value="19525" calcext:value-type="float">
            <text:p>19525</text:p>
          </table:table-cell>
          <table:table-cell office:value-type="float" office:value="0.10279965799964" calcext:value-type="float">
            <text:p>0.10279965799964</text:p>
          </table:table-cell>
          <table:table-cell office:value-type="float" office:value="27482.0971069466" calcext:value-type="float">
            <text:p>27482.0971069466</text:p>
          </table:table-cell>
          <table:table-cell office:value-type="float" office:value="20010" calcext:value-type="float">
            <text:p>20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114194320002" calcext:value-type="float">
            <text:p>17.2114194320002</text:p>
          </table:table-cell>
          <table:table-cell office:value-type="float" office:value="32972" calcext:value-type="float">
            <text:p>32972</text:p>
          </table:table-cell>
          <table:table-cell office:value-type="float" office:value="23936" calcext:value-type="float">
            <text:p>23936</text:p>
          </table:table-cell>
          <table:table-cell office:value-type="float" office:value="0.103284709999571" calcext:value-type="float">
            <text:p>0.103284709999571</text:p>
          </table:table-cell>
          <table:table-cell office:value-type="float" office:value="28777.1604225929" calcext:value-type="float">
            <text:p>28777.1604225929</text:p>
          </table:table-cell>
          <table:table-cell office:value-type="float" office:value="26513" calcext:value-type="float">
            <text:p>26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156990069987" calcext:value-type="float">
            <text:p>17.4156990069987</text:p>
          </table:table-cell>
          <table:table-cell office:value-type="float" office:value="32398" calcext:value-type="float">
            <text:p>32398</text:p>
          </table:table-cell>
          <table:table-cell office:value-type="float" office:value="30342.5" calcext:value-type="float">
            <text:p>30342.5</text:p>
          </table:table-cell>
          <table:table-cell office:value-type="float" office:value="0.102618668999639" calcext:value-type="float">
            <text:p>0.102618668999639</text:p>
          </table:table-cell>
          <table:table-cell office:value-type="float" office:value="30133.2521592148" calcext:value-type="float">
            <text:p>30133.2521592148</text:p>
          </table:table-cell>
          <table:table-cell office:value-type="float" office:value="32972" calcext:value-type="float">
            <text:p>3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88172269995" calcext:value-type="float">
            <text:p>17.6188172269995</text:p>
          </table:table-cell>
          <table:table-cell office:value-type="float" office:value="28322" calcext:value-type="float">
            <text:p>28322</text:p>
          </table:table-cell>
          <table:table-cell office:value-type="float" office:value="32685" calcext:value-type="float">
            <text:p>32685</text:p>
          </table:table-cell>
          <table:table-cell office:value-type="float" office:value="0.101100379000854" calcext:value-type="float">
            <text:p>0.101100379000854</text:p>
          </table:table-cell>
          <table:table-cell office:value-type="float" office:value="31553.2482133972" calcext:value-type="float">
            <text:p>31553.2482133972</text:p>
          </table:table-cell>
          <table:table-cell office:value-type="float" office:value="32398" calcext:value-type="float">
            <text:p>3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26464859999" calcext:value-type="float">
            <text:p>17.8226464859999</text:p>
          </table:table-cell>
          <table:table-cell office:value-type="float" office:value="28601" calcext:value-type="float">
            <text:p>28601</text:p>
          </table:table-cell>
          <table:table-cell office:value-type="float" office:value="30360" calcext:value-type="float">
            <text:p>30360</text:p>
          </table:table-cell>
          <table:table-cell office:value-type="float" office:value="0.103276835001452" calcext:value-type="float">
            <text:p>0.103276835001452</text:p>
          </table:table-cell>
          <table:table-cell office:value-type="float" office:value="33040.1600051587" calcext:value-type="float">
            <text:p>33040.1600051587</text:p>
          </table:table-cell>
          <table:table-cell office:value-type="float" office:value="28322" calcext:value-type="float">
            <text:p>28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65363819999" calcext:value-type="float">
            <text:p>18.0265363819999</text:p>
          </table:table-cell>
          <table:table-cell office:value-type="float" office:value="35481" calcext:value-type="float">
            <text:p>35481</text:p>
          </table:table-cell>
          <table:table-cell office:value-type="float" office:value="28461.5" calcext:value-type="float">
            <text:p>28461.5</text:p>
          </table:table-cell>
          <table:table-cell office:value-type="float" office:value="0.102851702000407" calcext:value-type="float">
            <text:p>0.102851702000407</text:p>
          </table:table-cell>
          <table:table-cell office:value-type="float" office:value="34597.1408643433" calcext:value-type="float">
            <text:p>34597.1408643433</text:p>
          </table:table-cell>
          <table:table-cell office:value-type="float" office:value="28601" calcext:value-type="float">
            <text:p>28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305998719985" calcext:value-type="float">
            <text:p>18.2305998719985</text:p>
          </table:table-cell>
          <table:table-cell office:value-type="float" office:value="41624" calcext:value-type="float">
            <text:p>41624</text:p>
          </table:table-cell>
          <table:table-cell office:value-type="float" office:value="32041" calcext:value-type="float">
            <text:p>32041</text:p>
          </table:table-cell>
          <table:table-cell office:value-type="float" office:value="0.102387517999887" calcext:value-type="float">
            <text:p>0.102387517999887</text:p>
          </table:table-cell>
          <table:table-cell office:value-type="float" office:value="36227.4927179628" calcext:value-type="float">
            <text:p>36227.4927179628</text:p>
          </table:table-cell>
          <table:table-cell office:value-type="float" office:value="35481" calcext:value-type="float">
            <text:p>35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37954919993" calcext:value-type="float">
            <text:p>18.4337954919993</text:p>
          </table:table-cell>
          <table:table-cell office:value-type="float" office:value="40213" calcext:value-type="float">
            <text:p>40213</text:p>
          </table:table-cell>
          <table:table-cell office:value-type="float" office:value="38552.5" calcext:value-type="float">
            <text:p>38552.5</text:p>
          </table:table-cell>
          <table:table-cell office:value-type="float" office:value="0.102531313001236" calcext:value-type="float">
            <text:p>0.102531313001236</text:p>
          </table:table-cell>
          <table:table-cell office:value-type="float" office:value="37934.6730926737" calcext:value-type="float">
            <text:p>37934.6730926737</text:p>
          </table:table-cell>
          <table:table-cell office:value-type="float" office:value="41624" calcext:value-type="float">
            <text:p>4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06436069992" calcext:value-type="float">
            <text:p>18.6406436069992</text:p>
          </table:table-cell>
          <table:table-cell office:value-type="float" office:value="35098" calcext:value-type="float">
            <text:p>35098</text:p>
          </table:table-cell>
          <table:table-cell office:value-type="float" office:value="26757.5" calcext:value-type="float">
            <text:p>26757.5</text:p>
          </table:table-cell>
          <table:table-cell office:value-type="float" office:value="0.190063203999671" calcext:value-type="float">
            <text:p>0.190063203999671</text:p>
          </table:table-cell>
          <table:table-cell office:value-type="float" office:value="39722.3024472378" calcext:value-type="float">
            <text:p>39722.3024472378</text:p>
          </table:table-cell>
          <table:table-cell office:value-type="float" office:value="26052" calcext:value-type="float">
            <text:p>26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3680082" calcext:value-type="float">
            <text:p>18.843680082</text:p>
          </table:table-cell>
          <table:table-cell office:value-type="float" office:value="36419" calcext:value-type="float">
            <text:p>36419</text:p>
          </table:table-cell>
          <table:table-cell office:value-type="float" office:value="36476" calcext:value-type="float">
            <text:p>36476</text:p>
          </table:table-cell>
          <table:table-cell office:value-type="float" office:value="0.102378117999251" calcext:value-type="float">
            <text:p>0.102378117999251</text:p>
          </table:table-cell>
          <table:table-cell office:value-type="float" office:value="41594.1718505166" calcext:value-type="float">
            <text:p>41594.1718505166</text:p>
          </table:table-cell>
          <table:table-cell office:value-type="float" office:value="33918.5" calcext:value-type="float">
            <text:p>3391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67851489993" calcext:value-type="float">
            <text:p>19.0467851489993</text:p>
          </table:table-cell>
          <table:table-cell office:value-type="float" office:value="45472" calcext:value-type="float">
            <text:p>45472</text:p>
          </table:table-cell>
          <table:table-cell office:value-type="float" office:value="35758.5" calcext:value-type="float">
            <text:p>35758.5</text:p>
          </table:table-cell>
          <table:table-cell office:value-type="float" office:value="0.102751609001643" calcext:value-type="float">
            <text:p>0.102751609001643</text:p>
          </table:table-cell>
          <table:table-cell office:value-type="float" office:value="43554.2510212826" calcext:value-type="float">
            <text:p>43554.2510212826</text:p>
          </table:table-cell>
          <table:table-cell office:value-type="float" office:value="36419" calcext:value-type="float">
            <text:p>36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507191889999" calcext:value-type="float">
            <text:p>19.2507191889999</text:p>
          </table:table-cell>
          <table:table-cell office:value-type="float" office:value="52447" calcext:value-type="float">
            <text:p>52447</text:p>
          </table:table-cell>
          <table:table-cell office:value-type="float" office:value="40945.5" calcext:value-type="float">
            <text:p>40945.5</text:p>
          </table:table-cell>
          <table:table-cell office:value-type="float" office:value="0.102768867998748" calcext:value-type="float">
            <text:p>0.102768867998748</text:p>
          </table:table-cell>
          <table:table-cell office:value-type="float" office:value="45606.6967468986" calcext:value-type="float">
            <text:p>45606.6967468986</text:p>
          </table:table-cell>
          <table:table-cell office:value-type="float" office:value="45472" calcext:value-type="float">
            <text:p>45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0413020002" calcext:value-type="float">
            <text:p>19.4530413020002</text:p>
          </table:table-cell>
          <table:table-cell office:value-type="float" office:value="49808" calcext:value-type="float">
            <text:p>49808</text:p>
          </table:table-cell>
          <table:table-cell office:value-type="float" office:value="48959.5" calcext:value-type="float">
            <text:p>48959.5</text:p>
          </table:table-cell>
          <table:table-cell office:value-type="float" office:value="0.102755507999973" calcext:value-type="float">
            <text:p>0.102755507999973</text:p>
          </table:table-cell>
          <table:table-cell office:value-type="float" office:value="47755.8616987169" calcext:value-type="float">
            <text:p>47755.8616987169</text:p>
          </table:table-cell>
          <table:table-cell office:value-type="float" office:value="52447" calcext:value-type="float">
            <text:p>5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56827349996" calcext:value-type="float">
            <text:p>19.6556827349996</text:p>
          </table:table-cell>
          <table:table-cell office:value-type="float" office:value="43764" calcext:value-type="float">
            <text:p>43764</text:p>
          </table:table-cell>
          <table:table-cell office:value-type="float" office:value="51127.5" calcext:value-type="float">
            <text:p>51127.5</text:p>
          </table:table-cell>
          <table:table-cell office:value-type="float" office:value="0.102741808999781" calcext:value-type="float">
            <text:p>0.102741808999781</text:p>
          </table:table-cell>
          <table:table-cell office:value-type="float" office:value="50006.303662895" calcext:value-type="float">
            <text:p>50006.303662895</text:p>
          </table:table-cell>
          <table:table-cell office:value-type="float" office:value="49808" calcext:value-type="float">
            <text:p>49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593440289988" calcext:value-type="float">
            <text:p>19.8593440289988</text:p>
          </table:table-cell>
          <table:table-cell office:value-type="float" office:value="46313" calcext:value-type="float">
            <text:p>46313</text:p>
          </table:table-cell>
          <table:table-cell office:value-type="float" office:value="46786" calcext:value-type="float">
            <text:p>46786</text:p>
          </table:table-cell>
          <table:table-cell office:value-type="float" office:value="0.102396955999211" calcext:value-type="float">
            <text:p>0.102396955999211</text:p>
          </table:table-cell>
          <table:table-cell office:value-type="float" office:value="52362.7952062029" calcext:value-type="float">
            <text:p>52362.7952062029</text:p>
          </table:table-cell>
          <table:table-cell office:value-type="float" office:value="43764" calcext:value-type="float">
            <text:p>43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52034689992" calcext:value-type="float">
            <text:p>20.0652034689992</text:p>
          </table:table-cell>
          <table:table-cell office:value-type="float" office:value="58137" calcext:value-type="float">
            <text:p>58137</text:p>
          </table:table-cell>
          <table:table-cell office:value-type="float" office:value="45038.5" calcext:value-type="float">
            <text:p>45038.5</text:p>
          </table:table-cell>
          <table:table-cell office:value-type="float" office:value="0.106773816998611" calcext:value-type="float">
            <text:p>0.106773816998611</text:p>
          </table:table-cell>
          <table:table-cell office:value-type="float" office:value="54830.3337973214" calcext:value-type="float">
            <text:p>54830.3337973214</text:p>
          </table:table-cell>
          <table:table-cell office:value-type="float" office:value="46313" calcext:value-type="float">
            <text:p>46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82606919989" calcext:value-type="float">
            <text:p>20.2682606919989</text:p>
          </table:table-cell>
          <table:table-cell office:value-type="float" office:value="65971" calcext:value-type="float">
            <text:p>65971</text:p>
          </table:table-cell>
          <table:table-cell office:value-type="float" office:value="52225" calcext:value-type="float">
            <text:p>52225</text:p>
          </table:table-cell>
          <table:table-cell office:value-type="float" office:value="0.103172887000255" calcext:value-type="float">
            <text:p>0.103172887000255</text:p>
          </table:table-cell>
          <table:table-cell office:value-type="float" office:value="57414.1524050945" calcext:value-type="float">
            <text:p>57414.1524050945</text:p>
          </table:table-cell>
          <table:table-cell office:value-type="float" office:value="62054" calcext:value-type="float">
            <text:p>6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91783559992" calcext:value-type="float">
            <text:p>20.4691783559992</text:p>
          </table:table-cell>
          <table:table-cell office:value-type="float" office:value="61815" calcext:value-type="float">
            <text:p>61815</text:p>
          </table:table-cell>
          <table:table-cell office:value-type="float" office:value="62054" calcext:value-type="float">
            <text:p>62054</text:p>
          </table:table-cell>
          <table:table-cell office:value-type="float" office:value="0.103520446000402" calcext:value-type="float">
            <text:p>0.103520446000402</text:p>
          </table:table-cell>
          <table:table-cell office:value-type="float" office:value="60119.7305962135" calcext:value-type="float">
            <text:p>60119.7305962135</text:p>
          </table:table-cell>
          <table:table-cell office:value-type="float" office:value="62054" calcext:value-type="float">
            <text:p>6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17044069992" calcext:value-type="float">
            <text:p>20.6717044069992</text:p>
          </table:table-cell>
          <table:table-cell office:value-type="float" office:value="54610" calcext:value-type="float">
            <text:p>54610</text:p>
          </table:table-cell>
          <table:table-cell office:value-type="float" office:value="63893" calcext:value-type="float">
            <text:p>63893</text:p>
          </table:table-cell>
          <table:table-cell office:value-type="float" office:value="0.104749374000676" calcext:value-type="float">
            <text:p>0.104749374000676</text:p>
          </table:table-cell>
          <table:table-cell office:value-type="float" office:value="62952.8061558664" calcext:value-type="float">
            <text:p>62952.8061558664</text:p>
          </table:table-cell>
          <table:table-cell office:value-type="float" office:value="61815" calcext:value-type="float">
            <text:p>6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404493919992" calcext:value-type="float">
            <text:p>20.9404493919992</text:p>
          </table:table-cell>
          <table:table-cell office:value-type="float" office:value="62349" calcext:value-type="float">
            <text:p>62349</text:p>
          </table:table-cell>
          <table:table-cell office:value-type="float" office:value="44476.5" calcext:value-type="float">
            <text:p>44476.5</text:p>
          </table:table-cell>
          <table:table-cell office:value-type="float" office:value="0.207482855999842" calcext:value-type="float">
            <text:p>0.207482855999842</text:p>
          </table:table-cell>
          <table:table-cell office:value-type="float" office:value="65919.3872559984" calcext:value-type="float">
            <text:p>65919.3872559984</text:p>
          </table:table-cell>
          <table:table-cell office:value-type="float" office:value="40874" calcext:value-type="float">
            <text:p>4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33883929985" calcext:value-type="float">
            <text:p>21.1433883929985</text:p>
          </table:table-cell>
          <table:table-cell office:value-type="float" office:value="77168" calcext:value-type="float">
            <text:p>77168</text:p>
          </table:table-cell>
          <table:table-cell office:value-type="float" office:value="57279.5" calcext:value-type="float">
            <text:p>57279.5</text:p>
          </table:table-cell>
          <table:table-cell office:value-type="float" office:value="0.102611507998517" calcext:value-type="float">
            <text:p>0.102611507998517</text:p>
          </table:table-cell>
          <table:table-cell office:value-type="float" office:value="69025.7651969872" calcext:value-type="float">
            <text:p>69025.7651969872</text:p>
          </table:table-cell>
          <table:table-cell office:value-type="float" office:value="61149" calcext:value-type="float">
            <text:p>6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45763252999" calcext:value-type="float">
            <text:p>21.345763252999</text:p>
          </table:table-cell>
          <table:table-cell office:value-type="float" office:value="81187" calcext:value-type="float">
            <text:p>81187</text:p>
          </table:table-cell>
          <table:table-cell office:value-type="float" office:value="69758.5" calcext:value-type="float">
            <text:p>69758.5</text:p>
          </table:table-cell>
          <table:table-cell office:value-type="float" office:value="0.103368303000025" calcext:value-type="float">
            <text:p>0.103368303000025</text:p>
          </table:table-cell>
          <table:table-cell office:value-type="float" office:value="72278.5277497562" calcext:value-type="float">
            <text:p>72278.5277497562</text:p>
          </table:table-cell>
          <table:table-cell office:value-type="float" office:value="77168" calcext:value-type="float">
            <text:p>77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83796150002" calcext:value-type="float">
            <text:p>21.5483796150002</text:p>
          </table:table-cell>
          <table:table-cell office:value-type="float" office:value="72235" calcext:value-type="float">
            <text:p>72235</text:p>
          </table:table-cell>
          <table:table-cell office:value-type="float" office:value="79177.5" calcext:value-type="float">
            <text:p>79177.5</text:p>
          </table:table-cell>
          <table:table-cell office:value-type="float" office:value="0.102620308000041" calcext:value-type="float">
            <text:p>0.102620308000041</text:p>
          </table:table-cell>
          <table:table-cell office:value-type="float" office:value="75684.57312662" calcext:value-type="float">
            <text:p>75684.57312662</text:p>
          </table:table-cell>
          <table:table-cell office:value-type="float" office:value="81187" calcext:value-type="float">
            <text:p>8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0343407999" calcext:value-type="float">
            <text:p>21.750343407999</text:p>
          </table:table-cell>
          <table:table-cell office:value-type="float" office:value="67363" calcext:value-type="float">
            <text:p>67363</text:p>
          </table:table-cell>
          <table:table-cell office:value-type="float" office:value="76711" calcext:value-type="float">
            <text:p>76711</text:p>
          </table:table-cell>
          <table:table-cell office:value-type="float" office:value="0.10306611300075" calcext:value-type="float">
            <text:p>0.10306611300075</text:p>
          </table:table-cell>
          <table:table-cell office:value-type="float" office:value="79251.12461049" calcext:value-type="float">
            <text:p>79251.12461049</text:p>
          </table:table-cell>
          <table:table-cell office:value-type="float" office:value="72235" calcext:value-type="float">
            <text:p>7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526850629991" calcext:value-type="float">
            <text:p>21.9526850629991</text:p>
          </table:table-cell>
          <table:table-cell office:value-type="float" office:value="79395" calcext:value-type="float">
            <text:p>79395</text:p>
          </table:table-cell>
          <table:table-cell office:value-type="float" office:value="69799" calcext:value-type="float">
            <text:p>69799</text:p>
          </table:table-cell>
          <table:table-cell office:value-type="float" office:value="0.101974492001318" calcext:value-type="float">
            <text:p>0.101974492001318</text:p>
          </table:table-cell>
          <table:table-cell office:value-type="float" office:value="82985.7458734657" calcext:value-type="float">
            <text:p>82985.7458734657</text:p>
          </table:table-cell>
          <table:table-cell office:value-type="float" office:value="67363" calcext:value-type="float">
            <text:p>67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59364189998" calcext:value-type="float">
            <text:p>22.1559364189998</text:p>
          </table:table-cell>
          <table:table-cell office:value-type="float" office:value="97753" calcext:value-type="float">
            <text:p>97753</text:p>
          </table:table-cell>
          <table:table-cell office:value-type="float" office:value="73379" calcext:value-type="float">
            <text:p>73379</text:p>
          </table:table-cell>
          <table:table-cell office:value-type="float" office:value="0.102898101000392" calcext:value-type="float">
            <text:p>0.102898101000392</text:p>
          </table:table-cell>
          <table:table-cell office:value-type="float" office:value="86896.3570172969" calcext:value-type="float">
            <text:p>86896.3570172969</text:p>
          </table:table-cell>
          <table:table-cell office:value-type="float" office:value="79395" calcext:value-type="float">
            <text:p>79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17059319986" calcext:value-type="float">
            <text:p>22.3617059319986</text:p>
          </table:table-cell>
          <table:table-cell office:value-type="float" office:value="101372" calcext:value-type="float">
            <text:p>101372</text:p>
          </table:table-cell>
          <table:table-cell office:value-type="float" office:value="88574" calcext:value-type="float">
            <text:p>88574</text:p>
          </table:table-cell>
          <table:table-cell office:value-type="float" office:value="0.111279528999148" calcext:value-type="float">
            <text:p>0.111279528999148</text:p>
          </table:table-cell>
          <table:table-cell office:value-type="float" office:value="90991.2513697358" calcext:value-type="float">
            <text:p>90991.2513697358</text:p>
          </table:table-cell>
          <table:table-cell office:value-type="float" office:value="97753" calcext:value-type="float">
            <text:p>97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41705729995" calcext:value-type="float">
            <text:p>22.5641705729995</text:p>
          </table:table-cell>
          <table:table-cell office:value-type="float" office:value="89639" calcext:value-type="float">
            <text:p>89639</text:p>
          </table:table-cell>
          <table:table-cell office:value-type="float" office:value="99562.5" calcext:value-type="float">
            <text:p>99562.5</text:p>
          </table:table-cell>
          <table:table-cell office:value-type="float" office:value="0.102717626999947" calcext:value-type="float">
            <text:p>0.102717626999947</text:p>
          </table:table-cell>
          <table:table-cell office:value-type="float" office:value="95279.1130723973" calcext:value-type="float">
            <text:p>95279.1130723973</text:p>
          </table:table-cell>
          <table:table-cell office:value-type="float" office:value="101372" calcext:value-type="float">
            <text:p>10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66026850002" calcext:value-type="float">
            <text:p>22.7666026850002</text:p>
          </table:table-cell>
          <table:table-cell office:value-type="float" office:value="84891" calcext:value-type="float">
            <text:p>84891</text:p>
          </table:table-cell>
          <table:table-cell office:value-type="float" office:value="93731" calcext:value-type="float">
            <text:p>93731</text:p>
          </table:table-cell>
          <table:table-cell office:value-type="float" office:value="0.102543733000857" calcext:value-type="float">
            <text:p>0.102543733000857</text:p>
          </table:table-cell>
          <table:table-cell office:value-type="float" office:value="99769.0354974292" calcext:value-type="float">
            <text:p>99769.0354974292</text:p>
          </table:table-cell>
          <table:table-cell office:value-type="float" office:value="87864.5" calcext:value-type="float">
            <text:p>8786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714276079994" calcext:value-type="float">
            <text:p>22.9714276079994</text:p>
          </table:table-cell>
          <table:table-cell office:value-type="float" office:value="101612" calcext:value-type="float">
            <text:p>101612</text:p>
          </table:table-cell>
          <table:table-cell office:value-type="float" office:value="84865" calcext:value-type="float">
            <text:p>84865</text:p>
          </table:table-cell>
          <table:table-cell office:value-type="float" office:value="0.105882376999944" calcext:value-type="float">
            <text:p>0.105882376999944</text:p>
          </table:table-cell>
          <table:table-cell office:value-type="float" office:value="104470.540532046" calcext:value-type="float">
            <text:p>104470.540532046</text:p>
          </table:table-cell>
          <table:table-cell office:value-type="float" office:value="84291" calcext:value-type="float">
            <text:p>84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59235869995" calcext:value-type="float">
            <text:p>23.1759235869995</text:p>
          </table:table-cell>
          <table:table-cell office:value-type="float" office:value="124019" calcext:value-type="float">
            <text:p>124019</text:p>
          </table:table-cell>
          <table:table-cell office:value-type="float" office:value="92651.5" calcext:value-type="float">
            <text:p>92651.5</text:p>
          </table:table-cell>
          <table:table-cell office:value-type="float" office:value="0.104790041999877" calcext:value-type="float">
            <text:p>0.104790041999877</text:p>
          </table:table-cell>
          <table:table-cell office:value-type="float" office:value="109393.598771827" calcext:value-type="float">
            <text:p>109393.598771827</text:p>
          </table:table-cell>
          <table:table-cell office:value-type="float" office:value="104012" calcext:value-type="float">
            <text:p>104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71558909993" calcext:value-type="float">
            <text:p>23.3771558909993</text:p>
          </table:table-cell>
          <table:table-cell office:value-type="float" office:value="126570" calcext:value-type="float">
            <text:p>126570</text:p>
          </table:table-cell>
          <table:table-cell office:value-type="float" office:value="109815.5" calcext:value-type="float">
            <text:p>109815.5</text:p>
          </table:table-cell>
          <table:table-cell office:value-type="float" office:value="0.10238162999849" calcext:value-type="float">
            <text:p>0.10238162999849</text:p>
          </table:table-cell>
          <table:table-cell office:value-type="float" office:value="114548.650665596" calcext:value-type="float">
            <text:p>114548.650665596</text:p>
          </table:table-cell>
          <table:table-cell office:value-type="float" office:value="116219" calcext:value-type="float">
            <text:p>116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778735019994" calcext:value-type="float">
            <text:p>23.5778735019994</text:p>
          </table:table-cell>
          <table:table-cell office:value-type="float" office:value="111418" calcext:value-type="float">
            <text:p>111418</text:p>
          </table:table-cell>
          <table:table-cell office:value-type="float" office:value="77685" calcext:value-type="float">
            <text:p>77685</text:p>
          </table:table-cell>
          <table:table-cell office:value-type="float" office:value="0.116180795001128" calcext:value-type="float">
            <text:p>0.116180795001128</text:p>
          </table:table-cell>
          <table:table-cell office:value-type="float" office:value="119946.628656741" calcext:value-type="float">
            <text:p>119946.628656741</text:p>
          </table:table-cell>
          <table:table-cell office:value-type="float" office:value="78960.5" calcext:value-type="float">
            <text:p>7896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9717337" calcext:value-type="float">
            <text:p>23.779717337</text:p>
          </table:table-cell>
          <table:table-cell office:value-type="float" office:value="107099" calcext:value-type="float">
            <text:p>107099</text:p>
          </table:table-cell>
          <table:table-cell office:value-type="float" office:value="118994" calcext:value-type="float">
            <text:p>118994</text:p>
          </table:table-cell>
          <table:table-cell office:value-type="float" office:value="0.101409122000405" calcext:value-type="float">
            <text:p>0.101409122000405</text:p>
          </table:table-cell>
          <table:table-cell office:value-type="float" office:value="125598.980367905" calcext:value-type="float">
            <text:p>125598.980367905</text:p>
          </table:table-cell>
          <table:table-cell office:value-type="float" office:value="111418" calcext:value-type="float">
            <text:p>111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83012966999" calcext:value-type="float">
            <text:p>23.983012966999</text:p>
          </table:table-cell>
          <table:table-cell office:value-type="float" office:value="129508" calcext:value-type="float">
            <text:p>129508</text:p>
          </table:table-cell>
          <table:table-cell office:value-type="float" office:value="109258.5" calcext:value-type="float">
            <text:p>109258.5</text:p>
          </table:table-cell>
          <table:table-cell office:value-type="float" office:value="0.103707949998352" calcext:value-type="float">
            <text:p>0.103707949998352</text:p>
          </table:table-cell>
          <table:table-cell office:value-type="float" office:value="131517.692878237" calcext:value-type="float">
            <text:p>131517.692878237</text:p>
          </table:table-cell>
          <table:table-cell office:value-type="float" office:value="107099" calcext:value-type="float">
            <text:p>107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1871269019994" calcext:value-type="float">
            <text:p>24.1871269019994</text:p>
          </table:table-cell>
          <table:table-cell office:value-type="float" office:value="156816" calcext:value-type="float">
            <text:p>156816</text:p>
          </table:table-cell>
          <table:table-cell office:value-type="float" office:value="118303.5" calcext:value-type="float">
            <text:p>118303.5</text:p>
          </table:table-cell>
          <table:table-cell office:value-type="float" office:value="0.102653612999347" calcext:value-type="float">
            <text:p>0.102653612999347</text:p>
          </table:table-cell>
          <table:table-cell office:value-type="float" office:value="137715.318144687" calcext:value-type="float">
            <text:p>137715.318144687</text:p>
          </table:table-cell>
          <table:table-cell office:value-type="float" office:value="129508" calcext:value-type="float">
            <text:p>129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3896072299995" calcext:value-type="float">
            <text:p>24.3896072299995</text:p>
          </table:table-cell>
          <table:table-cell office:value-type="float" office:value="157956" calcext:value-type="float">
            <text:p>157956</text:p>
          </table:table-cell>
          <table:table-cell office:value-type="float" office:value="139877" calcext:value-type="float">
            <text:p>139877</text:p>
          </table:table-cell>
          <table:table-cell office:value-type="float" office:value="0.103757378999944" calcext:value-type="float">
            <text:p>0.103757378999944</text:p>
          </table:table-cell>
          <table:table-cell office:value-type="float" office:value="144204.999621239" calcext:value-type="float">
            <text:p>144204.999621239</text:p>
          </table:table-cell>
          <table:table-cell office:value-type="float" office:value="153531" calcext:value-type="float">
            <text:p>153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5922329219993" calcext:value-type="float">
            <text:p>24.5922329219993</text:p>
          </table:table-cell>
          <table:table-cell office:value-type="float" office:value="138562" calcext:value-type="float">
            <text:p>138562</text:p>
          </table:table-cell>
          <table:table-cell office:value-type="float" office:value="157386" calcext:value-type="float">
            <text:p>157386</text:p>
          </table:table-cell>
          <table:table-cell office:value-type="float" office:value="0.103231306000453" calcext:value-type="float">
            <text:p>0.103231306000453</text:p>
          </table:table-cell>
          <table:table-cell office:value-type="float" office:value="151000.500132554" calcext:value-type="float">
            <text:p>151000.500132554</text:p>
          </table:table-cell>
          <table:table-cell office:value-type="float" office:value="156156" calcext:value-type="float">
            <text:p>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7950843319995" calcext:value-type="float">
            <text:p>24.7950843319995</text:p>
          </table:table-cell>
          <table:table-cell office:value-type="float" office:value="135341" calcext:value-type="float">
            <text:p>135341</text:p>
          </table:table-cell>
          <table:table-cell office:value-type="float" office:value="146459" calcext:value-type="float">
            <text:p>146459</text:p>
          </table:table-cell>
          <table:table-cell office:value-type="float" office:value="0.102378225999928" calcext:value-type="float">
            <text:p>0.102378225999928</text:p>
          </table:table-cell>
          <table:table-cell office:value-type="float" office:value="158116.231061127" calcext:value-type="float">
            <text:p>158116.231061127</text:p>
          </table:table-cell>
          <table:table-cell office:value-type="float" office:value="136951.5" calcext:value-type="float">
            <text:p>13695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9967153090001" calcext:value-type="float">
            <text:p>24.9967153090001</text:p>
          </table:table-cell>
          <table:table-cell office:value-type="float" office:value="165168" calcext:value-type="float">
            <text:p>165168</text:p>
          </table:table-cell>
          <table:table-cell office:value-type="float" office:value="133351.5" calcext:value-type="float">
            <text:p>133351.5</text:p>
          </table:table-cell>
          <table:table-cell office:value-type="float" office:value="0.102226539000185" calcext:value-type="float">
            <text:p>0.102226539000185</text:p>
          </table:table-cell>
          <table:table-cell office:value-type="float" office:value="165567.282909851" calcext:value-type="float">
            <text:p>165567.282909851</text:p>
          </table:table-cell>
          <table:table-cell office:value-type="float" office:value="133351.5" calcext:value-type="float">
            <text:p>13335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1994658809999" calcext:value-type="float">
            <text:p>25.1994658809999</text:p>
          </table:table-cell>
          <table:table-cell office:value-type="float" office:value="198112" calcext:value-type="float">
            <text:p>198112</text:p>
          </table:table-cell>
          <table:table-cell office:value-type="float" office:value="146654.5" calcext:value-type="float">
            <text:p>146654.5</text:p>
          </table:table-cell>
          <table:table-cell office:value-type="float" office:value="0.102563277998343" calcext:value-type="float">
            <text:p>0.102563277998343</text:p>
          </table:table-cell>
          <table:table-cell office:value-type="float" office:value="173369.457304817" calcext:value-type="float">
            <text:p>173369.457304817</text:p>
          </table:table-cell>
          <table:table-cell office:value-type="float" office:value="161568" calcext:value-type="float">
            <text:p>16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4021812939991" calcext:value-type="float">
            <text:p>25.4021812939991</text:p>
          </table:table-cell>
          <table:table-cell office:value-type="float" office:value="197136" calcext:value-type="float">
            <text:p>197136</text:p>
          </table:table-cell>
          <table:table-cell office:value-type="float" office:value="178640" calcext:value-type="float">
            <text:p>178640</text:p>
          </table:table-cell>
          <table:table-cell office:value-type="float" office:value="0.103962623999905" calcext:value-type="float">
            <text:p>0.103962623999905</text:p>
          </table:table-cell>
          <table:table-cell office:value-type="float" office:value="181539.300506202" calcext:value-type="float">
            <text:p>181539.300506202</text:p>
          </table:table-cell>
          <table:table-cell office:value-type="float" office:value="195112" calcext:value-type="float">
            <text:p>195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6058933549994" calcext:value-type="float">
            <text:p>25.6058933549994</text:p>
          </table:table-cell>
          <table:table-cell office:value-type="float" office:value="172421" calcext:value-type="float">
            <text:p>172421</text:p>
          </table:table-cell>
          <table:table-cell office:value-type="float" office:value="197624" calcext:value-type="float">
            <text:p>197624</text:p>
          </table:table-cell>
          <table:table-cell office:value-type="float" office:value="0.10196293700028" calcext:value-type="float">
            <text:p>0.10196293700028</text:p>
          </table:table-cell>
          <table:table-cell office:value-type="float" office:value="190094.138498324" calcext:value-type="float">
            <text:p>190094.138498324</text:p>
          </table:table-cell>
          <table:table-cell office:value-type="float" office:value="194736" calcext:value-type="float">
            <text:p>194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8107291299984" calcext:value-type="float">
            <text:p>25.8107291299984</text:p>
          </table:table-cell>
          <table:table-cell office:value-type="float" office:value="171392" calcext:value-type="float">
            <text:p>171392</text:p>
          </table:table-cell>
          <table:table-cell office:value-type="float" office:value="142122.5" calcext:value-type="float">
            <text:p>142122.5</text:p>
          </table:table-cell>
          <table:table-cell office:value-type="float" office:value="0.151645746000213" calcext:value-type="float">
            <text:p>0.151645746000213</text:p>
          </table:table-cell>
          <table:table-cell office:value-type="float" office:value="199052.113733276" calcext:value-type="float">
            <text:p>199052.113733276</text:p>
          </table:table-cell>
          <table:table-cell office:value-type="float" office:value="132165" calcext:value-type="float">
            <text:p>132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0110894499994" calcext:value-type="float">
            <text:p>26.0110894499994</text:p>
          </table:table-cell>
          <table:table-cell office:value-type="float" office:value="210755" calcext:value-type="float">
            <text:p>210755</text:p>
          </table:table-cell>
          <table:table-cell office:value-type="float" office:value="167706.5" calcext:value-type="float">
            <text:p>167706.5</text:p>
          </table:table-cell>
          <table:table-cell office:value-type="float" office:value="0.102739154001029" calcext:value-type="float">
            <text:p>0.102739154001029</text:p>
          </table:table-cell>
          <table:table-cell office:value-type="float" office:value="208432.223606065" calcext:value-type="float">
            <text:p>208432.223606065</text:p>
          </table:table-cell>
          <table:table-cell office:value-type="float" office:value="167192" calcext:value-type="float">
            <text:p>167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2903454999996" calcext:value-type="float">
            <text:p>26.2903454999996</text:p>
          </table:table-cell>
          <table:table-cell office:value-type="float" office:value="249906" calcext:value-type="float">
            <text:p>249906</text:p>
          </table:table-cell>
          <table:table-cell office:value-type="float" office:value="163254.5" calcext:value-type="float">
            <text:p>163254.5</text:p>
          </table:table-cell>
          <table:table-cell office:value-type="float" office:value="0.213965852999536" calcext:value-type="float">
            <text:p>0.213965852999536</text:p>
          </table:table-cell>
          <table:table-cell office:value-type="float" office:value="218254.360742848" calcext:value-type="float">
            <text:p>218254.360742848</text:p>
          </table:table-cell>
          <table:table-cell office:value-type="float" office:value="182936" calcext:value-type="float">
            <text:p>18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4927368359986" calcext:value-type="float">
            <text:p>26.4927368359986</text:p>
          </table:table-cell>
          <table:table-cell office:value-type="float" office:value="229941" calcext:value-type="float">
            <text:p>229941</text:p>
          </table:table-cell>
          <table:table-cell office:value-type="float" office:value="226130.5" calcext:value-type="float">
            <text:p>226130.5</text:p>
          </table:table-cell>
          <table:table-cell office:value-type="float" office:value="0.103761722999479" calcext:value-type="float">
            <text:p>0.103761722999479</text:p>
          </table:table-cell>
          <table:table-cell office:value-type="float" office:value="228539.355187703" calcext:value-type="float">
            <text:p>228539.355187703</text:p>
          </table:table-cell>
          <table:table-cell office:value-type="float" office:value="245706" calcext:value-type="float">
            <text:p>245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6959048079989" calcext:value-type="float">
            <text:p>26.6959048079989</text:p>
          </table:table-cell>
          <table:table-cell office:value-type="float" office:value="205411" calcext:value-type="float">
            <text:p>205411</text:p>
          </table:table-cell>
          <table:table-cell office:value-type="float" office:value="236170.5" calcext:value-type="float">
            <text:p>236170.5</text:p>
          </table:table-cell>
          <table:table-cell office:value-type="float" office:value="0.101352378000229" calcext:value-type="float">
            <text:p>0.101352378000229</text:p>
          </table:table-cell>
          <table:table-cell office:value-type="float" office:value="239309.018577411" calcext:value-type="float">
            <text:p>239309.018577411</text:p>
          </table:table-cell>
          <table:table-cell office:value-type="float" office:value="226188" calcext:value-type="float">
            <text:p>226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008149919991" calcext:value-type="float">
            <text:p>26.9008149919991</text:p>
          </table:table-cell>
          <table:table-cell office:value-type="float" office:value="228775" calcext:value-type="float">
            <text:p>228775</text:p>
          </table:table-cell>
          <table:table-cell office:value-type="float" office:value="209276" calcext:value-type="float">
            <text:p>209276</text:p>
          </table:table-cell>
          <table:table-cell office:value-type="float" office:value="0.101776075998714" calcext:value-type="float">
            <text:p>0.101776075998714</text:p>
          </table:table-cell>
          <table:table-cell office:value-type="float" office:value="250586.19039792" calcext:value-type="float">
            <text:p>250586.19039792</text:p>
          </table:table-cell>
          <table:table-cell office:value-type="float" office:value="197011" calcext:value-type="float">
            <text:p>197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1033524659997" calcext:value-type="float">
            <text:p>27.1033524659997</text:p>
          </table:table-cell>
          <table:table-cell office:value-type="float" office:value="286341" calcext:value-type="float">
            <text:p>286341</text:p>
          </table:table-cell>
          <table:table-cell office:value-type="float" office:value="214093" calcext:value-type="float">
            <text:p>214093</text:p>
          </table:table-cell>
          <table:table-cell office:value-type="float" office:value="0.101817975000813" calcext:value-type="float">
            <text:p>0.101817975000813</text:p>
          </table:table-cell>
          <table:table-cell office:value-type="float" office:value="262394.786420597" calcext:value-type="float">
            <text:p>262394.786420597</text:p>
          </table:table-cell>
          <table:table-cell office:value-type="float" office:value="225775" calcext:value-type="float">
            <text:p>22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064050839985" calcext:value-type="float">
            <text:p>27.3064050839985</text:p>
          </table:table-cell>
          <table:table-cell office:value-type="float" office:value="313349" calcext:value-type="float">
            <text:p>313349</text:p>
          </table:table-cell>
          <table:table-cell office:value-type="float" office:value="255758" calcext:value-type="float">
            <text:p>255758</text:p>
          </table:table-cell>
          <table:table-cell office:value-type="float" office:value="0.101191604000633" calcext:value-type="float">
            <text:p>0.101191604000633</text:p>
          </table:table-cell>
          <table:table-cell office:value-type="float" office:value="274759.849420985" calcext:value-type="float">
            <text:p>274759.849420985</text:p>
          </table:table-cell>
          <table:table-cell office:value-type="float" office:value="284541" calcext:value-type="float">
            <text:p>284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5089030889994" calcext:value-type="float">
            <text:p>27.5089030889994</text:p>
          </table:table-cell>
          <table:table-cell office:value-type="float" office:value="285327" calcext:value-type="float">
            <text:p>285327</text:p>
          </table:table-cell>
          <table:table-cell office:value-type="float" office:value="296845" calcext:value-type="float">
            <text:p>296845</text:p>
          </table:table-cell>
          <table:table-cell office:value-type="float" office:value="0.102441306000401" calcext:value-type="float">
            <text:p>0.102441306000401</text:p>
          </table:table-cell>
          <table:table-cell office:value-type="float" office:value="287707.602287621" calcext:value-type="float">
            <text:p>287707.602287621</text:p>
          </table:table-cell>
          <table:table-cell office:value-type="float" office:value="308549" calcext:value-type="float">
            <text:p>308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712192129" calcext:value-type="float">
            <text:p>27.712192129</text:p>
          </table:table-cell>
          <table:table-cell office:value-type="float" office:value="257349" calcext:value-type="float">
            <text:p>257349</text:p>
          </table:table-cell>
          <table:table-cell office:value-type="float" office:value="224567.5" calcext:value-type="float">
            <text:p>224567.5</text:p>
          </table:table-cell>
          <table:table-cell office:value-type="float" office:value="0.136654335001367" calcext:value-type="float">
            <text:p>0.136654335001367</text:p>
          </table:table-cell>
          <table:table-cell office:value-type="float" office:value="301265.503633552" calcext:value-type="float">
            <text:p>301265.503633552</text:p>
          </table:table-cell>
          <table:table-cell office:value-type="float" office:value="206956.5" calcext:value-type="float">
            <text:p>20695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9160034050001" calcext:value-type="float">
            <text:p>27.9160034050001</text:p>
          </table:table-cell>
          <table:table-cell office:value-type="float" office:value="291431" calcext:value-type="float">
            <text:p>291431</text:p>
          </table:table-cell>
          <table:table-cell office:value-type="float" office:value="252645" calcext:value-type="float">
            <text:p>252645</text:p>
          </table:table-cell>
          <table:table-cell office:value-type="float" office:value="0.104956630000743" calcext:value-type="float">
            <text:p>0.104956630000743</text:p>
          </table:table-cell>
          <table:table-cell office:value-type="float" office:value="315462.30602848" calcext:value-type="float">
            <text:p>315462.30602848</text:p>
          </table:table-cell>
          <table:table-cell office:value-type="float" office:value="249456" calcext:value-type="float">
            <text:p>249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1187915639985" calcext:value-type="float">
            <text:p>28.1187915639985</text:p>
          </table:table-cell>
          <table:table-cell office:value-type="float" office:value="363772" calcext:value-type="float">
            <text:p>363772</text:p>
          </table:table-cell>
          <table:table-cell office:value-type="float" office:value="270790" calcext:value-type="float">
            <text:p>270790</text:p>
          </table:table-cell>
          <table:table-cell office:value-type="float" office:value="0.103061088000686" calcext:value-type="float">
            <text:p>0.103061088000686</text:p>
          </table:table-cell>
          <table:table-cell office:value-type="float" office:value="330328.116975034" calcext:value-type="float">
            <text:p>330328.116975034</text:p>
          </table:table-cell>
          <table:table-cell office:value-type="float" office:value="289631" calcext:value-type="float">
            <text:p>289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214863459998" calcext:value-type="float">
            <text:p>28.3214863459998</text:p>
          </table:table-cell>
          <table:table-cell office:value-type="float" office:value="392686" calcext:value-type="float">
            <text:p>392686</text:p>
          </table:table-cell>
          <table:table-cell office:value-type="float" office:value="322801.5" calcext:value-type="float">
            <text:p>322801.5</text:p>
          </table:table-cell>
          <table:table-cell office:value-type="float" office:value="0.10488843299936" calcext:value-type="float">
            <text:p>0.10488843299936</text:p>
          </table:table-cell>
          <table:table-cell office:value-type="float" office:value="345894.462758477" calcext:value-type="float">
            <text:p>345894.462758477</text:p>
          </table:table-cell>
          <table:table-cell office:value-type="float" office:value="354772" calcext:value-type="float">
            <text:p>354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52374848" calcext:value-type="float">
            <text:p>28.52374848</text:p>
          </table:table-cell>
          <table:table-cell office:value-type="float" office:value="354084" calcext:value-type="float">
            <text:p>354084</text:p>
          </table:table-cell>
          <table:table-cell office:value-type="float" office:value="358429" calcext:value-type="float">
            <text:p>358429</text:p>
          </table:table-cell>
          <table:table-cell office:value-type="float" office:value="0.109518659999594" calcext:value-type="float">
            <text:p>0.109518659999594</text:p>
          </table:table-cell>
          <table:table-cell office:value-type="float" office:value="362194.355305269" calcext:value-type="float">
            <text:p>362194.355305269</text:p>
          </table:table-cell>
          <table:table-cell office:value-type="float" office:value="367486" calcext:value-type="float">
            <text:p>367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7279502959991" calcext:value-type="float">
            <text:p>28.7279502959991</text:p>
          </table:table-cell>
          <table:table-cell office:value-type="float" office:value="322935" calcext:value-type="float">
            <text:p>322935</text:p>
          </table:table-cell>
          <table:table-cell office:value-type="float" office:value="352385" calcext:value-type="float">
            <text:p>352385</text:p>
          </table:table-cell>
          <table:table-cell office:value-type="float" office:value="0.106938830000217" calcext:value-type="float">
            <text:p>0.106938830000217</text:p>
          </table:table-cell>
          <table:table-cell office:value-type="float" office:value="379262.36219225" calcext:value-type="float">
            <text:p>379262.36219225</text:p>
          </table:table-cell>
          <table:table-cell office:value-type="float" office:value="333084" calcext:value-type="float">
            <text:p>333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9316066339998" calcext:value-type="float">
            <text:p>28.9316066339998</text:p>
          </table:table-cell>
          <table:table-cell office:value-type="float" office:value="372062" calcext:value-type="float">
            <text:p>372062</text:p>
          </table:table-cell>
          <table:table-cell office:value-type="float" office:value="323423.5" calcext:value-type="float">
            <text:p>323423.5</text:p>
          </table:table-cell>
          <table:table-cell office:value-type="float" office:value="0.107160726000075" calcext:value-type="float">
            <text:p>0.107160726000075</text:p>
          </table:table-cell>
          <table:table-cell office:value-type="float" office:value="397134.679954944" calcext:value-type="float">
            <text:p>397134.679954944</text:p>
          </table:table-cell>
          <table:table-cell office:value-type="float" office:value="316249" calcext:value-type="float">
            <text:p>316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390541629989" calcext:value-type="float">
            <text:p>29.1390541629989</text:p>
          </table:table-cell>
          <table:table-cell office:value-type="float" office:value="463230" calcext:value-type="float">
            <text:p>463230</text:p>
          </table:table-cell>
          <table:table-cell office:value-type="float" office:value="270698.5" calcext:value-type="float">
            <text:p>270698.5</text:p>
          </table:table-cell>
          <table:table-cell office:value-type="float" office:value="0.150709102999826" calcext:value-type="float">
            <text:p>0.150709102999826</text:p>
          </table:table-cell>
          <table:table-cell office:value-type="float" office:value="415849.210850426" calcext:value-type="float">
            <text:p>415849.210850426</text:p>
          </table:table-cell>
          <table:table-cell office:value-type="float" office:value="295862" calcext:value-type="float">
            <text:p>295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3652043040001" calcext:value-type="float">
            <text:p>29.3652043040001</text:p>
          </table:table-cell>
          <table:table-cell office:value-type="float" office:value="484179" calcext:value-type="float">
            <text:p>484179</text:p>
          </table:table-cell>
          <table:table-cell office:value-type="float" office:value="139857" calcext:value-type="float">
            <text:p>139857</text:p>
          </table:table-cell>
          <table:table-cell office:value-type="float" office:value="0.231647183998575" calcext:value-type="float">
            <text:p>0.231647183998575</text:p>
          </table:table-cell>
          <table:table-cell office:value-type="float" office:value="435445.643237559" calcext:value-type="float">
            <text:p>435445.643237559</text:p>
          </table:table-cell>
          <table:table-cell office:value-type="float" office:value="177586.5" calcext:value-type="float">
            <text:p>177586.5</text:p>
          </table:table-cell>
          <table:table-cell office:value-type="float" office:value="43174" calcext:value-type="float">
            <text:p>43174</text:p>
          </table:table-cell>
        </table:table-row>
        <table:table-row table:style-name="ro1">
          <table:table-cell office:value-type="float" office:value="29.5682620369989" calcext:value-type="float">
            <text:p>29.5682620369989</text:p>
          </table:table-cell>
          <table:table-cell office:value-type="float" office:value="427227" calcext:value-type="float">
            <text:p>427227</text:p>
          </table:table-cell>
          <table:table-cell office:value-type="float" office:value="357586.5" calcext:value-type="float">
            <text:p>357586.5</text:p>
          </table:table-cell>
          <table:table-cell office:value-type="float" office:value="0.118646846000047" calcext:value-type="float">
            <text:p>0.118646846000047</text:p>
          </table:table-cell>
          <table:table-cell office:value-type="float" office:value="455965.535745051" calcext:value-type="float">
            <text:p>455965.535745051</text:p>
          </table:table-cell>
          <table:table-cell office:value-type="float" office:value="412489.5" calcext:value-type="float">
            <text:p>41248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7711160660001" calcext:value-type="float">
            <text:p>29.7711160660001</text:p>
          </table:table-cell>
          <table:table-cell office:value-type="float" office:value="406508" calcext:value-type="float">
            <text:p>406508</text:p>
          </table:table-cell>
          <table:table-cell office:value-type="float" office:value="366303" calcext:value-type="float">
            <text:p>366303</text:p>
          </table:table-cell>
          <table:table-cell office:value-type="float" office:value="0.118906138999591" calcext:value-type="float">
            <text:p>0.118906138999591</text:p>
          </table:table-cell>
          <table:table-cell office:value-type="float" office:value="477452.405405852" calcext:value-type="float">
            <text:p>477452.405405852</text:p>
          </table:table-cell>
          <table:table-cell office:value-type="float" office:value="337827" calcext:value-type="float">
            <text:p>337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9754833779989" calcext:value-type="float">
            <text:p>29.9754833779989</text:p>
          </table:table-cell>
          <table:table-cell office:value-type="float" office:value="488783" calcext:value-type="float">
            <text:p>488783</text:p>
          </table:table-cell>
          <table:table-cell office:value-type="float" office:value="371578" calcext:value-type="float">
            <text:p>371578</text:p>
          </table:table-cell>
          <table:table-cell office:value-type="float" office:value="0.11336374199891" calcext:value-type="float">
            <text:p>0.11336374199891</text:p>
          </table:table-cell>
          <table:table-cell office:value-type="float" office:value="499951.819944779" calcext:value-type="float">
            <text:p>499951.819944779</text:p>
          </table:table-cell>
          <table:table-cell office:value-type="float" office:value="361218.5" calcext:value-type="float">
            <text:p>36121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1786391999995" calcext:value-type="float">
            <text:p>30.1786391999995</text:p>
          </table:table-cell>
          <table:table-cell office:value-type="float" office:value="594432" calcext:value-type="float">
            <text:p>594432</text:p>
          </table:table-cell>
          <table:table-cell office:value-type="float" office:value="367521.5" calcext:value-type="float">
            <text:p>367521.5</text:p>
          </table:table-cell>
          <table:table-cell office:value-type="float" office:value="0.135621352001181" calcext:value-type="float">
            <text:p>0.135621352001181</text:p>
          </table:table-cell>
          <table:table-cell office:value-type="float" office:value="523511.49441509" calcext:value-type="float">
            <text:p>523511.49441509</text:p>
          </table:table-cell>
          <table:table-cell office:value-type="float" office:value="408659" calcext:value-type="float">
            <text:p>408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3811804199995" calcext:value-type="float">
            <text:p>30.3811804199995</text:p>
          </table:table-cell>
          <table:table-cell office:value-type="float" office:value="603744" calcext:value-type="float">
            <text:p>603744</text:p>
          </table:table-cell>
          <table:table-cell office:value-type="float" office:value="367991.5" calcext:value-type="float">
            <text:p>367991.5</text:p>
          </table:table-cell>
          <table:table-cell office:value-type="float" office:value="0.157442226000057" calcext:value-type="float">
            <text:p>0.157442226000057</text:p>
          </table:table-cell>
          <table:table-cell office:value-type="float" office:value="548181.392388954" calcext:value-type="float">
            <text:p>548181.392388954</text:p>
          </table:table-cell>
          <table:table-cell office:value-type="float" office:value="420816" calcext:value-type="float">
            <text:p>420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5835083069996" calcext:value-type="float">
            <text:p>30.5835083069996</text:p>
          </table:table-cell>
          <table:table-cell office:value-type="float" office:value="530538" calcext:value-type="float">
            <text:p>530538</text:p>
          </table:table-cell>
          <table:table-cell office:value-type="float" office:value="368220.5" calcext:value-type="float">
            <text:p>368220.5</text:p>
          </table:table-cell>
          <table:table-cell office:value-type="float" office:value="0.167915371999698" calcext:value-type="float">
            <text:p>0.167915371999698</text:p>
          </table:table-cell>
          <table:table-cell office:value-type="float" office:value="574013.83191641" calcext:value-type="float">
            <text:p>574013.83191641</text:p>
          </table:table-cell>
          <table:table-cell office:value-type="float" office:value="372876.5" calcext:value-type="float">
            <text:p>37287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948359069997" calcext:value-type="float">
            <text:p>30.7948359069997</text:p>
          </table:table-cell>
          <table:table-cell office:value-type="float" office:value="514574" calcext:value-type="float">
            <text:p>514574</text:p>
          </table:table-cell>
          <table:table-cell office:value-type="float" office:value="317469" calcext:value-type="float">
            <text:p>317469</text:p>
          </table:table-cell>
          <table:table-cell office:value-type="float" office:value="0.181087008999384" calcext:value-type="float">
            <text:p>0.181087008999384</text:p>
          </table:table-cell>
          <table:table-cell office:value-type="float" office:value="601063.596477523" calcext:value-type="float">
            <text:p>601063.596477523</text:p>
          </table:table-cell>
          <table:table-cell office:value-type="float" office:value="280866" calcext:value-type="float">
            <text:p>28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0006408519985" calcext:value-type="float">
            <text:p>31.0006408519985</text:p>
          </table:table-cell>
          <table:table-cell office:value-type="float" office:value="630192" calcext:value-type="float">
            <text:p>630192</text:p>
          </table:table-cell>
          <table:table-cell office:value-type="float" office:value="286809" calcext:value-type="float">
            <text:p>286809</text:p>
          </table:table-cell>
          <table:table-cell office:value-type="float" office:value="0.108149041001525" calcext:value-type="float">
            <text:p>0.108149041001525</text:p>
          </table:table-cell>
          <table:table-cell office:value-type="float" office:value="629388.051163034" calcext:value-type="float">
            <text:p>629388.051163034</text:p>
          </table:table-cell>
          <table:table-cell office:value-type="float" office:value="344463.5" calcext:value-type="float">
            <text:p>344463.5</text:p>
          </table:table-cell>
          <table:table-cell office:value-type="float" office:value="89745.5" calcext:value-type="float">
            <text:p>89745.5</text:p>
          </table:table-cell>
        </table:table-row>
        <table:table-row table:style-name="ro1">
          <table:table-cell office:value-type="float" office:value="31.2020398069999" calcext:value-type="float">
            <text:p>31.2020398069999</text:p>
          </table:table-cell>
          <table:table-cell office:value-type="float" office:value="419069" calcext:value-type="float">
            <text:p>419069</text:p>
          </table:table-cell>
          <table:table-cell office:value-type="float" office:value="360978" calcext:value-type="float">
            <text:p>360978</text:p>
          </table:table-cell>
          <table:table-cell office:value-type="float" office:value="0.159553190998849" calcext:value-type="float">
            <text:p>0.159553190998849</text:p>
          </table:table-cell>
          <table:table-cell office:value-type="float" office:value="366610.110081317" calcext:value-type="float">
            <text:p>366610.110081317</text:p>
          </table:table-cell>
          <table:table-cell office:value-type="float" office:value="440496" calcext:value-type="float">
            <text:p>440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4044686929992" calcext:value-type="float">
            <text:p>31.4044686929992</text:p>
          </table:table-cell>
          <table:table-cell office:value-type="float" office:value="393769" calcext:value-type="float">
            <text:p>393769</text:p>
          </table:table-cell>
          <table:table-cell office:value-type="float" office:value="362865.144783969" calcext:value-type="float">
            <text:p>362865.144783969</text:p>
          </table:table-cell>
          <table:table-cell office:value-type="float" office:value="0.112699605000671" calcext:value-type="float">
            <text:p>0.112699605000671</text:p>
          </table:table-cell>
          <table:table-cell office:value-type="float" office:value="362944.008980503" calcext:value-type="float">
            <text:p>362944.008980503</text:p>
          </table:table-cell>
          <table:table-cell office:value-type="float" office:value="233286.467175954" calcext:value-type="float">
            <text:p>233286.467175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606781081" calcext:value-type="float">
            <text:p>31.606781081</text:p>
          </table:table-cell>
          <table:table-cell office:value-type="float" office:value="325619" calcext:value-type="float">
            <text:p>325619</text:p>
          </table:table-cell>
          <table:table-cell office:value-type="float" office:value="371442.893071634" calcext:value-type="float">
            <text:p>371442.893071634</text:p>
          </table:table-cell>
          <table:table-cell office:value-type="float" office:value="0.108501230999536" calcext:value-type="float">
            <text:p>0.108501230999536</text:p>
          </table:table-cell>
          <table:table-cell office:value-type="float" office:value="359314.568890698" calcext:value-type="float">
            <text:p>359314.568890698</text:p>
          </table:table-cell>
          <table:table-cell office:value-type="float" office:value="386006.127551429" calcext:value-type="float">
            <text:p>386006.12755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079021639987" calcext:value-type="float">
            <text:p>31.8079021639987</text:p>
          </table:table-cell>
          <table:table-cell office:value-type="float" office:value="305944" calcext:value-type="float">
            <text:p>305944</text:p>
          </table:table-cell>
          <table:table-cell office:value-type="float" office:value="81487.3884601657" calcext:value-type="float">
            <text:p>81487.3884601657</text:p>
          </table:table-cell>
          <table:table-cell office:value-type="float" office:value="0.206452226000692" calcext:value-type="float">
            <text:p>0.206452226000692</text:p>
          </table:table-cell>
          <table:table-cell office:value-type="float" office:value="355721.423201791" calcext:value-type="float">
            <text:p>355721.423201791</text:p>
          </table:table-cell>
          <table:table-cell office:value-type="float" office:value="45047.9821375916" calcext:value-type="float">
            <text:p>45047.9821375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0114191579996" calcext:value-type="float">
            <text:p>32.0114191579996</text:p>
          </table:table-cell>
          <table:table-cell office:value-type="float" office:value="356196" calcext:value-type="float">
            <text:p>356196</text:p>
          </table:table-cell>
          <table:table-cell office:value-type="float" office:value="168883.147277843" calcext:value-type="float">
            <text:p>168883.147277843</text:p>
          </table:table-cell>
          <table:table-cell office:value-type="float" office:value="0.10754437200012" calcext:value-type="float">
            <text:p>0.10754437200012</text:p>
          </table:table-cell>
          <table:table-cell office:value-type="float" office:value="352164.208969773" calcext:value-type="float">
            <text:p>352164.208969773</text:p>
          </table:table-cell>
          <table:table-cell office:value-type="float" office:value="275880.226784155" calcext:value-type="float">
            <text:p>275880.226784155</text:p>
          </table:table-cell>
          <table:table-cell office:value-type="float" office:value="129058.592291612" calcext:value-type="float">
            <text:p>129058.592291612</text:p>
          </table:table-cell>
        </table:table-row>
        <table:table-row table:style-name="ro1">
          <table:table-cell office:value-type="float" office:value="32.2136586500001" calcext:value-type="float">
            <text:p>32.2136586500001</text:p>
          </table:table-cell>
          <table:table-cell office:value-type="float" office:value="399635" calcext:value-type="float">
            <text:p>399635</text:p>
          </table:table-cell>
          <table:table-cell office:value-type="float" office:value="330344.370040427" calcext:value-type="float">
            <text:p>330344.370040427</text:p>
          </table:table-cell>
          <table:table-cell office:value-type="float" office:value="0.101624336000896" calcext:value-type="float">
            <text:p>0.101624336000896</text:p>
          </table:table-cell>
          <table:table-cell office:value-type="float" office:value="348642.566880076" calcext:value-type="float">
            <text:p>348642.566880076</text:p>
          </table:table-cell>
          <table:table-cell office:value-type="float" office:value="368842.932463212" calcext:value-type="float">
            <text:p>368842.932463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4907703369991" calcext:value-type="float">
            <text:p>32.4907703369991</text:p>
          </table:table-cell>
          <table:table-cell office:value-type="float" office:value="347912" calcext:value-type="float">
            <text:p>347912</text:p>
          </table:table-cell>
          <table:table-cell office:value-type="float" office:value="287162.293505421" calcext:value-type="float">
            <text:p>287162.293505421</text:p>
          </table:table-cell>
          <table:table-cell office:value-type="float" office:value="0.237043716999324" calcext:value-type="float">
            <text:p>0.237043716999324</text:p>
          </table:table-cell>
          <table:table-cell office:value-type="float" office:value="345156.141211275" calcext:value-type="float">
            <text:p>345156.141211275</text:p>
          </table:table-cell>
          <table:table-cell office:value-type="float" office:value="310520.393381988" calcext:value-type="float">
            <text:p>310520.39338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950926779991" calcext:value-type="float">
            <text:p>32.6950926779991</text:p>
          </table:table-cell>
          <table:table-cell office:value-type="float" office:value="293388" calcext:value-type="float">
            <text:p>293388</text:p>
          </table:table-cell>
          <table:table-cell office:value-type="float" office:value="321901.181743" calcext:value-type="float">
            <text:p>321901.181743</text:p>
          </table:table-cell>
          <table:table-cell office:value-type="float" office:value="0.1315380549986" calcext:value-type="float">
            <text:p>0.1315380549986</text:p>
          </table:table-cell>
          <table:table-cell office:value-type="float" office:value="341704.579799162" calcext:value-type="float">
            <text:p>341704.579799162</text:p>
          </table:table-cell>
          <table:table-cell office:value-type="float" office:value="295619.604088127" calcext:value-type="float">
            <text:p>295619.604088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8995782490001" calcext:value-type="float">
            <text:p>32.8995782490001</text:p>
          </table:table-cell>
          <table:table-cell office:value-type="float" office:value="307890" calcext:value-type="float">
            <text:p>307890</text:p>
          </table:table-cell>
          <table:table-cell office:value-type="float" office:value="200881.841216331" calcext:value-type="float">
            <text:p>200881.841216331</text:p>
          </table:table-cell>
          <table:table-cell office:value-type="float" office:value="0.103133402999447" calcext:value-type="float">
            <text:p>0.103133402999447</text:p>
          </table:table-cell>
          <table:table-cell office:value-type="float" office:value="338287.53400117" calcext:value-type="float">
            <text:p>338287.53400117</text:p>
          </table:table-cell>
          <table:table-cell office:value-type="float" office:value="221346.950000191" calcext:value-type="float">
            <text:p>221346.950000191</text:p>
          </table:table-cell>
          <table:table-cell office:value-type="float" office:value="45730.9512004031" calcext:value-type="float">
            <text:p>45730.9512004031</text:p>
          </table:table-cell>
        </table:table-row>
        <table:table-row table:style-name="ro1">
          <table:table-cell office:value-type="float" office:value="33.1025885599993" calcext:value-type="float">
            <text:p>33.1025885599993</text:p>
          </table:table-cell>
          <table:table-cell office:value-type="float" office:value="364755" calcext:value-type="float">
            <text:p>364755</text:p>
          </table:table-cell>
          <table:table-cell office:value-type="float" office:value="296376.197269654" calcext:value-type="float">
            <text:p>296376.197269654</text:p>
          </table:table-cell>
          <table:table-cell office:value-type="float" office:value="0.104270820000238" calcext:value-type="float">
            <text:p>0.104270820000238</text:p>
          </table:table-cell>
          <table:table-cell office:value-type="float" office:value="334904.658661159" calcext:value-type="float">
            <text:p>334904.658661159</text:p>
          </table:table-cell>
          <table:table-cell office:value-type="float" office:value="308622.946001122" calcext:value-type="float">
            <text:p>308622.94600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090104209987" calcext:value-type="float">
            <text:p>33.3090104209987</text:p>
          </table:table-cell>
          <table:table-cell office:value-type="float" office:value="378160" calcext:value-type="float">
            <text:p>378160</text:p>
          </table:table-cell>
          <table:table-cell office:value-type="float" office:value="339346.523382594" calcext:value-type="float">
            <text:p>339346.523382594</text:p>
          </table:table-cell>
          <table:table-cell office:value-type="float" office:value="0.10559756099974" calcext:value-type="float">
            <text:p>0.10559756099974</text:p>
          </table:table-cell>
          <table:table-cell office:value-type="float" office:value="331555.612074547" calcext:value-type="float">
            <text:p>331555.612074547</text:p>
          </table:table-cell>
          <table:table-cell office:value-type="float" office:value="367735.281644446" calcext:value-type="float">
            <text:p>367735.281644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096420909995" calcext:value-type="float">
            <text:p>33.5096420909995</text:p>
          </table:table-cell>
          <table:table-cell office:value-type="float" office:value="325432" calcext:value-type="float">
            <text:p>325432</text:p>
          </table:table-cell>
          <table:table-cell office:value-type="float" office:value="366539.163209716" calcext:value-type="float">
            <text:p>366539.163209716</text:p>
          </table:table-cell>
          <table:table-cell office:value-type="float" office:value="0.106426197000474" calcext:value-type="float">
            <text:p>0.106426197000474</text:p>
          </table:table-cell>
          <table:table-cell office:value-type="float" office:value="328240.055953802" calcext:value-type="float">
            <text:p>328240.055953802</text:p>
          </table:table-cell>
          <table:table-cell office:value-type="float" office:value="356173.480937624" calcext:value-type="float">
            <text:p>356173.480937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10959140999" calcext:value-type="float">
            <text:p>33.710959140999</text:p>
          </table:table-cell>
          <table:table-cell office:value-type="float" office:value="277646" calcext:value-type="float">
            <text:p>277646</text:p>
          </table:table-cell>
          <table:table-cell office:value-type="float" office:value="335259.192588638" calcext:value-type="float">
            <text:p>335259.192588638</text:p>
          </table:table-cell>
          <table:table-cell office:value-type="float" office:value="0.107200243999614" calcext:value-type="float">
            <text:p>0.107200243999614</text:p>
          </table:table-cell>
          <table:table-cell office:value-type="float" office:value="324957.655394264" calcext:value-type="float">
            <text:p>324957.655394264</text:p>
          </table:table-cell>
          <table:table-cell office:value-type="float" office:value="315783.904837426" calcext:value-type="float">
            <text:p>315783.904837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142064349999" calcext:value-type="float">
            <text:p>33.9142064349999</text:p>
          </table:table-cell>
          <table:table-cell office:value-type="float" office:value="296734" calcext:value-type="float">
            <text:p>296734</text:p>
          </table:table-cell>
          <table:table-cell office:value-type="float" office:value="292712.639956821" calcext:value-type="float">
            <text:p>292712.639956821</text:p>
          </table:table-cell>
          <table:table-cell office:value-type="float" office:value="0.103173122999578" calcext:value-type="float">
            <text:p>0.103173122999578</text:p>
          </table:table-cell>
          <table:table-cell office:value-type="float" office:value="321708.078840321" calcext:value-type="float">
            <text:p>321708.078840321</text:p>
          </table:table-cell>
          <table:table-cell office:value-type="float" office:value="270870.521420148" calcext:value-type="float">
            <text:p>270870.521420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1182383679989" calcext:value-type="float">
            <text:p>34.1182383679989</text:p>
          </table:table-cell>
          <table:table-cell office:value-type="float" office:value="350968" calcext:value-type="float">
            <text:p>350968</text:p>
          </table:table-cell>
          <table:table-cell office:value-type="float" office:value="277221.026176844" calcext:value-type="float">
            <text:p>277221.026176844</text:p>
          </table:table-cell>
          <table:table-cell office:value-type="float" office:value="0.106060539001192" calcext:value-type="float">
            <text:p>0.106060539001192</text:p>
          </table:table-cell>
          <table:table-cell office:value-type="float" office:value="318490.998051918" calcext:value-type="float">
            <text:p>318490.998051918</text:p>
          </table:table-cell>
          <table:table-cell office:value-type="float" office:value="287529.798820775" calcext:value-type="float">
            <text:p>287529.798820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3221160439989" calcext:value-type="float">
            <text:p>34.3221160439989</text:p>
          </table:table-cell>
          <table:table-cell office:value-type="float" office:value="357939" calcext:value-type="float">
            <text:p>357939</text:p>
          </table:table-cell>
          <table:table-cell office:value-type="float" office:value="257771.144509632" calcext:value-type="float">
            <text:p>257771.144509632</text:p>
          </table:table-cell>
          <table:table-cell office:value-type="float" office:value="0.133563875999243" calcext:value-type="float">
            <text:p>0.133563875999243</text:p>
          </table:table-cell>
          <table:table-cell office:value-type="float" office:value="315306.088071399" calcext:value-type="float">
            <text:p>315306.088071399</text:p>
          </table:table-cell>
          <table:table-cell office:value-type="float" office:value="288870.731934307" calcext:value-type="float">
            <text:p>288870.731934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5240203579997" calcext:value-type="float">
            <text:p>34.5240203579997</text:p>
          </table:table-cell>
          <table:table-cell office:value-type="float" office:value="308153" calcext:value-type="float">
            <text:p>308153</text:p>
          </table:table-cell>
          <table:table-cell office:value-type="float" office:value="327605.863844411" calcext:value-type="float">
            <text:p>327605.863844411</text:p>
          </table:table-cell>
          <table:table-cell office:value-type="float" office:value="0.113048877999972" calcext:value-type="float">
            <text:p>0.113048877999972</text:p>
          </table:table-cell>
          <table:table-cell office:value-type="float" office:value="315306.088071399" calcext:value-type="float">
            <text:p>315306.088071399</text:p>
          </table:table-cell>
          <table:table-cell office:value-type="float" office:value="332483.831972454" calcext:value-type="float">
            <text:p>332483.831972454</text:p>
          </table:table-cell>
          <table:table-cell office:value-type="float" office:value="7926.69820806987" calcext:value-type="float">
            <text:p>7926.69820806987</text:p>
          </table:table-cell>
        </table:table-row>
        <table:table-row table:style-name="ro1">
          <table:table-cell office:value-type="float" office:value="34.7263965879993" calcext:value-type="float">
            <text:p>34.7263965879993</text:p>
          </table:table-cell>
          <table:table-cell office:value-type="float" office:value="285773" calcext:value-type="float">
            <text:p>285773</text:p>
          </table:table-cell>
          <table:table-cell office:value-type="float" office:value="321992.643645401" calcext:value-type="float">
            <text:p>321992.643645401</text:p>
          </table:table-cell>
          <table:table-cell office:value-type="float" office:value="0.103870393000761" calcext:value-type="float">
            <text:p>0.103870393000761</text:p>
          </table:table-cell>
          <table:table-cell office:value-type="float" office:value="335560.347064683" calcext:value-type="float">
            <text:p>335560.347064683</text:p>
          </table:table-cell>
          <table:table-cell office:value-type="float" office:value="296085.551668691" calcext:value-type="float">
            <text:p>296085.551668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9336220139994" calcext:value-type="float">
            <text:p>34.9336220139994</text:p>
          </table:table-cell>
          <table:table-cell office:value-type="float" office:value="312231" calcext:value-type="float">
            <text:p>312231</text:p>
          </table:table-cell>
          <table:table-cell office:value-type="float" office:value="261543.439861985" calcext:value-type="float">
            <text:p>261543.439861985</text:p>
          </table:table-cell>
          <table:table-cell office:value-type="float" office:value="0.120124680001027" calcext:value-type="float">
            <text:p>0.120124680001027</text:p>
          </table:table-cell>
          <table:table-cell office:value-type="float" office:value="332204.743594036" calcext:value-type="float">
            <text:p>332204.743594036</text:p>
          </table:table-cell>
          <table:table-cell office:value-type="float" office:value="253830.152759517" calcext:value-type="float">
            <text:p>253830.152759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1386290789997" calcext:value-type="float">
            <text:p>35.1386290789997</text:p>
          </table:table-cell>
          <table:table-cell office:value-type="float" office:value="366265" calcext:value-type="float">
            <text:p>366265</text:p>
          </table:table-cell>
          <table:table-cell office:value-type="float" office:value="254469.369832963" calcext:value-type="float">
            <text:p>254469.369832963</text:p>
          </table:table-cell>
          <table:table-cell office:value-type="float" office:value="0.111334760998943" calcext:value-type="float">
            <text:p>0.111334760998943</text:p>
          </table:table-cell>
          <table:table-cell office:value-type="float" office:value="328882.696158096" calcext:value-type="float">
            <text:p>328882.696158096</text:p>
          </table:table-cell>
          <table:table-cell office:value-type="float" office:value="275839.951450592" calcext:value-type="float">
            <text:p>275839.951450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40988291" calcext:value-type="float">
            <text:p>35.340988291</text:p>
          </table:table-cell>
          <table:table-cell office:value-type="float" office:value="366894" calcext:value-type="float">
            <text:p>366894</text:p>
          </table:table-cell>
          <table:table-cell office:value-type="float" office:value="341216.411165011" calcext:value-type="float">
            <text:p>341216.411165011</text:p>
          </table:table-cell>
          <table:table-cell office:value-type="float" office:value="0.102817373999642" calcext:value-type="float">
            <text:p>0.102817373999642</text:p>
          </table:table-cell>
          <table:table-cell office:value-type="float" office:value="325593.869196515" calcext:value-type="float">
            <text:p>325593.869196515</text:p>
          </table:table-cell>
          <table:table-cell office:value-type="float" office:value="361065.168351027" calcext:value-type="float">
            <text:p>361065.16835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5416954489992" calcext:value-type="float">
            <text:p>35.5416954489992</text:p>
          </table:table-cell>
          <table:table-cell office:value-type="float" office:value="309729" calcext:value-type="float">
            <text:p>309729</text:p>
          </table:table-cell>
          <table:table-cell office:value-type="float" office:value="355496.88548222" calcext:value-type="float">
            <text:p>355496.88548222</text:p>
          </table:table-cell>
          <table:table-cell office:value-type="float" office:value="0.103717707999749" calcext:value-type="float">
            <text:p>0.103717707999749</text:p>
          </table:table-cell>
          <table:table-cell office:value-type="float" office:value="322337.93050455" calcext:value-type="float">
            <text:p>322337.93050455</text:p>
          </table:table-cell>
          <table:table-cell office:value-type="float" office:value="352412.36426223" calcext:value-type="float">
            <text:p>352412.36426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427253079986" calcext:value-type="float">
            <text:p>35.7427253079986</text:p>
          </table:table-cell>
          <table:table-cell office:value-type="float" office:value="271291" calcext:value-type="float">
            <text:p>271291</text:p>
          </table:table-cell>
          <table:table-cell office:value-type="float" office:value="230994.139209425" calcext:value-type="float">
            <text:p>230994.139209425</text:p>
          </table:table-cell>
          <table:table-cell office:value-type="float" office:value="0.137384356999974" calcext:value-type="float">
            <text:p>0.137384356999974</text:p>
          </table:table-cell>
          <table:table-cell office:value-type="float" office:value="319114.551199504" calcext:value-type="float">
            <text:p>319114.551199504</text:p>
          </table:table-cell>
          <table:table-cell office:value-type="float" office:value="126277.72831201" calcext:value-type="float">
            <text:p>126277.7283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9458296169996" calcext:value-type="float">
            <text:p>35.9458296169996</text:p>
          </table:table-cell>
          <table:table-cell office:value-type="float" office:value="300311" calcext:value-type="float">
            <text:p>300311</text:p>
          </table:table-cell>
          <table:table-cell office:value-type="float" office:value="194988.523008491" calcext:value-type="float">
            <text:p>194988.523008491</text:p>
          </table:table-cell>
          <table:table-cell office:value-type="float" office:value="0.101545489998898" calcext:value-type="float">
            <text:p>0.101545489998898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253641.208093457" calcext:value-type="float">
            <text:p>253641.208093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1499576989991" calcext:value-type="float">
            <text:p>36.1499576989991</text:p>
          </table:table-cell>
          <table:table-cell office:value-type="float" office:value="354068" calcext:value-type="float">
            <text:p>354068</text:p>
          </table:table-cell>
          <table:table-cell office:value-type="float" office:value="291354.940872709" calcext:value-type="float">
            <text:p>291354.940872709</text:p>
          </table:table-cell>
          <table:table-cell office:value-type="float" office:value="0.104079038999771" calcext:value-type="float">
            <text:p>0.104079038999771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310538.652420011" calcext:value-type="float">
            <text:p>310538.65242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3519102819992" calcext:value-type="float">
            <text:p>36.3519102819992</text:p>
          </table:table-cell>
          <table:table-cell office:value-type="float" office:value="353946" calcext:value-type="float">
            <text:p>353946</text:p>
          </table:table-cell>
          <table:table-cell office:value-type="float" office:value="320669.995140073" calcext:value-type="float">
            <text:p>320669.995140073</text:p>
          </table:table-cell>
          <table:table-cell office:value-type="float" office:value="0.106542528999853" calcext:value-type="float">
            <text:p>0.106542528999853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343637.046340575" calcext:value-type="float">
            <text:p>343637.046340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5548190479985" calcext:value-type="float">
            <text:p>36.5548190479985</text:p>
          </table:table-cell>
          <table:table-cell office:value-type="float" office:value="299998" calcext:value-type="float">
            <text:p>299998</text:p>
          </table:table-cell>
          <table:table-cell office:value-type="float" office:value="346074.138100549" calcext:value-type="float">
            <text:p>346074.138100549</text:p>
          </table:table-cell>
          <table:table-cell office:value-type="float" office:value="0.110077829000147" calcext:value-type="float">
            <text:p>0.110077829000147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344246.319280568" calcext:value-type="float">
            <text:p>344246.319280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7584683829991" calcext:value-type="float">
            <text:p>36.7584683829991</text:p>
          </table:table-cell>
          <table:table-cell office:value-type="float" office:value="268601" calcext:value-type="float">
            <text:p>268601</text:p>
          </table:table-cell>
          <table:table-cell office:value-type="float" office:value="283858.231833121" calcext:value-type="float">
            <text:p>283858.231833121</text:p>
          </table:table-cell>
          <table:table-cell office:value-type="float" office:value="0.12792837500092" calcext:value-type="float">
            <text:p>0.12792837500092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255858.078420824" calcext:value-type="float">
            <text:p>255858.078420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962367574999" calcext:value-type="float">
            <text:p>36.962367574999</text:p>
          </table:table-cell>
          <table:table-cell office:value-type="float" office:value="304502" calcext:value-type="float">
            <text:p>304502</text:p>
          </table:table-cell>
          <table:table-cell office:value-type="float" office:value="254574.035699788" calcext:value-type="float">
            <text:p>254574.035699788</text:p>
          </table:table-cell>
          <table:table-cell office:value-type="float" office:value="0.103873944999577" calcext:value-type="float">
            <text:p>0.103873944999577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244116.373412251" calcext:value-type="float">
            <text:p>244116.373412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1651411959992" calcext:value-type="float">
            <text:p>37.1651411959992</text:p>
          </table:table-cell>
          <table:table-cell office:value-type="float" office:value="356541" calcext:value-type="float">
            <text:p>356541</text:p>
          </table:table-cell>
          <table:table-cell office:value-type="float" office:value="277576.120094339" calcext:value-type="float">
            <text:p>277576.120094339</text:p>
          </table:table-cell>
          <table:table-cell office:value-type="float" office:value="0.10721586299951" calcext:value-type="float">
            <text:p>0.10721586299951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300068.953856546" calcext:value-type="float">
            <text:p>300068.953856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3668936140002" calcext:value-type="float">
            <text:p>37.3668936140002</text:p>
          </table:table-cell>
          <table:table-cell office:value-type="float" office:value="351089" calcext:value-type="float">
            <text:p>351089</text:p>
          </table:table-cell>
          <table:table-cell office:value-type="float" office:value="328927.674386784" calcext:value-type="float">
            <text:p>328927.674386784</text:p>
          </table:table-cell>
          <table:table-cell office:value-type="float" office:value="0.104806280000048" calcext:value-type="float">
            <text:p>0.104806280000048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346210.209057147" calcext:value-type="float">
            <text:p>346210.209057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5692510159988" calcext:value-type="float">
            <text:p>37.5692510159988</text:p>
          </table:table-cell>
          <table:table-cell office:value-type="float" office:value="295973" calcext:value-type="float">
            <text:p>295973</text:p>
          </table:table-cell>
          <table:table-cell office:value-type="float" office:value="351362.627219691" calcext:value-type="float">
            <text:p>351362.627219691</text:p>
          </table:table-cell>
          <table:table-cell office:value-type="float" office:value="0.104604125999686" calcext:value-type="float">
            <text:p>0.104604125999686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347375.951282335" calcext:value-type="float">
            <text:p>347375.95128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7709752849987" calcext:value-type="float">
            <text:p>37.7709752849987</text:p>
          </table:table-cell>
          <table:table-cell office:value-type="float" office:value="268973" calcext:value-type="float">
            <text:p>268973</text:p>
          </table:table-cell>
          <table:table-cell office:value-type="float" office:value="309572.088538093" calcext:value-type="float">
            <text:p>309572.088538093</text:p>
          </table:table-cell>
          <table:table-cell office:value-type="float" office:value="0.105388943000435" calcext:value-type="float">
            <text:p>0.105388943000435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284634.547104162" calcext:value-type="float">
            <text:p>284634.547104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9746967869996" calcext:value-type="float">
            <text:p>37.9746967869996</text:p>
          </table:table-cell>
          <table:table-cell office:value-type="float" office:value="308634" calcext:value-type="float">
            <text:p>308634</text:p>
          </table:table-cell>
          <table:table-cell office:value-type="float" office:value="279527.316684668" calcext:value-type="float">
            <text:p>279527.316684668</text:p>
          </table:table-cell>
          <table:table-cell office:value-type="float" office:value="0.101984287999585" calcext:value-type="float">
            <text:p>0.101984287999585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261553.764954862" calcext:value-type="float">
            <text:p>261553.764954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1810583079987" calcext:value-type="float">
            <text:p>38.1810583079987</text:p>
          </table:table-cell>
          <table:table-cell office:value-type="float" office:value="358838" calcext:value-type="float">
            <text:p>358838</text:p>
          </table:table-cell>
          <table:table-cell office:value-type="float" office:value="285955.653929048" calcext:value-type="float">
            <text:p>285955.653929048</text:p>
          </table:table-cell>
          <table:table-cell office:value-type="float" office:value="0.106540142000085" calcext:value-type="float">
            <text:p>0.106540142000085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316450.272303169" calcext:value-type="float">
            <text:p>316450.27230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3834895869986" calcext:value-type="float">
            <text:p>38.3834895869986</text:p>
          </table:table-cell>
          <table:table-cell office:value-type="float" office:value="347949" calcext:value-type="float">
            <text:p>347949</text:p>
          </table:table-cell>
          <table:table-cell office:value-type="float" office:value="229513.11649551" calcext:value-type="float">
            <text:p>229513.11649551</text:p>
          </table:table-cell>
          <table:table-cell office:value-type="float" office:value="0.140525071999946" calcext:value-type="float">
            <text:p>0.140525071999946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253175.246575053" calcext:value-type="float">
            <text:p>253175.246575053</text:p>
          </table:table-cell>
          <table:table-cell office:value-type="float" office:value="21645.4366481651" calcext:value-type="float">
            <text:p>21645.4366481651</text:p>
          </table:table-cell>
        </table:table-row>
        <table:table-row table:style-name="ro1">
          <table:table-cell office:value-type="float" office:value="38.5841143170001" calcext:value-type="float">
            <text:p>38.5841143170001</text:p>
          </table:table-cell>
          <table:table-cell office:value-type="float" office:value="292212" calcext:value-type="float">
            <text:p>292212</text:p>
          </table:table-cell>
          <table:table-cell office:value-type="float" office:value="307047.66765672" calcext:value-type="float">
            <text:p>307047.66765672</text:p>
          </table:table-cell>
          <table:table-cell office:value-type="float" office:value="0.104092501000196" calcext:value-type="float">
            <text:p>0.104092501000196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329257.18950183" calcext:value-type="float">
            <text:p>329257.18950183</text:p>
          </table:table-cell>
          <table:table-cell office:value-type="float" office:value="10357.6399798876" calcext:value-type="float">
            <text:p>10357.6399798876</text:p>
          </table:table-cell>
        </table:table-row>
        <table:table-row table:style-name="ro1">
          <table:table-cell office:value-type="float" office:value="38.7860792009997" calcext:value-type="float">
            <text:p>38.7860792009997</text:p>
          </table:table-cell>
          <table:table-cell office:value-type="float" office:value="269741" calcext:value-type="float">
            <text:p>269741</text:p>
          </table:table-cell>
          <table:table-cell office:value-type="float" office:value="320811.143371172" calcext:value-type="float">
            <text:p>320811.143371172</text:p>
          </table:table-cell>
          <table:table-cell office:value-type="float" office:value="0.104249238000193" calcext:value-type="float">
            <text:p>0.104249238000193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288856.300850867" calcext:value-type="float">
            <text:p>288856.300850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9875253379996" calcext:value-type="float">
            <text:p>38.9875253379996</text:p>
          </table:table-cell>
          <table:table-cell office:value-type="float" office:value="312255" calcext:value-type="float">
            <text:p>312255</text:p>
          </table:table-cell>
          <table:table-cell office:value-type="float" office:value="168947.832168017" calcext:value-type="float">
            <text:p>168947.832168017</text:p>
          </table:table-cell>
          <table:table-cell office:value-type="float" office:value="0.131356683999911" calcext:value-type="float">
            <text:p>0.131356683999911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105272.717209308" calcext:value-type="float">
            <text:p>105272.717209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905570609997" calcext:value-type="float">
            <text:p>39.1905570609997</text:p>
          </table:table-cell>
          <table:table-cell office:value-type="float" office:value="360116" calcext:value-type="float">
            <text:p>360116</text:p>
          </table:table-cell>
          <table:table-cell office:value-type="float" office:value="219947.531337613" calcext:value-type="float">
            <text:p>219947.531337613</text:p>
          </table:table-cell>
          <table:table-cell office:value-type="float" office:value="0.102086266000697" calcext:value-type="float">
            <text:p>0.102086266000697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297454.665216524" calcext:value-type="float">
            <text:p>297454.665216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3935025259998" calcext:value-type="float">
            <text:p>39.3935025259998</text:p>
          </table:table-cell>
          <table:table-cell office:value-type="float" office:value="345149" calcext:value-type="float">
            <text:p>345149</text:p>
          </table:table-cell>
          <table:table-cell office:value-type="float" office:value="333065.896884888" calcext:value-type="float">
            <text:p>333065.896884888</text:p>
          </table:table-cell>
          <table:table-cell office:value-type="float" office:value="0.102834855000765" calcext:value-type="float">
            <text:p>0.102834855000765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357471.24692463" calcext:value-type="float">
            <text:p>357471.24692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5959658639986" calcext:value-type="float">
            <text:p>39.5959658639986</text:p>
          </table:table-cell>
          <table:table-cell office:value-type="float" office:value="288867" calcext:value-type="float">
            <text:p>288867</text:p>
          </table:table-cell>
          <table:table-cell office:value-type="float" office:value="349839.25273218" calcext:value-type="float">
            <text:p>349839.25273218</text:p>
          </table:table-cell>
          <table:table-cell office:value-type="float" office:value="0.105156521998651" calcext:value-type="float">
            <text:p>0.105156521998651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342207.258539731" calcext:value-type="float">
            <text:p>342207.25853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990082830002" calcext:value-type="float">
            <text:p>39.7990082830002</text:p>
          </table:table-cell>
          <table:table-cell office:value-type="float" office:value="270831" calcext:value-type="float">
            <text:p>270831</text:p>
          </table:table-cell>
          <table:table-cell office:value-type="float" office:value="313507.860053766" calcext:value-type="float">
            <text:p>313507.860053766</text:p>
          </table:table-cell>
          <table:table-cell office:value-type="float" office:value="0.102240735999658" calcext:value-type="float">
            <text:p>0.102240735999658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281137.027199817" calcext:value-type="float">
            <text:p>281137.027199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0065912319988" calcext:value-type="float">
            <text:p>40.0065912319988</text:p>
          </table:table-cell>
          <table:table-cell office:value-type="float" office:value="318105" calcext:value-type="float">
            <text:p>318105</text:p>
          </table:table-cell>
          <table:table-cell office:value-type="float" office:value="201511.77450126" calcext:value-type="float">
            <text:p>201511.77450126</text:p>
          </table:table-cell>
          <table:table-cell office:value-type="float" office:value="0.145661565999035" calcext:value-type="float">
            <text:p>0.145661565999035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195986.265777442" calcext:value-type="float">
            <text:p>195986.265777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2098132189985" calcext:value-type="float">
            <text:p>40.2098132189985</text:p>
          </table:table-cell>
          <table:table-cell office:value-type="float" office:value="361863" calcext:value-type="float">
            <text:p>361863</text:p>
          </table:table-cell>
          <table:table-cell office:value-type="float" office:value="249494.872083625" calcext:value-type="float">
            <text:p>249494.872083625</text:p>
          </table:table-cell>
          <table:table-cell office:value-type="float" office:value="0.109371688000465" calcext:value-type="float">
            <text:p>0.109371688000465</text:p>
          </table:table-cell>
          <table:table-cell office:value-type="float" office:value="315923.405687509" calcext:value-type="float">
            <text:p>315923.405687509</text:p>
          </table:table-cell>
          <table:table-cell office:value-type="float" office:value="280327.78187454" calcext:value-type="float">
            <text:p>280327.78187454</text:p>
          </table:table-cell>
          <table:table-cell office:value-type="float" office:value="19333.6713975213" calcext:value-type="float">
            <text:p>19333.6713975213</text:p>
          </table:table-cell>
        </table:table-row>
        <table:table-row table:style-name="ro1">
          <table:table-cell office:value-type="float" office:value="40.4135856020002" calcext:value-type="float">
            <text:p>40.4135856020002</text:p>
          </table:table-cell>
          <table:table-cell office:value-type="float" office:value="336815" calcext:value-type="float">
            <text:p>336815</text:p>
          </table:table-cell>
          <table:table-cell office:value-type="float" office:value="323109.170847488" calcext:value-type="float">
            <text:p>323109.170847488</text:p>
          </table:table-cell>
          <table:table-cell office:value-type="float" office:value="0.105988660001458" calcext:value-type="float">
            <text:p>0.105988660001458</text:p>
          </table:table-cell>
          <table:table-cell office:value-type="float" office:value="312764.171630634" calcext:value-type="float">
            <text:p>312764.171630634</text:p>
          </table:table-cell>
          <table:table-cell office:value-type="float" office:value="358029.100979987" calcext:value-type="float">
            <text:p>358029.100979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6187803459998" calcext:value-type="float">
            <text:p>40.6187803459998</text:p>
          </table:table-cell>
          <table:table-cell office:value-type="float" office:value="277945" calcext:value-type="float">
            <text:p>277945</text:p>
          </table:table-cell>
          <table:table-cell office:value-type="float" office:value="342197.060110931" calcext:value-type="float">
            <text:p>342197.060110931</text:p>
          </table:table-cell>
          <table:table-cell office:value-type="float" office:value="0.105997419999767" calcext:value-type="float">
            <text:p>0.105997419999767</text:p>
          </table:table-cell>
          <table:table-cell office:value-type="float" office:value="309636.529914328" calcext:value-type="float">
            <text:p>309636.529914328</text:p>
          </table:table-cell>
          <table:table-cell office:value-type="float" office:value="327588.83069787" calcext:value-type="float">
            <text:p>327588.83069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821931647999" calcext:value-type="float">
            <text:p>40.821931647999</text:p>
          </table:table-cell>
          <table:table-cell office:value-type="float" office:value="265269" calcext:value-type="float">
            <text:p>265269</text:p>
          </table:table-cell>
          <table:table-cell office:value-type="float" office:value="261741.145386615" calcext:value-type="float">
            <text:p>261741.145386615</text:p>
          </table:table-cell>
          <table:table-cell office:value-type="float" office:value="0.10315917799926" calcext:value-type="float">
            <text:p>0.10315917799926</text:p>
          </table:table-cell>
          <table:table-cell office:value-type="float" office:value="306540.164615184" calcext:value-type="float">
            <text:p>306540.164615184</text:p>
          </table:table-cell>
          <table:table-cell office:value-type="float" office:value="233557.787397929" calcext:value-type="float">
            <text:p>233557.787397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0248679719989" calcext:value-type="float">
            <text:p>41.0248679719989</text:p>
          </table:table-cell>
          <table:table-cell office:value-type="float" office:value="310766" calcext:value-type="float">
            <text:p>310766</text:p>
          </table:table-cell>
          <table:table-cell office:value-type="float" office:value="266594.067731075" calcext:value-type="float">
            <text:p>266594.067731075</text:p>
          </table:table-cell>
          <table:table-cell office:value-type="float" office:value="0.104574468999999" calcext:value-type="float">
            <text:p>0.104574468999999</text:p>
          </table:table-cell>
          <table:table-cell office:value-type="float" office:value="303474.762969033" calcext:value-type="float">
            <text:p>303474.762969033</text:p>
          </table:table-cell>
          <table:table-cell office:value-type="float" office:value="260130.303557661" calcext:value-type="float">
            <text:p>260130.303557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2277531279997" calcext:value-type="float">
            <text:p>41.2277531279997</text:p>
          </table:table-cell>
          <table:table-cell office:value-type="float" office:value="345092" calcext:value-type="float">
            <text:p>345092</text:p>
          </table:table-cell>
          <table:table-cell office:value-type="float" office:value="290673.068049218" calcext:value-type="float">
            <text:p>290673.068049218</text:p>
          </table:table-cell>
          <table:table-cell office:value-type="float" office:value="0.101202878999175" calcext:value-type="float">
            <text:p>0.101202878999175</text:p>
          </table:table-cell>
          <table:table-cell office:value-type="float" office:value="300440.015339342" calcext:value-type="float">
            <text:p>300440.015339342</text:p>
          </table:table-cell>
          <table:table-cell office:value-type="float" office:value="313872.963804805" calcext:value-type="float">
            <text:p>313872.963804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435387866999" calcext:value-type="float">
            <text:p>41.435387866999</text:p>
          </table:table-cell>
          <table:table-cell office:value-type="float" office:value="314866" calcext:value-type="float">
            <text:p>314866</text:p>
          </table:table-cell>
          <table:table-cell office:value-type="float" office:value="304144.591433216" calcext:value-type="float">
            <text:p>304144.591433216</text:p>
          </table:table-cell>
          <table:table-cell office:value-type="float" office:value="0.123193260000335" calcext:value-type="float">
            <text:p>0.123193260000335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321665.657266916" calcext:value-type="float">
            <text:p>321665.657266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6399021789985" calcext:value-type="float">
            <text:p>41.6399021789985</text:p>
          </table:table-cell>
          <table:table-cell office:value-type="float" office:value="262945" calcext:value-type="float">
            <text:p>262945</text:p>
          </table:table-cell>
          <table:table-cell office:value-type="float" office:value="274458.159730602" calcext:value-type="float">
            <text:p>274458.159730602</text:p>
          </table:table-cell>
          <table:table-cell office:value-type="float" office:value="0.111919271999795" calcext:value-type="float">
            <text:p>0.111919271999795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263413.889545422" calcext:value-type="float">
            <text:p>263413.889545422</text:p>
          </table:table-cell>
          <table:table-cell office:value-type="float" office:value="4250.52091796533" calcext:value-type="float">
            <text:p>4250.52091796533</text:p>
          </table:table-cell>
        </table:table-row>
        <table:table-row table:style-name="ro1">
          <table:table-cell office:value-type="float" office:value="41.8445750659994" calcext:value-type="float">
            <text:p>41.8445750659994</text:p>
          </table:table-cell>
          <table:table-cell office:value-type="float" office:value="260585" calcext:value-type="float">
            <text:p>260585</text:p>
          </table:table-cell>
          <table:table-cell office:value-type="float" office:value="284858.273590952" calcext:value-type="float">
            <text:p>284858.273590952</text:p>
          </table:table-cell>
          <table:table-cell office:value-type="float" office:value="0.103074227001343" calcext:value-type="float">
            <text:p>0.103074227001343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257371.065640381" calcext:value-type="float">
            <text:p>257371.065640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0476509159998" calcext:value-type="float">
            <text:p>42.0476509159998</text:p>
          </table:table-cell>
          <table:table-cell office:value-type="float" office:value="310453" calcext:value-type="float">
            <text:p>310453</text:p>
          </table:table-cell>
          <table:table-cell office:value-type="float" office:value="260055.978020229" calcext:value-type="float">
            <text:p>260055.978020229</text:p>
          </table:table-cell>
          <table:table-cell office:value-type="float" office:value="0.102454785999726" calcext:value-type="float">
            <text:p>0.102454785999726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260683.435870024" calcext:value-type="float">
            <text:p>260683.43587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289238886" calcext:value-type="float">
            <text:p>42.289238886</text:p>
          </table:table-cell>
          <table:table-cell office:value-type="float" office:value="340649" calcext:value-type="float">
            <text:p>340649</text:p>
          </table:table-cell>
          <table:table-cell office:value-type="float" office:value="149469.062065856" calcext:value-type="float">
            <text:p>149469.062065856</text:p>
          </table:table-cell>
          <table:table-cell office:value-type="float" office:value="0.230512722999265" calcext:value-type="float">
            <text:p>0.230512722999265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174095.770641515" calcext:value-type="float">
            <text:p>174095.77064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4919900739988" calcext:value-type="float">
            <text:p>42.4919900739988</text:p>
          </table:table-cell>
          <table:table-cell office:value-type="float" office:value="299481" calcext:value-type="float">
            <text:p>299481</text:p>
          </table:table-cell>
          <table:table-cell office:value-type="float" office:value="318613.481852336" calcext:value-type="float">
            <text:p>318613.481852336</text:p>
          </table:table-cell>
          <table:table-cell office:value-type="float" office:value="0.101606697999159" calcext:value-type="float">
            <text:p>0.101606697999159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333893.092523632" calcext:value-type="float">
            <text:p>333893.092523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6949876559993" calcext:value-type="float">
            <text:p>42.6949876559993</text:p>
          </table:table-cell>
          <table:table-cell office:value-type="float" office:value="255388" calcext:value-type="float">
            <text:p>255388</text:p>
          </table:table-cell>
          <table:table-cell office:value-type="float" office:value="317235.604654763" calcext:value-type="float">
            <text:p>317235.604654763</text:p>
          </table:table-cell>
          <table:table-cell office:value-type="float" office:value="0.10242216700135" calcext:value-type="float">
            <text:p>0.10242216700135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296404.004041572" calcext:value-type="float">
            <text:p>296404.00404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8980676909996" calcext:value-type="float">
            <text:p>42.8980676909996</text:p>
          </table:table-cell>
          <table:table-cell office:value-type="float" office:value="270942" calcext:value-type="float">
            <text:p>270942</text:p>
          </table:table-cell>
          <table:table-cell office:value-type="float" office:value="267489.329482718" calcext:value-type="float">
            <text:p>267489.329482718</text:p>
          </table:table-cell>
          <table:table-cell office:value-type="float" office:value="0.101420881999729" calcext:value-type="float">
            <text:p>0.101420881999729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239712.68129821" calcext:value-type="float">
            <text:p>239712.68129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1035215369993" calcext:value-type="float">
            <text:p>43.1035215369993</text:p>
          </table:table-cell>
          <table:table-cell office:value-type="float" office:value="324172" calcext:value-type="float">
            <text:p>324172</text:p>
          </table:table-cell>
          <table:table-cell office:value-type="float" office:value="256007.862860262" calcext:value-type="float">
            <text:p>256007.862860262</text:p>
          </table:table-cell>
          <table:table-cell office:value-type="float" office:value="0.105791328000123" calcext:value-type="float">
            <text:p>0.105791328000123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274808.321691939" calcext:value-type="float">
            <text:p>274808.32169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3133857779994" calcext:value-type="float">
            <text:p>43.3133857779994</text:p>
          </table:table-cell>
          <table:table-cell office:value-type="float" office:value="338480" calcext:value-type="float">
            <text:p>338480</text:p>
          </table:table-cell>
          <table:table-cell office:value-type="float" office:value="209446.442290322" calcext:value-type="float">
            <text:p>209446.442290322</text:p>
          </table:table-cell>
          <table:table-cell office:value-type="float" office:value="0.164019943000312" calcext:value-type="float">
            <text:p>0.164019943000312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230916.633069997" calcext:value-type="float">
            <text:p>230916.63306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5172984149995" calcext:value-type="float">
            <text:p>43.5172984149995</text:p>
          </table:table-cell>
          <table:table-cell office:value-type="float" office:value="292395" calcext:value-type="float">
            <text:p>292395</text:p>
          </table:table-cell>
          <table:table-cell office:value-type="float" office:value="315793.463629024" calcext:value-type="float">
            <text:p>315793.463629024</text:p>
          </table:table-cell>
          <table:table-cell office:value-type="float" office:value="0.104644208000536" calcext:value-type="float">
            <text:p>0.104644208000536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323033.517592625" calcext:value-type="float">
            <text:p>323033.51759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721259721" calcext:value-type="float">
            <text:p>43.721259721</text:p>
          </table:table-cell>
          <table:table-cell office:value-type="float" office:value="253559" calcext:value-type="float">
            <text:p>253559</text:p>
          </table:table-cell>
          <table:table-cell office:value-type="float" office:value="310730.789607091" calcext:value-type="float">
            <text:p>310730.789607091</text:p>
          </table:table-cell>
          <table:table-cell office:value-type="float" office:value="0.106124279000142" calcext:value-type="float">
            <text:p>0.106124279000142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285589.464391721" calcext:value-type="float">
            <text:p>285589.46439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9235443919988" calcext:value-type="float">
            <text:p>43.9235443919988</text:p>
          </table:table-cell>
          <table:table-cell office:value-type="float" office:value="276726" calcext:value-type="float">
            <text:p>276726</text:p>
          </table:table-cell>
          <table:table-cell office:value-type="float" office:value="262294.585703691" calcext:value-type="float">
            <text:p>262294.585703691</text:p>
          </table:table-cell>
          <table:table-cell office:value-type="float" office:value="0.103748641000493" calcext:value-type="float">
            <text:p>0.103748641000493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243857.445207621" calcext:value-type="float">
            <text:p>243857.445207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1259070289998" calcext:value-type="float">
            <text:p>44.1259070289998</text:p>
          </table:table-cell>
          <table:table-cell office:value-type="float" office:value="329093" calcext:value-type="float">
            <text:p>329093</text:p>
          </table:table-cell>
          <table:table-cell office:value-type="float" office:value="261652.453436441" calcext:value-type="float">
            <text:p>261652.453436441</text:p>
          </table:table-cell>
          <table:table-cell office:value-type="float" office:value="0.102803025998583" calcext:value-type="float">
            <text:p>0.102803025998583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275804.158021291" calcext:value-type="float">
            <text:p>275804.15802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3277705479995" calcext:value-type="float">
            <text:p>44.3277705479995</text:p>
          </table:table-cell>
          <table:table-cell office:value-type="float" office:value="336932" calcext:value-type="float">
            <text:p>336932</text:p>
          </table:table-cell>
          <table:table-cell office:value-type="float" office:value="301088.179296049" calcext:value-type="float">
            <text:p>301088.179296049</text:p>
          </table:table-cell>
          <table:table-cell office:value-type="float" office:value="0.101781262001168" calcext:value-type="float">
            <text:p>0.101781262001168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329731.630139186" calcext:value-type="float">
            <text:p>329731.630139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5300335869997" calcext:value-type="float">
            <text:p>44.5300335869997</text:p>
          </table:table-cell>
          <table:table-cell office:value-type="float" office:value="289117" calcext:value-type="float">
            <text:p>289117</text:p>
          </table:table-cell>
          <table:table-cell office:value-type="float" office:value="329129.644937204" calcext:value-type="float">
            <text:p>329129.644937204</text:p>
          </table:table-cell>
          <table:table-cell office:value-type="float" office:value="0.104756875000021" calcext:value-type="float">
            <text:p>0.104756875000021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326695.54376921" calcext:value-type="float">
            <text:p>326695.54376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7340045309993" calcext:value-type="float">
            <text:p>44.7340045309993</text:p>
          </table:table-cell>
          <table:table-cell office:value-type="float" office:value="253066" calcext:value-type="float">
            <text:p>253066</text:p>
          </table:table-cell>
          <table:table-cell office:value-type="float" office:value="311386.955855261" calcext:value-type="float">
            <text:p>311386.955855261</text:p>
          </table:table-cell>
          <table:table-cell office:value-type="float" office:value="0.104972219998672" calcext:value-type="float">
            <text:p>0.104972219998672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285314.18261518" calcext:value-type="float">
            <text:p>285314.1826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9388193189989" calcext:value-type="float">
            <text:p>44.9388193189989</text:p>
          </table:table-cell>
          <table:table-cell office:value-type="float" office:value="280329" calcext:value-type="float">
            <text:p>280329</text:p>
          </table:table-cell>
          <table:table-cell office:value-type="float" office:value="183516.01493441" calcext:value-type="float">
            <text:p>183516.01493441</text:p>
          </table:table-cell>
          <table:table-cell office:value-type="float" office:value="0.140740664000987" calcext:value-type="float">
            <text:p>0.140740664000987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177404.899689517" calcext:value-type="float">
            <text:p>177404.899689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1401793699988" calcext:value-type="float">
            <text:p>45.1401793699988</text:p>
          </table:table-cell>
          <table:table-cell office:value-type="float" office:value="331784" calcext:value-type="float">
            <text:p>331784</text:p>
          </table:table-cell>
          <table:table-cell office:value-type="float" office:value="257924.459222332" calcext:value-type="float">
            <text:p>257924.459222332</text:p>
          </table:table-cell>
          <table:table-cell office:value-type="float" office:value="0.102770456000144" calcext:value-type="float">
            <text:p>0.102770456000144</text:p>
          </table:table-cell>
          <table:table-cell office:value-type="float" office:value="297435.615185949" calcext:value-type="float">
            <text:p>297435.615185949</text:p>
          </table:table-cell>
          <table:table-cell office:value-type="float" office:value="263230.292664147" calcext:value-type="float">
            <text:p>263230.292664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3437748420001" calcext:value-type="float">
            <text:p>45.3437748420001</text:p>
          </table:table-cell>
          <table:table-cell office:value-type="float" office:value="368895" calcext:value-type="float">
            <text:p>368895</text:p>
          </table:table-cell>
          <table:table-cell office:value-type="float" office:value="303102.898213523" calcext:value-type="float">
            <text:p>303102.898213523</text:p>
          </table:table-cell>
          <table:table-cell office:value-type="float" office:value="0.102998410000509" calcext:value-type="float">
            <text:p>0.102998410000509</text:p>
          </table:table-cell>
          <table:table-cell office:value-type="float" office:value="327719.626974546" calcext:value-type="float">
            <text:p>327719.626974546</text:p>
          </table:table-cell>
          <table:table-cell office:value-type="float" office:value="339540.885593978" calcext:value-type="float">
            <text:p>339540.885593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5458078049996" calcext:value-type="float">
            <text:p>45.5458078049996</text:p>
          </table:table-cell>
          <table:table-cell office:value-type="float" office:value="313861" calcext:value-type="float">
            <text:p>313861</text:p>
          </table:table-cell>
          <table:table-cell office:value-type="float" office:value="346798.056805468" calcext:value-type="float">
            <text:p>346798.056805468</text:p>
          </table:table-cell>
          <table:table-cell office:value-type="float" office:value="0.105690211999899" calcext:value-type="float">
            <text:p>0.105690211999899</text:p>
          </table:table-cell>
          <table:table-cell office:value-type="float" office:value="327719.626974546" calcext:value-type="float">
            <text:p>327719.626974546</text:p>
          </table:table-cell>
          <table:table-cell office:value-type="float" office:value="353446.702724961" calcext:value-type="float">
            <text:p>353446.702724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7478805169994" calcext:value-type="float">
            <text:p>45.7478805169994</text:p>
          </table:table-cell>
          <table:table-cell office:value-type="float" office:value="278566" calcext:value-type="float">
            <text:p>278566</text:p>
          </table:table-cell>
          <table:table-cell office:value-type="float" office:value="198105.915914481" calcext:value-type="float">
            <text:p>198105.915914481</text:p>
          </table:table-cell>
          <table:table-cell office:value-type="float" office:value="0.143658298999071" calcext:value-type="float">
            <text:p>0.143658298999071</text:p>
          </table:table-cell>
          <table:table-cell office:value-type="float" office:value="327719.626974546" calcext:value-type="float">
            <text:p>327719.626974546</text:p>
          </table:table-cell>
          <table:table-cell office:value-type="float" office:value="110227.257183766" calcext:value-type="float">
            <text:p>110227.257183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9503628779985" calcext:value-type="float">
            <text:p>45.9503628779985</text:p>
          </table:table-cell>
          <table:table-cell office:value-type="float" office:value="312410" calcext:value-type="float">
            <text:p>312410</text:p>
          </table:table-cell>
          <table:table-cell office:value-type="float" office:value="214893.607407486" calcext:value-type="float">
            <text:p>214893.607407486</text:p>
          </table:table-cell>
          <table:table-cell office:value-type="float" office:value="0.102973820999978" calcext:value-type="float">
            <text:p>0.102973820999978</text:p>
          </table:table-cell>
          <table:table-cell office:value-type="float" office:value="327719.626974546" calcext:value-type="float">
            <text:p>327719.626974546</text:p>
          </table:table-cell>
          <table:table-cell office:value-type="float" office:value="263051.284807418" calcext:value-type="float">
            <text:p>263051.284807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1536912159991" calcext:value-type="float">
            <text:p>46.1536912159991</text:p>
          </table:table-cell>
          <table:table-cell office:value-type="float" office:value="367800" calcext:value-type="float">
            <text:p>367800</text:p>
          </table:table-cell>
          <table:table-cell office:value-type="float" office:value="289348.092679415" calcext:value-type="float">
            <text:p>289348.092679415</text:p>
          </table:table-cell>
          <table:table-cell office:value-type="float" office:value="0.107044936999955" calcext:value-type="float">
            <text:p>0.107044936999955</text:p>
          </table:table-cell>
          <table:table-cell office:value-type="float" office:value="327719.626974546" calcext:value-type="float">
            <text:p>327719.626974546</text:p>
          </table:table-cell>
          <table:table-cell office:value-type="float" office:value="314462.446447553" calcext:value-type="float">
            <text:p>314462.446447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3547612909988" calcext:value-type="float">
            <text:p>46.3547612909988</text:p>
          </table:table-cell>
          <table:table-cell office:value-type="float" office:value="366825" calcext:value-type="float">
            <text:p>366825</text:p>
          </table:table-cell>
          <table:table-cell office:value-type="float" office:value="342499.035697031" calcext:value-type="float">
            <text:p>342499.035697031</text:p>
          </table:table-cell>
          <table:table-cell office:value-type="float" office:value="0.104354646000502" calcext:value-type="float">
            <text:p>0.104354646000502</text:p>
          </table:table-cell>
          <table:table-cell office:value-type="float" office:value="327719.626974546" calcext:value-type="float">
            <text:p>327719.626974546</text:p>
          </table:table-cell>
          <table:table-cell office:value-type="float" office:value="357366.733543852" calcext:value-type="float">
            <text:p>357366.733543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563194979999" calcext:value-type="float">
            <text:p>46.563194979999</text:p>
          </table:table-cell>
          <table:table-cell office:value-type="float" office:value="308702" calcext:value-type="float">
            <text:p>308702</text:p>
          </table:table-cell>
          <table:table-cell office:value-type="float" office:value="305763.63370926" calcext:value-type="float">
            <text:p>305763.63370926</text:p>
          </table:table-cell>
          <table:table-cell office:value-type="float" office:value="0.139966323999033" calcext:value-type="float">
            <text:p>0.139966323999033</text:p>
          </table:table-cell>
          <table:table-cell office:value-type="float" office:value="327719.626974546" calcext:value-type="float">
            <text:p>327719.626974546</text:p>
          </table:table-cell>
          <table:table-cell office:value-type="float" office:value="305763.63370926" calcext:value-type="float">
            <text:p>305763.63370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7667382429991" calcext:value-type="float">
            <text:p>46.7667382429991</text:p>
          </table:table-cell>
          <table:table-cell office:value-type="float" office:value="278837" calcext:value-type="float">
            <text:p>278837</text:p>
          </table:table-cell>
          <table:table-cell office:value-type="float" office:value="197121.805742903" calcext:value-type="float">
            <text:p>197121.805742903</text:p>
          </table:table-cell>
          <table:table-cell office:value-type="float" office:value="0.120382670000254" calcext:value-type="float">
            <text:p>0.120382670000254</text:p>
          </table:table-cell>
          <table:table-cell office:value-type="float" office:value="327719.626974546" calcext:value-type="float">
            <text:p>327719.626974546</text:p>
          </table:table-cell>
          <table:table-cell office:value-type="float" office:value="213437.34204169" calcext:value-type="float">
            <text:p>213437.34204169</text:p>
          </table:table-cell>
          <table:table-cell office:value-type="float" office:value="48358.822108305" calcext:value-type="float">
            <text:p>48358.822108305</text:p>
          </table:table-cell>
        </table:table-row>
        <table:table-row table:style-name="ro1">
          <table:table-cell office:value-type="float" office:value="46.9693907319997" calcext:value-type="float">
            <text:p>46.9693907319997</text:p>
          </table:table-cell>
          <table:table-cell office:value-type="float" office:value="314946" calcext:value-type="float">
            <text:p>314946</text:p>
          </table:table-cell>
          <table:table-cell office:value-type="float" office:value="288484.737765631" calcext:value-type="float">
            <text:p>288484.737765631</text:p>
          </table:table-cell>
          <table:table-cell office:value-type="float" office:value="0.103265051999188" calcext:value-type="float">
            <text:p>0.103265051999188</text:p>
          </table:table-cell>
          <table:table-cell office:value-type="float" office:value="324442.4307048" calcext:value-type="float">
            <text:p>324442.4307048</text:p>
          </table:table-cell>
          <table:table-cell office:value-type="float" office:value="283078.626034439" calcext:value-type="float">
            <text:p>283078.626034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1722905189999" calcext:value-type="float">
            <text:p>47.1722905189999</text:p>
          </table:table-cell>
          <table:table-cell office:value-type="float" office:value="363567" calcext:value-type="float">
            <text:p>363567</text:p>
          </table:table-cell>
          <table:table-cell office:value-type="float" office:value="300347.852758177" calcext:value-type="float">
            <text:p>300347.852758177</text:p>
          </table:table-cell>
          <table:table-cell office:value-type="float" office:value="0.105641074000232" calcext:value-type="float">
            <text:p>0.105641074000232</text:p>
          </table:table-cell>
          <table:table-cell office:value-type="float" office:value="321198.006397752" calcext:value-type="float">
            <text:p>321198.006397752</text:p>
          </table:table-cell>
          <table:table-cell office:value-type="float" office:value="318117.334384651" calcext:value-type="float">
            <text:p>318117.334384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3733908809991" calcext:value-type="float">
            <text:p>47.3733908809991</text:p>
          </table:table-cell>
          <table:table-cell office:value-type="float" office:value="352082" calcext:value-type="float">
            <text:p>352082</text:p>
          </table:table-cell>
          <table:table-cell office:value-type="float" office:value="336753.992363375" calcext:value-type="float">
            <text:p>336753.992363375</text:p>
          </table:table-cell>
          <table:table-cell office:value-type="float" office:value="0.104760354999598" calcext:value-type="float">
            <text:p>0.104760354999598</text:p>
          </table:table-cell>
          <table:table-cell office:value-type="float" office:value="317986.026333775" calcext:value-type="float">
            <text:p>317986.026333775</text:p>
          </table:table-cell>
          <table:table-cell office:value-type="float" office:value="354165.203947605" calcext:value-type="float">
            <text:p>354165.203947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5773030129985" calcext:value-type="float">
            <text:p>47.5773030129985</text:p>
          </table:table-cell>
          <table:table-cell office:value-type="float" office:value="292690" calcext:value-type="float">
            <text:p>292690</text:p>
          </table:table-cell>
          <table:table-cell office:value-type="float" office:value="351984.54040923" calcext:value-type="float">
            <text:p>351984.54040923</text:p>
          </table:table-cell>
          <table:table-cell office:value-type="float" office:value="0.104017113999362" calcext:value-type="float">
            <text:p>0.104017113999362</text:p>
          </table:table-cell>
          <table:table-cell office:value-type="float" office:value="314806.166070437" calcext:value-type="float">
            <text:p>314806.166070437</text:p>
          </table:table-cell>
          <table:table-cell office:value-type="float" office:value="347971.814154834" calcext:value-type="float">
            <text:p>347971.814154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78057008" calcext:value-type="float">
            <text:p>47.78057008</text:p>
          </table:table-cell>
          <table:table-cell office:value-type="float" office:value="265810" calcext:value-type="float">
            <text:p>265810</text:p>
          </table:table-cell>
          <table:table-cell office:value-type="float" office:value="317751.862088605" calcext:value-type="float">
            <text:p>317751.862088605</text:p>
          </table:table-cell>
          <table:table-cell office:value-type="float" office:value="0.102368464999017" calcext:value-type="float">
            <text:p>0.102368464999017</text:p>
          </table:table-cell>
          <table:table-cell office:value-type="float" office:value="311658.104409733" calcext:value-type="float">
            <text:p>311658.104409733</text:p>
          </table:table-cell>
          <table:table-cell office:value-type="float" office:value="287233.147474802" calcext:value-type="float">
            <text:p>287233.147474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9834898549998" calcext:value-type="float">
            <text:p>47.9834898549998</text:p>
          </table:table-cell>
          <table:table-cell office:value-type="float" office:value="303704" calcext:value-type="float">
            <text:p>303704</text:p>
          </table:table-cell>
          <table:table-cell office:value-type="float" office:value="274644.395876358" calcext:value-type="float">
            <text:p>274644.395876358</text:p>
          </table:table-cell>
          <table:table-cell office:value-type="float" office:value="0.103452737001135" calcext:value-type="float">
            <text:p>0.103452737001135</text:p>
          </table:table-cell>
          <table:table-cell office:value-type="float" office:value="308541.523365635" calcext:value-type="float">
            <text:p>308541.523365635</text:p>
          </table:table-cell>
          <table:table-cell office:value-type="float" office:value="258974.942543915" calcext:value-type="float">
            <text:p>258974.942543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1947326129994" calcext:value-type="float">
            <text:p>48.1947326129994</text:p>
          </table:table-cell>
          <table:table-cell office:value-type="float" office:value="348610" calcext:value-type="float">
            <text:p>348610</text:p>
          </table:table-cell>
          <table:table-cell office:value-type="float" office:value="230694.501667835" calcext:value-type="float">
            <text:p>230694.501667835</text:p>
          </table:table-cell>
          <table:table-cell office:value-type="float" office:value="0.140348454000559" calcext:value-type="float">
            <text:p>0.140348454000559</text:p>
          </table:table-cell>
          <table:table-cell office:value-type="float" office:value="305456.108131979" calcext:value-type="float">
            <text:p>305456.108131979</text:p>
          </table:table-cell>
          <table:table-cell office:value-type="float" office:value="251932.887101182" calcext:value-type="float">
            <text:p>251932.88710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397703056" calcext:value-type="float">
            <text:p>48.397703056</text:p>
          </table:table-cell>
          <table:table-cell office:value-type="float" office:value="329432" calcext:value-type="float">
            <text:p>329432</text:p>
          </table:table-cell>
          <table:table-cell office:value-type="float" office:value="264422.863515712" calcext:value-type="float">
            <text:p>264422.863515712</text:p>
          </table:table-cell>
          <table:table-cell office:value-type="float" office:value="0.104783895001674" calcext:value-type="float">
            <text:p>0.104783895001674</text:p>
          </table:table-cell>
          <table:table-cell office:value-type="float" office:value="302401.547050659" calcext:value-type="float">
            <text:p>302401.547050659</text:p>
          </table:table-cell>
          <table:table-cell office:value-type="float" office:value="287407.654961941" calcext:value-type="float">
            <text:p>287407.65496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5996721039992" calcext:value-type="float">
            <text:p>48.5996721039992</text:p>
          </table:table-cell>
          <table:table-cell office:value-type="float" office:value="275746" calcext:value-type="float">
            <text:p>275746</text:p>
          </table:table-cell>
          <table:table-cell office:value-type="float" office:value="335994.799504425" calcext:value-type="float">
            <text:p>335994.799504425</text:p>
          </table:table-cell>
          <table:table-cell office:value-type="float" office:value="0.103210363999096" calcext:value-type="float">
            <text:p>0.103210363999096</text:p>
          </table:table-cell>
          <table:table-cell office:value-type="float" office:value="302401.547050659" calcext:value-type="float">
            <text:p>302401.547050659</text:p>
          </table:table-cell>
          <table:table-cell office:value-type="float" office:value="323721.844235692" calcext:value-type="float">
            <text:p>323721.844235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015407499988" calcext:value-type="float">
            <text:p>48.8015407499988</text:p>
          </table:table-cell>
          <table:table-cell office:value-type="float" office:value="256867" calcext:value-type="float">
            <text:p>256867</text:p>
          </table:table-cell>
          <table:table-cell office:value-type="float" office:value="294400.444806024" calcext:value-type="float">
            <text:p>294400.444806024</text:p>
          </table:table-cell>
          <table:table-cell office:value-type="float" office:value="0.10118385900023" calcext:value-type="float">
            <text:p>0.10118385900023</text:p>
          </table:table-cell>
          <table:table-cell office:value-type="float" office:value="299377.531580153" calcext:value-type="float">
            <text:p>299377.531580153</text:p>
          </table:table-cell>
          <table:table-cell office:value-type="float" office:value="267212.404186935" calcext:value-type="float">
            <text:p>267212.404186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0063637949988" calcext:value-type="float">
            <text:p>49.0063637949988</text:p>
          </table:table-cell>
          <table:table-cell office:value-type="float" office:value="298101" calcext:value-type="float">
            <text:p>298101</text:p>
          </table:table-cell>
          <table:table-cell office:value-type="float" office:value="260620.386883323" calcext:value-type="float">
            <text:p>260620.386883323</text:p>
          </table:table-cell>
          <table:table-cell office:value-type="float" office:value="0.101510205000523" calcext:value-type="float">
            <text:p>0.101510205000523</text:p>
          </table:table-cell>
          <table:table-cell office:value-type="float" office:value="296383.756264351" calcext:value-type="float">
            <text:p>296383.756264351</text:p>
          </table:table-cell>
          <table:table-cell office:value-type="float" office:value="255530.522057147" calcext:value-type="float">
            <text:p>255530.522057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2074093430001" calcext:value-type="float">
            <text:p>49.2074093430001</text:p>
          </table:table-cell>
          <table:table-cell office:value-type="float" office:value="335893" calcext:value-type="float">
            <text:p>335893</text:p>
          </table:table-cell>
          <table:table-cell office:value-type="float" office:value="198810.093518012" calcext:value-type="float">
            <text:p>198810.093518012</text:p>
          </table:table-cell>
          <table:table-cell office:value-type="float" office:value="0.148576601999594" calcext:value-type="float">
            <text:p>0.148576601999594</text:p>
          </table:table-cell>
          <table:table-cell office:value-type="float" office:value="293419.918701708" calcext:value-type="float">
            <text:p>293419.918701708</text:p>
          </table:table-cell>
          <table:table-cell office:value-type="float" office:value="115603.064827058" calcext:value-type="float">
            <text:p>115603.064827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4105142600001" calcext:value-type="float">
            <text:p>49.4105142600001</text:p>
          </table:table-cell>
          <table:table-cell office:value-type="float" office:value="313784" calcext:value-type="float">
            <text:p>313784</text:p>
          </table:table-cell>
          <table:table-cell office:value-type="float" office:value="173631.502044394" calcext:value-type="float">
            <text:p>173631.502044394</text:p>
          </table:table-cell>
          <table:table-cell office:value-type="float" office:value="0.104147060001196" calcext:value-type="float">
            <text:p>0.104147060001196</text:p>
          </table:table-cell>
          <table:table-cell office:value-type="float" office:value="290485.71951469" calcext:value-type="float">
            <text:p>290485.71951469</text:p>
          </table:table-cell>
          <table:table-cell office:value-type="float" office:value="292569.586864101" calcext:value-type="float">
            <text:p>292569.586864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6134925599999" calcext:value-type="float">
            <text:p>49.6134925599999</text:p>
          </table:table-cell>
          <table:table-cell office:value-type="float" office:value="259209" calcext:value-type="float">
            <text:p>259209</text:p>
          </table:table-cell>
          <table:table-cell office:value-type="float" office:value="320791.788816446" calcext:value-type="float">
            <text:p>320791.788816446</text:p>
          </table:table-cell>
          <table:table-cell office:value-type="float" office:value="0.102619857998434" calcext:value-type="float">
            <text:p>0.102619857998434</text:p>
          </table:table-cell>
          <table:table-cell office:value-type="float" office:value="287580.862319544" calcext:value-type="float">
            <text:p>287580.862319544</text:p>
          </table:table-cell>
          <table:table-cell office:value-type="float" office:value="311427.72858527" calcext:value-type="float">
            <text:p>311427.72858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8162658359997" calcext:value-type="float">
            <text:p>49.8162658359997</text:p>
          </table:table-cell>
          <table:table-cell office:value-type="float" office:value="245728" calcext:value-type="float">
            <text:p>245728</text:p>
          </table:table-cell>
          <table:table-cell office:value-type="float" office:value="195234.255940944" calcext:value-type="float">
            <text:p>195234.255940944</text:p>
          </table:table-cell>
          <table:table-cell office:value-type="float" office:value="0.127723730000071" calcext:value-type="float">
            <text:p>0.127723730000071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167623.710416256" calcext:value-type="float">
            <text:p>167623.710416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0192383739995" calcext:value-type="float">
            <text:p>50.0192383739995</text:p>
          </table:table-cell>
          <table:table-cell office:value-type="float" office:value="289754" calcext:value-type="float">
            <text:p>289754</text:p>
          </table:table-cell>
          <table:table-cell office:value-type="float" office:value="199019.038186847" calcext:value-type="float">
            <text:p>199019.038186847</text:p>
          </table:table-cell>
          <table:table-cell office:value-type="float" office:value="0.103784029000963" calcext:value-type="float">
            <text:p>0.103784029000963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03126.596942961" calcext:value-type="float">
            <text:p>203126.596942961</text:p>
          </table:table-cell>
          <table:table-cell office:value-type="float" office:value="12749.166234029" calcext:value-type="float">
            <text:p>12749.166234029</text:p>
          </table:table-cell>
        </table:table-row>
        <table:table-row table:style-name="ro1">
          <table:table-cell office:value-type="float" office:value="50.2231849079999" calcext:value-type="float">
            <text:p>50.2231849079999</text:p>
          </table:table-cell>
          <table:table-cell office:value-type="float" office:value="326733" calcext:value-type="float">
            <text:p>326733</text:p>
          </table:table-cell>
          <table:table-cell office:value-type="float" office:value="261170.211739148" calcext:value-type="float">
            <text:p>261170.211739148</text:p>
          </table:table-cell>
          <table:table-cell office:value-type="float" office:value="0.104691696000373" calcext:value-type="float">
            <text:p>0.104691696000373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93157.465084892" calcext:value-type="float">
            <text:p>293157.465084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4253749250001" calcext:value-type="float">
            <text:p>50.4253749250001</text:p>
          </table:table-cell>
          <table:table-cell office:value-type="float" office:value="304064" calcext:value-type="float">
            <text:p>304064</text:p>
          </table:table-cell>
          <table:table-cell office:value-type="float" office:value="306428.740031363" calcext:value-type="float">
            <text:p>306428.740031363</text:p>
          </table:table-cell>
          <table:table-cell office:value-type="float" office:value="0.105082387000948" calcext:value-type="float">
            <text:p>0.105082387000948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312995.066561183" calcext:value-type="float">
            <text:p>312995.06656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6270661339986" calcext:value-type="float">
            <text:p>50.6270661339986</text:p>
          </table:table-cell>
          <table:table-cell office:value-type="float" office:value="254097" calcext:value-type="float">
            <text:p>254097</text:p>
          </table:table-cell>
          <table:table-cell office:value-type="float" office:value="314882.651450833" calcext:value-type="float">
            <text:p>314882.651450833</text:p>
          </table:table-cell>
          <table:table-cell office:value-type="float" office:value="0.103769589000876" calcext:value-type="float">
            <text:p>0.103769589000876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304628.173260454" calcext:value-type="float">
            <text:p>304628.173260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8293360719999" calcext:value-type="float">
            <text:p>50.8293360719999</text:p>
          </table:table-cell>
          <table:table-cell office:value-type="float" office:value="247264" calcext:value-type="float">
            <text:p>247264</text:p>
          </table:table-cell>
          <table:table-cell office:value-type="float" office:value="271288.091719877" calcext:value-type="float">
            <text:p>271288.091719877</text:p>
          </table:table-cell>
          <table:table-cell office:value-type="float" office:value="0.101423788999455" calcext:value-type="float">
            <text:p>0.101423788999455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47830.131768558" calcext:value-type="float">
            <text:p>247830.131768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0315207759995" calcext:value-type="float">
            <text:p>51.0315207759995</text:p>
          </table:table-cell>
          <table:table-cell office:value-type="float" office:value="293301" calcext:value-type="float">
            <text:p>293301</text:p>
          </table:table-cell>
          <table:table-cell office:value-type="float" office:value="240899.037427042" calcext:value-type="float">
            <text:p>240899.037427042</text:p>
          </table:table-cell>
          <table:table-cell office:value-type="float" office:value="0.101285586999438" calcext:value-type="float">
            <text:p>0.101285586999438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38656.297192302" calcext:value-type="float">
            <text:p>238656.29719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2358555479987" calcext:value-type="float">
            <text:p>51.2358555479987</text:p>
          </table:table-cell>
          <table:table-cell office:value-type="float" office:value="327219" calcext:value-type="float">
            <text:p>327219</text:p>
          </table:table-cell>
          <table:table-cell office:value-type="float" office:value="271053.851086291" calcext:value-type="float">
            <text:p>271053.851086291</text:p>
          </table:table-cell>
          <table:table-cell office:value-type="float" office:value="0.102917968999463" calcext:value-type="float">
            <text:p>0.102917968999463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99808.786056273" calcext:value-type="float">
            <text:p>299808.786056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4448885179991" calcext:value-type="float">
            <text:p>51.4448885179991</text:p>
          </table:table-cell>
          <table:table-cell office:value-type="float" office:value="299012" calcext:value-type="float">
            <text:p>299012</text:p>
          </table:table-cell>
          <table:table-cell office:value-type="float" office:value="239866.456145945" calcext:value-type="float">
            <text:p>239866.456145945</text:p>
          </table:table-cell>
          <table:table-cell office:value-type="float" office:value="0.151350469001045" calcext:value-type="float">
            <text:p>0.151350469001045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51562.298407781" calcext:value-type="float">
            <text:p>251562.298407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6466808209989" calcext:value-type="float">
            <text:p>51.6466808209989</text:p>
          </table:table-cell>
          <table:table-cell office:value-type="float" office:value="250567" calcext:value-type="float">
            <text:p>250567</text:p>
          </table:table-cell>
          <table:table-cell office:value-type="float" office:value="264197.12688114" calcext:value-type="float">
            <text:p>264197.12688114</text:p>
          </table:table-cell>
          <table:table-cell office:value-type="float" office:value="0.104735375000018" calcext:value-type="float">
            <text:p>0.104735375000018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54783.486559054" calcext:value-type="float">
            <text:p>254783.486559054</text:p>
          </table:table-cell>
          <table:table-cell office:value-type="float" office:value="5463.92838601241" calcext:value-type="float">
            <text:p>5463.92838601241</text:p>
          </table:table-cell>
        </table:table-row>
        <table:table-row table:style-name="ro1">
          <table:table-cell office:value-type="float" office:value="51.8507329899985" calcext:value-type="float">
            <text:p>51.8507329899985</text:p>
          </table:table-cell>
          <table:table-cell office:value-type="float" office:value="250386" calcext:value-type="float">
            <text:p>250386</text:p>
          </table:table-cell>
          <table:table-cell office:value-type="float" office:value="258615.319299393" calcext:value-type="float">
            <text:p>258615.319299393</text:p>
          </table:table-cell>
          <table:table-cell office:value-type="float" office:value="0.101099960000283" calcext:value-type="float">
            <text:p>0.101099960000283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33498.95589906" calcext:value-type="float">
            <text:p>233498.95589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0535994739985" calcext:value-type="float">
            <text:p>52.0535994739985</text:p>
          </table:table-cell>
          <table:table-cell office:value-type="float" office:value="299004" calcext:value-type="float">
            <text:p>299004</text:p>
          </table:table-cell>
          <table:table-cell office:value-type="float" office:value="246156.550740694" calcext:value-type="float">
            <text:p>246156.550740694</text:p>
          </table:table-cell>
          <table:table-cell office:value-type="float" office:value="0.102602173999912" calcext:value-type="float">
            <text:p>0.102602173999912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47279.185656302" calcext:value-type="float">
            <text:p>247279.185656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2565546669994" calcext:value-type="float">
            <text:p>52.2565546669994</text:p>
          </table:table-cell>
          <table:table-cell office:value-type="float" office:value="327365" calcext:value-type="float">
            <text:p>327365</text:p>
          </table:table-cell>
          <table:table-cell office:value-type="float" office:value="271650.537522761" calcext:value-type="float">
            <text:p>271650.537522761</text:p>
          </table:table-cell>
          <table:table-cell office:value-type="float" office:value="0.103094142999907" calcext:value-type="float">
            <text:p>0.103094142999907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96226.92679923" calcext:value-type="float">
            <text:p>296226.92679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4594058909988" calcext:value-type="float">
            <text:p>52.4594058909988</text:p>
          </table:table-cell>
          <table:table-cell office:value-type="float" office:value="295389" calcext:value-type="float">
            <text:p>295389</text:p>
          </table:table-cell>
          <table:table-cell office:value-type="float" office:value="314203.005187081" calcext:value-type="float">
            <text:p>314203.005187081</text:p>
          </table:table-cell>
          <table:table-cell office:value-type="float" office:value="0.103349277000234" calcext:value-type="float">
            <text:p>0.103349277000234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326719.685734916" calcext:value-type="float">
            <text:p>326719.685734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7385407029997" calcext:value-type="float">
            <text:p>52.7385407029997</text:p>
          </table:table-cell>
          <table:table-cell office:value-type="float" office:value="242095" calcext:value-type="float">
            <text:p>242095</text:p>
          </table:table-cell>
          <table:table-cell office:value-type="float" office:value="210585.65618279" calcext:value-type="float">
            <text:p>210585.65618279</text:p>
          </table:table-cell>
          <table:table-cell office:value-type="float" office:value="0.23800268299965" calcext:value-type="float">
            <text:p>0.23800268299965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196241.59385795" calcext:value-type="float">
            <text:p>196241.59385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9456884319989" calcext:value-type="float">
            <text:p>52.9456884319989</text:p>
          </table:table-cell>
          <table:table-cell office:value-type="float" office:value="270600" calcext:value-type="float">
            <text:p>270600</text:p>
          </table:table-cell>
          <table:table-cell office:value-type="float" office:value="267962.916481751" calcext:value-type="float">
            <text:p>267962.916481751</text:p>
          </table:table-cell>
          <table:table-cell office:value-type="float" office:value="0.103266198000711" calcext:value-type="float">
            <text:p>0.103266198000711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41022.810140475" calcext:value-type="float">
            <text:p>241022.810140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1538731989986" calcext:value-type="float">
            <text:p>53.1538731989986</text:p>
          </table:table-cell>
          <table:table-cell office:value-type="float" office:value="319965" calcext:value-type="float">
            <text:p>319965</text:p>
          </table:table-cell>
          <table:table-cell office:value-type="float" office:value="213315.355102798" calcext:value-type="float">
            <text:p>213315.355102798</text:p>
          </table:table-cell>
          <table:table-cell office:value-type="float" office:value="0.106324016000144" calcext:value-type="float">
            <text:p>0.106324016000144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20499.012760618" calcext:value-type="float">
            <text:p>220499.01276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3564796760002" calcext:value-type="float">
            <text:p>53.3564796760002</text:p>
          </table:table-cell>
          <table:table-cell office:value-type="float" office:value="318087" calcext:value-type="float">
            <text:p>318087</text:p>
          </table:table-cell>
          <table:table-cell office:value-type="float" office:value="271893.682926562" calcext:value-type="float">
            <text:p>271893.682926562</text:p>
          </table:table-cell>
          <table:table-cell office:value-type="float" office:value="0.102976893998857" calcext:value-type="float">
            <text:p>0.102976893998857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304073.294694852" calcext:value-type="float">
            <text:p>304073.294694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5581522049997" calcext:value-type="float">
            <text:p>53.5581522049997</text:p>
          </table:table-cell>
          <table:table-cell office:value-type="float" office:value="269257" calcext:value-type="float">
            <text:p>269257</text:p>
          </table:table-cell>
          <table:table-cell office:value-type="float" office:value="304943.765350455" calcext:value-type="float">
            <text:p>304943.765350455</text:p>
          </table:table-cell>
          <table:table-cell office:value-type="float" office:value="0.1064847130001" calcext:value-type="float">
            <text:p>0.1064847130001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303994.436726052" calcext:value-type="float">
            <text:p>303994.436726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7603486909993" calcext:value-type="float">
            <text:p>53.7603486909993</text:p>
          </table:table-cell>
          <table:table-cell office:value-type="float" office:value="242102" calcext:value-type="float">
            <text:p>242102</text:p>
          </table:table-cell>
          <table:table-cell office:value-type="float" office:value="290836.276932015" calcext:value-type="float">
            <text:p>290836.276932015</text:p>
          </table:table-cell>
          <table:table-cell office:value-type="float" office:value="0.101278084001024" calcext:value-type="float">
            <text:p>0.101278084001024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66152.721697946" calcext:value-type="float">
            <text:p>266152.721697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9641217919998" calcext:value-type="float">
            <text:p>53.9641217919998</text:p>
          </table:table-cell>
          <table:table-cell office:value-type="float" office:value="275354" calcext:value-type="float">
            <text:p>275354</text:p>
          </table:table-cell>
          <table:table-cell office:value-type="float" office:value="253252.36680191" calcext:value-type="float">
            <text:p>253252.36680191</text:p>
          </table:table-cell>
          <table:table-cell office:value-type="float" office:value="0.102207861000352" calcext:value-type="float">
            <text:p>0.102207861000352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36492.520932863" calcext:value-type="float">
            <text:p>236492.52093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1694418030002" calcext:value-type="float">
            <text:p>54.1694418030002</text:p>
          </table:table-cell>
          <table:table-cell office:value-type="float" office:value="322152" calcext:value-type="float">
            <text:p>322152</text:p>
          </table:table-cell>
          <table:table-cell office:value-type="float" office:value="254294.707389513" calcext:value-type="float">
            <text:p>254294.707389513</text:p>
          </table:table-cell>
          <table:table-cell office:value-type="float" office:value="0.10253206300149" calcext:value-type="float">
            <text:p>0.10253206300149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74136.585539168" calcext:value-type="float">
            <text:p>274136.585539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3718371609994" calcext:value-type="float">
            <text:p>54.3718371609994</text:p>
          </table:table-cell>
          <table:table-cell office:value-type="float" office:value="315370" calcext:value-type="float">
            <text:p>315370</text:p>
          </table:table-cell>
          <table:table-cell office:value-type="float" office:value="299006.164699638" calcext:value-type="float">
            <text:p>299006.164699638</text:p>
          </table:table-cell>
          <table:table-cell office:value-type="float" office:value="0.101664502999483" calcext:value-type="float">
            <text:p>0.101664502999483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322662.544340104" calcext:value-type="float">
            <text:p>322662.54434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5737469809992" calcext:value-type="float">
            <text:p>54.5737469809992</text:p>
          </table:table-cell>
          <table:table-cell office:value-type="float" office:value="265485" calcext:value-type="float">
            <text:p>265485</text:p>
          </table:table-cell>
          <table:table-cell office:value-type="float" office:value="314988.046376483" calcext:value-type="float">
            <text:p>314988.046376483</text:p>
          </table:table-cell>
          <table:table-cell office:value-type="float" office:value="0.103263046999928" calcext:value-type="float">
            <text:p>0.103263046999928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311559.746732873" calcext:value-type="float">
            <text:p>311559.74673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7773644609988" calcext:value-type="float">
            <text:p>54.7773644609988</text:p>
          </table:table-cell>
          <table:table-cell office:value-type="float" office:value="242658" calcext:value-type="float">
            <text:p>242658</text:p>
          </table:table-cell>
          <table:table-cell office:value-type="float" office:value="282096.690889791" calcext:value-type="float">
            <text:p>282096.690889791</text:p>
          </table:table-cell>
          <table:table-cell office:value-type="float" office:value="0.102733608999188" calcext:value-type="float">
            <text:p>0.102733608999188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55060.034086715" calcext:value-type="float">
            <text:p>255060.034086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9799630199996" calcext:value-type="float">
            <text:p>54.9799630199996</text:p>
          </table:table-cell>
          <table:table-cell office:value-type="float" office:value="279540" calcext:value-type="float">
            <text:p>279540</text:p>
          </table:table-cell>
          <table:table-cell office:value-type="float" office:value="168023.584022271" calcext:value-type="float">
            <text:p>168023.584022271</text:p>
          </table:table-cell>
          <table:table-cell office:value-type="float" office:value="0.10180130900153" calcext:value-type="float">
            <text:p>0.10180130900153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174682.53288769" calcext:value-type="float">
            <text:p>174682.53288769</text:p>
          </table:table-cell>
          <table:table-cell office:value-type="float" office:value="16378.1935200459" calcext:value-type="float">
            <text:p>16378.1935200459</text:p>
          </table:table-cell>
        </table:table-row>
        <table:table-row table:style-name="ro1">
          <table:table-cell office:value-type="float" office:value="55.1847627989991" calcext:value-type="float">
            <text:p>55.1847627989991</text:p>
          </table:table-cell>
          <table:table-cell office:value-type="float" office:value="323782" calcext:value-type="float">
            <text:p>323782</text:p>
          </table:table-cell>
          <table:table-cell office:value-type="float" office:value="263970.98456114" calcext:value-type="float">
            <text:p>263970.98456114</text:p>
          </table:table-cell>
          <table:table-cell office:value-type="float" office:value="0.106436742000369" calcext:value-type="float">
            <text:p>0.106436742000369</text:p>
          </table:table-cell>
          <table:table-cell office:value-type="float" office:value="284705.053696348" calcext:value-type="float">
            <text:p>284705.053696348</text:p>
          </table:table-cell>
          <table:table-cell office:value-type="float" office:value="291713.824584818" calcext:value-type="float">
            <text:p>291713.824584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3881383409989" calcext:value-type="float">
            <text:p>55.3881383409989</text:p>
          </table:table-cell>
          <table:table-cell office:value-type="float" office:value="344353" calcext:value-type="float">
            <text:p>344353</text:p>
          </table:table-cell>
          <table:table-cell office:value-type="float" office:value="301339.551776445" calcext:value-type="float">
            <text:p>301339.551776445</text:p>
          </table:table-cell>
          <table:table-cell office:value-type="float" office:value="0.104901538001286" calcext:value-type="float">
            <text:p>0.104901538001286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325003.513913911" calcext:value-type="float">
            <text:p>325003.513913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5898604109989" calcext:value-type="float">
            <text:p>55.5898604109989</text:p>
          </table:table-cell>
          <table:table-cell office:value-type="float" office:value="288440" calcext:value-type="float">
            <text:p>288440</text:p>
          </table:table-cell>
          <table:table-cell office:value-type="float" office:value="334712.506008012" calcext:value-type="float">
            <text:p>334712.506008012</text:p>
          </table:table-cell>
          <table:table-cell office:value-type="float" office:value="0.103126457999679" calcext:value-type="float">
            <text:p>0.103126457999679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332781.639336533" calcext:value-type="float">
            <text:p>332781.639336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7932064669985" calcext:value-type="float">
            <text:p>55.7932064669985</text:p>
          </table:table-cell>
          <table:table-cell office:value-type="float" office:value="268318" calcext:value-type="float">
            <text:p>268318</text:p>
          </table:table-cell>
          <table:table-cell office:value-type="float" office:value="311825.092830749" calcext:value-type="float">
            <text:p>311825.092830749</text:p>
          </table:table-cell>
          <table:table-cell office:value-type="float" office:value="0.101312570999653" calcext:value-type="float">
            <text:p>0.101312570999653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281934.385509109" calcext:value-type="float">
            <text:p>281934.385509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9986886779989" calcext:value-type="float">
            <text:p>55.9986886779989</text:p>
          </table:table-cell>
          <table:table-cell office:value-type="float" office:value="313015" calcext:value-type="float">
            <text:p>313015</text:p>
          </table:table-cell>
          <table:table-cell office:value-type="float" office:value="267491.117949724" calcext:value-type="float">
            <text:p>267491.117949724</text:p>
          </table:table-cell>
          <table:table-cell office:value-type="float" office:value="0.102640867999071" calcext:value-type="float">
            <text:p>0.102640867999071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261416.964861762" calcext:value-type="float">
            <text:p>261416.96486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2025752640002" calcext:value-type="float">
            <text:p>56.2025752640002</text:p>
          </table:table-cell>
          <table:table-cell office:value-type="float" office:value="358413" calcext:value-type="float">
            <text:p>358413</text:p>
          </table:table-cell>
          <table:table-cell office:value-type="float" office:value="287089.439984761" calcext:value-type="float">
            <text:p>287089.439984761</text:p>
          </table:table-cell>
          <table:table-cell office:value-type="float" office:value="0.103944968001088" calcext:value-type="float">
            <text:p>0.103944968001088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316407.926131796" calcext:value-type="float">
            <text:p>316407.92613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4421880559985" calcext:value-type="float">
            <text:p>56.4421880559985</text:p>
          </table:table-cell>
          <table:table-cell office:value-type="float" office:value="330112" calcext:value-type="float">
            <text:p>330112</text:p>
          </table:table-cell>
          <table:table-cell office:value-type="float" office:value="84452.2495155136" calcext:value-type="float">
            <text:p>84452.2495155136</text:p>
          </table:table-cell>
          <table:table-cell office:value-type="float" office:value="0.287768367001263" calcext:value-type="float">
            <text:p>0.287768367001263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100149.339754832" calcext:value-type="float">
            <text:p>100149.339754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6458164879987" calcext:value-type="float">
            <text:p>56.6458164879987</text:p>
          </table:table-cell>
          <table:table-cell office:value-type="float" office:value="276346" calcext:value-type="float">
            <text:p>276346</text:p>
          </table:table-cell>
          <table:table-cell office:value-type="float" office:value="300772.615523718" calcext:value-type="float">
            <text:p>300772.615523718</text:p>
          </table:table-cell>
          <table:table-cell office:value-type="float" office:value="0.104530664999402" calcext:value-type="float">
            <text:p>0.104530664999402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284010.58623113" calcext:value-type="float">
            <text:p>284010.58623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8495301179992" calcext:value-type="float">
            <text:p>56.8495301179992</text:p>
          </table:table-cell>
          <table:table-cell office:value-type="float" office:value="275363" calcext:value-type="float">
            <text:p>275363</text:p>
          </table:table-cell>
          <table:table-cell office:value-type="float" office:value="296109.772536311" calcext:value-type="float">
            <text:p>296109.772536311</text:p>
          </table:table-cell>
          <table:table-cell office:value-type="float" office:value="0.103741031000027" calcext:value-type="float">
            <text:p>0.103741031000027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270098.52222233" calcext:value-type="float">
            <text:p>270098.52222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0534779089994" calcext:value-type="float">
            <text:p>57.0534779089994</text:p>
          </table:table-cell>
          <table:table-cell office:value-type="float" office:value="328976" calcext:value-type="float">
            <text:p>328976</text:p>
          </table:table-cell>
          <table:table-cell office:value-type="float" office:value="270265.745436487" calcext:value-type="float">
            <text:p>270265.745436487</text:p>
          </table:table-cell>
          <table:table-cell office:value-type="float" office:value="0.103913957000259" calcext:value-type="float">
            <text:p>0.103913957000259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274023.091635607" calcext:value-type="float">
            <text:p>274023.091635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2572508739995" calcext:value-type="float">
            <text:p>57.2572508739995</text:p>
          </table:table-cell>
          <table:table-cell office:value-type="float" office:value="360616" calcext:value-type="float">
            <text:p>360616</text:p>
          </table:table-cell>
          <table:table-cell office:value-type="float" office:value="300664.810392813" calcext:value-type="float">
            <text:p>300664.810392813</text:p>
          </table:table-cell>
          <table:table-cell office:value-type="float" office:value="0.10522206800124" calcext:value-type="float">
            <text:p>0.10522206800124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332686.168145817" calcext:value-type="float">
            <text:p>332686.168145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4588748869992" calcext:value-type="float">
            <text:p>57.4588748869992</text:p>
          </table:table-cell>
          <table:table-cell office:value-type="float" office:value="325682" calcext:value-type="float">
            <text:p>325682</text:p>
          </table:table-cell>
          <table:table-cell office:value-type="float" office:value="336556.308358004" calcext:value-type="float">
            <text:p>336556.308358004</text:p>
          </table:table-cell>
          <table:table-cell office:value-type="float" office:value="0.105301637000593" calcext:value-type="float">
            <text:p>0.105301637000593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342250.074848184" calcext:value-type="float">
            <text:p>342250.074848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6604168319991" calcext:value-type="float">
            <text:p>57.6604168319991</text:p>
          </table:table-cell>
          <table:table-cell office:value-type="float" office:value="273841" calcext:value-type="float">
            <text:p>273841</text:p>
          </table:table-cell>
          <table:table-cell office:value-type="float" office:value="288081.282511802" calcext:value-type="float">
            <text:p>288081.282511802</text:p>
          </table:table-cell>
          <table:table-cell office:value-type="float" office:value="0.132575130000987" calcext:value-type="float">
            <text:p>0.132575130000987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270385.015735294" calcext:value-type="float">
            <text:p>270385.015735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8624679079985" calcext:value-type="float">
            <text:p>57.8624679079985</text:p>
          </table:table-cell>
          <table:table-cell office:value-type="float" office:value="277764" calcext:value-type="float">
            <text:p>277764</text:p>
          </table:table-cell>
          <table:table-cell office:value-type="float" office:value="288862.908997064" calcext:value-type="float">
            <text:p>288862.908997064</text:p>
          </table:table-cell>
          <table:table-cell office:value-type="float" office:value="0.105297858000995" calcext:value-type="float">
            <text:p>0.105297858000995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268844.558093244" calcext:value-type="float">
            <text:p>268844.558093244</text:p>
          </table:table-cell>
          <table:table-cell office:value-type="float" office:value="1823.62627799375" calcext:value-type="float">
            <text:p>1823.62627799375</text:p>
          </table:table-cell>
        </table:table-row>
        <table:table-row table:style-name="ro1">
          <table:table-cell office:value-type="float" office:value="58.0693878599996" calcext:value-type="float">
            <text:p>58.0693878599996</text:p>
          </table:table-cell>
          <table:table-cell office:value-type="float" office:value="333667" calcext:value-type="float">
            <text:p>333667</text:p>
          </table:table-cell>
          <table:table-cell office:value-type="float" office:value="254499.711165403" calcext:value-type="float">
            <text:p>254499.711165403</text:p>
          </table:table-cell>
          <table:table-cell office:value-type="float" office:value="0.106262444000095" calcext:value-type="float">
            <text:p>0.106262444000095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242950.078071443" calcext:value-type="float">
            <text:p>242950.07807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2752657149995" calcext:value-type="float">
            <text:p>58.2752657149995</text:p>
          </table:table-cell>
          <table:table-cell office:value-type="float" office:value="360116" calcext:value-type="float">
            <text:p>360116</text:p>
          </table:table-cell>
          <table:table-cell office:value-type="float" office:value="223409.92250274" calcext:value-type="float">
            <text:p>223409.92250274</text:p>
          </table:table-cell>
          <table:table-cell office:value-type="float" office:value="0.104127171000073" calcext:value-type="float">
            <text:p>0.104127171000073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280298.450807609" calcext:value-type="float">
            <text:p>280298.450807609</text:p>
          </table:table-cell>
          <table:table-cell office:value-type="float" office:value="9726.00681596668" calcext:value-type="float">
            <text:p>9726.00681596668</text:p>
          </table:table-cell>
        </table:table-row>
        <table:table-row table:style-name="ro1">
          <table:table-cell office:value-type="float" office:value="58.4771848259989" calcext:value-type="float">
            <text:p>58.4771848259989</text:p>
          </table:table-cell>
          <table:table-cell office:value-type="float" office:value="320282" calcext:value-type="float">
            <text:p>320282</text:p>
          </table:table-cell>
          <table:table-cell office:value-type="float" office:value="345973.818395276" calcext:value-type="float">
            <text:p>345973.818395276</text:p>
          </table:table-cell>
          <table:table-cell office:value-type="float" office:value="0.110507301000325" calcext:value-type="float">
            <text:p>0.110507301000325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351469.518809152" calcext:value-type="float">
            <text:p>351469.518809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6791016679999" calcext:value-type="float">
            <text:p>58.6791016679999</text:p>
          </table:table-cell>
          <table:table-cell office:value-type="float" office:value="271062" calcext:value-type="float">
            <text:p>271062</text:p>
          </table:table-cell>
          <table:table-cell office:value-type="float" office:value="332517.482715103" calcext:value-type="float">
            <text:p>332517.482715103</text:p>
          </table:table-cell>
          <table:table-cell office:value-type="float" office:value="0.105347053999139" calcext:value-type="float">
            <text:p>0.105347053999139</text:p>
          </table:table-cell>
          <table:table-cell office:value-type="float" office:value="313604.898778608" calcext:value-type="float">
            <text:p>313604.898778608</text:p>
          </table:table-cell>
          <table:table-cell office:value-type="float" office:value="312946.933375101" calcext:value-type="float">
            <text:p>312946.933375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8806347749996" calcext:value-type="float">
            <text:p>58.8806347749996</text:p>
          </table:table-cell>
          <table:table-cell office:value-type="float" office:value="303830" calcext:value-type="float">
            <text:p>303830</text:p>
          </table:table-cell>
          <table:table-cell office:value-type="float" office:value="285571.770128141" calcext:value-type="float">
            <text:p>285571.770128141</text:p>
          </table:table-cell>
          <table:table-cell office:value-type="float" office:value="0.102188371000011" calcext:value-type="float">
            <text:p>0.102188371000011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256991.49384914" calcext:value-type="float">
            <text:p>256991.49384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0835294009994" calcext:value-type="float">
            <text:p>59.0835294009994</text:p>
          </table:table-cell>
          <table:table-cell office:value-type="float" office:value="363864" calcext:value-type="float">
            <text:p>363864</text:p>
          </table:table-cell>
          <table:table-cell office:value-type="float" office:value="277877.202263721" calcext:value-type="float">
            <text:p>277877.202263721</text:p>
          </table:table-cell>
          <table:table-cell office:value-type="float" office:value="0.104803685000661" calcext:value-type="float">
            <text:p>0.104803685000661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298123.50645229" calcext:value-type="float">
            <text:p>298123.50645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2855742849988" calcext:value-type="float">
            <text:p>59.2855742849988</text:p>
          </table:table-cell>
          <table:table-cell office:value-type="float" office:value="387663" calcext:value-type="float">
            <text:p>387663</text:p>
          </table:table-cell>
          <table:table-cell office:value-type="float" office:value="333182.11799441" calcext:value-type="float">
            <text:p>333182.11799441</text:p>
          </table:table-cell>
          <table:table-cell office:value-type="float" office:value="0.103256338999927" calcext:value-type="float">
            <text:p>0.103256338999927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363856.001317484" calcext:value-type="float">
            <text:p>363856.001317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4902498319989" calcext:value-type="float">
            <text:p>59.4902498319989</text:p>
          </table:table-cell>
          <table:table-cell office:value-type="float" office:value="341114" calcext:value-type="float">
            <text:p>341114</text:p>
          </table:table-cell>
          <table:table-cell office:value-type="float" office:value="367432.08336063" calcext:value-type="float">
            <text:p>367432.08336063</text:p>
          </table:table-cell>
          <table:table-cell office:value-type="float" office:value="0.109500323000248" calcext:value-type="float">
            <text:p>0.109500323000248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379591.988567777" calcext:value-type="float">
            <text:p>379591.988567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692622949" calcext:value-type="float">
            <text:p>59.692622949</text:p>
          </table:table-cell>
          <table:table-cell office:value-type="float" office:value="290686" calcext:value-type="float">
            <text:p>290686</text:p>
          </table:table-cell>
          <table:table-cell office:value-type="float" office:value="353355.635255378" calcext:value-type="float">
            <text:p>353355.635255378</text:p>
          </table:table-cell>
          <table:table-cell office:value-type="float" office:value="0.107215833000737" calcext:value-type="float">
            <text:p>0.107215833000737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329571.802846979" calcext:value-type="float">
            <text:p>329571.802846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8944376489999" calcext:value-type="float">
            <text:p>59.8944376489999</text:p>
          </table:table-cell>
          <table:table-cell office:value-type="float" office:value="307190" calcext:value-type="float">
            <text:p>307190</text:p>
          </table:table-cell>
          <table:table-cell office:value-type="float" office:value="238679.334377306" calcext:value-type="float">
            <text:p>238679.334377306</text:p>
          </table:table-cell>
          <table:table-cell office:value-type="float" office:value="0.122181777000151" calcext:value-type="float">
            <text:p>0.122181777000151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201366.783532217" calcext:value-type="float">
            <text:p>201366.78353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2191055989988" calcext:value-type="float">
            <text:p>60.2191055989988</text:p>
          </table:table-cell>
          <table:table-cell office:value-type="float" office:value="388070" calcext:value-type="float">
            <text:p>388070</text:p>
          </table:table-cell>
          <table:table-cell office:value-type="float" office:value="242316.218501196" calcext:value-type="float">
            <text:p>242316.218501196</text:p>
          </table:table-cell>
          <table:table-cell office:value-type="float" office:value="0.245204053000634" calcext:value-type="float">
            <text:p>0.245204053000634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262295.577857264" calcext:value-type="float">
            <text:p>262295.577857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423025787999" calcext:value-type="float">
            <text:p>60.423025787999</text:p>
          </table:table-cell>
          <table:table-cell office:value-type="float" office:value="361623" calcext:value-type="float">
            <text:p>361623</text:p>
          </table:table-cell>
          <table:table-cell office:value-type="float" office:value="317596.347649487" calcext:value-type="float">
            <text:p>317596.347649487</text:p>
          </table:table-cell>
          <table:table-cell office:value-type="float" office:value="0.10224943799949" calcext:value-type="float">
            <text:p>0.10224943799949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358921.324881894" calcext:value-type="float">
            <text:p>358921.32488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6254183499987" calcext:value-type="float">
            <text:p>60.6254183499987</text:p>
          </table:table-cell>
          <table:table-cell office:value-type="float" office:value="302236" calcext:value-type="float">
            <text:p>302236</text:p>
          </table:table-cell>
          <table:table-cell office:value-type="float" office:value="364042.495094559" calcext:value-type="float">
            <text:p>364042.495094559</text:p>
          </table:table-cell>
          <table:table-cell office:value-type="float" office:value="0.107111424000323" calcext:value-type="float">
            <text:p>0.107111424000323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346237.704273372" calcext:value-type="float">
            <text:p>346237.704273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828010539999" calcext:value-type="float">
            <text:p>60.828010539999</text:p>
          </table:table-cell>
          <table:table-cell office:value-type="float" office:value="293428" calcext:value-type="float">
            <text:p>293428</text:p>
          </table:table-cell>
          <table:table-cell office:value-type="float" office:value="326690.601726634" calcext:value-type="float">
            <text:p>326690.601726634</text:p>
          </table:table-cell>
          <table:table-cell office:value-type="float" office:value="0.102411317000588" calcext:value-type="float">
            <text:p>0.102411317000588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296138.833506904" calcext:value-type="float">
            <text:p>296138.833506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0295588339995" calcext:value-type="float">
            <text:p>61.0295588339995</text:p>
          </table:table-cell>
          <table:table-cell office:value-type="float" office:value="347523" calcext:value-type="float">
            <text:p>347523</text:p>
          </table:table-cell>
          <table:table-cell office:value-type="float" office:value="286568.892562752" calcext:value-type="float">
            <text:p>286568.892562752</text:p>
          </table:table-cell>
          <table:table-cell office:value-type="float" office:value="0.104262323000512" calcext:value-type="float">
            <text:p>0.104262323000512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285955.762336752" calcext:value-type="float">
            <text:p>285955.762336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2368383569992" calcext:value-type="float">
            <text:p>61.2368383569992</text:p>
          </table:table-cell>
          <table:table-cell office:value-type="float" office:value="388733" calcext:value-type="float">
            <text:p>388733</text:p>
          </table:table-cell>
          <table:table-cell office:value-type="float" office:value="318291.739514142" calcext:value-type="float">
            <text:p>318291.739514142</text:p>
          </table:table-cell>
          <table:table-cell office:value-type="float" office:value="0.106649313000162" calcext:value-type="float">
            <text:p>0.106649313000162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354514.962324373" calcext:value-type="float">
            <text:p>354514.962324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441612921999" calcext:value-type="float">
            <text:p>61.441612921999</text:p>
          </table:table-cell>
          <table:table-cell office:value-type="float" office:value="356480" calcext:value-type="float">
            <text:p>356480</text:p>
          </table:table-cell>
          <table:table-cell office:value-type="float" office:value="331425.499896919" calcext:value-type="float">
            <text:p>331425.499896919</text:p>
          </table:table-cell>
          <table:table-cell office:value-type="float" office:value="0.13270951100094" calcext:value-type="float">
            <text:p>0.13270951100094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343897.590577471" calcext:value-type="float">
            <text:p>343897.590577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6440747870001" calcext:value-type="float">
            <text:p>61.6440747870001</text:p>
          </table:table-cell>
          <table:table-cell office:value-type="float" office:value="298198" calcext:value-type="float">
            <text:p>298198</text:p>
          </table:table-cell>
          <table:table-cell office:value-type="float" office:value="233030.361228425" calcext:value-type="float">
            <text:p>233030.361228425</text:p>
          </table:table-cell>
          <table:table-cell office:value-type="float" office:value="0.117283088000477" calcext:value-type="float">
            <text:p>0.117283088000477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259470.069399113" calcext:value-type="float">
            <text:p>259470.069399113</text:p>
          </table:table-cell>
          <table:table-cell office:value-type="float" office:value="42305.9855940046" calcext:value-type="float">
            <text:p>42305.9855940046</text:p>
          </table:table-cell>
        </table:table-row>
        <table:table-row table:style-name="ro1">
          <table:table-cell office:value-type="float" office:value="61.8483638519992" calcext:value-type="float">
            <text:p>61.8483638519992</text:p>
          </table:table-cell>
          <table:table-cell office:value-type="float" office:value="297028" calcext:value-type="float">
            <text:p>297028</text:p>
          </table:table-cell>
          <table:table-cell office:value-type="float" office:value="328371.089487729" calcext:value-type="float">
            <text:p>328371.089487729</text:p>
          </table:table-cell>
          <table:table-cell office:value-type="float" office:value="0.101264793000155" calcext:value-type="float">
            <text:p>0.101264793000155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298592.376294614" calcext:value-type="float">
            <text:p>298592.376294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0513397099985" calcext:value-type="float">
            <text:p>62.0513397099985</text:p>
          </table:table-cell>
          <table:table-cell office:value-type="float" office:value="354546" calcext:value-type="float">
            <text:p>354546</text:p>
          </table:table-cell>
          <table:table-cell office:value-type="float" office:value="297994.574324264" calcext:value-type="float">
            <text:p>297994.574324264</text:p>
          </table:table-cell>
          <table:table-cell office:value-type="float" office:value="0.101992249001341" calcext:value-type="float">
            <text:p>0.101992249001341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297396.772353914" calcext:value-type="float">
            <text:p>297396.772353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2547344099985" calcext:value-type="float">
            <text:p>62.2547344099985</text:p>
          </table:table-cell>
          <table:table-cell office:value-type="float" office:value="388947" calcext:value-type="float">
            <text:p>388947</text:p>
          </table:table-cell>
          <table:table-cell office:value-type="float" office:value="324439.232349406" calcext:value-type="float">
            <text:p>324439.232349406</text:p>
          </table:table-cell>
          <table:table-cell office:value-type="float" office:value="0.102837260999877" calcext:value-type="float">
            <text:p>0.102837260999877</text:p>
          </table:table-cell>
          <table:table-cell office:value-type="float" office:value="338241.793013023" calcext:value-type="float">
            <text:p>338241.793013023</text:p>
          </table:table-cell>
          <table:table-cell office:value-type="float" office:value="353561.974168321" calcext:value-type="float">
            <text:p>353561.974168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457571261999" calcext:value-type="float">
            <text:p>62.457571261999</text:p>
          </table:table-cell>
          <table:table-cell office:value-type="float" office:value="380890" calcext:value-type="float">
            <text:p>380890</text:p>
          </table:table-cell>
          <table:table-cell office:value-type="float" office:value="358810.022065554" calcext:value-type="float">
            <text:p>358810.022065554</text:p>
          </table:table-cell>
          <table:table-cell office:value-type="float" office:value="0.109711387998686" calcext:value-type="float">
            <text:p>0.109711387998686</text:p>
          </table:table-cell>
          <table:table-cell office:value-type="float" office:value="366649.687392143" calcext:value-type="float">
            <text:p>366649.687392143</text:p>
          </table:table-cell>
          <table:table-cell office:value-type="float" office:value="376228.072785546" calcext:value-type="float">
            <text:p>376228.072785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6607283369995" calcext:value-type="float">
            <text:p>62.6607283369995</text:p>
          </table:table-cell>
          <table:table-cell office:value-type="float" office:value="319945" calcext:value-type="float">
            <text:p>319945</text:p>
          </table:table-cell>
          <table:table-cell office:value-type="float" office:value="373382.025778276" calcext:value-type="float">
            <text:p>373382.025778276</text:p>
          </table:table-cell>
          <table:table-cell office:value-type="float" office:value="0.103361590001441" calcext:value-type="float">
            <text:p>0.103361590001441</text:p>
          </table:table-cell>
          <table:table-cell office:value-type="float" office:value="366649.687392143" calcext:value-type="float">
            <text:p>366649.687392143</text:p>
          </table:table-cell>
          <table:table-cell office:value-type="float" office:value="369302.573592265" calcext:value-type="float">
            <text:p>369302.573592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864717896" calcext:value-type="float">
            <text:p>62.864717896</text:p>
          </table:table-cell>
          <table:table-cell office:value-type="float" office:value="325261" calcext:value-type="float">
            <text:p>325261</text:p>
          </table:table-cell>
          <table:table-cell office:value-type="float" office:value="337229.482029291" calcext:value-type="float">
            <text:p>337229.482029291</text:p>
          </table:table-cell>
          <table:table-cell office:value-type="float" office:value="0.10361312600071" calcext:value-type="float">
            <text:p>0.10361312600071</text:p>
          </table:table-cell>
          <table:table-cell office:value-type="float" office:value="366649.687392143" calcext:value-type="float">
            <text:p>366649.687392143</text:p>
          </table:table-cell>
          <table:table-cell office:value-type="float" office:value="309063.186180263" calcext:value-type="float">
            <text:p>309063.186180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0735403990002" calcext:value-type="float">
            <text:p>63.0735403990002</text:p>
          </table:table-cell>
          <table:table-cell office:value-type="float" office:value="390671" calcext:value-type="float">
            <text:p>390671</text:p>
          </table:table-cell>
          <table:table-cell office:value-type="float" office:value="244400.552610014" calcext:value-type="float">
            <text:p>244400.552610014</text:p>
          </table:table-cell>
          <table:table-cell office:value-type="float" office:value="0.141641438000079" calcext:value-type="float">
            <text:p>0.141641438000079</text:p>
          </table:table-cell>
          <table:table-cell office:value-type="float" office:value="366649.687392143" calcext:value-type="float">
            <text:p>366649.687392143</text:p>
          </table:table-cell>
          <table:table-cell office:value-type="float" office:value="252299.206464026" calcext:value-type="float">
            <text:p>252299.206464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2766923989984" calcext:value-type="float">
            <text:p>63.2766923989984</text:p>
          </table:table-cell>
          <table:table-cell office:value-type="float" office:value="421000" calcext:value-type="float">
            <text:p>421000</text:p>
          </table:table-cell>
          <table:table-cell office:value-type="float" office:value="322039.256755303" calcext:value-type="float">
            <text:p>322039.256755303</text:p>
          </table:table-cell>
          <table:table-cell office:value-type="float" office:value="0.110017531000267" calcext:value-type="float">
            <text:p>0.110017531000267</text:p>
          </table:table-cell>
          <table:table-cell office:value-type="float" office:value="366649.687392143" calcext:value-type="float">
            <text:p>366649.687392143</text:p>
          </table:table-cell>
          <table:table-cell office:value-type="float" office:value="370668.635649837" calcext:value-type="float">
            <text:p>370668.635649837</text:p>
          </table:table-cell>
          <table:table-cell office:value-type="float" office:value="17333.4946178365" calcext:value-type="float">
            <text:p>17333.4946178365</text:p>
          </table:table-cell>
        </table:table-row>
        <table:table-row table:style-name="ro1">
          <table:table-cell office:value-type="float" office:value="63.4786100229994" calcext:value-type="float">
            <text:p>63.4786100229994</text:p>
          </table:table-cell>
          <table:table-cell office:value-type="float" office:value="370545" calcext:value-type="float">
            <text:p>370545</text:p>
          </table:table-cell>
          <table:table-cell office:value-type="float" office:value="372082.798484084" calcext:value-type="float">
            <text:p>372082.798484084</text:p>
          </table:table-cell>
          <table:table-cell office:value-type="float" office:value="0.116064775998893" calcext:value-type="float">
            <text:p>0.116064775998893</text:p>
          </table:table-cell>
          <table:table-cell office:value-type="float" office:value="362983.190518221" calcext:value-type="float">
            <text:p>362983.190518221</text:p>
          </table:table-cell>
          <table:table-cell office:value-type="float" office:value="376502.500374576" calcext:value-type="float">
            <text:p>376502.5003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6800797479991" calcext:value-type="float">
            <text:p>63.6800797479991</text:p>
          </table:table-cell>
          <table:table-cell office:value-type="float" office:value="310575" calcext:value-type="float">
            <text:p>310575</text:p>
          </table:table-cell>
          <table:table-cell office:value-type="float" office:value="357899.145252518" calcext:value-type="float">
            <text:p>357899.145252518</text:p>
          </table:table-cell>
          <table:table-cell office:value-type="float" office:value="0.107880114001091" calcext:value-type="float">
            <text:p>0.107880114001091</text:p>
          </table:table-cell>
          <table:table-cell office:value-type="float" office:value="359353.358613039" calcext:value-type="float">
            <text:p>359353.358613039</text:p>
          </table:table-cell>
          <table:table-cell office:value-type="float" office:value="334782.924630407" calcext:value-type="float">
            <text:p>334782.924630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8844318299998" calcext:value-type="float">
            <text:p>63.8844318299998</text:p>
          </table:table-cell>
          <table:table-cell office:value-type="float" office:value="320180" calcext:value-type="float">
            <text:p>320180</text:p>
          </table:table-cell>
          <table:table-cell office:value-type="float" office:value="330325.754766505" calcext:value-type="float">
            <text:p>330325.754766505</text:p>
          </table:table-cell>
          <table:table-cell office:value-type="float" office:value="0.106165868000971" calcext:value-type="float">
            <text:p>0.106165868000971</text:p>
          </table:table-cell>
          <table:table-cell office:value-type="float" office:value="355759.825026909" calcext:value-type="float">
            <text:p>355759.825026909</text:p>
          </table:table-cell>
          <table:table-cell office:value-type="float" office:value="303607.039133414" calcext:value-type="float">
            <text:p>303607.039133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0859911059997" calcext:value-type="float">
            <text:p>64.0859911059997</text:p>
          </table:table-cell>
          <table:table-cell office:value-type="float" office:value="379453" calcext:value-type="float">
            <text:p>379453</text:p>
          </table:table-cell>
          <table:table-cell office:value-type="float" office:value="188535.804255618" calcext:value-type="float">
            <text:p>188535.804255618</text:p>
          </table:table-cell>
          <table:table-cell office:value-type="float" office:value="0.154215439999462" calcext:value-type="float">
            <text:p>0.154215439999462</text:p>
          </table:table-cell>
          <table:table-cell office:value-type="float" office:value="352202.22677664" calcext:value-type="float">
            <text:p>352202.22677664</text:p>
          </table:table-cell>
          <table:table-cell office:value-type="float" office:value="107840.42233362" calcext:value-type="float">
            <text:p>107840.42233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2884290849997" calcext:value-type="float">
            <text:p>64.2884290849997</text:p>
          </table:table-cell>
          <table:table-cell office:value-type="float" office:value="399497" calcext:value-type="float">
            <text:p>399497</text:p>
          </table:table-cell>
          <table:table-cell office:value-type="float" office:value="218731.952880335" calcext:value-type="float">
            <text:p>218731.952880335</text:p>
          </table:table-cell>
          <table:table-cell office:value-type="float" office:value="0.104352385998936" calcext:value-type="float">
            <text:p>0.104352385998936</text:p>
          </table:table-cell>
          <table:table-cell office:value-type="float" office:value="348680.204508873" calcext:value-type="float">
            <text:p>348680.204508873</text:p>
          </table:table-cell>
          <table:table-cell office:value-type="float" office:value="339162.626927664" calcext:value-type="float">
            <text:p>339162.626927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4908581129985" calcext:value-type="float">
            <text:p>64.4908581129985</text:p>
          </table:table-cell>
          <table:table-cell office:value-type="float" office:value="348175" calcext:value-type="float">
            <text:p>348175</text:p>
          </table:table-cell>
          <table:table-cell office:value-type="float" office:value="362806.437121305" calcext:value-type="float">
            <text:p>362806.437121305</text:p>
          </table:table-cell>
          <table:table-cell office:value-type="float" office:value="0.114272303000689" calcext:value-type="float">
            <text:p>0.114272303000689</text:p>
          </table:table-cell>
          <table:table-cell office:value-type="float" office:value="345193.402463785" calcext:value-type="float">
            <text:p>345193.402463785</text:p>
          </table:table-cell>
          <table:table-cell office:value-type="float" office:value="365056.540821768" calcext:value-type="float">
            <text:p>365056.54082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6939999569986" calcext:value-type="float">
            <text:p>64.6939999569986</text:p>
          </table:table-cell>
          <table:table-cell office:value-type="float" office:value="293604" calcext:value-type="float">
            <text:p>293604</text:p>
          </table:table-cell>
          <table:table-cell office:value-type="float" office:value="288513.015412776" calcext:value-type="float">
            <text:p>288513.015412776</text:p>
          </table:table-cell>
          <table:table-cell office:value-type="float" office:value="0.135141508999368" calcext:value-type="float">
            <text:p>0.135141508999368</text:p>
          </table:table-cell>
          <table:table-cell office:value-type="float" office:value="341741.468439147" calcext:value-type="float">
            <text:p>341741.468439147</text:p>
          </table:table-cell>
          <table:table-cell office:value-type="float" office:value="263135.045639008" calcext:value-type="float">
            <text:p>263135.045639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8975945929997" calcext:value-type="float">
            <text:p>64.8975945929997</text:p>
          </table:table-cell>
          <table:table-cell office:value-type="float" office:value="311149" calcext:value-type="float">
            <text:p>311149</text:p>
          </table:table-cell>
          <table:table-cell office:value-type="float" office:value="199891.131818691" calcext:value-type="float">
            <text:p>199891.131818691</text:p>
          </table:table-cell>
          <table:table-cell office:value-type="float" office:value="0.103857342999618" calcext:value-type="float">
            <text:p>0.103857342999618</text:p>
          </table:table-cell>
          <table:table-cell office:value-type="float" office:value="341741.468439147" calcext:value-type="float">
            <text:p>341741.468439147</text:p>
          </table:table-cell>
          <table:table-cell office:value-type="float" office:value="219005.367821435" calcext:value-type="float">
            <text:p>219005.367821435</text:p>
          </table:table-cell>
          <table:table-cell office:value-type="float" office:value="45529.6635807996" calcext:value-type="float">
            <text:p>45529.6635807996</text:p>
          </table:table-cell>
        </table:table-row>
        <table:table-row table:style-name="ro1">
          <table:table-cell office:value-type="float" office:value="65.1005499249986" calcext:value-type="float">
            <text:p>65.1005499249986</text:p>
          </table:table-cell>
          <table:table-cell office:value-type="float" office:value="368484" calcext:value-type="float">
            <text:p>368484</text:p>
          </table:table-cell>
          <table:table-cell office:value-type="float" office:value="298882.530215992" calcext:value-type="float">
            <text:p>298882.530215992</text:p>
          </table:table-cell>
          <table:table-cell office:value-type="float" office:value="0.103245016000074" calcext:value-type="float">
            <text:p>0.103245016000074</text:p>
          </table:table-cell>
          <table:table-cell office:value-type="float" office:value="338324.053754755" calcext:value-type="float">
            <text:p>338324.053754755</text:p>
          </table:table-cell>
          <table:table-cell office:value-type="float" office:value="307765.984181931" calcext:value-type="float">
            <text:p>307765.98418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3028729399994" calcext:value-type="float">
            <text:p>65.3028729399994</text:p>
          </table:table-cell>
          <table:table-cell office:value-type="float" office:value="382357" calcext:value-type="float">
            <text:p>382357</text:p>
          </table:table-cell>
          <table:table-cell office:value-type="float" office:value="330675.699983434" calcext:value-type="float">
            <text:p>330675.699983434</text:p>
          </table:table-cell>
          <table:table-cell office:value-type="float" office:value="0.109090087998993" calcext:value-type="float">
            <text:p>0.109090087998993</text:p>
          </table:table-cell>
          <table:table-cell office:value-type="float" office:value="334940.813217208" calcext:value-type="float">
            <text:p>334940.813217208</text:p>
          </table:table-cell>
          <table:table-cell office:value-type="float" office:value="359914.327965894" calcext:value-type="float">
            <text:p>359914.327965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5051756149987" calcext:value-type="float">
            <text:p>65.5051756149987</text:p>
          </table:table-cell>
          <table:table-cell office:value-type="float" office:value="329743" calcext:value-type="float">
            <text:p>329743</text:p>
          </table:table-cell>
          <table:table-cell office:value-type="float" office:value="373114.664546053" calcext:value-type="float">
            <text:p>373114.664546053</text:p>
          </table:table-cell>
          <table:table-cell office:value-type="float" office:value="0.107440501000383" calcext:value-type="float">
            <text:p>0.107440501000383</text:p>
          </table:table-cell>
          <table:table-cell office:value-type="float" office:value="331591.405085036" calcext:value-type="float">
            <text:p>331591.405085036</text:p>
          </table:table-cell>
          <table:table-cell office:value-type="float" office:value="380247.971155309" calcext:value-type="float">
            <text:p>380247.971155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7100900469995" calcext:value-type="float">
            <text:p>65.7100900469995</text:p>
          </table:table-cell>
          <table:table-cell office:value-type="float" office:value="283352" calcext:value-type="float">
            <text:p>283352</text:p>
          </table:table-cell>
          <table:table-cell office:value-type="float" office:value="354167.573086016" calcext:value-type="float">
            <text:p>354167.573086016</text:p>
          </table:table-cell>
          <table:table-cell office:value-type="float" office:value="0.103422222000518" calcext:value-type="float">
            <text:p>0.103422222000518</text:p>
          </table:table-cell>
          <table:table-cell office:value-type="float" office:value="331591.405085036" calcext:value-type="float">
            <text:p>331591.405085036</text:p>
          </table:table-cell>
          <table:table-cell office:value-type="float" office:value="323909.556246873" calcext:value-type="float">
            <text:p>323909.556246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9134253869997" calcext:value-type="float">
            <text:p>65.9134253869997</text:p>
          </table:table-cell>
          <table:table-cell office:value-type="float" office:value="302987" calcext:value-type="float">
            <text:p>302987</text:p>
          </table:table-cell>
          <table:table-cell office:value-type="float" office:value="303250.744770338" calcext:value-type="float">
            <text:p>303250.744770338</text:p>
          </table:table-cell>
          <table:table-cell office:value-type="float" office:value="0.102979919000063" calcext:value-type="float">
            <text:p>0.102979919000063</text:p>
          </table:table-cell>
          <table:table-cell office:value-type="float" office:value="328275.491034185" calcext:value-type="float">
            <text:p>328275.491034185</text:p>
          </table:table-cell>
          <table:table-cell office:value-type="float" office:value="279302.54708404" calcext:value-type="float">
            <text:p>279302.54708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11803659" calcext:value-type="float">
            <text:p>66.11803659</text:p>
          </table:table-cell>
          <table:table-cell office:value-type="float" office:value="358089" calcext:value-type="float">
            <text:p>358089</text:p>
          </table:table-cell>
          <table:table-cell office:value-type="float" office:value="285957.204590325" calcext:value-type="float">
            <text:p>285957.204590325</text:p>
          </table:table-cell>
          <table:table-cell office:value-type="float" office:value="0.107446279000214" calcext:value-type="float">
            <text:p>0.107446279000214</text:p>
          </table:table-cell>
          <table:table-cell office:value-type="float" office:value="324992.736123843" calcext:value-type="float">
            <text:p>324992.736123843</text:p>
          </table:table-cell>
          <table:table-cell office:value-type="float" office:value="299190.634516135" calcext:value-type="float">
            <text:p>299190.634516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3203400279999" calcext:value-type="float">
            <text:p>66.3203400279999</text:p>
          </table:table-cell>
          <table:table-cell office:value-type="float" office:value="365284" calcext:value-type="float">
            <text:p>365284</text:p>
          </table:table-cell>
          <table:table-cell office:value-type="float" office:value="206056.124224391" calcext:value-type="float">
            <text:p>206056.124224391</text:p>
          </table:table-cell>
          <table:table-cell office:value-type="float" office:value="0.10472767399915" calcext:value-type="float">
            <text:p>0.10472767399915</text:p>
          </table:table-cell>
          <table:table-cell office:value-type="float" office:value="321742.808762605" calcext:value-type="float">
            <text:p>321742.808762605</text:p>
          </table:table-cell>
          <table:table-cell office:value-type="float" office:value="219008.423536624" calcext:value-type="float">
            <text:p>219008.423536624</text:p>
          </table:table-cell>
          <table:table-cell office:value-type="float" office:value="66982.773413996" calcext:value-type="float">
            <text:p>66982.773413996</text:p>
          </table:table-cell>
        </table:table-row>
        <table:table-row table:style-name="ro1">
          <table:table-cell office:value-type="float" office:value="66.5232626749985" calcext:value-type="float">
            <text:p>66.5232626749985</text:p>
          </table:table-cell>
          <table:table-cell office:value-type="float" office:value="311560" calcext:value-type="float">
            <text:p>311560</text:p>
          </table:table-cell>
          <table:table-cell office:value-type="float" office:value="277059.23367615" calcext:value-type="float">
            <text:p>277059.23367615</text:p>
          </table:table-cell>
          <table:table-cell office:value-type="float" office:value="0.106829641001241" calcext:value-type="float">
            <text:p>0.106829641001241</text:p>
          </table:table-cell>
          <table:table-cell office:value-type="float" office:value="318525.380674979" calcext:value-type="float">
            <text:p>318525.380674979</text:p>
          </table:table-cell>
          <table:table-cell office:value-type="float" office:value="360694.889791646" calcext:value-type="float">
            <text:p>360694.88979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7273543880001" calcext:value-type="float">
            <text:p>66.7273543880001</text:p>
          </table:table-cell>
          <table:table-cell office:value-type="float" office:value="268498" calcext:value-type="float">
            <text:p>268498</text:p>
          </table:table-cell>
          <table:table-cell office:value-type="float" office:value="334913.352170385" calcext:value-type="float">
            <text:p>334913.352170385</text:p>
          </table:table-cell>
          <table:table-cell office:value-type="float" office:value="0.102241992999552" calcext:value-type="float">
            <text:p>0.102241992999552</text:p>
          </table:table-cell>
          <table:table-cell office:value-type="float" office:value="315340.126868229" calcext:value-type="float">
            <text:p>315340.126868229</text:p>
          </table:table-cell>
          <table:table-cell office:value-type="float" office:value="309722.40438459" calcext:value-type="float">
            <text:p>309722.40438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9309315709998" calcext:value-type="float">
            <text:p>66.9309315709998</text:p>
          </table:table-cell>
          <table:table-cell office:value-type="float" office:value="292692" calcext:value-type="float">
            <text:p>292692</text:p>
          </table:table-cell>
          <table:table-cell office:value-type="float" office:value="286343.903173195" calcext:value-type="float">
            <text:p>286343.903173195</text:p>
          </table:table-cell>
          <table:table-cell office:value-type="float" office:value="0.10205026299991" calcext:value-type="float">
            <text:p>0.10205026299991</text:p>
          </table:table-cell>
          <table:table-cell office:value-type="float" office:value="312186.725599547" calcext:value-type="float">
            <text:p>312186.725599547</text:p>
          </table:table-cell>
          <table:table-cell office:value-type="float" office:value="264153.586589279" calcext:value-type="float">
            <text:p>264153.58658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1331382749995" calcext:value-type="float">
            <text:p>67.1331382749995</text:p>
          </table:table-cell>
          <table:table-cell office:value-type="float" office:value="343621" calcext:value-type="float">
            <text:p>343621</text:p>
          </table:table-cell>
          <table:table-cell office:value-type="float" office:value="277679.539367142" calcext:value-type="float">
            <text:p>277679.539367142</text:p>
          </table:table-cell>
          <table:table-cell office:value-type="float" office:value="0.102894947000095" calcext:value-type="float">
            <text:p>0.102894947000095</text:p>
          </table:table-cell>
          <table:table-cell office:value-type="float" office:value="309064.858343551" calcext:value-type="float">
            <text:p>309064.858343551</text:p>
          </table:table-cell>
          <table:table-cell office:value-type="float" office:value="290047.753260297" calcext:value-type="float">
            <text:p>290047.75326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336128433999" calcext:value-type="float">
            <text:p>67.336128433999</text:p>
          </table:table-cell>
          <table:table-cell office:value-type="float" office:value="345210" calcext:value-type="float">
            <text:p>345210</text:p>
          </table:table-cell>
          <table:table-cell office:value-type="float" office:value="320393.433955315" calcext:value-type="float">
            <text:p>320393.433955315</text:p>
          </table:table-cell>
          <table:table-cell office:value-type="float" office:value="0.102201991001493" calcext:value-type="float">
            <text:p>0.102201991001493</text:p>
          </table:table-cell>
          <table:table-cell office:value-type="float" office:value="305974.209760116" calcext:value-type="float">
            <text:p>305974.209760116</text:p>
          </table:table-cell>
          <table:table-cell office:value-type="float" office:value="346380.023176929" calcext:value-type="float">
            <text:p>346380.023176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5465690269994" calcext:value-type="float">
            <text:p>67.5465690269994</text:p>
          </table:table-cell>
          <table:table-cell office:value-type="float" office:value="289655" calcext:value-type="float">
            <text:p>289655</text:p>
          </table:table-cell>
          <table:table-cell office:value-type="float" office:value="332495.574644475" calcext:value-type="float">
            <text:p>332495.574644475</text:p>
          </table:table-cell>
          <table:table-cell office:value-type="float" office:value="0.114080307999757" calcext:value-type="float">
            <text:p>0.114080307999757</text:p>
          </table:table-cell>
          <table:table-cell office:value-type="float" office:value="302914.467662515" calcext:value-type="float">
            <text:p>302914.467662515</text:p>
          </table:table-cell>
          <table:table-cell office:value-type="float" office:value="333306.36398401" calcext:value-type="float">
            <text:p>333306.36398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7471596129999" calcext:value-type="float">
            <text:p>67.7471596129999</text:p>
          </table:table-cell>
          <table:table-cell office:value-type="float" office:value="254906" calcext:value-type="float">
            <text:p>254906</text:p>
          </table:table-cell>
          <table:table-cell office:value-type="float" office:value="241279.988067262" calcext:value-type="float">
            <text:p>241279.988067262</text:p>
          </table:table-cell>
          <table:table-cell office:value-type="float" office:value="0.103069923001385" calcext:value-type="float">
            <text:p>0.103069923001385</text:p>
          </table:table-cell>
          <table:table-cell office:value-type="float" office:value="299885.32298589" calcext:value-type="float">
            <text:p>299885.32298589</text:p>
          </table:table-cell>
          <table:table-cell office:value-type="float" office:value="231914.325180446" calcext:value-type="float">
            <text:p>231914.325180446</text:p>
          </table:table-cell>
          <table:table-cell office:value-type="float" office:value="18981.3489179833" calcext:value-type="float">
            <text:p>18981.3489179833</text:p>
          </table:table-cell>
        </table:table-row>
        <table:table-row table:style-name="ro1">
          <table:table-cell office:value-type="float" office:value="67.9537182169988" calcext:value-type="float">
            <text:p>67.9537182169988</text:p>
          </table:table-cell>
          <table:table-cell office:value-type="float" office:value="284320" calcext:value-type="float">
            <text:p>284320</text:p>
          </table:table-cell>
          <table:table-cell office:value-type="float" office:value="84520.0688217855" calcext:value-type="float">
            <text:p>84520.0688217855</text:p>
          </table:table-cell>
          <table:table-cell office:value-type="float" office:value="0.246029912001177" calcext:value-type="float">
            <text:p>0.246029912001177</text:p>
          </table:table-cell>
          <table:table-cell office:value-type="float" office:value="296886.469756031" calcext:value-type="float">
            <text:p>296886.469756031</text:p>
          </table:table-cell>
          <table:table-cell office:value-type="float" office:value="66789.3458768661" calcext:value-type="float">
            <text:p>66789.3458768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158848187999" calcext:value-type="float">
            <text:p>68.158848187999</text:p>
          </table:table-cell>
          <table:table-cell office:value-type="float" office:value="331076" calcext:value-type="float">
            <text:p>331076</text:p>
          </table:table-cell>
          <table:table-cell office:value-type="float" office:value="258037.151503163" calcext:value-type="float">
            <text:p>258037.151503163</text:p>
          </table:table-cell>
          <table:table-cell office:value-type="float" office:value="0.101853354000923" calcext:value-type="float">
            <text:p>0.101853354000923</text:p>
          </table:table-cell>
          <table:table-cell office:value-type="float" office:value="293917.60505847" calcext:value-type="float">
            <text:p>293917.60505847</text:p>
          </table:table-cell>
          <table:table-cell office:value-type="float" office:value="273045.68368256" calcext:value-type="float">
            <text:p>273045.68368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3614937969996" calcext:value-type="float">
            <text:p>68.3614937969996</text:p>
          </table:table-cell>
          <table:table-cell office:value-type="float" office:value="324213" calcext:value-type="float">
            <text:p>324213</text:p>
          </table:table-cell>
          <table:table-cell office:value-type="float" office:value="310332.808777469" calcext:value-type="float">
            <text:p>310332.808777469</text:p>
          </table:table-cell>
          <table:table-cell office:value-type="float" office:value="0.101516011000058" calcext:value-type="float">
            <text:p>0.101516011000058</text:p>
          </table:table-cell>
          <table:table-cell office:value-type="float" office:value="290978.429007886" calcext:value-type="float">
            <text:p>290978.429007886</text:p>
          </table:table-cell>
          <table:table-cell office:value-type="float" office:value="334190.119261589" calcext:value-type="float">
            <text:p>334190.11926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5637934119986" calcext:value-type="float">
            <text:p>68.5637934119986</text:p>
          </table:table-cell>
          <table:table-cell office:value-type="float" office:value="271021" calcext:value-type="float">
            <text:p>271021</text:p>
          </table:table-cell>
          <table:table-cell office:value-type="float" office:value="330050.191705521" calcext:value-type="float">
            <text:p>330050.191705521</text:p>
          </table:table-cell>
          <table:table-cell office:value-type="float" office:value="0.102724326998214" calcext:value-type="float">
            <text:p>0.102724326998214</text:p>
          </table:table-cell>
          <table:table-cell office:value-type="float" office:value="288068.644717807" calcext:value-type="float">
            <text:p>288068.644717807</text:p>
          </table:table-cell>
          <table:table-cell office:value-type="float" office:value="326555.093862979" calcext:value-type="float">
            <text:p>326555.09386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7665749179996" calcext:value-type="float">
            <text:p>68.7665749179996</text:p>
          </table:table-cell>
          <table:table-cell office:value-type="float" office:value="242662" calcext:value-type="float">
            <text:p>242662</text:p>
          </table:table-cell>
          <table:table-cell office:value-type="float" office:value="289378.495476435" calcext:value-type="float">
            <text:p>289378.495476435</text:p>
          </table:table-cell>
          <table:table-cell office:value-type="float" office:value="0.101336244000777" calcext:value-type="float">
            <text:p>0.101336244000777</text:p>
          </table:table-cell>
          <table:table-cell office:value-type="float" office:value="285187.958270629" calcext:value-type="float">
            <text:p>285187.958270629</text:p>
          </table:table-cell>
          <table:table-cell office:value-type="float" office:value="259333.816860858" calcext:value-type="float">
            <text:p>259333.81686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9711233299986" calcext:value-type="float">
            <text:p>68.9711233299986</text:p>
          </table:table-cell>
          <table:table-cell office:value-type="float" office:value="277663" calcext:value-type="float">
            <text:p>277663</text:p>
          </table:table-cell>
          <table:table-cell office:value-type="float" office:value="244921.081199125" calcext:value-type="float">
            <text:p>244921.081199125</text:p>
          </table:table-cell>
          <table:table-cell office:value-type="float" office:value="0.101766372999919" calcext:value-type="float">
            <text:p>0.101766372999919</text:p>
          </table:table-cell>
          <table:table-cell office:value-type="float" office:value="285187.958270629" calcext:value-type="float">
            <text:p>285187.958270629</text:p>
          </table:table-cell>
          <table:table-cell office:value-type="float" office:value="232963.002683373" calcext:value-type="float">
            <text:p>232963.002683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1789687229993" calcext:value-type="float">
            <text:p>69.1789687229993</text:p>
          </table:table-cell>
          <table:table-cell office:value-type="float" office:value="320622" calcext:value-type="float">
            <text:p>320622</text:p>
          </table:table-cell>
          <table:table-cell office:value-type="float" office:value="223906.251762003" calcext:value-type="float">
            <text:p>223906.251762003</text:p>
          </table:table-cell>
          <table:table-cell office:value-type="float" office:value="0.127184339000451" calcext:value-type="float">
            <text:p>0.127184339000451</text:p>
          </table:table-cell>
          <table:table-cell office:value-type="float" office:value="282336.078687922" calcext:value-type="float">
            <text:p>282336.078687922</text:p>
          </table:table-cell>
          <table:table-cell office:value-type="float" office:value="234362.908475064" calcext:value-type="float">
            <text:p>234362.908475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3821054559994" calcext:value-type="float">
            <text:p>69.3821054559994</text:p>
          </table:table-cell>
          <table:table-cell office:value-type="float" office:value="307662" calcext:value-type="float">
            <text:p>307662</text:p>
          </table:table-cell>
          <table:table-cell office:value-type="float" office:value="247810.1844856" calcext:value-type="float">
            <text:p>247810.1844856</text:p>
          </table:table-cell>
          <table:table-cell office:value-type="float" office:value="0.101344890999826" calcext:value-type="float">
            <text:p>0.101344890999826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268879.002975801" calcext:value-type="float">
            <text:p>268879.002975801</text:p>
          </table:table-cell>
          <table:table-cell office:value-type="float" office:value="11552.3318160886" calcext:value-type="float">
            <text:p>11552.3318160886</text:p>
          </table:table-cell>
        </table:table-row>
        <table:table-row table:style-name="ro1">
          <table:table-cell office:value-type="float" office:value="69.5848482259989" calcext:value-type="float">
            <text:p>69.5848482259989</text:p>
          </table:table-cell>
          <table:table-cell office:value-type="float" office:value="258036" calcext:value-type="float">
            <text:p>258036</text:p>
          </table:table-cell>
          <table:table-cell office:value-type="float" office:value="282985.00814071" calcext:value-type="float">
            <text:p>282985.00814071</text:p>
          </table:table-cell>
          <table:table-cell office:value-type="float" office:value="0.103721625000617" calcext:value-type="float">
            <text:p>0.103721625000617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296572.678417555" calcext:value-type="float">
            <text:p>296572.678417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7890370810001" calcext:value-type="float">
            <text:p>69.7890370810001</text:p>
          </table:table-cell>
          <table:table-cell office:value-type="float" office:value="238888" calcext:value-type="float">
            <text:p>238888</text:p>
          </table:table-cell>
          <table:table-cell office:value-type="float" office:value="275076.220977669" calcext:value-type="float">
            <text:p>275076.220977669</text:p>
          </table:table-cell>
          <table:table-cell office:value-type="float" office:value="0.102846013000089" calcext:value-type="float">
            <text:p>0.102846013000089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249931.658753756" calcext:value-type="float">
            <text:p>249931.658753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991125995999" calcext:value-type="float">
            <text:p>69.991125995999</text:p>
          </table:table-cell>
          <table:table-cell office:value-type="float" office:value="277371" calcext:value-type="float">
            <text:p>277371</text:p>
          </table:table-cell>
          <table:table-cell office:value-type="float" office:value="242661.79660914" calcext:value-type="float">
            <text:p>242661.79660914</text:p>
          </table:table-cell>
          <table:table-cell office:value-type="float" office:value="0.103575014998569" calcext:value-type="float">
            <text:p>0.103575014998569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232959.864608506" calcext:value-type="float">
            <text:p>232959.864608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1930670839993" calcext:value-type="float">
            <text:p>70.1930670839993</text:p>
          </table:table-cell>
          <table:table-cell office:value-type="float" office:value="318849" calcext:value-type="float">
            <text:p>318849</text:p>
          </table:table-cell>
          <table:table-cell office:value-type="float" office:value="257322.617709953" calcext:value-type="float">
            <text:p>257322.617709953</text:p>
          </table:table-cell>
          <table:table-cell office:value-type="float" office:value="0.102135781999095" calcext:value-type="float">
            <text:p>0.102135781999095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276821.231099363" calcext:value-type="float">
            <text:p>276821.231099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3952078389993" calcext:value-type="float">
            <text:p>70.3952078389993</text:p>
          </table:table-cell>
          <table:table-cell office:value-type="float" office:value="305024" calcext:value-type="float">
            <text:p>305024</text:p>
          </table:table-cell>
          <table:table-cell office:value-type="float" office:value="294797.267422661" calcext:value-type="float">
            <text:p>294797.267422661</text:p>
          </table:table-cell>
          <table:table-cell office:value-type="float" office:value="0.10240427700046" calcext:value-type="float">
            <text:p>0.10240427700046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315813.391065983" calcext:value-type="float">
            <text:p>315813.391065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5978776229986" calcext:value-type="float">
            <text:p>70.5978776229986</text:p>
          </table:table-cell>
          <table:table-cell office:value-type="float" office:value="255163" calcext:value-type="float">
            <text:p>255163</text:p>
          </table:table-cell>
          <table:table-cell office:value-type="float" office:value="310024.558127439" calcext:value-type="float">
            <text:p>310024.558127439</text:p>
          </table:table-cell>
          <table:table-cell office:value-type="float" office:value="0.101485855000647" calcext:value-type="float">
            <text:p>0.101485855000647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303019.690260885" calcext:value-type="float">
            <text:p>303019.690260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8040021489996" calcext:value-type="float">
            <text:p>70.8040021489996</text:p>
          </table:table-cell>
          <table:table-cell office:value-type="float" office:value="240041" calcext:value-type="float">
            <text:p>240041</text:p>
          </table:table-cell>
          <table:table-cell office:value-type="float" office:value="246316.994930248" calcext:value-type="float">
            <text:p>246316.994930248</text:p>
          </table:table-cell>
          <table:table-cell office:value-type="float" office:value="0.120341325000481" calcext:value-type="float">
            <text:p>0.120341325000481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221053.362619634" calcext:value-type="float">
            <text:p>221053.362619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0068704519999" calcext:value-type="float">
            <text:p>71.0068704519999</text:p>
          </table:table-cell>
          <table:table-cell office:value-type="float" office:value="281275" calcext:value-type="float">
            <text:p>281275</text:p>
          </table:table-cell>
          <table:table-cell office:value-type="float" office:value="219901.676206566" calcext:value-type="float">
            <text:p>219901.676206566</text:p>
          </table:table-cell>
          <table:table-cell office:value-type="float" office:value="0.104435115999877" calcext:value-type="float">
            <text:p>0.104435115999877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200687.310981578" calcext:value-type="float">
            <text:p>200687.310981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2118167469998" calcext:value-type="float">
            <text:p>71.2118167469998</text:p>
          </table:table-cell>
          <table:table-cell office:value-type="float" office:value="320282" calcext:value-type="float">
            <text:p>320282</text:p>
          </table:table-cell>
          <table:table-cell office:value-type="float" office:value="240428.345791363" calcext:value-type="float">
            <text:p>240428.345791363</text:p>
          </table:table-cell>
          <table:table-cell office:value-type="float" office:value="0.104964935999305" calcext:value-type="float">
            <text:p>0.104964935999305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272873.171033092" calcext:value-type="float">
            <text:p>272873.17103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4145412229991" calcext:value-type="float">
            <text:p>71.4145412229991</text:p>
          </table:table-cell>
          <table:table-cell office:value-type="float" office:value="300790" calcext:value-type="float">
            <text:p>300790</text:p>
          </table:table-cell>
          <table:table-cell office:value-type="float" office:value="296285.390165813" calcext:value-type="float">
            <text:p>296285.390165813</text:p>
          </table:table-cell>
          <table:table-cell office:value-type="float" office:value="0.101503150999633" calcext:value-type="float">
            <text:p>0.101503150999633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316049.504514505" calcext:value-type="float">
            <text:p>316049.504514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617383716999" calcext:value-type="float">
            <text:p>71.617383716999</text:p>
          </table:table-cell>
          <table:table-cell office:value-type="float" office:value="251173" calcext:value-type="float">
            <text:p>251173</text:p>
          </table:table-cell>
          <table:table-cell office:value-type="float" office:value="308605.344030208" calcext:value-type="float">
            <text:p>308605.344030208</text:p>
          </table:table-cell>
          <table:table-cell office:value-type="float" office:value="0.102448892999746" calcext:value-type="float">
            <text:p>0.102448892999746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298729.113689892" calcext:value-type="float">
            <text:p>298729.113689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9001428929987" calcext:value-type="float">
            <text:p>71.9001428929987</text:p>
          </table:table-cell>
          <table:table-cell office:value-type="float" office:value="255060" calcext:value-type="float">
            <text:p>255060</text:p>
          </table:table-cell>
          <table:table-cell office:value-type="float" office:value="162989.721532069" calcext:value-type="float">
            <text:p>162989.721532069</text:p>
          </table:table-cell>
          <table:table-cell office:value-type="float" office:value="0.251069481000741" calcext:value-type="float">
            <text:p>0.251069481000741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137849.719439137" calcext:value-type="float">
            <text:p>137849.719439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1028946709994" calcext:value-type="float">
            <text:p>72.1028946709994</text:p>
          </table:table-cell>
          <table:table-cell office:value-type="float" office:value="304924" calcext:value-type="float">
            <text:p>304924</text:p>
          </table:table-cell>
          <table:table-cell office:value-type="float" office:value="248405.534919104" calcext:value-type="float">
            <text:p>248405.534919104</text:p>
          </table:table-cell>
          <table:table-cell office:value-type="float" office:value="0.102017166998849" calcext:value-type="float">
            <text:p>0.102017166998849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250375.004821259" calcext:value-type="float">
            <text:p>250375.00482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3061369099996" calcext:value-type="float">
            <text:p>72.3061369099996</text:p>
          </table:table-cell>
          <table:table-cell office:value-type="float" office:value="318912" calcext:value-type="float">
            <text:p>318912</text:p>
          </table:table-cell>
          <table:table-cell office:value-type="float" office:value="280109.171132238" calcext:value-type="float">
            <text:p>280109.171132238</text:p>
          </table:table-cell>
          <table:table-cell office:value-type="float" office:value="0.103633257000183" calcext:value-type="float">
            <text:p>0.103633257000183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312464.541032841" calcext:value-type="float">
            <text:p>312464.54103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5133793669993" calcext:value-type="float">
            <text:p>72.5133793669993</text:p>
          </table:table-cell>
          <table:table-cell office:value-type="float" office:value="276043" calcext:value-type="float">
            <text:p>276043</text:p>
          </table:table-cell>
          <table:table-cell office:value-type="float" office:value="283214.378592473" calcext:value-type="float">
            <text:p>283214.378592473</text:p>
          </table:table-cell>
          <table:table-cell office:value-type="float" office:value="0.134922666999046" calcext:value-type="float">
            <text:p>0.134922666999046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280782.101208477" calcext:value-type="float">
            <text:p>280782.101208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7167603339985" calcext:value-type="float">
            <text:p>72.7167603339985</text:p>
          </table:table-cell>
          <table:table-cell office:value-type="float" office:value="238456" calcext:value-type="float">
            <text:p>238456</text:p>
          </table:table-cell>
          <table:table-cell office:value-type="float" office:value="221821.163798144" calcext:value-type="float">
            <text:p>221821.163798144</text:p>
          </table:table-cell>
          <table:table-cell office:value-type="float" office:value="0.104659509001067" calcext:value-type="float">
            <text:p>0.104659509001067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215300.12678676" calcext:value-type="float">
            <text:p>215300.12678676</text:p>
          </table:table-cell>
          <table:table-cell office:value-type="float" office:value="12769.4562659781" calcext:value-type="float">
            <text:p>12769.4562659781</text:p>
          </table:table-cell>
        </table:table-row>
        <table:table-row table:style-name="ro1">
          <table:table-cell office:value-type="float" office:value="72.9190388059997" calcext:value-type="float">
            <text:p>72.9190388059997</text:p>
          </table:table-cell>
          <table:table-cell office:value-type="float" office:value="259264" calcext:value-type="float">
            <text:p>259264</text:p>
          </table:table-cell>
          <table:table-cell office:value-type="float" office:value="253155.957869838" calcext:value-type="float">
            <text:p>253155.957869838</text:p>
          </table:table-cell>
          <table:table-cell office:value-type="float" office:value="0.10186549699938" calcext:value-type="float">
            <text:p>0.10186549699938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234083.213710291" calcext:value-type="float">
            <text:p>234083.213710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1212574559995" calcext:value-type="float">
            <text:p>73.1212574559995</text:p>
          </table:table-cell>
          <table:table-cell office:value-type="float" office:value="308595" calcext:value-type="float">
            <text:p>308595</text:p>
          </table:table-cell>
          <table:table-cell office:value-type="float" office:value="247686.377714578" calcext:value-type="float">
            <text:p>247686.377714578</text:p>
          </table:table-cell>
          <table:table-cell office:value-type="float" office:value="0.102285609000319" calcext:value-type="float">
            <text:p>0.102285609000319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258244.966068845" calcext:value-type="float">
            <text:p>258244.966068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3259181829999" calcext:value-type="float">
            <text:p>73.3259181829999</text:p>
          </table:table-cell>
          <table:table-cell office:value-type="float" office:value="316820" calcext:value-type="float">
            <text:p>316820</text:p>
          </table:table-cell>
          <table:table-cell office:value-type="float" office:value="99972.1934733119" calcext:value-type="float">
            <text:p>99972.1934733119</text:p>
          </table:table-cell>
          <table:table-cell office:value-type="float" office:value="0.113061994999953" calcext:value-type="float">
            <text:p>0.113061994999953</text:p>
          </table:table-cell>
          <table:table-cell office:value-type="float" office:value="279512.717901043" calcext:value-type="float">
            <text:p>279512.717901043</text:p>
          </table:table-cell>
          <table:table-cell office:value-type="float" office:value="165724.371498956" calcext:value-type="float">
            <text:p>165724.371498956</text:p>
          </table:table-cell>
          <table:table-cell office:value-type="float" office:value="85856.525901272" calcext:value-type="float">
            <text:p>85856.525901272</text:p>
          </table:table-cell>
        </table:table-row>
        <table:table-row table:style-name="ro1">
          <table:table-cell office:value-type="float" office:value="73.5295174579987" calcext:value-type="float">
            <text:p>73.5295174579987</text:p>
          </table:table-cell>
          <table:table-cell office:value-type="float" office:value="269282" calcext:value-type="float">
            <text:p>269282</text:p>
          </table:table-cell>
          <table:table-cell office:value-type="float" office:value="267932.805787207" calcext:value-type="float">
            <text:p>267932.805787207</text:p>
          </table:table-cell>
          <table:table-cell office:value-type="float" office:value="0.105384922999292" calcext:value-type="float">
            <text:p>0.105384922999292</text:p>
          </table:table-cell>
          <table:table-cell office:value-type="float" office:value="276717.590722033" calcext:value-type="float">
            <text:p>276717.590722033</text:p>
          </table:table-cell>
          <table:table-cell office:value-type="float" office:value="314807.092494906" calcext:value-type="float">
            <text:p>314807.092494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7316379699987" calcext:value-type="float">
            <text:p>73.7316379699987</text:p>
          </table:table-cell>
          <table:table-cell office:value-type="float" office:value="233137" calcext:value-type="float">
            <text:p>233137</text:p>
          </table:table-cell>
          <table:table-cell office:value-type="float" office:value="284021.358380459" calcext:value-type="float">
            <text:p>284021.358380459</text:p>
          </table:table-cell>
          <table:table-cell office:value-type="float" office:value="0.106541402999937" calcext:value-type="float">
            <text:p>0.106541402999937</text:p>
          </table:table-cell>
          <table:table-cell office:value-type="float" office:value="273950.414814812" calcext:value-type="float">
            <text:p>273950.414814812</text:p>
          </table:table-cell>
          <table:table-cell office:value-type="float" office:value="261117.015765364" calcext:value-type="float">
            <text:p>261117.015765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9344714189992" calcext:value-type="float">
            <text:p>73.9344714189992</text:p>
          </table:table-cell>
          <table:table-cell office:value-type="float" office:value="254807" calcext:value-type="float">
            <text:p>254807</text:p>
          </table:table-cell>
          <table:table-cell office:value-type="float" office:value="245809.41972773" calcext:value-type="float">
            <text:p>245809.41972773</text:p>
          </table:table-cell>
          <table:table-cell office:value-type="float" office:value="0.101713855001435" calcext:value-type="float">
            <text:p>0.101713855001435</text:p>
          </table:table-cell>
          <table:table-cell office:value-type="float" office:value="271210.910666664" calcext:value-type="float">
            <text:p>271210.910666664</text:p>
          </table:table-cell>
          <table:table-cell office:value-type="float" office:value="226250.246994749" calcext:value-type="float">
            <text:p>226250.246994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1449588239993" calcext:value-type="float">
            <text:p>74.1449588239993</text:p>
          </table:table-cell>
          <table:table-cell office:value-type="float" office:value="299268" calcext:value-type="float">
            <text:p>299268</text:p>
          </table:table-cell>
          <table:table-cell office:value-type="float" office:value="197090.698359008" calcext:value-type="float">
            <text:p>197090.698359008</text:p>
          </table:table-cell>
          <table:table-cell office:value-type="float" office:value="0.134875466999802" calcext:value-type="float">
            <text:p>0.134875466999802</text:p>
          </table:table-cell>
          <table:table-cell office:value-type="float" office:value="268498.801559998" calcext:value-type="float">
            <text:p>268498.801559998</text:p>
          </table:table-cell>
          <table:table-cell office:value-type="float" office:value="216614.829453788" calcext:value-type="float">
            <text:p>216614.829453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3470085699992" calcext:value-type="float">
            <text:p>74.3470085699992</text:p>
          </table:table-cell>
          <table:table-cell office:value-type="float" office:value="298965" calcext:value-type="float">
            <text:p>298965</text:p>
          </table:table-cell>
          <table:table-cell office:value-type="float" office:value="212176.096660574" calcext:value-type="float">
            <text:p>212176.096660574</text:p>
          </table:table-cell>
          <table:table-cell office:value-type="float" office:value="0.135463745999004" calcext:value-type="float">
            <text:p>0.135463745999004</text:p>
          </table:table-cell>
          <table:table-cell office:value-type="float" office:value="265813.813544398" calcext:value-type="float">
            <text:p>265813.813544398</text:p>
          </table:table-cell>
          <table:table-cell office:value-type="float" office:value="228496.788309805" calcext:value-type="float">
            <text:p>228496.788309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5475200619985" calcext:value-type="float">
            <text:p>74.5475200619985</text:p>
          </table:table-cell>
          <table:table-cell office:value-type="float" office:value="251624" calcext:value-type="float">
            <text:p>251624</text:p>
          </table:table-cell>
          <table:table-cell office:value-type="float" office:value="291432.294539862" calcext:value-type="float">
            <text:p>291432.294539862</text:p>
          </table:table-cell>
          <table:table-cell office:value-type="float" office:value="0.104267890001211" calcext:value-type="float">
            <text:p>0.104267890001211</text:p>
          </table:table-cell>
          <table:table-cell office:value-type="float" office:value="263155.675408954" calcext:value-type="float">
            <text:p>263155.675408954</text:p>
          </table:table-cell>
          <table:table-cell office:value-type="float" office:value="286560.14329188" calcext:value-type="float">
            <text:p>286560.14329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748686302999" calcext:value-type="float">
            <text:p>74.748686302999</text:p>
          </table:table-cell>
          <table:table-cell office:value-type="float" office:value="221446" calcext:value-type="float">
            <text:p>221446</text:p>
          </table:table-cell>
          <table:table-cell office:value-type="float" office:value="270298.57266273" calcext:value-type="float">
            <text:p>270298.57266273</text:p>
          </table:table-cell>
          <table:table-cell office:value-type="float" office:value="0.103876876999493" calcext:value-type="float">
            <text:p>0.103876876999493</text:p>
          </table:table-cell>
          <table:table-cell office:value-type="float" office:value="260524.118654864" calcext:value-type="float">
            <text:p>260524.118654864</text:p>
          </table:table-cell>
          <table:table-cell office:value-type="float" office:value="250534.137423335" calcext:value-type="float">
            <text:p>250534.137423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9508597499989" calcext:value-type="float">
            <text:p>74.9508597499989</text:p>
          </table:table-cell>
          <table:table-cell office:value-type="float" office:value="246161" calcext:value-type="float">
            <text:p>246161</text:p>
          </table:table-cell>
          <table:table-cell office:value-type="float" office:value="232417.175816829" calcext:value-type="float">
            <text:p>232417.175816829</text:p>
          </table:table-cell>
          <table:table-cell office:value-type="float" office:value="0.102919440001642" calcext:value-type="float">
            <text:p>0.102919440001642</text:p>
          </table:table-cell>
          <table:table-cell office:value-type="float" office:value="257918.877468316" calcext:value-type="float">
            <text:p>257918.877468316</text:p>
          </table:table-cell>
          <table:table-cell office:value-type="float" office:value="217069.572235663" calcext:value-type="float">
            <text:p>217069.572235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1528168079985" calcext:value-type="float">
            <text:p>75.1528168079985</text:p>
          </table:table-cell>
          <table:table-cell office:value-type="float" office:value="286726" calcext:value-type="float">
            <text:p>286726</text:p>
          </table:table-cell>
          <table:table-cell office:value-type="float" office:value="232928.287938212" calcext:value-type="float">
            <text:p>232928.287938212</text:p>
          </table:table-cell>
          <table:table-cell office:value-type="float" office:value="0.102288490999854" calcext:value-type="float">
            <text:p>0.102288490999854</text:p>
          </table:table-cell>
          <table:table-cell office:value-type="float" office:value="255339.688693632" calcext:value-type="float">
            <text:p>255339.688693632</text:p>
          </table:table-cell>
          <table:table-cell office:value-type="float" office:value="246107.860700023" calcext:value-type="float">
            <text:p>246107.86070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3581284079992" calcext:value-type="float">
            <text:p>75.3581284079992</text:p>
          </table:table-cell>
          <table:table-cell office:value-type="float" office:value="282327" calcext:value-type="float">
            <text:p>282327</text:p>
          </table:table-cell>
          <table:table-cell office:value-type="float" office:value="266127.69021068" calcext:value-type="float">
            <text:p>266127.69021068</text:p>
          </table:table-cell>
          <table:table-cell office:value-type="float" office:value="0.105562134000138" calcext:value-type="float">
            <text:p>0.105562134000138</text:p>
          </table:table-cell>
          <table:table-cell office:value-type="float" office:value="252786.291806696" calcext:value-type="float">
            <text:p>252786.291806696</text:p>
          </table:table-cell>
          <table:table-cell office:value-type="float" office:value="284520.60661059" calcext:value-type="float">
            <text:p>284520.6066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5614750819987" calcext:value-type="float">
            <text:p>75.5614750819987</text:p>
          </table:table-cell>
          <table:table-cell office:value-type="float" office:value="238480" calcext:value-type="float">
            <text:p>238480</text:p>
          </table:table-cell>
          <table:table-cell office:value-type="float" office:value="285130.889740598" calcext:value-type="float">
            <text:p>285130.889740598</text:p>
          </table:table-cell>
          <table:table-cell office:value-type="float" office:value="0.104404304000127" calcext:value-type="float">
            <text:p>0.104404304000127</text:p>
          </table:table-cell>
          <table:table-cell office:value-type="float" office:value="252786.291806696" calcext:value-type="float">
            <text:p>252786.291806696</text:p>
          </table:table-cell>
          <table:table-cell office:value-type="float" office:value="283300.040350572" calcext:value-type="float">
            <text:p>283300.040350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7636926159994" calcext:value-type="float">
            <text:p>75.7636926159994</text:p>
          </table:table-cell>
          <table:table-cell office:value-type="float" office:value="212872" calcext:value-type="float">
            <text:p>212872</text:p>
          </table:table-cell>
          <table:table-cell office:value-type="float" office:value="256322.474588542" calcext:value-type="float">
            <text:p>256322.474588542</text:p>
          </table:table-cell>
          <table:table-cell office:value-type="float" office:value="0.101725790998898" calcext:value-type="float">
            <text:p>0.101725790998898</text:p>
          </table:table-cell>
          <table:table-cell office:value-type="float" office:value="250258.428888629" calcext:value-type="float">
            <text:p>250258.428888629</text:p>
          </table:table-cell>
          <table:table-cell office:value-type="float" office:value="235854.086977328" calcext:value-type="float">
            <text:p>235854.086977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0406414199988" calcext:value-type="float">
            <text:p>76.0406414199988</text:p>
          </table:table-cell>
          <table:table-cell office:value-type="float" office:value="257312" calcext:value-type="float">
            <text:p>257312</text:p>
          </table:table-cell>
          <table:table-cell office:value-type="float" office:value="54152.4564027641" calcext:value-type="float">
            <text:p>54152.4564027641</text:p>
          </table:table-cell>
          <table:table-cell office:value-type="float" office:value="0.328145857998607" calcext:value-type="float">
            <text:p>0.328145857998607</text:p>
          </table:table-cell>
          <table:table-cell office:value-type="float" office:value="247755.844599743" calcext:value-type="float">
            <text:p>247755.844599743</text:p>
          </table:table-cell>
          <table:table-cell office:value-type="float" office:value="41129.0144083803" calcext:value-type="float">
            <text:p>41129.0144083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2442310919996" calcext:value-type="float">
            <text:p>76.2442310919996</text:p>
          </table:table-cell>
          <table:table-cell office:value-type="float" office:value="282051" calcext:value-type="float">
            <text:p>282051</text:p>
          </table:table-cell>
          <table:table-cell office:value-type="float" office:value="210787.724550774" calcext:value-type="float">
            <text:p>210787.724550774</text:p>
          </table:table-cell>
          <table:table-cell office:value-type="float" office:value="0.102853668000535" calcext:value-type="float">
            <text:p>0.102853668000535</text:p>
          </table:table-cell>
          <table:table-cell office:value-type="float" office:value="245278.286153745" calcext:value-type="float">
            <text:p>245278.286153745</text:p>
          </table:table-cell>
          <table:table-cell office:value-type="float" office:value="233388.543132093" calcext:value-type="float">
            <text:p>233388.54313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4473313529998" calcext:value-type="float">
            <text:p>76.4473313529998</text:p>
          </table:table-cell>
          <table:table-cell office:value-type="float" office:value="254499" calcext:value-type="float">
            <text:p>254499</text:p>
          </table:table-cell>
          <table:table-cell office:value-type="float" office:value="271862.317355661" calcext:value-type="float">
            <text:p>271862.317355661</text:p>
          </table:table-cell>
          <table:table-cell office:value-type="float" office:value="0.103202920998228" calcext:value-type="float">
            <text:p>0.103202920998228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84443.812650063" calcext:value-type="float">
            <text:p>284443.81265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6492626629988" calcext:value-type="float">
            <text:p>76.6492626629988</text:p>
          </table:table-cell>
          <table:table-cell office:value-type="float" office:value="213366" calcext:value-type="float">
            <text:p>213366</text:p>
          </table:table-cell>
          <table:table-cell office:value-type="float" office:value="269211.145725049" calcext:value-type="float">
            <text:p>269211.145725049</text:p>
          </table:table-cell>
          <table:table-cell office:value-type="float" office:value="0.103143841999554" calcext:value-type="float">
            <text:p>0.103143841999554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55199.045060051" calcext:value-type="float">
            <text:p>255199.04506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8528982429998" calcext:value-type="float">
            <text:p>76.8528982429998</text:p>
          </table:table-cell>
          <table:table-cell office:value-type="float" office:value="213855" calcext:value-type="float">
            <text:p>213855</text:p>
          </table:table-cell>
          <table:table-cell office:value-type="float" office:value="227306.563172282" calcext:value-type="float">
            <text:p>227306.563172282</text:p>
          </table:table-cell>
          <table:table-cell office:value-type="float" office:value="0.101175045001582" calcext:value-type="float">
            <text:p>0.101175045001582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05167.016923395" calcext:value-type="float">
            <text:p>205167.016923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0553553859991" calcext:value-type="float">
            <text:p>77.0553553859991</text:p>
          </table:table-cell>
          <table:table-cell office:value-type="float" office:value="255398" calcext:value-type="float">
            <text:p>255398</text:p>
          </table:table-cell>
          <table:table-cell office:value-type="float" office:value="211778.926067763" calcext:value-type="float">
            <text:p>211778.926067763</text:p>
          </table:table-cell>
          <table:table-cell office:value-type="float" office:value="0.10176045299886" calcext:value-type="float">
            <text:p>0.10176045299886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11417.333313233" calcext:value-type="float">
            <text:p>211417.33331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2588857899991" calcext:value-type="float">
            <text:p>77.2588857899991</text:p>
          </table:table-cell>
          <table:table-cell office:value-type="float" office:value="279183" calcext:value-type="float">
            <text:p>279183</text:p>
          </table:table-cell>
          <table:table-cell office:value-type="float" office:value="230705.913990533" calcext:value-type="float">
            <text:p>230705.913990533</text:p>
          </table:table-cell>
          <table:table-cell office:value-type="float" office:value="0.102137326000957" calcext:value-type="float">
            <text:p>0.102137326000957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53542.639273066" calcext:value-type="float">
            <text:p>253542.639273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4614703309999" calcext:value-type="float">
            <text:p>77.4614703309999</text:p>
          </table:table-cell>
          <table:table-cell office:value-type="float" office:value="251391" calcext:value-type="float">
            <text:p>251391</text:p>
          </table:table-cell>
          <table:table-cell office:value-type="float" office:value="267396.032309907" calcext:value-type="float">
            <text:p>267396.032309907</text:p>
          </table:table-cell>
          <table:table-cell office:value-type="float" office:value="0.103409974999522" calcext:value-type="float">
            <text:p>0.103409974999522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79428.274536721" calcext:value-type="float">
            <text:p>279428.274536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6658628609985" calcext:value-type="float">
            <text:p>77.6658628609985</text:p>
          </table:table-cell>
          <table:table-cell office:value-type="float" office:value="211479" calcext:value-type="float">
            <text:p>211479</text:p>
          </table:table-cell>
          <table:table-cell office:value-type="float" office:value="228945.974082731" calcext:value-type="float">
            <text:p>228945.974082731</text:p>
          </table:table-cell>
          <table:table-cell office:value-type="float" office:value="0.130023022999012" calcext:value-type="float">
            <text:p>0.130023022999012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12458.488749273" calcext:value-type="float">
            <text:p>212458.488749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8691573429987" calcext:value-type="float">
            <text:p>77.8691573429987</text:p>
          </table:table-cell>
          <table:table-cell office:value-type="float" office:value="216001" calcext:value-type="float">
            <text:p>216001</text:p>
          </table:table-cell>
          <table:table-cell office:value-type="float" office:value="200159.650278881" calcext:value-type="float">
            <text:p>200159.650278881</text:p>
          </table:table-cell>
          <table:table-cell office:value-type="float" office:value="0.105869294999138" calcext:value-type="float">
            <text:p>0.105869294999138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184684.927145889" calcext:value-type="float">
            <text:p>184684.927145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0714909489998" calcext:value-type="float">
            <text:p>78.0714909489998</text:p>
          </table:table-cell>
          <table:table-cell office:value-type="float" office:value="258444" calcext:value-type="float">
            <text:p>258444</text:p>
          </table:table-cell>
          <table:table-cell office:value-type="float" office:value="212213.139265144" calcext:value-type="float">
            <text:p>212213.139265144</text:p>
          </table:table-cell>
          <table:table-cell office:value-type="float" office:value="0.103694186000212" calcext:value-type="float">
            <text:p>0.103694186000212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20104.792775268" calcext:value-type="float">
            <text:p>220104.792775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2726175150001" calcext:value-type="float">
            <text:p>78.2726175150001</text:p>
          </table:table-cell>
          <table:table-cell office:value-type="float" office:value="278868" calcext:value-type="float">
            <text:p>278868</text:p>
          </table:table-cell>
          <table:table-cell office:value-type="float" office:value="235760.619238813" calcext:value-type="float">
            <text:p>235760.619238813</text:p>
          </table:table-cell>
          <table:table-cell office:value-type="float" office:value="0.103116104999572" calcext:value-type="float">
            <text:p>0.103116104999572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49339.8279037" calcext:value-type="float">
            <text:p>249339.8279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4747391749988" calcext:value-type="float">
            <text:p>78.4747391749988</text:p>
          </table:table-cell>
          <table:table-cell office:value-type="float" office:value="248433" calcext:value-type="float">
            <text:p>248433</text:p>
          </table:table-cell>
          <table:table-cell office:value-type="float" office:value="271205.778629442" calcext:value-type="float">
            <text:p>271205.778629442</text:p>
          </table:table-cell>
          <table:table-cell office:value-type="float" office:value="0.103506569001183" calcext:value-type="float">
            <text:p>0.103506569001183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81537.774225004" calcext:value-type="float">
            <text:p>281537.774225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6768352149993" calcext:value-type="float">
            <text:p>78.6768352149993</text:p>
          </table:table-cell>
          <table:table-cell office:value-type="float" office:value="210107" calcext:value-type="float">
            <text:p>210107</text:p>
          </table:table-cell>
          <table:table-cell office:value-type="float" office:value="262147.070975225" calcext:value-type="float">
            <text:p>262147.070975225</text:p>
          </table:table-cell>
          <table:table-cell office:value-type="float" office:value="0.101533232000293" calcext:value-type="float">
            <text:p>0.101533232000293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46750.758502109" calcext:value-type="float">
            <text:p>246750.75850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8804469159986" calcext:value-type="float">
            <text:p>78.8804469159986</text:p>
          </table:table-cell>
          <table:table-cell office:value-type="float" office:value="218090" calcext:value-type="float">
            <text:p>218090</text:p>
          </table:table-cell>
          <table:table-cell office:value-type="float" office:value="222973.611176288" calcext:value-type="float">
            <text:p>222973.611176288</text:p>
          </table:table-cell>
          <table:table-cell office:value-type="float" office:value="0.101451698001256" calcext:value-type="float">
            <text:p>0.101451698001256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01157.236222596" calcext:value-type="float">
            <text:p>201157.236222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0839949330002" calcext:value-type="float">
            <text:p>79.0839949330002</text:p>
          </table:table-cell>
          <table:table-cell office:value-type="float" office:value="261312" calcext:value-type="float">
            <text:p>261312</text:p>
          </table:table-cell>
          <table:table-cell office:value-type="float" office:value="210543.751022618" calcext:value-type="float">
            <text:p>210543.751022618</text:p>
          </table:table-cell>
          <table:table-cell office:value-type="float" office:value="0.101672796001367" calcext:value-type="float">
            <text:p>0.101672796001367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16403.303753885" calcext:value-type="float">
            <text:p>216403.303753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2935848509987" calcext:value-type="float">
            <text:p>79.2935848509987</text:p>
          </table:table-cell>
          <table:table-cell office:value-type="float" office:value="277847" calcext:value-type="float">
            <text:p>277847</text:p>
          </table:table-cell>
          <table:table-cell office:value-type="float" office:value="189704.221128417" calcext:value-type="float">
            <text:p>189704.221128417</text:p>
          </table:table-cell>
          <table:table-cell office:value-type="float" office:value="0.130743936999352" calcext:value-type="float">
            <text:p>0.130743936999352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12176.210373719" calcext:value-type="float">
            <text:p>212176.210373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4957431209987" calcext:value-type="float">
            <text:p>79.4957431209987</text:p>
          </table:table-cell>
          <table:table-cell office:value-type="float" office:value="243628" calcext:value-type="float">
            <text:p>243628</text:p>
          </table:table-cell>
          <table:table-cell office:value-type="float" office:value="265462.577199927" calcext:value-type="float">
            <text:p>265462.577199927</text:p>
          </table:table-cell>
          <table:table-cell office:value-type="float" office:value="0.10218687699853" calcext:value-type="float">
            <text:p>0.10218687699853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75187.016650254" calcext:value-type="float">
            <text:p>275187.016650254</text:p>
          </table:table-cell>
          <table:table-cell office:value-type="float" office:value="4856.40216007596" calcext:value-type="float">
            <text:p>4856.40216007596</text:p>
          </table:table-cell>
        </table:table-row>
        <table:table-row table:style-name="ro1">
          <table:table-cell office:value-type="float" office:value="79.7010442289993" calcext:value-type="float">
            <text:p>79.7010442289993</text:p>
          </table:table-cell>
          <table:table-cell office:value-type="float" office:value="208141" calcext:value-type="float">
            <text:p>208141</text:p>
          </table:table-cell>
          <table:table-cell office:value-type="float" office:value="244507.201879199" calcext:value-type="float">
            <text:p>244507.201879199</text:p>
          </table:table-cell>
          <table:table-cell office:value-type="float" office:value="0.105440093000652" calcext:value-type="float">
            <text:p>0.105440093000652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27643.851253561" calcext:value-type="float">
            <text:p>227643.851253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9052676269985" calcext:value-type="float">
            <text:p>79.9052676269985</text:p>
          </table:table-cell>
          <table:table-cell office:value-type="float" office:value="222182" calcext:value-type="float">
            <text:p>222182</text:p>
          </table:table-cell>
          <table:table-cell office:value-type="float" office:value="224275.228130233" calcext:value-type="float">
            <text:p>224275.228130233</text:p>
          </table:table-cell>
          <table:table-cell office:value-type="float" office:value="0.10402378300023" calcext:value-type="float">
            <text:p>0.10402378300023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09979.700146734" calcext:value-type="float">
            <text:p>209979.700146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2602191099995" calcext:value-type="float">
            <text:p>80.2602191099995</text:p>
          </table:table-cell>
          <table:table-cell office:value-type="float" office:value="279162" calcext:value-type="float">
            <text:p>279162</text:p>
          </table:table-cell>
          <table:table-cell office:value-type="float" office:value="207369.889860918" calcext:value-type="float">
            <text:p>207369.889860918</text:p>
          </table:table-cell>
          <table:table-cell office:value-type="float" office:value="0.258133223000186" calcext:value-type="float">
            <text:p>0.258133223000186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13865.833625245" calcext:value-type="float">
            <text:p>213865.83362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4635154319985" calcext:value-type="float">
            <text:p>80.4635154319985</text:p>
          </table:table-cell>
          <table:table-cell office:value-type="float" office:value="250937" calcext:value-type="float">
            <text:p>250937</text:p>
          </table:table-cell>
          <table:table-cell office:value-type="float" office:value="232619.61286406" calcext:value-type="float">
            <text:p>232619.61286406</text:p>
          </table:table-cell>
          <table:table-cell office:value-type="float" office:value="0.102243532001012" calcext:value-type="float">
            <text:p>0.102243532001012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61523.201624617" calcext:value-type="float">
            <text:p>261523.201624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6678851969991" calcext:value-type="float">
            <text:p>80.6678851969991</text:p>
          </table:table-cell>
          <table:table-cell office:value-type="float" office:value="211059" calcext:value-type="float">
            <text:p>211059</text:p>
          </table:table-cell>
          <table:table-cell office:value-type="float" office:value="268897.218293839" calcext:value-type="float">
            <text:p>268897.218293839</text:p>
          </table:table-cell>
          <table:table-cell office:value-type="float" office:value="0.101399574999959" calcext:value-type="float">
            <text:p>0.101399574999959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54579.847413411" calcext:value-type="float">
            <text:p>254579.847413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8704502539986" calcext:value-type="float">
            <text:p>80.8704502539986</text:p>
          </table:table-cell>
          <table:table-cell office:value-type="float" office:value="216453" calcext:value-type="float">
            <text:p>216453</text:p>
          </table:table-cell>
          <table:table-cell office:value-type="float" office:value="223008.078995421" calcext:value-type="float">
            <text:p>223008.078995421</text:p>
          </table:table-cell>
          <table:table-cell office:value-type="float" office:value="0.103221477000261" calcext:value-type="float">
            <text:p>0.103221477000261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02779.62493095" calcext:value-type="float">
            <text:p>202779.6249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0815827719998" calcext:value-type="float">
            <text:p>81.0815827719998</text:p>
          </table:table-cell>
          <table:table-cell office:value-type="float" office:value="260834" calcext:value-type="float">
            <text:p>260834</text:p>
          </table:table-cell>
          <table:table-cell office:value-type="float" office:value="150432.35348694" calcext:value-type="float">
            <text:p>150432.35348694</text:p>
          </table:table-cell>
          <table:table-cell office:value-type="float" office:value="0.146249033999993" calcext:value-type="float">
            <text:p>0.146249033999993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153167.100024689" calcext:value-type="float">
            <text:p>153167.100024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2849964639991" calcext:value-type="float">
            <text:p>81.2849964639991</text:p>
          </table:table-cell>
          <table:table-cell office:value-type="float" office:value="278334" calcext:value-type="float">
            <text:p>278334</text:p>
          </table:table-cell>
          <table:table-cell office:value-type="float" office:value="240158.302415029" calcext:value-type="float">
            <text:p>240158.302415029</text:p>
          </table:table-cell>
          <table:table-cell office:value-type="float" office:value="0.102671630998884" calcext:value-type="float">
            <text:p>0.102671630998884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62659.375105395" calcext:value-type="float">
            <text:p>262659.375105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4876691869995" calcext:value-type="float">
            <text:p>81.4876691869995</text:p>
          </table:table-cell>
          <table:table-cell office:value-type="float" office:value="245475" calcext:value-type="float">
            <text:p>245475</text:p>
          </table:table-cell>
          <table:table-cell office:value-type="float" office:value="273357.030267891" calcext:value-type="float">
            <text:p>273357.030267891</text:p>
          </table:table-cell>
          <table:table-cell office:value-type="float" office:value="0.103066903999206" calcext:value-type="float">
            <text:p>0.103066903999206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82229.493080387" calcext:value-type="float">
            <text:p>282229.493080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6900485850001" calcext:value-type="float">
            <text:p>81.6900485850001</text:p>
          </table:table-cell>
          <table:table-cell office:value-type="float" office:value="208893" calcext:value-type="float">
            <text:p>208893</text:p>
          </table:table-cell>
          <table:table-cell office:value-type="float" office:value="263744.85755577" calcext:value-type="float">
            <text:p>263744.85755577</text:p>
          </table:table-cell>
          <table:table-cell office:value-type="float" office:value="0.103591185999903" calcext:value-type="float">
            <text:p>0.103591185999903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46256.979853401" calcext:value-type="float">
            <text:p>246256.979853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8930431619992" calcext:value-type="float">
            <text:p>81.8930431619992</text:p>
          </table:table-cell>
          <table:table-cell office:value-type="float" office:value="220267" calcext:value-type="float">
            <text:p>220267</text:p>
          </table:table-cell>
          <table:table-cell office:value-type="float" office:value="216758.829490163" calcext:value-type="float">
            <text:p>216758.829490163</text:p>
          </table:table-cell>
          <table:table-cell office:value-type="float" office:value="0.1010104220004" calcext:value-type="float">
            <text:p>0.1010104220004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195389.883054672" calcext:value-type="float">
            <text:p>195389.883054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0967535589989" calcext:value-type="float">
            <text:p>82.0967535589989</text:p>
          </table:table-cell>
          <table:table-cell office:value-type="float" office:value="263752" calcext:value-type="float">
            <text:p>263752</text:p>
          </table:table-cell>
          <table:table-cell office:value-type="float" office:value="208457.246284917" calcext:value-type="float">
            <text:p>208457.246284917</text:p>
          </table:table-cell>
          <table:table-cell office:value-type="float" office:value="0.101933486999769" calcext:value-type="float">
            <text:p>0.101933486999769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17874.224815163" calcext:value-type="float">
            <text:p>217874.224815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2987550739999" calcext:value-type="float">
            <text:p>82.2987550739999</text:p>
          </table:table-cell>
          <table:table-cell office:value-type="float" office:value="277501" calcext:value-type="float">
            <text:p>277501</text:p>
          </table:table-cell>
          <table:table-cell office:value-type="float" office:value="240212.37950704" calcext:value-type="float">
            <text:p>240212.37950704</text:p>
          </table:table-cell>
          <table:table-cell office:value-type="float" office:value="0.103075899000032" calcext:value-type="float">
            <text:p>0.103075899000032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62174.570510477" calcext:value-type="float">
            <text:p>262174.570510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500863276" calcext:value-type="float">
            <text:p>82.500863276</text:p>
          </table:table-cell>
          <table:table-cell office:value-type="float" office:value="242573" calcext:value-type="float">
            <text:p>242573</text:p>
          </table:table-cell>
          <table:table-cell office:value-type="float" office:value="268512.469438892" calcext:value-type="float">
            <text:p>268512.469438892</text:p>
          </table:table-cell>
          <table:table-cell office:value-type="float" office:value="0.1026617360003" calcext:value-type="float">
            <text:p>0.1026617360003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74244.305835305" calcext:value-type="float">
            <text:p>274244.305835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7021750919994" calcext:value-type="float">
            <text:p>82.7021750919994</text:p>
          </table:table-cell>
          <table:table-cell office:value-type="float" office:value="208016" calcext:value-type="float">
            <text:p>208016</text:p>
          </table:table-cell>
          <table:table-cell office:value-type="float" office:value="258422.033333162" calcext:value-type="float">
            <text:p>258422.033333162</text:p>
          </table:table-cell>
          <table:table-cell office:value-type="float" office:value="0.101721820999956" calcext:value-type="float">
            <text:p>0.101721820999956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239569.448171008" calcext:value-type="float">
            <text:p>239569.44817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9124436189995" calcext:value-type="float">
            <text:p>82.9124436189995</text:p>
          </table:table-cell>
          <table:table-cell office:value-type="float" office:value="223480" calcext:value-type="float">
            <text:p>223480</text:p>
          </table:table-cell>
          <table:table-cell office:value-type="float" office:value="207090.052028889" calcext:value-type="float">
            <text:p>207090.052028889</text:p>
          </table:table-cell>
          <table:table-cell office:value-type="float" office:value="0.118562195000777" calcext:value-type="float">
            <text:p>0.118562195000777</text:p>
          </table:table-cell>
          <table:table-cell office:value-type="float" office:value="242825.503292208" calcext:value-type="float">
            <text:p>242825.503292208</text:p>
          </table:table-cell>
          <table:table-cell office:value-type="float" office:value="199871.342220631" calcext:value-type="float">
            <text:p>199871.342220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1134745479994" calcext:value-type="float">
            <text:p>83.1134745479994</text:p>
          </table:table-cell>
          <table:table-cell office:value-type="float" office:value="297249" calcext:value-type="float">
            <text:p>297249</text:p>
          </table:table-cell>
          <table:table-cell office:value-type="float" office:value="170174.278152513" calcext:value-type="float">
            <text:p>170174.278152513</text:p>
          </table:table-cell>
          <table:table-cell office:value-type="float" office:value="0.106088148999334" calcext:value-type="float">
            <text:p>0.106088148999334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169181.345704249" calcext:value-type="float">
            <text:p>169181.345704249</text:p>
          </table:table-cell>
          <table:table-cell office:value-type="float" office:value="11389.9351847651" calcext:value-type="float">
            <text:p>11389.9351847651</text:p>
          </table:table-cell>
        </table:table-row>
        <table:table-row table:style-name="ro1">
          <table:table-cell office:value-type="float" office:value="83.3164694579991" calcext:value-type="float">
            <text:p>83.3164694579991</text:p>
          </table:table-cell>
          <table:table-cell office:value-type="float" office:value="307713" calcext:value-type="float">
            <text:p>307713</text:p>
          </table:table-cell>
          <table:table-cell office:value-type="float" office:value="242733.59964017" calcext:value-type="float">
            <text:p>242733.59964017</text:p>
          </table:table-cell>
          <table:table-cell office:value-type="float" office:value="0.101874283000143" calcext:value-type="float">
            <text:p>0.101874283000143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292373.656375937" calcext:value-type="float">
            <text:p>292373.656375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5186942689998" calcext:value-type="float">
            <text:p>83.5186942689998</text:p>
          </table:table-cell>
          <table:table-cell office:value-type="float" office:value="265897" calcext:value-type="float">
            <text:p>265897</text:p>
          </table:table-cell>
          <table:table-cell office:value-type="float" office:value="304325.209507024" calcext:value-type="float">
            <text:p>304325.209507024</text:p>
          </table:table-cell>
          <table:table-cell office:value-type="float" office:value="0.102954747000695" calcext:value-type="float">
            <text:p>0.102954747000695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307791.887190078" calcext:value-type="float">
            <text:p>307791.88719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7210840970001" calcext:value-type="float">
            <text:p>83.7210840970001</text:p>
          </table:table-cell>
          <table:table-cell office:value-type="float" office:value="230726" calcext:value-type="float">
            <text:p>230726</text:p>
          </table:table-cell>
          <table:table-cell office:value-type="float" office:value="284854.440562227" calcext:value-type="float">
            <text:p>284854.440562227</text:p>
          </table:table-cell>
          <table:table-cell office:value-type="float" office:value="0.103162614001121" calcext:value-type="float">
            <text:p>0.103162614001121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262523.056466378" calcext:value-type="float">
            <text:p>262523.056466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9261540009993" calcext:value-type="float">
            <text:p>83.9261540009993</text:p>
          </table:table-cell>
          <table:table-cell office:value-type="float" office:value="252345" calcext:value-type="float">
            <text:p>252345</text:p>
          </table:table-cell>
          <table:table-cell office:value-type="float" office:value="235846.204016073" calcext:value-type="float">
            <text:p>235846.204016073</text:p>
          </table:table-cell>
          <table:table-cell office:value-type="float" office:value="0.101190069999575" calcext:value-type="float">
            <text:p>0.101190069999575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224143.641575217" calcext:value-type="float">
            <text:p>224143.641575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1293784760001" calcext:value-type="float">
            <text:p>84.1293784760001</text:p>
          </table:table-cell>
          <table:table-cell office:value-type="float" office:value="299962" calcext:value-type="float">
            <text:p>299962</text:p>
          </table:table-cell>
          <table:table-cell office:value-type="float" office:value="239127.527574756" calcext:value-type="float">
            <text:p>239127.527574756</text:p>
          </table:table-cell>
          <table:table-cell office:value-type="float" office:value="0.104293082000368" calcext:value-type="float">
            <text:p>0.104293082000368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253076.561800901" calcext:value-type="float">
            <text:p>253076.56180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3323204569988" calcext:value-type="float">
            <text:p>84.3323204569988</text:p>
          </table:table-cell>
          <table:table-cell office:value-type="float" office:value="306036" calcext:value-type="float">
            <text:p>306036</text:p>
          </table:table-cell>
          <table:table-cell office:value-type="float" office:value="275307.440526859" calcext:value-type="float">
            <text:p>275307.440526859</text:p>
          </table:table-cell>
          <table:table-cell office:value-type="float" office:value="0.103092471001219" calcext:value-type="float">
            <text:p>0.103092471001219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296363.568044952" calcext:value-type="float">
            <text:p>296363.568044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715985294999" calcext:value-type="float">
            <text:p>84.715985294999</text:p>
          </table:table-cell>
          <table:table-cell office:value-type="float" office:value="230943" calcext:value-type="float">
            <text:p>230943</text:p>
          </table:table-cell>
          <table:table-cell office:value-type="float" office:value="248484.628016763" calcext:value-type="float">
            <text:p>248484.628016763</text:p>
          </table:table-cell>
          <table:table-cell office:value-type="float" office:value="0.322033546999592" calcext:value-type="float">
            <text:p>0.322033546999592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248484.628016763" calcext:value-type="float">
            <text:p>248484.628016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9178562759989" calcext:value-type="float">
            <text:p>84.9178562759989</text:p>
          </table:table-cell>
          <table:table-cell office:value-type="float" office:value="250789" calcext:value-type="float">
            <text:p>250789</text:p>
          </table:table-cell>
          <table:table-cell office:value-type="float" office:value="251184.131544724" calcext:value-type="float">
            <text:p>251184.131544724</text:p>
          </table:table-cell>
          <table:table-cell office:value-type="float" office:value="0.102087110999491" calcext:value-type="float">
            <text:p>0.102087110999491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213258.253448344" calcext:value-type="float">
            <text:p>213258.253448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1204814009998" calcext:value-type="float">
            <text:p>85.1204814009998</text:p>
          </table:table-cell>
          <table:table-cell office:value-type="float" office:value="298642" calcext:value-type="float">
            <text:p>298642</text:p>
          </table:table-cell>
          <table:table-cell office:value-type="float" office:value="240875.512927473" calcext:value-type="float">
            <text:p>240875.512927473</text:p>
          </table:table-cell>
          <table:table-cell office:value-type="float" office:value="0.103010816999813" calcext:value-type="float">
            <text:p>0.103010816999813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250898.777102572" calcext:value-type="float">
            <text:p>250898.77710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3230426769987" calcext:value-type="float">
            <text:p>85.3230426769987</text:p>
          </table:table-cell>
          <table:table-cell office:value-type="float" office:value="306979" calcext:value-type="float">
            <text:p>306979</text:p>
          </table:table-cell>
          <table:table-cell office:value-type="float" office:value="273854.910658493" calcext:value-type="float">
            <text:p>273854.910658493</text:p>
          </table:table-cell>
          <table:table-cell office:value-type="float" office:value="0.102622802998667" calcext:value-type="float">
            <text:p>0.102622802998667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298023.169278419" calcext:value-type="float">
            <text:p>298023.169278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5263908309989" calcext:value-type="float">
            <text:p>85.5263908309989</text:p>
          </table:table-cell>
          <table:table-cell office:value-type="float" office:value="264009" calcext:value-type="float">
            <text:p>264009</text:p>
          </table:table-cell>
          <table:table-cell office:value-type="float" office:value="305199.876076068" calcext:value-type="float">
            <text:p>305199.876076068</text:p>
          </table:table-cell>
          <table:table-cell office:value-type="float" office:value="0.102762380000058" calcext:value-type="float">
            <text:p>0.102762380000058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307596.562884008" calcext:value-type="float">
            <text:p>307596.562884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7290597949996" calcext:value-type="float">
            <text:p>85.7290597949996</text:p>
          </table:table-cell>
          <table:table-cell office:value-type="float" office:value="230388" calcext:value-type="float">
            <text:p>230388</text:p>
          </table:table-cell>
          <table:table-cell office:value-type="float" office:value="284974.004884553" calcext:value-type="float">
            <text:p>284974.004884553</text:p>
          </table:table-cell>
          <table:table-cell office:value-type="float" office:value="0.104171650000353" calcext:value-type="float">
            <text:p>0.104171650000353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265054.739605137" calcext:value-type="float">
            <text:p>265054.739605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931202333999" calcext:value-type="float">
            <text:p>85.931202333999</text:p>
          </table:table-cell>
          <table:table-cell office:value-type="float" office:value="253815" calcext:value-type="float">
            <text:p>253815</text:p>
          </table:table-cell>
          <table:table-cell office:value-type="float" office:value="236530.776723306" calcext:value-type="float">
            <text:p>236530.776723306</text:p>
          </table:table-cell>
          <table:table-cell office:value-type="float" office:value="0.101483874999758" calcext:value-type="float">
            <text:p>0.101483874999758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216484.517906041" calcext:value-type="float">
            <text:p>216484.517906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141924309999" calcext:value-type="float">
            <text:p>86.141924309999</text:p>
          </table:table-cell>
          <table:table-cell office:value-type="float" office:value="302368" calcext:value-type="float">
            <text:p>302368</text:p>
          </table:table-cell>
          <table:table-cell office:value-type="float" office:value="214625.656320148" calcext:value-type="float">
            <text:p>214625.656320148</text:p>
          </table:table-cell>
          <table:table-cell office:value-type="float" office:value="0.120140819999506" calcext:value-type="float">
            <text:p>0.120140819999506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229514.257269536" calcext:value-type="float">
            <text:p>229514.257269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3470595769995" calcext:value-type="float">
            <text:p>86.3470595769995</text:p>
          </table:table-cell>
          <table:table-cell office:value-type="float" office:value="304198" calcext:value-type="float">
            <text:p>304198</text:p>
          </table:table-cell>
          <table:table-cell office:value-type="float" office:value="241936.856213034" calcext:value-type="float">
            <text:p>241936.856213034</text:p>
          </table:table-cell>
          <table:table-cell office:value-type="float" office:value="0.112655020999227" calcext:value-type="float">
            <text:p>0.112655020999227</text:p>
          </table:table-cell>
          <table:table-cell office:value-type="float" office:value="270658.752138872" calcext:value-type="float">
            <text:p>270658.752138872</text:p>
          </table:table-cell>
          <table:table-cell office:value-type="float" office:value="260430.859356506" calcext:value-type="float">
            <text:p>260430.859356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5478349789992" calcext:value-type="float">
            <text:p>86.5478349789992</text:p>
          </table:table-cell>
          <table:table-cell office:value-type="float" office:value="290295" calcext:value-type="float">
            <text:p>290295</text:p>
          </table:table-cell>
          <table:table-cell office:value-type="float" office:value="271974.116591707" calcext:value-type="float">
            <text:p>271974.116591707</text:p>
          </table:table-cell>
          <table:table-cell office:value-type="float" office:value="0.105203369999799" calcext:value-type="float">
            <text:p>0.105203369999799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278971.409932178" calcext:value-type="float">
            <text:p>278971.409932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7486137609994" calcext:value-type="float">
            <text:p>86.7486137609994</text:p>
          </table:table-cell>
          <table:table-cell office:value-type="float" office:value="258101" calcext:value-type="float">
            <text:p>258101</text:p>
          </table:table-cell>
          <table:table-cell office:value-type="float" office:value="297748.239321299" calcext:value-type="float">
            <text:p>297748.239321299</text:p>
          </table:table-cell>
          <table:table-cell office:value-type="float" office:value="0.103232339000897" calcext:value-type="float">
            <text:p>0.103232339000897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288285.449925289" calcext:value-type="float">
            <text:p>288285.449925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9517959189998" calcext:value-type="float">
            <text:p>86.9517959189998</text:p>
          </table:table-cell>
          <table:table-cell office:value-type="float" office:value="290263" calcext:value-type="float">
            <text:p>290263</text:p>
          </table:table-cell>
          <table:table-cell office:value-type="float" office:value="265925.480157483" calcext:value-type="float">
            <text:p>265925.480157483</text:p>
          </table:table-cell>
          <table:table-cell office:value-type="float" office:value="0.101159244000883" calcext:value-type="float">
            <text:p>0.101159244000883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252065.476269641" calcext:value-type="float">
            <text:p>252065.476269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1569483869989" calcext:value-type="float">
            <text:p>87.1569483869989</text:p>
          </table:table-cell>
          <table:table-cell office:value-type="float" office:value="341417" calcext:value-type="float">
            <text:p>341417</text:p>
          </table:table-cell>
          <table:table-cell office:value-type="float" office:value="275015.656222276" calcext:value-type="float">
            <text:p>275015.656222276</text:p>
          </table:table-cell>
          <table:table-cell office:value-type="float" office:value="0.105176666000261" calcext:value-type="float">
            <text:p>0.105176666000261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296143.67509095" calcext:value-type="float">
            <text:p>296143.67509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3583971879998" calcext:value-type="float">
            <text:p>87.3583971879998</text:p>
          </table:table-cell>
          <table:table-cell office:value-type="float" office:value="339084" calcext:value-type="float">
            <text:p>339084</text:p>
          </table:table-cell>
          <table:table-cell office:value-type="float" office:value="312824.846148329" calcext:value-type="float">
            <text:p>312824.846148329</text:p>
          </table:table-cell>
          <table:table-cell office:value-type="float" office:value="0.104653673999564" calcext:value-type="float">
            <text:p>0.104653673999564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332662.679693122" calcext:value-type="float">
            <text:p>332662.679693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559748280999" calcext:value-type="float">
            <text:p>87.559748280999</text:p>
          </table:table-cell>
          <table:table-cell office:value-type="float" office:value="286895" calcext:value-type="float">
            <text:p>286895</text:p>
          </table:table-cell>
          <table:table-cell office:value-type="float" office:value="335697.457013149" calcext:value-type="float">
            <text:p>335697.457013149</text:p>
          </table:table-cell>
          <table:table-cell office:value-type="float" office:value="0.105875526000091" calcext:value-type="float">
            <text:p>0.105875526000091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332957.558889385" calcext:value-type="float">
            <text:p>332957.558889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7614646080001" calcext:value-type="float">
            <text:p>87.7614646080001</text:p>
          </table:table-cell>
          <table:table-cell office:value-type="float" office:value="258222" calcext:value-type="float">
            <text:p>258222</text:p>
          </table:table-cell>
          <table:table-cell office:value-type="float" office:value="296276.205422225" calcext:value-type="float">
            <text:p>296276.205422225</text:p>
          </table:table-cell>
          <table:table-cell office:value-type="float" office:value="0.102737500999865" calcext:value-type="float">
            <text:p>0.102737500999865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268977.371836147" calcext:value-type="float">
            <text:p>268977.371836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963712793" calcext:value-type="float">
            <text:p>87.963712793</text:p>
          </table:table-cell>
          <table:table-cell office:value-type="float" office:value="293229" calcext:value-type="float">
            <text:p>293229</text:p>
          </table:table-cell>
          <table:table-cell office:value-type="float" office:value="213201.7052676" calcext:value-type="float">
            <text:p>213201.7052676</text:p>
          </table:table-cell>
          <table:table-cell office:value-type="float" office:value="0.121587998000905" calcext:value-type="float">
            <text:p>0.121587998000905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203554.653963456" calcext:value-type="float">
            <text:p>203554.65396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16888621" calcext:value-type="float">
            <text:p>88.16888621</text:p>
          </table:table-cell>
          <table:table-cell office:value-type="float" office:value="343178" calcext:value-type="float">
            <text:p>343178</text:p>
          </table:table-cell>
          <table:table-cell office:value-type="float" office:value="264354.900181527" calcext:value-type="float">
            <text:p>264354.900181527</text:p>
          </table:table-cell>
          <table:table-cell office:value-type="float" office:value="0.105627076000019" calcext:value-type="float">
            <text:p>0.105627076000019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288737.818559279" calcext:value-type="float">
            <text:p>288737.81855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3709945909995" calcext:value-type="float">
            <text:p>88.3709945909995</text:p>
          </table:table-cell>
          <table:table-cell office:value-type="float" office:value="336698" calcext:value-type="float">
            <text:p>336698</text:p>
          </table:table-cell>
          <table:table-cell office:value-type="float" office:value="318250.522200317" calcext:value-type="float">
            <text:p>318250.522200317</text:p>
          </table:table-cell>
          <table:table-cell office:value-type="float" office:value="0.104001079000227" calcext:value-type="float">
            <text:p>0.104001079000227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332346.55705562" calcext:value-type="float">
            <text:p>332346.55705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5732622189989" calcext:value-type="float">
            <text:p>88.5732622189989</text:p>
          </table:table-cell>
          <table:table-cell office:value-type="float" office:value="283410" calcext:value-type="float">
            <text:p>283410</text:p>
          </table:table-cell>
          <table:table-cell office:value-type="float" office:value="334167.423447636" calcext:value-type="float">
            <text:p>334167.423447636</text:p>
          </table:table-cell>
          <table:table-cell office:value-type="float" office:value="0.106813798000076" calcext:value-type="float">
            <text:p>0.106813798000076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331132.646127609" calcext:value-type="float">
            <text:p>331132.646127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774854887999" calcext:value-type="float">
            <text:p>88.774854887999</text:p>
          </table:table-cell>
          <table:table-cell office:value-type="float" office:value="258659" calcext:value-type="float">
            <text:p>258659</text:p>
          </table:table-cell>
          <table:table-cell office:value-type="float" office:value="305038.619137581" calcext:value-type="float">
            <text:p>305038.619137581</text:p>
          </table:table-cell>
          <table:table-cell office:value-type="float" office:value="0.103290058999846" calcext:value-type="float">
            <text:p>0.103290058999846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276871.839237976" calcext:value-type="float">
            <text:p>276871.839237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9769086569995" calcext:value-type="float">
            <text:p>88.9769086569995</text:p>
          </table:table-cell>
          <table:table-cell office:value-type="float" office:value="297261" calcext:value-type="float">
            <text:p>297261</text:p>
          </table:table-cell>
          <table:table-cell office:value-type="float" office:value="259125.978859121" calcext:value-type="float">
            <text:p>259125.978859121</text:p>
          </table:table-cell>
          <table:table-cell office:value-type="float" office:value="0.102443944999322" calcext:value-type="float">
            <text:p>0.102443944999322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245393.105689781" calcext:value-type="float">
            <text:p>245393.105689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2876132860001" calcext:value-type="float">
            <text:p>89.2876132860001</text:p>
          </table:table-cell>
          <table:table-cell office:value-type="float" office:value="347877" calcext:value-type="float">
            <text:p>347877</text:p>
          </table:table-cell>
          <table:table-cell office:value-type="float" office:value="178606.761207958" calcext:value-type="float">
            <text:p>178606.761207958</text:p>
          </table:table-cell>
          <table:table-cell office:value-type="float" office:value="0.272423935999541" calcext:value-type="float">
            <text:p>0.272423935999541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203594.106068616" calcext:value-type="float">
            <text:p>203594.106068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4892655519998" calcext:value-type="float">
            <text:p>89.4892655519998</text:p>
          </table:table-cell>
          <table:table-cell office:value-type="float" office:value="306502" calcext:value-type="float">
            <text:p>306502</text:p>
          </table:table-cell>
          <table:table-cell office:value-type="float" office:value="288132.380483934" calcext:value-type="float">
            <text:p>288132.380483934</text:p>
          </table:table-cell>
          <table:table-cell office:value-type="float" office:value="0.103740536998885" calcext:value-type="float">
            <text:p>0.103740536998885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313733.761955677" calcext:value-type="float">
            <text:p>313733.761955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6991118239985" calcext:value-type="float">
            <text:p>89.6991118239985</text:p>
          </table:table-cell>
          <table:table-cell office:value-type="float" office:value="260343" calcext:value-type="float">
            <text:p>260343</text:p>
          </table:table-cell>
          <table:table-cell office:value-type="float" office:value="278846.467680873" calcext:value-type="float">
            <text:p>278846.467680873</text:p>
          </table:table-cell>
          <table:table-cell office:value-type="float" office:value="0.121161993998612" calcext:value-type="float">
            <text:p>0.121161993998612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254277.416294159" calcext:value-type="float">
            <text:p>254277.416294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9023331379995" calcext:value-type="float">
            <text:p>89.9023331379995</text:p>
          </table:table-cell>
          <table:table-cell office:value-type="float" office:value="277592" calcext:value-type="float">
            <text:p>277592</text:p>
          </table:table-cell>
          <table:table-cell office:value-type="float" office:value="261215.928840179" calcext:value-type="float">
            <text:p>261215.928840179</text:p>
          </table:table-cell>
          <table:table-cell office:value-type="float" office:value="0.102075795999554" calcext:value-type="float">
            <text:p>0.102075795999554</text:p>
          </table:table-cell>
          <table:table-cell office:value-type="float" office:value="303647.598829579" calcext:value-type="float">
            <text:p>303647.598829579</text:p>
          </table:table-cell>
          <table:table-cell office:value-type="float" office:value="241510.613905027" calcext:value-type="float">
            <text:p>241510.613905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1055199519997" calcext:value-type="float">
            <text:p>90.1055199519997</text:p>
          </table:table-cell>
          <table:table-cell office:value-type="float" office:value="357884" calcext:value-type="float">
            <text:p>357884</text:p>
          </table:table-cell>
          <table:table-cell office:value-type="float" office:value="266622.890432026" calcext:value-type="float">
            <text:p>266622.890432026</text:p>
          </table:table-cell>
          <table:table-cell office:value-type="float" office:value="0.103181070000574" calcext:value-type="float">
            <text:p>0.103181070000574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277775.191286904" calcext:value-type="float">
            <text:p>277775.191286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3074500729999" calcext:value-type="float">
            <text:p>90.3074500729999</text:p>
          </table:table-cell>
          <table:table-cell office:value-type="float" office:value="373881" calcext:value-type="float">
            <text:p>373881</text:p>
          </table:table-cell>
          <table:table-cell office:value-type="float" office:value="311737.5678394" calcext:value-type="float">
            <text:p>311737.5678394</text:p>
          </table:table-cell>
          <table:table-cell office:value-type="float" office:value="0.103204150000238" calcext:value-type="float">
            <text:p>0.103204150000238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356658.138615943" calcext:value-type="float">
            <text:p>356658.138615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5106572259992" calcext:value-type="float">
            <text:p>90.5106572259992</text:p>
          </table:table-cell>
          <table:table-cell office:value-type="float" office:value="324699" calcext:value-type="float">
            <text:p>324699</text:p>
          </table:table-cell>
          <table:table-cell office:value-type="float" office:value="364290.652658107" calcext:value-type="float">
            <text:p>364290.652658107</text:p>
          </table:table-cell>
          <table:table-cell office:value-type="float" office:value="0.105831893999493" calcext:value-type="float">
            <text:p>0.105831893999493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363268.363561171" calcext:value-type="float">
            <text:p>363268.36356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7134481960002" calcext:value-type="float">
            <text:p>90.7134481960002</text:p>
          </table:table-cell>
          <table:table-cell office:value-type="float" office:value="279921" calcext:value-type="float">
            <text:p>279921</text:p>
          </table:table-cell>
          <table:table-cell office:value-type="float" office:value="340616.72367091" calcext:value-type="float">
            <text:p>340616.72367091</text:p>
          </table:table-cell>
          <table:table-cell office:value-type="float" office:value="0.105774724999719" calcext:value-type="float">
            <text:p>0.105774724999719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315515.26467666" calcext:value-type="float">
            <text:p>315515.26467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9173785019993" calcext:value-type="float">
            <text:p>90.9173785019993</text:p>
          </table:table-cell>
          <table:table-cell office:value-type="float" office:value="303038" calcext:value-type="float">
            <text:p>303038</text:p>
          </table:table-cell>
          <table:table-cell office:value-type="float" office:value="297416.205287979" calcext:value-type="float">
            <text:p>297416.205287979</text:p>
          </table:table-cell>
          <table:table-cell office:value-type="float" office:value="0.104910871999891" calcext:value-type="float">
            <text:p>0.104910871999891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278849.63875362" calcext:value-type="float">
            <text:p>278849.63875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1193424920002" calcext:value-type="float">
            <text:p>91.1193424920002</text:p>
          </table:table-cell>
          <table:table-cell office:value-type="float" office:value="361131" calcext:value-type="float">
            <text:p>361131</text:p>
          </table:table-cell>
          <table:table-cell office:value-type="float" office:value="283443.55995258" calcext:value-type="float">
            <text:p>283443.55995258</text:p>
          </table:table-cell>
          <table:table-cell office:value-type="float" office:value="0.106272073000582" calcext:value-type="float">
            <text:p>0.106272073000582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298916.719489173" calcext:value-type="float">
            <text:p>298916.719489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3351135239991" calcext:value-type="float">
            <text:p>91.3351135239991</text:p>
          </table:table-cell>
          <table:table-cell office:value-type="float" office:value="369986" calcext:value-type="float">
            <text:p>369986</text:p>
          </table:table-cell>
          <table:table-cell office:value-type="float" office:value="284469.421702376" calcext:value-type="float">
            <text:p>284469.421702376</text:p>
          </table:table-cell>
          <table:table-cell office:value-type="float" office:value="0.139087719000599" calcext:value-type="float">
            <text:p>0.139087719000599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308606.77480341" calcext:value-type="float">
            <text:p>308606.77480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5385779930002" calcext:value-type="float">
            <text:p>91.5385779930002</text:p>
          </table:table-cell>
          <table:table-cell office:value-type="float" office:value="315773" calcext:value-type="float">
            <text:p>315773</text:p>
          </table:table-cell>
          <table:table-cell office:value-type="float" office:value="256815.557429157" calcext:value-type="float">
            <text:p>256815.557429157</text:p>
          </table:table-cell>
          <table:table-cell office:value-type="float" office:value="0.129897693999737" calcext:value-type="float">
            <text:p>0.129897693999737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261334.963297037" calcext:value-type="float">
            <text:p>261334.963297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7417964659999" calcext:value-type="float">
            <text:p>91.7417964659999</text:p>
          </table:table-cell>
          <table:table-cell office:value-type="float" office:value="278682" calcext:value-type="float">
            <text:p>278682</text:p>
          </table:table-cell>
          <table:table-cell office:value-type="float" office:value="325301.781618117" calcext:value-type="float">
            <text:p>325301.781618117</text:p>
          </table:table-cell>
          <table:table-cell office:value-type="float" office:value="0.104238780999367" calcext:value-type="float">
            <text:p>0.104238780999367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297020.151199501" calcext:value-type="float">
            <text:p>297020.151199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9453782919991" calcext:value-type="float">
            <text:p>91.9453782919991</text:p>
          </table:table-cell>
          <table:table-cell office:value-type="float" office:value="311433" calcext:value-type="float">
            <text:p>311433</text:p>
          </table:table-cell>
          <table:table-cell office:value-type="float" office:value="293598.060138616" calcext:value-type="float">
            <text:p>293598.060138616</text:p>
          </table:table-cell>
          <table:table-cell office:value-type="float" office:value="0.103218659000049" calcext:value-type="float">
            <text:p>0.103218659000049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272830.229063527" calcext:value-type="float">
            <text:p>272830.229063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1480378709985" calcext:value-type="float">
            <text:p>92.1480378709985</text:p>
          </table:table-cell>
          <table:table-cell office:value-type="float" office:value="367345" calcext:value-type="float">
            <text:p>367345</text:p>
          </table:table-cell>
          <table:table-cell office:value-type="float" office:value="291383.015365426" calcext:value-type="float">
            <text:p>291383.015365426</text:p>
          </table:table-cell>
          <table:table-cell office:value-type="float" office:value="0.102486739000597" calcext:value-type="float">
            <text:p>0.102486739000597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310548.256443322" calcext:value-type="float">
            <text:p>310548.256443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3508816469985" calcext:value-type="float">
            <text:p>92.3508816469985</text:p>
          </table:table-cell>
          <table:table-cell office:value-type="float" office:value="367280" calcext:value-type="float">
            <text:p>367280</text:p>
          </table:table-cell>
          <table:table-cell office:value-type="float" office:value="339084.565972957" calcext:value-type="float">
            <text:p>339084.565972957</text:p>
          </table:table-cell>
          <table:table-cell office:value-type="float" office:value="0.101285554999777" calcext:value-type="float">
            <text:p>0.101285554999777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367620.875502592" calcext:value-type="float">
            <text:p>367620.875502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5530526120001" calcext:value-type="float">
            <text:p>92.5530526120001</text:p>
          </table:table-cell>
          <table:table-cell office:value-type="float" office:value="311492" calcext:value-type="float">
            <text:p>311492</text:p>
          </table:table-cell>
          <table:table-cell office:value-type="float" office:value="357788.424452935" calcext:value-type="float">
            <text:p>357788.424452935</text:p>
          </table:table-cell>
          <table:table-cell office:value-type="float" office:value="0.102769315000842" calcext:value-type="float">
            <text:p>0.102769315000842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357755.249819235" calcext:value-type="float">
            <text:p>357755.249819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7565485389987" calcext:value-type="float">
            <text:p>92.7565485389987</text:p>
          </table:table-cell>
          <table:table-cell office:value-type="float" office:value="278680" calcext:value-type="float">
            <text:p>278680</text:p>
          </table:table-cell>
          <table:table-cell office:value-type="float" office:value="333417.867081565" calcext:value-type="float">
            <text:p>333417.867081565</text:p>
          </table:table-cell>
          <table:table-cell office:value-type="float" office:value="0.102628276999894" calcext:value-type="float">
            <text:p>0.102628276999894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304557.561039928" calcext:value-type="float">
            <text:p>304557.561039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9684671799987" calcext:value-type="float">
            <text:p>92.9684671799987</text:p>
          </table:table-cell>
          <table:table-cell office:value-type="float" office:value="318338" calcext:value-type="float">
            <text:p>318338</text:p>
          </table:table-cell>
          <table:table-cell office:value-type="float" office:value="244111.861099387" calcext:value-type="float">
            <text:p>244111.861099387</text:p>
          </table:table-cell>
          <table:table-cell office:value-type="float" office:value="0.129224165000778" calcext:value-type="float">
            <text:p>0.129224165000778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228102.666276122" calcext:value-type="float">
            <text:p>228102.666276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17159378" calcext:value-type="float">
            <text:p>93.17159378</text:p>
          </table:table-cell>
          <table:table-cell office:value-type="float" office:value="371200" calcext:value-type="float">
            <text:p>371200</text:p>
          </table:table-cell>
          <table:table-cell office:value-type="float" office:value="248867.724334401" calcext:value-type="float">
            <text:p>248867.724334401</text:p>
          </table:table-cell>
          <table:table-cell office:value-type="float" office:value="0.105021860999841" calcext:value-type="float">
            <text:p>0.105021860999841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260317.043471576" calcext:value-type="float">
            <text:p>260317.043471576</text:p>
          </table:table-cell>
          <table:table-cell office:value-type="float" office:value="9723.41327997856" calcext:value-type="float">
            <text:p>9723.41327997856</text:p>
          </table:table-cell>
        </table:table-row>
        <table:table-row table:style-name="ro1">
          <table:table-cell office:value-type="float" office:value="93.3751549749995" calcext:value-type="float">
            <text:p>93.3751549749995</text:p>
          </table:table-cell>
          <table:table-cell office:value-type="float" office:value="362372" calcext:value-type="float">
            <text:p>362372</text:p>
          </table:table-cell>
          <table:table-cell office:value-type="float" office:value="296203.528463547" calcext:value-type="float">
            <text:p>296203.528463547</text:p>
          </table:table-cell>
          <table:table-cell office:value-type="float" office:value="0.108146639999177" calcext:value-type="float">
            <text:p>0.108146639999177</text:p>
          </table:table-cell>
          <table:table-cell office:value-type="float" office:value="327798.467094813" calcext:value-type="float">
            <text:p>327798.467094813</text:p>
          </table:table-cell>
          <table:table-cell office:value-type="float" office:value="341332.320349247" calcext:value-type="float">
            <text:p>341332.320349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5772179300002" calcext:value-type="float">
            <text:p>93.5772179300002</text:p>
          </table:table-cell>
          <table:table-cell office:value-type="float" office:value="338596" calcext:value-type="float">
            <text:p>338596</text:p>
          </table:table-cell>
          <table:table-cell office:value-type="float" office:value="361170.109151504" calcext:value-type="float">
            <text:p>361170.109151504</text:p>
          </table:table-cell>
          <table:table-cell office:value-type="float" office:value="0.103791675999673" calcext:value-type="float">
            <text:p>0.103791675999673</text:p>
          </table:table-cell>
          <table:table-cell office:value-type="float" office:value="364290.652658107" calcext:value-type="float">
            <text:p>364290.652658107</text:p>
          </table:table-cell>
          <table:table-cell office:value-type="float" office:value="356699.364753814" calcext:value-type="float">
            <text:p>356699.364753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779100976999" calcext:value-type="float">
            <text:p>93.779100976999</text:p>
          </table:table-cell>
          <table:table-cell office:value-type="float" office:value="310605" calcext:value-type="float">
            <text:p>310605</text:p>
          </table:table-cell>
          <table:table-cell office:value-type="float" office:value="341619.971325447" calcext:value-type="float">
            <text:p>341619.971325447</text:p>
          </table:table-cell>
          <table:table-cell office:value-type="float" office:value="0.10185925100086" calcext:value-type="float">
            <text:p>0.10185925100086</text:p>
          </table:table-cell>
          <table:table-cell office:value-type="float" office:value="364290.652658107" calcext:value-type="float">
            <text:p>364290.652658107</text:p>
          </table:table-cell>
          <table:table-cell office:value-type="float" office:value="329579.144547073" calcext:value-type="float">
            <text:p>329579.144547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0590884309986" calcext:value-type="float">
            <text:p>94.0590884309986</text:p>
          </table:table-cell>
          <table:table-cell office:value-type="float" office:value="384356" calcext:value-type="float">
            <text:p>384356</text:p>
          </table:table-cell>
          <table:table-cell office:value-type="float" office:value="173603.947697392" calcext:value-type="float">
            <text:p>173603.947697392</text:p>
          </table:table-cell>
          <table:table-cell office:value-type="float" office:value="0.265311462999307" calcext:value-type="float">
            <text:p>0.265311462999307</text:p>
          </table:table-cell>
          <table:table-cell office:value-type="float" office:value="364290.652658107" calcext:value-type="float">
            <text:p>364290.652658107</text:p>
          </table:table-cell>
          <table:table-cell office:value-type="float" office:value="159428.527847398" calcext:value-type="float">
            <text:p>159428.527847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2614941100001" calcext:value-type="float">
            <text:p>94.2614941100001</text:p>
          </table:table-cell>
          <table:table-cell office:value-type="float" office:value="418772" calcext:value-type="float">
            <text:p>418772</text:p>
          </table:table-cell>
          <table:table-cell office:value-type="float" office:value="306188.7649032" calcext:value-type="float">
            <text:p>306188.7649032</text:p>
          </table:table-cell>
          <table:table-cell office:value-type="float" office:value="0.104853156999525" calcext:value-type="float">
            <text:p>0.104853156999525</text:p>
          </table:table-cell>
          <table:table-cell office:value-type="float" office:value="364290.652658107" calcext:value-type="float">
            <text:p>364290.652658107</text:p>
          </table:table-cell>
          <table:table-cell office:value-type="float" office:value="343538.319737142" calcext:value-type="float">
            <text:p>343538.319737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4654758179986" calcext:value-type="float">
            <text:p>94.4654758179986</text:p>
          </table:table-cell>
          <table:table-cell office:value-type="float" office:value="375802" calcext:value-type="float">
            <text:p>375802</text:p>
          </table:table-cell>
          <table:table-cell office:value-type="float" office:value="364613.818021496" calcext:value-type="float">
            <text:p>364613.818021496</text:p>
          </table:table-cell>
          <table:table-cell office:value-type="float" office:value="0.118059799000548" calcext:value-type="float">
            <text:p>0.118059799000548</text:p>
          </table:table-cell>
          <table:table-cell office:value-type="float" office:value="364290.652658107" calcext:value-type="float">
            <text:p>364290.652658107</text:p>
          </table:table-cell>
          <table:table-cell office:value-type="float" office:value="381435.322995859" calcext:value-type="float">
            <text:p>381435.322995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6710484059986" calcext:value-type="float">
            <text:p>94.6710484059986</text:p>
          </table:table-cell>
          <table:table-cell office:value-type="float" office:value="316113" calcext:value-type="float">
            <text:p>316113</text:p>
          </table:table-cell>
          <table:table-cell office:value-type="float" office:value="305767.923422176" calcext:value-type="float">
            <text:p>305767.923422176</text:p>
          </table:table-cell>
          <table:table-cell office:value-type="float" office:value="0.108991583998431" calcext:value-type="float">
            <text:p>0.108991583998431</text:p>
          </table:table-cell>
          <table:table-cell office:value-type="float" office:value="364290.652658107" calcext:value-type="float">
            <text:p>364290.652658107</text:p>
          </table:table-cell>
          <table:table-cell office:value-type="float" office:value="278731.770226085" calcext:value-type="float">
            <text:p>278731.770226085</text:p>
          </table:table-cell>
          <table:table-cell office:value-type="float" office:value="16408.2599099638" calcext:value-type="float">
            <text:p>16408.2599099638</text:p>
          </table:table-cell>
        </table:table-row>
        <table:table-row table:style-name="ro1">
          <table:table-cell office:value-type="float" office:value="94.875878634999" calcext:value-type="float">
            <text:p>94.875878634999</text:p>
          </table:table-cell>
          <table:table-cell office:value-type="float" office:value="325725" calcext:value-type="float">
            <text:p>325725</text:p>
          </table:table-cell>
          <table:table-cell office:value-type="float" office:value="297431.615817919" calcext:value-type="float">
            <text:p>297431.615817919</text:p>
          </table:table-cell>
          <table:table-cell office:value-type="float" office:value="0.106967441999586" calcext:value-type="float">
            <text:p>0.106967441999586</text:p>
          </table:table-cell>
          <table:table-cell office:value-type="float" office:value="364290.652658107" calcext:value-type="float">
            <text:p>364290.652658107</text:p>
          </table:table-cell>
          <table:table-cell office:value-type="float" office:value="293748.366610352" calcext:value-type="float">
            <text:p>293748.366610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0777837379992" calcext:value-type="float">
            <text:p>95.0777837379992</text:p>
          </table:table-cell>
          <table:table-cell office:value-type="float" office:value="389890" calcext:value-type="float">
            <text:p>389890</text:p>
          </table:table-cell>
          <table:table-cell office:value-type="float" office:value="317144.316959751" calcext:value-type="float">
            <text:p>317144.316959751</text:p>
          </table:table-cell>
          <table:table-cell office:value-type="float" office:value="0.102888666999206" calcext:value-type="float">
            <text:p>0.102888666999206</text:p>
          </table:table-cell>
          <table:table-cell office:value-type="float" office:value="364290.652658107" calcext:value-type="float">
            <text:p>364290.652658107</text:p>
          </table:table-cell>
          <table:table-cell office:value-type="float" office:value="318973.534083047" calcext:value-type="float">
            <text:p>318973.53408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2797205199986" calcext:value-type="float">
            <text:p>95.2797205199986</text:p>
          </table:table-cell>
          <table:table-cell office:value-type="float" office:value="417936" calcext:value-type="float">
            <text:p>417936</text:p>
          </table:table-cell>
          <table:table-cell office:value-type="float" office:value="342352.77231587" calcext:value-type="float">
            <text:p>342352.77231587</text:p>
          </table:table-cell>
          <table:table-cell office:value-type="float" office:value="0.106916545999411" calcext:value-type="float">
            <text:p>0.106916545999411</text:p>
          </table:table-cell>
          <table:table-cell office:value-type="float" office:value="364290.652658107" calcext:value-type="float">
            <text:p>364290.652658107</text:p>
          </table:table-cell>
          <table:table-cell office:value-type="float" office:value="373632.283838676" calcext:value-type="float">
            <text:p>373632.283838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4806075649995" calcext:value-type="float">
            <text:p>95.4806075649995</text:p>
          </table:table-cell>
          <table:table-cell office:value-type="float" office:value="370678" calcext:value-type="float">
            <text:p>370678</text:p>
          </table:table-cell>
          <table:table-cell office:value-type="float" office:value="370819.583976332" calcext:value-type="float">
            <text:p>370819.583976332</text:p>
          </table:table-cell>
          <table:table-cell office:value-type="float" office:value="0.115255101998628" calcext:value-type="float">
            <text:p>0.115255101998628</text:p>
          </table:table-cell>
          <table:table-cell office:value-type="float" office:value="364290.652658107" calcext:value-type="float">
            <text:p>364290.652658107</text:p>
          </table:table-cell>
          <table:table-cell office:value-type="float" office:value="385022.857353951" calcext:value-type="float">
            <text:p>385022.857353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6834702359993" calcext:value-type="float">
            <text:p>95.6834702359993</text:p>
          </table:table-cell>
          <table:table-cell office:value-type="float" office:value="314252" calcext:value-type="float">
            <text:p>314252</text:p>
          </table:table-cell>
          <table:table-cell office:value-type="float" office:value="365413.56263232" calcext:value-type="float">
            <text:p>365413.56263232</text:p>
          </table:table-cell>
          <table:table-cell office:value-type="float" office:value="0.104645865001658" calcext:value-type="float">
            <text:p>0.104645865001658</text:p>
          </table:table-cell>
          <table:table-cell office:value-type="float" office:value="364290.652658107" calcext:value-type="float">
            <text:p>364290.652658107</text:p>
          </table:table-cell>
          <table:table-cell office:value-type="float" office:value="341480.798841423" calcext:value-type="float">
            <text:p>341480.79884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8869996929989" calcext:value-type="float">
            <text:p>95.8869996929989</text:p>
          </table:table-cell>
          <table:table-cell office:value-type="float" office:value="328864" calcext:value-type="float">
            <text:p>328864</text:p>
          </table:table-cell>
          <table:table-cell office:value-type="float" office:value="335998.018313988" calcext:value-type="float">
            <text:p>335998.018313988</text:p>
          </table:table-cell>
          <table:table-cell office:value-type="float" office:value="0.101561067000148" calcext:value-type="float">
            <text:p>0.101561067000148</text:p>
          </table:table-cell>
          <table:table-cell office:value-type="float" office:value="364290.652658107" calcext:value-type="float">
            <text:p>364290.652658107</text:p>
          </table:table-cell>
          <table:table-cell office:value-type="float" office:value="307260.467829115" calcext:value-type="float">
            <text:p>307260.467829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0917272079987" calcext:value-type="float">
            <text:p>96.0917272079987</text:p>
          </table:table-cell>
          <table:table-cell office:value-type="float" office:value="394281" calcext:value-type="float">
            <text:p>394281</text:p>
          </table:table-cell>
          <table:table-cell office:value-type="float" office:value="318369.237743269" calcext:value-type="float">
            <text:p>318369.237743269</text:p>
          </table:table-cell>
          <table:table-cell office:value-type="float" office:value="0.104708757999106" calcext:value-type="float">
            <text:p>0.104708757999106</text:p>
          </table:table-cell>
          <table:table-cell office:value-type="float" office:value="364290.652658107" calcext:value-type="float">
            <text:p>364290.652658107</text:p>
          </table:table-cell>
          <table:table-cell office:value-type="float" office:value="320310.675067345" calcext:value-type="float">
            <text:p>320310.675067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297317352999" calcext:value-type="float">
            <text:p>96.297317352999</text:p>
          </table:table-cell>
          <table:table-cell office:value-type="float" office:value="416465" calcext:value-type="float">
            <text:p>416465</text:p>
          </table:table-cell>
          <table:table-cell office:value-type="float" office:value="209045.175427744" calcext:value-type="float">
            <text:p>209045.175427744</text:p>
          </table:table-cell>
          <table:table-cell office:value-type="float" office:value="0.13855864099969" calcext:value-type="float">
            <text:p>0.13855864099969</text:p>
          </table:table-cell>
          <table:table-cell office:value-type="float" office:value="364290.652658107" calcext:value-type="float">
            <text:p>364290.652658107</text:p>
          </table:table-cell>
          <table:table-cell office:value-type="float" office:value="251404.773057501" calcext:value-type="float">
            <text:p>251404.773057501</text:p>
          </table:table-cell>
          <table:table-cell office:value-type="float" office:value="58618.5088458104" calcext:value-type="float">
            <text:p>58618.5088458104</text:p>
          </table:table-cell>
        </table:table-row>
        <table:table-row table:style-name="ro1">
          <table:table-cell office:value-type="float" office:value="96.5008384129997" calcext:value-type="float">
            <text:p>96.5008384129997</text:p>
          </table:table-cell>
          <table:table-cell office:value-type="float" office:value="360130" calcext:value-type="float">
            <text:p>360130</text:p>
          </table:table-cell>
          <table:table-cell office:value-type="float" office:value="323223.681586656" calcext:value-type="float">
            <text:p>323223.681586656</text:p>
          </table:table-cell>
          <table:table-cell office:value-type="float" office:value="0.117999675001556" calcext:value-type="float">
            <text:p>0.117999675001556</text:p>
          </table:table-cell>
          <table:table-cell office:value-type="float" office:value="360647.746131526" calcext:value-type="float">
            <text:p>360647.746131526</text:p>
          </table:table-cell>
          <table:table-cell office:value-type="float" office:value="391888.611180121" calcext:value-type="float">
            <text:p>391888.611180121</text:p>
          </table:table-cell>
          <table:table-cell office:value-type="float" office:value="2437.46560800355" calcext:value-type="float">
            <text:p>2437.46560800355</text:p>
          </table:table-cell>
        </table:table-row>
        <table:table-row table:style-name="ro1">
          <table:table-cell office:value-type="float" office:value="96.7049377759995" calcext:value-type="float">
            <text:p>96.7049377759995</text:p>
          </table:table-cell>
          <table:table-cell office:value-type="float" office:value="305663" calcext:value-type="float">
            <text:p>305663</text:p>
          </table:table-cell>
          <table:table-cell office:value-type="float" office:value="364009.08267791" calcext:value-type="float">
            <text:p>364009.08267791</text:p>
          </table:table-cell>
          <table:table-cell office:value-type="float" office:value="0.106566256001315" calcext:value-type="float">
            <text:p>0.106566256001315</text:p>
          </table:table-cell>
          <table:table-cell office:value-type="float" office:value="357041.268670211" calcext:value-type="float">
            <text:p>357041.268670211</text:p>
          </table:table-cell>
          <table:table-cell office:value-type="float" office:value="332964.40352264" calcext:value-type="float">
            <text:p>332964.40352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908228839" calcext:value-type="float">
            <text:p>96.908228839</text:p>
          </table:table-cell>
          <table:table-cell office:value-type="float" office:value="327605" calcext:value-type="float">
            <text:p>327605</text:p>
          </table:table-cell>
          <table:table-cell office:value-type="float" office:value="319812.245346121" calcext:value-type="float">
            <text:p>319812.245346121</text:p>
          </table:table-cell>
          <table:table-cell office:value-type="float" office:value="0.106760058999498" calcext:value-type="float">
            <text:p>0.106760058999498</text:p>
          </table:table-cell>
          <table:table-cell office:value-type="float" office:value="357041.268670211" calcext:value-type="float">
            <text:p>357041.268670211</text:p>
          </table:table-cell>
          <table:table-cell office:value-type="float" office:value="299466.008988646" calcext:value-type="float">
            <text:p>299466.008988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1128556739986" calcext:value-type="float">
            <text:p>97.1128556739986</text:p>
          </table:table-cell>
          <table:table-cell office:value-type="float" office:value="387409" calcext:value-type="float">
            <text:p>387409</text:p>
          </table:table-cell>
          <table:table-cell office:value-type="float" office:value="318530.036875244" calcext:value-type="float">
            <text:p>318530.036875244</text:p>
          </table:table-cell>
          <table:table-cell office:value-type="float" office:value="0.105270026999278" calcext:value-type="float">
            <text:p>0.105270026999278</text:p>
          </table:table-cell>
          <table:table-cell office:value-type="float" office:value="353470.855983509" calcext:value-type="float">
            <text:p>353470.855983509</text:p>
          </table:table-cell>
          <table:table-cell office:value-type="float" office:value="332109.767143834" calcext:value-type="float">
            <text:p>332109.767143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31570698" calcext:value-type="float">
            <text:p>97.31570698</text:p>
          </table:table-cell>
          <table:table-cell office:value-type="float" office:value="398292" calcext:value-type="float">
            <text:p>398292</text:p>
          </table:table-cell>
          <table:table-cell office:value-type="float" office:value="342369.466132189" calcext:value-type="float">
            <text:p>342369.466132189</text:p>
          </table:table-cell>
          <table:table-cell office:value-type="float" office:value="0.110573972000566" calcext:value-type="float">
            <text:p>0.110573972000566</text:p>
          </table:table-cell>
          <table:table-cell office:value-type="float" office:value="349936.147423674" calcext:value-type="float">
            <text:p>349936.147423674</text:p>
          </table:table-cell>
          <table:table-cell office:value-type="float" office:value="368321.365582736" calcext:value-type="float">
            <text:p>368321.365582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5173779609995" calcext:value-type="float">
            <text:p>97.5173779609995</text:p>
          </table:table-cell>
          <table:table-cell office:value-type="float" office:value="340788" calcext:value-type="float">
            <text:p>340788</text:p>
          </table:table-cell>
          <table:table-cell office:value-type="float" office:value="361660.483003532" calcext:value-type="float">
            <text:p>361660.483003532</text:p>
          </table:table-cell>
          <table:table-cell office:value-type="float" office:value="0.110061068000505" calcext:value-type="float">
            <text:p>0.110061068000505</text:p>
          </table:table-cell>
          <table:table-cell office:value-type="float" office:value="346436.785949437" calcext:value-type="float">
            <text:p>346436.785949437</text:p>
          </table:table-cell>
          <table:table-cell office:value-type="float" office:value="361244.590434166" calcext:value-type="float">
            <text:p>361244.590434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7233643589989" calcext:value-type="float">
            <text:p>97.7233643589989</text:p>
          </table:table-cell>
          <table:table-cell office:value-type="float" office:value="292206" calcext:value-type="float">
            <text:p>292206</text:p>
          </table:table-cell>
          <table:table-cell office:value-type="float" office:value="265261.765039001" calcext:value-type="float">
            <text:p>265261.765039001</text:p>
          </table:table-cell>
          <table:table-cell office:value-type="float" office:value="0.155157012999553" calcext:value-type="float">
            <text:p>0.155157012999553</text:p>
          </table:table-cell>
          <table:table-cell office:value-type="float" office:value="342972.418089942" calcext:value-type="float">
            <text:p>342972.418089942</text:p>
          </table:table-cell>
          <table:table-cell office:value-type="float" office:value="239107.759065123" calcext:value-type="float">
            <text:p>239107.759065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9261423899989" calcext:value-type="float">
            <text:p>97.9261423899989</text:p>
          </table:table-cell>
          <table:table-cell office:value-type="float" office:value="316556" calcext:value-type="float">
            <text:p>316556</text:p>
          </table:table-cell>
          <table:table-cell office:value-type="float" office:value="248685.983293907" calcext:value-type="float">
            <text:p>248685.983293907</text:p>
          </table:table-cell>
          <table:table-cell office:value-type="float" office:value="0.102538904000539" calcext:value-type="float">
            <text:p>0.102538904000539</text:p>
          </table:table-cell>
          <table:table-cell office:value-type="float" office:value="339542.693909043" calcext:value-type="float">
            <text:p>339542.693909043</text:p>
          </table:table-cell>
          <table:table-cell office:value-type="float" office:value="259407.785137113" calcext:value-type="float">
            <text:p>259407.785137113</text:p>
          </table:table-cell>
          <table:table-cell office:value-type="float" office:value="29907.7030102036" calcext:value-type="float">
            <text:p>29907.7030102036</text:p>
          </table:table-cell>
        </table:table-row>
        <table:table-row table:style-name="ro1">
          <table:table-cell office:value-type="float" office:value="98.1268443589997" calcext:value-type="float">
            <text:p>98.1268443589997</text:p>
          </table:table-cell>
          <table:table-cell office:value-type="float" office:value="372016" calcext:value-type="float">
            <text:p>372016</text:p>
          </table:table-cell>
          <table:table-cell office:value-type="float" office:value="300601.461717708" calcext:value-type="float">
            <text:p>300601.461717708</text:p>
          </table:table-cell>
          <table:table-cell office:value-type="float" office:value="0.103374253998481" calcext:value-type="float">
            <text:p>0.103374253998481</text:p>
          </table:table-cell>
          <table:table-cell office:value-type="float" office:value="336147.266969953" calcext:value-type="float">
            <text:p>336147.266969953</text:p>
          </table:table-cell>
          <table:table-cell office:value-type="float" office:value="316622.720036981" calcext:value-type="float">
            <text:p>316622.720036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284234779985" calcext:value-type="float">
            <text:p>98.3284234779985</text:p>
          </table:table-cell>
          <table:table-cell office:value-type="float" office:value="376839" calcext:value-type="float">
            <text:p>376839</text:p>
          </table:table-cell>
          <table:table-cell office:value-type="float" office:value="342957.504710119" calcext:value-type="float">
            <text:p>342957.504710119</text:p>
          </table:table-cell>
          <table:table-cell office:value-type="float" office:value="0.103126666001117" calcext:value-type="float">
            <text:p>0.103126666001117</text:p>
          </table:table-cell>
          <table:table-cell office:value-type="float" office:value="332785.794300253" calcext:value-type="float">
            <text:p>332785.794300253</text:p>
          </table:table-cell>
          <table:table-cell office:value-type="float" office:value="360761.159755245" calcext:value-type="float">
            <text:p>360761.15975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305836299995" calcext:value-type="float">
            <text:p>98.5305836299995</text:p>
          </table:table-cell>
          <table:table-cell office:value-type="float" office:value="319821" calcext:value-type="float">
            <text:p>319821</text:p>
          </table:table-cell>
          <table:table-cell office:value-type="float" office:value="359500.279108439" calcext:value-type="float">
            <text:p>359500.279108439</text:p>
          </table:table-cell>
          <table:table-cell office:value-type="float" office:value="0.105529157999626" calcext:value-type="float">
            <text:p>0.105529157999626</text:p>
          </table:table-cell>
          <table:table-cell office:value-type="float" office:value="329457.93635725" calcext:value-type="float">
            <text:p>329457.93635725</text:p>
          </table:table-cell>
          <table:table-cell office:value-type="float" office:value="363168.157043149" calcext:value-type="float">
            <text:p>363168.15704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782583579996" calcext:value-type="float">
            <text:p>98.8782583579996</text:p>
          </table:table-cell>
          <table:table-cell office:value-type="float" office:value="292451" calcext:value-type="float">
            <text:p>292451</text:p>
          </table:table-cell>
          <table:table-cell office:value-type="float" office:value="297954.272506349" calcext:value-type="float">
            <text:p>297954.272506349</text:p>
          </table:table-cell>
          <table:table-cell office:value-type="float" office:value="0.272699486999045" calcext:value-type="float">
            <text:p>0.272699486999045</text:p>
          </table:table-cell>
          <table:table-cell office:value-type="float" office:value="326163.356993678" calcext:value-type="float">
            <text:p>326163.356993678</text:p>
          </table:table-cell>
          <table:table-cell office:value-type="float" office:value="269000.227915277" calcext:value-type="float">
            <text:p>269000.227915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811444889987" calcext:value-type="float">
            <text:p>99.0811444889987</text:p>
          </table:table-cell>
          <table:table-cell office:value-type="float" office:value="346735" calcext:value-type="float">
            <text:p>346735</text:p>
          </table:table-cell>
          <table:table-cell office:value-type="float" office:value="277084.488848489" calcext:value-type="float">
            <text:p>277084.488848489</text:p>
          </table:table-cell>
          <table:table-cell office:value-type="float" office:value="0.101935835000404" calcext:value-type="float">
            <text:p>0.101935835000404</text:p>
          </table:table-cell>
          <table:table-cell office:value-type="float" office:value="322901.723423741" calcext:value-type="float">
            <text:p>322901.723423741</text:p>
          </table:table-cell>
          <table:table-cell office:value-type="float" office:value="263185.856829518" calcext:value-type="float">
            <text:p>263185.856829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849578589994" calcext:value-type="float">
            <text:p>99.2849578589994</text:p>
          </table:table-cell>
          <table:table-cell office:value-type="float" office:value="366422" calcext:value-type="float">
            <text:p>366422</text:p>
          </table:table-cell>
          <table:table-cell office:value-type="float" office:value="322753.96165178" calcext:value-type="float">
            <text:p>322753.96165178</text:p>
          </table:table-cell>
          <table:table-cell office:value-type="float" office:value="0.102201751999019" calcext:value-type="float">
            <text:p>0.102201751999019</text:p>
          </table:table-cell>
          <table:table-cell office:value-type="float" office:value="319672.706189504" calcext:value-type="float">
            <text:p>319672.706189504</text:p>
          </table:table-cell>
          <table:table-cell office:value-type="float" office:value="350319.66645696" calcext:value-type="float">
            <text:p>350319.66645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884852019986" calcext:value-type="float">
            <text:p>99.4884852019986</text:p>
          </table:table-cell>
          <table:table-cell office:value-type="float" office:value="319688" calcext:value-type="float">
            <text:p>319688</text:p>
          </table:table-cell>
          <table:table-cell office:value-type="float" office:value="340239.90102682" calcext:value-type="float">
            <text:p>340239.90102682</text:p>
          </table:table-cell>
          <table:table-cell office:value-type="float" office:value="0.112262414000725" calcext:value-type="float">
            <text:p>0.112262414000725</text:p>
          </table:table-cell>
          <table:table-cell office:value-type="float" office:value="316475.979127609" calcext:value-type="float">
            <text:p>316475.979127609</text:p>
          </table:table-cell>
          <table:table-cell office:value-type="float" office:value="350273.954945084" calcext:value-type="float">
            <text:p>350273.954945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904923820002" calcext:value-type="float">
            <text:p>99.6904923820002</text:p>
          </table:table-cell>
          <table:table-cell office:value-type="float" office:value="272203" calcext:value-type="float">
            <text:p>272203</text:p>
          </table:table-cell>
          <table:table-cell office:value-type="float" office:value="302634.752136823" calcext:value-type="float">
            <text:p>302634.752136823</text:p>
          </table:table-cell>
          <table:table-cell office:value-type="float" office:value="0.102589276999424" calcext:value-type="float">
            <text:p>0.102589276999424</text:p>
          </table:table-cell>
          <table:table-cell office:value-type="float" office:value="316475.979127609" calcext:value-type="float">
            <text:p>316475.979127609</text:p>
          </table:table-cell>
          <table:table-cell office:value-type="float" office:value="278815.405572279" calcext:value-type="float">
            <text:p>278815.405572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941252509994" calcext:value-type="float">
            <text:p>99.8941252509994</text:p>
          </table:table-cell>
          <table:table-cell office:value-type="float" office:value="287346" calcext:value-type="float">
            <text:p>287346</text:p>
          </table:table-cell>
          <table:table-cell office:value-type="float" office:value="290665.446391076" calcext:value-type="float">
            <text:p>290665.446391076</text:p>
          </table:table-cell>
          <table:table-cell office:value-type="float" office:value="0.101852298999802" calcext:value-type="float">
            <text:p>0.101852298999802</text:p>
          </table:table-cell>
          <table:table-cell office:value-type="float" office:value="316475.979127609" calcext:value-type="float">
            <text:p>316475.979127609</text:p>
          </table:table-cell>
          <table:table-cell office:value-type="float" office:value="266463.330766106" calcext:value-type="float">
            <text:p>266463.330766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0121028" calcext:value-type="float">
            <text:p>100.10121028</text:p>
          </table:table-cell>
          <table:table-cell office:value-type="float" office:value="344845" calcext:value-type="float">
            <text:p>344845</text:p>
          </table:table-cell>
          <table:table-cell office:value-type="float" office:value="216686.881665074" calcext:value-type="float">
            <text:p>216686.881665074</text:p>
          </table:table-cell>
          <table:table-cell office:value-type="float" office:value="0.144952988001023" calcext:value-type="float">
            <text:p>0.144952988001023</text:p>
          </table:table-cell>
          <table:table-cell office:value-type="float" office:value="316475.979127609" calcext:value-type="float">
            <text:p>316475.979127609</text:p>
          </table:table-cell>
          <table:table-cell office:value-type="float" office:value="224404.95341213" calcext:value-type="float">
            <text:p>224404.9534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07888354999" calcext:value-type="float">
            <text:p>100.307888354999</text:p>
          </table:table-cell>
          <table:table-cell office:value-type="float" office:value="361215" calcext:value-type="float">
            <text:p>361215</text:p>
          </table:table-cell>
          <table:table-cell office:value-type="float" office:value="286279.312367714" calcext:value-type="float">
            <text:p>286279.312367714</text:p>
          </table:table-cell>
          <table:table-cell office:value-type="float" office:value="0.106352298000274" calcext:value-type="float">
            <text:p>0.106352298000274</text:p>
          </table:table-cell>
          <table:table-cell office:value-type="float" office:value="316475.979127609" calcext:value-type="float">
            <text:p>316475.979127609</text:p>
          </table:table-cell>
          <table:table-cell office:value-type="float" office:value="332061.411506632" calcext:value-type="float">
            <text:p>332061.411506632</text:p>
          </table:table-cell>
          <table:table-cell office:value-type="float" office:value="17111.1862319667" calcext:value-type="float">
            <text:p>17111.1862319667</text:p>
          </table:table-cell>
        </table:table-row>
        <table:table-row table:style-name="ro1">
          <table:table-cell office:value-type="float" office:value="100.509017712999" calcext:value-type="float">
            <text:p>100.509017712999</text:p>
          </table:table-cell>
          <table:table-cell office:value-type="float" office:value="311261" calcext:value-type="float">
            <text:p>311261</text:p>
          </table:table-cell>
          <table:table-cell office:value-type="float" office:value="336339.208064624" calcext:value-type="float">
            <text:p>336339.208064624</text:p>
          </table:table-cell>
          <table:table-cell office:value-type="float" office:value="0.104453029000069" calcext:value-type="float">
            <text:p>0.104453029000069</text:p>
          </table:table-cell>
          <table:table-cell office:value-type="float" office:value="313311.219336333" calcext:value-type="float">
            <text:p>313311.219336333</text:p>
          </table:table-cell>
          <table:table-cell office:value-type="float" office:value="337945.928081346" calcext:value-type="float">
            <text:p>337945.92808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11220898" calcext:value-type="float">
            <text:p>100.711220898</text:p>
          </table:table-cell>
          <table:table-cell office:value-type="float" office:value="265045" calcext:value-type="float">
            <text:p>265045</text:p>
          </table:table-cell>
          <table:table-cell office:value-type="float" office:value="327791.76313256" calcext:value-type="float">
            <text:p>327791.76313256</text:p>
          </table:table-cell>
          <table:table-cell office:value-type="float" office:value="0.105241069999465" calcext:value-type="float">
            <text:p>0.105241069999465</text:p>
          </table:table-cell>
          <table:table-cell office:value-type="float" office:value="310178.107142969" calcext:value-type="float">
            <text:p>310178.107142969</text:p>
          </table:table-cell>
          <table:table-cell office:value-type="float" office:value="307248.663685794" calcext:value-type="float">
            <text:p>307248.663685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13409663999" calcext:value-type="float">
            <text:p>100.913409663999</text:p>
          </table:table-cell>
          <table:table-cell office:value-type="float" office:value="283413" calcext:value-type="float">
            <text:p>283413</text:p>
          </table:table-cell>
          <table:table-cell office:value-type="float" office:value="272101.472346941" calcext:value-type="float">
            <text:p>272101.472346941</text:p>
          </table:table-cell>
          <table:table-cell office:value-type="float" office:value="0.105840258000171" calcext:value-type="float">
            <text:p>0.105840258000171</text:p>
          </table:table-cell>
          <table:table-cell office:value-type="float" office:value="307076.32607154" calcext:value-type="float">
            <text:p>307076.32607154</text:p>
          </table:table-cell>
          <table:table-cell office:value-type="float" office:value="251009.898270062" calcext:value-type="float">
            <text:p>251009.89827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16329449" calcext:value-type="float">
            <text:p>101.116329449</text:p>
          </table:table-cell>
          <table:table-cell office:value-type="float" office:value="334598" calcext:value-type="float">
            <text:p>334598</text:p>
          </table:table-cell>
          <table:table-cell office:value-type="float" office:value="271975.175496181" calcext:value-type="float">
            <text:p>271975.175496181</text:p>
          </table:table-cell>
          <table:table-cell office:value-type="float" office:value="0.104376925000906" calcext:value-type="float">
            <text:p>0.104376925000906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281329.290636324" calcext:value-type="float">
            <text:p>281329.290636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18235154" calcext:value-type="float">
            <text:p>101.318235154</text:p>
          </table:table-cell>
          <table:table-cell office:value-type="float" office:value="345390" calcext:value-type="float">
            <text:p>345390</text:p>
          </table:table-cell>
          <table:table-cell office:value-type="float" office:value="310451.409227843" calcext:value-type="float">
            <text:p>310451.409227843</text:p>
          </table:table-cell>
          <table:table-cell office:value-type="float" office:value="0.103051928999776" calcext:value-type="float">
            <text:p>0.103051928999776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336517.958849369" calcext:value-type="float">
            <text:p>336517.958849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20306017999" calcext:value-type="float">
            <text:p>101.520306017999</text:p>
          </table:table-cell>
          <table:table-cell office:value-type="float" office:value="298000" calcext:value-type="float">
            <text:p>298000</text:p>
          </table:table-cell>
          <table:table-cell office:value-type="float" office:value="335291.657169411" calcext:value-type="float">
            <text:p>335291.657169411</text:p>
          </table:table-cell>
          <table:table-cell office:value-type="float" office:value="0.103429486000096" calcext:value-type="float">
            <text:p>0.103429486000096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340787.607223441" calcext:value-type="float">
            <text:p>340787.607223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24155911999" calcext:value-type="float">
            <text:p>101.724155911999</text:p>
          </table:table-cell>
          <table:table-cell office:value-type="float" office:value="258972" calcext:value-type="float">
            <text:p>258972</text:p>
          </table:table-cell>
          <table:table-cell office:value-type="float" office:value="321542.615327427" calcext:value-type="float">
            <text:p>321542.615327427</text:p>
          </table:table-cell>
          <table:table-cell office:value-type="float" office:value="0.104107126999224" calcext:value-type="float">
            <text:p>0.104107126999224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297408.713079423" calcext:value-type="float">
            <text:p>297408.713079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25966491999" calcext:value-type="float">
            <text:p>101.925966491999</text:p>
          </table:table-cell>
          <table:table-cell office:value-type="float" office:value="283736" calcext:value-type="float">
            <text:p>283736</text:p>
          </table:table-cell>
          <table:table-cell office:value-type="float" office:value="267247.19177661" calcext:value-type="float">
            <text:p>267247.19177661</text:p>
          </table:table-cell>
          <table:table-cell office:value-type="float" office:value="0.104393188999893" calcext:value-type="float">
            <text:p>0.104393188999893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246760.62035579" calcext:value-type="float">
            <text:p>246760.62035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127422788999" calcext:value-type="float">
            <text:p>102.127422788999</text:p>
          </table:table-cell>
          <table:table-cell office:value-type="float" office:value="336882" calcext:value-type="float">
            <text:p>336882</text:p>
          </table:table-cell>
          <table:table-cell office:value-type="float" office:value="265991.352929943" calcext:value-type="float">
            <text:p>265991.352929943</text:p>
          </table:table-cell>
          <table:table-cell office:value-type="float" office:value="0.103799795000668" calcext:value-type="float">
            <text:p>0.103799795000668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279213.818386098" calcext:value-type="float">
            <text:p>279213.818386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330772224999" calcext:value-type="float">
            <text:p>102.330772224999</text:p>
          </table:table-cell>
          <table:table-cell office:value-type="float" office:value="343756" calcext:value-type="float">
            <text:p>343756</text:p>
          </table:table-cell>
          <table:table-cell office:value-type="float" office:value="307501.257387314" calcext:value-type="float">
            <text:p>307501.257387314</text:p>
          </table:table-cell>
          <table:table-cell office:value-type="float" office:value="0.103412648999438" calcext:value-type="float">
            <text:p>0.103412648999438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334566.468800533" calcext:value-type="float">
            <text:p>334566.468800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533263810999" calcext:value-type="float">
            <text:p>102.533263810999</text:p>
          </table:table-cell>
          <table:table-cell office:value-type="float" office:value="294335" calcext:value-type="float">
            <text:p>294335</text:p>
          </table:table-cell>
          <table:table-cell office:value-type="float" office:value="324622.628849181" calcext:value-type="float">
            <text:p>324622.628849181</text:p>
          </table:table-cell>
          <table:table-cell office:value-type="float" office:value="0.104988172000958" calcext:value-type="float">
            <text:p>0.104988172000958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328123.292365805" calcext:value-type="float">
            <text:p>328123.292365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737635955998" calcext:value-type="float">
            <text:p>102.737635955998</text:p>
          </table:table-cell>
          <table:table-cell office:value-type="float" office:value="258526" calcext:value-type="float">
            <text:p>258526</text:p>
          </table:table-cell>
          <table:table-cell office:value-type="float" office:value="282788.324819496" calcext:value-type="float">
            <text:p>282788.324819496</text:p>
          </table:table-cell>
          <table:table-cell office:value-type="float" office:value="0.114324189999024" calcext:value-type="float">
            <text:p>0.114324189999024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243726.440368586" calcext:value-type="float">
            <text:p>243726.440368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941024299" calcext:value-type="float">
            <text:p>102.941024299</text:p>
          </table:table-cell>
          <table:table-cell office:value-type="float" office:value="287343" calcext:value-type="float">
            <text:p>287343</text:p>
          </table:table-cell>
          <table:table-cell office:value-type="float" office:value="229322.997505529" calcext:value-type="float">
            <text:p>229322.997505529</text:p>
          </table:table-cell>
          <table:table-cell office:value-type="float" office:value="0.110953733001224" calcext:value-type="float">
            <text:p>0.110953733001224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233536.117853656" calcext:value-type="float">
            <text:p>233536.117853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144694948" calcext:value-type="float">
            <text:p>103.144694948</text:p>
          </table:table-cell>
          <table:table-cell office:value-type="float" office:value="339765" calcext:value-type="float">
            <text:p>339765</text:p>
          </table:table-cell>
          <table:table-cell office:value-type="float" office:value="274323.380249622" calcext:value-type="float">
            <text:p>274323.380249622</text:p>
          </table:table-cell>
          <table:table-cell office:value-type="float" office:value="0.103671639999448" calcext:value-type="float">
            <text:p>0.103671639999448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290336.160819004" calcext:value-type="float">
            <text:p>290336.160819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346636456999" calcext:value-type="float">
            <text:p>103.346636456999</text:p>
          </table:table-cell>
          <table:table-cell office:value-type="float" office:value="341569" calcext:value-type="float">
            <text:p>341569</text:p>
          </table:table-cell>
          <table:table-cell office:value-type="float" office:value="321886.822307959" calcext:value-type="float">
            <text:p>321886.822307959</text:p>
          </table:table-cell>
          <table:table-cell office:value-type="float" office:value="0.103413183000157" calcext:value-type="float">
            <text:p>0.103413183000157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339934.30663369" calcext:value-type="float">
            <text:p>339934.30663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549087128999" calcext:value-type="float">
            <text:p>103.549087128999</text:p>
          </table:table-cell>
          <table:table-cell office:value-type="float" office:value="290198" calcext:value-type="float">
            <text:p>290198</text:p>
          </table:table-cell>
          <table:table-cell office:value-type="float" office:value="345499.110799678" calcext:value-type="float">
            <text:p>345499.110799678</text:p>
          </table:table-cell>
          <table:table-cell office:value-type="float" office:value="0.10427538300064" calcext:value-type="float">
            <text:p>0.10427538300064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342407.552929684" calcext:value-type="float">
            <text:p>342407.552929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751834438999" calcext:value-type="float">
            <text:p>103.751834438999</text:p>
          </table:table-cell>
          <table:table-cell office:value-type="float" office:value="258408" calcext:value-type="float">
            <text:p>258408</text:p>
          </table:table-cell>
          <table:table-cell office:value-type="float" office:value="39883.1575614931" calcext:value-type="float">
            <text:p>39883.1575614931</text:p>
          </table:table-cell>
          <table:table-cell office:value-type="float" office:value="0.279356019000261" calcext:value-type="float">
            <text:p>0.279356019000261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14032.0659122544" calcext:value-type="float">
            <text:p>14032.0659122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955613397" calcext:value-type="float">
            <text:p>103.955613397</text:p>
          </table:table-cell>
          <table:table-cell office:value-type="float" office:value="291654" calcext:value-type="float">
            <text:p>291654</text:p>
          </table:table-cell>
          <table:table-cell office:value-type="float" office:value="256191.217570602" calcext:value-type="float">
            <text:p>256191.217570602</text:p>
          </table:table-cell>
          <table:table-cell office:value-type="float" office:value="0.101721384000484" calcext:value-type="float">
            <text:p>0.101721384000484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242284.359752082" calcext:value-type="float">
            <text:p>242284.35975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158917927" calcext:value-type="float">
            <text:p>104.158917927</text:p>
          </table:table-cell>
          <table:table-cell office:value-type="float" office:value="342452" calcext:value-type="float">
            <text:p>342452</text:p>
          </table:table-cell>
          <table:table-cell office:value-type="float" office:value="280951.504551378" calcext:value-type="float">
            <text:p>280951.504551378</text:p>
          </table:table-cell>
          <table:table-cell office:value-type="float" office:value="0.102542104999884" calcext:value-type="float">
            <text:p>0.102542104999884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298081.826709011" calcext:value-type="float">
            <text:p>298081.826709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362747801999" calcext:value-type="float">
            <text:p>104.362747801999</text:p>
          </table:table-cell>
          <table:table-cell office:value-type="float" office:value="338496" calcext:value-type="float">
            <text:p>338496</text:p>
          </table:table-cell>
          <table:table-cell office:value-type="float" office:value="222619.990660345" calcext:value-type="float">
            <text:p>222619.990660345</text:p>
          </table:table-cell>
          <table:table-cell office:value-type="float" office:value="0.171052977999352" calcext:value-type="float">
            <text:p>0.171052977999352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248794.150106998" calcext:value-type="float">
            <text:p>248794.150106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568189209" calcext:value-type="float">
            <text:p>104.568189209</text:p>
          </table:table-cell>
          <table:table-cell office:value-type="float" office:value="284867" calcext:value-type="float">
            <text:p>284867</text:p>
          </table:table-cell>
          <table:table-cell office:value-type="float" office:value="294576.000084438" calcext:value-type="float">
            <text:p>294576.000084438</text:p>
          </table:table-cell>
          <table:table-cell office:value-type="float" office:value="0.10155563599983" calcext:value-type="float">
            <text:p>0.10155563599983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345735.099717087" calcext:value-type="float">
            <text:p>345735.099717087</text:p>
          </table:table-cell>
          <table:table-cell office:value-type="float" office:value="53197.4667882641" calcext:value-type="float">
            <text:p>53197.4667882641</text:p>
          </table:table-cell>
        </table:table-row>
        <table:table-row table:style-name="ro1">
          <table:table-cell office:value-type="float" office:value="104.773368229999" calcext:value-type="float">
            <text:p>104.773368229999</text:p>
          </table:table-cell>
          <table:table-cell office:value-type="float" office:value="258923" calcext:value-type="float">
            <text:p>258923</text:p>
          </table:table-cell>
          <table:table-cell office:value-type="float" office:value="308210.285550754" calcext:value-type="float">
            <text:p>308210.285550754</text:p>
          </table:table-cell>
          <table:table-cell office:value-type="float" office:value="0.102392777000205" calcext:value-type="float">
            <text:p>0.102392777000205</text:p>
          </table:table-cell>
          <table:table-cell office:value-type="float" office:value="304005.562810824" calcext:value-type="float">
            <text:p>304005.562810824</text:p>
          </table:table-cell>
          <table:table-cell office:value-type="float" office:value="278722.491327113" calcext:value-type="float">
            <text:p>278722.491327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976630005" calcext:value-type="float">
            <text:p>104.976630005</text:p>
          </table:table-cell>
          <table:table-cell office:value-type="float" office:value="294567" calcext:value-type="float">
            <text:p>294567</text:p>
          </table:table-cell>
          <table:table-cell office:value-type="float" office:value="262880.318281977" calcext:value-type="float">
            <text:p>262880.318281977</text:p>
          </table:table-cell>
          <table:table-cell office:value-type="float" office:value="0.103406319998612" calcext:value-type="float">
            <text:p>0.103406319998612</text:p>
          </table:table-cell>
          <table:table-cell office:value-type="float" office:value="300965.507182716" calcext:value-type="float">
            <text:p>300965.507182716</text:p>
          </table:table-cell>
          <table:table-cell office:value-type="float" office:value="251367.356774123" calcext:value-type="float">
            <text:p>251367.356774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179425966" calcext:value-type="float">
            <text:p>105.179425966</text:p>
          </table:table-cell>
          <table:table-cell office:value-type="float" office:value="338415" calcext:value-type="float">
            <text:p>338415</text:p>
          </table:table-cell>
          <table:table-cell office:value-type="float" office:value="276784.808135737" calcext:value-type="float">
            <text:p>276784.808135737</text:p>
          </table:table-cell>
          <table:table-cell office:value-type="float" office:value="0.102734846999738" calcext:value-type="float">
            <text:p>0.102734846999738</text:p>
          </table:table-cell>
          <table:table-cell office:value-type="float" office:value="297955.852110889" calcext:value-type="float">
            <text:p>297955.852110889</text:p>
          </table:table-cell>
          <table:table-cell office:value-type="float" office:value="294884.053583626" calcext:value-type="float">
            <text:p>294884.053583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383117997999" calcext:value-type="float">
            <text:p>105.383117997999</text:p>
          </table:table-cell>
          <table:table-cell office:value-type="float" office:value="324475" calcext:value-type="float">
            <text:p>324475</text:p>
          </table:table-cell>
          <table:table-cell office:value-type="float" office:value="315930.443588231" calcext:value-type="float">
            <text:p>315930.443588231</text:p>
          </table:table-cell>
          <table:table-cell office:value-type="float" office:value="0.101406120998945" calcext:value-type="float">
            <text:p>0.101406120998945</text:p>
          </table:table-cell>
          <table:table-cell office:value-type="float" office:value="294976.29358978" calcext:value-type="float">
            <text:p>294976.29358978</text:p>
          </table:table-cell>
          <table:table-cell office:value-type="float" office:value="338195.501224834" calcext:value-type="float">
            <text:p>338195.501224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588689251999" calcext:value-type="float">
            <text:p>105.588689251999</text:p>
          </table:table-cell>
          <table:table-cell office:value-type="float" office:value="268894" calcext:value-type="float">
            <text:p>268894</text:p>
          </table:table-cell>
          <table:table-cell office:value-type="float" office:value="332332.152667622" calcext:value-type="float">
            <text:p>332332.152667622</text:p>
          </table:table-cell>
          <table:table-cell office:value-type="float" office:value="0.106448959000772" calcext:value-type="float">
            <text:p>0.106448959000772</text:p>
          </table:table-cell>
          <table:table-cell office:value-type="float" office:value="292026.530653882" calcext:value-type="float">
            <text:p>292026.530653882</text:p>
          </table:table-cell>
          <table:table-cell office:value-type="float" office:value="322819.97793446" calcext:value-type="float">
            <text:p>322819.97793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801417596" calcext:value-type="float">
            <text:p>105.801417596</text:p>
          </table:table-cell>
          <table:table-cell office:value-type="float" office:value="247975" calcext:value-type="float">
            <text:p>247975</text:p>
          </table:table-cell>
          <table:table-cell office:value-type="float" office:value="239376.754077085" calcext:value-type="float">
            <text:p>239376.754077085</text:p>
          </table:table-cell>
          <table:table-cell office:value-type="float" office:value="0.14516386700052" calcext:value-type="float">
            <text:p>0.14516386700052</text:p>
          </table:table-cell>
          <table:table-cell office:value-type="float" office:value="289106.265347343" calcext:value-type="float">
            <text:p>289106.265347343</text:p>
          </table:table-cell>
          <table:table-cell office:value-type="float" office:value="210587.049294879" calcext:value-type="float">
            <text:p>210587.049294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004147734" calcext:value-type="float">
            <text:p>106.004147734</text:p>
          </table:table-cell>
          <table:table-cell office:value-type="float" office:value="287481" calcext:value-type="float">
            <text:p>287481</text:p>
          </table:table-cell>
          <table:table-cell office:value-type="float" office:value="238359.14365286" calcext:value-type="float">
            <text:p>238359.14365286</text:p>
          </table:table-cell>
          <table:table-cell office:value-type="float" office:value="0.102856629000598" calcext:value-type="float">
            <text:p>0.102856629000598</text:p>
          </table:table-cell>
          <table:table-cell office:value-type="float" office:value="286215.20269387" calcext:value-type="float">
            <text:p>286215.20269387</text:p>
          </table:table-cell>
          <table:table-cell office:value-type="float" office:value="230794.754056944" calcext:value-type="float">
            <text:p>230794.754056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207385136999" calcext:value-type="float">
            <text:p>106.207385136999</text:p>
          </table:table-cell>
          <table:table-cell office:value-type="float" office:value="324285" calcext:value-type="float">
            <text:p>324285</text:p>
          </table:table-cell>
          <table:table-cell office:value-type="float" office:value="269667.269450074" calcext:value-type="float">
            <text:p>269667.269450074</text:p>
          </table:table-cell>
          <table:table-cell office:value-type="float" office:value="0.102492563000851" calcext:value-type="float">
            <text:p>0.102492563000851</text:p>
          </table:table-cell>
          <table:table-cell office:value-type="float" office:value="283353.050666931" calcext:value-type="float">
            <text:p>283353.050666931</text:p>
          </table:table-cell>
          <table:table-cell office:value-type="float" office:value="296999.261242918" calcext:value-type="float">
            <text:p>296999.261242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408497502" calcext:value-type="float">
            <text:p>106.408497502</text:p>
          </table:table-cell>
          <table:table-cell office:value-type="float" office:value="303346" calcext:value-type="float">
            <text:p>303346</text:p>
          </table:table-cell>
          <table:table-cell office:value-type="float" office:value="304099.717835264" calcext:value-type="float">
            <text:p>304099.717835264</text:p>
          </table:table-cell>
          <table:table-cell office:value-type="float" office:value="0.10221531499883" calcext:value-type="float">
            <text:p>0.10221531499883</text:p>
          </table:table-cell>
          <table:table-cell office:value-type="float" office:value="280519.520160262" calcext:value-type="float">
            <text:p>280519.520160262</text:p>
          </table:table-cell>
          <table:table-cell office:value-type="float" office:value="313025.484605591" calcext:value-type="float">
            <text:p>313025.484605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610679595" calcext:value-type="float">
            <text:p>106.610679595</text:p>
          </table:table-cell>
          <table:table-cell office:value-type="float" office:value="251000" calcext:value-type="float">
            <text:p>251000</text:p>
          </table:table-cell>
          <table:table-cell office:value-type="float" office:value="311535.321657512" calcext:value-type="float">
            <text:p>311535.321657512</text:p>
          </table:table-cell>
          <table:table-cell office:value-type="float" office:value="0.104099665999456" calcext:value-type="float">
            <text:p>0.104099665999456</text:p>
          </table:table-cell>
          <table:table-cell office:value-type="float" office:value="277714.324958659" calcext:value-type="float">
            <text:p>277714.324958659</text:p>
          </table:table-cell>
          <table:table-cell office:value-type="float" office:value="299093.297641547" calcext:value-type="float">
            <text:p>299093.29764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812116063998" calcext:value-type="float">
            <text:p>106.812116063998</text:p>
          </table:table-cell>
          <table:table-cell office:value-type="float" office:value="236805" calcext:value-type="float">
            <text:p>236805</text:p>
          </table:table-cell>
          <table:table-cell office:value-type="float" office:value="263688.871586582" calcext:value-type="float">
            <text:p>263688.871586582</text:p>
          </table:table-cell>
          <table:table-cell office:value-type="float" office:value="0.10279179600002" calcext:value-type="float">
            <text:p>0.10279179600002</text:p>
          </table:table-cell>
          <table:table-cell office:value-type="float" office:value="274937.181709073" calcext:value-type="float">
            <text:p>274937.181709073</text:p>
          </table:table-cell>
          <table:table-cell office:value-type="float" office:value="237756.284263521" calcext:value-type="float">
            <text:p>237756.284263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017023245999" calcext:value-type="float">
            <text:p>107.017023245999</text:p>
          </table:table-cell>
          <table:table-cell office:value-type="float" office:value="276293" calcext:value-type="float">
            <text:p>276293</text:p>
          </table:table-cell>
          <table:table-cell office:value-type="float" office:value="235771.766475572" calcext:value-type="float">
            <text:p>235771.766475572</text:p>
          </table:table-cell>
          <table:table-cell office:value-type="float" office:value="0.104757662998964" calcext:value-type="float">
            <text:p>0.104757662998964</text:p>
          </table:table-cell>
          <table:table-cell office:value-type="float" office:value="272187.809891982" calcext:value-type="float">
            <text:p>272187.809891982</text:p>
          </table:table-cell>
          <table:table-cell office:value-type="float" office:value="236484.14447559" calcext:value-type="float">
            <text:p>236484.14447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219392194" calcext:value-type="float">
            <text:p>107.219392194</text:p>
          </table:table-cell>
          <table:table-cell office:value-type="float" office:value="309095" calcext:value-type="float">
            <text:p>309095</text:p>
          </table:table-cell>
          <table:table-cell office:value-type="float" office:value="256505.769005621" calcext:value-type="float">
            <text:p>256505.769005621</text:p>
          </table:table-cell>
          <table:table-cell office:value-type="float" office:value="0.104681983999399" calcext:value-type="float">
            <text:p>0.104681983999399</text:p>
          </table:table-cell>
          <table:table-cell office:value-type="float" office:value="269465.931793062" calcext:value-type="float">
            <text:p>269465.931793062</text:p>
          </table:table-cell>
          <table:table-cell office:value-type="float" office:value="277135.830261646" calcext:value-type="float">
            <text:p>277135.83026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421170906999" calcext:value-type="float">
            <text:p>107.421170906999</text:p>
          </table:table-cell>
          <table:table-cell office:value-type="float" office:value="285806" calcext:value-type="float">
            <text:p>285806</text:p>
          </table:table-cell>
          <table:table-cell office:value-type="float" office:value="292550.574714695" calcext:value-type="float">
            <text:p>292550.574714695</text:p>
          </table:table-cell>
          <table:table-cell office:value-type="float" office:value="0.103864212998815" calcext:value-type="float">
            <text:p>0.103864212998815</text:p>
          </table:table-cell>
          <table:table-cell office:value-type="float" office:value="266771.272475131" calcext:value-type="float">
            <text:p>266771.272475131</text:p>
          </table:table-cell>
          <table:table-cell office:value-type="float" office:value="302489.388633801" calcext:value-type="float">
            <text:p>302489.388633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623377025999" calcext:value-type="float">
            <text:p>107.623377025999</text:p>
          </table:table-cell>
          <table:table-cell office:value-type="float" office:value="236284" calcext:value-type="float">
            <text:p>236284</text:p>
          </table:table-cell>
          <table:table-cell office:value-type="float" office:value="296765.520134016" calcext:value-type="float">
            <text:p>296765.520134016</text:p>
          </table:table-cell>
          <table:table-cell office:value-type="float" office:value="0.102656983999623" calcext:value-type="float">
            <text:p>0.102656983999623</text:p>
          </table:table-cell>
          <table:table-cell office:value-type="float" office:value="264103.55975038" calcext:value-type="float">
            <text:p>264103.55975038</text:p>
          </table:table-cell>
          <table:table-cell office:value-type="float" office:value="286782.594552275" calcext:value-type="float">
            <text:p>286782.59455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824992950998" calcext:value-type="float">
            <text:p>107.824992950998</text:p>
          </table:table-cell>
          <table:table-cell office:value-type="float" office:value="228890" calcext:value-type="float">
            <text:p>228890</text:p>
          </table:table-cell>
          <table:table-cell office:value-type="float" office:value="254372.184219804" calcext:value-type="float">
            <text:p>254372.184219804</text:p>
          </table:table-cell>
          <table:table-cell office:value-type="float" office:value="0.101343917000122" calcext:value-type="float">
            <text:p>0.101343917000122</text:p>
          </table:table-cell>
          <table:table-cell office:value-type="float" office:value="264103.55975038" calcext:value-type="float">
            <text:p>264103.55975038</text:p>
          </table:table-cell>
          <table:table-cell office:value-type="float" office:value="226220.830969286" calcext:value-type="float">
            <text:p>226220.830969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030258826999" calcext:value-type="float">
            <text:p>108.030258826999</text:p>
          </table:table-cell>
          <table:table-cell office:value-type="float" office:value="271770" calcext:value-type="float">
            <text:p>271770</text:p>
          </table:table-cell>
          <table:table-cell office:value-type="float" office:value="185004.82011987" calcext:value-type="float">
            <text:p>185004.82011987</text:p>
          </table:table-cell>
          <table:table-cell office:value-type="float" office:value="0.127989896000145" calcext:value-type="float">
            <text:p>0.127989896000145</text:p>
          </table:table-cell>
          <table:table-cell office:value-type="float" office:value="264103.55975038" calcext:value-type="float">
            <text:p>264103.55975038</text:p>
          </table:table-cell>
          <table:table-cell office:value-type="float" office:value="184298.019456508" calcext:value-type="float">
            <text:p>184298.019456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233264413999" calcext:value-type="float">
            <text:p>108.233264413999</text:p>
          </table:table-cell>
          <table:table-cell office:value-type="float" office:value="303519" calcext:value-type="float">
            <text:p>303519</text:p>
          </table:table-cell>
          <table:table-cell office:value-type="float" office:value="56838.6378505137" calcext:value-type="float">
            <text:p>56838.6378505137</text:p>
          </table:table-cell>
          <table:table-cell office:value-type="float" office:value="0.228314574998876" calcext:value-type="float">
            <text:p>0.228314574998876</text:p>
          </table:table-cell>
          <table:table-cell office:value-type="float" office:value="264103.55975038" calcext:value-type="float">
            <text:p>264103.55975038</text:p>
          </table:table-cell>
          <table:table-cell office:value-type="float" office:value="78580.1101926874" calcext:value-type="float">
            <text:p>78580.1101926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436204550999" calcext:value-type="float">
            <text:p>108.436204550999</text:p>
          </table:table-cell>
          <table:table-cell office:value-type="float" office:value="279395" calcext:value-type="float">
            <text:p>279395</text:p>
          </table:table-cell>
          <table:table-cell office:value-type="float" office:value="210732.060047908" calcext:value-type="float">
            <text:p>210732.060047908</text:p>
          </table:table-cell>
          <table:table-cell office:value-type="float" office:value="0.106135424000968" calcext:value-type="float">
            <text:p>0.106135424000968</text:p>
          </table:table-cell>
          <table:table-cell office:value-type="float" office:value="264103.55975038" calcext:value-type="float">
            <text:p>264103.55975038</text:p>
          </table:table-cell>
          <table:table-cell office:value-type="float" office:value="292895.355526091" calcext:value-type="float">
            <text:p>292895.355526091</text:p>
          </table:table-cell>
          <table:table-cell office:value-type="float" office:value="80957.0696689027" calcext:value-type="float">
            <text:p>80957.0696689027</text:p>
          </table:table-cell>
        </table:table-row>
        <table:table-row table:style-name="ro1">
          <table:table-cell office:value-type="float" office:value="108.728976548999" calcext:value-type="float">
            <text:p>108.728976548999</text:p>
          </table:table-cell>
          <table:table-cell office:value-type="float" office:value="224808" calcext:value-type="float">
            <text:p>224808</text:p>
          </table:table-cell>
          <table:table-cell office:value-type="float" office:value="141435.680232674" calcext:value-type="float">
            <text:p>141435.680232674</text:p>
          </table:table-cell>
          <table:table-cell office:value-type="float" office:value="0.29060472799938" calcext:value-type="float">
            <text:p>0.29060472799938</text:p>
          </table:table-cell>
          <table:table-cell office:value-type="float" office:value="264103.55975038" calcext:value-type="float">
            <text:p>264103.55975038</text:p>
          </table:table-cell>
          <table:table-cell office:value-type="float" office:value="144095.562786476" calcext:value-type="float">
            <text:p>144095.56278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931804012" calcext:value-type="float">
            <text:p>108.931804012</text:p>
          </table:table-cell>
          <table:table-cell office:value-type="float" office:value="245333" calcext:value-type="float">
            <text:p>245333</text:p>
          </table:table-cell>
          <table:table-cell office:value-type="float" office:value="241043.870706307" calcext:value-type="float">
            <text:p>241043.870706307</text:p>
          </table:table-cell>
          <table:table-cell office:value-type="float" office:value="0.101755329000298" calcext:value-type="float">
            <text:p>0.101755329000298</text:p>
          </table:table-cell>
          <table:table-cell office:value-type="float" office:value="261462.524152876" calcext:value-type="float">
            <text:p>261462.524152876</text:p>
          </table:table-cell>
          <table:table-cell office:value-type="float" office:value="213366.59107146" calcext:value-type="float">
            <text:p>213366.59107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133959912" calcext:value-type="float">
            <text:p>109.133959912</text:p>
          </table:table-cell>
          <table:table-cell office:value-type="float" office:value="287924" calcext:value-type="float">
            <text:p>287924</text:p>
          </table:table-cell>
          <table:table-cell office:value-type="float" office:value="235797.398403769" calcext:value-type="float">
            <text:p>235797.398403769</text:p>
          </table:table-cell>
          <table:table-cell office:value-type="float" office:value="0.102250534999257" calcext:value-type="float">
            <text:p>0.102250534999257</text:p>
          </table:table-cell>
          <table:table-cell office:value-type="float" office:value="258847.898911348" calcext:value-type="float">
            <text:p>258847.898911348</text:p>
          </table:table-cell>
          <table:table-cell office:value-type="float" office:value="246197.817885906" calcext:value-type="float">
            <text:p>246197.817885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335975463999" calcext:value-type="float">
            <text:p>109.335975463999</text:p>
          </table:table-cell>
          <table:table-cell office:value-type="float" office:value="289131" calcext:value-type="float">
            <text:p>289131</text:p>
          </table:table-cell>
          <table:table-cell office:value-type="float" office:value="267171.448228667" calcext:value-type="float">
            <text:p>267171.448228667</text:p>
          </table:table-cell>
          <table:table-cell office:value-type="float" office:value="0.103376942999603" calcext:value-type="float">
            <text:p>0.103376942999603</text:p>
          </table:table-cell>
          <table:table-cell office:value-type="float" office:value="256259.419922234" calcext:value-type="float">
            <text:p>256259.419922234</text:p>
          </table:table-cell>
          <table:table-cell office:value-type="float" office:value="288753.142073429" calcext:value-type="float">
            <text:p>288753.142073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53861833" calcext:value-type="float">
            <text:p>109.53861833</text:p>
          </table:table-cell>
          <table:table-cell office:value-type="float" office:value="244472" calcext:value-type="float">
            <text:p>244472</text:p>
          </table:table-cell>
          <table:table-cell office:value-type="float" office:value="290580.879616526" calcext:value-type="float">
            <text:p>290580.879616526</text:p>
          </table:table-cell>
          <table:table-cell office:value-type="float" office:value="0.102894437999566" calcext:value-type="float">
            <text:p>0.102894437999566</text:p>
          </table:table-cell>
          <table:table-cell office:value-type="float" office:value="253696.825723012" calcext:value-type="float">
            <text:p>253696.825723012</text:p>
          </table:table-cell>
          <table:table-cell office:value-type="float" office:value="288760.236147619" calcext:value-type="float">
            <text:p>288760.236147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747052842" calcext:value-type="float">
            <text:p>109.747052842</text:p>
          </table:table-cell>
          <table:table-cell office:value-type="float" office:value="213489" calcext:value-type="float">
            <text:p>213489</text:p>
          </table:table-cell>
          <table:table-cell office:value-type="float" office:value="248531.768294419" calcext:value-type="float">
            <text:p>248531.768294419</text:p>
          </table:table-cell>
          <table:table-cell office:value-type="float" office:value="0.121132467998905" calcext:value-type="float">
            <text:p>0.121132467998905</text:p>
          </table:table-cell>
          <table:table-cell office:value-type="float" office:value="251159.857465782" calcext:value-type="float">
            <text:p>251159.857465782</text:p>
          </table:table-cell>
          <table:table-cell office:value-type="float" office:value="228334.43235588" calcext:value-type="float">
            <text:p>228334.43235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949361588" calcext:value-type="float">
            <text:p>109.949361588</text:p>
          </table:table-cell>
          <table:table-cell office:value-type="float" office:value="237143" calcext:value-type="float">
            <text:p>237143</text:p>
          </table:table-cell>
          <table:table-cell office:value-type="float" office:value="206519.140782434" calcext:value-type="float">
            <text:p>206519.140782434</text:p>
          </table:table-cell>
          <table:table-cell office:value-type="float" office:value="0.108740177998698" calcext:value-type="float">
            <text:p>0.108740177998698</text:p>
          </table:table-cell>
          <table:table-cell office:value-type="float" office:value="248648.258891124" calcext:value-type="float">
            <text:p>248648.258891124</text:p>
          </table:table-cell>
          <table:table-cell office:value-type="float" office:value="182914.62235435" calcext:value-type="float">
            <text:p>182914.62235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151566683" calcext:value-type="float">
            <text:p>110.151566683</text:p>
          </table:table-cell>
          <table:table-cell office:value-type="float" office:value="276347" calcext:value-type="float">
            <text:p>276347</text:p>
          </table:table-cell>
          <table:table-cell office:value-type="float" office:value="213750.535979977" calcext:value-type="float">
            <text:p>213750.535979977</text:p>
          </table:table-cell>
          <table:table-cell office:value-type="float" office:value="0.103617815000689" calcext:value-type="float">
            <text:p>0.103617815000689</text:p>
          </table:table-cell>
          <table:table-cell office:value-type="float" office:value="246161.776302213" calcext:value-type="float">
            <text:p>246161.776302213</text:p>
          </table:table-cell>
          <table:table-cell office:value-type="float" office:value="233641.306569591" calcext:value-type="float">
            <text:p>233641.306569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353990506999" calcext:value-type="float">
            <text:p>110.353990506999</text:p>
          </table:table-cell>
          <table:table-cell office:value-type="float" office:value="272724" calcext:value-type="float">
            <text:p>272724</text:p>
          </table:table-cell>
          <table:table-cell office:value-type="float" office:value="256547.058689959" calcext:value-type="float">
            <text:p>256547.058689959</text:p>
          </table:table-cell>
          <table:table-cell office:value-type="float" office:value="0.102093748999323" calcext:value-type="float">
            <text:p>0.102093748999323</text:p>
          </table:table-cell>
          <table:table-cell office:value-type="float" office:value="243700.15853919" calcext:value-type="float">
            <text:p>243700.15853919</text:p>
          </table:table-cell>
          <table:table-cell office:value-type="float" office:value="274576.648243866" calcext:value-type="float">
            <text:p>274576.648243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556365799999" calcext:value-type="float">
            <text:p>110.556365799999</text:p>
          </table:table-cell>
          <table:table-cell office:value-type="float" office:value="228576" calcext:value-type="float">
            <text:p>228576</text:p>
          </table:table-cell>
          <table:table-cell office:value-type="float" office:value="271536.330733862" calcext:value-type="float">
            <text:p>271536.330733862</text:p>
          </table:table-cell>
          <table:table-cell office:value-type="float" office:value="0.101478803999271" calcext:value-type="float">
            <text:p>0.101478803999271</text:p>
          </table:table-cell>
          <table:table-cell office:value-type="float" office:value="241263.156953799" calcext:value-type="float">
            <text:p>241263.156953799</text:p>
          </table:table-cell>
          <table:table-cell office:value-type="float" office:value="271536.330733862" calcext:value-type="float">
            <text:p>271536.330733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759636375999" calcext:value-type="float">
            <text:p>110.759636375999</text:p>
          </table:table-cell>
          <table:table-cell office:value-type="float" office:value="203097" calcext:value-type="float">
            <text:p>203097</text:p>
          </table:table-cell>
          <table:table-cell office:value-type="float" office:value="249762.083446801" calcext:value-type="float">
            <text:p>249762.083446801</text:p>
          </table:table-cell>
          <table:table-cell office:value-type="float" office:value="0.101825420999376" calcext:value-type="float">
            <text:p>0.101825420999376</text:p>
          </table:table-cell>
          <table:table-cell office:value-type="float" office:value="238850.525384261" calcext:value-type="float">
            <text:p>238850.525384261</text:p>
          </table:table-cell>
          <table:table-cell office:value-type="float" office:value="225567.236702192" calcext:value-type="float">
            <text:p>225567.23670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962530774999" calcext:value-type="float">
            <text:p>110.962530774999</text:p>
          </table:table-cell>
          <table:table-cell office:value-type="float" office:value="228349" calcext:value-type="float">
            <text:p>228349</text:p>
          </table:table-cell>
          <table:table-cell office:value-type="float" office:value="210224.274387958" calcext:value-type="float">
            <text:p>210224.274387958</text:p>
          </table:table-cell>
          <table:table-cell office:value-type="float" office:value="0.101906103000147" calcext:value-type="float">
            <text:p>0.101906103000147</text:p>
          </table:table-cell>
          <table:table-cell office:value-type="float" office:value="236462.020130418" calcext:value-type="float">
            <text:p>236462.020130418</text:p>
          </table:table-cell>
          <table:table-cell office:value-type="float" office:value="199137.75658773" calcext:value-type="float">
            <text:p>199137.75658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165348359998" calcext:value-type="float">
            <text:p>111.165348359998</text:p>
          </table:table-cell>
          <table:table-cell office:value-type="float" office:value="264444" calcext:value-type="float">
            <text:p>264444</text:p>
          </table:table-cell>
          <table:table-cell office:value-type="float" office:value="214365.693556168" calcext:value-type="float">
            <text:p>214365.693556168</text:p>
          </table:table-cell>
          <table:table-cell office:value-type="float" office:value="0.103210561999731" calcext:value-type="float">
            <text:p>0.103210561999731</text:p>
          </table:table-cell>
          <table:table-cell office:value-type="float" office:value="234097.399929114" calcext:value-type="float">
            <text:p>234097.399929114</text:p>
          </table:table-cell>
          <table:table-cell office:value-type="float" office:value="227161.376516604" calcext:value-type="float">
            <text:p>227161.376516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367468730999" calcext:value-type="float">
            <text:p>111.367468730999</text:p>
          </table:table-cell>
          <table:table-cell office:value-type="float" office:value="257363" calcext:value-type="float">
            <text:p>257363</text:p>
          </table:table-cell>
          <table:table-cell office:value-type="float" office:value="244560.365880103" calcext:value-type="float">
            <text:p>244560.365880103</text:p>
          </table:table-cell>
          <table:table-cell office:value-type="float" office:value="0.101578036001229" calcext:value-type="float">
            <text:p>0.101578036001229</text:p>
          </table:table-cell>
          <table:table-cell office:value-type="float" office:value="231756.425929823" calcext:value-type="float">
            <text:p>231756.425929823</text:p>
          </table:table-cell>
          <table:table-cell office:value-type="float" office:value="262874.753031871" calcext:value-type="float">
            <text:p>262874.75303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571149567999" calcext:value-type="float">
            <text:p>111.571149567999</text:p>
          </table:table-cell>
          <table:table-cell office:value-type="float" office:value="214416" calcext:value-type="float">
            <text:p>214416</text:p>
          </table:table-cell>
          <table:table-cell office:value-type="float" office:value="262935.132920251" calcext:value-type="float">
            <text:p>262935.132920251</text:p>
          </table:table-cell>
          <table:table-cell office:value-type="float" office:value="0.103417189999163" calcext:value-type="float">
            <text:p>0.103417189999163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59342.275864657" calcext:value-type="float">
            <text:p>259342.275864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775370879999" calcext:value-type="float">
            <text:p>111.775370879999</text:p>
          </table:table-cell>
          <table:table-cell office:value-type="float" office:value="195485" calcext:value-type="float">
            <text:p>195485</text:p>
          </table:table-cell>
          <table:table-cell office:value-type="float" office:value="232680.242295908" calcext:value-type="float">
            <text:p>232680.242295908</text:p>
          </table:table-cell>
          <table:table-cell office:value-type="float" office:value="0.103966784001386" calcext:value-type="float">
            <text:p>0.103966784001386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10889.191319125" calcext:value-type="float">
            <text:p>210889.191319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978641234999" calcext:value-type="float">
            <text:p>111.978641234999</text:p>
          </table:table-cell>
          <table:table-cell office:value-type="float" office:value="224995" calcext:value-type="float">
            <text:p>224995</text:p>
          </table:table-cell>
          <table:table-cell office:value-type="float" office:value="203850.621473735" calcext:value-type="float">
            <text:p>203850.621473735</text:p>
          </table:table-cell>
          <table:table-cell office:value-type="float" office:value="0.101812857001278" calcext:value-type="float">
            <text:p>0.101812857001278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194245.145281184" calcext:value-type="float">
            <text:p>194245.14528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180783309999" calcext:value-type="float">
            <text:p>112.180783309999</text:p>
          </table:table-cell>
          <table:table-cell office:value-type="float" office:value="260713" calcext:value-type="float">
            <text:p>260713</text:p>
          </table:table-cell>
          <table:table-cell office:value-type="float" office:value="206952.828511993" calcext:value-type="float">
            <text:p>206952.828511993</text:p>
          </table:table-cell>
          <table:table-cell office:value-type="float" office:value="0.103759618999902" calcext:value-type="float">
            <text:p>0.103759618999902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21926.026042086" calcext:value-type="float">
            <text:p>221926.02604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382902965999" calcext:value-type="float">
            <text:p>112.382902965999</text:p>
          </table:table-cell>
          <table:table-cell office:value-type="float" office:value="252490" calcext:value-type="float">
            <text:p>252490</text:p>
          </table:table-cell>
          <table:table-cell office:value-type="float" office:value="244009.843368407" calcext:value-type="float">
            <text:p>244009.843368407</text:p>
          </table:table-cell>
          <table:table-cell office:value-type="float" office:value="0.102377600998807" calcext:value-type="float">
            <text:p>0.102377600998807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59697.451678654" calcext:value-type="float">
            <text:p>259697.451678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585894463999" calcext:value-type="float">
            <text:p>112.585894463999</text:p>
          </table:table-cell>
          <table:table-cell office:value-type="float" office:value="211631" calcext:value-type="float">
            <text:p>211631</text:p>
          </table:table-cell>
          <table:table-cell office:value-type="float" office:value="256742.896300215" calcext:value-type="float">
            <text:p>256742.896300215</text:p>
          </table:table-cell>
          <table:table-cell office:value-type="float" office:value="0.101128371999948" calcext:value-type="float">
            <text:p>0.101128371999948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55006.086569768" calcext:value-type="float">
            <text:p>255006.086569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790816707999" calcext:value-type="float">
            <text:p>112.790816707999</text:p>
          </table:table-cell>
          <table:table-cell office:value-type="float" office:value="196188" calcext:value-type="float">
            <text:p>196188</text:p>
          </table:table-cell>
          <table:table-cell office:value-type="float" office:value="230621.237362763" calcext:value-type="float">
            <text:p>230621.237362763</text:p>
          </table:table-cell>
          <table:table-cell office:value-type="float" office:value="0.101388711000254" calcext:value-type="float">
            <text:p>0.101388711000254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09889.625099732" calcext:value-type="float">
            <text:p>209889.625099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993894849998" calcext:value-type="float">
            <text:p>112.993894849998</text:p>
          </table:table-cell>
          <table:table-cell office:value-type="float" office:value="228268" calcext:value-type="float">
            <text:p>228268</text:p>
          </table:table-cell>
          <table:table-cell office:value-type="float" office:value="202053.939248928" calcext:value-type="float">
            <text:p>202053.939248928</text:p>
          </table:table-cell>
          <table:table-cell office:value-type="float" office:value="0.102211426001304" calcext:value-type="float">
            <text:p>0.102211426001304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193000.507750133" calcext:value-type="float">
            <text:p>193000.507750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197311808999" calcext:value-type="float">
            <text:p>113.197311808999</text:p>
          </table:table-cell>
          <table:table-cell office:value-type="float" office:value="262036" calcext:value-type="float">
            <text:p>262036</text:p>
          </table:table-cell>
          <table:table-cell office:value-type="float" office:value="212322.072031595" calcext:value-type="float">
            <text:p>212322.072031595</text:p>
          </table:table-cell>
          <table:table-cell office:value-type="float" office:value="0.101862257999528" calcext:value-type="float">
            <text:p>0.101862257999528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29208.145017073" calcext:value-type="float">
            <text:p>229208.145017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400185482999" calcext:value-type="float">
            <text:p>113.400185482999</text:p>
          </table:table-cell>
          <table:table-cell office:value-type="float" office:value="249510" calcext:value-type="float">
            <text:p>249510</text:p>
          </table:table-cell>
          <table:table-cell office:value-type="float" office:value="245732.953460315" calcext:value-type="float">
            <text:p>245732.953460315</text:p>
          </table:table-cell>
          <table:table-cell office:value-type="float" office:value="0.104314877999059" calcext:value-type="float">
            <text:p>0.104314877999059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63475.507551547" calcext:value-type="float">
            <text:p>263475.50755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760397435999" calcext:value-type="float">
            <text:p>113.760397435999</text:p>
          </table:table-cell>
          <table:table-cell office:value-type="float" office:value="195107" calcext:value-type="float">
            <text:p>195107</text:p>
          </table:table-cell>
          <table:table-cell office:value-type="float" office:value="215557.723697111" calcext:value-type="float">
            <text:p>215557.723697111</text:p>
          </table:table-cell>
          <table:table-cell office:value-type="float" office:value="0.291994940000222" calcext:value-type="float">
            <text:p>0.291994940000222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09202.106202637" calcext:value-type="float">
            <text:p>209202.106202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964906927" calcext:value-type="float">
            <text:p>113.964906927</text:p>
          </table:table-cell>
          <table:table-cell office:value-type="float" office:value="222067" calcext:value-type="float">
            <text:p>222067</text:p>
          </table:table-cell>
          <table:table-cell office:value-type="float" office:value="211796.411826878" calcext:value-type="float">
            <text:p>211796.411826878</text:p>
          </table:table-cell>
          <table:table-cell office:value-type="float" office:value="0.103989572999126" calcext:value-type="float">
            <text:p>0.103989572999126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184192.654957017" calcext:value-type="float">
            <text:p>184192.654957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171965640999" calcext:value-type="float">
            <text:p>114.171965640999</text:p>
          </table:table-cell>
          <table:table-cell office:value-type="float" office:value="259865" calcext:value-type="float">
            <text:p>259865</text:p>
          </table:table-cell>
          <table:table-cell office:value-type="float" office:value="175998.241534076" calcext:value-type="float">
            <text:p>175998.241534076</text:p>
          </table:table-cell>
          <table:table-cell office:value-type="float" office:value="0.131891293998706" calcext:value-type="float">
            <text:p>0.131891293998706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189677.584313177" calcext:value-type="float">
            <text:p>189677.584313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374825609999" calcext:value-type="float">
            <text:p>114.374825609999</text:p>
          </table:table-cell>
          <table:table-cell office:value-type="float" office:value="253758" calcext:value-type="float">
            <text:p>253758</text:p>
          </table:table-cell>
          <table:table-cell office:value-type="float" office:value="244529.414844883" calcext:value-type="float">
            <text:p>244529.414844883</text:p>
          </table:table-cell>
          <table:table-cell office:value-type="float" office:value="0.106034585998714" calcext:value-type="float">
            <text:p>0.106034585998714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63099.02118871" calcext:value-type="float">
            <text:p>263099.02118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576592177998" calcext:value-type="float">
            <text:p>114.576592177998</text:p>
          </table:table-cell>
          <table:table-cell office:value-type="float" office:value="213386" calcext:value-type="float">
            <text:p>213386</text:p>
          </table:table-cell>
          <table:table-cell office:value-type="float" office:value="258173.747436605" calcext:value-type="float">
            <text:p>258173.747436605</text:p>
          </table:table-cell>
          <table:table-cell office:value-type="float" office:value="0.101052257999982" calcext:value-type="float">
            <text:p>0.101052257999982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55683.964980483" calcext:value-type="float">
            <text:p>255683.964980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778945919999" calcext:value-type="float">
            <text:p>114.778945919999</text:p>
          </table:table-cell>
          <table:table-cell office:value-type="float" office:value="195620" calcext:value-type="float">
            <text:p>195620</text:p>
          </table:table-cell>
          <table:table-cell office:value-type="float" office:value="229991.053989928" calcext:value-type="float">
            <text:p>229991.053989928</text:p>
          </table:table-cell>
          <table:table-cell office:value-type="float" office:value="0.101351074999911" calcext:value-type="float">
            <text:p>0.101351074999911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07679.924142648" calcext:value-type="float">
            <text:p>207679.92414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983629778999" calcext:value-type="float">
            <text:p>114.983629778999</text:p>
          </table:table-cell>
          <table:table-cell office:value-type="float" office:value="226064" calcext:value-type="float">
            <text:p>226064</text:p>
          </table:table-cell>
          <table:table-cell office:value-type="float" office:value="197775.085478299" calcext:value-type="float">
            <text:p>197775.085478299</text:p>
          </table:table-cell>
          <table:table-cell office:value-type="float" office:value="0.102598298000885" calcext:value-type="float">
            <text:p>0.102598298000885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189968.321086635" calcext:value-type="float">
            <text:p>189968.321086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187431584" calcext:value-type="float">
            <text:p>115.187431584</text:p>
          </table:table-cell>
          <table:table-cell office:value-type="float" office:value="261274" calcext:value-type="float">
            <text:p>261274</text:p>
          </table:table-cell>
          <table:table-cell office:value-type="float" office:value="209687.682279773" calcext:value-type="float">
            <text:p>209687.682279773</text:p>
          </table:table-cell>
          <table:table-cell office:value-type="float" office:value="0.101762613998289" calcext:value-type="float">
            <text:p>0.101762613998289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25753.806528938" calcext:value-type="float">
            <text:p>225753.806528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392457829999" calcext:value-type="float">
            <text:p>115.392457829999</text:p>
          </table:table-cell>
          <table:table-cell office:value-type="float" office:value="250837" calcext:value-type="float">
            <text:p>250837</text:p>
          </table:table-cell>
          <table:table-cell office:value-type="float" office:value="246663.514092988" calcext:value-type="float">
            <text:p>246663.514092988</text:p>
          </table:table-cell>
          <table:table-cell office:value-type="float" office:value="0.101311377999082" calcext:value-type="float">
            <text:p>0.101311377999082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64528.857537059" calcext:value-type="float">
            <text:p>264528.857537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594690737998" calcext:value-type="float">
            <text:p>115.594690737998</text:p>
          </table:table-cell>
          <table:table-cell office:value-type="float" office:value="210015" calcext:value-type="float">
            <text:p>210015</text:p>
          </table:table-cell>
          <table:table-cell office:value-type="float" office:value="255579.949206384" calcext:value-type="float">
            <text:p>255579.949206384</text:p>
          </table:table-cell>
          <table:table-cell office:value-type="float" office:value="0.102902413998891" calcext:value-type="float">
            <text:p>0.102902413998891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50284.277819682" calcext:value-type="float">
            <text:p>250284.277819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804868477999" calcext:value-type="float">
            <text:p>115.804868477999</text:p>
          </table:table-cell>
          <table:table-cell office:value-type="float" office:value="197101" calcext:value-type="float">
            <text:p>197101</text:p>
          </table:table-cell>
          <table:table-cell office:value-type="float" office:value="219829.473951461" calcext:value-type="float">
            <text:p>219829.473951461</text:p>
          </table:table-cell>
          <table:table-cell office:value-type="float" office:value="0.110978613000043" calcext:value-type="float">
            <text:p>0.110978613000043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199116.635267169" calcext:value-type="float">
            <text:p>199116.635267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006817271998" calcext:value-type="float">
            <text:p>116.006817271998</text:p>
          </table:table-cell>
          <table:table-cell office:value-type="float" office:value="231068" calcext:value-type="float">
            <text:p>231068</text:p>
          </table:table-cell>
          <table:table-cell office:value-type="float" office:value="149943.051213243" calcext:value-type="float">
            <text:p>149943.051213243</text:p>
          </table:table-cell>
          <table:table-cell office:value-type="float" office:value="0.104119547999289" calcext:value-type="float">
            <text:p>0.104119547999289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132300.453743949" calcext:value-type="float">
            <text:p>132300.453743949</text:p>
          </table:table-cell>
          <table:table-cell office:value-type="float" office:value="4262.10976796938" calcext:value-type="float">
            <text:p>4262.10976796938</text:p>
          </table:table-cell>
        </table:table-row>
        <table:table-row table:style-name="ro1">
          <table:table-cell office:value-type="float" office:value="116.209184953999" calcext:value-type="float">
            <text:p>116.209184953999</text:p>
          </table:table-cell>
          <table:table-cell office:value-type="float" office:value="262769" calcext:value-type="float">
            <text:p>262769</text:p>
          </table:table-cell>
          <table:table-cell office:value-type="float" office:value="195200.568220838" calcext:value-type="float">
            <text:p>195200.568220838</text:p>
          </table:table-cell>
          <table:table-cell office:value-type="float" office:value="0.103141974999744" calcext:value-type="float">
            <text:p>0.103141974999744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26569.696113092" calcext:value-type="float">
            <text:p>226569.69611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412781274999" calcext:value-type="float">
            <text:p>116.412781274999</text:p>
          </table:table-cell>
          <table:table-cell office:value-type="float" office:value="247236" calcext:value-type="float">
            <text:p>247236</text:p>
          </table:table-cell>
          <table:table-cell office:value-type="float" office:value="244470.975309001" calcext:value-type="float">
            <text:p>244470.975309001</text:p>
          </table:table-cell>
          <table:table-cell office:value-type="float" office:value="0.10432686599961" calcext:value-type="float">
            <text:p>0.10432686599961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61773.618784896" calcext:value-type="float">
            <text:p>261773.618784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615648993" calcext:value-type="float">
            <text:p>116.615648993</text:p>
          </table:table-cell>
          <table:table-cell office:value-type="float" office:value="206458" calcext:value-type="float">
            <text:p>206458</text:p>
          </table:table-cell>
          <table:table-cell office:value-type="float" office:value="251016.335178404" calcext:value-type="float">
            <text:p>251016.335178404</text:p>
          </table:table-cell>
          <table:table-cell office:value-type="float" office:value="0.103788230999271" calcext:value-type="float">
            <text:p>0.103788230999271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43168.111560836" calcext:value-type="float">
            <text:p>243168.11156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819039954" calcext:value-type="float">
            <text:p>116.819039954</text:p>
          </table:table-cell>
          <table:table-cell office:value-type="float" office:value="198276" calcext:value-type="float">
            <text:p>198276</text:p>
          </table:table-cell>
          <table:table-cell office:value-type="float" office:value="224383.507321219" calcext:value-type="float">
            <text:p>224383.507321219</text:p>
          </table:table-cell>
          <table:table-cell office:value-type="float" office:value="0.103853276999871" calcext:value-type="float">
            <text:p>0.103853276999871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03779.962437603" calcext:value-type="float">
            <text:p>203779.962437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020084288999" calcext:value-type="float">
            <text:p>117.020084288999</text:p>
          </table:table-cell>
          <table:table-cell office:value-type="float" office:value="233924" calcext:value-type="float">
            <text:p>233924</text:p>
          </table:table-cell>
          <table:table-cell office:value-type="float" office:value="199017.369518064" calcext:value-type="float">
            <text:p>199017.369518064</text:p>
          </table:table-cell>
          <table:table-cell office:value-type="float" office:value="0.10267455200119" calcext:value-type="float">
            <text:p>0.10267455200119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194883.321643284" calcext:value-type="float">
            <text:p>194883.321643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221545081" calcext:value-type="float">
            <text:p>117.221545081</text:p>
          </table:table-cell>
          <table:table-cell office:value-type="float" office:value="263334" calcext:value-type="float">
            <text:p>263334</text:p>
          </table:table-cell>
          <table:table-cell office:value-type="float" office:value="215986.569942711" calcext:value-type="float">
            <text:p>215986.569942711</text:p>
          </table:table-cell>
          <table:table-cell office:value-type="float" office:value="0.102100755999345" calcext:value-type="float">
            <text:p>0.102100755999345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33998.124408627" calcext:value-type="float">
            <text:p>233998.124408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423321180999" calcext:value-type="float">
            <text:p>117.423321180999</text:p>
          </table:table-cell>
          <table:table-cell office:value-type="float" office:value="245250" calcext:value-type="float">
            <text:p>245250</text:p>
          </table:table-cell>
          <table:table-cell office:value-type="float" office:value="245182.083062775" calcext:value-type="float">
            <text:p>245182.083062775</text:p>
          </table:table-cell>
          <table:table-cell office:value-type="float" office:value="0.103552684999158" calcext:value-type="float">
            <text:p>0.103552684999158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60041.817601672" calcext:value-type="float">
            <text:p>260041.81760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629574016999" calcext:value-type="float">
            <text:p>117.629574016999</text:p>
          </table:table-cell>
          <table:table-cell office:value-type="float" office:value="204307" calcext:value-type="float">
            <text:p>204307</text:p>
          </table:table-cell>
          <table:table-cell office:value-type="float" office:value="236959.460829317" calcext:value-type="float">
            <text:p>236959.460829317</text:p>
          </table:table-cell>
          <table:table-cell office:value-type="float" office:value="0.120631764999416" calcext:value-type="float">
            <text:p>0.120631764999416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27822.315660958" calcext:value-type="float">
            <text:p>227822.31566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833313122999" calcext:value-type="float">
            <text:p>117.833313122999</text:p>
          </table:table-cell>
          <table:table-cell office:value-type="float" office:value="199706" calcext:value-type="float">
            <text:p>199706</text:p>
          </table:table-cell>
          <table:table-cell office:value-type="float" office:value="195013.795864478" calcext:value-type="float">
            <text:p>195013.795864478</text:p>
          </table:table-cell>
          <table:table-cell office:value-type="float" office:value="0.104489749001004" calcext:value-type="float">
            <text:p>0.104489749001004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174326.882868012" calcext:value-type="float">
            <text:p>174326.882868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034013483999" calcext:value-type="float">
            <text:p>118.034013483999</text:p>
          </table:table-cell>
          <table:table-cell office:value-type="float" office:value="236895" calcext:value-type="float">
            <text:p>236895</text:p>
          </table:table-cell>
          <table:table-cell office:value-type="float" office:value="202224.095725737" calcext:value-type="float">
            <text:p>202224.095725737</text:p>
          </table:table-cell>
          <table:table-cell office:value-type="float" office:value="0.102138778000153" calcext:value-type="float">
            <text:p>0.102138778000153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199893.427474868" calcext:value-type="float">
            <text:p>199893.427474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236694211" calcext:value-type="float">
            <text:p>118.236694211</text:p>
          </table:table-cell>
          <table:table-cell office:value-type="float" office:value="263747" calcext:value-type="float">
            <text:p>263747</text:p>
          </table:table-cell>
          <table:table-cell office:value-type="float" office:value="215084.562048941" calcext:value-type="float">
            <text:p>215084.562048941</text:p>
          </table:table-cell>
          <table:table-cell office:value-type="float" office:value="0.101486682999166" calcext:value-type="float">
            <text:p>0.101486682999166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33922.90623098" calcext:value-type="float">
            <text:p>233922.90623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438619724" calcext:value-type="float">
            <text:p>118.438619724</text:p>
          </table:table-cell>
          <table:table-cell office:value-type="float" office:value="242235" calcext:value-type="float">
            <text:p>242235</text:p>
          </table:table-cell>
          <table:table-cell office:value-type="float" office:value="249956.444913114" calcext:value-type="float">
            <text:p>249956.444913114</text:p>
          </table:table-cell>
          <table:table-cell office:value-type="float" office:value="0.102719673999673" calcext:value-type="float">
            <text:p>0.102719673999673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63558.510523271" calcext:value-type="float">
            <text:p>263558.510523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641142180999" calcext:value-type="float">
            <text:p>118.641142180999</text:p>
          </table:table-cell>
          <table:table-cell office:value-type="float" office:value="202664" calcext:value-type="float">
            <text:p>202664</text:p>
          </table:table-cell>
          <table:table-cell office:value-type="float" office:value="251445.722169701" calcext:value-type="float">
            <text:p>251445.722169701</text:p>
          </table:table-cell>
          <table:table-cell office:value-type="float" office:value="0.101008136000019" calcext:value-type="float">
            <text:p>0.101008136000019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40548.67035212" calcext:value-type="float">
            <text:p>240548.67035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844641636" calcext:value-type="float">
            <text:p>118.844641636</text:p>
          </table:table-cell>
          <table:table-cell office:value-type="float" office:value="200902" calcext:value-type="float">
            <text:p>200902</text:p>
          </table:table-cell>
          <table:table-cell office:value-type="float" office:value="221484.286645793" calcext:value-type="float">
            <text:p>221484.286645793</text:p>
          </table:table-cell>
          <table:table-cell office:value-type="float" office:value="0.10340319199895" calcext:value-type="float">
            <text:p>0.10340319199895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00514.757302832" calcext:value-type="float">
            <text:p>200514.75730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079381666999" calcext:value-type="float">
            <text:p>119.079381666999</text:p>
          </table:table-cell>
          <table:table-cell office:value-type="float" office:value="246044" calcext:value-type="float">
            <text:p>246044</text:p>
          </table:table-cell>
          <table:table-cell office:value-type="float" office:value="28543.3841115652" calcext:value-type="float">
            <text:p>28543.3841115652</text:p>
          </table:table-cell>
          <table:table-cell office:value-type="float" office:value="0.295277518000148" calcext:value-type="float">
            <text:p>0.295277518000148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8543.3841115652" calcext:value-type="float">
            <text:p>28543.3841115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282304896" calcext:value-type="float">
            <text:p>119.282304896</text:p>
          </table:table-cell>
          <table:table-cell office:value-type="float" office:value="263116" calcext:value-type="float">
            <text:p>263116</text:p>
          </table:table-cell>
          <table:table-cell office:value-type="float" office:value="217219.0065494" calcext:value-type="float">
            <text:p>217219.0065494</text:p>
          </table:table-cell>
          <table:table-cell office:value-type="float" office:value="0.10163273299986" calcext:value-type="float">
            <text:p>0.10163273299986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40017.552925964" calcext:value-type="float">
            <text:p>240017.552925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486029058999" calcext:value-type="float">
            <text:p>119.486029058999</text:p>
          </table:table-cell>
          <table:table-cell office:value-type="float" office:value="232299" calcext:value-type="float">
            <text:p>232299</text:p>
          </table:table-cell>
          <table:table-cell office:value-type="float" office:value="235306.533462923" calcext:value-type="float">
            <text:p>235306.533462923</text:p>
          </table:table-cell>
          <table:table-cell office:value-type="float" office:value="0.12441673000103" calcext:value-type="float">
            <text:p>0.12441673000103</text:p>
          </table:table-cell>
          <table:table-cell office:value-type="float" office:value="229438.861670524" calcext:value-type="float">
            <text:p>229438.861670524</text:p>
          </table:table-cell>
          <table:table-cell office:value-type="float" office:value="243928.587951885" calcext:value-type="float">
            <text:p>243928.58795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687703865999" calcext:value-type="float">
            <text:p>119.687703865999</text:p>
          </table:table-cell>
          <table:table-cell office:value-type="float" office:value="217254" calcext:value-type="float">
            <text:p>217254</text:p>
          </table:table-cell>
          <table:table-cell office:value-type="float" office:value="244750.289138245" calcext:value-type="float">
            <text:p>244750.289138245</text:p>
          </table:table-cell>
          <table:table-cell office:value-type="float" office:value="0.101237666000088" calcext:value-type="float">
            <text:p>0.101237666000088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21913.864710681" calcext:value-type="float">
            <text:p>221913.864710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890385949999" calcext:value-type="float">
            <text:p>119.890385949999</text:p>
          </table:table-cell>
          <table:table-cell office:value-type="float" office:value="228387" calcext:value-type="float">
            <text:p>228387</text:p>
          </table:table-cell>
          <table:table-cell office:value-type="float" office:value="210679.234784079" calcext:value-type="float">
            <text:p>210679.234784079</text:p>
          </table:table-cell>
          <table:table-cell office:value-type="float" office:value="0.101303106999694" calcext:value-type="float">
            <text:p>0.101303106999694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09141.385913478" calcext:value-type="float">
            <text:p>209141.385913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094353454999" calcext:value-type="float">
            <text:p>120.094353454999</text:p>
          </table:table-cell>
          <table:table-cell office:value-type="float" office:value="273593" calcext:value-type="float">
            <text:p>273593</text:p>
          </table:table-cell>
          <table:table-cell office:value-type="float" office:value="220218.44314792" calcext:value-type="float">
            <text:p>220218.44314792</text:p>
          </table:table-cell>
          <table:table-cell office:value-type="float" office:value="0.103246883998509" calcext:value-type="float">
            <text:p>0.103246883998509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27053.158670362" calcext:value-type="float">
            <text:p>227053.158670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297070098999" calcext:value-type="float">
            <text:p>120.297070098999</text:p>
          </table:table-cell>
          <table:table-cell office:value-type="float" office:value="288455" calcext:value-type="float">
            <text:p>288455</text:p>
          </table:table-cell>
          <table:table-cell office:value-type="float" office:value="249884.027650446" calcext:value-type="float">
            <text:p>249884.027650446</text:p>
          </table:table-cell>
          <table:table-cell office:value-type="float" office:value="0.10171386500042" calcext:value-type="float">
            <text:p>0.10171386500042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72714.89663053" calcext:value-type="float">
            <text:p>272714.89663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499137176999" calcext:value-type="float">
            <text:p>120.499137176999</text:p>
          </table:table-cell>
          <table:table-cell office:value-type="float" office:value="252331" calcext:value-type="float">
            <text:p>252331</text:p>
          </table:table-cell>
          <table:table-cell office:value-type="float" office:value="277796.615952691" calcext:value-type="float">
            <text:p>277796.615952691</text:p>
          </table:table-cell>
          <table:table-cell office:value-type="float" office:value="0.101581946000806" calcext:value-type="float">
            <text:p>0.101581946000806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85302.530538852" calcext:value-type="float">
            <text:p>285302.530538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701696872" calcext:value-type="float">
            <text:p>120.701696872</text:p>
          </table:table-cell>
          <table:table-cell office:value-type="float" office:value="216135" calcext:value-type="float">
            <text:p>216135</text:p>
          </table:table-cell>
          <table:table-cell office:value-type="float" office:value="269482.63627853" calcext:value-type="float">
            <text:p>269482.63627853</text:p>
          </table:table-cell>
          <table:table-cell office:value-type="float" office:value="0.102901926000413" calcext:value-type="float">
            <text:p>0.102901926000413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51238.546754206" calcext:value-type="float">
            <text:p>251238.546754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904604661" calcext:value-type="float">
            <text:p>120.904604661</text:p>
          </table:table-cell>
          <table:table-cell office:value-type="float" office:value="231076" calcext:value-type="float">
            <text:p>231076</text:p>
          </table:table-cell>
          <table:table-cell office:value-type="float" office:value="229927.850220922" calcext:value-type="float">
            <text:p>229927.850220922</text:p>
          </table:table-cell>
          <table:table-cell office:value-type="float" office:value="0.101280328999565" calcext:value-type="float">
            <text:p>0.101280328999565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09829.251319639" calcext:value-type="float">
            <text:p>209829.251319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109232224999" calcext:value-type="float">
            <text:p>121.109232224999</text:p>
          </table:table-cell>
          <table:table-cell office:value-type="float" office:value="276148" calcext:value-type="float">
            <text:p>276148</text:p>
          </table:table-cell>
          <table:table-cell office:value-type="float" office:value="219799.25938352" calcext:value-type="float">
            <text:p>219799.25938352</text:p>
          </table:table-cell>
          <table:table-cell office:value-type="float" office:value="0.104740766000759" calcext:value-type="float">
            <text:p>0.104740766000759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32799.511527403" calcext:value-type="float">
            <text:p>232799.511527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312794526999" calcext:value-type="float">
            <text:p>121.312794526999</text:p>
          </table:table-cell>
          <table:table-cell office:value-type="float" office:value="287186" calcext:value-type="float">
            <text:p>287186</text:p>
          </table:table-cell>
          <table:table-cell office:value-type="float" office:value="229506.141253122" calcext:value-type="float">
            <text:p>229506.141253122</text:p>
          </table:table-cell>
          <table:table-cell office:value-type="float" office:value="0.111776898000244" calcext:value-type="float">
            <text:p>0.111776898000244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48633.041886086" calcext:value-type="float">
            <text:p>248633.04188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515669392998" calcext:value-type="float">
            <text:p>121.515669392998</text:p>
          </table:table-cell>
          <table:table-cell office:value-type="float" office:value="248538" calcext:value-type="float">
            <text:p>248538</text:p>
          </table:table-cell>
          <table:table-cell office:value-type="float" office:value="231780.339435163" calcext:value-type="float">
            <text:p>231780.339435163</text:p>
          </table:table-cell>
          <table:table-cell office:value-type="float" office:value="0.10368002299947" calcext:value-type="float">
            <text:p>0.10368002299947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45839.661885005" calcext:value-type="float">
            <text:p>245839.661885005</text:p>
          </table:table-cell>
          <table:table-cell office:value-type="float" office:value="11514.9275040021" calcext:value-type="float">
            <text:p>11514.9275040021</text:p>
          </table:table-cell>
        </table:table-row>
        <table:table-row table:style-name="ro1">
          <table:table-cell office:value-type="float" office:value="121.717946863" calcext:value-type="float">
            <text:p>121.717946863</text:p>
          </table:table-cell>
          <table:table-cell office:value-type="float" office:value="215193" calcext:value-type="float">
            <text:p>215193</text:p>
          </table:table-cell>
          <table:table-cell office:value-type="float" office:value="259047.485748368" calcext:value-type="float">
            <text:p>259047.485748368</text:p>
          </table:table-cell>
          <table:table-cell office:value-type="float" office:value="0.102431840999998" calcext:value-type="float">
            <text:p>0.102431840999998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42558.917627725" calcext:value-type="float">
            <text:p>242558.917627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920461401" calcext:value-type="float">
            <text:p>121.920461401</text:p>
          </table:table-cell>
          <table:table-cell office:value-type="float" office:value="234313" calcext:value-type="float">
            <text:p>234313</text:p>
          </table:table-cell>
          <table:table-cell office:value-type="float" office:value="229960.677865122" calcext:value-type="float">
            <text:p>229960.677865122</text:p>
          </table:table-cell>
          <table:table-cell office:value-type="float" office:value="0.101220720998754" calcext:value-type="float">
            <text:p>0.101220720998754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10617.619821119" calcext:value-type="float">
            <text:p>210617.61982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123234340999" calcext:value-type="float">
            <text:p>122.123234340999</text:p>
          </table:table-cell>
          <table:table-cell office:value-type="float" office:value="278893" calcext:value-type="float">
            <text:p>278893</text:p>
          </table:table-cell>
          <table:table-cell office:value-type="float" office:value="212757.535547475" calcext:value-type="float">
            <text:p>212757.535547475</text:p>
          </table:table-cell>
          <table:table-cell office:value-type="float" office:value="0.106859535000694" calcext:value-type="float">
            <text:p>0.106859535000694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10973.221684224" calcext:value-type="float">
            <text:p>210973.221684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326574297" calcext:value-type="float">
            <text:p>122.326574297</text:p>
          </table:table-cell>
          <table:table-cell office:value-type="float" office:value="285771" calcext:value-type="float">
            <text:p>285771</text:p>
          </table:table-cell>
          <table:table-cell office:value-type="float" office:value="242123.001250649" calcext:value-type="float">
            <text:p>242123.001250649</text:p>
          </table:table-cell>
          <table:table-cell office:value-type="float" office:value="0.102147094999964" calcext:value-type="float">
            <text:p>0.102147094999964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78653.559459098" calcext:value-type="float">
            <text:p>278653.559459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528625061999" calcext:value-type="float">
            <text:p>122.528625061999</text:p>
          </table:table-cell>
          <table:table-cell office:value-type="float" office:value="245361" calcext:value-type="float">
            <text:p>245361</text:p>
          </table:table-cell>
          <table:table-cell office:value-type="float" office:value="280312.567076268" calcext:value-type="float">
            <text:p>280312.567076268</text:p>
          </table:table-cell>
          <table:table-cell office:value-type="float" office:value="0.101444378999076" calcext:value-type="float">
            <text:p>0.101444378999076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83793.547671415" calcext:value-type="float">
            <text:p>283793.54767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731285041998" calcext:value-type="float">
            <text:p>122.731285041998</text:p>
          </table:table-cell>
          <table:table-cell office:value-type="float" office:value="214700" calcext:value-type="float">
            <text:p>214700</text:p>
          </table:table-cell>
          <table:table-cell office:value-type="float" office:value="263949.22531961" calcext:value-type="float">
            <text:p>263949.22531961</text:p>
          </table:table-cell>
          <table:table-cell office:value-type="float" office:value="0.102281634999599" calcext:value-type="float">
            <text:p>0.102281634999599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243497.578641812" calcext:value-type="float">
            <text:p>243497.57864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934781889999" calcext:value-type="float">
            <text:p>122.934781889999</text:p>
          </table:table-cell>
          <table:table-cell office:value-type="float" office:value="237372" calcext:value-type="float">
            <text:p>237372</text:p>
          </table:table-cell>
          <table:table-cell office:value-type="float" office:value="167605.318658576" calcext:value-type="float">
            <text:p>167605.318658576</text:p>
          </table:table-cell>
          <table:table-cell office:value-type="float" office:value="0.139348752998558" calcext:value-type="float">
            <text:p>0.139348752998558</text:p>
          </table:table-cell>
          <table:table-cell office:value-type="float" office:value="252304.861025609" calcext:value-type="float">
            <text:p>252304.861025609</text:p>
          </table:table-cell>
          <table:table-cell office:value-type="float" office:value="152087.676025862" calcext:value-type="float">
            <text:p>152087.676025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137522264" calcext:value-type="float">
            <text:p>123.137522264</text:p>
          </table:table-cell>
          <table:table-cell office:value-type="float" office:value="309554" calcext:value-type="float">
            <text:p>309554</text:p>
          </table:table-cell>
          <table:table-cell office:value-type="float" office:value="219685.404026855" calcext:value-type="float">
            <text:p>219685.404026855</text:p>
          </table:table-cell>
          <table:table-cell office:value-type="float" office:value="0.10217193599965" calcext:value-type="float">
            <text:p>0.10217193599965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234196.406589236" calcext:value-type="float">
            <text:p>234196.406589236</text:p>
          </table:table-cell>
          <table:table-cell office:value-type="float" office:value="3036.62162996261" calcext:value-type="float">
            <text:p>3036.62162996261</text:p>
          </table:table-cell>
        </table:table-row>
        <table:table-row table:style-name="ro1">
          <table:table-cell office:value-type="float" office:value="123.340666063999" calcext:value-type="float">
            <text:p>123.340666063999</text:p>
          </table:table-cell>
          <table:table-cell office:value-type="float" office:value="312724" calcext:value-type="float">
            <text:p>312724</text:p>
          </table:table-cell>
          <table:table-cell office:value-type="float" office:value="273764.598634859" calcext:value-type="float">
            <text:p>273764.598634859</text:p>
          </table:table-cell>
          <table:table-cell office:value-type="float" office:value="0.103000052000425" calcext:value-type="float">
            <text:p>0.103000052000425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310296.169050517" calcext:value-type="float">
            <text:p>310296.169050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543941024" calcext:value-type="float">
            <text:p>123.543941024</text:p>
          </table:table-cell>
          <table:table-cell office:value-type="float" office:value="266200" calcext:value-type="float">
            <text:p>266200</text:p>
          </table:table-cell>
          <table:table-cell office:value-type="float" office:value="311008.256822743" calcext:value-type="float">
            <text:p>311008.256822743</text:p>
          </table:table-cell>
          <table:table-cell office:value-type="float" office:value="0.102045047000502" calcext:value-type="float">
            <text:p>0.102045047000502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312612.605250574" calcext:value-type="float">
            <text:p>312612.605250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746601637999" calcext:value-type="float">
            <text:p>123.746601637999</text:p>
          </table:table-cell>
          <table:table-cell office:value-type="float" office:value="236094" calcext:value-type="float">
            <text:p>236094</text:p>
          </table:table-cell>
          <table:table-cell office:value-type="float" office:value="289958.901787448" calcext:value-type="float">
            <text:p>289958.901787448</text:p>
          </table:table-cell>
          <table:table-cell office:value-type="float" office:value="0.102896911999778" calcext:value-type="float">
            <text:p>0.102896911999778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262768.991712765" calcext:value-type="float">
            <text:p>262768.991712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949396595999" calcext:value-type="float">
            <text:p>123.949396595999</text:p>
          </table:table-cell>
          <table:table-cell office:value-type="float" office:value="264610" calcext:value-type="float">
            <text:p>264610</text:p>
          </table:table-cell>
          <table:table-cell office:value-type="float" office:value="238730.588786376" calcext:value-type="float">
            <text:p>238730.588786376</text:p>
          </table:table-cell>
          <table:table-cell office:value-type="float" office:value="0.103304371999911" calcext:value-type="float">
            <text:p>0.103304371999911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226530.455284396" calcext:value-type="float">
            <text:p>226530.455284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153096475999" calcext:value-type="float">
            <text:p>124.153096475999</text:p>
          </table:table-cell>
          <table:table-cell office:value-type="float" office:value="311770" calcext:value-type="float">
            <text:p>311770</text:p>
          </table:table-cell>
          <table:table-cell office:value-type="float" office:value="246727.531848882" calcext:value-type="float">
            <text:p>246727.531848882</text:p>
          </table:table-cell>
          <table:table-cell office:value-type="float" office:value="0.103813158000776" calcext:value-type="float">
            <text:p>0.103813158000776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264803.528204839" calcext:value-type="float">
            <text:p>264803.528204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355466805" calcext:value-type="float">
            <text:p>124.355466805</text:p>
          </table:table-cell>
          <table:table-cell office:value-type="float" office:value="310685" calcext:value-type="float">
            <text:p>310685</text:p>
          </table:table-cell>
          <table:table-cell office:value-type="float" office:value="286849.401238367" calcext:value-type="float">
            <text:p>286849.401238367</text:p>
          </table:table-cell>
          <table:table-cell office:value-type="float" office:value="0.103652359000989" calcext:value-type="float">
            <text:p>0.103652359000989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307131.503208491" calcext:value-type="float">
            <text:p>307131.503208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646248024999" calcext:value-type="float">
            <text:p>124.646248024999</text:p>
          </table:table-cell>
          <table:table-cell office:value-type="float" office:value="244508" calcext:value-type="float">
            <text:p>244508</text:p>
          </table:table-cell>
          <table:table-cell office:value-type="float" office:value="123170.434347333" calcext:value-type="float">
            <text:p>123170.434347333</text:p>
          </table:table-cell>
          <table:table-cell office:value-type="float" office:value="0.315116752000904" calcext:value-type="float">
            <text:p>0.315116752000904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123170.434347333" calcext:value-type="float">
            <text:p>123170.434347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854747941999" calcext:value-type="float">
            <text:p>124.854747941999</text:p>
          </table:table-cell>
          <table:table-cell office:value-type="float" office:value="244905" calcext:value-type="float">
            <text:p>244905</text:p>
          </table:table-cell>
          <table:table-cell office:value-type="float" office:value="242840.150058925" calcext:value-type="float">
            <text:p>242840.150058925</text:p>
          </table:table-cell>
          <table:table-cell office:value-type="float" office:value="0.119056169000032" calcext:value-type="float">
            <text:p>0.119056169000032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198563.676176045" calcext:value-type="float">
            <text:p>198563.676176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059415338999" calcext:value-type="float">
            <text:p>125.059415338999</text:p>
          </table:table-cell>
          <table:table-cell office:value-type="float" office:value="292522" calcext:value-type="float">
            <text:p>292522</text:p>
          </table:table-cell>
          <table:table-cell office:value-type="float" office:value="216867.925257855" calcext:value-type="float">
            <text:p>216867.925257855</text:p>
          </table:table-cell>
          <table:table-cell office:value-type="float" office:value="0.101581512999473" calcext:value-type="float">
            <text:p>0.101581512999473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227245.579678252" calcext:value-type="float">
            <text:p>227245.579678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261576690998" calcext:value-type="float">
            <text:p>125.261576690998</text:p>
          </table:table-cell>
          <table:table-cell office:value-type="float" office:value="319326" calcext:value-type="float">
            <text:p>319326</text:p>
          </table:table-cell>
          <table:table-cell office:value-type="float" office:value="263499.253245102" calcext:value-type="float">
            <text:p>263499.253245102</text:p>
          </table:table-cell>
          <table:table-cell office:value-type="float" office:value="0.102366078999694" calcext:value-type="float">
            <text:p>0.102366078999694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295509.708218016" calcext:value-type="float">
            <text:p>295509.708218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463774672999" calcext:value-type="float">
            <text:p>125.463774672999</text:p>
          </table:table-cell>
          <table:table-cell office:value-type="float" office:value="287150" calcext:value-type="float">
            <text:p>287150</text:p>
          </table:table-cell>
          <table:table-cell office:value-type="float" office:value="303647.372995197" calcext:value-type="float">
            <text:p>303647.372995197</text:p>
          </table:table-cell>
          <table:table-cell office:value-type="float" office:value="0.103232802999628" calcext:value-type="float">
            <text:p>0.103232802999628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307504.288284742" calcext:value-type="float">
            <text:p>307504.288284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668591529999" calcext:value-type="float">
            <text:p>125.668591529999</text:p>
          </table:table-cell>
          <table:table-cell office:value-type="float" office:value="241425" calcext:value-type="float">
            <text:p>241425</text:p>
          </table:table-cell>
          <table:table-cell office:value-type="float" office:value="297270.579331315" calcext:value-type="float">
            <text:p>297270.579331315</text:p>
          </table:table-cell>
          <table:table-cell office:value-type="float" office:value="0.108828119999089" calcext:value-type="float">
            <text:p>0.108828119999089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281558.873911937" calcext:value-type="float">
            <text:p>281558.873911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870532461999" calcext:value-type="float">
            <text:p>125.870532461999</text:p>
          </table:table-cell>
          <table:table-cell office:value-type="float" office:value="247444" calcext:value-type="float">
            <text:p>247444</text:p>
          </table:table-cell>
          <table:table-cell office:value-type="float" office:value="250597.790104163" calcext:value-type="float">
            <text:p>250597.790104163</text:p>
          </table:table-cell>
          <table:table-cell office:value-type="float" office:value="0.103756659000283" calcext:value-type="float">
            <text:p>0.103756659000283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230450.045933476" calcext:value-type="float">
            <text:p>230450.04593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072562947" calcext:value-type="float">
            <text:p>126.072562947</text:p>
          </table:table-cell>
          <table:table-cell office:value-type="float" office:value="296082" calcext:value-type="float">
            <text:p>296082</text:p>
          </table:table-cell>
          <table:table-cell office:value-type="float" office:value="244033.83984672" calcext:value-type="float">
            <text:p>244033.83984672</text:p>
          </table:table-cell>
          <table:table-cell office:value-type="float" office:value="0.102432850000696" calcext:value-type="float">
            <text:p>0.102432850000696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245871.957324446" calcext:value-type="float">
            <text:p>245871.957324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275219248999" calcext:value-type="float">
            <text:p>126.275219248999</text:p>
          </table:table-cell>
          <table:table-cell office:value-type="float" office:value="318925" calcext:value-type="float">
            <text:p>318925</text:p>
          </table:table-cell>
          <table:table-cell office:value-type="float" office:value="268137.6091588" calcext:value-type="float">
            <text:p>268137.6091588</text:p>
          </table:table-cell>
          <table:table-cell office:value-type="float" office:value="0.103084795000541" calcext:value-type="float">
            <text:p>0.103084795000541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299545.597163106" calcext:value-type="float">
            <text:p>299545.597163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480143788" calcext:value-type="float">
            <text:p>126.480143788</text:p>
          </table:table-cell>
          <table:table-cell office:value-type="float" office:value="283056" calcext:value-type="float">
            <text:p>283056</text:p>
          </table:table-cell>
          <table:table-cell office:value-type="float" office:value="255074.734494633" calcext:value-type="float">
            <text:p>255074.734494633</text:p>
          </table:table-cell>
          <table:table-cell office:value-type="float" office:value="0.142023635999067" calcext:value-type="float">
            <text:p>0.142023635999067</text:p>
          </table:table-cell>
          <table:table-cell office:value-type="float" office:value="277746.735571785" calcext:value-type="float">
            <text:p>277746.735571785</text:p>
          </table:table-cell>
          <table:table-cell office:value-type="float" office:value="257534.530831915" calcext:value-type="float">
            <text:p>257534.53083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683134718" calcext:value-type="float">
            <text:p>126.683134718</text:p>
          </table:table-cell>
          <table:table-cell office:value-type="float" office:value="268361" calcext:value-type="float">
            <text:p>268361</text:p>
          </table:table-cell>
          <table:table-cell office:value-type="float" office:value="252255.339601333" calcext:value-type="float">
            <text:p>252255.339601333</text:p>
          </table:table-cell>
          <table:table-cell office:value-type="float" office:value="0.103390063999541" calcext:value-type="float">
            <text:p>0.103390063999541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249296.270127658" calcext:value-type="float">
            <text:p>249296.270127658</text:p>
          </table:table-cell>
          <table:table-cell office:value-type="float" office:value="15259.0669752159" calcext:value-type="float">
            <text:p>15259.0669752159</text:p>
          </table:table-cell>
        </table:table-row>
        <table:table-row table:style-name="ro1">
          <table:table-cell office:value-type="float" office:value="126.88605076" calcext:value-type="float">
            <text:p>126.88605076</text:p>
          </table:table-cell>
          <table:table-cell office:value-type="float" office:value="280507" calcext:value-type="float">
            <text:p>280507</text:p>
          </table:table-cell>
          <table:table-cell office:value-type="float" office:value="266660.106052223" calcext:value-type="float">
            <text:p>266660.106052223</text:p>
          </table:table-cell>
          <table:table-cell office:value-type="float" office:value="0.102521810000326" calcext:value-type="float">
            <text:p>0.102521810000326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261634.360696574" calcext:value-type="float">
            <text:p>261634.360696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087843068999" calcext:value-type="float">
            <text:p>127.087843068999</text:p>
          </table:table-cell>
          <table:table-cell office:value-type="float" office:value="335657" calcext:value-type="float">
            <text:p>335657</text:p>
          </table:table-cell>
          <table:table-cell office:value-type="float" office:value="274507.785838997" calcext:value-type="float">
            <text:p>274507.785838997</text:p>
          </table:table-cell>
          <table:table-cell office:value-type="float" office:value="0.102745528998639" calcext:value-type="float">
            <text:p>0.102745528998639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280676.831123454" calcext:value-type="float">
            <text:p>280676.831123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291236728999" calcext:value-type="float">
            <text:p>127.291236728999</text:p>
          </table:table-cell>
          <table:table-cell office:value-type="float" office:value="356180" calcext:value-type="float">
            <text:p>356180</text:p>
          </table:table-cell>
          <table:table-cell office:value-type="float" office:value="303812.020709083" calcext:value-type="float">
            <text:p>303812.020709083</text:p>
          </table:table-cell>
          <table:table-cell office:value-type="float" office:value="0.103903483000977" calcext:value-type="float">
            <text:p>0.103903483000977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339136.991854649" calcext:value-type="float">
            <text:p>339136.991854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493838184" calcext:value-type="float">
            <text:p>127.493838184</text:p>
          </table:table-cell>
          <table:table-cell office:value-type="float" office:value="312810" calcext:value-type="float">
            <text:p>312810</text:p>
          </table:table-cell>
          <table:table-cell office:value-type="float" office:value="346513.333421105" calcext:value-type="float">
            <text:p>346513.333421105</text:p>
          </table:table-cell>
          <table:table-cell office:value-type="float" office:value="0.103065657000116" calcext:value-type="float">
            <text:p>0.103065657000116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348991.922338292" calcext:value-type="float">
            <text:p>348991.922338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697495991999" calcext:value-type="float">
            <text:p>127.697495991999</text:p>
          </table:table-cell>
          <table:table-cell office:value-type="float" office:value="266890" calcext:value-type="float">
            <text:p>266890</text:p>
          </table:table-cell>
          <table:table-cell office:value-type="float" office:value="329597.979876434" calcext:value-type="float">
            <text:p>329597.979876434</text:p>
          </table:table-cell>
          <table:table-cell office:value-type="float" office:value="0.105378604999714" calcext:value-type="float">
            <text:p>0.105378604999714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306372.8906518" calcext:value-type="float">
            <text:p>306372.8906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901712462999" calcext:value-type="float">
            <text:p>127.901712462999</text:p>
          </table:table-cell>
          <table:table-cell office:value-type="float" office:value="283780" calcext:value-type="float">
            <text:p>283780</text:p>
          </table:table-cell>
          <table:table-cell office:value-type="float" office:value="278587.299401055" calcext:value-type="float">
            <text:p>278587.299401055</text:p>
          </table:table-cell>
          <table:table-cell office:value-type="float" office:value="0.105026397999609" calcext:value-type="float">
            <text:p>0.105026397999609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257092.651250367" calcext:value-type="float">
            <text:p>257092.651250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110332258" calcext:value-type="float">
            <text:p>128.110332258</text:p>
          </table:table-cell>
          <table:table-cell office:value-type="float" office:value="339527" calcext:value-type="float">
            <text:p>339527</text:p>
          </table:table-cell>
          <table:table-cell office:value-type="float" office:value="264452.231867179" calcext:value-type="float">
            <text:p>264452.231867179</text:p>
          </table:table-cell>
          <table:table-cell office:value-type="float" office:value="0.108659388999513" calcext:value-type="float">
            <text:p>0.108659388999513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280344.659575946" calcext:value-type="float">
            <text:p>280344.659575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312129808999" calcext:value-type="float">
            <text:p>128.312129808999</text:p>
          </table:table-cell>
          <table:table-cell office:value-type="float" office:value="354681" calcext:value-type="float">
            <text:p>354681</text:p>
          </table:table-cell>
          <table:table-cell office:value-type="float" office:value="236484.982940181" calcext:value-type="float">
            <text:p>236484.982940181</text:p>
          </table:table-cell>
          <table:table-cell office:value-type="float" office:value="0.107069638001121" calcext:value-type="float">
            <text:p>0.107069638001121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253901.925495824" calcext:value-type="float">
            <text:p>253901.925495824</text:p>
          </table:table-cell>
          <table:table-cell office:value-type="float" office:value="21609.943167943" calcext:value-type="float">
            <text:p>21609.943167943</text:p>
          </table:table-cell>
        </table:table-row>
        <table:table-row table:style-name="ro1">
          <table:table-cell office:value-type="float" office:value="128.512553786999" calcext:value-type="float">
            <text:p>128.512553786999</text:p>
          </table:table-cell>
          <table:table-cell office:value-type="float" office:value="308074" calcext:value-type="float">
            <text:p>308074</text:p>
          </table:table-cell>
          <table:table-cell office:value-type="float" office:value="312658.185018138" calcext:value-type="float">
            <text:p>312658.185018138</text:p>
          </table:table-cell>
          <table:table-cell office:value-type="float" office:value="0.10505989900048" calcext:value-type="float">
            <text:p>0.10505989900048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334205.798378987" calcext:value-type="float">
            <text:p>334205.798378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713556111999" calcext:value-type="float">
            <text:p>128.713556111999</text:p>
          </table:table-cell>
          <table:table-cell office:value-type="float" office:value="265565" calcext:value-type="float">
            <text:p>265565</text:p>
          </table:table-cell>
          <table:table-cell office:value-type="float" office:value="321001.504510934" calcext:value-type="float">
            <text:p>321001.504510934</text:p>
          </table:table-cell>
          <table:table-cell office:value-type="float" office:value="0.106801789999736" calcext:value-type="float">
            <text:p>0.106801789999736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307579.216011092" calcext:value-type="float">
            <text:p>307579.21601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917596178999" calcext:value-type="float">
            <text:p>128.917596178999</text:p>
          </table:table-cell>
          <table:table-cell office:value-type="float" office:value="287747" calcext:value-type="float">
            <text:p>287747</text:p>
          </table:table-cell>
          <table:table-cell office:value-type="float" office:value="283615.050753428" calcext:value-type="float">
            <text:p>283615.050753428</text:p>
          </table:table-cell>
          <table:table-cell office:value-type="float" office:value="0.106223135000619" calcext:value-type="float">
            <text:p>0.106223135000619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265531.043250054" calcext:value-type="float">
            <text:p>265531.04325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119253383" calcext:value-type="float">
            <text:p>129.119253383</text:p>
          </table:table-cell>
          <table:table-cell office:value-type="float" office:value="342746" calcext:value-type="float">
            <text:p>342746</text:p>
          </table:table-cell>
          <table:table-cell office:value-type="float" office:value="276626.05739788" calcext:value-type="float">
            <text:p>276626.05739788</text:p>
          </table:table-cell>
          <table:table-cell office:value-type="float" office:value="0.103097379998871" calcext:value-type="float">
            <text:p>0.103097379998871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287372.287691454" calcext:value-type="float">
            <text:p>287372.28769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322363869" calcext:value-type="float">
            <text:p>129.322363869</text:p>
          </table:table-cell>
          <table:table-cell office:value-type="float" office:value="353048" calcext:value-type="float">
            <text:p>353048</text:p>
          </table:table-cell>
          <table:table-cell office:value-type="float" office:value="316772.138517396" calcext:value-type="float">
            <text:p>316772.138517396</text:p>
          </table:table-cell>
          <table:table-cell office:value-type="float" office:value="0.102269774000888" calcext:value-type="float">
            <text:p>0.102269774000888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348377.767236443" calcext:value-type="float">
            <text:p>348377.767236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524689608999" calcext:value-type="float">
            <text:p>129.524689608999</text:p>
          </table:table-cell>
          <table:table-cell office:value-type="float" office:value="303926" calcext:value-type="float">
            <text:p>303926</text:p>
          </table:table-cell>
          <table:table-cell office:value-type="float" office:value="347437.289572818" calcext:value-type="float">
            <text:p>347437.289572818</text:p>
          </table:table-cell>
          <table:table-cell office:value-type="float" office:value="0.104758812" calcext:value-type="float">
            <text:p>0.104758812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344982.814996796" calcext:value-type="float">
            <text:p>344982.814996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728070174" calcext:value-type="float">
            <text:p>129.728070174</text:p>
          </table:table-cell>
          <table:table-cell office:value-type="float" office:value="264835" calcext:value-type="float">
            <text:p>264835</text:p>
          </table:table-cell>
          <table:table-cell office:value-type="float" office:value="332261.200658265" calcext:value-type="float">
            <text:p>332261.200658265</text:p>
          </table:table-cell>
          <table:table-cell office:value-type="float" office:value="0.102878952000538" calcext:value-type="float">
            <text:p>0.102878952000538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305301.865533891" calcext:value-type="float">
            <text:p>305301.865533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931301089999" calcext:value-type="float">
            <text:p>129.931301089999</text:p>
          </table:table-cell>
          <table:table-cell office:value-type="float" office:value="291285" calcext:value-type="float">
            <text:p>291285</text:p>
          </table:table-cell>
          <table:table-cell office:value-type="float" office:value="270204.413143396" calcext:value-type="float">
            <text:p>270204.413143396</text:p>
          </table:table-cell>
          <table:table-cell office:value-type="float" office:value="0.105620569000166" calcext:value-type="float">
            <text:p>0.105620569000166</text:p>
          </table:table-cell>
          <table:table-cell office:value-type="float" office:value="311008.256822744" calcext:value-type="float">
            <text:p>311008.256822744</text:p>
          </table:table-cell>
          <table:table-cell office:value-type="float" office:value="258192.316838122" calcext:value-type="float">
            <text:p>258192.316838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133618692" calcext:value-type="float">
            <text:p>130.133618692</text:p>
          </table:table-cell>
          <table:table-cell office:value-type="float" office:value="382096" calcext:value-type="float">
            <text:p>382096</text:p>
          </table:table-cell>
          <table:table-cell office:value-type="float" office:value="280076.003078832" calcext:value-type="float">
            <text:p>280076.003078832</text:p>
          </table:table-cell>
          <table:table-cell office:value-type="float" office:value="0.102311554999687" calcext:value-type="float">
            <text:p>0.102311554999687</text:p>
          </table:table-cell>
          <table:table-cell office:value-type="float" office:value="343808.28042729" calcext:value-type="float">
            <text:p>343808.28042729</text:p>
          </table:table-cell>
          <table:table-cell office:value-type="float" office:value="292987.562046444" calcext:value-type="float">
            <text:p>292987.562046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462476092" calcext:value-type="float">
            <text:p>130.462476092</text:p>
          </table:table-cell>
          <table:table-cell office:value-type="float" office:value="355617" calcext:value-type="float">
            <text:p>355617</text:p>
          </table:table-cell>
          <table:table-cell office:value-type="float" office:value="175947.475935478" calcext:value-type="float">
            <text:p>175947.475935478</text:p>
          </table:table-cell>
          <table:table-cell office:value-type="float" office:value="0.317672544000743" calcext:value-type="float">
            <text:p>0.317672544000743</text:p>
          </table:table-cell>
          <table:table-cell office:value-type="float" office:value="343808.28042729" calcext:value-type="float">
            <text:p>343808.28042729</text:p>
          </table:table-cell>
          <table:table-cell office:value-type="float" office:value="219315.484949424" calcext:value-type="float">
            <text:p>219315.484949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664931642999" calcext:value-type="float">
            <text:p>130.664931642999</text:p>
          </table:table-cell>
          <table:table-cell office:value-type="float" office:value="299307" calcext:value-type="float">
            <text:p>299307</text:p>
          </table:table-cell>
          <table:table-cell office:value-type="float" office:value="320522.164649573" calcext:value-type="float">
            <text:p>320522.164649573</text:p>
          </table:table-cell>
          <table:table-cell office:value-type="float" office:value="0.101959356999942" calcext:value-type="float">
            <text:p>0.101959356999942</text:p>
          </table:table-cell>
          <table:table-cell office:value-type="float" office:value="343808.28042729" calcext:value-type="float">
            <text:p>343808.28042729</text:p>
          </table:table-cell>
          <table:table-cell office:value-type="float" office:value="306982.157920725" calcext:value-type="float">
            <text:p>306982.157920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872204599998" calcext:value-type="float">
            <text:p>130.872204599998</text:p>
          </table:table-cell>
          <table:table-cell office:value-type="float" office:value="306538" calcext:value-type="float">
            <text:p>306538</text:p>
          </table:table-cell>
          <table:table-cell office:value-type="float" office:value="293565.240707628" calcext:value-type="float">
            <text:p>293565.240707628</text:p>
          </table:table-cell>
          <table:table-cell office:value-type="float" office:value="0.124190697999438" calcext:value-type="float">
            <text:p>0.124190697999438</text:p>
          </table:table-cell>
          <table:table-cell office:value-type="float" office:value="343808.28042729" calcext:value-type="float">
            <text:p>343808.28042729</text:p>
          </table:table-cell>
          <table:table-cell office:value-type="float" office:value="268441.722689675" calcext:value-type="float">
            <text:p>268441.722689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075095261" calcext:value-type="float">
            <text:p>131.075095261</text:p>
          </table:table-cell>
          <table:table-cell office:value-type="float" office:value="367247" calcext:value-type="float">
            <text:p>367247</text:p>
          </table:table-cell>
          <table:table-cell office:value-type="float" office:value="199965.23993221" calcext:value-type="float">
            <text:p>199965.23993221</text:p>
          </table:table-cell>
          <table:table-cell office:value-type="float" office:value="0.103956778999418" calcext:value-type="float">
            <text:p>0.103956778999418</text:p>
          </table:table-cell>
          <table:table-cell office:value-type="float" office:value="343808.28042729" calcext:value-type="float">
            <text:p>343808.28042729</text:p>
          </table:table-cell>
          <table:table-cell office:value-type="float" office:value="218698.742390595" calcext:value-type="float">
            <text:p>218698.742390595</text:p>
          </table:table-cell>
          <table:table-cell office:value-type="float" office:value="34258.3439519804" calcext:value-type="float">
            <text:p>34258.3439519804</text:p>
          </table:table-cell>
        </table:table-row>
        <table:table-row table:style-name="ro1">
          <table:table-cell office:value-type="float" office:value="131.278711378" calcext:value-type="float">
            <text:p>131.278711378</text:p>
          </table:table-cell>
          <table:table-cell office:value-type="float" office:value="390557" calcext:value-type="float">
            <text:p>390557</text:p>
          </table:table-cell>
          <table:table-cell office:value-type="float" office:value="315717.658747101" calcext:value-type="float">
            <text:p>315717.658747101</text:p>
          </table:table-cell>
          <table:table-cell office:value-type="float" office:value="0.106986535000033" calcext:value-type="float">
            <text:p>0.106986535000033</text:p>
          </table:table-cell>
          <table:table-cell office:value-type="float" office:value="340370.197623017" calcext:value-type="float">
            <text:p>340370.197623017</text:p>
          </table:table-cell>
          <table:table-cell office:value-type="float" office:value="362207.556961578" calcext:value-type="float">
            <text:p>362207.556961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480265695" calcext:value-type="float">
            <text:p>131.480265695</text:p>
          </table:table-cell>
          <table:table-cell office:value-type="float" office:value="342984" calcext:value-type="float">
            <text:p>342984</text:p>
          </table:table-cell>
          <table:table-cell office:value-type="float" office:value="366749.846315925" calcext:value-type="float">
            <text:p>366749.846315925</text:p>
          </table:table-cell>
          <table:table-cell office:value-type="float" office:value="0.107799511000849" calcext:value-type="float">
            <text:p>0.107799511000849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78633.209374268" calcext:value-type="float">
            <text:p>378633.209374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682925427" calcext:value-type="float">
            <text:p>131.682925427</text:p>
          </table:table-cell>
          <table:table-cell office:value-type="float" office:value="290750" calcext:value-type="float">
            <text:p>290750</text:p>
          </table:table-cell>
          <table:table-cell office:value-type="float" office:value="352545.378495479" calcext:value-type="float">
            <text:p>352545.378495479</text:p>
          </table:table-cell>
          <table:table-cell office:value-type="float" office:value="0.104964873999052" calcext:value-type="float">
            <text:p>0.104964873999052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28292.816042689" calcext:value-type="float">
            <text:p>328292.816042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886335956999" calcext:value-type="float">
            <text:p>131.886335956999</text:p>
          </table:table-cell>
          <table:table-cell office:value-type="float" office:value="304017" calcext:value-type="float">
            <text:p>304017</text:p>
          </table:table-cell>
          <table:table-cell office:value-type="float" office:value="310204.716314115" calcext:value-type="float">
            <text:p>310204.716314115</text:p>
          </table:table-cell>
          <table:table-cell office:value-type="float" office:value="0.103411422000136" calcext:value-type="float">
            <text:p>0.103411422000136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282964.234904442" calcext:value-type="float">
            <text:p>282964.234904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089755236999" calcext:value-type="float">
            <text:p>132.089755236999</text:p>
          </table:table-cell>
          <table:table-cell office:value-type="float" office:value="363684" calcext:value-type="float">
            <text:p>363684</text:p>
          </table:table-cell>
          <table:table-cell office:value-type="float" office:value="295257.474577924" calcext:value-type="float">
            <text:p>295257.474577924</text:p>
          </table:table-cell>
          <table:table-cell office:value-type="float" office:value="0.10396596999999" calcext:value-type="float">
            <text:p>0.10396596999999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05079.729234513" calcext:value-type="float">
            <text:p>305079.729234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292249230999" calcext:value-type="float">
            <text:p>132.292249230999</text:p>
          </table:table-cell>
          <table:table-cell office:value-type="float" office:value="385815" calcext:value-type="float">
            <text:p>385815</text:p>
          </table:table-cell>
          <table:table-cell office:value-type="float" office:value="331215.481011092" calcext:value-type="float">
            <text:p>331215.481011092</text:p>
          </table:table-cell>
          <table:table-cell office:value-type="float" office:value="0.104548708000948" calcext:value-type="float">
            <text:p>0.104548708000948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65915.818775665" calcext:value-type="float">
            <text:p>365915.818775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495009033999" calcext:value-type="float">
            <text:p>132.495009033999</text:p>
          </table:table-cell>
          <table:table-cell office:value-type="float" office:value="338602" calcext:value-type="float">
            <text:p>338602</text:p>
          </table:table-cell>
          <table:table-cell office:value-type="float" office:value="357010.178738506" calcext:value-type="float">
            <text:p>357010.178738506</text:p>
          </table:table-cell>
          <table:table-cell office:value-type="float" office:value="0.115530618999401" calcext:value-type="float">
            <text:p>0.115530618999401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57892.63697334" calcext:value-type="float">
            <text:p>357892.63697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696751181998" calcext:value-type="float">
            <text:p>132.696751181998</text:p>
          </table:table-cell>
          <table:table-cell office:value-type="float" office:value="289187" calcext:value-type="float">
            <text:p>289187</text:p>
          </table:table-cell>
          <table:table-cell office:value-type="float" office:value="286668.928141035" calcext:value-type="float">
            <text:p>286668.928141035</text:p>
          </table:table-cell>
          <table:table-cell office:value-type="float" office:value="0.103016315000787" calcext:value-type="float">
            <text:p>0.103016315000787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246430.158104224" calcext:value-type="float">
            <text:p>246430.158104224</text:p>
          </table:table-cell>
          <table:table-cell office:value-type="float" office:value="3459.99077979302" calcext:value-type="float">
            <text:p>3459.99077979302</text:p>
          </table:table-cell>
        </table:table-row>
        <table:table-row table:style-name="ro1">
          <table:table-cell office:value-type="float" office:value="132.899013300999" calcext:value-type="float">
            <text:p>132.899013300999</text:p>
          </table:table-cell>
          <table:table-cell office:value-type="float" office:value="307190" calcext:value-type="float">
            <text:p>307190</text:p>
          </table:table-cell>
          <table:table-cell office:value-type="float" office:value="280227.135965778" calcext:value-type="float">
            <text:p>280227.135965778</text:p>
          </table:table-cell>
          <table:table-cell office:value-type="float" office:value="0.103883211999346" calcext:value-type="float">
            <text:p>0.103883211999346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278335.78989343" calcext:value-type="float">
            <text:p>278335.78989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103114149999" calcext:value-type="float">
            <text:p>133.103114149999</text:p>
          </table:table-cell>
          <table:table-cell office:value-type="float" office:value="367261" calcext:value-type="float">
            <text:p>367261</text:p>
          </table:table-cell>
          <table:table-cell office:value-type="float" office:value="298525.271969772" calcext:value-type="float">
            <text:p>298525.271969772</text:p>
          </table:table-cell>
          <table:table-cell office:value-type="float" office:value="0.103864381999301" calcext:value-type="float">
            <text:p>0.103864381999301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12597.192626118" calcext:value-type="float">
            <text:p>312597.192626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307331037999" calcext:value-type="float">
            <text:p>133.307331037999</text:p>
          </table:table-cell>
          <table:table-cell office:value-type="float" office:value="384461" calcext:value-type="float">
            <text:p>384461</text:p>
          </table:table-cell>
          <table:table-cell office:value-type="float" office:value="334656.60930984" calcext:value-type="float">
            <text:p>334656.60930984</text:p>
          </table:table-cell>
          <table:table-cell office:value-type="float" office:value="0.105595043998619" calcext:value-type="float">
            <text:p>0.105595043998619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69155.067547553" calcext:value-type="float">
            <text:p>369155.067547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508347239" calcext:value-type="float">
            <text:p>133.508347239</text:p>
          </table:table-cell>
          <table:table-cell office:value-type="float" office:value="334278" calcext:value-type="float">
            <text:p>334278</text:p>
          </table:table-cell>
          <table:table-cell office:value-type="float" office:value="367319.799121555" calcext:value-type="float">
            <text:p>367319.799121555</text:p>
          </table:table-cell>
          <table:table-cell office:value-type="float" office:value="0.109343149000779" calcext:value-type="float">
            <text:p>0.109343149000779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64872.774553556" calcext:value-type="float">
            <text:p>364872.774553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710469865999" calcext:value-type="float">
            <text:p>133.710469865999</text:p>
          </table:table-cell>
          <table:table-cell office:value-type="float" office:value="287919" calcext:value-type="float">
            <text:p>287919</text:p>
          </table:table-cell>
          <table:table-cell office:value-type="float" office:value="350505.17176191" calcext:value-type="float">
            <text:p>350505.17176191</text:p>
          </table:table-cell>
          <table:table-cell office:value-type="float" office:value="0.103236143999311" calcext:value-type="float">
            <text:p>0.103236143999311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25744.341914475" calcext:value-type="float">
            <text:p>325744.341914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913943264999" calcext:value-type="float">
            <text:p>133.913943264999</text:p>
          </table:table-cell>
          <table:table-cell office:value-type="float" office:value="311143" calcext:value-type="float">
            <text:p>311143</text:p>
          </table:table-cell>
          <table:table-cell office:value-type="float" office:value="305781.209610673" calcext:value-type="float">
            <text:p>305781.209610673</text:p>
          </table:table-cell>
          <table:table-cell office:value-type="float" office:value="0.102115659999981" calcext:value-type="float">
            <text:p>0.102115659999981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278636.569996579" calcext:value-type="float">
            <text:p>278636.569996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121086142999" calcext:value-type="float">
            <text:p>134.121086142999</text:p>
          </table:table-cell>
          <table:table-cell office:value-type="float" office:value="371987" calcext:value-type="float">
            <text:p>371987</text:p>
          </table:table-cell>
          <table:table-cell office:value-type="float" office:value="244039.469257963" calcext:value-type="float">
            <text:p>244039.469257963</text:p>
          </table:table-cell>
          <table:table-cell office:value-type="float" office:value="0.130499435999809" calcext:value-type="float">
            <text:p>0.130499435999809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261190.655542444" calcext:value-type="float">
            <text:p>261190.65554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324038707999" calcext:value-type="float">
            <text:p>134.324038707999</text:p>
          </table:table-cell>
          <table:table-cell office:value-type="float" office:value="382037" calcext:value-type="float">
            <text:p>382037</text:p>
          </table:table-cell>
          <table:table-cell office:value-type="float" office:value="266077.669478951" calcext:value-type="float">
            <text:p>266077.669478951</text:p>
          </table:table-cell>
          <table:table-cell office:value-type="float" office:value="0.103469824000058" calcext:value-type="float">
            <text:p>0.103469824000058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19812.972084141" calcext:value-type="float">
            <text:p>319812.972084141</text:p>
          </table:table-cell>
          <table:table-cell office:value-type="float" office:value="22669.6765199958" calcext:value-type="float">
            <text:p>22669.6765199958</text:p>
          </table:table-cell>
        </table:table-row>
        <table:table-row table:style-name="ro1">
          <table:table-cell office:value-type="float" office:value="134.525662587999" calcext:value-type="float">
            <text:p>134.525662587999</text:p>
          </table:table-cell>
          <table:table-cell office:value-type="float" office:value="328630" calcext:value-type="float">
            <text:p>328630</text:p>
          </table:table-cell>
          <table:table-cell office:value-type="float" office:value="370721.202642232" calcext:value-type="float">
            <text:p>370721.202642232</text:p>
          </table:table-cell>
          <table:table-cell office:value-type="float" office:value="0.104077631998734" calcext:value-type="float">
            <text:p>0.104077631998734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75852.514557231" calcext:value-type="float">
            <text:p>375852.514557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728613662999" calcext:value-type="float">
            <text:p>134.728613662999</text:p>
          </table:table-cell>
          <table:table-cell office:value-type="float" office:value="286882" calcext:value-type="float">
            <text:p>286882</text:p>
          </table:table-cell>
          <table:table-cell office:value-type="float" office:value="343449.173326037" calcext:value-type="float">
            <text:p>343449.173326037</text:p>
          </table:table-cell>
          <table:table-cell office:value-type="float" office:value="0.104637770000409" calcext:value-type="float">
            <text:p>0.104637770000409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13729.942217943" calcext:value-type="float">
            <text:p>313729.942217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931459358" calcext:value-type="float">
            <text:p>134.931459358</text:p>
          </table:table-cell>
          <table:table-cell office:value-type="float" office:value="316031" calcext:value-type="float">
            <text:p>316031</text:p>
          </table:table-cell>
          <table:table-cell office:value-type="float" office:value="303851.273269544" calcext:value-type="float">
            <text:p>303851.273269544</text:p>
          </table:table-cell>
          <table:table-cell office:value-type="float" office:value="0.102954997000779" calcext:value-type="float">
            <text:p>0.102954997000779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284373.732281148" calcext:value-type="float">
            <text:p>284373.73228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135389180999" calcext:value-type="float">
            <text:p>135.135389180999</text:p>
          </table:table-cell>
          <table:table-cell office:value-type="float" office:value="374954" calcext:value-type="float">
            <text:p>374954</text:p>
          </table:table-cell>
          <table:table-cell office:value-type="float" office:value="301094.661027845" calcext:value-type="float">
            <text:p>301094.661027845</text:p>
          </table:table-cell>
          <table:table-cell office:value-type="float" office:value="0.102457348999451" calcext:value-type="float">
            <text:p>0.102457348999451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20266.365614541" calcext:value-type="float">
            <text:p>320266.365614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337793649" calcext:value-type="float">
            <text:p>135.337793649</text:p>
          </table:table-cell>
          <table:table-cell office:value-type="float" office:value="379898" calcext:value-type="float">
            <text:p>379898</text:p>
          </table:table-cell>
          <table:table-cell office:value-type="float" office:value="344836.925145437" calcext:value-type="float">
            <text:p>344836.925145437</text:p>
          </table:table-cell>
          <table:table-cell office:value-type="float" office:value="0.103873574000318" calcext:value-type="float">
            <text:p>0.103873574000318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71245.566556332" calcext:value-type="float">
            <text:p>371245.56655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539350409999" calcext:value-type="float">
            <text:p>135.539350409999</text:p>
          </table:table-cell>
          <table:table-cell office:value-type="float" office:value="324386" calcext:value-type="float">
            <text:p>324386</text:p>
          </table:table-cell>
          <table:table-cell office:value-type="float" office:value="371931.783791532" calcext:value-type="float">
            <text:p>371931.783791532</text:p>
          </table:table-cell>
          <table:table-cell office:value-type="float" office:value="0.103131106998262" calcext:value-type="float">
            <text:p>0.103131106998262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74456.082906731" calcext:value-type="float">
            <text:p>374456.082906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740923390998" calcext:value-type="float">
            <text:p>135.740923390998</text:p>
          </table:table-cell>
          <table:table-cell office:value-type="float" office:value="286490" calcext:value-type="float">
            <text:p>286490</text:p>
          </table:table-cell>
          <table:table-cell office:value-type="float" office:value="343662.084477137" calcext:value-type="float">
            <text:p>343662.084477137</text:p>
          </table:table-cell>
          <table:table-cell office:value-type="float" office:value="0.102349220000178" calcext:value-type="float">
            <text:p>0.102349220000178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12255.392087543" calcext:value-type="float">
            <text:p>312255.392087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944901756999" calcext:value-type="float">
            <text:p>135.944901756999</text:p>
          </table:table-cell>
          <table:table-cell office:value-type="float" office:value="319540" calcext:value-type="float">
            <text:p>319540</text:p>
          </table:table-cell>
          <table:table-cell office:value-type="float" office:value="298420.762470745" calcext:value-type="float">
            <text:p>298420.762470745</text:p>
          </table:table-cell>
          <table:table-cell office:value-type="float" office:value="0.102817248000065" calcext:value-type="float">
            <text:p>0.102817248000065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280297.275133949" calcext:value-type="float">
            <text:p>280297.275133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148049873" calcext:value-type="float">
            <text:p>136.148049873</text:p>
          </table:table-cell>
          <table:table-cell office:value-type="float" office:value="377252" calcext:value-type="float">
            <text:p>377252</text:p>
          </table:table-cell>
          <table:table-cell office:value-type="float" office:value="297784.581908945" calcext:value-type="float">
            <text:p>297784.581908945</text:p>
          </table:table-cell>
          <table:table-cell office:value-type="float" office:value="0.105156310000893" calcext:value-type="float">
            <text:p>0.105156310000893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21398.828283941" calcext:value-type="float">
            <text:p>321398.828283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407703604998" calcext:value-type="float">
            <text:p>136.407703604998</text:p>
          </table:table-cell>
          <table:table-cell office:value-type="float" office:value="364461" calcext:value-type="float">
            <text:p>364461</text:p>
          </table:table-cell>
          <table:table-cell office:value-type="float" office:value="57483.9684837895" calcext:value-type="float">
            <text:p>57483.9684837895</text:p>
          </table:table-cell>
          <table:table-cell office:value-type="float" office:value="0.321106289999079" calcext:value-type="float">
            <text:p>0.321106289999079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82048.911653385" calcext:value-type="float">
            <text:p>82048.911653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61394639" calcext:value-type="float">
            <text:p>136.61394639</text:p>
          </table:table-cell>
          <table:table-cell office:value-type="float" office:value="303614" calcext:value-type="float">
            <text:p>303614</text:p>
          </table:table-cell>
          <table:table-cell office:value-type="float" office:value="316589.691276242" calcext:value-type="float">
            <text:p>316589.691276242</text:p>
          </table:table-cell>
          <table:table-cell office:value-type="float" office:value="0.105489548999685" calcext:value-type="float">
            <text:p>0.105489548999685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310058.884240943" calcext:value-type="float">
            <text:p>310058.884240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824367088999" calcext:value-type="float">
            <text:p>136.824367088999</text:p>
          </table:table-cell>
          <table:table-cell office:value-type="float" office:value="291944" calcext:value-type="float">
            <text:p>291944</text:p>
          </table:table-cell>
          <table:table-cell office:value-type="float" office:value="221189.667656159" calcext:value-type="float">
            <text:p>221189.667656159</text:p>
          </table:table-cell>
          <table:table-cell office:value-type="float" office:value="0.148629530998733" calcext:value-type="float">
            <text:p>0.148629530998733</text:p>
          </table:table-cell>
          <table:table-cell office:value-type="float" office:value="336966.495646787" calcext:value-type="float">
            <text:p>336966.495646787</text:p>
          </table:table-cell>
          <table:table-cell office:value-type="float" office:value="190122.509836065" calcext:value-type="float">
            <text:p>190122.509836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027102757" calcext:value-type="float">
            <text:p>137.027102757</text:p>
          </table:table-cell>
          <table:table-cell office:value-type="float" office:value="372970" calcext:value-type="float">
            <text:p>372970</text:p>
          </table:table-cell>
          <table:table-cell office:value-type="float" office:value="278345.844871349" calcext:value-type="float">
            <text:p>278345.844871349</text:p>
          </table:table-cell>
          <table:table-cell office:value-type="float" office:value="0.103188418001082" calcext:value-type="float">
            <text:p>0.103188418001082</text:p>
          </table:table-cell>
          <table:table-cell office:value-type="float" office:value="363506.815356288" calcext:value-type="float">
            <text:p>363506.815356288</text:p>
          </table:table-cell>
          <table:table-cell office:value-type="float" office:value="296895.154510346" calcext:value-type="float">
            <text:p>296895.154510346</text:p>
          </table:table-cell>
          <table:table-cell office:value-type="float" office:value="24507.7583999955" calcext:value-type="float">
            <text:p>24507.7583999955</text:p>
          </table:table-cell>
        </table:table-row>
        <table:table-row table:style-name="ro1">
          <table:table-cell office:value-type="float" office:value="137.230833812" calcext:value-type="float">
            <text:p>137.230833812</text:p>
          </table:table-cell>
          <table:table-cell office:value-type="float" office:value="413491" calcext:value-type="float">
            <text:p>413491</text:p>
          </table:table-cell>
          <table:table-cell office:value-type="float" office:value="328477.48583514" calcext:value-type="float">
            <text:p>328477.48583514</text:p>
          </table:table-cell>
          <table:table-cell office:value-type="float" office:value="0.110314703000768" calcext:value-type="float">
            <text:p>0.110314703000768</text:p>
          </table:table-cell>
          <table:table-cell office:value-type="float" office:value="359871.747202725" calcext:value-type="float">
            <text:p>359871.747202725</text:p>
          </table:table-cell>
          <table:table-cell office:value-type="float" office:value="369847.603170932" calcext:value-type="float">
            <text:p>369847.60317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433497971" calcext:value-type="float">
            <text:p>137.433497971</text:p>
          </table:table-cell>
          <table:table-cell office:value-type="float" office:value="377903" calcext:value-type="float">
            <text:p>377903</text:p>
          </table:table-cell>
          <table:table-cell office:value-type="float" office:value="372991.77419275" calcext:value-type="float">
            <text:p>372991.77419275</text:p>
          </table:table-cell>
          <table:table-cell office:value-type="float" office:value="0.116084854000292" calcext:value-type="float">
            <text:p>0.116084854000292</text:p>
          </table:table-cell>
          <table:table-cell office:value-type="float" office:value="356273.029730698" calcext:value-type="float">
            <text:p>356273.029730698</text:p>
          </table:table-cell>
          <table:table-cell office:value-type="float" office:value="390043.66599088" calcext:value-type="float">
            <text:p>390043.66599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635474441999" calcext:value-type="float">
            <text:p>137.635474441999</text:p>
          </table:table-cell>
          <table:table-cell office:value-type="float" office:value="316055" calcext:value-type="float">
            <text:p>316055</text:p>
          </table:table-cell>
          <table:table-cell office:value-type="float" office:value="368761.169184042" calcext:value-type="float">
            <text:p>368761.169184042</text:p>
          </table:table-cell>
          <table:table-cell office:value-type="float" office:value="0.106928004999645" calcext:value-type="float">
            <text:p>0.106928004999645</text:p>
          </table:table-cell>
          <table:table-cell office:value-type="float" office:value="356273.029730698" calcext:value-type="float">
            <text:p>356273.029730698</text:p>
          </table:table-cell>
          <table:table-cell office:value-type="float" office:value="351163.244297212" calcext:value-type="float">
            <text:p>351163.244297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838693109999" calcext:value-type="float">
            <text:p>137.838693109999</text:p>
          </table:table-cell>
          <table:table-cell office:value-type="float" office:value="310745" calcext:value-type="float">
            <text:p>310745</text:p>
          </table:table-cell>
          <table:table-cell office:value-type="float" office:value="346532.965584404" calcext:value-type="float">
            <text:p>346532.965584404</text:p>
          </table:table-cell>
          <table:table-cell office:value-type="float" office:value="0.104655823999565" calcext:value-type="float">
            <text:p>0.104655823999565</text:p>
          </table:table-cell>
          <table:table-cell office:value-type="float" office:value="356273.029730698" calcext:value-type="float">
            <text:p>356273.029730698</text:p>
          </table:table-cell>
          <table:table-cell office:value-type="float" office:value="315235.597600549" calcext:value-type="float">
            <text:p>315235.597600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040712712" calcext:value-type="float">
            <text:p>138.040712712</text:p>
          </table:table-cell>
          <table:table-cell office:value-type="float" office:value="369627" calcext:value-type="float">
            <text:p>369627</text:p>
          </table:table-cell>
          <table:table-cell office:value-type="float" office:value="305670.551245433" calcext:value-type="float">
            <text:p>305670.551245433</text:p>
          </table:table-cell>
          <table:table-cell office:value-type="float" office:value="0.104891204000523" calcext:value-type="float">
            <text:p>0.104891204000523</text:p>
          </table:table-cell>
          <table:table-cell office:value-type="float" office:value="356273.029730698" calcext:value-type="float">
            <text:p>356273.029730698</text:p>
          </table:table-cell>
          <table:table-cell office:value-type="float" office:value="308741.027845438" calcext:value-type="float">
            <text:p>308741.027845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247635467" calcext:value-type="float">
            <text:p>138.247635467</text:p>
          </table:table-cell>
          <table:table-cell office:value-type="float" office:value="409711" calcext:value-type="float">
            <text:p>409711</text:p>
          </table:table-cell>
          <table:table-cell office:value-type="float" office:value="302120.568549726" calcext:value-type="float">
            <text:p>302120.568549726</text:p>
          </table:table-cell>
          <table:table-cell office:value-type="float" office:value="0.126652974000535" calcext:value-type="float">
            <text:p>0.126652974000535</text:p>
          </table:table-cell>
          <table:table-cell office:value-type="float" office:value="356273.029730698" calcext:value-type="float">
            <text:p>356273.029730698</text:p>
          </table:table-cell>
          <table:table-cell office:value-type="float" office:value="329182.725809974" calcext:value-type="float">
            <text:p>329182.725809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450237006999" calcext:value-type="float">
            <text:p>138.450237006999</text:p>
          </table:table-cell>
          <table:table-cell office:value-type="float" office:value="372484" calcext:value-type="float">
            <text:p>372484</text:p>
          </table:table-cell>
          <table:table-cell office:value-type="float" office:value="300567.930882324" calcext:value-type="float">
            <text:p>300567.930882324</text:p>
          </table:table-cell>
          <table:table-cell office:value-type="float" office:value="0.106825716999083" calcext:value-type="float">
            <text:p>0.106825716999083</text:p>
          </table:table-cell>
          <table:table-cell office:value-type="float" office:value="356273.029730698" calcext:value-type="float">
            <text:p>356273.029730698</text:p>
          </table:table-cell>
          <table:table-cell office:value-type="float" office:value="351171.432234812" calcext:value-type="float">
            <text:p>351171.432234812</text:p>
          </table:table-cell>
          <table:table-cell office:value-type="float" office:value="30090.6706800524" calcext:value-type="float">
            <text:p>30090.6706800524</text:p>
          </table:table-cell>
        </table:table-row>
        <table:table-row table:style-name="ro1">
          <table:table-cell office:value-type="float" office:value="138.652375308" calcext:value-type="float">
            <text:p>138.652375308</text:p>
          </table:table-cell>
          <table:table-cell office:value-type="float" office:value="309305" calcext:value-type="float">
            <text:p>309305</text:p>
          </table:table-cell>
          <table:table-cell office:value-type="float" office:value="370180.752865445" calcext:value-type="float">
            <text:p>370180.752865445</text:p>
          </table:table-cell>
          <table:table-cell office:value-type="float" office:value="0.104740493999998" calcext:value-type="float">
            <text:p>0.104740493999998</text:p>
          </table:table-cell>
          <table:table-cell office:value-type="float" office:value="352710.299433391" calcext:value-type="float">
            <text:p>352710.299433391</text:p>
          </table:table-cell>
          <table:table-cell office:value-type="float" office:value="351129.980800712" calcext:value-type="float">
            <text:p>351129.98080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855867778999" calcext:value-type="float">
            <text:p>138.855867778999</text:p>
          </table:table-cell>
          <table:table-cell office:value-type="float" office:value="308122" calcext:value-type="float">
            <text:p>308122</text:p>
          </table:table-cell>
          <table:table-cell office:value-type="float" office:value="334544.801445783" calcext:value-type="float">
            <text:p>334544.801445783</text:p>
          </table:table-cell>
          <table:table-cell office:value-type="float" office:value="0.10247213600087" calcext:value-type="float">
            <text:p>0.10247213600087</text:p>
          </table:table-cell>
          <table:table-cell office:value-type="float" office:value="349183.196439057" calcext:value-type="float">
            <text:p>349183.196439057</text:p>
          </table:table-cell>
          <table:table-cell office:value-type="float" office:value="301599.099273826" calcext:value-type="float">
            <text:p>301599.099273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060399692999" calcext:value-type="float">
            <text:p>139.060399692999</text:p>
          </table:table-cell>
          <table:table-cell office:value-type="float" office:value="364469" calcext:value-type="float">
            <text:p>364469</text:p>
          </table:table-cell>
          <table:table-cell office:value-type="float" office:value="307985.570109253" calcext:value-type="float">
            <text:p>307985.570109253</text:p>
          </table:table-cell>
          <table:table-cell office:value-type="float" office:value="0.103561297999477" calcext:value-type="float">
            <text:p>0.103561297999477</text:p>
          </table:table-cell>
          <table:table-cell office:value-type="float" office:value="345691.364474666" calcext:value-type="float">
            <text:p>345691.364474666</text:p>
          </table:table-cell>
          <table:table-cell office:value-type="float" office:value="310455.076048982" calcext:value-type="float">
            <text:p>310455.076048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263197212" calcext:value-type="float">
            <text:p>139.263197212</text:p>
          </table:table-cell>
          <table:table-cell office:value-type="float" office:value="393425" calcext:value-type="float">
            <text:p>393425</text:p>
          </table:table-cell>
          <table:table-cell office:value-type="float" office:value="330468.027356685" calcext:value-type="float">
            <text:p>330468.027356685</text:p>
          </table:table-cell>
          <table:table-cell office:value-type="float" office:value="0.10747347600045" calcext:value-type="float">
            <text:p>0.10747347600045</text:p>
          </table:table-cell>
          <table:table-cell office:value-type="float" office:value="342234.45082992" calcext:value-type="float">
            <text:p>342234.45082992</text:p>
          </table:table-cell>
          <table:table-cell office:value-type="float" office:value="364256.677120932" calcext:value-type="float">
            <text:p>364256.67712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464360836999" calcext:value-type="float">
            <text:p>139.464360836999</text:p>
          </table:table-cell>
          <table:table-cell office:value-type="float" office:value="350172" calcext:value-type="float">
            <text:p>350172</text:p>
          </table:table-cell>
          <table:table-cell office:value-type="float" office:value="369255.267915054" calcext:value-type="float">
            <text:p>369255.267915054</text:p>
          </table:table-cell>
          <table:table-cell office:value-type="float" office:value="0.111920142999224" calcext:value-type="float">
            <text:p>0.111920142999224</text:p>
          </table:table-cell>
          <table:table-cell office:value-type="float" office:value="338812.10632162" calcext:value-type="float">
            <text:p>338812.10632162</text:p>
          </table:table-cell>
          <table:table-cell office:value-type="float" office:value="371179.694629151" calcext:value-type="float">
            <text:p>371179.694629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665445320999" calcext:value-type="float">
            <text:p>139.665445320999</text:p>
          </table:table-cell>
          <table:table-cell office:value-type="float" office:value="292045" calcext:value-type="float">
            <text:p>292045</text:p>
          </table:table-cell>
          <table:table-cell office:value-type="float" office:value="355781.71911298" calcext:value-type="float">
            <text:p>355781.71911298</text:p>
          </table:table-cell>
          <table:table-cell office:value-type="float" office:value="0.104755744001523" calcext:value-type="float">
            <text:p>0.104755744001523</text:p>
          </table:table-cell>
          <table:table-cell office:value-type="float" office:value="335423.985258404" calcext:value-type="float">
            <text:p>335423.985258404</text:p>
          </table:table-cell>
          <table:table-cell office:value-type="float" office:value="336694.746700778" calcext:value-type="float">
            <text:p>336694.74670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86732881" calcext:value-type="float">
            <text:p>139.86732881</text:p>
          </table:table-cell>
          <table:table-cell office:value-type="float" office:value="295106" calcext:value-type="float">
            <text:p>295106</text:p>
          </table:table-cell>
          <table:table-cell office:value-type="float" office:value="313675.918430223" calcext:value-type="float">
            <text:p>313675.918430223</text:p>
          </table:table-cell>
          <table:table-cell office:value-type="float" office:value="0.102652128000045" calcext:value-type="float">
            <text:p>0.102652128000045</text:p>
          </table:table-cell>
          <table:table-cell office:value-type="float" office:value="332069.74540582" calcext:value-type="float">
            <text:p>332069.74540582</text:p>
          </table:table-cell>
          <table:table-cell office:value-type="float" office:value="284508.761999615" calcext:value-type="float">
            <text:p>284508.761999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071761724999" calcext:value-type="float">
            <text:p>140.071761724999</text:p>
          </table:table-cell>
          <table:table-cell office:value-type="float" office:value="349724" calcext:value-type="float">
            <text:p>349724</text:p>
          </table:table-cell>
          <table:table-cell office:value-type="float" office:value="233032.396840258" calcext:value-type="float">
            <text:p>233032.396840258</text:p>
          </table:table-cell>
          <table:table-cell office:value-type="float" office:value="0.108659354000338" calcext:value-type="float">
            <text:p>0.108659354000338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246228.75851445" calcext:value-type="float">
            <text:p>246228.75851445</text:p>
          </table:table-cell>
          <table:table-cell office:value-type="float" office:value="12635.3267295873" calcext:value-type="float">
            <text:p>12635.3267295873</text:p>
          </table:table-cell>
        </table:table-row>
        <table:table-row table:style-name="ro1">
          <table:table-cell office:value-type="float" office:value="140.274429834999" calcext:value-type="float">
            <text:p>140.274429834999</text:p>
          </table:table-cell>
          <table:table-cell office:value-type="float" office:value="377534" calcext:value-type="float">
            <text:p>377534</text:p>
          </table:table-cell>
          <table:table-cell office:value-type="float" office:value="294332.765678018" calcext:value-type="float">
            <text:p>294332.765678018</text:p>
          </table:table-cell>
          <table:table-cell office:value-type="float" office:value="0.107485796999754" calcext:value-type="float">
            <text:p>0.107485796999754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332546.674635463" calcext:value-type="float">
            <text:p>332546.674635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477831442999" calcext:value-type="float">
            <text:p>140.477831442999</text:p>
          </table:table-cell>
          <table:table-cell office:value-type="float" office:value="335854" calcext:value-type="float">
            <text:p>335854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0.107179178001388" calcext:value-type="float">
            <text:p>0.107179178001388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364733.172553336" calcext:value-type="float">
            <text:p>364733.172553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678926307999" calcext:value-type="float">
            <text:p>140.678926307999</text:p>
          </table:table-cell>
          <table:table-cell office:value-type="float" office:value="284263" calcext:value-type="float">
            <text:p>284263</text:p>
          </table:table-cell>
          <table:table-cell office:value-type="float" office:value="348911.474754802" calcext:value-type="float">
            <text:p>348911.474754802</text:p>
          </table:table-cell>
          <table:table-cell office:value-type="float" office:value="0.104509905999294" calcext:value-type="float">
            <text:p>0.104509905999294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330015.612876241" calcext:value-type="float">
            <text:p>330015.612876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880797198999" calcext:value-type="float">
            <text:p>140.880797198999</text:p>
          </table:table-cell>
          <table:table-cell office:value-type="float" office:value="295158" calcext:value-type="float">
            <text:p>295158</text:p>
          </table:table-cell>
          <table:table-cell office:value-type="float" office:value="300854.604773794" calcext:value-type="float">
            <text:p>300854.604773794</text:p>
          </table:table-cell>
          <table:table-cell office:value-type="float" office:value="0.103042168999309" calcext:value-type="float">
            <text:p>0.103042168999309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277495.569011715" calcext:value-type="float">
            <text:p>277495.56901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083427919999" calcext:value-type="float">
            <text:p>141.083427919999</text:p>
          </table:table-cell>
          <table:table-cell office:value-type="float" office:value="353205" calcext:value-type="float">
            <text:p>353205</text:p>
          </table:table-cell>
          <table:table-cell office:value-type="float" office:value="287035.212512716" calcext:value-type="float">
            <text:p>287035.212512716</text:p>
          </table:table-cell>
          <table:table-cell office:value-type="float" office:value="0.10228964199996" calcext:value-type="float">
            <text:p>0.10228964199996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294461.880569379" calcext:value-type="float">
            <text:p>294461.880569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289030262" calcext:value-type="float">
            <text:p>141.289030262</text:p>
          </table:table-cell>
          <table:table-cell office:value-type="float" office:value="376724" calcext:value-type="float">
            <text:p>376724</text:p>
          </table:table-cell>
          <table:table-cell office:value-type="float" office:value="324198.50110557" calcext:value-type="float">
            <text:p>324198.50110557</text:p>
          </table:table-cell>
          <table:table-cell office:value-type="float" office:value="0.106399521999265" calcext:value-type="float">
            <text:p>0.106399521999265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360688.427941769" calcext:value-type="float">
            <text:p>360688.42794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491078133999" calcext:value-type="float">
            <text:p>141.491078133999</text:p>
          </table:table-cell>
          <table:table-cell office:value-type="float" office:value="331807" calcext:value-type="float">
            <text:p>331807</text:p>
          </table:table-cell>
          <table:table-cell office:value-type="float" office:value="362887.336992947" calcext:value-type="float">
            <text:p>362887.336992947</text:p>
          </table:table-cell>
          <table:table-cell office:value-type="float" office:value="0.10895110599995" calcext:value-type="float">
            <text:p>0.10895110599995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360186.378995938" calcext:value-type="float">
            <text:p>360186.378995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692788315999" calcext:value-type="float">
            <text:p>141.692788315999</text:p>
          </table:table-cell>
          <table:table-cell office:value-type="float" office:value="282569" calcext:value-type="float">
            <text:p>282569</text:p>
          </table:table-cell>
          <table:table-cell office:value-type="float" office:value="340174.944883276" calcext:value-type="float">
            <text:p>340174.944883276</text:p>
          </table:table-cell>
          <table:table-cell office:value-type="float" office:value="0.109009734998835" calcext:value-type="float">
            <text:p>0.109009734998835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320270.914894714" calcext:value-type="float">
            <text:p>320270.914894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894917509999" calcext:value-type="float">
            <text:p>141.894917509999</text:p>
          </table:table-cell>
          <table:table-cell office:value-type="float" office:value="298640" calcext:value-type="float">
            <text:p>298640</text:p>
          </table:table-cell>
          <table:table-cell office:value-type="float" office:value="303174.224130841" calcext:value-type="float">
            <text:p>303174.224130841</text:p>
          </table:table-cell>
          <table:table-cell office:value-type="float" office:value="0.102449742000317" calcext:value-type="float">
            <text:p>0.102449742000317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278605.27501887" calcext:value-type="float">
            <text:p>278605.2750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098508227999" calcext:value-type="float">
            <text:p>142.098508227999</text:p>
          </table:table-cell>
          <table:table-cell office:value-type="float" office:value="357124" calcext:value-type="float">
            <text:p>357124</text:p>
          </table:table-cell>
          <table:table-cell office:value-type="float" office:value="288052.234905777" calcext:value-type="float">
            <text:p>288052.234905777</text:p>
          </table:table-cell>
          <table:table-cell office:value-type="float" office:value="0.103901699001653" calcext:value-type="float">
            <text:p>0.103901699001653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302409.097608681" calcext:value-type="float">
            <text:p>302409.097608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503252519" calcext:value-type="float">
            <text:p>142.503252519</text:p>
          </table:table-cell>
          <table:table-cell office:value-type="float" office:value="327508" calcext:value-type="float">
            <text:p>327508</text:p>
          </table:table-cell>
          <table:table-cell office:value-type="float" office:value="185880.737442327" calcext:value-type="float">
            <text:p>185880.737442327</text:p>
          </table:table-cell>
          <table:table-cell office:value-type="float" office:value="0.388773110000329" calcext:value-type="float">
            <text:p>0.388773110000329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212723.585295956" calcext:value-type="float">
            <text:p>212723.58529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705947699" calcext:value-type="float">
            <text:p>142.705947699</text:p>
          </table:table-cell>
          <table:table-cell office:value-type="float" office:value="281251" calcext:value-type="float">
            <text:p>281251</text:p>
          </table:table-cell>
          <table:table-cell office:value-type="float" office:value="284754.416847698" calcext:value-type="float">
            <text:p>284754.416847698</text:p>
          </table:table-cell>
          <table:table-cell office:value-type="float" office:value="0.103830039000968" calcext:value-type="float">
            <text:p>0.103830039000968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280586.1139362" calcext:value-type="float">
            <text:p>280586.1139362</text:p>
          </table:table-cell>
          <table:table-cell office:value-type="float" office:value="10978.7472758557" calcext:value-type="float">
            <text:p>10978.7472758557</text:p>
          </table:table-cell>
        </table:table-row>
        <table:table-row table:style-name="ro1">
          <table:table-cell office:value-type="float" office:value="142.908128915" calcext:value-type="float">
            <text:p>142.908128915</text:p>
          </table:table-cell>
          <table:table-cell office:value-type="float" office:value="301850" calcext:value-type="float">
            <text:p>301850</text:p>
          </table:table-cell>
          <table:table-cell office:value-type="float" office:value="304030.89988259" calcext:value-type="float">
            <text:p>304030.89988259</text:p>
          </table:table-cell>
          <table:table-cell office:value-type="float" office:value="0.102318062999984" calcext:value-type="float">
            <text:p>0.102318062999984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278531.62647663" calcext:value-type="float">
            <text:p>278531.62647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110511184999" calcext:value-type="float">
            <text:p>143.110511184999</text:p>
          </table:table-cell>
          <table:table-cell office:value-type="float" office:value="360221" calcext:value-type="float">
            <text:p>360221</text:p>
          </table:table-cell>
          <table:table-cell office:value-type="float" office:value="286564.943511097" calcext:value-type="float">
            <text:p>286564.943511097</text:p>
          </table:table-cell>
          <table:table-cell office:value-type="float" office:value="0.104085418999603" calcext:value-type="float">
            <text:p>0.104085418999603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299555.216596882" calcext:value-type="float">
            <text:p>299555.216596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314704532" calcext:value-type="float">
            <text:p>143.314704532</text:p>
          </table:table-cell>
          <table:table-cell office:value-type="float" office:value="374233" calcext:value-type="float">
            <text:p>374233</text:p>
          </table:table-cell>
          <table:table-cell office:value-type="float" office:value="328181.484358781" calcext:value-type="float">
            <text:p>328181.484358781</text:p>
          </table:table-cell>
          <table:table-cell office:value-type="float" office:value="0.104755958000169" calcext:value-type="float">
            <text:p>0.104755958000169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364587.902291196" calcext:value-type="float">
            <text:p>364587.90229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516648203" calcext:value-type="float">
            <text:p>143.516648203</text:p>
          </table:table-cell>
          <table:table-cell office:value-type="float" office:value="323694" calcext:value-type="float">
            <text:p>323694</text:p>
          </table:table-cell>
          <table:table-cell office:value-type="float" office:value="363360.426587197" calcext:value-type="float">
            <text:p>363360.426587197</text:p>
          </table:table-cell>
          <table:table-cell office:value-type="float" office:value="0.106177014000423" calcext:value-type="float">
            <text:p>0.106177014000423</text:p>
          </table:table-cell>
          <table:table-cell office:value-type="float" office:value="328749.047951762" calcext:value-type="float">
            <text:p>328749.047951762</text:p>
          </table:table-cell>
          <table:table-cell office:value-type="float" office:value="361519.213031198" calcext:value-type="float">
            <text:p>361519.21303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720372829999" calcext:value-type="float">
            <text:p>143.720372829999</text:p>
          </table:table-cell>
          <table:table-cell office:value-type="float" office:value="310345" calcext:value-type="float">
            <text:p>310345</text:p>
          </table:table-cell>
          <table:table-cell office:value-type="float" office:value="342223.806412535" calcext:value-type="float">
            <text:p>342223.806412535</text:p>
          </table:table-cell>
          <table:table-cell office:value-type="float" office:value="0.105530846001784" calcext:value-type="float">
            <text:p>0.105530846001784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315761.987475356" calcext:value-type="float">
            <text:p>315761.987475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923798107" calcext:value-type="float">
            <text:p>143.923798107</text:p>
          </table:table-cell>
          <table:table-cell office:value-type="float" office:value="338500" calcext:value-type="float">
            <text:p>338500</text:p>
          </table:table-cell>
          <table:table-cell office:value-type="float" office:value="316299.519544065" calcext:value-type="float">
            <text:p>316299.519544065</text:p>
          </table:table-cell>
          <table:table-cell office:value-type="float" office:value="0.106364265000593" calcext:value-type="float">
            <text:p>0.106364265000593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313768.362352776" calcext:value-type="float">
            <text:p>313768.36235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128456791999" calcext:value-type="float">
            <text:p>144.128456791999</text:p>
          </table:table-cell>
          <table:table-cell office:value-type="float" office:value="403625" calcext:value-type="float">
            <text:p>403625</text:p>
          </table:table-cell>
          <table:table-cell office:value-type="float" office:value="275273.701378932" calcext:value-type="float">
            <text:p>275273.701378932</text:p>
          </table:table-cell>
          <table:table-cell office:value-type="float" office:value="0.130857974998435" calcext:value-type="float">
            <text:p>0.130857974998435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287832.312175477" calcext:value-type="float">
            <text:p>287832.312175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330994062" calcext:value-type="float">
            <text:p>144.330994062</text:p>
          </table:table-cell>
          <table:table-cell office:value-type="float" office:value="411568" calcext:value-type="float">
            <text:p>411568</text:p>
          </table:table-cell>
          <table:table-cell office:value-type="float" office:value="308147.546524879" calcext:value-type="float">
            <text:p>308147.546524879</text:p>
          </table:table-cell>
          <table:table-cell office:value-type="float" office:value="0.119204548000198" calcext:value-type="float">
            <text:p>0.119204548000198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341455.611201116" calcext:value-type="float">
            <text:p>341455.61120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53417255" calcext:value-type="float">
            <text:p>144.53417255</text:p>
          </table:table-cell>
          <table:table-cell office:value-type="float" office:value="352127" calcext:value-type="float">
            <text:p>352127</text:p>
          </table:table-cell>
          <table:table-cell office:value-type="float" office:value="361692.593974388" calcext:value-type="float">
            <text:p>361692.593974388</text:p>
          </table:table-cell>
          <table:table-cell office:value-type="float" office:value="0.116842003000784" calcext:value-type="float">
            <text:p>0.116842003000784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373119.881330413" calcext:value-type="float">
            <text:p>373119.881330413</text:p>
          </table:table-cell>
          <table:table-cell office:value-type="float" office:value="7364.8542239971" calcext:value-type="float">
            <text:p>7364.8542239971</text:p>
          </table:table-cell>
        </table:table-row>
        <table:table-row table:style-name="ro1">
          <table:table-cell office:value-type="float" office:value="144.737907936998" calcext:value-type="float">
            <text:p>144.737907936998</text:p>
          </table:table-cell>
          <table:table-cell office:value-type="float" office:value="309548" calcext:value-type="float">
            <text:p>309548</text:p>
          </table:table-cell>
          <table:table-cell office:value-type="float" office:value="364300.905359869" calcext:value-type="float">
            <text:p>364300.905359869</text:p>
          </table:table-cell>
          <table:table-cell office:value-type="float" office:value="0.104646108000452" calcext:value-type="float">
            <text:p>0.104646108000452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333891.465445959" calcext:value-type="float">
            <text:p>333891.465445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941299905999" calcext:value-type="float">
            <text:p>144.941299905999</text:p>
          </table:table-cell>
          <table:table-cell office:value-type="float" office:value="344547" calcext:value-type="float">
            <text:p>344547</text:p>
          </table:table-cell>
          <table:table-cell office:value-type="float" office:value="329911.804385574" calcext:value-type="float">
            <text:p>329911.804385574</text:p>
          </table:table-cell>
          <table:table-cell office:value-type="float" office:value="0.104960837999897" calcext:value-type="float">
            <text:p>0.104960837999897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308128.800363193" calcext:value-type="float">
            <text:p>308128.800363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143244886" calcext:value-type="float">
            <text:p>145.143244886</text:p>
          </table:table-cell>
          <table:table-cell office:value-type="float" office:value="406936" calcext:value-type="float">
            <text:p>406936</text:p>
          </table:table-cell>
          <table:table-cell office:value-type="float" office:value="323578.316285875" calcext:value-type="float">
            <text:p>323578.316285875</text:p>
          </table:table-cell>
          <table:table-cell office:value-type="float" office:value="0.103799089998574" calcext:value-type="float">
            <text:p>0.103799089998574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341483.465720557" calcext:value-type="float">
            <text:p>341483.465720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347457373" calcext:value-type="float">
            <text:p>145.347457373</text:p>
          </table:table-cell>
          <table:table-cell office:value-type="float" office:value="408549" calcext:value-type="float">
            <text:p>408549</text:p>
          </table:table-cell>
          <table:table-cell office:value-type="float" office:value="358053.36443309" calcext:value-type="float">
            <text:p>358053.36443309</text:p>
          </table:table-cell>
          <table:table-cell office:value-type="float" office:value="0.113333802999477" calcext:value-type="float">
            <text:p>0.113333802999477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389970.97259562" calcext:value-type="float">
            <text:p>389970.97259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551225219" calcext:value-type="float">
            <text:p>145.551225219</text:p>
          </table:table-cell>
          <table:table-cell office:value-type="float" office:value="346505" calcext:value-type="float">
            <text:p>346505</text:p>
          </table:table-cell>
          <table:table-cell office:value-type="float" office:value="377290.183457717" calcext:value-type="float">
            <text:p>377290.183457717</text:p>
          </table:table-cell>
          <table:table-cell office:value-type="float" office:value="0.114817619998576" calcext:value-type="float">
            <text:p>0.114817619998576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378115.378635812" calcext:value-type="float">
            <text:p>378115.378635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754192827999" calcext:value-type="float">
            <text:p>145.754192827999</text:p>
          </table:table-cell>
          <table:table-cell office:value-type="float" office:value="309435" calcext:value-type="float">
            <text:p>309435</text:p>
          </table:table-cell>
          <table:table-cell office:value-type="float" office:value="273863.504245128" calcext:value-type="float">
            <text:p>273863.504245128</text:p>
          </table:table-cell>
          <table:table-cell office:value-type="float" office:value="0.15216990099907" calcext:value-type="float">
            <text:p>0.15216990099907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242122.394741273" calcext:value-type="float">
            <text:p>242122.39474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955554483" calcext:value-type="float">
            <text:p>145.955554483</text:p>
          </table:table-cell>
          <table:table-cell office:value-type="float" office:value="349203" calcext:value-type="float">
            <text:p>349203</text:p>
          </table:table-cell>
          <table:table-cell office:value-type="float" office:value="258398.12902268" calcext:value-type="float">
            <text:p>258398.12902268</text:p>
          </table:table-cell>
          <table:table-cell office:value-type="float" office:value="0.105365577001066" calcext:value-type="float">
            <text:p>0.105365577001066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272670.475630548" calcext:value-type="float">
            <text:p>272670.475630548</text:p>
          </table:table-cell>
          <table:table-cell office:value-type="float" office:value="33236.9995849149" calcext:value-type="float">
            <text:p>33236.9995849149</text:p>
          </table:table-cell>
        </table:table-row>
        <table:table-row table:style-name="ro1">
          <table:table-cell office:value-type="float" office:value="146.158488710998" calcext:value-type="float">
            <text:p>146.158488710998</text:p>
          </table:table-cell>
          <table:table-cell office:value-type="float" office:value="409963" calcext:value-type="float">
            <text:p>409963</text:p>
          </table:table-cell>
          <table:table-cell office:value-type="float" office:value="326551.924112886" calcext:value-type="float">
            <text:p>326551.924112886</text:p>
          </table:table-cell>
          <table:table-cell office:value-type="float" office:value="0.104147529998954" calcext:value-type="float">
            <text:p>0.104147529998954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346896.847759803" calcext:value-type="float">
            <text:p>346896.847759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361253318999" calcext:value-type="float">
            <text:p>146.361253318999</text:p>
          </table:table-cell>
          <table:table-cell office:value-type="float" office:value="405643" calcext:value-type="float">
            <text:p>405643</text:p>
          </table:table-cell>
          <table:table-cell office:value-type="float" office:value="358504.411009772" calcext:value-type="float">
            <text:p>358504.411009772</text:p>
          </table:table-cell>
          <table:table-cell office:value-type="float" office:value="0.122426448999249" calcext:value-type="float">
            <text:p>0.122426448999249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390038.574551337" calcext:value-type="float">
            <text:p>390038.574551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565002964999" calcext:value-type="float">
            <text:p>146.565002964999</text:p>
          </table:table-cell>
          <table:table-cell office:value-type="float" office:value="342486" calcext:value-type="float">
            <text:p>342486</text:p>
          </table:table-cell>
          <table:table-cell office:value-type="float" office:value="384567.843512962" calcext:value-type="float">
            <text:p>384567.843512962</text:p>
          </table:table-cell>
          <table:table-cell office:value-type="float" office:value="0.1155264909994" calcext:value-type="float">
            <text:p>0.1155264909994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379834.605009028" calcext:value-type="float">
            <text:p>379834.605009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767895702998" calcext:value-type="float">
            <text:p>146.767895702998</text:p>
          </table:table-cell>
          <table:table-cell office:value-type="float" office:value="309760" calcext:value-type="float">
            <text:p>309760</text:p>
          </table:table-cell>
          <table:table-cell office:value-type="float" office:value="364328.058954141" calcext:value-type="float">
            <text:p>364328.058954141</text:p>
          </table:table-cell>
          <table:table-cell office:value-type="float" office:value="0.106283416000224" calcext:value-type="float">
            <text:p>0.106283416000224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329681.479698969" calcext:value-type="float">
            <text:p>329681.479698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971411835999" calcext:value-type="float">
            <text:p>146.971411835999</text:p>
          </table:table-cell>
          <table:table-cell office:value-type="float" office:value="353963" calcext:value-type="float">
            <text:p>353963</text:p>
          </table:table-cell>
          <table:table-cell office:value-type="float" office:value="329170.788176176" calcext:value-type="float">
            <text:p>329170.788176176</text:p>
          </table:table-cell>
          <table:table-cell office:value-type="float" office:value="0.103645230999973" calcext:value-type="float">
            <text:p>0.103645230999973</text:p>
          </table:table-cell>
          <table:table-cell office:value-type="float" office:value="364010.74399453" calcext:value-type="float">
            <text:p>364010.74399453</text:p>
          </table:table-cell>
          <table:table-cell office:value-type="float" office:value="318414.088479624" calcext:value-type="float">
            <text:p>318414.088479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176042100999" calcext:value-type="float">
            <text:p>147.176042100999</text:p>
          </table:table-cell>
          <table:table-cell office:value-type="float" office:value="428051" calcext:value-type="float">
            <text:p>428051</text:p>
          </table:table-cell>
          <table:table-cell office:value-type="float" office:value="335750.093495735" calcext:value-type="float">
            <text:p>335750.093495735</text:p>
          </table:table-cell>
          <table:table-cell office:value-type="float" office:value="0.104613698998946" calcext:value-type="float">
            <text:p>0.104613698998946</text:p>
          </table:table-cell>
          <table:table-cell office:value-type="float" office:value="377650.743800577" calcext:value-type="float">
            <text:p>377650.743800577</text:p>
          </table:table-cell>
          <table:table-cell office:value-type="float" office:value="364296.400231692" calcext:value-type="float">
            <text:p>364296.40023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378011078999" calcext:value-type="float">
            <text:p>147.378011078999</text:p>
          </table:table-cell>
          <table:table-cell office:value-type="float" office:value="416958" calcext:value-type="float">
            <text:p>416958</text:p>
          </table:table-cell>
          <table:table-cell office:value-type="float" office:value="365377.293269302" calcext:value-type="float">
            <text:p>365377.293269302</text:p>
          </table:table-cell>
          <table:table-cell office:value-type="float" office:value="0.124509220000618" calcext:value-type="float">
            <text:p>0.124509220000618</text:p>
          </table:table-cell>
          <table:table-cell office:value-type="float" office:value="377650.743800577" calcext:value-type="float">
            <text:p>377650.743800577</text:p>
          </table:table-cell>
          <table:table-cell office:value-type="float" office:value="394489.479530476" calcext:value-type="float">
            <text:p>394489.479530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584948719999" calcext:value-type="float">
            <text:p>147.584948719999</text:p>
          </table:table-cell>
          <table:table-cell office:value-type="float" office:value="348820" calcext:value-type="float">
            <text:p>348820</text:p>
          </table:table-cell>
          <table:table-cell office:value-type="float" office:value="283862.522210416" calcext:value-type="float">
            <text:p>283862.522210416</text:p>
          </table:table-cell>
          <table:table-cell office:value-type="float" office:value="0.172981870000513" calcext:value-type="float">
            <text:p>0.172981870000513</text:p>
          </table:table-cell>
          <table:table-cell office:value-type="float" office:value="377650.743800577" calcext:value-type="float">
            <text:p>377650.743800577</text:p>
          </table:table-cell>
          <table:table-cell office:value-type="float" office:value="278113.839473003" calcext:value-type="float">
            <text:p>278113.83947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78708208" calcext:value-type="float">
            <text:p>147.78708208</text:p>
          </table:table-cell>
          <table:table-cell office:value-type="float" office:value="322494" calcext:value-type="float">
            <text:p>322494</text:p>
          </table:table-cell>
          <table:table-cell office:value-type="float" office:value="308806.301729025" calcext:value-type="float">
            <text:p>308806.301729025</text:p>
          </table:table-cell>
          <table:table-cell office:value-type="float" office:value="0.106587046999266" calcext:value-type="float">
            <text:p>0.106587046999266</text:p>
          </table:table-cell>
          <table:table-cell office:value-type="float" office:value="377650.743800577" calcext:value-type="float">
            <text:p>377650.743800577</text:p>
          </table:table-cell>
          <table:table-cell office:value-type="float" office:value="320795.982051102" calcext:value-type="float">
            <text:p>320795.982051102</text:p>
          </table:table-cell>
          <table:table-cell office:value-type="float" office:value="59077.7816699847" calcext:value-type="float">
            <text:p>59077.7816699847</text:p>
          </table:table-cell>
        </table:table-row>
        <table:table-row table:style-name="ro1">
          <table:table-cell office:value-type="float" office:value="147.992523743" calcext:value-type="float">
            <text:p>147.992523743</text:p>
          </table:table-cell>
          <table:table-cell office:value-type="float" office:value="370967" calcext:value-type="float">
            <text:p>370967</text:p>
          </table:table-cell>
          <table:table-cell office:value-type="float" office:value="312423.002064769" calcext:value-type="float">
            <text:p>312423.002064769</text:p>
          </table:table-cell>
          <table:table-cell office:value-type="float" office:value="0.103852800000823" calcext:value-type="float">
            <text:p>0.103852800000823</text:p>
          </table:table-cell>
          <table:table-cell office:value-type="float" office:value="373874.236362571" calcext:value-type="float">
            <text:p>373874.236362571</text:p>
          </table:table-cell>
          <table:table-cell office:value-type="float" office:value="319263.587310767" calcext:value-type="float">
            <text:p>319263.587310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196526717" calcext:value-type="float">
            <text:p>148.196526717</text:p>
          </table:table-cell>
          <table:table-cell office:value-type="float" office:value="422484" calcext:value-type="float">
            <text:p>422484</text:p>
          </table:table-cell>
          <table:table-cell office:value-type="float" office:value="172099.796718525" calcext:value-type="float">
            <text:p>172099.796718525</text:p>
          </table:table-cell>
          <table:table-cell office:value-type="float" office:value="0.204203014000086" calcext:value-type="float">
            <text:p>0.204203014000086</text:p>
          </table:table-cell>
          <table:table-cell office:value-type="float" office:value="370135.493998946" calcext:value-type="float">
            <text:p>370135.493998946</text:p>
          </table:table-cell>
          <table:table-cell office:value-type="float" office:value="178563.631549839" calcext:value-type="float">
            <text:p>178563.631549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399137674" calcext:value-type="float">
            <text:p>148.399137674</text:p>
          </table:table-cell>
          <table:table-cell office:value-type="float" office:value="398989" calcext:value-type="float">
            <text:p>398989</text:p>
          </table:table-cell>
          <table:table-cell office:value-type="float" office:value="121221.907499104" calcext:value-type="float">
            <text:p>121221.907499104</text:p>
          </table:table-cell>
          <table:table-cell office:value-type="float" office:value="0.108673893999367" calcext:value-type="float">
            <text:p>0.108673893999367</text:p>
          </table:table-cell>
          <table:table-cell office:value-type="float" office:value="366434.139058956" calcext:value-type="float">
            <text:p>366434.139058956</text:p>
          </table:table-cell>
          <table:table-cell office:value-type="float" office:value="289170.71271608" calcext:value-type="float">
            <text:p>289170.71271608</text:p>
          </table:table-cell>
          <table:table-cell office:value-type="float" office:value="131923.277599851" calcext:value-type="float">
            <text:p>131923.277599851</text:p>
          </table:table-cell>
        </table:table-row>
        <table:table-row table:style-name="ro1">
          <table:table-cell office:value-type="float" office:value="148.635727808" calcext:value-type="float">
            <text:p>148.635727808</text:p>
          </table:table-cell>
          <table:table-cell office:value-type="float" office:value="321618" calcext:value-type="float">
            <text:p>321618</text:p>
          </table:table-cell>
          <table:table-cell office:value-type="float" office:value="11815.5563339969" calcext:value-type="float">
            <text:p>11815.5563339969</text:p>
          </table:table-cell>
          <table:table-cell office:value-type="float" office:value="0.336764388999654" calcext:value-type="float">
            <text:p>0.336764388999654</text:p>
          </table:table-cell>
          <table:table-cell office:value-type="float" office:value="362769.797668367" calcext:value-type="float">
            <text:p>362769.797668367</text:p>
          </table:table-cell>
          <table:table-cell office:value-type="float" office:value="2127.31836627445" calcext:value-type="float">
            <text:p>2127.31836627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838170514999" calcext:value-type="float">
            <text:p>148.838170514999</text:p>
          </table:table-cell>
          <table:table-cell office:value-type="float" office:value="313460" calcext:value-type="float">
            <text:p>313460</text:p>
          </table:table-cell>
          <table:table-cell office:value-type="float" office:value="315298.120772708" calcext:value-type="float">
            <text:p>315298.120772708</text:p>
          </table:table-cell>
          <table:table-cell office:value-type="float" office:value="0.101558603999365" calcext:value-type="float">
            <text:p>0.101558603999365</text:p>
          </table:table-cell>
          <table:table-cell office:value-type="float" office:value="359142.099691683" calcext:value-type="float">
            <text:p>359142.099691683</text:p>
          </table:table-cell>
          <table:table-cell office:value-type="float" office:value="275193.116863424" calcext:value-type="float">
            <text:p>275193.116863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042455399" calcext:value-type="float">
            <text:p>149.042455399</text:p>
          </table:table-cell>
          <table:table-cell office:value-type="float" office:value="369845" calcext:value-type="float">
            <text:p>369845</text:p>
          </table:table-cell>
          <table:table-cell office:value-type="float" office:value="321020.373976217" calcext:value-type="float">
            <text:p>321020.373976217</text:p>
          </table:table-cell>
          <table:table-cell office:value-type="float" office:value="0.105480928001271" calcext:value-type="float">
            <text:p>0.105480928001271</text:p>
          </table:table-cell>
          <table:table-cell office:value-type="float" office:value="355550.678694766" calcext:value-type="float">
            <text:p>355550.678694766</text:p>
          </table:table-cell>
          <table:table-cell office:value-type="float" office:value="316180.141688518" calcext:value-type="float">
            <text:p>316180.141688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246109983" calcext:value-type="float">
            <text:p>149.246109983</text:p>
          </table:table-cell>
          <table:table-cell office:value-type="float" office:value="404783" calcext:value-type="float">
            <text:p>404783</text:p>
          </table:table-cell>
          <table:table-cell office:value-type="float" office:value="329915.664057034" calcext:value-type="float">
            <text:p>329915.664057034</text:p>
          </table:table-cell>
          <table:table-cell office:value-type="float" office:value="0.102294352000172" calcext:value-type="float">
            <text:p>0.102294352000172</text:p>
          </table:table-cell>
          <table:table-cell office:value-type="float" office:value="351995.171907818" calcext:value-type="float">
            <text:p>351995.171907818</text:p>
          </table:table-cell>
          <table:table-cell office:value-type="float" office:value="359156.92511355" calcext:value-type="float">
            <text:p>359156.9251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450732665999" calcext:value-type="float">
            <text:p>149.450732665999</text:p>
          </table:table-cell>
          <table:table-cell office:value-type="float" office:value="364165" calcext:value-type="float">
            <text:p>364165</text:p>
          </table:table-cell>
          <table:table-cell office:value-type="float" office:value="297682.486526697" calcext:value-type="float">
            <text:p>297682.486526697</text:p>
          </table:table-cell>
          <table:table-cell office:value-type="float" office:value="0.145793794999918" calcext:value-type="float">
            <text:p>0.145793794999918</text:p>
          </table:table-cell>
          <table:table-cell office:value-type="float" office:value="348475.22018874" calcext:value-type="float">
            <text:p>348475.22018874</text:p>
          </table:table-cell>
          <table:table-cell office:value-type="float" office:value="315423.759059345" calcext:value-type="float">
            <text:p>315423.759059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653640391" calcext:value-type="float">
            <text:p>149.653640391</text:p>
          </table:table-cell>
          <table:table-cell office:value-type="float" office:value="302305" calcext:value-type="float">
            <text:p>302305</text:p>
          </table:table-cell>
          <table:table-cell office:value-type="float" office:value="329336.780014238" calcext:value-type="float">
            <text:p>329336.780014238</text:p>
          </table:table-cell>
          <table:table-cell office:value-type="float" office:value="0.102848840999286" calcext:value-type="float">
            <text:p>0.102848840999286</text:p>
          </table:table-cell>
          <table:table-cell office:value-type="float" office:value="344990.467986853" calcext:value-type="float">
            <text:p>344990.467986853</text:p>
          </table:table-cell>
          <table:table-cell office:value-type="float" office:value="312367.352871985" calcext:value-type="float">
            <text:p>312367.352871985</text:p>
          </table:table-cell>
          <table:table-cell office:value-type="float" office:value="3656.10974397714" calcext:value-type="float">
            <text:p>3656.10974397714</text:p>
          </table:table-cell>
        </table:table-row>
        <table:table-row table:style-name="ro1">
          <table:table-cell office:value-type="float" office:value="149.85739684" calcext:value-type="float">
            <text:p>149.85739684</text:p>
          </table:table-cell>
          <table:table-cell office:value-type="float" office:value="301686" calcext:value-type="float">
            <text:p>301686</text:p>
          </table:table-cell>
          <table:table-cell office:value-type="float" office:value="326634.305561815" calcext:value-type="float">
            <text:p>326634.305561815</text:p>
          </table:table-cell>
          <table:table-cell office:value-type="float" office:value="0.102894544999799" calcext:value-type="float">
            <text:p>0.102894544999799</text:p>
          </table:table-cell>
          <table:table-cell office:value-type="float" office:value="341540.563306984" calcext:value-type="float">
            <text:p>341540.563306984</text:p>
          </table:table-cell>
          <table:table-cell office:value-type="float" office:value="294612.877720816" calcext:value-type="float">
            <text:p>294612.877720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061134202999" calcext:value-type="float">
            <text:p>150.061134202999</text:p>
          </table:table-cell>
          <table:table-cell office:value-type="float" office:value="356900" calcext:value-type="float">
            <text:p>356900</text:p>
          </table:table-cell>
          <table:table-cell office:value-type="float" office:value="299390.194452946" calcext:value-type="float">
            <text:p>299390.194452946</text:p>
          </table:table-cell>
          <table:table-cell office:value-type="float" office:value="0.103022640001655" calcext:value-type="float">
            <text:p>0.103022640001655</text:p>
          </table:table-cell>
          <table:table-cell office:value-type="float" office:value="338125.157673914" calcext:value-type="float">
            <text:p>338125.157673914</text:p>
          </table:table-cell>
          <table:table-cell office:value-type="float" office:value="300294.573821561" calcext:value-type="float">
            <text:p>300294.57382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264070706999" calcext:value-type="float">
            <text:p>150.264070706999</text:p>
          </table:table-cell>
          <table:table-cell office:value-type="float" office:value="384794" calcext:value-type="float">
            <text:p>384794</text:p>
          </table:table-cell>
          <table:table-cell office:value-type="float" office:value="314926.121899748" calcext:value-type="float">
            <text:p>314926.121899748</text:p>
          </table:table-cell>
          <table:table-cell office:value-type="float" office:value="0.108518365999771" calcext:value-type="float">
            <text:p>0.108518365999771</text:p>
          </table:table-cell>
          <table:table-cell office:value-type="float" office:value="334743.906097175" calcext:value-type="float">
            <text:p>334743.906097175</text:p>
          </table:table-cell>
          <table:table-cell office:value-type="float" office:value="349666.27356981" calcext:value-type="float">
            <text:p>349666.27356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466952569999" calcext:value-type="float">
            <text:p>150.466952569999</text:p>
          </table:table-cell>
          <table:table-cell office:value-type="float" office:value="345464" calcext:value-type="float">
            <text:p>345464</text:p>
          </table:table-cell>
          <table:table-cell office:value-type="float" office:value="351999.074703675" calcext:value-type="float">
            <text:p>351999.074703675</text:p>
          </table:table-cell>
          <table:table-cell office:value-type="float" office:value="0.108159086001251" calcext:value-type="float">
            <text:p>0.108159086001251</text:p>
          </table:table-cell>
          <table:table-cell office:value-type="float" office:value="334743.906097175" calcext:value-type="float">
            <text:p>334743.906097175</text:p>
          </table:table-cell>
          <table:table-cell office:value-type="float" office:value="329246.900649698" calcext:value-type="float">
            <text:p>329246.900649698</text:p>
          </table:table-cell>
          <table:table-cell office:value-type="float" office:value="8784.81924594507" calcext:value-type="float">
            <text:p>8784.81924594507</text:p>
          </table:table-cell>
        </table:table-row>
        <table:table-row table:style-name="ro1">
          <table:table-cell office:value-type="float" office:value="150.668807234999" calcext:value-type="float">
            <text:p>150.668807234999</text:p>
          </table:table-cell>
          <table:table-cell office:value-type="float" office:value="288073" calcext:value-type="float">
            <text:p>288073</text:p>
          </table:table-cell>
          <table:table-cell office:value-type="float" office:value="312931.510917201" calcext:value-type="float">
            <text:p>312931.510917201</text:p>
          </table:table-cell>
          <table:table-cell office:value-type="float" office:value="0.105484678999346" calcext:value-type="float">
            <text:p>0.105484678999346</text:p>
          </table:table-cell>
          <table:table-cell office:value-type="float" office:value="331396.467036204" calcext:value-type="float">
            <text:p>331396.467036204</text:p>
          </table:table-cell>
          <table:table-cell office:value-type="float" office:value="328911.7572565" calcext:value-type="float">
            <text:p>328911.757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873327505" calcext:value-type="float">
            <text:p>150.873327505</text:p>
          </table:table-cell>
          <table:table-cell office:value-type="float" office:value="292931" calcext:value-type="float">
            <text:p>292931</text:p>
          </table:table-cell>
          <table:table-cell office:value-type="float" office:value="310737.337277795" calcext:value-type="float">
            <text:p>310737.337277795</text:p>
          </table:table-cell>
          <table:table-cell office:value-type="float" office:value="0.103096437000204" calcext:value-type="float">
            <text:p>0.103096437000204</text:p>
          </table:table-cell>
          <table:table-cell office:value-type="float" office:value="328082.502365842" calcext:value-type="float">
            <text:p>328082.502365842</text:p>
          </table:table-cell>
          <table:table-cell office:value-type="float" office:value="286498.853054288" calcext:value-type="float">
            <text:p>286498.853054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076070966999" calcext:value-type="float">
            <text:p>151.076070966999</text:p>
          </table:table-cell>
          <table:table-cell office:value-type="float" office:value="347408" calcext:value-type="float">
            <text:p>347408</text:p>
          </table:table-cell>
          <table:table-cell office:value-type="float" office:value="289291.71466427" calcext:value-type="float">
            <text:p>289291.71466427</text:p>
          </table:table-cell>
          <table:table-cell office:value-type="float" office:value="0.104154339000161" calcext:value-type="float">
            <text:p>0.104154339000161</text:p>
          </table:table-cell>
          <table:table-cell office:value-type="float" office:value="324801.677342183" calcext:value-type="float">
            <text:p>324801.677342183</text:p>
          </table:table-cell>
          <table:table-cell office:value-type="float" office:value="289291.71466427" calcext:value-type="float">
            <text:p>289291.71466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277877729999" calcext:value-type="float">
            <text:p>151.277877729999</text:p>
          </table:table-cell>
          <table:table-cell office:value-type="float" office:value="369009" calcext:value-type="float">
            <text:p>369009</text:p>
          </table:table-cell>
          <table:table-cell office:value-type="float" office:value="316019.400271802" calcext:value-type="float">
            <text:p>316019.400271802</text:p>
          </table:table-cell>
          <table:table-cell office:value-type="float" office:value="0.10338148000119" calcext:value-type="float">
            <text:p>0.10338148000119</text:p>
          </table:table-cell>
          <table:table-cell office:value-type="float" office:value="321553.660568761" calcext:value-type="float">
            <text:p>321553.660568761</text:p>
          </table:table-cell>
          <table:table-cell office:value-type="float" office:value="343682.440622167" calcext:value-type="float">
            <text:p>343682.44062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481940902" calcext:value-type="float">
            <text:p>151.481940902</text:p>
          </table:table-cell>
          <table:table-cell office:value-type="float" office:value="323531" calcext:value-type="float">
            <text:p>323531</text:p>
          </table:table-cell>
          <table:table-cell office:value-type="float" office:value="357088.684143103" calcext:value-type="float">
            <text:p>357088.684143103</text:p>
          </table:table-cell>
          <table:table-cell office:value-type="float" office:value="0.104969348998566" calcext:value-type="float">
            <text:p>0.104969348998566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368057.521168054" calcext:value-type="float">
            <text:p>368057.521168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685353903998" calcext:value-type="float">
            <text:p>151.685353903998</text:p>
          </table:table-cell>
          <table:table-cell office:value-type="float" office:value="274387" calcext:value-type="float">
            <text:p>274387</text:p>
          </table:table-cell>
          <table:table-cell office:value-type="float" office:value="328362.325208864" calcext:value-type="float">
            <text:p>328362.325208864</text:p>
          </table:table-cell>
          <table:table-cell office:value-type="float" office:value="0.105219449000288" calcext:value-type="float">
            <text:p>0.105219449000288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305268.914245449" calcext:value-type="float">
            <text:p>305268.914245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888872165999" calcext:value-type="float">
            <text:p>151.888872165999</text:p>
          </table:table-cell>
          <table:table-cell office:value-type="float" office:value="287807" calcext:value-type="float">
            <text:p>287807</text:p>
          </table:table-cell>
          <table:table-cell office:value-type="float" office:value="289443.544777249" calcext:value-type="float">
            <text:p>289443.544777249</text:p>
          </table:table-cell>
          <table:table-cell office:value-type="float" office:value="0.106299218001368" calcext:value-type="float">
            <text:p>0.106299218001368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264488.564602526" calcext:value-type="float">
            <text:p>264488.56460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091664386999" calcext:value-type="float">
            <text:p>152.091664386999</text:p>
          </table:table-cell>
          <table:table-cell office:value-type="float" office:value="344352" calcext:value-type="float">
            <text:p>344352</text:p>
          </table:table-cell>
          <table:table-cell office:value-type="float" office:value="282449.088916133" calcext:value-type="float">
            <text:p>282449.088916133</text:p>
          </table:table-cell>
          <table:table-cell office:value-type="float" office:value="0.103756308999436" calcext:value-type="float">
            <text:p>0.103756308999436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291109.384068498" calcext:value-type="float">
            <text:p>291109.384068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294197747999" calcext:value-type="float">
            <text:p>152.294197747999</text:p>
          </table:table-cell>
          <table:table-cell office:value-type="float" office:value="364331" calcext:value-type="float">
            <text:p>364331</text:p>
          </table:table-cell>
          <table:table-cell office:value-type="float" office:value="309828.62186636" calcext:value-type="float">
            <text:p>309828.62186636</text:p>
          </table:table-cell>
          <table:table-cell office:value-type="float" office:value="0.105452718999004" calcext:value-type="float">
            <text:p>0.105452718999004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343659.921431617" calcext:value-type="float">
            <text:p>343659.92143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96069348999" calcext:value-type="float">
            <text:p>152.496069348999</text:p>
          </table:table-cell>
          <table:table-cell office:value-type="float" office:value="319503" calcext:value-type="float">
            <text:p>319503</text:p>
          </table:table-cell>
          <table:table-cell office:value-type="float" office:value="356960.754020658" calcext:value-type="float">
            <text:p>356960.754020658</text:p>
          </table:table-cell>
          <table:table-cell office:value-type="float" office:value="0.103556169999138" calcext:value-type="float">
            <text:p>0.103556169999138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357959.648897721" calcext:value-type="float">
            <text:p>357959.648897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700671528999" calcext:value-type="float">
            <text:p>152.700671528999</text:p>
          </table:table-cell>
          <table:table-cell office:value-type="float" office:value="272886" calcext:value-type="float">
            <text:p>272886</text:p>
          </table:table-cell>
          <table:table-cell office:value-type="float" office:value="336230.345529632" calcext:value-type="float">
            <text:p>336230.345529632</text:p>
          </table:table-cell>
          <table:table-cell office:value-type="float" office:value="0.104773689001377" calcext:value-type="float">
            <text:p>0.104773689001377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313177.806308054" calcext:value-type="float">
            <text:p>313177.806308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905650743" calcext:value-type="float">
            <text:p>152.905650743</text:p>
          </table:table-cell>
          <table:table-cell office:value-type="float" office:value="291305" calcext:value-type="float">
            <text:p>291305</text:p>
          </table:table-cell>
          <table:table-cell office:value-type="float" office:value="253439.119705832" calcext:value-type="float">
            <text:p>253439.119705832</text:p>
          </table:table-cell>
          <table:table-cell office:value-type="float" office:value="0.125923380999666" calcext:value-type="float">
            <text:p>0.125923380999666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240578.111565479" calcext:value-type="float">
            <text:p>240578.111565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106501692" calcext:value-type="float">
            <text:p>153.106501692</text:p>
          </table:table-cell>
          <table:table-cell office:value-type="float" office:value="347978" calcext:value-type="float">
            <text:p>347978</text:p>
          </table:table-cell>
          <table:table-cell office:value-type="float" office:value="232845.72508002" calcext:value-type="float">
            <text:p>232845.72508002</text:p>
          </table:table-cell>
          <table:table-cell office:value-type="float" office:value="0.105840977999833" calcext:value-type="float">
            <text:p>0.105840977999833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222342.491467422" calcext:value-type="float">
            <text:p>222342.491467422</text:p>
          </table:table-cell>
          <table:table-cell office:value-type="float" office:value="10495.2435899795" calcext:value-type="float">
            <text:p>10495.2435899795</text:p>
          </table:table-cell>
        </table:table-row>
        <table:table-row table:style-name="ro1">
          <table:table-cell office:value-type="float" office:value="153.309579011" calcext:value-type="float">
            <text:p>153.309579011</text:p>
          </table:table-cell>
          <table:table-cell office:value-type="float" office:value="362865" calcext:value-type="float">
            <text:p>362865</text:p>
          </table:table-cell>
          <table:table-cell office:value-type="float" office:value="301261.090134002" calcext:value-type="float">
            <text:p>301261.090134002</text:p>
          </table:table-cell>
          <table:table-cell office:value-type="float" office:value="0.103417338999861" calcext:value-type="float">
            <text:p>0.103417338999861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356028.006684826" calcext:value-type="float">
            <text:p>356028.006684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511473630999" calcext:value-type="float">
            <text:p>153.511473630999</text:p>
          </table:table-cell>
          <table:table-cell office:value-type="float" office:value="314683" calcext:value-type="float">
            <text:p>314683</text:p>
          </table:table-cell>
          <table:table-cell office:value-type="float" office:value="355911.066258659" calcext:value-type="float">
            <text:p>355911.066258659</text:p>
          </table:table-cell>
          <table:table-cell office:value-type="float" office:value="0.103381599001295" calcext:value-type="float">
            <text:p>0.103381599001295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359873.577814762" calcext:value-type="float">
            <text:p>359873.577814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716374698999" calcext:value-type="float">
            <text:p>153.716374698999</text:p>
          </table:table-cell>
          <table:table-cell office:value-type="float" office:value="271603" calcext:value-type="float">
            <text:p>271603</text:p>
          </table:table-cell>
          <table:table-cell office:value-type="float" office:value="337488.248448907" calcext:value-type="float">
            <text:p>337488.248448907</text:p>
          </table:table-cell>
          <table:table-cell office:value-type="float" office:value="0.104428519000066" calcext:value-type="float">
            <text:p>0.104428519000066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312651.285811188" calcext:value-type="float">
            <text:p>312651.28581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918751023999" calcext:value-type="float">
            <text:p>153.918751023999</text:p>
          </table:table-cell>
          <table:table-cell office:value-type="float" office:value="294892" calcext:value-type="float">
            <text:p>294892</text:p>
          </table:table-cell>
          <table:table-cell office:value-type="float" office:value="283696.651479681" calcext:value-type="float">
            <text:p>283696.651479681</text:p>
          </table:table-cell>
          <table:table-cell office:value-type="float" office:value="0.104072027999791" calcext:value-type="float">
            <text:p>0.104072027999791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262726.83619384" calcext:value-type="float">
            <text:p>262726.83619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120324222" calcext:value-type="float">
            <text:p>154.120324222</text:p>
          </table:table-cell>
          <table:table-cell office:value-type="float" office:value="351000" calcext:value-type="float">
            <text:p>351000</text:p>
          </table:table-cell>
          <table:table-cell office:value-type="float" office:value="283369.951490177" calcext:value-type="float">
            <text:p>283369.951490177</text:p>
          </table:table-cell>
          <table:table-cell office:value-type="float" office:value="0.102646579000066" calcext:value-type="float">
            <text:p>0.102646579000066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297239.303252698" calcext:value-type="float">
            <text:p>297239.303252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323003369" calcext:value-type="float">
            <text:p>154.323003369</text:p>
          </table:table-cell>
          <table:table-cell office:value-type="float" office:value="361281" calcext:value-type="float">
            <text:p>361281</text:p>
          </table:table-cell>
          <table:table-cell office:value-type="float" office:value="326405.250220527" calcext:value-type="float">
            <text:p>326405.250220527</text:p>
          </table:table-cell>
          <table:table-cell office:value-type="float" office:value="0.10346933800065" calcext:value-type="float">
            <text:p>0.10346933800065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357582.993613522" calcext:value-type="float">
            <text:p>357582.993613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536677054999" calcext:value-type="float">
            <text:p>154.536677054999</text:p>
          </table:table-cell>
          <table:table-cell office:value-type="float" office:value="307458" calcext:value-type="float">
            <text:p>307458</text:p>
          </table:table-cell>
          <table:table-cell office:value-type="float" office:value="314448.043341699" calcext:value-type="float">
            <text:p>314448.043341699</text:p>
          </table:table-cell>
          <table:table-cell office:value-type="float" office:value="0.141728034001062" calcext:value-type="float">
            <text:p>0.141728034001062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311984.525445697" calcext:value-type="float">
            <text:p>311984.525445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908503257" calcext:value-type="float">
            <text:p>154.908503257</text:p>
          </table:table-cell>
          <table:table-cell office:value-type="float" office:value="292563" calcext:value-type="float">
            <text:p>292563</text:p>
          </table:table-cell>
          <table:table-cell office:value-type="float" office:value="199677.363663038" calcext:value-type="float">
            <text:p>199677.363663038</text:p>
          </table:table-cell>
          <table:table-cell office:value-type="float" office:value="0.334856495999702" calcext:value-type="float">
            <text:p>0.334856495999702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173901.267977436" calcext:value-type="float">
            <text:p>173901.26797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111349692999" calcext:value-type="float">
            <text:p>155.111349692999</text:p>
          </table:table-cell>
          <table:table-cell office:value-type="float" office:value="349255" calcext:value-type="float">
            <text:p>349255</text:p>
          </table:table-cell>
          <table:table-cell office:value-type="float" office:value="266192.346855081" calcext:value-type="float">
            <text:p>266192.346855081</text:p>
          </table:table-cell>
          <table:table-cell office:value-type="float" office:value="0.101688206999825" calcext:value-type="float">
            <text:p>0.101688206999825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259163.622358051" calcext:value-type="float">
            <text:p>259163.622358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317771798" calcext:value-type="float">
            <text:p>155.317771798</text:p>
          </table:table-cell>
          <table:table-cell office:value-type="float" office:value="361992" calcext:value-type="float">
            <text:p>361992</text:p>
          </table:table-cell>
          <table:table-cell office:value-type="float" office:value="326300.847576136" calcext:value-type="float">
            <text:p>326300.847576136</text:p>
          </table:table-cell>
          <table:table-cell office:value-type="float" office:value="0.108702137998989" calcext:value-type="float">
            <text:p>0.108702137998989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360398.581320783" calcext:value-type="float">
            <text:p>360398.581320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518442593" calcext:value-type="float">
            <text:p>155.518442593</text:p>
          </table:table-cell>
          <table:table-cell office:value-type="float" office:value="312926" calcext:value-type="float">
            <text:p>312926</text:p>
          </table:table-cell>
          <table:table-cell office:value-type="float" office:value="290362.540031439" calcext:value-type="float">
            <text:p>290362.540031439</text:p>
          </table:table-cell>
          <table:table-cell office:value-type="float" office:value="0.104335328000161" calcext:value-type="float">
            <text:p>0.104335328000161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296718.052968928" calcext:value-type="float">
            <text:p>296718.052968928</text:p>
          </table:table-cell>
          <table:table-cell office:value-type="float" office:value="9762.06787198316" calcext:value-type="float">
            <text:p>9762.06787198316</text:p>
          </table:table-cell>
        </table:table-row>
        <table:table-row table:style-name="ro1">
          <table:table-cell office:value-type="float" office:value="155.720736587999" calcext:value-type="float">
            <text:p>155.720736587999</text:p>
          </table:table-cell>
          <table:table-cell office:value-type="float" office:value="271400" calcext:value-type="float">
            <text:p>271400</text:p>
          </table:table-cell>
          <table:table-cell office:value-type="float" office:value="322641.427579394" calcext:value-type="float">
            <text:p>322641.427579394</text:p>
          </table:table-cell>
          <table:table-cell office:value-type="float" office:value="0.107819427999857" calcext:value-type="float">
            <text:p>0.107819427999857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295253.742788131" calcext:value-type="float">
            <text:p>295253.742788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92412313" calcext:value-type="float">
            <text:p>155.92412313</text:p>
          </table:table-cell>
          <table:table-cell office:value-type="float" office:value="296199" calcext:value-type="float">
            <text:p>296199</text:p>
          </table:table-cell>
          <table:table-cell office:value-type="float" office:value="280621.826682926" calcext:value-type="float">
            <text:p>280621.826682926</text:p>
          </table:table-cell>
          <table:table-cell office:value-type="float" office:value="0.102474577000976" calcext:value-type="float">
            <text:p>0.102474577000976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265609.596683542" calcext:value-type="float">
            <text:p>265609.596683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126004772999" calcext:value-type="float">
            <text:p>156.126004772999</text:p>
          </table:table-cell>
          <table:table-cell office:value-type="float" office:value="352466" calcext:value-type="float">
            <text:p>352466</text:p>
          </table:table-cell>
          <table:table-cell office:value-type="float" office:value="276998.167426487" calcext:value-type="float">
            <text:p>276998.167426487</text:p>
          </table:table-cell>
          <table:table-cell office:value-type="float" office:value="0.105284128001585" calcext:value-type="float">
            <text:p>0.105284128001585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290827.255137428" calcext:value-type="float">
            <text:p>290827.255137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329843766" calcext:value-type="float">
            <text:p>156.329843766</text:p>
          </table:table-cell>
          <table:table-cell office:value-type="float" office:value="360098" calcext:value-type="float">
            <text:p>360098</text:p>
          </table:table-cell>
          <table:table-cell office:value-type="float" office:value="325536.999273714" calcext:value-type="float">
            <text:p>325536.999273714</text:p>
          </table:table-cell>
          <table:table-cell office:value-type="float" office:value="0.104568466998899" calcext:value-type="float">
            <text:p>0.104568466998899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354145.450990009" calcext:value-type="float">
            <text:p>354145.45099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532316338999" calcext:value-type="float">
            <text:p>156.532316338999</text:p>
          </table:table-cell>
          <table:table-cell office:value-type="float" office:value="308497" calcext:value-type="float">
            <text:p>308497</text:p>
          </table:table-cell>
          <table:table-cell office:value-type="float" office:value="350704.322065135" calcext:value-type="float">
            <text:p>350704.322065135</text:p>
          </table:table-cell>
          <table:table-cell office:value-type="float" office:value="0.104041087000951" calcext:value-type="float">
            <text:p>0.104041087000951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354584.744044248" calcext:value-type="float">
            <text:p>354584.744044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735818763" calcext:value-type="float">
            <text:p>156.735818763</text:p>
          </table:table-cell>
          <table:table-cell office:value-type="float" office:value="270775" calcext:value-type="float">
            <text:p>270775</text:p>
          </table:table-cell>
          <table:table-cell office:value-type="float" office:value="328958.807439258" calcext:value-type="float">
            <text:p>328958.807439258</text:p>
          </table:table-cell>
          <table:table-cell office:value-type="float" office:value="0.105199177000031" calcext:value-type="float">
            <text:p>0.105199177000031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296599.077766739" calcext:value-type="float">
            <text:p>296599.077766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940604255999" calcext:value-type="float">
            <text:p>156.940604255999</text:p>
          </table:table-cell>
          <table:table-cell office:value-type="float" office:value="301110" calcext:value-type="float">
            <text:p>301110</text:p>
          </table:table-cell>
          <table:table-cell office:value-type="float" office:value="250573.978396548" calcext:value-type="float">
            <text:p>250573.978396548</text:p>
          </table:table-cell>
          <table:table-cell office:value-type="float" office:value="0.102829616000236" calcext:value-type="float">
            <text:p>0.102829616000236</text:p>
          </table:table-cell>
          <table:table-cell office:value-type="float" office:value="318338.123963074" calcext:value-type="float">
            <text:p>318338.123963074</text:p>
          </table:table-cell>
          <table:table-cell office:value-type="float" office:value="237518.22949984" calcext:value-type="float">
            <text:p>237518.22949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145067976999" calcext:value-type="float">
            <text:p>157.145067976999</text:p>
          </table:table-cell>
          <table:table-cell office:value-type="float" office:value="386773" calcext:value-type="float">
            <text:p>386773</text:p>
          </table:table-cell>
          <table:table-cell office:value-type="float" office:value="290769.801300473" calcext:value-type="float">
            <text:p>290769.801300473</text:p>
          </table:table-cell>
          <table:table-cell office:value-type="float" office:value="0.102999136001017" calcext:value-type="float">
            <text:p>0.102999136001017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314735.169485157" calcext:value-type="float">
            <text:p>314735.169485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347859927999" calcext:value-type="float">
            <text:p>157.347859927999</text:p>
          </table:table-cell>
          <table:table-cell office:value-type="float" office:value="388634" calcext:value-type="float">
            <text:p>388634</text:p>
          </table:table-cell>
          <table:table-cell office:value-type="float" office:value="333466.64565556" calcext:value-type="float">
            <text:p>333466.64565556</text:p>
          </table:table-cell>
          <table:table-cell office:value-type="float" office:value="0.112932340000043" calcext:value-type="float">
            <text:p>0.112932340000043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369425.629414838" calcext:value-type="float">
            <text:p>369425.629414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551268939" calcext:value-type="float">
            <text:p>157.551268939</text:p>
          </table:table-cell>
          <table:table-cell office:value-type="float" office:value="329580" calcext:value-type="float">
            <text:p>329580</text:p>
          </table:table-cell>
          <table:table-cell office:value-type="float" office:value="342241.321037575" calcext:value-type="float">
            <text:p>342241.321037575</text:p>
          </table:table-cell>
          <table:table-cell office:value-type="float" office:value="0.121851325000534" calcext:value-type="float">
            <text:p>0.121851325000534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340175.525112373" calcext:value-type="float">
            <text:p>340175.52511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753267349999" calcext:value-type="float">
            <text:p>157.753267349999</text:p>
          </table:table-cell>
          <table:table-cell office:value-type="float" office:value="294155" calcext:value-type="float">
            <text:p>294155</text:p>
          </table:table-cell>
          <table:table-cell office:value-type="float" office:value="285007.130609793" calcext:value-type="float">
            <text:p>285007.130609793</text:p>
          </table:table-cell>
          <table:table-cell office:value-type="float" office:value="0.103719587001251" calcext:value-type="float">
            <text:p>0.103719587001251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267419.646768139" calcext:value-type="float">
            <text:p>267419.646768139</text:p>
          </table:table-cell>
          <table:table-cell office:value-type="float" office:value="16473.4895339716" calcext:value-type="float">
            <text:p>16473.4895339716</text:p>
          </table:table-cell>
        </table:table-row>
        <table:table-row table:style-name="ro1">
          <table:table-cell office:value-type="float" office:value="157.957857603999" calcext:value-type="float">
            <text:p>157.957857603999</text:p>
          </table:table-cell>
          <table:table-cell office:value-type="float" office:value="332692" calcext:value-type="float">
            <text:p>332692</text:p>
          </table:table-cell>
          <table:table-cell office:value-type="float" office:value="288669.939825927" calcext:value-type="float">
            <text:p>288669.939825927</text:p>
          </table:table-cell>
          <table:table-cell office:value-type="float" office:value="0.102053694999995" calcext:value-type="float">
            <text:p>0.102053694999995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276759.708581073" calcext:value-type="float">
            <text:p>276759.70858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160515951999" calcext:value-type="float">
            <text:p>158.160515951999</text:p>
          </table:table-cell>
          <table:table-cell office:value-type="float" office:value="390089" calcext:value-type="float">
            <text:p>390089</text:p>
          </table:table-cell>
          <table:table-cell office:value-type="float" office:value="294919.697028136" calcext:value-type="float">
            <text:p>294919.697028136</text:p>
          </table:table-cell>
          <table:table-cell office:value-type="float" office:value="0.112365810999108" calcext:value-type="float">
            <text:p>0.112365810999108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314513.489193898" calcext:value-type="float">
            <text:p>314513.489193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365940672" calcext:value-type="float">
            <text:p>158.365940672</text:p>
          </table:table-cell>
          <table:table-cell office:value-type="float" office:value="384978" calcext:value-type="float">
            <text:p>384978</text:p>
          </table:table-cell>
          <table:table-cell office:value-type="float" office:value="344308.801449742" calcext:value-type="float">
            <text:p>344308.801449742</text:p>
          </table:table-cell>
          <table:table-cell office:value-type="float" office:value="0.10553662699931" calcext:value-type="float">
            <text:p>0.10553662699931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366759.240829494" calcext:value-type="float">
            <text:p>366759.240829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5681962" calcext:value-type="float">
            <text:p>158.5681962</text:p>
          </table:table-cell>
          <table:table-cell office:value-type="float" office:value="324553" calcext:value-type="float">
            <text:p>324553</text:p>
          </table:table-cell>
          <table:table-cell office:value-type="float" office:value="361769.122868528" calcext:value-type="float">
            <text:p>361769.122868528</text:p>
          </table:table-cell>
          <table:table-cell office:value-type="float" office:value="0.106158446998961" calcext:value-type="float">
            <text:p>0.106158446998961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362880.487607078" calcext:value-type="float">
            <text:p>362880.487607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771699998999" calcext:value-type="float">
            <text:p>158.771699998999</text:p>
          </table:table-cell>
          <table:table-cell office:value-type="float" office:value="294656" calcext:value-type="float">
            <text:p>294656</text:p>
          </table:table-cell>
          <table:table-cell office:value-type="float" office:value="342456.991895205" calcext:value-type="float">
            <text:p>342456.991895205</text:p>
          </table:table-cell>
          <table:table-cell office:value-type="float" office:value="0.103505625998878" calcext:value-type="float">
            <text:p>0.103505625998878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314685.630143332" calcext:value-type="float">
            <text:p>314685.630143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974334863" calcext:value-type="float">
            <text:p>158.974334863</text:p>
          </table:table-cell>
          <table:table-cell office:value-type="float" office:value="337950" calcext:value-type="float">
            <text:p>337950</text:p>
          </table:table-cell>
          <table:table-cell office:value-type="float" office:value="297593.167036259" calcext:value-type="float">
            <text:p>297593.167036259</text:p>
          </table:table-cell>
          <table:table-cell office:value-type="float" office:value="0.104787176000173" calcext:value-type="float">
            <text:p>0.104787176000173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282337.670439185" calcext:value-type="float">
            <text:p>282337.670439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185750934999" calcext:value-type="float">
            <text:p>159.185750934999</text:p>
          </table:table-cell>
          <table:table-cell office:value-type="float" office:value="393878" calcext:value-type="float">
            <text:p>393878</text:p>
          </table:table-cell>
          <table:table-cell office:value-type="float" office:value="294632.079075834" calcext:value-type="float">
            <text:p>294632.079075834</text:p>
          </table:table-cell>
          <table:table-cell office:value-type="float" office:value="0.118912857000396" calcext:value-type="float">
            <text:p>0.118912857000396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316723.642432482" calcext:value-type="float">
            <text:p>316723.64243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388773360999" calcext:value-type="float">
            <text:p>159.388773360999</text:p>
          </table:table-cell>
          <table:table-cell office:value-type="float" office:value="379270" calcext:value-type="float">
            <text:p>379270</text:p>
          </table:table-cell>
          <table:table-cell office:value-type="float" office:value="273950.387515611" calcext:value-type="float">
            <text:p>273950.387515611</text:p>
          </table:table-cell>
          <table:table-cell office:value-type="float" office:value="0.118973117001588" calcext:value-type="float">
            <text:p>0.118973117001588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302488.682785409" calcext:value-type="float">
            <text:p>302488.682785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591787556999" calcext:value-type="float">
            <text:p>159.591787556999</text:p>
          </table:table-cell>
          <table:table-cell office:value-type="float" office:value="317543" calcext:value-type="float">
            <text:p>317543</text:p>
          </table:table-cell>
          <table:table-cell office:value-type="float" office:value="361587.977559903" calcext:value-type="float">
            <text:p>361587.977559903</text:p>
          </table:table-cell>
          <table:table-cell office:value-type="float" office:value="0.112968522000301" calcext:value-type="float">
            <text:p>0.112968522000301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353521.653507104" calcext:value-type="float">
            <text:p>353521.653507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794652994999" calcext:value-type="float">
            <text:p>159.794652994999</text:p>
          </table:table-cell>
          <table:table-cell office:value-type="float" office:value="296239" calcext:value-type="float">
            <text:p>296239</text:p>
          </table:table-cell>
          <table:table-cell office:value-type="float" office:value="342090.619130155" calcext:value-type="float">
            <text:p>342090.619130155</text:p>
          </table:table-cell>
          <table:table-cell office:value-type="float" office:value="0.102622016000169" calcext:value-type="float">
            <text:p>0.102622016000169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309980.954803833" calcext:value-type="float">
            <text:p>309980.954803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997228818" calcext:value-type="float">
            <text:p>159.997228818</text:p>
          </table:table-cell>
          <table:table-cell office:value-type="float" office:value="345387" calcext:value-type="float">
            <text:p>345387</text:p>
          </table:table-cell>
          <table:table-cell office:value-type="float" office:value="302171.806062434" calcext:value-type="float">
            <text:p>302171.806062434</text:p>
          </table:table-cell>
          <table:table-cell office:value-type="float" office:value="0.102725022999948" calcext:value-type="float">
            <text:p>0.102725022999948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286402.469111035" calcext:value-type="float">
            <text:p>286402.46911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201094061998" calcext:value-type="float">
            <text:p>160.201094061998</text:p>
          </table:table-cell>
          <table:table-cell office:value-type="float" office:value="395564" calcext:value-type="float">
            <text:p>395564</text:p>
          </table:table-cell>
          <table:table-cell office:value-type="float" office:value="312093.466290333" calcext:value-type="float">
            <text:p>312093.466290333</text:p>
          </table:table-cell>
          <table:table-cell office:value-type="float" office:value="0.103598462999798" calcext:value-type="float">
            <text:p>0.103598462999798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343295.36299963" calcext:value-type="float">
            <text:p>343295.36299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404723915999" calcext:value-type="float">
            <text:p>160.404723915999</text:p>
          </table:table-cell>
          <table:table-cell office:value-type="float" office:value="375126" calcext:value-type="float">
            <text:p>375126</text:p>
          </table:table-cell>
          <table:table-cell office:value-type="float" office:value="354815.694359704" calcext:value-type="float">
            <text:p>354815.694359704</text:p>
          </table:table-cell>
          <table:table-cell office:value-type="float" office:value="0.109993110001597" calcext:value-type="float">
            <text:p>0.109993110001597</text:p>
          </table:table-cell>
          <table:table-cell office:value-type="float" office:value="346049.64123625" calcext:value-type="float">
            <text:p>346049.64123625</text:p>
          </table:table-cell>
          <table:table-cell office:value-type="float" office:value="380419.435629776" calcext:value-type="float">
            <text:p>380419.435629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608605199999" calcext:value-type="float">
            <text:p>160.608605199999</text:p>
          </table:table-cell>
          <table:table-cell office:value-type="float" office:value="322243" calcext:value-type="float">
            <text:p>322243</text:p>
          </table:table-cell>
          <table:table-cell office:value-type="float" office:value="373664.501557727" calcext:value-type="float">
            <text:p>373664.501557727</text:p>
          </table:table-cell>
          <table:table-cell office:value-type="float" office:value="0.104417353999452" calcext:value-type="float">
            <text:p>0.104417353999452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363235.634465678" calcext:value-type="float">
            <text:p>363235.634465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811527808999" calcext:value-type="float">
            <text:p>160.811527808999</text:p>
          </table:table-cell>
          <table:table-cell office:value-type="float" office:value="306703" calcext:value-type="float">
            <text:p>306703</text:p>
          </table:table-cell>
          <table:table-cell office:value-type="float" office:value="343598.972742255" calcext:value-type="float">
            <text:p>343598.972742255</text:p>
          </table:table-cell>
          <table:table-cell office:value-type="float" office:value="0.104025508999257" calcext:value-type="float">
            <text:p>0.104025508999257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316002.122808832" calcext:value-type="float">
            <text:p>316002.122808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015519139999" calcext:value-type="float">
            <text:p>161.015519139999</text:p>
          </table:table-cell>
          <table:table-cell office:value-type="float" office:value="360803" calcext:value-type="float">
            <text:p>360803</text:p>
          </table:table-cell>
          <table:table-cell office:value-type="float" office:value="310521.839387333" calcext:value-type="float">
            <text:p>310521.839387333</text:p>
          </table:table-cell>
          <table:table-cell office:value-type="float" office:value="0.104976955000893" calcext:value-type="float">
            <text:p>0.104976955000893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306878.522475833" calcext:value-type="float">
            <text:p>306878.522475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257140586" calcext:value-type="float">
            <text:p>161.257140586</text:p>
          </table:table-cell>
          <table:table-cell office:value-type="float" office:value="409471" calcext:value-type="float">
            <text:p>409471</text:p>
          </table:table-cell>
          <table:table-cell office:value-type="float" office:value="16563.3146984992" calcext:value-type="float">
            <text:p>16563.3146984992</text:p>
          </table:table-cell>
          <table:table-cell office:value-type="float" office:value="0.325840335999601" calcext:value-type="float">
            <text:p>0.325840335999601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40494.906175998" calcext:value-type="float">
            <text:p>40494.906175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459414924999" calcext:value-type="float">
            <text:p>161.459414924999</text:p>
          </table:table-cell>
          <table:table-cell office:value-type="float" office:value="369348" calcext:value-type="float">
            <text:p>369348</text:p>
          </table:table-cell>
          <table:table-cell office:value-type="float" office:value="320592.717314769" calcext:value-type="float">
            <text:p>320592.717314769</text:p>
          </table:table-cell>
          <table:table-cell office:value-type="float" office:value="0.10117277000063" calcext:value-type="float">
            <text:p>0.10117277000063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345564.758688251" calcext:value-type="float">
            <text:p>345564.758688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662733265999" calcext:value-type="float">
            <text:p>161.662733265999</text:p>
          </table:table-cell>
          <table:table-cell office:value-type="float" office:value="310425" calcext:value-type="float">
            <text:p>310425</text:p>
          </table:table-cell>
          <table:table-cell office:value-type="float" office:value="363768.364996442" calcext:value-type="float">
            <text:p>363768.364996442</text:p>
          </table:table-cell>
          <table:table-cell office:value-type="float" office:value="0.102974002000337" calcext:value-type="float">
            <text:p>0.102974002000337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343180.849256567" calcext:value-type="float">
            <text:p>343180.849256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867046183999" calcext:value-type="float">
            <text:p>161.867046183999</text:p>
          </table:table-cell>
          <table:table-cell office:value-type="float" office:value="316673" calcext:value-type="float">
            <text:p>316673</text:p>
          </table:table-cell>
          <table:table-cell office:value-type="float" office:value="308664.462947971" calcext:value-type="float">
            <text:p>308664.462947971</text:p>
          </table:table-cell>
          <table:table-cell office:value-type="float" office:value="0.116238861999591" calcext:value-type="float">
            <text:p>0.116238861999591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278857.447314237" calcext:value-type="float">
            <text:p>278857.447314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071736172999" calcext:value-type="float">
            <text:p>162.071736172999</text:p>
          </table:table-cell>
          <table:table-cell office:value-type="float" office:value="379608" calcext:value-type="float">
            <text:p>379608</text:p>
          </table:table-cell>
          <table:table-cell office:value-type="float" office:value="316012.135369267" calcext:value-type="float">
            <text:p>316012.135369267</text:p>
          </table:table-cell>
          <table:table-cell office:value-type="float" office:value="0.103317021999828" calcext:value-type="float">
            <text:p>0.103317021999828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319172.772704086" calcext:value-type="float">
            <text:p>319172.772704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279254247" calcext:value-type="float">
            <text:p>162.279254247</text:p>
          </table:table-cell>
          <table:table-cell office:value-type="float" office:value="408591" calcext:value-type="float">
            <text:p>408591</text:p>
          </table:table-cell>
          <table:table-cell office:value-type="float" office:value="329155.995783898" calcext:value-type="float">
            <text:p>329155.995783898</text:p>
          </table:table-cell>
          <table:table-cell office:value-type="float" office:value="0.108299806999639" calcext:value-type="float">
            <text:p>0.108299806999639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360992.537183845" calcext:value-type="float">
            <text:p>360992.537183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484440246999" calcext:value-type="float">
            <text:p>162.484440246999</text:p>
          </table:table-cell>
          <table:table-cell office:value-type="float" office:value="361085" calcext:value-type="float">
            <text:p>361085</text:p>
          </table:table-cell>
          <table:table-cell office:value-type="float" office:value="368559.248652192" calcext:value-type="float">
            <text:p>368559.248652192</text:p>
          </table:table-cell>
          <table:table-cell office:value-type="float" office:value="0.107615097000235" calcext:value-type="float">
            <text:p>0.107615097000235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368770.193877643" calcext:value-type="float">
            <text:p>368770.193877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688263434999" calcext:value-type="float">
            <text:p>162.688263434999</text:p>
          </table:table-cell>
          <table:table-cell office:value-type="float" office:value="306653" calcext:value-type="float">
            <text:p>306653</text:p>
          </table:table-cell>
          <table:table-cell office:value-type="float" office:value="346370.036735654" calcext:value-type="float">
            <text:p>346370.036735654</text:p>
          </table:table-cell>
          <table:table-cell office:value-type="float" office:value="0.10577755399936" calcext:value-type="float">
            <text:p>0.10577755399936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333753.792316576" calcext:value-type="float">
            <text:p>333753.792316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891380952999" calcext:value-type="float">
            <text:p>162.891380952999</text:p>
          </table:table-cell>
          <table:table-cell office:value-type="float" office:value="322200" calcext:value-type="float">
            <text:p>322200</text:p>
          </table:table-cell>
          <table:table-cell office:value-type="float" office:value="319573.416873289" calcext:value-type="float">
            <text:p>319573.416873289</text:p>
          </table:table-cell>
          <table:table-cell office:value-type="float" office:value="0.104878142999951" calcext:value-type="float">
            <text:p>0.104878142999951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298108.601989956" calcext:value-type="float">
            <text:p>298108.60198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095119938" calcext:value-type="float">
            <text:p>163.095119938</text:p>
          </table:table-cell>
          <table:table-cell office:value-type="float" office:value="385821" calcext:value-type="float">
            <text:p>385821</text:p>
          </table:table-cell>
          <table:table-cell office:value-type="float" office:value="311436.596845988" calcext:value-type="float">
            <text:p>311436.596845988</text:p>
          </table:table-cell>
          <table:table-cell office:value-type="float" office:value="0.104997692000325" calcext:value-type="float">
            <text:p>0.104997692000325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321122.371981998" calcext:value-type="float">
            <text:p>321122.37198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298871212999" calcext:value-type="float">
            <text:p>163.298871212999</text:p>
          </table:table-cell>
          <table:table-cell office:value-type="float" office:value="407186" calcext:value-type="float">
            <text:p>407186</text:p>
          </table:table-cell>
          <table:table-cell office:value-type="float" office:value="341772.240202976" calcext:value-type="float">
            <text:p>341772.240202976</text:p>
          </table:table-cell>
          <table:table-cell office:value-type="float" office:value="0.108086967000418" calcext:value-type="float">
            <text:p>0.108086967000418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375169.877444032" calcext:value-type="float">
            <text:p>375169.877444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509895289999" calcext:value-type="float">
            <text:p>163.509895289999</text:p>
          </table:table-cell>
          <table:table-cell office:value-type="float" office:value="352559" calcext:value-type="float">
            <text:p>352559</text:p>
          </table:table-cell>
          <table:table-cell office:value-type="float" office:value="351376.571259135" calcext:value-type="float">
            <text:p>351376.571259135</text:p>
          </table:table-cell>
          <table:table-cell office:value-type="float" office:value="0.127991078001287" calcext:value-type="float">
            <text:p>0.127991078001287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356113.986214415" calcext:value-type="float">
            <text:p>356113.986214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712594223" calcext:value-type="float">
            <text:p>163.712594223</text:p>
          </table:table-cell>
          <table:table-cell office:value-type="float" office:value="304112" calcext:value-type="float">
            <text:p>304112</text:p>
          </table:table-cell>
          <table:table-cell office:value-type="float" office:value="292957.896269224" calcext:value-type="float">
            <text:p>292957.896269224</text:p>
          </table:table-cell>
          <table:table-cell office:value-type="float" office:value="0.101075235999815" calcext:value-type="float">
            <text:p>0.101075235999815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266538.144975111" calcext:value-type="float">
            <text:p>266538.144975111</text:p>
          </table:table-cell>
          <table:table-cell office:value-type="float" office:value="1214.07324000757" calcext:value-type="float">
            <text:p>1214.07324000757</text:p>
          </table:table-cell>
        </table:table-row>
        <table:table-row table:style-name="ro1">
          <table:table-cell office:value-type="float" office:value="163.918222417" calcext:value-type="float">
            <text:p>163.918222417</text:p>
          </table:table-cell>
          <table:table-cell office:value-type="float" office:value="329663" calcext:value-type="float">
            <text:p>329663</text:p>
          </table:table-cell>
          <table:table-cell office:value-type="float" office:value="301956.20243308" calcext:value-type="float">
            <text:p>301956.20243308</text:p>
          </table:table-cell>
          <table:table-cell office:value-type="float" office:value="0.10408045999975" calcext:value-type="float">
            <text:p>0.10408045999975</text:p>
          </table:table-cell>
          <table:table-cell office:value-type="float" office:value="356119.164903954" calcext:value-type="float">
            <text:p>356119.164903954</text:p>
          </table:table-cell>
          <table:table-cell office:value-type="float" office:value="280483.799591997" calcext:value-type="float">
            <text:p>280483.79959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121110066999" calcext:value-type="float">
            <text:p>164.121110066999</text:p>
          </table:table-cell>
          <table:table-cell office:value-type="float" office:value="394962" calcext:value-type="float">
            <text:p>394962</text:p>
          </table:table-cell>
          <table:table-cell office:value-type="float" office:value="314533.495335707" calcext:value-type="float">
            <text:p>314533.495335707</text:p>
          </table:table-cell>
          <table:table-cell office:value-type="float" office:value="0.104231080000318" calcext:value-type="float">
            <text:p>0.104231080000318</text:p>
          </table:table-cell>
          <table:table-cell office:value-type="float" office:value="358063.071365433" calcext:value-type="float">
            <text:p>358063.071365433</text:p>
          </table:table-cell>
          <table:table-cell office:value-type="float" office:value="328065.859187141" calcext:value-type="float">
            <text:p>328065.859187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324295307999" calcext:value-type="float">
            <text:p>164.324295307999</text:p>
          </table:table-cell>
          <table:table-cell office:value-type="float" office:value="406176" calcext:value-type="float">
            <text:p>406176</text:p>
          </table:table-cell>
          <table:table-cell office:value-type="float" office:value="348348.152892397" calcext:value-type="float">
            <text:p>348348.152892397</text:p>
          </table:table-cell>
          <table:table-cell office:value-type="float" office:value="0.110863372001404" calcext:value-type="float">
            <text:p>0.110863372001404</text:p>
          </table:table-cell>
          <table:table-cell office:value-type="float" office:value="358063.071365433" calcext:value-type="float">
            <text:p>358063.071365433</text:p>
          </table:table-cell>
          <table:table-cell office:value-type="float" office:value="381377.045209722" calcext:value-type="float">
            <text:p>381377.045209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526139647" calcext:value-type="float">
            <text:p>164.526139647</text:p>
          </table:table-cell>
          <table:table-cell office:value-type="float" office:value="349275" calcext:value-type="float">
            <text:p>349275</text:p>
          </table:table-cell>
          <table:table-cell office:value-type="float" office:value="369701.879964158" calcext:value-type="float">
            <text:p>369701.879964158</text:p>
          </table:table-cell>
          <table:table-cell office:value-type="float" office:value="0.112565194000126" calcext:value-type="float">
            <text:p>0.112565194000126</text:p>
          </table:table-cell>
          <table:table-cell office:value-type="float" office:value="358063.071365433" calcext:value-type="float">
            <text:p>358063.071365433</text:p>
          </table:table-cell>
          <table:table-cell office:value-type="float" office:value="369304.654286679" calcext:value-type="float">
            <text:p>369304.654286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728939978" calcext:value-type="float">
            <text:p>164.728939978</text:p>
          </table:table-cell>
          <table:table-cell office:value-type="float" office:value="304791" calcext:value-type="float">
            <text:p>304791</text:p>
          </table:table-cell>
          <table:table-cell office:value-type="float" office:value="350857.918340534" calcext:value-type="float">
            <text:p>350857.918340534</text:p>
          </table:table-cell>
          <table:table-cell office:value-type="float" office:value="0.102647318000891" calcext:value-type="float">
            <text:p>0.102647318000891</text:p>
          </table:table-cell>
          <table:table-cell office:value-type="float" office:value="358063.071365433" calcext:value-type="float">
            <text:p>358063.071365433</text:p>
          </table:table-cell>
          <table:table-cell office:value-type="float" office:value="324527.313986403" calcext:value-type="float">
            <text:p>324527.313986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934221539999" calcext:value-type="float">
            <text:p>164.934221539999</text:p>
          </table:table-cell>
          <table:table-cell office:value-type="float" office:value="336716" calcext:value-type="float">
            <text:p>336716</text:p>
          </table:table-cell>
          <table:table-cell office:value-type="float" office:value="317125.574454137" calcext:value-type="float">
            <text:p>317125.574454137</text:p>
          </table:table-cell>
          <table:table-cell office:value-type="float" office:value="0.103933488999246" calcext:value-type="float">
            <text:p>0.103933488999246</text:p>
          </table:table-cell>
          <table:table-cell office:value-type="float" office:value="358063.071365433" calcext:value-type="float">
            <text:p>358063.071365433</text:p>
          </table:table-cell>
          <table:table-cell office:value-type="float" office:value="294644.420463059" calcext:value-type="float">
            <text:p>294644.420463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144665942" calcext:value-type="float">
            <text:p>165.144665942</text:p>
          </table:table-cell>
          <table:table-cell office:value-type="float" office:value="400585" calcext:value-type="float">
            <text:p>400585</text:p>
          </table:table-cell>
          <table:table-cell office:value-type="float" office:value="323595.905686665" calcext:value-type="float">
            <text:p>323595.905686665</text:p>
          </table:table-cell>
          <table:table-cell office:value-type="float" office:value="0.107643875000576" calcext:value-type="float">
            <text:p>0.107643875000576</text:p>
          </table:table-cell>
          <table:table-cell office:value-type="float" office:value="358063.071365433" calcext:value-type="float">
            <text:p>358063.071365433</text:p>
          </table:table-cell>
          <table:table-cell office:value-type="float" office:value="339730.040233135" calcext:value-type="float">
            <text:p>339730.04023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352482478" calcext:value-type="float">
            <text:p>165.352482478</text:p>
          </table:table-cell>
          <table:table-cell office:value-type="float" office:value="400867" calcext:value-type="float">
            <text:p>400867</text:p>
          </table:table-cell>
          <table:table-cell office:value-type="float" office:value="240119.384402961" calcext:value-type="float">
            <text:p>240119.384402961</text:p>
          </table:table-cell>
          <table:table-cell office:value-type="float" office:value="0.117572625000321" calcext:value-type="float">
            <text:p>0.117572625000321</text:p>
          </table:table-cell>
          <table:table-cell office:value-type="float" office:value="358063.071365433" calcext:value-type="float">
            <text:p>358063.071365433</text:p>
          </table:table-cell>
          <table:table-cell office:value-type="float" office:value="267063.515439611" calcext:value-type="float">
            <text:p>267063.515439611</text:p>
          </table:table-cell>
          <table:table-cell office:value-type="float" office:value="56688.5514866763" calcext:value-type="float">
            <text:p>56688.5514866763</text:p>
          </table:table-cell>
        </table:table-row>
        <table:table-row table:style-name="ro1">
          <table:table-cell office:value-type="float" office:value="165.555605355999" calcext:value-type="float">
            <text:p>165.555605355999</text:p>
          </table:table-cell>
          <table:table-cell office:value-type="float" office:value="336049" calcext:value-type="float">
            <text:p>336049</text:p>
          </table:table-cell>
          <table:table-cell office:value-type="float" office:value="320262.444403391" calcext:value-type="float">
            <text:p>320262.444403391</text:p>
          </table:table-cell>
          <table:table-cell office:value-type="float" office:value="0.114279678000457" calcext:value-type="float">
            <text:p>0.114279678000457</text:p>
          </table:table-cell>
          <table:table-cell office:value-type="float" office:value="354482.440651779" calcext:value-type="float">
            <text:p>354482.440651779</text:p>
          </table:table-cell>
          <table:table-cell office:value-type="float" office:value="381820.800760536" calcext:value-type="float">
            <text:p>381820.800760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759724525" calcext:value-type="float">
            <text:p>165.759724525</text:p>
          </table:table-cell>
          <table:table-cell office:value-type="float" office:value="298383" calcext:value-type="float">
            <text:p>298383</text:p>
          </table:table-cell>
          <table:table-cell office:value-type="float" office:value="344216.769959166" calcext:value-type="float">
            <text:p>344216.769959166</text:p>
          </table:table-cell>
          <table:table-cell office:value-type="float" office:value="0.106803413000307" calcext:value-type="float">
            <text:p>0.106803413000307</text:p>
          </table:table-cell>
          <table:table-cell office:value-type="float" office:value="350937.616245261" calcext:value-type="float">
            <text:p>350937.616245261</text:p>
          </table:table-cell>
          <table:table-cell office:value-type="float" office:value="309033.491059992" calcext:value-type="float">
            <text:p>309033.491059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963010215999" calcext:value-type="float">
            <text:p>165.963010215999</text:p>
          </table:table-cell>
          <table:table-cell office:value-type="float" office:value="335357" calcext:value-type="float">
            <text:p>335357</text:p>
          </table:table-cell>
          <table:table-cell office:value-type="float" office:value="308497.792309193" calcext:value-type="float">
            <text:p>308497.792309193</text:p>
          </table:table-cell>
          <table:table-cell office:value-type="float" office:value="0.103401635999035" calcext:value-type="float">
            <text:p>0.103401635999035</text:p>
          </table:table-cell>
          <table:table-cell office:value-type="float" office:value="347428.240082808" calcext:value-type="float">
            <text:p>347428.240082808</text:p>
          </table:table-cell>
          <table:table-cell office:value-type="float" office:value="296739.710105335" calcext:value-type="float">
            <text:p>296739.710105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165904129999" calcext:value-type="float">
            <text:p>166.165904129999</text:p>
          </table:table-cell>
          <table:table-cell office:value-type="float" office:value="388405" calcext:value-type="float">
            <text:p>388405</text:p>
          </table:table-cell>
          <table:table-cell office:value-type="float" office:value="317244.843232617" calcext:value-type="float">
            <text:p>317244.843232617</text:p>
          </table:table-cell>
          <table:table-cell office:value-type="float" office:value="0.104210068000612" calcext:value-type="float">
            <text:p>0.104210068000612</text:p>
          </table:table-cell>
          <table:table-cell office:value-type="float" office:value="343953.95768198" calcext:value-type="float">
            <text:p>343953.95768198</text:p>
          </table:table-cell>
          <table:table-cell office:value-type="float" office:value="333504.816447906" calcext:value-type="float">
            <text:p>333504.816447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36716281" calcext:value-type="float">
            <text:p>166.36716281</text:p>
          </table:table-cell>
          <table:table-cell office:value-type="float" office:value="378402" calcext:value-type="float">
            <text:p>378402</text:p>
          </table:table-cell>
          <table:table-cell office:value-type="float" office:value="345759.178060523" calcext:value-type="float">
            <text:p>345759.178060523</text:p>
          </table:table-cell>
          <table:table-cell office:value-type="float" office:value="0.107562074999805" calcext:value-type="float">
            <text:p>0.107562074999805</text:p>
          </table:table-cell>
          <table:table-cell office:value-type="float" office:value="340514.41810516" calcext:value-type="float">
            <text:p>340514.41810516</text:p>
          </table:table-cell>
          <table:table-cell office:value-type="float" office:value="368323.213745121" calcext:value-type="float">
            <text:p>368323.213745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569379212" calcext:value-type="float">
            <text:p>166.569379212</text:p>
          </table:table-cell>
          <table:table-cell office:value-type="float" office:value="315761" calcext:value-type="float">
            <text:p>315761</text:p>
          </table:table-cell>
          <table:table-cell office:value-type="float" office:value="365693.741480586" calcext:value-type="float">
            <text:p>365693.741480586</text:p>
          </table:table-cell>
          <table:table-cell office:value-type="float" office:value="0.107517634000033" calcext:value-type="float">
            <text:p>0.107517634000033</text:p>
          </table:table-cell>
          <table:table-cell office:value-type="float" office:value="337109.273924109" calcext:value-type="float">
            <text:p>337109.273924109</text:p>
          </table:table-cell>
          <table:table-cell office:value-type="float" office:value="359425.560720058" calcext:value-type="float">
            <text:p>359425.56072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773124767" calcext:value-type="float">
            <text:p>166.773124767</text:p>
          </table:table-cell>
          <table:table-cell office:value-type="float" office:value="284238" calcext:value-type="float">
            <text:p>284238</text:p>
          </table:table-cell>
          <table:table-cell office:value-type="float" office:value="335045.708420723" calcext:value-type="float">
            <text:p>335045.708420723</text:p>
          </table:table-cell>
          <table:table-cell office:value-type="float" office:value="0.103937907000727" calcext:value-type="float">
            <text:p>0.103937907000727</text:p>
          </table:table-cell>
          <table:table-cell office:value-type="float" office:value="333738.181184868" calcext:value-type="float">
            <text:p>333738.181184868</text:p>
          </table:table-cell>
          <table:table-cell office:value-type="float" office:value="307027.147625396" calcext:value-type="float">
            <text:p>307027.147625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977519639" calcext:value-type="float">
            <text:p>166.977519639</text:p>
          </table:table-cell>
          <table:table-cell office:value-type="float" office:value="323651" calcext:value-type="float">
            <text:p>323651</text:p>
          </table:table-cell>
          <table:table-cell office:value-type="float" office:value="293787.631002426" calcext:value-type="float">
            <text:p>293787.631002426</text:p>
          </table:table-cell>
          <table:table-cell office:value-type="float" office:value="0.105267127999468" calcext:value-type="float">
            <text:p>0.105267127999468</text:p>
          </table:table-cell>
          <table:table-cell office:value-type="float" office:value="330400.799373019" calcext:value-type="float">
            <text:p>330400.799373019</text:p>
          </table:table-cell>
          <table:table-cell office:value-type="float" office:value="277856.657680316" calcext:value-type="float">
            <text:p>277856.657680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180153178" calcext:value-type="float">
            <text:p>167.180153178</text:p>
          </table:table-cell>
          <table:table-cell office:value-type="float" office:value="371607" calcext:value-type="float">
            <text:p>371607</text:p>
          </table:table-cell>
          <table:table-cell office:value-type="float" office:value="305216.154473156" calcext:value-type="float">
            <text:p>305216.154473156</text:p>
          </table:table-cell>
          <table:table-cell office:value-type="float" office:value="0.103753364999648" calcext:value-type="float">
            <text:p>0.103753364999648</text:p>
          </table:table-cell>
          <table:table-cell office:value-type="float" office:value="327096.791379289" calcext:value-type="float">
            <text:p>327096.791379289</text:p>
          </table:table-cell>
          <table:table-cell office:value-type="float" office:value="325444.348195001" calcext:value-type="float">
            <text:p>325444.348195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382477177" calcext:value-type="float">
            <text:p>167.382477177</text:p>
          </table:table-cell>
          <table:table-cell office:value-type="float" office:value="359953" calcext:value-type="float">
            <text:p>359953</text:p>
          </table:table-cell>
          <table:table-cell office:value-type="float" office:value="340818.863485174" calcext:value-type="float">
            <text:p>340818.863485174</text:p>
          </table:table-cell>
          <table:table-cell office:value-type="float" office:value="0.104223196000021" calcext:value-type="float">
            <text:p>0.104223196000021</text:p>
          </table:table-cell>
          <table:table-cell office:value-type="float" office:value="327096.791379289" calcext:value-type="float">
            <text:p>327096.791379289</text:p>
          </table:table-cell>
          <table:table-cell office:value-type="float" office:value="365431.637395426" calcext:value-type="float">
            <text:p>365431.637395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682664946999" calcext:value-type="float">
            <text:p>167.682664946999</text:p>
          </table:table-cell>
          <table:table-cell office:value-type="float" office:value="279440" calcext:value-type="float">
            <text:p>279440</text:p>
          </table:table-cell>
          <table:table-cell office:value-type="float" office:value="130981.570425267" calcext:value-type="float">
            <text:p>130981.570425267</text:p>
          </table:table-cell>
          <table:table-cell office:value-type="float" office:value="0.335684010999103" calcext:value-type="float">
            <text:p>0.335684010999103</text:p>
          </table:table-cell>
          <table:table-cell office:value-type="float" office:value="323825.823465496" calcext:value-type="float">
            <text:p>323825.823465496</text:p>
          </table:table-cell>
          <table:table-cell office:value-type="float" office:value="125000.311205355" calcext:value-type="float">
            <text:p>125000.311205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888708544" calcext:value-type="float">
            <text:p>167.888708544</text:p>
          </table:table-cell>
          <table:table-cell office:value-type="float" office:value="289805" calcext:value-type="float">
            <text:p>289805</text:p>
          </table:table-cell>
          <table:table-cell office:value-type="float" office:value="288767.435000104" calcext:value-type="float">
            <text:p>288767.435000104</text:p>
          </table:table-cell>
          <table:table-cell office:value-type="float" office:value="0.105086966999806" calcext:value-type="float">
            <text:p>0.105086966999806</text:p>
          </table:table-cell>
          <table:table-cell office:value-type="float" office:value="320587.565230841" calcext:value-type="float">
            <text:p>320587.565230841</text:p>
          </table:table-cell>
          <table:table-cell office:value-type="float" office:value="247445.217429077" calcext:value-type="float">
            <text:p>247445.217429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096365960999" calcext:value-type="float">
            <text:p>168.096365960999</text:p>
          </table:table-cell>
          <table:table-cell office:value-type="float" office:value="344654" calcext:value-type="float">
            <text:p>344654</text:p>
          </table:table-cell>
          <table:table-cell office:value-type="float" office:value="223260.482834887" calcext:value-type="float">
            <text:p>223260.482834887</text:p>
          </table:table-cell>
          <table:table-cell office:value-type="float" office:value="0.130214587999944" calcext:value-type="float">
            <text:p>0.130214587999944</text:p>
          </table:table-cell>
          <table:table-cell office:value-type="float" office:value="317381.689578533" calcext:value-type="float">
            <text:p>317381.689578533</text:p>
          </table:table-cell>
          <table:table-cell office:value-type="float" office:value="228580.180090283" calcext:value-type="float">
            <text:p>228580.180090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299796547999" calcext:value-type="float">
            <text:p>168.299796547999</text:p>
          </table:table-cell>
          <table:table-cell office:value-type="float" office:value="359119" calcext:value-type="float">
            <text:p>359119</text:p>
          </table:table-cell>
          <table:table-cell office:value-type="float" office:value="328020.492871558" calcext:value-type="float">
            <text:p>328020.492871558</text:p>
          </table:table-cell>
          <table:table-cell office:value-type="float" office:value="0.104252745000849" calcext:value-type="float">
            <text:p>0.104252745000849</text:p>
          </table:table-cell>
          <table:table-cell office:value-type="float" office:value="314207.872682747" calcext:value-type="float">
            <text:p>314207.872682747</text:p>
          </table:table-cell>
          <table:table-cell office:value-type="float" office:value="361961.562880061" calcext:value-type="float">
            <text:p>361961.56288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502168403" calcext:value-type="float">
            <text:p>168.502168403</text:p>
          </table:table-cell>
          <table:table-cell office:value-type="float" office:value="310425" calcext:value-type="float">
            <text:p>310425</text:p>
          </table:table-cell>
          <table:table-cell office:value-type="float" office:value="350696.471646146" calcext:value-type="float">
            <text:p>350696.471646146</text:p>
          </table:table-cell>
          <table:table-cell office:value-type="float" office:value="0.107312131998697" calcext:value-type="float">
            <text:p>0.107312131998697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350730.077177846" calcext:value-type="float">
            <text:p>350730.077177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705205528999" calcext:value-type="float">
            <text:p>168.705205528999</text:p>
          </table:table-cell>
          <table:table-cell office:value-type="float" office:value="266235" calcext:value-type="float">
            <text:p>266235</text:p>
          </table:table-cell>
          <table:table-cell office:value-type="float" office:value="334371.938362798" calcext:value-type="float">
            <text:p>334371.938362798</text:p>
          </table:table-cell>
          <table:table-cell office:value-type="float" office:value="0.10582438900019" calcext:value-type="float">
            <text:p>0.10582438900019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308576.332230119" calcext:value-type="float">
            <text:p>308576.332230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908658539" calcext:value-type="float">
            <text:p>168.908658539</text:p>
          </table:table-cell>
          <table:table-cell office:value-type="float" office:value="285655" calcext:value-type="float">
            <text:p>285655</text:p>
          </table:table-cell>
          <table:table-cell office:value-type="float" office:value="286970.560388121" calcext:value-type="float">
            <text:p>286970.560388121</text:p>
          </table:table-cell>
          <table:table-cell office:value-type="float" office:value="0.102663349000068" calcext:value-type="float">
            <text:p>0.102663349000068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268466.837626094" calcext:value-type="float">
            <text:p>268466.837626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111367980999" calcext:value-type="float">
            <text:p>169.111367980999</text:p>
          </table:table-cell>
          <table:table-cell office:value-type="float" office:value="341018" calcext:value-type="float">
            <text:p>341018</text:p>
          </table:table-cell>
          <table:table-cell office:value-type="float" office:value="279100.967965631" calcext:value-type="float">
            <text:p>279100.967965631</text:p>
          </table:table-cell>
          <table:table-cell office:value-type="float" office:value="0.102760609001052" calcext:value-type="float">
            <text:p>0.102760609001052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286030.358297179" calcext:value-type="float">
            <text:p>286030.358297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314560874" calcext:value-type="float">
            <text:p>169.314560874</text:p>
          </table:table-cell>
          <table:table-cell office:value-type="float" office:value="354058" calcext:value-type="float">
            <text:p>354058</text:p>
          </table:table-cell>
          <table:table-cell office:value-type="float" office:value="311210.08294159" calcext:value-type="float">
            <text:p>311210.08294159</text:p>
          </table:table-cell>
          <table:table-cell office:value-type="float" office:value="0.103857522000908" calcext:value-type="float">
            <text:p>0.103857522000908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347554.448437849" calcext:value-type="float">
            <text:p>347554.448437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518605268" calcext:value-type="float">
            <text:p>169.518605268</text:p>
          </table:table-cell>
          <table:table-cell office:value-type="float" office:value="305945" calcext:value-type="float">
            <text:p>305945</text:p>
          </table:table-cell>
          <table:table-cell office:value-type="float" office:value="347554.448437849" calcext:value-type="float">
            <text:p>347554.448437849</text:p>
          </table:table-cell>
          <table:table-cell office:value-type="float" office:value="0.10785406299874" calcext:value-type="float">
            <text:p>0.10785406299874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342626.607685846" calcext:value-type="float">
            <text:p>342626.607685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719902565999" calcext:value-type="float">
            <text:p>169.719902565999</text:p>
          </table:table-cell>
          <table:table-cell office:value-type="float" office:value="265267" calcext:value-type="float">
            <text:p>265267</text:p>
          </table:table-cell>
          <table:table-cell office:value-type="float" office:value="262913.137037998" calcext:value-type="float">
            <text:p>262913.137037998</text:p>
          </table:table-cell>
          <table:table-cell office:value-type="float" office:value="0.11967702399852" calcext:value-type="float">
            <text:p>0.11967702399852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227240.1898442" calcext:value-type="float">
            <text:p>227240.1898442</text:p>
          </table:table-cell>
          <table:table-cell office:value-type="float" office:value="8735.62436641576" calcext:value-type="float">
            <text:p>8735.62436641576</text:p>
          </table:table-cell>
        </table:table-row>
        <table:table-row table:style-name="ro1">
          <table:table-cell office:value-type="float" office:value="169.922757422999" calcext:value-type="float">
            <text:p>169.922757422999</text:p>
          </table:table-cell>
          <table:table-cell office:value-type="float" office:value="289036" calcext:value-type="float">
            <text:p>289036</text:p>
          </table:table-cell>
          <table:table-cell office:value-type="float" office:value="251830.115196696" calcext:value-type="float">
            <text:p>251830.115196696</text:p>
          </table:table-cell>
          <table:table-cell office:value-type="float" office:value="0.109123435000583" calcext:value-type="float">
            <text:p>0.109123435000583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263596.361625594" calcext:value-type="float">
            <text:p>263596.361625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125122398998" calcext:value-type="float">
            <text:p>170.125122398998</text:p>
          </table:table-cell>
          <table:table-cell office:value-type="float" office:value="343951" calcext:value-type="float">
            <text:p>343951</text:p>
          </table:table-cell>
          <table:table-cell office:value-type="float" office:value="282069.091327921" calcext:value-type="float">
            <text:p>282069.091327921</text:p>
          </table:table-cell>
          <table:table-cell office:value-type="float" office:value="0.102745488000437" calcext:value-type="float">
            <text:p>0.102745488000437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294886.097133834" calcext:value-type="float">
            <text:p>294886.097133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327572755999" calcext:value-type="float">
            <text:p>170.327572755999</text:p>
          </table:table-cell>
          <table:table-cell office:value-type="float" office:value="352376" calcext:value-type="float">
            <text:p>352376</text:p>
          </table:table-cell>
          <table:table-cell office:value-type="float" office:value="318763.025527525" calcext:value-type="float">
            <text:p>318763.025527525</text:p>
          </table:table-cell>
          <table:table-cell office:value-type="float" office:value="0.102749657000459" calcext:value-type="float">
            <text:p>0.102749657000459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342639.953921216" calcext:value-type="float">
            <text:p>342639.95392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529948441999" calcext:value-type="float">
            <text:p>170.529948441999</text:p>
          </table:table-cell>
          <table:table-cell office:value-type="float" office:value="302368" calcext:value-type="float">
            <text:p>302368</text:p>
          </table:table-cell>
          <table:table-cell office:value-type="float" office:value="351276.508155847" calcext:value-type="float">
            <text:p>351276.508155847</text:p>
          </table:table-cell>
          <table:table-cell office:value-type="float" office:value="0.103139819000717" calcext:value-type="float">
            <text:p>0.103139819000717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348825.42069847" calcext:value-type="float">
            <text:p>348825.42069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734933615999" calcext:value-type="float">
            <text:p>170.734933615999</text:p>
          </table:table-cell>
          <table:table-cell office:value-type="float" office:value="264620" calcext:value-type="float">
            <text:p>264620</text:p>
          </table:table-cell>
          <table:table-cell office:value-type="float" office:value="326235.377384495" calcext:value-type="float">
            <text:p>326235.377384495</text:p>
          </table:table-cell>
          <table:table-cell office:value-type="float" office:value="0.106345287000295" calcext:value-type="float">
            <text:p>0.106345287000295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300565.433600518" calcext:value-type="float">
            <text:p>300565.433600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936543438" calcext:value-type="float">
            <text:p>170.936543438</text:p>
          </table:table-cell>
          <table:table-cell office:value-type="float" office:value="293150" calcext:value-type="float">
            <text:p>293150</text:p>
          </table:table-cell>
          <table:table-cell office:value-type="float" office:value="279480.948299629" calcext:value-type="float">
            <text:p>279480.948299629</text:p>
          </table:table-cell>
          <table:table-cell office:value-type="float" office:value="0.104376740999214" calcext:value-type="float">
            <text:p>0.104376740999214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262568.188185358" calcext:value-type="float">
            <text:p>262568.188185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138804389" calcext:value-type="float">
            <text:p>171.138804389</text:p>
          </table:table-cell>
          <table:table-cell office:value-type="float" office:value="346931" calcext:value-type="float">
            <text:p>346931</text:p>
          </table:table-cell>
          <table:table-cell office:value-type="float" office:value="277766.470371328" calcext:value-type="float">
            <text:p>277766.470371328</text:p>
          </table:table-cell>
          <table:table-cell office:value-type="float" office:value="0.104603380999833" calcext:value-type="float">
            <text:p>0.104603380999833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292411.397106188" calcext:value-type="float">
            <text:p>292411.397106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343870859" calcext:value-type="float">
            <text:p>171.343870859</text:p>
          </table:table-cell>
          <table:table-cell office:value-type="float" office:value="349724" calcext:value-type="float">
            <text:p>349724</text:p>
          </table:table-cell>
          <table:table-cell office:value-type="float" office:value="316244.693576554" calcext:value-type="float">
            <text:p>316244.693576554</text:p>
          </table:table-cell>
          <table:table-cell office:value-type="float" office:value="0.108873733999644" calcext:value-type="float">
            <text:p>0.108873733999644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342619.421251416" calcext:value-type="float">
            <text:p>342619.42125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556081429999" calcext:value-type="float">
            <text:p>171.556081429999</text:p>
          </table:table-cell>
          <table:table-cell office:value-type="float" office:value="294764" calcext:value-type="float">
            <text:p>294764</text:p>
          </table:table-cell>
          <table:table-cell office:value-type="float" office:value="265207.66288815" calcext:value-type="float">
            <text:p>265207.66288815</text:p>
          </table:table-cell>
          <table:table-cell office:value-type="float" office:value="0.133742987000005" calcext:value-type="float">
            <text:p>0.133742987000005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254668.756796548" calcext:value-type="float">
            <text:p>254668.756796548</text:p>
          </table:table-cell>
          <table:table-cell office:value-type="float" office:value="1847.94028200122" calcext:value-type="float">
            <text:p>1847.94028200122</text:p>
          </table:table-cell>
        </table:table-row>
        <table:table-row table:style-name="ro1">
          <table:table-cell office:value-type="float" office:value="171.757569728999" calcext:value-type="float">
            <text:p>171.757569728999</text:p>
          </table:table-cell>
          <table:table-cell office:value-type="float" office:value="264469" calcext:value-type="float">
            <text:p>264469</text:p>
          </table:table-cell>
          <table:table-cell office:value-type="float" office:value="301606.439959379" calcext:value-type="float">
            <text:p>301606.439959379</text:p>
          </table:table-cell>
          <table:table-cell office:value-type="float" office:value="0.101097500000833" calcext:value-type="float">
            <text:p>0.101097500000833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286599.111602549" calcext:value-type="float">
            <text:p>286599.11160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959953333" calcext:value-type="float">
            <text:p>171.959953333</text:p>
          </table:table-cell>
          <table:table-cell office:value-type="float" office:value="299657" calcext:value-type="float">
            <text:p>299657</text:p>
          </table:table-cell>
          <table:table-cell office:value-type="float" office:value="272896.121094765" calcext:value-type="float">
            <text:p>272896.121094765</text:p>
          </table:table-cell>
          <table:table-cell office:value-type="float" office:value="0.10129679900092" calcext:value-type="float">
            <text:p>0.10129679900092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257345.19030498" calcext:value-type="float">
            <text:p>257345.19030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164032545999" calcext:value-type="float">
            <text:p>172.164032545999</text:p>
          </table:table-cell>
          <table:table-cell office:value-type="float" office:value="350916" calcext:value-type="float">
            <text:p>350916</text:p>
          </table:table-cell>
          <table:table-cell office:value-type="float" office:value="280305.961427309" calcext:value-type="float">
            <text:p>280305.961427309</text:p>
          </table:table-cell>
          <table:table-cell office:value-type="float" office:value="0.104469489000621" calcext:value-type="float">
            <text:p>0.104469489000621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304765.490577509" calcext:value-type="float">
            <text:p>304765.490577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365618439999" calcext:value-type="float">
            <text:p>172.365618439999</text:p>
          </table:table-cell>
          <table:table-cell office:value-type="float" office:value="345946" calcext:value-type="float">
            <text:p>345946</text:p>
          </table:table-cell>
          <table:table-cell office:value-type="float" office:value="320364.329340137" calcext:value-type="float">
            <text:p>320364.329340137</text:p>
          </table:table-cell>
          <table:table-cell office:value-type="float" office:value="0.104721509998853" calcext:value-type="float">
            <text:p>0.104721509998853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338996.09310279" calcext:value-type="float">
            <text:p>338996.0931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567495366" calcext:value-type="float">
            <text:p>172.567495366</text:p>
          </table:table-cell>
          <table:table-cell office:value-type="float" office:value="291668" calcext:value-type="float">
            <text:p>291668</text:p>
          </table:table-cell>
          <table:table-cell office:value-type="float" office:value="340729.915227804" calcext:value-type="float">
            <text:p>340729.915227804</text:p>
          </table:table-cell>
          <table:table-cell office:value-type="float" office:value="0.104643639999267" calcext:value-type="float">
            <text:p>0.104643639999267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340643.982352803" calcext:value-type="float">
            <text:p>340643.98235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769263572" calcext:value-type="float">
            <text:p>172.769263572</text:p>
          </table:table-cell>
          <table:table-cell office:value-type="float" office:value="264773" calcext:value-type="float">
            <text:p>264773</text:p>
          </table:table-cell>
          <table:table-cell office:value-type="float" office:value="310174.206827553" calcext:value-type="float">
            <text:p>310174.206827553</text:p>
          </table:table-cell>
          <table:table-cell office:value-type="float" office:value="0.104413238999769" calcext:value-type="float">
            <text:p>0.104413238999769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281524.186302319" calcext:value-type="float">
            <text:p>281524.18630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973239228" calcext:value-type="float">
            <text:p>172.973239228</text:p>
          </table:table-cell>
          <table:table-cell office:value-type="float" office:value="303468" calcext:value-type="float">
            <text:p>303468</text:p>
          </table:table-cell>
          <table:table-cell office:value-type="float" office:value="267668.268439705" calcext:value-type="float">
            <text:p>267668.268439705</text:p>
          </table:table-cell>
          <table:table-cell office:value-type="float" office:value="0.106285572999695" calcext:value-type="float">
            <text:p>0.106285572999695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243761.237127008" calcext:value-type="float">
            <text:p>243761.237127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175024008999" calcext:value-type="float">
            <text:p>173.175024008999</text:p>
          </table:table-cell>
          <table:table-cell office:value-type="float" office:value="352740" calcext:value-type="float">
            <text:p>352740</text:p>
          </table:table-cell>
          <table:table-cell office:value-type="float" office:value="215728.416839277" calcext:value-type="float">
            <text:p>215728.416839277</text:p>
          </table:table-cell>
          <table:table-cell office:value-type="float" office:value="0.109412342999349" calcext:value-type="float">
            <text:p>0.109412342999349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243111.685689503" calcext:value-type="float">
            <text:p>243111.685689503</text:p>
          </table:table-cell>
          <table:table-cell office:value-type="float" office:value="16917.6556501394" calcext:value-type="float">
            <text:p>16917.6556501394</text:p>
          </table:table-cell>
        </table:table-row>
        <table:table-row table:style-name="ro1">
          <table:table-cell office:value-type="float" office:value="173.378051792999" calcext:value-type="float">
            <text:p>173.378051792999</text:p>
          </table:table-cell>
          <table:table-cell office:value-type="float" office:value="343407" calcext:value-type="float">
            <text:p>343407</text:p>
          </table:table-cell>
          <table:table-cell office:value-type="float" office:value="297134.145789946" calcext:value-type="float">
            <text:p>297134.145789946</text:p>
          </table:table-cell>
          <table:table-cell office:value-type="float" office:value="0.107605066999895" calcext:value-type="float">
            <text:p>0.107605066999895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339626.941502795" calcext:value-type="float">
            <text:p>339626.94150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581265098999" calcext:value-type="float">
            <text:p>173.581265098999</text:p>
          </table:table-cell>
          <table:table-cell office:value-type="float" office:value="288330" calcext:value-type="float">
            <text:p>288330</text:p>
          </table:table-cell>
          <table:table-cell office:value-type="float" office:value="340368.491665301" calcext:value-type="float">
            <text:p>340368.491665301</text:p>
          </table:table-cell>
          <table:table-cell office:value-type="float" office:value="0.105490031000954" calcext:value-type="float">
            <text:p>0.105490031000954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336863.946827772" calcext:value-type="float">
            <text:p>336863.946827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784174263999" calcext:value-type="float">
            <text:p>173.784174263999</text:p>
          </table:table-cell>
          <table:table-cell office:value-type="float" office:value="265487" calcext:value-type="float">
            <text:p>265487</text:p>
          </table:table-cell>
          <table:table-cell office:value-type="float" office:value="314482.476790089" calcext:value-type="float">
            <text:p>314482.476790089</text:p>
          </table:table-cell>
          <table:table-cell office:value-type="float" office:value="0.103685115000189" calcext:value-type="float">
            <text:p>0.103685115000189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285428.571752351" calcext:value-type="float">
            <text:p>285428.57175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213388945" calcext:value-type="float">
            <text:p>174.213388945</text:p>
          </table:table-cell>
          <table:table-cell office:value-type="float" office:value="356545" calcext:value-type="float">
            <text:p>356545</text:p>
          </table:table-cell>
          <table:table-cell office:value-type="float" office:value="249073.910752052" calcext:value-type="float">
            <text:p>249073.910752052</text:p>
          </table:table-cell>
          <table:table-cell office:value-type="float" office:value="0.341689905000749" calcext:value-type="float">
            <text:p>0.341689905000749</text:p>
          </table:table-cell>
          <table:table-cell office:value-type="float" office:value="311065.79395592" calcext:value-type="float">
            <text:p>311065.79395592</text:p>
          </table:table-cell>
          <table:table-cell office:value-type="float" office:value="240559.984789482" calcext:value-type="float">
            <text:p>240559.984789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415699993" calcext:value-type="float">
            <text:p>174.415699993</text:p>
          </table:table-cell>
          <table:table-cell office:value-type="float" office:value="357373" calcext:value-type="float">
            <text:p>357373</text:p>
          </table:table-cell>
          <table:table-cell office:value-type="float" office:value="247631.75491454" calcext:value-type="float">
            <text:p>247631.75491454</text:p>
          </table:table-cell>
          <table:table-cell office:value-type="float" office:value="0.101603904999138" calcext:value-type="float">
            <text:p>0.101603904999138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293660.435689918" calcext:value-type="float">
            <text:p>293660.435689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617591128999" calcext:value-type="float">
            <text:p>174.617591128999</text:p>
          </table:table-cell>
          <table:table-cell office:value-type="float" office:value="298637" calcext:value-type="float">
            <text:p>298637</text:p>
          </table:table-cell>
          <table:table-cell office:value-type="float" office:value="345032.119340339" calcext:value-type="float">
            <text:p>345032.119340339</text:p>
          </table:table-cell>
          <table:table-cell office:value-type="float" office:value="0.102930320001178" calcext:value-type="float">
            <text:p>0.102930320001178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345450.662990342" calcext:value-type="float">
            <text:p>345450.662990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822582354" calcext:value-type="float">
            <text:p>174.822582354</text:p>
          </table:table-cell>
          <table:table-cell office:value-type="float" office:value="287725" calcext:value-type="float">
            <text:p>287725</text:p>
          </table:table-cell>
          <table:table-cell office:value-type="float" office:value="250322.464877062" calcext:value-type="float">
            <text:p>250322.464877062</text:p>
          </table:table-cell>
          <table:table-cell office:value-type="float" office:value="0.140713588998551" calcext:value-type="float">
            <text:p>0.140713588998551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220632.151076818" calcext:value-type="float">
            <text:p>220632.151076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027153024999" calcext:value-type="float">
            <text:p>175.027153024999</text:p>
          </table:table-cell>
          <table:table-cell office:value-type="float" office:value="341077" calcext:value-type="float">
            <text:p>341077</text:p>
          </table:table-cell>
          <table:table-cell office:value-type="float" office:value="243708.160939508" calcext:value-type="float">
            <text:p>243708.160939508</text:p>
          </table:table-cell>
          <table:table-cell office:value-type="float" office:value="0.116589388000648" calcext:value-type="float">
            <text:p>0.116589388000648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238192.281339462" calcext:value-type="float">
            <text:p>238192.281339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230957713" calcext:value-type="float">
            <text:p>175.230957713</text:p>
          </table:table-cell>
          <table:table-cell office:value-type="float" office:value="381856" calcext:value-type="float">
            <text:p>381856</text:p>
          </table:table-cell>
          <table:table-cell office:value-type="float" office:value="316036.579153603" calcext:value-type="float">
            <text:p>316036.579153603</text:p>
          </table:table-cell>
          <table:table-cell office:value-type="float" office:value="0.101861044000543" calcext:value-type="float">
            <text:p>0.101861044000543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350298.71778189" calcext:value-type="float">
            <text:p>350298.71778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432634962999" calcext:value-type="float">
            <text:p>175.432634962999</text:p>
          </table:table-cell>
          <table:table-cell office:value-type="float" office:value="352851" calcext:value-type="float">
            <text:p>352851</text:p>
          </table:table-cell>
          <table:table-cell office:value-type="float" office:value="342317.617471783" calcext:value-type="float">
            <text:p>342317.617471783</text:p>
          </table:table-cell>
          <table:table-cell office:value-type="float" office:value="0.117446431000644" calcext:value-type="float">
            <text:p>0.117446431000644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353239.665056029" calcext:value-type="float">
            <text:p>353239.665056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636882752999" calcext:value-type="float">
            <text:p>175.636882752999</text:p>
          </table:table-cell>
          <table:table-cell office:value-type="float" office:value="294645" calcext:value-type="float">
            <text:p>294645</text:p>
          </table:table-cell>
          <table:table-cell office:value-type="float" office:value="359833.785691117" calcext:value-type="float">
            <text:p>359833.785691117</text:p>
          </table:table-cell>
          <table:table-cell office:value-type="float" office:value="0.111339357999896" calcext:value-type="float">
            <text:p>0.111339357999896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343269.809078633" calcext:value-type="float">
            <text:p>343269.809078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839490957" calcext:value-type="float">
            <text:p>175.839490957</text:p>
          </table:table-cell>
          <table:table-cell office:value-type="float" office:value="290146" calcext:value-type="float">
            <text:p>290146</text:p>
          </table:table-cell>
          <table:table-cell office:value-type="float" office:value="291753.581126923" calcext:value-type="float">
            <text:p>291753.581126923</text:p>
          </table:table-cell>
          <table:table-cell office:value-type="float" office:value="0.103538339999432" calcext:value-type="float">
            <text:p>0.103538339999432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264622.290375004" calcext:value-type="float">
            <text:p>264622.290375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042593787999" calcext:value-type="float">
            <text:p>176.042593787999</text:p>
          </table:table-cell>
          <table:table-cell office:value-type="float" office:value="345761" calcext:value-type="float">
            <text:p>345761</text:p>
          </table:table-cell>
          <table:table-cell office:value-type="float" office:value="290989.011741804" calcext:value-type="float">
            <text:p>290989.011741804</text:p>
          </table:table-cell>
          <table:table-cell office:value-type="float" office:value="0.102120813000511" calcext:value-type="float">
            <text:p>0.102120813000511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290532.302188833" calcext:value-type="float">
            <text:p>290532.302188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245587437999" calcext:value-type="float">
            <text:p>176.245587437999</text:p>
          </table:table-cell>
          <table:table-cell office:value-type="float" office:value="382229" calcext:value-type="float">
            <text:p>382229</text:p>
          </table:table-cell>
          <table:table-cell office:value-type="float" office:value="318176.184641472" calcext:value-type="float">
            <text:p>318176.184641472</text:p>
          </table:table-cell>
          <table:table-cell office:value-type="float" office:value="0.102963314999215" calcext:value-type="float">
            <text:p>0.102963314999215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346429.690524106" calcext:value-type="float">
            <text:p>346429.690524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448022335999" calcext:value-type="float">
            <text:p>176.448022335999</text:p>
          </table:table-cell>
          <table:table-cell office:value-type="float" office:value="348359" calcext:value-type="float">
            <text:p>348359</text:p>
          </table:table-cell>
          <table:table-cell office:value-type="float" office:value="355202.171681731" calcext:value-type="float">
            <text:p>355202.171681731</text:p>
          </table:table-cell>
          <table:table-cell office:value-type="float" office:value="0.107833045000007" calcext:value-type="float">
            <text:p>0.107833045000007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370070.887139304" calcext:value-type="float">
            <text:p>370070.887139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664807068999" calcext:value-type="float">
            <text:p>176.664807068999</text:p>
          </table:table-cell>
          <table:table-cell office:value-type="float" office:value="289384" calcext:value-type="float">
            <text:p>289384</text:p>
          </table:table-cell>
          <table:table-cell office:value-type="float" office:value="282066.15680478" calcext:value-type="float">
            <text:p>282066.15680478</text:p>
          </table:table-cell>
          <table:table-cell office:value-type="float" office:value="0.146425832999739" calcext:value-type="float">
            <text:p>0.146425832999739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268517.276073146" calcext:value-type="float">
            <text:p>268517.27607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866685039999" calcext:value-type="float">
            <text:p>176.866685039999</text:p>
          </table:table-cell>
          <table:table-cell office:value-type="float" office:value="295492" calcext:value-type="float">
            <text:p>295492</text:p>
          </table:table-cell>
          <table:table-cell office:value-type="float" office:value="228174.429554189" calcext:value-type="float">
            <text:p>228174.429554189</text:p>
          </table:table-cell>
          <table:table-cell office:value-type="float" office:value="0.10946338499889" calcext:value-type="float">
            <text:p>0.10946338499889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198213.978067568" calcext:value-type="float">
            <text:p>198213.978067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069768095" calcext:value-type="float">
            <text:p>177.069768095</text:p>
          </table:table-cell>
          <table:table-cell office:value-type="float" office:value="353752" calcext:value-type="float">
            <text:p>353752</text:p>
          </table:table-cell>
          <table:table-cell office:value-type="float" office:value="293986.834958804" calcext:value-type="float">
            <text:p>293986.834958804</text:p>
          </table:table-cell>
          <table:table-cell office:value-type="float" office:value="0.105990175999978" calcext:value-type="float">
            <text:p>0.105990175999978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297089.818217477" calcext:value-type="float">
            <text:p>297089.818217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273416012999" calcext:value-type="float">
            <text:p>177.273416012999</text:p>
          </table:table-cell>
          <table:table-cell office:value-type="float" office:value="381670" calcext:value-type="float">
            <text:p>381670</text:p>
          </table:table-cell>
          <table:table-cell office:value-type="float" office:value="318245.783316397" calcext:value-type="float">
            <text:p>318245.783316397</text:p>
          </table:table-cell>
          <table:table-cell office:value-type="float" office:value="0.104207418000442" calcext:value-type="float">
            <text:p>0.104207418000442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347843.000842644" calcext:value-type="float">
            <text:p>347843.000842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476349057999" calcext:value-type="float">
            <text:p>177.476349057999</text:p>
          </table:table-cell>
          <table:table-cell office:value-type="float" office:value="339543" calcext:value-type="float">
            <text:p>339543</text:p>
          </table:table-cell>
          <table:table-cell office:value-type="float" office:value="354710.408781535" calcext:value-type="float">
            <text:p>354710.408781535</text:p>
          </table:table-cell>
          <table:table-cell office:value-type="float" office:value="0.112482442000328" calcext:value-type="float">
            <text:p>0.112482442000328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368893.297880364" calcext:value-type="float">
            <text:p>368893.297880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678222368999" calcext:value-type="float">
            <text:p>177.678222368999</text:p>
          </table:table-cell>
          <table:table-cell office:value-type="float" office:value="287412" calcext:value-type="float">
            <text:p>287412</text:p>
          </table:table-cell>
          <table:table-cell office:value-type="float" office:value="352368.94679083" calcext:value-type="float">
            <text:p>352368.94679083</text:p>
          </table:table-cell>
          <table:table-cell office:value-type="float" office:value="0.10478342100032" calcext:value-type="float">
            <text:p>0.10478342100032</text:p>
          </table:table-cell>
          <table:table-cell office:value-type="float" office:value="332385.584544197" calcext:value-type="float">
            <text:p>332385.584544197</text:p>
          </table:table-cell>
          <table:table-cell office:value-type="float" office:value="330967.608261338" calcext:value-type="float">
            <text:p>330967.60826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880842848999" calcext:value-type="float">
            <text:p>177.880842848999</text:p>
          </table:table-cell>
          <table:table-cell office:value-type="float" office:value="319614" calcext:value-type="float">
            <text:p>319614</text:p>
          </table:table-cell>
          <table:table-cell office:value-type="float" office:value="305219.654675983" calcext:value-type="float">
            <text:p>305219.654675983</text:p>
          </table:table-cell>
          <table:table-cell office:value-type="float" office:value="0.103000131000954" calcext:value-type="float">
            <text:p>0.103000131000954</text:p>
          </table:table-cell>
          <table:table-cell office:value-type="float" office:value="355758.535127537" calcext:value-type="float">
            <text:p>355758.535127537</text:p>
          </table:table-cell>
          <table:table-cell office:value-type="float" office:value="277516.841958444" calcext:value-type="float">
            <text:p>277516.841958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084883653999" calcext:value-type="float">
            <text:p>178.084883653999</text:p>
          </table:table-cell>
          <table:table-cell office:value-type="float" office:value="383095" calcext:value-type="float">
            <text:p>383095</text:p>
          </table:table-cell>
          <table:table-cell office:value-type="float" office:value="298633.256636148" calcext:value-type="float">
            <text:p>298633.256636148</text:p>
          </table:table-cell>
          <table:table-cell office:value-type="float" office:value="0.104909188999955" calcext:value-type="float">
            <text:p>0.104909188999955</text:p>
          </table:table-cell>
          <table:table-cell office:value-type="float" office:value="355758.535127537" calcext:value-type="float">
            <text:p>355758.535127537</text:p>
          </table:table-cell>
          <table:table-cell office:value-type="float" office:value="316211.748240048" calcext:value-type="float">
            <text:p>316211.748240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289560591" calcext:value-type="float">
            <text:p>178.289560591</text:p>
          </table:table-cell>
          <table:table-cell office:value-type="float" office:value="407420" calcext:value-type="float">
            <text:p>407420</text:p>
          </table:table-cell>
          <table:table-cell office:value-type="float" office:value="337113.708866778" calcext:value-type="float">
            <text:p>337113.708866778</text:p>
          </table:table-cell>
          <table:table-cell office:value-type="float" office:value="0.112299280001025" calcext:value-type="float">
            <text:p>0.112299280001025</text:p>
          </table:table-cell>
          <table:table-cell office:value-type="float" office:value="355758.535127537" calcext:value-type="float">
            <text:p>355758.535127537</text:p>
          </table:table-cell>
          <table:table-cell office:value-type="float" office:value="369444.91353777" calcext:value-type="float">
            <text:p>369444.91353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491609605999" calcext:value-type="float">
            <text:p>178.491609605999</text:p>
          </table:table-cell>
          <table:table-cell office:value-type="float" office:value="358341" calcext:value-type="float">
            <text:p>358341</text:p>
          </table:table-cell>
          <table:table-cell office:value-type="float" office:value="268602.479977232" calcext:value-type="float">
            <text:p>268602.479977232</text:p>
          </table:table-cell>
          <table:table-cell office:value-type="float" office:value="0.10364574400046" calcext:value-type="float">
            <text:p>0.10364574400046</text:p>
          </table:table-cell>
          <table:table-cell office:value-type="float" office:value="355758.535127537" calcext:value-type="float">
            <text:p>355758.535127537</text:p>
          </table:table-cell>
          <table:table-cell office:value-type="float" office:value="269255.918574496" calcext:value-type="float">
            <text:p>269255.918574496</text:p>
          </table:table-cell>
          <table:table-cell office:value-type="float" office:value="74116.6421408952" calcext:value-type="float">
            <text:p>74116.6421408952</text:p>
          </table:table-cell>
        </table:table-row>
        <table:table-row table:style-name="ro1">
          <table:table-cell office:value-type="float" office:value="178.694022043999" calcext:value-type="float">
            <text:p>178.694022043999</text:p>
          </table:table-cell>
          <table:table-cell office:value-type="float" office:value="302520" calcext:value-type="float">
            <text:p>302520</text:p>
          </table:table-cell>
          <table:table-cell office:value-type="float" office:value="265075.504909491" calcext:value-type="float">
            <text:p>265075.504909491</text:p>
          </table:table-cell>
          <table:table-cell office:value-type="float" office:value="0.106949326998802" calcext:value-type="float">
            <text:p>0.106949326998802</text:p>
          </table:table-cell>
          <table:table-cell office:value-type="float" office:value="352200.949776261" calcext:value-type="float">
            <text:p>352200.949776261</text:p>
          </table:table-cell>
          <table:table-cell office:value-type="float" office:value="326086.563428516" calcext:value-type="float">
            <text:p>326086.563428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896059049999" calcext:value-type="float">
            <text:p>178.896059049999</text:p>
          </table:table-cell>
          <table:table-cell office:value-type="float" office:value="317085" calcext:value-type="float">
            <text:p>317085</text:p>
          </table:table-cell>
          <table:table-cell office:value-type="float" office:value="331572.493502903" calcext:value-type="float">
            <text:p>331572.493502903</text:p>
          </table:table-cell>
          <table:table-cell office:value-type="float" office:value="0.101846124000076" calcext:value-type="float">
            <text:p>0.101846124000076</text:p>
          </table:table-cell>
          <table:table-cell office:value-type="float" office:value="348678.940278499" calcext:value-type="float">
            <text:p>348678.940278499</text:p>
          </table:table-cell>
          <table:table-cell office:value-type="float" office:value="300006.43960038" calcext:value-type="float">
            <text:p>300006.4396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100525899999" calcext:value-type="float">
            <text:p>179.100525899999</text:p>
          </table:table-cell>
          <table:table-cell office:value-type="float" office:value="375959" calcext:value-type="float">
            <text:p>375959</text:p>
          </table:table-cell>
          <table:table-cell office:value-type="float" office:value="303505.609257843" calcext:value-type="float">
            <text:p>303505.609257843</text:p>
          </table:table-cell>
          <table:table-cell office:value-type="float" office:value="0.102244686000631" calcext:value-type="float">
            <text:p>0.102244686000631</text:p>
          </table:table-cell>
          <table:table-cell office:value-type="float" office:value="345192.150875714" calcext:value-type="float">
            <text:p>345192.150875714</text:p>
          </table:table-cell>
          <table:table-cell office:value-type="float" office:value="313393.456976617" calcext:value-type="float">
            <text:p>313393.456976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304396288999" calcext:value-type="float">
            <text:p>179.304396288999</text:p>
          </table:table-cell>
          <table:table-cell office:value-type="float" office:value="389959" calcext:value-type="float">
            <text:p>389959</text:p>
          </table:table-cell>
          <table:table-cell office:value-type="float" office:value="339475.53743953" calcext:value-type="float">
            <text:p>339475.53743953</text:p>
          </table:table-cell>
          <table:table-cell office:value-type="float" office:value="0.107201018001433" calcext:value-type="float">
            <text:p>0.107201018001433</text:p>
          </table:table-cell>
          <table:table-cell office:value-type="float" office:value="341740.229366957" calcext:value-type="float">
            <text:p>341740.229366957</text:p>
          </table:table-cell>
          <table:table-cell office:value-type="float" office:value="370067.057705431" calcext:value-type="float">
            <text:p>370067.057705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507521873998" calcext:value-type="float">
            <text:p>179.507521873998</text:p>
          </table:table-cell>
          <table:table-cell office:value-type="float" office:value="335712" calcext:value-type="float">
            <text:p>335712</text:p>
          </table:table-cell>
          <table:table-cell office:value-type="float" office:value="369252.288713431" calcext:value-type="float">
            <text:p>369252.288713431</text:p>
          </table:table-cell>
          <table:table-cell office:value-type="float" office:value="0.110683211998548" calcext:value-type="float">
            <text:p>0.110683211998548</text:p>
          </table:table-cell>
          <table:table-cell office:value-type="float" office:value="338322.827073287" calcext:value-type="float">
            <text:p>338322.827073287</text:p>
          </table:table-cell>
          <table:table-cell office:value-type="float" office:value="376381.517393436" calcext:value-type="float">
            <text:p>376381.517393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709680174999" calcext:value-type="float">
            <text:p>179.709680174999</text:p>
          </table:table-cell>
          <table:table-cell office:value-type="float" office:value="286257" calcext:value-type="float">
            <text:p>286257</text:p>
          </table:table-cell>
          <table:table-cell office:value-type="float" office:value="354256.97464628" calcext:value-type="float">
            <text:p>354256.97464628</text:p>
          </table:table-cell>
          <table:table-cell office:value-type="float" office:value="0.104526544999317" calcext:value-type="float">
            <text:p>0.104526544999317</text:p>
          </table:table-cell>
          <table:table-cell office:value-type="float" office:value="334939.598802554" calcext:value-type="float">
            <text:p>334939.598802554</text:p>
          </table:table-cell>
          <table:table-cell office:value-type="float" office:value="324188.434227119" calcext:value-type="float">
            <text:p>324188.434227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912360839999" calcext:value-type="float">
            <text:p>179.912360839999</text:p>
          </table:table-cell>
          <table:table-cell office:value-type="float" office:value="305757" calcext:value-type="float">
            <text:p>305757</text:p>
          </table:table-cell>
          <table:table-cell office:value-type="float" office:value="305543.464306426" calcext:value-type="float">
            <text:p>305543.464306426</text:p>
          </table:table-cell>
          <table:table-cell office:value-type="float" office:value="0.102235732998452" calcext:value-type="float">
            <text:p>0.102235732998452</text:p>
          </table:table-cell>
          <table:table-cell office:value-type="float" office:value="331590.202814529" calcext:value-type="float">
            <text:p>331590.202814529</text:p>
          </table:table-cell>
          <table:table-cell office:value-type="float" office:value="276693.003530306" calcext:value-type="float">
            <text:p>276693.003530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116712625" calcext:value-type="float">
            <text:p>180.116712625</text:p>
          </table:table-cell>
          <table:table-cell office:value-type="float" office:value="361400" calcext:value-type="float">
            <text:p>361400</text:p>
          </table:table-cell>
          <table:table-cell office:value-type="float" office:value="287416.891156894" calcext:value-type="float">
            <text:p>287416.891156894</text:p>
          </table:table-cell>
          <table:table-cell office:value-type="float" office:value="0.10447575300168" calcext:value-type="float">
            <text:p>0.10447575300168</text:p>
          </table:table-cell>
          <table:table-cell office:value-type="float" office:value="328274.300786383" calcext:value-type="float">
            <text:p>328274.300786383</text:p>
          </table:table-cell>
          <table:table-cell office:value-type="float" office:value="303457.655686905" calcext:value-type="float">
            <text:p>303457.655686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320294787" calcext:value-type="float">
            <text:p>180.320294787</text:p>
          </table:table-cell>
          <table:table-cell office:value-type="float" office:value="368968" calcext:value-type="float">
            <text:p>368968</text:p>
          </table:table-cell>
          <table:table-cell office:value-type="float" office:value="334237.082051586" calcext:value-type="float">
            <text:p>334237.082051586</text:p>
          </table:table-cell>
          <table:table-cell office:value-type="float" office:value="0.105112776000169" calcext:value-type="float">
            <text:p>0.105112776000169</text:p>
          </table:table-cell>
          <table:table-cell office:value-type="float" office:value="324991.55777852" calcext:value-type="float">
            <text:p>324991.55777852</text:p>
          </table:table-cell>
          <table:table-cell office:value-type="float" office:value="362572.201440266" calcext:value-type="float">
            <text:p>362572.201440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523716598" calcext:value-type="float">
            <text:p>180.523716598</text:p>
          </table:table-cell>
          <table:table-cell office:value-type="float" office:value="314358" calcext:value-type="float">
            <text:p>314358</text:p>
          </table:table-cell>
          <table:table-cell office:value-type="float" office:value="363370.675052427" calcext:value-type="float">
            <text:p>363370.675052427</text:p>
          </table:table-cell>
          <table:table-cell office:value-type="float" office:value="0.102824785999474" calcext:value-type="float">
            <text:p>0.102824785999474</text:p>
          </table:table-cell>
          <table:table-cell office:value-type="float" office:value="321741.642200734" calcext:value-type="float">
            <text:p>321741.642200734</text:p>
          </table:table-cell>
          <table:table-cell office:value-type="float" office:value="367224.532384589" calcext:value-type="float">
            <text:p>367224.532384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851245762" calcext:value-type="float">
            <text:p>180.851245762</text:p>
          </table:table-cell>
          <table:table-cell office:value-type="float" office:value="280225" calcext:value-type="float">
            <text:p>280225</text:p>
          </table:table-cell>
          <table:table-cell office:value-type="float" office:value="167724.270848285" calcext:value-type="float">
            <text:p>167724.270848285</text:p>
          </table:table-cell>
          <table:table-cell office:value-type="float" office:value="0.339948490000097" calcext:value-type="float">
            <text:p>0.339948490000097</text:p>
          </table:table-cell>
          <table:table-cell office:value-type="float" office:value="318524.225778727" calcext:value-type="float">
            <text:p>318524.225778727</text:p>
          </table:table-cell>
          <table:table-cell office:value-type="float" office:value="139915.186690065" calcext:value-type="float">
            <text:p>139915.18669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054762017999" calcext:value-type="float">
            <text:p>181.054762017999</text:p>
          </table:table-cell>
          <table:table-cell office:value-type="float" office:value="331502" calcext:value-type="float">
            <text:p>331502</text:p>
          </table:table-cell>
          <table:table-cell office:value-type="float" office:value="263081.269057697" calcext:value-type="float">
            <text:p>263081.269057697</text:p>
          </table:table-cell>
          <table:table-cell office:value-type="float" office:value="0.101956929000153" calcext:value-type="float">
            <text:p>0.101956929000153</text:p>
          </table:table-cell>
          <table:table-cell office:value-type="float" office:value="315338.98352094" calcext:value-type="float">
            <text:p>315338.98352094</text:p>
          </table:table-cell>
          <table:table-cell office:value-type="float" office:value="245699.700305224" calcext:value-type="float">
            <text:p>245699.700305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257675071" calcext:value-type="float">
            <text:p>181.257675071</text:p>
          </table:table-cell>
          <table:table-cell office:value-type="float" office:value="362573" calcext:value-type="float">
            <text:p>362573</text:p>
          </table:table-cell>
          <table:table-cell office:value-type="float" office:value="309676.889248969" calcext:value-type="float">
            <text:p>309676.889248969</text:p>
          </table:table-cell>
          <table:table-cell office:value-type="float" office:value="0.101271155999711" calcext:value-type="float">
            <text:p>0.101271155999711</text:p>
          </table:table-cell>
          <table:table-cell office:value-type="float" office:value="315338.98352094" calcext:value-type="float">
            <text:p>315338.98352094</text:p>
          </table:table-cell>
          <table:table-cell office:value-type="float" office:value="335788.707750727" calcext:value-type="float">
            <text:p>335788.707750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470968943" calcext:value-type="float">
            <text:p>181.470968943</text:p>
          </table:table-cell>
          <table:table-cell office:value-type="float" office:value="320465" calcext:value-type="float">
            <text:p>320465</text:p>
          </table:table-cell>
          <table:table-cell office:value-type="float" office:value="329293.980423243" calcext:value-type="float">
            <text:p>329293.980423243</text:p>
          </table:table-cell>
          <table:table-cell office:value-type="float" office:value="0.120579595999516" calcext:value-type="float">
            <text:p>0.120579595999516</text:p>
          </table:table-cell>
          <table:table-cell office:value-type="float" office:value="312185.59368573" calcext:value-type="float">
            <text:p>312185.59368573</text:p>
          </table:table-cell>
          <table:table-cell office:value-type="float" office:value="345116.285017274" calcext:value-type="float">
            <text:p>345116.285017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673298072999" calcext:value-type="float">
            <text:p>181.673298072999</text:p>
          </table:table-cell>
          <table:table-cell office:value-type="float" office:value="267887" calcext:value-type="float">
            <text:p>267887</text:p>
          </table:table-cell>
          <table:table-cell office:value-type="float" office:value="239852.631292837" calcext:value-type="float">
            <text:p>239852.631292837</text:p>
          </table:table-cell>
          <table:table-cell office:value-type="float" office:value="0.115393832000336" calcext:value-type="float">
            <text:p>0.115393832000336</text:p>
          </table:table-cell>
          <table:table-cell office:value-type="float" office:value="309063.737748873" calcext:value-type="float">
            <text:p>309063.737748873</text:p>
          </table:table-cell>
          <table:table-cell office:value-type="float" office:value="243280.153567647" calcext:value-type="float">
            <text:p>243280.153567647</text:p>
          </table:table-cell>
          <table:table-cell office:value-type="float" office:value="24749.1514589895" calcext:value-type="float">
            <text:p>24749.1514589895</text:p>
          </table:table-cell>
        </table:table-row>
        <table:table-row table:style-name="ro1">
          <table:table-cell office:value-type="float" office:value="181.876705354" calcext:value-type="float">
            <text:p>181.876705354</text:p>
          </table:table-cell>
          <table:table-cell office:value-type="float" office:value="276789" calcext:value-type="float">
            <text:p>276789</text:p>
          </table:table-cell>
          <table:table-cell office:value-type="float" office:value="293054.420385725" calcext:value-type="float">
            <text:p>293054.420385725</text:p>
          </table:table-cell>
          <table:table-cell office:value-type="float" office:value="0.101605152998673" calcext:value-type="float">
            <text:p>0.101605152998673</text:p>
          </table:table-cell>
          <table:table-cell office:value-type="float" office:value="309063.737748873" calcext:value-type="float">
            <text:p>309063.737748873</text:p>
          </table:table-cell>
          <table:table-cell office:value-type="float" office:value="266431.246184961" calcext:value-type="float">
            <text:p>266431.246184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080037063999" calcext:value-type="float">
            <text:p>182.080037063999</text:p>
          </table:table-cell>
          <table:table-cell office:value-type="float" office:value="331593" calcext:value-type="float">
            <text:p>331593</text:p>
          </table:table-cell>
          <table:table-cell office:value-type="float" office:value="270938.825338508" calcext:value-type="float">
            <text:p>270938.825338508</text:p>
          </table:table-cell>
          <table:table-cell office:value-type="float" office:value="0.102299856998798" calcext:value-type="float">
            <text:p>0.102299856998798</text:p>
          </table:table-cell>
          <table:table-cell office:value-type="float" office:value="309063.737748873" calcext:value-type="float">
            <text:p>309063.737748873</text:p>
          </table:table-cell>
          <table:table-cell office:value-type="float" office:value="275446.404492055" calcext:value-type="float">
            <text:p>275446.40449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283743204" calcext:value-type="float">
            <text:p>182.283743204</text:p>
          </table:table-cell>
          <table:table-cell office:value-type="float" office:value="354358" calcext:value-type="float">
            <text:p>354358</text:p>
          </table:table-cell>
          <table:table-cell office:value-type="float" office:value="303004.817818477" calcext:value-type="float">
            <text:p>303004.817818477</text:p>
          </table:table-cell>
          <table:table-cell office:value-type="float" office:value="0.103401353000663" calcext:value-type="float">
            <text:p>0.103401353000663</text:p>
          </table:table-cell>
          <table:table-cell office:value-type="float" office:value="309063.737748873" calcext:value-type="float">
            <text:p>309063.737748873</text:p>
          </table:table-cell>
          <table:table-cell office:value-type="float" office:value="330755.139985518" calcext:value-type="float">
            <text:p>330755.139985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486768401999" calcext:value-type="float">
            <text:p>182.486768401999</text:p>
          </table:table-cell>
          <table:table-cell office:value-type="float" office:value="312815" calcext:value-type="float">
            <text:p>312815</text:p>
          </table:table-cell>
          <table:table-cell office:value-type="float" office:value="341866.611221806" calcext:value-type="float">
            <text:p>341866.611221806</text:p>
          </table:table-cell>
          <table:table-cell office:value-type="float" office:value="0.103410072999395" calcext:value-type="float">
            <text:p>0.103410072999395</text:p>
          </table:table-cell>
          <table:table-cell office:value-type="float" office:value="309063.737748873" calcext:value-type="float">
            <text:p>309063.737748873</text:p>
          </table:table-cell>
          <table:table-cell office:value-type="float" office:value="352178.546681477" calcext:value-type="float">
            <text:p>352178.54668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689163376999" calcext:value-type="float">
            <text:p>182.689163376999</text:p>
          </table:table-cell>
          <table:table-cell office:value-type="float" office:value="266000" calcext:value-type="float">
            <text:p>266000</text:p>
          </table:table-cell>
          <table:table-cell office:value-type="float" office:value="330535.381576998" calcext:value-type="float">
            <text:p>330535.381576998</text:p>
          </table:table-cell>
          <table:table-cell office:value-type="float" office:value="0.103392942999562" calcext:value-type="float">
            <text:p>0.103392942999562</text:p>
          </table:table-cell>
          <table:table-cell office:value-type="float" office:value="309063.737748873" calcext:value-type="float">
            <text:p>309063.737748873</text:p>
          </table:table-cell>
          <table:table-cell office:value-type="float" office:value="309499.843408518" calcext:value-type="float">
            <text:p>309499.843408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891645539999" calcext:value-type="float">
            <text:p>182.891645539999</text:p>
          </table:table-cell>
          <table:table-cell office:value-type="float" office:value="280036" calcext:value-type="float">
            <text:p>280036</text:p>
          </table:table-cell>
          <table:table-cell office:value-type="float" office:value="274249.885783919" calcext:value-type="float">
            <text:p>274249.885783919</text:p>
          </table:table-cell>
          <table:table-cell office:value-type="float" office:value="0.102049843999339" calcext:value-type="float">
            <text:p>0.102049843999339</text:p>
          </table:table-cell>
          <table:table-cell office:value-type="float" office:value="309063.737748873" calcext:value-type="float">
            <text:p>309063.737748873</text:p>
          </table:table-cell>
          <table:table-cell office:value-type="float" office:value="247506.705263295" calcext:value-type="float">
            <text:p>247506.705263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098562751999" calcext:value-type="float">
            <text:p>183.098562751999</text:p>
          </table:table-cell>
          <table:table-cell office:value-type="float" office:value="335286" calcext:value-type="float">
            <text:p>335286</text:p>
          </table:table-cell>
          <table:table-cell office:value-type="float" office:value="254006.288055356" calcext:value-type="float">
            <text:p>254006.288055356</text:p>
          </table:table-cell>
          <table:table-cell office:value-type="float" office:value="0.112547347000145" calcext:value-type="float">
            <text:p>0.112547347000145</text:p>
          </table:table-cell>
          <table:table-cell office:value-type="float" office:value="309063.737748873" calcext:value-type="float">
            <text:p>309063.737748873</text:p>
          </table:table-cell>
          <table:table-cell office:value-type="float" office:value="274481.290375378" calcext:value-type="float">
            <text:p>274481.290375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299060321" calcext:value-type="float">
            <text:p>183.299060321</text:p>
          </table:table-cell>
          <table:table-cell office:value-type="float" office:value="353384" calcext:value-type="float">
            <text:p>353384</text:p>
          </table:table-cell>
          <table:table-cell office:value-type="float" office:value="167925.805455602" calcext:value-type="float">
            <text:p>167925.805455602</text:p>
          </table:table-cell>
          <table:table-cell office:value-type="float" office:value="0.163656902999719" calcext:value-type="float">
            <text:p>0.163656902999719</text:p>
          </table:table-cell>
          <table:table-cell office:value-type="float" office:value="309063.737748873" calcext:value-type="float">
            <text:p>309063.737748873</text:p>
          </table:table-cell>
          <table:table-cell office:value-type="float" office:value="198989.719846953" calcext:value-type="float">
            <text:p>198989.719846953</text:p>
          </table:table-cell>
          <table:table-cell office:value-type="float" office:value="3038.13467999134" calcext:value-type="float">
            <text:p>3038.13467999134</text:p>
          </table:table-cell>
        </table:table-row>
        <table:table-row table:style-name="ro1">
          <table:table-cell office:value-type="float" office:value="183.502461103999" calcext:value-type="float">
            <text:p>183.502461103999</text:p>
          </table:table-cell>
          <table:table-cell office:value-type="float" office:value="308707" calcext:value-type="float">
            <text:p>308707</text:p>
          </table:table-cell>
          <table:table-cell office:value-type="float" office:value="63481.8241384191" calcext:value-type="float">
            <text:p>63481.8241384191</text:p>
          </table:table-cell>
          <table:table-cell office:value-type="float" office:value="0.106453416001386" calcext:value-type="float">
            <text:p>0.106453416001386</text:p>
          </table:table-cell>
          <table:table-cell office:value-type="float" office:value="309063.737748873" calcext:value-type="float">
            <text:p>309063.737748873</text:p>
          </table:table-cell>
          <table:table-cell office:value-type="float" office:value="141588.722270537" calcext:value-type="float">
            <text:p>141588.722270537</text:p>
          </table:table-cell>
          <table:table-cell office:value-type="float" office:value="122747.73005257" calcext:value-type="float">
            <text:p>122747.73005257</text:p>
          </table:table-cell>
        </table:table-row>
        <table:table-row table:style-name="ro1">
          <table:table-cell office:value-type="float" office:value="183.702708362" calcext:value-type="float">
            <text:p>183.702708362</text:p>
          </table:table-cell>
          <table:table-cell office:value-type="float" office:value="262087" calcext:value-type="float">
            <text:p>262087</text:p>
          </table:table-cell>
          <table:table-cell office:value-type="float" office:value="284536.503454589" calcext:value-type="float">
            <text:p>284536.503454589</text:p>
          </table:table-cell>
          <table:table-cell office:value-type="float" office:value="0.102316245000111" calcext:value-type="float">
            <text:p>0.102316245000111</text:p>
          </table:table-cell>
          <table:table-cell office:value-type="float" office:value="305973.100371384" calcext:value-type="float">
            <text:p>305973.100371384</text:p>
          </table:table-cell>
          <table:table-cell office:value-type="float" office:value="304731.997384052" calcext:value-type="float">
            <text:p>304731.997384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904536319" calcext:value-type="float">
            <text:p>183.904536319</text:p>
          </table:table-cell>
          <table:table-cell office:value-type="float" office:value="277190" calcext:value-type="float">
            <text:p>277190</text:p>
          </table:table-cell>
          <table:table-cell office:value-type="float" office:value="283556.198664512" calcext:value-type="float">
            <text:p>283556.198664512</text:p>
          </table:table-cell>
          <table:table-cell office:value-type="float" office:value="0.101992431000326" calcext:value-type="float">
            <text:p>0.101992431000326</text:p>
          </table:table-cell>
          <table:table-cell office:value-type="float" office:value="302913.369367671" calcext:value-type="float">
            <text:p>302913.369367671</text:p>
          </table:table-cell>
          <table:table-cell office:value-type="float" office:value="261175.779544356" calcext:value-type="float">
            <text:p>261175.779544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108398839" calcext:value-type="float">
            <text:p>184.108398839</text:p>
          </table:table-cell>
          <table:table-cell office:value-type="float" office:value="327927" calcext:value-type="float">
            <text:p>327927</text:p>
          </table:table-cell>
          <table:table-cell office:value-type="float" office:value="265785.136209683" calcext:value-type="float">
            <text:p>265785.136209683</text:p>
          </table:table-cell>
          <table:table-cell office:value-type="float" office:value="0.1044545929999" calcext:value-type="float">
            <text:p>0.1044545929999</text:p>
          </table:table-cell>
          <table:table-cell office:value-type="float" office:value="299884.235673994" calcext:value-type="float">
            <text:p>299884.235673994</text:p>
          </table:table-cell>
          <table:table-cell office:value-type="float" office:value="278283.009571607" calcext:value-type="float">
            <text:p>278283.00957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310680229999" calcext:value-type="float">
            <text:p>184.310680229999</text:p>
          </table:table-cell>
          <table:table-cell office:value-type="float" office:value="338333" calcext:value-type="float">
            <text:p>338333</text:p>
          </table:table-cell>
          <table:table-cell office:value-type="float" office:value="299554.509533567" calcext:value-type="float">
            <text:p>299554.509533567</text:p>
          </table:table-cell>
          <table:table-cell office:value-type="float" office:value="0.103967049999483" calcext:value-type="float">
            <text:p>0.103967049999483</text:p>
          </table:table-cell>
          <table:table-cell office:value-type="float" office:value="296885.393317254" calcext:value-type="float">
            <text:p>296885.393317254</text:p>
          </table:table-cell>
          <table:table-cell office:value-type="float" office:value="326261.232438031" calcext:value-type="float">
            <text:p>326261.232438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512184407999" calcext:value-type="float">
            <text:p>184.512184407999</text:p>
          </table:table-cell>
          <table:table-cell office:value-type="float" office:value="293449" calcext:value-type="float">
            <text:p>293449</text:p>
          </table:table-cell>
          <table:table-cell office:value-type="float" office:value="328250.197941865" calcext:value-type="float">
            <text:p>328250.197941865</text:p>
          </table:table-cell>
          <table:table-cell office:value-type="float" office:value="0.105688968998948" calcext:value-type="float">
            <text:p>0.105688968998948</text:p>
          </table:table-cell>
          <table:table-cell office:value-type="float" office:value="296885.393317254" calcext:value-type="float">
            <text:p>296885.393317254</text:p>
          </table:table-cell>
          <table:table-cell office:value-type="float" office:value="326427.31713387" calcext:value-type="float">
            <text:p>326427.31713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715602855998" calcext:value-type="float">
            <text:p>184.715602855998</text:p>
          </table:table-cell>
          <table:table-cell office:value-type="float" office:value="250830" calcext:value-type="float">
            <text:p>250830</text:p>
          </table:table-cell>
          <table:table-cell office:value-type="float" office:value="315045.451911062" calcext:value-type="float">
            <text:p>315045.451911062</text:p>
          </table:table-cell>
          <table:table-cell office:value-type="float" office:value="0.101376447000803" calcext:value-type="float">
            <text:p>0.101376447000803</text:p>
          </table:table-cell>
          <table:table-cell office:value-type="float" office:value="293916.539384081" calcext:value-type="float">
            <text:p>293916.539384081</text:p>
          </table:table-cell>
          <table:table-cell office:value-type="float" office:value="292318.179081607" calcext:value-type="float">
            <text:p>292318.17908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918336322999" calcext:value-type="float">
            <text:p>184.918336322999</text:p>
          </table:table-cell>
          <table:table-cell office:value-type="float" office:value="269462" calcext:value-type="float">
            <text:p>269462</text:p>
          </table:table-cell>
          <table:table-cell office:value-type="float" office:value="263091.758441036" calcext:value-type="float">
            <text:p>263091.758441036</text:p>
          </table:table-cell>
          <table:table-cell office:value-type="float" office:value="0.101878925999699" calcext:value-type="float">
            <text:p>0.101878925999699</text:p>
          </table:table-cell>
          <table:table-cell office:value-type="float" office:value="290977.373990241" calcext:value-type="float">
            <text:p>290977.373990241</text:p>
          </table:table-cell>
          <table:table-cell office:value-type="float" office:value="241436.091654822" calcext:value-type="float">
            <text:p>241436.091654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122719679999" calcext:value-type="float">
            <text:p>185.122719679999</text:p>
          </table:table-cell>
          <table:table-cell office:value-type="float" office:value="317920" calcext:value-type="float">
            <text:p>317920</text:p>
          </table:table-cell>
          <table:table-cell office:value-type="float" office:value="191861.008535839" calcext:value-type="float">
            <text:p>191861.008535839</text:p>
          </table:table-cell>
          <table:table-cell office:value-type="float" office:value="0.135813349001182" calcext:value-type="float">
            <text:p>0.135813349001182</text:p>
          </table:table-cell>
          <table:table-cell office:value-type="float" office:value="288067.600250338" calcext:value-type="float">
            <text:p>288067.600250338</text:p>
          </table:table-cell>
          <table:table-cell office:value-type="float" office:value="211645.635932516" calcext:value-type="float">
            <text:p>211645.635932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325486107999" calcext:value-type="float">
            <text:p>185.325486107999</text:p>
          </table:table-cell>
          <table:table-cell office:value-type="float" office:value="323344" calcext:value-type="float">
            <text:p>323344</text:p>
          </table:table-cell>
          <table:table-cell office:value-type="float" office:value="295908.724915113" calcext:value-type="float">
            <text:p>295908.724915113</text:p>
          </table:table-cell>
          <table:table-cell office:value-type="float" office:value="0.102145937999012" calcext:value-type="float">
            <text:p>0.102145937999012</text:p>
          </table:table-cell>
          <table:table-cell office:value-type="float" office:value="285186.924247835" calcext:value-type="float">
            <text:p>285186.924247835</text:p>
          </table:table-cell>
          <table:table-cell office:value-type="float" office:value="314704.931953532" calcext:value-type="float">
            <text:p>314704.931953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5270757" calcext:value-type="float">
            <text:p>185.5270757</text:p>
          </table:table-cell>
          <table:table-cell office:value-type="float" office:value="274974" calcext:value-type="float">
            <text:p>274974</text:p>
          </table:table-cell>
          <table:table-cell office:value-type="float" office:value="320863.551108831" calcext:value-type="float">
            <text:p>320863.551108831</text:p>
          </table:table-cell>
          <table:table-cell office:value-type="float" office:value="0.104014368000207" calcext:value-type="float">
            <text:p>0.104014368000207</text:p>
          </table:table-cell>
          <table:table-cell office:value-type="float" office:value="282335.055005356" calcext:value-type="float">
            <text:p>282335.055005356</text:p>
          </table:table-cell>
          <table:table-cell office:value-type="float" office:value="320863.551108831" calcext:value-type="float">
            <text:p>320863.551108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730700001999" calcext:value-type="float">
            <text:p>185.730700001999</text:p>
          </table:table-cell>
          <table:table-cell office:value-type="float" office:value="237869" calcext:value-type="float">
            <text:p>237869</text:p>
          </table:table-cell>
          <table:table-cell office:value-type="float" office:value="292616.017916527" calcext:value-type="float">
            <text:p>292616.017916527</text:p>
          </table:table-cell>
          <table:table-cell office:value-type="float" office:value="0.10339886499969" calcext:value-type="float">
            <text:p>0.10339886499969</text:p>
          </table:table-cell>
          <table:table-cell office:value-type="float" office:value="279511.704455303" calcext:value-type="float">
            <text:p>279511.704455303</text:p>
          </table:table-cell>
          <table:table-cell office:value-type="float" office:value="268098.124209383" calcext:value-type="float">
            <text:p>268098.124209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931849257" calcext:value-type="float">
            <text:p>185.931849257</text:p>
          </table:table-cell>
          <table:table-cell office:value-type="float" office:value="259515" calcext:value-type="float">
            <text:p>259515</text:p>
          </table:table-cell>
          <table:table-cell office:value-type="float" office:value="245961.056360053" calcext:value-type="float">
            <text:p>245961.056360053</text:p>
          </table:table-cell>
          <table:table-cell office:value-type="float" office:value="0.101506901999528" calcext:value-type="float">
            <text:p>0.101506901999528</text:p>
          </table:table-cell>
          <table:table-cell office:value-type="float" office:value="276716.58741075" calcext:value-type="float">
            <text:p>276716.58741075</text:p>
          </table:table-cell>
          <table:table-cell office:value-type="float" office:value="223503.6389382" calcext:value-type="float">
            <text:p>223503.6389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133926004999" calcext:value-type="float">
            <text:p>186.133926004999</text:p>
          </table:table-cell>
          <table:table-cell office:value-type="float" office:value="304710" calcext:value-type="float">
            <text:p>304710</text:p>
          </table:table-cell>
          <table:table-cell office:value-type="float" office:value="241774.715981154" calcext:value-type="float">
            <text:p>241774.715981154</text:p>
          </table:table-cell>
          <table:table-cell office:value-type="float" office:value="0.103512422998392" calcext:value-type="float">
            <text:p>0.103512422998392</text:p>
          </table:table-cell>
          <table:table-cell office:value-type="float" office:value="273949.421536642" calcext:value-type="float">
            <text:p>273949.421536642</text:p>
          </table:table-cell>
          <table:table-cell office:value-type="float" office:value="256396.24093208" calcext:value-type="float">
            <text:p>256396.24093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337018057999" calcext:value-type="float">
            <text:p>186.337018057999</text:p>
          </table:table-cell>
          <table:table-cell office:value-type="float" office:value="305866" calcext:value-type="float">
            <text:p>305866</text:p>
          </table:table-cell>
          <table:table-cell office:value-type="float" office:value="279304.783543087" calcext:value-type="float">
            <text:p>279304.783543087</text:p>
          </table:table-cell>
          <table:table-cell office:value-type="float" office:value="0.104012736001096" calcext:value-type="float">
            <text:p>0.104012736001096</text:p>
          </table:table-cell>
          <table:table-cell office:value-type="float" office:value="271209.927321276" calcext:value-type="float">
            <text:p>271209.927321276</text:p>
          </table:table-cell>
          <table:table-cell office:value-type="float" office:value="302213.326154093" calcext:value-type="float">
            <text:p>302213.326154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540005661" calcext:value-type="float">
            <text:p>186.540005661</text:p>
          </table:table-cell>
          <table:table-cell office:value-type="float" office:value="258309" calcext:value-type="float">
            <text:p>258309</text:p>
          </table:table-cell>
          <table:table-cell office:value-type="float" office:value="304624.058063772" calcext:value-type="float">
            <text:p>304624.058063772</text:p>
          </table:table-cell>
          <table:table-cell office:value-type="float" office:value="0.103041200000007" calcext:value-type="float">
            <text:p>0.103041200000007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305210.013927437" calcext:value-type="float">
            <text:p>305210.013927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744735274" calcext:value-type="float">
            <text:p>186.744735274</text:p>
          </table:table-cell>
          <table:table-cell office:value-type="float" office:value="228239" calcext:value-type="float">
            <text:p>228239</text:p>
          </table:table-cell>
          <table:table-cell office:value-type="float" office:value="271372.076565274" calcext:value-type="float">
            <text:p>271372.076565274</text:p>
          </table:table-cell>
          <table:table-cell office:value-type="float" office:value="0.107055812000908" calcext:value-type="float">
            <text:p>0.107055812000908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47266.278115188" calcext:value-type="float">
            <text:p>247266.278115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947419332999" calcext:value-type="float">
            <text:p>186.947419332999</text:p>
          </table:table-cell>
          <table:table-cell office:value-type="float" office:value="255609" calcext:value-type="float">
            <text:p>255609</text:p>
          </table:table-cell>
          <table:table-cell office:value-type="float" office:value="177934.926011339" calcext:value-type="float">
            <text:p>177934.926011339</text:p>
          </table:table-cell>
          <table:table-cell office:value-type="float" office:value="0.107249140999556" calcext:value-type="float">
            <text:p>0.107249140999556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158898.963675763" calcext:value-type="float">
            <text:p>158898.963675763</text:p>
          </table:table-cell>
          <table:table-cell office:value-type="float" office:value="9123.88023007225" calcext:value-type="float">
            <text:p>9123.88023007225</text:p>
          </table:table-cell>
        </table:table-row>
        <table:table-row table:style-name="ro1">
          <table:table-cell office:value-type="float" office:value="187.151097643" calcext:value-type="float">
            <text:p>187.151097643</text:p>
          </table:table-cell>
          <table:table-cell office:value-type="float" office:value="301351" calcext:value-type="float">
            <text:p>301351</text:p>
          </table:table-cell>
          <table:table-cell office:value-type="float" office:value="229903.027155125" calcext:value-type="float">
            <text:p>229903.027155125</text:p>
          </table:table-cell>
          <table:table-cell office:value-type="float" office:value="0.101123366999673" calcext:value-type="float">
            <text:p>0.101123366999673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56694.287686263" calcext:value-type="float">
            <text:p>256694.287686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552038866999" calcext:value-type="float">
            <text:p>187.552038866999</text:p>
          </table:table-cell>
          <table:table-cell office:value-type="float" office:value="255381" calcext:value-type="float">
            <text:p>255381</text:p>
          </table:table-cell>
          <table:table-cell office:value-type="float" office:value="213557.595722951" calcext:value-type="float">
            <text:p>213557.595722951</text:p>
          </table:table-cell>
          <table:table-cell office:value-type="float" office:value="0.343682357999569" calcext:value-type="float">
            <text:p>0.343682357999569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36743.402916505" calcext:value-type="float">
            <text:p>236743.402916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754675122" calcext:value-type="float">
            <text:p>187.754675122</text:p>
          </table:table-cell>
          <table:table-cell office:value-type="float" office:value="228246" calcext:value-type="float">
            <text:p>228246</text:p>
          </table:table-cell>
          <table:table-cell office:value-type="float" office:value="243214.338055088" calcext:value-type="float">
            <text:p>243214.338055088</text:p>
          </table:table-cell>
          <table:table-cell office:value-type="float" office:value="0.102750035999634" calcext:value-type="float">
            <text:p>0.102750035999634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19971.132150213" calcext:value-type="float">
            <text:p>219971.132150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957066523999" calcext:value-type="float">
            <text:p>187.957066523999</text:p>
          </table:table-cell>
          <table:table-cell office:value-type="float" office:value="257946" calcext:value-type="float">
            <text:p>257946</text:p>
          </table:table-cell>
          <table:table-cell office:value-type="float" office:value="243316.472655758" calcext:value-type="float">
            <text:p>243316.472655758</text:p>
          </table:table-cell>
          <table:table-cell office:value-type="float" office:value="0.102039747998788" calcext:value-type="float">
            <text:p>0.102039747998788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29100.549722944" calcext:value-type="float">
            <text:p>229100.54972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159823362999" calcext:value-type="float">
            <text:p>188.159823362999</text:p>
          </table:table-cell>
          <table:table-cell office:value-type="float" office:value="302572" calcext:value-type="float">
            <text:p>302572</text:p>
          </table:table-cell>
          <table:table-cell office:value-type="float" office:value="239870.188308409" calcext:value-type="float">
            <text:p>239870.188308409</text:p>
          </table:table-cell>
          <table:table-cell office:value-type="float" office:value="0.102315408999857" calcext:value-type="float">
            <text:p>0.102315408999857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55383.018422993" calcext:value-type="float">
            <text:p>255383.01842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362215798999" calcext:value-type="float">
            <text:p>188.362215798999</text:p>
          </table:table-cell>
          <table:table-cell office:value-type="float" office:value="299047" calcext:value-type="float">
            <text:p>299047</text:p>
          </table:table-cell>
          <table:table-cell office:value-type="float" office:value="280980.376311621" calcext:value-type="float">
            <text:p>280980.376311621</text:p>
          </table:table-cell>
          <table:table-cell office:value-type="float" office:value="0.100929051001003" calcext:value-type="float">
            <text:p>0.100929051001003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303544.033190258" calcext:value-type="float">
            <text:p>303544.033190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572820653999" calcext:value-type="float">
            <text:p>188.572820653999</text:p>
          </table:table-cell>
          <table:table-cell office:value-type="float" office:value="250540" calcext:value-type="float">
            <text:p>250540</text:p>
          </table:table-cell>
          <table:table-cell office:value-type="float" office:value="276278.645362971" calcext:value-type="float">
            <text:p>276278.645362971</text:p>
          </table:table-cell>
          <table:table-cell office:value-type="float" office:value="0.121133290000216" calcext:value-type="float">
            <text:p>0.121133290000216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74496.346019602" calcext:value-type="float">
            <text:p>274496.346019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776166746" calcext:value-type="float">
            <text:p>188.776166746</text:p>
          </table:table-cell>
          <table:table-cell office:value-type="float" office:value="228797" calcext:value-type="float">
            <text:p>228797</text:p>
          </table:table-cell>
          <table:table-cell office:value-type="float" office:value="237291.768582184" calcext:value-type="float">
            <text:p>237291.768582184</text:p>
          </table:table-cell>
          <table:table-cell office:value-type="float" office:value="0.108306005000486" calcext:value-type="float">
            <text:p>0.108306005000486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194645.712017475" calcext:value-type="float">
            <text:p>194645.712017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978968776999" calcext:value-type="float">
            <text:p>188.978968776999</text:p>
          </table:table-cell>
          <table:table-cell office:value-type="float" office:value="263377" calcext:value-type="float">
            <text:p>263377</text:p>
          </table:table-cell>
          <table:table-cell office:value-type="float" office:value="209194.130074014" calcext:value-type="float">
            <text:p>209194.130074014</text:p>
          </table:table-cell>
          <table:table-cell office:value-type="float" office:value="0.105992838998645" calcext:value-type="float">
            <text:p>0.105992838998645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16388.857474621" calcext:value-type="float">
            <text:p>216388.857474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182064860999" calcext:value-type="float">
            <text:p>189.182064860999</text:p>
          </table:table-cell>
          <table:table-cell office:value-type="float" office:value="305234" calcext:value-type="float">
            <text:p>305234</text:p>
          </table:table-cell>
          <table:table-cell office:value-type="float" office:value="244134.253594797" calcext:value-type="float">
            <text:p>244134.253594797</text:p>
          </table:table-cell>
          <table:table-cell office:value-type="float" office:value="0.103539333998924" calcext:value-type="float">
            <text:p>0.103539333998924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61584.88651287" calcext:value-type="float">
            <text:p>261584.8865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384996134" calcext:value-type="float">
            <text:p>189.384996134</text:p>
          </table:table-cell>
          <table:table-cell office:value-type="float" office:value="294995" calcext:value-type="float">
            <text:p>294995</text:p>
          </table:table-cell>
          <table:table-cell office:value-type="float" office:value="282102.248645609" calcext:value-type="float">
            <text:p>282102.248645609</text:p>
          </table:table-cell>
          <table:table-cell office:value-type="float" office:value="0.104062706999684" calcext:value-type="float">
            <text:p>0.104062706999684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303225.185084354" calcext:value-type="float">
            <text:p>303225.185084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587245723" calcext:value-type="float">
            <text:p>189.587245723</text:p>
          </table:table-cell>
          <table:table-cell office:value-type="float" office:value="247360" calcext:value-type="float">
            <text:p>247360</text:p>
          </table:table-cell>
          <table:table-cell office:value-type="float" office:value="298058.122318358" calcext:value-type="float">
            <text:p>298058.122318358</text:p>
          </table:table-cell>
          <table:table-cell office:value-type="float" office:value="0.104018965999785" calcext:value-type="float">
            <text:p>0.104018965999785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92891.059552361" calcext:value-type="float">
            <text:p>292891.05955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789389771999" calcext:value-type="float">
            <text:p>189.789389771999</text:p>
          </table:table-cell>
          <table:table-cell office:value-type="float" office:value="229468" calcext:value-type="float">
            <text:p>229468</text:p>
          </table:table-cell>
          <table:table-cell office:value-type="float" office:value="269457.857136204" calcext:value-type="float">
            <text:p>269457.857136204</text:p>
          </table:table-cell>
          <table:table-cell office:value-type="float" office:value="0.104769563000445" calcext:value-type="float">
            <text:p>0.104769563000445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43602.357496021" calcext:value-type="float">
            <text:p>243602.357496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991346041999" calcext:value-type="float">
            <text:p>189.991346041999</text:p>
          </table:table-cell>
          <table:table-cell office:value-type="float" office:value="266475" calcext:value-type="float">
            <text:p>266475</text:p>
          </table:table-cell>
          <table:table-cell office:value-type="float" office:value="227087.336880727" calcext:value-type="float">
            <text:p>227087.336880727</text:p>
          </table:table-cell>
          <table:table-cell office:value-type="float" office:value="0.101001974999235" calcext:value-type="float">
            <text:p>0.101001974999235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18058.223978178" calcext:value-type="float">
            <text:p>218058.223978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194507389999" calcext:value-type="float">
            <text:p>190.194507389999</text:p>
          </table:table-cell>
          <table:table-cell office:value-type="float" office:value="306413" calcext:value-type="float">
            <text:p>306413</text:p>
          </table:table-cell>
          <table:table-cell office:value-type="float" office:value="242402.815724875" calcext:value-type="float">
            <text:p>242402.815724875</text:p>
          </table:table-cell>
          <table:table-cell office:value-type="float" office:value="0.101394627001355" calcext:value-type="float">
            <text:p>0.101394627001355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62894.945594863" calcext:value-type="float">
            <text:p>262894.945594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399226006999" calcext:value-type="float">
            <text:p>190.399226006999</text:p>
          </table:table-cell>
          <table:table-cell office:value-type="float" office:value="292177" calcext:value-type="float">
            <text:p>292177</text:p>
          </table:table-cell>
          <table:table-cell office:value-type="float" office:value="222492.037188652" calcext:value-type="float">
            <text:p>222492.037188652</text:p>
          </table:table-cell>
          <table:table-cell office:value-type="float" office:value="0.140428840000823" calcext:value-type="float">
            <text:p>0.140428840000823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42646.559383042" calcext:value-type="float">
            <text:p>242646.55938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601631828999" calcext:value-type="float">
            <text:p>190.601631828999</text:p>
          </table:table-cell>
          <table:table-cell office:value-type="float" office:value="244348" calcext:value-type="float">
            <text:p>244348</text:p>
          </table:table-cell>
          <table:table-cell office:value-type="float" office:value="238286.929025054" calcext:value-type="float">
            <text:p>238286.929025054</text:p>
          </table:table-cell>
          <table:table-cell office:value-type="float" office:value="0.10701666299974" calcext:value-type="float">
            <text:p>0.10701666299974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50167.792263637" calcext:value-type="float">
            <text:p>250167.792263637</text:p>
          </table:table-cell>
          <table:table-cell office:value-type="float" office:value="19064.9930888345" calcext:value-type="float">
            <text:p>19064.9930888345</text:p>
          </table:table-cell>
        </table:table-row>
        <table:table-row table:style-name="ro1">
          <table:table-cell office:value-type="float" office:value="190.803956656" calcext:value-type="float">
            <text:p>190.803956656</text:p>
          </table:table-cell>
          <table:table-cell office:value-type="float" office:value="230539" calcext:value-type="float">
            <text:p>230539</text:p>
          </table:table-cell>
          <table:table-cell office:value-type="float" office:value="262585.09340829" calcext:value-type="float">
            <text:p>262585.09340829</text:p>
          </table:table-cell>
          <table:table-cell office:value-type="float" office:value="0.102562209000098" calcext:value-type="float">
            <text:p>0.102562209000098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36026.118282631" calcext:value-type="float">
            <text:p>236026.118282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007568388999" calcext:value-type="float">
            <text:p>191.007568388999</text:p>
          </table:table-cell>
          <table:table-cell office:value-type="float" office:value="270147" calcext:value-type="float">
            <text:p>270147</text:p>
          </table:table-cell>
          <table:table-cell office:value-type="float" office:value="233593.728153507" calcext:value-type="float">
            <text:p>233593.728153507</text:p>
          </table:table-cell>
          <table:table-cell office:value-type="float" office:value="0.103274896000585" calcext:value-type="float">
            <text:p>0.103274896000585</text:p>
          </table:table-cell>
          <table:table-cell office:value-type="float" office:value="268497.828048063" calcext:value-type="float">
            <text:p>268497.828048063</text:p>
          </table:table-cell>
          <table:table-cell office:value-type="float" office:value="236919.845029245" calcext:value-type="float">
            <text:p>236919.84502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210972211" calcext:value-type="float">
            <text:p>191.210972211</text:p>
          </table:table-cell>
          <table:table-cell office:value-type="float" office:value="332637" calcext:value-type="float">
            <text:p>332637</text:p>
          </table:table-cell>
          <table:table-cell office:value-type="float" office:value="247824.219699393" calcext:value-type="float">
            <text:p>247824.219699393</text:p>
          </table:table-cell>
          <table:table-cell office:value-type="float" office:value="0.102827093000087" calcext:value-type="float">
            <text:p>0.102827093000087</text:p>
          </table:table-cell>
          <table:table-cell office:value-type="float" office:value="290527.27490216" calcext:value-type="float">
            <text:p>290527.27490216</text:p>
          </table:table-cell>
          <table:table-cell office:value-type="float" office:value="270234.506183656" calcext:value-type="float">
            <text:p>270234.506183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411310104" calcext:value-type="float">
            <text:p>191.411310104</text:p>
          </table:table-cell>
          <table:table-cell office:value-type="float" office:value="313421" calcext:value-type="float">
            <text:p>313421</text:p>
          </table:table-cell>
          <table:table-cell office:value-type="float" office:value="301769.78816892" calcext:value-type="float">
            <text:p>301769.78816892</text:p>
          </table:table-cell>
          <table:table-cell office:value-type="float" office:value="0.103120575000503" calcext:value-type="float">
            <text:p>0.103120575000503</text:p>
          </table:table-cell>
          <table:table-cell office:value-type="float" office:value="290527.27490216" calcext:value-type="float">
            <text:p>290527.27490216</text:p>
          </table:table-cell>
          <table:table-cell office:value-type="float" office:value="323010.306952081" calcext:value-type="float">
            <text:p>323010.30695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615190738999" calcext:value-type="float">
            <text:p>191.615190738999</text:p>
          </table:table-cell>
          <table:table-cell office:value-type="float" office:value="261515" calcext:value-type="float">
            <text:p>261515</text:p>
          </table:table-cell>
          <table:table-cell office:value-type="float" office:value="322396.658321995" calcext:value-type="float">
            <text:p>322396.658321995</text:p>
          </table:table-cell>
          <table:table-cell office:value-type="float" office:value="0.102913833999992" calcext:value-type="float">
            <text:p>0.102913833999992</text:p>
          </table:table-cell>
          <table:table-cell office:value-type="float" office:value="290527.27490216" calcext:value-type="float">
            <text:p>290527.27490216</text:p>
          </table:table-cell>
          <table:table-cell office:value-type="float" office:value="311494.302232866" calcext:value-type="float">
            <text:p>311494.302232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818192444" calcext:value-type="float">
            <text:p>191.818192444</text:p>
          </table:table-cell>
          <table:table-cell office:value-type="float" office:value="250906" calcext:value-type="float">
            <text:p>250906</text:p>
          </table:table-cell>
          <table:table-cell office:value-type="float" office:value="276896.409450528" calcext:value-type="float">
            <text:p>276896.409450528</text:p>
          </table:table-cell>
          <table:table-cell office:value-type="float" office:value="0.103482002999954" calcext:value-type="float">
            <text:p>0.103482002999954</text:p>
          </table:table-cell>
          <table:table-cell office:value-type="float" office:value="290527.27490216" calcext:value-type="float">
            <text:p>290527.27490216</text:p>
          </table:table-cell>
          <table:table-cell office:value-type="float" office:value="247041.235660504" calcext:value-type="float">
            <text:p>247041.235660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019438724999" calcext:value-type="float">
            <text:p>192.019438724999</text:p>
          </table:table-cell>
          <table:table-cell office:value-type="float" office:value="296039" calcext:value-type="float">
            <text:p>296039</text:p>
          </table:table-cell>
          <table:table-cell office:value-type="float" office:value="248475.463705494" calcext:value-type="float">
            <text:p>248475.463705494</text:p>
          </table:table-cell>
          <table:table-cell office:value-type="float" office:value="0.101410700999622" calcext:value-type="float">
            <text:p>0.101410700999622</text:p>
          </table:table-cell>
          <table:table-cell office:value-type="float" office:value="290527.27490216" calcext:value-type="float">
            <text:p>290527.27490216</text:p>
          </table:table-cell>
          <table:table-cell office:value-type="float" office:value="244935.849491645" calcext:value-type="float">
            <text:p>244935.84949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221615491999" calcext:value-type="float">
            <text:p>192.221615491999</text:p>
          </table:table-cell>
          <table:table-cell office:value-type="float" office:value="333450" calcext:value-type="float">
            <text:p>333450</text:p>
          </table:table-cell>
          <table:table-cell office:value-type="float" office:value="159434.647595543" calcext:value-type="float">
            <text:p>159434.647595543</text:p>
          </table:table-cell>
          <table:table-cell office:value-type="float" office:value="0.176366239000345" calcext:value-type="float">
            <text:p>0.176366239000345</text:p>
          </table:table-cell>
          <table:table-cell office:value-type="float" office:value="290527.27490216" calcext:value-type="float">
            <text:p>290527.27490216</text:p>
          </table:table-cell>
          <table:table-cell office:value-type="float" office:value="185257.317533722" calcext:value-type="float">
            <text:p>185257.317533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424669824999" calcext:value-type="float">
            <text:p>192.424669824999</text:p>
          </table:table-cell>
          <table:table-cell office:value-type="float" office:value="310369" calcext:value-type="float">
            <text:p>310369</text:p>
          </table:table-cell>
          <table:table-cell office:value-type="float" office:value="262871.78021201" calcext:value-type="float">
            <text:p>262871.78021201</text:p>
          </table:table-cell>
          <table:table-cell office:value-type="float" office:value="0.104470800999479" calcext:value-type="float">
            <text:p>0.104470800999479</text:p>
          </table:table-cell>
          <table:table-cell office:value-type="float" office:value="290527.27490216" calcext:value-type="float">
            <text:p>290527.27490216</text:p>
          </table:table-cell>
          <table:table-cell office:value-type="float" office:value="321141.839628568" calcext:value-type="float">
            <text:p>321141.839628568</text:p>
          </table:table-cell>
          <table:table-cell office:value-type="float" office:value="41195.1705330631" calcext:value-type="float">
            <text:p>41195.1705330631</text:p>
          </table:table-cell>
        </table:table-row>
        <table:table-row table:style-name="ro1">
          <table:table-cell office:value-type="float" office:value="192.628063059999" calcext:value-type="float">
            <text:p>192.628063059999</text:p>
          </table:table-cell>
          <table:table-cell office:value-type="float" office:value="256670" calcext:value-type="float">
            <text:p>256670</text:p>
          </table:table-cell>
          <table:table-cell office:value-type="float" office:value="314832.751260241" calcext:value-type="float">
            <text:p>314832.751260241</text:p>
          </table:table-cell>
          <table:table-cell office:value-type="float" office:value="0.10438547999911" calcext:value-type="float">
            <text:p>0.10438547999911</text:p>
          </table:table-cell>
          <table:table-cell office:value-type="float" office:value="287622.002153138" calcext:value-type="float">
            <text:p>287622.002153138</text:p>
          </table:table-cell>
          <table:table-cell office:value-type="float" office:value="301358.582785468" calcext:value-type="float">
            <text:p>301358.582785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831939356" calcext:value-type="float">
            <text:p>192.831939356</text:p>
          </table:table-cell>
          <table:table-cell office:value-type="float" office:value="247471" calcext:value-type="float">
            <text:p>247471</text:p>
          </table:table-cell>
          <table:table-cell office:value-type="float" office:value="277876.128608021" calcext:value-type="float">
            <text:p>277876.128608021</text:p>
          </table:table-cell>
          <table:table-cell office:value-type="float" office:value="0.103915874999075" calcext:value-type="float">
            <text:p>0.103915874999075</text:p>
          </table:table-cell>
          <table:table-cell office:value-type="float" office:value="284745.782131607" calcext:value-type="float">
            <text:p>284745.782131607</text:p>
          </table:table-cell>
          <table:table-cell office:value-type="float" office:value="249748.088590484" calcext:value-type="float">
            <text:p>249748.088590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034900340999" calcext:value-type="float">
            <text:p>193.034900340999</text:p>
          </table:table-cell>
          <table:table-cell office:value-type="float" office:value="290819" calcext:value-type="float">
            <text:p>290819</text:p>
          </table:table-cell>
          <table:table-cell office:value-type="float" office:value="244899.993790521" calcext:value-type="float">
            <text:p>244899.993790521</text:p>
          </table:table-cell>
          <table:table-cell office:value-type="float" office:value="0.102568895001241" calcext:value-type="float">
            <text:p>0.102568895001241</text:p>
          </table:table-cell>
          <table:table-cell office:value-type="float" office:value="281898.324310291" calcext:value-type="float">
            <text:p>281898.324310291</text:p>
          </table:table-cell>
          <table:table-cell office:value-type="float" office:value="246718.029340507" calcext:value-type="float">
            <text:p>246718.029340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238028866999" calcext:value-type="float">
            <text:p>193.238028866999</text:p>
          </table:table-cell>
          <table:table-cell office:value-type="float" office:value="320790" calcext:value-type="float">
            <text:p>320790</text:p>
          </table:table-cell>
          <table:table-cell office:value-type="float" office:value="263369.37927182" calcext:value-type="float">
            <text:p>263369.37927182</text:p>
          </table:table-cell>
          <table:table-cell office:value-type="float" office:value="0.104695459000141" calcext:value-type="float">
            <text:p>0.104695459000141</text:p>
          </table:table-cell>
          <table:table-cell office:value-type="float" office:value="279079.341067188" calcext:value-type="float">
            <text:p>279079.341067188</text:p>
          </table:table-cell>
          <table:table-cell office:value-type="float" office:value="290134.557165257" calcext:value-type="float">
            <text:p>290134.557165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440246636999" calcext:value-type="float">
            <text:p>193.440246636999</text:p>
          </table:table-cell>
          <table:table-cell office:value-type="float" office:value="291528" calcext:value-type="float">
            <text:p>291528</text:p>
          </table:table-cell>
          <table:table-cell office:value-type="float" office:value="305202.77580825" calcext:value-type="float">
            <text:p>305202.77580825</text:p>
          </table:table-cell>
          <table:table-cell office:value-type="float" office:value="0.104597888001081" calcext:value-type="float">
            <text:p>0.104597888001081</text:p>
          </table:table-cell>
          <table:table-cell office:value-type="float" office:value="276288.547656516" calcext:value-type="float">
            <text:p>276288.547656516</text:p>
          </table:table-cell>
          <table:table-cell office:value-type="float" office:value="311271.365431457" calcext:value-type="float">
            <text:p>311271.36543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644582661" calcext:value-type="float">
            <text:p>193.644582661</text:p>
          </table:table-cell>
          <table:table-cell office:value-type="float" office:value="241309" calcext:value-type="float">
            <text:p>241309</text:p>
          </table:table-cell>
          <table:table-cell office:value-type="float" office:value="308044.131249445" calcext:value-type="float">
            <text:p>308044.131249445</text:p>
          </table:table-cell>
          <table:table-cell office:value-type="float" office:value="0.103530930999113" calcext:value-type="float">
            <text:p>0.103530930999113</text:p>
          </table:table-cell>
          <table:table-cell office:value-type="float" office:value="273525.662179951" calcext:value-type="float">
            <text:p>273525.662179951</text:p>
          </table:table-cell>
          <table:table-cell office:value-type="float" office:value="293184.42123197" calcext:value-type="float">
            <text:p>293184.42123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852583151" calcext:value-type="float">
            <text:p>193.852583151</text:p>
          </table:table-cell>
          <table:table-cell office:value-type="float" office:value="238133" calcext:value-type="float">
            <text:p>238133</text:p>
          </table:table-cell>
          <table:table-cell office:value-type="float" office:value="251380.395012399" calcext:value-type="float">
            <text:p>251380.395012399</text:p>
          </table:table-cell>
          <table:table-cell office:value-type="float" office:value="0.11361794000004" calcext:value-type="float">
            <text:p>0.11361794000004</text:p>
          </table:table-cell>
          <table:table-cell office:value-type="float" office:value="270790.405558151" calcext:value-type="float">
            <text:p>270790.405558151</text:p>
          </table:table-cell>
          <table:table-cell office:value-type="float" office:value="226762.440291236" calcext:value-type="float">
            <text:p>226762.44029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058899221" calcext:value-type="float">
            <text:p>194.058899221</text:p>
          </table:table-cell>
          <table:table-cell office:value-type="float" office:value="282353" calcext:value-type="float">
            <text:p>282353</text:p>
          </table:table-cell>
          <table:table-cell office:value-type="float" office:value="169214.90979498" calcext:value-type="float">
            <text:p>169214.90979498</text:p>
          </table:table-cell>
          <table:table-cell office:value-type="float" office:value="0.143179759001214" calcext:value-type="float">
            <text:p>0.143179759001214</text:p>
          </table:table-cell>
          <table:table-cell office:value-type="float" office:value="268082.50150257" calcext:value-type="float">
            <text:p>268082.50150257</text:p>
          </table:table-cell>
          <table:table-cell office:value-type="float" office:value="172859.103335401" calcext:value-type="float">
            <text:p>172859.103335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498348566" calcext:value-type="float">
            <text:p>194.498348566</text:p>
          </table:table-cell>
          <table:table-cell office:value-type="float" office:value="265628" calcext:value-type="float">
            <text:p>265628</text:p>
          </table:table-cell>
          <table:table-cell office:value-type="float" office:value="237743.69804898" calcext:value-type="float">
            <text:p>237743.69804898</text:p>
          </table:table-cell>
          <table:table-cell office:value-type="float" office:value="0.364715153998986" calcext:value-type="float">
            <text:p>0.364715153998986</text:p>
          </table:table-cell>
          <table:table-cell office:value-type="float" office:value="265401.676487544" calcext:value-type="float">
            <text:p>265401.676487544</text:p>
          </table:table-cell>
          <table:table-cell office:value-type="float" office:value="256521.410499575" calcext:value-type="float">
            <text:p>256521.410499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70079854" calcext:value-type="float">
            <text:p>194.70079854</text:p>
          </table:table-cell>
          <table:table-cell office:value-type="float" office:value="227421" calcext:value-type="float">
            <text:p>227421</text:p>
          </table:table-cell>
          <table:table-cell office:value-type="float" office:value="237518.059239255" calcext:value-type="float">
            <text:p>237518.059239255</text:p>
          </table:table-cell>
          <table:table-cell office:value-type="float" office:value="0.101321672000267" calcext:value-type="float">
            <text:p>0.101321672000267</text:p>
          </table:table-cell>
          <table:table-cell office:value-type="float" office:value="265401.676487544" calcext:value-type="float">
            <text:p>265401.676487544</text:p>
          </table:table-cell>
          <table:table-cell office:value-type="float" office:value="229037.589368162" calcext:value-type="float">
            <text:p>229037.589368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904585982998" calcext:value-type="float">
            <text:p>194.904585982998</text:p>
          </table:table-cell>
          <table:table-cell office:value-type="float" office:value="240660" calcext:value-type="float">
            <text:p>240660</text:p>
          </table:table-cell>
          <table:table-cell office:value-type="float" office:value="248568.276273679" calcext:value-type="float">
            <text:p>248568.276273679</text:p>
          </table:table-cell>
          <table:table-cell office:value-type="float" office:value="0.101820022999163" calcext:value-type="float">
            <text:p>0.101820022999163</text:p>
          </table:table-cell>
          <table:table-cell office:value-type="float" office:value="262747.659722669" calcext:value-type="float">
            <text:p>262747.659722669</text:p>
          </table:table-cell>
          <table:table-cell office:value-type="float" office:value="226761.426184226" calcext:value-type="float">
            <text:p>226761.426184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108306638" calcext:value-type="float">
            <text:p>195.108306638</text:p>
          </table:table-cell>
          <table:table-cell office:value-type="float" office:value="284803" calcext:value-type="float">
            <text:p>284803</text:p>
          </table:table-cell>
          <table:table-cell office:value-type="float" office:value="231054.44743777" calcext:value-type="float">
            <text:p>231054.44743777</text:p>
          </table:table-cell>
          <table:table-cell office:value-type="float" office:value="0.10182768300001" calcext:value-type="float">
            <text:p>0.10182768300001</text:p>
          </table:table-cell>
          <table:table-cell office:value-type="float" office:value="260120.183125442" calcext:value-type="float">
            <text:p>260120.183125442</text:p>
          </table:table-cell>
          <table:table-cell office:value-type="float" office:value="240193.155643834" calcext:value-type="float">
            <text:p>240193.155643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310568822999" calcext:value-type="float">
            <text:p>195.310568822999</text:p>
          </table:table-cell>
          <table:table-cell office:value-type="float" office:value="293320" calcext:value-type="float">
            <text:p>293320</text:p>
          </table:table-cell>
          <table:table-cell office:value-type="float" office:value="261340.50841537" calcext:value-type="float">
            <text:p>261340.50841537</text:p>
          </table:table-cell>
          <table:table-cell office:value-type="float" office:value="0.101928433001376" calcext:value-type="float">
            <text:p>0.101928433001376</text:p>
          </table:table-cell>
          <table:table-cell office:value-type="float" office:value="257518.981294188" calcext:value-type="float">
            <text:p>257518.981294188</text:p>
          </table:table-cell>
          <table:table-cell office:value-type="float" office:value="283703.721250908" calcext:value-type="float">
            <text:p>283703.721250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513730784" calcext:value-type="float">
            <text:p>195.513730784</text:p>
          </table:table-cell>
          <table:table-cell office:value-type="float" office:value="251476" calcext:value-type="float">
            <text:p>251476</text:p>
          </table:table-cell>
          <table:table-cell office:value-type="float" office:value="287410.574621037" calcext:value-type="float">
            <text:p>287410.574621037</text:p>
          </table:table-cell>
          <table:table-cell office:value-type="float" office:value="0.102567038000416" calcext:value-type="float">
            <text:p>0.102567038000416</text:p>
          </table:table-cell>
          <table:table-cell office:value-type="float" office:value="254943.791481246" calcext:value-type="float">
            <text:p>254943.791481246</text:p>
          </table:table-cell>
          <table:table-cell office:value-type="float" office:value="291725.358023169" calcext:value-type="float">
            <text:p>291725.35802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719014660999" calcext:value-type="float">
            <text:p>195.719014660999</text:p>
          </table:table-cell>
          <table:table-cell office:value-type="float" office:value="215216" calcext:value-type="float">
            <text:p>215216</text:p>
          </table:table-cell>
          <table:table-cell office:value-type="float" office:value="238914.476143191" calcext:value-type="float">
            <text:p>238914.476143191</text:p>
          </table:table-cell>
          <table:table-cell office:value-type="float" office:value="0.127900755000155" calcext:value-type="float">
            <text:p>0.127900755000155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17715.955927295" calcext:value-type="float">
            <text:p>217715.9559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921902452999" calcext:value-type="float">
            <text:p>195.921902452999</text:p>
          </table:table-cell>
          <table:table-cell office:value-type="float" office:value="234708" calcext:value-type="float">
            <text:p>234708</text:p>
          </table:table-cell>
          <table:table-cell office:value-type="float" office:value="198738.406761645" calcext:value-type="float">
            <text:p>198738.406761645</text:p>
          </table:table-cell>
          <table:table-cell office:value-type="float" office:value="0.111859810000169" calcext:value-type="float">
            <text:p>0.111859810000169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180368.787627996" calcext:value-type="float">
            <text:p>180368.787627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125587789998" calcext:value-type="float">
            <text:p>196.125587789998</text:p>
          </table:table-cell>
          <table:table-cell office:value-type="float" office:value="279114" calcext:value-type="float">
            <text:p>279114</text:p>
          </table:table-cell>
          <table:table-cell office:value-type="float" office:value="221248.029413224" calcext:value-type="float">
            <text:p>221248.029413224</text:p>
          </table:table-cell>
          <table:table-cell office:value-type="float" office:value="0.103023527000914" calcext:value-type="float">
            <text:p>0.103023527000914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37202.139886386" calcext:value-type="float">
            <text:p>237202.139886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327591075999" calcext:value-type="float">
            <text:p>196.327591075999</text:p>
          </table:table-cell>
          <table:table-cell office:value-type="float" office:value="285912" calcext:value-type="float">
            <text:p>285912</text:p>
          </table:table-cell>
          <table:table-cell office:value-type="float" office:value="255443.080496594" calcext:value-type="float">
            <text:p>255443.080496594</text:p>
          </table:table-cell>
          <table:table-cell office:value-type="float" office:value="0.101719158001288" calcext:value-type="float">
            <text:p>0.101719158001288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75304.154642086" calcext:value-type="float">
            <text:p>275304.15464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528745345" calcext:value-type="float">
            <text:p>196.528745345</text:p>
          </table:table-cell>
          <table:table-cell office:value-type="float" office:value="245589" calcext:value-type="float">
            <text:p>245589</text:p>
          </table:table-cell>
          <table:table-cell office:value-type="float" office:value="283207.245058107" calcext:value-type="float">
            <text:p>283207.245058107</text:p>
          </table:table-cell>
          <table:table-cell office:value-type="float" office:value="0.103033417999541" calcext:value-type="float">
            <text:p>0.103033417999541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82599.315026105" calcext:value-type="float">
            <text:p>282599.315026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730309307999" calcext:value-type="float">
            <text:p>196.730309307999</text:p>
          </table:table-cell>
          <table:table-cell office:value-type="float" office:value="214818" calcext:value-type="float">
            <text:p>214818</text:p>
          </table:table-cell>
          <table:table-cell office:value-type="float" office:value="268654.919917069" calcext:value-type="float">
            <text:p>268654.919917069</text:p>
          </table:table-cell>
          <table:table-cell office:value-type="float" office:value="0.102775504999954" calcext:value-type="float">
            <text:p>0.102775504999954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45433.512519688" calcext:value-type="float">
            <text:p>245433.512519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935053506999" calcext:value-type="float">
            <text:p>196.935053506999</text:p>
          </table:table-cell>
          <table:table-cell office:value-type="float" office:value="237207" calcext:value-type="float">
            <text:p>237207</text:p>
          </table:table-cell>
          <table:table-cell office:value-type="float" office:value="217069.017051573" calcext:value-type="float">
            <text:p>217069.017051573</text:p>
          </table:table-cell>
          <table:table-cell office:value-type="float" office:value="0.105284020000909" calcext:value-type="float">
            <text:p>0.105284020000909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06088.280848544" calcext:value-type="float">
            <text:p>206088.280848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138181562999" calcext:value-type="float">
            <text:p>197.138181562999</text:p>
          </table:table-cell>
          <table:table-cell office:value-type="float" office:value="281086" calcext:value-type="float">
            <text:p>281086</text:p>
          </table:table-cell>
          <table:table-cell office:value-type="float" office:value="222303.294627107" calcext:value-type="float">
            <text:p>222303.294627107</text:p>
          </table:table-cell>
          <table:table-cell office:value-type="float" office:value="0.103591177001363" calcext:value-type="float">
            <text:p>0.103591177001363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36694.518309665" calcext:value-type="float">
            <text:p>236694.518309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354091062" calcext:value-type="float">
            <text:p>197.354091062</text:p>
          </table:table-cell>
          <table:table-cell office:value-type="float" office:value="283387" calcext:value-type="float">
            <text:p>283387</text:p>
          </table:table-cell>
          <table:table-cell office:value-type="float" office:value="247981.245962135" calcext:value-type="float">
            <text:p>247981.245962135</text:p>
          </table:table-cell>
          <table:table-cell office:value-type="float" office:value="0.120958794999751" calcext:value-type="float">
            <text:p>0.120958794999751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67120.909802985" calcext:value-type="float">
            <text:p>267120.909802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554746619999" calcext:value-type="float">
            <text:p>197.554746619999</text:p>
          </table:table-cell>
          <table:table-cell office:value-type="float" office:value="240890" calcext:value-type="float">
            <text:p>240890</text:p>
          </table:table-cell>
          <table:table-cell office:value-type="float" office:value="225781.667626876" calcext:value-type="float">
            <text:p>225781.667626876</text:p>
          </table:table-cell>
          <table:table-cell office:value-type="float" office:value="0.103504907001479" calcext:value-type="float">
            <text:p>0.103504907001479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19607.63154354" calcext:value-type="float">
            <text:p>219607.63154354</text:p>
          </table:table-cell>
          <table:table-cell office:value-type="float" office:value="8511.02044802246" calcext:value-type="float">
            <text:p>8511.02044802246</text:p>
          </table:table-cell>
        </table:table-row>
        <table:table-row table:style-name="ro1">
          <table:table-cell office:value-type="float" office:value="197.755013354999" calcext:value-type="float">
            <text:p>197.755013354999</text:p>
          </table:table-cell>
          <table:table-cell office:value-type="float" office:value="214537" calcext:value-type="float">
            <text:p>214537</text:p>
          </table:table-cell>
          <table:table-cell office:value-type="float" office:value="246054.614369049" calcext:value-type="float">
            <text:p>246054.614369049</text:p>
          </table:table-cell>
          <table:table-cell office:value-type="float" office:value="0.10135555099987" calcext:value-type="float">
            <text:p>0.10135555099987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25859.685314316" calcext:value-type="float">
            <text:p>225859.685314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956537086999" calcext:value-type="float">
            <text:p>197.956537086999</text:p>
          </table:table-cell>
          <table:table-cell office:value-type="float" office:value="241695" calcext:value-type="float">
            <text:p>241695</text:p>
          </table:table-cell>
          <table:table-cell office:value-type="float" office:value="216740.734834292" calcext:value-type="float">
            <text:p>216740.734834292</text:p>
          </table:table-cell>
          <table:table-cell office:value-type="float" office:value="0.101928762000171" calcext:value-type="float">
            <text:p>0.101928762000171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16740.734834292" calcext:value-type="float">
            <text:p>216740.734834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158108934" calcext:value-type="float">
            <text:p>198.158108934</text:p>
          </table:table-cell>
          <table:table-cell office:value-type="float" office:value="283956" calcext:value-type="float">
            <text:p>283956</text:p>
          </table:table-cell>
          <table:table-cell office:value-type="float" office:value="220797.557674086" calcext:value-type="float">
            <text:p>220797.557674086</text:p>
          </table:table-cell>
          <table:table-cell office:value-type="float" office:value="0.104110348000177" calcext:value-type="float">
            <text:p>0.104110348000177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38204.827350998" calcext:value-type="float">
            <text:p>238204.82735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35841415" calcext:value-type="float">
            <text:p>198.35841415</text:p>
          </table:table-cell>
          <table:table-cell office:value-type="float" office:value="281810" calcext:value-type="float">
            <text:p>281810</text:p>
          </table:table-cell>
          <table:table-cell office:value-type="float" office:value="260915.033939169" calcext:value-type="float">
            <text:p>260915.033939169</text:p>
          </table:table-cell>
          <table:table-cell office:value-type="float" office:value="0.102991320000001" calcext:value-type="float">
            <text:p>0.102991320000001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77595.623744973" calcext:value-type="float">
            <text:p>277595.623744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562098832999" calcext:value-type="float">
            <text:p>198.562098832999</text:p>
          </table:table-cell>
          <table:table-cell office:value-type="float" office:value="238122" calcext:value-type="float">
            <text:p>238122</text:p>
          </table:table-cell>
          <table:table-cell office:value-type="float" office:value="281852.556886967" calcext:value-type="float">
            <text:p>281852.556886967</text:p>
          </table:table-cell>
          <table:table-cell office:value-type="float" office:value="0.104582881998795" calcext:value-type="float">
            <text:p>0.104582881998795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79420.023662971" calcext:value-type="float">
            <text:p>279420.023662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764551905999" calcext:value-type="float">
            <text:p>198.764551905999</text:p>
          </table:table-cell>
          <table:table-cell office:value-type="float" office:value="214688" calcext:value-type="float">
            <text:p>214688</text:p>
          </table:table-cell>
          <table:table-cell office:value-type="float" office:value="257408.638652329" calcext:value-type="float">
            <text:p>257408.638652329</text:p>
          </table:table-cell>
          <table:table-cell office:value-type="float" office:value="0.103450083001007" calcext:value-type="float">
            <text:p>0.103450083001007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35268.532091917" calcext:value-type="float">
            <text:p>235268.53209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971166939999" calcext:value-type="float">
            <text:p>198.971166939999</text:p>
          </table:table-cell>
          <table:table-cell office:value-type="float" office:value="245746" calcext:value-type="float">
            <text:p>245746</text:p>
          </table:table-cell>
          <table:table-cell office:value-type="float" office:value="176183.313636543" calcext:value-type="float">
            <text:p>176183.313636543</text:p>
          </table:table-cell>
          <table:table-cell office:value-type="float" office:value="0.142058863999409" calcext:value-type="float">
            <text:p>0.142058863999409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166740.016949885" calcext:value-type="float">
            <text:p>166740.016949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174557511999" calcext:value-type="float">
            <text:p>199.174557511999</text:p>
          </table:table-cell>
          <table:table-cell office:value-type="float" office:value="286022" calcext:value-type="float">
            <text:p>286022</text:p>
          </table:table-cell>
          <table:table-cell office:value-type="float" office:value="208844.126390741" calcext:value-type="float">
            <text:p>208844.126390741</text:p>
          </table:table-cell>
          <table:table-cell office:value-type="float" office:value="0.110552414000267" calcext:value-type="float">
            <text:p>0.110552414000267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20934.830069516" calcext:value-type="float">
            <text:p>220934.830069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377418229999" calcext:value-type="float">
            <text:p>199.377418229999</text:p>
          </table:table-cell>
          <table:table-cell office:value-type="float" office:value="278790" calcext:value-type="float">
            <text:p>278790</text:p>
          </table:table-cell>
          <table:table-cell office:value-type="float" office:value="255501.127182511" calcext:value-type="float">
            <text:p>255501.127182511</text:p>
          </table:table-cell>
          <table:table-cell office:value-type="float" office:value="0.103635900999507" calcext:value-type="float">
            <text:p>0.103635900999507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77128.374654863" calcext:value-type="float">
            <text:p>277128.374654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581109073999" calcext:value-type="float">
            <text:p>199.581109073999</text:p>
          </table:table-cell>
          <table:table-cell office:value-type="float" office:value="233791" calcext:value-type="float">
            <text:p>233791</text:p>
          </table:table-cell>
          <table:table-cell office:value-type="float" office:value="280152.8242967" calcext:value-type="float">
            <text:p>280152.8242967</text:p>
          </table:table-cell>
          <table:table-cell office:value-type="float" office:value="0.102938014999381" calcext:value-type="float">
            <text:p>0.102938014999381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78920.340796541" calcext:value-type="float">
            <text:p>278920.340796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783795481" calcext:value-type="float">
            <text:p>199.783795481</text:p>
          </table:table-cell>
          <table:table-cell office:value-type="float" office:value="215390" calcext:value-type="float">
            <text:p>215390</text:p>
          </table:table-cell>
          <table:table-cell office:value-type="float" office:value="255507.715293326" calcext:value-type="float">
            <text:p>255507.715293326</text:p>
          </table:table-cell>
          <table:table-cell office:value-type="float" office:value="0.103147197998624" calcext:value-type="float">
            <text:p>0.103147197998624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30878.823178113" calcext:value-type="float">
            <text:p>230878.823178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986894533" calcext:value-type="float">
            <text:p>199.986894533</text:p>
          </table:table-cell>
          <table:table-cell office:value-type="float" office:value="249172" calcext:value-type="float">
            <text:p>249172</text:p>
          </table:table-cell>
          <table:table-cell office:value-type="float" office:value="221947.878801759" calcext:value-type="float">
            <text:p>221947.878801759</text:p>
          </table:table-cell>
          <table:table-cell office:value-type="float" office:value="0.10513605900087" calcext:value-type="float">
            <text:p>0.10513605900087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16271.461168012" calcext:value-type="float">
            <text:p>216271.461168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188132309999" calcext:value-type="float">
            <text:p>200.188132309999</text:p>
          </table:table-cell>
          <table:table-cell office:value-type="float" office:value="287492" calcext:value-type="float">
            <text:p>287492</text:p>
          </table:table-cell>
          <table:table-cell office:value-type="float" office:value="230564.620970013" calcext:value-type="float">
            <text:p>230564.620970013</text:p>
          </table:table-cell>
          <table:table-cell office:value-type="float" office:value="0.102462288001334" calcext:value-type="float">
            <text:p>0.102462288001334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45860.187171404" calcext:value-type="float">
            <text:p>245860.18717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391161631" calcext:value-type="float">
            <text:p>200.391161631</text:p>
          </table:table-cell>
          <table:table-cell office:value-type="float" office:value="276177" calcext:value-type="float">
            <text:p>276177</text:p>
          </table:table-cell>
          <table:table-cell office:value-type="float" office:value="267712.443966976" calcext:value-type="float">
            <text:p>267712.443966976</text:p>
          </table:table-cell>
          <table:table-cell office:value-type="float" office:value="0.101764402001209" calcext:value-type="float">
            <text:p>0.101764402001209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87132.167538551" calcext:value-type="float">
            <text:p>287132.167538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596664371999" calcext:value-type="float">
            <text:p>200.596664371999</text:p>
          </table:table-cell>
          <table:table-cell office:value-type="float" office:value="230645" calcext:value-type="float">
            <text:p>230645</text:p>
          </table:table-cell>
          <table:table-cell office:value-type="float" office:value="263153.978060756" calcext:value-type="float">
            <text:p>263153.978060756</text:p>
          </table:table-cell>
          <table:table-cell office:value-type="float" office:value="0.116741829000603" calcext:value-type="float">
            <text:p>0.116741829000603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57419.787762939" calcext:value-type="float">
            <text:p>257419.78776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799303612999" calcext:value-type="float">
            <text:p>200.799303612999</text:p>
          </table:table-cell>
          <table:table-cell office:value-type="float" office:value="216390" calcext:value-type="float">
            <text:p>216390</text:p>
          </table:table-cell>
          <table:table-cell office:value-type="float" office:value="221574.383596325" calcext:value-type="float">
            <text:p>221574.383596325</text:p>
          </table:table-cell>
          <table:table-cell office:value-type="float" office:value="0.10316612600036" calcext:value-type="float">
            <text:p>0.10316612600036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177472.556245262" calcext:value-type="float">
            <text:p>177472.556245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000904904" calcext:value-type="float">
            <text:p>201.000904904</text:p>
          </table:table-cell>
          <table:table-cell office:value-type="float" office:value="252782" calcext:value-type="float">
            <text:p>252782</text:p>
          </table:table-cell>
          <table:table-cell office:value-type="float" office:value="201263.237953706" calcext:value-type="float">
            <text:p>201263.237953706</text:p>
          </table:table-cell>
          <table:table-cell office:value-type="float" office:value="0.101580897000531" calcext:value-type="float">
            <text:p>0.101580897000531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15066.343666623" calcext:value-type="float">
            <text:p>215066.34366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203417113" calcext:value-type="float">
            <text:p>201.203417113</text:p>
          </table:table-cell>
          <table:table-cell office:value-type="float" office:value="288694" calcext:value-type="float">
            <text:p>288694</text:p>
          </table:table-cell>
          <table:table-cell office:value-type="float" office:value="233229.76237049" calcext:value-type="float">
            <text:p>233229.76237049</text:p>
          </table:table-cell>
          <table:table-cell office:value-type="float" office:value="0.102906846999758" calcext:value-type="float">
            <text:p>0.102906846999758</text:p>
          </table:table-cell>
          <table:table-cell office:value-type="float" office:value="252394.353566433" calcext:value-type="float">
            <text:p>252394.353566433</text:p>
          </table:table-cell>
          <table:table-cell office:value-type="float" office:value="251746.81295863" calcext:value-type="float">
            <text:p>251746.81295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406261425" calcext:value-type="float">
            <text:p>201.406261425</text:p>
          </table:table-cell>
          <table:table-cell office:value-type="float" office:value="304778" calcext:value-type="float">
            <text:p>304778</text:p>
          </table:table-cell>
          <table:table-cell office:value-type="float" office:value="268187.869745945" calcext:value-type="float">
            <text:p>268187.869745945</text:p>
          </table:table-cell>
          <table:table-cell office:value-type="float" office:value="0.101538946999426" calcext:value-type="float">
            <text:p>0.101538946999426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286460.685769281" calcext:value-type="float">
            <text:p>286460.685769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692934811999" calcext:value-type="float">
            <text:p>201.692934811999</text:p>
          </table:table-cell>
          <table:table-cell office:value-type="float" office:value="241867" calcext:value-type="float">
            <text:p>241867</text:p>
          </table:table-cell>
          <table:table-cell office:value-type="float" office:value="4884.69129605801" calcext:value-type="float">
            <text:p>4884.69129605801</text:p>
          </table:table-cell>
          <table:table-cell office:value-type="float" office:value="0.388870739001504" calcext:value-type="float">
            <text:p>0.388870739001504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11847.4116809807" calcext:value-type="float">
            <text:p>11847.4116809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896155125" calcext:value-type="float">
            <text:p>201.896155125</text:p>
          </table:table-cell>
          <table:table-cell office:value-type="float" office:value="255996" calcext:value-type="float">
            <text:p>255996</text:p>
          </table:table-cell>
          <table:table-cell office:value-type="float" office:value="228451.461464539" calcext:value-type="float">
            <text:p>228451.461464539</text:p>
          </table:table-cell>
          <table:table-cell office:value-type="float" office:value="0.101469381999777" calcext:value-type="float">
            <text:p>0.101469381999777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197730.345355127" calcext:value-type="float">
            <text:p>197730.345355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098726875" calcext:value-type="float">
            <text:p>202.098726875</text:p>
          </table:table-cell>
          <table:table-cell office:value-type="float" office:value="306177" calcext:value-type="float">
            <text:p>306177</text:p>
          </table:table-cell>
          <table:table-cell office:value-type="float" office:value="251543.956485883" calcext:value-type="float">
            <text:p>251543.956485883</text:p>
          </table:table-cell>
          <table:table-cell office:value-type="float" office:value="0.102581830999043" calcext:value-type="float">
            <text:p>0.102581830999043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258717.175396658" calcext:value-type="float">
            <text:p>258717.175396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301088684999" calcext:value-type="float">
            <text:p>202.301088684999</text:p>
          </table:table-cell>
          <table:table-cell office:value-type="float" office:value="321474" calcext:value-type="float">
            <text:p>321474</text:p>
          </table:table-cell>
          <table:table-cell office:value-type="float" office:value="283390.285558808" calcext:value-type="float">
            <text:p>283390.285558808</text:p>
          </table:table-cell>
          <table:table-cell office:value-type="float" office:value="0.101206839999577" calcext:value-type="float">
            <text:p>0.101206839999577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308849.460849463" calcext:value-type="float">
            <text:p>308849.460849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505048337" calcext:value-type="float">
            <text:p>202.505048337</text:p>
          </table:table-cell>
          <table:table-cell office:value-type="float" office:value="279941" calcext:value-type="float">
            <text:p>279941</text:p>
          </table:table-cell>
          <table:table-cell office:value-type="float" office:value="218501.123116861" calcext:value-type="float">
            <text:p>218501.123116861</text:p>
          </table:table-cell>
          <table:table-cell office:value-type="float" office:value="0.159055007999996" calcext:value-type="float">
            <text:p>0.159055007999996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223826.743631119" calcext:value-type="float">
            <text:p>223826.74363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708175121999" calcext:value-type="float">
            <text:p>202.708175121999</text:p>
          </table:table-cell>
          <table:table-cell office:value-type="float" office:value="240652" calcext:value-type="float">
            <text:p>240652</text:p>
          </table:table-cell>
          <table:table-cell office:value-type="float" office:value="256612.472989927" calcext:value-type="float">
            <text:p>256612.472989927</text:p>
          </table:table-cell>
          <table:table-cell office:value-type="float" office:value="0.103096274999189" calcext:value-type="float">
            <text:p>0.103096274999189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272389.101243261" calcext:value-type="float">
            <text:p>272389.101243261</text:p>
          </table:table-cell>
          <table:table-cell office:value-type="float" office:value="34364.7825218563" calcext:value-type="float">
            <text:p>34364.7825218563</text:p>
          </table:table-cell>
        </table:table-row>
        <table:table-row table:style-name="ro1">
          <table:table-cell office:value-type="float" office:value="202.911106105999" calcext:value-type="float">
            <text:p>202.911106105999</text:p>
          </table:table-cell>
          <table:table-cell office:value-type="float" office:value="259266" calcext:value-type="float">
            <text:p>259266</text:p>
          </table:table-cell>
          <table:table-cell office:value-type="float" office:value="254936.487719534" calcext:value-type="float">
            <text:p>254936.487719534</text:p>
          </table:table-cell>
          <table:table-cell office:value-type="float" office:value="0.104838945000665" calcext:value-type="float">
            <text:p>0.104838945000665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235054.910035817" calcext:value-type="float">
            <text:p>235054.910035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114000951" calcext:value-type="float">
            <text:p>203.114000951</text:p>
          </table:table-cell>
          <table:table-cell office:value-type="float" office:value="309343" calcext:value-type="float">
            <text:p>309343</text:p>
          </table:table-cell>
          <table:table-cell office:value-type="float" office:value="248916.704876359" calcext:value-type="float">
            <text:p>248916.704876359</text:p>
          </table:table-cell>
          <table:table-cell office:value-type="float" office:value="0.10405861900108" calcext:value-type="float">
            <text:p>0.10405861900108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258336.02547512" calcext:value-type="float">
            <text:p>258336.02547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31501776" calcext:value-type="float">
            <text:p>203.31501776</text:p>
          </table:table-cell>
          <table:table-cell office:value-type="float" office:value="320142" calcext:value-type="float">
            <text:p>320142</text:p>
          </table:table-cell>
          <table:table-cell office:value-type="float" office:value="281055.948986624" calcext:value-type="float">
            <text:p>281055.948986624</text:p>
          </table:table-cell>
          <table:table-cell office:value-type="float" office:value="0.101101255000685" calcext:value-type="float">
            <text:p>0.101101255000685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306396.623619917" calcext:value-type="float">
            <text:p>306396.623619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516963787999" calcext:value-type="float">
            <text:p>203.516963787999</text:p>
          </table:table-cell>
          <table:table-cell office:value-type="float" office:value="276784" calcext:value-type="float">
            <text:p>276784</text:p>
          </table:table-cell>
          <table:table-cell office:value-type="float" office:value="311251.511865723" calcext:value-type="float">
            <text:p>311251.511865723</text:p>
          </table:table-cell>
          <table:table-cell office:value-type="float" office:value="0.103487094000229" calcext:value-type="float">
            <text:p>0.103487094000229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316716.1751915" calcext:value-type="float">
            <text:p>316716.175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720313735999" calcext:value-type="float">
            <text:p>203.720313735999</text:p>
          </table:table-cell>
          <table:table-cell office:value-type="float" office:value="239978" calcext:value-type="float">
            <text:p>239978</text:p>
          </table:table-cell>
          <table:table-cell office:value-type="float" office:value="298716.801062675" calcext:value-type="float">
            <text:p>298716.801062675</text:p>
          </table:table-cell>
          <table:table-cell office:value-type="float" office:value="0.103017890000046" calcext:value-type="float">
            <text:p>0.103017890000046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274372.62987106" calcext:value-type="float">
            <text:p>274372.62987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923532835999" calcext:value-type="float">
            <text:p>203.923532835999</text:p>
          </table:table-cell>
          <table:table-cell office:value-type="float" office:value="262130" calcext:value-type="float">
            <text:p>262130</text:p>
          </table:table-cell>
          <table:table-cell office:value-type="float" office:value="249224.198195914" calcext:value-type="float">
            <text:p>249224.198195914</text:p>
          </table:table-cell>
          <table:table-cell office:value-type="float" office:value="0.103666401999362" calcext:value-type="float">
            <text:p>0.103666401999362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231831.749298147" calcext:value-type="float">
            <text:p>231831.749298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133880915" calcext:value-type="float">
            <text:p>204.133880915</text:p>
          </table:table-cell>
          <table:table-cell office:value-type="float" office:value="313076" calcext:value-type="float">
            <text:p>313076</text:p>
          </table:table-cell>
          <table:table-cell office:value-type="float" office:value="199830.674559055" calcext:value-type="float">
            <text:p>199830.674559055</text:p>
          </table:table-cell>
          <table:table-cell office:value-type="float" office:value="0.134112547999393" calcext:value-type="float">
            <text:p>0.134112547999393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212241.864622939" calcext:value-type="float">
            <text:p>212241.86462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337269206" calcext:value-type="float">
            <text:p>204.337269206</text:p>
          </table:table-cell>
          <table:table-cell office:value-type="float" office:value="317402" calcext:value-type="float">
            <text:p>317402</text:p>
          </table:table-cell>
          <table:table-cell office:value-type="float" office:value="276818.269229527" calcext:value-type="float">
            <text:p>276818.269229527</text:p>
          </table:table-cell>
          <table:table-cell office:value-type="float" office:value="0.10146443299891" calcext:value-type="float">
            <text:p>0.10146443299891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300208.044573935" calcext:value-type="float">
            <text:p>300208.044573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540324483" calcext:value-type="float">
            <text:p>204.540324483</text:p>
          </table:table-cell>
          <table:table-cell office:value-type="float" office:value="270707" calcext:value-type="float">
            <text:p>270707</text:p>
          </table:table-cell>
          <table:table-cell office:value-type="float" office:value="308460.940019641" calcext:value-type="float">
            <text:p>308460.940019641</text:p>
          </table:table-cell>
          <table:table-cell office:value-type="float" office:value="0.102353091000623" calcext:value-type="float">
            <text:p>0.102353091000623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312404.899977218" calcext:value-type="float">
            <text:p>312404.899977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742805205999" calcext:value-type="float">
            <text:p>204.742805205999</text:p>
          </table:table-cell>
          <table:table-cell office:value-type="float" office:value="239287" calcext:value-type="float">
            <text:p>239287</text:p>
          </table:table-cell>
          <table:table-cell office:value-type="float" office:value="278487.956455863" calcext:value-type="float">
            <text:p>278487.956455863</text:p>
          </table:table-cell>
          <table:table-cell office:value-type="float" office:value="0.101753355000255" calcext:value-type="float">
            <text:p>0.101753355000255</text:p>
          </table:table-cell>
          <table:table-cell office:value-type="float" office:value="281473.794312753" calcext:value-type="float">
            <text:p>281473.794312753</text:p>
          </table:table-cell>
          <table:table-cell office:value-type="float" office:value="255489.948474582" calcext:value-type="float">
            <text:p>255489.948474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944876750998" calcext:value-type="float">
            <text:p>204.944876750998</text:p>
          </table:table-cell>
          <table:table-cell office:value-type="float" office:value="293295" calcext:value-type="float">
            <text:p>293295</text:p>
          </table:table-cell>
          <table:table-cell office:value-type="float" office:value="254772.129564077" calcext:value-type="float">
            <text:p>254772.129564077</text:p>
          </table:table-cell>
          <table:table-cell office:value-type="float" office:value="0.101626321000367" calcext:value-type="float">
            <text:p>0.101626321000367</text:p>
          </table:table-cell>
          <table:table-cell office:value-type="float" office:value="308829.280334518" calcext:value-type="float">
            <text:p>308829.280334518</text:p>
          </table:table-cell>
          <table:table-cell office:value-type="float" office:value="237069.299813457" calcext:value-type="float">
            <text:p>237069.299813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14677573" calcext:value-type="float">
            <text:p>205.14677573</text:p>
          </table:table-cell>
          <table:table-cell office:value-type="float" office:value="345878" calcext:value-type="float">
            <text:p>345878</text:p>
          </table:table-cell>
          <table:table-cell office:value-type="float" office:value="260731.037533817" calcext:value-type="float">
            <text:p>260731.037533817</text:p>
          </table:table-cell>
          <table:table-cell office:value-type="float" office:value="0.103413665001426" calcext:value-type="float">
            <text:p>0.103413665001426</text:p>
          </table:table-cell>
          <table:table-cell office:value-type="float" office:value="308829.280334518" calcext:value-type="float">
            <text:p>308829.280334518</text:p>
          </table:table-cell>
          <table:table-cell office:value-type="float" office:value="289852.243024215" calcext:value-type="float">
            <text:p>289852.243024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349445694999" calcext:value-type="float">
            <text:p>205.349445694999</text:p>
          </table:table-cell>
          <table:table-cell office:value-type="float" office:value="346275" calcext:value-type="float">
            <text:p>346275</text:p>
          </table:table-cell>
          <table:table-cell office:value-type="float" office:value="314006.849362704" calcext:value-type="float">
            <text:p>314006.849362704</text:p>
          </table:table-cell>
          <table:table-cell office:value-type="float" office:value="0.102958072000547" calcext:value-type="float">
            <text:p>0.102958072000547</text:p>
          </table:table-cell>
          <table:table-cell office:value-type="float" office:value="308829.280334518" calcext:value-type="float">
            <text:p>308829.280334518</text:p>
          </table:table-cell>
          <table:table-cell office:value-type="float" office:value="340587.885821209" calcext:value-type="float">
            <text:p>340587.88582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558509655999" calcext:value-type="float">
            <text:p>205.558509655999</text:p>
          </table:table-cell>
          <table:table-cell office:value-type="float" office:value="291980" calcext:value-type="float">
            <text:p>291980</text:p>
          </table:table-cell>
          <table:table-cell office:value-type="float" office:value="323196.953442266" calcext:value-type="float">
            <text:p>323196.953442266</text:p>
          </table:table-cell>
          <table:table-cell office:value-type="float" office:value="0.117435235999437" calcext:value-type="float">
            <text:p>0.117435235999437</text:p>
          </table:table-cell>
          <table:table-cell office:value-type="float" office:value="308829.280334518" calcext:value-type="float">
            <text:p>308829.280334518</text:p>
          </table:table-cell>
          <table:table-cell office:value-type="float" office:value="323397.639433442" calcext:value-type="float">
            <text:p>323397.639433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761049119999" calcext:value-type="float">
            <text:p>205.761049119999</text:p>
          </table:table-cell>
          <table:table-cell office:value-type="float" office:value="262632" calcext:value-type="float">
            <text:p>262632</text:p>
          </table:table-cell>
          <table:table-cell office:value-type="float" office:value="203465.770182604" calcext:value-type="float">
            <text:p>203465.770182604</text:p>
          </table:table-cell>
          <table:table-cell office:value-type="float" office:value="0.102206614999886" calcext:value-type="float">
            <text:p>0.102206614999886</text:p>
          </table:table-cell>
          <table:table-cell office:value-type="float" office:value="308829.280334518" calcext:value-type="float">
            <text:p>308829.280334518</text:p>
          </table:table-cell>
          <table:table-cell office:value-type="float" office:value="207096.821755954" calcext:value-type="float">
            <text:p>207096.821755954</text:p>
          </table:table-cell>
          <table:table-cell office:value-type="float" office:value="34110.5524246812" calcext:value-type="float">
            <text:p>34110.5524246812</text:p>
          </table:table-cell>
        </table:table-row>
        <table:table-row table:style-name="ro1">
          <table:table-cell office:value-type="float" office:value="205.962482694" calcext:value-type="float">
            <text:p>205.962482694</text:p>
          </table:table-cell>
          <table:table-cell office:value-type="float" office:value="298223" calcext:value-type="float">
            <text:p>298223</text:p>
          </table:table-cell>
          <table:table-cell office:value-type="float" office:value="268809.533314647" calcext:value-type="float">
            <text:p>268809.533314647</text:p>
          </table:table-cell>
          <table:table-cell office:value-type="float" office:value="0.101555114999428" calcext:value-type="float">
            <text:p>0.101555114999428</text:p>
          </table:table-cell>
          <table:table-cell office:value-type="float" office:value="308829.280334518" calcext:value-type="float">
            <text:p>308829.280334518</text:p>
          </table:table-cell>
          <table:table-cell office:value-type="float" office:value="253367.327625843" calcext:value-type="float">
            <text:p>253367.327625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166691963999" calcext:value-type="float">
            <text:p>206.166691963999</text:p>
          </table:table-cell>
          <table:table-cell office:value-type="float" office:value="349057" calcext:value-type="float">
            <text:p>349057</text:p>
          </table:table-cell>
          <table:table-cell office:value-type="float" office:value="274416.608916985" calcext:value-type="float">
            <text:p>274416.608916985</text:p>
          </table:table-cell>
          <table:table-cell office:value-type="float" office:value="0.10310648900122" calcext:value-type="float">
            <text:p>0.10310648900122</text:p>
          </table:table-cell>
          <table:table-cell office:value-type="float" office:value="308829.280334518" calcext:value-type="float">
            <text:p>308829.280334518</text:p>
          </table:table-cell>
          <table:table-cell office:value-type="float" office:value="295441.120400653" calcext:value-type="float">
            <text:p>295441.120400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369371719999" calcext:value-type="float">
            <text:p>206.369371719999</text:p>
          </table:table-cell>
          <table:table-cell office:value-type="float" office:value="342575" calcext:value-type="float">
            <text:p>342575</text:p>
          </table:table-cell>
          <table:table-cell office:value-type="float" office:value="319924.811324169" calcext:value-type="float">
            <text:p>319924.811324169</text:p>
          </table:table-cell>
          <table:table-cell office:value-type="float" office:value="0.102072959998623" calcext:value-type="float">
            <text:p>0.102072959998623</text:p>
          </table:table-cell>
          <table:table-cell office:value-type="float" office:value="308829.280334518" calcext:value-type="float">
            <text:p>308829.280334518</text:p>
          </table:table-cell>
          <table:table-cell office:value-type="float" office:value="346228.324837697" calcext:value-type="float">
            <text:p>346228.324837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572430621" calcext:value-type="float">
            <text:p>206.572430621</text:p>
          </table:table-cell>
          <table:table-cell office:value-type="float" office:value="288273" calcext:value-type="float">
            <text:p>288273</text:p>
          </table:table-cell>
          <table:table-cell office:value-type="float" office:value="339311.9879831" calcext:value-type="float">
            <text:p>339311.9879831</text:p>
          </table:table-cell>
          <table:table-cell office:value-type="float" office:value="0.103098628000225" calcext:value-type="float">
            <text:p>0.103098628000225</text:p>
          </table:table-cell>
          <table:table-cell office:value-type="float" office:value="308829.280334518" calcext:value-type="float">
            <text:p>308829.280334518</text:p>
          </table:table-cell>
          <table:table-cell office:value-type="float" office:value="336035.296308528" calcext:value-type="float">
            <text:p>336035.296308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775242279" calcext:value-type="float">
            <text:p>206.775242279</text:p>
          </table:table-cell>
          <table:table-cell office:value-type="float" office:value="263121" calcext:value-type="float">
            <text:p>263121</text:p>
          </table:table-cell>
          <table:table-cell office:value-type="float" office:value="310765.772711225" calcext:value-type="float">
            <text:p>310765.772711225</text:p>
          </table:table-cell>
          <table:table-cell office:value-type="float" office:value="0.102242590999595" calcext:value-type="float">
            <text:p>0.102242590999595</text:p>
          </table:table-cell>
          <table:table-cell office:value-type="float" office:value="308829.280334518" calcext:value-type="float">
            <text:p>308829.280334518</text:p>
          </table:table-cell>
          <table:table-cell office:value-type="float" office:value="276520.511929763" calcext:value-type="float">
            <text:p>276520.511929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977452790999" calcext:value-type="float">
            <text:p>206.977452790999</text:p>
          </table:table-cell>
          <table:table-cell office:value-type="float" office:value="302502" calcext:value-type="float">
            <text:p>302502</text:p>
          </table:table-cell>
          <table:table-cell office:value-type="float" office:value="260230.904533953" calcext:value-type="float">
            <text:p>260230.904533953</text:p>
          </table:table-cell>
          <table:table-cell office:value-type="float" office:value="0.101766763000342" calcext:value-type="float">
            <text:p>0.101766763000342</text:p>
          </table:table-cell>
          <table:table-cell office:value-type="float" office:value="308829.280334518" calcext:value-type="float">
            <text:p>308829.280334518</text:p>
          </table:table-cell>
          <table:table-cell office:value-type="float" office:value="251123.457027971" calcext:value-type="float">
            <text:p>251123.457027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186517275999" calcext:value-type="float">
            <text:p>207.186517275999</text:p>
          </table:table-cell>
          <table:table-cell office:value-type="float" office:value="351597" calcext:value-type="float">
            <text:p>351597</text:p>
          </table:table-cell>
          <table:table-cell office:value-type="float" office:value="236664.268003462" calcext:value-type="float">
            <text:p>236664.268003462</text:p>
          </table:table-cell>
          <table:table-cell office:value-type="float" office:value="0.134538252999846" calcext:value-type="float">
            <text:p>0.134538252999846</text:p>
          </table:table-cell>
          <table:table-cell office:value-type="float" office:value="308829.280334518" calcext:value-type="float">
            <text:p>308829.280334518</text:p>
          </table:table-cell>
          <table:table-cell office:value-type="float" office:value="259687.055173079" calcext:value-type="float">
            <text:p>259687.055173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387854232" calcext:value-type="float">
            <text:p>207.387854232</text:p>
          </table:table-cell>
          <table:table-cell office:value-type="float" office:value="338887" calcext:value-type="float">
            <text:p>338887</text:p>
          </table:table-cell>
          <table:table-cell office:value-type="float" office:value="222573.902192903" calcext:value-type="float">
            <text:p>222573.902192903</text:p>
          </table:table-cell>
          <table:table-cell office:value-type="float" office:value="0.107411353001226" calcext:value-type="float">
            <text:p>0.107411353001226</text:p>
          </table:table-cell>
          <table:table-cell office:value-type="float" office:value="308829.280334518" calcext:value-type="float">
            <text:p>308829.280334518</text:p>
          </table:table-cell>
          <table:table-cell office:value-type="float" office:value="279137.78697897" calcext:value-type="float">
            <text:p>279137.78697897</text:p>
          </table:table-cell>
          <table:table-cell office:value-type="float" office:value="34092.0494876336" calcext:value-type="float">
            <text:p>34092.0494876336</text:p>
          </table:table-cell>
        </table:table-row>
        <table:table-row table:style-name="ro1">
          <table:table-cell office:value-type="float" office:value="207.590438798999" calcext:value-type="float">
            <text:p>207.590438798999</text:p>
          </table:table-cell>
          <table:table-cell office:value-type="float" office:value="280883" calcext:value-type="float">
            <text:p>280883</text:p>
          </table:table-cell>
          <table:table-cell office:value-type="float" office:value="338733.068780232" calcext:value-type="float">
            <text:p>338733.068780232</text:p>
          </table:table-cell>
          <table:table-cell office:value-type="float" office:value="0.108744434000982" calcext:value-type="float">
            <text:p>0.108744434000982</text:p>
          </table:table-cell>
          <table:table-cell office:value-type="float" office:value="305740.987531173" calcext:value-type="float">
            <text:p>305740.987531173</text:p>
          </table:table-cell>
          <table:table-cell office:value-type="float" office:value="334721.217328862" calcext:value-type="float">
            <text:p>334721.217328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792010157998" calcext:value-type="float">
            <text:p>207.792010157998</text:p>
          </table:table-cell>
          <table:table-cell office:value-type="float" office:value="258908" calcext:value-type="float">
            <text:p>258908</text:p>
          </table:table-cell>
          <table:table-cell office:value-type="float" office:value="297057.343558104" calcext:value-type="float">
            <text:p>297057.343558104</text:p>
          </table:table-cell>
          <table:table-cell office:value-type="float" office:value="0.10276103400065" calcext:value-type="float">
            <text:p>0.10276103400065</text:p>
          </table:table-cell>
          <table:table-cell office:value-type="float" office:value="302683.577655862" calcext:value-type="float">
            <text:p>302683.577655862</text:p>
          </table:table-cell>
          <table:table-cell office:value-type="float" office:value="266994.998415972" calcext:value-type="float">
            <text:p>266994.998415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995185352" calcext:value-type="float">
            <text:p>207.995185352</text:p>
          </table:table-cell>
          <table:table-cell office:value-type="float" office:value="298501" calcext:value-type="float">
            <text:p>298501</text:p>
          </table:table-cell>
          <table:table-cell office:value-type="float" office:value="261296.740913353" calcext:value-type="float">
            <text:p>261296.740913353</text:p>
          </table:table-cell>
          <table:table-cell office:value-type="float" office:value="0.103494353999849" calcext:value-type="float">
            <text:p>0.103494353999849</text:p>
          </table:table-cell>
          <table:table-cell office:value-type="float" office:value="299656.741879303" calcext:value-type="float">
            <text:p>299656.741879303</text:p>
          </table:table-cell>
          <table:table-cell office:value-type="float" office:value="250747.703342788" calcext:value-type="float">
            <text:p>250747.703342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199487444999" calcext:value-type="float">
            <text:p>208.199487444999</text:p>
          </table:table-cell>
          <table:table-cell office:value-type="float" office:value="342423" calcext:value-type="float">
            <text:p>342423</text:p>
          </table:table-cell>
          <table:table-cell office:value-type="float" office:value="276945.368583616" calcext:value-type="float">
            <text:p>276945.368583616</text:p>
          </table:table-cell>
          <table:table-cell office:value-type="float" office:value="0.105821714998456" calcext:value-type="float">
            <text:p>0.105821714998456</text:p>
          </table:table-cell>
          <table:table-cell office:value-type="float" office:value="299656.741879303" calcext:value-type="float">
            <text:p>299656.741879303</text:p>
          </table:table-cell>
          <table:table-cell office:value-type="float" office:value="297049.726924479" calcext:value-type="float">
            <text:p>297049.726924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401986921999" calcext:value-type="float">
            <text:p>208.401986921999</text:p>
          </table:table-cell>
          <table:table-cell office:value-type="float" office:value="322197" calcext:value-type="float">
            <text:p>322197</text:p>
          </table:table-cell>
          <table:table-cell office:value-type="float" office:value="319352.245729504" calcext:value-type="float">
            <text:p>319352.245729504</text:p>
          </table:table-cell>
          <table:table-cell office:value-type="float" office:value="0.106298269000035" calcext:value-type="float">
            <text:p>0.106298269000035</text:p>
          </table:table-cell>
          <table:table-cell office:value-type="float" office:value="296660.17446051" calcext:value-type="float">
            <text:p>296660.17446051</text:p>
          </table:table-cell>
          <table:table-cell office:value-type="float" office:value="341654.76453453" calcext:value-type="float">
            <text:p>341654.76453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603653811" calcext:value-type="float">
            <text:p>208.603653811</text:p>
          </table:table-cell>
          <table:table-cell office:value-type="float" office:value="266824" calcext:value-type="float">
            <text:p>266824</text:p>
          </table:table-cell>
          <table:table-cell office:value-type="float" office:value="333821.818514623" calcext:value-type="float">
            <text:p>333821.818514623</text:p>
          </table:table-cell>
          <table:table-cell office:value-type="float" office:value="0.10333656200055" calcext:value-type="float">
            <text:p>0.10333656200055</text:p>
          </table:table-cell>
          <table:table-cell office:value-type="float" office:value="293693.572715905" calcext:value-type="float">
            <text:p>293693.572715905</text:p>
          </table:table-cell>
          <table:table-cell office:value-type="float" office:value="323551.549734731" calcext:value-type="float">
            <text:p>323551.549734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811733793" calcext:value-type="float">
            <text:p>208.811733793</text:p>
          </table:table-cell>
          <table:table-cell office:value-type="float" office:value="250458" calcext:value-type="float">
            <text:p>250458</text:p>
          </table:table-cell>
          <table:table-cell office:value-type="float" office:value="271455.299066747" calcext:value-type="float">
            <text:p>271455.299066747</text:p>
          </table:table-cell>
          <table:table-cell office:value-type="float" office:value="0.114247255000009" calcext:value-type="float">
            <text:p>0.114247255000009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43338.24215243" calcext:value-type="float">
            <text:p>243338.24215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186732654" calcext:value-type="float">
            <text:p>209.186732654</text:p>
          </table:table-cell>
          <table:table-cell office:value-type="float" office:value="331048" calcext:value-type="float">
            <text:p>331048</text:p>
          </table:table-cell>
          <table:table-cell office:value-type="float" office:value="91005.5696532875" calcext:value-type="float">
            <text:p>91005.5696532875</text:p>
          </table:table-cell>
          <table:table-cell office:value-type="float" office:value="0.412540532999628" calcext:value-type="float">
            <text:p>0.412540532999628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82695.3145928843" calcext:value-type="float">
            <text:p>82695.3145928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388918237999" calcext:value-type="float">
            <text:p>209.388918237999</text:p>
          </table:table-cell>
          <table:table-cell office:value-type="float" office:value="318627" calcext:value-type="float">
            <text:p>318627</text:p>
          </table:table-cell>
          <table:table-cell office:value-type="float" office:value="243558.616751978" calcext:value-type="float">
            <text:p>243558.616751978</text:p>
          </table:table-cell>
          <table:table-cell office:value-type="float" office:value="0.10126548900007" calcext:value-type="float">
            <text:p>0.10126548900007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86385.424298388" calcext:value-type="float">
            <text:p>286385.424298388</text:p>
          </table:table-cell>
          <table:table-cell office:value-type="float" office:value="2437.32275998627" calcext:value-type="float">
            <text:p>2437.32275998627</text:p>
          </table:table-cell>
        </table:table-row>
        <table:table-row table:style-name="ro1">
          <table:table-cell office:value-type="float" office:value="209.592083832" calcext:value-type="float">
            <text:p>209.592083832</text:p>
          </table:table-cell>
          <table:table-cell office:value-type="float" office:value="266738" calcext:value-type="float">
            <text:p>266738</text:p>
          </table:table-cell>
          <table:table-cell office:value-type="float" office:value="315999.537629066" calcext:value-type="float">
            <text:p>315999.537629066</text:p>
          </table:table-cell>
          <table:table-cell office:value-type="float" office:value="0.101493580999886" calcext:value-type="float">
            <text:p>0.101493580999886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310212.570651051" calcext:value-type="float">
            <text:p>310212.57065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795769233" calcext:value-type="float">
            <text:p>209.795769233</text:p>
          </table:table-cell>
          <table:table-cell office:value-type="float" office:value="248933" calcext:value-type="float">
            <text:p>248933</text:p>
          </table:table-cell>
          <table:table-cell office:value-type="float" office:value="283019.320294622" calcext:value-type="float">
            <text:p>283019.320294622</text:p>
          </table:table-cell>
          <table:table-cell office:value-type="float" office:value="0.104290528999627" calcext:value-type="float">
            <text:p>0.104290528999627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53100.937896996" calcext:value-type="float">
            <text:p>253100.937896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998503014" calcext:value-type="float">
            <text:p>209.998503014</text:p>
          </table:table-cell>
          <table:table-cell office:value-type="float" office:value="290533" calcext:value-type="float">
            <text:p>290533</text:p>
          </table:table-cell>
          <table:table-cell office:value-type="float" office:value="250161.707078769" calcext:value-type="float">
            <text:p>250161.707078769</text:p>
          </table:table-cell>
          <table:table-cell office:value-type="float" office:value="0.103578255999309" calcext:value-type="float">
            <text:p>0.103578255999309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44792.10452454" calcext:value-type="float">
            <text:p>244792.1045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201151092999" calcext:value-type="float">
            <text:p>210.201151092999</text:p>
          </table:table-cell>
          <table:table-cell office:value-type="float" office:value="332387" calcext:value-type="float">
            <text:p>332387</text:p>
          </table:table-cell>
          <table:table-cell office:value-type="float" office:value="268893.290906557" calcext:value-type="float">
            <text:p>268893.290906557</text:p>
          </table:table-cell>
          <table:table-cell office:value-type="float" office:value="0.101945640999475" calcext:value-type="float">
            <text:p>0.101945640999475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89956.512618572" calcext:value-type="float">
            <text:p>289956.512618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403041285999" calcext:value-type="float">
            <text:p>210.403041285999</text:p>
          </table:table-cell>
          <table:table-cell office:value-type="float" office:value="315543" calcext:value-type="float">
            <text:p>315543</text:p>
          </table:table-cell>
          <table:table-cell office:value-type="float" office:value="307502.783897614" calcext:value-type="float">
            <text:p>307502.783897614</text:p>
          </table:table-cell>
          <table:table-cell office:value-type="float" office:value="0.101431365999815" calcext:value-type="float">
            <text:p>0.101431365999815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328694.612780658" calcext:value-type="float">
            <text:p>328694.61278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607001517999" calcext:value-type="float">
            <text:p>210.607001517999</text:p>
          </table:table-cell>
          <table:table-cell office:value-type="float" office:value="263454" calcext:value-type="float">
            <text:p>263454</text:p>
          </table:table-cell>
          <table:table-cell office:value-type="float" office:value="325026.776769076" calcext:value-type="float">
            <text:p>325026.776769076</text:p>
          </table:table-cell>
          <table:table-cell office:value-type="float" office:value="0.101835289999144" calcext:value-type="float">
            <text:p>0.101835289999144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316498.19728549" calcext:value-type="float">
            <text:p>316498.19728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813968523" calcext:value-type="float">
            <text:p>210.813968523</text:p>
          </table:table-cell>
          <table:table-cell office:value-type="float" office:value="250698" calcext:value-type="float">
            <text:p>250698</text:p>
          </table:table-cell>
          <table:table-cell office:value-type="float" office:value="230579.999470825" calcext:value-type="float">
            <text:p>230579.999470825</text:p>
          </table:table-cell>
          <table:table-cell office:value-type="float" office:value="0.122578728000008" calcext:value-type="float">
            <text:p>0.122578728000008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04205.909188202" calcext:value-type="float">
            <text:p>204205.909188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015852635999" calcext:value-type="float">
            <text:p>211.015852635999</text:p>
          </table:table-cell>
          <table:table-cell office:value-type="float" office:value="295290" calcext:value-type="float">
            <text:p>295290</text:p>
          </table:table-cell>
          <table:table-cell office:value-type="float" office:value="254253.339161817" calcext:value-type="float">
            <text:p>254253.339161817</text:p>
          </table:table-cell>
          <table:table-cell office:value-type="float" office:value="0.101868675001242" calcext:value-type="float">
            <text:p>0.101868675001242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47794.626273392" calcext:value-type="float">
            <text:p>247794.626273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217708769" calcext:value-type="float">
            <text:p>211.217708769</text:p>
          </table:table-cell>
          <table:table-cell office:value-type="float" office:value="333516" calcext:value-type="float">
            <text:p>333516</text:p>
          </table:table-cell>
          <table:table-cell office:value-type="float" office:value="270980.372634848" calcext:value-type="float">
            <text:p>270980.372634848</text:p>
          </table:table-cell>
          <table:table-cell office:value-type="float" office:value="0.101072438001211" calcext:value-type="float">
            <text:p>0.101072438001211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93558.526062304" calcext:value-type="float">
            <text:p>293558.526062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419830134" calcext:value-type="float">
            <text:p>211.419830134</text:p>
          </table:table-cell>
          <table:table-cell office:value-type="float" office:value="311632" calcext:value-type="float">
            <text:p>311632</text:p>
          </table:table-cell>
          <table:table-cell office:value-type="float" office:value="314135.167099673" calcext:value-type="float">
            <text:p>314135.167099673</text:p>
          </table:table-cell>
          <table:table-cell office:value-type="float" office:value="0.10139775099924" calcext:value-type="float">
            <text:p>0.10139775099924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333490.040012257" calcext:value-type="float">
            <text:p>333490.04001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624960898" calcext:value-type="float">
            <text:p>211.624960898</text:p>
          </table:table-cell>
          <table:table-cell office:value-type="float" office:value="259978" calcext:value-type="float">
            <text:p>259978</text:p>
          </table:table-cell>
          <table:table-cell office:value-type="float" office:value="322398.354725111" calcext:value-type="float">
            <text:p>322398.354725111</text:p>
          </table:table-cell>
          <table:table-cell office:value-type="float" office:value="0.104107275999922" calcext:value-type="float">
            <text:p>0.104107275999922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308892.146406695" calcext:value-type="float">
            <text:p>308892.146406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827794606999" calcext:value-type="float">
            <text:p>211.827794606999</text:p>
          </table:table-cell>
          <table:table-cell office:value-type="float" office:value="252276" calcext:value-type="float">
            <text:p>252276</text:p>
          </table:table-cell>
          <table:table-cell office:value-type="float" office:value="275476.467307629" calcext:value-type="float">
            <text:p>275476.467307629</text:p>
          </table:table-cell>
          <table:table-cell office:value-type="float" office:value="0.106055172000197" calcext:value-type="float">
            <text:p>0.106055172000197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48766.05411705" calcext:value-type="float">
            <text:p>248766.0541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029936131999" calcext:value-type="float">
            <text:p>212.029936131999</text:p>
          </table:table-cell>
          <table:table-cell office:value-type="float" office:value="299093" calcext:value-type="float">
            <text:p>299093</text:p>
          </table:table-cell>
          <table:table-cell office:value-type="float" office:value="249777.283859252" calcext:value-type="float">
            <text:p>249777.283859252</text:p>
          </table:table-cell>
          <table:table-cell office:value-type="float" office:value="0.101491176999843" calcext:value-type="float">
            <text:p>0.101491176999843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45884.984271825" calcext:value-type="float">
            <text:p>245884.98427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232655942998" calcext:value-type="float">
            <text:p>212.232655942998</text:p>
          </table:table-cell>
          <table:table-cell office:value-type="float" office:value="334133" calcext:value-type="float">
            <text:p>334133</text:p>
          </table:table-cell>
          <table:table-cell office:value-type="float" office:value="268331.656665324" calcext:value-type="float">
            <text:p>268331.656665324</text:p>
          </table:table-cell>
          <table:table-cell office:value-type="float" office:value="0.101691219000713" calcext:value-type="float">
            <text:p>0.101691219000713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95023.371454872" calcext:value-type="float">
            <text:p>295023.371454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444884666" calcext:value-type="float">
            <text:p>212.444884666</text:p>
          </table:table-cell>
          <table:table-cell office:value-type="float" office:value="305369" calcext:value-type="float">
            <text:p>305369</text:p>
          </table:table-cell>
          <table:table-cell office:value-type="float" office:value="262485.121489144" calcext:value-type="float">
            <text:p>262485.121489144</text:p>
          </table:table-cell>
          <table:table-cell office:value-type="float" office:value="0.141643793000185" calcext:value-type="float">
            <text:p>0.141643793000185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80193.012626955" calcext:value-type="float">
            <text:p>280193.012626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647478555999" calcext:value-type="float">
            <text:p>212.647478555999</text:p>
          </table:table-cell>
          <table:table-cell office:value-type="float" office:value="255844" calcext:value-type="float">
            <text:p>255844</text:p>
          </table:table-cell>
          <table:table-cell office:value-type="float" office:value="248231.380920023" calcext:value-type="float">
            <text:p>248231.380920023</text:p>
          </table:table-cell>
          <table:table-cell office:value-type="float" office:value="0.112546423000822" calcext:value-type="float">
            <text:p>0.112546423000822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31269.40437466" calcext:value-type="float">
            <text:p>231269.40437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849220837999" calcext:value-type="float">
            <text:p>212.849220837999</text:p>
          </table:table-cell>
          <table:table-cell office:value-type="float" office:value="255460" calcext:value-type="float">
            <text:p>255460</text:p>
          </table:table-cell>
          <table:table-cell office:value-type="float" office:value="273306.442063743" calcext:value-type="float">
            <text:p>273306.442063743</text:p>
          </table:table-cell>
          <table:table-cell office:value-type="float" office:value="0.101733430001332" calcext:value-type="float">
            <text:p>0.101733430001332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49491.248859709" calcext:value-type="float">
            <text:p>249491.248859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052224133" calcext:value-type="float">
            <text:p>213.052224133</text:p>
          </table:table-cell>
          <table:table-cell office:value-type="float" office:value="304977" calcext:value-type="float">
            <text:p>304977</text:p>
          </table:table-cell>
          <table:table-cell office:value-type="float" office:value="251116.493662768" calcext:value-type="float">
            <text:p>251116.493662768</text:p>
          </table:table-cell>
          <table:table-cell office:value-type="float" office:value="0.102860934999626" calcext:value-type="float">
            <text:p>0.102860934999626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52135.30383782" calcext:value-type="float">
            <text:p>252135.30383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255498359998" calcext:value-type="float">
            <text:p>213.255498359998</text:p>
          </table:table-cell>
          <table:table-cell office:value-type="float" office:value="334337" calcext:value-type="float">
            <text:p>334337</text:p>
          </table:table-cell>
          <table:table-cell office:value-type="float" office:value="278372.192656364" calcext:value-type="float">
            <text:p>278372.192656364</text:p>
          </table:table-cell>
          <table:table-cell office:value-type="float" office:value="0.102158919000431" calcext:value-type="float">
            <text:p>0.102158919000431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303396.212218892" calcext:value-type="float">
            <text:p>303396.212218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458512543999" calcext:value-type="float">
            <text:p>213.458512543999</text:p>
          </table:table-cell>
          <table:table-cell office:value-type="float" office:value="301992" calcext:value-type="float">
            <text:p>301992</text:p>
          </table:table-cell>
          <table:table-cell office:value-type="float" office:value="319446.515373484" calcext:value-type="float">
            <text:p>319446.515373484</text:p>
          </table:table-cell>
          <table:table-cell office:value-type="float" office:value="0.103184527999474" calcext:value-type="float">
            <text:p>0.103184527999474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331858.210760032" calcext:value-type="float">
            <text:p>331858.21076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66069366" calcext:value-type="float">
            <text:p>213.66069366</text:p>
          </table:table-cell>
          <table:table-cell office:value-type="float" office:value="253793" calcext:value-type="float">
            <text:p>253793</text:p>
          </table:table-cell>
          <table:table-cell office:value-type="float" office:value="314299.401468272" calcext:value-type="float">
            <text:p>314299.401468272</text:p>
          </table:table-cell>
          <table:table-cell office:value-type="float" office:value="0.103004366999812" calcext:value-type="float">
            <text:p>0.103004366999812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98559.896060535" calcext:value-type="float">
            <text:p>298559.89606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865223302" calcext:value-type="float">
            <text:p>213.865223302</text:p>
          </table:table-cell>
          <table:table-cell office:value-type="float" office:value="258017" calcext:value-type="float">
            <text:p>258017</text:p>
          </table:table-cell>
          <table:table-cell office:value-type="float" office:value="268456.481126255" calcext:value-type="float">
            <text:p>268456.481126255</text:p>
          </table:table-cell>
          <table:table-cell office:value-type="float" office:value="0.101256911000746" calcext:value-type="float">
            <text:p>0.101256911000746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45917.832814176" calcext:value-type="float">
            <text:p>245917.832814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077940813" calcext:value-type="float">
            <text:p>214.077940813</text:p>
          </table:table-cell>
          <table:table-cell office:value-type="float" office:value="310962" calcext:value-type="float">
            <text:p>310962</text:p>
          </table:table-cell>
          <table:table-cell office:value-type="float" office:value="201842.669412798" calcext:value-type="float">
            <text:p>201842.669412798</text:p>
          </table:table-cell>
          <table:table-cell office:value-type="float" office:value="0.135997219000274" calcext:value-type="float">
            <text:p>0.135997219000274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12467.404095485" calcext:value-type="float">
            <text:p>212467.404095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279945917" calcext:value-type="float">
            <text:p>214.279945917</text:p>
          </table:table-cell>
          <table:table-cell office:value-type="float" office:value="333622" calcext:value-type="float">
            <text:p>333622</text:p>
          </table:table-cell>
          <table:table-cell office:value-type="float" office:value="260650.656739422" calcext:value-type="float">
            <text:p>260650.656739422</text:p>
          </table:table-cell>
          <table:table-cell office:value-type="float" office:value="0.103723369998988" calcext:value-type="float">
            <text:p>0.103723369998988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74671.93070114" calcext:value-type="float">
            <text:p>274671.9307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483059733" calcext:value-type="float">
            <text:p>214.483059733</text:p>
          </table:table-cell>
          <table:table-cell office:value-type="float" office:value="295507" calcext:value-type="float">
            <text:p>295507</text:p>
          </table:table-cell>
          <table:table-cell office:value-type="float" office:value="306346.901138616" calcext:value-type="float">
            <text:p>306346.901138616</text:p>
          </table:table-cell>
          <table:table-cell office:value-type="float" office:value="0.104870610000944" calcext:value-type="float">
            <text:p>0.104870610000944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319613.284896186" calcext:value-type="float">
            <text:p>319613.284896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687085927" calcext:value-type="float">
            <text:p>214.687085927</text:p>
          </table:table-cell>
          <table:table-cell office:value-type="float" office:value="250503" calcext:value-type="float">
            <text:p>250503</text:p>
          </table:table-cell>
          <table:table-cell office:value-type="float" office:value="311835.339678891" calcext:value-type="float">
            <text:p>311835.339678891</text:p>
          </table:table-cell>
          <table:table-cell office:value-type="float" office:value="0.105680628999835" calcext:value-type="float">
            <text:p>0.105680628999835</text:p>
          </table:table-cell>
          <table:table-cell office:value-type="float" office:value="290756.636988746" calcext:value-type="float">
            <text:p>290756.636988746</text:p>
          </table:table-cell>
          <table:table-cell office:value-type="float" office:value="292538.303864924" calcext:value-type="float">
            <text:p>292538.303864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889809724998" calcext:value-type="float">
            <text:p>214.889809724998</text:p>
          </table:table-cell>
          <table:table-cell office:value-type="float" office:value="288457" calcext:value-type="float">
            <text:p>288457</text:p>
          </table:table-cell>
          <table:table-cell office:value-type="float" office:value="270957.418423336" calcext:value-type="float">
            <text:p>270957.418423336</text:p>
          </table:table-cell>
          <table:table-cell office:value-type="float" office:value="0.104273529999773" calcext:value-type="float">
            <text:p>0.104273529999773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249387.671241958" calcext:value-type="float">
            <text:p>249387.67124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.091198632999" calcext:value-type="float">
            <text:p>215.091198632999</text:p>
          </table:table-cell>
          <table:table-cell office:value-type="float" office:value="344967" calcext:value-type="float">
            <text:p>344967</text:p>
          </table:table-cell>
          <table:table-cell office:value-type="float" office:value="263754.001774744" calcext:value-type="float">
            <text:p>263754.001774744</text:p>
          </table:table-cell>
          <table:table-cell office:value-type="float" office:value="0.102483213000596" calcext:value-type="float">
            <text:p>0.102483213000596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286007.233105377" calcext:value-type="float">
            <text:p>286007.233105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.293019306" calcext:value-type="float">
            <text:p>215.293019306</text:p>
          </table:table-cell>
          <table:table-cell office:value-type="float" office:value="365238" calcext:value-type="float">
            <text:p>365238</text:p>
          </table:table-cell>
          <table:table-cell office:value-type="float" office:value="313402.290376627" calcext:value-type="float">
            <text:p>313402.290376627</text:p>
          </table:table-cell>
          <table:table-cell office:value-type="float" office:value="0.102058587999636" calcext:value-type="float">
            <text:p>0.102058587999636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346872.762307922" calcext:value-type="float">
            <text:p>346872.762307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.494093571" calcext:value-type="float">
            <text:p>215.494093571</text:p>
          </table:table-cell>
          <table:table-cell office:value-type="float" office:value="320757" calcext:value-type="float">
            <text:p>320757</text:p>
          </table:table-cell>
          <table:table-cell office:value-type="float" office:value="351667.783328362" calcext:value-type="float">
            <text:p>351667.783328362</text:p>
          </table:table-cell>
          <table:table-cell office:value-type="float" office:value="0.1026957640006" calcext:value-type="float">
            <text:p>0.1026957640006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352817.555552776" calcext:value-type="float">
            <text:p>352817.55555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.701704421999" calcext:value-type="float">
            <text:p>215.701704421999</text:p>
          </table:table-cell>
          <table:table-cell office:value-type="float" office:value="273432" calcext:value-type="float">
            <text:p>273432</text:p>
          </table:table-cell>
          <table:table-cell office:value-type="float" office:value="314501.43414554" calcext:value-type="float">
            <text:p>314501.43414554</text:p>
          </table:table-cell>
          <table:table-cell office:value-type="float" office:value="0.120598454999708" calcext:value-type="float">
            <text:p>0.120598454999708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270451.640152888" calcext:value-type="float">
            <text:p>270451.64015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.905523812999" calcext:value-type="float">
            <text:p>215.905523812999</text:p>
          </table:table-cell>
          <table:table-cell office:value-type="float" office:value="292206" calcext:value-type="float">
            <text:p>292206</text:p>
          </table:table-cell>
          <table:table-cell office:value-type="float" office:value="241002.586441986" calcext:value-type="float">
            <text:p>241002.586441986</text:p>
          </table:table-cell>
          <table:table-cell office:value-type="float" office:value="0.115567561000717" calcext:value-type="float">
            <text:p>0.115567561000717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234927.171781941" calcext:value-type="float">
            <text:p>234927.17178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.110047262999" calcext:value-type="float">
            <text:p>216.110047262999</text:p>
          </table:table-cell>
          <table:table-cell office:value-type="float" office:value="349338" calcext:value-type="float">
            <text:p>349338</text:p>
          </table:table-cell>
          <table:table-cell office:value-type="float" office:value="273007.870871101" calcext:value-type="float">
            <text:p>273007.870871101</text:p>
          </table:table-cell>
          <table:table-cell office:value-type="float" office:value="0.104610908998438" calcext:value-type="float">
            <text:p>0.104610908998438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295878.769358839" calcext:value-type="float">
            <text:p>295878.76935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.312039777" calcext:value-type="float">
            <text:p>216.312039777</text:p>
          </table:table-cell>
          <table:table-cell office:value-type="float" office:value="363448" calcext:value-type="float">
            <text:p>363448</text:p>
          </table:table-cell>
          <table:table-cell office:value-type="float" office:value="318728.403895266" calcext:value-type="float">
            <text:p>318728.403895266</text:p>
          </table:table-cell>
          <table:table-cell office:value-type="float" office:value="0.103754959998696" calcext:value-type="float">
            <text:p>0.103754959998696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345830.828693725" calcext:value-type="float">
            <text:p>345830.828693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.515513626999" calcext:value-type="float">
            <text:p>216.515513626999</text:p>
          </table:table-cell>
          <table:table-cell office:value-type="float" office:value="314473" calcext:value-type="float">
            <text:p>314473</text:p>
          </table:table-cell>
          <table:table-cell office:value-type="float" office:value="353582.045230831" calcext:value-type="float">
            <text:p>353582.045230831</text:p>
          </table:table-cell>
          <table:table-cell office:value-type="float" office:value="0.107102903999476" calcext:value-type="float">
            <text:p>0.107102903999476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353435.22270988" calcext:value-type="float">
            <text:p>353435.2227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.889914658999" calcext:value-type="float">
            <text:p>216.889914658999</text:p>
          </table:table-cell>
          <table:table-cell office:value-type="float" office:value="288719" calcext:value-type="float">
            <text:p>288719</text:p>
          </table:table-cell>
          <table:table-cell office:value-type="float" office:value="183367.658984916" calcext:value-type="float">
            <text:p>183367.658984916</text:p>
          </table:table-cell>
          <table:table-cell office:value-type="float" office:value="0.361090955999316" calcext:value-type="float">
            <text:p>0.361090955999316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160394.997301622" calcext:value-type="float">
            <text:p>160394.99730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092057763999" calcext:value-type="float">
            <text:p>217.092057763999</text:p>
          </table:table-cell>
          <table:table-cell office:value-type="float" office:value="345426" calcext:value-type="float">
            <text:p>345426</text:p>
          </table:table-cell>
          <table:table-cell office:value-type="float" office:value="254923.892850924" calcext:value-type="float">
            <text:p>254923.892850924</text:p>
          </table:table-cell>
          <table:table-cell office:value-type="float" office:value="0.102694435001467" calcext:value-type="float">
            <text:p>0.102694435001467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241885.040421358" calcext:value-type="float">
            <text:p>241885.04042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295325260999" calcext:value-type="float">
            <text:p>217.295325260999</text:p>
          </table:table-cell>
          <table:table-cell office:value-type="float" office:value="364946" calcext:value-type="float">
            <text:p>364946</text:p>
          </table:table-cell>
          <table:table-cell office:value-type="float" office:value="321057.819132838" calcext:value-type="float">
            <text:p>321057.819132838</text:p>
          </table:table-cell>
          <table:table-cell office:value-type="float" office:value="0.100999046999277" calcext:value-type="float">
            <text:p>0.100999046999277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349767.697393433" calcext:value-type="float">
            <text:p>349767.697393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499103622999" calcext:value-type="float">
            <text:p>217.499103622999</text:p>
          </table:table-cell>
          <table:table-cell office:value-type="float" office:value="319124" calcext:value-type="float">
            <text:p>319124</text:p>
          </table:table-cell>
          <table:table-cell office:value-type="float" office:value="348659.182132577" calcext:value-type="float">
            <text:p>348659.182132577</text:p>
          </table:table-cell>
          <table:table-cell office:value-type="float" office:value="0.106695935999596" calcext:value-type="float">
            <text:p>0.106695935999596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358620.100321341" calcext:value-type="float">
            <text:p>358620.10032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701954495999" calcext:value-type="float">
            <text:p>217.701954495999</text:p>
          </table:table-cell>
          <table:table-cell office:value-type="float" office:value="273309" calcext:value-type="float">
            <text:p>273309</text:p>
          </table:table-cell>
          <table:table-cell office:value-type="float" office:value="331514.221918081" calcext:value-type="float">
            <text:p>331514.221918081</text:p>
          </table:table-cell>
          <table:table-cell office:value-type="float" office:value="0.10349245299949" calcext:value-type="float">
            <text:p>0.10349245299949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308374.330260075" calcext:value-type="float">
            <text:p>308374.33026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904997229" calcext:value-type="float">
            <text:p>217.904997229</text:p>
          </table:table-cell>
          <table:table-cell office:value-type="float" office:value="292088" calcext:value-type="float">
            <text:p>292088</text:p>
          </table:table-cell>
          <table:table-cell office:value-type="float" office:value="287661.950696698" calcext:value-type="float">
            <text:p>287661.950696698</text:p>
          </table:table-cell>
          <table:table-cell office:value-type="float" office:value="0.104504359000202" calcext:value-type="float">
            <text:p>0.104504359000202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265131.588287333" calcext:value-type="float">
            <text:p>265131.588287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.107597538999" calcext:value-type="float">
            <text:p>218.107597538999</text:p>
          </table:table-cell>
          <table:table-cell office:value-type="float" office:value="348839" calcext:value-type="float">
            <text:p>348839</text:p>
          </table:table-cell>
          <table:table-cell office:value-type="float" office:value="277644.865215309" calcext:value-type="float">
            <text:p>277644.865215309</text:p>
          </table:table-cell>
          <table:table-cell office:value-type="float" office:value="0.104221465000592" calcext:value-type="float">
            <text:p>0.104221465000592</text:p>
          </table:table-cell>
          <table:table-cell office:value-type="float" office:value="319071.691628935" calcext:value-type="float">
            <text:p>319071.691628935</text:p>
          </table:table-cell>
          <table:table-cell office:value-type="float" office:value="288946.153579293" calcext:value-type="float">
            <text:p>288946.153579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.312071517999" calcext:value-type="float">
            <text:p>218.312071517999</text:p>
          </table:table-cell>
          <table:table-cell office:value-type="float" office:value="392424" calcext:value-type="float">
            <text:p>392424</text:p>
          </table:table-cell>
          <table:table-cell office:value-type="float" office:value="318817.126724566" calcext:value-type="float">
            <text:p>318817.126724566</text:p>
          </table:table-cell>
          <table:table-cell office:value-type="float" office:value="0.105759142001261" calcext:value-type="float">
            <text:p>0.105759142001261</text:p>
          </table:table-cell>
          <table:table-cell office:value-type="float" office:value="344378.41166411" calcext:value-type="float">
            <text:p>344378.41166411</text:p>
          </table:table-cell>
          <table:table-cell office:value-type="float" office:value="354142.0484078" calcext:value-type="float">
            <text:p>354142.0484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.513852038999" calcext:value-type="float">
            <text:p>218.513852038999</text:p>
          </table:table-cell>
          <table:table-cell office:value-type="float" office:value="340479" calcext:value-type="float">
            <text:p>340479</text:p>
          </table:table-cell>
          <table:table-cell office:value-type="float" office:value="343428.574497351" calcext:value-type="float">
            <text:p>343428.574497351</text:p>
          </table:table-cell>
          <table:table-cell office:value-type="float" office:value="0.10992783599977" calcext:value-type="float">
            <text:p>0.10992783599977</text:p>
          </table:table-cell>
          <table:table-cell office:value-type="float" office:value="344378.41166411" calcext:value-type="float">
            <text:p>344378.41166411</text:p>
          </table:table-cell>
          <table:table-cell office:value-type="float" office:value="356348.877584734" calcext:value-type="float">
            <text:p>356348.877584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.714851862" calcext:value-type="float">
            <text:p>218.714851862</text:p>
          </table:table-cell>
          <table:table-cell office:value-type="float" office:value="294004" calcext:value-type="float">
            <text:p>294004</text:p>
          </table:table-cell>
          <table:table-cell office:value-type="float" office:value="56963.4625075923" calcext:value-type="float">
            <text:p>56963.4625075923</text:p>
          </table:table-cell>
          <table:table-cell office:value-type="float" office:value="0.204453218999333" calcext:value-type="float">
            <text:p>0.204453218999333</text:p>
          </table:table-cell>
          <table:table-cell office:value-type="float" office:value="344378.41166411" calcext:value-type="float">
            <text:p>344378.41166411</text:p>
          </table:table-cell>
          <table:table-cell office:value-type="float" office:value="30731.4850257051" calcext:value-type="float">
            <text:p>30731.4850257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.917221469999" calcext:value-type="float">
            <text:p>218.917221469999</text:p>
          </table:table-cell>
          <table:table-cell office:value-type="float" office:value="318789" calcext:value-type="float">
            <text:p>318789</text:p>
          </table:table-cell>
          <table:table-cell office:value-type="float" office:value="161006.115788193" calcext:value-type="float">
            <text:p>161006.115788193</text:p>
          </table:table-cell>
          <table:table-cell office:value-type="float" office:value="0.103272460999506" calcext:value-type="float">
            <text:p>0.103272460999506</text:p>
          </table:table-cell>
          <table:table-cell office:value-type="float" office:value="344378.41166411" calcext:value-type="float">
            <text:p>344378.41166411</text:p>
          </table:table-cell>
          <table:table-cell office:value-type="float" office:value="235739.350624838" calcext:value-type="float">
            <text:p>235739.350624838</text:p>
          </table:table-cell>
          <table:table-cell office:value-type="float" office:value="156964.638922517" calcext:value-type="float">
            <text:p>156964.638922517</text:p>
          </table:table-cell>
        </table:table-row>
        <table:table-row table:style-name="ro1">
          <table:table-cell office:value-type="float" office:value="219.124760491999" calcext:value-type="float">
            <text:p>219.124760491999</text:p>
          </table:table-cell>
          <table:table-cell office:value-type="float" office:value="377210" calcext:value-type="float">
            <text:p>377210</text:p>
          </table:table-cell>
          <table:table-cell office:value-type="float" office:value="190074.651505055" calcext:value-type="float">
            <text:p>190074.651505055</text:p>
          </table:table-cell>
          <table:table-cell office:value-type="float" office:value="0.136740956999347" calcext:value-type="float">
            <text:p>0.136740956999347</text:p>
          </table:table-cell>
          <table:table-cell office:value-type="float" office:value="340934.627547469" calcext:value-type="float">
            <text:p>340934.627547469</text:p>
          </table:table-cell>
          <table:table-cell office:value-type="float" office:value="261352.708943855" calcext:value-type="float">
            <text:p>261352.708943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.330309752" calcext:value-type="float">
            <text:p>219.330309752</text:p>
          </table:table-cell>
          <table:table-cell office:value-type="float" office:value="382109" calcext:value-type="float">
            <text:p>382109</text:p>
          </table:table-cell>
          <table:table-cell office:value-type="float" office:value="279614.346631795" calcext:value-type="float">
            <text:p>279614.346631795</text:p>
          </table:table-cell>
          <table:table-cell office:value-type="float" office:value="0.107001770998977" calcext:value-type="float">
            <text:p>0.107001770998977</text:p>
          </table:table-cell>
          <table:table-cell office:value-type="float" office:value="337525.281271994" calcext:value-type="float">
            <text:p>337525.281271994</text:p>
          </table:table-cell>
          <table:table-cell office:value-type="float" office:value="315226.610603742" calcext:value-type="float">
            <text:p>315226.610603742</text:p>
          </table:table-cell>
          <table:table-cell office:value-type="float" office:value="3635.96569197398" calcext:value-type="float">
            <text:p>3635.96569197398</text:p>
          </table:table-cell>
        </table:table-row>
        <table:table-row table:style-name="ro1">
          <table:table-cell office:value-type="float" office:value="219.531654557999" calcext:value-type="float">
            <text:p>219.531654557999</text:p>
          </table:table-cell>
          <table:table-cell office:value-type="float" office:value="324389" calcext:value-type="float">
            <text:p>324389</text:p>
          </table:table-cell>
          <table:table-cell office:value-type="float" office:value="364644.43431002" calcext:value-type="float">
            <text:p>364644.43431002</text:p>
          </table:table-cell>
          <table:table-cell office:value-type="float" office:value="0.105599094998979" calcext:value-type="float">
            <text:p>0.105599094998979</text:p>
          </table:table-cell>
          <table:table-cell office:value-type="float" office:value="334150.028459274" calcext:value-type="float">
            <text:p>334150.028459274</text:p>
          </table:table-cell>
          <table:table-cell office:value-type="float" office:value="359190.485772059" calcext:value-type="float">
            <text:p>359190.485772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.733833113" calcext:value-type="float">
            <text:p>219.733833113</text:p>
          </table:table-cell>
          <table:table-cell office:value-type="float" office:value="281444" calcext:value-type="float">
            <text:p>281444</text:p>
          </table:table-cell>
          <table:table-cell office:value-type="float" office:value="339204.289356606" calcext:value-type="float">
            <text:p>339204.289356606</text:p>
          </table:table-cell>
          <table:table-cell office:value-type="float" office:value="0.106735148001462" calcext:value-type="float">
            <text:p>0.106735148001462</text:p>
          </table:table-cell>
          <table:table-cell office:value-type="float" office:value="330808.528174682" calcext:value-type="float">
            <text:p>330808.528174682</text:p>
          </table:table-cell>
          <table:table-cell office:value-type="float" office:value="311873.9472386" calcext:value-type="float">
            <text:p>311873.947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.935542665" calcext:value-type="float">
            <text:p>219.935542665</text:p>
          </table:table-cell>
          <table:table-cell office:value-type="float" office:value="308104" calcext:value-type="float">
            <text:p>308104</text:p>
          </table:table-cell>
          <table:table-cell office:value-type="float" office:value="289990.483725266" calcext:value-type="float">
            <text:p>289990.483725266</text:p>
          </table:table-cell>
          <table:table-cell office:value-type="float" office:value="0.10325103499963" calcext:value-type="float">
            <text:p>0.10325103499963</text:p>
          </table:table-cell>
          <table:table-cell office:value-type="float" office:value="327500.442892935" calcext:value-type="float">
            <text:p>327500.442892935</text:p>
          </table:table-cell>
          <table:table-cell office:value-type="float" office:value="271333.434768324" calcext:value-type="float">
            <text:p>271333.434768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.138467347" calcext:value-type="float">
            <text:p>220.138467347</text:p>
          </table:table-cell>
          <table:table-cell office:value-type="float" office:value="361193" calcext:value-type="float">
            <text:p>361193</text:p>
          </table:table-cell>
          <table:table-cell office:value-type="float" office:value="287417.028007724" calcext:value-type="float">
            <text:p>287417.028007724</text:p>
          </table:table-cell>
          <table:table-cell office:value-type="float" office:value="0.104910103998918" calcext:value-type="float">
            <text:p>0.104910103998918</text:p>
          </table:table-cell>
          <table:table-cell office:value-type="float" office:value="324225.438464006" calcext:value-type="float">
            <text:p>324225.438464006</text:p>
          </table:table-cell>
          <table:table-cell office:value-type="float" office:value="304516.166664703" calcext:value-type="float">
            <text:p>304516.166664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.340379369" calcext:value-type="float">
            <text:p>220.340379369</text:p>
          </table:table-cell>
          <table:table-cell office:value-type="float" office:value="361632" calcext:value-type="float">
            <text:p>361632</text:p>
          </table:table-cell>
          <table:table-cell office:value-type="float" office:value="327689.893003453" calcext:value-type="float">
            <text:p>327689.893003453</text:p>
          </table:table-cell>
          <table:table-cell office:value-type="float" office:value="0.105791533000229" calcext:value-type="float">
            <text:p>0.105791533000229</text:p>
          </table:table-cell>
          <table:table-cell office:value-type="float" office:value="320983.184079365" calcext:value-type="float">
            <text:p>320983.184079365</text:p>
          </table:table-cell>
          <table:table-cell office:value-type="float" office:value="351691.306532362" calcext:value-type="float">
            <text:p>351691.306532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.545781557999" calcext:value-type="float">
            <text:p>220.545781557999</text:p>
          </table:table-cell>
          <table:table-cell office:value-type="float" office:value="304242" calcext:value-type="float">
            <text:p>304242</text:p>
          </table:table-cell>
          <table:table-cell office:value-type="float" office:value="359636.791838317" calcext:value-type="float">
            <text:p>359636.791838317</text:p>
          </table:table-cell>
          <table:table-cell office:value-type="float" office:value="0.105343588000324" calcext:value-type="float">
            <text:p>0.105343588000324</text:p>
          </table:table-cell>
          <table:table-cell office:value-type="float" office:value="317773.352238572" calcext:value-type="float">
            <text:p>317773.352238572</text:p>
          </table:table-cell>
          <table:table-cell office:value-type="float" office:value="356539.260788328" calcext:value-type="float">
            <text:p>356539.260788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.749217506" calcext:value-type="float">
            <text:p>220.749217506</text:p>
          </table:table-cell>
          <table:table-cell office:value-type="float" office:value="267406" calcext:value-type="float">
            <text:p>267406</text:p>
          </table:table-cell>
          <table:table-cell office:value-type="float" office:value="325175.712096788" calcext:value-type="float">
            <text:p>325175.712096788</text:p>
          </table:table-cell>
          <table:table-cell office:value-type="float" office:value="0.111090420001347" calcext:value-type="float">
            <text:p>0.111090420001347</text:p>
          </table:table-cell>
          <table:table-cell office:value-type="float" office:value="314595.618716186" calcext:value-type="float">
            <text:p>314595.618716186</text:p>
          </table:table-cell>
          <table:table-cell office:value-type="float" office:value="296167.33381364" calcext:value-type="float">
            <text:p>296167.3338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.950788418" calcext:value-type="float">
            <text:p>220.950788418</text:p>
          </table:table-cell>
          <table:table-cell office:value-type="float" office:value="297314" calcext:value-type="float">
            <text:p>297314</text:p>
          </table:table-cell>
          <table:table-cell office:value-type="float" office:value="217681.575813845" calcext:value-type="float">
            <text:p>217681.575813845</text:p>
          </table:table-cell>
          <table:table-cell office:value-type="float" office:value="0.102289738999389" calcext:value-type="float">
            <text:p>0.102289738999389</text:p>
          </table:table-cell>
          <table:table-cell office:value-type="float" office:value="311449.662529024" calcext:value-type="float">
            <text:p>311449.662529024</text:p>
          </table:table-cell>
          <table:table-cell office:value-type="float" office:value="209316.176958175" calcext:value-type="float">
            <text:p>209316.176958175</text:p>
          </table:table-cell>
          <table:table-cell office:value-type="float" office:value="10531.6055699623" calcext:value-type="float">
            <text:p>10531.6055699623</text:p>
          </table:table-cell>
        </table:table-row>
        <table:table-row table:style-name="ro1">
          <table:table-cell office:value-type="float" office:value="221.154246434999" calcext:value-type="float">
            <text:p>221.154246434999</text:p>
          </table:table-cell>
          <table:table-cell office:value-type="float" office:value="346291" calcext:value-type="float">
            <text:p>346291</text:p>
          </table:table-cell>
          <table:table-cell office:value-type="float" office:value="280485.21074159" calcext:value-type="float">
            <text:p>280485.21074159</text:p>
          </table:table-cell>
          <table:table-cell office:value-type="float" office:value="0.104593224999917" calcext:value-type="float">
            <text:p>0.104593224999917</text:p>
          </table:table-cell>
          <table:table-cell office:value-type="float" office:value="308335.165903734" calcext:value-type="float">
            <text:p>308335.165903734</text:p>
          </table:table-cell>
          <table:table-cell office:value-type="float" office:value="303193.531626798" calcext:value-type="float">
            <text:p>303193.531626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.359598043" calcext:value-type="float">
            <text:p>221.359598043</text:p>
          </table:table-cell>
          <table:table-cell office:value-type="float" office:value="340918" calcext:value-type="float">
            <text:p>340918</text:p>
          </table:table-cell>
          <table:table-cell office:value-type="float" office:value="325488.50673953" calcext:value-type="float">
            <text:p>325488.50673953</text:p>
          </table:table-cell>
          <table:table-cell office:value-type="float" office:value="0.103423251999629" calcext:value-type="float">
            <text:p>0.103423251999629</text:p>
          </table:table-cell>
          <table:table-cell office:value-type="float" office:value="305251.814244697" calcext:value-type="float">
            <text:p>305251.814244697</text:p>
          </table:table-cell>
          <table:table-cell office:value-type="float" office:value="342879.808164206" calcext:value-type="float">
            <text:p>342879.808164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.562366033" calcext:value-type="float">
            <text:p>221.562366033</text:p>
          </table:table-cell>
          <table:table-cell office:value-type="float" office:value="287755" calcext:value-type="float">
            <text:p>287755</text:p>
          </table:table-cell>
          <table:table-cell office:value-type="float" office:value="340424.85442822" calcext:value-type="float">
            <text:p>340424.85442822</text:p>
          </table:table-cell>
          <table:table-cell office:value-type="float" office:value="0.106270313001005" calcext:value-type="float">
            <text:p>0.106270313001005</text:p>
          </table:table-cell>
          <table:table-cell office:value-type="float" office:value="305251.814244697" calcext:value-type="float">
            <text:p>305251.814244697</text:p>
          </table:table-cell>
          <table:table-cell office:value-type="float" office:value="337969.900692235" calcext:value-type="float">
            <text:p>337969.90069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.764459295999" calcext:value-type="float">
            <text:p>221.764459295999</text:p>
          </table:table-cell>
          <table:table-cell office:value-type="float" office:value="257058" calcext:value-type="float">
            <text:p>257058</text:p>
          </table:table-cell>
          <table:table-cell office:value-type="float" office:value="314782.862655854" calcext:value-type="float">
            <text:p>314782.862655854</text:p>
          </table:table-cell>
          <table:table-cell office:value-type="float" office:value="0.104145100000096" calcext:value-type="float">
            <text:p>0.104145100000096</text:p>
          </table:table-cell>
          <table:table-cell office:value-type="float" office:value="302199.29610225" calcext:value-type="float">
            <text:p>302199.29610225</text:p>
          </table:table-cell>
          <table:table-cell office:value-type="float" office:value="286365.238815738" calcext:value-type="float">
            <text:p>286365.238815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.96702959" calcext:value-type="float">
            <text:p>221.96702959</text:p>
          </table:table-cell>
          <table:table-cell office:value-type="float" office:value="289976" calcext:value-type="float">
            <text:p>289976</text:p>
          </table:table-cell>
          <table:table-cell office:value-type="float" office:value="262947.025969218" calcext:value-type="float">
            <text:p>262947.025969218</text:p>
          </table:table-cell>
          <table:table-cell office:value-type="float" office:value="0.103311885999574" calcext:value-type="float">
            <text:p>0.103311885999574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50315.777548879" calcext:value-type="float">
            <text:p>250315.77754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.170491297" calcext:value-type="float">
            <text:p>222.170491297</text:p>
          </table:table-cell>
          <table:table-cell office:value-type="float" office:value="338505" calcext:value-type="float">
            <text:p>338505</text:p>
          </table:table-cell>
          <table:table-cell office:value-type="float" office:value="273028.702644998" calcext:value-type="float">
            <text:p>273028.702644998</text:p>
          </table:table-cell>
          <table:table-cell office:value-type="float" office:value="0.10352808800053" calcext:value-type="float">
            <text:p>0.10352808800053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93547.001390886" calcext:value-type="float">
            <text:p>293547.00139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.374308188" calcext:value-type="float">
            <text:p>222.374308188</text:p>
          </table:table-cell>
          <table:table-cell office:value-type="float" office:value="331058" calcext:value-type="float">
            <text:p>331058</text:p>
          </table:table-cell>
          <table:table-cell office:value-type="float" office:value="223237.637840961" calcext:value-type="float">
            <text:p>223237.637840961</text:p>
          </table:table-cell>
          <table:table-cell office:value-type="float" office:value="0.163919518001421" calcext:value-type="float">
            <text:p>0.163919518001421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42534.0856545" calcext:value-type="float">
            <text:p>242534.0856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.576455249999" calcext:value-type="float">
            <text:p>222.576455249999</text:p>
          </table:table-cell>
          <table:table-cell office:value-type="float" office:value="278443" calcext:value-type="float">
            <text:p>278443</text:p>
          </table:table-cell>
          <table:table-cell office:value-type="float" office:value="293908.084169553" calcext:value-type="float">
            <text:p>293908.084169553</text:p>
          </table:table-cell>
          <table:table-cell office:value-type="float" office:value="0.103891921999093" calcext:value-type="float">
            <text:p>0.103891921999093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98077.925379864" calcext:value-type="float">
            <text:p>298077.925379864</text:p>
          </table:table-cell>
          <table:table-cell office:value-type="float" office:value="7364.86120795598" calcext:value-type="float">
            <text:p>7364.86120795598</text:p>
          </table:table-cell>
        </table:table-row>
        <table:table-row table:style-name="ro1">
          <table:table-cell office:value-type="float" office:value="222.778797953999" calcext:value-type="float">
            <text:p>222.778797953999</text:p>
          </table:table-cell>
          <table:table-cell office:value-type="float" office:value="255042" calcext:value-type="float">
            <text:p>255042</text:p>
          </table:table-cell>
          <table:table-cell office:value-type="float" office:value="302522.414539387" calcext:value-type="float">
            <text:p>302522.414539387</text:p>
          </table:table-cell>
          <table:table-cell office:value-type="float" office:value="0.103644519000227" calcext:value-type="float">
            <text:p>0.103644519000227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74385.06458413" calcext:value-type="float">
            <text:p>274385.06458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.980435419999" calcext:value-type="float">
            <text:p>222.980435419999</text:p>
          </table:table-cell>
          <table:table-cell office:value-type="float" office:value="293868" calcext:value-type="float">
            <text:p>293868</text:p>
          </table:table-cell>
          <table:table-cell office:value-type="float" office:value="260575.438370518" calcext:value-type="float">
            <text:p>260575.438370518</text:p>
          </table:table-cell>
          <table:table-cell office:value-type="float" office:value="0.102186778000032" calcext:value-type="float">
            <text:p>0.102186778000032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47993.289024898" calcext:value-type="float">
            <text:p>247993.289024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.183834345" calcext:value-type="float">
            <text:p>223.183834345</text:p>
          </table:table-cell>
          <table:table-cell office:value-type="float" office:value="340304" calcext:value-type="float">
            <text:p>340304</text:p>
          </table:table-cell>
          <table:table-cell office:value-type="float" office:value="270305.749792835" calcext:value-type="float">
            <text:p>270305.749792835</text:p>
          </table:table-cell>
          <table:table-cell office:value-type="float" office:value="0.101558131000274" calcext:value-type="float">
            <text:p>0.101558131000274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93845.687428764" calcext:value-type="float">
            <text:p>293845.687428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.38725172" calcext:value-type="float">
            <text:p>223.38725172</text:p>
          </table:table-cell>
          <table:table-cell office:value-type="float" office:value="328377" calcext:value-type="float">
            <text:p>328377</text:p>
          </table:table-cell>
          <table:table-cell office:value-type="float" office:value="320943.047903185" calcext:value-type="float">
            <text:p>320943.047903185</text:p>
          </table:table-cell>
          <table:table-cell office:value-type="float" office:value="0.105529276001107" calcext:value-type="float">
            <text:p>0.105529276001107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342840.727661228" calcext:value-type="float">
            <text:p>342840.72766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.590523023999" calcext:value-type="float">
            <text:p>223.590523023999</text:p>
          </table:table-cell>
          <table:table-cell office:value-type="float" office:value="275033" calcext:value-type="float">
            <text:p>275033</text:p>
          </table:table-cell>
          <table:table-cell office:value-type="float" office:value="321950.954455938" calcext:value-type="float">
            <text:p>321950.954455938</text:p>
          </table:table-cell>
          <table:table-cell office:value-type="float" office:value="0.111091497999951" calcext:value-type="float">
            <text:p>0.111091497999951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315894.535313736" calcext:value-type="float">
            <text:p>315894.535313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.792451685" calcext:value-type="float">
            <text:p>223.792451685</text:p>
          </table:table-cell>
          <table:table-cell office:value-type="float" office:value="255899" calcext:value-type="float">
            <text:p>255899</text:p>
          </table:table-cell>
          <table:table-cell office:value-type="float" office:value="296656.378558353" calcext:value-type="float">
            <text:p>296656.378558353</text:p>
          </table:table-cell>
          <table:table-cell office:value-type="float" office:value="0.102775916999235" calcext:value-type="float">
            <text:p>0.102775916999235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65303.352355947" calcext:value-type="float">
            <text:p>265303.352355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.994378222" calcext:value-type="float">
            <text:p>223.994378222</text:p>
          </table:table-cell>
          <table:table-cell office:value-type="float" office:value="297668" calcext:value-type="float">
            <text:p>297668</text:p>
          </table:table-cell>
          <table:table-cell office:value-type="float" office:value="256805.983535154" calcext:value-type="float">
            <text:p>256805.983535154</text:p>
          </table:table-cell>
          <table:table-cell office:value-type="float" office:value="0.101535264999256" calcext:value-type="float">
            <text:p>0.101535264999256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53183.405002374" calcext:value-type="float">
            <text:p>253183.405002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199953181" calcext:value-type="float">
            <text:p>224.199953181</text:p>
          </table:table-cell>
          <table:table-cell office:value-type="float" office:value="341597" calcext:value-type="float">
            <text:p>341597</text:p>
          </table:table-cell>
          <table:table-cell office:value-type="float" office:value="275611.050071087" calcext:value-type="float">
            <text:p>275611.050071087</text:p>
          </table:table-cell>
          <table:table-cell office:value-type="float" office:value="0.104365598001095" calcext:value-type="float">
            <text:p>0.104365598001095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306568.343379769" calcext:value-type="float">
            <text:p>306568.343379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400494632999" calcext:value-type="float">
            <text:p>224.400494632999</text:p>
          </table:table-cell>
          <table:table-cell office:value-type="float" office:value="325656" calcext:value-type="float">
            <text:p>325656</text:p>
          </table:table-cell>
          <table:table-cell office:value-type="float" office:value="318447.589998793" calcext:value-type="float">
            <text:p>318447.589998793</text:p>
          </table:table-cell>
          <table:table-cell office:value-type="float" office:value="0.103387707000365" calcext:value-type="float">
            <text:p>0.103387707000365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324300.590349675" calcext:value-type="float">
            <text:p>324300.590349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744242033999" calcext:value-type="float">
            <text:p>224.744242033999</text:p>
          </table:table-cell>
          <table:table-cell office:value-type="float" office:value="254322" calcext:value-type="float">
            <text:p>254322</text:p>
          </table:table-cell>
          <table:table-cell office:value-type="float" office:value="57265.8894595807" calcext:value-type="float">
            <text:p>57265.8894595807</text:p>
          </table:table-cell>
          <table:table-cell office:value-type="float" office:value="0.412919049000266" calcext:value-type="float">
            <text:p>0.412919049000266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55874.3486527658" calcext:value-type="float">
            <text:p>55874.348652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948612724" calcext:value-type="float">
            <text:p>224.948612724</text:p>
          </table:table-cell>
          <table:table-cell office:value-type="float" office:value="285135" calcext:value-type="float">
            <text:p>285135</text:p>
          </table:table-cell>
          <table:table-cell office:value-type="float" office:value="240260.866862441" calcext:value-type="float">
            <text:p>240260.866862441</text:p>
          </table:table-cell>
          <table:table-cell office:value-type="float" office:value="0.102384580000944" calcext:value-type="float">
            <text:p>0.102384580000944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04046.283895156" calcext:value-type="float">
            <text:p>204046.283895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.156854752999" calcext:value-type="float">
            <text:p>225.156854752999</text:p>
          </table:table-cell>
          <table:table-cell office:value-type="float" office:value="336700" calcext:value-type="float">
            <text:p>336700</text:p>
          </table:table-cell>
          <table:table-cell office:value-type="float" office:value="220298.526087262" calcext:value-type="float">
            <text:p>220298.526087262</text:p>
          </table:table-cell>
          <table:table-cell office:value-type="float" office:value="0.139671138998892" calcext:value-type="float">
            <text:p>0.139671138998892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35941.556689372" calcext:value-type="float">
            <text:p>235941.556689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.359968592998" calcext:value-type="float">
            <text:p>225.359968592998</text:p>
          </table:table-cell>
          <table:table-cell office:value-type="float" office:value="333628" calcext:value-type="float">
            <text:p>333628</text:p>
          </table:table-cell>
          <table:table-cell office:value-type="float" office:value="301679.040984166" calcext:value-type="float">
            <text:p>301679.040984166</text:p>
          </table:table-cell>
          <table:table-cell office:value-type="float" office:value="0.105159841999921" calcext:value-type="float">
            <text:p>0.105159841999921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334558.69817255" calcext:value-type="float">
            <text:p>334558.69817255</text:p>
          </table:table-cell>
          <table:table-cell office:value-type="float" office:value="6701.32748995093" calcext:value-type="float">
            <text:p>6701.32748995093</text:p>
          </table:table-cell>
        </table:table-row>
        <table:table-row table:style-name="ro1">
          <table:table-cell office:value-type="float" office:value="225.563063333" calcext:value-type="float">
            <text:p>225.563063333</text:p>
          </table:table-cell>
          <table:table-cell office:value-type="float" office:value="281925" calcext:value-type="float">
            <text:p>281925</text:p>
          </table:table-cell>
          <table:table-cell office:value-type="float" office:value="338482.020812121" calcext:value-type="float">
            <text:p>338482.020812121</text:p>
          </table:table-cell>
          <table:table-cell office:value-type="float" office:value="0.104206890000569" calcext:value-type="float">
            <text:p>0.104206890000569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332911.796174262" calcext:value-type="float">
            <text:p>332911.79617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.768459368999" calcext:value-type="float">
            <text:p>225.768459368999</text:p>
          </table:table-cell>
          <table:table-cell office:value-type="float" office:value="254611" calcext:value-type="float">
            <text:p>254611</text:p>
          </table:table-cell>
          <table:table-cell office:value-type="float" office:value="297525.233293046" calcext:value-type="float">
            <text:p>297525.233293046</text:p>
          </table:table-cell>
          <table:table-cell office:value-type="float" office:value="0.103092077999463" calcext:value-type="float">
            <text:p>0.103092077999463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69195.371329279" calcext:value-type="float">
            <text:p>269195.37132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.971414153999" calcext:value-type="float">
            <text:p>225.971414153999</text:p>
          </table:table-cell>
          <table:table-cell office:value-type="float" office:value="291000" calcext:value-type="float">
            <text:p>291000</text:p>
          </table:table-cell>
          <table:table-cell office:value-type="float" office:value="251064.219058362" calcext:value-type="float">
            <text:p>251064.219058362</text:p>
          </table:table-cell>
          <table:table-cell office:value-type="float" office:value="0.103360914999939" calcext:value-type="float">
            <text:p>0.103360914999939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43289.663817368" calcext:value-type="float">
            <text:p>243289.663817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.174909628" calcext:value-type="float">
            <text:p>226.174909628</text:p>
          </table:table-cell>
          <table:table-cell office:value-type="float" office:value="338973" calcext:value-type="float">
            <text:p>338973</text:p>
          </table:table-cell>
          <table:table-cell office:value-type="float" office:value="264200.34396764" calcext:value-type="float">
            <text:p>264200.34396764</text:p>
          </table:table-cell>
          <table:table-cell office:value-type="float" office:value="0.103902820999792" calcext:value-type="float">
            <text:p>0.103902820999792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90593.928427872" calcext:value-type="float">
            <text:p>290593.928427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.376309726998" calcext:value-type="float">
            <text:p>226.376309726998</text:p>
          </table:table-cell>
          <table:table-cell office:value-type="float" office:value="330687" calcext:value-type="float">
            <text:p>330687</text:p>
          </table:table-cell>
          <table:table-cell office:value-type="float" office:value="314948.684766919" calcext:value-type="float">
            <text:p>314948.684766919</text:p>
          </table:table-cell>
          <table:table-cell office:value-type="float" office:value="0.103862400999788" calcext:value-type="float">
            <text:p>0.103862400999788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328946.844076041" calcext:value-type="float">
            <text:p>328946.844076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.579997241999" calcext:value-type="float">
            <text:p>226.579997241999</text:p>
          </table:table-cell>
          <table:table-cell office:value-type="float" office:value="277571" calcext:value-type="float">
            <text:p>277571</text:p>
          </table:table-cell>
          <table:table-cell office:value-type="float" office:value="333878.411897055" calcext:value-type="float">
            <text:p>333878.411897055</text:p>
          </table:table-cell>
          <table:table-cell office:value-type="float" office:value="0.104817121999076" calcext:value-type="float">
            <text:p>0.104817121999076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326016.536328163" calcext:value-type="float">
            <text:p>326016.536328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.782213050999" calcext:value-type="float">
            <text:p>226.782213050999</text:p>
          </table:table-cell>
          <table:table-cell office:value-type="float" office:value="255228" calcext:value-type="float">
            <text:p>255228</text:p>
          </table:table-cell>
          <table:table-cell office:value-type="float" office:value="285648.145669758" calcext:value-type="float">
            <text:p>285648.145669758</text:p>
          </table:table-cell>
          <table:table-cell office:value-type="float" office:value="0.104952215000594" calcext:value-type="float">
            <text:p>0.104952215000594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62337.679531229" calcext:value-type="float">
            <text:p>262337.67953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.989037242" calcext:value-type="float">
            <text:p>226.989037242</text:p>
          </table:table-cell>
          <table:table-cell office:value-type="float" office:value="295679" calcext:value-type="float">
            <text:p>295679</text:p>
          </table:table-cell>
          <table:table-cell office:value-type="float" office:value="197093.148948007" calcext:value-type="float">
            <text:p>197093.148948007</text:p>
          </table:table-cell>
          <table:table-cell office:value-type="float" office:value="0.147039355999368" calcext:value-type="float">
            <text:p>0.147039355999368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195497.522258543" calcext:value-type="float">
            <text:p>195497.522258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.18961978" calcext:value-type="float">
            <text:p>227.18961978</text:p>
          </table:table-cell>
          <table:table-cell office:value-type="float" office:value="340774" calcext:value-type="float">
            <text:p>340774</text:p>
          </table:table-cell>
          <table:table-cell office:value-type="float" office:value="253265.503603545" calcext:value-type="float">
            <text:p>253265.503603545</text:p>
          </table:table-cell>
          <table:table-cell office:value-type="float" office:value="0.102599651001583" calcext:value-type="float">
            <text:p>0.102599651001583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86276.648960104" calcext:value-type="float">
            <text:p>286276.648960104</text:p>
          </table:table-cell>
          <table:table-cell office:value-type="float" office:value="20394.8810040757" calcext:value-type="float">
            <text:p>20394.8810040757</text:p>
          </table:table-cell>
        </table:table-row>
        <table:table-row table:style-name="ro1">
          <table:table-cell office:value-type="float" office:value="227.392308611999" calcext:value-type="float">
            <text:p>227.392308611999</text:p>
          </table:table-cell>
          <table:table-cell office:value-type="float" office:value="327273" calcext:value-type="float">
            <text:p>327273</text:p>
          </table:table-cell>
          <table:table-cell office:value-type="float" office:value="310948.271832989" calcext:value-type="float">
            <text:p>310948.271832989</text:p>
          </table:table-cell>
          <table:table-cell office:value-type="float" office:value="0.104612574999919" calcext:value-type="float">
            <text:p>0.104612574999919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331993.917378669" calcext:value-type="float">
            <text:p>331993.917378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.598184151999" calcext:value-type="float">
            <text:p>227.598184151999</text:p>
          </table:table-cell>
          <table:table-cell office:value-type="float" office:value="273063" calcext:value-type="float">
            <text:p>273063</text:p>
          </table:table-cell>
          <table:table-cell office:value-type="float" office:value="335231.175299391" calcext:value-type="float">
            <text:p>335231.175299391</text:p>
          </table:table-cell>
          <table:table-cell office:value-type="float" office:value="0.104792567000914" calcext:value-type="float">
            <text:p>0.104792567000914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330776.93414645" calcext:value-type="float">
            <text:p>330776.93414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.801592865999" calcext:value-type="float">
            <text:p>227.801592865999</text:p>
          </table:table-cell>
          <table:table-cell office:value-type="float" office:value="256640" calcext:value-type="float">
            <text:p>256640</text:p>
          </table:table-cell>
          <table:table-cell office:value-type="float" office:value="296589.187115435" calcext:value-type="float">
            <text:p>296589.187115435</text:p>
          </table:table-cell>
          <table:table-cell office:value-type="float" office:value="0.105721251000432" calcext:value-type="float">
            <text:p>0.105721251000432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66380.616786156" calcext:value-type="float">
            <text:p>266380.61678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.004062745" calcext:value-type="float">
            <text:p>228.004062745</text:p>
          </table:table-cell>
          <table:table-cell office:value-type="float" office:value="300281" calcext:value-type="float">
            <text:p>300281</text:p>
          </table:table-cell>
          <table:table-cell office:value-type="float" office:value="262566.791181121" calcext:value-type="float">
            <text:p>262566.791181121</text:p>
          </table:table-cell>
          <table:table-cell office:value-type="float" office:value="0.103449316000479" calcext:value-type="float">
            <text:p>0.103449316000479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256002.40383436" calcext:value-type="float">
            <text:p>256002.40383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.207731187998" calcext:value-type="float">
            <text:p>228.207731187998</text:p>
          </table:table-cell>
          <table:table-cell office:value-type="float" office:value="342369" calcext:value-type="float">
            <text:p>342369</text:p>
          </table:table-cell>
          <table:table-cell office:value-type="float" office:value="276500.308673449" calcext:value-type="float">
            <text:p>276500.308673449</text:p>
          </table:table-cell>
          <table:table-cell office:value-type="float" office:value="0.104354886998408" calcext:value-type="float">
            <text:p>0.104354886998408</text:p>
          </table:table-cell>
          <table:table-cell office:value-type="float" office:value="299177.303141227" calcext:value-type="float">
            <text:p>299177.303141227</text:p>
          </table:table-cell>
          <table:table-cell office:value-type="float" office:value="307441.440672635" calcext:value-type="float">
            <text:p>307441.440672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.412698885999" calcext:value-type="float">
            <text:p>228.412698885999</text:p>
          </table:table-cell>
          <table:table-cell office:value-type="float" office:value="365132" calcext:value-type="float">
            <text:p>365132</text:p>
          </table:table-cell>
          <table:table-cell office:value-type="float" office:value="325278.882200399" calcext:value-type="float">
            <text:p>325278.882200399</text:p>
          </table:table-cell>
          <table:table-cell office:value-type="float" office:value="0.106528072999936" calcext:value-type="float">
            <text:p>0.106528072999936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348053.308175809" calcext:value-type="float">
            <text:p>348053.308175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.614866960999" calcext:value-type="float">
            <text:p>228.614866960999</text:p>
          </table:table-cell>
          <table:table-cell office:value-type="float" office:value="305000" calcext:value-type="float">
            <text:p>305000</text:p>
          </table:table-cell>
          <table:table-cell office:value-type="float" office:value="257597.928358517" calcext:value-type="float">
            <text:p>257597.928358517</text:p>
          </table:table-cell>
          <table:table-cell office:value-type="float" office:value="0.11903348099986" calcext:value-type="float">
            <text:p>0.11903348099986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218877.61597086" calcext:value-type="float">
            <text:p>218877.61597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.816288071999" calcext:value-type="float">
            <text:p>228.816288071999</text:p>
          </table:table-cell>
          <table:table-cell office:value-type="float" office:value="291428" calcext:value-type="float">
            <text:p>291428</text:p>
          </table:table-cell>
          <table:table-cell office:value-type="float" office:value="266826.808373777" calcext:value-type="float">
            <text:p>266826.808373777</text:p>
          </table:table-cell>
          <table:table-cell office:value-type="float" office:value="0.101971013000366" calcext:value-type="float">
            <text:p>0.101971013000366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273530.669570221" calcext:value-type="float">
            <text:p>273530.66957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.018991600999" calcext:value-type="float">
            <text:p>229.018991600999</text:p>
          </table:table-cell>
          <table:table-cell office:value-type="float" office:value="343356" calcext:value-type="float">
            <text:p>343356</text:p>
          </table:table-cell>
          <table:table-cell office:value-type="float" office:value="300399.739287726" calcext:value-type="float">
            <text:p>300399.739287726</text:p>
          </table:table-cell>
          <table:table-cell office:value-type="float" office:value="0.104028367000865" calcext:value-type="float">
            <text:p>0.104028367000865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306308.305576849" calcext:value-type="float">
            <text:p>306308.305576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.220828850999" calcext:value-type="float">
            <text:p>229.220828850999</text:p>
          </table:table-cell>
          <table:table-cell office:value-type="float" office:value="387657" calcext:value-type="float">
            <text:p>387657</text:p>
          </table:table-cell>
          <table:table-cell office:value-type="float" office:value="319365.055036109" calcext:value-type="float">
            <text:p>319365.055036109</text:p>
          </table:table-cell>
          <table:table-cell office:value-type="float" office:value="0.103521161001481" calcext:value-type="float">
            <text:p>0.103521161001481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347676.287085532" calcext:value-type="float">
            <text:p>347676.287085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.422332696" calcext:value-type="float">
            <text:p>229.422332696</text:p>
          </table:table-cell>
          <table:table-cell office:value-type="float" office:value="362024" calcext:value-type="float">
            <text:p>362024</text:p>
          </table:table-cell>
          <table:table-cell office:value-type="float" office:value="359760.361981141" calcext:value-type="float">
            <text:p>359760.361981141</text:p>
          </table:table-cell>
          <table:table-cell office:value-type="float" office:value="0.106962812000347" calcext:value-type="float">
            <text:p>0.106962812000347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363992.668875721" calcext:value-type="float">
            <text:p>363992.6688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.623840730999" calcext:value-type="float">
            <text:p>229.623840730999</text:p>
          </table:table-cell>
          <table:table-cell office:value-type="float" office:value="302360" calcext:value-type="float">
            <text:p>302360</text:p>
          </table:table-cell>
          <table:table-cell office:value-type="float" office:value="354696.481475542" calcext:value-type="float">
            <text:p>354696.481475542</text:p>
          </table:table-cell>
          <table:table-cell office:value-type="float" office:value="0.108239228000457" calcext:value-type="float">
            <text:p>0.108239228000457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345910.149140365" calcext:value-type="float">
            <text:p>345910.149140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.829075627998" calcext:value-type="float">
            <text:p>229.829075627998</text:p>
          </table:table-cell>
          <table:table-cell office:value-type="float" office:value="293294" calcext:value-type="float">
            <text:p>293294</text:p>
          </table:table-cell>
          <table:table-cell office:value-type="float" office:value="327114.852024137" calcext:value-type="float">
            <text:p>327114.852024137</text:p>
          </table:table-cell>
          <table:table-cell office:value-type="float" office:value="0.106399893000344" calcext:value-type="float">
            <text:p>0.106399893000344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296694.859425866" calcext:value-type="float">
            <text:p>296694.859425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.038901112999" calcext:value-type="float">
            <text:p>230.038901112999</text:p>
          </table:table-cell>
          <table:table-cell office:value-type="float" office:value="349499" calcext:value-type="float">
            <text:p>349499</text:p>
          </table:table-cell>
          <table:table-cell office:value-type="float" office:value="297578.94810858" calcext:value-type="float">
            <text:p>297578.94810858</text:p>
          </table:table-cell>
          <table:table-cell office:value-type="float" office:value="0.109265305000008" calcext:value-type="float">
            <text:p>0.109265305000008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303969.471493313" calcext:value-type="float">
            <text:p>303969.471493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.239566995999" calcext:value-type="float">
            <text:p>230.239566995999</text:p>
          </table:table-cell>
          <table:table-cell office:value-type="float" office:value="388489" calcext:value-type="float">
            <text:p>388489</text:p>
          </table:table-cell>
          <table:table-cell office:value-type="float" office:value="217675.482031621" calcext:value-type="float">
            <text:p>217675.482031621</text:p>
          </table:table-cell>
          <table:table-cell office:value-type="float" office:value="0.149114731999362" calcext:value-type="float">
            <text:p>0.149114731999362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238378.14694602" calcext:value-type="float">
            <text:p>238378.14694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.442125751999" calcext:value-type="float">
            <text:p>230.442125751999</text:p>
          </table:table-cell>
          <table:table-cell office:value-type="float" office:value="355990" calcext:value-type="float">
            <text:p>355990</text:p>
          </table:table-cell>
          <table:table-cell office:value-type="float" office:value="297183.300578138" calcext:value-type="float">
            <text:p>297183.300578138</text:p>
          </table:table-cell>
          <table:table-cell office:value-type="float" office:value="0.111219628999606" calcext:value-type="float">
            <text:p>0.111219628999606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358054.896788709" calcext:value-type="float">
            <text:p>358054.896788709</text:p>
          </table:table-cell>
          <table:table-cell office:value-type="float" office:value="43439.6515381559" calcext:value-type="float">
            <text:p>43439.6515381559</text:p>
          </table:table-cell>
        </table:table-row>
        <table:table-row table:style-name="ro1">
          <table:table-cell office:value-type="float" office:value="230.644248352999" calcext:value-type="float">
            <text:p>230.644248352999</text:p>
          </table:table-cell>
          <table:table-cell office:value-type="float" office:value="297874" calcext:value-type="float">
            <text:p>297874</text:p>
          </table:table-cell>
          <table:table-cell office:value-type="float" office:value="355103.345817414" calcext:value-type="float">
            <text:p>355103.345817414</text:p>
          </table:table-cell>
          <table:table-cell office:value-type="float" office:value="0.105630501000633" calcext:value-type="float">
            <text:p>0.105630501000633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340980.870371927" calcext:value-type="float">
            <text:p>340980.87037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.846729498" calcext:value-type="float">
            <text:p>230.846729498</text:p>
          </table:table-cell>
          <table:table-cell office:value-type="float" office:value="296446" calcext:value-type="float">
            <text:p>296446</text:p>
          </table:table-cell>
          <table:table-cell office:value-type="float" office:value="322363.00281832" calcext:value-type="float">
            <text:p>322363.00281832</text:p>
          </table:table-cell>
          <table:table-cell office:value-type="float" office:value="0.103061088999311" calcext:value-type="float">
            <text:p>0.103061088999311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292732.265860672" calcext:value-type="float">
            <text:p>292732.265860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049244611" calcext:value-type="float">
            <text:p>231.049244611</text:p>
          </table:table-cell>
          <table:table-cell office:value-type="float" office:value="353572" calcext:value-type="float">
            <text:p>353572</text:p>
          </table:table-cell>
          <table:table-cell office:value-type="float" office:value="295652.715673003" calcext:value-type="float">
            <text:p>295652.715673003</text:p>
          </table:table-cell>
          <table:table-cell office:value-type="float" office:value="0.103672631999871" calcext:value-type="float">
            <text:p>0.103672631999871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294924.64264018" calcext:value-type="float">
            <text:p>294924.64264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251156647999" calcext:value-type="float">
            <text:p>231.251156647999</text:p>
          </table:table-cell>
          <table:table-cell office:value-type="float" office:value="388605" calcext:value-type="float">
            <text:p>388605</text:p>
          </table:table-cell>
          <table:table-cell office:value-type="float" office:value="320402.100238322" calcext:value-type="float">
            <text:p>320402.100238322</text:p>
          </table:table-cell>
          <table:table-cell office:value-type="float" office:value="0.104650903998845" calcext:value-type="float">
            <text:p>0.104650903998845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349528.080681618" calcext:value-type="float">
            <text:p>349528.080681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453447479" calcext:value-type="float">
            <text:p>231.453447479</text:p>
          </table:table-cell>
          <table:table-cell office:value-type="float" office:value="352324" calcext:value-type="float">
            <text:p>352324</text:p>
          </table:table-cell>
          <table:table-cell office:value-type="float" office:value="359436.094159799" calcext:value-type="float">
            <text:p>359436.094159799</text:p>
          </table:table-cell>
          <table:table-cell office:value-type="float" office:value="0.109890717998496" calcext:value-type="float">
            <text:p>0.109890717998496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377297.846652009" calcext:value-type="float">
            <text:p>377297.84665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656981484999" calcext:value-type="float">
            <text:p>231.656981484999</text:p>
          </table:table-cell>
          <table:table-cell office:value-type="float" office:value="295520" calcext:value-type="float">
            <text:p>295520</text:p>
          </table:table-cell>
          <table:table-cell office:value-type="float" office:value="358777.361415817" calcext:value-type="float">
            <text:p>358777.361415817</text:p>
          </table:table-cell>
          <table:table-cell office:value-type="float" office:value="0.106910582000637" calcext:value-type="float">
            <text:p>0.106910582000637</text:p>
          </table:table-cell>
          <table:table-cell office:value-type="float" office:value="337921.220203231" calcext:value-type="float">
            <text:p>337921.220203231</text:p>
          </table:table-cell>
          <table:table-cell office:value-type="float" office:value="340279.309802485" calcext:value-type="float">
            <text:p>340279.309802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861983101" calcext:value-type="float">
            <text:p>231.861983101</text:p>
          </table:table-cell>
          <table:table-cell office:value-type="float" office:value="319754" calcext:value-type="float">
            <text:p>319754</text:p>
          </table:table-cell>
          <table:table-cell office:value-type="float" office:value="257090.847541718" calcext:value-type="float">
            <text:p>257090.847541718</text:p>
          </table:table-cell>
          <table:table-cell office:value-type="float" office:value="0.136711230999936" calcext:value-type="float">
            <text:p>0.136711230999936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228129.040429354" calcext:value-type="float">
            <text:p>228129.040429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.064685305" calcext:value-type="float">
            <text:p>232.064685305</text:p>
          </table:table-cell>
          <table:table-cell office:value-type="float" office:value="382153" calcext:value-type="float">
            <text:p>382153</text:p>
          </table:table-cell>
          <table:table-cell office:value-type="float" office:value="296027.530701587" calcext:value-type="float">
            <text:p>296027.530701587</text:p>
          </table:table-cell>
          <table:table-cell office:value-type="float" office:value="0.103324151999914" calcext:value-type="float">
            <text:p>0.103324151999914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311475.191016821" calcext:value-type="float">
            <text:p>311475.191016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.267217097" calcext:value-type="float">
            <text:p>232.267217097</text:p>
          </table:table-cell>
          <table:table-cell office:value-type="float" office:value="414705" calcext:value-type="float">
            <text:p>414705</text:p>
          </table:table-cell>
          <table:table-cell office:value-type="float" office:value="348092.435233285" calcext:value-type="float">
            <text:p>348092.435233285</text:p>
          </table:table-cell>
          <table:table-cell office:value-type="float" office:value="0.106217458000174" calcext:value-type="float">
            <text:p>0.106217458000174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379923.883181611" calcext:value-type="float">
            <text:p>379923.88318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.472462542999" calcext:value-type="float">
            <text:p>232.472462542999</text:p>
          </table:table-cell>
          <table:table-cell office:value-type="float" office:value="370238" calcext:value-type="float">
            <text:p>370238</text:p>
          </table:table-cell>
          <table:table-cell office:value-type="float" office:value="377528.743473267" calcext:value-type="float">
            <text:p>377528.743473267</text:p>
          </table:table-cell>
          <table:table-cell office:value-type="float" office:value="0.116709678999541" calcext:value-type="float">
            <text:p>0.116709678999541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389060.764026844" calcext:value-type="float">
            <text:p>389060.764026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.843087785999" calcext:value-type="float">
            <text:p>232.843087785999</text:p>
          </table:table-cell>
          <table:table-cell office:value-type="float" office:value="315874" calcext:value-type="float">
            <text:p>315874</text:p>
          </table:table-cell>
          <table:table-cell office:value-type="float" office:value="156229.789508611" calcext:value-type="float">
            <text:p>156229.789508611</text:p>
          </table:table-cell>
          <table:table-cell office:value-type="float" office:value="0.399769666000793" calcext:value-type="float">
            <text:p>0.399769666000793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135789.168421933" calcext:value-type="float">
            <text:p>135789.16842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.045129029999" calcext:value-type="float">
            <text:p>233.045129029999</text:p>
          </table:table-cell>
          <table:table-cell office:value-type="float" office:value="376250" calcext:value-type="float">
            <text:p>376250</text:p>
          </table:table-cell>
          <table:table-cell office:value-type="float" office:value="295682.264339023" calcext:value-type="float">
            <text:p>295682.264339023</text:p>
          </table:table-cell>
          <table:table-cell office:value-type="float" office:value="0.101216928998838" calcext:value-type="float">
            <text:p>0.101216928998838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267668.199127231" calcext:value-type="float">
            <text:p>267668.199127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.248151555999" calcext:value-type="float">
            <text:p>233.248151555999</text:p>
          </table:table-cell>
          <table:table-cell office:value-type="float" office:value="414987" calcext:value-type="float">
            <text:p>414987</text:p>
          </table:table-cell>
          <table:table-cell office:value-type="float" office:value="345924.386322915" calcext:value-type="float">
            <text:p>345924.386322915</text:p>
          </table:table-cell>
          <table:table-cell office:value-type="float" office:value="0.109652716999335" calcext:value-type="float">
            <text:p>0.109652716999335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378251.071018011" calcext:value-type="float">
            <text:p>378251.071018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.450119928999" calcext:value-type="float">
            <text:p>233.450119928999</text:p>
          </table:table-cell>
          <table:table-cell office:value-type="float" office:value="377550" calcext:value-type="float">
            <text:p>377550</text:p>
          </table:table-cell>
          <table:table-cell office:value-type="float" office:value="367031.309681656" calcext:value-type="float">
            <text:p>367031.309681656</text:p>
          </table:table-cell>
          <table:table-cell office:value-type="float" office:value="0.116479362999598" calcext:value-type="float">
            <text:p>0.116479362999598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382991.701130838" calcext:value-type="float">
            <text:p>382991.701130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.656176843" calcext:value-type="float">
            <text:p>233.656176843</text:p>
          </table:table-cell>
          <table:table-cell office:value-type="float" office:value="315867" calcext:value-type="float">
            <text:p>315867</text:p>
          </table:table-cell>
          <table:table-cell office:value-type="float" office:value="268806.859188664" calcext:value-type="float">
            <text:p>268806.859188664</text:p>
          </table:table-cell>
          <table:table-cell office:value-type="float" office:value="0.161420409998755" calcext:value-type="float">
            <text:p>0.161420409998755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251682.473055995" calcext:value-type="float">
            <text:p>251682.473055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.859320942" calcext:value-type="float">
            <text:p>233.859320942</text:p>
          </table:table-cell>
          <table:table-cell office:value-type="float" office:value="318967" calcext:value-type="float">
            <text:p>318967</text:p>
          </table:table-cell>
          <table:table-cell office:value-type="float" office:value="284986.385289129" calcext:value-type="float">
            <text:p>284986.385289129</text:p>
          </table:table-cell>
          <table:table-cell office:value-type="float" office:value="0.105563735000032" calcext:value-type="float">
            <text:p>0.105563735000032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292883.330089619" calcext:value-type="float">
            <text:p>292883.330089619</text:p>
          </table:table-cell>
          <table:table-cell office:value-type="float" office:value="36937.5999841909" calcext:value-type="float">
            <text:p>36937.5999841909</text:p>
          </table:table-cell>
        </table:table-row>
        <table:table-row table:style-name="ro1">
          <table:table-cell office:value-type="float" office:value="234.061036298999" calcext:value-type="float">
            <text:p>234.061036298999</text:p>
          </table:table-cell>
          <table:table-cell office:value-type="float" office:value="381114" calcext:value-type="float">
            <text:p>381114</text:p>
          </table:table-cell>
          <table:table-cell office:value-type="float" office:value="313992.120632327" calcext:value-type="float">
            <text:p>313992.120632327</text:p>
          </table:table-cell>
          <table:table-cell office:value-type="float" office:value="0.102121944999453" calcext:value-type="float">
            <text:p>0.102121944999453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312777.517484341" calcext:value-type="float">
            <text:p>312777.517484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.263543666999" calcext:value-type="float">
            <text:p>234.263543666999</text:p>
          </table:table-cell>
          <table:table-cell office:value-type="float" office:value="414779" calcext:value-type="float">
            <text:p>414779</text:p>
          </table:table-cell>
          <table:table-cell office:value-type="float" office:value="338510.403428362" calcext:value-type="float">
            <text:p>338510.403428362</text:p>
          </table:table-cell>
          <table:table-cell office:value-type="float" office:value="0.103877556999578" calcext:value-type="float">
            <text:p>0.103877556999578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371176.649008803" calcext:value-type="float">
            <text:p>371176.649008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.466889424999" calcext:value-type="float">
            <text:p>234.466889424999</text:p>
          </table:table-cell>
          <table:table-cell office:value-type="float" office:value="371800" calcext:value-type="float">
            <text:p>371800</text:p>
          </table:table-cell>
          <table:table-cell office:value-type="float" office:value="369994.941362742" calcext:value-type="float">
            <text:p>369994.941362742</text:p>
          </table:table-cell>
          <table:table-cell office:value-type="float" office:value="0.114028857000449" calcext:value-type="float">
            <text:p>0.114028857000449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387032.280936472" calcext:value-type="float">
            <text:p>387032.280936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.669891338999" calcext:value-type="float">
            <text:p>234.669891338999</text:p>
          </table:table-cell>
          <table:table-cell office:value-type="float" office:value="313333" calcext:value-type="float">
            <text:p>313333</text:p>
          </table:table-cell>
          <table:table-cell office:value-type="float" office:value="368925.078423224" calcext:value-type="float">
            <text:p>368925.078423224</text:p>
          </table:table-cell>
          <table:table-cell office:value-type="float" office:value="0.10345031199904" calcext:value-type="float">
            <text:p>0.10345031199904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347174.066466018" calcext:value-type="float">
            <text:p>347174.066466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.873268990999" calcext:value-type="float">
            <text:p>234.873268990999</text:p>
          </table:table-cell>
          <table:table-cell office:value-type="float" office:value="322068" calcext:value-type="float">
            <text:p>322068</text:p>
          </table:table-cell>
          <table:table-cell office:value-type="float" office:value="337408.657156209" calcext:value-type="float">
            <text:p>337408.657156209</text:p>
          </table:table-cell>
          <table:table-cell office:value-type="float" office:value="0.103426253999714" calcext:value-type="float">
            <text:p>0.103426253999714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309641.310939312" calcext:value-type="float">
            <text:p>309641.310939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.076710328" calcext:value-type="float">
            <text:p>235.076710328</text:p>
          </table:table-cell>
          <table:table-cell office:value-type="float" office:value="385541" calcext:value-type="float">
            <text:p>385541</text:p>
          </table:table-cell>
          <table:table-cell office:value-type="float" office:value="310635.261182081" calcext:value-type="float">
            <text:p>310635.261182081</text:p>
          </table:table-cell>
          <table:table-cell office:value-type="float" office:value="0.105863966999095" calcext:value-type="float">
            <text:p>0.105863966999095</text:p>
          </table:table-cell>
          <table:table-cell office:value-type="float" office:value="360864.656617696" calcext:value-type="float">
            <text:p>360864.656617696</text:p>
          </table:table-cell>
          <table:table-cell office:value-type="float" office:value="318555.48587624" calcext:value-type="float">
            <text:p>318555.48587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.278892528999" calcext:value-type="float">
            <text:p>235.278892528999</text:p>
          </table:table-cell>
          <table:table-cell office:value-type="float" office:value="428322" calcext:value-type="float">
            <text:p>428322</text:p>
          </table:table-cell>
          <table:table-cell office:value-type="float" office:value="243620.544661238" calcext:value-type="float">
            <text:p>243620.544661238</text:p>
          </table:table-cell>
          <table:table-cell office:value-type="float" office:value="0.136691835001329" calcext:value-type="float">
            <text:p>0.136691835001329</text:p>
          </table:table-cell>
          <table:table-cell office:value-type="float" office:value="373207.387895159" calcext:value-type="float">
            <text:p>373207.387895159</text:p>
          </table:table-cell>
          <table:table-cell office:value-type="float" office:value="268721.836968305" calcext:value-type="float">
            <text:p>268721.836968305</text:p>
          </table:table-cell>
          <table:table-cell office:value-type="float" office:value="45687.2974114954" calcext:value-type="float">
            <text:p>45687.2974114954</text:p>
          </table:table-cell>
        </table:table-row>
        <table:table-row table:style-name="ro1">
          <table:table-cell office:value-type="float" office:value="235.480819466999" calcext:value-type="float">
            <text:p>235.480819466999</text:p>
          </table:table-cell>
          <table:table-cell office:value-type="float" office:value="376131" calcext:value-type="float">
            <text:p>376131</text:p>
          </table:table-cell>
          <table:table-cell office:value-type="float" office:value="309717.223636061" calcext:value-type="float">
            <text:p>309717.223636061</text:p>
          </table:table-cell>
          <table:table-cell office:value-type="float" office:value="0.119119609000336" calcext:value-type="float">
            <text:p>0.119119609000336</text:p>
          </table:table-cell>
          <table:table-cell office:value-type="float" office:value="369475.314016207" calcext:value-type="float">
            <text:p>369475.314016207</text:p>
          </table:table-cell>
          <table:table-cell office:value-type="float" office:value="387864.790177488" calcext:value-type="float">
            <text:p>387864.790177488</text:p>
          </table:table-cell>
          <table:table-cell office:value-type="float" office:value="10931.4283318745" calcext:value-type="float">
            <text:p>10931.4283318745</text:p>
          </table:table-cell>
        </table:table-row>
        <table:table-row table:style-name="ro1">
          <table:table-cell office:value-type="float" office:value="235.683804548" calcext:value-type="float">
            <text:p>235.683804548</text:p>
          </table:table-cell>
          <table:table-cell office:value-type="float" office:value="315608" calcext:value-type="float">
            <text:p>315608</text:p>
          </table:table-cell>
          <table:table-cell office:value-type="float" office:value="364816.683275161" calcext:value-type="float">
            <text:p>364816.683275161</text:p>
          </table:table-cell>
          <table:table-cell office:value-type="float" office:value="0.108139877000212" calcext:value-type="float">
            <text:p>0.108139877000212</text:p>
          </table:table-cell>
          <table:table-cell office:value-type="float" office:value="365780.560876045" calcext:value-type="float">
            <text:p>365780.560876045</text:p>
          </table:table-cell>
          <table:table-cell office:value-type="float" office:value="337189.016420282" calcext:value-type="float">
            <text:p>337189.016420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.887708556" calcext:value-type="float">
            <text:p>235.887708556</text:p>
          </table:table-cell>
          <table:table-cell office:value-type="float" office:value="326518" calcext:value-type="float">
            <text:p>326518</text:p>
          </table:table-cell>
          <table:table-cell office:value-type="float" office:value="340361.661059751" calcext:value-type="float">
            <text:p>340361.661059751</text:p>
          </table:table-cell>
          <table:table-cell office:value-type="float" office:value="0.105871780999223" calcext:value-type="float">
            <text:p>0.105871780999223</text:p>
          </table:table-cell>
          <table:table-cell office:value-type="float" office:value="362122.755267285" calcext:value-type="float">
            <text:p>362122.755267285</text:p>
          </table:table-cell>
          <table:table-cell office:value-type="float" office:value="313983.011108717" calcext:value-type="float">
            <text:p>313983.011108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.089682922" calcext:value-type="float">
            <text:p>236.089682922</text:p>
          </table:table-cell>
          <table:table-cell office:value-type="float" office:value="386891" calcext:value-type="float">
            <text:p>386891</text:p>
          </table:table-cell>
          <table:table-cell office:value-type="float" office:value="311002.172549701" calcext:value-type="float">
            <text:p>311002.172549701</text:p>
          </table:table-cell>
          <table:table-cell office:value-type="float" office:value="0.102735090998976" calcext:value-type="float">
            <text:p>0.102735090998976</text:p>
          </table:table-cell>
          <table:table-cell office:value-type="float" office:value="358501.527714612" calcext:value-type="float">
            <text:p>358501.527714612</text:p>
          </table:table-cell>
          <table:table-cell office:value-type="float" office:value="317738.159174574" calcext:value-type="float">
            <text:p>317738.159174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.291808399999" calcext:value-type="float">
            <text:p>236.291808399999</text:p>
          </table:table-cell>
          <table:table-cell office:value-type="float" office:value="406269" calcext:value-type="float">
            <text:p>406269</text:p>
          </table:table-cell>
          <table:table-cell office:value-type="float" office:value="341588.916323862" calcext:value-type="float">
            <text:p>341588.916323862</text:p>
          </table:table-cell>
          <table:table-cell office:value-type="float" office:value="0.105396635000943" calcext:value-type="float">
            <text:p>0.105396635000943</text:p>
          </table:table-cell>
          <table:table-cell office:value-type="float" office:value="354916.512437466" calcext:value-type="float">
            <text:p>354916.512437466</text:p>
          </table:table-cell>
          <table:table-cell office:value-type="float" office:value="369713.558300125" calcext:value-type="float">
            <text:p>369713.55830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.497828248999" calcext:value-type="float">
            <text:p>236.497828248999</text:p>
          </table:table-cell>
          <table:table-cell office:value-type="float" office:value="351843" calcext:value-type="float">
            <text:p>351843</text:p>
          </table:table-cell>
          <table:table-cell office:value-type="float" office:value="376809.552658988" calcext:value-type="float">
            <text:p>376809.552658988</text:p>
          </table:table-cell>
          <table:table-cell office:value-type="float" office:value="0.109680001000015" calcext:value-type="float">
            <text:p>0.109680001000015</text:p>
          </table:table-cell>
          <table:table-cell office:value-type="float" office:value="351367.347313091" calcext:value-type="float">
            <text:p>351367.347313091</text:p>
          </table:table-cell>
          <table:table-cell office:value-type="float" office:value="386704.147909985" calcext:value-type="float">
            <text:p>386704.14790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.701100381999" calcext:value-type="float">
            <text:p>236.701100381999</text:p>
          </table:table-cell>
          <table:table-cell office:value-type="float" office:value="298046" calcext:value-type="float">
            <text:p>298046</text:p>
          </table:table-cell>
          <table:table-cell office:value-type="float" office:value="326293.400735831" calcext:value-type="float">
            <text:p>326293.400735831</text:p>
          </table:table-cell>
          <table:table-cell office:value-type="float" office:value="0.120719215999998" calcext:value-type="float">
            <text:p>0.120719215999998</text:p>
          </table:table-cell>
          <table:table-cell office:value-type="float" office:value="347853.67383996" calcext:value-type="float">
            <text:p>347853.67383996</text:p>
          </table:table-cell>
          <table:table-cell office:value-type="float" office:value="298502.955843129" calcext:value-type="float">
            <text:p>298502.955843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.905587247998" calcext:value-type="float">
            <text:p>236.905587247998</text:p>
          </table:table-cell>
          <table:table-cell office:value-type="float" office:value="315336" calcext:value-type="float">
            <text:p>315336</text:p>
          </table:table-cell>
          <table:table-cell office:value-type="float" office:value="259341.232374737" calcext:value-type="float">
            <text:p>259341.232374737</text:p>
          </table:table-cell>
          <table:table-cell office:value-type="float" office:value="0.108776463999675" calcext:value-type="float">
            <text:p>0.108776463999675</text:p>
          </table:table-cell>
          <table:table-cell office:value-type="float" office:value="344375.137101561" calcext:value-type="float">
            <text:p>344375.137101561</text:p>
          </table:table-cell>
          <table:table-cell office:value-type="float" office:value="249755.045397638" calcext:value-type="float">
            <text:p>249755.045397638</text:p>
          </table:table-cell>
          <table:table-cell office:value-type="float" office:value="9917.5726886219" calcext:value-type="float">
            <text:p>9917.5726886219</text:p>
          </table:table-cell>
        </table:table-row>
        <table:table-row table:style-name="ro1">
          <table:table-cell office:value-type="float" office:value="237.106098622" calcext:value-type="float">
            <text:p>237.106098622</text:p>
          </table:table-cell>
          <table:table-cell office:value-type="float" office:value="372725" calcext:value-type="float">
            <text:p>372725</text:p>
          </table:table-cell>
          <table:table-cell office:value-type="float" office:value="309408.558349621" calcext:value-type="float">
            <text:p>309408.558349621</text:p>
          </table:table-cell>
          <table:table-cell office:value-type="float" office:value="0.101316786000098" calcext:value-type="float">
            <text:p>0.101316786000098</text:p>
          </table:table-cell>
          <table:table-cell office:value-type="float" office:value="340931.385730545" calcext:value-type="float">
            <text:p>340931.385730545</text:p>
          </table:table-cell>
          <table:table-cell office:value-type="float" office:value="310271.488784866" calcext:value-type="float">
            <text:p>310271.488784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31148423" calcext:value-type="float">
            <text:p>237.31148423</text:p>
          </table:table-cell>
          <table:table-cell office:value-type="float" office:value="384490" calcext:value-type="float">
            <text:p>384490</text:p>
          </table:table-cell>
          <table:table-cell office:value-type="float" office:value="341526.9312714" calcext:value-type="float">
            <text:p>341526.9312714</text:p>
          </table:table-cell>
          <table:table-cell office:value-type="float" office:value="0.104129592999016" calcext:value-type="float">
            <text:p>0.104129592999016</text:p>
          </table:table-cell>
          <table:table-cell office:value-type="float" office:value="337522.07187324" calcext:value-type="float">
            <text:p>337522.07187324</text:p>
          </table:table-cell>
          <table:table-cell office:value-type="float" office:value="376790.272715725" calcext:value-type="float">
            <text:p>376790.272715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513733366999" calcext:value-type="float">
            <text:p>237.513733366999</text:p>
          </table:table-cell>
          <table:table-cell office:value-type="float" office:value="329869" calcext:value-type="float">
            <text:p>329869</text:p>
          </table:table-cell>
          <table:table-cell office:value-type="float" office:value="367066.663006914" calcext:value-type="float">
            <text:p>367066.663006914</text:p>
          </table:table-cell>
          <table:table-cell office:value-type="float" office:value="0.104710960999" calcext:value-type="float">
            <text:p>0.104710960999</text:p>
          </table:table-cell>
          <table:table-cell office:value-type="float" office:value="334146.851154507" calcext:value-type="float">
            <text:p>334146.851154507</text:p>
          </table:table-cell>
          <table:table-cell office:value-type="float" office:value="365242.960858912" calcext:value-type="float">
            <text:p>365242.960858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716300679" calcext:value-type="float">
            <text:p>237.716300679</text:p>
          </table:table-cell>
          <table:table-cell office:value-type="float" office:value="282287" calcext:value-type="float">
            <text:p>282287</text:p>
          </table:table-cell>
          <table:table-cell office:value-type="float" office:value="342429.9667392" calcext:value-type="float">
            <text:p>342429.9667392</text:p>
          </table:table-cell>
          <table:table-cell office:value-type="float" office:value="0.106752327999857" calcext:value-type="float">
            <text:p>0.106752327999857</text:p>
          </table:table-cell>
          <table:table-cell office:value-type="float" office:value="330805.382642962" calcext:value-type="float">
            <text:p>330805.382642962</text:p>
          </table:table-cell>
          <table:table-cell office:value-type="float" office:value="313544.044466642" calcext:value-type="float">
            <text:p>313544.044466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918881108999" calcext:value-type="float">
            <text:p>237.918881108999</text:p>
          </table:table-cell>
          <table:table-cell office:value-type="float" office:value="303595" calcext:value-type="float">
            <text:p>303595</text:p>
          </table:table-cell>
          <table:table-cell office:value-type="float" office:value="296126.675785365" calcext:value-type="float">
            <text:p>296126.675785365</text:p>
          </table:table-cell>
          <table:table-cell office:value-type="float" office:value="0.103800672999569" calcext:value-type="float">
            <text:p>0.103800672999569</text:p>
          </table:table-cell>
          <table:table-cell office:value-type="float" office:value="327497.328816533" calcext:value-type="float">
            <text:p>327497.328816533</text:p>
          </table:table-cell>
          <table:table-cell office:value-type="float" office:value="274454.002092085" calcext:value-type="float">
            <text:p>274454.00209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.121540728" calcext:value-type="float">
            <text:p>238.121540728</text:p>
          </table:table-cell>
          <table:table-cell office:value-type="float" office:value="358013" calcext:value-type="float">
            <text:p>358013</text:p>
          </table:table-cell>
          <table:table-cell office:value-type="float" office:value="282208.788892532" calcext:value-type="float">
            <text:p>282208.788892532</text:p>
          </table:table-cell>
          <table:table-cell office:value-type="float" office:value="0.104716724999889" calcext:value-type="float">
            <text:p>0.104716724999889</text:p>
          </table:table-cell>
          <table:table-cell office:value-type="float" office:value="324222.355528367" calcext:value-type="float">
            <text:p>324222.355528367</text:p>
          </table:table-cell>
          <table:table-cell office:value-type="float" office:value="293610.979988983" calcext:value-type="float">
            <text:p>293610.979988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.324383361" calcext:value-type="float">
            <text:p>238.324383361</text:p>
          </table:table-cell>
          <table:table-cell office:value-type="float" office:value="363863" calcext:value-type="float">
            <text:p>363863</text:p>
          </table:table-cell>
          <table:table-cell office:value-type="float" office:value="328473.072883757" calcext:value-type="float">
            <text:p>328473.072883757</text:p>
          </table:table-cell>
          <table:table-cell office:value-type="float" office:value="0.104678474999673" calcext:value-type="float">
            <text:p>0.104678474999673</text:p>
          </table:table-cell>
          <table:table-cell office:value-type="float" office:value="320980.131973084" calcext:value-type="float">
            <text:p>320980.131973084</text:p>
          </table:table-cell>
          <table:table-cell office:value-type="float" office:value="356040.357186523" calcext:value-type="float">
            <text:p>356040.357186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.528257696998" calcext:value-type="float">
            <text:p>238.528257696998</text:p>
          </table:table-cell>
          <table:table-cell office:value-type="float" office:value="312259" calcext:value-type="float">
            <text:p>312259</text:p>
          </table:table-cell>
          <table:table-cell office:value-type="float" office:value="355710.064464163" calcext:value-type="float">
            <text:p>355710.064464163</text:p>
          </table:table-cell>
          <table:table-cell office:value-type="float" office:value="0.107252149000487" calcext:value-type="float">
            <text:p>0.107252149000487</text:p>
          </table:table-cell>
          <table:table-cell office:value-type="float" office:value="320980.131973084" calcext:value-type="float">
            <text:p>320980.131973084</text:p>
          </table:table-cell>
          <table:table-cell office:value-type="float" office:value="358673.580454666" calcext:value-type="float">
            <text:p>358673.580454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.730464680999" calcext:value-type="float">
            <text:p>238.730464680999</text:p>
          </table:table-cell>
          <table:table-cell office:value-type="float" office:value="307073" calcext:value-type="float">
            <text:p>307073</text:p>
          </table:table-cell>
          <table:table-cell office:value-type="float" office:value="330962.426315779" calcext:value-type="float">
            <text:p>330962.426315779</text:p>
          </table:table-cell>
          <table:table-cell office:value-type="float" office:value="0.10598210200078" calcext:value-type="float">
            <text:p>0.10598210200078</text:p>
          </table:table-cell>
          <table:table-cell office:value-type="float" office:value="360818.411641917" calcext:value-type="float">
            <text:p>360818.411641917</text:p>
          </table:table-cell>
          <table:table-cell office:value-type="float" office:value="304820.669192034" calcext:value-type="float">
            <text:p>304820.66919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.940393208999" calcext:value-type="float">
            <text:p>238.940393208999</text:p>
          </table:table-cell>
          <table:table-cell office:value-type="float" office:value="341252" calcext:value-type="float">
            <text:p>341252</text:p>
          </table:table-cell>
          <table:table-cell office:value-type="float" office:value="274837.992711025" calcext:value-type="float">
            <text:p>274837.992711025</text:p>
          </table:table-cell>
          <table:table-cell office:value-type="float" office:value="0.122052703000008" calcext:value-type="float">
            <text:p>0.122052703000008</text:p>
          </table:table-cell>
          <table:table-cell office:value-type="float" office:value="360818.411641917" calcext:value-type="float">
            <text:p>360818.411641917</text:p>
          </table:table-cell>
          <table:table-cell office:value-type="float" office:value="272210.848450042" calcext:value-type="float">
            <text:p>272210.84845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.143858566998" calcext:value-type="float">
            <text:p>239.143858566998</text:p>
          </table:table-cell>
          <table:table-cell office:value-type="float" office:value="403485" calcext:value-type="float">
            <text:p>403485</text:p>
          </table:table-cell>
          <table:table-cell office:value-type="float" office:value="258567.530047269" calcext:value-type="float">
            <text:p>258567.530047269</text:p>
          </table:table-cell>
          <table:table-cell office:value-type="float" office:value="0.11710521599889" calcext:value-type="float">
            <text:p>0.11710521599889</text:p>
          </table:table-cell>
          <table:table-cell office:value-type="float" office:value="360818.411641917" calcext:value-type="float">
            <text:p>360818.411641917</text:p>
          </table:table-cell>
          <table:table-cell office:value-type="float" office:value="275882.062190756" calcext:value-type="float">
            <text:p>275882.06219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.34617413" calcext:value-type="float">
            <text:p>239.34617413</text:p>
          </table:table-cell>
          <table:table-cell office:value-type="float" office:value="405211" calcext:value-type="float">
            <text:p>405211</text:p>
          </table:table-cell>
          <table:table-cell office:value-type="float" office:value="318098.740581277" calcext:value-type="float">
            <text:p>318098.740581277</text:p>
          </table:table-cell>
          <table:table-cell office:value-type="float" office:value="0.111333568000191" calcext:value-type="float">
            <text:p>0.111333568000191</text:p>
          </table:table-cell>
          <table:table-cell office:value-type="float" office:value="360818.411641917" calcext:value-type="float">
            <text:p>360818.411641917</text:p>
          </table:table-cell>
          <table:table-cell office:value-type="float" office:value="369685.701925016" calcext:value-type="float">
            <text:p>369685.701925016</text:p>
          </table:table-cell>
          <table:table-cell office:value-type="float" office:value="20060.7236280193" calcext:value-type="float">
            <text:p>20060.7236280193</text:p>
          </table:table-cell>
        </table:table-row>
        <table:table-row table:style-name="ro1">
          <table:table-cell office:value-type="float" office:value="239.550200565" calcext:value-type="float">
            <text:p>239.550200565</text:p>
          </table:table-cell>
          <table:table-cell office:value-type="float" office:value="344014" calcext:value-type="float">
            <text:p>344014</text:p>
          </table:table-cell>
          <table:table-cell office:value-type="float" office:value="375022.057043641" calcext:value-type="float">
            <text:p>375022.057043641</text:p>
          </table:table-cell>
          <table:table-cell office:value-type="float" office:value="0.112986459998865" calcext:value-type="float">
            <text:p>0.112986459998865</text:p>
          </table:table-cell>
          <table:table-cell office:value-type="float" office:value="360818.411641917" calcext:value-type="float">
            <text:p>360818.411641917</text:p>
          </table:table-cell>
          <table:table-cell office:value-type="float" office:value="373464.81804282" calcext:value-type="float">
            <text:p>373464.81804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.751716966999" calcext:value-type="float">
            <text:p>239.751716966999</text:p>
          </table:table-cell>
          <table:table-cell office:value-type="float" office:value="306699" calcext:value-type="float">
            <text:p>306699</text:p>
          </table:table-cell>
          <table:table-cell office:value-type="float" office:value="353991.225189671" calcext:value-type="float">
            <text:p>353991.225189671</text:p>
          </table:table-cell>
          <table:table-cell office:value-type="float" office:value="0.103205769000851" calcext:value-type="float">
            <text:p>0.103205769000851</text:p>
          </table:table-cell>
          <table:table-cell office:value-type="float" office:value="360818.411641917" calcext:value-type="float">
            <text:p>360818.411641917</text:p>
          </table:table-cell>
          <table:table-cell office:value-type="float" office:value="322989.808425431" calcext:value-type="float">
            <text:p>322989.808425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.956154902" calcext:value-type="float">
            <text:p>239.956154902</text:p>
          </table:table-cell>
          <table:table-cell office:value-type="float" office:value="345968" calcext:value-type="float">
            <text:p>345968</text:p>
          </table:table-cell>
          <table:table-cell office:value-type="float" office:value="315659.032374394" calcext:value-type="float">
            <text:p>315659.032374394</text:p>
          </table:table-cell>
          <table:table-cell office:value-type="float" office:value="0.102368821999335" calcext:value-type="float">
            <text:p>0.102368821999335</text:p>
          </table:table-cell>
          <table:table-cell office:value-type="float" office:value="360818.411641917" calcext:value-type="float">
            <text:p>360818.411641917</text:p>
          </table:table-cell>
          <table:table-cell office:value-type="float" office:value="302834.860186432" calcext:value-type="float">
            <text:p>302834.860186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.160035352999" calcext:value-type="float">
            <text:p>240.160035352999</text:p>
          </table:table-cell>
          <table:table-cell office:value-type="float" office:value="406307" calcext:value-type="float">
            <text:p>406307</text:p>
          </table:table-cell>
          <table:table-cell office:value-type="float" office:value="321512.10310162" calcext:value-type="float">
            <text:p>321512.10310162</text:p>
          </table:table-cell>
          <table:table-cell office:value-type="float" office:value="0.107294677998652" calcext:value-type="float">
            <text:p>0.107294677998652</text:p>
          </table:table-cell>
          <table:table-cell office:value-type="float" office:value="360818.411641917" calcext:value-type="float">
            <text:p>360818.411641917</text:p>
          </table:table-cell>
          <table:table-cell office:value-type="float" office:value="346268.353176814" calcext:value-type="float">
            <text:p>346268.353176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.363788412" calcext:value-type="float">
            <text:p>240.363788412</text:p>
          </table:table-cell>
          <table:table-cell office:value-type="float" office:value="402014" calcext:value-type="float">
            <text:p>402014</text:p>
          </table:table-cell>
          <table:table-cell office:value-type="float" office:value="357439.107961053" calcext:value-type="float">
            <text:p>357439.107961053</text:p>
          </table:table-cell>
          <table:table-cell office:value-type="float" office:value="0.118591452001056" calcext:value-type="float">
            <text:p>0.118591452001056</text:p>
          </table:table-cell>
          <table:table-cell office:value-type="float" office:value="360818.411641917" calcext:value-type="float">
            <text:p>360818.411641917</text:p>
          </table:table-cell>
          <table:table-cell office:value-type="float" office:value="377297.918925129" calcext:value-type="float">
            <text:p>377297.918925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.569037841999" calcext:value-type="float">
            <text:p>240.569037841999</text:p>
          </table:table-cell>
          <table:table-cell office:value-type="float" office:value="338170" calcext:value-type="float">
            <text:p>338170</text:p>
          </table:table-cell>
          <table:table-cell office:value-type="float" office:value="282545.114535703" calcext:value-type="float">
            <text:p>282545.114535703</text:p>
          </table:table-cell>
          <table:table-cell office:value-type="float" office:value="0.151337176999732" calcext:value-type="float">
            <text:p>0.151337176999732</text:p>
          </table:table-cell>
          <table:table-cell office:value-type="float" office:value="360818.411641917" calcext:value-type="float">
            <text:p>360818.411641917</text:p>
          </table:table-cell>
          <table:table-cell office:value-type="float" office:value="280702.475739715" calcext:value-type="float">
            <text:p>280702.475739715</text:p>
          </table:table-cell>
          <table:table-cell office:value-type="float" office:value="19654.8138238722" calcext:value-type="float">
            <text:p>19654.8138238722</text:p>
          </table:table-cell>
        </table:table-row>
        <table:table-row table:style-name="ro1">
          <table:table-cell office:value-type="float" office:value="241.074958196999" calcext:value-type="float">
            <text:p>241.074958196999</text:p>
          </table:table-cell>
          <table:table-cell office:value-type="float" office:value="385604" calcext:value-type="float">
            <text:p>385604</text:p>
          </table:table-cell>
          <table:table-cell office:value-type="float" office:value="304539.055942259" calcext:value-type="float">
            <text:p>304539.055942259</text:p>
          </table:table-cell>
          <table:table-cell office:value-type="float" office:value="0.421396077001191" calcext:value-type="float">
            <text:p>0.421396077001191</text:p>
          </table:table-cell>
          <table:table-cell office:value-type="float" office:value="360818.411641917" calcext:value-type="float">
            <text:p>360818.411641917</text:p>
          </table:table-cell>
          <table:table-cell office:value-type="float" office:value="319769.489279319" calcext:value-type="float">
            <text:p>319769.489279319</text:p>
          </table:table-cell>
          <table:table-cell office:value-type="float" office:value="26411.1560758283" calcext:value-type="float">
            <text:p>26411.1560758283</text:p>
          </table:table-cell>
        </table:table-row>
        <table:table-row table:style-name="ro1">
          <table:table-cell office:value-type="float" office:value="241.278764564" calcext:value-type="float">
            <text:p>241.278764564</text:p>
          </table:table-cell>
          <table:table-cell office:value-type="float" office:value="409873" calcext:value-type="float">
            <text:p>409873</text:p>
          </table:table-cell>
          <table:table-cell office:value-type="float" office:value="291019.205620807" calcext:value-type="float">
            <text:p>291019.205620807</text:p>
          </table:table-cell>
          <table:table-cell office:value-type="float" office:value="0.101619035000112" calcext:value-type="float">
            <text:p>0.101619035000112</text:p>
          </table:table-cell>
          <table:table-cell office:value-type="float" office:value="357210.227525497" calcext:value-type="float">
            <text:p>357210.227525497</text:p>
          </table:table-cell>
          <table:table-cell office:value-type="float" office:value="315298.019134388" calcext:value-type="float">
            <text:p>315298.019134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.481745249999" calcext:value-type="float">
            <text:p>241.481745249999</text:p>
          </table:table-cell>
          <table:table-cell office:value-type="float" office:value="359488" calcext:value-type="float">
            <text:p>359488</text:p>
          </table:table-cell>
          <table:table-cell office:value-type="float" office:value="363344.313895664" calcext:value-type="float">
            <text:p>363344.313895664</text:p>
          </table:table-cell>
          <table:table-cell office:value-type="float" office:value="0.112140839000858" calcext:value-type="float">
            <text:p>0.112140839000858</text:p>
          </table:table-cell>
          <table:table-cell office:value-type="float" office:value="353638.125250243" calcext:value-type="float">
            <text:p>353638.125250243</text:p>
          </table:table-cell>
          <table:table-cell office:value-type="float" office:value="375766.258601172" calcext:value-type="float">
            <text:p>375766.25860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.686934677" calcext:value-type="float">
            <text:p>241.686934677</text:p>
          </table:table-cell>
          <table:table-cell office:value-type="float" office:value="301683" calcext:value-type="float">
            <text:p>301683</text:p>
          </table:table-cell>
          <table:table-cell office:value-type="float" office:value="359813.187223578" calcext:value-type="float">
            <text:p>359813.187223578</text:p>
          </table:table-cell>
          <table:table-cell office:value-type="float" office:value="0.108167604999835" calcext:value-type="float">
            <text:p>0.108167604999835</text:p>
          </table:table-cell>
          <table:table-cell office:value-type="float" office:value="350101.74399774" calcext:value-type="float">
            <text:p>350101.74399774</text:p>
          </table:table-cell>
          <table:table-cell office:value-type="float" office:value="331773.954991171" calcext:value-type="float">
            <text:p>331773.95499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.892675104999" calcext:value-type="float">
            <text:p>241.892675104999</text:p>
          </table:table-cell>
          <table:table-cell office:value-type="float" office:value="313938" calcext:value-type="float">
            <text:p>313938</text:p>
          </table:table-cell>
          <table:table-cell office:value-type="float" office:value="326182.367590289" calcext:value-type="float">
            <text:p>326182.367590289</text:p>
          </table:table-cell>
          <table:table-cell office:value-type="float" office:value="0.107514320001428" calcext:value-type="float">
            <text:p>0.107514320001428</text:p>
          </table:table-cell>
          <table:table-cell office:value-type="float" office:value="346600.726557763" calcext:value-type="float">
            <text:p>346600.726557763</text:p>
          </table:table-cell>
          <table:table-cell office:value-type="float" office:value="303518.782309388" calcext:value-type="float">
            <text:p>303518.782309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.094711074999" calcext:value-type="float">
            <text:p>242.094711074999</text:p>
          </table:table-cell>
          <table:table-cell office:value-type="float" office:value="375561" calcext:value-type="float">
            <text:p>375561</text:p>
          </table:table-cell>
          <table:table-cell office:value-type="float" office:value="304867.774999014" calcext:value-type="float">
            <text:p>304867.774999014</text:p>
          </table:table-cell>
          <table:table-cell office:value-type="float" office:value="0.10356804499861" calcext:value-type="float">
            <text:p>0.10356804499861</text:p>
          </table:table-cell>
          <table:table-cell office:value-type="float" office:value="346600.726557763" calcext:value-type="float">
            <text:p>346600.726557763</text:p>
          </table:table-cell>
          <table:table-cell office:value-type="float" office:value="309875.052948645" calcext:value-type="float">
            <text:p>309875.052948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.299551454" calcext:value-type="float">
            <text:p>242.299551454</text:p>
          </table:table-cell>
          <table:table-cell office:value-type="float" office:value="392057" calcext:value-type="float">
            <text:p>392057</text:p>
          </table:table-cell>
          <table:table-cell office:value-type="float" office:value="335088.259817699" calcext:value-type="float">
            <text:p>335088.259817699</text:p>
          </table:table-cell>
          <table:table-cell office:value-type="float" office:value="0.106178772000931" calcext:value-type="float">
            <text:p>0.106178772000931</text:p>
          </table:table-cell>
          <table:table-cell office:value-type="float" office:value="343134.719292185" calcext:value-type="float">
            <text:p>343134.719292185</text:p>
          </table:table-cell>
          <table:table-cell office:value-type="float" office:value="363350.037736757" calcext:value-type="float">
            <text:p>363350.037736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.502484945999" calcext:value-type="float">
            <text:p>242.502484945999</text:p>
          </table:table-cell>
          <table:table-cell office:value-type="float" office:value="338682" calcext:value-type="float">
            <text:p>338682</text:p>
          </table:table-cell>
          <table:table-cell office:value-type="float" office:value="331490.43788352" calcext:value-type="float">
            <text:p>331490.43788352</text:p>
          </table:table-cell>
          <table:table-cell office:value-type="float" office:value="0.109077932000218" calcext:value-type="float">
            <text:p>0.109077932000218</text:p>
          </table:table-cell>
          <table:table-cell office:value-type="float" office:value="339703.372099263" calcext:value-type="float">
            <text:p>339703.372099263</text:p>
          </table:table-cell>
          <table:table-cell office:value-type="float" office:value="323429.507932136" calcext:value-type="float">
            <text:p>323429.50793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.705659952" calcext:value-type="float">
            <text:p>242.705659952</text:p>
          </table:table-cell>
          <table:table-cell office:value-type="float" office:value="287743" calcext:value-type="float">
            <text:p>287743</text:p>
          </table:table-cell>
          <table:table-cell office:value-type="float" office:value="332283.066356521" calcext:value-type="float">
            <text:p>332283.066356521</text:p>
          </table:table-cell>
          <table:table-cell office:value-type="float" office:value="0.105004715000177" calcext:value-type="float">
            <text:p>0.105004715000177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21605.954349059" calcext:value-type="float">
            <text:p>321605.954349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.906848966999" calcext:value-type="float">
            <text:p>242.906848966999</text:p>
          </table:table-cell>
          <table:table-cell office:value-type="float" office:value="308635" calcext:value-type="float">
            <text:p>308635</text:p>
          </table:table-cell>
          <table:table-cell office:value-type="float" office:value="306698.950009717" calcext:value-type="float">
            <text:p>306698.950009717</text:p>
          </table:table-cell>
          <table:table-cell office:value-type="float" office:value="0.102709627000877" calcext:value-type="float">
            <text:p>0.102709627000877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280817.089890362" calcext:value-type="float">
            <text:p>280817.089890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.109132987" calcext:value-type="float">
            <text:p>243.109132987</text:p>
          </table:table-cell>
          <table:table-cell office:value-type="float" office:value="368341" calcext:value-type="float">
            <text:p>368341</text:p>
          </table:table-cell>
          <table:table-cell office:value-type="float" office:value="293261.356916476" calcext:value-type="float">
            <text:p>293261.356916476</text:p>
          </table:table-cell>
          <table:table-cell office:value-type="float" office:value="0.101743933999387" calcext:value-type="float">
            <text:p>0.101743933999387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03876.481312588" calcext:value-type="float">
            <text:p>303876.48131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.311180334" calcext:value-type="float">
            <text:p>243.311180334</text:p>
          </table:table-cell>
          <table:table-cell office:value-type="float" office:value="382982" calcext:value-type="float">
            <text:p>382982</text:p>
          </table:table-cell>
          <table:table-cell office:value-type="float" office:value="337261.382881177" calcext:value-type="float">
            <text:p>337261.382881177</text:p>
          </table:table-cell>
          <table:table-cell office:value-type="float" office:value="0.103772012000263" calcext:value-type="float">
            <text:p>0.103772012000263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67597.713399762" calcext:value-type="float">
            <text:p>367597.713399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.513548704999" calcext:value-type="float">
            <text:p>243.513548704999</text:p>
          </table:table-cell>
          <table:table-cell office:value-type="float" office:value="331787" calcext:value-type="float">
            <text:p>331787</text:p>
          </table:table-cell>
          <table:table-cell office:value-type="float" office:value="364671.593286934" calcext:value-type="float">
            <text:p>364671.593286934</text:p>
          </table:table-cell>
          <table:table-cell office:value-type="float" office:value="0.106354358000317" calcext:value-type="float">
            <text:p>0.106354358000317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72110.614744117" calcext:value-type="float">
            <text:p>372110.614744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.716583435998" calcext:value-type="float">
            <text:p>243.716583435998</text:p>
          </table:table-cell>
          <table:table-cell office:value-type="float" office:value="286921" calcext:value-type="float">
            <text:p>286921</text:p>
          </table:table-cell>
          <table:table-cell office:value-type="float" office:value="338812.089355279" calcext:value-type="float">
            <text:p>338812.089355279</text:p>
          </table:table-cell>
          <table:table-cell office:value-type="float" office:value="0.107837708999796" calcext:value-type="float">
            <text:p>0.107837708999796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12800.156871124" calcext:value-type="float">
            <text:p>312800.15687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.918448158" calcext:value-type="float">
            <text:p>243.918448158</text:p>
          </table:table-cell>
          <table:table-cell office:value-type="float" office:value="311771" calcext:value-type="float">
            <text:p>311771</text:p>
          </table:table-cell>
          <table:table-cell office:value-type="float" office:value="306436.264804241" calcext:value-type="float">
            <text:p>306436.264804241</text:p>
          </table:table-cell>
          <table:table-cell office:value-type="float" office:value="0.103511941999386" calcext:value-type="float">
            <text:p>0.103511941999386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281810.924052663" calcext:value-type="float">
            <text:p>281810.92405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121157131" calcext:value-type="float">
            <text:p>244.121157131</text:p>
          </table:table-cell>
          <table:table-cell office:value-type="float" office:value="371271" calcext:value-type="float">
            <text:p>371271</text:p>
          </table:table-cell>
          <table:table-cell office:value-type="float" office:value="229197.668681354" calcext:value-type="float">
            <text:p>229197.668681354</text:p>
          </table:table-cell>
          <table:table-cell office:value-type="float" office:value="0.123810129000049" calcext:value-type="float">
            <text:p>0.123810129000049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243652.97641012" calcext:value-type="float">
            <text:p>243652.9764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324504282999" calcext:value-type="float">
            <text:p>244.324504282999</text:p>
          </table:table-cell>
          <table:table-cell office:value-type="float" office:value="381398" calcext:value-type="float">
            <text:p>381398</text:p>
          </table:table-cell>
          <table:table-cell office:value-type="float" office:value="318393.776652705" calcext:value-type="float">
            <text:p>318393.776652705</text:p>
          </table:table-cell>
          <table:table-cell office:value-type="float" office:value="0.116386923000391" calcext:value-type="float">
            <text:p>0.116386923000391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53770.919402471" calcext:value-type="float">
            <text:p>353770.919402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526756899999" calcext:value-type="float">
            <text:p>244.526756899999</text:p>
          </table:table-cell>
          <table:table-cell office:value-type="float" office:value="327945" calcext:value-type="float">
            <text:p>327945</text:p>
          </table:table-cell>
          <table:table-cell office:value-type="float" office:value="367803.945345076" calcext:value-type="float">
            <text:p>367803.945345076</text:p>
          </table:table-cell>
          <table:table-cell office:value-type="float" office:value="0.108304330000465" calcext:value-type="float">
            <text:p>0.108304330000465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64018.562280629" calcext:value-type="float">
            <text:p>364018.562280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729168938" calcext:value-type="float">
            <text:p>244.729168938</text:p>
          </table:table-cell>
          <table:table-cell office:value-type="float" office:value="286288" calcext:value-type="float">
            <text:p>286288</text:p>
          </table:table-cell>
          <table:table-cell office:value-type="float" office:value="346932.57078715" calcext:value-type="float">
            <text:p>346932.57078715</text:p>
          </table:table-cell>
          <table:table-cell office:value-type="float" office:value="0.105158894999477" calcext:value-type="float">
            <text:p>0.105158894999477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21083.506915266" calcext:value-type="float">
            <text:p>321083.506915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932401218999" calcext:value-type="float">
            <text:p>244.932401218999</text:p>
          </table:table-cell>
          <table:table-cell office:value-type="float" office:value="315723" calcext:value-type="float">
            <text:p>315723</text:p>
          </table:table-cell>
          <table:table-cell office:value-type="float" office:value="295633.787984329" calcext:value-type="float">
            <text:p>295633.787984329</text:p>
          </table:table-cell>
          <table:table-cell office:value-type="float" office:value="0.105473493000318" calcext:value-type="float">
            <text:p>0.105473493000318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276883.907107252" calcext:value-type="float">
            <text:p>276883.907107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.135086368" calcext:value-type="float">
            <text:p>245.135086368</text:p>
          </table:table-cell>
          <table:table-cell office:value-type="float" office:value="374315" calcext:value-type="float">
            <text:p>374315</text:p>
          </table:table-cell>
          <table:table-cell office:value-type="float" office:value="293435.101570602" calcext:value-type="float">
            <text:p>293435.101570602</text:p>
          </table:table-cell>
          <table:table-cell office:value-type="float" office:value="0.108038210000814" calcext:value-type="float">
            <text:p>0.108038210000814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08409.265056962" calcext:value-type="float">
            <text:p>308409.265056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.337241559999" calcext:value-type="float">
            <text:p>245.337241559999</text:p>
          </table:table-cell>
          <table:table-cell office:value-type="float" office:value="379241" calcext:value-type="float">
            <text:p>379241</text:p>
          </table:table-cell>
          <table:table-cell office:value-type="float" office:value="336995.24075343" calcext:value-type="float">
            <text:p>336995.24075343</text:p>
          </table:table-cell>
          <table:table-cell office:value-type="float" office:value="0.107772866000232" calcext:value-type="float">
            <text:p>0.107772866000232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66802.14365789" calcext:value-type="float">
            <text:p>366802.14365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.541143286" calcext:value-type="float">
            <text:p>245.541143286</text:p>
          </table:table-cell>
          <table:table-cell office:value-type="float" office:value="323190" calcext:value-type="float">
            <text:p>323190</text:p>
          </table:table-cell>
          <table:table-cell office:value-type="float" office:value="372360.414772277" calcext:value-type="float">
            <text:p>372360.414772277</text:p>
          </table:table-cell>
          <table:table-cell office:value-type="float" office:value="0.106330246000653" calcext:value-type="float">
            <text:p>0.106330246000653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74866.367866682" calcext:value-type="float">
            <text:p>374866.367866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.747895963999" calcext:value-type="float">
            <text:p>245.747895963999</text:p>
          </table:table-cell>
          <table:table-cell office:value-type="float" office:value="285862" calcext:value-type="float">
            <text:p>285862</text:p>
          </table:table-cell>
          <table:table-cell office:value-type="float" office:value="334142.849563757" calcext:value-type="float">
            <text:p>334142.849563757</text:p>
          </table:table-cell>
          <table:table-cell office:value-type="float" office:value="0.108684959001039" calcext:value-type="float">
            <text:p>0.108684959001039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05628.603340759" calcext:value-type="float">
            <text:p>305628.603340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.949796374" calcext:value-type="float">
            <text:p>245.949796374</text:p>
          </table:table-cell>
          <table:table-cell office:value-type="float" office:value="320579" calcext:value-type="float">
            <text:p>320579</text:p>
          </table:table-cell>
          <table:table-cell office:value-type="float" office:value="290345.138295041" calcext:value-type="float">
            <text:p>290345.138295041</text:p>
          </table:table-cell>
          <table:table-cell office:value-type="float" office:value="0.105246323999381" calcext:value-type="float">
            <text:p>0.105246323999381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271966.114057392" calcext:value-type="float">
            <text:p>271966.114057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.153000586999" calcext:value-type="float">
            <text:p>246.153000586999</text:p>
          </table:table-cell>
          <table:table-cell office:value-type="float" office:value="377542" calcext:value-type="float">
            <text:p>377542</text:p>
          </table:table-cell>
          <table:table-cell office:value-type="float" office:value="298741.04772867" calcext:value-type="float">
            <text:p>298741.04772867</text:p>
          </table:table-cell>
          <table:table-cell office:value-type="float" office:value="0.104287591000684" calcext:value-type="float">
            <text:p>0.104287591000684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23727.83175991" calcext:value-type="float">
            <text:p>323727.83175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.355264186999" calcext:value-type="float">
            <text:p>246.355264186999</text:p>
          </table:table-cell>
          <table:table-cell office:value-type="float" office:value="376218" calcext:value-type="float">
            <text:p>376218</text:p>
          </table:table-cell>
          <table:table-cell office:value-type="float" office:value="334392.122202056" calcext:value-type="float">
            <text:p>334392.122202056</text:p>
          </table:table-cell>
          <table:table-cell office:value-type="float" office:value="0.114392454999688" calcext:value-type="float">
            <text:p>0.114392454999688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54760.749069063" calcext:value-type="float">
            <text:p>354760.749069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.559259461999" calcext:value-type="float">
            <text:p>246.559259461999</text:p>
          </table:table-cell>
          <table:table-cell office:value-type="float" office:value="317999" calcext:value-type="float">
            <text:p>317999</text:p>
          </table:table-cell>
          <table:table-cell office:value-type="float" office:value="372464.193584956" calcext:value-type="float">
            <text:p>372464.193584956</text:p>
          </table:table-cell>
          <table:table-cell office:value-type="float" office:value="0.108249737000733" calcext:value-type="float">
            <text:p>0.108249737000733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70022.339168971" calcext:value-type="float">
            <text:p>370022.339168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.764013356998" calcext:value-type="float">
            <text:p>246.764013356998</text:p>
          </table:table-cell>
          <table:table-cell office:value-type="float" office:value="286036" calcext:value-type="float">
            <text:p>286036</text:p>
          </table:table-cell>
          <table:table-cell office:value-type="float" office:value="339731.643858343" calcext:value-type="float">
            <text:p>339731.643858343</text:p>
          </table:table-cell>
          <table:table-cell office:value-type="float" office:value="0.106293159000415" calcext:value-type="float">
            <text:p>0.106293159000415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07672.638974807" calcext:value-type="float">
            <text:p>307672.638974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.966489373999" calcext:value-type="float">
            <text:p>246.966489373999</text:p>
          </table:table-cell>
          <table:table-cell office:value-type="float" office:value="325676" calcext:value-type="float">
            <text:p>325676</text:p>
          </table:table-cell>
          <table:table-cell office:value-type="float" office:value="297139.59820752" calcext:value-type="float">
            <text:p>297139.59820752</text:p>
          </table:table-cell>
          <table:table-cell office:value-type="float" office:value="0.103712255000573" calcext:value-type="float">
            <text:p>0.103712255000573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284542.173019386" calcext:value-type="float">
            <text:p>284542.173019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.169057715" calcext:value-type="float">
            <text:p>247.169057715</text:p>
          </table:table-cell>
          <table:table-cell office:value-type="float" office:value="380263" calcext:value-type="float">
            <text:p>380263</text:p>
          </table:table-cell>
          <table:table-cell office:value-type="float" office:value="299591.118297235" calcext:value-type="float">
            <text:p>299591.118297235</text:p>
          </table:table-cell>
          <table:table-cell office:value-type="float" office:value="0.103239227999438" calcext:value-type="float">
            <text:p>0.103239227999438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27692.792867866" calcext:value-type="float">
            <text:p>327692.792867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.370791702999" calcext:value-type="float">
            <text:p>247.370791702999</text:p>
          </table:table-cell>
          <table:table-cell office:value-type="float" office:value="372874" calcext:value-type="float">
            <text:p>372874</text:p>
          </table:table-cell>
          <table:table-cell office:value-type="float" office:value="346305.319434044" calcext:value-type="float">
            <text:p>346305.319434044</text:p>
          </table:table-cell>
          <table:table-cell office:value-type="float" office:value="0.105108015999576" calcext:value-type="float">
            <text:p>0.105108015999576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64307.382396225" calcext:value-type="float">
            <text:p>364307.382396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.572801025999" calcext:value-type="float">
            <text:p>247.572801025999</text:p>
          </table:table-cell>
          <table:table-cell office:value-type="float" office:value="313815" calcext:value-type="float">
            <text:p>313815</text:p>
          </table:table-cell>
          <table:table-cell office:value-type="float" office:value="293397.456315023" calcext:value-type="float">
            <text:p>293397.456315023</text:p>
          </table:table-cell>
          <table:table-cell office:value-type="float" office:value="0.115095170998757" calcext:value-type="float">
            <text:p>0.115095170998757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231759.454939184" calcext:value-type="float">
            <text:p>231759.454939184</text:p>
          </table:table-cell>
          <table:table-cell office:value-type="float" office:value="17703.4445158934" calcext:value-type="float">
            <text:p>17703.4445158934</text:p>
          </table:table-cell>
        </table:table-row>
        <table:table-row table:style-name="ro1">
          <table:table-cell office:value-type="float" office:value="247.775101263" calcext:value-type="float">
            <text:p>247.775101263</text:p>
          </table:table-cell>
          <table:table-cell office:value-type="float" office:value="286523" calcext:value-type="float">
            <text:p>286523</text:p>
          </table:table-cell>
          <table:table-cell office:value-type="float" office:value="238907.983741981" calcext:value-type="float">
            <text:p>238907.983741981</text:p>
          </table:table-cell>
          <table:table-cell office:value-type="float" office:value="0.10426548400028" calcext:value-type="float">
            <text:p>0.10426548400028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287498.343021738" calcext:value-type="float">
            <text:p>287498.34302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.978540541999" calcext:value-type="float">
            <text:p>247.978540541999</text:p>
          </table:table-cell>
          <table:table-cell office:value-type="float" office:value="329756" calcext:value-type="float">
            <text:p>329756</text:p>
          </table:table-cell>
          <table:table-cell office:value-type="float" office:value="296589.672244253" calcext:value-type="float">
            <text:p>296589.672244253</text:p>
          </table:table-cell>
          <table:table-cell office:value-type="float" office:value="0.103720400000384" calcext:value-type="float">
            <text:p>0.103720400000384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282705.695010697" calcext:value-type="float">
            <text:p>282705.695010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.182712492" calcext:value-type="float">
            <text:p>248.182712492</text:p>
          </table:table-cell>
          <table:table-cell office:value-type="float" office:value="382142" calcext:value-type="float">
            <text:p>382142</text:p>
          </table:table-cell>
          <table:table-cell office:value-type="float" office:value="313165.358017356" calcext:value-type="float">
            <text:p>313165.358017356</text:p>
          </table:table-cell>
          <table:table-cell office:value-type="float" office:value="0.103601748000074" calcext:value-type="float">
            <text:p>0.103601748000074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43534.725521811" calcext:value-type="float">
            <text:p>343534.72552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.383010046" calcext:value-type="float">
            <text:p>248.383010046</text:p>
          </table:table-cell>
          <table:table-cell office:value-type="float" office:value="370137" calcext:value-type="float">
            <text:p>370137</text:p>
          </table:table-cell>
          <table:table-cell office:value-type="float" office:value="353231.986207798" calcext:value-type="float">
            <text:p>353231.986207798</text:p>
          </table:table-cell>
          <table:table-cell office:value-type="float" office:value="0.10607795299984" calcext:value-type="float">
            <text:p>0.10607795299984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67265.294469762" calcext:value-type="float">
            <text:p>367265.294469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.584318484" calcext:value-type="float">
            <text:p>248.584318484</text:p>
          </table:table-cell>
          <table:table-cell office:value-type="float" office:value="310616" calcext:value-type="float">
            <text:p>310616</text:p>
          </table:table-cell>
          <table:table-cell office:value-type="float" office:value="370359.890329045" calcext:value-type="float">
            <text:p>370359.890329045</text:p>
          </table:table-cell>
          <table:table-cell office:value-type="float" office:value="0.103166650998901" calcext:value-type="float">
            <text:p>0.103166650998901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69118.438612352" calcext:value-type="float">
            <text:p>369118.43861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.787458610999" calcext:value-type="float">
            <text:p>248.787458610999</text:p>
          </table:table-cell>
          <table:table-cell office:value-type="float" office:value="287256" calcext:value-type="float">
            <text:p>287256</text:p>
          </table:table-cell>
          <table:table-cell office:value-type="float" office:value="337153.315579573" calcext:value-type="float">
            <text:p>337153.315579573</text:p>
          </table:table-cell>
          <table:table-cell office:value-type="float" office:value="0.104048285000317" calcext:value-type="float">
            <text:p>0.104048285000317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303951.063658813" calcext:value-type="float">
            <text:p>303951.063658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.993114109999" calcext:value-type="float">
            <text:p>248.993114109999</text:p>
          </table:table-cell>
          <table:table-cell office:value-type="float" office:value="334355" calcext:value-type="float">
            <text:p>334355</text:p>
          </table:table-cell>
          <table:table-cell office:value-type="float" office:value="274334.568337217" calcext:value-type="float">
            <text:p>274334.568337217</text:p>
          </table:table-cell>
          <table:table-cell office:value-type="float" office:value="0.117225293000956" calcext:value-type="float">
            <text:p>0.117225293000956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264760.703124519" calcext:value-type="float">
            <text:p>264760.703124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.409808487" calcext:value-type="float">
            <text:p>249.409808487</text:p>
          </table:table-cell>
          <table:table-cell office:value-type="float" office:value="363185" calcext:value-type="float">
            <text:p>363185</text:p>
          </table:table-cell>
          <table:table-cell office:value-type="float" office:value="96542.3203382615" calcext:value-type="float">
            <text:p>96542.3203382615</text:p>
          </table:table-cell>
          <table:table-cell office:value-type="float" office:value="0.460594935999325" calcext:value-type="float">
            <text:p>0.460594935999325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120837.550815248" calcext:value-type="float">
            <text:p>120837.550815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.612929917999" calcext:value-type="float">
            <text:p>249.612929917999</text:p>
          </table:table-cell>
          <table:table-cell office:value-type="float" office:value="303397" calcext:value-type="float">
            <text:p>303397</text:p>
          </table:table-cell>
          <table:table-cell office:value-type="float" office:value="252345.628343312" calcext:value-type="float">
            <text:p>252345.628343312</text:p>
          </table:table-cell>
          <table:table-cell office:value-type="float" office:value="0.103733582998757" calcext:value-type="float">
            <text:p>0.103733582998757</text:p>
          </table:table-cell>
          <table:table-cell office:value-type="float" office:value="336306.338378271" calcext:value-type="float">
            <text:p>336306.338378271</text:p>
          </table:table-cell>
          <table:table-cell office:value-type="float" office:value="297143.167373309" calcext:value-type="float">
            <text:p>297143.167373309</text:p>
          </table:table-cell>
          <table:table-cell office:value-type="float" office:value="32806.9950176505" calcext:value-type="float">
            <text:p>32806.9950176505</text:p>
          </table:table-cell>
        </table:table-row>
        <table:table-row table:style-name="ro1">
          <table:table-cell office:value-type="float" office:value="249.815481156" calcext:value-type="float">
            <text:p>249.815481156</text:p>
          </table:table-cell>
          <table:table-cell office:value-type="float" office:value="287256" calcext:value-type="float">
            <text:p>287256</text:p>
          </table:table-cell>
          <table:table-cell office:value-type="float" office:value="318061.237529846" calcext:value-type="float">
            <text:p>318061.237529846</text:p>
          </table:table-cell>
          <table:table-cell office:value-type="float" office:value="0.102643301001081" calcext:value-type="float">
            <text:p>0.102643301001081</text:p>
          </table:table-cell>
          <table:table-cell office:value-type="float" office:value="332943.274994488" calcext:value-type="float">
            <text:p>332943.274994488</text:p>
          </table:table-cell>
          <table:table-cell office:value-type="float" office:value="289482.527703386" calcext:value-type="float">
            <text:p>289482.527703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.019648239" calcext:value-type="float">
            <text:p>250.019648239</text:p>
          </table:table-cell>
          <table:table-cell office:value-type="float" office:value="335266" calcext:value-type="float">
            <text:p>335266</text:p>
          </table:table-cell>
          <table:table-cell office:value-type="float" office:value="293523.90085444" calcext:value-type="float">
            <text:p>293523.90085444</text:p>
          </table:table-cell>
          <table:table-cell office:value-type="float" office:value="0.104416096000932" calcext:value-type="float">
            <text:p>0.104416096000932</text:p>
          </table:table-cell>
          <table:table-cell office:value-type="float" office:value="329613.842244543" calcext:value-type="float">
            <text:p>329613.842244543</text:p>
          </table:table-cell>
          <table:table-cell office:value-type="float" office:value="283321.995967672" calcext:value-type="float">
            <text:p>283321.995967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.224460771999" calcext:value-type="float">
            <text:p>250.224460771999</text:p>
          </table:table-cell>
          <table:table-cell office:value-type="float" office:value="374578" calcext:value-type="float">
            <text:p>374578</text:p>
          </table:table-cell>
          <table:table-cell office:value-type="float" office:value="308403.088620857" calcext:value-type="float">
            <text:p>308403.088620857</text:p>
          </table:table-cell>
          <table:table-cell office:value-type="float" office:value="0.106276414000604" calcext:value-type="float">
            <text:p>0.106276414000604</text:p>
          </table:table-cell>
          <table:table-cell office:value-type="float" office:value="326317.703822098" calcext:value-type="float">
            <text:p>326317.703822098</text:p>
          </table:table-cell>
          <table:table-cell office:value-type="float" office:value="343512.229728276" calcext:value-type="float">
            <text:p>343512.229728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.426431131998" calcext:value-type="float">
            <text:p>250.426431131998</text:p>
          </table:table-cell>
          <table:table-cell office:value-type="float" office:value="344598" calcext:value-type="float">
            <text:p>344598</text:p>
          </table:table-cell>
          <table:table-cell office:value-type="float" office:value="354449.899882951" calcext:value-type="float">
            <text:p>354449.899882951</text:p>
          </table:table-cell>
          <table:table-cell office:value-type="float" office:value="0.106860402998791" calcext:value-type="float">
            <text:p>0.106860402998791</text:p>
          </table:table-cell>
          <table:table-cell office:value-type="float" office:value="323054.526783877" calcext:value-type="float">
            <text:p>323054.526783877</text:p>
          </table:table-cell>
          <table:table-cell office:value-type="float" office:value="363539.990619607" calcext:value-type="float">
            <text:p>363539.990619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.630779797999" calcext:value-type="float">
            <text:p>250.630779797999</text:p>
          </table:table-cell>
          <table:table-cell office:value-type="float" office:value="284702" calcext:value-type="float">
            <text:p>284702</text:p>
          </table:table-cell>
          <table:table-cell office:value-type="float" office:value="357391.656889642" calcext:value-type="float">
            <text:p>357391.656889642</text:p>
          </table:table-cell>
          <table:table-cell office:value-type="float" office:value="0.105312650000997" calcext:value-type="float">
            <text:p>0.105312650000997</text:p>
          </table:table-cell>
          <table:table-cell office:value-type="float" office:value="319823.981516038" calcext:value-type="float">
            <text:p>319823.981516038</text:p>
          </table:table-cell>
          <table:table-cell office:value-type="float" office:value="341389.566263574" calcext:value-type="float">
            <text:p>341389.566263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.834255997999" calcext:value-type="float">
            <text:p>250.834255997999</text:p>
          </table:table-cell>
          <table:table-cell office:value-type="float" office:value="275628" calcext:value-type="float">
            <text:p>275628</text:p>
          </table:table-cell>
          <table:table-cell office:value-type="float" office:value="310649.95047977" calcext:value-type="float">
            <text:p>310649.95047977</text:p>
          </table:table-cell>
          <table:table-cell office:value-type="float" office:value="0.103981415999442" calcext:value-type="float">
            <text:p>0.103981415999442</text:p>
          </table:table-cell>
          <table:table-cell office:value-type="float" office:value="316625.741700877" calcext:value-type="float">
            <text:p>316625.741700877</text:p>
          </table:table-cell>
          <table:table-cell office:value-type="float" office:value="279294.47488996" calcext:value-type="float">
            <text:p>279294.47488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038451248" calcext:value-type="float">
            <text:p>251.038451248</text:p>
          </table:table-cell>
          <table:table-cell office:value-type="float" office:value="327794" calcext:value-type="float">
            <text:p>327794</text:p>
          </table:table-cell>
          <table:table-cell office:value-type="float" office:value="275357.591080064" calcext:value-type="float">
            <text:p>275357.591080064</text:p>
          </table:table-cell>
          <table:table-cell office:value-type="float" office:value="0.10504119899997" calcext:value-type="float">
            <text:p>0.10504119899997</text:p>
          </table:table-cell>
          <table:table-cell office:value-type="float" office:value="316625.741700877" calcext:value-type="float">
            <text:p>316625.741700877</text:p>
          </table:table-cell>
          <table:table-cell office:value-type="float" office:value="278090.982185723" calcext:value-type="float">
            <text:p>278090.982185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240509015999" calcext:value-type="float">
            <text:p>251.240509015999</text:p>
          </table:table-cell>
          <table:table-cell office:value-type="float" office:value="364020" calcext:value-type="float">
            <text:p>364020</text:p>
          </table:table-cell>
          <table:table-cell office:value-type="float" office:value="302295.812211292" calcext:value-type="float">
            <text:p>302295.812211292</text:p>
          </table:table-cell>
          <table:table-cell office:value-type="float" office:value="0.103034869000112" calcext:value-type="float">
            <text:p>0.103034869000112</text:p>
          </table:table-cell>
          <table:table-cell office:value-type="float" office:value="316625.741700877" calcext:value-type="float">
            <text:p>316625.741700877</text:p>
          </table:table-cell>
          <table:table-cell office:value-type="float" office:value="331531.70363543" calcext:value-type="float">
            <text:p>331531.70363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442113267" calcext:value-type="float">
            <text:p>251.442113267</text:p>
          </table:table-cell>
          <table:table-cell office:value-type="float" office:value="333549" calcext:value-type="float">
            <text:p>333549</text:p>
          </table:table-cell>
          <table:table-cell office:value-type="float" office:value="343349.026879685" calcext:value-type="float">
            <text:p>343349.026879685</text:p>
          </table:table-cell>
          <table:table-cell office:value-type="float" office:value="0.102902066999377" calcext:value-type="float">
            <text:p>0.102902066999377</text:p>
          </table:table-cell>
          <table:table-cell office:value-type="float" office:value="316625.741700877" calcext:value-type="float">
            <text:p>316625.741700877</text:p>
          </table:table-cell>
          <table:table-cell office:value-type="float" office:value="353318.770705919" calcext:value-type="float">
            <text:p>353318.770705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644379468" calcext:value-type="float">
            <text:p>251.644379468</text:p>
          </table:table-cell>
          <table:table-cell office:value-type="float" office:value="279197" calcext:value-type="float">
            <text:p>279197</text:p>
          </table:table-cell>
          <table:table-cell office:value-type="float" office:value="345686.728059984" calcext:value-type="float">
            <text:p>345686.728059984</text:p>
          </table:table-cell>
          <table:table-cell office:value-type="float" office:value="0.104503781998574" calcext:value-type="float">
            <text:p>0.104503781998574</text:p>
          </table:table-cell>
          <table:table-cell office:value-type="float" office:value="316625.741700877" calcext:value-type="float">
            <text:p>316625.741700877</text:p>
          </table:table-cell>
          <table:table-cell office:value-type="float" office:value="326147.549281418" calcext:value-type="float">
            <text:p>326147.549281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84615634" calcext:value-type="float">
            <text:p>251.84615634</text:p>
          </table:table-cell>
          <table:table-cell office:value-type="float" office:value="277649" calcext:value-type="float">
            <text:p>277649</text:p>
          </table:table-cell>
          <table:table-cell office:value-type="float" office:value="289631.168517274" calcext:value-type="float">
            <text:p>289631.168517274</text:p>
          </table:table-cell>
          <table:table-cell office:value-type="float" office:value="0.1024057980012" calcext:value-type="float">
            <text:p>0.1024057980012</text:p>
          </table:table-cell>
          <table:table-cell office:value-type="float" office:value="316625.741700877" calcext:value-type="float">
            <text:p>316625.741700877</text:p>
          </table:table-cell>
          <table:table-cell office:value-type="float" office:value="266869.503303779" calcext:value-type="float">
            <text:p>266869.503303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.05063733" calcext:value-type="float">
            <text:p>252.05063733</text:p>
          </table:table-cell>
          <table:table-cell office:value-type="float" office:value="331688" calcext:value-type="float">
            <text:p>331688</text:p>
          </table:table-cell>
          <table:table-cell office:value-type="float" office:value="276544.660856141" calcext:value-type="float">
            <text:p>276544.660856141</text:p>
          </table:table-cell>
          <table:table-cell office:value-type="float" office:value="0.102067207999426" calcext:value-type="float">
            <text:p>0.102067207999426</text:p>
          </table:table-cell>
          <table:table-cell office:value-type="float" office:value="316625.741700877" calcext:value-type="float">
            <text:p>316625.741700877</text:p>
          </table:table-cell>
          <table:table-cell office:value-type="float" office:value="277597.781124412" calcext:value-type="float">
            <text:p>277597.781124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.254803385998" calcext:value-type="float">
            <text:p>252.254803385998</text:p>
          </table:table-cell>
          <table:table-cell office:value-type="float" office:value="364090" calcext:value-type="float">
            <text:p>364090</text:p>
          </table:table-cell>
          <table:table-cell office:value-type="float" office:value="309524.217211171" calcext:value-type="float">
            <text:p>309524.217211171</text:p>
          </table:table-cell>
          <table:table-cell office:value-type="float" office:value="0.103603540999757" calcext:value-type="float">
            <text:p>0.103603540999757</text:p>
          </table:table-cell>
          <table:table-cell office:value-type="float" office:value="316625.741700877" calcext:value-type="float">
            <text:p>316625.741700877</text:p>
          </table:table-cell>
          <table:table-cell office:value-type="float" office:value="337193.751802104" calcext:value-type="float">
            <text:p>337193.75180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.455985326" calcext:value-type="float">
            <text:p>252.455985326</text:p>
          </table:table-cell>
          <table:table-cell office:value-type="float" office:value="329391" calcext:value-type="float">
            <text:p>329391</text:p>
          </table:table-cell>
          <table:table-cell office:value-type="float" office:value="347731.750261167" calcext:value-type="float">
            <text:p>347731.750261167</text:p>
          </table:table-cell>
          <table:table-cell office:value-type="float" office:value="0.104008526999678" calcext:value-type="float">
            <text:p>0.104008526999678</text:p>
          </table:table-cell>
          <table:table-cell office:value-type="float" office:value="316625.741700877" calcext:value-type="float">
            <text:p>316625.741700877</text:p>
          </table:table-cell>
          <table:table-cell office:value-type="float" office:value="364267.658629155" calcext:value-type="float">
            <text:p>364267.658629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.658445346" calcext:value-type="float">
            <text:p>252.658445346</text:p>
          </table:table-cell>
          <table:table-cell office:value-type="float" office:value="276656" calcext:value-type="float">
            <text:p>276656</text:p>
          </table:table-cell>
          <table:table-cell office:value-type="float" office:value="336761.056409348" calcext:value-type="float">
            <text:p>336761.056409348</text:p>
          </table:table-cell>
          <table:table-cell office:value-type="float" office:value="0.104734997999913" calcext:value-type="float">
            <text:p>0.104734997999913</text:p>
          </table:table-cell>
          <table:table-cell office:value-type="float" office:value="316625.741700877" calcext:value-type="float">
            <text:p>316625.741700877</text:p>
          </table:table-cell>
          <table:table-cell office:value-type="float" office:value="319052.906157487" calcext:value-type="float">
            <text:p>319052.906157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.860412878999" calcext:value-type="float">
            <text:p>252.860412878999</text:p>
          </table:table-cell>
          <table:table-cell office:value-type="float" office:value="280252" calcext:value-type="float">
            <text:p>280252</text:p>
          </table:table-cell>
          <table:table-cell office:value-type="float" office:value="293115.076924632" calcext:value-type="float">
            <text:p>293115.076924632</text:p>
          </table:table-cell>
          <table:table-cell office:value-type="float" office:value="0.102573555001072" calcext:value-type="float">
            <text:p>0.102573555001072</text:p>
          </table:table-cell>
          <table:table-cell office:value-type="float" office:value="316625.741700877" calcext:value-type="float">
            <text:p>316625.741700877</text:p>
          </table:table-cell>
          <table:table-cell office:value-type="float" office:value="264977.699359389" calcext:value-type="float">
            <text:p>264977.699359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.062802723" calcext:value-type="float">
            <text:p>253.062802723</text:p>
          </table:table-cell>
          <table:table-cell office:value-type="float" office:value="335081" calcext:value-type="float">
            <text:p>335081</text:p>
          </table:table-cell>
          <table:table-cell office:value-type="float" office:value="276248.981138766" calcext:value-type="float">
            <text:p>276248.981138766</text:p>
          </table:table-cell>
          <table:table-cell office:value-type="float" office:value="0.102125522000279" calcext:value-type="float">
            <text:p>0.102125522000279</text:p>
          </table:table-cell>
          <table:table-cell office:value-type="float" office:value="316625.741700877" calcext:value-type="float">
            <text:p>316625.741700877</text:p>
          </table:table-cell>
          <table:table-cell office:value-type="float" office:value="278696.552786592" calcext:value-type="float">
            <text:p>278696.552786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.266109852" calcext:value-type="float">
            <text:p>253.266109852</text:p>
          </table:table-cell>
          <table:table-cell office:value-type="float" office:value="363854" calcext:value-type="float">
            <text:p>363854</text:p>
          </table:table-cell>
          <table:table-cell office:value-type="float" office:value="305452.961027603" calcext:value-type="float">
            <text:p>305452.961027603</text:p>
          </table:table-cell>
          <table:table-cell office:value-type="float" office:value="0.104332904998955" calcext:value-type="float">
            <text:p>0.104332904998955</text:p>
          </table:table-cell>
          <table:table-cell office:value-type="float" office:value="316625.741700877" calcext:value-type="float">
            <text:p>316625.741700877</text:p>
          </table:table-cell>
          <table:table-cell office:value-type="float" office:value="334046.579012604" calcext:value-type="float">
            <text:p>334046.579012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.467000462999" calcext:value-type="float">
            <text:p>253.467000462999</text:p>
          </table:table-cell>
          <table:table-cell office:value-type="float" office:value="326289" calcext:value-type="float">
            <text:p>326289</text:p>
          </table:table-cell>
          <table:table-cell office:value-type="float" office:value="262251.994569764" calcext:value-type="float">
            <text:p>262251.994569764</text:p>
          </table:table-cell>
          <table:table-cell office:value-type="float" office:value="0.105733546999545" calcext:value-type="float">
            <text:p>0.105733546999545</text:p>
          </table:table-cell>
          <table:table-cell office:value-type="float" office:value="316625.741700877" calcext:value-type="float">
            <text:p>316625.741700877</text:p>
          </table:table-cell>
          <table:table-cell office:value-type="float" office:value="251228.225769786" calcext:value-type="float">
            <text:p>251228.225769786</text:p>
          </table:table-cell>
          <table:table-cell office:value-type="float" office:value="46672.2722018973" calcext:value-type="float">
            <text:p>46672.2722018973</text:p>
          </table:table-cell>
        </table:table-row>
        <table:table-row table:style-name="ro1">
          <table:table-cell office:value-type="float" office:value="253.670230330999" calcext:value-type="float">
            <text:p>253.670230330999</text:p>
          </table:table-cell>
          <table:table-cell office:value-type="float" office:value="272119" calcext:value-type="float">
            <text:p>272119</text:p>
          </table:table-cell>
          <table:table-cell office:value-type="float" office:value="247952.889065085" calcext:value-type="float">
            <text:p>247952.889065085</text:p>
          </table:table-cell>
          <table:table-cell office:value-type="float" office:value="0.10248511699865" calcext:value-type="float">
            <text:p>0.10248511699865</text:p>
          </table:table-cell>
          <table:table-cell office:value-type="float" office:value="313459.484283869" calcext:value-type="float">
            <text:p>313459.484283869</text:p>
          </table:table-cell>
          <table:table-cell office:value-type="float" office:value="301162.055603307" calcext:value-type="float">
            <text:p>301162.0556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.872660428" calcext:value-type="float">
            <text:p>253.872660428</text:p>
          </table:table-cell>
          <table:table-cell office:value-type="float" office:value="277081" calcext:value-type="float">
            <text:p>277081</text:p>
          </table:table-cell>
          <table:table-cell office:value-type="float" office:value="303551.959278614" calcext:value-type="float">
            <text:p>303551.959278614</text:p>
          </table:table-cell>
          <table:table-cell office:value-type="float" office:value="0.102205544000753" calcext:value-type="float">
            <text:p>0.102205544000753</text:p>
          </table:table-cell>
          <table:table-cell office:value-type="float" office:value="310324.88944103" calcext:value-type="float">
            <text:p>310324.88944103</text:p>
          </table:table-cell>
          <table:table-cell office:value-type="float" office:value="275907.055991968" calcext:value-type="float">
            <text:p>275907.05599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.076005252999" calcext:value-type="float">
            <text:p>254.076005252999</text:p>
          </table:table-cell>
          <table:table-cell office:value-type="float" office:value="328572" calcext:value-type="float">
            <text:p>328572</text:p>
          </table:table-cell>
          <table:table-cell office:value-type="float" office:value="273011.409301024" calcext:value-type="float">
            <text:p>273011.409301024</text:p>
          </table:table-cell>
          <table:table-cell office:value-type="float" office:value="0.102099824000106" calcext:value-type="float">
            <text:p>0.102099824000106</text:p>
          </table:table-cell>
          <table:table-cell office:value-type="float" office:value="307221.64054662" calcext:value-type="float">
            <text:p>307221.64054662</text:p>
          </table:table-cell>
          <table:table-cell office:value-type="float" office:value="273094.083739504" calcext:value-type="float">
            <text:p>273094.083739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.280023698" calcext:value-type="float">
            <text:p>254.280023698</text:p>
          </table:table-cell>
          <table:table-cell office:value-type="float" office:value="352451" calcext:value-type="float">
            <text:p>352451</text:p>
          </table:table-cell>
          <table:table-cell office:value-type="float" office:value="302962.521152417" calcext:value-type="float">
            <text:p>302962.521152417</text:p>
          </table:table-cell>
          <table:table-cell office:value-type="float" office:value="0.103170610998859" calcext:value-type="float">
            <text:p>0.103170610998859</text:p>
          </table:table-cell>
          <table:table-cell office:value-type="float" office:value="307221.64054662" calcext:value-type="float">
            <text:p>307221.64054662</text:p>
          </table:table-cell>
          <table:table-cell office:value-type="float" office:value="331689.847179897" calcext:value-type="float">
            <text:p>331689.847179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.484327577999" calcext:value-type="float">
            <text:p>254.484327577999</text:p>
          </table:table-cell>
          <table:table-cell office:value-type="float" office:value="308422" calcext:value-type="float">
            <text:p>308422</text:p>
          </table:table-cell>
          <table:table-cell office:value-type="float" office:value="343263.758230992" calcext:value-type="float">
            <text:p>343263.758230992</text:p>
          </table:table-cell>
          <table:table-cell office:value-type="float" office:value="0.104412058999515" calcext:value-type="float">
            <text:p>0.104412058999515</text:p>
          </table:table-cell>
          <table:table-cell office:value-type="float" office:value="304149.424141153" calcext:value-type="float">
            <text:p>304149.424141153</text:p>
          </table:table-cell>
          <table:table-cell office:value-type="float" office:value="355450.072530084" calcext:value-type="float">
            <text:p>355450.072530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.688071008999" calcext:value-type="float">
            <text:p>254.688071008999</text:p>
          </table:table-cell>
          <table:table-cell office:value-type="float" office:value="259239" calcext:value-type="float">
            <text:p>259239</text:p>
          </table:table-cell>
          <table:table-cell office:value-type="float" office:value="333592.890273046" calcext:value-type="float">
            <text:p>333592.890273046</text:p>
          </table:table-cell>
          <table:table-cell office:value-type="float" office:value="0.101468353999735" calcext:value-type="float">
            <text:p>0.101468353999735</text:p>
          </table:table-cell>
          <table:table-cell office:value-type="float" office:value="301107.929899742" calcext:value-type="float">
            <text:p>301107.929899742</text:p>
          </table:table-cell>
          <table:table-cell office:value-type="float" office:value="311123.304768011" calcext:value-type="float">
            <text:p>311123.304768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.891340786999" calcext:value-type="float">
            <text:p>254.891340786999</text:p>
          </table:table-cell>
          <table:table-cell office:value-type="float" office:value="270045" calcext:value-type="float">
            <text:p>270045</text:p>
          </table:table-cell>
          <table:table-cell office:value-type="float" office:value="267031.760376941" calcext:value-type="float">
            <text:p>267031.760376941</text:p>
          </table:table-cell>
          <table:table-cell office:value-type="float" office:value="0.105970357000842" calcext:value-type="float">
            <text:p>0.105970357000842</text:p>
          </table:table-cell>
          <table:table-cell office:value-type="float" office:value="298096.850600744" calcext:value-type="float">
            <text:p>298096.850600744</text:p>
          </table:table-cell>
          <table:table-cell office:value-type="float" office:value="241931.902921762" calcext:value-type="float">
            <text:p>241931.90292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.093759752999" calcext:value-type="float">
            <text:p>255.093759752999</text:p>
          </table:table-cell>
          <table:table-cell office:value-type="float" office:value="319796" calcext:value-type="float">
            <text:p>319796</text:p>
          </table:table-cell>
          <table:table-cell office:value-type="float" office:value="189991.375396184" calcext:value-type="float">
            <text:p>189991.375396184</text:p>
          </table:table-cell>
          <table:table-cell office:value-type="float" office:value="0.105379227999947" calcext:value-type="float">
            <text:p>0.105379227999947</text:p>
          </table:table-cell>
          <table:table-cell office:value-type="float" office:value="295115.882094737" calcext:value-type="float">
            <text:p>295115.882094737</text:p>
          </table:table-cell>
          <table:table-cell office:value-type="float" office:value="208262.781900916" calcext:value-type="float">
            <text:p>208262.781900916</text:p>
          </table:table-cell>
          <table:table-cell office:value-type="float" office:value="19481.9239679491" calcext:value-type="float">
            <text:p>19481.9239679491</text:p>
          </table:table-cell>
        </table:table-row>
        <table:table-row table:style-name="ro1">
          <table:table-cell office:value-type="float" office:value="255.298121549999" calcext:value-type="float">
            <text:p>255.298121549999</text:p>
          </table:table-cell>
          <table:table-cell office:value-type="float" office:value="334095" calcext:value-type="float">
            <text:p>334095</text:p>
          </table:table-cell>
          <table:table-cell office:value-type="float" office:value="276120.250980009" calcext:value-type="float">
            <text:p>276120.250980009</text:p>
          </table:table-cell>
          <table:table-cell office:value-type="float" office:value="0.10668528899987" calcext:value-type="float">
            <text:p>0.10668528899987</text:p>
          </table:table-cell>
          <table:table-cell office:value-type="float" office:value="292164.72327379" calcext:value-type="float">
            <text:p>292164.72327379</text:p>
          </table:table-cell>
          <table:table-cell office:value-type="float" office:value="315308.343978249" calcext:value-type="float">
            <text:p>315308.343978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.500013397999" calcext:value-type="float">
            <text:p>255.500013397999</text:p>
          </table:table-cell>
          <table:table-cell office:value-type="float" office:value="289260" calcext:value-type="float">
            <text:p>289260</text:p>
          </table:table-cell>
          <table:table-cell office:value-type="float" office:value="328093.356582216" calcext:value-type="float">
            <text:p>328093.356582216</text:p>
          </table:table-cell>
          <table:table-cell office:value-type="float" office:value="0.104744998001479" calcext:value-type="float">
            <text:p>0.104744998001479</text:p>
          </table:table-cell>
          <table:table-cell office:value-type="float" office:value="289243.076041052" calcext:value-type="float">
            <text:p>289243.076041052</text:p>
          </table:table-cell>
          <table:table-cell office:value-type="float" office:value="325049.305962224" calcext:value-type="float">
            <text:p>325049.305962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.702724449" calcext:value-type="float">
            <text:p>255.702724449</text:p>
          </table:table-cell>
          <table:table-cell office:value-type="float" office:value="245282" calcext:value-type="float">
            <text:p>245282</text:p>
          </table:table-cell>
          <table:table-cell office:value-type="float" office:value="311992.358169537" calcext:value-type="float">
            <text:p>311992.358169537</text:p>
          </table:table-cell>
          <table:table-cell office:value-type="float" office:value="0.103840644000229" calcext:value-type="float">
            <text:p>0.103840644000229</text:p>
          </table:table-cell>
          <table:table-cell office:value-type="float" office:value="286350.645280641" calcext:value-type="float">
            <text:p>286350.645280641</text:p>
          </table:table-cell>
          <table:table-cell office:value-type="float" office:value="288636.879787647" calcext:value-type="float">
            <text:p>288636.879787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.904701993999" calcext:value-type="float">
            <text:p>255.904701993999</text:p>
          </table:table-cell>
          <table:table-cell office:value-type="float" office:value="259444" calcext:value-type="float">
            <text:p>259444</text:p>
          </table:table-cell>
          <table:table-cell office:value-type="float" office:value="256281.665747751" calcext:value-type="float">
            <text:p>256281.665747751</text:p>
          </table:table-cell>
          <table:table-cell office:value-type="float" office:value="0.102636308000001" calcext:value-type="float">
            <text:p>0.102636308000001</text:p>
          </table:table-cell>
          <table:table-cell office:value-type="float" office:value="283487.138827835" calcext:value-type="float">
            <text:p>283487.138827835</text:p>
          </table:table-cell>
          <table:table-cell office:value-type="float" office:value="235796.219758744" calcext:value-type="float">
            <text:p>235796.219758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.107339328999" calcext:value-type="float">
            <text:p>256.107339328999</text:p>
          </table:table-cell>
          <table:table-cell office:value-type="float" office:value="306810" calcext:value-type="float">
            <text:p>306810</text:p>
          </table:table-cell>
          <table:table-cell office:value-type="float" office:value="246327.620220377" calcext:value-type="float">
            <text:p>246327.620220377</text:p>
          </table:table-cell>
          <table:table-cell office:value-type="float" office:value="0.103270517998681" calcext:value-type="float">
            <text:p>0.103270517998681</text:p>
          </table:table-cell>
          <table:table-cell office:value-type="float" office:value="280652.267439556" calcext:value-type="float">
            <text:p>280652.267439556</text:p>
          </table:table-cell>
          <table:table-cell office:value-type="float" office:value="255947.834863091" calcext:value-type="float">
            <text:p>255947.83486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.310293499999" calcext:value-type="float">
            <text:p>256.310293499999</text:p>
          </table:table-cell>
          <table:table-cell office:value-type="float" office:value="316693" calcext:value-type="float">
            <text:p>316693</text:p>
          </table:table-cell>
          <table:table-cell office:value-type="float" office:value="279978.58514085" calcext:value-type="float">
            <text:p>279978.58514085</text:p>
          </table:table-cell>
          <table:table-cell office:value-type="float" office:value="0.104528227999253" calcext:value-type="float">
            <text:p>0.104528227999253</text:p>
          </table:table-cell>
          <table:table-cell office:value-type="float" office:value="277845.744765161" calcext:value-type="float">
            <text:p>277845.744765161</text:p>
          </table:table-cell>
          <table:table-cell office:value-type="float" office:value="308414.584007507" calcext:value-type="float">
            <text:p>308414.584007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.513055526999" calcext:value-type="float">
            <text:p>256.513055526999</text:p>
          </table:table-cell>
          <table:table-cell office:value-type="float" office:value="271708" calcext:value-type="float">
            <text:p>271708</text:p>
          </table:table-cell>
          <table:table-cell office:value-type="float" office:value="312067.444751497" calcext:value-type="float">
            <text:p>312067.444751497</text:p>
          </table:table-cell>
          <table:table-cell office:value-type="float" office:value="0.104199621999214" calcext:value-type="float">
            <text:p>0.104199621999214</text:p>
          </table:table-cell>
          <table:table-cell office:value-type="float" office:value="275067.287317509" calcext:value-type="float">
            <text:p>275067.287317509</text:p>
          </table:table-cell>
          <table:table-cell office:value-type="float" office:value="309632.204255504" calcext:value-type="float">
            <text:p>309632.204255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.715353526999" calcext:value-type="float">
            <text:p>256.715353526999</text:p>
          </table:table-cell>
          <table:table-cell office:value-type="float" office:value="234746" calcext:value-type="float">
            <text:p>234746</text:p>
          </table:table-cell>
          <table:table-cell office:value-type="float" office:value="200699.838135546" calcext:value-type="float">
            <text:p>200699.838135546</text:p>
          </table:table-cell>
          <table:table-cell office:value-type="float" office:value="0.10285247200045" calcext:value-type="float">
            <text:p>0.10285247200045</text:p>
          </table:table-cell>
          <table:table-cell office:value-type="float" office:value="275067.287317509" calcext:value-type="float">
            <text:p>275067.287317509</text:p>
          </table:table-cell>
          <table:table-cell office:value-type="float" office:value="180312.309108149" calcext:value-type="float">
            <text:p>180312.309108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.917479030999" calcext:value-type="float">
            <text:p>256.917479030999</text:p>
          </table:table-cell>
          <table:table-cell office:value-type="float" office:value="254778" calcext:value-type="float">
            <text:p>254778</text:p>
          </table:table-cell>
          <table:table-cell office:value-type="float" office:value="117225.374692354" calcext:value-type="float">
            <text:p>117225.374692354</text:p>
          </table:table-cell>
          <table:table-cell office:value-type="float" office:value="0.101611165000577" calcext:value-type="float">
            <text:p>0.101611165000577</text:p>
          </table:table-cell>
          <table:table-cell office:value-type="float" office:value="275067.287317509" calcext:value-type="float">
            <text:p>275067.287317509</text:p>
          </table:table-cell>
          <table:table-cell office:value-type="float" office:value="174498.172423964" calcext:value-type="float">
            <text:p>174498.172423964</text:p>
          </table:table-cell>
          <table:table-cell office:value-type="float" office:value="77165.6685332585" calcext:value-type="float">
            <text:p>77165.6685332585</text:p>
          </table:table-cell>
        </table:table-row>
        <table:table-row table:style-name="ro1">
          <table:table-cell office:value-type="float" office:value="257.120091912" calcext:value-type="float">
            <text:p>257.120091912</text:p>
          </table:table-cell>
          <table:table-cell office:value-type="float" office:value="300232" calcext:value-type="float">
            <text:p>300232</text:p>
          </table:table-cell>
          <table:table-cell office:value-type="float" office:value="243562.607573884" calcext:value-type="float">
            <text:p>243562.607573884</text:p>
          </table:table-cell>
          <table:table-cell office:value-type="float" office:value="0.10213207400011" calcext:value-type="float">
            <text:p>0.10213207400011</text:p>
          </table:table-cell>
          <table:table-cell office:value-type="float" office:value="272316.614444334" calcext:value-type="float">
            <text:p>272316.614444334</text:p>
          </table:table-cell>
          <table:table-cell office:value-type="float" office:value="256083.802457451" calcext:value-type="float">
            <text:p>256083.802457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.32318741" calcext:value-type="float">
            <text:p>257.32318741</text:p>
          </table:table-cell>
          <table:table-cell office:value-type="float" office:value="305756" calcext:value-type="float">
            <text:p>305756</text:p>
          </table:table-cell>
          <table:table-cell office:value-type="float" office:value="273665.224154986" calcext:value-type="float">
            <text:p>273665.224154986</text:p>
          </table:table-cell>
          <table:table-cell office:value-type="float" office:value="0.101929180000297" calcext:value-type="float">
            <text:p>0.101929180000297</text:p>
          </table:table-cell>
          <table:table-cell office:value-type="float" office:value="269593.448299891" calcext:value-type="float">
            <text:p>269593.448299891</text:p>
          </table:table-cell>
          <table:table-cell office:value-type="float" office:value="295508.31672051" calcext:value-type="float">
            <text:p>295508.3167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.695886037" calcext:value-type="float">
            <text:p>257.695886037</text:p>
          </table:table-cell>
          <table:table-cell office:value-type="float" office:value="231406" calcext:value-type="float">
            <text:p>231406</text:p>
          </table:table-cell>
          <table:table-cell office:value-type="float" office:value="107877.095238358" calcext:value-type="float">
            <text:p>107877.095238358</text:p>
          </table:table-cell>
          <table:table-cell office:value-type="float" office:value="0.404518979999921" calcext:value-type="float">
            <text:p>0.404518979999921</text:p>
          </table:table-cell>
          <table:table-cell office:value-type="float" office:value="269593.448299891" calcext:value-type="float">
            <text:p>269593.448299891</text:p>
          </table:table-cell>
          <table:table-cell office:value-type="float" office:value="110679.651175831" calcext:value-type="float">
            <text:p>110679.651175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.898210317999" calcext:value-type="float">
            <text:p>257.898210317999</text:p>
          </table:table-cell>
          <table:table-cell office:value-type="float" office:value="243154" calcext:value-type="float">
            <text:p>243154</text:p>
          </table:table-cell>
          <table:table-cell office:value-type="float" office:value="228814.182320022" calcext:value-type="float">
            <text:p>228814.182320022</text:p>
          </table:table-cell>
          <table:table-cell office:value-type="float" office:value="0.102769856001032" calcext:value-type="float">
            <text:p>0.102769856001032</text:p>
          </table:table-cell>
          <table:table-cell office:value-type="float" office:value="266897.513816892" calcext:value-type="float">
            <text:p>266897.513816892</text:p>
          </table:table-cell>
          <table:table-cell office:value-type="float" office:value="191093.321720621" calcext:value-type="float">
            <text:p>191093.321720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100466188" calcext:value-type="float">
            <text:p>258.100466188</text:p>
          </table:table-cell>
          <table:table-cell office:value-type="float" office:value="287768" calcext:value-type="float">
            <text:p>287768</text:p>
          </table:table-cell>
          <table:table-cell office:value-type="float" office:value="239546.490122574" calcext:value-type="float">
            <text:p>239546.490122574</text:p>
          </table:table-cell>
          <table:table-cell office:value-type="float" office:value="0.101102980001087" calcext:value-type="float">
            <text:p>0.101102980001087</text:p>
          </table:table-cell>
          <table:table-cell office:value-type="float" office:value="264228.538678723" calcext:value-type="float">
            <text:p>264228.538678723</text:p>
          </table:table-cell>
          <table:table-cell office:value-type="float" office:value="245506.741236519" calcext:value-type="float">
            <text:p>245506.741236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303025961999" calcext:value-type="float">
            <text:p>258.303025961999</text:p>
          </table:table-cell>
          <table:table-cell office:value-type="float" office:value="298608" calcext:value-type="float">
            <text:p>298608</text:p>
          </table:table-cell>
          <table:table-cell office:value-type="float" office:value="266689.679772164" calcext:value-type="float">
            <text:p>266689.679772164</text:p>
          </table:table-cell>
          <table:table-cell office:value-type="float" office:value="0.102478660999623" calcext:value-type="float">
            <text:p>0.102478660999623</text:p>
          </table:table-cell>
          <table:table-cell office:value-type="float" office:value="261586.253291936" calcext:value-type="float">
            <text:p>261586.253291936</text:p>
          </table:table-cell>
          <table:table-cell office:value-type="float" office:value="289356.082348842" calcext:value-type="float">
            <text:p>289356.082348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506672244999" calcext:value-type="float">
            <text:p>258.506672244999</text:p>
          </table:table-cell>
          <table:table-cell office:value-type="float" office:value="257173" calcext:value-type="float">
            <text:p>257173</text:p>
          </table:table-cell>
          <table:table-cell office:value-type="float" office:value="293486.785496158" calcext:value-type="float">
            <text:p>293486.785496158</text:p>
          </table:table-cell>
          <table:table-cell office:value-type="float" office:value="0.102253717999702" calcext:value-type="float">
            <text:p>0.102253717999702</text:p>
          </table:table-cell>
          <table:table-cell office:value-type="float" office:value="258970.390759016" calcext:value-type="float">
            <text:p>258970.390759016</text:p>
          </table:table-cell>
          <table:table-cell office:value-type="float" office:value="298966.567012217" calcext:value-type="float">
            <text:p>298966.56701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709329490999" calcext:value-type="float">
            <text:p>258.709329490999</text:p>
          </table:table-cell>
          <table:table-cell office:value-type="float" office:value="219129" calcext:value-type="float">
            <text:p>219129</text:p>
          </table:table-cell>
          <table:table-cell office:value-type="float" office:value="274889.397839857" calcext:value-type="float">
            <text:p>274889.397839857</text:p>
          </table:table-cell>
          <table:table-cell office:value-type="float" office:value="0.103949215001194" calcext:value-type="float">
            <text:p>0.103949215001194</text:p>
          </table:table-cell>
          <table:table-cell office:value-type="float" office:value="256380.686851426" calcext:value-type="float">
            <text:p>256380.686851426</text:p>
          </table:table-cell>
          <table:table-cell office:value-type="float" office:value="253943.387958131" calcext:value-type="float">
            <text:p>253943.387958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911543966999" calcext:value-type="float">
            <text:p>258.911543966999</text:p>
          </table:table-cell>
          <table:table-cell office:value-type="float" office:value="233880" calcext:value-type="float">
            <text:p>233880</text:p>
          </table:table-cell>
          <table:table-cell office:value-type="float" office:value="232910.935028505" calcext:value-type="float">
            <text:p>232910.935028505</text:p>
          </table:table-cell>
          <table:table-cell office:value-type="float" office:value="0.101025881000169" calcext:value-type="float">
            <text:p>0.101025881000169</text:p>
          </table:table-cell>
          <table:table-cell office:value-type="float" office:value="253816.879982912" calcext:value-type="float">
            <text:p>253816.879982912</text:p>
          </table:table-cell>
          <table:table-cell office:value-type="float" office:value="211859.272532679" calcext:value-type="float">
            <text:p>211859.27253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.113656619998" calcext:value-type="float">
            <text:p>259.113656619998</text:p>
          </table:table-cell>
          <table:table-cell office:value-type="float" office:value="275958" calcext:value-type="float">
            <text:p>275958</text:p>
          </table:table-cell>
          <table:table-cell office:value-type="float" office:value="222934.770160476" calcext:value-type="float">
            <text:p>222934.770160476</text:p>
          </table:table-cell>
          <table:table-cell office:value-type="float" office:value="0.102664717998778" calcext:value-type="float">
            <text:p>0.102664717998778</text:p>
          </table:table-cell>
          <table:table-cell office:value-type="float" office:value="251278.711183083" calcext:value-type="float">
            <text:p>251278.711183083</text:p>
          </table:table-cell>
          <table:table-cell office:value-type="float" office:value="230997.775736457" calcext:value-type="float">
            <text:p>230997.775736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.316380843" calcext:value-type="float">
            <text:p>259.316380843</text:p>
          </table:table-cell>
          <table:table-cell office:value-type="float" office:value="282952" calcext:value-type="float">
            <text:p>282952</text:p>
          </table:table-cell>
          <table:table-cell office:value-type="float" office:value="250866.457440809" calcext:value-type="float">
            <text:p>250866.457440809</text:p>
          </table:table-cell>
          <table:table-cell office:value-type="float" office:value="0.102279900998838" calcext:value-type="float">
            <text:p>0.102279900998838</text:p>
          </table:table-cell>
          <table:table-cell office:value-type="float" office:value="248765.924071252" calcext:value-type="float">
            <text:p>248765.924071252</text:p>
          </table:table-cell>
          <table:table-cell office:value-type="float" office:value="276866.478175013" calcext:value-type="float">
            <text:p>276866.478175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.521979312" calcext:value-type="float">
            <text:p>259.521979312</text:p>
          </table:table-cell>
          <table:table-cell office:value-type="float" office:value="241023" calcext:value-type="float">
            <text:p>241023</text:p>
          </table:table-cell>
          <table:table-cell office:value-type="float" office:value="265349.527740993" calcext:value-type="float">
            <text:p>265349.527740993</text:p>
          </table:table-cell>
          <table:table-cell office:value-type="float" office:value="0.112343071999931" calcext:value-type="float">
            <text:p>0.112343071999931</text:p>
          </table:table-cell>
          <table:table-cell office:value-type="float" office:value="246278.264830539" calcext:value-type="float">
            <text:p>246278.264830539</text:p>
          </table:table-cell>
          <table:table-cell office:value-type="float" office:value="265349.527740993" calcext:value-type="float">
            <text:p>265349.527740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.725630219" calcext:value-type="float">
            <text:p>259.725630219</text:p>
          </table:table-cell>
          <table:table-cell office:value-type="float" office:value="207646" calcext:value-type="float">
            <text:p>207646</text:p>
          </table:table-cell>
          <table:table-cell office:value-type="float" office:value="213151.980675231" calcext:value-type="float">
            <text:p>213151.980675231</text:p>
          </table:table-cell>
          <table:table-cell office:value-type="float" office:value="0.139323104998766" calcext:value-type="float">
            <text:p>0.139323104998766</text:p>
          </table:table-cell>
          <table:table-cell office:value-type="float" office:value="243815.482182234" calcext:value-type="float">
            <text:p>243815.482182234</text:p>
          </table:table-cell>
          <table:table-cell office:value-type="float" office:value="191972.409852951" calcext:value-type="float">
            <text:p>191972.40985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.929048471999" calcext:value-type="float">
            <text:p>259.929048471999</text:p>
          </table:table-cell>
          <table:table-cell office:value-type="float" office:value="225918" calcext:value-type="float">
            <text:p>225918</text:p>
          </table:table-cell>
          <table:table-cell office:value-type="float" office:value="218845.294198996" calcext:value-type="float">
            <text:p>218845.294198996</text:p>
          </table:table-cell>
          <table:table-cell office:value-type="float" office:value="0.101720553999257" calcext:value-type="float">
            <text:p>0.101720553999257</text:p>
          </table:table-cell>
          <table:table-cell office:value-type="float" office:value="241377.327360412" calcext:value-type="float">
            <text:p>241377.327360412</text:p>
          </table:table-cell>
          <table:table-cell office:value-type="float" office:value="203197.900620284" calcext:value-type="float">
            <text:p>203197.900620284</text:p>
          </table:table-cell>
          <table:table-cell office:value-type="float" office:value="2424.62114400405" calcext:value-type="float">
            <text:p>2424.62114400405</text:p>
          </table:table-cell>
        </table:table-row>
        <table:table-row table:style-name="ro1">
          <table:table-cell office:value-type="float" office:value="260.130620901" calcext:value-type="float">
            <text:p>260.130620901</text:p>
          </table:table-cell>
          <table:table-cell office:value-type="float" office:value="265296" calcext:value-type="float">
            <text:p>265296</text:p>
          </table:table-cell>
          <table:table-cell office:value-type="float" office:value="213550.527775777" calcext:value-type="float">
            <text:p>213550.527775777</text:p>
          </table:table-cell>
          <table:table-cell office:value-type="float" office:value="0.101048864000404" calcext:value-type="float">
            <text:p>0.101048864000404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22780.252263952" calcext:value-type="float">
            <text:p>222780.252263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.333538322" calcext:value-type="float">
            <text:p>260.333538322</text:p>
          </table:table-cell>
          <table:table-cell office:value-type="float" office:value="270016" calcext:value-type="float">
            <text:p>270016</text:p>
          </table:table-cell>
          <table:table-cell office:value-type="float" office:value="244489.703832078" calcext:value-type="float">
            <text:p>244489.703832078</text:p>
          </table:table-cell>
          <table:table-cell office:value-type="float" office:value="0.103122177999467" calcext:value-type="float">
            <text:p>0.103122177999467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67977.210905808" calcext:value-type="float">
            <text:p>267977.210905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.536148457999" calcext:value-type="float">
            <text:p>260.536148457999</text:p>
          </table:table-cell>
          <table:table-cell office:value-type="float" office:value="230758" calcext:value-type="float">
            <text:p>230758</text:p>
          </table:table-cell>
          <table:table-cell office:value-type="float" office:value="263734.123903801" calcext:value-type="float">
            <text:p>263734.123903801</text:p>
          </table:table-cell>
          <table:table-cell office:value-type="float" office:value="0.102521627999522" calcext:value-type="float">
            <text:p>0.102521627999522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63734.123903801" calcext:value-type="float">
            <text:p>263734.123903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.739298922999" calcext:value-type="float">
            <text:p>260.739298922999</text:p>
          </table:table-cell>
          <table:table-cell office:value-type="float" office:value="203189" calcext:value-type="float">
            <text:p>203189</text:p>
          </table:table-cell>
          <table:table-cell office:value-type="float" office:value="247500.275085883" calcext:value-type="float">
            <text:p>247500.275085883</text:p>
          </table:table-cell>
          <table:table-cell office:value-type="float" office:value="0.102235283000482" calcext:value-type="float">
            <text:p>0.102235283000482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27669.90490436" calcext:value-type="float">
            <text:p>227669.90490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.943132868999" calcext:value-type="float">
            <text:p>260.943132868999</text:p>
          </table:table-cell>
          <table:table-cell office:value-type="float" office:value="226584" calcext:value-type="float">
            <text:p>226584</text:p>
          </table:table-cell>
          <table:table-cell office:value-type="float" office:value="215562.458195895" calcext:value-type="float">
            <text:p>215562.458195895</text:p>
          </table:table-cell>
          <table:table-cell office:value-type="float" office:value="0.101589615000194" calcext:value-type="float">
            <text:p>0.101589615000194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199211.924485423" calcext:value-type="float">
            <text:p>199211.924485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.148062098" calcext:value-type="float">
            <text:p>261.148062098</text:p>
          </table:table-cell>
          <table:table-cell office:value-type="float" office:value="267802" calcext:value-type="float">
            <text:p>267802</text:p>
          </table:table-cell>
          <table:table-cell office:value-type="float" office:value="206786.33991341" calcext:value-type="float">
            <text:p>206786.33991341</text:p>
          </table:table-cell>
          <table:table-cell office:value-type="float" office:value="0.107167046000541" calcext:value-type="float">
            <text:p>0.107167046000541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21028.463487409" calcext:value-type="float">
            <text:p>221028.463487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.357136715" calcext:value-type="float">
            <text:p>261.357136715</text:p>
          </table:table-cell>
          <table:table-cell office:value-type="float" office:value="267184" calcext:value-type="float">
            <text:p>267184</text:p>
          </table:table-cell>
          <table:table-cell office:value-type="float" office:value="157491.266408783" calcext:value-type="float">
            <text:p>157491.266408783</text:p>
          </table:table-cell>
          <table:table-cell office:value-type="float" office:value="0.180622682999456" calcext:value-type="float">
            <text:p>0.180622682999456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177999.520251817" calcext:value-type="float">
            <text:p>177999.520251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.55754797" calcext:value-type="float">
            <text:p>261.55754797</text:p>
          </table:table-cell>
          <table:table-cell office:value-type="float" office:value="226351" calcext:value-type="float">
            <text:p>226351</text:p>
          </table:table-cell>
          <table:table-cell office:value-type="float" office:value="242167.118827884" calcext:value-type="float">
            <text:p>242167.118827884</text:p>
          </table:table-cell>
          <table:table-cell office:value-type="float" office:value="0.117585456000597" calcext:value-type="float">
            <text:p>0.117585456000597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34483.595448417" calcext:value-type="float">
            <text:p>234483.595448417</text:p>
          </table:table-cell>
          <table:table-cell office:value-type="float" office:value="12925.7563445666" calcext:value-type="float">
            <text:p>12925.7563445666</text:p>
          </table:table-cell>
        </table:table-row>
        <table:table-row table:style-name="ro1">
          <table:table-cell office:value-type="float" office:value="261.758713527999" calcext:value-type="float">
            <text:p>261.758713527999</text:p>
          </table:table-cell>
          <table:table-cell office:value-type="float" office:value="203174" calcext:value-type="float">
            <text:p>203174</text:p>
          </table:table-cell>
          <table:table-cell office:value-type="float" office:value="219597.431883042" calcext:value-type="float">
            <text:p>219597.431883042</text:p>
          </table:table-cell>
          <table:table-cell office:value-type="float" office:value="0.1034199049991" calcext:value-type="float">
            <text:p>0.1034199049991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15943.830896671" calcext:value-type="float">
            <text:p>215943.830896671</text:p>
          </table:table-cell>
          <table:table-cell office:value-type="float" office:value="1212.31057200202" calcext:value-type="float">
            <text:p>1212.31057200202</text:p>
          </table:table-cell>
        </table:table-row>
        <table:table-row table:style-name="ro1">
          <table:table-cell office:value-type="float" office:value="261.961503523999" calcext:value-type="float">
            <text:p>261.961503523999</text:p>
          </table:table-cell>
          <table:table-cell office:value-type="float" office:value="230158" calcext:value-type="float">
            <text:p>230158</text:p>
          </table:table-cell>
          <table:table-cell office:value-type="float" office:value="209085.688964974" calcext:value-type="float">
            <text:p>209085.688964974</text:p>
          </table:table-cell>
          <table:table-cell office:value-type="float" office:value="0.101943433999622" calcext:value-type="float">
            <text:p>0.101943433999622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09501.41046529" calcext:value-type="float">
            <text:p>209501.41046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.162376552" calcext:value-type="float">
            <text:p>262.162376552</text:p>
          </table:table-cell>
          <table:table-cell office:value-type="float" office:value="269579" calcext:value-type="float">
            <text:p>269579</text:p>
          </table:table-cell>
          <table:table-cell office:value-type="float" office:value="215858.510489826" calcext:value-type="float">
            <text:p>215858.510489826</text:p>
          </table:table-cell>
          <table:table-cell office:value-type="float" office:value="0.102500733000852" calcext:value-type="float">
            <text:p>0.102500733000852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22215.058922357" calcext:value-type="float">
            <text:p>222215.05892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.36510791" calcext:value-type="float">
            <text:p>262.36510791</text:p>
          </table:table-cell>
          <table:table-cell office:value-type="float" office:value="265727" calcext:value-type="float">
            <text:p>265727</text:p>
          </table:table-cell>
          <table:table-cell office:value-type="float" office:value="245820.055720823" calcext:value-type="float">
            <text:p>245820.055720823</text:p>
          </table:table-cell>
          <table:table-cell office:value-type="float" office:value="0.103380128000936" calcext:value-type="float">
            <text:p>0.103380128000936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65737.292059623" calcext:value-type="float">
            <text:p>265737.292059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.567249627999" calcext:value-type="float">
            <text:p>262.567249627999</text:p>
          </table:table-cell>
          <table:table-cell office:value-type="float" office:value="224118" calcext:value-type="float">
            <text:p>224118</text:p>
          </table:table-cell>
          <table:table-cell office:value-type="float" office:value="265003.67730698" calcext:value-type="float">
            <text:p>265003.67730698</text:p>
          </table:table-cell>
          <table:table-cell office:value-type="float" office:value="0.103265845998976" calcext:value-type="float">
            <text:p>0.103265845998976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63057.476186332" calcext:value-type="float">
            <text:p>263057.47618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.769396357" calcext:value-type="float">
            <text:p>262.769396357</text:p>
          </table:table-cell>
          <table:table-cell office:value-type="float" office:value="203405" calcext:value-type="float">
            <text:p>203405</text:p>
          </table:table-cell>
          <table:table-cell office:value-type="float" office:value="243247.351643373" calcext:value-type="float">
            <text:p>243247.351643373</text:p>
          </table:table-cell>
          <table:table-cell office:value-type="float" office:value="0.103531849999854" calcext:value-type="float">
            <text:p>0.103531849999854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22224.640732409" calcext:value-type="float">
            <text:p>222224.64073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.972144378999" calcext:value-type="float">
            <text:p>262.972144378999</text:p>
          </table:table-cell>
          <table:table-cell office:value-type="float" office:value="232883" calcext:value-type="float">
            <text:p>232883</text:p>
          </table:table-cell>
          <table:table-cell office:value-type="float" office:value="211972.222990928" calcext:value-type="float">
            <text:p>211972.222990928</text:p>
          </table:table-cell>
          <table:table-cell office:value-type="float" office:value="0.103643864000333" calcext:value-type="float">
            <text:p>0.103643864000333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01507.097390726" calcext:value-type="float">
            <text:p>201507.097390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.18079196" calcext:value-type="float">
            <text:p>263.18079196</text:p>
          </table:table-cell>
          <table:table-cell office:value-type="float" office:value="271541" calcext:value-type="float">
            <text:p>271541</text:p>
          </table:table-cell>
          <table:table-cell office:value-type="float" office:value="201030.651996964" calcext:value-type="float">
            <text:p>201030.651996964</text:p>
          </table:table-cell>
          <table:table-cell office:value-type="float" office:value="0.11509270300121" calcext:value-type="float">
            <text:p>0.11509270300121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15924.244061984" calcext:value-type="float">
            <text:p>215924.24406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.384351675999" calcext:value-type="float">
            <text:p>263.384351675999</text:p>
          </table:table-cell>
          <table:table-cell office:value-type="float" office:value="262652" calcext:value-type="float">
            <text:p>262652</text:p>
          </table:table-cell>
          <table:table-cell office:value-type="float" office:value="205747.612968503" calcext:value-type="float">
            <text:p>205747.612968503</text:p>
          </table:table-cell>
          <table:table-cell office:value-type="float" office:value="0.112649873000919" calcext:value-type="float">
            <text:p>0.112649873000919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25279.347891141" calcext:value-type="float">
            <text:p>225279.34789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.586154103999" calcext:value-type="float">
            <text:p>263.586154103999</text:p>
          </table:table-cell>
          <table:table-cell office:value-type="float" office:value="220362" calcext:value-type="float">
            <text:p>220362</text:p>
          </table:table-cell>
          <table:table-cell office:value-type="float" office:value="267075.542198984" calcext:value-type="float">
            <text:p>267075.542198984</text:p>
          </table:table-cell>
          <table:table-cell office:value-type="float" office:value="0.10121624400017" calcext:value-type="float">
            <text:p>0.10121624400017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62560.3917603" calcext:value-type="float">
            <text:p>262560.3917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.787728698999" calcext:value-type="float">
            <text:p>263.787728698999</text:p>
          </table:table-cell>
          <table:table-cell office:value-type="float" office:value="204159" calcext:value-type="float">
            <text:p>204159</text:p>
          </table:table-cell>
          <table:table-cell office:value-type="float" office:value="242298.343048512" calcext:value-type="float">
            <text:p>242298.343048512</text:p>
          </table:table-cell>
          <table:table-cell office:value-type="float" office:value="0.10277227000006" calcext:value-type="float">
            <text:p>0.10277227000006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20817.218956721" calcext:value-type="float">
            <text:p>220817.218956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.989557760999" calcext:value-type="float">
            <text:p>263.989557760999</text:p>
          </table:table-cell>
          <table:table-cell office:value-type="float" office:value="236780" calcext:value-type="float">
            <text:p>236780</text:p>
          </table:table-cell>
          <table:table-cell office:value-type="float" office:value="210418.449651954" calcext:value-type="float">
            <text:p>210418.449651954</text:p>
          </table:table-cell>
          <table:table-cell office:value-type="float" office:value="0.101714124999489" calcext:value-type="float">
            <text:p>0.101714124999489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199789.225788276" calcext:value-type="float">
            <text:p>199789.225788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.194183480999" calcext:value-type="float">
            <text:p>264.194183480999</text:p>
          </table:table-cell>
          <table:table-cell office:value-type="float" office:value="272683" calcext:value-type="float">
            <text:p>272683</text:p>
          </table:table-cell>
          <table:table-cell office:value-type="float" office:value="218292.567353947" calcext:value-type="float">
            <text:p>218292.567353947</text:p>
          </table:table-cell>
          <table:table-cell office:value-type="float" office:value="0.101249596998969" calcext:value-type="float">
            <text:p>0.101249596998969</text:p>
          </table:table-cell>
          <table:table-cell office:value-type="float" office:value="238963.554086808" calcext:value-type="float">
            <text:p>238963.554086808</text:p>
          </table:table-cell>
          <table:table-cell office:value-type="float" office:value="237230.632687599" calcext:value-type="float">
            <text:p>237230.632687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.396772905999" calcext:value-type="float">
            <text:p>264.396772905999</text:p>
          </table:table-cell>
          <table:table-cell office:value-type="float" office:value="280712" calcext:value-type="float">
            <text:p>280712</text:p>
          </table:table-cell>
          <table:table-cell office:value-type="float" office:value="254793.169265289" calcext:value-type="float">
            <text:p>254793.169265289</text:p>
          </table:table-cell>
          <table:table-cell office:value-type="float" office:value="0.102736901999378" calcext:value-type="float">
            <text:p>0.102736901999378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272963.003306979" calcext:value-type="float">
            <text:p>272963.003306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.599613855999" calcext:value-type="float">
            <text:p>264.599613855999</text:p>
          </table:table-cell>
          <table:table-cell office:value-type="float" office:value="234745" calcext:value-type="float">
            <text:p>234745</text:p>
          </table:table-cell>
          <table:table-cell office:value-type="float" office:value="272167.949710357" calcext:value-type="float">
            <text:p>272167.949710357</text:p>
          </table:table-cell>
          <table:table-cell office:value-type="float" office:value="0.102553327998976" calcext:value-type="float">
            <text:p>0.102553327998976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276231.275825744" calcext:value-type="float">
            <text:p>276231.275825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.80198049" calcext:value-type="float">
            <text:p>264.80198049</text:p>
          </table:table-cell>
          <table:table-cell office:value-type="float" office:value="220975" calcext:value-type="float">
            <text:p>220975</text:p>
          </table:table-cell>
          <table:table-cell office:value-type="float" office:value="204991.740729885" calcext:value-type="float">
            <text:p>204991.740729885</text:p>
          </table:table-cell>
          <table:table-cell office:value-type="float" office:value="0.127605067998957" calcext:value-type="float">
            <text:p>0.127605067998957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181728.705290106" calcext:value-type="float">
            <text:p>181728.705290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004216543999" calcext:value-type="float">
            <text:p>265.004216543999</text:p>
          </table:table-cell>
          <table:table-cell office:value-type="float" office:value="258724" calcext:value-type="float">
            <text:p>258724</text:p>
          </table:table-cell>
          <table:table-cell office:value-type="float" office:value="217270.789370765" calcext:value-type="float">
            <text:p>217270.789370765</text:p>
          </table:table-cell>
          <table:table-cell office:value-type="float" office:value="0.102430128999913" calcext:value-type="float">
            <text:p>0.102430128999913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210302.050971354" calcext:value-type="float">
            <text:p>210302.05097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207319173" calcext:value-type="float">
            <text:p>265.207319173</text:p>
          </table:table-cell>
          <table:table-cell office:value-type="float" office:value="294812" calcext:value-type="float">
            <text:p>294812</text:p>
          </table:table-cell>
          <table:table-cell office:value-type="float" office:value="242766.655153188" calcext:value-type="float">
            <text:p>242766.655153188</text:p>
          </table:table-cell>
          <table:table-cell office:value-type="float" office:value="0.101108645998465" calcext:value-type="float">
            <text:p>0.101108645998465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261870.715127001" calcext:value-type="float">
            <text:p>261870.715127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410059426" calcext:value-type="float">
            <text:p>265.410059426</text:p>
          </table:table-cell>
          <table:table-cell office:value-type="float" office:value="278069" calcext:value-type="float">
            <text:p>278069</text:p>
          </table:table-cell>
          <table:table-cell office:value-type="float" office:value="277097.686874386" calcext:value-type="float">
            <text:p>277097.686874386</text:p>
          </table:table-cell>
          <table:table-cell office:value-type="float" office:value="0.104047116999936" calcext:value-type="float">
            <text:p>0.104047116999936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295361.145941775" calcext:value-type="float">
            <text:p>295361.14594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613713453999" calcext:value-type="float">
            <text:p>265.613713453999</text:p>
          </table:table-cell>
          <table:table-cell office:value-type="float" office:value="232159" calcext:value-type="float">
            <text:p>232159</text:p>
          </table:table-cell>
          <table:table-cell office:value-type="float" office:value="289616.111141234" calcext:value-type="float">
            <text:p>289616.111141234</text:p>
          </table:table-cell>
          <table:table-cell office:value-type="float" office:value="0.103626608999548" calcext:value-type="float">
            <text:p>0.103626608999548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279423.854081359" calcext:value-type="float">
            <text:p>279423.854081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815746249" calcext:value-type="float">
            <text:p>265.815746249</text:p>
          </table:table-cell>
          <table:table-cell office:value-type="float" office:value="222168" calcext:value-type="float">
            <text:p>222168</text:p>
          </table:table-cell>
          <table:table-cell office:value-type="float" office:value="249645.335661891" calcext:value-type="float">
            <text:p>249645.335661891</text:p>
          </table:table-cell>
          <table:table-cell office:value-type="float" office:value="0.10173167100038" calcext:value-type="float">
            <text:p>0.10173167100038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225130.533353103" calcext:value-type="float">
            <text:p>225130.533353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.285107193" calcext:value-type="float">
            <text:p>266.285107193</text:p>
          </table:table-cell>
          <table:table-cell office:value-type="float" office:value="295172" calcext:value-type="float">
            <text:p>295172</text:p>
          </table:table-cell>
          <table:table-cell office:value-type="float" office:value="166590.143949682" calcext:value-type="float">
            <text:p>166590.143949682</text:p>
          </table:table-cell>
          <table:table-cell office:value-type="float" office:value="0.407634099999996" calcext:value-type="float">
            <text:p>0.407634099999996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164572.520918782" calcext:value-type="float">
            <text:p>164572.520918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.488461830999" calcext:value-type="float">
            <text:p>266.488461830999</text:p>
          </table:table-cell>
          <table:table-cell office:value-type="float" office:value="260140" calcext:value-type="float">
            <text:p>260140</text:p>
          </table:table-cell>
          <table:table-cell office:value-type="float" office:value="203919.961595545" calcext:value-type="float">
            <text:p>203919.961595545</text:p>
          </table:table-cell>
          <table:table-cell office:value-type="float" office:value="0.102263498998582" calcext:value-type="float">
            <text:p>0.102263498998582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240826.639557905" calcext:value-type="float">
            <text:p>240826.639557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.692816854998" calcext:value-type="float">
            <text:p>266.692816854998</text:p>
          </table:table-cell>
          <table:table-cell office:value-type="float" office:value="221296" calcext:value-type="float">
            <text:p>221296</text:p>
          </table:table-cell>
          <table:table-cell office:value-type="float" office:value="272861.902956059" calcext:value-type="float">
            <text:p>272861.902956059</text:p>
          </table:table-cell>
          <table:table-cell office:value-type="float" office:value="0.102495232000365" calcext:value-type="float">
            <text:p>0.102495232000365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253331.756894995" calcext:value-type="float">
            <text:p>253331.756894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.903052274" calcext:value-type="float">
            <text:p>266.903052274</text:p>
          </table:table-cell>
          <table:table-cell office:value-type="float" office:value="234589" calcext:value-type="float">
            <text:p>234589</text:p>
          </table:table-cell>
          <table:table-cell office:value-type="float" office:value="203954.338535184" calcext:value-type="float">
            <text:p>203954.338535184</text:p>
          </table:table-cell>
          <table:table-cell office:value-type="float" office:value="0.126548704000015" calcext:value-type="float">
            <text:p>0.126548704000015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192857.159093623" calcext:value-type="float">
            <text:p>192857.159093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.104878069998" calcext:value-type="float">
            <text:p>267.104878069998</text:p>
          </table:table-cell>
          <table:table-cell office:value-type="float" office:value="280296" calcext:value-type="float">
            <text:p>280296</text:p>
          </table:table-cell>
          <table:table-cell office:value-type="float" office:value="206810.152241411" calcext:value-type="float">
            <text:p>206810.152241411</text:p>
          </table:table-cell>
          <table:table-cell office:value-type="float" office:value="0.104177123999762" calcext:value-type="float">
            <text:p>0.104177123999762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209843.411621365" calcext:value-type="float">
            <text:p>209843.41162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.307725834" calcext:value-type="float">
            <text:p>267.307725834</text:p>
          </table:table-cell>
          <table:table-cell office:value-type="float" office:value="294104" calcext:value-type="float">
            <text:p>294104</text:p>
          </table:table-cell>
          <table:table-cell office:value-type="float" office:value="254836.759090682" calcext:value-type="float">
            <text:p>254836.759090682</text:p>
          </table:table-cell>
          <table:table-cell office:value-type="float" office:value="0.10384380799951" calcext:value-type="float">
            <text:p>0.10384380799951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279763.579131914" calcext:value-type="float">
            <text:p>279763.579131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.508176976999" calcext:value-type="float">
            <text:p>267.508176976999</text:p>
          </table:table-cell>
          <table:table-cell office:value-type="float" office:value="256308" calcext:value-type="float">
            <text:p>256308</text:p>
          </table:table-cell>
          <table:table-cell office:value-type="float" office:value="281890.905043721" calcext:value-type="float">
            <text:p>281890.905043721</text:p>
          </table:table-cell>
          <table:table-cell office:value-type="float" office:value="0.101987825999458" calcext:value-type="float">
            <text:p>0.101987825999458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275525.104691658" calcext:value-type="float">
            <text:p>275525.10469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.709171598999" calcext:value-type="float">
            <text:p>267.709171598999</text:p>
          </table:table-cell>
          <table:table-cell office:value-type="float" office:value="220150" calcext:value-type="float">
            <text:p>220150</text:p>
          </table:table-cell>
          <table:table-cell office:value-type="float" office:value="266730.674662712" calcext:value-type="float">
            <text:p>266730.674662712</text:p>
          </table:table-cell>
          <table:table-cell office:value-type="float" office:value="0.105548477000411" calcext:value-type="float">
            <text:p>0.105548477000411</text:p>
          </table:table-cell>
          <table:table-cell office:value-type="float" office:value="257520.471733313" calcext:value-type="float">
            <text:p>257520.471733313</text:p>
          </table:table-cell>
          <table:table-cell office:value-type="float" office:value="254296.33337782" calcext:value-type="float">
            <text:p>254296.33337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.911775784" calcext:value-type="float">
            <text:p>267.911775784</text:p>
          </table:table-cell>
          <table:table-cell office:value-type="float" office:value="263853" calcext:value-type="float">
            <text:p>263853</text:p>
          </table:table-cell>
          <table:table-cell office:value-type="float" office:value="237230.205019739" calcext:value-type="float">
            <text:p>237230.205019739</text:p>
          </table:table-cell>
          <table:table-cell office:value-type="float" office:value="0.102310894000766" calcext:value-type="float">
            <text:p>0.102310894000766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219913.327219582" calcext:value-type="float">
            <text:p>219913.327219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.114944477" calcext:value-type="float">
            <text:p>268.114944477</text:p>
          </table:table-cell>
          <table:table-cell office:value-type="float" office:value="314867" calcext:value-type="float">
            <text:p>314867</text:p>
          </table:table-cell>
          <table:table-cell office:value-type="float" office:value="238367.171743992" calcext:value-type="float">
            <text:p>238367.171743992</text:p>
          </table:table-cell>
          <table:table-cell office:value-type="float" office:value="0.103476655000122" calcext:value-type="float">
            <text:p>0.103476655000122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267991.499478312" calcext:value-type="float">
            <text:p>267991.499478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.332062239999" calcext:value-type="float">
            <text:p>268.332062239999</text:p>
          </table:table-cell>
          <table:table-cell office:value-type="float" office:value="323897" calcext:value-type="float">
            <text:p>323897</text:p>
          </table:table-cell>
          <table:table-cell office:value-type="float" office:value="276188.377409408" calcext:value-type="float">
            <text:p>276188.377409408</text:p>
          </table:table-cell>
          <table:table-cell office:value-type="float" office:value="0.117339172000356" calcext:value-type="float">
            <text:p>0.117339172000356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295304.989108338" calcext:value-type="float">
            <text:p>295304.989108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.543682258" calcext:value-type="float">
            <text:p>268.543682258</text:p>
          </table:table-cell>
          <table:table-cell office:value-type="float" office:value="274752" calcext:value-type="float">
            <text:p>274752</text:p>
          </table:table-cell>
          <table:table-cell office:value-type="float" office:value="264448.146979296" calcext:value-type="float">
            <text:p>264448.146979296</text:p>
          </table:table-cell>
          <table:table-cell office:value-type="float" office:value="0.117029777000425" calcext:value-type="float">
            <text:p>0.117029777000425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269013.202346127" calcext:value-type="float">
            <text:p>269013.202346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.745984207" calcext:value-type="float">
            <text:p>268.745984207</text:p>
          </table:table-cell>
          <table:table-cell office:value-type="float" office:value="243615" calcext:value-type="float">
            <text:p>243615</text:p>
          </table:table-cell>
          <table:table-cell office:value-type="float" office:value="295969.778455778" calcext:value-type="float">
            <text:p>295969.778455778</text:p>
          </table:table-cell>
          <table:table-cell office:value-type="float" office:value="0.102651630000764" calcext:value-type="float">
            <text:p>0.102651630000764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271124.856417805" calcext:value-type="float">
            <text:p>271124.856417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.948364866999" calcext:value-type="float">
            <text:p>268.948364866999</text:p>
          </table:table-cell>
          <table:table-cell office:value-type="float" office:value="273084" calcext:value-type="float">
            <text:p>273084</text:p>
          </table:table-cell>
          <table:table-cell office:value-type="float" office:value="257567.805247246" calcext:value-type="float">
            <text:p>257567.805247246</text:p>
          </table:table-cell>
          <table:table-cell office:value-type="float" office:value="0.10159040399958" calcext:value-type="float">
            <text:p>0.10159040399958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239288.149943543" calcext:value-type="float">
            <text:p>239288.149943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.152799636999" calcext:value-type="float">
            <text:p>269.152799636999</text:p>
          </table:table-cell>
          <table:table-cell office:value-type="float" office:value="321920" calcext:value-type="float">
            <text:p>321920</text:p>
          </table:table-cell>
          <table:table-cell office:value-type="float" office:value="254277.803007094" calcext:value-type="float">
            <text:p>254277.803007094</text:p>
          </table:table-cell>
          <table:table-cell office:value-type="float" office:value="0.103416425001342" calcext:value-type="float">
            <text:p>0.103416425001342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271709.016174655" calcext:value-type="float">
            <text:p>271709.016174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.356768787999" calcext:value-type="float">
            <text:p>269.356768787999</text:p>
          </table:table-cell>
          <table:table-cell office:value-type="float" office:value="320143" calcext:value-type="float">
            <text:p>320143</text:p>
          </table:table-cell>
          <table:table-cell office:value-type="float" office:value="298576.229162847" calcext:value-type="float">
            <text:p>298576.229162847</text:p>
          </table:table-cell>
          <table:table-cell office:value-type="float" office:value="0.103306394001265" calcext:value-type="float">
            <text:p>0.103306394001265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323382.574011464" calcext:value-type="float">
            <text:p>323382.57401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.559191692999" calcext:value-type="float">
            <text:p>269.559191692999</text:p>
          </table:table-cell>
          <table:table-cell office:value-type="float" office:value="270787" calcext:value-type="float">
            <text:p>270787</text:p>
          </table:table-cell>
          <table:table-cell office:value-type="float" office:value="323699.028119923" calcext:value-type="float">
            <text:p>323699.028119923</text:p>
          </table:table-cell>
          <table:table-cell office:value-type="float" office:value="0.103579577998971" calcext:value-type="float">
            <text:p>0.103579577998971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322796.397380387" calcext:value-type="float">
            <text:p>322796.397380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.761182351" calcext:value-type="float">
            <text:p>269.761182351</text:p>
          </table:table-cell>
          <table:table-cell office:value-type="float" office:value="243727" calcext:value-type="float">
            <text:p>243727</text:p>
          </table:table-cell>
          <table:table-cell office:value-type="float" office:value="294068.662937385" calcext:value-type="float">
            <text:p>294068.662937385</text:p>
          </table:table-cell>
          <table:table-cell office:value-type="float" office:value="0.101324858998851" calcext:value-type="float">
            <text:p>0.101324858998851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267221.874824436" calcext:value-type="float">
            <text:p>267221.874824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.966794663" calcext:value-type="float">
            <text:p>269.966794663</text:p>
          </table:table-cell>
          <table:table-cell office:value-type="float" office:value="277887" calcext:value-type="float">
            <text:p>277887</text:p>
          </table:table-cell>
          <table:table-cell office:value-type="float" office:value="244728.235522869" calcext:value-type="float">
            <text:p>244728.235522869</text:p>
          </table:table-cell>
          <table:table-cell office:value-type="float" office:value="0.105077267000524" calcext:value-type="float">
            <text:p>0.105077267000524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232759.362075658" calcext:value-type="float">
            <text:p>232759.362075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.170899911" calcext:value-type="float">
            <text:p>270.170899911</text:p>
          </table:table-cell>
          <table:table-cell office:value-type="float" office:value="324287" calcext:value-type="float">
            <text:p>324287</text:p>
          </table:table-cell>
          <table:table-cell office:value-type="float" office:value="204683.307917808" calcext:value-type="float">
            <text:p>204683.307917808</text:p>
          </table:table-cell>
          <table:table-cell office:value-type="float" office:value="0.107443737999347" calcext:value-type="float">
            <text:p>0.107443737999347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177869.203856647" calcext:value-type="float">
            <text:p>177869.203856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.373993121999" calcext:value-type="float">
            <text:p>270.373993121999</text:p>
          </table:table-cell>
          <table:table-cell office:value-type="float" office:value="317335" calcext:value-type="float">
            <text:p>317335</text:p>
          </table:table-cell>
          <table:table-cell office:value-type="float" office:value="246364.808539871" calcext:value-type="float">
            <text:p>246364.808539871</text:p>
          </table:table-cell>
          <table:table-cell office:value-type="float" office:value="0.106499061999784" calcext:value-type="float">
            <text:p>0.106499061999784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310470.513706968" calcext:value-type="float">
            <text:p>310470.513706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.575206219999" calcext:value-type="float">
            <text:p>270.575206219999</text:p>
          </table:table-cell>
          <table:table-cell office:value-type="float" office:value="266957" calcext:value-type="float">
            <text:p>266957</text:p>
          </table:table-cell>
          <table:table-cell office:value-type="float" office:value="315334.106938913" calcext:value-type="float">
            <text:p>315334.106938913</text:p>
          </table:table-cell>
          <table:table-cell office:value-type="float" office:value="0.102741677001177" calcext:value-type="float">
            <text:p>0.102741677001177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312294.361168948" calcext:value-type="float">
            <text:p>312294.361168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.777494406999" calcext:value-type="float">
            <text:p>270.777494406999</text:p>
          </table:table-cell>
          <table:table-cell office:value-type="float" office:value="244270" calcext:value-type="float">
            <text:p>244270</text:p>
          </table:table-cell>
          <table:table-cell office:value-type="float" office:value="287505.234414879" calcext:value-type="float">
            <text:p>287505.234414879</text:p>
          </table:table-cell>
          <table:table-cell office:value-type="float" office:value="0.101394762999917" calcext:value-type="float">
            <text:p>0.101394762999917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263806.363143638" calcext:value-type="float">
            <text:p>263806.363143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.981153822" calcext:value-type="float">
            <text:p>270.981153822</text:p>
          </table:table-cell>
          <table:table-cell office:value-type="float" office:value="281428" calcext:value-type="float">
            <text:p>281428</text:p>
          </table:table-cell>
          <table:table-cell office:value-type="float" office:value="247303.583358495" calcext:value-type="float">
            <text:p>247303.583358495</text:p>
          </table:table-cell>
          <table:table-cell office:value-type="float" office:value="0.101629209000748" calcext:value-type="float">
            <text:p>0.101629209000748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238849.543747926" calcext:value-type="float">
            <text:p>238849.543747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.185889044999" calcext:value-type="float">
            <text:p>271.185889044999</text:p>
          </table:table-cell>
          <table:table-cell office:value-type="float" office:value="326023" calcext:value-type="float">
            <text:p>326023</text:p>
          </table:table-cell>
          <table:table-cell office:value-type="float" office:value="262683.68370593" calcext:value-type="float">
            <text:p>262683.68370593</text:p>
          </table:table-cell>
          <table:table-cell office:value-type="float" office:value="0.104934336999577" calcext:value-type="float">
            <text:p>0.104934336999577</text:p>
          </table:table-cell>
          <table:table-cell office:value-type="float" office:value="286596.402789051" calcext:value-type="float">
            <text:p>286596.402789051</text:p>
          </table:table-cell>
          <table:table-cell office:value-type="float" office:value="287588.320799258" calcext:value-type="float">
            <text:p>287588.320799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.387939172" calcext:value-type="float">
            <text:p>271.387939172</text:p>
          </table:table-cell>
          <table:table-cell office:value-type="float" office:value="344493" calcext:value-type="float">
            <text:p>344493</text:p>
          </table:table-cell>
          <table:table-cell office:value-type="float" office:value="299238.146462651" calcext:value-type="float">
            <text:p>299238.146462651</text:p>
          </table:table-cell>
          <table:table-cell office:value-type="float" office:value="0.107038153000758" calcext:value-type="float">
            <text:p>0.107038153000758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321831.05689792" calcext:value-type="float">
            <text:p>321831.05689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.600549983999" calcext:value-type="float">
            <text:p>271.600549983999</text:p>
          </table:table-cell>
          <table:table-cell office:value-type="float" office:value="285856" calcext:value-type="float">
            <text:p>285856</text:p>
          </table:table-cell>
          <table:table-cell office:value-type="float" office:value="313557.882160663" calcext:value-type="float">
            <text:p>313557.882160663</text:p>
          </table:table-cell>
          <table:table-cell office:value-type="float" office:value="0.119876947999728" calcext:value-type="float">
            <text:p>0.119876947999728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315011.893887297" calcext:value-type="float">
            <text:p>315011.893887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.80355902" calcext:value-type="float">
            <text:p>271.80355902</text:p>
          </table:table-cell>
          <table:table-cell office:value-type="float" office:value="269401" calcext:value-type="float">
            <text:p>269401</text:p>
          </table:table-cell>
          <table:table-cell office:value-type="float" office:value="291384.45664165" calcext:value-type="float">
            <text:p>291384.45664165</text:p>
          </table:table-cell>
          <table:table-cell office:value-type="float" office:value="0.104045603000486" calcext:value-type="float">
            <text:p>0.104045603000486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240399.307466313" calcext:value-type="float">
            <text:p>240399.307466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.005061520998" calcext:value-type="float">
            <text:p>272.005061520998</text:p>
          </table:table-cell>
          <table:table-cell office:value-type="float" office:value="315550" calcext:value-type="float">
            <text:p>315550</text:p>
          </table:table-cell>
          <table:table-cell office:value-type="float" office:value="249085.38100399" calcext:value-type="float">
            <text:p>249085.38100399</text:p>
          </table:table-cell>
          <table:table-cell office:value-type="float" office:value="0.102931483999782" calcext:value-type="float">
            <text:p>0.102931483999782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262027.098619618" calcext:value-type="float">
            <text:p>262027.098619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.206840645998" calcext:value-type="float">
            <text:p>272.206840645998</text:p>
          </table:table-cell>
          <table:table-cell office:value-type="float" office:value="359248" calcext:value-type="float">
            <text:p>359248</text:p>
          </table:table-cell>
          <table:table-cell office:value-type="float" office:value="288447.048979273" calcext:value-type="float">
            <text:p>288447.048979273</text:p>
          </table:table-cell>
          <table:table-cell office:value-type="float" office:value="0.102064197999425" calcext:value-type="float">
            <text:p>0.102064197999425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311827.253568963" calcext:value-type="float">
            <text:p>311827.253568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.408764135" calcext:value-type="float">
            <text:p>272.408764135</text:p>
          </table:table-cell>
          <table:table-cell office:value-type="float" office:value="339190" calcext:value-type="float">
            <text:p>339190</text:p>
          </table:table-cell>
          <table:table-cell office:value-type="float" office:value="335980.566832814" calcext:value-type="float">
            <text:p>335980.566832814</text:p>
          </table:table-cell>
          <table:table-cell office:value-type="float" office:value="0.102339143999416" calcext:value-type="float">
            <text:p>0.102339143999416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358119.035275473" calcext:value-type="float">
            <text:p>358119.035275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.612322101999" calcext:value-type="float">
            <text:p>272.612322101999</text:p>
          </table:table-cell>
          <table:table-cell office:value-type="float" office:value="283145" calcext:value-type="float">
            <text:p>283145</text:p>
          </table:table-cell>
          <table:table-cell office:value-type="float" office:value="339862.828805355" calcext:value-type="float">
            <text:p>339862.828805355</text:p>
          </table:table-cell>
          <table:table-cell office:value-type="float" office:value="0.106700640000781" calcext:value-type="float">
            <text:p>0.106700640000781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329700.95869636" calcext:value-type="float">
            <text:p>329700.95869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.81624959" calcext:value-type="float">
            <text:p>272.81624959</text:p>
          </table:table-cell>
          <table:table-cell office:value-type="float" office:value="270867" calcext:value-type="float">
            <text:p>270867</text:p>
          </table:table-cell>
          <table:table-cell office:value-type="float" office:value="300533.584784951" calcext:value-type="float">
            <text:p>300533.584784951</text:p>
          </table:table-cell>
          <table:table-cell office:value-type="float" office:value="0.105841258999135" calcext:value-type="float">
            <text:p>0.105841258999135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272139.826171998" calcext:value-type="float">
            <text:p>272139.82617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.019165059999" calcext:value-type="float">
            <text:p>273.019165059999</text:p>
          </table:table-cell>
          <table:table-cell office:value-type="float" office:value="319708" calcext:value-type="float">
            <text:p>319708</text:p>
          </table:table-cell>
          <table:table-cell office:value-type="float" office:value="272166.747882485" calcext:value-type="float">
            <text:p>272166.747882485</text:p>
          </table:table-cell>
          <table:table-cell office:value-type="float" office:value="0.103762830998676" calcext:value-type="float">
            <text:p>0.103762830998676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265947.253636558" calcext:value-type="float">
            <text:p>265947.253636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.229267637" calcext:value-type="float">
            <text:p>273.229267637</text:p>
          </table:table-cell>
          <table:table-cell office:value-type="float" office:value="360539" calcext:value-type="float">
            <text:p>360539</text:p>
          </table:table-cell>
          <table:table-cell office:value-type="float" office:value="237099.99287756" calcext:value-type="float">
            <text:p>237099.99287756</text:p>
          </table:table-cell>
          <table:table-cell office:value-type="float" office:value="0.14261912999973" calcext:value-type="float">
            <text:p>0.14261912999973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261861.100975955" calcext:value-type="float">
            <text:p>261861.100975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.430636239998" calcext:value-type="float">
            <text:p>273.430636239998</text:p>
          </table:table-cell>
          <table:table-cell office:value-type="float" office:value="333773" calcext:value-type="float">
            <text:p>333773</text:p>
          </table:table-cell>
          <table:table-cell office:value-type="float" office:value="260907.48322994" calcext:value-type="float">
            <text:p>260907.48322994</text:p>
          </table:table-cell>
          <table:table-cell office:value-type="float" office:value="0.101555862000168" calcext:value-type="float">
            <text:p>0.101555862000168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277349.151024192" calcext:value-type="float">
            <text:p>277349.151024192</text:p>
          </table:table-cell>
          <table:table-cell office:value-type="float" office:value="608.368577999499" calcext:value-type="float">
            <text:p>608.368577999499</text:p>
          </table:table-cell>
        </table:table-row>
        <table:table-row table:style-name="ro1">
          <table:table-cell office:value-type="float" office:value="273.632074173" calcext:value-type="float">
            <text:p>273.632074173</text:p>
          </table:table-cell>
          <table:table-cell office:value-type="float" office:value="279065" calcext:value-type="float">
            <text:p>279065</text:p>
          </table:table-cell>
          <table:table-cell office:value-type="float" office:value="295146.466799754" calcext:value-type="float">
            <text:p>295146.466799754</text:p>
          </table:table-cell>
          <table:table-cell office:value-type="float" office:value="0.104835719999755" calcext:value-type="float">
            <text:p>0.104835719999755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284010.279979472" calcext:value-type="float">
            <text:p>284010.279979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.834737944999" calcext:value-type="float">
            <text:p>273.834737944999</text:p>
          </table:table-cell>
          <table:table-cell office:value-type="float" office:value="273388" calcext:value-type="float">
            <text:p>273388</text:p>
          </table:table-cell>
          <table:table-cell office:value-type="float" office:value="302175.658744723" calcext:value-type="float">
            <text:p>302175.658744723</text:p>
          </table:table-cell>
          <table:table-cell office:value-type="float" office:value="0.103518052999789" calcext:value-type="float">
            <text:p>0.103518052999789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276873.609585723" calcext:value-type="float">
            <text:p>276873.609585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.036231343" calcext:value-type="float">
            <text:p>274.036231343</text:p>
          </table:table-cell>
          <table:table-cell office:value-type="float" office:value="324674" calcext:value-type="float">
            <text:p>324674</text:p>
          </table:table-cell>
          <table:table-cell office:value-type="float" office:value="270348.207551978" calcext:value-type="float">
            <text:p>270348.207551978</text:p>
          </table:table-cell>
          <table:table-cell office:value-type="float" office:value="0.103144971999427" calcext:value-type="float">
            <text:p>0.103144971999427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267470.117204225" calcext:value-type="float">
            <text:p>267470.117204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.238458133999" calcext:value-type="float">
            <text:p>274.238458133999</text:p>
          </table:table-cell>
          <table:table-cell office:value-type="float" office:value="360802" calcext:value-type="float">
            <text:p>360802</text:p>
          </table:table-cell>
          <table:table-cell office:value-type="float" office:value="295762.152461712" calcext:value-type="float">
            <text:p>295762.152461712</text:p>
          </table:table-cell>
          <table:table-cell office:value-type="float" office:value="0.102272705998985" calcext:value-type="float">
            <text:p>0.102272705998985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321804.122154416" calcext:value-type="float">
            <text:p>321804.122154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.441678163999" calcext:value-type="float">
            <text:p>274.441678163999</text:p>
          </table:table-cell>
          <table:table-cell office:value-type="float" office:value="330502" calcext:value-type="float">
            <text:p>330502</text:p>
          </table:table-cell>
          <table:table-cell office:value-type="float" office:value="344414.519270135" calcext:value-type="float">
            <text:p>344414.519270135</text:p>
          </table:table-cell>
          <table:table-cell office:value-type="float" office:value="0.104184140000143" calcext:value-type="float">
            <text:p>0.104184140000143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362759.570181846" calcext:value-type="float">
            <text:p>362759.57018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.645041684998" calcext:value-type="float">
            <text:p>274.645041684998</text:p>
          </table:table-cell>
          <table:table-cell office:value-type="float" office:value="276499" calcext:value-type="float">
            <text:p>276499</text:p>
          </table:table-cell>
          <table:table-cell office:value-type="float" office:value="338755.318860175" calcext:value-type="float">
            <text:p>338755.318860175</text:p>
          </table:table-cell>
          <table:table-cell office:value-type="float" office:value="0.106312498000989" calcext:value-type="float">
            <text:p>0.106312498000989</text:p>
          </table:table-cell>
          <table:table-cell office:value-type="float" office:value="313835.380693412" calcext:value-type="float">
            <text:p>313835.380693412</text:p>
          </table:table-cell>
          <table:table-cell office:value-type="float" office:value="323369.605767149" calcext:value-type="float">
            <text:p>323369.605767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.847932126" calcext:value-type="float">
            <text:p>274.847932126</text:p>
          </table:table-cell>
          <table:table-cell office:value-type="float" office:value="300774" calcext:value-type="float">
            <text:p>300774</text:p>
          </table:table-cell>
          <table:table-cell office:value-type="float" office:value="289942.493789792" calcext:value-type="float">
            <text:p>289942.493789792</text:p>
          </table:table-cell>
          <table:table-cell office:value-type="float" office:value="0.106061191998378" calcext:value-type="float">
            <text:p>0.106061191998378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262520.887711815" calcext:value-type="float">
            <text:p>262520.88771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.314412590999" calcext:value-type="float">
            <text:p>275.314412590999</text:p>
          </table:table-cell>
          <table:table-cell office:value-type="float" office:value="389747" calcext:value-type="float">
            <text:p>389747</text:p>
          </table:table-cell>
          <table:table-cell office:value-type="float" office:value="123339.086619895" calcext:value-type="float">
            <text:p>123339.086619895</text:p>
          </table:table-cell>
          <table:table-cell office:value-type="float" office:value="0.477669306999815" calcext:value-type="float">
            <text:p>0.477669306999815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135665.429370165" calcext:value-type="float">
            <text:p>135665.429370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.517307589" calcext:value-type="float">
            <text:p>275.517307589</text:p>
          </table:table-cell>
          <table:table-cell office:value-type="float" office:value="336799" calcext:value-type="float">
            <text:p>336799</text:p>
          </table:table-cell>
          <table:table-cell office:value-type="float" office:value="247196.6159153" calcext:value-type="float">
            <text:p>247196.6159153</text:p>
          </table:table-cell>
          <table:table-cell office:value-type="float" office:value="0.101316901000246" calcext:value-type="float">
            <text:p>0.101316901000246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302733.962388024" calcext:value-type="float">
            <text:p>302733.962388024</text:p>
          </table:table-cell>
          <table:table-cell office:value-type="float" office:value="10358.6979240172" calcext:value-type="float">
            <text:p>10358.6979240172</text:p>
          </table:table-cell>
        </table:table-row>
        <table:table-row table:style-name="ro1">
          <table:table-cell office:value-type="float" office:value="275.719749487" calcext:value-type="float">
            <text:p>275.719749487</text:p>
          </table:table-cell>
          <table:table-cell office:value-type="float" office:value="292136" calcext:value-type="float">
            <text:p>292136</text:p>
          </table:table-cell>
          <table:table-cell office:value-type="float" office:value="331874.012875247" calcext:value-type="float">
            <text:p>331874.012875247</text:p>
          </table:table-cell>
          <table:table-cell office:value-type="float" office:value="0.107509951998509" calcext:value-type="float">
            <text:p>0.107509951998509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300732.804127311" calcext:value-type="float">
            <text:p>300732.804127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.922466938" calcext:value-type="float">
            <text:p>275.922466938</text:p>
          </table:table-cell>
          <table:table-cell office:value-type="float" office:value="318735" calcext:value-type="float">
            <text:p>318735</text:p>
          </table:table-cell>
          <table:table-cell office:value-type="float" office:value="303411.190502911" calcext:value-type="float">
            <text:p>303411.190502911</text:p>
          </table:table-cell>
          <table:table-cell office:value-type="float" office:value="0.102012085000752" calcext:value-type="float">
            <text:p>0.102012085000752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284433.01519205" calcext:value-type="float">
            <text:p>284433.01519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.125159275" calcext:value-type="float">
            <text:p>276.125159275</text:p>
          </table:table-cell>
          <table:table-cell office:value-type="float" office:value="379146" calcext:value-type="float">
            <text:p>379146</text:p>
          </table:table-cell>
          <table:table-cell office:value-type="float" office:value="302162.966282588" calcext:value-type="float">
            <text:p>302162.966282588</text:p>
          </table:table-cell>
          <table:table-cell office:value-type="float" office:value="0.101982784999564" calcext:value-type="float">
            <text:p>0.101982784999564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316245.508937117" calcext:value-type="float">
            <text:p>316245.508937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.329155875999" calcext:value-type="float">
            <text:p>276.329155875999</text:p>
          </table:table-cell>
          <table:table-cell office:value-type="float" office:value="387655" calcext:value-type="float">
            <text:p>387655</text:p>
          </table:table-cell>
          <table:table-cell office:value-type="float" office:value="338338.165784726" calcext:value-type="float">
            <text:p>338338.165784726</text:p>
          </table:table-cell>
          <table:table-cell office:value-type="float" office:value="0.109224136000194" calcext:value-type="float">
            <text:p>0.109224136000194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368941.442316355" calcext:value-type="float">
            <text:p>368941.442316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.531176099999" calcext:value-type="float">
            <text:p>276.531176099999</text:p>
          </table:table-cell>
          <table:table-cell office:value-type="float" office:value="332364" calcext:value-type="float">
            <text:p>332364</text:p>
          </table:table-cell>
          <table:table-cell office:value-type="float" office:value="371428.265651406" calcext:value-type="float">
            <text:p>371428.265651406</text:p>
          </table:table-cell>
          <table:table-cell office:value-type="float" office:value="0.107154958001047" calcext:value-type="float">
            <text:p>0.107154958001047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375738.793204461" calcext:value-type="float">
            <text:p>375738.793204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.747656416999" calcext:value-type="float">
            <text:p>276.747656416999</text:p>
          </table:table-cell>
          <table:table-cell office:value-type="float" office:value="291216" calcext:value-type="float">
            <text:p>291216</text:p>
          </table:table-cell>
          <table:table-cell office:value-type="float" office:value="313686.750602356" calcext:value-type="float">
            <text:p>313686.750602356</text:p>
          </table:table-cell>
          <table:table-cell office:value-type="float" office:value="0.121919696000987" calcext:value-type="float">
            <text:p>0.121919696000987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285677.186736333" calcext:value-type="float">
            <text:p>285677.186736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.949846934" calcext:value-type="float">
            <text:p>276.949846934</text:p>
          </table:table-cell>
          <table:table-cell office:value-type="float" office:value="326905" calcext:value-type="float">
            <text:p>326905</text:p>
          </table:table-cell>
          <table:table-cell office:value-type="float" office:value="232023.808642643" calcext:value-type="float">
            <text:p>232023.808642643</text:p>
          </table:table-cell>
          <table:table-cell office:value-type="float" office:value="0.107457067000723" calcext:value-type="float">
            <text:p>0.107457067000723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211178.869430852" calcext:value-type="float">
            <text:p>211178.86943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.152556224999" calcext:value-type="float">
            <text:p>277.152556224999</text:p>
          </table:table-cell>
          <table:table-cell office:value-type="float" office:value="384797" calcext:value-type="float">
            <text:p>384797</text:p>
          </table:table-cell>
          <table:table-cell office:value-type="float" office:value="310698.915191859" calcext:value-type="float">
            <text:p>310698.915191859</text:p>
          </table:table-cell>
          <table:table-cell office:value-type="float" office:value="0.102930814000501" calcext:value-type="float">
            <text:p>0.102930814000501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328778.409590847" calcext:value-type="float">
            <text:p>328778.409590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.358734178999" calcext:value-type="float">
            <text:p>277.358734178999</text:p>
          </table:table-cell>
          <table:table-cell office:value-type="float" office:value="382633" calcext:value-type="float">
            <text:p>382633</text:p>
          </table:table-cell>
          <table:table-cell office:value-type="float" office:value="344318.395866265" calcext:value-type="float">
            <text:p>344318.395866265</text:p>
          </table:table-cell>
          <table:table-cell office:value-type="float" office:value="0.115491782999015" calcext:value-type="float">
            <text:p>0.115491782999015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372549.337160973" calcext:value-type="float">
            <text:p>372549.337160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.560478193" calcext:value-type="float">
            <text:p>277.560478193</text:p>
          </table:table-cell>
          <table:table-cell office:value-type="float" office:value="323552" calcext:value-type="float">
            <text:p>323552</text:p>
          </table:table-cell>
          <table:table-cell office:value-type="float" office:value="372354.808711053" calcext:value-type="float">
            <text:p>372354.808711053</text:p>
          </table:table-cell>
          <table:table-cell office:value-type="float" office:value="0.109163658000398" calcext:value-type="float">
            <text:p>0.109163658000398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369315.301681046" calcext:value-type="float">
            <text:p>369315.30168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.763077512" calcext:value-type="float">
            <text:p>277.763077512</text:p>
          </table:table-cell>
          <table:table-cell office:value-type="float" office:value="291382" calcext:value-type="float">
            <text:p>291382</text:p>
          </table:table-cell>
          <table:table-cell office:value-type="float" office:value="345584.350544263" calcext:value-type="float">
            <text:p>345584.350544263</text:p>
          </table:table-cell>
          <table:table-cell office:value-type="float" office:value="0.103182388000278" calcext:value-type="float">
            <text:p>0.103182388000278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313831.127186281" calcext:value-type="float">
            <text:p>313831.127186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.964670473999" calcext:value-type="float">
            <text:p>277.964670473999</text:p>
          </table:table-cell>
          <table:table-cell office:value-type="float" office:value="331218" calcext:value-type="float">
            <text:p>331218</text:p>
          </table:table-cell>
          <table:table-cell office:value-type="float" office:value="299965.909284398" calcext:value-type="float">
            <text:p>299965.909284398</text:p>
          </table:table-cell>
          <table:table-cell office:value-type="float" office:value="0.102835544999834" calcext:value-type="float">
            <text:p>0.102835544999834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287326.119300112" calcext:value-type="float">
            <text:p>287326.119300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.171055344999" calcext:value-type="float">
            <text:p>278.171055344999</text:p>
          </table:table-cell>
          <table:table-cell office:value-type="float" office:value="387616" calcext:value-type="float">
            <text:p>387616</text:p>
          </table:table-cell>
          <table:table-cell office:value-type="float" office:value="301427.405581326" calcext:value-type="float">
            <text:p>301427.405581326</text:p>
          </table:table-cell>
          <table:table-cell office:value-type="float" office:value="0.102630679999493" calcext:value-type="float">
            <text:p>0.102630679999493</text:p>
          </table:table-cell>
          <table:table-cell office:value-type="float" office:value="342605.147279889" calcext:value-type="float">
            <text:p>342605.147279889</text:p>
          </table:table-cell>
          <table:table-cell office:value-type="float" office:value="331324.503312984" calcext:value-type="float">
            <text:p>331324.503312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.377107430999" calcext:value-type="float">
            <text:p>278.377107430999</text:p>
          </table:table-cell>
          <table:table-cell office:value-type="float" office:value="402135" calcext:value-type="float">
            <text:p>402135</text:p>
          </table:table-cell>
          <table:table-cell office:value-type="float" office:value="352591.934001945" calcext:value-type="float">
            <text:p>352591.934001945</text:p>
          </table:table-cell>
          <table:table-cell office:value-type="float" office:value="0.113444408998475" calcext:value-type="float">
            <text:p>0.113444408998475</text:p>
          </table:table-cell>
          <table:table-cell office:value-type="float" office:value="363239.171579394" calcext:value-type="float">
            <text:p>363239.171579394</text:p>
          </table:table-cell>
          <table:table-cell office:value-type="float" office:value="380006.767659097" calcext:value-type="float">
            <text:p>380006.767659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.588510115" calcext:value-type="float">
            <text:p>278.588510115</text:p>
          </table:table-cell>
          <table:table-cell office:value-type="float" office:value="336749" calcext:value-type="float">
            <text:p>336749</text:p>
          </table:table-cell>
          <table:table-cell office:value-type="float" office:value="314353.415810937" calcext:value-type="float">
            <text:p>314353.415810937</text:p>
          </table:table-cell>
          <table:table-cell office:value-type="float" office:value="0.152830031000121" calcext:value-type="float">
            <text:p>0.152830031000121</text:p>
          </table:table-cell>
          <table:table-cell office:value-type="float" office:value="363239.171579394" calcext:value-type="float">
            <text:p>363239.171579394</text:p>
          </table:table-cell>
          <table:table-cell office:value-type="float" office:value="310706.007374929" calcext:value-type="float">
            <text:p>310706.007374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.789410026999" calcext:value-type="float">
            <text:p>278.789410026999</text:p>
          </table:table-cell>
          <table:table-cell office:value-type="float" office:value="309977" calcext:value-type="float">
            <text:p>309977</text:p>
          </table:table-cell>
          <table:table-cell office:value-type="float" office:value="221793.741956588" calcext:value-type="float">
            <text:p>221793.741956588</text:p>
          </table:table-cell>
          <table:table-cell office:value-type="float" office:value="0.10506102600084" calcext:value-type="float">
            <text:p>0.10506102600084</text:p>
          </table:table-cell>
          <table:table-cell office:value-type="float" office:value="363239.171579394" calcext:value-type="float">
            <text:p>363239.171579394</text:p>
          </table:table-cell>
          <table:table-cell office:value-type="float" office:value="239623.082802166" calcext:value-type="float">
            <text:p>239623.082802166</text:p>
          </table:table-cell>
          <table:table-cell office:value-type="float" office:value="60790.1406001474" calcext:value-type="float">
            <text:p>60790.1406001474</text:p>
          </table:table-cell>
        </table:table-row>
        <table:table-row table:style-name="ro1">
          <table:table-cell office:value-type="float" office:value="278.990345032" calcext:value-type="float">
            <text:p>278.990345032</text:p>
          </table:table-cell>
          <table:table-cell office:value-type="float" office:value="355198" calcext:value-type="float">
            <text:p>355198</text:p>
          </table:table-cell>
          <table:table-cell office:value-type="float" office:value="316289.919311572" calcext:value-type="float">
            <text:p>316289.919311572</text:p>
          </table:table-cell>
          <table:table-cell office:value-type="float" office:value="0.105421713999021" calcext:value-type="float">
            <text:p>0.105421713999021</text:p>
          </table:table-cell>
          <table:table-cell office:value-type="float" office:value="359606.7798636" calcext:value-type="float">
            <text:p>359606.7798636</text:p>
          </table:table-cell>
          <table:table-cell office:value-type="float" office:value="326525.421528053" calcext:value-type="float">
            <text:p>326525.421528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.192414757999" calcext:value-type="float">
            <text:p>279.192414757999</text:p>
          </table:table-cell>
          <table:table-cell office:value-type="float" office:value="405651" calcext:value-type="float">
            <text:p>405651</text:p>
          </table:table-cell>
          <table:table-cell office:value-type="float" office:value="333063.02796045" calcext:value-type="float">
            <text:p>333063.02796045</text:p>
          </table:table-cell>
          <table:table-cell office:value-type="float" office:value="0.104172031000417" calcext:value-type="float">
            <text:p>0.104172031000417</text:p>
          </table:table-cell>
          <table:table-cell office:value-type="float" office:value="356010.712064964" calcext:value-type="float">
            <text:p>356010.712064964</text:p>
          </table:table-cell>
          <table:table-cell office:value-type="float" office:value="353062.362012789" calcext:value-type="float">
            <text:p>353062.36201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.393507745999" calcext:value-type="float">
            <text:p>279.393507745999</text:p>
          </table:table-cell>
          <table:table-cell office:value-type="float" office:value="385530" calcext:value-type="float">
            <text:p>385530</text:p>
          </table:table-cell>
          <table:table-cell office:value-type="float" office:value="361063.157768825" calcext:value-type="float">
            <text:p>361063.157768825</text:p>
          </table:table-cell>
          <table:table-cell office:value-type="float" office:value="0.115186492999783" calcext:value-type="float">
            <text:p>0.115186492999783</text:p>
          </table:table-cell>
          <table:table-cell office:value-type="float" office:value="352450.604944314" calcext:value-type="float">
            <text:p>352450.604944314</text:p>
          </table:table-cell>
          <table:table-cell office:value-type="float" office:value="372057.675546808" calcext:value-type="float">
            <text:p>372057.675546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.594171315999" calcext:value-type="float">
            <text:p>279.594171315999</text:p>
          </table:table-cell>
          <table:table-cell office:value-type="float" office:value="319649" calcext:value-type="float">
            <text:p>319649</text:p>
          </table:table-cell>
          <table:table-cell office:value-type="float" office:value="371795.546053567" calcext:value-type="float">
            <text:p>371795.546053567</text:p>
          </table:table-cell>
          <table:table-cell office:value-type="float" office:value="0.105177149000156" calcext:value-type="float">
            <text:p>0.105177149000156</text:p>
          </table:table-cell>
          <table:table-cell office:value-type="float" office:value="348926.098894871" calcext:value-type="float">
            <text:p>348926.098894871</text:p>
          </table:table-cell>
          <table:table-cell office:value-type="float" office:value="365780.875052197" calcext:value-type="float">
            <text:p>365780.875052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.796729092999" calcext:value-type="float">
            <text:p>279.796729092999</text:p>
          </table:table-cell>
          <table:table-cell office:value-type="float" office:value="295906" calcext:value-type="float">
            <text:p>295906</text:p>
          </table:table-cell>
          <table:table-cell office:value-type="float" office:value="345238.831296897" calcext:value-type="float">
            <text:p>345238.831296897</text:p>
          </table:table-cell>
          <table:table-cell office:value-type="float" office:value="0.103754095000113" calcext:value-type="float">
            <text:p>0.103754095000113</text:p>
          </table:table-cell>
          <table:table-cell office:value-type="float" office:value="345436.837905922" calcext:value-type="float">
            <text:p>345436.837905922</text:p>
          </table:table-cell>
          <table:table-cell office:value-type="float" office:value="314510.692551648" calcext:value-type="float">
            <text:p>314510.69255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.002790436" calcext:value-type="float">
            <text:p>280.002790436</text:p>
          </table:table-cell>
          <table:table-cell office:value-type="float" office:value="343121" calcext:value-type="float">
            <text:p>343121</text:p>
          </table:table-cell>
          <table:table-cell office:value-type="float" office:value="278646.401425823" calcext:value-type="float">
            <text:p>278646.401425823</text:p>
          </table:table-cell>
          <table:table-cell office:value-type="float" office:value="0.119682601000022" calcext:value-type="float">
            <text:p>0.119682601000022</text:p>
          </table:table-cell>
          <table:table-cell office:value-type="float" office:value="341982.469526863" calcext:value-type="float">
            <text:p>341982.469526863</text:p>
          </table:table-cell>
          <table:table-cell office:value-type="float" office:value="266462.600249683" calcext:value-type="float">
            <text:p>266462.600249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.205993575999" calcext:value-type="float">
            <text:p>280.205993575999</text:p>
          </table:table-cell>
          <table:table-cell office:value-type="float" office:value="387482" calcext:value-type="float">
            <text:p>387482</text:p>
          </table:table-cell>
          <table:table-cell office:value-type="float" office:value="194909.516460837" calcext:value-type="float">
            <text:p>194909.516460837</text:p>
          </table:table-cell>
          <table:table-cell office:value-type="float" office:value="0.101578453999537" calcext:value-type="float">
            <text:p>0.101578453999537</text:p>
          </table:table-cell>
          <table:table-cell office:value-type="float" office:value="338562.644831594" calcext:value-type="float">
            <text:p>338562.644831594</text:p>
          </table:table-cell>
          <table:table-cell office:value-type="float" office:value="222307.802793501" calcext:value-type="float">
            <text:p>222307.802793501</text:p>
          </table:table-cell>
          <table:table-cell office:value-type="float" office:value="68352.0328796622" calcext:value-type="float">
            <text:p>68352.0328796622</text:p>
          </table:table-cell>
        </table:table-row>
        <table:table-row table:style-name="ro1">
          <table:table-cell office:value-type="float" office:value="280.408901900999" calcext:value-type="float">
            <text:p>280.408901900999</text:p>
          </table:table-cell>
          <table:table-cell office:value-type="float" office:value="362212" calcext:value-type="float">
            <text:p>362212</text:p>
          </table:table-cell>
          <table:table-cell office:value-type="float" office:value="292487.174930556" calcext:value-type="float">
            <text:p>292487.174930556</text:p>
          </table:table-cell>
          <table:table-cell office:value-type="float" office:value="0.104689832000076" calcext:value-type="float">
            <text:p>0.104689832000076</text:p>
          </table:table-cell>
          <table:table-cell office:value-type="float" office:value="335177.018383278" calcext:value-type="float">
            <text:p>335177.018383278</text:p>
          </table:table-cell>
          <table:table-cell office:value-type="float" office:value="380433.457235725" calcext:value-type="float">
            <text:p>380433.457235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.610912519" calcext:value-type="float">
            <text:p>280.610912519</text:p>
          </table:table-cell>
          <table:table-cell office:value-type="float" office:value="299715" calcext:value-type="float">
            <text:p>299715</text:p>
          </table:table-cell>
          <table:table-cell office:value-type="float" office:value="363066.281315574" calcext:value-type="float">
            <text:p>363066.281315574</text:p>
          </table:table-cell>
          <table:table-cell office:value-type="float" office:value="0.103884506999748" calcext:value-type="float">
            <text:p>0.103884506999748</text:p>
          </table:table-cell>
          <table:table-cell office:value-type="float" office:value="331825.248199446" calcext:value-type="float">
            <text:p>331825.248199446</text:p>
          </table:table-cell>
          <table:table-cell office:value-type="float" office:value="349622.372928735" calcext:value-type="float">
            <text:p>349622.372928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.814105392999" calcext:value-type="float">
            <text:p>280.814105392999</text:p>
          </table:table-cell>
          <table:table-cell office:value-type="float" office:value="283183" calcext:value-type="float">
            <text:p>283183</text:p>
          </table:table-cell>
          <table:table-cell office:value-type="float" office:value="323971.273832502" calcext:value-type="float">
            <text:p>323971.273832502</text:p>
          </table:table-cell>
          <table:table-cell office:value-type="float" office:value="0.105170714999986" calcext:value-type="float">
            <text:p>0.105170714999986</text:p>
          </table:table-cell>
          <table:table-cell office:value-type="float" office:value="328506.995717451" calcext:value-type="float">
            <text:p>328506.995717451</text:p>
          </table:table-cell>
          <table:table-cell office:value-type="float" office:value="287463.469572799" calcext:value-type="float">
            <text:p>287463.469572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.018081090999" calcext:value-type="float">
            <text:p>281.018081090999</text:p>
          </table:table-cell>
          <table:table-cell office:value-type="float" office:value="330713" calcext:value-type="float">
            <text:p>330713</text:p>
          </table:table-cell>
          <table:table-cell office:value-type="float" office:value="282141.266475493" calcext:value-type="float">
            <text:p>282141.266475493</text:p>
          </table:table-cell>
          <table:table-cell office:value-type="float" office:value="0.103128995000588" calcext:value-type="float">
            <text:p>0.103128995000588</text:p>
          </table:table-cell>
          <table:table-cell office:value-type="float" office:value="325221.925760277" calcext:value-type="float">
            <text:p>325221.925760277</text:p>
          </table:table-cell>
          <table:table-cell office:value-type="float" office:value="283386.618321527" calcext:value-type="float">
            <text:p>283386.61832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.221549178999" calcext:value-type="float">
            <text:p>281.221549178999</text:p>
          </table:table-cell>
          <table:table-cell office:value-type="float" office:value="369530" calcext:value-type="float">
            <text:p>369530</text:p>
          </table:table-cell>
          <table:table-cell office:value-type="float" office:value="306917.26719052" calcext:value-type="float">
            <text:p>306917.26719052</text:p>
          </table:table-cell>
          <table:table-cell office:value-type="float" office:value="0.102810739999768" calcext:value-type="float">
            <text:p>0.102810739999768</text:p>
          </table:table-cell>
          <table:table-cell office:value-type="float" office:value="321969.706502674" calcext:value-type="float">
            <text:p>321969.706502674</text:p>
          </table:table-cell>
          <table:table-cell office:value-type="float" office:value="326791.091715529" calcext:value-type="float">
            <text:p>326791.091715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.424878734999" calcext:value-type="float">
            <text:p>281.424878734999</text:p>
          </table:table-cell>
          <table:table-cell office:value-type="float" office:value="340639" calcext:value-type="float">
            <text:p>340639</text:p>
          </table:table-cell>
          <table:table-cell office:value-type="float" office:value="350772.24102801" calcext:value-type="float">
            <text:p>350772.24102801</text:p>
          </table:table-cell>
          <table:table-cell office:value-type="float" office:value="0.103692005000994" calcext:value-type="float">
            <text:p>0.103692005000994</text:p>
          </table:table-cell>
          <table:table-cell office:value-type="float" office:value="318750.009437647" calcext:value-type="float">
            <text:p>318750.009437647</text:p>
          </table:table-cell>
          <table:table-cell office:value-type="float" office:value="365611.329480532" calcext:value-type="float">
            <text:p>365611.329480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.629039305999" calcext:value-type="float">
            <text:p>281.629039305999</text:p>
          </table:table-cell>
          <table:table-cell office:value-type="float" office:value="284158" calcext:value-type="float">
            <text:p>284158</text:p>
          </table:table-cell>
          <table:table-cell office:value-type="float" office:value="320464.277708168" calcext:value-type="float">
            <text:p>320464.277708168</text:p>
          </table:table-cell>
          <table:table-cell office:value-type="float" office:value="0.116251269999339" calcext:value-type="float">
            <text:p>0.116251269999339</text:p>
          </table:table-cell>
          <table:table-cell office:value-type="float" office:value="318750.009437647" calcext:value-type="float">
            <text:p>318750.009437647</text:p>
          </table:table-cell>
          <table:table-cell office:value-type="float" office:value="309447.586479648" calcext:value-type="float">
            <text:p>309447.586479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.831220925998" calcext:value-type="float">
            <text:p>281.831220925998</text:p>
          </table:table-cell>
          <table:table-cell office:value-type="float" office:value="274347" calcext:value-type="float">
            <text:p>274347</text:p>
          </table:table-cell>
          <table:table-cell office:value-type="float" office:value="237524.454233006" calcext:value-type="float">
            <text:p>237524.454233006</text:p>
          </table:table-cell>
          <table:table-cell office:value-type="float" office:value="0.104596597000636" calcext:value-type="float">
            <text:p>0.104596597000636</text:p>
          </table:table-cell>
          <table:table-cell office:value-type="float" office:value="315562.509343271" calcext:value-type="float">
            <text:p>315562.509343271</text:p>
          </table:table-cell>
          <table:table-cell office:value-type="float" office:value="217980.251791226" calcext:value-type="float">
            <text:p>217980.251791226</text:p>
          </table:table-cell>
          <table:table-cell office:value-type="float" office:value="7923.11941196385" calcext:value-type="float">
            <text:p>7923.11941196385</text:p>
          </table:table-cell>
        </table:table-row>
        <table:table-row table:style-name="ro1">
          <table:table-cell office:value-type="float" office:value="282.034358421999" calcext:value-type="float">
            <text:p>282.034358421999</text:p>
          </table:table-cell>
          <table:table-cell office:value-type="float" office:value="322656" calcext:value-type="float">
            <text:p>322656</text:p>
          </table:table-cell>
          <table:table-cell office:value-type="float" office:value="275127.782119095" calcext:value-type="float">
            <text:p>275127.782119095</text:p>
          </table:table-cell>
          <table:table-cell office:value-type="float" office:value="0.102423993999764" calcext:value-type="float">
            <text:p>0.102423993999764</text:p>
          </table:table-cell>
          <table:table-cell office:value-type="float" office:value="312406.884249838" calcext:value-type="float">
            <text:p>312406.884249838</text:p>
          </table:table-cell>
          <table:table-cell office:value-type="float" office:value="269535.38033415" calcext:value-type="float">
            <text:p>269535.38033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.236815774" calcext:value-type="float">
            <text:p>282.236815774</text:p>
          </table:table-cell>
          <table:table-cell office:value-type="float" office:value="355533" calcext:value-type="float">
            <text:p>355533</text:p>
          </table:table-cell>
          <table:table-cell office:value-type="float" office:value="294680.618729466" calcext:value-type="float">
            <text:p>294680.618729466</text:p>
          </table:table-cell>
          <table:table-cell office:value-type="float" office:value="0.101665318999949" calcext:value-type="float">
            <text:p>0.101665318999949</text:p>
          </table:table-cell>
          <table:table-cell office:value-type="float" office:value="309282.81540734" calcext:value-type="float">
            <text:p>309282.81540734</text:p>
          </table:table-cell>
          <table:table-cell office:value-type="float" office:value="319825.857124781" calcext:value-type="float">
            <text:p>319825.857124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.43889754" calcext:value-type="float">
            <text:p>282.43889754</text:p>
          </table:table-cell>
          <table:table-cell office:value-type="float" office:value="323194" calcext:value-type="float">
            <text:p>323194</text:p>
          </table:table-cell>
          <table:table-cell office:value-type="float" office:value="339571.184905481" calcext:value-type="float">
            <text:p>339571.184905481</text:p>
          </table:table-cell>
          <table:table-cell office:value-type="float" office:value="0.101406843999939" calcext:value-type="float">
            <text:p>0.101406843999939</text:p>
          </table:table-cell>
          <table:table-cell office:value-type="float" office:value="306189.987253266" calcext:value-type="float">
            <text:p>306189.987253266</text:p>
          </table:table-cell>
          <table:table-cell office:value-type="float" office:value="356269.159066195" calcext:value-type="float">
            <text:p>356269.159066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.640579217999" calcext:value-type="float">
            <text:p>282.640579217999</text:p>
          </table:table-cell>
          <table:table-cell office:value-type="float" office:value="267854" calcext:value-type="float">
            <text:p>267854</text:p>
          </table:table-cell>
          <table:table-cell office:value-type="float" office:value="331311.840810779" calcext:value-type="float">
            <text:p>331311.840810779</text:p>
          </table:table-cell>
          <table:table-cell office:value-type="float" office:value="0.103182287999516" calcext:value-type="float">
            <text:p>0.103182287999516</text:p>
          </table:table-cell>
          <table:table-cell office:value-type="float" office:value="303128.087380734" calcext:value-type="float">
            <text:p>303128.087380734</text:p>
          </table:table-cell>
          <table:table-cell office:value-type="float" office:value="313181.610448671" calcext:value-type="float">
            <text:p>313181.61044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.844481355" calcext:value-type="float">
            <text:p>282.844481355</text:p>
          </table:table-cell>
          <table:table-cell office:value-type="float" office:value="262900" calcext:value-type="float">
            <text:p>262900</text:p>
          </table:table-cell>
          <table:table-cell office:value-type="float" office:value="280334.149895633" calcext:value-type="float">
            <text:p>280334.149895633</text:p>
          </table:table-cell>
          <table:table-cell office:value-type="float" office:value="0.102097364000656" calcext:value-type="float">
            <text:p>0.102097364000656</text:p>
          </table:table-cell>
          <table:table-cell office:value-type="float" office:value="300096.806506926" calcext:value-type="float">
            <text:p>300096.806506926</text:p>
          </table:table-cell>
          <table:table-cell office:value-type="float" office:value="252152.173879609" calcext:value-type="float">
            <text:p>252152.173879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.047707565" calcext:value-type="float">
            <text:p>283.047707565</text:p>
          </table:table-cell>
          <table:table-cell office:value-type="float" office:value="310449" calcext:value-type="float">
            <text:p>310449</text:p>
          </table:table-cell>
          <table:table-cell office:value-type="float" office:value="256941.619121726" calcext:value-type="float">
            <text:p>256941.619121726</text:p>
          </table:table-cell>
          <table:table-cell office:value-type="float" office:value="0.103352502999769" calcext:value-type="float">
            <text:p>0.103352502999769</text:p>
          </table:table-cell>
          <table:table-cell office:value-type="float" office:value="297095.838441857" calcext:value-type="float">
            <text:p>297095.838441857</text:p>
          </table:table-cell>
          <table:table-cell office:value-type="float" office:value="256255.094787846" calcext:value-type="float">
            <text:p>256255.094787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.252138508" calcext:value-type="float">
            <text:p>283.252138508</text:p>
          </table:table-cell>
          <table:table-cell office:value-type="float" office:value="338236" calcext:value-type="float">
            <text:p>338236</text:p>
          </table:table-cell>
          <table:table-cell office:value-type="float" office:value="259068.627674625" calcext:value-type="float">
            <text:p>259068.627674625</text:p>
          </table:table-cell>
          <table:table-cell office:value-type="float" office:value="0.12359322500015" calcext:value-type="float">
            <text:p>0.12359322500015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83177.597801391" calcext:value-type="float">
            <text:p>283177.597801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.457117440999" calcext:value-type="float">
            <text:p>283.457117440999</text:p>
          </table:table-cell>
          <table:table-cell office:value-type="float" office:value="306540" calcext:value-type="float">
            <text:p>306540</text:p>
          </table:table-cell>
          <table:table-cell office:value-type="float" office:value="253167.256388048" calcext:value-type="float">
            <text:p>253167.256388048</text:p>
          </table:table-cell>
          <table:table-cell office:value-type="float" office:value="0.106780218000495" calcext:value-type="float">
            <text:p>0.106780218000495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74557.509027176" calcext:value-type="float">
            <text:p>274557.509027176</text:p>
          </table:table-cell>
          <table:table-cell office:value-type="float" office:value="14602.5855359912" calcext:value-type="float">
            <text:p>14602.5855359912</text:p>
          </table:table-cell>
        </table:table-row>
        <table:table-row table:style-name="ro1">
          <table:table-cell office:value-type="float" office:value="283.657534737999" calcext:value-type="float">
            <text:p>283.657534737999</text:p>
          </table:table-cell>
          <table:table-cell office:value-type="float" office:value="257363" calcext:value-type="float">
            <text:p>257363</text:p>
          </table:table-cell>
          <table:table-cell office:value-type="float" office:value="318874.835026251" calcext:value-type="float">
            <text:p>318874.835026251</text:p>
          </table:table-cell>
          <table:table-cell office:value-type="float" office:value="0.102414245000546" calcext:value-type="float">
            <text:p>0.102414245000546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305237.642645139" calcext:value-type="float">
            <text:p>305237.642645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.860681704999" calcext:value-type="float">
            <text:p>283.860681704999</text:p>
          </table:table-cell>
          <table:table-cell office:value-type="float" office:value="260124" calcext:value-type="float">
            <text:p>260124</text:p>
          </table:table-cell>
          <table:table-cell office:value-type="float" office:value="268495.407892859" calcext:value-type="float">
            <text:p>268495.407892859</text:p>
          </table:table-cell>
          <table:table-cell office:value-type="float" office:value="0.103295680000883" calcext:value-type="float">
            <text:p>0.103295680000883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49828.43604935" calcext:value-type="float">
            <text:p>249828.43604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.06397236" calcext:value-type="float">
            <text:p>284.06397236</text:p>
          </table:table-cell>
          <table:table-cell office:value-type="float" office:value="311257" calcext:value-type="float">
            <text:p>311257</text:p>
          </table:table-cell>
          <table:table-cell office:value-type="float" office:value="255082.324636987" calcext:value-type="float">
            <text:p>255082.324636987</text:p>
          </table:table-cell>
          <table:table-cell office:value-type="float" office:value="0.105319222000617" calcext:value-type="float">
            <text:p>0.105319222000617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59341.412084984" calcext:value-type="float">
            <text:p>259341.412084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.269490076" calcext:value-type="float">
            <text:p>284.269490076</text:p>
          </table:table-cell>
          <table:table-cell office:value-type="float" office:value="337992" calcext:value-type="float">
            <text:p>337992</text:p>
          </table:table-cell>
          <table:table-cell office:value-type="float" office:value="287884.396465648" calcext:value-type="float">
            <text:p>287884.396465648</text:p>
          </table:table-cell>
          <table:table-cell office:value-type="float" office:value="0.104301291999946" calcext:value-type="float">
            <text:p>0.104301291999946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317461.223620892" calcext:value-type="float">
            <text:p>317461.22362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.593908113" calcext:value-type="float">
            <text:p>284.593908113</text:p>
          </table:table-cell>
          <table:table-cell office:value-type="float" office:value="269403" calcext:value-type="float">
            <text:p>269403</text:p>
          </table:table-cell>
          <table:table-cell office:value-type="float" office:value="10951.9391519934" calcext:value-type="float">
            <text:p>10951.9391519934</text:p>
          </table:table-cell>
          <table:table-cell office:value-type="float" office:value="0.421353839999938" calcext:value-type="float">
            <text:p>0.421353839999938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16597.76519169" calcext:value-type="float">
            <text:p>16597.76519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.796755460999" calcext:value-type="float">
            <text:p>284.796755460999</text:p>
          </table:table-cell>
          <table:table-cell office:value-type="float" office:value="251905" calcext:value-type="float">
            <text:p>251905</text:p>
          </table:table-cell>
          <table:table-cell office:value-type="float" office:value="254025.665322508" calcext:value-type="float">
            <text:p>254025.665322508</text:p>
          </table:table-cell>
          <table:table-cell office:value-type="float" office:value="0.101441970000451" calcext:value-type="float">
            <text:p>0.101441970000451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17423.37201495" calcext:value-type="float">
            <text:p>217423.3720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.999721311999" calcext:value-type="float">
            <text:p>284.999721311999</text:p>
          </table:table-cell>
          <table:table-cell office:value-type="float" office:value="293975" calcext:value-type="float">
            <text:p>293975</text:p>
          </table:table-cell>
          <table:table-cell office:value-type="float" office:value="261887.230903603" calcext:value-type="float">
            <text:p>261887.230903603</text:p>
          </table:table-cell>
          <table:table-cell office:value-type="float" office:value="0.101933499001461" calcext:value-type="float">
            <text:p>0.101933499001461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57274.233570046" calcext:value-type="float">
            <text:p>257274.233570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.205403034999" calcext:value-type="float">
            <text:p>285.205403034999</text:p>
          </table:table-cell>
          <table:table-cell office:value-type="float" office:value="336393" calcext:value-type="float">
            <text:p>336393</text:p>
          </table:table-cell>
          <table:table-cell office:value-type="float" office:value="256395.543266786" calcext:value-type="float">
            <text:p>256395.543266786</text:p>
          </table:table-cell>
          <table:table-cell office:value-type="float" office:value="0.115137601000242" calcext:value-type="float">
            <text:p>0.115137601000242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78334.913966174" calcext:value-type="float">
            <text:p>278334.913966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.409007987999" calcext:value-type="float">
            <text:p>285.409007987999</text:p>
          </table:table-cell>
          <table:table-cell office:value-type="float" office:value="318036" calcext:value-type="float">
            <text:p>318036</text:p>
          </table:table-cell>
          <table:table-cell office:value-type="float" office:value="261816.246112803" calcext:value-type="float">
            <text:p>261816.246112803</text:p>
          </table:table-cell>
          <table:table-cell office:value-type="float" office:value="0.110896889998912" calcext:value-type="float">
            <text:p>0.110896889998912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61129.721778923" calcext:value-type="float">
            <text:p>261129.721778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.612230843999" calcext:value-type="float">
            <text:p>285.612230843999</text:p>
          </table:table-cell>
          <table:table-cell office:value-type="float" office:value="265488" calcext:value-type="float">
            <text:p>265488</text:p>
          </table:table-cell>
          <table:table-cell office:value-type="float" office:value="301714.261850361" calcext:value-type="float">
            <text:p>301714.261850361</text:p>
          </table:table-cell>
          <table:table-cell office:value-type="float" office:value="0.105209302000731" calcext:value-type="float">
            <text:p>0.105209302000731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308516.125911657" calcext:value-type="float">
            <text:p>308516.125911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.813824471999" calcext:value-type="float">
            <text:p>285.813824471999</text:p>
          </table:table-cell>
          <table:table-cell office:value-type="float" office:value="253586" calcext:value-type="float">
            <text:p>253586</text:p>
          </table:table-cell>
          <table:table-cell office:value-type="float" office:value="281964.093868504" calcext:value-type="float">
            <text:p>281964.093868504</text:p>
          </table:table-cell>
          <table:table-cell office:value-type="float" office:value="0.101258328999393" calcext:value-type="float">
            <text:p>0.101258328999393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54712.229367963" calcext:value-type="float">
            <text:p>254712.229367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.016194054" calcext:value-type="float">
            <text:p>286.016194054</text:p>
          </table:table-cell>
          <table:table-cell office:value-type="float" office:value="298810" calcext:value-type="float">
            <text:p>298810</text:p>
          </table:table-cell>
          <table:table-cell office:value-type="float" office:value="249881.392717966" calcext:value-type="float">
            <text:p>249881.392717966</text:p>
          </table:table-cell>
          <table:table-cell office:value-type="float" office:value="0.102396808999401" calcext:value-type="float">
            <text:p>0.102396808999401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46280.290209257" calcext:value-type="float">
            <text:p>246280.290209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.217754120999" calcext:value-type="float">
            <text:p>286.217754120999</text:p>
          </table:table-cell>
          <table:table-cell office:value-type="float" office:value="337381" calcext:value-type="float">
            <text:p>337381</text:p>
          </table:table-cell>
          <table:table-cell office:value-type="float" office:value="271167.779893794" calcext:value-type="float">
            <text:p>271167.779893794</text:p>
          </table:table-cell>
          <table:table-cell office:value-type="float" office:value="0.102372649000245" calcext:value-type="float">
            <text:p>0.102372649000245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95274.350278679" calcext:value-type="float">
            <text:p>295274.3502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.420844966999" calcext:value-type="float">
            <text:p>286.420844966999</text:p>
          </table:table-cell>
          <table:table-cell office:value-type="float" office:value="314997" calcext:value-type="float">
            <text:p>314997</text:p>
          </table:table-cell>
          <table:table-cell office:value-type="float" office:value="315410.075291853" calcext:value-type="float">
            <text:p>315410.075291853</text:p>
          </table:table-cell>
          <table:table-cell office:value-type="float" office:value="0.104035231001035" calcext:value-type="float">
            <text:p>0.104035231001035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334943.313247481" calcext:value-type="float">
            <text:p>334943.313247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.623734539999" calcext:value-type="float">
            <text:p>286.623734539999</text:p>
          </table:table-cell>
          <table:table-cell office:value-type="float" office:value="263032" calcext:value-type="float">
            <text:p>263032</text:p>
          </table:table-cell>
          <table:table-cell office:value-type="float" office:value="324218.031039865" calcext:value-type="float">
            <text:p>324218.031039865</text:p>
          </table:table-cell>
          <table:table-cell office:value-type="float" office:value="0.104613151999729" calcext:value-type="float">
            <text:p>0.104613151999729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312885.198858253" calcext:value-type="float">
            <text:p>312885.198858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.825988924998" calcext:value-type="float">
            <text:p>286.825988924998</text:p>
          </table:table-cell>
          <table:table-cell office:value-type="float" office:value="255034" calcext:value-type="float">
            <text:p>255034</text:p>
          </table:table-cell>
          <table:table-cell office:value-type="float" office:value="273725.565284318" calcext:value-type="float">
            <text:p>273725.565284318</text:p>
          </table:table-cell>
          <table:table-cell office:value-type="float" office:value="0.106003062999662" calcext:value-type="float">
            <text:p>0.106003062999662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47416.119952051" calcext:value-type="float">
            <text:p>247416.11995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.034786744" calcext:value-type="float">
            <text:p>287.034786744</text:p>
          </table:table-cell>
          <table:table-cell office:value-type="float" office:value="303881" calcext:value-type="float">
            <text:p>303881</text:p>
          </table:table-cell>
          <table:table-cell office:value-type="float" office:value="245888.638059095" calcext:value-type="float">
            <text:p>245888.638059095</text:p>
          </table:table-cell>
          <table:table-cell office:value-type="float" office:value="0.112483086000793" calcext:value-type="float">
            <text:p>0.112483086000793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41839.31748241" calcext:value-type="float">
            <text:p>241839.31748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.235534247" calcext:value-type="float">
            <text:p>287.235534247</text:p>
          </table:table-cell>
          <table:table-cell office:value-type="float" office:value="338079" calcext:value-type="float">
            <text:p>338079</text:p>
          </table:table-cell>
          <table:table-cell office:value-type="float" office:value="222076.729411598" calcext:value-type="float">
            <text:p>222076.729411598</text:p>
          </table:table-cell>
          <table:table-cell office:value-type="float" office:value="0.103768117000072" calcext:value-type="float">
            <text:p>0.103768117000072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15367.352532098" calcext:value-type="float">
            <text:p>215367.352532098</text:p>
          </table:table-cell>
          <table:table-cell office:value-type="float" office:value="18976.3171461312" calcext:value-type="float">
            <text:p>18976.3171461312</text:p>
          </table:table-cell>
        </table:table-row>
        <table:table-row table:style-name="ro1">
          <table:table-cell office:value-type="float" office:value="287.437759778999" calcext:value-type="float">
            <text:p>287.437759778999</text:p>
          </table:table-cell>
          <table:table-cell office:value-type="float" office:value="310752" calcext:value-type="float">
            <text:p>310752</text:p>
          </table:table-cell>
          <table:table-cell office:value-type="float" office:value="253793.369512433" calcext:value-type="float">
            <text:p>253793.369512433</text:p>
          </table:table-cell>
          <table:table-cell office:value-type="float" office:value="0.104939919998287" calcext:value-type="float">
            <text:p>0.104939919998287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321524.053196837" calcext:value-type="float">
            <text:p>321524.05319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.639036492999" calcext:value-type="float">
            <text:p>287.639036492999</text:p>
          </table:table-cell>
          <table:table-cell office:value-type="float" office:value="260172" calcext:value-type="float">
            <text:p>260172</text:p>
          </table:table-cell>
          <table:table-cell office:value-type="float" office:value="324244.86449705" calcext:value-type="float">
            <text:p>324244.86449705</text:p>
          </table:table-cell>
          <table:table-cell office:value-type="float" office:value="0.104530742000861" calcext:value-type="float">
            <text:p>0.104530742000861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310409.432714218" calcext:value-type="float">
            <text:p>310409.432714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.842563546999" calcext:value-type="float">
            <text:p>287.842563546999</text:p>
          </table:table-cell>
          <table:table-cell office:value-type="float" office:value="257321" calcext:value-type="float">
            <text:p>257321</text:p>
          </table:table-cell>
          <table:table-cell office:value-type="float" office:value="278433.0649995" calcext:value-type="float">
            <text:p>278433.0649995</text:p>
          </table:table-cell>
          <table:table-cell office:value-type="float" office:value="0.102710433999164" calcext:value-type="float">
            <text:p>0.102710433999164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51609.733647561" calcext:value-type="float">
            <text:p>251609.733647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.0451954" calcext:value-type="float">
            <text:p>288.0451954</text:p>
          </table:table-cell>
          <table:table-cell office:value-type="float" office:value="306685" calcext:value-type="float">
            <text:p>306685</text:p>
          </table:table-cell>
          <table:table-cell office:value-type="float" office:value="252889.132634468" calcext:value-type="float">
            <text:p>252889.132634468</text:p>
          </table:table-cell>
          <table:table-cell office:value-type="float" office:value="0.103312491000906" calcext:value-type="float">
            <text:p>0.103312491000906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250838.145180586" calcext:value-type="float">
            <text:p>250838.145180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.249333731999" calcext:value-type="float">
            <text:p>288.249333731999</text:p>
          </table:table-cell>
          <table:table-cell office:value-type="float" office:value="338243" calcext:value-type="float">
            <text:p>338243</text:p>
          </table:table-cell>
          <table:table-cell office:value-type="float" office:value="278260.925840201" calcext:value-type="float">
            <text:p>278260.925840201</text:p>
          </table:table-cell>
          <table:table-cell office:value-type="float" office:value="0.101266039999246" calcext:value-type="float">
            <text:p>0.101266039999246</text:p>
          </table:table-cell>
          <table:table-cell office:value-type="float" office:value="294124.880057438" calcext:value-type="float">
            <text:p>294124.880057438</text:p>
          </table:table-cell>
          <table:table-cell office:value-type="float" office:value="305076.15652582" calcext:value-type="float">
            <text:p>305076.1565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.456373249999" calcext:value-type="float">
            <text:p>288.456373249999</text:p>
          </table:table-cell>
          <table:table-cell office:value-type="float" office:value="337460" calcext:value-type="float">
            <text:p>337460</text:p>
          </table:table-cell>
          <table:table-cell office:value-type="float" office:value="318015.958388653" calcext:value-type="float">
            <text:p>318015.958388653</text:p>
          </table:table-cell>
          <table:table-cell office:value-type="float" office:value="0.111434628999632" calcext:value-type="float">
            <text:p>0.111434628999632</text:p>
          </table:table-cell>
          <table:table-cell office:value-type="float" office:value="323889.341063963" calcext:value-type="float">
            <text:p>323889.341063963</text:p>
          </table:table-cell>
          <table:table-cell office:value-type="float" office:value="333597.083763434" calcext:value-type="float">
            <text:p>333597.083763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.659225357" calcext:value-type="float">
            <text:p>288.659225357</text:p>
          </table:table-cell>
          <table:table-cell office:value-type="float" office:value="283278" calcext:value-type="float">
            <text:p>283278</text:p>
          </table:table-cell>
          <table:table-cell office:value-type="float" office:value="263200.774568121" calcext:value-type="float">
            <text:p>263200.774568121</text:p>
          </table:table-cell>
          <table:table-cell office:value-type="float" office:value="0.124613725000017" calcext:value-type="float">
            <text:p>0.124613725000017</text:p>
          </table:table-cell>
          <table:table-cell office:value-type="float" office:value="323889.341063963" calcext:value-type="float">
            <text:p>323889.341063963</text:p>
          </table:table-cell>
          <table:table-cell office:value-type="float" office:value="252264.875036187" calcext:value-type="float">
            <text:p>252264.875036187</text:p>
          </table:table-cell>
          <table:table-cell office:value-type="float" office:value="41233.9104434877" calcext:value-type="float">
            <text:p>41233.9104434877</text:p>
          </table:table-cell>
        </table:table-row>
        <table:table-row table:style-name="ro1">
          <table:table-cell office:value-type="float" office:value="288.859647514999" calcext:value-type="float">
            <text:p>288.859647514999</text:p>
          </table:table-cell>
          <table:table-cell office:value-type="float" office:value="283424" calcext:value-type="float">
            <text:p>283424</text:p>
          </table:table-cell>
          <table:table-cell office:value-type="float" office:value="245093.253884805" calcext:value-type="float">
            <text:p>245093.253884805</text:p>
          </table:table-cell>
          <table:table-cell office:value-type="float" office:value="0.103345139999874" calcext:value-type="float">
            <text:p>0.103345139999874</text:p>
          </table:table-cell>
          <table:table-cell office:value-type="float" office:value="320650.447653323" calcext:value-type="float">
            <text:p>320650.447653323</text:p>
          </table:table-cell>
          <table:table-cell office:value-type="float" office:value="275980.588271135" calcext:value-type="float">
            <text:p>275980.588271135</text:p>
          </table:table-cell>
          <table:table-cell office:value-type="float" office:value="6075.49973996356" calcext:value-type="float">
            <text:p>6075.49973996356</text:p>
          </table:table-cell>
        </table:table-row>
        <table:table-row table:style-name="ro1">
          <table:table-cell office:value-type="float" office:value="289.061970683999" calcext:value-type="float">
            <text:p>289.061970683999</text:p>
          </table:table-cell>
          <table:table-cell office:value-type="float" office:value="335332" calcext:value-type="float">
            <text:p>335332</text:p>
          </table:table-cell>
          <table:table-cell office:value-type="float" office:value="278410.880699118" calcext:value-type="float">
            <text:p>278410.880699118</text:p>
          </table:table-cell>
          <table:table-cell office:value-type="float" office:value="0.102422153999214" calcext:value-type="float">
            <text:p>0.102422153999214</text:p>
          </table:table-cell>
          <table:table-cell office:value-type="float" office:value="317443.94317679" calcext:value-type="float">
            <text:p>317443.94317679</text:p>
          </table:table-cell>
          <table:table-cell office:value-type="float" office:value="286917.228059055" calcext:value-type="float">
            <text:p>286917.228059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.265233590999" calcext:value-type="float">
            <text:p>289.265233590999</text:p>
          </table:table-cell>
          <table:table-cell office:value-type="float" office:value="361219" calcext:value-type="float">
            <text:p>361219</text:p>
          </table:table-cell>
          <table:table-cell office:value-type="float" office:value="309649.271788891" calcext:value-type="float">
            <text:p>309649.271788891</text:p>
          </table:table-cell>
          <table:table-cell office:value-type="float" office:value="0.103690689000359" calcext:value-type="float">
            <text:p>0.103690689000359</text:p>
          </table:table-cell>
          <table:table-cell office:value-type="float" office:value="314269.503745022" calcext:value-type="float">
            <text:p>314269.503745022</text:p>
          </table:table-cell>
          <table:table-cell office:value-type="float" office:value="335324.263570298" calcext:value-type="float">
            <text:p>335324.263570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.467374696" calcext:value-type="float">
            <text:p>289.467374696</text:p>
          </table:table-cell>
          <table:table-cell office:value-type="float" office:value="320642" calcext:value-type="float">
            <text:p>320642</text:p>
          </table:table-cell>
          <table:table-cell office:value-type="float" office:value="348431.6334576" calcext:value-type="float">
            <text:p>348431.6334576</text:p>
          </table:table-cell>
          <table:table-cell office:value-type="float" office:value="0.102948145000482" calcext:value-type="float">
            <text:p>0.102948145000482</text:p>
          </table:table-cell>
          <table:table-cell office:value-type="float" office:value="311126.808707572" calcext:value-type="float">
            <text:p>311126.808707572</text:p>
          </table:table-cell>
          <table:table-cell office:value-type="float" office:value="350602.271024984" calcext:value-type="float">
            <text:p>350602.271024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.670933489" calcext:value-type="float">
            <text:p>289.670933489</text:p>
          </table:table-cell>
          <table:table-cell office:value-type="float" office:value="267298" calcext:value-type="float">
            <text:p>267298</text:p>
          </table:table-cell>
          <table:table-cell office:value-type="float" office:value="331879.699219724" calcext:value-type="float">
            <text:p>331879.699219724</text:p>
          </table:table-cell>
          <table:table-cell office:value-type="float" office:value="0.102956504000758" calcext:value-type="float">
            <text:p>0.102956504000758</text:p>
          </table:table-cell>
          <table:table-cell office:value-type="float" office:value="308015.540620496" calcext:value-type="float">
            <text:p>308015.540620496</text:p>
          </table:table-cell>
          <table:table-cell office:value-type="float" office:value="314372.319894455" calcext:value-type="float">
            <text:p>314372.319894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.872883660999" calcext:value-type="float">
            <text:p>289.872883660999</text:p>
          </table:table-cell>
          <table:table-cell office:value-type="float" office:value="272313" calcext:value-type="float">
            <text:p>272313</text:p>
          </table:table-cell>
          <table:table-cell office:value-type="float" office:value="285270.485319474" calcext:value-type="float">
            <text:p>285270.485319474</text:p>
          </table:table-cell>
          <table:table-cell office:value-type="float" office:value="0.103777700000137" calcext:value-type="float">
            <text:p>0.103777700000137</text:p>
          </table:table-cell>
          <table:table-cell office:value-type="float" office:value="304935.385214291" calcext:value-type="float">
            <text:p>304935.385214291</text:p>
          </table:table-cell>
          <table:table-cell office:value-type="float" office:value="257653.21089088" calcext:value-type="float">
            <text:p>257653.21089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.075141550999" calcext:value-type="float">
            <text:p>290.075141550999</text:p>
          </table:table-cell>
          <table:table-cell office:value-type="float" office:value="322667" calcext:value-type="float">
            <text:p>322667</text:p>
          </table:table-cell>
          <table:table-cell office:value-type="float" office:value="261677.01699025" calcext:value-type="float">
            <text:p>261677.01699025</text:p>
          </table:table-cell>
          <table:table-cell office:value-type="float" office:value="0.102149070000451" calcext:value-type="float">
            <text:p>0.102149070000451</text:p>
          </table:table-cell>
          <table:table-cell office:value-type="float" office:value="301886.031362148" calcext:value-type="float">
            <text:p>301886.031362148</text:p>
          </table:table-cell>
          <table:table-cell office:value-type="float" office:value="262393.474223245" calcext:value-type="float">
            <text:p>262393.474223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.285530481" calcext:value-type="float">
            <text:p>290.285530481</text:p>
          </table:table-cell>
          <table:table-cell office:value-type="float" office:value="342538" calcext:value-type="float">
            <text:p>342538</text:p>
          </table:table-cell>
          <table:table-cell office:value-type="float" office:value="207686.521434453" calcext:value-type="float">
            <text:p>207686.521434453</text:p>
          </table:table-cell>
          <table:table-cell office:value-type="float" office:value="0.155364557000212" calcext:value-type="float">
            <text:p>0.155364557000212</text:p>
          </table:table-cell>
          <table:table-cell office:value-type="float" office:value="298867.171048527" calcext:value-type="float">
            <text:p>298867.171048527</text:p>
          </table:table-cell>
          <table:table-cell office:value-type="float" office:value="235612.657285045" calcext:value-type="float">
            <text:p>235612.65728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.488906352999" calcext:value-type="float">
            <text:p>290.488906352999</text:p>
          </table:table-cell>
          <table:table-cell office:value-type="float" office:value="298763" calcext:value-type="float">
            <text:p>298763</text:p>
          </table:table-cell>
          <table:table-cell office:value-type="float" office:value="280981.868525506" calcext:value-type="float">
            <text:p>280981.868525506</text:p>
          </table:table-cell>
          <table:table-cell office:value-type="float" office:value="0.104279912000493" calcext:value-type="float">
            <text:p>0.104279912000493</text:p>
          </table:table-cell>
          <table:table-cell office:value-type="float" office:value="295878.499338041" calcext:value-type="float">
            <text:p>295878.499338041</text:p>
          </table:table-cell>
          <table:table-cell office:value-type="float" office:value="295296.329609598" calcext:value-type="float">
            <text:p>295296.329609598</text:p>
          </table:table-cell>
          <table:table-cell office:value-type="float" office:value="4253.17367996831" calcext:value-type="float">
            <text:p>4253.17367996831</text:p>
          </table:table-cell>
        </table:table-row>
        <table:table-row table:style-name="ro1">
          <table:table-cell office:value-type="float" office:value="290.691718524" calcext:value-type="float">
            <text:p>290.691718524</text:p>
          </table:table-cell>
          <table:table-cell office:value-type="float" office:value="251840" calcext:value-type="float">
            <text:p>251840</text:p>
          </table:table-cell>
          <table:table-cell office:value-type="float" office:value="318026.504947828" calcext:value-type="float">
            <text:p>318026.504947828</text:p>
          </table:table-cell>
          <table:table-cell office:value-type="float" office:value="0.102265502000591" calcext:value-type="float">
            <text:p>0.102265502000591</text:p>
          </table:table-cell>
          <table:table-cell office:value-type="float" office:value="292919.714344661" calcext:value-type="float">
            <text:p>292919.714344661</text:p>
          </table:table-cell>
          <table:table-cell office:value-type="float" office:value="295861.900442994" calcext:value-type="float">
            <text:p>295861.90044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.895861293999" calcext:value-type="float">
            <text:p>290.895861293999</text:p>
          </table:table-cell>
          <table:table-cell office:value-type="float" office:value="263366" calcext:value-type="float">
            <text:p>263366</text:p>
          </table:table-cell>
          <table:table-cell office:value-type="float" office:value="266362.596661015" calcext:value-type="float">
            <text:p>266362.596661015</text:p>
          </table:table-cell>
          <table:table-cell office:value-type="float" office:value="0.103713512000468" calcext:value-type="float">
            <text:p>0.103713512000468</text:p>
          </table:table-cell>
          <table:table-cell office:value-type="float" office:value="289990.517201214" calcext:value-type="float">
            <text:p>289990.517201214</text:p>
          </table:table-cell>
          <table:table-cell office:value-type="float" office:value="243819.257166584" calcext:value-type="float">
            <text:p>243819.257166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.100191116999" calcext:value-type="float">
            <text:p>291.100191116999</text:p>
          </table:table-cell>
          <table:table-cell office:value-type="float" office:value="312333" calcext:value-type="float">
            <text:p>312333</text:p>
          </table:table-cell>
          <table:table-cell office:value-type="float" office:value="253573.202139311" calcext:value-type="float">
            <text:p>253573.202139311</text:p>
          </table:table-cell>
          <table:table-cell office:value-type="float" office:value="0.101904795999872" calcext:value-type="float">
            <text:p>0.101904795999872</text:p>
          </table:table-cell>
          <table:table-cell office:value-type="float" office:value="287090.612029202" calcext:value-type="float">
            <text:p>287090.612029202</text:p>
          </table:table-cell>
          <table:table-cell office:value-type="float" office:value="263054.74146444" calcext:value-type="float">
            <text:p>263054.74146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.304163063" calcext:value-type="float">
            <text:p>291.304163063</text:p>
          </table:table-cell>
          <table:table-cell office:value-type="float" office:value="324512" calcext:value-type="float">
            <text:p>324512</text:p>
          </table:table-cell>
          <table:table-cell office:value-type="float" office:value="287848.212367654" calcext:value-type="float">
            <text:p>287848.212367654</text:p>
          </table:table-cell>
          <table:table-cell office:value-type="float" office:value="0.105795483999827" calcext:value-type="float">
            <text:p>0.105795483999827</text:p>
          </table:table-cell>
          <table:table-cell office:value-type="float" office:value="284219.70590891" calcext:value-type="float">
            <text:p>284219.70590891</text:p>
          </table:table-cell>
          <table:table-cell office:value-type="float" office:value="313947.508856659" calcext:value-type="float">
            <text:p>313947.508856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.505360493999" calcext:value-type="float">
            <text:p>291.505360493999</text:p>
          </table:table-cell>
          <table:table-cell office:value-type="float" office:value="279949" calcext:value-type="float">
            <text:p>279949</text:p>
          </table:table-cell>
          <table:table-cell office:value-type="float" office:value="316393.223960656" calcext:value-type="float">
            <text:p>316393.223960656</text:p>
          </table:table-cell>
          <table:table-cell office:value-type="float" office:value="0.102507399000388" calcext:value-type="float">
            <text:p>0.102507399000388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313947.508856659" calcext:value-type="float">
            <text:p>313947.508856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.708485793999" calcext:value-type="float">
            <text:p>291.708485793999</text:p>
          </table:table-cell>
          <table:table-cell office:value-type="float" office:value="240552" calcext:value-type="float">
            <text:p>240552</text:p>
          </table:table-cell>
          <table:table-cell office:value-type="float" office:value="300650.229162401" calcext:value-type="float">
            <text:p>300650.229162401</text:p>
          </table:table-cell>
          <table:table-cell office:value-type="float" office:value="0.101331054998809" calcext:value-type="float">
            <text:p>0.101331054998809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280390.027145687" calcext:value-type="float">
            <text:p>280390.027145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.910916733999" calcext:value-type="float">
            <text:p>291.910916733999</text:p>
          </table:table-cell>
          <table:table-cell office:value-type="float" office:value="259116" calcext:value-type="float">
            <text:p>259116</text:p>
          </table:table-cell>
          <table:table-cell office:value-type="float" office:value="256469.914380637" calcext:value-type="float">
            <text:p>256469.914380637</text:p>
          </table:table-cell>
          <table:table-cell office:value-type="float" office:value="0.101285235001342" calcext:value-type="float">
            <text:p>0.101285235001342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231504.767932608" calcext:value-type="float">
            <text:p>231504.76793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.123208808" calcext:value-type="float">
            <text:p>292.123208808</text:p>
          </table:table-cell>
          <table:table-cell office:value-type="float" office:value="311024" calcext:value-type="float">
            <text:p>311024</text:p>
          </table:table-cell>
          <table:table-cell office:value-type="float" office:value="223976.084106068" calcext:value-type="float">
            <text:p>223976.084106068</text:p>
          </table:table-cell>
          <table:table-cell office:value-type="float" office:value="0.121011608000117" calcext:value-type="float">
            <text:p>0.121011608000117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238245.523271" calcext:value-type="float">
            <text:p>238245.523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.327048124" calcext:value-type="float">
            <text:p>292.327048124</text:p>
          </table:table-cell>
          <table:table-cell office:value-type="float" office:value="318643" calcext:value-type="float">
            <text:p>318643</text:p>
          </table:table-cell>
          <table:table-cell office:value-type="float" office:value="239509.195207673" calcext:value-type="float">
            <text:p>239509.195207673</text:p>
          </table:table-cell>
          <table:table-cell office:value-type="float" office:value="0.103022140001485" calcext:value-type="float">
            <text:p>0.103022140001485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266898.748456736" calcext:value-type="float">
            <text:p>266898.748456736</text:p>
          </table:table-cell>
          <table:table-cell office:value-type="float" office:value="4861.69128006441" calcext:value-type="float">
            <text:p>4861.69128006441</text:p>
          </table:table-cell>
        </table:table-row>
        <table:table-row table:style-name="ro1">
          <table:table-cell office:value-type="float" office:value="292.530491402" calcext:value-type="float">
            <text:p>292.530491402</text:p>
          </table:table-cell>
          <table:table-cell office:value-type="float" office:value="273146" calcext:value-type="float">
            <text:p>273146</text:p>
          </table:table-cell>
          <table:table-cell office:value-type="float" office:value="301142.779984513" calcext:value-type="float">
            <text:p>301142.779984513</text:p>
          </table:table-cell>
          <table:table-cell office:value-type="float" office:value="0.104131811998741" calcext:value-type="float">
            <text:p>0.104131811998741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308760.948935138" calcext:value-type="float">
            <text:p>308760.948935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.733016020999" calcext:value-type="float">
            <text:p>292.733016020999</text:p>
          </table:table-cell>
          <table:table-cell office:value-type="float" office:value="239390" calcext:value-type="float">
            <text:p>239390</text:p>
          </table:table-cell>
          <table:table-cell office:value-type="float" office:value="289366.345710907" calcext:value-type="float">
            <text:p>289366.345710907</text:p>
          </table:table-cell>
          <table:table-cell office:value-type="float" office:value="0.103452228999231" calcext:value-type="float">
            <text:p>0.103452228999231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266325.474026628" calcext:value-type="float">
            <text:p>266325.474026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.935686940999" calcext:value-type="float">
            <text:p>292.935686940999</text:p>
          </table:table-cell>
          <table:table-cell office:value-type="float" office:value="264768" calcext:value-type="float">
            <text:p>264768</text:p>
          </table:table-cell>
          <table:table-cell office:value-type="float" office:value="246799.70642307" calcext:value-type="float">
            <text:p>246799.70642307</text:p>
          </table:table-cell>
          <table:table-cell office:value-type="float" office:value="0.103616393000266" calcext:value-type="float">
            <text:p>0.103616393000266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228489.361639527" calcext:value-type="float">
            <text:p>228489.361639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.137527728999" calcext:value-type="float">
            <text:p>293.137527728999</text:p>
          </table:table-cell>
          <table:table-cell office:value-type="float" office:value="313416" calcext:value-type="float">
            <text:p>313416</text:p>
          </table:table-cell>
          <table:table-cell office:value-type="float" office:value="247418.559208928" calcext:value-type="float">
            <text:p>247418.559208928</text:p>
          </table:table-cell>
          <table:table-cell office:value-type="float" office:value="0.102251385000272" calcext:value-type="float">
            <text:p>0.102251385000272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264524.622548304" calcext:value-type="float">
            <text:p>264524.622548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.342039641" calcext:value-type="float">
            <text:p>293.342039641</text:p>
          </table:table-cell>
          <table:table-cell office:value-type="float" office:value="316891" calcext:value-type="float">
            <text:p>316891</text:p>
          </table:table-cell>
          <table:table-cell office:value-type="float" office:value="287945.820290013" calcext:value-type="float">
            <text:p>287945.820290013</text:p>
          </table:table-cell>
          <table:table-cell office:value-type="float" office:value="0.10441758900015" calcext:value-type="float">
            <text:p>0.10441758900015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311303.714759847" calcext:value-type="float">
            <text:p>311303.714759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.543763726" calcext:value-type="float">
            <text:p>293.543763726</text:p>
          </table:table-cell>
          <table:table-cell office:value-type="float" office:value="269755" calcext:value-type="float">
            <text:p>269755</text:p>
          </table:table-cell>
          <table:table-cell office:value-type="float" office:value="312519.137579863" calcext:value-type="float">
            <text:p>312519.137579863</text:p>
          </table:table-cell>
          <table:table-cell office:value-type="float" office:value="0.103651413999614" calcext:value-type="float">
            <text:p>0.103651413999614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312519.137579863" calcext:value-type="float">
            <text:p>312519.13757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.071840062999" calcext:value-type="float">
            <text:p>294.071840062999</text:p>
          </table:table-cell>
          <table:table-cell office:value-type="float" office:value="299968" calcext:value-type="float">
            <text:p>299968</text:p>
          </table:table-cell>
          <table:table-cell office:value-type="float" office:value="177264.354037598" calcext:value-type="float">
            <text:p>177264.354037598</text:p>
          </table:table-cell>
          <table:table-cell office:value-type="float" office:value="0.502050055998552" calcext:value-type="float">
            <text:p>0.502050055998552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153393.449852482" calcext:value-type="float">
            <text:p>153393.44985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.274621131999" calcext:value-type="float">
            <text:p>294.274621131999</text:p>
          </table:table-cell>
          <table:table-cell office:value-type="float" office:value="323049" calcext:value-type="float">
            <text:p>323049</text:p>
          </table:table-cell>
          <table:table-cell office:value-type="float" office:value="193132.711805259" calcext:value-type="float">
            <text:p>193132.711805259</text:p>
          </table:table-cell>
          <table:table-cell office:value-type="float" office:value="0.10258928300027" calcext:value-type="float">
            <text:p>0.10258928300027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239800.896684477" calcext:value-type="float">
            <text:p>239800.896684477</text:p>
          </table:table-cell>
          <table:table-cell office:value-type="float" office:value="31367.5308537405" calcext:value-type="float">
            <text:p>31367.5308537405</text:p>
          </table:table-cell>
        </table:table-row>
        <table:table-row table:style-name="ro1">
          <table:table-cell office:value-type="float" office:value="294.477819409" calcext:value-type="float">
            <text:p>294.477819409</text:p>
          </table:table-cell>
          <table:table-cell office:value-type="float" office:value="287055" calcext:value-type="float">
            <text:p>287055</text:p>
          </table:table-cell>
          <table:table-cell office:value-type="float" office:value="311882.053451704" calcext:value-type="float">
            <text:p>311882.053451704</text:p>
          </table:table-cell>
          <table:table-cell office:value-type="float" office:value="0.103099502999612" calcext:value-type="float">
            <text:p>0.103099502999612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323570.875997034" calcext:value-type="float">
            <text:p>323570.875997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.680675559999" calcext:value-type="float">
            <text:p>294.680675559999</text:p>
          </table:table-cell>
          <table:table-cell office:value-type="float" office:value="243029" calcext:value-type="float">
            <text:p>243029</text:p>
          </table:table-cell>
          <table:table-cell office:value-type="float" office:value="300464.675336179" calcext:value-type="float">
            <text:p>300464.675336179</text:p>
          </table:table-cell>
          <table:table-cell office:value-type="float" office:value="0.102475272000447" calcext:value-type="float">
            <text:p>0.102475272000447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282236.371592988" calcext:value-type="float">
            <text:p>282236.371592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.884593183" calcext:value-type="float">
            <text:p>294.884593183</text:p>
          </table:table-cell>
          <table:table-cell office:value-type="float" office:value="253291" calcext:value-type="float">
            <text:p>253291</text:p>
          </table:table-cell>
          <table:table-cell office:value-type="float" office:value="255078.761532079" calcext:value-type="float">
            <text:p>255078.761532079</text:p>
          </table:table-cell>
          <table:table-cell office:value-type="float" office:value="0.103125686000567" calcext:value-type="float">
            <text:p>0.103125686000567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233998.26557125" calcext:value-type="float">
            <text:p>233998.26557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.089436135999" calcext:value-type="float">
            <text:p>295.089436135999</text:p>
          </table:table-cell>
          <table:table-cell office:value-type="float" office:value="303395" calcext:value-type="float">
            <text:p>303395</text:p>
          </table:table-cell>
          <table:table-cell office:value-type="float" office:value="247703.170719282" calcext:value-type="float">
            <text:p>247703.170719282</text:p>
          </table:table-cell>
          <table:table-cell office:value-type="float" office:value="0.103049174000262" calcext:value-type="float">
            <text:p>0.103049174000262</text:p>
          </table:table-cell>
          <table:table-cell office:value-type="float" office:value="281377.508849821" calcext:value-type="float">
            <text:p>281377.508849821</text:p>
          </table:table-cell>
          <table:table-cell office:value-type="float" office:value="254723.250357225" calcext:value-type="float">
            <text:p>254723.250357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.292737846999" calcext:value-type="float">
            <text:p>295.292737846999</text:p>
          </table:table-cell>
          <table:table-cell office:value-type="float" office:value="355115" calcext:value-type="float">
            <text:p>355115</text:p>
          </table:table-cell>
          <table:table-cell office:value-type="float" office:value="277058.67037972" calcext:value-type="float">
            <text:p>277058.67037972</text:p>
          </table:table-cell>
          <table:table-cell office:value-type="float" office:value="0.10461901599956" calcext:value-type="float">
            <text:p>0.10461901599956</text:p>
          </table:table-cell>
          <table:table-cell office:value-type="float" office:value="310082.951233646" calcext:value-type="float">
            <text:p>310082.951233646</text:p>
          </table:table-cell>
          <table:table-cell office:value-type="float" office:value="309725.184372351" calcext:value-type="float">
            <text:p>309725.18437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.494250672" calcext:value-type="float">
            <text:p>295.494250672</text:p>
          </table:table-cell>
          <table:table-cell office:value-type="float" office:value="311753" calcext:value-type="float">
            <text:p>311753</text:p>
          </table:table-cell>
          <table:table-cell office:value-type="float" office:value="241114.566182444" calcext:value-type="float">
            <text:p>241114.566182444</text:p>
          </table:table-cell>
          <table:table-cell office:value-type="float" office:value="0.111766420001004" calcext:value-type="float">
            <text:p>0.111766420001004</text:p>
          </table:table-cell>
          <table:table-cell office:value-type="float" office:value="310082.951233646" calcext:value-type="float">
            <text:p>310082.951233646</text:p>
          </table:table-cell>
          <table:table-cell office:value-type="float" office:value="256975.833983654" calcext:value-type="float">
            <text:p>256975.83398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.696747517999" calcext:value-type="float">
            <text:p>295.696747517999</text:p>
          </table:table-cell>
          <table:table-cell office:value-type="float" office:value="266172" calcext:value-type="float">
            <text:p>266172</text:p>
          </table:table-cell>
          <table:table-cell office:value-type="float" office:value="91943.422878395" calcext:value-type="float">
            <text:p>91943.422878395</text:p>
          </table:table-cell>
          <table:table-cell office:value-type="float" office:value="0.102350850000221" calcext:value-type="float">
            <text:p>0.102350850000221</text:p>
          </table:table-cell>
          <table:table-cell office:value-type="float" office:value="310082.951233646" calcext:value-type="float">
            <text:p>310082.951233646</text:p>
          </table:table-cell>
          <table:table-cell office:value-type="float" office:value="104213.589078428" calcext:value-type="float">
            <text:p>104213.589078428</text:p>
          </table:table-cell>
          <table:table-cell office:value-type="float" office:value="124498.730091707" calcext:value-type="float">
            <text:p>124498.730091707</text:p>
          </table:table-cell>
        </table:table-row>
        <table:table-row table:style-name="ro1">
          <table:table-cell office:value-type="float" office:value="295.908557384999" calcext:value-type="float">
            <text:p>295.908557384999</text:p>
          </table:table-cell>
          <table:table-cell office:value-type="float" office:value="282137" calcext:value-type="float">
            <text:p>282137</text:p>
          </table:table-cell>
          <table:table-cell office:value-type="float" office:value="164303.660501538" calcext:value-type="float">
            <text:p>164303.660501538</text:p>
          </table:table-cell>
          <table:table-cell office:value-type="float" office:value="0.110845463999794" calcext:value-type="float">
            <text:p>0.110845463999794</text:p>
          </table:table-cell>
          <table:table-cell office:value-type="float" office:value="306982.121721309" calcext:value-type="float">
            <text:p>306982.121721309</text:p>
          </table:table-cell>
          <table:table-cell office:value-type="float" office:value="231059.499712816" calcext:value-type="float">
            <text:p>231059.49971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.111517710999" calcext:value-type="float">
            <text:p>296.111517710999</text:p>
          </table:table-cell>
          <table:table-cell office:value-type="float" office:value="333466" calcext:value-type="float">
            <text:p>333466</text:p>
          </table:table-cell>
          <table:table-cell office:value-type="float" office:value="250994.940989394" calcext:value-type="float">
            <text:p>250994.940989394</text:p>
          </table:table-cell>
          <table:table-cell office:value-type="float" office:value="0.122756725999352" calcext:value-type="float">
            <text:p>0.122756725999352</text:p>
          </table:table-cell>
          <table:table-cell office:value-type="float" office:value="303912.300504096" calcext:value-type="float">
            <text:p>303912.300504096</text:p>
          </table:table-cell>
          <table:table-cell office:value-type="float" office:value="240138.40018699" calcext:value-type="float">
            <text:p>240138.40018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.313898155999" calcext:value-type="float">
            <text:p>296.313898155999</text:p>
          </table:table-cell>
          <table:table-cell office:value-type="float" office:value="342332" calcext:value-type="float">
            <text:p>342332</text:p>
          </table:table-cell>
          <table:table-cell office:value-type="float" office:value="287123.42285154" calcext:value-type="float">
            <text:p>287123.42285154</text:p>
          </table:table-cell>
          <table:table-cell office:value-type="float" office:value="0.103286149998894" calcext:value-type="float">
            <text:p>0.103286149998894</text:p>
          </table:table-cell>
          <table:table-cell office:value-type="float" office:value="300873.177499055" calcext:value-type="float">
            <text:p>300873.177499055</text:p>
          </table:table-cell>
          <table:table-cell office:value-type="float" office:value="332384.487164986" calcext:value-type="float">
            <text:p>332384.487164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.517252199999" calcext:value-type="float">
            <text:p>296.517252199999</text:p>
          </table:table-cell>
          <table:table-cell office:value-type="float" office:value="292825" calcext:value-type="float">
            <text:p>292825</text:p>
          </table:table-cell>
          <table:table-cell office:value-type="float" office:value="336917.291062048" calcext:value-type="float">
            <text:p>336917.291062048</text:p>
          </table:table-cell>
          <table:table-cell office:value-type="float" office:value="0.101359021000462" calcext:value-type="float">
            <text:p>0.101359021000462</text:p>
          </table:table-cell>
          <table:table-cell office:value-type="float" office:value="297864.445724065" calcext:value-type="float">
            <text:p>297864.445724065</text:p>
          </table:table-cell>
          <table:table-cell office:value-type="float" office:value="341450.09495911" calcext:value-type="float">
            <text:p>341450.09495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.720558253999" calcext:value-type="float">
            <text:p>296.720558253999</text:p>
          </table:table-cell>
          <table:table-cell office:value-type="float" office:value="251407" calcext:value-type="float">
            <text:p>251407</text:p>
          </table:table-cell>
          <table:table-cell office:value-type="float" office:value="316726.035763075" calcext:value-type="float">
            <text:p>316726.035763075</text:p>
          </table:table-cell>
          <table:table-cell office:value-type="float" office:value="0.104610667000088" calcext:value-type="float">
            <text:p>0.104610667000088</text:p>
          </table:table-cell>
          <table:table-cell office:value-type="float" office:value="294885.801266824" calcext:value-type="float">
            <text:p>294885.801266824</text:p>
          </table:table-cell>
          <table:table-cell office:value-type="float" office:value="288374.468547018" calcext:value-type="float">
            <text:p>288374.468547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.924781512" calcext:value-type="float">
            <text:p>296.924781512</text:p>
          </table:table-cell>
          <table:table-cell office:value-type="float" office:value="271683" calcext:value-type="float">
            <text:p>271683</text:p>
          </table:table-cell>
          <table:table-cell office:value-type="float" office:value="261894.479231624" calcext:value-type="float">
            <text:p>261894.479231624</text:p>
          </table:table-cell>
          <table:table-cell office:value-type="float" office:value="0.105905054999312" calcext:value-type="float">
            <text:p>0.105905054999312</text:p>
          </table:table-cell>
          <table:table-cell office:value-type="float" office:value="291936.943254156" calcext:value-type="float">
            <text:p>291936.943254156</text:p>
          </table:table-cell>
          <table:table-cell office:value-type="float" office:value="248810.043210675" calcext:value-type="float">
            <text:p>248810.043210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.128371592999" calcext:value-type="float">
            <text:p>297.128371592999</text:p>
          </table:table-cell>
          <table:table-cell office:value-type="float" office:value="320104" calcext:value-type="float">
            <text:p>320104</text:p>
          </table:table-cell>
          <table:table-cell office:value-type="float" office:value="260234.218467637" calcext:value-type="float">
            <text:p>260234.218467637</text:p>
          </table:table-cell>
          <table:table-cell office:value-type="float" office:value="0.105017666999629" calcext:value-type="float">
            <text:p>0.105017666999629</text:p>
          </table:table-cell>
          <table:table-cell office:value-type="float" office:value="289017.573821614" calcext:value-type="float">
            <text:p>289017.573821614</text:p>
          </table:table-cell>
          <table:table-cell office:value-type="float" office:value="271118.150142667" calcext:value-type="float">
            <text:p>271118.15014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.330568194999" calcext:value-type="float">
            <text:p>297.330568194999</text:p>
          </table:table-cell>
          <table:table-cell office:value-type="float" office:value="323721" calcext:value-type="float">
            <text:p>323721</text:p>
          </table:table-cell>
          <table:table-cell office:value-type="float" office:value="297482.138299993" calcext:value-type="float">
            <text:p>297482.138299993</text:p>
          </table:table-cell>
          <table:table-cell office:value-type="float" office:value="0.102325242000006" calcext:value-type="float">
            <text:p>0.102325242000006</text:p>
          </table:table-cell>
          <table:table-cell office:value-type="float" office:value="286127.398083398" calcext:value-type="float">
            <text:p>286127.398083398</text:p>
          </table:table-cell>
          <table:table-cell office:value-type="float" office:value="318372.739323295" calcext:value-type="float">
            <text:p>318372.739323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.544707051999" calcext:value-type="float">
            <text:p>297.544707051999</text:p>
          </table:table-cell>
          <table:table-cell office:value-type="float" office:value="271297" calcext:value-type="float">
            <text:p>271297</text:p>
          </table:table-cell>
          <table:table-cell office:value-type="float" office:value="301961.193438004" calcext:value-type="float">
            <text:p>301961.193438004</text:p>
          </table:table-cell>
          <table:table-cell office:value-type="float" office:value="0.119647954999891" calcext:value-type="float">
            <text:p>0.119647954999891</text:p>
          </table:table-cell>
          <table:table-cell office:value-type="float" office:value="283266.124102564" calcext:value-type="float">
            <text:p>283266.124102564</text:p>
          </table:table-cell>
          <table:table-cell office:value-type="float" office:value="301969.808954789" calcext:value-type="float">
            <text:p>301969.808954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.747025666999" calcext:value-type="float">
            <text:p>297.747025666999</text:p>
          </table:table-cell>
          <table:table-cell office:value-type="float" office:value="238372" calcext:value-type="float">
            <text:p>238372</text:p>
          </table:table-cell>
          <table:table-cell office:value-type="float" office:value="266279.270480105" calcext:value-type="float">
            <text:p>266279.270480105</text:p>
          </table:table-cell>
          <table:table-cell office:value-type="float" office:value="0.1036625680008" calcext:value-type="float">
            <text:p>0.1036625680008</text:p>
          </table:table-cell>
          <table:table-cell office:value-type="float" office:value="280433.462861538" calcext:value-type="float">
            <text:p>280433.462861538</text:p>
          </table:table-cell>
          <table:table-cell office:value-type="float" office:value="217350.737067656" calcext:value-type="float">
            <text:p>217350.737067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.950847340999" calcext:value-type="float">
            <text:p>297.950847340999</text:p>
          </table:table-cell>
          <table:table-cell office:value-type="float" office:value="265156" calcext:value-type="float">
            <text:p>265156</text:p>
          </table:table-cell>
          <table:table-cell office:value-type="float" office:value="226815.135653574" calcext:value-type="float">
            <text:p>226815.135653574</text:p>
          </table:table-cell>
          <table:table-cell office:value-type="float" office:value="0.101566965999154" calcext:value-type="float">
            <text:p>0.101566965999154</text:p>
          </table:table-cell>
          <table:table-cell office:value-type="float" office:value="277629.128232923" calcext:value-type="float">
            <text:p>277629.128232923</text:p>
          </table:table-cell>
          <table:table-cell office:value-type="float" office:value="232489.21364918" calcext:value-type="float">
            <text:p>232489.2136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.153972995" calcext:value-type="float">
            <text:p>298.153972995</text:p>
          </table:table-cell>
          <table:table-cell office:value-type="float" office:value="308909" calcext:value-type="float">
            <text:p>308909</text:p>
          </table:table-cell>
          <table:table-cell office:value-type="float" office:value="251536.600875587" calcext:value-type="float">
            <text:p>251536.600875587</text:p>
          </table:table-cell>
          <table:table-cell office:value-type="float" office:value="0.102315352000005" calcext:value-type="float">
            <text:p>0.102315352000005</text:p>
          </table:table-cell>
          <table:table-cell office:value-type="float" office:value="274852.836950594" calcext:value-type="float">
            <text:p>274852.836950594</text:p>
          </table:table-cell>
          <table:table-cell office:value-type="float" office:value="265110.600967969" calcext:value-type="float">
            <text:p>265110.600967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.356756251" calcext:value-type="float">
            <text:p>298.356756251</text:p>
          </table:table-cell>
          <table:table-cell office:value-type="float" office:value="303958" calcext:value-type="float">
            <text:p>303958</text:p>
          </table:table-cell>
          <table:table-cell office:value-type="float" office:value="284851.790693125" calcext:value-type="float">
            <text:p>284851.790693125</text:p>
          </table:table-cell>
          <table:table-cell office:value-type="float" office:value="0.103040216999943" calcext:value-type="float">
            <text:p>0.103040216999943</text:p>
          </table:table-cell>
          <table:table-cell office:value-type="float" office:value="272104.308581088" calcext:value-type="float">
            <text:p>272104.308581088</text:p>
          </table:table-cell>
          <table:table-cell office:value-type="float" office:value="307025.596922292" calcext:value-type="float">
            <text:p>307025.596922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.559484906" calcext:value-type="float">
            <text:p>298.559484906</text:p>
          </table:table-cell>
          <table:table-cell office:value-type="float" office:value="257023" calcext:value-type="float">
            <text:p>257023</text:p>
          </table:table-cell>
          <table:table-cell office:value-type="float" office:value="304516.454357426" calcext:value-type="float">
            <text:p>304516.454357426</text:p>
          </table:table-cell>
          <table:table-cell office:value-type="float" office:value="0.102225179998641" calcext:value-type="float">
            <text:p>0.102225179998641</text:p>
          </table:table-cell>
          <table:table-cell office:value-type="float" office:value="272104.308581088" calcext:value-type="float">
            <text:p>272104.308581088</text:p>
          </table:table-cell>
          <table:table-cell office:value-type="float" office:value="302007.311792559" calcext:value-type="float">
            <text:p>302007.311792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.764036368999" calcext:value-type="float">
            <text:p>298.764036368999</text:p>
          </table:table-cell>
          <table:table-cell office:value-type="float" office:value="229149" calcext:value-type="float">
            <text:p>229149</text:p>
          </table:table-cell>
          <table:table-cell office:value-type="float" office:value="271531.188153244" calcext:value-type="float">
            <text:p>271531.188153244</text:p>
          </table:table-cell>
          <table:table-cell office:value-type="float" office:value="0.103754232000938" calcext:value-type="float">
            <text:p>0.103754232000938</text:p>
          </table:table-cell>
          <table:table-cell office:value-type="float" office:value="269383.265495277" calcext:value-type="float">
            <text:p>269383.265495277</text:p>
          </table:table-cell>
          <table:table-cell office:value-type="float" office:value="247744.75989996" calcext:value-type="float">
            <text:p>247744.7598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.966781084" calcext:value-type="float">
            <text:p>298.966781084</text:p>
          </table:table-cell>
          <table:table-cell office:value-type="float" office:value="261193" calcext:value-type="float">
            <text:p>261193</text:p>
          </table:table-cell>
          <table:table-cell office:value-type="float" office:value="240916.202655159" calcext:value-type="float">
            <text:p>240916.202655159</text:p>
          </table:table-cell>
          <table:table-cell office:value-type="float" office:value="0.103295062999678" calcext:value-type="float">
            <text:p>0.103295062999678</text:p>
          </table:table-cell>
          <table:table-cell office:value-type="float" office:value="269383.265495277" calcext:value-type="float">
            <text:p>269383.265495277</text:p>
          </table:table-cell>
          <table:table-cell office:value-type="float" office:value="226531.837189878" calcext:value-type="float">
            <text:p>226531.837189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.186025592" calcext:value-type="float">
            <text:p>299.186025592</text:p>
          </table:table-cell>
          <table:table-cell office:value-type="float" office:value="306643" calcext:value-type="float">
            <text:p>306643</text:p>
          </table:table-cell>
          <table:table-cell office:value-type="float" office:value="216012.79799045" calcext:value-type="float">
            <text:p>216012.79799045</text:p>
          </table:table-cell>
          <table:table-cell office:value-type="float" office:value="0.128773958998863" calcext:value-type="float">
            <text:p>0.128773958998863</text:p>
          </table:table-cell>
          <table:table-cell office:value-type="float" office:value="269383.265495277" calcext:value-type="float">
            <text:p>269383.265495277</text:p>
          </table:table-cell>
          <table:table-cell office:value-type="float" office:value="224202.606887287" calcext:value-type="float">
            <text:p>224202.60688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.387984453" calcext:value-type="float">
            <text:p>299.387984453</text:p>
          </table:table-cell>
          <table:table-cell office:value-type="float" office:value="295386" calcext:value-type="float">
            <text:p>295386</text:p>
          </table:table-cell>
          <table:table-cell office:value-type="float" office:value="215004.275731496" calcext:value-type="float">
            <text:p>215004.275731496</text:p>
          </table:table-cell>
          <table:table-cell office:value-type="float" office:value="0.102773761998833" calcext:value-type="float">
            <text:p>0.102773761998833</text:p>
          </table:table-cell>
          <table:table-cell office:value-type="float" office:value="269383.265495277" calcext:value-type="float">
            <text:p>269383.265495277</text:p>
          </table:table-cell>
          <table:table-cell office:value-type="float" office:value="256684.625552201" calcext:value-type="float">
            <text:p>256684.625552201</text:p>
          </table:table-cell>
          <table:table-cell office:value-type="float" office:value="10338.6201420471" calcext:value-type="float">
            <text:p>10338.6201420471</text:p>
          </table:table-cell>
        </table:table-row>
        <table:table-row table:style-name="ro1">
          <table:table-cell office:value-type="float" office:value="299.589616126999" calcext:value-type="float">
            <text:p>299.589616126999</text:p>
          </table:table-cell>
          <table:table-cell office:value-type="float" office:value="247652" calcext:value-type="float">
            <text:p>247652</text:p>
          </table:table-cell>
          <table:table-cell office:value-type="float" office:value="297199.346631402" calcext:value-type="float">
            <text:p>297199.346631402</text:p>
          </table:table-cell>
          <table:table-cell office:value-type="float" office:value="0.102465566000319" calcext:value-type="float">
            <text:p>0.102465566000319</text:p>
          </table:table-cell>
          <table:table-cell office:value-type="float" office:value="269383.265495277" calcext:value-type="float">
            <text:p>269383.265495277</text:p>
          </table:table-cell>
          <table:table-cell office:value-type="float" office:value="291494.354134391" calcext:value-type="float">
            <text:p>291494.354134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.79302048" calcext:value-type="float">
            <text:p>299.79302048</text:p>
          </table:table-cell>
          <table:table-cell office:value-type="float" office:value="230489" calcext:value-type="float">
            <text:p>230489</text:p>
          </table:table-cell>
          <table:table-cell office:value-type="float" office:value="264566.809820302" calcext:value-type="float">
            <text:p>264566.809820302</text:p>
          </table:table-cell>
          <table:table-cell office:value-type="float" office:value="0.102113009999812" calcext:value-type="float">
            <text:p>0.102113009999812</text:p>
          </table:table-cell>
          <table:table-cell office:value-type="float" office:value="269383.265495277" calcext:value-type="float">
            <text:p>269383.265495277</text:p>
          </table:table-cell>
          <table:table-cell office:value-type="float" office:value="237334.681648107" calcext:value-type="float">
            <text:p>237334.681648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.995791349" calcext:value-type="float">
            <text:p>299.995791349</text:p>
          </table:table-cell>
          <table:table-cell office:value-type="float" office:value="268502" calcext:value-type="float">
            <text:p>268502</text:p>
          </table:table-cell>
          <table:table-cell office:value-type="float" office:value="233066.22471309" calcext:value-type="float">
            <text:p>233066.22471309</text:p>
          </table:table-cell>
          <table:table-cell office:value-type="float" office:value="0.101608398999815" calcext:value-type="float">
            <text:p>0.101608398999815</text:p>
          </table:table-cell>
          <table:table-cell office:value-type="float" office:value="269383.265495277" calcext:value-type="float">
            <text:p>269383.265495277</text:p>
          </table:table-cell>
          <table:table-cell office:value-type="float" office:value="223740.853729877" calcext:value-type="float">
            <text:p>223740.853729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.199064028" calcext:value-type="float">
            <text:p>300.199064028</text:p>
          </table:table-cell>
          <table:table-cell office:value-type="float" office:value="307797" calcext:value-type="float">
            <text:p>307797</text:p>
          </table:table-cell>
          <table:table-cell office:value-type="float" office:value="244263.982714497" calcext:value-type="float">
            <text:p>244263.982714497</text:p>
          </table:table-cell>
          <table:table-cell office:value-type="float" office:value="0.101675650999823" calcext:value-type="float">
            <text:p>0.101675650999823</text:p>
          </table:table-cell>
          <table:table-cell office:value-type="float" office:value="269383.265495277" calcext:value-type="float">
            <text:p>269383.265495277</text:p>
          </table:table-cell>
          <table:table-cell office:value-type="float" office:value="267224.718883096" calcext:value-type="float">
            <text:p>267224.71888309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30T17:26:05.702786903</dc:date>
    <meta:editing-duration>PT1M18S</meta:editing-duration>
    <meta:editing-cycles>1</meta:editing-cycles>
    <meta:document-statistic meta:table-count="1" meta:cell-count="10150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3 4 5 6 2 1" chart:style-name="ch1">
        <chart:legend chart:legend-position="end" svg:x="13.121cm" svg:y="2.956cm" style:legend-expansion="high" chart:style-name="ch2"/>
        <chart:plot-area chart:style-name="ch3" table:cell-range-address="data.A1:data.G1450" svg:x="0.32cm" svg:y="0.18cm" svg:width="12.481cm" svg:height="8.64cm">
          <chart:coordinate-region svg:x="1.709cm" svg:y="0.379cm" svg:width="10.8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D1:data.D1450" chart:class="chart:scatter">
            <chart:domain table:cell-range-address="data.A1:data.A1450"/>
            <chart:data-point chart:repeated="1450"/>
          </chart:series>
          <chart:series chart:style-name="ch8" chart:values-cell-range-address="data.E1:data.E1450" chart:class="chart:scatter">
            <chart:data-point chart:repeated="1450"/>
          </chart:series>
          <chart:series chart:style-name="ch9" chart:values-cell-range-address="data.F1:data.F1450" chart:class="chart:scatter">
            <chart:data-point chart:repeated="1450"/>
          </chart:series>
          <chart:series chart:style-name="ch10" chart:values-cell-range-address="data.G1:data.G1450" chart:class="chart:scatter">
            <chart:data-point chart:repeated="1450"/>
          </chart:series>
          <chart:series chart:style-name="ch11" chart:values-cell-range-address="data.C1:data.C1450" chart:class="chart:scatter">
            <chart:data-point chart:repeated="1450"/>
          </chart:series>
          <chart:series chart:style-name="ch12" chart:values-cell-range-address="data.B1:data.B1450" chart:class="chart:scatter">
            <chart:data-point chart:repeated="14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719359999493463">
                <text:p>0.000719359999493463</text:p>
                <draw:g>
                  <svg:desc>data.A1:data.A1450</svg:desc>
                </draw:g>
              </table:table-cell>
              <table:table-cell office:value-type="float" office:value="0.1">
                <text:p>0.1</text:p>
                <draw:g>
                  <svg:desc>data.D1:data.D1450</svg:desc>
                </draw:g>
              </table:table-cell>
              <table:table-cell office:value-type="float" office:value="1200">
                <text:p>1200</text:p>
                <draw:g>
                  <svg:desc>data.E1:data.E1450</svg:desc>
                </draw:g>
              </table:table-cell>
              <table:table-cell office:value-type="float" office:value="0">
                <text:p>0</text:p>
                <draw:g>
                  <svg:desc>data.F1:data.F1450</svg:desc>
                </draw:g>
              </table:table-cell>
              <table:table-cell office:value-type="float" office:value="0">
                <text:p>0</text:p>
                <draw:g>
                  <svg:desc>data.G1:data.G1450</svg:desc>
                </draw:g>
              </table:table-cell>
              <table:table-cell office:value-type="float" office:value="0">
                <text:p>0</text:p>
                <draw:g>
                  <svg:desc>data.C1:data.C1450</svg:desc>
                </draw:g>
              </table:table-cell>
              <table:table-cell office:value-type="float" office:value="1201">
                <text:p>1201</text:p>
                <draw:g>
                  <svg:desc>data.B1:data.B14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1596732998951">
                <text:p>0.201596732998951</text:p>
              </table:table-cell>
              <table:table-cell office:value-type="float" office:value="0.115852857999926">
                <text:p>0.115852857999926</text:p>
              </table:table-cell>
              <table:table-cell office:value-type="float" office:value="1200">
                <text:p>1200</text:p>
              </table:table-cell>
              <table:table-cell office:value-type="float" office:value="852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251.5">
                <text:p>251.5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1905832999546">
                <text:p>0.401905832999546</text:p>
              </table:table-cell>
              <table:table-cell office:value-type="float" office:value="0.10313029200006">
                <text:p>0.10313029200006</text:p>
              </table:table-cell>
              <table:table-cell office:value-type="float" office:value="1200">
                <text:p>1200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1233.5">
                <text:p>1233.5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295520499858">
                <text:p>0.60295520499858</text:p>
              </table:table-cell>
              <table:table-cell office:value-type="float" office:value="0.102676656999392">
                <text:p>0.102676656999392</text:p>
              </table:table-cell>
              <table:table-cell office:value-type="float" office:value="1200">
                <text:p>1200</text:p>
              </table:table-cell>
              <table:table-cell office:value-type="float" office:value="1303">
                <text:p>1303</text:p>
              </table:table-cell>
              <table:table-cell office:value-type="float" office:value="0">
                <text:p>0</text:p>
              </table:table-cell>
              <table:table-cell office:value-type="float" office:value="1337">
                <text:p>1337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3326118999394">
                <text:p>0.803326118999394</text:p>
              </table:table-cell>
              <table:table-cell office:value-type="float" office:value="0.102987465001206">
                <text:p>0.102987465001206</text:p>
              </table:table-cell>
              <table:table-cell office:value-type="float" office:value="1200">
                <text:p>1200</text:p>
              </table:table-cell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1196.5">
                <text:p>1196.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519125899882">
                <text:p>1.00519125899882</text:p>
              </table:table-cell>
              <table:table-cell office:value-type="float" office:value="0.103470112999275">
                <text:p>0.103470112999275</text:p>
              </table:table-cell>
              <table:table-cell office:value-type="float" office:value="1200">
                <text:p>1200</text:p>
              </table:table-cell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1060">
                <text:p>1060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0566792199861">
                <text:p>1.20566792199861</text:p>
              </table:table-cell>
              <table:table-cell office:value-type="float" office:value="0.103433291000329">
                <text:p>0.103433291000329</text:p>
              </table:table-cell>
              <table:table-cell office:value-type="float" office:value="1200">
                <text:p>1200</text:p>
              </table:table-cell>
              <table:table-cell office:value-type="float" office:value="1206">
                <text:p>1206</text:p>
              </table:table-cell>
              <table:table-cell office:value-type="float" office:value="0">
                <text:p>0</text:p>
              </table:table-cell>
              <table:table-cell office:value-type="float" office:value="1118">
                <text:p>1118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0657866899892">
                <text:p>1.40657866899892</text:p>
              </table:table-cell>
              <table:table-cell office:value-type="float" office:value="0.103741289000027">
                <text:p>0.103741289000027</text:p>
              </table:table-cell>
              <table:table-cell office:value-type="float" office:value="1200">
                <text:p>1200</text:p>
              </table:table-cell>
              <table:table-cell office:value-type="float" office:value="1373">
                <text:p>1373</text:p>
              </table:table-cell>
              <table:table-cell office:value-type="float" office:value="0">
                <text:p>0</text:p>
              </table:table-cell>
              <table:table-cell office:value-type="float" office:value="1289.5">
                <text:p>1289.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749877599847">
                <text:p>1.60749877599847</text:p>
              </table:table-cell>
              <table:table-cell office:value-type="float" office:value="0.102696789999754">
                <text:p>0.102696789999754</text:p>
              </table:table-cell>
              <table:table-cell office:value-type="float" office:value="1200">
                <text:p>1200</text:p>
              </table:table-cell>
              <table:table-cell office:value-type="float" office:value="1299">
                <text:p>1299</text:p>
              </table:table-cell>
              <table:table-cell office:value-type="float" office:value="0">
                <text:p>0</text:p>
              </table:table-cell>
              <table:table-cell office:value-type="float" office:value="1336">
                <text:p>133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0810664599994">
                <text:p>1.80810664599994</text:p>
              </table:table-cell>
              <table:table-cell office:value-type="float" office:value="0.102756083000713">
                <text:p>0.102756083000713</text:p>
              </table:table-cell>
              <table:table-cell office:value-type="float" office:value="1200">
                <text:p>1200</text:p>
              </table:table-cell>
              <table:table-cell office:value-type="float" office:value="1086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1192.5">
                <text:p>1192.5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0871670899869">
                <text:p>2.00871670899869</text:p>
              </table:table-cell>
              <table:table-cell office:value-type="float" office:value="0.102424815999257">
                <text:p>0.102424815999257</text:p>
              </table:table-cell>
              <table:table-cell office:value-type="float" office:value="1200">
                <text:p>1200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1059">
                <text:p>1059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095029510001">
                <text:p>2.2095029510001</text:p>
              </table:table-cell>
              <table:table-cell office:value-type="float" office:value="0.102764395000122">
                <text:p>0.102764395000122</text:p>
              </table:table-cell>
              <table:table-cell office:value-type="float" office:value="1200">
                <text:p>1200</text:p>
              </table:table-cell>
              <table:table-cell office:value-type="float" office:value="1210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1121">
                <text:p>1121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127718740001">
                <text:p>2.4127718740001</text:p>
              </table:table-cell>
              <table:table-cell office:value-type="float" office:value="0.103073751999546">
                <text:p>0.103073751999546</text:p>
              </table:table-cell>
              <table:table-cell office:value-type="float" office:value="1200">
                <text:p>1200</text:p>
              </table:table-cell>
              <table:table-cell office:value-type="float" office:value="858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776">
                <text:p>77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1500760799936">
                <text:p>2.61500760799936</text:p>
              </table:table-cell>
              <table:table-cell office:value-type="float" office:value="0.102804607000508">
                <text:p>0.102804607000508</text:p>
              </table:table-cell>
              <table:table-cell office:value-type="float" office:value="1200">
                <text:p>1200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1333.5">
                <text:p>1333.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1573459799984">
                <text:p>2.81573459799984</text:p>
              </table:table-cell>
              <table:table-cell office:value-type="float" office:value="0.102961926000717">
                <text:p>0.102961926000717</text:p>
              </table:table-cell>
              <table:table-cell office:value-type="float" office:value="1200">
                <text:p>1200</text:p>
              </table:table-cell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1186.5">
                <text:p>1186.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1622832700014">
                <text:p>3.01622832700014</text:p>
              </table:table-cell>
              <table:table-cell office:value-type="float" office:value="0.102623278000465">
                <text:p>0.102623278000465</text:p>
              </table:table-cell>
              <table:table-cell office:value-type="float" office:value="1200">
                <text:p>12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1057.5">
                <text:p>1057.5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1692487699875">
                <text:p>3.21692487699875</text:p>
              </table:table-cell>
              <table:table-cell office:value-type="float" office:value="0.102461428999959">
                <text:p>0.102461428999959</text:p>
              </table:table-cell>
              <table:table-cell office:value-type="float" office:value="1200">
                <text:p>1200</text:p>
              </table:table-cell>
              <table:table-cell office:value-type="float" office:value="1219">
                <text:p>1219</text:p>
              </table:table-cell>
              <table:table-cell office:value-type="float" office:value="0">
                <text:p>0</text:p>
              </table:table-cell>
              <table:table-cell office:value-type="float" office:value="1127">
                <text:p>1127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1749901999901">
                <text:p>3.41749901999901</text:p>
              </table:table-cell>
              <table:table-cell office:value-type="float" office:value="0.102637748999769">
                <text:p>0.102637748999769</text:p>
              </table:table-cell>
              <table:table-cell office:value-type="float" office:value="1256.54866776462">
                <text:p>1256.54866776462</text:p>
              </table:table-cell>
              <table:table-cell office:value-type="float" office:value="1376">
                <text:p>1376</text:p>
              </table:table-cell>
              <table:table-cell office:value-type="float" office:value="0">
                <text:p>0</text:p>
              </table:table-cell>
              <table:table-cell office:value-type="float" office:value="1297.5">
                <text:p>1297.5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1803308099843">
                <text:p>3.61803308099843</text:p>
              </table:table-cell>
              <table:table-cell office:value-type="float" office:value="0.102663140000004">
                <text:p>0.102663140000004</text:p>
              </table:table-cell>
              <table:table-cell office:value-type="float" office:value="1315.76212871753">
                <text:p>1315.76212871753</text:p>
              </table:table-cell>
              <table:table-cell office:value-type="float" office:value="1349">
                <text:p>1349</text:p>
              </table:table-cell>
              <table:table-cell office:value-type="float" office:value="0">
                <text:p>0</text:p>
              </table:table-cell>
              <table:table-cell office:value-type="float" office:value="1362.5">
                <text:p>1362.5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1826476599963">
                <text:p>3.81826476599963</text:p>
              </table:table-cell>
              <table:table-cell office:value-type="float" office:value="0.102791477998835">
                <text:p>0.102791477998835</text:p>
              </table:table-cell>
              <table:table-cell office:value-type="float" office:value="1377.76595827929">
                <text:p>1377.76595827929</text:p>
              </table:table-cell>
              <table:table-cell office:value-type="float" office:value="1182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1265.5">
                <text:p>1265.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1922344400009">
                <text:p>4.01922344400009</text:p>
              </table:table-cell>
              <table:table-cell office:value-type="float" office:value="0.103184531000807">
                <text:p>0.103184531000807</text:p>
              </table:table-cell>
              <table:table-cell office:value-type="float" office:value="1442.69164947273">
                <text:p>1442.69164947273</text:p>
              </table:table-cell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1186">
                <text:p>1186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2005799499857">
                <text:p>4.22005799499857</text:p>
              </table:table-cell>
              <table:table-cell office:value-type="float" office:value="0.102653742000257">
                <text:p>0.102653742000257</text:p>
              </table:table-cell>
              <table:table-cell office:value-type="float" office:value="1510.67689178341">
                <text:p>1510.67689178341</text:p>
              </table:table-cell>
              <table:table-cell office:value-type="float" office:value="1469">
                <text:p>1469</text:p>
              </table:table-cell>
              <table:table-cell office:value-type="float" office:value="0">
                <text:p>0</text:p>
              </table:table-cell>
              <table:table-cell office:value-type="float" office:value="1329.5">
                <text:p>1329.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5541805999892">
                <text:p>4.45541805999892</text:p>
              </table:table-cell>
              <table:table-cell office:value-type="float" office:value="0.126864965001005">
                <text:p>0.126864965001005</text:p>
              </table:table-cell>
              <table:table-cell office:value-type="float" office:value="1581.86586316103">
                <text:p>1581.86586316103</text:p>
              </table:table-cell>
              <table:table-cell office:value-type="float" office:value="2004.5">
                <text:p>2004.5</text:p>
              </table:table-cell>
              <table:table-cell office:value-type="float" office:value="0">
                <text:p>0</text:p>
              </table:table-cell>
              <table:table-cell office:value-type="float" office:value="1872.5">
                <text:p>1872.5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5754680399914">
                <text:p>4.65754680399914</text:p>
              </table:table-cell>
              <table:table-cell office:value-type="float" office:value="0.105730774999756">
                <text:p>0.105730774999756</text:p>
              </table:table-cell>
              <table:table-cell office:value-type="float" office:value="1656.4095357811">
                <text:p>1656.4095357811</text:p>
              </table:table-cell>
              <table:table-cell office:value-type="float" office:value="1374.5">
                <text:p>1374.5</text:p>
              </table:table-cell>
              <table:table-cell office:value-type="float" office:value="0">
                <text:p>0</text:p>
              </table:table-cell>
              <table:table-cell office:value-type="float" office:value="1418">
                <text:p>1418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5803573599878">
                <text:p>4.85803573599878</text:p>
              </table:table-cell>
              <table:table-cell office:value-type="float" office:value="0.102668622999772">
                <text:p>0.102668622999772</text:p>
              </table:table-cell>
              <table:table-cell office:value-type="float" office:value="1734.46599621529">
                <text:p>1734.46599621529</text:p>
              </table:table-cell>
              <table:table-cell office:value-type="float" office:value="1448">
                <text:p>1448</text:p>
              </table:table-cell>
              <table:table-cell office:value-type="float" office:value="0">
                <text:p>0</text:p>
              </table:table-cell>
              <table:table-cell office:value-type="float" office:value="1547">
                <text:p>1547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590686509986">
                <text:p>5.0590686509986</text:p>
              </table:table-cell>
              <table:table-cell office:value-type="float" office:value="0.128874210000504">
                <text:p>0.128874210000504</text:p>
              </table:table-cell>
              <table:table-cell office:value-type="float" office:value="1816.20078068946">
                <text:p>1816.20078068946</text:p>
              </table:table-cell>
              <table:table-cell office:value-type="float" office:value="1532">
                <text:p>1532</text:p>
              </table:table-cell>
              <table:table-cell office:value-type="float" office:value="0">
                <text:p>0</text:p>
              </table:table-cell>
              <table:table-cell office:value-type="float" office:value="1490">
                <text:p>1490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6006374299868">
                <text:p>5.26006374299868</text:p>
              </table:table-cell>
              <table:table-cell office:value-type="float" office:value="0.102916126999844">
                <text:p>0.102916126999844</text:p>
              </table:table-cell>
              <table:table-cell office:value-type="float" office:value="1901.78722614033">
                <text:p>1901.78722614033</text:p>
              </table:table-cell>
              <table:table-cell office:value-type="float" office:value="1916">
                <text:p>1916</text:p>
              </table:table-cell>
              <table:table-cell office:value-type="float" office:value="0">
                <text:p>0</text:p>
              </table:table-cell>
              <table:table-cell office:value-type="float" office:value="1724">
                <text:p>1724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60681483999">
                <text:p>5.460681483999</text:p>
              </table:table-cell>
              <table:table-cell office:value-type="float" office:value="0.102623331000359">
                <text:p>0.102623331000359</text:p>
              </table:table-cell>
              <table:table-cell office:value-type="float" office:value="1991.40683781533">
                <text:p>1991.40683781533</text:p>
              </table:table-cell>
              <table:table-cell office:value-type="float" office:value="2186">
                <text:p>2186</text:p>
              </table:table-cell>
              <table:table-cell office:value-type="float" office:value="0">
                <text:p>0</text:p>
              </table:table-cell>
              <table:table-cell office:value-type="float" office:value="2051">
                <text:p>2051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9097690799936">
                <text:p>5.69097690799936</text:p>
              </table:table-cell>
              <table:table-cell office:value-type="float" office:value="0.137580689999595">
                <text:p>0.137580689999595</text:p>
              </table:table-cell>
              <table:table-cell office:value-type="float" office:value="2085.24967419517">
                <text:p>2085.24967419517</text:p>
              </table:table-cell>
              <table:table-cell office:value-type="float" office:value="2063">
                <text:p>2063</text:p>
              </table:table-cell>
              <table:table-cell office:value-type="float" office:value="0">
                <text:p>0</text:p>
              </table:table-cell>
              <table:table-cell office:value-type="float" office:value="2124.5">
                <text:p>2124.5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9154199699988">
                <text:p>5.89154199699988</text:p>
              </table:table-cell>
              <table:table-cell office:value-type="float" office:value="0.102765129000545">
                <text:p>0.102765129000545</text:p>
              </table:table-cell>
              <table:table-cell office:value-type="float" office:value="2183.51475005545">
                <text:p>2183.51475005545</text:p>
              </table:table-cell>
              <table:table-cell office:value-type="float" office:value="1704">
                <text:p>1704</text:p>
              </table:table-cell>
              <table:table-cell office:value-type="float" office:value="0">
                <text:p>0</text:p>
              </table:table-cell>
              <table:table-cell office:value-type="float" office:value="1839">
                <text:p>1839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9260839599847">
                <text:p>6.09260839599847</text:p>
              </table:table-cell>
              <table:table-cell office:value-type="float" office:value="0.1032905510001">
                <text:p>0.1032905510001</text:p>
              </table:table-cell>
              <table:table-cell office:value-type="float" office:value="2286.41045852213">
                <text:p>2286.41045852213</text:p>
              </table:table-cell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1885.5">
                <text:p>1885.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9329825499917">
                <text:p>6.29329825499917</text:p>
              </table:table-cell>
              <table:table-cell office:value-type="float" office:value="0.102867155999775">
                <text:p>0.102867155999775</text:p>
              </table:table-cell>
              <table:table-cell office:value-type="float" office:value="2394.15501301589">
                <text:p>2394.15501301589</text:p>
              </table:table-cell>
              <table:table-cell office:value-type="float" office:value="2476">
                <text:p>2476</text:p>
              </table:table-cell>
              <table:table-cell office:value-type="float" office:value="0">
                <text:p>0</text:p>
              </table:table-cell>
              <table:table-cell office:value-type="float" office:value="2227">
                <text:p>2227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9380482199922">
                <text:p>6.49380482199922</text:p>
              </table:table-cell>
              <table:table-cell office:value-type="float" office:value="0.102858944999753">
                <text:p>0.102858944999753</text:p>
              </table:table-cell>
              <table:table-cell office:value-type="float" office:value="2506.97691002258">
                <text:p>2506.97691002258</text:p>
              </table:table-cell>
              <table:table-cell office:value-type="float" office:value="2739">
                <text:p>2739</text:p>
              </table:table-cell>
              <table:table-cell office:value-type="float" office:value="0">
                <text:p>0</text:p>
              </table:table-cell>
              <table:table-cell office:value-type="float" office:value="2607.5">
                <text:p>2607.5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9476198499979">
                <text:p>6.69476198499979</text:p>
              </table:table-cell>
              <table:table-cell office:value-type="float" office:value="0.103171274000488">
                <text:p>0.103171274000488</text:p>
              </table:table-cell>
              <table:table-cell office:value-type="float" office:value="2625.11541367128">
                <text:p>2625.11541367128</text:p>
              </table:table-cell>
              <table:table-cell office:value-type="float" office:value="2519">
                <text:p>2519</text:p>
              </table:table-cell>
              <table:table-cell office:value-type="float" office:value="0">
                <text:p>0</text:p>
              </table:table-cell>
              <table:table-cell office:value-type="float" office:value="2629">
                <text:p>2629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9522064199991">
                <text:p>6.89522064199991</text:p>
              </table:table-cell>
              <table:table-cell office:value-type="float" office:value="0.10308231900126">
                <text:p>0.10308231900126</text:p>
              </table:table-cell>
              <table:table-cell office:value-type="float" office:value="2748.8210631475">
                <text:p>2748.8210631475</text:p>
              </table:table-cell>
              <table:table-cell office:value-type="float" office:value="2254">
                <text:p>2254</text:p>
              </table:table-cell>
              <table:table-cell office:value-type="float" office:value="0">
                <text:p>0</text:p>
              </table:table-cell>
              <table:table-cell office:value-type="float" office:value="2386.5">
                <text:p>2386.5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9602295900004">
                <text:p>7.09602295900004</text:p>
              </table:table-cell>
              <table:table-cell office:value-type="float" office:value="0.103280850000374">
                <text:p>0.103280850000374</text:p>
              </table:table-cell>
              <table:table-cell office:value-type="float" office:value="2878.35620401776">
                <text:p>2878.35620401776</text:p>
              </table:table-cell>
              <table:table-cell office:value-type="float" office:value="2810">
                <text:p>2810</text:p>
              </table:table-cell>
              <table:table-cell office:value-type="float" office:value="0">
                <text:p>0</text:p>
              </table:table-cell>
              <table:table-cell office:value-type="float" office:value="2375.5">
                <text:p>2375.5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9712130199914">
                <text:p>7.29712130199914</text:p>
              </table:table-cell>
              <table:table-cell office:value-type="float" office:value="0.103112781000164">
                <text:p>0.103112781000164</text:p>
              </table:table-cell>
              <table:table-cell office:value-type="float" office:value="3013.99554459211">
                <text:p>3013.99554459211</text:p>
              </table:table-cell>
              <table:table-cell office:value-type="float" office:value="2810">
                <text:p>2810</text:p>
              </table:table-cell>
              <table:table-cell office:value-type="float" office:value="0">
                <text:p>0</text:p>
              </table:table-cell>
              <table:table-cell office:value-type="float" office:value="2810">
                <text:p>2810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977753309995">
                <text:p>7.4977753309995</text:p>
              </table:table-cell>
              <table:table-cell office:value-type="float" office:value="0.103342923999662">
                <text:p>0.103342923999662</text:p>
              </table:table-cell>
              <table:table-cell office:value-type="float" office:value="3156.02673850475">
                <text:p>3156.02673850475</text:p>
              </table:table-cell>
              <table:table-cell office:value-type="float" office:value="3446">
                <text:p>3446</text:p>
              </table:table-cell>
              <table:table-cell office:value-type="float" office:value="0">
                <text:p>0</text:p>
              </table:table-cell>
              <table:table-cell office:value-type="float" office:value="3284.5">
                <text:p>3284.5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9834611499937">
                <text:p>7.69834611499937</text:p>
              </table:table-cell>
              <table:table-cell office:value-type="float" office:value="0.103206247000344">
                <text:p>0.103206247000344</text:p>
              </table:table-cell>
              <table:table-cell office:value-type="float" office:value="3304.75099474804">
                <text:p>3304.75099474804</text:p>
              </table:table-cell>
              <table:table-cell office:value-type="float" office:value="3164">
                <text:p>3164</text:p>
              </table:table-cell>
              <table:table-cell office:value-type="float" office:value="0">
                <text:p>0</text:p>
              </table:table-cell>
              <table:table-cell office:value-type="float" office:value="3305">
                <text:p>3305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9956255699872">
                <text:p>7.89956255699872</text:p>
              </table:table-cell>
              <table:table-cell office:value-type="float" office:value="0.102722521000032">
                <text:p>0.102722521000032</text:p>
              </table:table-cell>
              <table:table-cell office:value-type="float" office:value="3460.4837164537">
                <text:p>3460.4837164537</text:p>
              </table:table-cell>
              <table:table-cell office:value-type="float" office:value="2835">
                <text:p>2835</text:p>
              </table:table-cell>
              <table:table-cell office:value-type="float" office:value="0">
                <text:p>0</text:p>
              </table:table-cell>
              <table:table-cell office:value-type="float" office:value="2999.5">
                <text:p>2999.5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017912569987">
                <text:p>8.1017912569987</text:p>
              </table:table-cell>
              <table:table-cell office:value-type="float" office:value="0.103346676000001">
                <text:p>0.103346676000001</text:p>
              </table:table-cell>
              <table:table-cell office:value-type="float" office:value="3623.55516977588">
                <text:p>3623.55516977588</text:p>
              </table:table-cell>
              <table:table-cell office:value-type="float" office:value="3323.5">
                <text:p>3323.5</text:p>
              </table:table-cell>
              <table:table-cell office:value-type="float" office:value="0">
                <text:p>0</text:p>
              </table:table-cell>
              <table:table-cell office:value-type="float" office:value="2993.5">
                <text:p>2993.5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30287694300023">
                <text:p>8.30287694300023</text:p>
              </table:table-cell>
              <table:table-cell office:value-type="float" office:value="0.102884629999608">
                <text:p>0.102884629999608</text:p>
              </table:table-cell>
              <table:table-cell office:value-type="float" office:value="3794.31118429455">
                <text:p>3794.31118429455</text:p>
              </table:table-cell>
              <table:table-cell office:value-type="float" office:value="3341">
                <text:p>3341</text:p>
              </table:table-cell>
              <table:table-cell office:value-type="float" office:value="0">
                <text:p>0</text:p>
              </table:table-cell>
              <table:table-cell office:value-type="float" office:value="3118">
                <text:p>3118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50411698700009">
                <text:p>8.50411698700009</text:p>
              </table:table-cell>
              <table:table-cell office:value-type="float" office:value="0.102549160999843">
                <text:p>0.102549160999843</text:p>
              </table:table-cell>
              <table:table-cell office:value-type="float" office:value="3973.11388642475">
                <text:p>3973.11388642475</text:p>
              </table:table-cell>
              <table:table-cell office:value-type="float" office:value="4335">
                <text:p>4335</text:p>
              </table:table-cell>
              <table:table-cell office:value-type="float" office:value="0">
                <text:p>0</text:p>
              </table:table-cell>
              <table:table-cell office:value-type="float" office:value="4138">
                <text:p>4138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70534982099889">
                <text:p>8.70534982099889</text:p>
              </table:table-cell>
              <table:table-cell office:value-type="float" office:value="0.103276031999485">
                <text:p>0.103276031999485</text:p>
              </table:table-cell>
              <table:table-cell office:value-type="float" office:value="4160.34246738677">
                <text:p>4160.34246738677</text:p>
              </table:table-cell>
              <table:table-cell office:value-type="float" office:value="3964">
                <text:p>3964</text:p>
              </table:table-cell>
              <table:table-cell office:value-type="float" office:value="0">
                <text:p>0</text:p>
              </table:table-cell>
              <table:table-cell office:value-type="float" office:value="4149.5">
                <text:p>4149.5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90661451799861">
                <text:p>8.90661451799861</text:p>
              </table:table-cell>
              <table:table-cell office:value-type="float" office:value="0.102780474999236">
                <text:p>0.102780474999236</text:p>
              </table:table-cell>
              <table:table-cell office:value-type="float" office:value="4356.39398736617">
                <text:p>4356.39398736617</text:p>
              </table:table-cell>
              <table:table-cell office:value-type="float" office:value="3773.5">
                <text:p>3773.5</text:p>
              </table:table-cell>
              <table:table-cell office:value-type="float" office:value="0">
                <text:p>0</text:p>
              </table:table-cell>
              <table:table-cell office:value-type="float" office:value="3763.5">
                <text:p>3763.5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10713128399948">
                <text:p>9.10713128399948</text:p>
              </table:table-cell>
              <table:table-cell office:value-type="float" office:value="0.102952564999214">
                <text:p>0.102952564999214</text:p>
              </table:table-cell>
              <table:table-cell office:value-type="float" office:value="4561.68421756895">
                <text:p>4561.68421756895</text:p>
              </table:table-cell>
              <table:table-cell office:value-type="float" office:value="3675">
                <text:p>3675</text:p>
              </table:table-cell>
              <table:table-cell office:value-type="float" office:value="0">
                <text:p>0</text:p>
              </table:table-cell>
              <table:table-cell office:value-type="float" office:value="3675">
                <text:p>3675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30781012999978">
                <text:p>9.30781012999978</text:p>
              </table:table-cell>
              <table:table-cell office:value-type="float" office:value="0.100973063999845">
                <text:p>0.100973063999845</text:p>
              </table:table-cell>
              <table:table-cell office:value-type="float" office:value="4776.64852195762">
                <text:p>4776.64852195762</text:p>
              </table:table-cell>
              <table:table-cell office:value-type="float" office:value="4614.5">
                <text:p>4614.5</text:p>
              </table:table-cell>
              <table:table-cell office:value-type="float" office:value="0">
                <text:p>0</text:p>
              </table:table-cell>
              <table:table-cell office:value-type="float" office:value="3882">
                <text:p>3882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50921621599991">
                <text:p>9.50921621599991</text:p>
              </table:table-cell>
              <table:table-cell office:value-type="float" office:value="0.103217009998843">
                <text:p>0.103217009998843</text:p>
              </table:table-cell>
              <table:table-cell office:value-type="float" office:value="5001.74278053805">
                <text:p>5001.74278053805</text:p>
              </table:table-cell>
              <table:table-cell office:value-type="float" office:value="5214.5">
                <text:p>5214.5</text:p>
              </table:table-cell>
              <table:table-cell office:value-type="float" office:value="0">
                <text:p>0</text:p>
              </table:table-cell>
              <table:table-cell office:value-type="float" office:value="5214.5">
                <text:p>5214.5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71008702200015">
                <text:p>9.71008702200015</text:p>
              </table:table-cell>
              <table:table-cell office:value-type="float" office:value="0.103106923999803">
                <text:p>0.103106923999803</text:p>
              </table:table-cell>
              <table:table-cell office:value-type="float" office:value="5237.44435615532">
                <text:p>5237.44435615532</text:p>
              </table:table-cell>
              <table:table-cell office:value-type="float" office:value="4970">
                <text:p>4970</text:p>
              </table:table-cell>
              <table:table-cell office:value-type="float" office:value="0">
                <text:p>0</text:p>
              </table:table-cell>
              <table:table-cell office:value-type="float" office:value="5209.5">
                <text:p>5209.5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91143756699967">
                <text:p>9.91143756699967</text:p>
              </table:table-cell>
              <table:table-cell office:value-type="float" office:value="0.106354468000063">
                <text:p>0.106354468000063</text:p>
              </table:table-cell>
              <table:table-cell office:value-type="float" office:value="5484.25310684856">
                <text:p>5484.25310684856</text:p>
              </table:table-cell>
              <table:table-cell office:value-type="float" office:value="3674.5">
                <text:p>3674.5</text:p>
              </table:table-cell>
              <table:table-cell office:value-type="float" office:value="0">
                <text:p>0</text:p>
              </table:table-cell>
              <table:table-cell office:value-type="float" office:value="3641.5">
                <text:p>3641.5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1121003839999">
                <text:p>10.1121003839999</text:p>
              </table:table-cell>
              <table:table-cell office:value-type="float" office:value="0.102538373001153">
                <text:p>0.102538373001153</text:p>
              </table:table-cell>
              <table:table-cell office:value-type="float" office:value="5742.69244591209">
                <text:p>5742.69244591209</text:p>
              </table:table-cell>
              <table:table-cell office:value-type="float" office:value="4757.5">
                <text:p>4757.5</text:p>
              </table:table-cell>
              <table:table-cell office:value-type="float" office:value="0">
                <text:p>0</text:p>
              </table:table-cell>
              <table:table-cell office:value-type="float" office:value="4757.5">
                <text:p>4757.5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3617963460001">
                <text:p>10.3617963460001</text:p>
              </table:table-cell>
              <table:table-cell office:value-type="float" office:value="0.145310805000918">
                <text:p>0.145310805000918</text:p>
              </table:table-cell>
              <table:table-cell office:value-type="float" office:value="6013.31045191064">
                <text:p>6013.31045191064</text:p>
              </table:table-cell>
              <table:table-cell office:value-type="float" office:value="7194">
                <text:p>7194</text:p>
              </table:table-cell>
              <table:table-cell office:value-type="float" office:value="0">
                <text:p>0</text:p>
              </table:table-cell>
              <table:table-cell office:value-type="float" office:value="6567.5">
                <text:p>6567.5</text:p>
              </table:table-cell>
              <table:table-cell office:value-type="float" office:value="6698">
                <text:p>66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5630155549989">
                <text:p>10.5630155549989</text:p>
              </table:table-cell>
              <table:table-cell office:value-type="float" office:value="0.102700022000136">
                <text:p>0.102700022000136</text:p>
              </table:table-cell>
              <table:table-cell office:value-type="float" office:value="6296.6810310028">
                <text:p>6296.6810310028</text:p>
              </table:table-cell>
              <table:table-cell office:value-type="float" office:value="5793">
                <text:p>5793</text:p>
              </table:table-cell>
              <table:table-cell office:value-type="float" office:value="0">
                <text:p>0</text:p>
              </table:table-cell>
              <table:table-cell office:value-type="float" office:value="5588.5">
                <text:p>5588.5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7646145039998">
                <text:p>10.7646145039998</text:p>
              </table:table-cell>
              <table:table-cell office:value-type="float" office:value="0.102913453998553">
                <text:p>0.102913453998553</text:p>
              </table:table-cell>
              <table:table-cell office:value-type="float" office:value="6593.40513403775">
                <text:p>6593.40513403775</text:p>
              </table:table-cell>
              <table:table-cell office:value-type="float" office:value="5928">
                <text:p>5928</text:p>
              </table:table-cell>
              <table:table-cell office:value-type="float" office:value="0">
                <text:p>0</text:p>
              </table:table-cell>
              <table:table-cell office:value-type="float" office:value="6313">
                <text:p>6313</text:p>
              </table:table-cell>
              <table:table-cell office:value-type="float" office:value="5608">
                <text:p>56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9658346849992">
                <text:p>10.9658346849992</text:p>
              </table:table-cell>
              <table:table-cell office:value-type="float" office:value="0.102920516001177">
                <text:p>0.102920516001177</text:p>
              </table:table-cell>
              <table:table-cell office:value-type="float" office:value="6904.11203100626">
                <text:p>6904.11203100626</text:p>
              </table:table-cell>
              <table:table-cell office:value-type="float" office:value="5608">
                <text:p>5608</text:p>
              </table:table-cell>
              <table:table-cell office:value-type="float" office:value="0">
                <text:p>0</text:p>
              </table:table-cell>
              <table:table-cell office:value-type="float" office:value="5768">
                <text:p>5768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1668856169999">
                <text:p>11.1668856169999</text:p>
              </table:table-cell>
              <table:table-cell office:value-type="float" office:value="0.102740444999654">
                <text:p>0.102740444999654</text:p>
              </table:table-cell>
              <table:table-cell office:value-type="float" office:value="7229.46064554881">
                <text:p>7229.46064554881</text:p>
              </table:table-cell>
              <table:table-cell office:value-type="float" office:value="6688">
                <text:p>6688</text:p>
              </table:table-cell>
              <table:table-cell office:value-type="float" office:value="0">
                <text:p>0</text:p>
              </table:table-cell>
              <table:table-cell office:value-type="float" office:value="6148">
                <text:p>6148</text:p>
              </table:table-cell>
              <table:table-cell office:value-type="float" office:value="8171">
                <text:p>81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367147343999">
                <text:p>11.367147343999</text:p>
              </table:table-cell>
              <table:table-cell office:value-type="float" office:value="0.102941896999255">
                <text:p>0.102941896999255</text:p>
              </table:table-cell>
              <table:table-cell office:value-type="float" office:value="7570.1409523509">
                <text:p>7570.1409523509</text:p>
              </table:table-cell>
              <table:table-cell office:value-type="float" office:value="8171">
                <text:p>8171</text:p>
              </table:table-cell>
              <table:table-cell office:value-type="float" office:value="0">
                <text:p>0</text:p>
              </table:table-cell>
              <table:table-cell office:value-type="float" office:value="7429.5">
                <text:p>7429.5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5689767089989">
                <text:p>11.5689767089989</text:p>
              </table:table-cell>
              <table:table-cell office:value-type="float" office:value="0.102809699001227">
                <text:p>0.102809699001227</text:p>
              </table:table-cell>
              <table:table-cell office:value-type="float" office:value="7926.87544038907">
                <text:p>7926.87544038907</text:p>
              </table:table-cell>
              <table:table-cell office:value-type="float" office:value="8408">
                <text:p>8408</text:p>
              </table:table-cell>
              <table:table-cell office:value-type="float" office:value="0">
                <text:p>0</text:p>
              </table:table-cell>
              <table:table-cell office:value-type="float" office:value="8289.5">
                <text:p>8289.5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7698807819997">
                <text:p>11.7698807819997</text:p>
              </table:table-cell>
              <table:table-cell office:value-type="float" office:value="0.102654420999897">
                <text:p>0.102654420999897</text:p>
              </table:table-cell>
              <table:table-cell office:value-type="float" office:value="8300.42064513079">
                <text:p>8300.42064513079</text:p>
              </table:table-cell>
              <table:table-cell office:value-type="float" office:value="7422">
                <text:p>7422</text:p>
              </table:table-cell>
              <table:table-cell office:value-type="float" office:value="0">
                <text:p>0</text:p>
              </table:table-cell>
              <table:table-cell office:value-type="float" office:value="7915">
                <text:p>7915</text:p>
              </table:table-cell>
              <table:table-cell office:value-type="float" office:value="7065">
                <text:p>70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9711765699994">
                <text:p>11.9711765699994</text:p>
              </table:table-cell>
              <table:table-cell office:value-type="float" office:value="0.10295122900061">
                <text:p>0.10295122900061</text:p>
              </table:table-cell>
              <table:table-cell office:value-type="float" office:value="8691.56875293751">
                <text:p>8691.56875293751</text:p>
              </table:table-cell>
              <table:table-cell office:value-type="float" office:value="7065">
                <text:p>7065</text:p>
              </table:table-cell>
              <table:table-cell office:value-type="float" office:value="0">
                <text:p>0</text:p>
              </table:table-cell>
              <table:table-cell office:value-type="float" office:value="7243.5">
                <text:p>7243.5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1717523769985">
                <text:p>12.1717523769985</text:p>
              </table:table-cell>
              <table:table-cell office:value-type="float" office:value="0.101840796998658">
                <text:p>0.101840796998658</text:p>
              </table:table-cell>
              <table:table-cell office:value-type="float" office:value="9101.14928107349">
                <text:p>9101.14928107349</text:p>
              </table:table-cell>
              <table:table-cell office:value-type="float" office:value="7976.5">
                <text:p>7976.5</text:p>
              </table:table-cell>
              <table:table-cell office:value-type="float" office:value="0">
                <text:p>0</text:p>
              </table:table-cell>
              <table:table-cell office:value-type="float" office:value="7359.5">
                <text:p>7359.5</text:p>
              </table:table-cell>
              <table:table-cell office:value-type="float" office:value="10307">
                <text:p>103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3725418659997">
                <text:p>12.3725418659997</text:p>
              </table:table-cell>
              <table:table-cell office:value-type="float" office:value="0.102920716999506">
                <text:p>0.102920716999506</text:p>
              </table:table-cell>
              <table:table-cell office:value-type="float" office:value="9530.03083688316">
                <text:p>9530.03083688316</text:p>
              </table:table-cell>
              <table:table-cell office:value-type="float" office:value="9707">
                <text:p>9707</text:p>
              </table:table-cell>
              <table:table-cell office:value-type="float" office:value="0">
                <text:p>0</text:p>
              </table:table-cell>
              <table:table-cell office:value-type="float" office:value="8703">
                <text:p>8703</text:p>
              </table:table-cell>
              <table:table-cell office:value-type="float" office:value="10551">
                <text:p>105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5736660139992">
                <text:p>12.5736660139992</text:p>
              </table:table-cell>
              <table:table-cell office:value-type="float" office:value="0.102914077000605">
                <text:p>0.102914077000605</text:p>
              </table:table-cell>
              <table:table-cell office:value-type="float" office:value="9979.1229598677">
                <text:p>9979.1229598677</text:p>
              </table:table-cell>
              <table:table-cell office:value-type="float" office:value="8751">
                <text:p>8751</text:p>
              </table:table-cell>
              <table:table-cell office:value-type="float" office:value="0">
                <text:p>0</text:p>
              </table:table-cell>
              <table:table-cell office:value-type="float" office:value="8629">
                <text:p>8629</text:p>
              </table:table-cell>
              <table:table-cell office:value-type="float" office:value="9304">
                <text:p>9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739912369998">
                <text:p>12.7739912369998</text:p>
              </table:table-cell>
              <table:table-cell office:value-type="float" office:value="0.102825012001631">
                <text:p>0.102825012001631</text:p>
              </table:table-cell>
              <table:table-cell office:value-type="float" office:value="10449.3780505675">
                <text:p>10449.3780505675</text:p>
              </table:table-cell>
              <table:table-cell office:value-type="float" office:value="9304">
                <text:p>9304</text:p>
              </table:table-cell>
              <table:table-cell office:value-type="float" office:value="0">
                <text:p>0</text:p>
              </table:table-cell>
              <table:table-cell office:value-type="float" office:value="9927.5">
                <text:p>9927.5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9748791049988">
                <text:p>12.9748791049988</text:p>
              </table:table-cell>
              <table:table-cell office:value-type="float" office:value="0.103508411000803">
                <text:p>0.103508411000803</text:p>
              </table:table-cell>
              <table:table-cell office:value-type="float" office:value="10941.7933903412">
                <text:p>10941.7933903412</text:p>
              </table:table-cell>
              <table:table-cell office:value-type="float" office:value="8900">
                <text:p>8900</text:p>
              </table:table-cell>
              <table:table-cell office:value-type="float" office:value="0">
                <text:p>0</text:p>
              </table:table-cell>
              <table:table-cell office:value-type="float" office:value="9102">
                <text:p>9102</text:p>
              </table:table-cell>
              <table:table-cell office:value-type="float" office:value="10691">
                <text:p>106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1762091269993">
                <text:p>13.1762091269993</text:p>
              </table:table-cell>
              <table:table-cell office:value-type="float" office:value="0.102925608000078">
                <text:p>0.102925608000078</text:p>
              </table:table-cell>
              <table:table-cell office:value-type="float" office:value="11457.4132563241">
                <text:p>11457.4132563241</text:p>
              </table:table-cell>
              <table:table-cell office:value-type="float" office:value="10044">
                <text:p>10044</text:p>
              </table:table-cell>
              <table:table-cell office:value-type="float" office:value="0">
                <text:p>0</text:p>
              </table:table-cell>
              <table:table-cell office:value-type="float" office:value="9148.5">
                <text:p>9148.5</text:p>
              </table:table-cell>
              <table:table-cell office:value-type="float" office:value="12992">
                <text:p>129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3767152129985">
                <text:p>13.3767152129985</text:p>
              </table:table-cell>
              <table:table-cell office:value-type="float" office:value="0.10250512499988">
                <text:p>0.10250512499988</text:p>
              </table:table-cell>
              <table:table-cell office:value-type="float" office:value="11997.3311360523">
                <text:p>11997.3311360523</text:p>
              </table:table-cell>
              <table:table-cell office:value-type="float" office:value="12992">
                <text:p>12992</text:p>
              </table:table-cell>
              <table:table-cell office:value-type="float" office:value="0">
                <text:p>0</text:p>
              </table:table-cell>
              <table:table-cell office:value-type="float" office:value="11841.5">
                <text:p>11841.5</text:p>
              </table:table-cell>
              <table:table-cell office:value-type="float" office:value="13259">
                <text:p>132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577496173999">
                <text:p>13.577496173999</text:p>
              </table:table-cell>
              <table:table-cell office:value-type="float" office:value="0.103542733000722">
                <text:p>0.103542733000722</text:p>
              </table:table-cell>
              <table:table-cell office:value-type="float" office:value="12562.6920464479">
                <text:p>12562.6920464479</text:p>
              </table:table-cell>
              <table:table-cell office:value-type="float" office:value="13259">
                <text:p>13259</text:p>
              </table:table-cell>
              <table:table-cell office:value-type="float" office:value="0">
                <text:p>0</text:p>
              </table:table-cell>
              <table:table-cell office:value-type="float" office:value="13125.5">
                <text:p>13125.5</text:p>
              </table:table-cell>
              <table:table-cell office:value-type="float" office:value="11673">
                <text:p>116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7777380150001">
                <text:p>13.7777380150001</text:p>
              </table:table-cell>
              <table:table-cell office:value-type="float" office:value="0.103236865999861">
                <text:p>0.103236865999861</text:p>
              </table:table-cell>
              <table:table-cell office:value-type="float" office:value="13154.6949620843">
                <text:p>13154.6949620843</text:p>
              </table:table-cell>
              <table:table-cell office:value-type="float" office:value="11673">
                <text:p>11673</text:p>
              </table:table-cell>
              <table:table-cell office:value-type="float" office:value="0">
                <text:p>0</text:p>
              </table:table-cell>
              <table:table-cell office:value-type="float" office:value="12466">
                <text:p>12466</text:p>
              </table:table-cell>
              <table:table-cell office:value-type="float" office:value="11212">
                <text:p>112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9786108239987">
                <text:p>13.9786108239987</text:p>
              </table:table-cell>
              <table:table-cell office:value-type="float" office:value="0.103618920000372">
                <text:p>0.103618920000372</text:p>
              </table:table-cell>
              <table:table-cell office:value-type="float" office:value="13774.5953578808">
                <text:p>13774.5953578808</text:p>
              </table:table-cell>
              <table:table-cell office:value-type="float" office:value="11212">
                <text:p>11212</text:p>
              </table:table-cell>
              <table:table-cell office:value-type="float" office:value="0">
                <text:p>0</text:p>
              </table:table-cell>
              <table:table-cell office:value-type="float" office:value="11442.5">
                <text:p>11442.5</text:p>
              </table:table-cell>
              <table:table-cell office:value-type="float" office:value="13506">
                <text:p>135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1809914079986">
                <text:p>14.1809914079986</text:p>
              </table:table-cell>
              <table:table-cell office:value-type="float" office:value="0.114840911999636">
                <text:p>0.114840911999636</text:p>
              </table:table-cell>
              <table:table-cell office:value-type="float" office:value="14423.7078716182">
                <text:p>14423.7078716182</text:p>
              </table:table-cell>
              <table:table-cell office:value-type="float" office:value="11807.5">
                <text:p>11807.5</text:p>
              </table:table-cell>
              <table:table-cell office:value-type="float" office:value="0">
                <text:p>0</text:p>
              </table:table-cell>
              <table:table-cell office:value-type="float" office:value="10660.5">
                <text:p>10660.5</text:p>
              </table:table-cell>
              <table:table-cell office:value-type="float" office:value="16391">
                <text:p>163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381324566999">
                <text:p>14.381324566999</text:p>
              </table:table-cell>
              <table:table-cell office:value-type="float" office:value="0.102702717998909">
                <text:p>0.102702717998909</text:p>
              </table:table-cell>
              <table:table-cell office:value-type="float" office:value="15103.4090919232">
                <text:p>15103.4090919232</text:p>
              </table:table-cell>
              <table:table-cell office:value-type="float" office:value="15791">
                <text:p>15791</text:p>
              </table:table-cell>
              <table:table-cell office:value-type="float" office:value="0">
                <text:p>0</text:p>
              </table:table-cell>
              <table:table-cell office:value-type="float" office:value="14348.5">
                <text:p>14348.5</text:p>
              </table:table-cell>
              <table:table-cell office:value-type="float" office:value="16633">
                <text:p>16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5820575580001">
                <text:p>14.5820575580001</text:p>
              </table:table-cell>
              <table:table-cell office:value-type="float" office:value="0.103387656999985">
                <text:p>0.103387656999985</text:p>
              </table:table-cell>
              <table:table-cell office:value-type="float" office:value="15815.1404776334">
                <text:p>15815.1404776334</text:p>
              </table:table-cell>
              <table:table-cell office:value-type="float" office:value="16633">
                <text:p>16633</text:p>
              </table:table-cell>
              <table:table-cell office:value-type="float" office:value="0">
                <text:p>0</text:p>
              </table:table-cell>
              <table:table-cell office:value-type="float" office:value="16512">
                <text:p>16512</text:p>
              </table:table-cell>
              <table:table-cell office:value-type="float" office:value="14636">
                <text:p>14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7824859020002">
                <text:p>14.7824859020002</text:p>
              </table:table-cell>
              <table:table-cell office:value-type="float" office:value="0.103011105000405">
                <text:p>0.103011105000405</text:p>
              </table:table-cell>
              <table:table-cell office:value-type="float" office:value="16560.4114147338">
                <text:p>16560.4114147338</text:p>
              </table:table-cell>
              <table:table-cell office:value-type="float" office:value="13989">
                <text:p>13989</text:p>
              </table:table-cell>
              <table:table-cell office:value-type="float" office:value="0">
                <text:p>0</text:p>
              </table:table-cell>
              <table:table-cell office:value-type="float" office:value="15634.5">
                <text:p>15634.5</text:p>
              </table:table-cell>
              <table:table-cell office:value-type="float" office:value="14130">
                <text:p>141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9834036859993">
                <text:p>14.9834036859993</text:p>
              </table:table-cell>
              <table:table-cell office:value-type="float" office:value="0.10294906299896">
                <text:p>0.10294906299896</text:p>
              </table:table-cell>
              <table:table-cell office:value-type="float" office:value="17340.802417348">
                <text:p>17340.802417348</text:p>
              </table:table-cell>
              <table:table-cell office:value-type="float" office:value="10181.5">
                <text:p>10181.5</text:p>
              </table:table-cell>
              <table:table-cell office:value-type="float" office:value="0">
                <text:p>0</text:p>
              </table:table-cell>
              <table:table-cell office:value-type="float" office:value="10987.5">
                <text:p>10987.5</text:p>
              </table:table-cell>
              <table:table-cell office:value-type="float" office:value="17081">
                <text:p>170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1839799499994">
                <text:p>15.1839799499994</text:p>
              </table:table-cell>
              <table:table-cell office:value-type="float" office:value="0.102896808999503">
                <text:p>0.102896808999503</text:p>
              </table:table-cell>
              <table:table-cell office:value-type="float" office:value="18157.9684795734">
                <text:p>18157.9684795734</text:p>
              </table:table-cell>
              <table:table-cell office:value-type="float" office:value="14358.5">
                <text:p>14358.5</text:p>
              </table:table-cell>
              <table:table-cell office:value-type="float" office:value="0">
                <text:p>0</text:p>
              </table:table-cell>
              <table:table-cell office:value-type="float" office:value="11683">
                <text:p>11683</text:p>
              </table:table-cell>
              <table:table-cell office:value-type="float" office:value="20655">
                <text:p>206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3851933309998">
                <text:p>15.3851933309998</text:p>
              </table:table-cell>
              <table:table-cell office:value-type="float" office:value="0.102818215000298">
                <text:p>0.102818215000298</text:p>
              </table:table-cell>
              <table:table-cell office:value-type="float" office:value="19013.6425852666">
                <text:p>19013.6425852666</text:p>
              </table:table-cell>
              <table:table-cell office:value-type="float" office:value="20655">
                <text:p>20655</text:p>
              </table:table-cell>
              <table:table-cell office:value-type="float" office:value="0">
                <text:p>0</text:p>
              </table:table-cell>
              <table:table-cell office:value-type="float" office:value="18868">
                <text:p>18868</text:p>
              </table:table-cell>
              <table:table-cell office:value-type="float" office:value="20887">
                <text:p>208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5861591279991">
                <text:p>15.5861591279991</text:p>
              </table:table-cell>
              <table:table-cell office:value-type="float" office:value="0.102741390999654">
                <text:p>0.102741390999654</text:p>
              </table:table-cell>
              <table:table-cell office:value-type="float" office:value="19909.6393832244">
                <text:p>19909.6393832244</text:p>
              </table:table-cell>
              <table:table-cell office:value-type="float" office:value="20887">
                <text:p>20887</text:p>
              </table:table-cell>
              <table:table-cell office:value-type="float" office:value="0">
                <text:p>0</text:p>
              </table:table-cell>
              <table:table-cell office:value-type="float" office:value="20771">
                <text:p>20771</text:p>
              </table:table-cell>
              <table:table-cell office:value-type="float" office:value="18358">
                <text:p>183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7911205700002">
                <text:p>15.7911205700002</text:p>
              </table:table-cell>
              <table:table-cell office:value-type="float" office:value="0.103028376999646">
                <text:p>0.103028376999646</text:p>
              </table:table-cell>
              <table:table-cell office:value-type="float" office:value="20847.8590355538">
                <text:p>20847.8590355538</text:p>
              </table:table-cell>
              <table:table-cell office:value-type="float" office:value="18358">
                <text:p>18358</text:p>
              </table:table-cell>
              <table:table-cell office:value-type="float" office:value="0">
                <text:p>0</text:p>
              </table:table-cell>
              <table:table-cell office:value-type="float" office:value="19622.5">
                <text:p>19622.5</text:p>
              </table:table-cell>
              <table:table-cell office:value-type="float" office:value="17828">
                <text:p>178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9941980189997">
                <text:p>15.9941980189997</text:p>
              </table:table-cell>
              <table:table-cell office:value-type="float" office:value="0.101543334998496">
                <text:p>0.101543334998496</text:p>
              </table:table-cell>
              <table:table-cell office:value-type="float" office:value="21830.2912473914">
                <text:p>21830.2912473914</text:p>
              </table:table-cell>
              <table:table-cell office:value-type="float" office:value="17828">
                <text:p>17828</text:p>
              </table:table-cell>
              <table:table-cell office:value-type="float" office:value="0">
                <text:p>0</text:p>
              </table:table-cell>
              <table:table-cell office:value-type="float" office:value="18093">
                <text:p>18093</text:p>
              </table:table-cell>
              <table:table-cell office:value-type="float" office:value="21726">
                <text:p>217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197937044999">
                <text:p>16.197937044999</text:p>
              </table:table-cell>
              <table:table-cell office:value-type="float" office:value="0.103092901999844">
                <text:p>0.103092901999844</text:p>
              </table:table-cell>
              <table:table-cell office:value-type="float" office:value="22859.0194865193">
                <text:p>22859.0194865193</text:p>
              </table:table-cell>
              <table:table-cell office:value-type="float" office:value="21726">
                <text:p>21726</text:p>
              </table:table-cell>
              <table:table-cell office:value-type="float" office:value="0">
                <text:p>0</text:p>
              </table:table-cell>
              <table:table-cell office:value-type="float" office:value="19777">
                <text:p>19777</text:p>
              </table:table-cell>
              <table:table-cell office:value-type="float" office:value="26111">
                <text:p>26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002332089985">
                <text:p>16.4002332089985</text:p>
              </table:table-cell>
              <table:table-cell office:value-type="float" office:value="0.102589793001243">
                <text:p>0.102589793001243</text:p>
              </table:table-cell>
              <table:table-cell office:value-type="float" office:value="23936.2254018261">
                <text:p>23936.2254018261</text:p>
              </table:table-cell>
              <table:table-cell office:value-type="float" office:value="26111">
                <text:p>26111</text:p>
              </table:table-cell>
              <table:table-cell office:value-type="float" office:value="0">
                <text:p>0</text:p>
              </table:table-cell>
              <table:table-cell office:value-type="float" office:value="23918.5">
                <text:p>23918.5</text:p>
              </table:table-cell>
              <table:table-cell office:value-type="float" office:value="26029">
                <text:p>26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026841319999">
                <text:p>16.6026841319999</text:p>
              </table:table-cell>
              <table:table-cell office:value-type="float" office:value="0.11182143500082">
                <text:p>0.11182143500082</text:p>
              </table:table-cell>
              <table:table-cell office:value-type="float" office:value="25064.1934499817">
                <text:p>25064.1934499817</text:p>
              </table:table-cell>
              <table:table-cell office:value-type="float" office:value="24701.5">
                <text:p>24701.5</text:p>
              </table:table-cell>
              <table:table-cell office:value-type="float" office:value="0">
                <text:p>0</text:p>
              </table:table-cell>
              <table:table-cell office:value-type="float" office:value="26070">
                <text:p>26070</text:p>
              </table:table-cell>
              <table:table-cell office:value-type="float" office:value="22789">
                <text:p>22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8064282089999">
                <text:p>16.8064282089999</text:p>
              </table:table-cell>
              <table:table-cell office:value-type="float" office:value="0.102628556000127">
                <text:p>0.102628556000127</text:p>
              </table:table-cell>
              <table:table-cell office:value-type="float" office:value="26245.315740141">
                <text:p>26245.315740141</text:p>
              </table:table-cell>
              <table:table-cell office:value-type="float" office:value="17602.5">
                <text:p>17602.5</text:p>
              </table:table-cell>
              <table:table-cell office:value-type="float" office:value="0">
                <text:p>0</text:p>
              </table:table-cell>
              <table:table-cell office:value-type="float" office:value="18495">
                <text:p>18495</text:p>
              </table:table-cell>
              <table:table-cell office:value-type="float" office:value="22559">
                <text:p>225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0081821559997">
                <text:p>17.0081821559997</text:p>
              </table:table-cell>
              <table:table-cell office:value-type="float" office:value="0.10279965799964">
                <text:p>0.10279965799964</text:p>
              </table:table-cell>
              <table:table-cell office:value-type="float" office:value="27482.0971069466">
                <text:p>27482.0971069466</text:p>
              </table:table-cell>
              <table:table-cell office:value-type="float" office:value="20010">
                <text:p>20010</text:p>
              </table:table-cell>
              <table:table-cell office:value-type="float" office:value="0">
                <text:p>0</text:p>
              </table:table-cell>
              <table:table-cell office:value-type="float" office:value="19525">
                <text:p>19525</text:p>
              </table:table-cell>
              <table:table-cell office:value-type="float" office:value="27713">
                <text:p>27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114194320002">
                <text:p>17.2114194320002</text:p>
              </table:table-cell>
              <table:table-cell office:value-type="float" office:value="0.103284709999571">
                <text:p>0.103284709999571</text:p>
              </table:table-cell>
              <table:table-cell office:value-type="float" office:value="28777.1604225929">
                <text:p>28777.1604225929</text:p>
              </table:table-cell>
              <table:table-cell office:value-type="float" office:value="26513">
                <text:p>26513</text:p>
              </table:table-cell>
              <table:table-cell office:value-type="float" office:value="0">
                <text:p>0</text:p>
              </table:table-cell>
              <table:table-cell office:value-type="float" office:value="23936">
                <text:p>23936</text:p>
              </table:table-cell>
              <table:table-cell office:value-type="float" office:value="32972">
                <text:p>329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4156990069987">
                <text:p>17.4156990069987</text:p>
              </table:table-cell>
              <table:table-cell office:value-type="float" office:value="0.102618668999639">
                <text:p>0.102618668999639</text:p>
              </table:table-cell>
              <table:table-cell office:value-type="float" office:value="30133.2521592148">
                <text:p>30133.2521592148</text:p>
              </table:table-cell>
              <table:table-cell office:value-type="float" office:value="32972">
                <text:p>32972</text:p>
              </table:table-cell>
              <table:table-cell office:value-type="float" office:value="0">
                <text:p>0</text:p>
              </table:table-cell>
              <table:table-cell office:value-type="float" office:value="30342.5">
                <text:p>30342.5</text:p>
              </table:table-cell>
              <table:table-cell office:value-type="float" office:value="32398">
                <text:p>323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188172269995">
                <text:p>17.6188172269995</text:p>
              </table:table-cell>
              <table:table-cell office:value-type="float" office:value="0.101100379000854">
                <text:p>0.101100379000854</text:p>
              </table:table-cell>
              <table:table-cell office:value-type="float" office:value="31553.2482133972">
                <text:p>31553.2482133972</text:p>
              </table:table-cell>
              <table:table-cell office:value-type="float" office:value="32398">
                <text:p>32398</text:p>
              </table:table-cell>
              <table:table-cell office:value-type="float" office:value="0">
                <text:p>0</text:p>
              </table:table-cell>
              <table:table-cell office:value-type="float" office:value="32685">
                <text:p>32685</text:p>
              </table:table-cell>
              <table:table-cell office:value-type="float" office:value="28322">
                <text:p>283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226464859999">
                <text:p>17.8226464859999</text:p>
              </table:table-cell>
              <table:table-cell office:value-type="float" office:value="0.103276835001452">
                <text:p>0.103276835001452</text:p>
              </table:table-cell>
              <table:table-cell office:value-type="float" office:value="33040.1600051587">
                <text:p>33040.1600051587</text:p>
              </table:table-cell>
              <table:table-cell office:value-type="float" office:value="28322">
                <text:p>28322</text:p>
              </table:table-cell>
              <table:table-cell office:value-type="float" office:value="0">
                <text:p>0</text:p>
              </table:table-cell>
              <table:table-cell office:value-type="float" office:value="30360">
                <text:p>30360</text:p>
              </table:table-cell>
              <table:table-cell office:value-type="float" office:value="28601">
                <text:p>286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0265363819999">
                <text:p>18.0265363819999</text:p>
              </table:table-cell>
              <table:table-cell office:value-type="float" office:value="0.102851702000407">
                <text:p>0.102851702000407</text:p>
              </table:table-cell>
              <table:table-cell office:value-type="float" office:value="34597.1408643433">
                <text:p>34597.1408643433</text:p>
              </table:table-cell>
              <table:table-cell office:value-type="float" office:value="28601">
                <text:p>28601</text:p>
              </table:table-cell>
              <table:table-cell office:value-type="float" office:value="0">
                <text:p>0</text:p>
              </table:table-cell>
              <table:table-cell office:value-type="float" office:value="28461.5">
                <text:p>28461.5</text:p>
              </table:table-cell>
              <table:table-cell office:value-type="float" office:value="35481">
                <text:p>354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2305998719985">
                <text:p>18.2305998719985</text:p>
              </table:table-cell>
              <table:table-cell office:value-type="float" office:value="0.102387517999887">
                <text:p>0.102387517999887</text:p>
              </table:table-cell>
              <table:table-cell office:value-type="float" office:value="36227.4927179628">
                <text:p>36227.4927179628</text:p>
              </table:table-cell>
              <table:table-cell office:value-type="float" office:value="35481">
                <text:p>35481</text:p>
              </table:table-cell>
              <table:table-cell office:value-type="float" office:value="0">
                <text:p>0</text:p>
              </table:table-cell>
              <table:table-cell office:value-type="float" office:value="32041">
                <text:p>32041</text:p>
              </table:table-cell>
              <table:table-cell office:value-type="float" office:value="41624">
                <text:p>416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4337954919993">
                <text:p>18.4337954919993</text:p>
              </table:table-cell>
              <table:table-cell office:value-type="float" office:value="0.102531313001236">
                <text:p>0.102531313001236</text:p>
              </table:table-cell>
              <table:table-cell office:value-type="float" office:value="37934.6730926737">
                <text:p>37934.6730926737</text:p>
              </table:table-cell>
              <table:table-cell office:value-type="float" office:value="41624">
                <text:p>41624</text:p>
              </table:table-cell>
              <table:table-cell office:value-type="float" office:value="0">
                <text:p>0</text:p>
              </table:table-cell>
              <table:table-cell office:value-type="float" office:value="38552.5">
                <text:p>38552.5</text:p>
              </table:table-cell>
              <table:table-cell office:value-type="float" office:value="40213">
                <text:p>402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6406436069992">
                <text:p>18.6406436069992</text:p>
              </table:table-cell>
              <table:table-cell office:value-type="float" office:value="0.190063203999671">
                <text:p>0.190063203999671</text:p>
              </table:table-cell>
              <table:table-cell office:value-type="float" office:value="39722.3024472378">
                <text:p>39722.3024472378</text:p>
              </table:table-cell>
              <table:table-cell office:value-type="float" office:value="26052">
                <text:p>26052</text:p>
              </table:table-cell>
              <table:table-cell office:value-type="float" office:value="0">
                <text:p>0</text:p>
              </table:table-cell>
              <table:table-cell office:value-type="float" office:value="26757.5">
                <text:p>26757.5</text:p>
              </table:table-cell>
              <table:table-cell office:value-type="float" office:value="35098">
                <text:p>350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843680082">
                <text:p>18.843680082</text:p>
              </table:table-cell>
              <table:table-cell office:value-type="float" office:value="0.102378117999251">
                <text:p>0.102378117999251</text:p>
              </table:table-cell>
              <table:table-cell office:value-type="float" office:value="41594.1718505166">
                <text:p>41594.1718505166</text:p>
              </table:table-cell>
              <table:table-cell office:value-type="float" office:value="33918.5">
                <text:p>33918.5</text:p>
              </table:table-cell>
              <table:table-cell office:value-type="float" office:value="0">
                <text:p>0</text:p>
              </table:table-cell>
              <table:table-cell office:value-type="float" office:value="36476">
                <text:p>36476</text:p>
              </table:table-cell>
              <table:table-cell office:value-type="float" office:value="36419">
                <text:p>364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0467851489993">
                <text:p>19.0467851489993</text:p>
              </table:table-cell>
              <table:table-cell office:value-type="float" office:value="0.102751609001643">
                <text:p>0.102751609001643</text:p>
              </table:table-cell>
              <table:table-cell office:value-type="float" office:value="43554.2510212826">
                <text:p>43554.2510212826</text:p>
              </table:table-cell>
              <table:table-cell office:value-type="float" office:value="36419">
                <text:p>36419</text:p>
              </table:table-cell>
              <table:table-cell office:value-type="float" office:value="0">
                <text:p>0</text:p>
              </table:table-cell>
              <table:table-cell office:value-type="float" office:value="35758.5">
                <text:p>35758.5</text:p>
              </table:table-cell>
              <table:table-cell office:value-type="float" office:value="45472">
                <text:p>454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2507191889999">
                <text:p>19.2507191889999</text:p>
              </table:table-cell>
              <table:table-cell office:value-type="float" office:value="0.102768867998748">
                <text:p>0.102768867998748</text:p>
              </table:table-cell>
              <table:table-cell office:value-type="float" office:value="45606.6967468986">
                <text:p>45606.6967468986</text:p>
              </table:table-cell>
              <table:table-cell office:value-type="float" office:value="45472">
                <text:p>45472</text:p>
              </table:table-cell>
              <table:table-cell office:value-type="float" office:value="0">
                <text:p>0</text:p>
              </table:table-cell>
              <table:table-cell office:value-type="float" office:value="40945.5">
                <text:p>40945.5</text:p>
              </table:table-cell>
              <table:table-cell office:value-type="float" office:value="52447">
                <text:p>524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4530413020002">
                <text:p>19.4530413020002</text:p>
              </table:table-cell>
              <table:table-cell office:value-type="float" office:value="0.102755507999973">
                <text:p>0.102755507999973</text:p>
              </table:table-cell>
              <table:table-cell office:value-type="float" office:value="47755.8616987169">
                <text:p>47755.8616987169</text:p>
              </table:table-cell>
              <table:table-cell office:value-type="float" office:value="52447">
                <text:p>52447</text:p>
              </table:table-cell>
              <table:table-cell office:value-type="float" office:value="0">
                <text:p>0</text:p>
              </table:table-cell>
              <table:table-cell office:value-type="float" office:value="48959.5">
                <text:p>48959.5</text:p>
              </table:table-cell>
              <table:table-cell office:value-type="float" office:value="49808">
                <text:p>49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556827349996">
                <text:p>19.6556827349996</text:p>
              </table:table-cell>
              <table:table-cell office:value-type="float" office:value="0.102741808999781">
                <text:p>0.102741808999781</text:p>
              </table:table-cell>
              <table:table-cell office:value-type="float" office:value="50006.303662895">
                <text:p>50006.303662895</text:p>
              </table:table-cell>
              <table:table-cell office:value-type="float" office:value="49808">
                <text:p>49808</text:p>
              </table:table-cell>
              <table:table-cell office:value-type="float" office:value="0">
                <text:p>0</text:p>
              </table:table-cell>
              <table:table-cell office:value-type="float" office:value="51127.5">
                <text:p>51127.5</text:p>
              </table:table-cell>
              <table:table-cell office:value-type="float" office:value="43764">
                <text:p>437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593440289988">
                <text:p>19.8593440289988</text:p>
              </table:table-cell>
              <table:table-cell office:value-type="float" office:value="0.102396955999211">
                <text:p>0.102396955999211</text:p>
              </table:table-cell>
              <table:table-cell office:value-type="float" office:value="52362.7952062029">
                <text:p>52362.7952062029</text:p>
              </table:table-cell>
              <table:table-cell office:value-type="float" office:value="43764">
                <text:p>43764</text:p>
              </table:table-cell>
              <table:table-cell office:value-type="float" office:value="0">
                <text:p>0</text:p>
              </table:table-cell>
              <table:table-cell office:value-type="float" office:value="46786">
                <text:p>46786</text:p>
              </table:table-cell>
              <table:table-cell office:value-type="float" office:value="46313">
                <text:p>463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0652034689992">
                <text:p>20.0652034689992</text:p>
              </table:table-cell>
              <table:table-cell office:value-type="float" office:value="0.106773816998611">
                <text:p>0.106773816998611</text:p>
              </table:table-cell>
              <table:table-cell office:value-type="float" office:value="54830.3337973214">
                <text:p>54830.3337973214</text:p>
              </table:table-cell>
              <table:table-cell office:value-type="float" office:value="46313">
                <text:p>46313</text:p>
              </table:table-cell>
              <table:table-cell office:value-type="float" office:value="0">
                <text:p>0</text:p>
              </table:table-cell>
              <table:table-cell office:value-type="float" office:value="45038.5">
                <text:p>45038.5</text:p>
              </table:table-cell>
              <table:table-cell office:value-type="float" office:value="58137">
                <text:p>581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2682606919989">
                <text:p>20.2682606919989</text:p>
              </table:table-cell>
              <table:table-cell office:value-type="float" office:value="0.103172887000255">
                <text:p>0.103172887000255</text:p>
              </table:table-cell>
              <table:table-cell office:value-type="float" office:value="57414.1524050945">
                <text:p>57414.1524050945</text:p>
              </table:table-cell>
              <table:table-cell office:value-type="float" office:value="62054">
                <text:p>62054</text:p>
              </table:table-cell>
              <table:table-cell office:value-type="float" office:value="0">
                <text:p>0</text:p>
              </table:table-cell>
              <table:table-cell office:value-type="float" office:value="52225">
                <text:p>52225</text:p>
              </table:table-cell>
              <table:table-cell office:value-type="float" office:value="65971">
                <text:p>659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4691783559992">
                <text:p>20.4691783559992</text:p>
              </table:table-cell>
              <table:table-cell office:value-type="float" office:value="0.103520446000402">
                <text:p>0.103520446000402</text:p>
              </table:table-cell>
              <table:table-cell office:value-type="float" office:value="60119.7305962135">
                <text:p>60119.7305962135</text:p>
              </table:table-cell>
              <table:table-cell office:value-type="float" office:value="62054">
                <text:p>62054</text:p>
              </table:table-cell>
              <table:table-cell office:value-type="float" office:value="0">
                <text:p>0</text:p>
              </table:table-cell>
              <table:table-cell office:value-type="float" office:value="62054">
                <text:p>62054</text:p>
              </table:table-cell>
              <table:table-cell office:value-type="float" office:value="61815">
                <text:p>61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6717044069992">
                <text:p>20.6717044069992</text:p>
              </table:table-cell>
              <table:table-cell office:value-type="float" office:value="0.104749374000676">
                <text:p>0.104749374000676</text:p>
              </table:table-cell>
              <table:table-cell office:value-type="float" office:value="62952.8061558664">
                <text:p>62952.8061558664</text:p>
              </table:table-cell>
              <table:table-cell office:value-type="float" office:value="61815">
                <text:p>61815</text:p>
              </table:table-cell>
              <table:table-cell office:value-type="float" office:value="0">
                <text:p>0</text:p>
              </table:table-cell>
              <table:table-cell office:value-type="float" office:value="63893">
                <text:p>63893</text:p>
              </table:table-cell>
              <table:table-cell office:value-type="float" office:value="54610">
                <text:p>546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9404493919992">
                <text:p>20.9404493919992</text:p>
              </table:table-cell>
              <table:table-cell office:value-type="float" office:value="0.207482855999842">
                <text:p>0.207482855999842</text:p>
              </table:table-cell>
              <table:table-cell office:value-type="float" office:value="65919.3872559984">
                <text:p>65919.3872559984</text:p>
              </table:table-cell>
              <table:table-cell office:value-type="float" office:value="40874">
                <text:p>40874</text:p>
              </table:table-cell>
              <table:table-cell office:value-type="float" office:value="0">
                <text:p>0</text:p>
              </table:table-cell>
              <table:table-cell office:value-type="float" office:value="44476.5">
                <text:p>44476.5</text:p>
              </table:table-cell>
              <table:table-cell office:value-type="float" office:value="62349">
                <text:p>623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1433883929985">
                <text:p>21.1433883929985</text:p>
              </table:table-cell>
              <table:table-cell office:value-type="float" office:value="0.102611507998517">
                <text:p>0.102611507998517</text:p>
              </table:table-cell>
              <table:table-cell office:value-type="float" office:value="69025.7651969872">
                <text:p>69025.7651969872</text:p>
              </table:table-cell>
              <table:table-cell office:value-type="float" office:value="61149">
                <text:p>61149</text:p>
              </table:table-cell>
              <table:table-cell office:value-type="float" office:value="0">
                <text:p>0</text:p>
              </table:table-cell>
              <table:table-cell office:value-type="float" office:value="57279.5">
                <text:p>57279.5</text:p>
              </table:table-cell>
              <table:table-cell office:value-type="float" office:value="77168">
                <text:p>771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345763252999">
                <text:p>21.345763252999</text:p>
              </table:table-cell>
              <table:table-cell office:value-type="float" office:value="0.103368303000025">
                <text:p>0.103368303000025</text:p>
              </table:table-cell>
              <table:table-cell office:value-type="float" office:value="72278.5277497562">
                <text:p>72278.5277497562</text:p>
              </table:table-cell>
              <table:table-cell office:value-type="float" office:value="77168">
                <text:p>77168</text:p>
              </table:table-cell>
              <table:table-cell office:value-type="float" office:value="0">
                <text:p>0</text:p>
              </table:table-cell>
              <table:table-cell office:value-type="float" office:value="69758.5">
                <text:p>69758.5</text:p>
              </table:table-cell>
              <table:table-cell office:value-type="float" office:value="81187">
                <text:p>811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5483796150002">
                <text:p>21.5483796150002</text:p>
              </table:table-cell>
              <table:table-cell office:value-type="float" office:value="0.102620308000041">
                <text:p>0.102620308000041</text:p>
              </table:table-cell>
              <table:table-cell office:value-type="float" office:value="75684.57312662">
                <text:p>75684.57312662</text:p>
              </table:table-cell>
              <table:table-cell office:value-type="float" office:value="81187">
                <text:p>81187</text:p>
              </table:table-cell>
              <table:table-cell office:value-type="float" office:value="0">
                <text:p>0</text:p>
              </table:table-cell>
              <table:table-cell office:value-type="float" office:value="79177.5">
                <text:p>79177.5</text:p>
              </table:table-cell>
              <table:table-cell office:value-type="float" office:value="72235">
                <text:p>722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750343407999">
                <text:p>21.750343407999</text:p>
              </table:table-cell>
              <table:table-cell office:value-type="float" office:value="0.10306611300075">
                <text:p>0.10306611300075</text:p>
              </table:table-cell>
              <table:table-cell office:value-type="float" office:value="79251.12461049">
                <text:p>79251.12461049</text:p>
              </table:table-cell>
              <table:table-cell office:value-type="float" office:value="72235">
                <text:p>72235</text:p>
              </table:table-cell>
              <table:table-cell office:value-type="float" office:value="0">
                <text:p>0</text:p>
              </table:table-cell>
              <table:table-cell office:value-type="float" office:value="76711">
                <text:p>76711</text:p>
              </table:table-cell>
              <table:table-cell office:value-type="float" office:value="67363">
                <text:p>673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9526850629991">
                <text:p>21.9526850629991</text:p>
              </table:table-cell>
              <table:table-cell office:value-type="float" office:value="0.101974492001318">
                <text:p>0.101974492001318</text:p>
              </table:table-cell>
              <table:table-cell office:value-type="float" office:value="82985.7458734657">
                <text:p>82985.7458734657</text:p>
              </table:table-cell>
              <table:table-cell office:value-type="float" office:value="67363">
                <text:p>67363</text:p>
              </table:table-cell>
              <table:table-cell office:value-type="float" office:value="0">
                <text:p>0</text:p>
              </table:table-cell>
              <table:table-cell office:value-type="float" office:value="69799">
                <text:p>69799</text:p>
              </table:table-cell>
              <table:table-cell office:value-type="float" office:value="79395">
                <text:p>793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1559364189998">
                <text:p>22.1559364189998</text:p>
              </table:table-cell>
              <table:table-cell office:value-type="float" office:value="0.102898101000392">
                <text:p>0.102898101000392</text:p>
              </table:table-cell>
              <table:table-cell office:value-type="float" office:value="86896.3570172969">
                <text:p>86896.3570172969</text:p>
              </table:table-cell>
              <table:table-cell office:value-type="float" office:value="79395">
                <text:p>79395</text:p>
              </table:table-cell>
              <table:table-cell office:value-type="float" office:value="0">
                <text:p>0</text:p>
              </table:table-cell>
              <table:table-cell office:value-type="float" office:value="73379">
                <text:p>73379</text:p>
              </table:table-cell>
              <table:table-cell office:value-type="float" office:value="97753">
                <text:p>977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3617059319986">
                <text:p>22.3617059319986</text:p>
              </table:table-cell>
              <table:table-cell office:value-type="float" office:value="0.111279528999148">
                <text:p>0.111279528999148</text:p>
              </table:table-cell>
              <table:table-cell office:value-type="float" office:value="90991.2513697358">
                <text:p>90991.2513697358</text:p>
              </table:table-cell>
              <table:table-cell office:value-type="float" office:value="97753">
                <text:p>97753</text:p>
              </table:table-cell>
              <table:table-cell office:value-type="float" office:value="0">
                <text:p>0</text:p>
              </table:table-cell>
              <table:table-cell office:value-type="float" office:value="88574">
                <text:p>88574</text:p>
              </table:table-cell>
              <table:table-cell office:value-type="float" office:value="101372">
                <text:p>1013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5641705729995">
                <text:p>22.5641705729995</text:p>
              </table:table-cell>
              <table:table-cell office:value-type="float" office:value="0.102717626999947">
                <text:p>0.102717626999947</text:p>
              </table:table-cell>
              <table:table-cell office:value-type="float" office:value="95279.1130723973">
                <text:p>95279.1130723973</text:p>
              </table:table-cell>
              <table:table-cell office:value-type="float" office:value="101372">
                <text:p>101372</text:p>
              </table:table-cell>
              <table:table-cell office:value-type="float" office:value="0">
                <text:p>0</text:p>
              </table:table-cell>
              <table:table-cell office:value-type="float" office:value="99562.5">
                <text:p>99562.5</text:p>
              </table:table-cell>
              <table:table-cell office:value-type="float" office:value="89639">
                <text:p>896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7666026850002">
                <text:p>22.7666026850002</text:p>
              </table:table-cell>
              <table:table-cell office:value-type="float" office:value="0.102543733000857">
                <text:p>0.102543733000857</text:p>
              </table:table-cell>
              <table:table-cell office:value-type="float" office:value="99769.0354974292">
                <text:p>99769.0354974292</text:p>
              </table:table-cell>
              <table:table-cell office:value-type="float" office:value="87864.5">
                <text:p>87864.5</text:p>
              </table:table-cell>
              <table:table-cell office:value-type="float" office:value="0">
                <text:p>0</text:p>
              </table:table-cell>
              <table:table-cell office:value-type="float" office:value="93731">
                <text:p>93731</text:p>
              </table:table-cell>
              <table:table-cell office:value-type="float" office:value="84891">
                <text:p>848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9714276079994">
                <text:p>22.9714276079994</text:p>
              </table:table-cell>
              <table:table-cell office:value-type="float" office:value="0.105882376999944">
                <text:p>0.105882376999944</text:p>
              </table:table-cell>
              <table:table-cell office:value-type="float" office:value="104470.540532046">
                <text:p>104470.540532046</text:p>
              </table:table-cell>
              <table:table-cell office:value-type="float" office:value="84291">
                <text:p>84291</text:p>
              </table:table-cell>
              <table:table-cell office:value-type="float" office:value="0">
                <text:p>0</text:p>
              </table:table-cell>
              <table:table-cell office:value-type="float" office:value="84865">
                <text:p>84865</text:p>
              </table:table-cell>
              <table:table-cell office:value-type="float" office:value="101612">
                <text:p>1016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.1759235869995">
                <text:p>23.1759235869995</text:p>
              </table:table-cell>
              <table:table-cell office:value-type="float" office:value="0.104790041999877">
                <text:p>0.104790041999877</text:p>
              </table:table-cell>
              <table:table-cell office:value-type="float" office:value="109393.598771827">
                <text:p>109393.598771827</text:p>
              </table:table-cell>
              <table:table-cell office:value-type="float" office:value="104012">
                <text:p>104012</text:p>
              </table:table-cell>
              <table:table-cell office:value-type="float" office:value="0">
                <text:p>0</text:p>
              </table:table-cell>
              <table:table-cell office:value-type="float" office:value="92651.5">
                <text:p>92651.5</text:p>
              </table:table-cell>
              <table:table-cell office:value-type="float" office:value="124019">
                <text:p>124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3771558909993">
                <text:p>23.3771558909993</text:p>
              </table:table-cell>
              <table:table-cell office:value-type="float" office:value="0.10238162999849">
                <text:p>0.10238162999849</text:p>
              </table:table-cell>
              <table:table-cell office:value-type="float" office:value="114548.650665596">
                <text:p>114548.650665596</text:p>
              </table:table-cell>
              <table:table-cell office:value-type="float" office:value="116219">
                <text:p>116219</text:p>
              </table:table-cell>
              <table:table-cell office:value-type="float" office:value="0">
                <text:p>0</text:p>
              </table:table-cell>
              <table:table-cell office:value-type="float" office:value="109815.5">
                <text:p>109815.5</text:p>
              </table:table-cell>
              <table:table-cell office:value-type="float" office:value="126570">
                <text:p>1265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5778735019994">
                <text:p>23.5778735019994</text:p>
              </table:table-cell>
              <table:table-cell office:value-type="float" office:value="0.116180795001128">
                <text:p>0.116180795001128</text:p>
              </table:table-cell>
              <table:table-cell office:value-type="float" office:value="119946.628656741">
                <text:p>119946.628656741</text:p>
              </table:table-cell>
              <table:table-cell office:value-type="float" office:value="78960.5">
                <text:p>78960.5</text:p>
              </table:table-cell>
              <table:table-cell office:value-type="float" office:value="0">
                <text:p>0</text:p>
              </table:table-cell>
              <table:table-cell office:value-type="float" office:value="77685">
                <text:p>77685</text:p>
              </table:table-cell>
              <table:table-cell office:value-type="float" office:value="111418">
                <text:p>1114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779717337">
                <text:p>23.779717337</text:p>
              </table:table-cell>
              <table:table-cell office:value-type="float" office:value="0.101409122000405">
                <text:p>0.101409122000405</text:p>
              </table:table-cell>
              <table:table-cell office:value-type="float" office:value="125598.980367905">
                <text:p>125598.980367905</text:p>
              </table:table-cell>
              <table:table-cell office:value-type="float" office:value="111418">
                <text:p>111418</text:p>
              </table:table-cell>
              <table:table-cell office:value-type="float" office:value="0">
                <text:p>0</text:p>
              </table:table-cell>
              <table:table-cell office:value-type="float" office:value="118994">
                <text:p>118994</text:p>
              </table:table-cell>
              <table:table-cell office:value-type="float" office:value="107099">
                <text:p>1070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983012966999">
                <text:p>23.983012966999</text:p>
              </table:table-cell>
              <table:table-cell office:value-type="float" office:value="0.103707949998352">
                <text:p>0.103707949998352</text:p>
              </table:table-cell>
              <table:table-cell office:value-type="float" office:value="131517.692878237">
                <text:p>131517.692878237</text:p>
              </table:table-cell>
              <table:table-cell office:value-type="float" office:value="107099">
                <text:p>107099</text:p>
              </table:table-cell>
              <table:table-cell office:value-type="float" office:value="0">
                <text:p>0</text:p>
              </table:table-cell>
              <table:table-cell office:value-type="float" office:value="109258.5">
                <text:p>109258.5</text:p>
              </table:table-cell>
              <table:table-cell office:value-type="float" office:value="129508">
                <text:p>1295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.1871269019994">
                <text:p>24.1871269019994</text:p>
              </table:table-cell>
              <table:table-cell office:value-type="float" office:value="0.102653612999347">
                <text:p>0.102653612999347</text:p>
              </table:table-cell>
              <table:table-cell office:value-type="float" office:value="137715.318144687">
                <text:p>137715.318144687</text:p>
              </table:table-cell>
              <table:table-cell office:value-type="float" office:value="129508">
                <text:p>129508</text:p>
              </table:table-cell>
              <table:table-cell office:value-type="float" office:value="0">
                <text:p>0</text:p>
              </table:table-cell>
              <table:table-cell office:value-type="float" office:value="118303.5">
                <text:p>118303.5</text:p>
              </table:table-cell>
              <table:table-cell office:value-type="float" office:value="156816">
                <text:p>1568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3896072299995">
                <text:p>24.3896072299995</text:p>
              </table:table-cell>
              <table:table-cell office:value-type="float" office:value="0.103757378999944">
                <text:p>0.103757378999944</text:p>
              </table:table-cell>
              <table:table-cell office:value-type="float" office:value="144204.999621239">
                <text:p>144204.999621239</text:p>
              </table:table-cell>
              <table:table-cell office:value-type="float" office:value="153531">
                <text:p>153531</text:p>
              </table:table-cell>
              <table:table-cell office:value-type="float" office:value="0">
                <text:p>0</text:p>
              </table:table-cell>
              <table:table-cell office:value-type="float" office:value="139877">
                <text:p>139877</text:p>
              </table:table-cell>
              <table:table-cell office:value-type="float" office:value="157956">
                <text:p>157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5922329219993">
                <text:p>24.5922329219993</text:p>
              </table:table-cell>
              <table:table-cell office:value-type="float" office:value="0.103231306000453">
                <text:p>0.103231306000453</text:p>
              </table:table-cell>
              <table:table-cell office:value-type="float" office:value="151000.500132554">
                <text:p>151000.500132554</text:p>
              </table:table-cell>
              <table:table-cell office:value-type="float" office:value="156156">
                <text:p>156156</text:p>
              </table:table-cell>
              <table:table-cell office:value-type="float" office:value="0">
                <text:p>0</text:p>
              </table:table-cell>
              <table:table-cell office:value-type="float" office:value="157386">
                <text:p>157386</text:p>
              </table:table-cell>
              <table:table-cell office:value-type="float" office:value="138562">
                <text:p>1385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7950843319995">
                <text:p>24.7950843319995</text:p>
              </table:table-cell>
              <table:table-cell office:value-type="float" office:value="0.102378225999928">
                <text:p>0.102378225999928</text:p>
              </table:table-cell>
              <table:table-cell office:value-type="float" office:value="158116.231061127">
                <text:p>158116.231061127</text:p>
              </table:table-cell>
              <table:table-cell office:value-type="float" office:value="136951.5">
                <text:p>136951.5</text:p>
              </table:table-cell>
              <table:table-cell office:value-type="float" office:value="0">
                <text:p>0</text:p>
              </table:table-cell>
              <table:table-cell office:value-type="float" office:value="146459">
                <text:p>146459</text:p>
              </table:table-cell>
              <table:table-cell office:value-type="float" office:value="135341">
                <text:p>1353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9967153090001">
                <text:p>24.9967153090001</text:p>
              </table:table-cell>
              <table:table-cell office:value-type="float" office:value="0.102226539000185">
                <text:p>0.102226539000185</text:p>
              </table:table-cell>
              <table:table-cell office:value-type="float" office:value="165567.282909851">
                <text:p>165567.282909851</text:p>
              </table:table-cell>
              <table:table-cell office:value-type="float" office:value="133351.5">
                <text:p>133351.5</text:p>
              </table:table-cell>
              <table:table-cell office:value-type="float" office:value="0">
                <text:p>0</text:p>
              </table:table-cell>
              <table:table-cell office:value-type="float" office:value="133351.5">
                <text:p>133351.5</text:p>
              </table:table-cell>
              <table:table-cell office:value-type="float" office:value="165168">
                <text:p>1651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.1994658809999">
                <text:p>25.1994658809999</text:p>
              </table:table-cell>
              <table:table-cell office:value-type="float" office:value="0.102563277998343">
                <text:p>0.102563277998343</text:p>
              </table:table-cell>
              <table:table-cell office:value-type="float" office:value="173369.457304817">
                <text:p>173369.457304817</text:p>
              </table:table-cell>
              <table:table-cell office:value-type="float" office:value="161568">
                <text:p>161568</text:p>
              </table:table-cell>
              <table:table-cell office:value-type="float" office:value="0">
                <text:p>0</text:p>
              </table:table-cell>
              <table:table-cell office:value-type="float" office:value="146654.5">
                <text:p>146654.5</text:p>
              </table:table-cell>
              <table:table-cell office:value-type="float" office:value="198112">
                <text:p>198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4021812939991">
                <text:p>25.4021812939991</text:p>
              </table:table-cell>
              <table:table-cell office:value-type="float" office:value="0.103962623999905">
                <text:p>0.103962623999905</text:p>
              </table:table-cell>
              <table:table-cell office:value-type="float" office:value="181539.300506202">
                <text:p>181539.300506202</text:p>
              </table:table-cell>
              <table:table-cell office:value-type="float" office:value="195112">
                <text:p>195112</text:p>
              </table:table-cell>
              <table:table-cell office:value-type="float" office:value="0">
                <text:p>0</text:p>
              </table:table-cell>
              <table:table-cell office:value-type="float" office:value="178640">
                <text:p>178640</text:p>
              </table:table-cell>
              <table:table-cell office:value-type="float" office:value="197136">
                <text:p>1971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6058933549994">
                <text:p>25.6058933549994</text:p>
              </table:table-cell>
              <table:table-cell office:value-type="float" office:value="0.10196293700028">
                <text:p>0.10196293700028</text:p>
              </table:table-cell>
              <table:table-cell office:value-type="float" office:value="190094.138498324">
                <text:p>190094.138498324</text:p>
              </table:table-cell>
              <table:table-cell office:value-type="float" office:value="194736">
                <text:p>194736</text:p>
              </table:table-cell>
              <table:table-cell office:value-type="float" office:value="0">
                <text:p>0</text:p>
              </table:table-cell>
              <table:table-cell office:value-type="float" office:value="197624">
                <text:p>197624</text:p>
              </table:table-cell>
              <table:table-cell office:value-type="float" office:value="172421">
                <text:p>1724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8107291299984">
                <text:p>25.8107291299984</text:p>
              </table:table-cell>
              <table:table-cell office:value-type="float" office:value="0.151645746000213">
                <text:p>0.151645746000213</text:p>
              </table:table-cell>
              <table:table-cell office:value-type="float" office:value="199052.113733276">
                <text:p>199052.113733276</text:p>
              </table:table-cell>
              <table:table-cell office:value-type="float" office:value="132165">
                <text:p>132165</text:p>
              </table:table-cell>
              <table:table-cell office:value-type="float" office:value="0">
                <text:p>0</text:p>
              </table:table-cell>
              <table:table-cell office:value-type="float" office:value="142122.5">
                <text:p>142122.5</text:p>
              </table:table-cell>
              <table:table-cell office:value-type="float" office:value="171392">
                <text:p>1713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.0110894499994">
                <text:p>26.0110894499994</text:p>
              </table:table-cell>
              <table:table-cell office:value-type="float" office:value="0.102739154001029">
                <text:p>0.102739154001029</text:p>
              </table:table-cell>
              <table:table-cell office:value-type="float" office:value="208432.223606065">
                <text:p>208432.223606065</text:p>
              </table:table-cell>
              <table:table-cell office:value-type="float" office:value="167192">
                <text:p>167192</text:p>
              </table:table-cell>
              <table:table-cell office:value-type="float" office:value="0">
                <text:p>0</text:p>
              </table:table-cell>
              <table:table-cell office:value-type="float" office:value="167706.5">
                <text:p>167706.5</text:p>
              </table:table-cell>
              <table:table-cell office:value-type="float" office:value="210755">
                <text:p>2107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.2903454999996">
                <text:p>26.2903454999996</text:p>
              </table:table-cell>
              <table:table-cell office:value-type="float" office:value="0.213965852999536">
                <text:p>0.213965852999536</text:p>
              </table:table-cell>
              <table:table-cell office:value-type="float" office:value="218254.360742848">
                <text:p>218254.360742848</text:p>
              </table:table-cell>
              <table:table-cell office:value-type="float" office:value="182936">
                <text:p>182936</text:p>
              </table:table-cell>
              <table:table-cell office:value-type="float" office:value="0">
                <text:p>0</text:p>
              </table:table-cell>
              <table:table-cell office:value-type="float" office:value="163254.5">
                <text:p>163254.5</text:p>
              </table:table-cell>
              <table:table-cell office:value-type="float" office:value="249906">
                <text:p>2499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4927368359986">
                <text:p>26.4927368359986</text:p>
              </table:table-cell>
              <table:table-cell office:value-type="float" office:value="0.103761722999479">
                <text:p>0.103761722999479</text:p>
              </table:table-cell>
              <table:table-cell office:value-type="float" office:value="228539.355187703">
                <text:p>228539.355187703</text:p>
              </table:table-cell>
              <table:table-cell office:value-type="float" office:value="245706">
                <text:p>245706</text:p>
              </table:table-cell>
              <table:table-cell office:value-type="float" office:value="0">
                <text:p>0</text:p>
              </table:table-cell>
              <table:table-cell office:value-type="float" office:value="226130.5">
                <text:p>226130.5</text:p>
              </table:table-cell>
              <table:table-cell office:value-type="float" office:value="229941">
                <text:p>2299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6959048079989">
                <text:p>26.6959048079989</text:p>
              </table:table-cell>
              <table:table-cell office:value-type="float" office:value="0.101352378000229">
                <text:p>0.101352378000229</text:p>
              </table:table-cell>
              <table:table-cell office:value-type="float" office:value="239309.018577411">
                <text:p>239309.018577411</text:p>
              </table:table-cell>
              <table:table-cell office:value-type="float" office:value="226188">
                <text:p>226188</text:p>
              </table:table-cell>
              <table:table-cell office:value-type="float" office:value="0">
                <text:p>0</text:p>
              </table:table-cell>
              <table:table-cell office:value-type="float" office:value="236170.5">
                <text:p>236170.5</text:p>
              </table:table-cell>
              <table:table-cell office:value-type="float" office:value="205411">
                <text:p>2054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9008149919991">
                <text:p>26.9008149919991</text:p>
              </table:table-cell>
              <table:table-cell office:value-type="float" office:value="0.101776075998714">
                <text:p>0.101776075998714</text:p>
              </table:table-cell>
              <table:table-cell office:value-type="float" office:value="250586.19039792">
                <text:p>250586.19039792</text:p>
              </table:table-cell>
              <table:table-cell office:value-type="float" office:value="197011">
                <text:p>197011</text:p>
              </table:table-cell>
              <table:table-cell office:value-type="float" office:value="0">
                <text:p>0</text:p>
              </table:table-cell>
              <table:table-cell office:value-type="float" office:value="209276">
                <text:p>209276</text:p>
              </table:table-cell>
              <table:table-cell office:value-type="float" office:value="228775">
                <text:p>2287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.1033524659997">
                <text:p>27.1033524659997</text:p>
              </table:table-cell>
              <table:table-cell office:value-type="float" office:value="0.101817975000813">
                <text:p>0.101817975000813</text:p>
              </table:table-cell>
              <table:table-cell office:value-type="float" office:value="262394.786420597">
                <text:p>262394.786420597</text:p>
              </table:table-cell>
              <table:table-cell office:value-type="float" office:value="225775">
                <text:p>225775</text:p>
              </table:table-cell>
              <table:table-cell office:value-type="float" office:value="0">
                <text:p>0</text:p>
              </table:table-cell>
              <table:table-cell office:value-type="float" office:value="214093">
                <text:p>214093</text:p>
              </table:table-cell>
              <table:table-cell office:value-type="float" office:value="286341">
                <text:p>2863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.3064050839985">
                <text:p>27.3064050839985</text:p>
              </table:table-cell>
              <table:table-cell office:value-type="float" office:value="0.101191604000633">
                <text:p>0.101191604000633</text:p>
              </table:table-cell>
              <table:table-cell office:value-type="float" office:value="274759.849420985">
                <text:p>274759.849420985</text:p>
              </table:table-cell>
              <table:table-cell office:value-type="float" office:value="284541">
                <text:p>284541</text:p>
              </table:table-cell>
              <table:table-cell office:value-type="float" office:value="0">
                <text:p>0</text:p>
              </table:table-cell>
              <table:table-cell office:value-type="float" office:value="255758">
                <text:p>255758</text:p>
              </table:table-cell>
              <table:table-cell office:value-type="float" office:value="313349">
                <text:p>3133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5089030889994">
                <text:p>27.5089030889994</text:p>
              </table:table-cell>
              <table:table-cell office:value-type="float" office:value="0.102441306000401">
                <text:p>0.102441306000401</text:p>
              </table:table-cell>
              <table:table-cell office:value-type="float" office:value="287707.602287621">
                <text:p>287707.602287621</text:p>
              </table:table-cell>
              <table:table-cell office:value-type="float" office:value="308549">
                <text:p>308549</text:p>
              </table:table-cell>
              <table:table-cell office:value-type="float" office:value="0">
                <text:p>0</text:p>
              </table:table-cell>
              <table:table-cell office:value-type="float" office:value="296845">
                <text:p>296845</text:p>
              </table:table-cell>
              <table:table-cell office:value-type="float" office:value="285327">
                <text:p>2853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712192129">
                <text:p>27.712192129</text:p>
              </table:table-cell>
              <table:table-cell office:value-type="float" office:value="0.136654335001367">
                <text:p>0.136654335001367</text:p>
              </table:table-cell>
              <table:table-cell office:value-type="float" office:value="301265.503633552">
                <text:p>301265.503633552</text:p>
              </table:table-cell>
              <table:table-cell office:value-type="float" office:value="206956.5">
                <text:p>206956.5</text:p>
              </table:table-cell>
              <table:table-cell office:value-type="float" office:value="0">
                <text:p>0</text:p>
              </table:table-cell>
              <table:table-cell office:value-type="float" office:value="224567.5">
                <text:p>224567.5</text:p>
              </table:table-cell>
              <table:table-cell office:value-type="float" office:value="257349">
                <text:p>2573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9160034050001">
                <text:p>27.9160034050001</text:p>
              </table:table-cell>
              <table:table-cell office:value-type="float" office:value="0.104956630000743">
                <text:p>0.104956630000743</text:p>
              </table:table-cell>
              <table:table-cell office:value-type="float" office:value="315462.30602848">
                <text:p>315462.30602848</text:p>
              </table:table-cell>
              <table:table-cell office:value-type="float" office:value="249456">
                <text:p>249456</text:p>
              </table:table-cell>
              <table:table-cell office:value-type="float" office:value="0">
                <text:p>0</text:p>
              </table:table-cell>
              <table:table-cell office:value-type="float" office:value="252645">
                <text:p>252645</text:p>
              </table:table-cell>
              <table:table-cell office:value-type="float" office:value="291431">
                <text:p>2914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.1187915639985">
                <text:p>28.1187915639985</text:p>
              </table:table-cell>
              <table:table-cell office:value-type="float" office:value="0.103061088000686">
                <text:p>0.103061088000686</text:p>
              </table:table-cell>
              <table:table-cell office:value-type="float" office:value="330328.116975034">
                <text:p>330328.116975034</text:p>
              </table:table-cell>
              <table:table-cell office:value-type="float" office:value="289631">
                <text:p>289631</text:p>
              </table:table-cell>
              <table:table-cell office:value-type="float" office:value="0">
                <text:p>0</text:p>
              </table:table-cell>
              <table:table-cell office:value-type="float" office:value="270790">
                <text:p>270790</text:p>
              </table:table-cell>
              <table:table-cell office:value-type="float" office:value="363772">
                <text:p>3637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.3214863459998">
                <text:p>28.3214863459998</text:p>
              </table:table-cell>
              <table:table-cell office:value-type="float" office:value="0.10488843299936">
                <text:p>0.10488843299936</text:p>
              </table:table-cell>
              <table:table-cell office:value-type="float" office:value="345894.462758477">
                <text:p>345894.462758477</text:p>
              </table:table-cell>
              <table:table-cell office:value-type="float" office:value="354772">
                <text:p>354772</text:p>
              </table:table-cell>
              <table:table-cell office:value-type="float" office:value="0">
                <text:p>0</text:p>
              </table:table-cell>
              <table:table-cell office:value-type="float" office:value="322801.5">
                <text:p>322801.5</text:p>
              </table:table-cell>
              <table:table-cell office:value-type="float" office:value="392686">
                <text:p>3926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52374848">
                <text:p>28.52374848</text:p>
              </table:table-cell>
              <table:table-cell office:value-type="float" office:value="0.109518659999594">
                <text:p>0.109518659999594</text:p>
              </table:table-cell>
              <table:table-cell office:value-type="float" office:value="362194.355305269">
                <text:p>362194.355305269</text:p>
              </table:table-cell>
              <table:table-cell office:value-type="float" office:value="367486">
                <text:p>367486</text:p>
              </table:table-cell>
              <table:table-cell office:value-type="float" office:value="0">
                <text:p>0</text:p>
              </table:table-cell>
              <table:table-cell office:value-type="float" office:value="358429">
                <text:p>358429</text:p>
              </table:table-cell>
              <table:table-cell office:value-type="float" office:value="354084">
                <text:p>3540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7279502959991">
                <text:p>28.7279502959991</text:p>
              </table:table-cell>
              <table:table-cell office:value-type="float" office:value="0.106938830000217">
                <text:p>0.106938830000217</text:p>
              </table:table-cell>
              <table:table-cell office:value-type="float" office:value="379262.36219225">
                <text:p>379262.36219225</text:p>
              </table:table-cell>
              <table:table-cell office:value-type="float" office:value="333084">
                <text:p>333084</text:p>
              </table:table-cell>
              <table:table-cell office:value-type="float" office:value="0">
                <text:p>0</text:p>
              </table:table-cell>
              <table:table-cell office:value-type="float" office:value="352385">
                <text:p>352385</text:p>
              </table:table-cell>
              <table:table-cell office:value-type="float" office:value="322935">
                <text:p>3229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9316066339998">
                <text:p>28.9316066339998</text:p>
              </table:table-cell>
              <table:table-cell office:value-type="float" office:value="0.107160726000075">
                <text:p>0.107160726000075</text:p>
              </table:table-cell>
              <table:table-cell office:value-type="float" office:value="397134.679954944">
                <text:p>397134.679954944</text:p>
              </table:table-cell>
              <table:table-cell office:value-type="float" office:value="316249">
                <text:p>316249</text:p>
              </table:table-cell>
              <table:table-cell office:value-type="float" office:value="0">
                <text:p>0</text:p>
              </table:table-cell>
              <table:table-cell office:value-type="float" office:value="323423.5">
                <text:p>323423.5</text:p>
              </table:table-cell>
              <table:table-cell office:value-type="float" office:value="372062">
                <text:p>3720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.1390541629989">
                <text:p>29.1390541629989</text:p>
              </table:table-cell>
              <table:table-cell office:value-type="float" office:value="0.150709102999826">
                <text:p>0.150709102999826</text:p>
              </table:table-cell>
              <table:table-cell office:value-type="float" office:value="415849.210850426">
                <text:p>415849.210850426</text:p>
              </table:table-cell>
              <table:table-cell office:value-type="float" office:value="295862">
                <text:p>295862</text:p>
              </table:table-cell>
              <table:table-cell office:value-type="float" office:value="0">
                <text:p>0</text:p>
              </table:table-cell>
              <table:table-cell office:value-type="float" office:value="270698.5">
                <text:p>270698.5</text:p>
              </table:table-cell>
              <table:table-cell office:value-type="float" office:value="463230">
                <text:p>46323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.3652043040001">
                <text:p>29.3652043040001</text:p>
              </table:table-cell>
              <table:table-cell office:value-type="float" office:value="0.231647183998575">
                <text:p>0.231647183998575</text:p>
              </table:table-cell>
              <table:table-cell office:value-type="float" office:value="435445.643237559">
                <text:p>435445.643237559</text:p>
              </table:table-cell>
              <table:table-cell office:value-type="float" office:value="177586.5">
                <text:p>177586.5</text:p>
              </table:table-cell>
              <table:table-cell office:value-type="float" office:value="43174">
                <text:p>43174</text:p>
              </table:table-cell>
              <table:table-cell office:value-type="float" office:value="139857">
                <text:p>139857</text:p>
              </table:table-cell>
              <table:table-cell office:value-type="float" office:value="484179">
                <text:p>4841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5682620369989">
                <text:p>29.5682620369989</text:p>
              </table:table-cell>
              <table:table-cell office:value-type="float" office:value="0.118646846000047">
                <text:p>0.118646846000047</text:p>
              </table:table-cell>
              <table:table-cell office:value-type="float" office:value="455965.535745051">
                <text:p>455965.535745051</text:p>
              </table:table-cell>
              <table:table-cell office:value-type="float" office:value="412489.5">
                <text:p>412489.5</text:p>
              </table:table-cell>
              <table:table-cell office:value-type="float" office:value="0">
                <text:p>0</text:p>
              </table:table-cell>
              <table:table-cell office:value-type="float" office:value="357586.5">
                <text:p>357586.5</text:p>
              </table:table-cell>
              <table:table-cell office:value-type="float" office:value="427227">
                <text:p>4272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7711160660001">
                <text:p>29.7711160660001</text:p>
              </table:table-cell>
              <table:table-cell office:value-type="float" office:value="0.118906138999591">
                <text:p>0.118906138999591</text:p>
              </table:table-cell>
              <table:table-cell office:value-type="float" office:value="477452.405405852">
                <text:p>477452.405405852</text:p>
              </table:table-cell>
              <table:table-cell office:value-type="float" office:value="337827">
                <text:p>337827</text:p>
              </table:table-cell>
              <table:table-cell office:value-type="float" office:value="0">
                <text:p>0</text:p>
              </table:table-cell>
              <table:table-cell office:value-type="float" office:value="366303">
                <text:p>366303</text:p>
              </table:table-cell>
              <table:table-cell office:value-type="float" office:value="406508">
                <text:p>4065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9754833779989">
                <text:p>29.9754833779989</text:p>
              </table:table-cell>
              <table:table-cell office:value-type="float" office:value="0.11336374199891">
                <text:p>0.11336374199891</text:p>
              </table:table-cell>
              <table:table-cell office:value-type="float" office:value="499951.819944779">
                <text:p>499951.819944779</text:p>
              </table:table-cell>
              <table:table-cell office:value-type="float" office:value="361218.5">
                <text:p>361218.5</text:p>
              </table:table-cell>
              <table:table-cell office:value-type="float" office:value="0">
                <text:p>0</text:p>
              </table:table-cell>
              <table:table-cell office:value-type="float" office:value="371578">
                <text:p>371578</text:p>
              </table:table-cell>
              <table:table-cell office:value-type="float" office:value="488783">
                <text:p>4887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1786391999995">
                <text:p>30.1786391999995</text:p>
              </table:table-cell>
              <table:table-cell office:value-type="float" office:value="0.135621352001181">
                <text:p>0.135621352001181</text:p>
              </table:table-cell>
              <table:table-cell office:value-type="float" office:value="523511.49441509">
                <text:p>523511.49441509</text:p>
              </table:table-cell>
              <table:table-cell office:value-type="float" office:value="408659">
                <text:p>408659</text:p>
              </table:table-cell>
              <table:table-cell office:value-type="float" office:value="0">
                <text:p>0</text:p>
              </table:table-cell>
              <table:table-cell office:value-type="float" office:value="367521.5">
                <text:p>367521.5</text:p>
              </table:table-cell>
              <table:table-cell office:value-type="float" office:value="594432">
                <text:p>5944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3811804199995">
                <text:p>30.3811804199995</text:p>
              </table:table-cell>
              <table:table-cell office:value-type="float" office:value="0.157442226000057">
                <text:p>0.157442226000057</text:p>
              </table:table-cell>
              <table:table-cell office:value-type="float" office:value="548181.392388954">
                <text:p>548181.392388954</text:p>
              </table:table-cell>
              <table:table-cell office:value-type="float" office:value="420816">
                <text:p>420816</text:p>
              </table:table-cell>
              <table:table-cell office:value-type="float" office:value="0">
                <text:p>0</text:p>
              </table:table-cell>
              <table:table-cell office:value-type="float" office:value="367991.5">
                <text:p>367991.5</text:p>
              </table:table-cell>
              <table:table-cell office:value-type="float" office:value="603744">
                <text:p>6037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5835083069996">
                <text:p>30.5835083069996</text:p>
              </table:table-cell>
              <table:table-cell office:value-type="float" office:value="0.167915371999698">
                <text:p>0.167915371999698</text:p>
              </table:table-cell>
              <table:table-cell office:value-type="float" office:value="574013.83191641">
                <text:p>574013.83191641</text:p>
              </table:table-cell>
              <table:table-cell office:value-type="float" office:value="372876.5">
                <text:p>372876.5</text:p>
              </table:table-cell>
              <table:table-cell office:value-type="float" office:value="0">
                <text:p>0</text:p>
              </table:table-cell>
              <table:table-cell office:value-type="float" office:value="368220.5">
                <text:p>368220.5</text:p>
              </table:table-cell>
              <table:table-cell office:value-type="float" office:value="530538">
                <text:p>5305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7948359069997">
                <text:p>30.7948359069997</text:p>
              </table:table-cell>
              <table:table-cell office:value-type="float" office:value="0.181087008999384">
                <text:p>0.181087008999384</text:p>
              </table:table-cell>
              <table:table-cell office:value-type="float" office:value="601063.596477523">
                <text:p>601063.596477523</text:p>
              </table:table-cell>
              <table:table-cell office:value-type="float" office:value="280866">
                <text:p>280866</text:p>
              </table:table-cell>
              <table:table-cell office:value-type="float" office:value="0">
                <text:p>0</text:p>
              </table:table-cell>
              <table:table-cell office:value-type="float" office:value="317469">
                <text:p>317469</text:p>
              </table:table-cell>
              <table:table-cell office:value-type="float" office:value="514574">
                <text:p>5145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.0006408519985">
                <text:p>31.0006408519985</text:p>
              </table:table-cell>
              <table:table-cell office:value-type="float" office:value="0.108149041001525">
                <text:p>0.108149041001525</text:p>
              </table:table-cell>
              <table:table-cell office:value-type="float" office:value="629388.051163034">
                <text:p>629388.051163034</text:p>
              </table:table-cell>
              <table:table-cell office:value-type="float" office:value="344463.5">
                <text:p>344463.5</text:p>
              </table:table-cell>
              <table:table-cell office:value-type="float" office:value="89745.5">
                <text:p>89745.5</text:p>
              </table:table-cell>
              <table:table-cell office:value-type="float" office:value="286809">
                <text:p>286809</text:p>
              </table:table-cell>
              <table:table-cell office:value-type="float" office:value="630192">
                <text:p>6301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.2020398069999">
                <text:p>31.2020398069999</text:p>
              </table:table-cell>
              <table:table-cell office:value-type="float" office:value="0.159553190998849">
                <text:p>0.159553190998849</text:p>
              </table:table-cell>
              <table:table-cell office:value-type="float" office:value="366610.110081317">
                <text:p>366610.110081317</text:p>
              </table:table-cell>
              <table:table-cell office:value-type="float" office:value="440496">
                <text:p>440496</text:p>
              </table:table-cell>
              <table:table-cell office:value-type="float" office:value="0">
                <text:p>0</text:p>
              </table:table-cell>
              <table:table-cell office:value-type="float" office:value="360978">
                <text:p>360978</text:p>
              </table:table-cell>
              <table:table-cell office:value-type="float" office:value="419069">
                <text:p>4190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4044686929992">
                <text:p>31.4044686929992</text:p>
              </table:table-cell>
              <table:table-cell office:value-type="float" office:value="0.112699605000671">
                <text:p>0.112699605000671</text:p>
              </table:table-cell>
              <table:table-cell office:value-type="float" office:value="362944.008980503">
                <text:p>362944.008980503</text:p>
              </table:table-cell>
              <table:table-cell office:value-type="float" office:value="233286.467175954">
                <text:p>233286.467175954</text:p>
              </table:table-cell>
              <table:table-cell office:value-type="float" office:value="0">
                <text:p>0</text:p>
              </table:table-cell>
              <table:table-cell office:value-type="float" office:value="362865.144783969">
                <text:p>362865.144783969</text:p>
              </table:table-cell>
              <table:table-cell office:value-type="float" office:value="393769">
                <text:p>3937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606781081">
                <text:p>31.606781081</text:p>
              </table:table-cell>
              <table:table-cell office:value-type="float" office:value="0.108501230999536">
                <text:p>0.108501230999536</text:p>
              </table:table-cell>
              <table:table-cell office:value-type="float" office:value="359314.568890698">
                <text:p>359314.568890698</text:p>
              </table:table-cell>
              <table:table-cell office:value-type="float" office:value="386006.127551429">
                <text:p>386006.127551429</text:p>
              </table:table-cell>
              <table:table-cell office:value-type="float" office:value="0">
                <text:p>0</text:p>
              </table:table-cell>
              <table:table-cell office:value-type="float" office:value="371442.893071634">
                <text:p>371442.893071634</text:p>
              </table:table-cell>
              <table:table-cell office:value-type="float" office:value="325619">
                <text:p>3256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8079021639987">
                <text:p>31.8079021639987</text:p>
              </table:table-cell>
              <table:table-cell office:value-type="float" office:value="0.206452226000692">
                <text:p>0.206452226000692</text:p>
              </table:table-cell>
              <table:table-cell office:value-type="float" office:value="355721.423201791">
                <text:p>355721.423201791</text:p>
              </table:table-cell>
              <table:table-cell office:value-type="float" office:value="45047.9821375916">
                <text:p>45047.9821375916</text:p>
              </table:table-cell>
              <table:table-cell office:value-type="float" office:value="0">
                <text:p>0</text:p>
              </table:table-cell>
              <table:table-cell office:value-type="float" office:value="81487.3884601657">
                <text:p>81487.3884601657</text:p>
              </table:table-cell>
              <table:table-cell office:value-type="float" office:value="305944">
                <text:p>3059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.0114191579996">
                <text:p>32.0114191579996</text:p>
              </table:table-cell>
              <table:table-cell office:value-type="float" office:value="0.10754437200012">
                <text:p>0.10754437200012</text:p>
              </table:table-cell>
              <table:table-cell office:value-type="float" office:value="352164.208969773">
                <text:p>352164.208969773</text:p>
              </table:table-cell>
              <table:table-cell office:value-type="float" office:value="275880.226784155">
                <text:p>275880.226784155</text:p>
              </table:table-cell>
              <table:table-cell office:value-type="float" office:value="129058.592291612">
                <text:p>129058.592291612</text:p>
              </table:table-cell>
              <table:table-cell office:value-type="float" office:value="168883.147277843">
                <text:p>168883.147277843</text:p>
              </table:table-cell>
              <table:table-cell office:value-type="float" office:value="356196">
                <text:p>3561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.2136586500001">
                <text:p>32.2136586500001</text:p>
              </table:table-cell>
              <table:table-cell office:value-type="float" office:value="0.101624336000896">
                <text:p>0.101624336000896</text:p>
              </table:table-cell>
              <table:table-cell office:value-type="float" office:value="348642.566880076">
                <text:p>348642.566880076</text:p>
              </table:table-cell>
              <table:table-cell office:value-type="float" office:value="368842.932463212">
                <text:p>368842.932463212</text:p>
              </table:table-cell>
              <table:table-cell office:value-type="float" office:value="0">
                <text:p>0</text:p>
              </table:table-cell>
              <table:table-cell office:value-type="float" office:value="330344.370040427">
                <text:p>330344.370040427</text:p>
              </table:table-cell>
              <table:table-cell office:value-type="float" office:value="399635">
                <text:p>3996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.4907703369991">
                <text:p>32.4907703369991</text:p>
              </table:table-cell>
              <table:table-cell office:value-type="float" office:value="0.237043716999324">
                <text:p>0.237043716999324</text:p>
              </table:table-cell>
              <table:table-cell office:value-type="float" office:value="345156.141211275">
                <text:p>345156.141211275</text:p>
              </table:table-cell>
              <table:table-cell office:value-type="float" office:value="310520.393381988">
                <text:p>310520.393381988</text:p>
              </table:table-cell>
              <table:table-cell office:value-type="float" office:value="0">
                <text:p>0</text:p>
              </table:table-cell>
              <table:table-cell office:value-type="float" office:value="287162.293505421">
                <text:p>287162.293505421</text:p>
              </table:table-cell>
              <table:table-cell office:value-type="float" office:value="347912">
                <text:p>3479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6950926779991">
                <text:p>32.6950926779991</text:p>
              </table:table-cell>
              <table:table-cell office:value-type="float" office:value="0.1315380549986">
                <text:p>0.1315380549986</text:p>
              </table:table-cell>
              <table:table-cell office:value-type="float" office:value="341704.579799162">
                <text:p>341704.579799162</text:p>
              </table:table-cell>
              <table:table-cell office:value-type="float" office:value="295619.604088127">
                <text:p>295619.604088127</text:p>
              </table:table-cell>
              <table:table-cell office:value-type="float" office:value="0">
                <text:p>0</text:p>
              </table:table-cell>
              <table:table-cell office:value-type="float" office:value="321901.181743">
                <text:p>321901.181743</text:p>
              </table:table-cell>
              <table:table-cell office:value-type="float" office:value="293388">
                <text:p>2933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8995782490001">
                <text:p>32.8995782490001</text:p>
              </table:table-cell>
              <table:table-cell office:value-type="float" office:value="0.103133402999447">
                <text:p>0.103133402999447</text:p>
              </table:table-cell>
              <table:table-cell office:value-type="float" office:value="338287.53400117">
                <text:p>338287.53400117</text:p>
              </table:table-cell>
              <table:table-cell office:value-type="float" office:value="221346.950000191">
                <text:p>221346.950000191</text:p>
              </table:table-cell>
              <table:table-cell office:value-type="float" office:value="45730.9512004031">
                <text:p>45730.9512004031</text:p>
              </table:table-cell>
              <table:table-cell office:value-type="float" office:value="200881.841216331">
                <text:p>200881.841216331</text:p>
              </table:table-cell>
              <table:table-cell office:value-type="float" office:value="307890">
                <text:p>3078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.1025885599993">
                <text:p>33.1025885599993</text:p>
              </table:table-cell>
              <table:table-cell office:value-type="float" office:value="0.104270820000238">
                <text:p>0.104270820000238</text:p>
              </table:table-cell>
              <table:table-cell office:value-type="float" office:value="334904.658661159">
                <text:p>334904.658661159</text:p>
              </table:table-cell>
              <table:table-cell office:value-type="float" office:value="308622.946001122">
                <text:p>308622.946001122</text:p>
              </table:table-cell>
              <table:table-cell office:value-type="float" office:value="0">
                <text:p>0</text:p>
              </table:table-cell>
              <table:table-cell office:value-type="float" office:value="296376.197269654">
                <text:p>296376.197269654</text:p>
              </table:table-cell>
              <table:table-cell office:value-type="float" office:value="364755">
                <text:p>3647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.3090104209987">
                <text:p>33.3090104209987</text:p>
              </table:table-cell>
              <table:table-cell office:value-type="float" office:value="0.10559756099974">
                <text:p>0.10559756099974</text:p>
              </table:table-cell>
              <table:table-cell office:value-type="float" office:value="331555.612074547">
                <text:p>331555.612074547</text:p>
              </table:table-cell>
              <table:table-cell office:value-type="float" office:value="367735.281644446">
                <text:p>367735.281644446</text:p>
              </table:table-cell>
              <table:table-cell office:value-type="float" office:value="0">
                <text:p>0</text:p>
              </table:table-cell>
              <table:table-cell office:value-type="float" office:value="339346.523382594">
                <text:p>339346.523382594</text:p>
              </table:table-cell>
              <table:table-cell office:value-type="float" office:value="378160">
                <text:p>3781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.5096420909995">
                <text:p>33.5096420909995</text:p>
              </table:table-cell>
              <table:table-cell office:value-type="float" office:value="0.106426197000474">
                <text:p>0.106426197000474</text:p>
              </table:table-cell>
              <table:table-cell office:value-type="float" office:value="328240.055953802">
                <text:p>328240.055953802</text:p>
              </table:table-cell>
              <table:table-cell office:value-type="float" office:value="356173.480937624">
                <text:p>356173.480937624</text:p>
              </table:table-cell>
              <table:table-cell office:value-type="float" office:value="0">
                <text:p>0</text:p>
              </table:table-cell>
              <table:table-cell office:value-type="float" office:value="366539.163209716">
                <text:p>366539.163209716</text:p>
              </table:table-cell>
              <table:table-cell office:value-type="float" office:value="325432">
                <text:p>3254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710959140999">
                <text:p>33.710959140999</text:p>
              </table:table-cell>
              <table:table-cell office:value-type="float" office:value="0.107200243999614">
                <text:p>0.107200243999614</text:p>
              </table:table-cell>
              <table:table-cell office:value-type="float" office:value="324957.655394264">
                <text:p>324957.655394264</text:p>
              </table:table-cell>
              <table:table-cell office:value-type="float" office:value="315783.904837426">
                <text:p>315783.904837426</text:p>
              </table:table-cell>
              <table:table-cell office:value-type="float" office:value="0">
                <text:p>0</text:p>
              </table:table-cell>
              <table:table-cell office:value-type="float" office:value="335259.192588638">
                <text:p>335259.192588638</text:p>
              </table:table-cell>
              <table:table-cell office:value-type="float" office:value="277646">
                <text:p>2776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9142064349999">
                <text:p>33.9142064349999</text:p>
              </table:table-cell>
              <table:table-cell office:value-type="float" office:value="0.103173122999578">
                <text:p>0.103173122999578</text:p>
              </table:table-cell>
              <table:table-cell office:value-type="float" office:value="321708.078840321">
                <text:p>321708.078840321</text:p>
              </table:table-cell>
              <table:table-cell office:value-type="float" office:value="270870.521420148">
                <text:p>270870.521420148</text:p>
              </table:table-cell>
              <table:table-cell office:value-type="float" office:value="0">
                <text:p>0</text:p>
              </table:table-cell>
              <table:table-cell office:value-type="float" office:value="292712.639956821">
                <text:p>292712.639956821</text:p>
              </table:table-cell>
              <table:table-cell office:value-type="float" office:value="296734">
                <text:p>2967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.1182383679989">
                <text:p>34.1182383679989</text:p>
              </table:table-cell>
              <table:table-cell office:value-type="float" office:value="0.106060539001192">
                <text:p>0.106060539001192</text:p>
              </table:table-cell>
              <table:table-cell office:value-type="float" office:value="318490.998051918">
                <text:p>318490.998051918</text:p>
              </table:table-cell>
              <table:table-cell office:value-type="float" office:value="287529.798820775">
                <text:p>287529.798820775</text:p>
              </table:table-cell>
              <table:table-cell office:value-type="float" office:value="0">
                <text:p>0</text:p>
              </table:table-cell>
              <table:table-cell office:value-type="float" office:value="277221.026176844">
                <text:p>277221.026176844</text:p>
              </table:table-cell>
              <table:table-cell office:value-type="float" office:value="350968">
                <text:p>350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.3221160439989">
                <text:p>34.3221160439989</text:p>
              </table:table-cell>
              <table:table-cell office:value-type="float" office:value="0.133563875999243">
                <text:p>0.133563875999243</text:p>
              </table:table-cell>
              <table:table-cell office:value-type="float" office:value="315306.088071399">
                <text:p>315306.088071399</text:p>
              </table:table-cell>
              <table:table-cell office:value-type="float" office:value="288870.731934307">
                <text:p>288870.731934307</text:p>
              </table:table-cell>
              <table:table-cell office:value-type="float" office:value="0">
                <text:p>0</text:p>
              </table:table-cell>
              <table:table-cell office:value-type="float" office:value="257771.144509632">
                <text:p>257771.144509632</text:p>
              </table:table-cell>
              <table:table-cell office:value-type="float" office:value="357939">
                <text:p>3579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.5240203579997">
                <text:p>34.5240203579997</text:p>
              </table:table-cell>
              <table:table-cell office:value-type="float" office:value="0.113048877999972">
                <text:p>0.113048877999972</text:p>
              </table:table-cell>
              <table:table-cell office:value-type="float" office:value="315306.088071399">
                <text:p>315306.088071399</text:p>
              </table:table-cell>
              <table:table-cell office:value-type="float" office:value="332483.831972454">
                <text:p>332483.831972454</text:p>
              </table:table-cell>
              <table:table-cell office:value-type="float" office:value="7926.69820806987">
                <text:p>7926.69820806987</text:p>
              </table:table-cell>
              <table:table-cell office:value-type="float" office:value="327605.863844411">
                <text:p>327605.863844411</text:p>
              </table:table-cell>
              <table:table-cell office:value-type="float" office:value="308153">
                <text:p>3081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7263965879993">
                <text:p>34.7263965879993</text:p>
              </table:table-cell>
              <table:table-cell office:value-type="float" office:value="0.103870393000761">
                <text:p>0.103870393000761</text:p>
              </table:table-cell>
              <table:table-cell office:value-type="float" office:value="335560.347064683">
                <text:p>335560.347064683</text:p>
              </table:table-cell>
              <table:table-cell office:value-type="float" office:value="296085.551668691">
                <text:p>296085.551668691</text:p>
              </table:table-cell>
              <table:table-cell office:value-type="float" office:value="0">
                <text:p>0</text:p>
              </table:table-cell>
              <table:table-cell office:value-type="float" office:value="321992.643645401">
                <text:p>321992.643645401</text:p>
              </table:table-cell>
              <table:table-cell office:value-type="float" office:value="285773">
                <text:p>2857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9336220139994">
                <text:p>34.9336220139994</text:p>
              </table:table-cell>
              <table:table-cell office:value-type="float" office:value="0.120124680001027">
                <text:p>0.120124680001027</text:p>
              </table:table-cell>
              <table:table-cell office:value-type="float" office:value="332204.743594036">
                <text:p>332204.743594036</text:p>
              </table:table-cell>
              <table:table-cell office:value-type="float" office:value="253830.152759517">
                <text:p>253830.152759517</text:p>
              </table:table-cell>
              <table:table-cell office:value-type="float" office:value="0">
                <text:p>0</text:p>
              </table:table-cell>
              <table:table-cell office:value-type="float" office:value="261543.439861985">
                <text:p>261543.439861985</text:p>
              </table:table-cell>
              <table:table-cell office:value-type="float" office:value="312231">
                <text:p>3122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.1386290789997">
                <text:p>35.1386290789997</text:p>
              </table:table-cell>
              <table:table-cell office:value-type="float" office:value="0.111334760998943">
                <text:p>0.111334760998943</text:p>
              </table:table-cell>
              <table:table-cell office:value-type="float" office:value="328882.696158096">
                <text:p>328882.696158096</text:p>
              </table:table-cell>
              <table:table-cell office:value-type="float" office:value="275839.951450592">
                <text:p>275839.951450592</text:p>
              </table:table-cell>
              <table:table-cell office:value-type="float" office:value="0">
                <text:p>0</text:p>
              </table:table-cell>
              <table:table-cell office:value-type="float" office:value="254469.369832963">
                <text:p>254469.369832963</text:p>
              </table:table-cell>
              <table:table-cell office:value-type="float" office:value="366265">
                <text:p>3662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.340988291">
                <text:p>35.340988291</text:p>
              </table:table-cell>
              <table:table-cell office:value-type="float" office:value="0.102817373999642">
                <text:p>0.102817373999642</text:p>
              </table:table-cell>
              <table:table-cell office:value-type="float" office:value="325593.869196515">
                <text:p>325593.869196515</text:p>
              </table:table-cell>
              <table:table-cell office:value-type="float" office:value="361065.168351027">
                <text:p>361065.168351027</text:p>
              </table:table-cell>
              <table:table-cell office:value-type="float" office:value="0">
                <text:p>0</text:p>
              </table:table-cell>
              <table:table-cell office:value-type="float" office:value="341216.411165011">
                <text:p>341216.411165011</text:p>
              </table:table-cell>
              <table:table-cell office:value-type="float" office:value="366894">
                <text:p>3668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.5416954489992">
                <text:p>35.5416954489992</text:p>
              </table:table-cell>
              <table:table-cell office:value-type="float" office:value="0.103717707999749">
                <text:p>0.103717707999749</text:p>
              </table:table-cell>
              <table:table-cell office:value-type="float" office:value="322337.93050455">
                <text:p>322337.93050455</text:p>
              </table:table-cell>
              <table:table-cell office:value-type="float" office:value="352412.36426223">
                <text:p>352412.36426223</text:p>
              </table:table-cell>
              <table:table-cell office:value-type="float" office:value="0">
                <text:p>0</text:p>
              </table:table-cell>
              <table:table-cell office:value-type="float" office:value="355496.88548222">
                <text:p>355496.88548222</text:p>
              </table:table-cell>
              <table:table-cell office:value-type="float" office:value="309729">
                <text:p>3097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7427253079986">
                <text:p>35.7427253079986</text:p>
              </table:table-cell>
              <table:table-cell office:value-type="float" office:value="0.137384356999974">
                <text:p>0.137384356999974</text:p>
              </table:table-cell>
              <table:table-cell office:value-type="float" office:value="319114.551199504">
                <text:p>319114.551199504</text:p>
              </table:table-cell>
              <table:table-cell office:value-type="float" office:value="126277.72831201">
                <text:p>126277.72831201</text:p>
              </table:table-cell>
              <table:table-cell office:value-type="float" office:value="0">
                <text:p>0</text:p>
              </table:table-cell>
              <table:table-cell office:value-type="float" office:value="230994.139209425">
                <text:p>230994.139209425</text:p>
              </table:table-cell>
              <table:table-cell office:value-type="float" office:value="271291">
                <text:p>2712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9458296169996">
                <text:p>35.9458296169996</text:p>
              </table:table-cell>
              <table:table-cell office:value-type="float" office:value="0.101545489998898">
                <text:p>0.101545489998898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253641.208093457">
                <text:p>253641.208093457</text:p>
              </table:table-cell>
              <table:table-cell office:value-type="float" office:value="0">
                <text:p>0</text:p>
              </table:table-cell>
              <table:table-cell office:value-type="float" office:value="194988.523008491">
                <text:p>194988.523008491</text:p>
              </table:table-cell>
              <table:table-cell office:value-type="float" office:value="300311">
                <text:p>3003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.1499576989991">
                <text:p>36.1499576989991</text:p>
              </table:table-cell>
              <table:table-cell office:value-type="float" office:value="0.104079038999771">
                <text:p>0.104079038999771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310538.652420011">
                <text:p>310538.652420011</text:p>
              </table:table-cell>
              <table:table-cell office:value-type="float" office:value="0">
                <text:p>0</text:p>
              </table:table-cell>
              <table:table-cell office:value-type="float" office:value="291354.940872709">
                <text:p>291354.940872709</text:p>
              </table:table-cell>
              <table:table-cell office:value-type="float" office:value="354068">
                <text:p>3540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.3519102819992">
                <text:p>36.3519102819992</text:p>
              </table:table-cell>
              <table:table-cell office:value-type="float" office:value="0.106542528999853">
                <text:p>0.106542528999853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343637.046340575">
                <text:p>343637.046340575</text:p>
              </table:table-cell>
              <table:table-cell office:value-type="float" office:value="0">
                <text:p>0</text:p>
              </table:table-cell>
              <table:table-cell office:value-type="float" office:value="320669.995140073">
                <text:p>320669.995140073</text:p>
              </table:table-cell>
              <table:table-cell office:value-type="float" office:value="353946">
                <text:p>3539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.5548190479985">
                <text:p>36.5548190479985</text:p>
              </table:table-cell>
              <table:table-cell office:value-type="float" office:value="0.110077829000147">
                <text:p>0.110077829000147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344246.319280568">
                <text:p>344246.319280568</text:p>
              </table:table-cell>
              <table:table-cell office:value-type="float" office:value="0">
                <text:p>0</text:p>
              </table:table-cell>
              <table:table-cell office:value-type="float" office:value="346074.138100549">
                <text:p>346074.138100549</text:p>
              </table:table-cell>
              <table:table-cell office:value-type="float" office:value="299998">
                <text:p>2999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7584683829991">
                <text:p>36.7584683829991</text:p>
              </table:table-cell>
              <table:table-cell office:value-type="float" office:value="0.12792837500092">
                <text:p>0.12792837500092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255858.078420824">
                <text:p>255858.078420824</text:p>
              </table:table-cell>
              <table:table-cell office:value-type="float" office:value="0">
                <text:p>0</text:p>
              </table:table-cell>
              <table:table-cell office:value-type="float" office:value="283858.231833121">
                <text:p>283858.231833121</text:p>
              </table:table-cell>
              <table:table-cell office:value-type="float" office:value="268601">
                <text:p>2686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962367574999">
                <text:p>36.962367574999</text:p>
              </table:table-cell>
              <table:table-cell office:value-type="float" office:value="0.103873944999577">
                <text:p>0.103873944999577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244116.373412251">
                <text:p>244116.373412251</text:p>
              </table:table-cell>
              <table:table-cell office:value-type="float" office:value="0">
                <text:p>0</text:p>
              </table:table-cell>
              <table:table-cell office:value-type="float" office:value="254574.035699788">
                <text:p>254574.035699788</text:p>
              </table:table-cell>
              <table:table-cell office:value-type="float" office:value="304502">
                <text:p>3045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.1651411959992">
                <text:p>37.1651411959992</text:p>
              </table:table-cell>
              <table:table-cell office:value-type="float" office:value="0.10721586299951">
                <text:p>0.10721586299951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300068.953856546">
                <text:p>300068.953856546</text:p>
              </table:table-cell>
              <table:table-cell office:value-type="float" office:value="0">
                <text:p>0</text:p>
              </table:table-cell>
              <table:table-cell office:value-type="float" office:value="277576.120094339">
                <text:p>277576.120094339</text:p>
              </table:table-cell>
              <table:table-cell office:value-type="float" office:value="356541">
                <text:p>3565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.3668936140002">
                <text:p>37.3668936140002</text:p>
              </table:table-cell>
              <table:table-cell office:value-type="float" office:value="0.104806280000048">
                <text:p>0.104806280000048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346210.209057147">
                <text:p>346210.209057147</text:p>
              </table:table-cell>
              <table:table-cell office:value-type="float" office:value="0">
                <text:p>0</text:p>
              </table:table-cell>
              <table:table-cell office:value-type="float" office:value="328927.674386784">
                <text:p>328927.674386784</text:p>
              </table:table-cell>
              <table:table-cell office:value-type="float" office:value="351089">
                <text:p>3510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.5692510159988">
                <text:p>37.5692510159988</text:p>
              </table:table-cell>
              <table:table-cell office:value-type="float" office:value="0.104604125999686">
                <text:p>0.104604125999686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347375.951282335">
                <text:p>347375.951282335</text:p>
              </table:table-cell>
              <table:table-cell office:value-type="float" office:value="0">
                <text:p>0</text:p>
              </table:table-cell>
              <table:table-cell office:value-type="float" office:value="351362.627219691">
                <text:p>351362.627219691</text:p>
              </table:table-cell>
              <table:table-cell office:value-type="float" office:value="295973">
                <text:p>2959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7709752849987">
                <text:p>37.7709752849987</text:p>
              </table:table-cell>
              <table:table-cell office:value-type="float" office:value="0.105388943000435">
                <text:p>0.105388943000435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284634.547104162">
                <text:p>284634.547104162</text:p>
              </table:table-cell>
              <table:table-cell office:value-type="float" office:value="0">
                <text:p>0</text:p>
              </table:table-cell>
              <table:table-cell office:value-type="float" office:value="309572.088538093">
                <text:p>309572.088538093</text:p>
              </table:table-cell>
              <table:table-cell office:value-type="float" office:value="268973">
                <text:p>2689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9746967869996">
                <text:p>37.9746967869996</text:p>
              </table:table-cell>
              <table:table-cell office:value-type="float" office:value="0.101984287999585">
                <text:p>0.101984287999585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261553.764954862">
                <text:p>261553.764954862</text:p>
              </table:table-cell>
              <table:table-cell office:value-type="float" office:value="0">
                <text:p>0</text:p>
              </table:table-cell>
              <table:table-cell office:value-type="float" office:value="279527.316684668">
                <text:p>279527.316684668</text:p>
              </table:table-cell>
              <table:table-cell office:value-type="float" office:value="308634">
                <text:p>3086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.1810583079987">
                <text:p>38.1810583079987</text:p>
              </table:table-cell>
              <table:table-cell office:value-type="float" office:value="0.106540142000085">
                <text:p>0.106540142000085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316450.272303169">
                <text:p>316450.272303169</text:p>
              </table:table-cell>
              <table:table-cell office:value-type="float" office:value="0">
                <text:p>0</text:p>
              </table:table-cell>
              <table:table-cell office:value-type="float" office:value="285955.653929048">
                <text:p>285955.653929048</text:p>
              </table:table-cell>
              <table:table-cell office:value-type="float" office:value="358838">
                <text:p>3588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3834895869986">
                <text:p>38.3834895869986</text:p>
              </table:table-cell>
              <table:table-cell office:value-type="float" office:value="0.140525071999946">
                <text:p>0.140525071999946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253175.246575053">
                <text:p>253175.246575053</text:p>
              </table:table-cell>
              <table:table-cell office:value-type="float" office:value="21645.4366481651">
                <text:p>21645.4366481651</text:p>
              </table:table-cell>
              <table:table-cell office:value-type="float" office:value="229513.11649551">
                <text:p>229513.11649551</text:p>
              </table:table-cell>
              <table:table-cell office:value-type="float" office:value="347949">
                <text:p>3479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.5841143170001">
                <text:p>38.5841143170001</text:p>
              </table:table-cell>
              <table:table-cell office:value-type="float" office:value="0.104092501000196">
                <text:p>0.104092501000196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329257.18950183">
                <text:p>329257.18950183</text:p>
              </table:table-cell>
              <table:table-cell office:value-type="float" office:value="10357.6399798876">
                <text:p>10357.6399798876</text:p>
              </table:table-cell>
              <table:table-cell office:value-type="float" office:value="307047.66765672">
                <text:p>307047.66765672</text:p>
              </table:table-cell>
              <table:table-cell office:value-type="float" office:value="292212">
                <text:p>2922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7860792009997">
                <text:p>38.7860792009997</text:p>
              </table:table-cell>
              <table:table-cell office:value-type="float" office:value="0.104249238000193">
                <text:p>0.104249238000193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288856.300850867">
                <text:p>288856.300850867</text:p>
              </table:table-cell>
              <table:table-cell office:value-type="float" office:value="0">
                <text:p>0</text:p>
              </table:table-cell>
              <table:table-cell office:value-type="float" office:value="320811.143371172">
                <text:p>320811.143371172</text:p>
              </table:table-cell>
              <table:table-cell office:value-type="float" office:value="269741">
                <text:p>2697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9875253379996">
                <text:p>38.9875253379996</text:p>
              </table:table-cell>
              <table:table-cell office:value-type="float" office:value="0.131356683999911">
                <text:p>0.131356683999911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105272.717209308">
                <text:p>105272.717209308</text:p>
              </table:table-cell>
              <table:table-cell office:value-type="float" office:value="0">
                <text:p>0</text:p>
              </table:table-cell>
              <table:table-cell office:value-type="float" office:value="168947.832168017">
                <text:p>168947.832168017</text:p>
              </table:table-cell>
              <table:table-cell office:value-type="float" office:value="312255">
                <text:p>3122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.1905570609997">
                <text:p>39.1905570609997</text:p>
              </table:table-cell>
              <table:table-cell office:value-type="float" office:value="0.102086266000697">
                <text:p>0.102086266000697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297454.665216524">
                <text:p>297454.665216524</text:p>
              </table:table-cell>
              <table:table-cell office:value-type="float" office:value="0">
                <text:p>0</text:p>
              </table:table-cell>
              <table:table-cell office:value-type="float" office:value="219947.531337613">
                <text:p>219947.531337613</text:p>
              </table:table-cell>
              <table:table-cell office:value-type="float" office:value="360116">
                <text:p>3601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.3935025259998">
                <text:p>39.3935025259998</text:p>
              </table:table-cell>
              <table:table-cell office:value-type="float" office:value="0.102834855000765">
                <text:p>0.102834855000765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357471.24692463">
                <text:p>357471.24692463</text:p>
              </table:table-cell>
              <table:table-cell office:value-type="float" office:value="0">
                <text:p>0</text:p>
              </table:table-cell>
              <table:table-cell office:value-type="float" office:value="333065.896884888">
                <text:p>333065.896884888</text:p>
              </table:table-cell>
              <table:table-cell office:value-type="float" office:value="345149">
                <text:p>3451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.5959658639986">
                <text:p>39.5959658639986</text:p>
              </table:table-cell>
              <table:table-cell office:value-type="float" office:value="0.105156521998651">
                <text:p>0.105156521998651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342207.258539731">
                <text:p>342207.258539731</text:p>
              </table:table-cell>
              <table:table-cell office:value-type="float" office:value="0">
                <text:p>0</text:p>
              </table:table-cell>
              <table:table-cell office:value-type="float" office:value="349839.25273218">
                <text:p>349839.25273218</text:p>
              </table:table-cell>
              <table:table-cell office:value-type="float" office:value="288867">
                <text:p>2888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7990082830002">
                <text:p>39.7990082830002</text:p>
              </table:table-cell>
              <table:table-cell office:value-type="float" office:value="0.102240735999658">
                <text:p>0.102240735999658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281137.027199817">
                <text:p>281137.027199817</text:p>
              </table:table-cell>
              <table:table-cell office:value-type="float" office:value="0">
                <text:p>0</text:p>
              </table:table-cell>
              <table:table-cell office:value-type="float" office:value="313507.860053766">
                <text:p>313507.860053766</text:p>
              </table:table-cell>
              <table:table-cell office:value-type="float" office:value="270831">
                <text:p>2708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.0065912319988">
                <text:p>40.0065912319988</text:p>
              </table:table-cell>
              <table:table-cell office:value-type="float" office:value="0.145661565999035">
                <text:p>0.145661565999035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195986.265777442">
                <text:p>195986.265777442</text:p>
              </table:table-cell>
              <table:table-cell office:value-type="float" office:value="0">
                <text:p>0</text:p>
              </table:table-cell>
              <table:table-cell office:value-type="float" office:value="201511.77450126">
                <text:p>201511.77450126</text:p>
              </table:table-cell>
              <table:table-cell office:value-type="float" office:value="318105">
                <text:p>3181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.2098132189985">
                <text:p>40.2098132189985</text:p>
              </table:table-cell>
              <table:table-cell office:value-type="float" office:value="0.109371688000465">
                <text:p>0.109371688000465</text:p>
              </table:table-cell>
              <table:table-cell office:value-type="float" office:value="315923.405687509">
                <text:p>315923.405687509</text:p>
              </table:table-cell>
              <table:table-cell office:value-type="float" office:value="280327.78187454">
                <text:p>280327.78187454</text:p>
              </table:table-cell>
              <table:table-cell office:value-type="float" office:value="19333.6713975213">
                <text:p>19333.6713975213</text:p>
              </table:table-cell>
              <table:table-cell office:value-type="float" office:value="249494.872083625">
                <text:p>249494.872083625</text:p>
              </table:table-cell>
              <table:table-cell office:value-type="float" office:value="361863">
                <text:p>3618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.4135856020002">
                <text:p>40.4135856020002</text:p>
              </table:table-cell>
              <table:table-cell office:value-type="float" office:value="0.105988660001458">
                <text:p>0.105988660001458</text:p>
              </table:table-cell>
              <table:table-cell office:value-type="float" office:value="312764.171630634">
                <text:p>312764.171630634</text:p>
              </table:table-cell>
              <table:table-cell office:value-type="float" office:value="358029.100979987">
                <text:p>358029.100979987</text:p>
              </table:table-cell>
              <table:table-cell office:value-type="float" office:value="0">
                <text:p>0</text:p>
              </table:table-cell>
              <table:table-cell office:value-type="float" office:value="323109.170847488">
                <text:p>323109.170847488</text:p>
              </table:table-cell>
              <table:table-cell office:value-type="float" office:value="336815">
                <text:p>3368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.6187803459998">
                <text:p>40.6187803459998</text:p>
              </table:table-cell>
              <table:table-cell office:value-type="float" office:value="0.105997419999767">
                <text:p>0.105997419999767</text:p>
              </table:table-cell>
              <table:table-cell office:value-type="float" office:value="309636.529914328">
                <text:p>309636.529914328</text:p>
              </table:table-cell>
              <table:table-cell office:value-type="float" office:value="327588.83069787">
                <text:p>327588.83069787</text:p>
              </table:table-cell>
              <table:table-cell office:value-type="float" office:value="0">
                <text:p>0</text:p>
              </table:table-cell>
              <table:table-cell office:value-type="float" office:value="342197.060110931">
                <text:p>342197.060110931</text:p>
              </table:table-cell>
              <table:table-cell office:value-type="float" office:value="277945">
                <text:p>2779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821931647999">
                <text:p>40.821931647999</text:p>
              </table:table-cell>
              <table:table-cell office:value-type="float" office:value="0.10315917799926">
                <text:p>0.10315917799926</text:p>
              </table:table-cell>
              <table:table-cell office:value-type="float" office:value="306540.164615184">
                <text:p>306540.164615184</text:p>
              </table:table-cell>
              <table:table-cell office:value-type="float" office:value="233557.787397929">
                <text:p>233557.787397929</text:p>
              </table:table-cell>
              <table:table-cell office:value-type="float" office:value="0">
                <text:p>0</text:p>
              </table:table-cell>
              <table:table-cell office:value-type="float" office:value="261741.145386615">
                <text:p>261741.145386615</text:p>
              </table:table-cell>
              <table:table-cell office:value-type="float" office:value="265269">
                <text:p>2652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.0248679719989">
                <text:p>41.0248679719989</text:p>
              </table:table-cell>
              <table:table-cell office:value-type="float" office:value="0.104574468999999">
                <text:p>0.104574468999999</text:p>
              </table:table-cell>
              <table:table-cell office:value-type="float" office:value="303474.762969033">
                <text:p>303474.762969033</text:p>
              </table:table-cell>
              <table:table-cell office:value-type="float" office:value="260130.303557661">
                <text:p>260130.303557661</text:p>
              </table:table-cell>
              <table:table-cell office:value-type="float" office:value="0">
                <text:p>0</text:p>
              </table:table-cell>
              <table:table-cell office:value-type="float" office:value="266594.067731075">
                <text:p>266594.067731075</text:p>
              </table:table-cell>
              <table:table-cell office:value-type="float" office:value="310766">
                <text:p>3107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.2277531279997">
                <text:p>41.2277531279997</text:p>
              </table:table-cell>
              <table:table-cell office:value-type="float" office:value="0.101202878999175">
                <text:p>0.101202878999175</text:p>
              </table:table-cell>
              <table:table-cell office:value-type="float" office:value="300440.015339342">
                <text:p>300440.015339342</text:p>
              </table:table-cell>
              <table:table-cell office:value-type="float" office:value="313872.963804805">
                <text:p>313872.963804805</text:p>
              </table:table-cell>
              <table:table-cell office:value-type="float" office:value="0">
                <text:p>0</text:p>
              </table:table-cell>
              <table:table-cell office:value-type="float" office:value="290673.068049218">
                <text:p>290673.068049218</text:p>
              </table:table-cell>
              <table:table-cell office:value-type="float" office:value="345092">
                <text:p>3450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.435387866999">
                <text:p>41.435387866999</text:p>
              </table:table-cell>
              <table:table-cell office:value-type="float" office:value="0.123193260000335">
                <text:p>0.123193260000335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321665.657266916">
                <text:p>321665.657266916</text:p>
              </table:table-cell>
              <table:table-cell office:value-type="float" office:value="0">
                <text:p>0</text:p>
              </table:table-cell>
              <table:table-cell office:value-type="float" office:value="304144.591433216">
                <text:p>304144.591433216</text:p>
              </table:table-cell>
              <table:table-cell office:value-type="float" office:value="314866">
                <text:p>3148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.6399021789985">
                <text:p>41.6399021789985</text:p>
              </table:table-cell>
              <table:table-cell office:value-type="float" office:value="0.111919271999795">
                <text:p>0.111919271999795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263413.889545422">
                <text:p>263413.889545422</text:p>
              </table:table-cell>
              <table:table-cell office:value-type="float" office:value="4250.52091796533">
                <text:p>4250.52091796533</text:p>
              </table:table-cell>
              <table:table-cell office:value-type="float" office:value="274458.159730602">
                <text:p>274458.159730602</text:p>
              </table:table-cell>
              <table:table-cell office:value-type="float" office:value="262945">
                <text:p>2629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8445750659994">
                <text:p>41.8445750659994</text:p>
              </table:table-cell>
              <table:table-cell office:value-type="float" office:value="0.103074227001343">
                <text:p>0.103074227001343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257371.065640381">
                <text:p>257371.065640381</text:p>
              </table:table-cell>
              <table:table-cell office:value-type="float" office:value="0">
                <text:p>0</text:p>
              </table:table-cell>
              <table:table-cell office:value-type="float" office:value="284858.273590952">
                <text:p>284858.273590952</text:p>
              </table:table-cell>
              <table:table-cell office:value-type="float" office:value="260585">
                <text:p>2605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.0476509159998">
                <text:p>42.0476509159998</text:p>
              </table:table-cell>
              <table:table-cell office:value-type="float" office:value="0.102454785999726">
                <text:p>0.102454785999726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260683.435870024">
                <text:p>260683.435870024</text:p>
              </table:table-cell>
              <table:table-cell office:value-type="float" office:value="0">
                <text:p>0</text:p>
              </table:table-cell>
              <table:table-cell office:value-type="float" office:value="260055.978020229">
                <text:p>260055.978020229</text:p>
              </table:table-cell>
              <table:table-cell office:value-type="float" office:value="310453">
                <text:p>3104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.289238886">
                <text:p>42.289238886</text:p>
              </table:table-cell>
              <table:table-cell office:value-type="float" office:value="0.230512722999265">
                <text:p>0.230512722999265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174095.770641515">
                <text:p>174095.770641515</text:p>
              </table:table-cell>
              <table:table-cell office:value-type="float" office:value="0">
                <text:p>0</text:p>
              </table:table-cell>
              <table:table-cell office:value-type="float" office:value="149469.062065856">
                <text:p>149469.062065856</text:p>
              </table:table-cell>
              <table:table-cell office:value-type="float" office:value="340649">
                <text:p>3406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.4919900739988">
                <text:p>42.4919900739988</text:p>
              </table:table-cell>
              <table:table-cell office:value-type="float" office:value="0.101606697999159">
                <text:p>0.101606697999159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333893.092523632">
                <text:p>333893.092523632</text:p>
              </table:table-cell>
              <table:table-cell office:value-type="float" office:value="0">
                <text:p>0</text:p>
              </table:table-cell>
              <table:table-cell office:value-type="float" office:value="318613.481852336">
                <text:p>318613.481852336</text:p>
              </table:table-cell>
              <table:table-cell office:value-type="float" office:value="299481">
                <text:p>2994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.6949876559993">
                <text:p>42.6949876559993</text:p>
              </table:table-cell>
              <table:table-cell office:value-type="float" office:value="0.10242216700135">
                <text:p>0.10242216700135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296404.004041572">
                <text:p>296404.004041572</text:p>
              </table:table-cell>
              <table:table-cell office:value-type="float" office:value="0">
                <text:p>0</text:p>
              </table:table-cell>
              <table:table-cell office:value-type="float" office:value="317235.604654763">
                <text:p>317235.604654763</text:p>
              </table:table-cell>
              <table:table-cell office:value-type="float" office:value="255388">
                <text:p>2553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8980676909996">
                <text:p>42.8980676909996</text:p>
              </table:table-cell>
              <table:table-cell office:value-type="float" office:value="0.101420881999729">
                <text:p>0.101420881999729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239712.68129821">
                <text:p>239712.68129821</text:p>
              </table:table-cell>
              <table:table-cell office:value-type="float" office:value="0">
                <text:p>0</text:p>
              </table:table-cell>
              <table:table-cell office:value-type="float" office:value="267489.329482718">
                <text:p>267489.329482718</text:p>
              </table:table-cell>
              <table:table-cell office:value-type="float" office:value="270942">
                <text:p>2709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.1035215369993">
                <text:p>43.1035215369993</text:p>
              </table:table-cell>
              <table:table-cell office:value-type="float" office:value="0.105791328000123">
                <text:p>0.105791328000123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274808.321691939">
                <text:p>274808.321691939</text:p>
              </table:table-cell>
              <table:table-cell office:value-type="float" office:value="0">
                <text:p>0</text:p>
              </table:table-cell>
              <table:table-cell office:value-type="float" office:value="256007.862860262">
                <text:p>256007.862860262</text:p>
              </table:table-cell>
              <table:table-cell office:value-type="float" office:value="324172">
                <text:p>3241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.3133857779994">
                <text:p>43.3133857779994</text:p>
              </table:table-cell>
              <table:table-cell office:value-type="float" office:value="0.164019943000312">
                <text:p>0.164019943000312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230916.633069997">
                <text:p>230916.633069997</text:p>
              </table:table-cell>
              <table:table-cell office:value-type="float" office:value="0">
                <text:p>0</text:p>
              </table:table-cell>
              <table:table-cell office:value-type="float" office:value="209446.442290322">
                <text:p>209446.442290322</text:p>
              </table:table-cell>
              <table:table-cell office:value-type="float" office:value="338480">
                <text:p>3384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.5172984149995">
                <text:p>43.5172984149995</text:p>
              </table:table-cell>
              <table:table-cell office:value-type="float" office:value="0.104644208000536">
                <text:p>0.104644208000536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323033.517592625">
                <text:p>323033.517592625</text:p>
              </table:table-cell>
              <table:table-cell office:value-type="float" office:value="0">
                <text:p>0</text:p>
              </table:table-cell>
              <table:table-cell office:value-type="float" office:value="315793.463629024">
                <text:p>315793.463629024</text:p>
              </table:table-cell>
              <table:table-cell office:value-type="float" office:value="292395">
                <text:p>2923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.721259721">
                <text:p>43.721259721</text:p>
              </table:table-cell>
              <table:table-cell office:value-type="float" office:value="0.106124279000142">
                <text:p>0.106124279000142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285589.464391721">
                <text:p>285589.464391721</text:p>
              </table:table-cell>
              <table:table-cell office:value-type="float" office:value="0">
                <text:p>0</text:p>
              </table:table-cell>
              <table:table-cell office:value-type="float" office:value="310730.789607091">
                <text:p>310730.789607091</text:p>
              </table:table-cell>
              <table:table-cell office:value-type="float" office:value="253559">
                <text:p>2535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9235443919988">
                <text:p>43.9235443919988</text:p>
              </table:table-cell>
              <table:table-cell office:value-type="float" office:value="0.103748641000493">
                <text:p>0.103748641000493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243857.445207621">
                <text:p>243857.445207621</text:p>
              </table:table-cell>
              <table:table-cell office:value-type="float" office:value="0">
                <text:p>0</text:p>
              </table:table-cell>
              <table:table-cell office:value-type="float" office:value="262294.585703691">
                <text:p>262294.585703691</text:p>
              </table:table-cell>
              <table:table-cell office:value-type="float" office:value="276726">
                <text:p>276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1259070289998">
                <text:p>44.1259070289998</text:p>
              </table:table-cell>
              <table:table-cell office:value-type="float" office:value="0.102803025998583">
                <text:p>0.102803025998583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275804.158021291">
                <text:p>275804.158021291</text:p>
              </table:table-cell>
              <table:table-cell office:value-type="float" office:value="0">
                <text:p>0</text:p>
              </table:table-cell>
              <table:table-cell office:value-type="float" office:value="261652.453436441">
                <text:p>261652.453436441</text:p>
              </table:table-cell>
              <table:table-cell office:value-type="float" office:value="329093">
                <text:p>3290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3277705479995">
                <text:p>44.3277705479995</text:p>
              </table:table-cell>
              <table:table-cell office:value-type="float" office:value="0.101781262001168">
                <text:p>0.101781262001168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329731.630139186">
                <text:p>329731.630139186</text:p>
              </table:table-cell>
              <table:table-cell office:value-type="float" office:value="0">
                <text:p>0</text:p>
              </table:table-cell>
              <table:table-cell office:value-type="float" office:value="301088.179296049">
                <text:p>301088.179296049</text:p>
              </table:table-cell>
              <table:table-cell office:value-type="float" office:value="336932">
                <text:p>3369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5300335869997">
                <text:p>44.5300335869997</text:p>
              </table:table-cell>
              <table:table-cell office:value-type="float" office:value="0.104756875000021">
                <text:p>0.104756875000021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326695.54376921">
                <text:p>326695.54376921</text:p>
              </table:table-cell>
              <table:table-cell office:value-type="float" office:value="0">
                <text:p>0</text:p>
              </table:table-cell>
              <table:table-cell office:value-type="float" office:value="329129.644937204">
                <text:p>329129.644937204</text:p>
              </table:table-cell>
              <table:table-cell office:value-type="float" office:value="289117">
                <text:p>2891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7340045309993">
                <text:p>44.7340045309993</text:p>
              </table:table-cell>
              <table:table-cell office:value-type="float" office:value="0.104972219998672">
                <text:p>0.104972219998672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285314.18261518">
                <text:p>285314.18261518</text:p>
              </table:table-cell>
              <table:table-cell office:value-type="float" office:value="0">
                <text:p>0</text:p>
              </table:table-cell>
              <table:table-cell office:value-type="float" office:value="311386.955855261">
                <text:p>311386.955855261</text:p>
              </table:table-cell>
              <table:table-cell office:value-type="float" office:value="253066">
                <text:p>2530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9388193189989">
                <text:p>44.9388193189989</text:p>
              </table:table-cell>
              <table:table-cell office:value-type="float" office:value="0.140740664000987">
                <text:p>0.140740664000987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177404.899689517">
                <text:p>177404.899689517</text:p>
              </table:table-cell>
              <table:table-cell office:value-type="float" office:value="0">
                <text:p>0</text:p>
              </table:table-cell>
              <table:table-cell office:value-type="float" office:value="183516.01493441">
                <text:p>183516.01493441</text:p>
              </table:table-cell>
              <table:table-cell office:value-type="float" office:value="280329">
                <text:p>2803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.1401793699988">
                <text:p>45.1401793699988</text:p>
              </table:table-cell>
              <table:table-cell office:value-type="float" office:value="0.102770456000144">
                <text:p>0.102770456000144</text:p>
              </table:table-cell>
              <table:table-cell office:value-type="float" office:value="297435.615185949">
                <text:p>297435.615185949</text:p>
              </table:table-cell>
              <table:table-cell office:value-type="float" office:value="263230.292664147">
                <text:p>263230.292664147</text:p>
              </table:table-cell>
              <table:table-cell office:value-type="float" office:value="0">
                <text:p>0</text:p>
              </table:table-cell>
              <table:table-cell office:value-type="float" office:value="257924.459222332">
                <text:p>257924.459222332</text:p>
              </table:table-cell>
              <table:table-cell office:value-type="float" office:value="331784">
                <text:p>3317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.3437748420001">
                <text:p>45.3437748420001</text:p>
              </table:table-cell>
              <table:table-cell office:value-type="float" office:value="0.102998410000509">
                <text:p>0.102998410000509</text:p>
              </table:table-cell>
              <table:table-cell office:value-type="float" office:value="327719.626974546">
                <text:p>327719.626974546</text:p>
              </table:table-cell>
              <table:table-cell office:value-type="float" office:value="339540.885593978">
                <text:p>339540.885593978</text:p>
              </table:table-cell>
              <table:table-cell office:value-type="float" office:value="0">
                <text:p>0</text:p>
              </table:table-cell>
              <table:table-cell office:value-type="float" office:value="303102.898213523">
                <text:p>303102.898213523</text:p>
              </table:table-cell>
              <table:table-cell office:value-type="float" office:value="368895">
                <text:p>3688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5458078049996">
                <text:p>45.5458078049996</text:p>
              </table:table-cell>
              <table:table-cell office:value-type="float" office:value="0.105690211999899">
                <text:p>0.105690211999899</text:p>
              </table:table-cell>
              <table:table-cell office:value-type="float" office:value="327719.626974546">
                <text:p>327719.626974546</text:p>
              </table:table-cell>
              <table:table-cell office:value-type="float" office:value="353446.702724961">
                <text:p>353446.702724961</text:p>
              </table:table-cell>
              <table:table-cell office:value-type="float" office:value="0">
                <text:p>0</text:p>
              </table:table-cell>
              <table:table-cell office:value-type="float" office:value="346798.056805468">
                <text:p>346798.056805468</text:p>
              </table:table-cell>
              <table:table-cell office:value-type="float" office:value="313861">
                <text:p>3138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7478805169994">
                <text:p>45.7478805169994</text:p>
              </table:table-cell>
              <table:table-cell office:value-type="float" office:value="0.143658298999071">
                <text:p>0.143658298999071</text:p>
              </table:table-cell>
              <table:table-cell office:value-type="float" office:value="327719.626974546">
                <text:p>327719.626974546</text:p>
              </table:table-cell>
              <table:table-cell office:value-type="float" office:value="110227.257183766">
                <text:p>110227.257183766</text:p>
              </table:table-cell>
              <table:table-cell office:value-type="float" office:value="0">
                <text:p>0</text:p>
              </table:table-cell>
              <table:table-cell office:value-type="float" office:value="198105.915914481">
                <text:p>198105.915914481</text:p>
              </table:table-cell>
              <table:table-cell office:value-type="float" office:value="278566">
                <text:p>2785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9503628779985">
                <text:p>45.9503628779985</text:p>
              </table:table-cell>
              <table:table-cell office:value-type="float" office:value="0.102973820999978">
                <text:p>0.102973820999978</text:p>
              </table:table-cell>
              <table:table-cell office:value-type="float" office:value="327719.626974546">
                <text:p>327719.626974546</text:p>
              </table:table-cell>
              <table:table-cell office:value-type="float" office:value="263051.284807418">
                <text:p>263051.284807418</text:p>
              </table:table-cell>
              <table:table-cell office:value-type="float" office:value="0">
                <text:p>0</text:p>
              </table:table-cell>
              <table:table-cell office:value-type="float" office:value="214893.607407486">
                <text:p>214893.607407486</text:p>
              </table:table-cell>
              <table:table-cell office:value-type="float" office:value="312410">
                <text:p>3124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.1536912159991">
                <text:p>46.1536912159991</text:p>
              </table:table-cell>
              <table:table-cell office:value-type="float" office:value="0.107044936999955">
                <text:p>0.107044936999955</text:p>
              </table:table-cell>
              <table:table-cell office:value-type="float" office:value="327719.626974546">
                <text:p>327719.626974546</text:p>
              </table:table-cell>
              <table:table-cell office:value-type="float" office:value="314462.446447553">
                <text:p>314462.446447553</text:p>
              </table:table-cell>
              <table:table-cell office:value-type="float" office:value="0">
                <text:p>0</text:p>
              </table:table-cell>
              <table:table-cell office:value-type="float" office:value="289348.092679415">
                <text:p>289348.092679415</text:p>
              </table:table-cell>
              <table:table-cell office:value-type="float" office:value="367800">
                <text:p>3678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.3547612909988">
                <text:p>46.3547612909988</text:p>
              </table:table-cell>
              <table:table-cell office:value-type="float" office:value="0.104354646000502">
                <text:p>0.104354646000502</text:p>
              </table:table-cell>
              <table:table-cell office:value-type="float" office:value="327719.626974546">
                <text:p>327719.626974546</text:p>
              </table:table-cell>
              <table:table-cell office:value-type="float" office:value="357366.733543852">
                <text:p>357366.733543852</text:p>
              </table:table-cell>
              <table:table-cell office:value-type="float" office:value="0">
                <text:p>0</text:p>
              </table:table-cell>
              <table:table-cell office:value-type="float" office:value="342499.035697031">
                <text:p>342499.035697031</text:p>
              </table:table-cell>
              <table:table-cell office:value-type="float" office:value="366825">
                <text:p>3668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.563194979999">
                <text:p>46.563194979999</text:p>
              </table:table-cell>
              <table:table-cell office:value-type="float" office:value="0.139966323999033">
                <text:p>0.139966323999033</text:p>
              </table:table-cell>
              <table:table-cell office:value-type="float" office:value="327719.626974546">
                <text:p>327719.626974546</text:p>
              </table:table-cell>
              <table:table-cell office:value-type="float" office:value="305763.63370926">
                <text:p>305763.63370926</text:p>
              </table:table-cell>
              <table:table-cell office:value-type="float" office:value="0">
                <text:p>0</text:p>
              </table:table-cell>
              <table:table-cell office:value-type="float" office:value="305763.63370926">
                <text:p>305763.63370926</text:p>
              </table:table-cell>
              <table:table-cell office:value-type="float" office:value="308702">
                <text:p>3087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.7667382429991">
                <text:p>46.7667382429991</text:p>
              </table:table-cell>
              <table:table-cell office:value-type="float" office:value="0.120382670000254">
                <text:p>0.120382670000254</text:p>
              </table:table-cell>
              <table:table-cell office:value-type="float" office:value="327719.626974546">
                <text:p>327719.626974546</text:p>
              </table:table-cell>
              <table:table-cell office:value-type="float" office:value="213437.34204169">
                <text:p>213437.34204169</text:p>
              </table:table-cell>
              <table:table-cell office:value-type="float" office:value="48358.822108305">
                <text:p>48358.822108305</text:p>
              </table:table-cell>
              <table:table-cell office:value-type="float" office:value="197121.805742903">
                <text:p>197121.805742903</text:p>
              </table:table-cell>
              <table:table-cell office:value-type="float" office:value="278837">
                <text:p>2788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9693907319997">
                <text:p>46.9693907319997</text:p>
              </table:table-cell>
              <table:table-cell office:value-type="float" office:value="0.103265051999188">
                <text:p>0.103265051999188</text:p>
              </table:table-cell>
              <table:table-cell office:value-type="float" office:value="324442.4307048">
                <text:p>324442.4307048</text:p>
              </table:table-cell>
              <table:table-cell office:value-type="float" office:value="283078.626034439">
                <text:p>283078.626034439</text:p>
              </table:table-cell>
              <table:table-cell office:value-type="float" office:value="0">
                <text:p>0</text:p>
              </table:table-cell>
              <table:table-cell office:value-type="float" office:value="288484.737765631">
                <text:p>288484.737765631</text:p>
              </table:table-cell>
              <table:table-cell office:value-type="float" office:value="314946">
                <text:p>3149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7.1722905189999">
                <text:p>47.1722905189999</text:p>
              </table:table-cell>
              <table:table-cell office:value-type="float" office:value="0.105641074000232">
                <text:p>0.105641074000232</text:p>
              </table:table-cell>
              <table:table-cell office:value-type="float" office:value="321198.006397752">
                <text:p>321198.006397752</text:p>
              </table:table-cell>
              <table:table-cell office:value-type="float" office:value="318117.334384651">
                <text:p>318117.334384651</text:p>
              </table:table-cell>
              <table:table-cell office:value-type="float" office:value="0">
                <text:p>0</text:p>
              </table:table-cell>
              <table:table-cell office:value-type="float" office:value="300347.852758177">
                <text:p>300347.852758177</text:p>
              </table:table-cell>
              <table:table-cell office:value-type="float" office:value="363567">
                <text:p>3635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.3733908809991">
                <text:p>47.3733908809991</text:p>
              </table:table-cell>
              <table:table-cell office:value-type="float" office:value="0.104760354999598">
                <text:p>0.104760354999598</text:p>
              </table:table-cell>
              <table:table-cell office:value-type="float" office:value="317986.026333775">
                <text:p>317986.026333775</text:p>
              </table:table-cell>
              <table:table-cell office:value-type="float" office:value="354165.203947605">
                <text:p>354165.203947605</text:p>
              </table:table-cell>
              <table:table-cell office:value-type="float" office:value="0">
                <text:p>0</text:p>
              </table:table-cell>
              <table:table-cell office:value-type="float" office:value="336753.992363375">
                <text:p>336753.992363375</text:p>
              </table:table-cell>
              <table:table-cell office:value-type="float" office:value="352082">
                <text:p>3520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.5773030129985">
                <text:p>47.5773030129985</text:p>
              </table:table-cell>
              <table:table-cell office:value-type="float" office:value="0.104017113999362">
                <text:p>0.104017113999362</text:p>
              </table:table-cell>
              <table:table-cell office:value-type="float" office:value="314806.166070437">
                <text:p>314806.166070437</text:p>
              </table:table-cell>
              <table:table-cell office:value-type="float" office:value="347971.814154834">
                <text:p>347971.814154834</text:p>
              </table:table-cell>
              <table:table-cell office:value-type="float" office:value="0">
                <text:p>0</text:p>
              </table:table-cell>
              <table:table-cell office:value-type="float" office:value="351984.54040923">
                <text:p>351984.54040923</text:p>
              </table:table-cell>
              <table:table-cell office:value-type="float" office:value="292690">
                <text:p>29269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.78057008">
                <text:p>47.78057008</text:p>
              </table:table-cell>
              <table:table-cell office:value-type="float" office:value="0.102368464999017">
                <text:p>0.102368464999017</text:p>
              </table:table-cell>
              <table:table-cell office:value-type="float" office:value="311658.104409733">
                <text:p>311658.104409733</text:p>
              </table:table-cell>
              <table:table-cell office:value-type="float" office:value="287233.147474802">
                <text:p>287233.147474802</text:p>
              </table:table-cell>
              <table:table-cell office:value-type="float" office:value="0">
                <text:p>0</text:p>
              </table:table-cell>
              <table:table-cell office:value-type="float" office:value="317751.862088605">
                <text:p>317751.862088605</text:p>
              </table:table-cell>
              <table:table-cell office:value-type="float" office:value="265810">
                <text:p>2658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9834898549998">
                <text:p>47.9834898549998</text:p>
              </table:table-cell>
              <table:table-cell office:value-type="float" office:value="0.103452737001135">
                <text:p>0.103452737001135</text:p>
              </table:table-cell>
              <table:table-cell office:value-type="float" office:value="308541.523365635">
                <text:p>308541.523365635</text:p>
              </table:table-cell>
              <table:table-cell office:value-type="float" office:value="258974.942543915">
                <text:p>258974.942543915</text:p>
              </table:table-cell>
              <table:table-cell office:value-type="float" office:value="0">
                <text:p>0</text:p>
              </table:table-cell>
              <table:table-cell office:value-type="float" office:value="274644.395876358">
                <text:p>274644.395876358</text:p>
              </table:table-cell>
              <table:table-cell office:value-type="float" office:value="303704">
                <text:p>3037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.1947326129994">
                <text:p>48.1947326129994</text:p>
              </table:table-cell>
              <table:table-cell office:value-type="float" office:value="0.140348454000559">
                <text:p>0.140348454000559</text:p>
              </table:table-cell>
              <table:table-cell office:value-type="float" office:value="305456.108131979">
                <text:p>305456.108131979</text:p>
              </table:table-cell>
              <table:table-cell office:value-type="float" office:value="251932.887101182">
                <text:p>251932.887101182</text:p>
              </table:table-cell>
              <table:table-cell office:value-type="float" office:value="0">
                <text:p>0</text:p>
              </table:table-cell>
              <table:table-cell office:value-type="float" office:value="230694.501667835">
                <text:p>230694.501667835</text:p>
              </table:table-cell>
              <table:table-cell office:value-type="float" office:value="348610">
                <text:p>3486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.397703056">
                <text:p>48.397703056</text:p>
              </table:table-cell>
              <table:table-cell office:value-type="float" office:value="0.104783895001674">
                <text:p>0.104783895001674</text:p>
              </table:table-cell>
              <table:table-cell office:value-type="float" office:value="302401.547050659">
                <text:p>302401.547050659</text:p>
              </table:table-cell>
              <table:table-cell office:value-type="float" office:value="287407.654961941">
                <text:p>287407.654961941</text:p>
              </table:table-cell>
              <table:table-cell office:value-type="float" office:value="0">
                <text:p>0</text:p>
              </table:table-cell>
              <table:table-cell office:value-type="float" office:value="264422.863515712">
                <text:p>264422.863515712</text:p>
              </table:table-cell>
              <table:table-cell office:value-type="float" office:value="329432">
                <text:p>3294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.5996721039992">
                <text:p>48.5996721039992</text:p>
              </table:table-cell>
              <table:table-cell office:value-type="float" office:value="0.103210363999096">
                <text:p>0.103210363999096</text:p>
              </table:table-cell>
              <table:table-cell office:value-type="float" office:value="302401.547050659">
                <text:p>302401.547050659</text:p>
              </table:table-cell>
              <table:table-cell office:value-type="float" office:value="323721.844235692">
                <text:p>323721.844235692</text:p>
              </table:table-cell>
              <table:table-cell office:value-type="float" office:value="0">
                <text:p>0</text:p>
              </table:table-cell>
              <table:table-cell office:value-type="float" office:value="335994.799504425">
                <text:p>335994.799504425</text:p>
              </table:table-cell>
              <table:table-cell office:value-type="float" office:value="275746">
                <text:p>2757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.8015407499988">
                <text:p>48.8015407499988</text:p>
              </table:table-cell>
              <table:table-cell office:value-type="float" office:value="0.10118385900023">
                <text:p>0.10118385900023</text:p>
              </table:table-cell>
              <table:table-cell office:value-type="float" office:value="299377.531580153">
                <text:p>299377.531580153</text:p>
              </table:table-cell>
              <table:table-cell office:value-type="float" office:value="267212.404186935">
                <text:p>267212.404186935</text:p>
              </table:table-cell>
              <table:table-cell office:value-type="float" office:value="0">
                <text:p>0</text:p>
              </table:table-cell>
              <table:table-cell office:value-type="float" office:value="294400.444806024">
                <text:p>294400.444806024</text:p>
              </table:table-cell>
              <table:table-cell office:value-type="float" office:value="256867">
                <text:p>2568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.0063637949988">
                <text:p>49.0063637949988</text:p>
              </table:table-cell>
              <table:table-cell office:value-type="float" office:value="0.101510205000523">
                <text:p>0.101510205000523</text:p>
              </table:table-cell>
              <table:table-cell office:value-type="float" office:value="296383.756264351">
                <text:p>296383.756264351</text:p>
              </table:table-cell>
              <table:table-cell office:value-type="float" office:value="255530.522057147">
                <text:p>255530.522057147</text:p>
              </table:table-cell>
              <table:table-cell office:value-type="float" office:value="0">
                <text:p>0</text:p>
              </table:table-cell>
              <table:table-cell office:value-type="float" office:value="260620.386883323">
                <text:p>260620.386883323</text:p>
              </table:table-cell>
              <table:table-cell office:value-type="float" office:value="298101">
                <text:p>2981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.2074093430001">
                <text:p>49.2074093430001</text:p>
              </table:table-cell>
              <table:table-cell office:value-type="float" office:value="0.148576601999594">
                <text:p>0.148576601999594</text:p>
              </table:table-cell>
              <table:table-cell office:value-type="float" office:value="293419.918701708">
                <text:p>293419.918701708</text:p>
              </table:table-cell>
              <table:table-cell office:value-type="float" office:value="115603.064827058">
                <text:p>115603.064827058</text:p>
              </table:table-cell>
              <table:table-cell office:value-type="float" office:value="0">
                <text:p>0</text:p>
              </table:table-cell>
              <table:table-cell office:value-type="float" office:value="198810.093518012">
                <text:p>198810.093518012</text:p>
              </table:table-cell>
              <table:table-cell office:value-type="float" office:value="335893">
                <text:p>3358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.4105142600001">
                <text:p>49.4105142600001</text:p>
              </table:table-cell>
              <table:table-cell office:value-type="float" office:value="0.104147060001196">
                <text:p>0.104147060001196</text:p>
              </table:table-cell>
              <table:table-cell office:value-type="float" office:value="290485.71951469">
                <text:p>290485.71951469</text:p>
              </table:table-cell>
              <table:table-cell office:value-type="float" office:value="292569.586864101">
                <text:p>292569.586864101</text:p>
              </table:table-cell>
              <table:table-cell office:value-type="float" office:value="0">
                <text:p>0</text:p>
              </table:table-cell>
              <table:table-cell office:value-type="float" office:value="173631.502044394">
                <text:p>173631.502044394</text:p>
              </table:table-cell>
              <table:table-cell office:value-type="float" office:value="313784">
                <text:p>3137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.6134925599999">
                <text:p>49.6134925599999</text:p>
              </table:table-cell>
              <table:table-cell office:value-type="float" office:value="0.102619857998434">
                <text:p>0.102619857998434</text:p>
              </table:table-cell>
              <table:table-cell office:value-type="float" office:value="287580.862319544">
                <text:p>287580.862319544</text:p>
              </table:table-cell>
              <table:table-cell office:value-type="float" office:value="311427.72858527">
                <text:p>311427.72858527</text:p>
              </table:table-cell>
              <table:table-cell office:value-type="float" office:value="0">
                <text:p>0</text:p>
              </table:table-cell>
              <table:table-cell office:value-type="float" office:value="320791.788816446">
                <text:p>320791.788816446</text:p>
              </table:table-cell>
              <table:table-cell office:value-type="float" office:value="259209">
                <text:p>2592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.8162658359997">
                <text:p>49.8162658359997</text:p>
              </table:table-cell>
              <table:table-cell office:value-type="float" office:value="0.127723730000071">
                <text:p>0.127723730000071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167623.710416256">
                <text:p>167623.710416256</text:p>
              </table:table-cell>
              <table:table-cell office:value-type="float" office:value="0">
                <text:p>0</text:p>
              </table:table-cell>
              <table:table-cell office:value-type="float" office:value="195234.255940944">
                <text:p>195234.255940944</text:p>
              </table:table-cell>
              <table:table-cell office:value-type="float" office:value="245728">
                <text:p>2457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.0192383739995">
                <text:p>50.0192383739995</text:p>
              </table:table-cell>
              <table:table-cell office:value-type="float" office:value="0.103784029000963">
                <text:p>0.103784029000963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03126.596942961">
                <text:p>203126.596942961</text:p>
              </table:table-cell>
              <table:table-cell office:value-type="float" office:value="12749.166234029">
                <text:p>12749.166234029</text:p>
              </table:table-cell>
              <table:table-cell office:value-type="float" office:value="199019.038186847">
                <text:p>199019.038186847</text:p>
              </table:table-cell>
              <table:table-cell office:value-type="float" office:value="289754">
                <text:p>2897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.2231849079999">
                <text:p>50.2231849079999</text:p>
              </table:table-cell>
              <table:table-cell office:value-type="float" office:value="0.104691696000373">
                <text:p>0.104691696000373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93157.465084892">
                <text:p>293157.465084892</text:p>
              </table:table-cell>
              <table:table-cell office:value-type="float" office:value="0">
                <text:p>0</text:p>
              </table:table-cell>
              <table:table-cell office:value-type="float" office:value="261170.211739148">
                <text:p>261170.211739148</text:p>
              </table:table-cell>
              <table:table-cell office:value-type="float" office:value="326733">
                <text:p>3267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.4253749250001">
                <text:p>50.4253749250001</text:p>
              </table:table-cell>
              <table:table-cell office:value-type="float" office:value="0.105082387000948">
                <text:p>0.105082387000948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312995.066561183">
                <text:p>312995.066561183</text:p>
              </table:table-cell>
              <table:table-cell office:value-type="float" office:value="0">
                <text:p>0</text:p>
              </table:table-cell>
              <table:table-cell office:value-type="float" office:value="306428.740031363">
                <text:p>306428.740031363</text:p>
              </table:table-cell>
              <table:table-cell office:value-type="float" office:value="304064">
                <text:p>3040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.6270661339986">
                <text:p>50.6270661339986</text:p>
              </table:table-cell>
              <table:table-cell office:value-type="float" office:value="0.103769589000876">
                <text:p>0.103769589000876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304628.173260454">
                <text:p>304628.173260454</text:p>
              </table:table-cell>
              <table:table-cell office:value-type="float" office:value="0">
                <text:p>0</text:p>
              </table:table-cell>
              <table:table-cell office:value-type="float" office:value="314882.651450833">
                <text:p>314882.651450833</text:p>
              </table:table-cell>
              <table:table-cell office:value-type="float" office:value="254097">
                <text:p>2540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.8293360719999">
                <text:p>50.8293360719999</text:p>
              </table:table-cell>
              <table:table-cell office:value-type="float" office:value="0.101423788999455">
                <text:p>0.101423788999455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47830.131768558">
                <text:p>247830.131768558</text:p>
              </table:table-cell>
              <table:table-cell office:value-type="float" office:value="0">
                <text:p>0</text:p>
              </table:table-cell>
              <table:table-cell office:value-type="float" office:value="271288.091719877">
                <text:p>271288.091719877</text:p>
              </table:table-cell>
              <table:table-cell office:value-type="float" office:value="247264">
                <text:p>2472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.0315207759995">
                <text:p>51.0315207759995</text:p>
              </table:table-cell>
              <table:table-cell office:value-type="float" office:value="0.101285586999438">
                <text:p>0.101285586999438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38656.297192302">
                <text:p>238656.297192302</text:p>
              </table:table-cell>
              <table:table-cell office:value-type="float" office:value="0">
                <text:p>0</text:p>
              </table:table-cell>
              <table:table-cell office:value-type="float" office:value="240899.037427042">
                <text:p>240899.037427042</text:p>
              </table:table-cell>
              <table:table-cell office:value-type="float" office:value="293301">
                <text:p>2933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.2358555479987">
                <text:p>51.2358555479987</text:p>
              </table:table-cell>
              <table:table-cell office:value-type="float" office:value="0.102917968999463">
                <text:p>0.102917968999463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99808.786056273">
                <text:p>299808.786056273</text:p>
              </table:table-cell>
              <table:table-cell office:value-type="float" office:value="0">
                <text:p>0</text:p>
              </table:table-cell>
              <table:table-cell office:value-type="float" office:value="271053.851086291">
                <text:p>271053.851086291</text:p>
              </table:table-cell>
              <table:table-cell office:value-type="float" office:value="327219">
                <text:p>3272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.4448885179991">
                <text:p>51.4448885179991</text:p>
              </table:table-cell>
              <table:table-cell office:value-type="float" office:value="0.151350469001045">
                <text:p>0.151350469001045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51562.298407781">
                <text:p>251562.298407781</text:p>
              </table:table-cell>
              <table:table-cell office:value-type="float" office:value="0">
                <text:p>0</text:p>
              </table:table-cell>
              <table:table-cell office:value-type="float" office:value="239866.456145945">
                <text:p>239866.456145945</text:p>
              </table:table-cell>
              <table:table-cell office:value-type="float" office:value="299012">
                <text:p>2990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.6466808209989">
                <text:p>51.6466808209989</text:p>
              </table:table-cell>
              <table:table-cell office:value-type="float" office:value="0.104735375000018">
                <text:p>0.104735375000018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54783.486559054">
                <text:p>254783.486559054</text:p>
              </table:table-cell>
              <table:table-cell office:value-type="float" office:value="5463.92838601241">
                <text:p>5463.92838601241</text:p>
              </table:table-cell>
              <table:table-cell office:value-type="float" office:value="264197.12688114">
                <text:p>264197.12688114</text:p>
              </table:table-cell>
              <table:table-cell office:value-type="float" office:value="250567">
                <text:p>2505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.8507329899985">
                <text:p>51.8507329899985</text:p>
              </table:table-cell>
              <table:table-cell office:value-type="float" office:value="0.101099960000283">
                <text:p>0.101099960000283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33498.95589906">
                <text:p>233498.95589906</text:p>
              </table:table-cell>
              <table:table-cell office:value-type="float" office:value="0">
                <text:p>0</text:p>
              </table:table-cell>
              <table:table-cell office:value-type="float" office:value="258615.319299393">
                <text:p>258615.319299393</text:p>
              </table:table-cell>
              <table:table-cell office:value-type="float" office:value="250386">
                <text:p>2503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.0535994739985">
                <text:p>52.0535994739985</text:p>
              </table:table-cell>
              <table:table-cell office:value-type="float" office:value="0.102602173999912">
                <text:p>0.102602173999912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47279.185656302">
                <text:p>247279.185656302</text:p>
              </table:table-cell>
              <table:table-cell office:value-type="float" office:value="0">
                <text:p>0</text:p>
              </table:table-cell>
              <table:table-cell office:value-type="float" office:value="246156.550740694">
                <text:p>246156.550740694</text:p>
              </table:table-cell>
              <table:table-cell office:value-type="float" office:value="299004">
                <text:p>2990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.2565546669994">
                <text:p>52.2565546669994</text:p>
              </table:table-cell>
              <table:table-cell office:value-type="float" office:value="0.103094142999907">
                <text:p>0.103094142999907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96226.92679923">
                <text:p>296226.92679923</text:p>
              </table:table-cell>
              <table:table-cell office:value-type="float" office:value="0">
                <text:p>0</text:p>
              </table:table-cell>
              <table:table-cell office:value-type="float" office:value="271650.537522761">
                <text:p>271650.537522761</text:p>
              </table:table-cell>
              <table:table-cell office:value-type="float" office:value="327365">
                <text:p>3273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.4594058909988">
                <text:p>52.4594058909988</text:p>
              </table:table-cell>
              <table:table-cell office:value-type="float" office:value="0.103349277000234">
                <text:p>0.103349277000234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326719.685734916">
                <text:p>326719.685734916</text:p>
              </table:table-cell>
              <table:table-cell office:value-type="float" office:value="0">
                <text:p>0</text:p>
              </table:table-cell>
              <table:table-cell office:value-type="float" office:value="314203.005187081">
                <text:p>314203.005187081</text:p>
              </table:table-cell>
              <table:table-cell office:value-type="float" office:value="295389">
                <text:p>2953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.7385407029997">
                <text:p>52.7385407029997</text:p>
              </table:table-cell>
              <table:table-cell office:value-type="float" office:value="0.23800268299965">
                <text:p>0.23800268299965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196241.59385795">
                <text:p>196241.59385795</text:p>
              </table:table-cell>
              <table:table-cell office:value-type="float" office:value="0">
                <text:p>0</text:p>
              </table:table-cell>
              <table:table-cell office:value-type="float" office:value="210585.65618279">
                <text:p>210585.65618279</text:p>
              </table:table-cell>
              <table:table-cell office:value-type="float" office:value="242095">
                <text:p>2420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.9456884319989">
                <text:p>52.9456884319989</text:p>
              </table:table-cell>
              <table:table-cell office:value-type="float" office:value="0.103266198000711">
                <text:p>0.103266198000711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41022.810140475">
                <text:p>241022.810140475</text:p>
              </table:table-cell>
              <table:table-cell office:value-type="float" office:value="0">
                <text:p>0</text:p>
              </table:table-cell>
              <table:table-cell office:value-type="float" office:value="267962.916481751">
                <text:p>267962.916481751</text:p>
              </table:table-cell>
              <table:table-cell office:value-type="float" office:value="270600">
                <text:p>2706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.1538731989986">
                <text:p>53.1538731989986</text:p>
              </table:table-cell>
              <table:table-cell office:value-type="float" office:value="0.106324016000144">
                <text:p>0.106324016000144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20499.012760618">
                <text:p>220499.012760618</text:p>
              </table:table-cell>
              <table:table-cell office:value-type="float" office:value="0">
                <text:p>0</text:p>
              </table:table-cell>
              <table:table-cell office:value-type="float" office:value="213315.355102798">
                <text:p>213315.355102798</text:p>
              </table:table-cell>
              <table:table-cell office:value-type="float" office:value="319965">
                <text:p>3199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3.3564796760002">
                <text:p>53.3564796760002</text:p>
              </table:table-cell>
              <table:table-cell office:value-type="float" office:value="0.102976893998857">
                <text:p>0.102976893998857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304073.294694852">
                <text:p>304073.294694852</text:p>
              </table:table-cell>
              <table:table-cell office:value-type="float" office:value="0">
                <text:p>0</text:p>
              </table:table-cell>
              <table:table-cell office:value-type="float" office:value="271893.682926562">
                <text:p>271893.682926562</text:p>
              </table:table-cell>
              <table:table-cell office:value-type="float" office:value="318087">
                <text:p>3180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.5581522049997">
                <text:p>53.5581522049997</text:p>
              </table:table-cell>
              <table:table-cell office:value-type="float" office:value="0.1064847130001">
                <text:p>0.1064847130001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303994.436726052">
                <text:p>303994.436726052</text:p>
              </table:table-cell>
              <table:table-cell office:value-type="float" office:value="0">
                <text:p>0</text:p>
              </table:table-cell>
              <table:table-cell office:value-type="float" office:value="304943.765350455">
                <text:p>304943.765350455</text:p>
              </table:table-cell>
              <table:table-cell office:value-type="float" office:value="269257">
                <text:p>2692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.7603486909993">
                <text:p>53.7603486909993</text:p>
              </table:table-cell>
              <table:table-cell office:value-type="float" office:value="0.101278084001024">
                <text:p>0.101278084001024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66152.721697946">
                <text:p>266152.721697946</text:p>
              </table:table-cell>
              <table:table-cell office:value-type="float" office:value="0">
                <text:p>0</text:p>
              </table:table-cell>
              <table:table-cell office:value-type="float" office:value="290836.276932015">
                <text:p>290836.276932015</text:p>
              </table:table-cell>
              <table:table-cell office:value-type="float" office:value="242102">
                <text:p>2421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.9641217919998">
                <text:p>53.9641217919998</text:p>
              </table:table-cell>
              <table:table-cell office:value-type="float" office:value="0.102207861000352">
                <text:p>0.102207861000352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36492.520932863">
                <text:p>236492.520932863</text:p>
              </table:table-cell>
              <table:table-cell office:value-type="float" office:value="0">
                <text:p>0</text:p>
              </table:table-cell>
              <table:table-cell office:value-type="float" office:value="253252.36680191">
                <text:p>253252.36680191</text:p>
              </table:table-cell>
              <table:table-cell office:value-type="float" office:value="275354">
                <text:p>2753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.1694418030002">
                <text:p>54.1694418030002</text:p>
              </table:table-cell>
              <table:table-cell office:value-type="float" office:value="0.10253206300149">
                <text:p>0.10253206300149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74136.585539168">
                <text:p>274136.585539168</text:p>
              </table:table-cell>
              <table:table-cell office:value-type="float" office:value="0">
                <text:p>0</text:p>
              </table:table-cell>
              <table:table-cell office:value-type="float" office:value="254294.707389513">
                <text:p>254294.707389513</text:p>
              </table:table-cell>
              <table:table-cell office:value-type="float" office:value="322152">
                <text:p>3221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4.3718371609994">
                <text:p>54.3718371609994</text:p>
              </table:table-cell>
              <table:table-cell office:value-type="float" office:value="0.101664502999483">
                <text:p>0.101664502999483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322662.544340104">
                <text:p>322662.544340104</text:p>
              </table:table-cell>
              <table:table-cell office:value-type="float" office:value="0">
                <text:p>0</text:p>
              </table:table-cell>
              <table:table-cell office:value-type="float" office:value="299006.164699638">
                <text:p>299006.164699638</text:p>
              </table:table-cell>
              <table:table-cell office:value-type="float" office:value="315370">
                <text:p>31537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.5737469809992">
                <text:p>54.5737469809992</text:p>
              </table:table-cell>
              <table:table-cell office:value-type="float" office:value="0.103263046999928">
                <text:p>0.103263046999928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311559.746732873">
                <text:p>311559.746732873</text:p>
              </table:table-cell>
              <table:table-cell office:value-type="float" office:value="0">
                <text:p>0</text:p>
              </table:table-cell>
              <table:table-cell office:value-type="float" office:value="314988.046376483">
                <text:p>314988.046376483</text:p>
              </table:table-cell>
              <table:table-cell office:value-type="float" office:value="265485">
                <text:p>2654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.7773644609988">
                <text:p>54.7773644609988</text:p>
              </table:table-cell>
              <table:table-cell office:value-type="float" office:value="0.102733608999188">
                <text:p>0.102733608999188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55060.034086715">
                <text:p>255060.034086715</text:p>
              </table:table-cell>
              <table:table-cell office:value-type="float" office:value="0">
                <text:p>0</text:p>
              </table:table-cell>
              <table:table-cell office:value-type="float" office:value="282096.690889791">
                <text:p>282096.690889791</text:p>
              </table:table-cell>
              <table:table-cell office:value-type="float" office:value="242658">
                <text:p>2426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.9799630199996">
                <text:p>54.9799630199996</text:p>
              </table:table-cell>
              <table:table-cell office:value-type="float" office:value="0.10180130900153">
                <text:p>0.10180130900153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174682.53288769">
                <text:p>174682.53288769</text:p>
              </table:table-cell>
              <table:table-cell office:value-type="float" office:value="16378.1935200459">
                <text:p>16378.1935200459</text:p>
              </table:table-cell>
              <table:table-cell office:value-type="float" office:value="168023.584022271">
                <text:p>168023.584022271</text:p>
              </table:table-cell>
              <table:table-cell office:value-type="float" office:value="279540">
                <text:p>2795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5.1847627989991">
                <text:p>55.1847627989991</text:p>
              </table:table-cell>
              <table:table-cell office:value-type="float" office:value="0.106436742000369">
                <text:p>0.106436742000369</text:p>
              </table:table-cell>
              <table:table-cell office:value-type="float" office:value="284705.053696348">
                <text:p>284705.053696348</text:p>
              </table:table-cell>
              <table:table-cell office:value-type="float" office:value="291713.824584818">
                <text:p>291713.824584818</text:p>
              </table:table-cell>
              <table:table-cell office:value-type="float" office:value="0">
                <text:p>0</text:p>
              </table:table-cell>
              <table:table-cell office:value-type="float" office:value="263970.98456114">
                <text:p>263970.98456114</text:p>
              </table:table-cell>
              <table:table-cell office:value-type="float" office:value="323782">
                <text:p>3237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5.3881383409989">
                <text:p>55.3881383409989</text:p>
              </table:table-cell>
              <table:table-cell office:value-type="float" office:value="0.104901538001286">
                <text:p>0.104901538001286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325003.513913911">
                <text:p>325003.513913911</text:p>
              </table:table-cell>
              <table:table-cell office:value-type="float" office:value="0">
                <text:p>0</text:p>
              </table:table-cell>
              <table:table-cell office:value-type="float" office:value="301339.551776445">
                <text:p>301339.551776445</text:p>
              </table:table-cell>
              <table:table-cell office:value-type="float" office:value="344353">
                <text:p>3443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.5898604109989">
                <text:p>55.5898604109989</text:p>
              </table:table-cell>
              <table:table-cell office:value-type="float" office:value="0.103126457999679">
                <text:p>0.103126457999679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332781.639336533">
                <text:p>332781.639336533</text:p>
              </table:table-cell>
              <table:table-cell office:value-type="float" office:value="0">
                <text:p>0</text:p>
              </table:table-cell>
              <table:table-cell office:value-type="float" office:value="334712.506008012">
                <text:p>334712.506008012</text:p>
              </table:table-cell>
              <table:table-cell office:value-type="float" office:value="288440">
                <text:p>28844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.7932064669985">
                <text:p>55.7932064669985</text:p>
              </table:table-cell>
              <table:table-cell office:value-type="float" office:value="0.101312570999653">
                <text:p>0.101312570999653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281934.385509109">
                <text:p>281934.385509109</text:p>
              </table:table-cell>
              <table:table-cell office:value-type="float" office:value="0">
                <text:p>0</text:p>
              </table:table-cell>
              <table:table-cell office:value-type="float" office:value="311825.092830749">
                <text:p>311825.092830749</text:p>
              </table:table-cell>
              <table:table-cell office:value-type="float" office:value="268318">
                <text:p>2683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.9986886779989">
                <text:p>55.9986886779989</text:p>
              </table:table-cell>
              <table:table-cell office:value-type="float" office:value="0.102640867999071">
                <text:p>0.102640867999071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261416.964861762">
                <text:p>261416.964861762</text:p>
              </table:table-cell>
              <table:table-cell office:value-type="float" office:value="0">
                <text:p>0</text:p>
              </table:table-cell>
              <table:table-cell office:value-type="float" office:value="267491.117949724">
                <text:p>267491.117949724</text:p>
              </table:table-cell>
              <table:table-cell office:value-type="float" office:value="313015">
                <text:p>3130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.2025752640002">
                <text:p>56.2025752640002</text:p>
              </table:table-cell>
              <table:table-cell office:value-type="float" office:value="0.103944968001088">
                <text:p>0.103944968001088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316407.926131796">
                <text:p>316407.926131796</text:p>
              </table:table-cell>
              <table:table-cell office:value-type="float" office:value="0">
                <text:p>0</text:p>
              </table:table-cell>
              <table:table-cell office:value-type="float" office:value="287089.439984761">
                <text:p>287089.439984761</text:p>
              </table:table-cell>
              <table:table-cell office:value-type="float" office:value="358413">
                <text:p>3584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6.4421880559985">
                <text:p>56.4421880559985</text:p>
              </table:table-cell>
              <table:table-cell office:value-type="float" office:value="0.287768367001263">
                <text:p>0.287768367001263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100149.339754832">
                <text:p>100149.339754832</text:p>
              </table:table-cell>
              <table:table-cell office:value-type="float" office:value="0">
                <text:p>0</text:p>
              </table:table-cell>
              <table:table-cell office:value-type="float" office:value="84452.2495155136">
                <text:p>84452.2495155136</text:p>
              </table:table-cell>
              <table:table-cell office:value-type="float" office:value="330112">
                <text:p>3301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.6458164879987">
                <text:p>56.6458164879987</text:p>
              </table:table-cell>
              <table:table-cell office:value-type="float" office:value="0.104530664999402">
                <text:p>0.104530664999402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284010.58623113">
                <text:p>284010.58623113</text:p>
              </table:table-cell>
              <table:table-cell office:value-type="float" office:value="0">
                <text:p>0</text:p>
              </table:table-cell>
              <table:table-cell office:value-type="float" office:value="300772.615523718">
                <text:p>300772.615523718</text:p>
              </table:table-cell>
              <table:table-cell office:value-type="float" office:value="276346">
                <text:p>2763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.8495301179992">
                <text:p>56.8495301179992</text:p>
              </table:table-cell>
              <table:table-cell office:value-type="float" office:value="0.103741031000027">
                <text:p>0.103741031000027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270098.52222233">
                <text:p>270098.52222233</text:p>
              </table:table-cell>
              <table:table-cell office:value-type="float" office:value="0">
                <text:p>0</text:p>
              </table:table-cell>
              <table:table-cell office:value-type="float" office:value="296109.772536311">
                <text:p>296109.772536311</text:p>
              </table:table-cell>
              <table:table-cell office:value-type="float" office:value="275363">
                <text:p>2753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7.0534779089994">
                <text:p>57.0534779089994</text:p>
              </table:table-cell>
              <table:table-cell office:value-type="float" office:value="0.103913957000259">
                <text:p>0.103913957000259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274023.091635607">
                <text:p>274023.091635607</text:p>
              </table:table-cell>
              <table:table-cell office:value-type="float" office:value="0">
                <text:p>0</text:p>
              </table:table-cell>
              <table:table-cell office:value-type="float" office:value="270265.745436487">
                <text:p>270265.745436487</text:p>
              </table:table-cell>
              <table:table-cell office:value-type="float" office:value="328976">
                <text:p>3289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7.2572508739995">
                <text:p>57.2572508739995</text:p>
              </table:table-cell>
              <table:table-cell office:value-type="float" office:value="0.10522206800124">
                <text:p>0.10522206800124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332686.168145817">
                <text:p>332686.168145817</text:p>
              </table:table-cell>
              <table:table-cell office:value-type="float" office:value="0">
                <text:p>0</text:p>
              </table:table-cell>
              <table:table-cell office:value-type="float" office:value="300664.810392813">
                <text:p>300664.810392813</text:p>
              </table:table-cell>
              <table:table-cell office:value-type="float" office:value="360616">
                <text:p>3606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7.4588748869992">
                <text:p>57.4588748869992</text:p>
              </table:table-cell>
              <table:table-cell office:value-type="float" office:value="0.105301637000593">
                <text:p>0.105301637000593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342250.074848184">
                <text:p>342250.074848184</text:p>
              </table:table-cell>
              <table:table-cell office:value-type="float" office:value="0">
                <text:p>0</text:p>
              </table:table-cell>
              <table:table-cell office:value-type="float" office:value="336556.308358004">
                <text:p>336556.308358004</text:p>
              </table:table-cell>
              <table:table-cell office:value-type="float" office:value="325682">
                <text:p>3256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.6604168319991">
                <text:p>57.6604168319991</text:p>
              </table:table-cell>
              <table:table-cell office:value-type="float" office:value="0.132575130000987">
                <text:p>0.132575130000987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270385.015735294">
                <text:p>270385.015735294</text:p>
              </table:table-cell>
              <table:table-cell office:value-type="float" office:value="0">
                <text:p>0</text:p>
              </table:table-cell>
              <table:table-cell office:value-type="float" office:value="288081.282511802">
                <text:p>288081.282511802</text:p>
              </table:table-cell>
              <table:table-cell office:value-type="float" office:value="273841">
                <text:p>2738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.8624679079985">
                <text:p>57.8624679079985</text:p>
              </table:table-cell>
              <table:table-cell office:value-type="float" office:value="0.105297858000995">
                <text:p>0.105297858000995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268844.558093244">
                <text:p>268844.558093244</text:p>
              </table:table-cell>
              <table:table-cell office:value-type="float" office:value="1823.62627799375">
                <text:p>1823.62627799375</text:p>
              </table:table-cell>
              <table:table-cell office:value-type="float" office:value="288862.908997064">
                <text:p>288862.908997064</text:p>
              </table:table-cell>
              <table:table-cell office:value-type="float" office:value="277764">
                <text:p>2777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.0693878599996">
                <text:p>58.0693878599996</text:p>
              </table:table-cell>
              <table:table-cell office:value-type="float" office:value="0.106262444000095">
                <text:p>0.106262444000095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242950.078071443">
                <text:p>242950.078071443</text:p>
              </table:table-cell>
              <table:table-cell office:value-type="float" office:value="0">
                <text:p>0</text:p>
              </table:table-cell>
              <table:table-cell office:value-type="float" office:value="254499.711165403">
                <text:p>254499.711165403</text:p>
              </table:table-cell>
              <table:table-cell office:value-type="float" office:value="333667">
                <text:p>333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.2752657149995">
                <text:p>58.2752657149995</text:p>
              </table:table-cell>
              <table:table-cell office:value-type="float" office:value="0.104127171000073">
                <text:p>0.104127171000073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280298.450807609">
                <text:p>280298.450807609</text:p>
              </table:table-cell>
              <table:table-cell office:value-type="float" office:value="9726.00681596668">
                <text:p>9726.00681596668</text:p>
              </table:table-cell>
              <table:table-cell office:value-type="float" office:value="223409.92250274">
                <text:p>223409.92250274</text:p>
              </table:table-cell>
              <table:table-cell office:value-type="float" office:value="360116">
                <text:p>3601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.4771848259989">
                <text:p>58.4771848259989</text:p>
              </table:table-cell>
              <table:table-cell office:value-type="float" office:value="0.110507301000325">
                <text:p>0.110507301000325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351469.518809152">
                <text:p>351469.518809152</text:p>
              </table:table-cell>
              <table:table-cell office:value-type="float" office:value="0">
                <text:p>0</text:p>
              </table:table-cell>
              <table:table-cell office:value-type="float" office:value="345973.818395276">
                <text:p>345973.818395276</text:p>
              </table:table-cell>
              <table:table-cell office:value-type="float" office:value="320282">
                <text:p>3202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.6791016679999">
                <text:p>58.6791016679999</text:p>
              </table:table-cell>
              <table:table-cell office:value-type="float" office:value="0.105347053999139">
                <text:p>0.105347053999139</text:p>
              </table:table-cell>
              <table:table-cell office:value-type="float" office:value="313604.898778608">
                <text:p>313604.898778608</text:p>
              </table:table-cell>
              <table:table-cell office:value-type="float" office:value="312946.933375101">
                <text:p>312946.933375101</text:p>
              </table:table-cell>
              <table:table-cell office:value-type="float" office:value="0">
                <text:p>0</text:p>
              </table:table-cell>
              <table:table-cell office:value-type="float" office:value="332517.482715103">
                <text:p>332517.482715103</text:p>
              </table:table-cell>
              <table:table-cell office:value-type="float" office:value="271062">
                <text:p>2710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.8806347749996">
                <text:p>58.8806347749996</text:p>
              </table:table-cell>
              <table:table-cell office:value-type="float" office:value="0.102188371000011">
                <text:p>0.102188371000011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256991.49384914">
                <text:p>256991.49384914</text:p>
              </table:table-cell>
              <table:table-cell office:value-type="float" office:value="0">
                <text:p>0</text:p>
              </table:table-cell>
              <table:table-cell office:value-type="float" office:value="285571.770128141">
                <text:p>285571.770128141</text:p>
              </table:table-cell>
              <table:table-cell office:value-type="float" office:value="303830">
                <text:p>30383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9.0835294009994">
                <text:p>59.0835294009994</text:p>
              </table:table-cell>
              <table:table-cell office:value-type="float" office:value="0.104803685000661">
                <text:p>0.104803685000661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298123.50645229">
                <text:p>298123.50645229</text:p>
              </table:table-cell>
              <table:table-cell office:value-type="float" office:value="0">
                <text:p>0</text:p>
              </table:table-cell>
              <table:table-cell office:value-type="float" office:value="277877.202263721">
                <text:p>277877.202263721</text:p>
              </table:table-cell>
              <table:table-cell office:value-type="float" office:value="363864">
                <text:p>3638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9.2855742849988">
                <text:p>59.2855742849988</text:p>
              </table:table-cell>
              <table:table-cell office:value-type="float" office:value="0.103256338999927">
                <text:p>0.103256338999927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363856.001317484">
                <text:p>363856.001317484</text:p>
              </table:table-cell>
              <table:table-cell office:value-type="float" office:value="0">
                <text:p>0</text:p>
              </table:table-cell>
              <table:table-cell office:value-type="float" office:value="333182.11799441">
                <text:p>333182.11799441</text:p>
              </table:table-cell>
              <table:table-cell office:value-type="float" office:value="387663">
                <text:p>3876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.4902498319989">
                <text:p>59.4902498319989</text:p>
              </table:table-cell>
              <table:table-cell office:value-type="float" office:value="0.109500323000248">
                <text:p>0.109500323000248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379591.988567777">
                <text:p>379591.988567777</text:p>
              </table:table-cell>
              <table:table-cell office:value-type="float" office:value="0">
                <text:p>0</text:p>
              </table:table-cell>
              <table:table-cell office:value-type="float" office:value="367432.08336063">
                <text:p>367432.08336063</text:p>
              </table:table-cell>
              <table:table-cell office:value-type="float" office:value="341114">
                <text:p>3411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.692622949">
                <text:p>59.692622949</text:p>
              </table:table-cell>
              <table:table-cell office:value-type="float" office:value="0.107215833000737">
                <text:p>0.107215833000737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329571.802846979">
                <text:p>329571.802846979</text:p>
              </table:table-cell>
              <table:table-cell office:value-type="float" office:value="0">
                <text:p>0</text:p>
              </table:table-cell>
              <table:table-cell office:value-type="float" office:value="353355.635255378">
                <text:p>353355.635255378</text:p>
              </table:table-cell>
              <table:table-cell office:value-type="float" office:value="290686">
                <text:p>2906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.8944376489999">
                <text:p>59.8944376489999</text:p>
              </table:table-cell>
              <table:table-cell office:value-type="float" office:value="0.122181777000151">
                <text:p>0.122181777000151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201366.783532217">
                <text:p>201366.783532217</text:p>
              </table:table-cell>
              <table:table-cell office:value-type="float" office:value="0">
                <text:p>0</text:p>
              </table:table-cell>
              <table:table-cell office:value-type="float" office:value="238679.334377306">
                <text:p>238679.334377306</text:p>
              </table:table-cell>
              <table:table-cell office:value-type="float" office:value="307190">
                <text:p>30719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.2191055989988">
                <text:p>60.2191055989988</text:p>
              </table:table-cell>
              <table:table-cell office:value-type="float" office:value="0.245204053000634">
                <text:p>0.245204053000634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262295.577857264">
                <text:p>262295.577857264</text:p>
              </table:table-cell>
              <table:table-cell office:value-type="float" office:value="0">
                <text:p>0</text:p>
              </table:table-cell>
              <table:table-cell office:value-type="float" office:value="242316.218501196">
                <text:p>242316.218501196</text:p>
              </table:table-cell>
              <table:table-cell office:value-type="float" office:value="388070">
                <text:p>3880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.423025787999">
                <text:p>60.423025787999</text:p>
              </table:table-cell>
              <table:table-cell office:value-type="float" office:value="0.10224943799949">
                <text:p>0.10224943799949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358921.324881894">
                <text:p>358921.324881894</text:p>
              </table:table-cell>
              <table:table-cell office:value-type="float" office:value="0">
                <text:p>0</text:p>
              </table:table-cell>
              <table:table-cell office:value-type="float" office:value="317596.347649487">
                <text:p>317596.347649487</text:p>
              </table:table-cell>
              <table:table-cell office:value-type="float" office:value="361623">
                <text:p>3616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.6254183499987">
                <text:p>60.6254183499987</text:p>
              </table:table-cell>
              <table:table-cell office:value-type="float" office:value="0.107111424000323">
                <text:p>0.107111424000323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346237.704273372">
                <text:p>346237.704273372</text:p>
              </table:table-cell>
              <table:table-cell office:value-type="float" office:value="0">
                <text:p>0</text:p>
              </table:table-cell>
              <table:table-cell office:value-type="float" office:value="364042.495094559">
                <text:p>364042.495094559</text:p>
              </table:table-cell>
              <table:table-cell office:value-type="float" office:value="302236">
                <text:p>3022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.828010539999">
                <text:p>60.828010539999</text:p>
              </table:table-cell>
              <table:table-cell office:value-type="float" office:value="0.102411317000588">
                <text:p>0.102411317000588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296138.833506904">
                <text:p>296138.833506904</text:p>
              </table:table-cell>
              <table:table-cell office:value-type="float" office:value="0">
                <text:p>0</text:p>
              </table:table-cell>
              <table:table-cell office:value-type="float" office:value="326690.601726634">
                <text:p>326690.601726634</text:p>
              </table:table-cell>
              <table:table-cell office:value-type="float" office:value="293428">
                <text:p>2934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1.0295588339995">
                <text:p>61.0295588339995</text:p>
              </table:table-cell>
              <table:table-cell office:value-type="float" office:value="0.104262323000512">
                <text:p>0.104262323000512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285955.762336752">
                <text:p>285955.762336752</text:p>
              </table:table-cell>
              <table:table-cell office:value-type="float" office:value="0">
                <text:p>0</text:p>
              </table:table-cell>
              <table:table-cell office:value-type="float" office:value="286568.892562752">
                <text:p>286568.892562752</text:p>
              </table:table-cell>
              <table:table-cell office:value-type="float" office:value="347523">
                <text:p>3475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1.2368383569992">
                <text:p>61.2368383569992</text:p>
              </table:table-cell>
              <table:table-cell office:value-type="float" office:value="0.106649313000162">
                <text:p>0.106649313000162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354514.962324373">
                <text:p>354514.962324373</text:p>
              </table:table-cell>
              <table:table-cell office:value-type="float" office:value="0">
                <text:p>0</text:p>
              </table:table-cell>
              <table:table-cell office:value-type="float" office:value="318291.739514142">
                <text:p>318291.739514142</text:p>
              </table:table-cell>
              <table:table-cell office:value-type="float" office:value="388733">
                <text:p>3887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1.441612921999">
                <text:p>61.441612921999</text:p>
              </table:table-cell>
              <table:table-cell office:value-type="float" office:value="0.13270951100094">
                <text:p>0.13270951100094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343897.590577471">
                <text:p>343897.590577471</text:p>
              </table:table-cell>
              <table:table-cell office:value-type="float" office:value="0">
                <text:p>0</text:p>
              </table:table-cell>
              <table:table-cell office:value-type="float" office:value="331425.499896919">
                <text:p>331425.499896919</text:p>
              </table:table-cell>
              <table:table-cell office:value-type="float" office:value="356480">
                <text:p>3564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1.6440747870001">
                <text:p>61.6440747870001</text:p>
              </table:table-cell>
              <table:table-cell office:value-type="float" office:value="0.117283088000477">
                <text:p>0.117283088000477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259470.069399113">
                <text:p>259470.069399113</text:p>
              </table:table-cell>
              <table:table-cell office:value-type="float" office:value="42305.9855940046">
                <text:p>42305.9855940046</text:p>
              </table:table-cell>
              <table:table-cell office:value-type="float" office:value="233030.361228425">
                <text:p>233030.361228425</text:p>
              </table:table-cell>
              <table:table-cell office:value-type="float" office:value="298198">
                <text:p>2981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1.8483638519992">
                <text:p>61.8483638519992</text:p>
              </table:table-cell>
              <table:table-cell office:value-type="float" office:value="0.101264793000155">
                <text:p>0.101264793000155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298592.376294614">
                <text:p>298592.376294614</text:p>
              </table:table-cell>
              <table:table-cell office:value-type="float" office:value="0">
                <text:p>0</text:p>
              </table:table-cell>
              <table:table-cell office:value-type="float" office:value="328371.089487729">
                <text:p>328371.089487729</text:p>
              </table:table-cell>
              <table:table-cell office:value-type="float" office:value="297028">
                <text:p>2970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2.0513397099985">
                <text:p>62.0513397099985</text:p>
              </table:table-cell>
              <table:table-cell office:value-type="float" office:value="0.101992249001341">
                <text:p>0.101992249001341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297396.772353914">
                <text:p>297396.772353914</text:p>
              </table:table-cell>
              <table:table-cell office:value-type="float" office:value="0">
                <text:p>0</text:p>
              </table:table-cell>
              <table:table-cell office:value-type="float" office:value="297994.574324264">
                <text:p>297994.574324264</text:p>
              </table:table-cell>
              <table:table-cell office:value-type="float" office:value="354546">
                <text:p>3545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2.2547344099985">
                <text:p>62.2547344099985</text:p>
              </table:table-cell>
              <table:table-cell office:value-type="float" office:value="0.102837260999877">
                <text:p>0.102837260999877</text:p>
              </table:table-cell>
              <table:table-cell office:value-type="float" office:value="338241.793013023">
                <text:p>338241.793013023</text:p>
              </table:table-cell>
              <table:table-cell office:value-type="float" office:value="353561.974168321">
                <text:p>353561.974168321</text:p>
              </table:table-cell>
              <table:table-cell office:value-type="float" office:value="0">
                <text:p>0</text:p>
              </table:table-cell>
              <table:table-cell office:value-type="float" office:value="324439.232349406">
                <text:p>324439.232349406</text:p>
              </table:table-cell>
              <table:table-cell office:value-type="float" office:value="388947">
                <text:p>3889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2.457571261999">
                <text:p>62.457571261999</text:p>
              </table:table-cell>
              <table:table-cell office:value-type="float" office:value="0.109711387998686">
                <text:p>0.109711387998686</text:p>
              </table:table-cell>
              <table:table-cell office:value-type="float" office:value="366649.687392143">
                <text:p>366649.687392143</text:p>
              </table:table-cell>
              <table:table-cell office:value-type="float" office:value="376228.072785546">
                <text:p>376228.072785546</text:p>
              </table:table-cell>
              <table:table-cell office:value-type="float" office:value="0">
                <text:p>0</text:p>
              </table:table-cell>
              <table:table-cell office:value-type="float" office:value="358810.022065554">
                <text:p>358810.022065554</text:p>
              </table:table-cell>
              <table:table-cell office:value-type="float" office:value="380890">
                <text:p>38089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2.6607283369995">
                <text:p>62.6607283369995</text:p>
              </table:table-cell>
              <table:table-cell office:value-type="float" office:value="0.103361590001441">
                <text:p>0.103361590001441</text:p>
              </table:table-cell>
              <table:table-cell office:value-type="float" office:value="366649.687392143">
                <text:p>366649.687392143</text:p>
              </table:table-cell>
              <table:table-cell office:value-type="float" office:value="369302.573592265">
                <text:p>369302.573592265</text:p>
              </table:table-cell>
              <table:table-cell office:value-type="float" office:value="0">
                <text:p>0</text:p>
              </table:table-cell>
              <table:table-cell office:value-type="float" office:value="373382.025778276">
                <text:p>373382.025778276</text:p>
              </table:table-cell>
              <table:table-cell office:value-type="float" office:value="319945">
                <text:p>3199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.864717896">
                <text:p>62.864717896</text:p>
              </table:table-cell>
              <table:table-cell office:value-type="float" office:value="0.10361312600071">
                <text:p>0.10361312600071</text:p>
              </table:table-cell>
              <table:table-cell office:value-type="float" office:value="366649.687392143">
                <text:p>366649.687392143</text:p>
              </table:table-cell>
              <table:table-cell office:value-type="float" office:value="309063.186180263">
                <text:p>309063.186180263</text:p>
              </table:table-cell>
              <table:table-cell office:value-type="float" office:value="0">
                <text:p>0</text:p>
              </table:table-cell>
              <table:table-cell office:value-type="float" office:value="337229.482029291">
                <text:p>337229.482029291</text:p>
              </table:table-cell>
              <table:table-cell office:value-type="float" office:value="325261">
                <text:p>3252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3.0735403990002">
                <text:p>63.0735403990002</text:p>
              </table:table-cell>
              <table:table-cell office:value-type="float" office:value="0.141641438000079">
                <text:p>0.141641438000079</text:p>
              </table:table-cell>
              <table:table-cell office:value-type="float" office:value="366649.687392143">
                <text:p>366649.687392143</text:p>
              </table:table-cell>
              <table:table-cell office:value-type="float" office:value="252299.206464026">
                <text:p>252299.206464026</text:p>
              </table:table-cell>
              <table:table-cell office:value-type="float" office:value="0">
                <text:p>0</text:p>
              </table:table-cell>
              <table:table-cell office:value-type="float" office:value="244400.552610014">
                <text:p>244400.552610014</text:p>
              </table:table-cell>
              <table:table-cell office:value-type="float" office:value="390671">
                <text:p>3906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3.2766923989984">
                <text:p>63.2766923989984</text:p>
              </table:table-cell>
              <table:table-cell office:value-type="float" office:value="0.110017531000267">
                <text:p>0.110017531000267</text:p>
              </table:table-cell>
              <table:table-cell office:value-type="float" office:value="366649.687392143">
                <text:p>366649.687392143</text:p>
              </table:table-cell>
              <table:table-cell office:value-type="float" office:value="370668.635649837">
                <text:p>370668.635649837</text:p>
              </table:table-cell>
              <table:table-cell office:value-type="float" office:value="17333.4946178365">
                <text:p>17333.4946178365</text:p>
              </table:table-cell>
              <table:table-cell office:value-type="float" office:value="322039.256755303">
                <text:p>322039.256755303</text:p>
              </table:table-cell>
              <table:table-cell office:value-type="float" office:value="421000">
                <text:p>421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3.4786100229994">
                <text:p>63.4786100229994</text:p>
              </table:table-cell>
              <table:table-cell office:value-type="float" office:value="0.116064775998893">
                <text:p>0.116064775998893</text:p>
              </table:table-cell>
              <table:table-cell office:value-type="float" office:value="362983.190518221">
                <text:p>362983.190518221</text:p>
              </table:table-cell>
              <table:table-cell office:value-type="float" office:value="376502.500374576">
                <text:p>376502.500374576</text:p>
              </table:table-cell>
              <table:table-cell office:value-type="float" office:value="0">
                <text:p>0</text:p>
              </table:table-cell>
              <table:table-cell office:value-type="float" office:value="372082.798484084">
                <text:p>372082.798484084</text:p>
              </table:table-cell>
              <table:table-cell office:value-type="float" office:value="370545">
                <text:p>3705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3.6800797479991">
                <text:p>63.6800797479991</text:p>
              </table:table-cell>
              <table:table-cell office:value-type="float" office:value="0.107880114001091">
                <text:p>0.107880114001091</text:p>
              </table:table-cell>
              <table:table-cell office:value-type="float" office:value="359353.358613039">
                <text:p>359353.358613039</text:p>
              </table:table-cell>
              <table:table-cell office:value-type="float" office:value="334782.924630407">
                <text:p>334782.924630407</text:p>
              </table:table-cell>
              <table:table-cell office:value-type="float" office:value="0">
                <text:p>0</text:p>
              </table:table-cell>
              <table:table-cell office:value-type="float" office:value="357899.145252518">
                <text:p>357899.145252518</text:p>
              </table:table-cell>
              <table:table-cell office:value-type="float" office:value="310575">
                <text:p>3105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3.8844318299998">
                <text:p>63.8844318299998</text:p>
              </table:table-cell>
              <table:table-cell office:value-type="float" office:value="0.106165868000971">
                <text:p>0.106165868000971</text:p>
              </table:table-cell>
              <table:table-cell office:value-type="float" office:value="355759.825026909">
                <text:p>355759.825026909</text:p>
              </table:table-cell>
              <table:table-cell office:value-type="float" office:value="303607.039133414">
                <text:p>303607.039133414</text:p>
              </table:table-cell>
              <table:table-cell office:value-type="float" office:value="0">
                <text:p>0</text:p>
              </table:table-cell>
              <table:table-cell office:value-type="float" office:value="330325.754766505">
                <text:p>330325.754766505</text:p>
              </table:table-cell>
              <table:table-cell office:value-type="float" office:value="320180">
                <text:p>3201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4.0859911059997">
                <text:p>64.0859911059997</text:p>
              </table:table-cell>
              <table:table-cell office:value-type="float" office:value="0.154215439999462">
                <text:p>0.154215439999462</text:p>
              </table:table-cell>
              <table:table-cell office:value-type="float" office:value="352202.22677664">
                <text:p>352202.22677664</text:p>
              </table:table-cell>
              <table:table-cell office:value-type="float" office:value="107840.42233362">
                <text:p>107840.42233362</text:p>
              </table:table-cell>
              <table:table-cell office:value-type="float" office:value="0">
                <text:p>0</text:p>
              </table:table-cell>
              <table:table-cell office:value-type="float" office:value="188535.804255618">
                <text:p>188535.804255618</text:p>
              </table:table-cell>
              <table:table-cell office:value-type="float" office:value="379453">
                <text:p>3794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4.2884290849997">
                <text:p>64.2884290849997</text:p>
              </table:table-cell>
              <table:table-cell office:value-type="float" office:value="0.104352385998936">
                <text:p>0.104352385998936</text:p>
              </table:table-cell>
              <table:table-cell office:value-type="float" office:value="348680.204508873">
                <text:p>348680.204508873</text:p>
              </table:table-cell>
              <table:table-cell office:value-type="float" office:value="339162.626927664">
                <text:p>339162.626927664</text:p>
              </table:table-cell>
              <table:table-cell office:value-type="float" office:value="0">
                <text:p>0</text:p>
              </table:table-cell>
              <table:table-cell office:value-type="float" office:value="218731.952880335">
                <text:p>218731.952880335</text:p>
              </table:table-cell>
              <table:table-cell office:value-type="float" office:value="399497">
                <text:p>3994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4.4908581129985">
                <text:p>64.4908581129985</text:p>
              </table:table-cell>
              <table:table-cell office:value-type="float" office:value="0.114272303000689">
                <text:p>0.114272303000689</text:p>
              </table:table-cell>
              <table:table-cell office:value-type="float" office:value="345193.402463785">
                <text:p>345193.402463785</text:p>
              </table:table-cell>
              <table:table-cell office:value-type="float" office:value="365056.540821768">
                <text:p>365056.540821768</text:p>
              </table:table-cell>
              <table:table-cell office:value-type="float" office:value="0">
                <text:p>0</text:p>
              </table:table-cell>
              <table:table-cell office:value-type="float" office:value="362806.437121305">
                <text:p>362806.437121305</text:p>
              </table:table-cell>
              <table:table-cell office:value-type="float" office:value="348175">
                <text:p>3481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4.6939999569986">
                <text:p>64.6939999569986</text:p>
              </table:table-cell>
              <table:table-cell office:value-type="float" office:value="0.135141508999368">
                <text:p>0.135141508999368</text:p>
              </table:table-cell>
              <table:table-cell office:value-type="float" office:value="341741.468439147">
                <text:p>341741.468439147</text:p>
              </table:table-cell>
              <table:table-cell office:value-type="float" office:value="263135.045639008">
                <text:p>263135.045639008</text:p>
              </table:table-cell>
              <table:table-cell office:value-type="float" office:value="0">
                <text:p>0</text:p>
              </table:table-cell>
              <table:table-cell office:value-type="float" office:value="288513.015412776">
                <text:p>288513.015412776</text:p>
              </table:table-cell>
              <table:table-cell office:value-type="float" office:value="293604">
                <text:p>2936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4.8975945929997">
                <text:p>64.8975945929997</text:p>
              </table:table-cell>
              <table:table-cell office:value-type="float" office:value="0.103857342999618">
                <text:p>0.103857342999618</text:p>
              </table:table-cell>
              <table:table-cell office:value-type="float" office:value="341741.468439147">
                <text:p>341741.468439147</text:p>
              </table:table-cell>
              <table:table-cell office:value-type="float" office:value="219005.367821435">
                <text:p>219005.367821435</text:p>
              </table:table-cell>
              <table:table-cell office:value-type="float" office:value="45529.6635807996">
                <text:p>45529.6635807996</text:p>
              </table:table-cell>
              <table:table-cell office:value-type="float" office:value="199891.131818691">
                <text:p>199891.131818691</text:p>
              </table:table-cell>
              <table:table-cell office:value-type="float" office:value="311149">
                <text:p>3111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1005499249986">
                <text:p>65.1005499249986</text:p>
              </table:table-cell>
              <table:table-cell office:value-type="float" office:value="0.103245016000074">
                <text:p>0.103245016000074</text:p>
              </table:table-cell>
              <table:table-cell office:value-type="float" office:value="338324.053754755">
                <text:p>338324.053754755</text:p>
              </table:table-cell>
              <table:table-cell office:value-type="float" office:value="307765.984181931">
                <text:p>307765.984181931</text:p>
              </table:table-cell>
              <table:table-cell office:value-type="float" office:value="0">
                <text:p>0</text:p>
              </table:table-cell>
              <table:table-cell office:value-type="float" office:value="298882.530215992">
                <text:p>298882.530215992</text:p>
              </table:table-cell>
              <table:table-cell office:value-type="float" office:value="368484">
                <text:p>3684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5.3028729399994">
                <text:p>65.3028729399994</text:p>
              </table:table-cell>
              <table:table-cell office:value-type="float" office:value="0.109090087998993">
                <text:p>0.109090087998993</text:p>
              </table:table-cell>
              <table:table-cell office:value-type="float" office:value="334940.813217208">
                <text:p>334940.813217208</text:p>
              </table:table-cell>
              <table:table-cell office:value-type="float" office:value="359914.327965894">
                <text:p>359914.327965894</text:p>
              </table:table-cell>
              <table:table-cell office:value-type="float" office:value="0">
                <text:p>0</text:p>
              </table:table-cell>
              <table:table-cell office:value-type="float" office:value="330675.699983434">
                <text:p>330675.699983434</text:p>
              </table:table-cell>
              <table:table-cell office:value-type="float" office:value="382357">
                <text:p>3823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5.5051756149987">
                <text:p>65.5051756149987</text:p>
              </table:table-cell>
              <table:table-cell office:value-type="float" office:value="0.107440501000383">
                <text:p>0.107440501000383</text:p>
              </table:table-cell>
              <table:table-cell office:value-type="float" office:value="331591.405085036">
                <text:p>331591.405085036</text:p>
              </table:table-cell>
              <table:table-cell office:value-type="float" office:value="380247.971155309">
                <text:p>380247.971155309</text:p>
              </table:table-cell>
              <table:table-cell office:value-type="float" office:value="0">
                <text:p>0</text:p>
              </table:table-cell>
              <table:table-cell office:value-type="float" office:value="373114.664546053">
                <text:p>373114.664546053</text:p>
              </table:table-cell>
              <table:table-cell office:value-type="float" office:value="329743">
                <text:p>3297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5.7100900469995">
                <text:p>65.7100900469995</text:p>
              </table:table-cell>
              <table:table-cell office:value-type="float" office:value="0.103422222000518">
                <text:p>0.103422222000518</text:p>
              </table:table-cell>
              <table:table-cell office:value-type="float" office:value="331591.405085036">
                <text:p>331591.405085036</text:p>
              </table:table-cell>
              <table:table-cell office:value-type="float" office:value="323909.556246873">
                <text:p>323909.556246873</text:p>
              </table:table-cell>
              <table:table-cell office:value-type="float" office:value="0">
                <text:p>0</text:p>
              </table:table-cell>
              <table:table-cell office:value-type="float" office:value="354167.573086016">
                <text:p>354167.573086016</text:p>
              </table:table-cell>
              <table:table-cell office:value-type="float" office:value="283352">
                <text:p>2833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5.9134253869997">
                <text:p>65.9134253869997</text:p>
              </table:table-cell>
              <table:table-cell office:value-type="float" office:value="0.102979919000063">
                <text:p>0.102979919000063</text:p>
              </table:table-cell>
              <table:table-cell office:value-type="float" office:value="328275.491034185">
                <text:p>328275.491034185</text:p>
              </table:table-cell>
              <table:table-cell office:value-type="float" office:value="279302.54708404">
                <text:p>279302.54708404</text:p>
              </table:table-cell>
              <table:table-cell office:value-type="float" office:value="0">
                <text:p>0</text:p>
              </table:table-cell>
              <table:table-cell office:value-type="float" office:value="303250.744770338">
                <text:p>303250.744770338</text:p>
              </table:table-cell>
              <table:table-cell office:value-type="float" office:value="302987">
                <text:p>3029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.11803659">
                <text:p>66.11803659</text:p>
              </table:table-cell>
              <table:table-cell office:value-type="float" office:value="0.107446279000214">
                <text:p>0.107446279000214</text:p>
              </table:table-cell>
              <table:table-cell office:value-type="float" office:value="324992.736123843">
                <text:p>324992.736123843</text:p>
              </table:table-cell>
              <table:table-cell office:value-type="float" office:value="299190.634516135">
                <text:p>299190.634516135</text:p>
              </table:table-cell>
              <table:table-cell office:value-type="float" office:value="0">
                <text:p>0</text:p>
              </table:table-cell>
              <table:table-cell office:value-type="float" office:value="285957.204590325">
                <text:p>285957.204590325</text:p>
              </table:table-cell>
              <table:table-cell office:value-type="float" office:value="358089">
                <text:p>3580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.3203400279999">
                <text:p>66.3203400279999</text:p>
              </table:table-cell>
              <table:table-cell office:value-type="float" office:value="0.10472767399915">
                <text:p>0.10472767399915</text:p>
              </table:table-cell>
              <table:table-cell office:value-type="float" office:value="321742.808762605">
                <text:p>321742.808762605</text:p>
              </table:table-cell>
              <table:table-cell office:value-type="float" office:value="219008.423536624">
                <text:p>219008.423536624</text:p>
              </table:table-cell>
              <table:table-cell office:value-type="float" office:value="66982.773413996">
                <text:p>66982.773413996</text:p>
              </table:table-cell>
              <table:table-cell office:value-type="float" office:value="206056.124224391">
                <text:p>206056.124224391</text:p>
              </table:table-cell>
              <table:table-cell office:value-type="float" office:value="365284">
                <text:p>3652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.5232626749985">
                <text:p>66.5232626749985</text:p>
              </table:table-cell>
              <table:table-cell office:value-type="float" office:value="0.106829641001241">
                <text:p>0.106829641001241</text:p>
              </table:table-cell>
              <table:table-cell office:value-type="float" office:value="318525.380674979">
                <text:p>318525.380674979</text:p>
              </table:table-cell>
              <table:table-cell office:value-type="float" office:value="360694.889791646">
                <text:p>360694.889791646</text:p>
              </table:table-cell>
              <table:table-cell office:value-type="float" office:value="0">
                <text:p>0</text:p>
              </table:table-cell>
              <table:table-cell office:value-type="float" office:value="277059.23367615">
                <text:p>277059.23367615</text:p>
              </table:table-cell>
              <table:table-cell office:value-type="float" office:value="311560">
                <text:p>3115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6.7273543880001">
                <text:p>66.7273543880001</text:p>
              </table:table-cell>
              <table:table-cell office:value-type="float" office:value="0.102241992999552">
                <text:p>0.102241992999552</text:p>
              </table:table-cell>
              <table:table-cell office:value-type="float" office:value="315340.126868229">
                <text:p>315340.126868229</text:p>
              </table:table-cell>
              <table:table-cell office:value-type="float" office:value="309722.40438459">
                <text:p>309722.40438459</text:p>
              </table:table-cell>
              <table:table-cell office:value-type="float" office:value="0">
                <text:p>0</text:p>
              </table:table-cell>
              <table:table-cell office:value-type="float" office:value="334913.352170385">
                <text:p>334913.352170385</text:p>
              </table:table-cell>
              <table:table-cell office:value-type="float" office:value="268498">
                <text:p>2684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.9309315709998">
                <text:p>66.9309315709998</text:p>
              </table:table-cell>
              <table:table-cell office:value-type="float" office:value="0.10205026299991">
                <text:p>0.10205026299991</text:p>
              </table:table-cell>
              <table:table-cell office:value-type="float" office:value="312186.725599547">
                <text:p>312186.725599547</text:p>
              </table:table-cell>
              <table:table-cell office:value-type="float" office:value="264153.586589279">
                <text:p>264153.586589279</text:p>
              </table:table-cell>
              <table:table-cell office:value-type="float" office:value="0">
                <text:p>0</text:p>
              </table:table-cell>
              <table:table-cell office:value-type="float" office:value="286343.903173195">
                <text:p>286343.903173195</text:p>
              </table:table-cell>
              <table:table-cell office:value-type="float" office:value="292692">
                <text:p>2926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7.1331382749995">
                <text:p>67.1331382749995</text:p>
              </table:table-cell>
              <table:table-cell office:value-type="float" office:value="0.102894947000095">
                <text:p>0.102894947000095</text:p>
              </table:table-cell>
              <table:table-cell office:value-type="float" office:value="309064.858343551">
                <text:p>309064.858343551</text:p>
              </table:table-cell>
              <table:table-cell office:value-type="float" office:value="290047.753260297">
                <text:p>290047.753260297</text:p>
              </table:table-cell>
              <table:table-cell office:value-type="float" office:value="0">
                <text:p>0</text:p>
              </table:table-cell>
              <table:table-cell office:value-type="float" office:value="277679.539367142">
                <text:p>277679.539367142</text:p>
              </table:table-cell>
              <table:table-cell office:value-type="float" office:value="343621">
                <text:p>3436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7.336128433999">
                <text:p>67.336128433999</text:p>
              </table:table-cell>
              <table:table-cell office:value-type="float" office:value="0.102201991001493">
                <text:p>0.102201991001493</text:p>
              </table:table-cell>
              <table:table-cell office:value-type="float" office:value="305974.209760116">
                <text:p>305974.209760116</text:p>
              </table:table-cell>
              <table:table-cell office:value-type="float" office:value="346380.023176929">
                <text:p>346380.023176929</text:p>
              </table:table-cell>
              <table:table-cell office:value-type="float" office:value="0">
                <text:p>0</text:p>
              </table:table-cell>
              <table:table-cell office:value-type="float" office:value="320393.433955315">
                <text:p>320393.433955315</text:p>
              </table:table-cell>
              <table:table-cell office:value-type="float" office:value="345210">
                <text:p>3452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7.5465690269994">
                <text:p>67.5465690269994</text:p>
              </table:table-cell>
              <table:table-cell office:value-type="float" office:value="0.114080307999757">
                <text:p>0.114080307999757</text:p>
              </table:table-cell>
              <table:table-cell office:value-type="float" office:value="302914.467662515">
                <text:p>302914.467662515</text:p>
              </table:table-cell>
              <table:table-cell office:value-type="float" office:value="333306.36398401">
                <text:p>333306.36398401</text:p>
              </table:table-cell>
              <table:table-cell office:value-type="float" office:value="0">
                <text:p>0</text:p>
              </table:table-cell>
              <table:table-cell office:value-type="float" office:value="332495.574644475">
                <text:p>332495.574644475</text:p>
              </table:table-cell>
              <table:table-cell office:value-type="float" office:value="289655">
                <text:p>2896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7.7471596129999">
                <text:p>67.7471596129999</text:p>
              </table:table-cell>
              <table:table-cell office:value-type="float" office:value="0.103069923001385">
                <text:p>0.103069923001385</text:p>
              </table:table-cell>
              <table:table-cell office:value-type="float" office:value="299885.32298589">
                <text:p>299885.32298589</text:p>
              </table:table-cell>
              <table:table-cell office:value-type="float" office:value="231914.325180446">
                <text:p>231914.325180446</text:p>
              </table:table-cell>
              <table:table-cell office:value-type="float" office:value="18981.3489179833">
                <text:p>18981.3489179833</text:p>
              </table:table-cell>
              <table:table-cell office:value-type="float" office:value="241279.988067262">
                <text:p>241279.988067262</text:p>
              </table:table-cell>
              <table:table-cell office:value-type="float" office:value="254906">
                <text:p>2549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7.9537182169988">
                <text:p>67.9537182169988</text:p>
              </table:table-cell>
              <table:table-cell office:value-type="float" office:value="0.246029912001177">
                <text:p>0.246029912001177</text:p>
              </table:table-cell>
              <table:table-cell office:value-type="float" office:value="296886.469756031">
                <text:p>296886.469756031</text:p>
              </table:table-cell>
              <table:table-cell office:value-type="float" office:value="66789.3458768661">
                <text:p>66789.3458768661</text:p>
              </table:table-cell>
              <table:table-cell office:value-type="float" office:value="0">
                <text:p>0</text:p>
              </table:table-cell>
              <table:table-cell office:value-type="float" office:value="84520.0688217855">
                <text:p>84520.0688217855</text:p>
              </table:table-cell>
              <table:table-cell office:value-type="float" office:value="284320">
                <text:p>2843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8.158848187999">
                <text:p>68.158848187999</text:p>
              </table:table-cell>
              <table:table-cell office:value-type="float" office:value="0.101853354000923">
                <text:p>0.101853354000923</text:p>
              </table:table-cell>
              <table:table-cell office:value-type="float" office:value="293917.60505847">
                <text:p>293917.60505847</text:p>
              </table:table-cell>
              <table:table-cell office:value-type="float" office:value="273045.68368256">
                <text:p>273045.68368256</text:p>
              </table:table-cell>
              <table:table-cell office:value-type="float" office:value="0">
                <text:p>0</text:p>
              </table:table-cell>
              <table:table-cell office:value-type="float" office:value="258037.151503163">
                <text:p>258037.151503163</text:p>
              </table:table-cell>
              <table:table-cell office:value-type="float" office:value="331076">
                <text:p>3310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8.3614937969996">
                <text:p>68.3614937969996</text:p>
              </table:table-cell>
              <table:table-cell office:value-type="float" office:value="0.101516011000058">
                <text:p>0.101516011000058</text:p>
              </table:table-cell>
              <table:table-cell office:value-type="float" office:value="290978.429007886">
                <text:p>290978.429007886</text:p>
              </table:table-cell>
              <table:table-cell office:value-type="float" office:value="334190.119261589">
                <text:p>334190.119261589</text:p>
              </table:table-cell>
              <table:table-cell office:value-type="float" office:value="0">
                <text:p>0</text:p>
              </table:table-cell>
              <table:table-cell office:value-type="float" office:value="310332.808777469">
                <text:p>310332.808777469</text:p>
              </table:table-cell>
              <table:table-cell office:value-type="float" office:value="324213">
                <text:p>3242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8.5637934119986">
                <text:p>68.5637934119986</text:p>
              </table:table-cell>
              <table:table-cell office:value-type="float" office:value="0.102724326998214">
                <text:p>0.102724326998214</text:p>
              </table:table-cell>
              <table:table-cell office:value-type="float" office:value="288068.644717807">
                <text:p>288068.644717807</text:p>
              </table:table-cell>
              <table:table-cell office:value-type="float" office:value="326555.093862979">
                <text:p>326555.093862979</text:p>
              </table:table-cell>
              <table:table-cell office:value-type="float" office:value="0">
                <text:p>0</text:p>
              </table:table-cell>
              <table:table-cell office:value-type="float" office:value="330050.191705521">
                <text:p>330050.191705521</text:p>
              </table:table-cell>
              <table:table-cell office:value-type="float" office:value="271021">
                <text:p>2710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.7665749179996">
                <text:p>68.7665749179996</text:p>
              </table:table-cell>
              <table:table-cell office:value-type="float" office:value="0.101336244000777">
                <text:p>0.101336244000777</text:p>
              </table:table-cell>
              <table:table-cell office:value-type="float" office:value="285187.958270629">
                <text:p>285187.958270629</text:p>
              </table:table-cell>
              <table:table-cell office:value-type="float" office:value="259333.816860858">
                <text:p>259333.816860858</text:p>
              </table:table-cell>
              <table:table-cell office:value-type="float" office:value="0">
                <text:p>0</text:p>
              </table:table-cell>
              <table:table-cell office:value-type="float" office:value="289378.495476435">
                <text:p>289378.495476435</text:p>
              </table:table-cell>
              <table:table-cell office:value-type="float" office:value="242662">
                <text:p>2426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.9711233299986">
                <text:p>68.9711233299986</text:p>
              </table:table-cell>
              <table:table-cell office:value-type="float" office:value="0.101766372999919">
                <text:p>0.101766372999919</text:p>
              </table:table-cell>
              <table:table-cell office:value-type="float" office:value="285187.958270629">
                <text:p>285187.958270629</text:p>
              </table:table-cell>
              <table:table-cell office:value-type="float" office:value="232963.002683373">
                <text:p>232963.002683373</text:p>
              </table:table-cell>
              <table:table-cell office:value-type="float" office:value="0">
                <text:p>0</text:p>
              </table:table-cell>
              <table:table-cell office:value-type="float" office:value="244921.081199125">
                <text:p>244921.081199125</text:p>
              </table:table-cell>
              <table:table-cell office:value-type="float" office:value="277663">
                <text:p>2776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.1789687229993">
                <text:p>69.1789687229993</text:p>
              </table:table-cell>
              <table:table-cell office:value-type="float" office:value="0.127184339000451">
                <text:p>0.127184339000451</text:p>
              </table:table-cell>
              <table:table-cell office:value-type="float" office:value="282336.078687922">
                <text:p>282336.078687922</text:p>
              </table:table-cell>
              <table:table-cell office:value-type="float" office:value="234362.908475064">
                <text:p>234362.908475064</text:p>
              </table:table-cell>
              <table:table-cell office:value-type="float" office:value="0">
                <text:p>0</text:p>
              </table:table-cell>
              <table:table-cell office:value-type="float" office:value="223906.251762003">
                <text:p>223906.251762003</text:p>
              </table:table-cell>
              <table:table-cell office:value-type="float" office:value="320622">
                <text:p>3206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.3821054559994">
                <text:p>69.3821054559994</text:p>
              </table:table-cell>
              <table:table-cell office:value-type="float" office:value="0.101344890999826">
                <text:p>0.101344890999826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268879.002975801">
                <text:p>268879.002975801</text:p>
              </table:table-cell>
              <table:table-cell office:value-type="float" office:value="11552.3318160886">
                <text:p>11552.3318160886</text:p>
              </table:table-cell>
              <table:table-cell office:value-type="float" office:value="247810.1844856">
                <text:p>247810.1844856</text:p>
              </table:table-cell>
              <table:table-cell office:value-type="float" office:value="307662">
                <text:p>3076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.5848482259989">
                <text:p>69.5848482259989</text:p>
              </table:table-cell>
              <table:table-cell office:value-type="float" office:value="0.103721625000617">
                <text:p>0.103721625000617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296572.678417555">
                <text:p>296572.678417555</text:p>
              </table:table-cell>
              <table:table-cell office:value-type="float" office:value="0">
                <text:p>0</text:p>
              </table:table-cell>
              <table:table-cell office:value-type="float" office:value="282985.00814071">
                <text:p>282985.00814071</text:p>
              </table:table-cell>
              <table:table-cell office:value-type="float" office:value="258036">
                <text:p>2580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9.7890370810001">
                <text:p>69.7890370810001</text:p>
              </table:table-cell>
              <table:table-cell office:value-type="float" office:value="0.102846013000089">
                <text:p>0.102846013000089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249931.658753756">
                <text:p>249931.658753756</text:p>
              </table:table-cell>
              <table:table-cell office:value-type="float" office:value="0">
                <text:p>0</text:p>
              </table:table-cell>
              <table:table-cell office:value-type="float" office:value="275076.220977669">
                <text:p>275076.220977669</text:p>
              </table:table-cell>
              <table:table-cell office:value-type="float" office:value="238888">
                <text:p>2388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9.991125995999">
                <text:p>69.991125995999</text:p>
              </table:table-cell>
              <table:table-cell office:value-type="float" office:value="0.103575014998569">
                <text:p>0.103575014998569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232959.864608506">
                <text:p>232959.864608506</text:p>
              </table:table-cell>
              <table:table-cell office:value-type="float" office:value="0">
                <text:p>0</text:p>
              </table:table-cell>
              <table:table-cell office:value-type="float" office:value="242661.79660914">
                <text:p>242661.79660914</text:p>
              </table:table-cell>
              <table:table-cell office:value-type="float" office:value="277371">
                <text:p>2773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.1930670839993">
                <text:p>70.1930670839993</text:p>
              </table:table-cell>
              <table:table-cell office:value-type="float" office:value="0.102135781999095">
                <text:p>0.102135781999095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276821.231099363">
                <text:p>276821.231099363</text:p>
              </table:table-cell>
              <table:table-cell office:value-type="float" office:value="0">
                <text:p>0</text:p>
              </table:table-cell>
              <table:table-cell office:value-type="float" office:value="257322.617709953">
                <text:p>257322.617709953</text:p>
              </table:table-cell>
              <table:table-cell office:value-type="float" office:value="318849">
                <text:p>3188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.3952078389993">
                <text:p>70.3952078389993</text:p>
              </table:table-cell>
              <table:table-cell office:value-type="float" office:value="0.10240427700046">
                <text:p>0.10240427700046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315813.391065983">
                <text:p>315813.391065983</text:p>
              </table:table-cell>
              <table:table-cell office:value-type="float" office:value="0">
                <text:p>0</text:p>
              </table:table-cell>
              <table:table-cell office:value-type="float" office:value="294797.267422661">
                <text:p>294797.267422661</text:p>
              </table:table-cell>
              <table:table-cell office:value-type="float" office:value="305024">
                <text:p>3050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.5978776229986">
                <text:p>70.5978776229986</text:p>
              </table:table-cell>
              <table:table-cell office:value-type="float" office:value="0.101485855000647">
                <text:p>0.101485855000647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303019.690260885">
                <text:p>303019.690260885</text:p>
              </table:table-cell>
              <table:table-cell office:value-type="float" office:value="0">
                <text:p>0</text:p>
              </table:table-cell>
              <table:table-cell office:value-type="float" office:value="310024.558127439">
                <text:p>310024.558127439</text:p>
              </table:table-cell>
              <table:table-cell office:value-type="float" office:value="255163">
                <text:p>2551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.8040021489996">
                <text:p>70.8040021489996</text:p>
              </table:table-cell>
              <table:table-cell office:value-type="float" office:value="0.120341325000481">
                <text:p>0.120341325000481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221053.362619634">
                <text:p>221053.362619634</text:p>
              </table:table-cell>
              <table:table-cell office:value-type="float" office:value="0">
                <text:p>0</text:p>
              </table:table-cell>
              <table:table-cell office:value-type="float" office:value="246316.994930248">
                <text:p>246316.994930248</text:p>
              </table:table-cell>
              <table:table-cell office:value-type="float" office:value="240041">
                <text:p>2400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1.0068704519999">
                <text:p>71.0068704519999</text:p>
              </table:table-cell>
              <table:table-cell office:value-type="float" office:value="0.104435115999877">
                <text:p>0.104435115999877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200687.310981578">
                <text:p>200687.310981578</text:p>
              </table:table-cell>
              <table:table-cell office:value-type="float" office:value="0">
                <text:p>0</text:p>
              </table:table-cell>
              <table:table-cell office:value-type="float" office:value="219901.676206566">
                <text:p>219901.676206566</text:p>
              </table:table-cell>
              <table:table-cell office:value-type="float" office:value="281275">
                <text:p>2812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1.2118167469998">
                <text:p>71.2118167469998</text:p>
              </table:table-cell>
              <table:table-cell office:value-type="float" office:value="0.104964935999305">
                <text:p>0.104964935999305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272873.171033092">
                <text:p>272873.171033092</text:p>
              </table:table-cell>
              <table:table-cell office:value-type="float" office:value="0">
                <text:p>0</text:p>
              </table:table-cell>
              <table:table-cell office:value-type="float" office:value="240428.345791363">
                <text:p>240428.345791363</text:p>
              </table:table-cell>
              <table:table-cell office:value-type="float" office:value="320282">
                <text:p>3202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1.4145412229991">
                <text:p>71.4145412229991</text:p>
              </table:table-cell>
              <table:table-cell office:value-type="float" office:value="0.101503150999633">
                <text:p>0.101503150999633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316049.504514505">
                <text:p>316049.504514505</text:p>
              </table:table-cell>
              <table:table-cell office:value-type="float" office:value="0">
                <text:p>0</text:p>
              </table:table-cell>
              <table:table-cell office:value-type="float" office:value="296285.390165813">
                <text:p>296285.390165813</text:p>
              </table:table-cell>
              <table:table-cell office:value-type="float" office:value="300790">
                <text:p>30079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1.617383716999">
                <text:p>71.617383716999</text:p>
              </table:table-cell>
              <table:table-cell office:value-type="float" office:value="0.102448892999746">
                <text:p>0.102448892999746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298729.113689892">
                <text:p>298729.113689892</text:p>
              </table:table-cell>
              <table:table-cell office:value-type="float" office:value="0">
                <text:p>0</text:p>
              </table:table-cell>
              <table:table-cell office:value-type="float" office:value="308605.344030208">
                <text:p>308605.344030208</text:p>
              </table:table-cell>
              <table:table-cell office:value-type="float" office:value="251173">
                <text:p>2511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1.9001428929987">
                <text:p>71.9001428929987</text:p>
              </table:table-cell>
              <table:table-cell office:value-type="float" office:value="0.251069481000741">
                <text:p>0.251069481000741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137849.719439137">
                <text:p>137849.719439137</text:p>
              </table:table-cell>
              <table:table-cell office:value-type="float" office:value="0">
                <text:p>0</text:p>
              </table:table-cell>
              <table:table-cell office:value-type="float" office:value="162989.721532069">
                <text:p>162989.721532069</text:p>
              </table:table-cell>
              <table:table-cell office:value-type="float" office:value="255060">
                <text:p>2550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2.1028946709994">
                <text:p>72.1028946709994</text:p>
              </table:table-cell>
              <table:table-cell office:value-type="float" office:value="0.102017166998849">
                <text:p>0.102017166998849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250375.004821259">
                <text:p>250375.004821259</text:p>
              </table:table-cell>
              <table:table-cell office:value-type="float" office:value="0">
                <text:p>0</text:p>
              </table:table-cell>
              <table:table-cell office:value-type="float" office:value="248405.534919104">
                <text:p>248405.534919104</text:p>
              </table:table-cell>
              <table:table-cell office:value-type="float" office:value="304924">
                <text:p>3049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2.3061369099996">
                <text:p>72.3061369099996</text:p>
              </table:table-cell>
              <table:table-cell office:value-type="float" office:value="0.103633257000183">
                <text:p>0.103633257000183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312464.541032841">
                <text:p>312464.541032841</text:p>
              </table:table-cell>
              <table:table-cell office:value-type="float" office:value="0">
                <text:p>0</text:p>
              </table:table-cell>
              <table:table-cell office:value-type="float" office:value="280109.171132238">
                <text:p>280109.171132238</text:p>
              </table:table-cell>
              <table:table-cell office:value-type="float" office:value="318912">
                <text:p>3189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2.5133793669993">
                <text:p>72.5133793669993</text:p>
              </table:table-cell>
              <table:table-cell office:value-type="float" office:value="0.134922666999046">
                <text:p>0.134922666999046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280782.101208477">
                <text:p>280782.101208477</text:p>
              </table:table-cell>
              <table:table-cell office:value-type="float" office:value="0">
                <text:p>0</text:p>
              </table:table-cell>
              <table:table-cell office:value-type="float" office:value="283214.378592473">
                <text:p>283214.378592473</text:p>
              </table:table-cell>
              <table:table-cell office:value-type="float" office:value="276043">
                <text:p>2760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2.7167603339985">
                <text:p>72.7167603339985</text:p>
              </table:table-cell>
              <table:table-cell office:value-type="float" office:value="0.104659509001067">
                <text:p>0.104659509001067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215300.12678676">
                <text:p>215300.12678676</text:p>
              </table:table-cell>
              <table:table-cell office:value-type="float" office:value="12769.4562659781">
                <text:p>12769.4562659781</text:p>
              </table:table-cell>
              <table:table-cell office:value-type="float" office:value="221821.163798144">
                <text:p>221821.163798144</text:p>
              </table:table-cell>
              <table:table-cell office:value-type="float" office:value="238456">
                <text:p>2384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2.9190388059997">
                <text:p>72.9190388059997</text:p>
              </table:table-cell>
              <table:table-cell office:value-type="float" office:value="0.10186549699938">
                <text:p>0.10186549699938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234083.213710291">
                <text:p>234083.213710291</text:p>
              </table:table-cell>
              <table:table-cell office:value-type="float" office:value="0">
                <text:p>0</text:p>
              </table:table-cell>
              <table:table-cell office:value-type="float" office:value="253155.957869838">
                <text:p>253155.957869838</text:p>
              </table:table-cell>
              <table:table-cell office:value-type="float" office:value="259264">
                <text:p>2592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3.1212574559995">
                <text:p>73.1212574559995</text:p>
              </table:table-cell>
              <table:table-cell office:value-type="float" office:value="0.102285609000319">
                <text:p>0.102285609000319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258244.966068845">
                <text:p>258244.966068845</text:p>
              </table:table-cell>
              <table:table-cell office:value-type="float" office:value="0">
                <text:p>0</text:p>
              </table:table-cell>
              <table:table-cell office:value-type="float" office:value="247686.377714578">
                <text:p>247686.377714578</text:p>
              </table:table-cell>
              <table:table-cell office:value-type="float" office:value="308595">
                <text:p>3085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3.3259181829999">
                <text:p>73.3259181829999</text:p>
              </table:table-cell>
              <table:table-cell office:value-type="float" office:value="0.113061994999953">
                <text:p>0.113061994999953</text:p>
              </table:table-cell>
              <table:table-cell office:value-type="float" office:value="279512.717901043">
                <text:p>279512.717901043</text:p>
              </table:table-cell>
              <table:table-cell office:value-type="float" office:value="165724.371498956">
                <text:p>165724.371498956</text:p>
              </table:table-cell>
              <table:table-cell office:value-type="float" office:value="85856.525901272">
                <text:p>85856.525901272</text:p>
              </table:table-cell>
              <table:table-cell office:value-type="float" office:value="99972.1934733119">
                <text:p>99972.1934733119</text:p>
              </table:table-cell>
              <table:table-cell office:value-type="float" office:value="316820">
                <text:p>3168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3.5295174579987">
                <text:p>73.5295174579987</text:p>
              </table:table-cell>
              <table:table-cell office:value-type="float" office:value="0.105384922999292">
                <text:p>0.105384922999292</text:p>
              </table:table-cell>
              <table:table-cell office:value-type="float" office:value="276717.590722033">
                <text:p>276717.590722033</text:p>
              </table:table-cell>
              <table:table-cell office:value-type="float" office:value="314807.092494906">
                <text:p>314807.092494906</text:p>
              </table:table-cell>
              <table:table-cell office:value-type="float" office:value="0">
                <text:p>0</text:p>
              </table:table-cell>
              <table:table-cell office:value-type="float" office:value="267932.805787207">
                <text:p>267932.805787207</text:p>
              </table:table-cell>
              <table:table-cell office:value-type="float" office:value="269282">
                <text:p>2692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3.7316379699987">
                <text:p>73.7316379699987</text:p>
              </table:table-cell>
              <table:table-cell office:value-type="float" office:value="0.106541402999937">
                <text:p>0.106541402999937</text:p>
              </table:table-cell>
              <table:table-cell office:value-type="float" office:value="273950.414814812">
                <text:p>273950.414814812</text:p>
              </table:table-cell>
              <table:table-cell office:value-type="float" office:value="261117.015765364">
                <text:p>261117.015765364</text:p>
              </table:table-cell>
              <table:table-cell office:value-type="float" office:value="0">
                <text:p>0</text:p>
              </table:table-cell>
              <table:table-cell office:value-type="float" office:value="284021.358380459">
                <text:p>284021.358380459</text:p>
              </table:table-cell>
              <table:table-cell office:value-type="float" office:value="233137">
                <text:p>2331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3.9344714189992">
                <text:p>73.9344714189992</text:p>
              </table:table-cell>
              <table:table-cell office:value-type="float" office:value="0.101713855001435">
                <text:p>0.101713855001435</text:p>
              </table:table-cell>
              <table:table-cell office:value-type="float" office:value="271210.910666664">
                <text:p>271210.910666664</text:p>
              </table:table-cell>
              <table:table-cell office:value-type="float" office:value="226250.246994749">
                <text:p>226250.246994749</text:p>
              </table:table-cell>
              <table:table-cell office:value-type="float" office:value="0">
                <text:p>0</text:p>
              </table:table-cell>
              <table:table-cell office:value-type="float" office:value="245809.41972773">
                <text:p>245809.41972773</text:p>
              </table:table-cell>
              <table:table-cell office:value-type="float" office:value="254807">
                <text:p>2548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4.1449588239993">
                <text:p>74.1449588239993</text:p>
              </table:table-cell>
              <table:table-cell office:value-type="float" office:value="0.134875466999802">
                <text:p>0.134875466999802</text:p>
              </table:table-cell>
              <table:table-cell office:value-type="float" office:value="268498.801559998">
                <text:p>268498.801559998</text:p>
              </table:table-cell>
              <table:table-cell office:value-type="float" office:value="216614.829453788">
                <text:p>216614.829453788</text:p>
              </table:table-cell>
              <table:table-cell office:value-type="float" office:value="0">
                <text:p>0</text:p>
              </table:table-cell>
              <table:table-cell office:value-type="float" office:value="197090.698359008">
                <text:p>197090.698359008</text:p>
              </table:table-cell>
              <table:table-cell office:value-type="float" office:value="299268">
                <text:p>2992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4.3470085699992">
                <text:p>74.3470085699992</text:p>
              </table:table-cell>
              <table:table-cell office:value-type="float" office:value="0.135463745999004">
                <text:p>0.135463745999004</text:p>
              </table:table-cell>
              <table:table-cell office:value-type="float" office:value="265813.813544398">
                <text:p>265813.813544398</text:p>
              </table:table-cell>
              <table:table-cell office:value-type="float" office:value="228496.788309805">
                <text:p>228496.788309805</text:p>
              </table:table-cell>
              <table:table-cell office:value-type="float" office:value="0">
                <text:p>0</text:p>
              </table:table-cell>
              <table:table-cell office:value-type="float" office:value="212176.096660574">
                <text:p>212176.096660574</text:p>
              </table:table-cell>
              <table:table-cell office:value-type="float" office:value="298965">
                <text:p>2989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4.5475200619985">
                <text:p>74.5475200619985</text:p>
              </table:table-cell>
              <table:table-cell office:value-type="float" office:value="0.104267890001211">
                <text:p>0.104267890001211</text:p>
              </table:table-cell>
              <table:table-cell office:value-type="float" office:value="263155.675408954">
                <text:p>263155.675408954</text:p>
              </table:table-cell>
              <table:table-cell office:value-type="float" office:value="286560.14329188">
                <text:p>286560.14329188</text:p>
              </table:table-cell>
              <table:table-cell office:value-type="float" office:value="0">
                <text:p>0</text:p>
              </table:table-cell>
              <table:table-cell office:value-type="float" office:value="291432.294539862">
                <text:p>291432.294539862</text:p>
              </table:table-cell>
              <table:table-cell office:value-type="float" office:value="251624">
                <text:p>2516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4.748686302999">
                <text:p>74.748686302999</text:p>
              </table:table-cell>
              <table:table-cell office:value-type="float" office:value="0.103876876999493">
                <text:p>0.103876876999493</text:p>
              </table:table-cell>
              <table:table-cell office:value-type="float" office:value="260524.118654864">
                <text:p>260524.118654864</text:p>
              </table:table-cell>
              <table:table-cell office:value-type="float" office:value="250534.137423335">
                <text:p>250534.137423335</text:p>
              </table:table-cell>
              <table:table-cell office:value-type="float" office:value="0">
                <text:p>0</text:p>
              </table:table-cell>
              <table:table-cell office:value-type="float" office:value="270298.57266273">
                <text:p>270298.57266273</text:p>
              </table:table-cell>
              <table:table-cell office:value-type="float" office:value="221446">
                <text:p>2214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4.9508597499989">
                <text:p>74.9508597499989</text:p>
              </table:table-cell>
              <table:table-cell office:value-type="float" office:value="0.102919440001642">
                <text:p>0.102919440001642</text:p>
              </table:table-cell>
              <table:table-cell office:value-type="float" office:value="257918.877468316">
                <text:p>257918.877468316</text:p>
              </table:table-cell>
              <table:table-cell office:value-type="float" office:value="217069.572235663">
                <text:p>217069.572235663</text:p>
              </table:table-cell>
              <table:table-cell office:value-type="float" office:value="0">
                <text:p>0</text:p>
              </table:table-cell>
              <table:table-cell office:value-type="float" office:value="232417.175816829">
                <text:p>232417.175816829</text:p>
              </table:table-cell>
              <table:table-cell office:value-type="float" office:value="246161">
                <text:p>2461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5.1528168079985">
                <text:p>75.1528168079985</text:p>
              </table:table-cell>
              <table:table-cell office:value-type="float" office:value="0.102288490999854">
                <text:p>0.102288490999854</text:p>
              </table:table-cell>
              <table:table-cell office:value-type="float" office:value="255339.688693632">
                <text:p>255339.688693632</text:p>
              </table:table-cell>
              <table:table-cell office:value-type="float" office:value="246107.860700023">
                <text:p>246107.860700023</text:p>
              </table:table-cell>
              <table:table-cell office:value-type="float" office:value="0">
                <text:p>0</text:p>
              </table:table-cell>
              <table:table-cell office:value-type="float" office:value="232928.287938212">
                <text:p>232928.287938212</text:p>
              </table:table-cell>
              <table:table-cell office:value-type="float" office:value="286726">
                <text:p>2867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5.3581284079992">
                <text:p>75.3581284079992</text:p>
              </table:table-cell>
              <table:table-cell office:value-type="float" office:value="0.105562134000138">
                <text:p>0.105562134000138</text:p>
              </table:table-cell>
              <table:table-cell office:value-type="float" office:value="252786.291806696">
                <text:p>252786.291806696</text:p>
              </table:table-cell>
              <table:table-cell office:value-type="float" office:value="284520.60661059">
                <text:p>284520.60661059</text:p>
              </table:table-cell>
              <table:table-cell office:value-type="float" office:value="0">
                <text:p>0</text:p>
              </table:table-cell>
              <table:table-cell office:value-type="float" office:value="266127.69021068">
                <text:p>266127.69021068</text:p>
              </table:table-cell>
              <table:table-cell office:value-type="float" office:value="282327">
                <text:p>2823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5.5614750819987">
                <text:p>75.5614750819987</text:p>
              </table:table-cell>
              <table:table-cell office:value-type="float" office:value="0.104404304000127">
                <text:p>0.104404304000127</text:p>
              </table:table-cell>
              <table:table-cell office:value-type="float" office:value="252786.291806696">
                <text:p>252786.291806696</text:p>
              </table:table-cell>
              <table:table-cell office:value-type="float" office:value="283300.040350572">
                <text:p>283300.040350572</text:p>
              </table:table-cell>
              <table:table-cell office:value-type="float" office:value="0">
                <text:p>0</text:p>
              </table:table-cell>
              <table:table-cell office:value-type="float" office:value="285130.889740598">
                <text:p>285130.889740598</text:p>
              </table:table-cell>
              <table:table-cell office:value-type="float" office:value="238480">
                <text:p>2384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5.7636926159994">
                <text:p>75.7636926159994</text:p>
              </table:table-cell>
              <table:table-cell office:value-type="float" office:value="0.101725790998898">
                <text:p>0.101725790998898</text:p>
              </table:table-cell>
              <table:table-cell office:value-type="float" office:value="250258.428888629">
                <text:p>250258.428888629</text:p>
              </table:table-cell>
              <table:table-cell office:value-type="float" office:value="235854.086977328">
                <text:p>235854.086977328</text:p>
              </table:table-cell>
              <table:table-cell office:value-type="float" office:value="0">
                <text:p>0</text:p>
              </table:table-cell>
              <table:table-cell office:value-type="float" office:value="256322.474588542">
                <text:p>256322.474588542</text:p>
              </table:table-cell>
              <table:table-cell office:value-type="float" office:value="212872">
                <text:p>2128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6.0406414199988">
                <text:p>76.0406414199988</text:p>
              </table:table-cell>
              <table:table-cell office:value-type="float" office:value="0.328145857998607">
                <text:p>0.328145857998607</text:p>
              </table:table-cell>
              <table:table-cell office:value-type="float" office:value="247755.844599743">
                <text:p>247755.844599743</text:p>
              </table:table-cell>
              <table:table-cell office:value-type="float" office:value="41129.0144083803">
                <text:p>41129.0144083803</text:p>
              </table:table-cell>
              <table:table-cell office:value-type="float" office:value="0">
                <text:p>0</text:p>
              </table:table-cell>
              <table:table-cell office:value-type="float" office:value="54152.4564027641">
                <text:p>54152.4564027641</text:p>
              </table:table-cell>
              <table:table-cell office:value-type="float" office:value="257312">
                <text:p>2573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6.2442310919996">
                <text:p>76.2442310919996</text:p>
              </table:table-cell>
              <table:table-cell office:value-type="float" office:value="0.102853668000535">
                <text:p>0.102853668000535</text:p>
              </table:table-cell>
              <table:table-cell office:value-type="float" office:value="245278.286153745">
                <text:p>245278.286153745</text:p>
              </table:table-cell>
              <table:table-cell office:value-type="float" office:value="233388.543132093">
                <text:p>233388.543132093</text:p>
              </table:table-cell>
              <table:table-cell office:value-type="float" office:value="0">
                <text:p>0</text:p>
              </table:table-cell>
              <table:table-cell office:value-type="float" office:value="210787.724550774">
                <text:p>210787.724550774</text:p>
              </table:table-cell>
              <table:table-cell office:value-type="float" office:value="282051">
                <text:p>2820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6.4473313529998">
                <text:p>76.4473313529998</text:p>
              </table:table-cell>
              <table:table-cell office:value-type="float" office:value="0.103202920998228">
                <text:p>0.103202920998228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84443.812650063">
                <text:p>284443.812650063</text:p>
              </table:table-cell>
              <table:table-cell office:value-type="float" office:value="0">
                <text:p>0</text:p>
              </table:table-cell>
              <table:table-cell office:value-type="float" office:value="271862.317355661">
                <text:p>271862.317355661</text:p>
              </table:table-cell>
              <table:table-cell office:value-type="float" office:value="254499">
                <text:p>2544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6.6492626629988">
                <text:p>76.6492626629988</text:p>
              </table:table-cell>
              <table:table-cell office:value-type="float" office:value="0.103143841999554">
                <text:p>0.103143841999554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55199.045060051">
                <text:p>255199.045060051</text:p>
              </table:table-cell>
              <table:table-cell office:value-type="float" office:value="0">
                <text:p>0</text:p>
              </table:table-cell>
              <table:table-cell office:value-type="float" office:value="269211.145725049">
                <text:p>269211.145725049</text:p>
              </table:table-cell>
              <table:table-cell office:value-type="float" office:value="213366">
                <text:p>2133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6.8528982429998">
                <text:p>76.8528982429998</text:p>
              </table:table-cell>
              <table:table-cell office:value-type="float" office:value="0.101175045001582">
                <text:p>0.101175045001582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05167.016923395">
                <text:p>205167.016923395</text:p>
              </table:table-cell>
              <table:table-cell office:value-type="float" office:value="0">
                <text:p>0</text:p>
              </table:table-cell>
              <table:table-cell office:value-type="float" office:value="227306.563172282">
                <text:p>227306.563172282</text:p>
              </table:table-cell>
              <table:table-cell office:value-type="float" office:value="213855">
                <text:p>2138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7.0553553859991">
                <text:p>77.0553553859991</text:p>
              </table:table-cell>
              <table:table-cell office:value-type="float" office:value="0.10176045299886">
                <text:p>0.10176045299886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11417.333313233">
                <text:p>211417.333313233</text:p>
              </table:table-cell>
              <table:table-cell office:value-type="float" office:value="0">
                <text:p>0</text:p>
              </table:table-cell>
              <table:table-cell office:value-type="float" office:value="211778.926067763">
                <text:p>211778.926067763</text:p>
              </table:table-cell>
              <table:table-cell office:value-type="float" office:value="255398">
                <text:p>2553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7.2588857899991">
                <text:p>77.2588857899991</text:p>
              </table:table-cell>
              <table:table-cell office:value-type="float" office:value="0.102137326000957">
                <text:p>0.102137326000957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53542.639273066">
                <text:p>253542.639273066</text:p>
              </table:table-cell>
              <table:table-cell office:value-type="float" office:value="0">
                <text:p>0</text:p>
              </table:table-cell>
              <table:table-cell office:value-type="float" office:value="230705.913990533">
                <text:p>230705.913990533</text:p>
              </table:table-cell>
              <table:table-cell office:value-type="float" office:value="279183">
                <text:p>2791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7.4614703309999">
                <text:p>77.4614703309999</text:p>
              </table:table-cell>
              <table:table-cell office:value-type="float" office:value="0.103409974999522">
                <text:p>0.103409974999522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79428.274536721">
                <text:p>279428.274536721</text:p>
              </table:table-cell>
              <table:table-cell office:value-type="float" office:value="0">
                <text:p>0</text:p>
              </table:table-cell>
              <table:table-cell office:value-type="float" office:value="267396.032309907">
                <text:p>267396.032309907</text:p>
              </table:table-cell>
              <table:table-cell office:value-type="float" office:value="251391">
                <text:p>2513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7.6658628609985">
                <text:p>77.6658628609985</text:p>
              </table:table-cell>
              <table:table-cell office:value-type="float" office:value="0.130023022999012">
                <text:p>0.130023022999012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12458.488749273">
                <text:p>212458.488749273</text:p>
              </table:table-cell>
              <table:table-cell office:value-type="float" office:value="0">
                <text:p>0</text:p>
              </table:table-cell>
              <table:table-cell office:value-type="float" office:value="228945.974082731">
                <text:p>228945.974082731</text:p>
              </table:table-cell>
              <table:table-cell office:value-type="float" office:value="211479">
                <text:p>2114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7.8691573429987">
                <text:p>77.8691573429987</text:p>
              </table:table-cell>
              <table:table-cell office:value-type="float" office:value="0.105869294999138">
                <text:p>0.105869294999138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184684.927145889">
                <text:p>184684.927145889</text:p>
              </table:table-cell>
              <table:table-cell office:value-type="float" office:value="0">
                <text:p>0</text:p>
              </table:table-cell>
              <table:table-cell office:value-type="float" office:value="200159.650278881">
                <text:p>200159.650278881</text:p>
              </table:table-cell>
              <table:table-cell office:value-type="float" office:value="216001">
                <text:p>2160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8.0714909489998">
                <text:p>78.0714909489998</text:p>
              </table:table-cell>
              <table:table-cell office:value-type="float" office:value="0.103694186000212">
                <text:p>0.103694186000212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20104.792775268">
                <text:p>220104.792775268</text:p>
              </table:table-cell>
              <table:table-cell office:value-type="float" office:value="0">
                <text:p>0</text:p>
              </table:table-cell>
              <table:table-cell office:value-type="float" office:value="212213.139265144">
                <text:p>212213.139265144</text:p>
              </table:table-cell>
              <table:table-cell office:value-type="float" office:value="258444">
                <text:p>2584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8.2726175150001">
                <text:p>78.2726175150001</text:p>
              </table:table-cell>
              <table:table-cell office:value-type="float" office:value="0.103116104999572">
                <text:p>0.103116104999572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49339.8279037">
                <text:p>249339.8279037</text:p>
              </table:table-cell>
              <table:table-cell office:value-type="float" office:value="0">
                <text:p>0</text:p>
              </table:table-cell>
              <table:table-cell office:value-type="float" office:value="235760.619238813">
                <text:p>235760.619238813</text:p>
              </table:table-cell>
              <table:table-cell office:value-type="float" office:value="278868">
                <text:p>2788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8.4747391749988">
                <text:p>78.4747391749988</text:p>
              </table:table-cell>
              <table:table-cell office:value-type="float" office:value="0.103506569001183">
                <text:p>0.103506569001183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81537.774225004">
                <text:p>281537.774225004</text:p>
              </table:table-cell>
              <table:table-cell office:value-type="float" office:value="0">
                <text:p>0</text:p>
              </table:table-cell>
              <table:table-cell office:value-type="float" office:value="271205.778629442">
                <text:p>271205.778629442</text:p>
              </table:table-cell>
              <table:table-cell office:value-type="float" office:value="248433">
                <text:p>2484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8.6768352149993">
                <text:p>78.6768352149993</text:p>
              </table:table-cell>
              <table:table-cell office:value-type="float" office:value="0.101533232000293">
                <text:p>0.101533232000293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46750.758502109">
                <text:p>246750.758502109</text:p>
              </table:table-cell>
              <table:table-cell office:value-type="float" office:value="0">
                <text:p>0</text:p>
              </table:table-cell>
              <table:table-cell office:value-type="float" office:value="262147.070975225">
                <text:p>262147.070975225</text:p>
              </table:table-cell>
              <table:table-cell office:value-type="float" office:value="210107">
                <text:p>2101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8.8804469159986">
                <text:p>78.8804469159986</text:p>
              </table:table-cell>
              <table:table-cell office:value-type="float" office:value="0.101451698001256">
                <text:p>0.101451698001256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01157.236222596">
                <text:p>201157.236222596</text:p>
              </table:table-cell>
              <table:table-cell office:value-type="float" office:value="0">
                <text:p>0</text:p>
              </table:table-cell>
              <table:table-cell office:value-type="float" office:value="222973.611176288">
                <text:p>222973.611176288</text:p>
              </table:table-cell>
              <table:table-cell office:value-type="float" office:value="218090">
                <text:p>21809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9.0839949330002">
                <text:p>79.0839949330002</text:p>
              </table:table-cell>
              <table:table-cell office:value-type="float" office:value="0.101672796001367">
                <text:p>0.101672796001367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16403.303753885">
                <text:p>216403.303753885</text:p>
              </table:table-cell>
              <table:table-cell office:value-type="float" office:value="0">
                <text:p>0</text:p>
              </table:table-cell>
              <table:table-cell office:value-type="float" office:value="210543.751022618">
                <text:p>210543.751022618</text:p>
              </table:table-cell>
              <table:table-cell office:value-type="float" office:value="261312">
                <text:p>2613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9.2935848509987">
                <text:p>79.2935848509987</text:p>
              </table:table-cell>
              <table:table-cell office:value-type="float" office:value="0.130743936999352">
                <text:p>0.130743936999352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12176.210373719">
                <text:p>212176.210373719</text:p>
              </table:table-cell>
              <table:table-cell office:value-type="float" office:value="0">
                <text:p>0</text:p>
              </table:table-cell>
              <table:table-cell office:value-type="float" office:value="189704.221128417">
                <text:p>189704.221128417</text:p>
              </table:table-cell>
              <table:table-cell office:value-type="float" office:value="277847">
                <text:p>2778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9.4957431209987">
                <text:p>79.4957431209987</text:p>
              </table:table-cell>
              <table:table-cell office:value-type="float" office:value="0.10218687699853">
                <text:p>0.10218687699853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75187.016650254">
                <text:p>275187.016650254</text:p>
              </table:table-cell>
              <table:table-cell office:value-type="float" office:value="4856.40216007596">
                <text:p>4856.40216007596</text:p>
              </table:table-cell>
              <table:table-cell office:value-type="float" office:value="265462.577199927">
                <text:p>265462.577199927</text:p>
              </table:table-cell>
              <table:table-cell office:value-type="float" office:value="243628">
                <text:p>2436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9.7010442289993">
                <text:p>79.7010442289993</text:p>
              </table:table-cell>
              <table:table-cell office:value-type="float" office:value="0.105440093000652">
                <text:p>0.105440093000652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27643.851253561">
                <text:p>227643.851253561</text:p>
              </table:table-cell>
              <table:table-cell office:value-type="float" office:value="0">
                <text:p>0</text:p>
              </table:table-cell>
              <table:table-cell office:value-type="float" office:value="244507.201879199">
                <text:p>244507.201879199</text:p>
              </table:table-cell>
              <table:table-cell office:value-type="float" office:value="208141">
                <text:p>2081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.9052676269985">
                <text:p>79.9052676269985</text:p>
              </table:table-cell>
              <table:table-cell office:value-type="float" office:value="0.10402378300023">
                <text:p>0.10402378300023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09979.700146734">
                <text:p>209979.700146734</text:p>
              </table:table-cell>
              <table:table-cell office:value-type="float" office:value="0">
                <text:p>0</text:p>
              </table:table-cell>
              <table:table-cell office:value-type="float" office:value="224275.228130233">
                <text:p>224275.228130233</text:p>
              </table:table-cell>
              <table:table-cell office:value-type="float" office:value="222182">
                <text:p>2221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.2602191099995">
                <text:p>80.2602191099995</text:p>
              </table:table-cell>
              <table:table-cell office:value-type="float" office:value="0.258133223000186">
                <text:p>0.258133223000186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13865.833625245">
                <text:p>213865.833625245</text:p>
              </table:table-cell>
              <table:table-cell office:value-type="float" office:value="0">
                <text:p>0</text:p>
              </table:table-cell>
              <table:table-cell office:value-type="float" office:value="207369.889860918">
                <text:p>207369.889860918</text:p>
              </table:table-cell>
              <table:table-cell office:value-type="float" office:value="279162">
                <text:p>2791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0.4635154319985">
                <text:p>80.4635154319985</text:p>
              </table:table-cell>
              <table:table-cell office:value-type="float" office:value="0.102243532001012">
                <text:p>0.102243532001012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61523.201624617">
                <text:p>261523.201624617</text:p>
              </table:table-cell>
              <table:table-cell office:value-type="float" office:value="0">
                <text:p>0</text:p>
              </table:table-cell>
              <table:table-cell office:value-type="float" office:value="232619.61286406">
                <text:p>232619.61286406</text:p>
              </table:table-cell>
              <table:table-cell office:value-type="float" office:value="250937">
                <text:p>2509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.6678851969991">
                <text:p>80.6678851969991</text:p>
              </table:table-cell>
              <table:table-cell office:value-type="float" office:value="0.101399574999959">
                <text:p>0.101399574999959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54579.847413411">
                <text:p>254579.847413411</text:p>
              </table:table-cell>
              <table:table-cell office:value-type="float" office:value="0">
                <text:p>0</text:p>
              </table:table-cell>
              <table:table-cell office:value-type="float" office:value="268897.218293839">
                <text:p>268897.218293839</text:p>
              </table:table-cell>
              <table:table-cell office:value-type="float" office:value="211059">
                <text:p>2110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0.8704502539986">
                <text:p>80.8704502539986</text:p>
              </table:table-cell>
              <table:table-cell office:value-type="float" office:value="0.103221477000261">
                <text:p>0.103221477000261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02779.62493095">
                <text:p>202779.62493095</text:p>
              </table:table-cell>
              <table:table-cell office:value-type="float" office:value="0">
                <text:p>0</text:p>
              </table:table-cell>
              <table:table-cell office:value-type="float" office:value="223008.078995421">
                <text:p>223008.078995421</text:p>
              </table:table-cell>
              <table:table-cell office:value-type="float" office:value="216453">
                <text:p>2164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1.0815827719998">
                <text:p>81.0815827719998</text:p>
              </table:table-cell>
              <table:table-cell office:value-type="float" office:value="0.146249033999993">
                <text:p>0.146249033999993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153167.100024689">
                <text:p>153167.100024689</text:p>
              </table:table-cell>
              <table:table-cell office:value-type="float" office:value="0">
                <text:p>0</text:p>
              </table:table-cell>
              <table:table-cell office:value-type="float" office:value="150432.35348694">
                <text:p>150432.35348694</text:p>
              </table:table-cell>
              <table:table-cell office:value-type="float" office:value="260834">
                <text:p>2608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1.2849964639991">
                <text:p>81.2849964639991</text:p>
              </table:table-cell>
              <table:table-cell office:value-type="float" office:value="0.102671630998884">
                <text:p>0.102671630998884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62659.375105395">
                <text:p>262659.375105395</text:p>
              </table:table-cell>
              <table:table-cell office:value-type="float" office:value="0">
                <text:p>0</text:p>
              </table:table-cell>
              <table:table-cell office:value-type="float" office:value="240158.302415029">
                <text:p>240158.302415029</text:p>
              </table:table-cell>
              <table:table-cell office:value-type="float" office:value="278334">
                <text:p>2783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1.4876691869995">
                <text:p>81.4876691869995</text:p>
              </table:table-cell>
              <table:table-cell office:value-type="float" office:value="0.103066903999206">
                <text:p>0.103066903999206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82229.493080387">
                <text:p>282229.493080387</text:p>
              </table:table-cell>
              <table:table-cell office:value-type="float" office:value="0">
                <text:p>0</text:p>
              </table:table-cell>
              <table:table-cell office:value-type="float" office:value="273357.030267891">
                <text:p>273357.030267891</text:p>
              </table:table-cell>
              <table:table-cell office:value-type="float" office:value="245475">
                <text:p>2454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1.6900485850001">
                <text:p>81.6900485850001</text:p>
              </table:table-cell>
              <table:table-cell office:value-type="float" office:value="0.103591185999903">
                <text:p>0.103591185999903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46256.979853401">
                <text:p>246256.979853401</text:p>
              </table:table-cell>
              <table:table-cell office:value-type="float" office:value="0">
                <text:p>0</text:p>
              </table:table-cell>
              <table:table-cell office:value-type="float" office:value="263744.85755577">
                <text:p>263744.85755577</text:p>
              </table:table-cell>
              <table:table-cell office:value-type="float" office:value="208893">
                <text:p>2088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1.8930431619992">
                <text:p>81.8930431619992</text:p>
              </table:table-cell>
              <table:table-cell office:value-type="float" office:value="0.1010104220004">
                <text:p>0.1010104220004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195389.883054672">
                <text:p>195389.883054672</text:p>
              </table:table-cell>
              <table:table-cell office:value-type="float" office:value="0">
                <text:p>0</text:p>
              </table:table-cell>
              <table:table-cell office:value-type="float" office:value="216758.829490163">
                <text:p>216758.829490163</text:p>
              </table:table-cell>
              <table:table-cell office:value-type="float" office:value="220267">
                <text:p>22026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2.0967535589989">
                <text:p>82.0967535589989</text:p>
              </table:table-cell>
              <table:table-cell office:value-type="float" office:value="0.101933486999769">
                <text:p>0.101933486999769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17874.224815163">
                <text:p>217874.224815163</text:p>
              </table:table-cell>
              <table:table-cell office:value-type="float" office:value="0">
                <text:p>0</text:p>
              </table:table-cell>
              <table:table-cell office:value-type="float" office:value="208457.246284917">
                <text:p>208457.246284917</text:p>
              </table:table-cell>
              <table:table-cell office:value-type="float" office:value="263752">
                <text:p>2637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2.2987550739999">
                <text:p>82.2987550739999</text:p>
              </table:table-cell>
              <table:table-cell office:value-type="float" office:value="0.103075899000032">
                <text:p>0.103075899000032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62174.570510477">
                <text:p>262174.570510477</text:p>
              </table:table-cell>
              <table:table-cell office:value-type="float" office:value="0">
                <text:p>0</text:p>
              </table:table-cell>
              <table:table-cell office:value-type="float" office:value="240212.37950704">
                <text:p>240212.37950704</text:p>
              </table:table-cell>
              <table:table-cell office:value-type="float" office:value="277501">
                <text:p>2775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2.500863276">
                <text:p>82.500863276</text:p>
              </table:table-cell>
              <table:table-cell office:value-type="float" office:value="0.1026617360003">
                <text:p>0.1026617360003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74244.305835305">
                <text:p>274244.305835305</text:p>
              </table:table-cell>
              <table:table-cell office:value-type="float" office:value="0">
                <text:p>0</text:p>
              </table:table-cell>
              <table:table-cell office:value-type="float" office:value="268512.469438892">
                <text:p>268512.469438892</text:p>
              </table:table-cell>
              <table:table-cell office:value-type="float" office:value="242573">
                <text:p>2425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2.7021750919994">
                <text:p>82.7021750919994</text:p>
              </table:table-cell>
              <table:table-cell office:value-type="float" office:value="0.101721820999956">
                <text:p>0.101721820999956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239569.448171008">
                <text:p>239569.448171008</text:p>
              </table:table-cell>
              <table:table-cell office:value-type="float" office:value="0">
                <text:p>0</text:p>
              </table:table-cell>
              <table:table-cell office:value-type="float" office:value="258422.033333162">
                <text:p>258422.033333162</text:p>
              </table:table-cell>
              <table:table-cell office:value-type="float" office:value="208016">
                <text:p>2080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2.9124436189995">
                <text:p>82.9124436189995</text:p>
              </table:table-cell>
              <table:table-cell office:value-type="float" office:value="0.118562195000777">
                <text:p>0.118562195000777</text:p>
              </table:table-cell>
              <table:table-cell office:value-type="float" office:value="242825.503292208">
                <text:p>242825.503292208</text:p>
              </table:table-cell>
              <table:table-cell office:value-type="float" office:value="199871.342220631">
                <text:p>199871.342220631</text:p>
              </table:table-cell>
              <table:table-cell office:value-type="float" office:value="0">
                <text:p>0</text:p>
              </table:table-cell>
              <table:table-cell office:value-type="float" office:value="207090.052028889">
                <text:p>207090.052028889</text:p>
              </table:table-cell>
              <table:table-cell office:value-type="float" office:value="223480">
                <text:p>2234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3.1134745479994">
                <text:p>83.1134745479994</text:p>
              </table:table-cell>
              <table:table-cell office:value-type="float" office:value="0.106088148999334">
                <text:p>0.106088148999334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169181.345704249">
                <text:p>169181.345704249</text:p>
              </table:table-cell>
              <table:table-cell office:value-type="float" office:value="11389.9351847651">
                <text:p>11389.9351847651</text:p>
              </table:table-cell>
              <table:table-cell office:value-type="float" office:value="170174.278152513">
                <text:p>170174.278152513</text:p>
              </table:table-cell>
              <table:table-cell office:value-type="float" office:value="297249">
                <text:p>2972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3.3164694579991">
                <text:p>83.3164694579991</text:p>
              </table:table-cell>
              <table:table-cell office:value-type="float" office:value="0.101874283000143">
                <text:p>0.101874283000143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292373.656375937">
                <text:p>292373.656375937</text:p>
              </table:table-cell>
              <table:table-cell office:value-type="float" office:value="0">
                <text:p>0</text:p>
              </table:table-cell>
              <table:table-cell office:value-type="float" office:value="242733.59964017">
                <text:p>242733.59964017</text:p>
              </table:table-cell>
              <table:table-cell office:value-type="float" office:value="307713">
                <text:p>3077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3.5186942689998">
                <text:p>83.5186942689998</text:p>
              </table:table-cell>
              <table:table-cell office:value-type="float" office:value="0.102954747000695">
                <text:p>0.102954747000695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307791.887190078">
                <text:p>307791.887190078</text:p>
              </table:table-cell>
              <table:table-cell office:value-type="float" office:value="0">
                <text:p>0</text:p>
              </table:table-cell>
              <table:table-cell office:value-type="float" office:value="304325.209507024">
                <text:p>304325.209507024</text:p>
              </table:table-cell>
              <table:table-cell office:value-type="float" office:value="265897">
                <text:p>2658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3.7210840970001">
                <text:p>83.7210840970001</text:p>
              </table:table-cell>
              <table:table-cell office:value-type="float" office:value="0.103162614001121">
                <text:p>0.103162614001121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262523.056466378">
                <text:p>262523.056466378</text:p>
              </table:table-cell>
              <table:table-cell office:value-type="float" office:value="0">
                <text:p>0</text:p>
              </table:table-cell>
              <table:table-cell office:value-type="float" office:value="284854.440562227">
                <text:p>284854.440562227</text:p>
              </table:table-cell>
              <table:table-cell office:value-type="float" office:value="230726">
                <text:p>2307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3.9261540009993">
                <text:p>83.9261540009993</text:p>
              </table:table-cell>
              <table:table-cell office:value-type="float" office:value="0.101190069999575">
                <text:p>0.101190069999575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224143.641575217">
                <text:p>224143.641575217</text:p>
              </table:table-cell>
              <table:table-cell office:value-type="float" office:value="0">
                <text:p>0</text:p>
              </table:table-cell>
              <table:table-cell office:value-type="float" office:value="235846.204016073">
                <text:p>235846.204016073</text:p>
              </table:table-cell>
              <table:table-cell office:value-type="float" office:value="252345">
                <text:p>2523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4.1293784760001">
                <text:p>84.1293784760001</text:p>
              </table:table-cell>
              <table:table-cell office:value-type="float" office:value="0.104293082000368">
                <text:p>0.104293082000368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253076.561800901">
                <text:p>253076.561800901</text:p>
              </table:table-cell>
              <table:table-cell office:value-type="float" office:value="0">
                <text:p>0</text:p>
              </table:table-cell>
              <table:table-cell office:value-type="float" office:value="239127.527574756">
                <text:p>239127.527574756</text:p>
              </table:table-cell>
              <table:table-cell office:value-type="float" office:value="299962">
                <text:p>2999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4.3323204569988">
                <text:p>84.3323204569988</text:p>
              </table:table-cell>
              <table:table-cell office:value-type="float" office:value="0.103092471001219">
                <text:p>0.103092471001219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296363.568044952">
                <text:p>296363.568044952</text:p>
              </table:table-cell>
              <table:table-cell office:value-type="float" office:value="0">
                <text:p>0</text:p>
              </table:table-cell>
              <table:table-cell office:value-type="float" office:value="275307.440526859">
                <text:p>275307.440526859</text:p>
              </table:table-cell>
              <table:table-cell office:value-type="float" office:value="306036">
                <text:p>3060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4.715985294999">
                <text:p>84.715985294999</text:p>
              </table:table-cell>
              <table:table-cell office:value-type="float" office:value="0.322033546999592">
                <text:p>0.322033546999592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248484.628016763">
                <text:p>248484.628016763</text:p>
              </table:table-cell>
              <table:table-cell office:value-type="float" office:value="0">
                <text:p>0</text:p>
              </table:table-cell>
              <table:table-cell office:value-type="float" office:value="248484.628016763">
                <text:p>248484.628016763</text:p>
              </table:table-cell>
              <table:table-cell office:value-type="float" office:value="230943">
                <text:p>2309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4.9178562759989">
                <text:p>84.9178562759989</text:p>
              </table:table-cell>
              <table:table-cell office:value-type="float" office:value="0.102087110999491">
                <text:p>0.102087110999491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213258.253448344">
                <text:p>213258.253448344</text:p>
              </table:table-cell>
              <table:table-cell office:value-type="float" office:value="0">
                <text:p>0</text:p>
              </table:table-cell>
              <table:table-cell office:value-type="float" office:value="251184.131544724">
                <text:p>251184.131544724</text:p>
              </table:table-cell>
              <table:table-cell office:value-type="float" office:value="250789">
                <text:p>25078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5.1204814009998">
                <text:p>85.1204814009998</text:p>
              </table:table-cell>
              <table:table-cell office:value-type="float" office:value="0.103010816999813">
                <text:p>0.103010816999813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250898.777102572">
                <text:p>250898.777102572</text:p>
              </table:table-cell>
              <table:table-cell office:value-type="float" office:value="0">
                <text:p>0</text:p>
              </table:table-cell>
              <table:table-cell office:value-type="float" office:value="240875.512927473">
                <text:p>240875.512927473</text:p>
              </table:table-cell>
              <table:table-cell office:value-type="float" office:value="298642">
                <text:p>2986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5.3230426769987">
                <text:p>85.3230426769987</text:p>
              </table:table-cell>
              <table:table-cell office:value-type="float" office:value="0.102622802998667">
                <text:p>0.102622802998667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298023.169278419">
                <text:p>298023.169278419</text:p>
              </table:table-cell>
              <table:table-cell office:value-type="float" office:value="0">
                <text:p>0</text:p>
              </table:table-cell>
              <table:table-cell office:value-type="float" office:value="273854.910658493">
                <text:p>273854.910658493</text:p>
              </table:table-cell>
              <table:table-cell office:value-type="float" office:value="306979">
                <text:p>3069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5.5263908309989">
                <text:p>85.5263908309989</text:p>
              </table:table-cell>
              <table:table-cell office:value-type="float" office:value="0.102762380000058">
                <text:p>0.102762380000058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307596.562884008">
                <text:p>307596.562884008</text:p>
              </table:table-cell>
              <table:table-cell office:value-type="float" office:value="0">
                <text:p>0</text:p>
              </table:table-cell>
              <table:table-cell office:value-type="float" office:value="305199.876076068">
                <text:p>305199.876076068</text:p>
              </table:table-cell>
              <table:table-cell office:value-type="float" office:value="264009">
                <text:p>2640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5.7290597949996">
                <text:p>85.7290597949996</text:p>
              </table:table-cell>
              <table:table-cell office:value-type="float" office:value="0.104171650000353">
                <text:p>0.104171650000353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265054.739605137">
                <text:p>265054.739605137</text:p>
              </table:table-cell>
              <table:table-cell office:value-type="float" office:value="0">
                <text:p>0</text:p>
              </table:table-cell>
              <table:table-cell office:value-type="float" office:value="284974.004884553">
                <text:p>284974.004884553</text:p>
              </table:table-cell>
              <table:table-cell office:value-type="float" office:value="230388">
                <text:p>2303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5.931202333999">
                <text:p>85.931202333999</text:p>
              </table:table-cell>
              <table:table-cell office:value-type="float" office:value="0.101483874999758">
                <text:p>0.101483874999758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216484.517906041">
                <text:p>216484.517906041</text:p>
              </table:table-cell>
              <table:table-cell office:value-type="float" office:value="0">
                <text:p>0</text:p>
              </table:table-cell>
              <table:table-cell office:value-type="float" office:value="236530.776723306">
                <text:p>236530.776723306</text:p>
              </table:table-cell>
              <table:table-cell office:value-type="float" office:value="253815">
                <text:p>2538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6.141924309999">
                <text:p>86.141924309999</text:p>
              </table:table-cell>
              <table:table-cell office:value-type="float" office:value="0.120140819999506">
                <text:p>0.120140819999506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229514.257269536">
                <text:p>229514.257269536</text:p>
              </table:table-cell>
              <table:table-cell office:value-type="float" office:value="0">
                <text:p>0</text:p>
              </table:table-cell>
              <table:table-cell office:value-type="float" office:value="214625.656320148">
                <text:p>214625.656320148</text:p>
              </table:table-cell>
              <table:table-cell office:value-type="float" office:value="302368">
                <text:p>3023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6.3470595769995">
                <text:p>86.3470595769995</text:p>
              </table:table-cell>
              <table:table-cell office:value-type="float" office:value="0.112655020999227">
                <text:p>0.112655020999227</text:p>
              </table:table-cell>
              <table:table-cell office:value-type="float" office:value="270658.752138872">
                <text:p>270658.752138872</text:p>
              </table:table-cell>
              <table:table-cell office:value-type="float" office:value="260430.859356506">
                <text:p>260430.859356506</text:p>
              </table:table-cell>
              <table:table-cell office:value-type="float" office:value="0">
                <text:p>0</text:p>
              </table:table-cell>
              <table:table-cell office:value-type="float" office:value="241936.856213034">
                <text:p>241936.856213034</text:p>
              </table:table-cell>
              <table:table-cell office:value-type="float" office:value="304198">
                <text:p>3041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6.5478349789992">
                <text:p>86.5478349789992</text:p>
              </table:table-cell>
              <table:table-cell office:value-type="float" office:value="0.105203369999799">
                <text:p>0.105203369999799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278971.409932178">
                <text:p>278971.409932178</text:p>
              </table:table-cell>
              <table:table-cell office:value-type="float" office:value="0">
                <text:p>0</text:p>
              </table:table-cell>
              <table:table-cell office:value-type="float" office:value="271974.116591707">
                <text:p>271974.116591707</text:p>
              </table:table-cell>
              <table:table-cell office:value-type="float" office:value="290295">
                <text:p>2902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6.7486137609994">
                <text:p>86.7486137609994</text:p>
              </table:table-cell>
              <table:table-cell office:value-type="float" office:value="0.103232339000897">
                <text:p>0.103232339000897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288285.449925289">
                <text:p>288285.449925289</text:p>
              </table:table-cell>
              <table:table-cell office:value-type="float" office:value="0">
                <text:p>0</text:p>
              </table:table-cell>
              <table:table-cell office:value-type="float" office:value="297748.239321299">
                <text:p>297748.239321299</text:p>
              </table:table-cell>
              <table:table-cell office:value-type="float" office:value="258101">
                <text:p>2581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6.9517959189998">
                <text:p>86.9517959189998</text:p>
              </table:table-cell>
              <table:table-cell office:value-type="float" office:value="0.101159244000883">
                <text:p>0.101159244000883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252065.476269641">
                <text:p>252065.476269641</text:p>
              </table:table-cell>
              <table:table-cell office:value-type="float" office:value="0">
                <text:p>0</text:p>
              </table:table-cell>
              <table:table-cell office:value-type="float" office:value="265925.480157483">
                <text:p>265925.480157483</text:p>
              </table:table-cell>
              <table:table-cell office:value-type="float" office:value="290263">
                <text:p>2902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7.1569483869989">
                <text:p>87.1569483869989</text:p>
              </table:table-cell>
              <table:table-cell office:value-type="float" office:value="0.105176666000261">
                <text:p>0.105176666000261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296143.67509095">
                <text:p>296143.67509095</text:p>
              </table:table-cell>
              <table:table-cell office:value-type="float" office:value="0">
                <text:p>0</text:p>
              </table:table-cell>
              <table:table-cell office:value-type="float" office:value="275015.656222276">
                <text:p>275015.656222276</text:p>
              </table:table-cell>
              <table:table-cell office:value-type="float" office:value="341417">
                <text:p>3414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7.3583971879998">
                <text:p>87.3583971879998</text:p>
              </table:table-cell>
              <table:table-cell office:value-type="float" office:value="0.104653673999564">
                <text:p>0.104653673999564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332662.679693122">
                <text:p>332662.679693122</text:p>
              </table:table-cell>
              <table:table-cell office:value-type="float" office:value="0">
                <text:p>0</text:p>
              </table:table-cell>
              <table:table-cell office:value-type="float" office:value="312824.846148329">
                <text:p>312824.846148329</text:p>
              </table:table-cell>
              <table:table-cell office:value-type="float" office:value="339084">
                <text:p>3390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.559748280999">
                <text:p>87.559748280999</text:p>
              </table:table-cell>
              <table:table-cell office:value-type="float" office:value="0.105875526000091">
                <text:p>0.105875526000091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332957.558889385">
                <text:p>332957.558889385</text:p>
              </table:table-cell>
              <table:table-cell office:value-type="float" office:value="0">
                <text:p>0</text:p>
              </table:table-cell>
              <table:table-cell office:value-type="float" office:value="335697.457013149">
                <text:p>335697.457013149</text:p>
              </table:table-cell>
              <table:table-cell office:value-type="float" office:value="286895">
                <text:p>2868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7.7614646080001">
                <text:p>87.7614646080001</text:p>
              </table:table-cell>
              <table:table-cell office:value-type="float" office:value="0.102737500999865">
                <text:p>0.102737500999865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268977.371836147">
                <text:p>268977.371836147</text:p>
              </table:table-cell>
              <table:table-cell office:value-type="float" office:value="0">
                <text:p>0</text:p>
              </table:table-cell>
              <table:table-cell office:value-type="float" office:value="296276.205422225">
                <text:p>296276.205422225</text:p>
              </table:table-cell>
              <table:table-cell office:value-type="float" office:value="258222">
                <text:p>2582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7.963712793">
                <text:p>87.963712793</text:p>
              </table:table-cell>
              <table:table-cell office:value-type="float" office:value="0.121587998000905">
                <text:p>0.121587998000905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203554.653963456">
                <text:p>203554.653963456</text:p>
              </table:table-cell>
              <table:table-cell office:value-type="float" office:value="0">
                <text:p>0</text:p>
              </table:table-cell>
              <table:table-cell office:value-type="float" office:value="213201.7052676">
                <text:p>213201.7052676</text:p>
              </table:table-cell>
              <table:table-cell office:value-type="float" office:value="293229">
                <text:p>2932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8.16888621">
                <text:p>88.16888621</text:p>
              </table:table-cell>
              <table:table-cell office:value-type="float" office:value="0.105627076000019">
                <text:p>0.105627076000019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288737.818559279">
                <text:p>288737.818559279</text:p>
              </table:table-cell>
              <table:table-cell office:value-type="float" office:value="0">
                <text:p>0</text:p>
              </table:table-cell>
              <table:table-cell office:value-type="float" office:value="264354.900181527">
                <text:p>264354.900181527</text:p>
              </table:table-cell>
              <table:table-cell office:value-type="float" office:value="343178">
                <text:p>3431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8.3709945909995">
                <text:p>88.3709945909995</text:p>
              </table:table-cell>
              <table:table-cell office:value-type="float" office:value="0.104001079000227">
                <text:p>0.104001079000227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332346.55705562">
                <text:p>332346.55705562</text:p>
              </table:table-cell>
              <table:table-cell office:value-type="float" office:value="0">
                <text:p>0</text:p>
              </table:table-cell>
              <table:table-cell office:value-type="float" office:value="318250.522200317">
                <text:p>318250.522200317</text:p>
              </table:table-cell>
              <table:table-cell office:value-type="float" office:value="336698">
                <text:p>3366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8.5732622189989">
                <text:p>88.5732622189989</text:p>
              </table:table-cell>
              <table:table-cell office:value-type="float" office:value="0.106813798000076">
                <text:p>0.106813798000076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331132.646127609">
                <text:p>331132.646127609</text:p>
              </table:table-cell>
              <table:table-cell office:value-type="float" office:value="0">
                <text:p>0</text:p>
              </table:table-cell>
              <table:table-cell office:value-type="float" office:value="334167.423447636">
                <text:p>334167.423447636</text:p>
              </table:table-cell>
              <table:table-cell office:value-type="float" office:value="283410">
                <text:p>28341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8.774854887999">
                <text:p>88.774854887999</text:p>
              </table:table-cell>
              <table:table-cell office:value-type="float" office:value="0.103290058999846">
                <text:p>0.103290058999846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276871.839237976">
                <text:p>276871.839237976</text:p>
              </table:table-cell>
              <table:table-cell office:value-type="float" office:value="0">
                <text:p>0</text:p>
              </table:table-cell>
              <table:table-cell office:value-type="float" office:value="305038.619137581">
                <text:p>305038.619137581</text:p>
              </table:table-cell>
              <table:table-cell office:value-type="float" office:value="258659">
                <text:p>2586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8.9769086569995">
                <text:p>88.9769086569995</text:p>
              </table:table-cell>
              <table:table-cell office:value-type="float" office:value="0.102443944999322">
                <text:p>0.102443944999322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245393.105689781">
                <text:p>245393.105689781</text:p>
              </table:table-cell>
              <table:table-cell office:value-type="float" office:value="0">
                <text:p>0</text:p>
              </table:table-cell>
              <table:table-cell office:value-type="float" office:value="259125.978859121">
                <text:p>259125.978859121</text:p>
              </table:table-cell>
              <table:table-cell office:value-type="float" office:value="297261">
                <text:p>2972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9.2876132860001">
                <text:p>89.2876132860001</text:p>
              </table:table-cell>
              <table:table-cell office:value-type="float" office:value="0.272423935999541">
                <text:p>0.272423935999541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203594.106068616">
                <text:p>203594.106068616</text:p>
              </table:table-cell>
              <table:table-cell office:value-type="float" office:value="0">
                <text:p>0</text:p>
              </table:table-cell>
              <table:table-cell office:value-type="float" office:value="178606.761207958">
                <text:p>178606.761207958</text:p>
              </table:table-cell>
              <table:table-cell office:value-type="float" office:value="347877">
                <text:p>3478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9.4892655519998">
                <text:p>89.4892655519998</text:p>
              </table:table-cell>
              <table:table-cell office:value-type="float" office:value="0.103740536998885">
                <text:p>0.103740536998885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313733.761955677">
                <text:p>313733.761955677</text:p>
              </table:table-cell>
              <table:table-cell office:value-type="float" office:value="0">
                <text:p>0</text:p>
              </table:table-cell>
              <table:table-cell office:value-type="float" office:value="288132.380483934">
                <text:p>288132.380483934</text:p>
              </table:table-cell>
              <table:table-cell office:value-type="float" office:value="306502">
                <text:p>3065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9.6991118239985">
                <text:p>89.6991118239985</text:p>
              </table:table-cell>
              <table:table-cell office:value-type="float" office:value="0.121161993998612">
                <text:p>0.121161993998612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254277.416294159">
                <text:p>254277.416294159</text:p>
              </table:table-cell>
              <table:table-cell office:value-type="float" office:value="0">
                <text:p>0</text:p>
              </table:table-cell>
              <table:table-cell office:value-type="float" office:value="278846.467680873">
                <text:p>278846.467680873</text:p>
              </table:table-cell>
              <table:table-cell office:value-type="float" office:value="260343">
                <text:p>2603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9.9023331379995">
                <text:p>89.9023331379995</text:p>
              </table:table-cell>
              <table:table-cell office:value-type="float" office:value="0.102075795999554">
                <text:p>0.102075795999554</text:p>
              </table:table-cell>
              <table:table-cell office:value-type="float" office:value="303647.598829579">
                <text:p>303647.598829579</text:p>
              </table:table-cell>
              <table:table-cell office:value-type="float" office:value="241510.613905027">
                <text:p>241510.613905027</text:p>
              </table:table-cell>
              <table:table-cell office:value-type="float" office:value="0">
                <text:p>0</text:p>
              </table:table-cell>
              <table:table-cell office:value-type="float" office:value="261215.928840179">
                <text:p>261215.928840179</text:p>
              </table:table-cell>
              <table:table-cell office:value-type="float" office:value="277592">
                <text:p>2775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.1055199519997">
                <text:p>90.1055199519997</text:p>
              </table:table-cell>
              <table:table-cell office:value-type="float" office:value="0.103181070000574">
                <text:p>0.103181070000574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277775.191286904">
                <text:p>277775.191286904</text:p>
              </table:table-cell>
              <table:table-cell office:value-type="float" office:value="0">
                <text:p>0</text:p>
              </table:table-cell>
              <table:table-cell office:value-type="float" office:value="266622.890432026">
                <text:p>266622.890432026</text:p>
              </table:table-cell>
              <table:table-cell office:value-type="float" office:value="357884">
                <text:p>3578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.3074500729999">
                <text:p>90.3074500729999</text:p>
              </table:table-cell>
              <table:table-cell office:value-type="float" office:value="0.103204150000238">
                <text:p>0.103204150000238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356658.138615943">
                <text:p>356658.138615943</text:p>
              </table:table-cell>
              <table:table-cell office:value-type="float" office:value="0">
                <text:p>0</text:p>
              </table:table-cell>
              <table:table-cell office:value-type="float" office:value="311737.5678394">
                <text:p>311737.5678394</text:p>
              </table:table-cell>
              <table:table-cell office:value-type="float" office:value="373881">
                <text:p>3738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.5106572259992">
                <text:p>90.5106572259992</text:p>
              </table:table-cell>
              <table:table-cell office:value-type="float" office:value="0.105831893999493">
                <text:p>0.105831893999493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363268.363561171">
                <text:p>363268.363561171</text:p>
              </table:table-cell>
              <table:table-cell office:value-type="float" office:value="0">
                <text:p>0</text:p>
              </table:table-cell>
              <table:table-cell office:value-type="float" office:value="364290.652658107">
                <text:p>364290.652658107</text:p>
              </table:table-cell>
              <table:table-cell office:value-type="float" office:value="324699">
                <text:p>3246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.7134481960002">
                <text:p>90.7134481960002</text:p>
              </table:table-cell>
              <table:table-cell office:value-type="float" office:value="0.105774724999719">
                <text:p>0.105774724999719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315515.26467666">
                <text:p>315515.26467666</text:p>
              </table:table-cell>
              <table:table-cell office:value-type="float" office:value="0">
                <text:p>0</text:p>
              </table:table-cell>
              <table:table-cell office:value-type="float" office:value="340616.72367091">
                <text:p>340616.72367091</text:p>
              </table:table-cell>
              <table:table-cell office:value-type="float" office:value="279921">
                <text:p>27992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0.9173785019993">
                <text:p>90.9173785019993</text:p>
              </table:table-cell>
              <table:table-cell office:value-type="float" office:value="0.104910871999891">
                <text:p>0.104910871999891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278849.63875362">
                <text:p>278849.63875362</text:p>
              </table:table-cell>
              <table:table-cell office:value-type="float" office:value="0">
                <text:p>0</text:p>
              </table:table-cell>
              <table:table-cell office:value-type="float" office:value="297416.205287979">
                <text:p>297416.205287979</text:p>
              </table:table-cell>
              <table:table-cell office:value-type="float" office:value="303038">
                <text:p>3030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1.1193424920002">
                <text:p>91.1193424920002</text:p>
              </table:table-cell>
              <table:table-cell office:value-type="float" office:value="0.106272073000582">
                <text:p>0.106272073000582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298916.719489173">
                <text:p>298916.719489173</text:p>
              </table:table-cell>
              <table:table-cell office:value-type="float" office:value="0">
                <text:p>0</text:p>
              </table:table-cell>
              <table:table-cell office:value-type="float" office:value="283443.55995258">
                <text:p>283443.55995258</text:p>
              </table:table-cell>
              <table:table-cell office:value-type="float" office:value="361131">
                <text:p>3611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1.3351135239991">
                <text:p>91.3351135239991</text:p>
              </table:table-cell>
              <table:table-cell office:value-type="float" office:value="0.139087719000599">
                <text:p>0.139087719000599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308606.77480341">
                <text:p>308606.77480341</text:p>
              </table:table-cell>
              <table:table-cell office:value-type="float" office:value="0">
                <text:p>0</text:p>
              </table:table-cell>
              <table:table-cell office:value-type="float" office:value="284469.421702376">
                <text:p>284469.421702376</text:p>
              </table:table-cell>
              <table:table-cell office:value-type="float" office:value="369986">
                <text:p>3699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1.5385779930002">
                <text:p>91.5385779930002</text:p>
              </table:table-cell>
              <table:table-cell office:value-type="float" office:value="0.129897693999737">
                <text:p>0.129897693999737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261334.963297037">
                <text:p>261334.963297037</text:p>
              </table:table-cell>
              <table:table-cell office:value-type="float" office:value="0">
                <text:p>0</text:p>
              </table:table-cell>
              <table:table-cell office:value-type="float" office:value="256815.557429157">
                <text:p>256815.557429157</text:p>
              </table:table-cell>
              <table:table-cell office:value-type="float" office:value="315773">
                <text:p>31577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1.7417964659999">
                <text:p>91.7417964659999</text:p>
              </table:table-cell>
              <table:table-cell office:value-type="float" office:value="0.104238780999367">
                <text:p>0.104238780999367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297020.151199501">
                <text:p>297020.151199501</text:p>
              </table:table-cell>
              <table:table-cell office:value-type="float" office:value="0">
                <text:p>0</text:p>
              </table:table-cell>
              <table:table-cell office:value-type="float" office:value="325301.781618117">
                <text:p>325301.781618117</text:p>
              </table:table-cell>
              <table:table-cell office:value-type="float" office:value="278682">
                <text:p>2786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1.9453782919991">
                <text:p>91.9453782919991</text:p>
              </table:table-cell>
              <table:table-cell office:value-type="float" office:value="0.103218659000049">
                <text:p>0.103218659000049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272830.229063527">
                <text:p>272830.229063527</text:p>
              </table:table-cell>
              <table:table-cell office:value-type="float" office:value="0">
                <text:p>0</text:p>
              </table:table-cell>
              <table:table-cell office:value-type="float" office:value="293598.060138616">
                <text:p>293598.060138616</text:p>
              </table:table-cell>
              <table:table-cell office:value-type="float" office:value="311433">
                <text:p>3114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2.1480378709985">
                <text:p>92.1480378709985</text:p>
              </table:table-cell>
              <table:table-cell office:value-type="float" office:value="0.102486739000597">
                <text:p>0.102486739000597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310548.256443322">
                <text:p>310548.256443322</text:p>
              </table:table-cell>
              <table:table-cell office:value-type="float" office:value="0">
                <text:p>0</text:p>
              </table:table-cell>
              <table:table-cell office:value-type="float" office:value="291383.015365426">
                <text:p>291383.015365426</text:p>
              </table:table-cell>
              <table:table-cell office:value-type="float" office:value="367345">
                <text:p>3673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2.3508816469985">
                <text:p>92.3508816469985</text:p>
              </table:table-cell>
              <table:table-cell office:value-type="float" office:value="0.101285554999777">
                <text:p>0.101285554999777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367620.875502592">
                <text:p>367620.875502592</text:p>
              </table:table-cell>
              <table:table-cell office:value-type="float" office:value="0">
                <text:p>0</text:p>
              </table:table-cell>
              <table:table-cell office:value-type="float" office:value="339084.565972957">
                <text:p>339084.565972957</text:p>
              </table:table-cell>
              <table:table-cell office:value-type="float" office:value="367280">
                <text:p>3672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2.5530526120001">
                <text:p>92.5530526120001</text:p>
              </table:table-cell>
              <table:table-cell office:value-type="float" office:value="0.102769315000842">
                <text:p>0.102769315000842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357755.249819235">
                <text:p>357755.249819235</text:p>
              </table:table-cell>
              <table:table-cell office:value-type="float" office:value="0">
                <text:p>0</text:p>
              </table:table-cell>
              <table:table-cell office:value-type="float" office:value="357788.424452935">
                <text:p>357788.424452935</text:p>
              </table:table-cell>
              <table:table-cell office:value-type="float" office:value="311492">
                <text:p>3114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2.7565485389987">
                <text:p>92.7565485389987</text:p>
              </table:table-cell>
              <table:table-cell office:value-type="float" office:value="0.102628276999894">
                <text:p>0.102628276999894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304557.561039928">
                <text:p>304557.561039928</text:p>
              </table:table-cell>
              <table:table-cell office:value-type="float" office:value="0">
                <text:p>0</text:p>
              </table:table-cell>
              <table:table-cell office:value-type="float" office:value="333417.867081565">
                <text:p>333417.867081565</text:p>
              </table:table-cell>
              <table:table-cell office:value-type="float" office:value="278680">
                <text:p>2786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2.9684671799987">
                <text:p>92.9684671799987</text:p>
              </table:table-cell>
              <table:table-cell office:value-type="float" office:value="0.129224165000778">
                <text:p>0.129224165000778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228102.666276122">
                <text:p>228102.666276122</text:p>
              </table:table-cell>
              <table:table-cell office:value-type="float" office:value="0">
                <text:p>0</text:p>
              </table:table-cell>
              <table:table-cell office:value-type="float" office:value="244111.861099387">
                <text:p>244111.861099387</text:p>
              </table:table-cell>
              <table:table-cell office:value-type="float" office:value="318338">
                <text:p>3183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3.17159378">
                <text:p>93.17159378</text:p>
              </table:table-cell>
              <table:table-cell office:value-type="float" office:value="0.105021860999841">
                <text:p>0.105021860999841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260317.043471576">
                <text:p>260317.043471576</text:p>
              </table:table-cell>
              <table:table-cell office:value-type="float" office:value="9723.41327997856">
                <text:p>9723.41327997856</text:p>
              </table:table-cell>
              <table:table-cell office:value-type="float" office:value="248867.724334401">
                <text:p>248867.724334401</text:p>
              </table:table-cell>
              <table:table-cell office:value-type="float" office:value="371200">
                <text:p>3712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3.3751549749995">
                <text:p>93.3751549749995</text:p>
              </table:table-cell>
              <table:table-cell office:value-type="float" office:value="0.108146639999177">
                <text:p>0.108146639999177</text:p>
              </table:table-cell>
              <table:table-cell office:value-type="float" office:value="327798.467094813">
                <text:p>327798.467094813</text:p>
              </table:table-cell>
              <table:table-cell office:value-type="float" office:value="341332.320349247">
                <text:p>341332.320349247</text:p>
              </table:table-cell>
              <table:table-cell office:value-type="float" office:value="0">
                <text:p>0</text:p>
              </table:table-cell>
              <table:table-cell office:value-type="float" office:value="296203.528463547">
                <text:p>296203.528463547</text:p>
              </table:table-cell>
              <table:table-cell office:value-type="float" office:value="362372">
                <text:p>36237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3.5772179300002">
                <text:p>93.5772179300002</text:p>
              </table:table-cell>
              <table:table-cell office:value-type="float" office:value="0.103791675999673">
                <text:p>0.103791675999673</text:p>
              </table:table-cell>
              <table:table-cell office:value-type="float" office:value="364290.652658107">
                <text:p>364290.652658107</text:p>
              </table:table-cell>
              <table:table-cell office:value-type="float" office:value="356699.364753814">
                <text:p>356699.364753814</text:p>
              </table:table-cell>
              <table:table-cell office:value-type="float" office:value="0">
                <text:p>0</text:p>
              </table:table-cell>
              <table:table-cell office:value-type="float" office:value="361170.109151504">
                <text:p>361170.109151504</text:p>
              </table:table-cell>
              <table:table-cell office:value-type="float" office:value="338596">
                <text:p>3385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3.779100976999">
                <text:p>93.779100976999</text:p>
              </table:table-cell>
              <table:table-cell office:value-type="float" office:value="0.10185925100086">
                <text:p>0.10185925100086</text:p>
              </table:table-cell>
              <table:table-cell office:value-type="float" office:value="364290.652658107">
                <text:p>364290.652658107</text:p>
              </table:table-cell>
              <table:table-cell office:value-type="float" office:value="329579.144547073">
                <text:p>329579.144547073</text:p>
              </table:table-cell>
              <table:table-cell office:value-type="float" office:value="0">
                <text:p>0</text:p>
              </table:table-cell>
              <table:table-cell office:value-type="float" office:value="341619.971325447">
                <text:p>341619.971325447</text:p>
              </table:table-cell>
              <table:table-cell office:value-type="float" office:value="310605">
                <text:p>3106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4.0590884309986">
                <text:p>94.0590884309986</text:p>
              </table:table-cell>
              <table:table-cell office:value-type="float" office:value="0.265311462999307">
                <text:p>0.265311462999307</text:p>
              </table:table-cell>
              <table:table-cell office:value-type="float" office:value="364290.652658107">
                <text:p>364290.652658107</text:p>
              </table:table-cell>
              <table:table-cell office:value-type="float" office:value="159428.527847398">
                <text:p>159428.527847398</text:p>
              </table:table-cell>
              <table:table-cell office:value-type="float" office:value="0">
                <text:p>0</text:p>
              </table:table-cell>
              <table:table-cell office:value-type="float" office:value="173603.947697392">
                <text:p>173603.947697392</text:p>
              </table:table-cell>
              <table:table-cell office:value-type="float" office:value="384356">
                <text:p>3843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4.2614941100001">
                <text:p>94.2614941100001</text:p>
              </table:table-cell>
              <table:table-cell office:value-type="float" office:value="0.104853156999525">
                <text:p>0.104853156999525</text:p>
              </table:table-cell>
              <table:table-cell office:value-type="float" office:value="364290.652658107">
                <text:p>364290.652658107</text:p>
              </table:table-cell>
              <table:table-cell office:value-type="float" office:value="343538.319737142">
                <text:p>343538.319737142</text:p>
              </table:table-cell>
              <table:table-cell office:value-type="float" office:value="0">
                <text:p>0</text:p>
              </table:table-cell>
              <table:table-cell office:value-type="float" office:value="306188.7649032">
                <text:p>306188.7649032</text:p>
              </table:table-cell>
              <table:table-cell office:value-type="float" office:value="418772">
                <text:p>4187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4.4654758179986">
                <text:p>94.4654758179986</text:p>
              </table:table-cell>
              <table:table-cell office:value-type="float" office:value="0.118059799000548">
                <text:p>0.118059799000548</text:p>
              </table:table-cell>
              <table:table-cell office:value-type="float" office:value="364290.652658107">
                <text:p>364290.652658107</text:p>
              </table:table-cell>
              <table:table-cell office:value-type="float" office:value="381435.322995859">
                <text:p>381435.322995859</text:p>
              </table:table-cell>
              <table:table-cell office:value-type="float" office:value="0">
                <text:p>0</text:p>
              </table:table-cell>
              <table:table-cell office:value-type="float" office:value="364613.818021496">
                <text:p>364613.818021496</text:p>
              </table:table-cell>
              <table:table-cell office:value-type="float" office:value="375802">
                <text:p>3758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4.6710484059986">
                <text:p>94.6710484059986</text:p>
              </table:table-cell>
              <table:table-cell office:value-type="float" office:value="0.108991583998431">
                <text:p>0.108991583998431</text:p>
              </table:table-cell>
              <table:table-cell office:value-type="float" office:value="364290.652658107">
                <text:p>364290.652658107</text:p>
              </table:table-cell>
              <table:table-cell office:value-type="float" office:value="278731.770226085">
                <text:p>278731.770226085</text:p>
              </table:table-cell>
              <table:table-cell office:value-type="float" office:value="16408.2599099638">
                <text:p>16408.2599099638</text:p>
              </table:table-cell>
              <table:table-cell office:value-type="float" office:value="305767.923422176">
                <text:p>305767.923422176</text:p>
              </table:table-cell>
              <table:table-cell office:value-type="float" office:value="316113">
                <text:p>3161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4.875878634999">
                <text:p>94.875878634999</text:p>
              </table:table-cell>
              <table:table-cell office:value-type="float" office:value="0.106967441999586">
                <text:p>0.106967441999586</text:p>
              </table:table-cell>
              <table:table-cell office:value-type="float" office:value="364290.652658107">
                <text:p>364290.652658107</text:p>
              </table:table-cell>
              <table:table-cell office:value-type="float" office:value="293748.366610352">
                <text:p>293748.366610352</text:p>
              </table:table-cell>
              <table:table-cell office:value-type="float" office:value="0">
                <text:p>0</text:p>
              </table:table-cell>
              <table:table-cell office:value-type="float" office:value="297431.615817919">
                <text:p>297431.615817919</text:p>
              </table:table-cell>
              <table:table-cell office:value-type="float" office:value="325725">
                <text:p>3257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5.0777837379992">
                <text:p>95.0777837379992</text:p>
              </table:table-cell>
              <table:table-cell office:value-type="float" office:value="0.102888666999206">
                <text:p>0.102888666999206</text:p>
              </table:table-cell>
              <table:table-cell office:value-type="float" office:value="364290.652658107">
                <text:p>364290.652658107</text:p>
              </table:table-cell>
              <table:table-cell office:value-type="float" office:value="318973.534083047">
                <text:p>318973.534083047</text:p>
              </table:table-cell>
              <table:table-cell office:value-type="float" office:value="0">
                <text:p>0</text:p>
              </table:table-cell>
              <table:table-cell office:value-type="float" office:value="317144.316959751">
                <text:p>317144.316959751</text:p>
              </table:table-cell>
              <table:table-cell office:value-type="float" office:value="389890">
                <text:p>38989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5.2797205199986">
                <text:p>95.2797205199986</text:p>
              </table:table-cell>
              <table:table-cell office:value-type="float" office:value="0.106916545999411">
                <text:p>0.106916545999411</text:p>
              </table:table-cell>
              <table:table-cell office:value-type="float" office:value="364290.652658107">
                <text:p>364290.652658107</text:p>
              </table:table-cell>
              <table:table-cell office:value-type="float" office:value="373632.283838676">
                <text:p>373632.283838676</text:p>
              </table:table-cell>
              <table:table-cell office:value-type="float" office:value="0">
                <text:p>0</text:p>
              </table:table-cell>
              <table:table-cell office:value-type="float" office:value="342352.77231587">
                <text:p>342352.77231587</text:p>
              </table:table-cell>
              <table:table-cell office:value-type="float" office:value="417936">
                <text:p>4179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5.4806075649995">
                <text:p>95.4806075649995</text:p>
              </table:table-cell>
              <table:table-cell office:value-type="float" office:value="0.115255101998628">
                <text:p>0.115255101998628</text:p>
              </table:table-cell>
              <table:table-cell office:value-type="float" office:value="364290.652658107">
                <text:p>364290.652658107</text:p>
              </table:table-cell>
              <table:table-cell office:value-type="float" office:value="385022.857353951">
                <text:p>385022.857353951</text:p>
              </table:table-cell>
              <table:table-cell office:value-type="float" office:value="0">
                <text:p>0</text:p>
              </table:table-cell>
              <table:table-cell office:value-type="float" office:value="370819.583976332">
                <text:p>370819.583976332</text:p>
              </table:table-cell>
              <table:table-cell office:value-type="float" office:value="370678">
                <text:p>3706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5.6834702359993">
                <text:p>95.6834702359993</text:p>
              </table:table-cell>
              <table:table-cell office:value-type="float" office:value="0.104645865001658">
                <text:p>0.104645865001658</text:p>
              </table:table-cell>
              <table:table-cell office:value-type="float" office:value="364290.652658107">
                <text:p>364290.652658107</text:p>
              </table:table-cell>
              <table:table-cell office:value-type="float" office:value="341480.798841423">
                <text:p>341480.798841423</text:p>
              </table:table-cell>
              <table:table-cell office:value-type="float" office:value="0">
                <text:p>0</text:p>
              </table:table-cell>
              <table:table-cell office:value-type="float" office:value="365413.56263232">
                <text:p>365413.56263232</text:p>
              </table:table-cell>
              <table:table-cell office:value-type="float" office:value="314252">
                <text:p>3142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5.8869996929989">
                <text:p>95.8869996929989</text:p>
              </table:table-cell>
              <table:table-cell office:value-type="float" office:value="0.101561067000148">
                <text:p>0.101561067000148</text:p>
              </table:table-cell>
              <table:table-cell office:value-type="float" office:value="364290.652658107">
                <text:p>364290.652658107</text:p>
              </table:table-cell>
              <table:table-cell office:value-type="float" office:value="307260.467829115">
                <text:p>307260.467829115</text:p>
              </table:table-cell>
              <table:table-cell office:value-type="float" office:value="0">
                <text:p>0</text:p>
              </table:table-cell>
              <table:table-cell office:value-type="float" office:value="335998.018313988">
                <text:p>335998.018313988</text:p>
              </table:table-cell>
              <table:table-cell office:value-type="float" office:value="328864">
                <text:p>3288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6.0917272079987">
                <text:p>96.0917272079987</text:p>
              </table:table-cell>
              <table:table-cell office:value-type="float" office:value="0.104708757999106">
                <text:p>0.104708757999106</text:p>
              </table:table-cell>
              <table:table-cell office:value-type="float" office:value="364290.652658107">
                <text:p>364290.652658107</text:p>
              </table:table-cell>
              <table:table-cell office:value-type="float" office:value="320310.675067345">
                <text:p>320310.675067345</text:p>
              </table:table-cell>
              <table:table-cell office:value-type="float" office:value="0">
                <text:p>0</text:p>
              </table:table-cell>
              <table:table-cell office:value-type="float" office:value="318369.237743269">
                <text:p>318369.237743269</text:p>
              </table:table-cell>
              <table:table-cell office:value-type="float" office:value="394281">
                <text:p>3942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6.297317352999">
                <text:p>96.297317352999</text:p>
              </table:table-cell>
              <table:table-cell office:value-type="float" office:value="0.13855864099969">
                <text:p>0.13855864099969</text:p>
              </table:table-cell>
              <table:table-cell office:value-type="float" office:value="364290.652658107">
                <text:p>364290.652658107</text:p>
              </table:table-cell>
              <table:table-cell office:value-type="float" office:value="251404.773057501">
                <text:p>251404.773057501</text:p>
              </table:table-cell>
              <table:table-cell office:value-type="float" office:value="58618.5088458104">
                <text:p>58618.5088458104</text:p>
              </table:table-cell>
              <table:table-cell office:value-type="float" office:value="209045.175427744">
                <text:p>209045.175427744</text:p>
              </table:table-cell>
              <table:table-cell office:value-type="float" office:value="416465">
                <text:p>4164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6.5008384129997">
                <text:p>96.5008384129997</text:p>
              </table:table-cell>
              <table:table-cell office:value-type="float" office:value="0.117999675001556">
                <text:p>0.117999675001556</text:p>
              </table:table-cell>
              <table:table-cell office:value-type="float" office:value="360647.746131526">
                <text:p>360647.746131526</text:p>
              </table:table-cell>
              <table:table-cell office:value-type="float" office:value="391888.611180121">
                <text:p>391888.611180121</text:p>
              </table:table-cell>
              <table:table-cell office:value-type="float" office:value="2437.46560800355">
                <text:p>2437.46560800355</text:p>
              </table:table-cell>
              <table:table-cell office:value-type="float" office:value="323223.681586656">
                <text:p>323223.681586656</text:p>
              </table:table-cell>
              <table:table-cell office:value-type="float" office:value="360130">
                <text:p>36013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6.7049377759995">
                <text:p>96.7049377759995</text:p>
              </table:table-cell>
              <table:table-cell office:value-type="float" office:value="0.106566256001315">
                <text:p>0.106566256001315</text:p>
              </table:table-cell>
              <table:table-cell office:value-type="float" office:value="357041.268670211">
                <text:p>357041.268670211</text:p>
              </table:table-cell>
              <table:table-cell office:value-type="float" office:value="332964.40352264">
                <text:p>332964.40352264</text:p>
              </table:table-cell>
              <table:table-cell office:value-type="float" office:value="0">
                <text:p>0</text:p>
              </table:table-cell>
              <table:table-cell office:value-type="float" office:value="364009.08267791">
                <text:p>364009.08267791</text:p>
              </table:table-cell>
              <table:table-cell office:value-type="float" office:value="305663">
                <text:p>3056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6.908228839">
                <text:p>96.908228839</text:p>
              </table:table-cell>
              <table:table-cell office:value-type="float" office:value="0.106760058999498">
                <text:p>0.106760058999498</text:p>
              </table:table-cell>
              <table:table-cell office:value-type="float" office:value="357041.268670211">
                <text:p>357041.268670211</text:p>
              </table:table-cell>
              <table:table-cell office:value-type="float" office:value="299466.008988646">
                <text:p>299466.008988646</text:p>
              </table:table-cell>
              <table:table-cell office:value-type="float" office:value="0">
                <text:p>0</text:p>
              </table:table-cell>
              <table:table-cell office:value-type="float" office:value="319812.245346121">
                <text:p>319812.245346121</text:p>
              </table:table-cell>
              <table:table-cell office:value-type="float" office:value="327605">
                <text:p>3276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7.1128556739986">
                <text:p>97.1128556739986</text:p>
              </table:table-cell>
              <table:table-cell office:value-type="float" office:value="0.105270026999278">
                <text:p>0.105270026999278</text:p>
              </table:table-cell>
              <table:table-cell office:value-type="float" office:value="353470.855983509">
                <text:p>353470.855983509</text:p>
              </table:table-cell>
              <table:table-cell office:value-type="float" office:value="332109.767143834">
                <text:p>332109.767143834</text:p>
              </table:table-cell>
              <table:table-cell office:value-type="float" office:value="0">
                <text:p>0</text:p>
              </table:table-cell>
              <table:table-cell office:value-type="float" office:value="318530.036875244">
                <text:p>318530.036875244</text:p>
              </table:table-cell>
              <table:table-cell office:value-type="float" office:value="387409">
                <text:p>3874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7.31570698">
                <text:p>97.31570698</text:p>
              </table:table-cell>
              <table:table-cell office:value-type="float" office:value="0.110573972000566">
                <text:p>0.110573972000566</text:p>
              </table:table-cell>
              <table:table-cell office:value-type="float" office:value="349936.147423674">
                <text:p>349936.147423674</text:p>
              </table:table-cell>
              <table:table-cell office:value-type="float" office:value="368321.365582736">
                <text:p>368321.365582736</text:p>
              </table:table-cell>
              <table:table-cell office:value-type="float" office:value="0">
                <text:p>0</text:p>
              </table:table-cell>
              <table:table-cell office:value-type="float" office:value="342369.466132189">
                <text:p>342369.466132189</text:p>
              </table:table-cell>
              <table:table-cell office:value-type="float" office:value="398292">
                <text:p>3982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7.5173779609995">
                <text:p>97.5173779609995</text:p>
              </table:table-cell>
              <table:table-cell office:value-type="float" office:value="0.110061068000505">
                <text:p>0.110061068000505</text:p>
              </table:table-cell>
              <table:table-cell office:value-type="float" office:value="346436.785949437">
                <text:p>346436.785949437</text:p>
              </table:table-cell>
              <table:table-cell office:value-type="float" office:value="361244.590434166">
                <text:p>361244.590434166</text:p>
              </table:table-cell>
              <table:table-cell office:value-type="float" office:value="0">
                <text:p>0</text:p>
              </table:table-cell>
              <table:table-cell office:value-type="float" office:value="361660.483003532">
                <text:p>361660.483003532</text:p>
              </table:table-cell>
              <table:table-cell office:value-type="float" office:value="340788">
                <text:p>3407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7.7233643589989">
                <text:p>97.7233643589989</text:p>
              </table:table-cell>
              <table:table-cell office:value-type="float" office:value="0.155157012999553">
                <text:p>0.155157012999553</text:p>
              </table:table-cell>
              <table:table-cell office:value-type="float" office:value="342972.418089942">
                <text:p>342972.418089942</text:p>
              </table:table-cell>
              <table:table-cell office:value-type="float" office:value="239107.759065123">
                <text:p>239107.759065123</text:p>
              </table:table-cell>
              <table:table-cell office:value-type="float" office:value="0">
                <text:p>0</text:p>
              </table:table-cell>
              <table:table-cell office:value-type="float" office:value="265261.765039001">
                <text:p>265261.765039001</text:p>
              </table:table-cell>
              <table:table-cell office:value-type="float" office:value="292206">
                <text:p>2922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7.9261423899989">
                <text:p>97.9261423899989</text:p>
              </table:table-cell>
              <table:table-cell office:value-type="float" office:value="0.102538904000539">
                <text:p>0.102538904000539</text:p>
              </table:table-cell>
              <table:table-cell office:value-type="float" office:value="339542.693909043">
                <text:p>339542.693909043</text:p>
              </table:table-cell>
              <table:table-cell office:value-type="float" office:value="259407.785137113">
                <text:p>259407.785137113</text:p>
              </table:table-cell>
              <table:table-cell office:value-type="float" office:value="29907.7030102036">
                <text:p>29907.7030102036</text:p>
              </table:table-cell>
              <table:table-cell office:value-type="float" office:value="248685.983293907">
                <text:p>248685.983293907</text:p>
              </table:table-cell>
              <table:table-cell office:value-type="float" office:value="316556">
                <text:p>3165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8.1268443589997">
                <text:p>98.1268443589997</text:p>
              </table:table-cell>
              <table:table-cell office:value-type="float" office:value="0.103374253998481">
                <text:p>0.103374253998481</text:p>
              </table:table-cell>
              <table:table-cell office:value-type="float" office:value="336147.266969953">
                <text:p>336147.266969953</text:p>
              </table:table-cell>
              <table:table-cell office:value-type="float" office:value="316622.720036981">
                <text:p>316622.720036981</text:p>
              </table:table-cell>
              <table:table-cell office:value-type="float" office:value="0">
                <text:p>0</text:p>
              </table:table-cell>
              <table:table-cell office:value-type="float" office:value="300601.461717708">
                <text:p>300601.461717708</text:p>
              </table:table-cell>
              <table:table-cell office:value-type="float" office:value="372016">
                <text:p>3720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8.3284234779985">
                <text:p>98.3284234779985</text:p>
              </table:table-cell>
              <table:table-cell office:value-type="float" office:value="0.103126666001117">
                <text:p>0.103126666001117</text:p>
              </table:table-cell>
              <table:table-cell office:value-type="float" office:value="332785.794300253">
                <text:p>332785.794300253</text:p>
              </table:table-cell>
              <table:table-cell office:value-type="float" office:value="360761.159755245">
                <text:p>360761.159755245</text:p>
              </table:table-cell>
              <table:table-cell office:value-type="float" office:value="0">
                <text:p>0</text:p>
              </table:table-cell>
              <table:table-cell office:value-type="float" office:value="342957.504710119">
                <text:p>342957.504710119</text:p>
              </table:table-cell>
              <table:table-cell office:value-type="float" office:value="376839">
                <text:p>3768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8.5305836299995">
                <text:p>98.5305836299995</text:p>
              </table:table-cell>
              <table:table-cell office:value-type="float" office:value="0.105529157999626">
                <text:p>0.105529157999626</text:p>
              </table:table-cell>
              <table:table-cell office:value-type="float" office:value="329457.93635725">
                <text:p>329457.93635725</text:p>
              </table:table-cell>
              <table:table-cell office:value-type="float" office:value="363168.157043149">
                <text:p>363168.157043149</text:p>
              </table:table-cell>
              <table:table-cell office:value-type="float" office:value="0">
                <text:p>0</text:p>
              </table:table-cell>
              <table:table-cell office:value-type="float" office:value="359500.279108439">
                <text:p>359500.279108439</text:p>
              </table:table-cell>
              <table:table-cell office:value-type="float" office:value="319821">
                <text:p>3198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8.8782583579996">
                <text:p>98.8782583579996</text:p>
              </table:table-cell>
              <table:table-cell office:value-type="float" office:value="0.272699486999045">
                <text:p>0.272699486999045</text:p>
              </table:table-cell>
              <table:table-cell office:value-type="float" office:value="326163.356993678">
                <text:p>326163.356993678</text:p>
              </table:table-cell>
              <table:table-cell office:value-type="float" office:value="269000.227915277">
                <text:p>269000.227915277</text:p>
              </table:table-cell>
              <table:table-cell office:value-type="float" office:value="0">
                <text:p>0</text:p>
              </table:table-cell>
              <table:table-cell office:value-type="float" office:value="297954.272506349">
                <text:p>297954.272506349</text:p>
              </table:table-cell>
              <table:table-cell office:value-type="float" office:value="292451">
                <text:p>2924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9.0811444889987">
                <text:p>99.0811444889987</text:p>
              </table:table-cell>
              <table:table-cell office:value-type="float" office:value="0.101935835000404">
                <text:p>0.101935835000404</text:p>
              </table:table-cell>
              <table:table-cell office:value-type="float" office:value="322901.723423741">
                <text:p>322901.723423741</text:p>
              </table:table-cell>
              <table:table-cell office:value-type="float" office:value="263185.856829518">
                <text:p>263185.856829518</text:p>
              </table:table-cell>
              <table:table-cell office:value-type="float" office:value="0">
                <text:p>0</text:p>
              </table:table-cell>
              <table:table-cell office:value-type="float" office:value="277084.488848489">
                <text:p>277084.488848489</text:p>
              </table:table-cell>
              <table:table-cell office:value-type="float" office:value="346735">
                <text:p>3467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9.2849578589994">
                <text:p>99.2849578589994</text:p>
              </table:table-cell>
              <table:table-cell office:value-type="float" office:value="0.102201751999019">
                <text:p>0.102201751999019</text:p>
              </table:table-cell>
              <table:table-cell office:value-type="float" office:value="319672.706189504">
                <text:p>319672.706189504</text:p>
              </table:table-cell>
              <table:table-cell office:value-type="float" office:value="350319.66645696">
                <text:p>350319.66645696</text:p>
              </table:table-cell>
              <table:table-cell office:value-type="float" office:value="0">
                <text:p>0</text:p>
              </table:table-cell>
              <table:table-cell office:value-type="float" office:value="322753.96165178">
                <text:p>322753.96165178</text:p>
              </table:table-cell>
              <table:table-cell office:value-type="float" office:value="366422">
                <text:p>3664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9.4884852019986">
                <text:p>99.4884852019986</text:p>
              </table:table-cell>
              <table:table-cell office:value-type="float" office:value="0.112262414000725">
                <text:p>0.112262414000725</text:p>
              </table:table-cell>
              <table:table-cell office:value-type="float" office:value="316475.979127609">
                <text:p>316475.979127609</text:p>
              </table:table-cell>
              <table:table-cell office:value-type="float" office:value="350273.954945084">
                <text:p>350273.954945084</text:p>
              </table:table-cell>
              <table:table-cell office:value-type="float" office:value="0">
                <text:p>0</text:p>
              </table:table-cell>
              <table:table-cell office:value-type="float" office:value="340239.90102682">
                <text:p>340239.90102682</text:p>
              </table:table-cell>
              <table:table-cell office:value-type="float" office:value="319688">
                <text:p>3196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9.6904923820002">
                <text:p>99.6904923820002</text:p>
              </table:table-cell>
              <table:table-cell office:value-type="float" office:value="0.102589276999424">
                <text:p>0.102589276999424</text:p>
              </table:table-cell>
              <table:table-cell office:value-type="float" office:value="316475.979127609">
                <text:p>316475.979127609</text:p>
              </table:table-cell>
              <table:table-cell office:value-type="float" office:value="278815.405572279">
                <text:p>278815.405572279</text:p>
              </table:table-cell>
              <table:table-cell office:value-type="float" office:value="0">
                <text:p>0</text:p>
              </table:table-cell>
              <table:table-cell office:value-type="float" office:value="302634.752136823">
                <text:p>302634.752136823</text:p>
              </table:table-cell>
              <table:table-cell office:value-type="float" office:value="272203">
                <text:p>2722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9.8941252509994">
                <text:p>99.8941252509994</text:p>
              </table:table-cell>
              <table:table-cell office:value-type="float" office:value="0.101852298999802">
                <text:p>0.101852298999802</text:p>
              </table:table-cell>
              <table:table-cell office:value-type="float" office:value="316475.979127609">
                <text:p>316475.979127609</text:p>
              </table:table-cell>
              <table:table-cell office:value-type="float" office:value="266463.330766106">
                <text:p>266463.330766106</text:p>
              </table:table-cell>
              <table:table-cell office:value-type="float" office:value="0">
                <text:p>0</text:p>
              </table:table-cell>
              <table:table-cell office:value-type="float" office:value="290665.446391076">
                <text:p>290665.446391076</text:p>
              </table:table-cell>
              <table:table-cell office:value-type="float" office:value="287346">
                <text:p>2873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.10121028">
                <text:p>100.10121028</text:p>
              </table:table-cell>
              <table:table-cell office:value-type="float" office:value="0.144952988001023">
                <text:p>0.144952988001023</text:p>
              </table:table-cell>
              <table:table-cell office:value-type="float" office:value="316475.979127609">
                <text:p>316475.979127609</text:p>
              </table:table-cell>
              <table:table-cell office:value-type="float" office:value="224404.95341213">
                <text:p>224404.95341213</text:p>
              </table:table-cell>
              <table:table-cell office:value-type="float" office:value="0">
                <text:p>0</text:p>
              </table:table-cell>
              <table:table-cell office:value-type="float" office:value="216686.881665074">
                <text:p>216686.881665074</text:p>
              </table:table-cell>
              <table:table-cell office:value-type="float" office:value="344845">
                <text:p>3448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.307888354999">
                <text:p>100.307888354999</text:p>
              </table:table-cell>
              <table:table-cell office:value-type="float" office:value="0.106352298000274">
                <text:p>0.106352298000274</text:p>
              </table:table-cell>
              <table:table-cell office:value-type="float" office:value="316475.979127609">
                <text:p>316475.979127609</text:p>
              </table:table-cell>
              <table:table-cell office:value-type="float" office:value="332061.411506632">
                <text:p>332061.411506632</text:p>
              </table:table-cell>
              <table:table-cell office:value-type="float" office:value="17111.1862319667">
                <text:p>17111.1862319667</text:p>
              </table:table-cell>
              <table:table-cell office:value-type="float" office:value="286279.312367714">
                <text:p>286279.312367714</text:p>
              </table:table-cell>
              <table:table-cell office:value-type="float" office:value="361215">
                <text:p>3612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.509017712999">
                <text:p>100.509017712999</text:p>
              </table:table-cell>
              <table:table-cell office:value-type="float" office:value="0.104453029000069">
                <text:p>0.104453029000069</text:p>
              </table:table-cell>
              <table:table-cell office:value-type="float" office:value="313311.219336333">
                <text:p>313311.219336333</text:p>
              </table:table-cell>
              <table:table-cell office:value-type="float" office:value="337945.928081346">
                <text:p>337945.928081346</text:p>
              </table:table-cell>
              <table:table-cell office:value-type="float" office:value="0">
                <text:p>0</text:p>
              </table:table-cell>
              <table:table-cell office:value-type="float" office:value="336339.208064624">
                <text:p>336339.208064624</text:p>
              </table:table-cell>
              <table:table-cell office:value-type="float" office:value="311261">
                <text:p>3112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.711220898">
                <text:p>100.711220898</text:p>
              </table:table-cell>
              <table:table-cell office:value-type="float" office:value="0.105241069999465">
                <text:p>0.105241069999465</text:p>
              </table:table-cell>
              <table:table-cell office:value-type="float" office:value="310178.107142969">
                <text:p>310178.107142969</text:p>
              </table:table-cell>
              <table:table-cell office:value-type="float" office:value="307248.663685794">
                <text:p>307248.663685794</text:p>
              </table:table-cell>
              <table:table-cell office:value-type="float" office:value="0">
                <text:p>0</text:p>
              </table:table-cell>
              <table:table-cell office:value-type="float" office:value="327791.76313256">
                <text:p>327791.76313256</text:p>
              </table:table-cell>
              <table:table-cell office:value-type="float" office:value="265045">
                <text:p>2650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.913409663999">
                <text:p>100.913409663999</text:p>
              </table:table-cell>
              <table:table-cell office:value-type="float" office:value="0.105840258000171">
                <text:p>0.105840258000171</text:p>
              </table:table-cell>
              <table:table-cell office:value-type="float" office:value="307076.32607154">
                <text:p>307076.32607154</text:p>
              </table:table-cell>
              <table:table-cell office:value-type="float" office:value="251009.898270062">
                <text:p>251009.898270062</text:p>
              </table:table-cell>
              <table:table-cell office:value-type="float" office:value="0">
                <text:p>0</text:p>
              </table:table-cell>
              <table:table-cell office:value-type="float" office:value="272101.472346941">
                <text:p>272101.472346941</text:p>
              </table:table-cell>
              <table:table-cell office:value-type="float" office:value="283413">
                <text:p>2834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1.116329449">
                <text:p>101.116329449</text:p>
              </table:table-cell>
              <table:table-cell office:value-type="float" office:value="0.104376925000906">
                <text:p>0.104376925000906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281329.290636324">
                <text:p>281329.290636324</text:p>
              </table:table-cell>
              <table:table-cell office:value-type="float" office:value="0">
                <text:p>0</text:p>
              </table:table-cell>
              <table:table-cell office:value-type="float" office:value="271975.175496181">
                <text:p>271975.175496181</text:p>
              </table:table-cell>
              <table:table-cell office:value-type="float" office:value="334598">
                <text:p>3345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1.318235154">
                <text:p>101.318235154</text:p>
              </table:table-cell>
              <table:table-cell office:value-type="float" office:value="0.103051928999776">
                <text:p>0.103051928999776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336517.958849369">
                <text:p>336517.958849369</text:p>
              </table:table-cell>
              <table:table-cell office:value-type="float" office:value="0">
                <text:p>0</text:p>
              </table:table-cell>
              <table:table-cell office:value-type="float" office:value="310451.409227843">
                <text:p>310451.409227843</text:p>
              </table:table-cell>
              <table:table-cell office:value-type="float" office:value="345390">
                <text:p>34539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1.520306017999">
                <text:p>101.520306017999</text:p>
              </table:table-cell>
              <table:table-cell office:value-type="float" office:value="0.103429486000096">
                <text:p>0.103429486000096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340787.607223441">
                <text:p>340787.607223441</text:p>
              </table:table-cell>
              <table:table-cell office:value-type="float" office:value="0">
                <text:p>0</text:p>
              </table:table-cell>
              <table:table-cell office:value-type="float" office:value="335291.657169411">
                <text:p>335291.657169411</text:p>
              </table:table-cell>
              <table:table-cell office:value-type="float" office:value="298000">
                <text:p>298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1.724155911999">
                <text:p>101.724155911999</text:p>
              </table:table-cell>
              <table:table-cell office:value-type="float" office:value="0.104107126999224">
                <text:p>0.104107126999224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297408.713079423">
                <text:p>297408.713079423</text:p>
              </table:table-cell>
              <table:table-cell office:value-type="float" office:value="0">
                <text:p>0</text:p>
              </table:table-cell>
              <table:table-cell office:value-type="float" office:value="321542.615327427">
                <text:p>321542.615327427</text:p>
              </table:table-cell>
              <table:table-cell office:value-type="float" office:value="258972">
                <text:p>2589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1.925966491999">
                <text:p>101.925966491999</text:p>
              </table:table-cell>
              <table:table-cell office:value-type="float" office:value="0.104393188999893">
                <text:p>0.104393188999893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246760.62035579">
                <text:p>246760.62035579</text:p>
              </table:table-cell>
              <table:table-cell office:value-type="float" office:value="0">
                <text:p>0</text:p>
              </table:table-cell>
              <table:table-cell office:value-type="float" office:value="267247.19177661">
                <text:p>267247.19177661</text:p>
              </table:table-cell>
              <table:table-cell office:value-type="float" office:value="283736">
                <text:p>2837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2.127422788999">
                <text:p>102.127422788999</text:p>
              </table:table-cell>
              <table:table-cell office:value-type="float" office:value="0.103799795000668">
                <text:p>0.103799795000668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279213.818386098">
                <text:p>279213.818386098</text:p>
              </table:table-cell>
              <table:table-cell office:value-type="float" office:value="0">
                <text:p>0</text:p>
              </table:table-cell>
              <table:table-cell office:value-type="float" office:value="265991.352929943">
                <text:p>265991.352929943</text:p>
              </table:table-cell>
              <table:table-cell office:value-type="float" office:value="336882">
                <text:p>33688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2.330772224999">
                <text:p>102.330772224999</text:p>
              </table:table-cell>
              <table:table-cell office:value-type="float" office:value="0.103412648999438">
                <text:p>0.103412648999438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334566.468800533">
                <text:p>334566.468800533</text:p>
              </table:table-cell>
              <table:table-cell office:value-type="float" office:value="0">
                <text:p>0</text:p>
              </table:table-cell>
              <table:table-cell office:value-type="float" office:value="307501.257387314">
                <text:p>307501.257387314</text:p>
              </table:table-cell>
              <table:table-cell office:value-type="float" office:value="343756">
                <text:p>3437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2.533263810999">
                <text:p>102.533263810999</text:p>
              </table:table-cell>
              <table:table-cell office:value-type="float" office:value="0.104988172000958">
                <text:p>0.104988172000958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328123.292365805">
                <text:p>328123.292365805</text:p>
              </table:table-cell>
              <table:table-cell office:value-type="float" office:value="0">
                <text:p>0</text:p>
              </table:table-cell>
              <table:table-cell office:value-type="float" office:value="324622.628849181">
                <text:p>324622.628849181</text:p>
              </table:table-cell>
              <table:table-cell office:value-type="float" office:value="294335">
                <text:p>2943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2.737635955998">
                <text:p>102.737635955998</text:p>
              </table:table-cell>
              <table:table-cell office:value-type="float" office:value="0.114324189999024">
                <text:p>0.114324189999024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243726.440368586">
                <text:p>243726.440368586</text:p>
              </table:table-cell>
              <table:table-cell office:value-type="float" office:value="0">
                <text:p>0</text:p>
              </table:table-cell>
              <table:table-cell office:value-type="float" office:value="282788.324819496">
                <text:p>282788.324819496</text:p>
              </table:table-cell>
              <table:table-cell office:value-type="float" office:value="258526">
                <text:p>2585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2.941024299">
                <text:p>102.941024299</text:p>
              </table:table-cell>
              <table:table-cell office:value-type="float" office:value="0.110953733001224">
                <text:p>0.110953733001224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233536.117853656">
                <text:p>233536.117853656</text:p>
              </table:table-cell>
              <table:table-cell office:value-type="float" office:value="0">
                <text:p>0</text:p>
              </table:table-cell>
              <table:table-cell office:value-type="float" office:value="229322.997505529">
                <text:p>229322.997505529</text:p>
              </table:table-cell>
              <table:table-cell office:value-type="float" office:value="287343">
                <text:p>2873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3.144694948">
                <text:p>103.144694948</text:p>
              </table:table-cell>
              <table:table-cell office:value-type="float" office:value="0.103671639999448">
                <text:p>0.103671639999448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290336.160819004">
                <text:p>290336.160819004</text:p>
              </table:table-cell>
              <table:table-cell office:value-type="float" office:value="0">
                <text:p>0</text:p>
              </table:table-cell>
              <table:table-cell office:value-type="float" office:value="274323.380249622">
                <text:p>274323.380249622</text:p>
              </table:table-cell>
              <table:table-cell office:value-type="float" office:value="339765">
                <text:p>3397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3.346636456999">
                <text:p>103.346636456999</text:p>
              </table:table-cell>
              <table:table-cell office:value-type="float" office:value="0.103413183000157">
                <text:p>0.103413183000157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339934.30663369">
                <text:p>339934.30663369</text:p>
              </table:table-cell>
              <table:table-cell office:value-type="float" office:value="0">
                <text:p>0</text:p>
              </table:table-cell>
              <table:table-cell office:value-type="float" office:value="321886.822307959">
                <text:p>321886.822307959</text:p>
              </table:table-cell>
              <table:table-cell office:value-type="float" office:value="341569">
                <text:p>3415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3.549087128999">
                <text:p>103.549087128999</text:p>
              </table:table-cell>
              <table:table-cell office:value-type="float" office:value="0.10427538300064">
                <text:p>0.10427538300064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342407.552929684">
                <text:p>342407.552929684</text:p>
              </table:table-cell>
              <table:table-cell office:value-type="float" office:value="0">
                <text:p>0</text:p>
              </table:table-cell>
              <table:table-cell office:value-type="float" office:value="345499.110799678">
                <text:p>345499.110799678</text:p>
              </table:table-cell>
              <table:table-cell office:value-type="float" office:value="290198">
                <text:p>29019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3.751834438999">
                <text:p>103.751834438999</text:p>
              </table:table-cell>
              <table:table-cell office:value-type="float" office:value="0.279356019000261">
                <text:p>0.279356019000261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14032.0659122544">
                <text:p>14032.0659122544</text:p>
              </table:table-cell>
              <table:table-cell office:value-type="float" office:value="0">
                <text:p>0</text:p>
              </table:table-cell>
              <table:table-cell office:value-type="float" office:value="39883.1575614931">
                <text:p>39883.1575614931</text:p>
              </table:table-cell>
              <table:table-cell office:value-type="float" office:value="258408">
                <text:p>2584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3.955613397">
                <text:p>103.955613397</text:p>
              </table:table-cell>
              <table:table-cell office:value-type="float" office:value="0.101721384000484">
                <text:p>0.101721384000484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242284.359752082">
                <text:p>242284.359752082</text:p>
              </table:table-cell>
              <table:table-cell office:value-type="float" office:value="0">
                <text:p>0</text:p>
              </table:table-cell>
              <table:table-cell office:value-type="float" office:value="256191.217570602">
                <text:p>256191.217570602</text:p>
              </table:table-cell>
              <table:table-cell office:value-type="float" office:value="291654">
                <text:p>2916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4.158917927">
                <text:p>104.158917927</text:p>
              </table:table-cell>
              <table:table-cell office:value-type="float" office:value="0.102542104999884">
                <text:p>0.102542104999884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298081.826709011">
                <text:p>298081.826709011</text:p>
              </table:table-cell>
              <table:table-cell office:value-type="float" office:value="0">
                <text:p>0</text:p>
              </table:table-cell>
              <table:table-cell office:value-type="float" office:value="280951.504551378">
                <text:p>280951.504551378</text:p>
              </table:table-cell>
              <table:table-cell office:value-type="float" office:value="342452">
                <text:p>3424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4.362747801999">
                <text:p>104.362747801999</text:p>
              </table:table-cell>
              <table:table-cell office:value-type="float" office:value="0.171052977999352">
                <text:p>0.171052977999352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248794.150106998">
                <text:p>248794.150106998</text:p>
              </table:table-cell>
              <table:table-cell office:value-type="float" office:value="0">
                <text:p>0</text:p>
              </table:table-cell>
              <table:table-cell office:value-type="float" office:value="222619.990660345">
                <text:p>222619.990660345</text:p>
              </table:table-cell>
              <table:table-cell office:value-type="float" office:value="338496">
                <text:p>3384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4.568189209">
                <text:p>104.568189209</text:p>
              </table:table-cell>
              <table:table-cell office:value-type="float" office:value="0.10155563599983">
                <text:p>0.10155563599983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345735.099717087">
                <text:p>345735.099717087</text:p>
              </table:table-cell>
              <table:table-cell office:value-type="float" office:value="53197.4667882641">
                <text:p>53197.4667882641</text:p>
              </table:table-cell>
              <table:table-cell office:value-type="float" office:value="294576.000084438">
                <text:p>294576.000084438</text:p>
              </table:table-cell>
              <table:table-cell office:value-type="float" office:value="284867">
                <text:p>2848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4.773368229999">
                <text:p>104.773368229999</text:p>
              </table:table-cell>
              <table:table-cell office:value-type="float" office:value="0.102392777000205">
                <text:p>0.102392777000205</text:p>
              </table:table-cell>
              <table:table-cell office:value-type="float" office:value="304005.562810824">
                <text:p>304005.562810824</text:p>
              </table:table-cell>
              <table:table-cell office:value-type="float" office:value="278722.491327113">
                <text:p>278722.491327113</text:p>
              </table:table-cell>
              <table:table-cell office:value-type="float" office:value="0">
                <text:p>0</text:p>
              </table:table-cell>
              <table:table-cell office:value-type="float" office:value="308210.285550754">
                <text:p>308210.285550754</text:p>
              </table:table-cell>
              <table:table-cell office:value-type="float" office:value="258923">
                <text:p>2589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4.976630005">
                <text:p>104.976630005</text:p>
              </table:table-cell>
              <table:table-cell office:value-type="float" office:value="0.103406319998612">
                <text:p>0.103406319998612</text:p>
              </table:table-cell>
              <table:table-cell office:value-type="float" office:value="300965.507182716">
                <text:p>300965.507182716</text:p>
              </table:table-cell>
              <table:table-cell office:value-type="float" office:value="251367.356774123">
                <text:p>251367.356774123</text:p>
              </table:table-cell>
              <table:table-cell office:value-type="float" office:value="0">
                <text:p>0</text:p>
              </table:table-cell>
              <table:table-cell office:value-type="float" office:value="262880.318281977">
                <text:p>262880.318281977</text:p>
              </table:table-cell>
              <table:table-cell office:value-type="float" office:value="294567">
                <text:p>29456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5.179425966">
                <text:p>105.179425966</text:p>
              </table:table-cell>
              <table:table-cell office:value-type="float" office:value="0.102734846999738">
                <text:p>0.102734846999738</text:p>
              </table:table-cell>
              <table:table-cell office:value-type="float" office:value="297955.852110889">
                <text:p>297955.852110889</text:p>
              </table:table-cell>
              <table:table-cell office:value-type="float" office:value="294884.053583626">
                <text:p>294884.053583626</text:p>
              </table:table-cell>
              <table:table-cell office:value-type="float" office:value="0">
                <text:p>0</text:p>
              </table:table-cell>
              <table:table-cell office:value-type="float" office:value="276784.808135737">
                <text:p>276784.808135737</text:p>
              </table:table-cell>
              <table:table-cell office:value-type="float" office:value="338415">
                <text:p>3384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5.383117997999">
                <text:p>105.383117997999</text:p>
              </table:table-cell>
              <table:table-cell office:value-type="float" office:value="0.101406120998945">
                <text:p>0.101406120998945</text:p>
              </table:table-cell>
              <table:table-cell office:value-type="float" office:value="294976.29358978">
                <text:p>294976.29358978</text:p>
              </table:table-cell>
              <table:table-cell office:value-type="float" office:value="338195.501224834">
                <text:p>338195.501224834</text:p>
              </table:table-cell>
              <table:table-cell office:value-type="float" office:value="0">
                <text:p>0</text:p>
              </table:table-cell>
              <table:table-cell office:value-type="float" office:value="315930.443588231">
                <text:p>315930.443588231</text:p>
              </table:table-cell>
              <table:table-cell office:value-type="float" office:value="324475">
                <text:p>3244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5.588689251999">
                <text:p>105.588689251999</text:p>
              </table:table-cell>
              <table:table-cell office:value-type="float" office:value="0.106448959000772">
                <text:p>0.106448959000772</text:p>
              </table:table-cell>
              <table:table-cell office:value-type="float" office:value="292026.530653882">
                <text:p>292026.530653882</text:p>
              </table:table-cell>
              <table:table-cell office:value-type="float" office:value="322819.97793446">
                <text:p>322819.97793446</text:p>
              </table:table-cell>
              <table:table-cell office:value-type="float" office:value="0">
                <text:p>0</text:p>
              </table:table-cell>
              <table:table-cell office:value-type="float" office:value="332332.152667622">
                <text:p>332332.152667622</text:p>
              </table:table-cell>
              <table:table-cell office:value-type="float" office:value="268894">
                <text:p>2688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5.801417596">
                <text:p>105.801417596</text:p>
              </table:table-cell>
              <table:table-cell office:value-type="float" office:value="0.14516386700052">
                <text:p>0.14516386700052</text:p>
              </table:table-cell>
              <table:table-cell office:value-type="float" office:value="289106.265347343">
                <text:p>289106.265347343</text:p>
              </table:table-cell>
              <table:table-cell office:value-type="float" office:value="210587.049294879">
                <text:p>210587.049294879</text:p>
              </table:table-cell>
              <table:table-cell office:value-type="float" office:value="0">
                <text:p>0</text:p>
              </table:table-cell>
              <table:table-cell office:value-type="float" office:value="239376.754077085">
                <text:p>239376.754077085</text:p>
              </table:table-cell>
              <table:table-cell office:value-type="float" office:value="247975">
                <text:p>2479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6.004147734">
                <text:p>106.004147734</text:p>
              </table:table-cell>
              <table:table-cell office:value-type="float" office:value="0.102856629000598">
                <text:p>0.102856629000598</text:p>
              </table:table-cell>
              <table:table-cell office:value-type="float" office:value="286215.20269387">
                <text:p>286215.20269387</text:p>
              </table:table-cell>
              <table:table-cell office:value-type="float" office:value="230794.754056944">
                <text:p>230794.754056944</text:p>
              </table:table-cell>
              <table:table-cell office:value-type="float" office:value="0">
                <text:p>0</text:p>
              </table:table-cell>
              <table:table-cell office:value-type="float" office:value="238359.14365286">
                <text:p>238359.14365286</text:p>
              </table:table-cell>
              <table:table-cell office:value-type="float" office:value="287481">
                <text:p>2874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6.207385136999">
                <text:p>106.207385136999</text:p>
              </table:table-cell>
              <table:table-cell office:value-type="float" office:value="0.102492563000851">
                <text:p>0.102492563000851</text:p>
              </table:table-cell>
              <table:table-cell office:value-type="float" office:value="283353.050666931">
                <text:p>283353.050666931</text:p>
              </table:table-cell>
              <table:table-cell office:value-type="float" office:value="296999.261242918">
                <text:p>296999.261242918</text:p>
              </table:table-cell>
              <table:table-cell office:value-type="float" office:value="0">
                <text:p>0</text:p>
              </table:table-cell>
              <table:table-cell office:value-type="float" office:value="269667.269450074">
                <text:p>269667.269450074</text:p>
              </table:table-cell>
              <table:table-cell office:value-type="float" office:value="324285">
                <text:p>3242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6.408497502">
                <text:p>106.408497502</text:p>
              </table:table-cell>
              <table:table-cell office:value-type="float" office:value="0.10221531499883">
                <text:p>0.10221531499883</text:p>
              </table:table-cell>
              <table:table-cell office:value-type="float" office:value="280519.520160262">
                <text:p>280519.520160262</text:p>
              </table:table-cell>
              <table:table-cell office:value-type="float" office:value="313025.484605591">
                <text:p>313025.484605591</text:p>
              </table:table-cell>
              <table:table-cell office:value-type="float" office:value="0">
                <text:p>0</text:p>
              </table:table-cell>
              <table:table-cell office:value-type="float" office:value="304099.717835264">
                <text:p>304099.717835264</text:p>
              </table:table-cell>
              <table:table-cell office:value-type="float" office:value="303346">
                <text:p>3033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6.610679595">
                <text:p>106.610679595</text:p>
              </table:table-cell>
              <table:table-cell office:value-type="float" office:value="0.104099665999456">
                <text:p>0.104099665999456</text:p>
              </table:table-cell>
              <table:table-cell office:value-type="float" office:value="277714.324958659">
                <text:p>277714.324958659</text:p>
              </table:table-cell>
              <table:table-cell office:value-type="float" office:value="299093.297641547">
                <text:p>299093.297641547</text:p>
              </table:table-cell>
              <table:table-cell office:value-type="float" office:value="0">
                <text:p>0</text:p>
              </table:table-cell>
              <table:table-cell office:value-type="float" office:value="311535.321657512">
                <text:p>311535.321657512</text:p>
              </table:table-cell>
              <table:table-cell office:value-type="float" office:value="251000">
                <text:p>251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6.812116063998">
                <text:p>106.812116063998</text:p>
              </table:table-cell>
              <table:table-cell office:value-type="float" office:value="0.10279179600002">
                <text:p>0.10279179600002</text:p>
              </table:table-cell>
              <table:table-cell office:value-type="float" office:value="274937.181709073">
                <text:p>274937.181709073</text:p>
              </table:table-cell>
              <table:table-cell office:value-type="float" office:value="237756.284263521">
                <text:p>237756.284263521</text:p>
              </table:table-cell>
              <table:table-cell office:value-type="float" office:value="0">
                <text:p>0</text:p>
              </table:table-cell>
              <table:table-cell office:value-type="float" office:value="263688.871586582">
                <text:p>263688.871586582</text:p>
              </table:table-cell>
              <table:table-cell office:value-type="float" office:value="236805">
                <text:p>2368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7.017023245999">
                <text:p>107.017023245999</text:p>
              </table:table-cell>
              <table:table-cell office:value-type="float" office:value="0.104757662998964">
                <text:p>0.104757662998964</text:p>
              </table:table-cell>
              <table:table-cell office:value-type="float" office:value="272187.809891982">
                <text:p>272187.809891982</text:p>
              </table:table-cell>
              <table:table-cell office:value-type="float" office:value="236484.14447559">
                <text:p>236484.14447559</text:p>
              </table:table-cell>
              <table:table-cell office:value-type="float" office:value="0">
                <text:p>0</text:p>
              </table:table-cell>
              <table:table-cell office:value-type="float" office:value="235771.766475572">
                <text:p>235771.766475572</text:p>
              </table:table-cell>
              <table:table-cell office:value-type="float" office:value="276293">
                <text:p>27629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7.219392194">
                <text:p>107.219392194</text:p>
              </table:table-cell>
              <table:table-cell office:value-type="float" office:value="0.104681983999399">
                <text:p>0.104681983999399</text:p>
              </table:table-cell>
              <table:table-cell office:value-type="float" office:value="269465.931793062">
                <text:p>269465.931793062</text:p>
              </table:table-cell>
              <table:table-cell office:value-type="float" office:value="277135.830261646">
                <text:p>277135.830261646</text:p>
              </table:table-cell>
              <table:table-cell office:value-type="float" office:value="0">
                <text:p>0</text:p>
              </table:table-cell>
              <table:table-cell office:value-type="float" office:value="256505.769005621">
                <text:p>256505.769005621</text:p>
              </table:table-cell>
              <table:table-cell office:value-type="float" office:value="309095">
                <text:p>3090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7.421170906999">
                <text:p>107.421170906999</text:p>
              </table:table-cell>
              <table:table-cell office:value-type="float" office:value="0.103864212998815">
                <text:p>0.103864212998815</text:p>
              </table:table-cell>
              <table:table-cell office:value-type="float" office:value="266771.272475131">
                <text:p>266771.272475131</text:p>
              </table:table-cell>
              <table:table-cell office:value-type="float" office:value="302489.388633801">
                <text:p>302489.388633801</text:p>
              </table:table-cell>
              <table:table-cell office:value-type="float" office:value="0">
                <text:p>0</text:p>
              </table:table-cell>
              <table:table-cell office:value-type="float" office:value="292550.574714695">
                <text:p>292550.574714695</text:p>
              </table:table-cell>
              <table:table-cell office:value-type="float" office:value="285806">
                <text:p>28580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7.623377025999">
                <text:p>107.623377025999</text:p>
              </table:table-cell>
              <table:table-cell office:value-type="float" office:value="0.102656983999623">
                <text:p>0.102656983999623</text:p>
              </table:table-cell>
              <table:table-cell office:value-type="float" office:value="264103.55975038">
                <text:p>264103.55975038</text:p>
              </table:table-cell>
              <table:table-cell office:value-type="float" office:value="286782.594552275">
                <text:p>286782.594552275</text:p>
              </table:table-cell>
              <table:table-cell office:value-type="float" office:value="0">
                <text:p>0</text:p>
              </table:table-cell>
              <table:table-cell office:value-type="float" office:value="296765.520134016">
                <text:p>296765.520134016</text:p>
              </table:table-cell>
              <table:table-cell office:value-type="float" office:value="236284">
                <text:p>23628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7.824992950998">
                <text:p>107.824992950998</text:p>
              </table:table-cell>
              <table:table-cell office:value-type="float" office:value="0.101343917000122">
                <text:p>0.101343917000122</text:p>
              </table:table-cell>
              <table:table-cell office:value-type="float" office:value="264103.55975038">
                <text:p>264103.55975038</text:p>
              </table:table-cell>
              <table:table-cell office:value-type="float" office:value="226220.830969286">
                <text:p>226220.830969286</text:p>
              </table:table-cell>
              <table:table-cell office:value-type="float" office:value="0">
                <text:p>0</text:p>
              </table:table-cell>
              <table:table-cell office:value-type="float" office:value="254372.184219804">
                <text:p>254372.184219804</text:p>
              </table:table-cell>
              <table:table-cell office:value-type="float" office:value="228890">
                <text:p>22889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8.030258826999">
                <text:p>108.030258826999</text:p>
              </table:table-cell>
              <table:table-cell office:value-type="float" office:value="0.127989896000145">
                <text:p>0.127989896000145</text:p>
              </table:table-cell>
              <table:table-cell office:value-type="float" office:value="264103.55975038">
                <text:p>264103.55975038</text:p>
              </table:table-cell>
              <table:table-cell office:value-type="float" office:value="184298.019456508">
                <text:p>184298.019456508</text:p>
              </table:table-cell>
              <table:table-cell office:value-type="float" office:value="0">
                <text:p>0</text:p>
              </table:table-cell>
              <table:table-cell office:value-type="float" office:value="185004.82011987">
                <text:p>185004.82011987</text:p>
              </table:table-cell>
              <table:table-cell office:value-type="float" office:value="271770">
                <text:p>27177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8.233264413999">
                <text:p>108.233264413999</text:p>
              </table:table-cell>
              <table:table-cell office:value-type="float" office:value="0.228314574998876">
                <text:p>0.228314574998876</text:p>
              </table:table-cell>
              <table:table-cell office:value-type="float" office:value="264103.55975038">
                <text:p>264103.55975038</text:p>
              </table:table-cell>
              <table:table-cell office:value-type="float" office:value="78580.1101926874">
                <text:p>78580.1101926874</text:p>
              </table:table-cell>
              <table:table-cell office:value-type="float" office:value="0">
                <text:p>0</text:p>
              </table:table-cell>
              <table:table-cell office:value-type="float" office:value="56838.6378505137">
                <text:p>56838.6378505137</text:p>
              </table:table-cell>
              <table:table-cell office:value-type="float" office:value="303519">
                <text:p>3035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8.436204550999">
                <text:p>108.436204550999</text:p>
              </table:table-cell>
              <table:table-cell office:value-type="float" office:value="0.106135424000968">
                <text:p>0.106135424000968</text:p>
              </table:table-cell>
              <table:table-cell office:value-type="float" office:value="264103.55975038">
                <text:p>264103.55975038</text:p>
              </table:table-cell>
              <table:table-cell office:value-type="float" office:value="292895.355526091">
                <text:p>292895.355526091</text:p>
              </table:table-cell>
              <table:table-cell office:value-type="float" office:value="80957.0696689027">
                <text:p>80957.0696689027</text:p>
              </table:table-cell>
              <table:table-cell office:value-type="float" office:value="210732.060047908">
                <text:p>210732.060047908</text:p>
              </table:table-cell>
              <table:table-cell office:value-type="float" office:value="279395">
                <text:p>2793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8.728976548999">
                <text:p>108.728976548999</text:p>
              </table:table-cell>
              <table:table-cell office:value-type="float" office:value="0.29060472799938">
                <text:p>0.29060472799938</text:p>
              </table:table-cell>
              <table:table-cell office:value-type="float" office:value="264103.55975038">
                <text:p>264103.55975038</text:p>
              </table:table-cell>
              <table:table-cell office:value-type="float" office:value="144095.562786476">
                <text:p>144095.562786476</text:p>
              </table:table-cell>
              <table:table-cell office:value-type="float" office:value="0">
                <text:p>0</text:p>
              </table:table-cell>
              <table:table-cell office:value-type="float" office:value="141435.680232674">
                <text:p>141435.680232674</text:p>
              </table:table-cell>
              <table:table-cell office:value-type="float" office:value="224808">
                <text:p>2248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8.931804012">
                <text:p>108.931804012</text:p>
              </table:table-cell>
              <table:table-cell office:value-type="float" office:value="0.101755329000298">
                <text:p>0.101755329000298</text:p>
              </table:table-cell>
              <table:table-cell office:value-type="float" office:value="261462.524152876">
                <text:p>261462.524152876</text:p>
              </table:table-cell>
              <table:table-cell office:value-type="float" office:value="213366.59107146">
                <text:p>213366.59107146</text:p>
              </table:table-cell>
              <table:table-cell office:value-type="float" office:value="0">
                <text:p>0</text:p>
              </table:table-cell>
              <table:table-cell office:value-type="float" office:value="241043.870706307">
                <text:p>241043.870706307</text:p>
              </table:table-cell>
              <table:table-cell office:value-type="float" office:value="245333">
                <text:p>2453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9.133959912">
                <text:p>109.133959912</text:p>
              </table:table-cell>
              <table:table-cell office:value-type="float" office:value="0.102250534999257">
                <text:p>0.102250534999257</text:p>
              </table:table-cell>
              <table:table-cell office:value-type="float" office:value="258847.898911348">
                <text:p>258847.898911348</text:p>
              </table:table-cell>
              <table:table-cell office:value-type="float" office:value="246197.817885906">
                <text:p>246197.817885906</text:p>
              </table:table-cell>
              <table:table-cell office:value-type="float" office:value="0">
                <text:p>0</text:p>
              </table:table-cell>
              <table:table-cell office:value-type="float" office:value="235797.398403769">
                <text:p>235797.398403769</text:p>
              </table:table-cell>
              <table:table-cell office:value-type="float" office:value="287924">
                <text:p>2879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9.335975463999">
                <text:p>109.335975463999</text:p>
              </table:table-cell>
              <table:table-cell office:value-type="float" office:value="0.103376942999603">
                <text:p>0.103376942999603</text:p>
              </table:table-cell>
              <table:table-cell office:value-type="float" office:value="256259.419922234">
                <text:p>256259.419922234</text:p>
              </table:table-cell>
              <table:table-cell office:value-type="float" office:value="288753.142073429">
                <text:p>288753.142073429</text:p>
              </table:table-cell>
              <table:table-cell office:value-type="float" office:value="0">
                <text:p>0</text:p>
              </table:table-cell>
              <table:table-cell office:value-type="float" office:value="267171.448228667">
                <text:p>267171.448228667</text:p>
              </table:table-cell>
              <table:table-cell office:value-type="float" office:value="289131">
                <text:p>2891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9.53861833">
                <text:p>109.53861833</text:p>
              </table:table-cell>
              <table:table-cell office:value-type="float" office:value="0.102894437999566">
                <text:p>0.102894437999566</text:p>
              </table:table-cell>
              <table:table-cell office:value-type="float" office:value="253696.825723012">
                <text:p>253696.825723012</text:p>
              </table:table-cell>
              <table:table-cell office:value-type="float" office:value="288760.236147619">
                <text:p>288760.236147619</text:p>
              </table:table-cell>
              <table:table-cell office:value-type="float" office:value="0">
                <text:p>0</text:p>
              </table:table-cell>
              <table:table-cell office:value-type="float" office:value="290580.879616526">
                <text:p>290580.879616526</text:p>
              </table:table-cell>
              <table:table-cell office:value-type="float" office:value="244472">
                <text:p>2444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9.747052842">
                <text:p>109.747052842</text:p>
              </table:table-cell>
              <table:table-cell office:value-type="float" office:value="0.121132467998905">
                <text:p>0.121132467998905</text:p>
              </table:table-cell>
              <table:table-cell office:value-type="float" office:value="251159.857465782">
                <text:p>251159.857465782</text:p>
              </table:table-cell>
              <table:table-cell office:value-type="float" office:value="228334.43235588">
                <text:p>228334.43235588</text:p>
              </table:table-cell>
              <table:table-cell office:value-type="float" office:value="0">
                <text:p>0</text:p>
              </table:table-cell>
              <table:table-cell office:value-type="float" office:value="248531.768294419">
                <text:p>248531.768294419</text:p>
              </table:table-cell>
              <table:table-cell office:value-type="float" office:value="213489">
                <text:p>2134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9.949361588">
                <text:p>109.949361588</text:p>
              </table:table-cell>
              <table:table-cell office:value-type="float" office:value="0.108740177998698">
                <text:p>0.108740177998698</text:p>
              </table:table-cell>
              <table:table-cell office:value-type="float" office:value="248648.258891124">
                <text:p>248648.258891124</text:p>
              </table:table-cell>
              <table:table-cell office:value-type="float" office:value="182914.62235435">
                <text:p>182914.62235435</text:p>
              </table:table-cell>
              <table:table-cell office:value-type="float" office:value="0">
                <text:p>0</text:p>
              </table:table-cell>
              <table:table-cell office:value-type="float" office:value="206519.140782434">
                <text:p>206519.140782434</text:p>
              </table:table-cell>
              <table:table-cell office:value-type="float" office:value="237143">
                <text:p>23714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0.151566683">
                <text:p>110.151566683</text:p>
              </table:table-cell>
              <table:table-cell office:value-type="float" office:value="0.103617815000689">
                <text:p>0.103617815000689</text:p>
              </table:table-cell>
              <table:table-cell office:value-type="float" office:value="246161.776302213">
                <text:p>246161.776302213</text:p>
              </table:table-cell>
              <table:table-cell office:value-type="float" office:value="233641.306569591">
                <text:p>233641.306569591</text:p>
              </table:table-cell>
              <table:table-cell office:value-type="float" office:value="0">
                <text:p>0</text:p>
              </table:table-cell>
              <table:table-cell office:value-type="float" office:value="213750.535979977">
                <text:p>213750.535979977</text:p>
              </table:table-cell>
              <table:table-cell office:value-type="float" office:value="276347">
                <text:p>27634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0.353990506999">
                <text:p>110.353990506999</text:p>
              </table:table-cell>
              <table:table-cell office:value-type="float" office:value="0.102093748999323">
                <text:p>0.102093748999323</text:p>
              </table:table-cell>
              <table:table-cell office:value-type="float" office:value="243700.15853919">
                <text:p>243700.15853919</text:p>
              </table:table-cell>
              <table:table-cell office:value-type="float" office:value="274576.648243866">
                <text:p>274576.648243866</text:p>
              </table:table-cell>
              <table:table-cell office:value-type="float" office:value="0">
                <text:p>0</text:p>
              </table:table-cell>
              <table:table-cell office:value-type="float" office:value="256547.058689959">
                <text:p>256547.058689959</text:p>
              </table:table-cell>
              <table:table-cell office:value-type="float" office:value="272724">
                <text:p>2727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0.556365799999">
                <text:p>110.556365799999</text:p>
              </table:table-cell>
              <table:table-cell office:value-type="float" office:value="0.101478803999271">
                <text:p>0.101478803999271</text:p>
              </table:table-cell>
              <table:table-cell office:value-type="float" office:value="241263.156953799">
                <text:p>241263.156953799</text:p>
              </table:table-cell>
              <table:table-cell office:value-type="float" office:value="271536.330733862">
                <text:p>271536.330733862</text:p>
              </table:table-cell>
              <table:table-cell office:value-type="float" office:value="0">
                <text:p>0</text:p>
              </table:table-cell>
              <table:table-cell office:value-type="float" office:value="271536.330733862">
                <text:p>271536.330733862</text:p>
              </table:table-cell>
              <table:table-cell office:value-type="float" office:value="228576">
                <text:p>2285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0.759636375999">
                <text:p>110.759636375999</text:p>
              </table:table-cell>
              <table:table-cell office:value-type="float" office:value="0.101825420999376">
                <text:p>0.101825420999376</text:p>
              </table:table-cell>
              <table:table-cell office:value-type="float" office:value="238850.525384261">
                <text:p>238850.525384261</text:p>
              </table:table-cell>
              <table:table-cell office:value-type="float" office:value="225567.236702192">
                <text:p>225567.236702192</text:p>
              </table:table-cell>
              <table:table-cell office:value-type="float" office:value="0">
                <text:p>0</text:p>
              </table:table-cell>
              <table:table-cell office:value-type="float" office:value="249762.083446801">
                <text:p>249762.083446801</text:p>
              </table:table-cell>
              <table:table-cell office:value-type="float" office:value="203097">
                <text:p>2030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0.962530774999">
                <text:p>110.962530774999</text:p>
              </table:table-cell>
              <table:table-cell office:value-type="float" office:value="0.101906103000147">
                <text:p>0.101906103000147</text:p>
              </table:table-cell>
              <table:table-cell office:value-type="float" office:value="236462.020130418">
                <text:p>236462.020130418</text:p>
              </table:table-cell>
              <table:table-cell office:value-type="float" office:value="199137.75658773">
                <text:p>199137.75658773</text:p>
              </table:table-cell>
              <table:table-cell office:value-type="float" office:value="0">
                <text:p>0</text:p>
              </table:table-cell>
              <table:table-cell office:value-type="float" office:value="210224.274387958">
                <text:p>210224.274387958</text:p>
              </table:table-cell>
              <table:table-cell office:value-type="float" office:value="228349">
                <text:p>2283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1.165348359998">
                <text:p>111.165348359998</text:p>
              </table:table-cell>
              <table:table-cell office:value-type="float" office:value="0.103210561999731">
                <text:p>0.103210561999731</text:p>
              </table:table-cell>
              <table:table-cell office:value-type="float" office:value="234097.399929114">
                <text:p>234097.399929114</text:p>
              </table:table-cell>
              <table:table-cell office:value-type="float" office:value="227161.376516604">
                <text:p>227161.376516604</text:p>
              </table:table-cell>
              <table:table-cell office:value-type="float" office:value="0">
                <text:p>0</text:p>
              </table:table-cell>
              <table:table-cell office:value-type="float" office:value="214365.693556168">
                <text:p>214365.693556168</text:p>
              </table:table-cell>
              <table:table-cell office:value-type="float" office:value="264444">
                <text:p>2644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1.367468730999">
                <text:p>111.367468730999</text:p>
              </table:table-cell>
              <table:table-cell office:value-type="float" office:value="0.101578036001229">
                <text:p>0.101578036001229</text:p>
              </table:table-cell>
              <table:table-cell office:value-type="float" office:value="231756.425929823">
                <text:p>231756.425929823</text:p>
              </table:table-cell>
              <table:table-cell office:value-type="float" office:value="262874.753031871">
                <text:p>262874.753031871</text:p>
              </table:table-cell>
              <table:table-cell office:value-type="float" office:value="0">
                <text:p>0</text:p>
              </table:table-cell>
              <table:table-cell office:value-type="float" office:value="244560.365880103">
                <text:p>244560.365880103</text:p>
              </table:table-cell>
              <table:table-cell office:value-type="float" office:value="257363">
                <text:p>2573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1.571149567999">
                <text:p>111.571149567999</text:p>
              </table:table-cell>
              <table:table-cell office:value-type="float" office:value="0.103417189999163">
                <text:p>0.103417189999163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59342.275864657">
                <text:p>259342.275864657</text:p>
              </table:table-cell>
              <table:table-cell office:value-type="float" office:value="0">
                <text:p>0</text:p>
              </table:table-cell>
              <table:table-cell office:value-type="float" office:value="262935.132920251">
                <text:p>262935.132920251</text:p>
              </table:table-cell>
              <table:table-cell office:value-type="float" office:value="214416">
                <text:p>2144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1.775370879999">
                <text:p>111.775370879999</text:p>
              </table:table-cell>
              <table:table-cell office:value-type="float" office:value="0.103966784001386">
                <text:p>0.103966784001386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10889.191319125">
                <text:p>210889.191319125</text:p>
              </table:table-cell>
              <table:table-cell office:value-type="float" office:value="0">
                <text:p>0</text:p>
              </table:table-cell>
              <table:table-cell office:value-type="float" office:value="232680.242295908">
                <text:p>232680.242295908</text:p>
              </table:table-cell>
              <table:table-cell office:value-type="float" office:value="195485">
                <text:p>1954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1.978641234999">
                <text:p>111.978641234999</text:p>
              </table:table-cell>
              <table:table-cell office:value-type="float" office:value="0.101812857001278">
                <text:p>0.101812857001278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194245.145281184">
                <text:p>194245.145281184</text:p>
              </table:table-cell>
              <table:table-cell office:value-type="float" office:value="0">
                <text:p>0</text:p>
              </table:table-cell>
              <table:table-cell office:value-type="float" office:value="203850.621473735">
                <text:p>203850.621473735</text:p>
              </table:table-cell>
              <table:table-cell office:value-type="float" office:value="224995">
                <text:p>2249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2.180783309999">
                <text:p>112.180783309999</text:p>
              </table:table-cell>
              <table:table-cell office:value-type="float" office:value="0.103759618999902">
                <text:p>0.103759618999902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21926.026042086">
                <text:p>221926.026042086</text:p>
              </table:table-cell>
              <table:table-cell office:value-type="float" office:value="0">
                <text:p>0</text:p>
              </table:table-cell>
              <table:table-cell office:value-type="float" office:value="206952.828511993">
                <text:p>206952.828511993</text:p>
              </table:table-cell>
              <table:table-cell office:value-type="float" office:value="260713">
                <text:p>2607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2.382902965999">
                <text:p>112.382902965999</text:p>
              </table:table-cell>
              <table:table-cell office:value-type="float" office:value="0.102377600998807">
                <text:p>0.102377600998807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59697.451678654">
                <text:p>259697.451678654</text:p>
              </table:table-cell>
              <table:table-cell office:value-type="float" office:value="0">
                <text:p>0</text:p>
              </table:table-cell>
              <table:table-cell office:value-type="float" office:value="244009.843368407">
                <text:p>244009.843368407</text:p>
              </table:table-cell>
              <table:table-cell office:value-type="float" office:value="252490">
                <text:p>25249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2.585894463999">
                <text:p>112.585894463999</text:p>
              </table:table-cell>
              <table:table-cell office:value-type="float" office:value="0.101128371999948">
                <text:p>0.101128371999948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55006.086569768">
                <text:p>255006.086569768</text:p>
              </table:table-cell>
              <table:table-cell office:value-type="float" office:value="0">
                <text:p>0</text:p>
              </table:table-cell>
              <table:table-cell office:value-type="float" office:value="256742.896300215">
                <text:p>256742.896300215</text:p>
              </table:table-cell>
              <table:table-cell office:value-type="float" office:value="211631">
                <text:p>21163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2.790816707999">
                <text:p>112.790816707999</text:p>
              </table:table-cell>
              <table:table-cell office:value-type="float" office:value="0.101388711000254">
                <text:p>0.101388711000254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09889.625099732">
                <text:p>209889.625099732</text:p>
              </table:table-cell>
              <table:table-cell office:value-type="float" office:value="0">
                <text:p>0</text:p>
              </table:table-cell>
              <table:table-cell office:value-type="float" office:value="230621.237362763">
                <text:p>230621.237362763</text:p>
              </table:table-cell>
              <table:table-cell office:value-type="float" office:value="196188">
                <text:p>1961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2.993894849998">
                <text:p>112.993894849998</text:p>
              </table:table-cell>
              <table:table-cell office:value-type="float" office:value="0.102211426001304">
                <text:p>0.102211426001304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193000.507750133">
                <text:p>193000.507750133</text:p>
              </table:table-cell>
              <table:table-cell office:value-type="float" office:value="0">
                <text:p>0</text:p>
              </table:table-cell>
              <table:table-cell office:value-type="float" office:value="202053.939248928">
                <text:p>202053.939248928</text:p>
              </table:table-cell>
              <table:table-cell office:value-type="float" office:value="228268">
                <text:p>2282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3.197311808999">
                <text:p>113.197311808999</text:p>
              </table:table-cell>
              <table:table-cell office:value-type="float" office:value="0.101862257999528">
                <text:p>0.101862257999528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29208.145017073">
                <text:p>229208.145017073</text:p>
              </table:table-cell>
              <table:table-cell office:value-type="float" office:value="0">
                <text:p>0</text:p>
              </table:table-cell>
              <table:table-cell office:value-type="float" office:value="212322.072031595">
                <text:p>212322.072031595</text:p>
              </table:table-cell>
              <table:table-cell office:value-type="float" office:value="262036">
                <text:p>2620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3.400185482999">
                <text:p>113.400185482999</text:p>
              </table:table-cell>
              <table:table-cell office:value-type="float" office:value="0.104314877999059">
                <text:p>0.104314877999059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63475.507551547">
                <text:p>263475.507551547</text:p>
              </table:table-cell>
              <table:table-cell office:value-type="float" office:value="0">
                <text:p>0</text:p>
              </table:table-cell>
              <table:table-cell office:value-type="float" office:value="245732.953460315">
                <text:p>245732.953460315</text:p>
              </table:table-cell>
              <table:table-cell office:value-type="float" office:value="249510">
                <text:p>24951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3.760397435999">
                <text:p>113.760397435999</text:p>
              </table:table-cell>
              <table:table-cell office:value-type="float" office:value="0.291994940000222">
                <text:p>0.291994940000222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09202.106202637">
                <text:p>209202.106202637</text:p>
              </table:table-cell>
              <table:table-cell office:value-type="float" office:value="0">
                <text:p>0</text:p>
              </table:table-cell>
              <table:table-cell office:value-type="float" office:value="215557.723697111">
                <text:p>215557.723697111</text:p>
              </table:table-cell>
              <table:table-cell office:value-type="float" office:value="195107">
                <text:p>1951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3.964906927">
                <text:p>113.964906927</text:p>
              </table:table-cell>
              <table:table-cell office:value-type="float" office:value="0.103989572999126">
                <text:p>0.103989572999126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184192.654957017">
                <text:p>184192.654957017</text:p>
              </table:table-cell>
              <table:table-cell office:value-type="float" office:value="0">
                <text:p>0</text:p>
              </table:table-cell>
              <table:table-cell office:value-type="float" office:value="211796.411826878">
                <text:p>211796.411826878</text:p>
              </table:table-cell>
              <table:table-cell office:value-type="float" office:value="222067">
                <text:p>2220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4.171965640999">
                <text:p>114.171965640999</text:p>
              </table:table-cell>
              <table:table-cell office:value-type="float" office:value="0.131891293998706">
                <text:p>0.131891293998706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189677.584313177">
                <text:p>189677.584313177</text:p>
              </table:table-cell>
              <table:table-cell office:value-type="float" office:value="0">
                <text:p>0</text:p>
              </table:table-cell>
              <table:table-cell office:value-type="float" office:value="175998.241534076">
                <text:p>175998.241534076</text:p>
              </table:table-cell>
              <table:table-cell office:value-type="float" office:value="259865">
                <text:p>2598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4.374825609999">
                <text:p>114.374825609999</text:p>
              </table:table-cell>
              <table:table-cell office:value-type="float" office:value="0.106034585998714">
                <text:p>0.106034585998714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63099.02118871">
                <text:p>263099.02118871</text:p>
              </table:table-cell>
              <table:table-cell office:value-type="float" office:value="0">
                <text:p>0</text:p>
              </table:table-cell>
              <table:table-cell office:value-type="float" office:value="244529.414844883">
                <text:p>244529.414844883</text:p>
              </table:table-cell>
              <table:table-cell office:value-type="float" office:value="253758">
                <text:p>2537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4.576592177998">
                <text:p>114.576592177998</text:p>
              </table:table-cell>
              <table:table-cell office:value-type="float" office:value="0.101052257999982">
                <text:p>0.101052257999982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55683.964980483">
                <text:p>255683.964980483</text:p>
              </table:table-cell>
              <table:table-cell office:value-type="float" office:value="0">
                <text:p>0</text:p>
              </table:table-cell>
              <table:table-cell office:value-type="float" office:value="258173.747436605">
                <text:p>258173.747436605</text:p>
              </table:table-cell>
              <table:table-cell office:value-type="float" office:value="213386">
                <text:p>21338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4.778945919999">
                <text:p>114.778945919999</text:p>
              </table:table-cell>
              <table:table-cell office:value-type="float" office:value="0.101351074999911">
                <text:p>0.101351074999911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07679.924142648">
                <text:p>207679.924142648</text:p>
              </table:table-cell>
              <table:table-cell office:value-type="float" office:value="0">
                <text:p>0</text:p>
              </table:table-cell>
              <table:table-cell office:value-type="float" office:value="229991.053989928">
                <text:p>229991.053989928</text:p>
              </table:table-cell>
              <table:table-cell office:value-type="float" office:value="195620">
                <text:p>19562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4.983629778999">
                <text:p>114.983629778999</text:p>
              </table:table-cell>
              <table:table-cell office:value-type="float" office:value="0.102598298000885">
                <text:p>0.102598298000885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189968.321086635">
                <text:p>189968.321086635</text:p>
              </table:table-cell>
              <table:table-cell office:value-type="float" office:value="0">
                <text:p>0</text:p>
              </table:table-cell>
              <table:table-cell office:value-type="float" office:value="197775.085478299">
                <text:p>197775.085478299</text:p>
              </table:table-cell>
              <table:table-cell office:value-type="float" office:value="226064">
                <text:p>2260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5.187431584">
                <text:p>115.187431584</text:p>
              </table:table-cell>
              <table:table-cell office:value-type="float" office:value="0.101762613998289">
                <text:p>0.101762613998289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25753.806528938">
                <text:p>225753.806528938</text:p>
              </table:table-cell>
              <table:table-cell office:value-type="float" office:value="0">
                <text:p>0</text:p>
              </table:table-cell>
              <table:table-cell office:value-type="float" office:value="209687.682279773">
                <text:p>209687.682279773</text:p>
              </table:table-cell>
              <table:table-cell office:value-type="float" office:value="261274">
                <text:p>26127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5.392457829999">
                <text:p>115.392457829999</text:p>
              </table:table-cell>
              <table:table-cell office:value-type="float" office:value="0.101311377999082">
                <text:p>0.101311377999082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64528.857537059">
                <text:p>264528.857537059</text:p>
              </table:table-cell>
              <table:table-cell office:value-type="float" office:value="0">
                <text:p>0</text:p>
              </table:table-cell>
              <table:table-cell office:value-type="float" office:value="246663.514092988">
                <text:p>246663.514092988</text:p>
              </table:table-cell>
              <table:table-cell office:value-type="float" office:value="250837">
                <text:p>25083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5.594690737998">
                <text:p>115.594690737998</text:p>
              </table:table-cell>
              <table:table-cell office:value-type="float" office:value="0.102902413998891">
                <text:p>0.102902413998891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50284.277819682">
                <text:p>250284.277819682</text:p>
              </table:table-cell>
              <table:table-cell office:value-type="float" office:value="0">
                <text:p>0</text:p>
              </table:table-cell>
              <table:table-cell office:value-type="float" office:value="255579.949206384">
                <text:p>255579.949206384</text:p>
              </table:table-cell>
              <table:table-cell office:value-type="float" office:value="210015">
                <text:p>2100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5.804868477999">
                <text:p>115.804868477999</text:p>
              </table:table-cell>
              <table:table-cell office:value-type="float" office:value="0.110978613000043">
                <text:p>0.110978613000043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199116.635267169">
                <text:p>199116.635267169</text:p>
              </table:table-cell>
              <table:table-cell office:value-type="float" office:value="0">
                <text:p>0</text:p>
              </table:table-cell>
              <table:table-cell office:value-type="float" office:value="219829.473951461">
                <text:p>219829.473951461</text:p>
              </table:table-cell>
              <table:table-cell office:value-type="float" office:value="197101">
                <text:p>1971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6.006817271998">
                <text:p>116.006817271998</text:p>
              </table:table-cell>
              <table:table-cell office:value-type="float" office:value="0.104119547999289">
                <text:p>0.104119547999289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132300.453743949">
                <text:p>132300.453743949</text:p>
              </table:table-cell>
              <table:table-cell office:value-type="float" office:value="4262.10976796938">
                <text:p>4262.10976796938</text:p>
              </table:table-cell>
              <table:table-cell office:value-type="float" office:value="149943.051213243">
                <text:p>149943.051213243</text:p>
              </table:table-cell>
              <table:table-cell office:value-type="float" office:value="231068">
                <text:p>2310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6.209184953999">
                <text:p>116.209184953999</text:p>
              </table:table-cell>
              <table:table-cell office:value-type="float" office:value="0.103141974999744">
                <text:p>0.103141974999744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26569.696113092">
                <text:p>226569.696113092</text:p>
              </table:table-cell>
              <table:table-cell office:value-type="float" office:value="0">
                <text:p>0</text:p>
              </table:table-cell>
              <table:table-cell office:value-type="float" office:value="195200.568220838">
                <text:p>195200.568220838</text:p>
              </table:table-cell>
              <table:table-cell office:value-type="float" office:value="262769">
                <text:p>2627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6.412781274999">
                <text:p>116.412781274999</text:p>
              </table:table-cell>
              <table:table-cell office:value-type="float" office:value="0.10432686599961">
                <text:p>0.10432686599961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61773.618784896">
                <text:p>261773.618784896</text:p>
              </table:table-cell>
              <table:table-cell office:value-type="float" office:value="0">
                <text:p>0</text:p>
              </table:table-cell>
              <table:table-cell office:value-type="float" office:value="244470.975309001">
                <text:p>244470.975309001</text:p>
              </table:table-cell>
              <table:table-cell office:value-type="float" office:value="247236">
                <text:p>2472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6.615648993">
                <text:p>116.615648993</text:p>
              </table:table-cell>
              <table:table-cell office:value-type="float" office:value="0.103788230999271">
                <text:p>0.103788230999271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43168.111560836">
                <text:p>243168.111560836</text:p>
              </table:table-cell>
              <table:table-cell office:value-type="float" office:value="0">
                <text:p>0</text:p>
              </table:table-cell>
              <table:table-cell office:value-type="float" office:value="251016.335178404">
                <text:p>251016.335178404</text:p>
              </table:table-cell>
              <table:table-cell office:value-type="float" office:value="206458">
                <text:p>2064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6.819039954">
                <text:p>116.819039954</text:p>
              </table:table-cell>
              <table:table-cell office:value-type="float" office:value="0.103853276999871">
                <text:p>0.103853276999871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03779.962437603">
                <text:p>203779.962437603</text:p>
              </table:table-cell>
              <table:table-cell office:value-type="float" office:value="0">
                <text:p>0</text:p>
              </table:table-cell>
              <table:table-cell office:value-type="float" office:value="224383.507321219">
                <text:p>224383.507321219</text:p>
              </table:table-cell>
              <table:table-cell office:value-type="float" office:value="198276">
                <text:p>1982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7.020084288999">
                <text:p>117.020084288999</text:p>
              </table:table-cell>
              <table:table-cell office:value-type="float" office:value="0.10267455200119">
                <text:p>0.10267455200119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194883.321643284">
                <text:p>194883.321643284</text:p>
              </table:table-cell>
              <table:table-cell office:value-type="float" office:value="0">
                <text:p>0</text:p>
              </table:table-cell>
              <table:table-cell office:value-type="float" office:value="199017.369518064">
                <text:p>199017.369518064</text:p>
              </table:table-cell>
              <table:table-cell office:value-type="float" office:value="233924">
                <text:p>2339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7.221545081">
                <text:p>117.221545081</text:p>
              </table:table-cell>
              <table:table-cell office:value-type="float" office:value="0.102100755999345">
                <text:p>0.102100755999345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33998.124408627">
                <text:p>233998.124408627</text:p>
              </table:table-cell>
              <table:table-cell office:value-type="float" office:value="0">
                <text:p>0</text:p>
              </table:table-cell>
              <table:table-cell office:value-type="float" office:value="215986.569942711">
                <text:p>215986.569942711</text:p>
              </table:table-cell>
              <table:table-cell office:value-type="float" office:value="263334">
                <text:p>26333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7.423321180999">
                <text:p>117.423321180999</text:p>
              </table:table-cell>
              <table:table-cell office:value-type="float" office:value="0.103552684999158">
                <text:p>0.103552684999158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60041.817601672">
                <text:p>260041.817601672</text:p>
              </table:table-cell>
              <table:table-cell office:value-type="float" office:value="0">
                <text:p>0</text:p>
              </table:table-cell>
              <table:table-cell office:value-type="float" office:value="245182.083062775">
                <text:p>245182.083062775</text:p>
              </table:table-cell>
              <table:table-cell office:value-type="float" office:value="245250">
                <text:p>24525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7.629574016999">
                <text:p>117.629574016999</text:p>
              </table:table-cell>
              <table:table-cell office:value-type="float" office:value="0.120631764999416">
                <text:p>0.120631764999416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27822.315660958">
                <text:p>227822.315660958</text:p>
              </table:table-cell>
              <table:table-cell office:value-type="float" office:value="0">
                <text:p>0</text:p>
              </table:table-cell>
              <table:table-cell office:value-type="float" office:value="236959.460829317">
                <text:p>236959.460829317</text:p>
              </table:table-cell>
              <table:table-cell office:value-type="float" office:value="204307">
                <text:p>2043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7.833313122999">
                <text:p>117.833313122999</text:p>
              </table:table-cell>
              <table:table-cell office:value-type="float" office:value="0.104489749001004">
                <text:p>0.104489749001004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174326.882868012">
                <text:p>174326.882868012</text:p>
              </table:table-cell>
              <table:table-cell office:value-type="float" office:value="0">
                <text:p>0</text:p>
              </table:table-cell>
              <table:table-cell office:value-type="float" office:value="195013.795864478">
                <text:p>195013.795864478</text:p>
              </table:table-cell>
              <table:table-cell office:value-type="float" office:value="199706">
                <text:p>1997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8.034013483999">
                <text:p>118.034013483999</text:p>
              </table:table-cell>
              <table:table-cell office:value-type="float" office:value="0.102138778000153">
                <text:p>0.102138778000153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199893.427474868">
                <text:p>199893.427474868</text:p>
              </table:table-cell>
              <table:table-cell office:value-type="float" office:value="0">
                <text:p>0</text:p>
              </table:table-cell>
              <table:table-cell office:value-type="float" office:value="202224.095725737">
                <text:p>202224.095725737</text:p>
              </table:table-cell>
              <table:table-cell office:value-type="float" office:value="236895">
                <text:p>23689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8.236694211">
                <text:p>118.236694211</text:p>
              </table:table-cell>
              <table:table-cell office:value-type="float" office:value="0.101486682999166">
                <text:p>0.101486682999166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33922.90623098">
                <text:p>233922.90623098</text:p>
              </table:table-cell>
              <table:table-cell office:value-type="float" office:value="0">
                <text:p>0</text:p>
              </table:table-cell>
              <table:table-cell office:value-type="float" office:value="215084.562048941">
                <text:p>215084.562048941</text:p>
              </table:table-cell>
              <table:table-cell office:value-type="float" office:value="263747">
                <text:p>2637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8.438619724">
                <text:p>118.438619724</text:p>
              </table:table-cell>
              <table:table-cell office:value-type="float" office:value="0.102719673999673">
                <text:p>0.102719673999673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63558.510523271">
                <text:p>263558.510523271</text:p>
              </table:table-cell>
              <table:table-cell office:value-type="float" office:value="0">
                <text:p>0</text:p>
              </table:table-cell>
              <table:table-cell office:value-type="float" office:value="249956.444913114">
                <text:p>249956.444913114</text:p>
              </table:table-cell>
              <table:table-cell office:value-type="float" office:value="242235">
                <text:p>2422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8.641142180999">
                <text:p>118.641142180999</text:p>
              </table:table-cell>
              <table:table-cell office:value-type="float" office:value="0.101008136000019">
                <text:p>0.101008136000019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40548.67035212">
                <text:p>240548.67035212</text:p>
              </table:table-cell>
              <table:table-cell office:value-type="float" office:value="0">
                <text:p>0</text:p>
              </table:table-cell>
              <table:table-cell office:value-type="float" office:value="251445.722169701">
                <text:p>251445.722169701</text:p>
              </table:table-cell>
              <table:table-cell office:value-type="float" office:value="202664">
                <text:p>2026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8.844641636">
                <text:p>118.844641636</text:p>
              </table:table-cell>
              <table:table-cell office:value-type="float" office:value="0.10340319199895">
                <text:p>0.10340319199895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00514.757302832">
                <text:p>200514.757302832</text:p>
              </table:table-cell>
              <table:table-cell office:value-type="float" office:value="0">
                <text:p>0</text:p>
              </table:table-cell>
              <table:table-cell office:value-type="float" office:value="221484.286645793">
                <text:p>221484.286645793</text:p>
              </table:table-cell>
              <table:table-cell office:value-type="float" office:value="200902">
                <text:p>20090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9.079381666999">
                <text:p>119.079381666999</text:p>
              </table:table-cell>
              <table:table-cell office:value-type="float" office:value="0.295277518000148">
                <text:p>0.295277518000148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8543.3841115652">
                <text:p>28543.3841115652</text:p>
              </table:table-cell>
              <table:table-cell office:value-type="float" office:value="0">
                <text:p>0</text:p>
              </table:table-cell>
              <table:table-cell office:value-type="float" office:value="28543.3841115652">
                <text:p>28543.3841115652</text:p>
              </table:table-cell>
              <table:table-cell office:value-type="float" office:value="246044">
                <text:p>2460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9.282304896">
                <text:p>119.282304896</text:p>
              </table:table-cell>
              <table:table-cell office:value-type="float" office:value="0.10163273299986">
                <text:p>0.10163273299986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40017.552925964">
                <text:p>240017.552925964</text:p>
              </table:table-cell>
              <table:table-cell office:value-type="float" office:value="0">
                <text:p>0</text:p>
              </table:table-cell>
              <table:table-cell office:value-type="float" office:value="217219.0065494">
                <text:p>217219.0065494</text:p>
              </table:table-cell>
              <table:table-cell office:value-type="float" office:value="263116">
                <text:p>2631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9.486029058999">
                <text:p>119.486029058999</text:p>
              </table:table-cell>
              <table:table-cell office:value-type="float" office:value="0.12441673000103">
                <text:p>0.12441673000103</text:p>
              </table:table-cell>
              <table:table-cell office:value-type="float" office:value="229438.861670524">
                <text:p>229438.861670524</text:p>
              </table:table-cell>
              <table:table-cell office:value-type="float" office:value="243928.587951885">
                <text:p>243928.587951885</text:p>
              </table:table-cell>
              <table:table-cell office:value-type="float" office:value="0">
                <text:p>0</text:p>
              </table:table-cell>
              <table:table-cell office:value-type="float" office:value="235306.533462923">
                <text:p>235306.533462923</text:p>
              </table:table-cell>
              <table:table-cell office:value-type="float" office:value="232299">
                <text:p>2322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9.687703865999">
                <text:p>119.687703865999</text:p>
              </table:table-cell>
              <table:table-cell office:value-type="float" office:value="0.101237666000088">
                <text:p>0.101237666000088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21913.864710681">
                <text:p>221913.864710681</text:p>
              </table:table-cell>
              <table:table-cell office:value-type="float" office:value="0">
                <text:p>0</text:p>
              </table:table-cell>
              <table:table-cell office:value-type="float" office:value="244750.289138245">
                <text:p>244750.289138245</text:p>
              </table:table-cell>
              <table:table-cell office:value-type="float" office:value="217254">
                <text:p>21725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9.890385949999">
                <text:p>119.890385949999</text:p>
              </table:table-cell>
              <table:table-cell office:value-type="float" office:value="0.101303106999694">
                <text:p>0.101303106999694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09141.385913478">
                <text:p>209141.385913478</text:p>
              </table:table-cell>
              <table:table-cell office:value-type="float" office:value="0">
                <text:p>0</text:p>
              </table:table-cell>
              <table:table-cell office:value-type="float" office:value="210679.234784079">
                <text:p>210679.234784079</text:p>
              </table:table-cell>
              <table:table-cell office:value-type="float" office:value="228387">
                <text:p>2283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0.094353454999">
                <text:p>120.094353454999</text:p>
              </table:table-cell>
              <table:table-cell office:value-type="float" office:value="0.103246883998509">
                <text:p>0.103246883998509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27053.158670362">
                <text:p>227053.158670362</text:p>
              </table:table-cell>
              <table:table-cell office:value-type="float" office:value="0">
                <text:p>0</text:p>
              </table:table-cell>
              <table:table-cell office:value-type="float" office:value="220218.44314792">
                <text:p>220218.44314792</text:p>
              </table:table-cell>
              <table:table-cell office:value-type="float" office:value="273593">
                <text:p>27359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0.297070098999">
                <text:p>120.297070098999</text:p>
              </table:table-cell>
              <table:table-cell office:value-type="float" office:value="0.10171386500042">
                <text:p>0.10171386500042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72714.89663053">
                <text:p>272714.89663053</text:p>
              </table:table-cell>
              <table:table-cell office:value-type="float" office:value="0">
                <text:p>0</text:p>
              </table:table-cell>
              <table:table-cell office:value-type="float" office:value="249884.027650446">
                <text:p>249884.027650446</text:p>
              </table:table-cell>
              <table:table-cell office:value-type="float" office:value="288455">
                <text:p>2884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0.499137176999">
                <text:p>120.499137176999</text:p>
              </table:table-cell>
              <table:table-cell office:value-type="float" office:value="0.101581946000806">
                <text:p>0.101581946000806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85302.530538852">
                <text:p>285302.530538852</text:p>
              </table:table-cell>
              <table:table-cell office:value-type="float" office:value="0">
                <text:p>0</text:p>
              </table:table-cell>
              <table:table-cell office:value-type="float" office:value="277796.615952691">
                <text:p>277796.615952691</text:p>
              </table:table-cell>
              <table:table-cell office:value-type="float" office:value="252331">
                <text:p>2523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0.701696872">
                <text:p>120.701696872</text:p>
              </table:table-cell>
              <table:table-cell office:value-type="float" office:value="0.102901926000413">
                <text:p>0.102901926000413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51238.546754206">
                <text:p>251238.546754206</text:p>
              </table:table-cell>
              <table:table-cell office:value-type="float" office:value="0">
                <text:p>0</text:p>
              </table:table-cell>
              <table:table-cell office:value-type="float" office:value="269482.63627853">
                <text:p>269482.63627853</text:p>
              </table:table-cell>
              <table:table-cell office:value-type="float" office:value="216135">
                <text:p>2161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0.904604661">
                <text:p>120.904604661</text:p>
              </table:table-cell>
              <table:table-cell office:value-type="float" office:value="0.101280328999565">
                <text:p>0.101280328999565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09829.251319639">
                <text:p>209829.251319639</text:p>
              </table:table-cell>
              <table:table-cell office:value-type="float" office:value="0">
                <text:p>0</text:p>
              </table:table-cell>
              <table:table-cell office:value-type="float" office:value="229927.850220922">
                <text:p>229927.850220922</text:p>
              </table:table-cell>
              <table:table-cell office:value-type="float" office:value="231076">
                <text:p>23107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1.109232224999">
                <text:p>121.109232224999</text:p>
              </table:table-cell>
              <table:table-cell office:value-type="float" office:value="0.104740766000759">
                <text:p>0.104740766000759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32799.511527403">
                <text:p>232799.511527403</text:p>
              </table:table-cell>
              <table:table-cell office:value-type="float" office:value="0">
                <text:p>0</text:p>
              </table:table-cell>
              <table:table-cell office:value-type="float" office:value="219799.25938352">
                <text:p>219799.25938352</text:p>
              </table:table-cell>
              <table:table-cell office:value-type="float" office:value="276148">
                <text:p>2761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1.312794526999">
                <text:p>121.312794526999</text:p>
              </table:table-cell>
              <table:table-cell office:value-type="float" office:value="0.111776898000244">
                <text:p>0.111776898000244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48633.041886086">
                <text:p>248633.041886086</text:p>
              </table:table-cell>
              <table:table-cell office:value-type="float" office:value="0">
                <text:p>0</text:p>
              </table:table-cell>
              <table:table-cell office:value-type="float" office:value="229506.141253122">
                <text:p>229506.141253122</text:p>
              </table:table-cell>
              <table:table-cell office:value-type="float" office:value="287186">
                <text:p>28718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1.515669392998">
                <text:p>121.515669392998</text:p>
              </table:table-cell>
              <table:table-cell office:value-type="float" office:value="0.10368002299947">
                <text:p>0.10368002299947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45839.661885005">
                <text:p>245839.661885005</text:p>
              </table:table-cell>
              <table:table-cell office:value-type="float" office:value="11514.9275040021">
                <text:p>11514.9275040021</text:p>
              </table:table-cell>
              <table:table-cell office:value-type="float" office:value="231780.339435163">
                <text:p>231780.339435163</text:p>
              </table:table-cell>
              <table:table-cell office:value-type="float" office:value="248538">
                <text:p>24853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1.717946863">
                <text:p>121.717946863</text:p>
              </table:table-cell>
              <table:table-cell office:value-type="float" office:value="0.102431840999998">
                <text:p>0.102431840999998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42558.917627725">
                <text:p>242558.917627725</text:p>
              </table:table-cell>
              <table:table-cell office:value-type="float" office:value="0">
                <text:p>0</text:p>
              </table:table-cell>
              <table:table-cell office:value-type="float" office:value="259047.485748368">
                <text:p>259047.485748368</text:p>
              </table:table-cell>
              <table:table-cell office:value-type="float" office:value="215193">
                <text:p>2151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1.920461401">
                <text:p>121.920461401</text:p>
              </table:table-cell>
              <table:table-cell office:value-type="float" office:value="0.101220720998754">
                <text:p>0.101220720998754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10617.619821119">
                <text:p>210617.619821119</text:p>
              </table:table-cell>
              <table:table-cell office:value-type="float" office:value="0">
                <text:p>0</text:p>
              </table:table-cell>
              <table:table-cell office:value-type="float" office:value="229960.677865122">
                <text:p>229960.677865122</text:p>
              </table:table-cell>
              <table:table-cell office:value-type="float" office:value="234313">
                <text:p>2343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2.123234340999">
                <text:p>122.123234340999</text:p>
              </table:table-cell>
              <table:table-cell office:value-type="float" office:value="0.106859535000694">
                <text:p>0.106859535000694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10973.221684224">
                <text:p>210973.221684224</text:p>
              </table:table-cell>
              <table:table-cell office:value-type="float" office:value="0">
                <text:p>0</text:p>
              </table:table-cell>
              <table:table-cell office:value-type="float" office:value="212757.535547475">
                <text:p>212757.535547475</text:p>
              </table:table-cell>
              <table:table-cell office:value-type="float" office:value="278893">
                <text:p>2788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2.326574297">
                <text:p>122.326574297</text:p>
              </table:table-cell>
              <table:table-cell office:value-type="float" office:value="0.102147094999964">
                <text:p>0.102147094999964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78653.559459098">
                <text:p>278653.559459098</text:p>
              </table:table-cell>
              <table:table-cell office:value-type="float" office:value="0">
                <text:p>0</text:p>
              </table:table-cell>
              <table:table-cell office:value-type="float" office:value="242123.001250649">
                <text:p>242123.001250649</text:p>
              </table:table-cell>
              <table:table-cell office:value-type="float" office:value="285771">
                <text:p>28577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2.528625061999">
                <text:p>122.528625061999</text:p>
              </table:table-cell>
              <table:table-cell office:value-type="float" office:value="0.101444378999076">
                <text:p>0.101444378999076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83793.547671415">
                <text:p>283793.547671415</text:p>
              </table:table-cell>
              <table:table-cell office:value-type="float" office:value="0">
                <text:p>0</text:p>
              </table:table-cell>
              <table:table-cell office:value-type="float" office:value="280312.567076268">
                <text:p>280312.567076268</text:p>
              </table:table-cell>
              <table:table-cell office:value-type="float" office:value="245361">
                <text:p>24536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2.731285041998">
                <text:p>122.731285041998</text:p>
              </table:table-cell>
              <table:table-cell office:value-type="float" office:value="0.102281634999599">
                <text:p>0.102281634999599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243497.578641812">
                <text:p>243497.578641812</text:p>
              </table:table-cell>
              <table:table-cell office:value-type="float" office:value="0">
                <text:p>0</text:p>
              </table:table-cell>
              <table:table-cell office:value-type="float" office:value="263949.22531961">
                <text:p>263949.22531961</text:p>
              </table:table-cell>
              <table:table-cell office:value-type="float" office:value="214700">
                <text:p>2147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2.934781889999">
                <text:p>122.934781889999</text:p>
              </table:table-cell>
              <table:table-cell office:value-type="float" office:value="0.139348752998558">
                <text:p>0.139348752998558</text:p>
              </table:table-cell>
              <table:table-cell office:value-type="float" office:value="252304.861025609">
                <text:p>252304.861025609</text:p>
              </table:table-cell>
              <table:table-cell office:value-type="float" office:value="152087.676025862">
                <text:p>152087.676025862</text:p>
              </table:table-cell>
              <table:table-cell office:value-type="float" office:value="0">
                <text:p>0</text:p>
              </table:table-cell>
              <table:table-cell office:value-type="float" office:value="167605.318658576">
                <text:p>167605.318658576</text:p>
              </table:table-cell>
              <table:table-cell office:value-type="float" office:value="237372">
                <text:p>2373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3.137522264">
                <text:p>123.137522264</text:p>
              </table:table-cell>
              <table:table-cell office:value-type="float" office:value="0.10217193599965">
                <text:p>0.10217193599965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234196.406589236">
                <text:p>234196.406589236</text:p>
              </table:table-cell>
              <table:table-cell office:value-type="float" office:value="3036.62162996261">
                <text:p>3036.62162996261</text:p>
              </table:table-cell>
              <table:table-cell office:value-type="float" office:value="219685.404026855">
                <text:p>219685.404026855</text:p>
              </table:table-cell>
              <table:table-cell office:value-type="float" office:value="309554">
                <text:p>3095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3.340666063999">
                <text:p>123.340666063999</text:p>
              </table:table-cell>
              <table:table-cell office:value-type="float" office:value="0.103000052000425">
                <text:p>0.103000052000425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310296.169050517">
                <text:p>310296.169050517</text:p>
              </table:table-cell>
              <table:table-cell office:value-type="float" office:value="0">
                <text:p>0</text:p>
              </table:table-cell>
              <table:table-cell office:value-type="float" office:value="273764.598634859">
                <text:p>273764.598634859</text:p>
              </table:table-cell>
              <table:table-cell office:value-type="float" office:value="312724">
                <text:p>31272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3.543941024">
                <text:p>123.543941024</text:p>
              </table:table-cell>
              <table:table-cell office:value-type="float" office:value="0.102045047000502">
                <text:p>0.102045047000502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312612.605250574">
                <text:p>312612.605250574</text:p>
              </table:table-cell>
              <table:table-cell office:value-type="float" office:value="0">
                <text:p>0</text:p>
              </table:table-cell>
              <table:table-cell office:value-type="float" office:value="311008.256822743">
                <text:p>311008.256822743</text:p>
              </table:table-cell>
              <table:table-cell office:value-type="float" office:value="266200">
                <text:p>2662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3.746601637999">
                <text:p>123.746601637999</text:p>
              </table:table-cell>
              <table:table-cell office:value-type="float" office:value="0.102896911999778">
                <text:p>0.102896911999778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262768.991712765">
                <text:p>262768.991712765</text:p>
              </table:table-cell>
              <table:table-cell office:value-type="float" office:value="0">
                <text:p>0</text:p>
              </table:table-cell>
              <table:table-cell office:value-type="float" office:value="289958.901787448">
                <text:p>289958.901787448</text:p>
              </table:table-cell>
              <table:table-cell office:value-type="float" office:value="236094">
                <text:p>23609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3.949396595999">
                <text:p>123.949396595999</text:p>
              </table:table-cell>
              <table:table-cell office:value-type="float" office:value="0.103304371999911">
                <text:p>0.103304371999911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226530.455284396">
                <text:p>226530.455284396</text:p>
              </table:table-cell>
              <table:table-cell office:value-type="float" office:value="0">
                <text:p>0</text:p>
              </table:table-cell>
              <table:table-cell office:value-type="float" office:value="238730.588786376">
                <text:p>238730.588786376</text:p>
              </table:table-cell>
              <table:table-cell office:value-type="float" office:value="264610">
                <text:p>26461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4.153096475999">
                <text:p>124.153096475999</text:p>
              </table:table-cell>
              <table:table-cell office:value-type="float" office:value="0.103813158000776">
                <text:p>0.103813158000776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264803.528204839">
                <text:p>264803.528204839</text:p>
              </table:table-cell>
              <table:table-cell office:value-type="float" office:value="0">
                <text:p>0</text:p>
              </table:table-cell>
              <table:table-cell office:value-type="float" office:value="246727.531848882">
                <text:p>246727.531848882</text:p>
              </table:table-cell>
              <table:table-cell office:value-type="float" office:value="311770">
                <text:p>31177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4.355466805">
                <text:p>124.355466805</text:p>
              </table:table-cell>
              <table:table-cell office:value-type="float" office:value="0.103652359000989">
                <text:p>0.103652359000989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307131.503208491">
                <text:p>307131.503208491</text:p>
              </table:table-cell>
              <table:table-cell office:value-type="float" office:value="0">
                <text:p>0</text:p>
              </table:table-cell>
              <table:table-cell office:value-type="float" office:value="286849.401238367">
                <text:p>286849.401238367</text:p>
              </table:table-cell>
              <table:table-cell office:value-type="float" office:value="310685">
                <text:p>3106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4.646248024999">
                <text:p>124.646248024999</text:p>
              </table:table-cell>
              <table:table-cell office:value-type="float" office:value="0.315116752000904">
                <text:p>0.315116752000904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123170.434347333">
                <text:p>123170.434347333</text:p>
              </table:table-cell>
              <table:table-cell office:value-type="float" office:value="0">
                <text:p>0</text:p>
              </table:table-cell>
              <table:table-cell office:value-type="float" office:value="123170.434347333">
                <text:p>123170.434347333</text:p>
              </table:table-cell>
              <table:table-cell office:value-type="float" office:value="244508">
                <text:p>2445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4.854747941999">
                <text:p>124.854747941999</text:p>
              </table:table-cell>
              <table:table-cell office:value-type="float" office:value="0.119056169000032">
                <text:p>0.119056169000032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198563.676176045">
                <text:p>198563.676176045</text:p>
              </table:table-cell>
              <table:table-cell office:value-type="float" office:value="0">
                <text:p>0</text:p>
              </table:table-cell>
              <table:table-cell office:value-type="float" office:value="242840.150058925">
                <text:p>242840.150058925</text:p>
              </table:table-cell>
              <table:table-cell office:value-type="float" office:value="244905">
                <text:p>2449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5.059415338999">
                <text:p>125.059415338999</text:p>
              </table:table-cell>
              <table:table-cell office:value-type="float" office:value="0.101581512999473">
                <text:p>0.101581512999473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227245.579678252">
                <text:p>227245.579678252</text:p>
              </table:table-cell>
              <table:table-cell office:value-type="float" office:value="0">
                <text:p>0</text:p>
              </table:table-cell>
              <table:table-cell office:value-type="float" office:value="216867.925257855">
                <text:p>216867.925257855</text:p>
              </table:table-cell>
              <table:table-cell office:value-type="float" office:value="292522">
                <text:p>2925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5.261576690998">
                <text:p>125.261576690998</text:p>
              </table:table-cell>
              <table:table-cell office:value-type="float" office:value="0.102366078999694">
                <text:p>0.102366078999694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295509.708218016">
                <text:p>295509.708218016</text:p>
              </table:table-cell>
              <table:table-cell office:value-type="float" office:value="0">
                <text:p>0</text:p>
              </table:table-cell>
              <table:table-cell office:value-type="float" office:value="263499.253245102">
                <text:p>263499.253245102</text:p>
              </table:table-cell>
              <table:table-cell office:value-type="float" office:value="319326">
                <text:p>31932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5.463774672999">
                <text:p>125.463774672999</text:p>
              </table:table-cell>
              <table:table-cell office:value-type="float" office:value="0.103232802999628">
                <text:p>0.103232802999628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307504.288284742">
                <text:p>307504.288284742</text:p>
              </table:table-cell>
              <table:table-cell office:value-type="float" office:value="0">
                <text:p>0</text:p>
              </table:table-cell>
              <table:table-cell office:value-type="float" office:value="303647.372995197">
                <text:p>303647.372995197</text:p>
              </table:table-cell>
              <table:table-cell office:value-type="float" office:value="287150">
                <text:p>2871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5.668591529999">
                <text:p>125.668591529999</text:p>
              </table:table-cell>
              <table:table-cell office:value-type="float" office:value="0.108828119999089">
                <text:p>0.108828119999089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281558.873911937">
                <text:p>281558.873911937</text:p>
              </table:table-cell>
              <table:table-cell office:value-type="float" office:value="0">
                <text:p>0</text:p>
              </table:table-cell>
              <table:table-cell office:value-type="float" office:value="297270.579331315">
                <text:p>297270.579331315</text:p>
              </table:table-cell>
              <table:table-cell office:value-type="float" office:value="241425">
                <text:p>2414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5.870532461999">
                <text:p>125.870532461999</text:p>
              </table:table-cell>
              <table:table-cell office:value-type="float" office:value="0.103756659000283">
                <text:p>0.103756659000283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230450.045933476">
                <text:p>230450.045933476</text:p>
              </table:table-cell>
              <table:table-cell office:value-type="float" office:value="0">
                <text:p>0</text:p>
              </table:table-cell>
              <table:table-cell office:value-type="float" office:value="250597.790104163">
                <text:p>250597.790104163</text:p>
              </table:table-cell>
              <table:table-cell office:value-type="float" office:value="247444">
                <text:p>24744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6.072562947">
                <text:p>126.072562947</text:p>
              </table:table-cell>
              <table:table-cell office:value-type="float" office:value="0.102432850000696">
                <text:p>0.102432850000696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245871.957324446">
                <text:p>245871.957324446</text:p>
              </table:table-cell>
              <table:table-cell office:value-type="float" office:value="0">
                <text:p>0</text:p>
              </table:table-cell>
              <table:table-cell office:value-type="float" office:value="244033.83984672">
                <text:p>244033.83984672</text:p>
              </table:table-cell>
              <table:table-cell office:value-type="float" office:value="296082">
                <text:p>2960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6.275219248999">
                <text:p>126.275219248999</text:p>
              </table:table-cell>
              <table:table-cell office:value-type="float" office:value="0.103084795000541">
                <text:p>0.103084795000541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299545.597163106">
                <text:p>299545.597163106</text:p>
              </table:table-cell>
              <table:table-cell office:value-type="float" office:value="0">
                <text:p>0</text:p>
              </table:table-cell>
              <table:table-cell office:value-type="float" office:value="268137.6091588">
                <text:p>268137.6091588</text:p>
              </table:table-cell>
              <table:table-cell office:value-type="float" office:value="318925">
                <text:p>3189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6.480143788">
                <text:p>126.480143788</text:p>
              </table:table-cell>
              <table:table-cell office:value-type="float" office:value="0.142023635999067">
                <text:p>0.142023635999067</text:p>
              </table:table-cell>
              <table:table-cell office:value-type="float" office:value="277746.735571785">
                <text:p>277746.735571785</text:p>
              </table:table-cell>
              <table:table-cell office:value-type="float" office:value="257534.530831915">
                <text:p>257534.530831915</text:p>
              </table:table-cell>
              <table:table-cell office:value-type="float" office:value="0">
                <text:p>0</text:p>
              </table:table-cell>
              <table:table-cell office:value-type="float" office:value="255074.734494633">
                <text:p>255074.734494633</text:p>
              </table:table-cell>
              <table:table-cell office:value-type="float" office:value="283056">
                <text:p>2830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6.683134718">
                <text:p>126.683134718</text:p>
              </table:table-cell>
              <table:table-cell office:value-type="float" office:value="0.103390063999541">
                <text:p>0.103390063999541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249296.270127658">
                <text:p>249296.270127658</text:p>
              </table:table-cell>
              <table:table-cell office:value-type="float" office:value="15259.0669752159">
                <text:p>15259.0669752159</text:p>
              </table:table-cell>
              <table:table-cell office:value-type="float" office:value="252255.339601333">
                <text:p>252255.339601333</text:p>
              </table:table-cell>
              <table:table-cell office:value-type="float" office:value="268361">
                <text:p>26836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6.88605076">
                <text:p>126.88605076</text:p>
              </table:table-cell>
              <table:table-cell office:value-type="float" office:value="0.102521810000326">
                <text:p>0.102521810000326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261634.360696574">
                <text:p>261634.360696574</text:p>
              </table:table-cell>
              <table:table-cell office:value-type="float" office:value="0">
                <text:p>0</text:p>
              </table:table-cell>
              <table:table-cell office:value-type="float" office:value="266660.106052223">
                <text:p>266660.106052223</text:p>
              </table:table-cell>
              <table:table-cell office:value-type="float" office:value="280507">
                <text:p>28050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7.087843068999">
                <text:p>127.087843068999</text:p>
              </table:table-cell>
              <table:table-cell office:value-type="float" office:value="0.102745528998639">
                <text:p>0.102745528998639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280676.831123454">
                <text:p>280676.831123454</text:p>
              </table:table-cell>
              <table:table-cell office:value-type="float" office:value="0">
                <text:p>0</text:p>
              </table:table-cell>
              <table:table-cell office:value-type="float" office:value="274507.785838997">
                <text:p>274507.785838997</text:p>
              </table:table-cell>
              <table:table-cell office:value-type="float" office:value="335657">
                <text:p>3356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7.291236728999">
                <text:p>127.291236728999</text:p>
              </table:table-cell>
              <table:table-cell office:value-type="float" office:value="0.103903483000977">
                <text:p>0.103903483000977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339136.991854649">
                <text:p>339136.991854649</text:p>
              </table:table-cell>
              <table:table-cell office:value-type="float" office:value="0">
                <text:p>0</text:p>
              </table:table-cell>
              <table:table-cell office:value-type="float" office:value="303812.020709083">
                <text:p>303812.020709083</text:p>
              </table:table-cell>
              <table:table-cell office:value-type="float" office:value="356180">
                <text:p>35618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7.493838184">
                <text:p>127.493838184</text:p>
              </table:table-cell>
              <table:table-cell office:value-type="float" office:value="0.103065657000116">
                <text:p>0.103065657000116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348991.922338292">
                <text:p>348991.922338292</text:p>
              </table:table-cell>
              <table:table-cell office:value-type="float" office:value="0">
                <text:p>0</text:p>
              </table:table-cell>
              <table:table-cell office:value-type="float" office:value="346513.333421105">
                <text:p>346513.333421105</text:p>
              </table:table-cell>
              <table:table-cell office:value-type="float" office:value="312810">
                <text:p>31281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7.697495991999">
                <text:p>127.697495991999</text:p>
              </table:table-cell>
              <table:table-cell office:value-type="float" office:value="0.105378604999714">
                <text:p>0.105378604999714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306372.8906518">
                <text:p>306372.8906518</text:p>
              </table:table-cell>
              <table:table-cell office:value-type="float" office:value="0">
                <text:p>0</text:p>
              </table:table-cell>
              <table:table-cell office:value-type="float" office:value="329597.979876434">
                <text:p>329597.979876434</text:p>
              </table:table-cell>
              <table:table-cell office:value-type="float" office:value="266890">
                <text:p>26689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7.901712462999">
                <text:p>127.901712462999</text:p>
              </table:table-cell>
              <table:table-cell office:value-type="float" office:value="0.105026397999609">
                <text:p>0.105026397999609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257092.651250367">
                <text:p>257092.651250367</text:p>
              </table:table-cell>
              <table:table-cell office:value-type="float" office:value="0">
                <text:p>0</text:p>
              </table:table-cell>
              <table:table-cell office:value-type="float" office:value="278587.299401055">
                <text:p>278587.299401055</text:p>
              </table:table-cell>
              <table:table-cell office:value-type="float" office:value="283780">
                <text:p>2837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8.110332258">
                <text:p>128.110332258</text:p>
              </table:table-cell>
              <table:table-cell office:value-type="float" office:value="0.108659388999513">
                <text:p>0.108659388999513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280344.659575946">
                <text:p>280344.659575946</text:p>
              </table:table-cell>
              <table:table-cell office:value-type="float" office:value="0">
                <text:p>0</text:p>
              </table:table-cell>
              <table:table-cell office:value-type="float" office:value="264452.231867179">
                <text:p>264452.231867179</text:p>
              </table:table-cell>
              <table:table-cell office:value-type="float" office:value="339527">
                <text:p>33952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8.312129808999">
                <text:p>128.312129808999</text:p>
              </table:table-cell>
              <table:table-cell office:value-type="float" office:value="0.107069638001121">
                <text:p>0.107069638001121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253901.925495824">
                <text:p>253901.925495824</text:p>
              </table:table-cell>
              <table:table-cell office:value-type="float" office:value="21609.943167943">
                <text:p>21609.943167943</text:p>
              </table:table-cell>
              <table:table-cell office:value-type="float" office:value="236484.982940181">
                <text:p>236484.982940181</text:p>
              </table:table-cell>
              <table:table-cell office:value-type="float" office:value="354681">
                <text:p>3546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8.512553786999">
                <text:p>128.512553786999</text:p>
              </table:table-cell>
              <table:table-cell office:value-type="float" office:value="0.10505989900048">
                <text:p>0.10505989900048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334205.798378987">
                <text:p>334205.798378987</text:p>
              </table:table-cell>
              <table:table-cell office:value-type="float" office:value="0">
                <text:p>0</text:p>
              </table:table-cell>
              <table:table-cell office:value-type="float" office:value="312658.185018138">
                <text:p>312658.185018138</text:p>
              </table:table-cell>
              <table:table-cell office:value-type="float" office:value="308074">
                <text:p>3080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8.713556111999">
                <text:p>128.713556111999</text:p>
              </table:table-cell>
              <table:table-cell office:value-type="float" office:value="0.106801789999736">
                <text:p>0.106801789999736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307579.216011092">
                <text:p>307579.216011092</text:p>
              </table:table-cell>
              <table:table-cell office:value-type="float" office:value="0">
                <text:p>0</text:p>
              </table:table-cell>
              <table:table-cell office:value-type="float" office:value="321001.504510934">
                <text:p>321001.504510934</text:p>
              </table:table-cell>
              <table:table-cell office:value-type="float" office:value="265565">
                <text:p>2655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8.917596178999">
                <text:p>128.917596178999</text:p>
              </table:table-cell>
              <table:table-cell office:value-type="float" office:value="0.106223135000619">
                <text:p>0.106223135000619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265531.043250054">
                <text:p>265531.043250054</text:p>
              </table:table-cell>
              <table:table-cell office:value-type="float" office:value="0">
                <text:p>0</text:p>
              </table:table-cell>
              <table:table-cell office:value-type="float" office:value="283615.050753428">
                <text:p>283615.050753428</text:p>
              </table:table-cell>
              <table:table-cell office:value-type="float" office:value="287747">
                <text:p>2877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9.119253383">
                <text:p>129.119253383</text:p>
              </table:table-cell>
              <table:table-cell office:value-type="float" office:value="0.103097379998871">
                <text:p>0.103097379998871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287372.287691454">
                <text:p>287372.287691454</text:p>
              </table:table-cell>
              <table:table-cell office:value-type="float" office:value="0">
                <text:p>0</text:p>
              </table:table-cell>
              <table:table-cell office:value-type="float" office:value="276626.05739788">
                <text:p>276626.05739788</text:p>
              </table:table-cell>
              <table:table-cell office:value-type="float" office:value="342746">
                <text:p>34274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9.322363869">
                <text:p>129.322363869</text:p>
              </table:table-cell>
              <table:table-cell office:value-type="float" office:value="0.102269774000888">
                <text:p>0.102269774000888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348377.767236443">
                <text:p>348377.767236443</text:p>
              </table:table-cell>
              <table:table-cell office:value-type="float" office:value="0">
                <text:p>0</text:p>
              </table:table-cell>
              <table:table-cell office:value-type="float" office:value="316772.138517396">
                <text:p>316772.138517396</text:p>
              </table:table-cell>
              <table:table-cell office:value-type="float" office:value="353048">
                <text:p>3530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9.524689608999">
                <text:p>129.524689608999</text:p>
              </table:table-cell>
              <table:table-cell office:value-type="float" office:value="0.104758812">
                <text:p>0.104758812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344982.814996796">
                <text:p>344982.814996796</text:p>
              </table:table-cell>
              <table:table-cell office:value-type="float" office:value="0">
                <text:p>0</text:p>
              </table:table-cell>
              <table:table-cell office:value-type="float" office:value="347437.289572818">
                <text:p>347437.289572818</text:p>
              </table:table-cell>
              <table:table-cell office:value-type="float" office:value="303926">
                <text:p>3039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9.728070174">
                <text:p>129.728070174</text:p>
              </table:table-cell>
              <table:table-cell office:value-type="float" office:value="0.102878952000538">
                <text:p>0.102878952000538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305301.865533891">
                <text:p>305301.865533891</text:p>
              </table:table-cell>
              <table:table-cell office:value-type="float" office:value="0">
                <text:p>0</text:p>
              </table:table-cell>
              <table:table-cell office:value-type="float" office:value="332261.200658265">
                <text:p>332261.200658265</text:p>
              </table:table-cell>
              <table:table-cell office:value-type="float" office:value="264835">
                <text:p>26483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9.931301089999">
                <text:p>129.931301089999</text:p>
              </table:table-cell>
              <table:table-cell office:value-type="float" office:value="0.105620569000166">
                <text:p>0.105620569000166</text:p>
              </table:table-cell>
              <table:table-cell office:value-type="float" office:value="311008.256822744">
                <text:p>311008.256822744</text:p>
              </table:table-cell>
              <table:table-cell office:value-type="float" office:value="258192.316838122">
                <text:p>258192.316838122</text:p>
              </table:table-cell>
              <table:table-cell office:value-type="float" office:value="0">
                <text:p>0</text:p>
              </table:table-cell>
              <table:table-cell office:value-type="float" office:value="270204.413143396">
                <text:p>270204.413143396</text:p>
              </table:table-cell>
              <table:table-cell office:value-type="float" office:value="291285">
                <text:p>2912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0.133618692">
                <text:p>130.133618692</text:p>
              </table:table-cell>
              <table:table-cell office:value-type="float" office:value="0.102311554999687">
                <text:p>0.102311554999687</text:p>
              </table:table-cell>
              <table:table-cell office:value-type="float" office:value="343808.28042729">
                <text:p>343808.28042729</text:p>
              </table:table-cell>
              <table:table-cell office:value-type="float" office:value="292987.562046444">
                <text:p>292987.562046444</text:p>
              </table:table-cell>
              <table:table-cell office:value-type="float" office:value="0">
                <text:p>0</text:p>
              </table:table-cell>
              <table:table-cell office:value-type="float" office:value="280076.003078832">
                <text:p>280076.003078832</text:p>
              </table:table-cell>
              <table:table-cell office:value-type="float" office:value="382096">
                <text:p>3820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0.462476092">
                <text:p>130.462476092</text:p>
              </table:table-cell>
              <table:table-cell office:value-type="float" office:value="0.317672544000743">
                <text:p>0.317672544000743</text:p>
              </table:table-cell>
              <table:table-cell office:value-type="float" office:value="343808.28042729">
                <text:p>343808.28042729</text:p>
              </table:table-cell>
              <table:table-cell office:value-type="float" office:value="219315.484949424">
                <text:p>219315.484949424</text:p>
              </table:table-cell>
              <table:table-cell office:value-type="float" office:value="0">
                <text:p>0</text:p>
              </table:table-cell>
              <table:table-cell office:value-type="float" office:value="175947.475935478">
                <text:p>175947.475935478</text:p>
              </table:table-cell>
              <table:table-cell office:value-type="float" office:value="355617">
                <text:p>3556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0.664931642999">
                <text:p>130.664931642999</text:p>
              </table:table-cell>
              <table:table-cell office:value-type="float" office:value="0.101959356999942">
                <text:p>0.101959356999942</text:p>
              </table:table-cell>
              <table:table-cell office:value-type="float" office:value="343808.28042729">
                <text:p>343808.28042729</text:p>
              </table:table-cell>
              <table:table-cell office:value-type="float" office:value="306982.157920725">
                <text:p>306982.157920725</text:p>
              </table:table-cell>
              <table:table-cell office:value-type="float" office:value="0">
                <text:p>0</text:p>
              </table:table-cell>
              <table:table-cell office:value-type="float" office:value="320522.164649573">
                <text:p>320522.164649573</text:p>
              </table:table-cell>
              <table:table-cell office:value-type="float" office:value="299307">
                <text:p>2993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0.872204599998">
                <text:p>130.872204599998</text:p>
              </table:table-cell>
              <table:table-cell office:value-type="float" office:value="0.124190697999438">
                <text:p>0.124190697999438</text:p>
              </table:table-cell>
              <table:table-cell office:value-type="float" office:value="343808.28042729">
                <text:p>343808.28042729</text:p>
              </table:table-cell>
              <table:table-cell office:value-type="float" office:value="268441.722689675">
                <text:p>268441.722689675</text:p>
              </table:table-cell>
              <table:table-cell office:value-type="float" office:value="0">
                <text:p>0</text:p>
              </table:table-cell>
              <table:table-cell office:value-type="float" office:value="293565.240707628">
                <text:p>293565.240707628</text:p>
              </table:table-cell>
              <table:table-cell office:value-type="float" office:value="306538">
                <text:p>3065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1.075095261">
                <text:p>131.075095261</text:p>
              </table:table-cell>
              <table:table-cell office:value-type="float" office:value="0.103956778999418">
                <text:p>0.103956778999418</text:p>
              </table:table-cell>
              <table:table-cell office:value-type="float" office:value="343808.28042729">
                <text:p>343808.28042729</text:p>
              </table:table-cell>
              <table:table-cell office:value-type="float" office:value="218698.742390595">
                <text:p>218698.742390595</text:p>
              </table:table-cell>
              <table:table-cell office:value-type="float" office:value="34258.3439519804">
                <text:p>34258.3439519804</text:p>
              </table:table-cell>
              <table:table-cell office:value-type="float" office:value="199965.23993221">
                <text:p>199965.23993221</text:p>
              </table:table-cell>
              <table:table-cell office:value-type="float" office:value="367247">
                <text:p>36724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1.278711378">
                <text:p>131.278711378</text:p>
              </table:table-cell>
              <table:table-cell office:value-type="float" office:value="0.106986535000033">
                <text:p>0.106986535000033</text:p>
              </table:table-cell>
              <table:table-cell office:value-type="float" office:value="340370.197623017">
                <text:p>340370.197623017</text:p>
              </table:table-cell>
              <table:table-cell office:value-type="float" office:value="362207.556961578">
                <text:p>362207.556961578</text:p>
              </table:table-cell>
              <table:table-cell office:value-type="float" office:value="0">
                <text:p>0</text:p>
              </table:table-cell>
              <table:table-cell office:value-type="float" office:value="315717.658747101">
                <text:p>315717.658747101</text:p>
              </table:table-cell>
              <table:table-cell office:value-type="float" office:value="390557">
                <text:p>39055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1.480265695">
                <text:p>131.480265695</text:p>
              </table:table-cell>
              <table:table-cell office:value-type="float" office:value="0.107799511000849">
                <text:p>0.107799511000849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78633.209374268">
                <text:p>378633.209374268</text:p>
              </table:table-cell>
              <table:table-cell office:value-type="float" office:value="0">
                <text:p>0</text:p>
              </table:table-cell>
              <table:table-cell office:value-type="float" office:value="366749.846315925">
                <text:p>366749.846315925</text:p>
              </table:table-cell>
              <table:table-cell office:value-type="float" office:value="342984">
                <text:p>3429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1.682925427">
                <text:p>131.682925427</text:p>
              </table:table-cell>
              <table:table-cell office:value-type="float" office:value="0.104964873999052">
                <text:p>0.104964873999052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28292.816042689">
                <text:p>328292.816042689</text:p>
              </table:table-cell>
              <table:table-cell office:value-type="float" office:value="0">
                <text:p>0</text:p>
              </table:table-cell>
              <table:table-cell office:value-type="float" office:value="352545.378495479">
                <text:p>352545.378495479</text:p>
              </table:table-cell>
              <table:table-cell office:value-type="float" office:value="290750">
                <text:p>29075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1.886335956999">
                <text:p>131.886335956999</text:p>
              </table:table-cell>
              <table:table-cell office:value-type="float" office:value="0.103411422000136">
                <text:p>0.103411422000136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282964.234904442">
                <text:p>282964.234904442</text:p>
              </table:table-cell>
              <table:table-cell office:value-type="float" office:value="0">
                <text:p>0</text:p>
              </table:table-cell>
              <table:table-cell office:value-type="float" office:value="310204.716314115">
                <text:p>310204.716314115</text:p>
              </table:table-cell>
              <table:table-cell office:value-type="float" office:value="304017">
                <text:p>3040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2.089755236999">
                <text:p>132.089755236999</text:p>
              </table:table-cell>
              <table:table-cell office:value-type="float" office:value="0.10396596999999">
                <text:p>0.10396596999999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05079.729234513">
                <text:p>305079.729234513</text:p>
              </table:table-cell>
              <table:table-cell office:value-type="float" office:value="0">
                <text:p>0</text:p>
              </table:table-cell>
              <table:table-cell office:value-type="float" office:value="295257.474577924">
                <text:p>295257.474577924</text:p>
              </table:table-cell>
              <table:table-cell office:value-type="float" office:value="363684">
                <text:p>3636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2.292249230999">
                <text:p>132.292249230999</text:p>
              </table:table-cell>
              <table:table-cell office:value-type="float" office:value="0.104548708000948">
                <text:p>0.104548708000948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65915.818775665">
                <text:p>365915.818775665</text:p>
              </table:table-cell>
              <table:table-cell office:value-type="float" office:value="0">
                <text:p>0</text:p>
              </table:table-cell>
              <table:table-cell office:value-type="float" office:value="331215.481011092">
                <text:p>331215.481011092</text:p>
              </table:table-cell>
              <table:table-cell office:value-type="float" office:value="385815">
                <text:p>3858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2.495009033999">
                <text:p>132.495009033999</text:p>
              </table:table-cell>
              <table:table-cell office:value-type="float" office:value="0.115530618999401">
                <text:p>0.115530618999401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57892.63697334">
                <text:p>357892.63697334</text:p>
              </table:table-cell>
              <table:table-cell office:value-type="float" office:value="0">
                <text:p>0</text:p>
              </table:table-cell>
              <table:table-cell office:value-type="float" office:value="357010.178738506">
                <text:p>357010.178738506</text:p>
              </table:table-cell>
              <table:table-cell office:value-type="float" office:value="338602">
                <text:p>3386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2.696751181998">
                <text:p>132.696751181998</text:p>
              </table:table-cell>
              <table:table-cell office:value-type="float" office:value="0.103016315000787">
                <text:p>0.103016315000787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246430.158104224">
                <text:p>246430.158104224</text:p>
              </table:table-cell>
              <table:table-cell office:value-type="float" office:value="3459.99077979302">
                <text:p>3459.99077979302</text:p>
              </table:table-cell>
              <table:table-cell office:value-type="float" office:value="286668.928141035">
                <text:p>286668.928141035</text:p>
              </table:table-cell>
              <table:table-cell office:value-type="float" office:value="289187">
                <text:p>28918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2.899013300999">
                <text:p>132.899013300999</text:p>
              </table:table-cell>
              <table:table-cell office:value-type="float" office:value="0.103883211999346">
                <text:p>0.103883211999346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278335.78989343">
                <text:p>278335.78989343</text:p>
              </table:table-cell>
              <table:table-cell office:value-type="float" office:value="0">
                <text:p>0</text:p>
              </table:table-cell>
              <table:table-cell office:value-type="float" office:value="280227.135965778">
                <text:p>280227.135965778</text:p>
              </table:table-cell>
              <table:table-cell office:value-type="float" office:value="307190">
                <text:p>30719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3.103114149999">
                <text:p>133.103114149999</text:p>
              </table:table-cell>
              <table:table-cell office:value-type="float" office:value="0.103864381999301">
                <text:p>0.103864381999301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12597.192626118">
                <text:p>312597.192626118</text:p>
              </table:table-cell>
              <table:table-cell office:value-type="float" office:value="0">
                <text:p>0</text:p>
              </table:table-cell>
              <table:table-cell office:value-type="float" office:value="298525.271969772">
                <text:p>298525.271969772</text:p>
              </table:table-cell>
              <table:table-cell office:value-type="float" office:value="367261">
                <text:p>36726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3.307331037999">
                <text:p>133.307331037999</text:p>
              </table:table-cell>
              <table:table-cell office:value-type="float" office:value="0.105595043998619">
                <text:p>0.105595043998619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69155.067547553">
                <text:p>369155.067547553</text:p>
              </table:table-cell>
              <table:table-cell office:value-type="float" office:value="0">
                <text:p>0</text:p>
              </table:table-cell>
              <table:table-cell office:value-type="float" office:value="334656.60930984">
                <text:p>334656.60930984</text:p>
              </table:table-cell>
              <table:table-cell office:value-type="float" office:value="384461">
                <text:p>38446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3.508347239">
                <text:p>133.508347239</text:p>
              </table:table-cell>
              <table:table-cell office:value-type="float" office:value="0.109343149000779">
                <text:p>0.109343149000779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64872.774553556">
                <text:p>364872.774553556</text:p>
              </table:table-cell>
              <table:table-cell office:value-type="float" office:value="0">
                <text:p>0</text:p>
              </table:table-cell>
              <table:table-cell office:value-type="float" office:value="367319.799121555">
                <text:p>367319.799121555</text:p>
              </table:table-cell>
              <table:table-cell office:value-type="float" office:value="334278">
                <text:p>3342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3.710469865999">
                <text:p>133.710469865999</text:p>
              </table:table-cell>
              <table:table-cell office:value-type="float" office:value="0.103236143999311">
                <text:p>0.103236143999311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25744.341914475">
                <text:p>325744.341914475</text:p>
              </table:table-cell>
              <table:table-cell office:value-type="float" office:value="0">
                <text:p>0</text:p>
              </table:table-cell>
              <table:table-cell office:value-type="float" office:value="350505.17176191">
                <text:p>350505.17176191</text:p>
              </table:table-cell>
              <table:table-cell office:value-type="float" office:value="287919">
                <text:p>2879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3.913943264999">
                <text:p>133.913943264999</text:p>
              </table:table-cell>
              <table:table-cell office:value-type="float" office:value="0.102115659999981">
                <text:p>0.102115659999981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278636.569996579">
                <text:p>278636.569996579</text:p>
              </table:table-cell>
              <table:table-cell office:value-type="float" office:value="0">
                <text:p>0</text:p>
              </table:table-cell>
              <table:table-cell office:value-type="float" office:value="305781.209610673">
                <text:p>305781.209610673</text:p>
              </table:table-cell>
              <table:table-cell office:value-type="float" office:value="311143">
                <text:p>3111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4.121086142999">
                <text:p>134.121086142999</text:p>
              </table:table-cell>
              <table:table-cell office:value-type="float" office:value="0.130499435999809">
                <text:p>0.130499435999809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261190.655542444">
                <text:p>261190.655542444</text:p>
              </table:table-cell>
              <table:table-cell office:value-type="float" office:value="0">
                <text:p>0</text:p>
              </table:table-cell>
              <table:table-cell office:value-type="float" office:value="244039.469257963">
                <text:p>244039.469257963</text:p>
              </table:table-cell>
              <table:table-cell office:value-type="float" office:value="371987">
                <text:p>37198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4.324038707999">
                <text:p>134.324038707999</text:p>
              </table:table-cell>
              <table:table-cell office:value-type="float" office:value="0.103469824000058">
                <text:p>0.103469824000058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19812.972084141">
                <text:p>319812.972084141</text:p>
              </table:table-cell>
              <table:table-cell office:value-type="float" office:value="22669.6765199958">
                <text:p>22669.6765199958</text:p>
              </table:table-cell>
              <table:table-cell office:value-type="float" office:value="266077.669478951">
                <text:p>266077.669478951</text:p>
              </table:table-cell>
              <table:table-cell office:value-type="float" office:value="382037">
                <text:p>3820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4.525662587999">
                <text:p>134.525662587999</text:p>
              </table:table-cell>
              <table:table-cell office:value-type="float" office:value="0.104077631998734">
                <text:p>0.104077631998734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75852.514557231">
                <text:p>375852.514557231</text:p>
              </table:table-cell>
              <table:table-cell office:value-type="float" office:value="0">
                <text:p>0</text:p>
              </table:table-cell>
              <table:table-cell office:value-type="float" office:value="370721.202642232">
                <text:p>370721.202642232</text:p>
              </table:table-cell>
              <table:table-cell office:value-type="float" office:value="328630">
                <text:p>32863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4.728613662999">
                <text:p>134.728613662999</text:p>
              </table:table-cell>
              <table:table-cell office:value-type="float" office:value="0.104637770000409">
                <text:p>0.104637770000409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13729.942217943">
                <text:p>313729.942217943</text:p>
              </table:table-cell>
              <table:table-cell office:value-type="float" office:value="0">
                <text:p>0</text:p>
              </table:table-cell>
              <table:table-cell office:value-type="float" office:value="343449.173326037">
                <text:p>343449.173326037</text:p>
              </table:table-cell>
              <table:table-cell office:value-type="float" office:value="286882">
                <text:p>28688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4.931459358">
                <text:p>134.931459358</text:p>
              </table:table-cell>
              <table:table-cell office:value-type="float" office:value="0.102954997000779">
                <text:p>0.102954997000779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284373.732281148">
                <text:p>284373.732281148</text:p>
              </table:table-cell>
              <table:table-cell office:value-type="float" office:value="0">
                <text:p>0</text:p>
              </table:table-cell>
              <table:table-cell office:value-type="float" office:value="303851.273269544">
                <text:p>303851.273269544</text:p>
              </table:table-cell>
              <table:table-cell office:value-type="float" office:value="316031">
                <text:p>3160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5.135389180999">
                <text:p>135.135389180999</text:p>
              </table:table-cell>
              <table:table-cell office:value-type="float" office:value="0.102457348999451">
                <text:p>0.102457348999451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20266.365614541">
                <text:p>320266.365614541</text:p>
              </table:table-cell>
              <table:table-cell office:value-type="float" office:value="0">
                <text:p>0</text:p>
              </table:table-cell>
              <table:table-cell office:value-type="float" office:value="301094.661027845">
                <text:p>301094.661027845</text:p>
              </table:table-cell>
              <table:table-cell office:value-type="float" office:value="374954">
                <text:p>37495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5.337793649">
                <text:p>135.337793649</text:p>
              </table:table-cell>
              <table:table-cell office:value-type="float" office:value="0.103873574000318">
                <text:p>0.103873574000318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71245.566556332">
                <text:p>371245.566556332</text:p>
              </table:table-cell>
              <table:table-cell office:value-type="float" office:value="0">
                <text:p>0</text:p>
              </table:table-cell>
              <table:table-cell office:value-type="float" office:value="344836.925145437">
                <text:p>344836.925145437</text:p>
              </table:table-cell>
              <table:table-cell office:value-type="float" office:value="379898">
                <text:p>37989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5.539350409999">
                <text:p>135.539350409999</text:p>
              </table:table-cell>
              <table:table-cell office:value-type="float" office:value="0.103131106998262">
                <text:p>0.103131106998262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74456.082906731">
                <text:p>374456.082906731</text:p>
              </table:table-cell>
              <table:table-cell office:value-type="float" office:value="0">
                <text:p>0</text:p>
              </table:table-cell>
              <table:table-cell office:value-type="float" office:value="371931.783791532">
                <text:p>371931.783791532</text:p>
              </table:table-cell>
              <table:table-cell office:value-type="float" office:value="324386">
                <text:p>32438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5.740923390998">
                <text:p>135.740923390998</text:p>
              </table:table-cell>
              <table:table-cell office:value-type="float" office:value="0.102349220000178">
                <text:p>0.102349220000178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12255.392087543">
                <text:p>312255.392087543</text:p>
              </table:table-cell>
              <table:table-cell office:value-type="float" office:value="0">
                <text:p>0</text:p>
              </table:table-cell>
              <table:table-cell office:value-type="float" office:value="343662.084477137">
                <text:p>343662.084477137</text:p>
              </table:table-cell>
              <table:table-cell office:value-type="float" office:value="286490">
                <text:p>28649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5.944901756999">
                <text:p>135.944901756999</text:p>
              </table:table-cell>
              <table:table-cell office:value-type="float" office:value="0.102817248000065">
                <text:p>0.102817248000065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280297.275133949">
                <text:p>280297.275133949</text:p>
              </table:table-cell>
              <table:table-cell office:value-type="float" office:value="0">
                <text:p>0</text:p>
              </table:table-cell>
              <table:table-cell office:value-type="float" office:value="298420.762470745">
                <text:p>298420.762470745</text:p>
              </table:table-cell>
              <table:table-cell office:value-type="float" office:value="319540">
                <text:p>31954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6.148049873">
                <text:p>136.148049873</text:p>
              </table:table-cell>
              <table:table-cell office:value-type="float" office:value="0.105156310000893">
                <text:p>0.105156310000893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21398.828283941">
                <text:p>321398.828283941</text:p>
              </table:table-cell>
              <table:table-cell office:value-type="float" office:value="0">
                <text:p>0</text:p>
              </table:table-cell>
              <table:table-cell office:value-type="float" office:value="297784.581908945">
                <text:p>297784.581908945</text:p>
              </table:table-cell>
              <table:table-cell office:value-type="float" office:value="377252">
                <text:p>3772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6.407703604998">
                <text:p>136.407703604998</text:p>
              </table:table-cell>
              <table:table-cell office:value-type="float" office:value="0.321106289999079">
                <text:p>0.321106289999079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82048.911653385">
                <text:p>82048.911653385</text:p>
              </table:table-cell>
              <table:table-cell office:value-type="float" office:value="0">
                <text:p>0</text:p>
              </table:table-cell>
              <table:table-cell office:value-type="float" office:value="57483.9684837895">
                <text:p>57483.9684837895</text:p>
              </table:table-cell>
              <table:table-cell office:value-type="float" office:value="364461">
                <text:p>36446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6.61394639">
                <text:p>136.61394639</text:p>
              </table:table-cell>
              <table:table-cell office:value-type="float" office:value="0.105489548999685">
                <text:p>0.105489548999685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310058.884240943">
                <text:p>310058.884240943</text:p>
              </table:table-cell>
              <table:table-cell office:value-type="float" office:value="0">
                <text:p>0</text:p>
              </table:table-cell>
              <table:table-cell office:value-type="float" office:value="316589.691276242">
                <text:p>316589.691276242</text:p>
              </table:table-cell>
              <table:table-cell office:value-type="float" office:value="303614">
                <text:p>3036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6.824367088999">
                <text:p>136.824367088999</text:p>
              </table:table-cell>
              <table:table-cell office:value-type="float" office:value="0.148629530998733">
                <text:p>0.148629530998733</text:p>
              </table:table-cell>
              <table:table-cell office:value-type="float" office:value="336966.495646787">
                <text:p>336966.495646787</text:p>
              </table:table-cell>
              <table:table-cell office:value-type="float" office:value="190122.509836065">
                <text:p>190122.509836065</text:p>
              </table:table-cell>
              <table:table-cell office:value-type="float" office:value="0">
                <text:p>0</text:p>
              </table:table-cell>
              <table:table-cell office:value-type="float" office:value="221189.667656159">
                <text:p>221189.667656159</text:p>
              </table:table-cell>
              <table:table-cell office:value-type="float" office:value="291944">
                <text:p>2919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7.027102757">
                <text:p>137.027102757</text:p>
              </table:table-cell>
              <table:table-cell office:value-type="float" office:value="0.103188418001082">
                <text:p>0.103188418001082</text:p>
              </table:table-cell>
              <table:table-cell office:value-type="float" office:value="363506.815356288">
                <text:p>363506.815356288</text:p>
              </table:table-cell>
              <table:table-cell office:value-type="float" office:value="296895.154510346">
                <text:p>296895.154510346</text:p>
              </table:table-cell>
              <table:table-cell office:value-type="float" office:value="24507.7583999955">
                <text:p>24507.7583999955</text:p>
              </table:table-cell>
              <table:table-cell office:value-type="float" office:value="278345.844871349">
                <text:p>278345.844871349</text:p>
              </table:table-cell>
              <table:table-cell office:value-type="float" office:value="372970">
                <text:p>37297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7.230833812">
                <text:p>137.230833812</text:p>
              </table:table-cell>
              <table:table-cell office:value-type="float" office:value="0.110314703000768">
                <text:p>0.110314703000768</text:p>
              </table:table-cell>
              <table:table-cell office:value-type="float" office:value="359871.747202725">
                <text:p>359871.747202725</text:p>
              </table:table-cell>
              <table:table-cell office:value-type="float" office:value="369847.603170932">
                <text:p>369847.603170932</text:p>
              </table:table-cell>
              <table:table-cell office:value-type="float" office:value="0">
                <text:p>0</text:p>
              </table:table-cell>
              <table:table-cell office:value-type="float" office:value="328477.48583514">
                <text:p>328477.48583514</text:p>
              </table:table-cell>
              <table:table-cell office:value-type="float" office:value="413491">
                <text:p>4134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7.433497971">
                <text:p>137.433497971</text:p>
              </table:table-cell>
              <table:table-cell office:value-type="float" office:value="0.116084854000292">
                <text:p>0.116084854000292</text:p>
              </table:table-cell>
              <table:table-cell office:value-type="float" office:value="356273.029730698">
                <text:p>356273.029730698</text:p>
              </table:table-cell>
              <table:table-cell office:value-type="float" office:value="390043.66599088">
                <text:p>390043.66599088</text:p>
              </table:table-cell>
              <table:table-cell office:value-type="float" office:value="0">
                <text:p>0</text:p>
              </table:table-cell>
              <table:table-cell office:value-type="float" office:value="372991.77419275">
                <text:p>372991.77419275</text:p>
              </table:table-cell>
              <table:table-cell office:value-type="float" office:value="377903">
                <text:p>37790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7.635474441999">
                <text:p>137.635474441999</text:p>
              </table:table-cell>
              <table:table-cell office:value-type="float" office:value="0.106928004999645">
                <text:p>0.106928004999645</text:p>
              </table:table-cell>
              <table:table-cell office:value-type="float" office:value="356273.029730698">
                <text:p>356273.029730698</text:p>
              </table:table-cell>
              <table:table-cell office:value-type="float" office:value="351163.244297212">
                <text:p>351163.244297212</text:p>
              </table:table-cell>
              <table:table-cell office:value-type="float" office:value="0">
                <text:p>0</text:p>
              </table:table-cell>
              <table:table-cell office:value-type="float" office:value="368761.169184042">
                <text:p>368761.169184042</text:p>
              </table:table-cell>
              <table:table-cell office:value-type="float" office:value="316055">
                <text:p>3160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7.838693109999">
                <text:p>137.838693109999</text:p>
              </table:table-cell>
              <table:table-cell office:value-type="float" office:value="0.104655823999565">
                <text:p>0.104655823999565</text:p>
              </table:table-cell>
              <table:table-cell office:value-type="float" office:value="356273.029730698">
                <text:p>356273.029730698</text:p>
              </table:table-cell>
              <table:table-cell office:value-type="float" office:value="315235.597600549">
                <text:p>315235.597600549</text:p>
              </table:table-cell>
              <table:table-cell office:value-type="float" office:value="0">
                <text:p>0</text:p>
              </table:table-cell>
              <table:table-cell office:value-type="float" office:value="346532.965584404">
                <text:p>346532.965584404</text:p>
              </table:table-cell>
              <table:table-cell office:value-type="float" office:value="310745">
                <text:p>31074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8.040712712">
                <text:p>138.040712712</text:p>
              </table:table-cell>
              <table:table-cell office:value-type="float" office:value="0.104891204000523">
                <text:p>0.104891204000523</text:p>
              </table:table-cell>
              <table:table-cell office:value-type="float" office:value="356273.029730698">
                <text:p>356273.029730698</text:p>
              </table:table-cell>
              <table:table-cell office:value-type="float" office:value="308741.027845438">
                <text:p>308741.027845438</text:p>
              </table:table-cell>
              <table:table-cell office:value-type="float" office:value="0">
                <text:p>0</text:p>
              </table:table-cell>
              <table:table-cell office:value-type="float" office:value="305670.551245433">
                <text:p>305670.551245433</text:p>
              </table:table-cell>
              <table:table-cell office:value-type="float" office:value="369627">
                <text:p>3696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8.247635467">
                <text:p>138.247635467</text:p>
              </table:table-cell>
              <table:table-cell office:value-type="float" office:value="0.126652974000535">
                <text:p>0.126652974000535</text:p>
              </table:table-cell>
              <table:table-cell office:value-type="float" office:value="356273.029730698">
                <text:p>356273.029730698</text:p>
              </table:table-cell>
              <table:table-cell office:value-type="float" office:value="329182.725809974">
                <text:p>329182.725809974</text:p>
              </table:table-cell>
              <table:table-cell office:value-type="float" office:value="0">
                <text:p>0</text:p>
              </table:table-cell>
              <table:table-cell office:value-type="float" office:value="302120.568549726">
                <text:p>302120.568549726</text:p>
              </table:table-cell>
              <table:table-cell office:value-type="float" office:value="409711">
                <text:p>4097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8.450237006999">
                <text:p>138.450237006999</text:p>
              </table:table-cell>
              <table:table-cell office:value-type="float" office:value="0.106825716999083">
                <text:p>0.106825716999083</text:p>
              </table:table-cell>
              <table:table-cell office:value-type="float" office:value="356273.029730698">
                <text:p>356273.029730698</text:p>
              </table:table-cell>
              <table:table-cell office:value-type="float" office:value="351171.432234812">
                <text:p>351171.432234812</text:p>
              </table:table-cell>
              <table:table-cell office:value-type="float" office:value="30090.6706800524">
                <text:p>30090.6706800524</text:p>
              </table:table-cell>
              <table:table-cell office:value-type="float" office:value="300567.930882324">
                <text:p>300567.930882324</text:p>
              </table:table-cell>
              <table:table-cell office:value-type="float" office:value="372484">
                <text:p>3724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8.652375308">
                <text:p>138.652375308</text:p>
              </table:table-cell>
              <table:table-cell office:value-type="float" office:value="0.104740493999998">
                <text:p>0.104740493999998</text:p>
              </table:table-cell>
              <table:table-cell office:value-type="float" office:value="352710.299433391">
                <text:p>352710.299433391</text:p>
              </table:table-cell>
              <table:table-cell office:value-type="float" office:value="351129.980800712">
                <text:p>351129.980800712</text:p>
              </table:table-cell>
              <table:table-cell office:value-type="float" office:value="0">
                <text:p>0</text:p>
              </table:table-cell>
              <table:table-cell office:value-type="float" office:value="370180.752865445">
                <text:p>370180.752865445</text:p>
              </table:table-cell>
              <table:table-cell office:value-type="float" office:value="309305">
                <text:p>3093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8.855867778999">
                <text:p>138.855867778999</text:p>
              </table:table-cell>
              <table:table-cell office:value-type="float" office:value="0.10247213600087">
                <text:p>0.10247213600087</text:p>
              </table:table-cell>
              <table:table-cell office:value-type="float" office:value="349183.196439057">
                <text:p>349183.196439057</text:p>
              </table:table-cell>
              <table:table-cell office:value-type="float" office:value="301599.099273826">
                <text:p>301599.099273826</text:p>
              </table:table-cell>
              <table:table-cell office:value-type="float" office:value="0">
                <text:p>0</text:p>
              </table:table-cell>
              <table:table-cell office:value-type="float" office:value="334544.801445783">
                <text:p>334544.801445783</text:p>
              </table:table-cell>
              <table:table-cell office:value-type="float" office:value="308122">
                <text:p>3081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9.060399692999">
                <text:p>139.060399692999</text:p>
              </table:table-cell>
              <table:table-cell office:value-type="float" office:value="0.103561297999477">
                <text:p>0.103561297999477</text:p>
              </table:table-cell>
              <table:table-cell office:value-type="float" office:value="345691.364474666">
                <text:p>345691.364474666</text:p>
              </table:table-cell>
              <table:table-cell office:value-type="float" office:value="310455.076048982">
                <text:p>310455.076048982</text:p>
              </table:table-cell>
              <table:table-cell office:value-type="float" office:value="0">
                <text:p>0</text:p>
              </table:table-cell>
              <table:table-cell office:value-type="float" office:value="307985.570109253">
                <text:p>307985.570109253</text:p>
              </table:table-cell>
              <table:table-cell office:value-type="float" office:value="364469">
                <text:p>36446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9.263197212">
                <text:p>139.263197212</text:p>
              </table:table-cell>
              <table:table-cell office:value-type="float" office:value="0.10747347600045">
                <text:p>0.10747347600045</text:p>
              </table:table-cell>
              <table:table-cell office:value-type="float" office:value="342234.45082992">
                <text:p>342234.45082992</text:p>
              </table:table-cell>
              <table:table-cell office:value-type="float" office:value="364256.677120932">
                <text:p>364256.677120932</text:p>
              </table:table-cell>
              <table:table-cell office:value-type="float" office:value="0">
                <text:p>0</text:p>
              </table:table-cell>
              <table:table-cell office:value-type="float" office:value="330468.027356685">
                <text:p>330468.027356685</text:p>
              </table:table-cell>
              <table:table-cell office:value-type="float" office:value="393425">
                <text:p>3934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9.464360836999">
                <text:p>139.464360836999</text:p>
              </table:table-cell>
              <table:table-cell office:value-type="float" office:value="0.111920142999224">
                <text:p>0.111920142999224</text:p>
              </table:table-cell>
              <table:table-cell office:value-type="float" office:value="338812.10632162">
                <text:p>338812.10632162</text:p>
              </table:table-cell>
              <table:table-cell office:value-type="float" office:value="371179.694629151">
                <text:p>371179.694629151</text:p>
              </table:table-cell>
              <table:table-cell office:value-type="float" office:value="0">
                <text:p>0</text:p>
              </table:table-cell>
              <table:table-cell office:value-type="float" office:value="369255.267915054">
                <text:p>369255.267915054</text:p>
              </table:table-cell>
              <table:table-cell office:value-type="float" office:value="350172">
                <text:p>3501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9.665445320999">
                <text:p>139.665445320999</text:p>
              </table:table-cell>
              <table:table-cell office:value-type="float" office:value="0.104755744001523">
                <text:p>0.104755744001523</text:p>
              </table:table-cell>
              <table:table-cell office:value-type="float" office:value="335423.985258404">
                <text:p>335423.985258404</text:p>
              </table:table-cell>
              <table:table-cell office:value-type="float" office:value="336694.746700778">
                <text:p>336694.746700778</text:p>
              </table:table-cell>
              <table:table-cell office:value-type="float" office:value="0">
                <text:p>0</text:p>
              </table:table-cell>
              <table:table-cell office:value-type="float" office:value="355781.71911298">
                <text:p>355781.71911298</text:p>
              </table:table-cell>
              <table:table-cell office:value-type="float" office:value="292045">
                <text:p>29204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9.86732881">
                <text:p>139.86732881</text:p>
              </table:table-cell>
              <table:table-cell office:value-type="float" office:value="0.102652128000045">
                <text:p>0.102652128000045</text:p>
              </table:table-cell>
              <table:table-cell office:value-type="float" office:value="332069.74540582">
                <text:p>332069.74540582</text:p>
              </table:table-cell>
              <table:table-cell office:value-type="float" office:value="284508.761999615">
                <text:p>284508.761999615</text:p>
              </table:table-cell>
              <table:table-cell office:value-type="float" office:value="0">
                <text:p>0</text:p>
              </table:table-cell>
              <table:table-cell office:value-type="float" office:value="313675.918430223">
                <text:p>313675.918430223</text:p>
              </table:table-cell>
              <table:table-cell office:value-type="float" office:value="295106">
                <text:p>2951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.071761724999">
                <text:p>140.071761724999</text:p>
              </table:table-cell>
              <table:table-cell office:value-type="float" office:value="0.108659354000338">
                <text:p>0.108659354000338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246228.75851445">
                <text:p>246228.75851445</text:p>
              </table:table-cell>
              <table:table-cell office:value-type="float" office:value="12635.3267295873">
                <text:p>12635.3267295873</text:p>
              </table:table-cell>
              <table:table-cell office:value-type="float" office:value="233032.396840258">
                <text:p>233032.396840258</text:p>
              </table:table-cell>
              <table:table-cell office:value-type="float" office:value="349724">
                <text:p>3497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0.274429834999">
                <text:p>140.274429834999</text:p>
              </table:table-cell>
              <table:table-cell office:value-type="float" office:value="0.107485796999754">
                <text:p>0.107485796999754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332546.674635463">
                <text:p>332546.674635463</text:p>
              </table:table-cell>
              <table:table-cell office:value-type="float" office:value="0">
                <text:p>0</text:p>
              </table:table-cell>
              <table:table-cell office:value-type="float" office:value="294332.765678018">
                <text:p>294332.765678018</text:p>
              </table:table-cell>
              <table:table-cell office:value-type="float" office:value="377534">
                <text:p>3775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0.477831442999">
                <text:p>140.477831442999</text:p>
              </table:table-cell>
              <table:table-cell office:value-type="float" office:value="0.107179178001388">
                <text:p>0.107179178001388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364733.172553336">
                <text:p>364733.172553336</text:p>
              </table:table-cell>
              <table:table-cell office:value-type="float" office:value="0">
                <text:p>0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335854">
                <text:p>3358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0.678926307999">
                <text:p>140.678926307999</text:p>
              </table:table-cell>
              <table:table-cell office:value-type="float" office:value="0.104509905999294">
                <text:p>0.104509905999294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330015.612876241">
                <text:p>330015.612876241</text:p>
              </table:table-cell>
              <table:table-cell office:value-type="float" office:value="0">
                <text:p>0</text:p>
              </table:table-cell>
              <table:table-cell office:value-type="float" office:value="348911.474754802">
                <text:p>348911.474754802</text:p>
              </table:table-cell>
              <table:table-cell office:value-type="float" office:value="284263">
                <text:p>2842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.880797198999">
                <text:p>140.880797198999</text:p>
              </table:table-cell>
              <table:table-cell office:value-type="float" office:value="0.103042168999309">
                <text:p>0.103042168999309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277495.569011715">
                <text:p>277495.569011715</text:p>
              </table:table-cell>
              <table:table-cell office:value-type="float" office:value="0">
                <text:p>0</text:p>
              </table:table-cell>
              <table:table-cell office:value-type="float" office:value="300854.604773794">
                <text:p>300854.604773794</text:p>
              </table:table-cell>
              <table:table-cell office:value-type="float" office:value="295158">
                <text:p>2951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1.083427919999">
                <text:p>141.083427919999</text:p>
              </table:table-cell>
              <table:table-cell office:value-type="float" office:value="0.10228964199996">
                <text:p>0.10228964199996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294461.880569379">
                <text:p>294461.880569379</text:p>
              </table:table-cell>
              <table:table-cell office:value-type="float" office:value="0">
                <text:p>0</text:p>
              </table:table-cell>
              <table:table-cell office:value-type="float" office:value="287035.212512716">
                <text:p>287035.212512716</text:p>
              </table:table-cell>
              <table:table-cell office:value-type="float" office:value="353205">
                <text:p>3532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1.289030262">
                <text:p>141.289030262</text:p>
              </table:table-cell>
              <table:table-cell office:value-type="float" office:value="0.106399521999265">
                <text:p>0.106399521999265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360688.427941769">
                <text:p>360688.427941769</text:p>
              </table:table-cell>
              <table:table-cell office:value-type="float" office:value="0">
                <text:p>0</text:p>
              </table:table-cell>
              <table:table-cell office:value-type="float" office:value="324198.50110557">
                <text:p>324198.50110557</text:p>
              </table:table-cell>
              <table:table-cell office:value-type="float" office:value="376724">
                <text:p>3767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1.491078133999">
                <text:p>141.491078133999</text:p>
              </table:table-cell>
              <table:table-cell office:value-type="float" office:value="0.10895110599995">
                <text:p>0.10895110599995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360186.378995938">
                <text:p>360186.378995938</text:p>
              </table:table-cell>
              <table:table-cell office:value-type="float" office:value="0">
                <text:p>0</text:p>
              </table:table-cell>
              <table:table-cell office:value-type="float" office:value="362887.336992947">
                <text:p>362887.336992947</text:p>
              </table:table-cell>
              <table:table-cell office:value-type="float" office:value="331807">
                <text:p>33180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1.692788315999">
                <text:p>141.692788315999</text:p>
              </table:table-cell>
              <table:table-cell office:value-type="float" office:value="0.109009734998835">
                <text:p>0.109009734998835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320270.914894714">
                <text:p>320270.914894714</text:p>
              </table:table-cell>
              <table:table-cell office:value-type="float" office:value="0">
                <text:p>0</text:p>
              </table:table-cell>
              <table:table-cell office:value-type="float" office:value="340174.944883276">
                <text:p>340174.944883276</text:p>
              </table:table-cell>
              <table:table-cell office:value-type="float" office:value="282569">
                <text:p>2825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1.894917509999">
                <text:p>141.894917509999</text:p>
              </table:table-cell>
              <table:table-cell office:value-type="float" office:value="0.102449742000317">
                <text:p>0.102449742000317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278605.27501887">
                <text:p>278605.27501887</text:p>
              </table:table-cell>
              <table:table-cell office:value-type="float" office:value="0">
                <text:p>0</text:p>
              </table:table-cell>
              <table:table-cell office:value-type="float" office:value="303174.224130841">
                <text:p>303174.224130841</text:p>
              </table:table-cell>
              <table:table-cell office:value-type="float" office:value="298640">
                <text:p>29864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2.098508227999">
                <text:p>142.098508227999</text:p>
              </table:table-cell>
              <table:table-cell office:value-type="float" office:value="0.103901699001653">
                <text:p>0.103901699001653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302409.097608681">
                <text:p>302409.097608681</text:p>
              </table:table-cell>
              <table:table-cell office:value-type="float" office:value="0">
                <text:p>0</text:p>
              </table:table-cell>
              <table:table-cell office:value-type="float" office:value="288052.234905777">
                <text:p>288052.234905777</text:p>
              </table:table-cell>
              <table:table-cell office:value-type="float" office:value="357124">
                <text:p>3571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2.503252519">
                <text:p>142.503252519</text:p>
              </table:table-cell>
              <table:table-cell office:value-type="float" office:value="0.388773110000329">
                <text:p>0.388773110000329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212723.585295956">
                <text:p>212723.585295956</text:p>
              </table:table-cell>
              <table:table-cell office:value-type="float" office:value="0">
                <text:p>0</text:p>
              </table:table-cell>
              <table:table-cell office:value-type="float" office:value="185880.737442327">
                <text:p>185880.737442327</text:p>
              </table:table-cell>
              <table:table-cell office:value-type="float" office:value="327508">
                <text:p>3275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2.705947699">
                <text:p>142.705947699</text:p>
              </table:table-cell>
              <table:table-cell office:value-type="float" office:value="0.103830039000968">
                <text:p>0.103830039000968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280586.1139362">
                <text:p>280586.1139362</text:p>
              </table:table-cell>
              <table:table-cell office:value-type="float" office:value="10978.7472758557">
                <text:p>10978.7472758557</text:p>
              </table:table-cell>
              <table:table-cell office:value-type="float" office:value="284754.416847698">
                <text:p>284754.416847698</text:p>
              </table:table-cell>
              <table:table-cell office:value-type="float" office:value="281251">
                <text:p>2812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2.908128915">
                <text:p>142.908128915</text:p>
              </table:table-cell>
              <table:table-cell office:value-type="float" office:value="0.102318062999984">
                <text:p>0.102318062999984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278531.62647663">
                <text:p>278531.62647663</text:p>
              </table:table-cell>
              <table:table-cell office:value-type="float" office:value="0">
                <text:p>0</text:p>
              </table:table-cell>
              <table:table-cell office:value-type="float" office:value="304030.89988259">
                <text:p>304030.89988259</text:p>
              </table:table-cell>
              <table:table-cell office:value-type="float" office:value="301850">
                <text:p>30185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.110511184999">
                <text:p>143.110511184999</text:p>
              </table:table-cell>
              <table:table-cell office:value-type="float" office:value="0.104085418999603">
                <text:p>0.104085418999603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299555.216596882">
                <text:p>299555.216596882</text:p>
              </table:table-cell>
              <table:table-cell office:value-type="float" office:value="0">
                <text:p>0</text:p>
              </table:table-cell>
              <table:table-cell office:value-type="float" office:value="286564.943511097">
                <text:p>286564.943511097</text:p>
              </table:table-cell>
              <table:table-cell office:value-type="float" office:value="360221">
                <text:p>36022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3.314704532">
                <text:p>143.314704532</text:p>
              </table:table-cell>
              <table:table-cell office:value-type="float" office:value="0.104755958000169">
                <text:p>0.104755958000169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364587.902291196">
                <text:p>364587.902291196</text:p>
              </table:table-cell>
              <table:table-cell office:value-type="float" office:value="0">
                <text:p>0</text:p>
              </table:table-cell>
              <table:table-cell office:value-type="float" office:value="328181.484358781">
                <text:p>328181.484358781</text:p>
              </table:table-cell>
              <table:table-cell office:value-type="float" office:value="374233">
                <text:p>37423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3.516648203">
                <text:p>143.516648203</text:p>
              </table:table-cell>
              <table:table-cell office:value-type="float" office:value="0.106177014000423">
                <text:p>0.106177014000423</text:p>
              </table:table-cell>
              <table:table-cell office:value-type="float" office:value="328749.047951762">
                <text:p>328749.047951762</text:p>
              </table:table-cell>
              <table:table-cell office:value-type="float" office:value="361519.213031198">
                <text:p>361519.213031198</text:p>
              </table:table-cell>
              <table:table-cell office:value-type="float" office:value="0">
                <text:p>0</text:p>
              </table:table-cell>
              <table:table-cell office:value-type="float" office:value="363360.426587197">
                <text:p>363360.426587197</text:p>
              </table:table-cell>
              <table:table-cell office:value-type="float" office:value="323694">
                <text:p>32369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3.720372829999">
                <text:p>143.720372829999</text:p>
              </table:table-cell>
              <table:table-cell office:value-type="float" office:value="0.105530846001784">
                <text:p>0.105530846001784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315761.987475356">
                <text:p>315761.987475356</text:p>
              </table:table-cell>
              <table:table-cell office:value-type="float" office:value="0">
                <text:p>0</text:p>
              </table:table-cell>
              <table:table-cell office:value-type="float" office:value="342223.806412535">
                <text:p>342223.806412535</text:p>
              </table:table-cell>
              <table:table-cell office:value-type="float" office:value="310345">
                <text:p>3103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3.923798107">
                <text:p>143.923798107</text:p>
              </table:table-cell>
              <table:table-cell office:value-type="float" office:value="0.106364265000593">
                <text:p>0.106364265000593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313768.362352776">
                <text:p>313768.362352776</text:p>
              </table:table-cell>
              <table:table-cell office:value-type="float" office:value="0">
                <text:p>0</text:p>
              </table:table-cell>
              <table:table-cell office:value-type="float" office:value="316299.519544065">
                <text:p>316299.519544065</text:p>
              </table:table-cell>
              <table:table-cell office:value-type="float" office:value="338500">
                <text:p>3385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4.128456791999">
                <text:p>144.128456791999</text:p>
              </table:table-cell>
              <table:table-cell office:value-type="float" office:value="0.130857974998435">
                <text:p>0.130857974998435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287832.312175477">
                <text:p>287832.312175477</text:p>
              </table:table-cell>
              <table:table-cell office:value-type="float" office:value="0">
                <text:p>0</text:p>
              </table:table-cell>
              <table:table-cell office:value-type="float" office:value="275273.701378932">
                <text:p>275273.701378932</text:p>
              </table:table-cell>
              <table:table-cell office:value-type="float" office:value="403625">
                <text:p>4036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4.330994062">
                <text:p>144.330994062</text:p>
              </table:table-cell>
              <table:table-cell office:value-type="float" office:value="0.119204548000198">
                <text:p>0.119204548000198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341455.611201116">
                <text:p>341455.611201116</text:p>
              </table:table-cell>
              <table:table-cell office:value-type="float" office:value="0">
                <text:p>0</text:p>
              </table:table-cell>
              <table:table-cell office:value-type="float" office:value="308147.546524879">
                <text:p>308147.546524879</text:p>
              </table:table-cell>
              <table:table-cell office:value-type="float" office:value="411568">
                <text:p>41156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4.53417255">
                <text:p>144.53417255</text:p>
              </table:table-cell>
              <table:table-cell office:value-type="float" office:value="0.116842003000784">
                <text:p>0.116842003000784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373119.881330413">
                <text:p>373119.881330413</text:p>
              </table:table-cell>
              <table:table-cell office:value-type="float" office:value="7364.8542239971">
                <text:p>7364.8542239971</text:p>
              </table:table-cell>
              <table:table-cell office:value-type="float" office:value="361692.593974388">
                <text:p>361692.593974388</text:p>
              </table:table-cell>
              <table:table-cell office:value-type="float" office:value="352127">
                <text:p>35212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4.737907936998">
                <text:p>144.737907936998</text:p>
              </table:table-cell>
              <table:table-cell office:value-type="float" office:value="0.104646108000452">
                <text:p>0.104646108000452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333891.465445959">
                <text:p>333891.465445959</text:p>
              </table:table-cell>
              <table:table-cell office:value-type="float" office:value="0">
                <text:p>0</text:p>
              </table:table-cell>
              <table:table-cell office:value-type="float" office:value="364300.905359869">
                <text:p>364300.905359869</text:p>
              </table:table-cell>
              <table:table-cell office:value-type="float" office:value="309548">
                <text:p>3095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4.941299905999">
                <text:p>144.941299905999</text:p>
              </table:table-cell>
              <table:table-cell office:value-type="float" office:value="0.104960837999897">
                <text:p>0.104960837999897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308128.800363193">
                <text:p>308128.800363193</text:p>
              </table:table-cell>
              <table:table-cell office:value-type="float" office:value="0">
                <text:p>0</text:p>
              </table:table-cell>
              <table:table-cell office:value-type="float" office:value="329911.804385574">
                <text:p>329911.804385574</text:p>
              </table:table-cell>
              <table:table-cell office:value-type="float" office:value="344547">
                <text:p>34454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5.143244886">
                <text:p>145.143244886</text:p>
              </table:table-cell>
              <table:table-cell office:value-type="float" office:value="0.103799089998574">
                <text:p>0.103799089998574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341483.465720557">
                <text:p>341483.465720557</text:p>
              </table:table-cell>
              <table:table-cell office:value-type="float" office:value="0">
                <text:p>0</text:p>
              </table:table-cell>
              <table:table-cell office:value-type="float" office:value="323578.316285875">
                <text:p>323578.316285875</text:p>
              </table:table-cell>
              <table:table-cell office:value-type="float" office:value="406936">
                <text:p>4069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5.347457373">
                <text:p>145.347457373</text:p>
              </table:table-cell>
              <table:table-cell office:value-type="float" office:value="0.113333802999477">
                <text:p>0.113333802999477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389970.97259562">
                <text:p>389970.97259562</text:p>
              </table:table-cell>
              <table:table-cell office:value-type="float" office:value="0">
                <text:p>0</text:p>
              </table:table-cell>
              <table:table-cell office:value-type="float" office:value="358053.36443309">
                <text:p>358053.36443309</text:p>
              </table:table-cell>
              <table:table-cell office:value-type="float" office:value="408549">
                <text:p>40854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5.551225219">
                <text:p>145.551225219</text:p>
              </table:table-cell>
              <table:table-cell office:value-type="float" office:value="0.114817619998576">
                <text:p>0.114817619998576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378115.378635812">
                <text:p>378115.378635812</text:p>
              </table:table-cell>
              <table:table-cell office:value-type="float" office:value="0">
                <text:p>0</text:p>
              </table:table-cell>
              <table:table-cell office:value-type="float" office:value="377290.183457717">
                <text:p>377290.183457717</text:p>
              </table:table-cell>
              <table:table-cell office:value-type="float" office:value="346505">
                <text:p>3465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5.754192827999">
                <text:p>145.754192827999</text:p>
              </table:table-cell>
              <table:table-cell office:value-type="float" office:value="0.15216990099907">
                <text:p>0.15216990099907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242122.394741273">
                <text:p>242122.394741273</text:p>
              </table:table-cell>
              <table:table-cell office:value-type="float" office:value="0">
                <text:p>0</text:p>
              </table:table-cell>
              <table:table-cell office:value-type="float" office:value="273863.504245128">
                <text:p>273863.504245128</text:p>
              </table:table-cell>
              <table:table-cell office:value-type="float" office:value="309435">
                <text:p>3094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5.955554483">
                <text:p>145.955554483</text:p>
              </table:table-cell>
              <table:table-cell office:value-type="float" office:value="0.105365577001066">
                <text:p>0.105365577001066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272670.475630548">
                <text:p>272670.475630548</text:p>
              </table:table-cell>
              <table:table-cell office:value-type="float" office:value="33236.9995849149">
                <text:p>33236.9995849149</text:p>
              </table:table-cell>
              <table:table-cell office:value-type="float" office:value="258398.12902268">
                <text:p>258398.12902268</text:p>
              </table:table-cell>
              <table:table-cell office:value-type="float" office:value="349203">
                <text:p>34920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6.158488710998">
                <text:p>146.158488710998</text:p>
              </table:table-cell>
              <table:table-cell office:value-type="float" office:value="0.104147529998954">
                <text:p>0.104147529998954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346896.847759803">
                <text:p>346896.847759803</text:p>
              </table:table-cell>
              <table:table-cell office:value-type="float" office:value="0">
                <text:p>0</text:p>
              </table:table-cell>
              <table:table-cell office:value-type="float" office:value="326551.924112886">
                <text:p>326551.924112886</text:p>
              </table:table-cell>
              <table:table-cell office:value-type="float" office:value="409963">
                <text:p>40996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6.361253318999">
                <text:p>146.361253318999</text:p>
              </table:table-cell>
              <table:table-cell office:value-type="float" office:value="0.122426448999249">
                <text:p>0.122426448999249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390038.574551337">
                <text:p>390038.574551337</text:p>
              </table:table-cell>
              <table:table-cell office:value-type="float" office:value="0">
                <text:p>0</text:p>
              </table:table-cell>
              <table:table-cell office:value-type="float" office:value="358504.411009772">
                <text:p>358504.411009772</text:p>
              </table:table-cell>
              <table:table-cell office:value-type="float" office:value="405643">
                <text:p>40564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6.565002964999">
                <text:p>146.565002964999</text:p>
              </table:table-cell>
              <table:table-cell office:value-type="float" office:value="0.1155264909994">
                <text:p>0.1155264909994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379834.605009028">
                <text:p>379834.605009028</text:p>
              </table:table-cell>
              <table:table-cell office:value-type="float" office:value="0">
                <text:p>0</text:p>
              </table:table-cell>
              <table:table-cell office:value-type="float" office:value="384567.843512962">
                <text:p>384567.843512962</text:p>
              </table:table-cell>
              <table:table-cell office:value-type="float" office:value="342486">
                <text:p>34248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6.767895702998">
                <text:p>146.767895702998</text:p>
              </table:table-cell>
              <table:table-cell office:value-type="float" office:value="0.106283416000224">
                <text:p>0.106283416000224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329681.479698969">
                <text:p>329681.479698969</text:p>
              </table:table-cell>
              <table:table-cell office:value-type="float" office:value="0">
                <text:p>0</text:p>
              </table:table-cell>
              <table:table-cell office:value-type="float" office:value="364328.058954141">
                <text:p>364328.058954141</text:p>
              </table:table-cell>
              <table:table-cell office:value-type="float" office:value="309760">
                <text:p>30976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6.971411835999">
                <text:p>146.971411835999</text:p>
              </table:table-cell>
              <table:table-cell office:value-type="float" office:value="0.103645230999973">
                <text:p>0.103645230999973</text:p>
              </table:table-cell>
              <table:table-cell office:value-type="float" office:value="364010.74399453">
                <text:p>364010.74399453</text:p>
              </table:table-cell>
              <table:table-cell office:value-type="float" office:value="318414.088479624">
                <text:p>318414.088479624</text:p>
              </table:table-cell>
              <table:table-cell office:value-type="float" office:value="0">
                <text:p>0</text:p>
              </table:table-cell>
              <table:table-cell office:value-type="float" office:value="329170.788176176">
                <text:p>329170.788176176</text:p>
              </table:table-cell>
              <table:table-cell office:value-type="float" office:value="353963">
                <text:p>3539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7.176042100999">
                <text:p>147.176042100999</text:p>
              </table:table-cell>
              <table:table-cell office:value-type="float" office:value="0.104613698998946">
                <text:p>0.104613698998946</text:p>
              </table:table-cell>
              <table:table-cell office:value-type="float" office:value="377650.743800577">
                <text:p>377650.743800577</text:p>
              </table:table-cell>
              <table:table-cell office:value-type="float" office:value="364296.400231692">
                <text:p>364296.400231692</text:p>
              </table:table-cell>
              <table:table-cell office:value-type="float" office:value="0">
                <text:p>0</text:p>
              </table:table-cell>
              <table:table-cell office:value-type="float" office:value="335750.093495735">
                <text:p>335750.093495735</text:p>
              </table:table-cell>
              <table:table-cell office:value-type="float" office:value="428051">
                <text:p>42805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7.378011078999">
                <text:p>147.378011078999</text:p>
              </table:table-cell>
              <table:table-cell office:value-type="float" office:value="0.124509220000618">
                <text:p>0.124509220000618</text:p>
              </table:table-cell>
              <table:table-cell office:value-type="float" office:value="377650.743800577">
                <text:p>377650.743800577</text:p>
              </table:table-cell>
              <table:table-cell office:value-type="float" office:value="394489.479530476">
                <text:p>394489.479530476</text:p>
              </table:table-cell>
              <table:table-cell office:value-type="float" office:value="0">
                <text:p>0</text:p>
              </table:table-cell>
              <table:table-cell office:value-type="float" office:value="365377.293269302">
                <text:p>365377.293269302</text:p>
              </table:table-cell>
              <table:table-cell office:value-type="float" office:value="416958">
                <text:p>4169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7.584948719999">
                <text:p>147.584948719999</text:p>
              </table:table-cell>
              <table:table-cell office:value-type="float" office:value="0.172981870000513">
                <text:p>0.172981870000513</text:p>
              </table:table-cell>
              <table:table-cell office:value-type="float" office:value="377650.743800577">
                <text:p>377650.743800577</text:p>
              </table:table-cell>
              <table:table-cell office:value-type="float" office:value="278113.839473003">
                <text:p>278113.839473003</text:p>
              </table:table-cell>
              <table:table-cell office:value-type="float" office:value="0">
                <text:p>0</text:p>
              </table:table-cell>
              <table:table-cell office:value-type="float" office:value="283862.522210416">
                <text:p>283862.522210416</text:p>
              </table:table-cell>
              <table:table-cell office:value-type="float" office:value="348820">
                <text:p>34882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7.78708208">
                <text:p>147.78708208</text:p>
              </table:table-cell>
              <table:table-cell office:value-type="float" office:value="0.106587046999266">
                <text:p>0.106587046999266</text:p>
              </table:table-cell>
              <table:table-cell office:value-type="float" office:value="377650.743800577">
                <text:p>377650.743800577</text:p>
              </table:table-cell>
              <table:table-cell office:value-type="float" office:value="320795.982051102">
                <text:p>320795.982051102</text:p>
              </table:table-cell>
              <table:table-cell office:value-type="float" office:value="59077.7816699847">
                <text:p>59077.7816699847</text:p>
              </table:table-cell>
              <table:table-cell office:value-type="float" office:value="308806.301729025">
                <text:p>308806.301729025</text:p>
              </table:table-cell>
              <table:table-cell office:value-type="float" office:value="322494">
                <text:p>3224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7.992523743">
                <text:p>147.992523743</text:p>
              </table:table-cell>
              <table:table-cell office:value-type="float" office:value="0.103852800000823">
                <text:p>0.103852800000823</text:p>
              </table:table-cell>
              <table:table-cell office:value-type="float" office:value="373874.236362571">
                <text:p>373874.236362571</text:p>
              </table:table-cell>
              <table:table-cell office:value-type="float" office:value="319263.587310767">
                <text:p>319263.587310767</text:p>
              </table:table-cell>
              <table:table-cell office:value-type="float" office:value="0">
                <text:p>0</text:p>
              </table:table-cell>
              <table:table-cell office:value-type="float" office:value="312423.002064769">
                <text:p>312423.002064769</text:p>
              </table:table-cell>
              <table:table-cell office:value-type="float" office:value="370967">
                <text:p>3709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8.196526717">
                <text:p>148.196526717</text:p>
              </table:table-cell>
              <table:table-cell office:value-type="float" office:value="0.204203014000086">
                <text:p>0.204203014000086</text:p>
              </table:table-cell>
              <table:table-cell office:value-type="float" office:value="370135.493998946">
                <text:p>370135.493998946</text:p>
              </table:table-cell>
              <table:table-cell office:value-type="float" office:value="178563.631549839">
                <text:p>178563.631549839</text:p>
              </table:table-cell>
              <table:table-cell office:value-type="float" office:value="0">
                <text:p>0</text:p>
              </table:table-cell>
              <table:table-cell office:value-type="float" office:value="172099.796718525">
                <text:p>172099.796718525</text:p>
              </table:table-cell>
              <table:table-cell office:value-type="float" office:value="422484">
                <text:p>42248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8.399137674">
                <text:p>148.399137674</text:p>
              </table:table-cell>
              <table:table-cell office:value-type="float" office:value="0.108673893999367">
                <text:p>0.108673893999367</text:p>
              </table:table-cell>
              <table:table-cell office:value-type="float" office:value="366434.139058956">
                <text:p>366434.139058956</text:p>
              </table:table-cell>
              <table:table-cell office:value-type="float" office:value="289170.71271608">
                <text:p>289170.71271608</text:p>
              </table:table-cell>
              <table:table-cell office:value-type="float" office:value="131923.277599851">
                <text:p>131923.277599851</text:p>
              </table:table-cell>
              <table:table-cell office:value-type="float" office:value="121221.907499104">
                <text:p>121221.907499104</text:p>
              </table:table-cell>
              <table:table-cell office:value-type="float" office:value="398989">
                <text:p>39898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8.635727808">
                <text:p>148.635727808</text:p>
              </table:table-cell>
              <table:table-cell office:value-type="float" office:value="0.336764388999654">
                <text:p>0.336764388999654</text:p>
              </table:table-cell>
              <table:table-cell office:value-type="float" office:value="362769.797668367">
                <text:p>362769.797668367</text:p>
              </table:table-cell>
              <table:table-cell office:value-type="float" office:value="2127.31836627445">
                <text:p>2127.31836627445</text:p>
              </table:table-cell>
              <table:table-cell office:value-type="float" office:value="0">
                <text:p>0</text:p>
              </table:table-cell>
              <table:table-cell office:value-type="float" office:value="11815.5563339969">
                <text:p>11815.5563339969</text:p>
              </table:table-cell>
              <table:table-cell office:value-type="float" office:value="321618">
                <text:p>3216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8.838170514999">
                <text:p>148.838170514999</text:p>
              </table:table-cell>
              <table:table-cell office:value-type="float" office:value="0.101558603999365">
                <text:p>0.101558603999365</text:p>
              </table:table-cell>
              <table:table-cell office:value-type="float" office:value="359142.099691683">
                <text:p>359142.099691683</text:p>
              </table:table-cell>
              <table:table-cell office:value-type="float" office:value="275193.116863424">
                <text:p>275193.116863424</text:p>
              </table:table-cell>
              <table:table-cell office:value-type="float" office:value="0">
                <text:p>0</text:p>
              </table:table-cell>
              <table:table-cell office:value-type="float" office:value="315298.120772708">
                <text:p>315298.120772708</text:p>
              </table:table-cell>
              <table:table-cell office:value-type="float" office:value="313460">
                <text:p>31346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9.042455399">
                <text:p>149.042455399</text:p>
              </table:table-cell>
              <table:table-cell office:value-type="float" office:value="0.105480928001271">
                <text:p>0.105480928001271</text:p>
              </table:table-cell>
              <table:table-cell office:value-type="float" office:value="355550.678694766">
                <text:p>355550.678694766</text:p>
              </table:table-cell>
              <table:table-cell office:value-type="float" office:value="316180.141688518">
                <text:p>316180.141688518</text:p>
              </table:table-cell>
              <table:table-cell office:value-type="float" office:value="0">
                <text:p>0</text:p>
              </table:table-cell>
              <table:table-cell office:value-type="float" office:value="321020.373976217">
                <text:p>321020.373976217</text:p>
              </table:table-cell>
              <table:table-cell office:value-type="float" office:value="369845">
                <text:p>36984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9.246109983">
                <text:p>149.246109983</text:p>
              </table:table-cell>
              <table:table-cell office:value-type="float" office:value="0.102294352000172">
                <text:p>0.102294352000172</text:p>
              </table:table-cell>
              <table:table-cell office:value-type="float" office:value="351995.171907818">
                <text:p>351995.171907818</text:p>
              </table:table-cell>
              <table:table-cell office:value-type="float" office:value="359156.92511355">
                <text:p>359156.92511355</text:p>
              </table:table-cell>
              <table:table-cell office:value-type="float" office:value="0">
                <text:p>0</text:p>
              </table:table-cell>
              <table:table-cell office:value-type="float" office:value="329915.664057034">
                <text:p>329915.664057034</text:p>
              </table:table-cell>
              <table:table-cell office:value-type="float" office:value="404783">
                <text:p>40478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9.450732665999">
                <text:p>149.450732665999</text:p>
              </table:table-cell>
              <table:table-cell office:value-type="float" office:value="0.145793794999918">
                <text:p>0.145793794999918</text:p>
              </table:table-cell>
              <table:table-cell office:value-type="float" office:value="348475.22018874">
                <text:p>348475.22018874</text:p>
              </table:table-cell>
              <table:table-cell office:value-type="float" office:value="315423.759059345">
                <text:p>315423.759059345</text:p>
              </table:table-cell>
              <table:table-cell office:value-type="float" office:value="0">
                <text:p>0</text:p>
              </table:table-cell>
              <table:table-cell office:value-type="float" office:value="297682.486526697">
                <text:p>297682.486526697</text:p>
              </table:table-cell>
              <table:table-cell office:value-type="float" office:value="364165">
                <text:p>36416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9.653640391">
                <text:p>149.653640391</text:p>
              </table:table-cell>
              <table:table-cell office:value-type="float" office:value="0.102848840999286">
                <text:p>0.102848840999286</text:p>
              </table:table-cell>
              <table:table-cell office:value-type="float" office:value="344990.467986853">
                <text:p>344990.467986853</text:p>
              </table:table-cell>
              <table:table-cell office:value-type="float" office:value="312367.352871985">
                <text:p>312367.352871985</text:p>
              </table:table-cell>
              <table:table-cell office:value-type="float" office:value="3656.10974397714">
                <text:p>3656.10974397714</text:p>
              </table:table-cell>
              <table:table-cell office:value-type="float" office:value="329336.780014238">
                <text:p>329336.780014238</text:p>
              </table:table-cell>
              <table:table-cell office:value-type="float" office:value="302305">
                <text:p>30230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9.85739684">
                <text:p>149.85739684</text:p>
              </table:table-cell>
              <table:table-cell office:value-type="float" office:value="0.102894544999799">
                <text:p>0.102894544999799</text:p>
              </table:table-cell>
              <table:table-cell office:value-type="float" office:value="341540.563306984">
                <text:p>341540.563306984</text:p>
              </table:table-cell>
              <table:table-cell office:value-type="float" office:value="294612.877720816">
                <text:p>294612.877720816</text:p>
              </table:table-cell>
              <table:table-cell office:value-type="float" office:value="0">
                <text:p>0</text:p>
              </table:table-cell>
              <table:table-cell office:value-type="float" office:value="326634.305561815">
                <text:p>326634.305561815</text:p>
              </table:table-cell>
              <table:table-cell office:value-type="float" office:value="301686">
                <text:p>30168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0.061134202999">
                <text:p>150.061134202999</text:p>
              </table:table-cell>
              <table:table-cell office:value-type="float" office:value="0.103022640001655">
                <text:p>0.103022640001655</text:p>
              </table:table-cell>
              <table:table-cell office:value-type="float" office:value="338125.157673914">
                <text:p>338125.157673914</text:p>
              </table:table-cell>
              <table:table-cell office:value-type="float" office:value="300294.573821561">
                <text:p>300294.573821561</text:p>
              </table:table-cell>
              <table:table-cell office:value-type="float" office:value="0">
                <text:p>0</text:p>
              </table:table-cell>
              <table:table-cell office:value-type="float" office:value="299390.194452946">
                <text:p>299390.194452946</text:p>
              </table:table-cell>
              <table:table-cell office:value-type="float" office:value="356900">
                <text:p>3569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.264070706999">
                <text:p>150.264070706999</text:p>
              </table:table-cell>
              <table:table-cell office:value-type="float" office:value="0.108518365999771">
                <text:p>0.108518365999771</text:p>
              </table:table-cell>
              <table:table-cell office:value-type="float" office:value="334743.906097175">
                <text:p>334743.906097175</text:p>
              </table:table-cell>
              <table:table-cell office:value-type="float" office:value="349666.27356981">
                <text:p>349666.27356981</text:p>
              </table:table-cell>
              <table:table-cell office:value-type="float" office:value="0">
                <text:p>0</text:p>
              </table:table-cell>
              <table:table-cell office:value-type="float" office:value="314926.121899748">
                <text:p>314926.121899748</text:p>
              </table:table-cell>
              <table:table-cell office:value-type="float" office:value="384794">
                <text:p>38479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.466952569999">
                <text:p>150.466952569999</text:p>
              </table:table-cell>
              <table:table-cell office:value-type="float" office:value="0.108159086001251">
                <text:p>0.108159086001251</text:p>
              </table:table-cell>
              <table:table-cell office:value-type="float" office:value="334743.906097175">
                <text:p>334743.906097175</text:p>
              </table:table-cell>
              <table:table-cell office:value-type="float" office:value="329246.900649698">
                <text:p>329246.900649698</text:p>
              </table:table-cell>
              <table:table-cell office:value-type="float" office:value="8784.81924594507">
                <text:p>8784.81924594507</text:p>
              </table:table-cell>
              <table:table-cell office:value-type="float" office:value="351999.074703675">
                <text:p>351999.074703675</text:p>
              </table:table-cell>
              <table:table-cell office:value-type="float" office:value="345464">
                <text:p>34546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.668807234999">
                <text:p>150.668807234999</text:p>
              </table:table-cell>
              <table:table-cell office:value-type="float" office:value="0.105484678999346">
                <text:p>0.105484678999346</text:p>
              </table:table-cell>
              <table:table-cell office:value-type="float" office:value="331396.467036204">
                <text:p>331396.467036204</text:p>
              </table:table-cell>
              <table:table-cell office:value-type="float" office:value="328911.7572565">
                <text:p>328911.7572565</text:p>
              </table:table-cell>
              <table:table-cell office:value-type="float" office:value="0">
                <text:p>0</text:p>
              </table:table-cell>
              <table:table-cell office:value-type="float" office:value="312931.510917201">
                <text:p>312931.510917201</text:p>
              </table:table-cell>
              <table:table-cell office:value-type="float" office:value="288073">
                <text:p>28807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.873327505">
                <text:p>150.873327505</text:p>
              </table:table-cell>
              <table:table-cell office:value-type="float" office:value="0.103096437000204">
                <text:p>0.103096437000204</text:p>
              </table:table-cell>
              <table:table-cell office:value-type="float" office:value="328082.502365842">
                <text:p>328082.502365842</text:p>
              </table:table-cell>
              <table:table-cell office:value-type="float" office:value="286498.853054288">
                <text:p>286498.853054288</text:p>
              </table:table-cell>
              <table:table-cell office:value-type="float" office:value="0">
                <text:p>0</text:p>
              </table:table-cell>
              <table:table-cell office:value-type="float" office:value="310737.337277795">
                <text:p>310737.337277795</text:p>
              </table:table-cell>
              <table:table-cell office:value-type="float" office:value="292931">
                <text:p>2929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1.076070966999">
                <text:p>151.076070966999</text:p>
              </table:table-cell>
              <table:table-cell office:value-type="float" office:value="0.104154339000161">
                <text:p>0.104154339000161</text:p>
              </table:table-cell>
              <table:table-cell office:value-type="float" office:value="324801.677342183">
                <text:p>324801.677342183</text:p>
              </table:table-cell>
              <table:table-cell office:value-type="float" office:value="289291.71466427">
                <text:p>289291.71466427</text:p>
              </table:table-cell>
              <table:table-cell office:value-type="float" office:value="0">
                <text:p>0</text:p>
              </table:table-cell>
              <table:table-cell office:value-type="float" office:value="289291.71466427">
                <text:p>289291.71466427</text:p>
              </table:table-cell>
              <table:table-cell office:value-type="float" office:value="347408">
                <text:p>3474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1.277877729999">
                <text:p>151.277877729999</text:p>
              </table:table-cell>
              <table:table-cell office:value-type="float" office:value="0.10338148000119">
                <text:p>0.10338148000119</text:p>
              </table:table-cell>
              <table:table-cell office:value-type="float" office:value="321553.660568761">
                <text:p>321553.660568761</text:p>
              </table:table-cell>
              <table:table-cell office:value-type="float" office:value="343682.440622167">
                <text:p>343682.440622167</text:p>
              </table:table-cell>
              <table:table-cell office:value-type="float" office:value="0">
                <text:p>0</text:p>
              </table:table-cell>
              <table:table-cell office:value-type="float" office:value="316019.400271802">
                <text:p>316019.400271802</text:p>
              </table:table-cell>
              <table:table-cell office:value-type="float" office:value="369009">
                <text:p>36900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1.481940902">
                <text:p>151.481940902</text:p>
              </table:table-cell>
              <table:table-cell office:value-type="float" office:value="0.104969348998566">
                <text:p>0.104969348998566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368057.521168054">
                <text:p>368057.521168054</text:p>
              </table:table-cell>
              <table:table-cell office:value-type="float" office:value="0">
                <text:p>0</text:p>
              </table:table-cell>
              <table:table-cell office:value-type="float" office:value="357088.684143103">
                <text:p>357088.684143103</text:p>
              </table:table-cell>
              <table:table-cell office:value-type="float" office:value="323531">
                <text:p>3235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1.685353903998">
                <text:p>151.685353903998</text:p>
              </table:table-cell>
              <table:table-cell office:value-type="float" office:value="0.105219449000288">
                <text:p>0.105219449000288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305268.914245449">
                <text:p>305268.914245449</text:p>
              </table:table-cell>
              <table:table-cell office:value-type="float" office:value="0">
                <text:p>0</text:p>
              </table:table-cell>
              <table:table-cell office:value-type="float" office:value="328362.325208864">
                <text:p>328362.325208864</text:p>
              </table:table-cell>
              <table:table-cell office:value-type="float" office:value="274387">
                <text:p>2743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1.888872165999">
                <text:p>151.888872165999</text:p>
              </table:table-cell>
              <table:table-cell office:value-type="float" office:value="0.106299218001368">
                <text:p>0.106299218001368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264488.564602526">
                <text:p>264488.564602526</text:p>
              </table:table-cell>
              <table:table-cell office:value-type="float" office:value="0">
                <text:p>0</text:p>
              </table:table-cell>
              <table:table-cell office:value-type="float" office:value="289443.544777249">
                <text:p>289443.544777249</text:p>
              </table:table-cell>
              <table:table-cell office:value-type="float" office:value="287807">
                <text:p>2878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2.091664386999">
                <text:p>152.091664386999</text:p>
              </table:table-cell>
              <table:table-cell office:value-type="float" office:value="0.103756308999436">
                <text:p>0.103756308999436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291109.384068498">
                <text:p>291109.384068498</text:p>
              </table:table-cell>
              <table:table-cell office:value-type="float" office:value="0">
                <text:p>0</text:p>
              </table:table-cell>
              <table:table-cell office:value-type="float" office:value="282449.088916133">
                <text:p>282449.088916133</text:p>
              </table:table-cell>
              <table:table-cell office:value-type="float" office:value="344352">
                <text:p>3443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2.294197747999">
                <text:p>152.294197747999</text:p>
              </table:table-cell>
              <table:table-cell office:value-type="float" office:value="0.105452718999004">
                <text:p>0.105452718999004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343659.921431617">
                <text:p>343659.921431617</text:p>
              </table:table-cell>
              <table:table-cell office:value-type="float" office:value="0">
                <text:p>0</text:p>
              </table:table-cell>
              <table:table-cell office:value-type="float" office:value="309828.62186636">
                <text:p>309828.62186636</text:p>
              </table:table-cell>
              <table:table-cell office:value-type="float" office:value="364331">
                <text:p>36433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2.496069348999">
                <text:p>152.496069348999</text:p>
              </table:table-cell>
              <table:table-cell office:value-type="float" office:value="0.103556169999138">
                <text:p>0.103556169999138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357959.648897721">
                <text:p>357959.648897721</text:p>
              </table:table-cell>
              <table:table-cell office:value-type="float" office:value="0">
                <text:p>0</text:p>
              </table:table-cell>
              <table:table-cell office:value-type="float" office:value="356960.754020658">
                <text:p>356960.754020658</text:p>
              </table:table-cell>
              <table:table-cell office:value-type="float" office:value="319503">
                <text:p>3195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2.700671528999">
                <text:p>152.700671528999</text:p>
              </table:table-cell>
              <table:table-cell office:value-type="float" office:value="0.104773689001377">
                <text:p>0.104773689001377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313177.806308054">
                <text:p>313177.806308054</text:p>
              </table:table-cell>
              <table:table-cell office:value-type="float" office:value="0">
                <text:p>0</text:p>
              </table:table-cell>
              <table:table-cell office:value-type="float" office:value="336230.345529632">
                <text:p>336230.345529632</text:p>
              </table:table-cell>
              <table:table-cell office:value-type="float" office:value="272886">
                <text:p>2728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2.905650743">
                <text:p>152.905650743</text:p>
              </table:table-cell>
              <table:table-cell office:value-type="float" office:value="0.125923380999666">
                <text:p>0.125923380999666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240578.111565479">
                <text:p>240578.111565479</text:p>
              </table:table-cell>
              <table:table-cell office:value-type="float" office:value="0">
                <text:p>0</text:p>
              </table:table-cell>
              <table:table-cell office:value-type="float" office:value="253439.119705832">
                <text:p>253439.119705832</text:p>
              </table:table-cell>
              <table:table-cell office:value-type="float" office:value="291305">
                <text:p>29130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3.106501692">
                <text:p>153.106501692</text:p>
              </table:table-cell>
              <table:table-cell office:value-type="float" office:value="0.105840977999833">
                <text:p>0.105840977999833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222342.491467422">
                <text:p>222342.491467422</text:p>
              </table:table-cell>
              <table:table-cell office:value-type="float" office:value="10495.2435899795">
                <text:p>10495.2435899795</text:p>
              </table:table-cell>
              <table:table-cell office:value-type="float" office:value="232845.72508002">
                <text:p>232845.72508002</text:p>
              </table:table-cell>
              <table:table-cell office:value-type="float" office:value="347978">
                <text:p>34797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3.309579011">
                <text:p>153.309579011</text:p>
              </table:table-cell>
              <table:table-cell office:value-type="float" office:value="0.103417338999861">
                <text:p>0.103417338999861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356028.006684826">
                <text:p>356028.006684826</text:p>
              </table:table-cell>
              <table:table-cell office:value-type="float" office:value="0">
                <text:p>0</text:p>
              </table:table-cell>
              <table:table-cell office:value-type="float" office:value="301261.090134002">
                <text:p>301261.090134002</text:p>
              </table:table-cell>
              <table:table-cell office:value-type="float" office:value="362865">
                <text:p>3628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3.511473630999">
                <text:p>153.511473630999</text:p>
              </table:table-cell>
              <table:table-cell office:value-type="float" office:value="0.103381599001295">
                <text:p>0.103381599001295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359873.577814762">
                <text:p>359873.577814762</text:p>
              </table:table-cell>
              <table:table-cell office:value-type="float" office:value="0">
                <text:p>0</text:p>
              </table:table-cell>
              <table:table-cell office:value-type="float" office:value="355911.066258659">
                <text:p>355911.066258659</text:p>
              </table:table-cell>
              <table:table-cell office:value-type="float" office:value="314683">
                <text:p>3146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3.716374698999">
                <text:p>153.716374698999</text:p>
              </table:table-cell>
              <table:table-cell office:value-type="float" office:value="0.104428519000066">
                <text:p>0.104428519000066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312651.285811188">
                <text:p>312651.285811188</text:p>
              </table:table-cell>
              <table:table-cell office:value-type="float" office:value="0">
                <text:p>0</text:p>
              </table:table-cell>
              <table:table-cell office:value-type="float" office:value="337488.248448907">
                <text:p>337488.248448907</text:p>
              </table:table-cell>
              <table:table-cell office:value-type="float" office:value="271603">
                <text:p>2716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3.918751023999">
                <text:p>153.918751023999</text:p>
              </table:table-cell>
              <table:table-cell office:value-type="float" office:value="0.104072027999791">
                <text:p>0.104072027999791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262726.83619384">
                <text:p>262726.83619384</text:p>
              </table:table-cell>
              <table:table-cell office:value-type="float" office:value="0">
                <text:p>0</text:p>
              </table:table-cell>
              <table:table-cell office:value-type="float" office:value="283696.651479681">
                <text:p>283696.651479681</text:p>
              </table:table-cell>
              <table:table-cell office:value-type="float" office:value="294892">
                <text:p>29489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4.120324222">
                <text:p>154.120324222</text:p>
              </table:table-cell>
              <table:table-cell office:value-type="float" office:value="0.102646579000066">
                <text:p>0.102646579000066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297239.303252698">
                <text:p>297239.303252698</text:p>
              </table:table-cell>
              <table:table-cell office:value-type="float" office:value="0">
                <text:p>0</text:p>
              </table:table-cell>
              <table:table-cell office:value-type="float" office:value="283369.951490177">
                <text:p>283369.951490177</text:p>
              </table:table-cell>
              <table:table-cell office:value-type="float" office:value="351000">
                <text:p>3510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4.323003369">
                <text:p>154.323003369</text:p>
              </table:table-cell>
              <table:table-cell office:value-type="float" office:value="0.10346933800065">
                <text:p>0.10346933800065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357582.993613522">
                <text:p>357582.993613522</text:p>
              </table:table-cell>
              <table:table-cell office:value-type="float" office:value="0">
                <text:p>0</text:p>
              </table:table-cell>
              <table:table-cell office:value-type="float" office:value="326405.250220527">
                <text:p>326405.250220527</text:p>
              </table:table-cell>
              <table:table-cell office:value-type="float" office:value="361281">
                <text:p>36128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4.536677054999">
                <text:p>154.536677054999</text:p>
              </table:table-cell>
              <table:table-cell office:value-type="float" office:value="0.141728034001062">
                <text:p>0.141728034001062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311984.525445697">
                <text:p>311984.525445697</text:p>
              </table:table-cell>
              <table:table-cell office:value-type="float" office:value="0">
                <text:p>0</text:p>
              </table:table-cell>
              <table:table-cell office:value-type="float" office:value="314448.043341699">
                <text:p>314448.043341699</text:p>
              </table:table-cell>
              <table:table-cell office:value-type="float" office:value="307458">
                <text:p>3074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4.908503257">
                <text:p>154.908503257</text:p>
              </table:table-cell>
              <table:table-cell office:value-type="float" office:value="0.334856495999702">
                <text:p>0.334856495999702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173901.267977436">
                <text:p>173901.267977436</text:p>
              </table:table-cell>
              <table:table-cell office:value-type="float" office:value="0">
                <text:p>0</text:p>
              </table:table-cell>
              <table:table-cell office:value-type="float" office:value="199677.363663038">
                <text:p>199677.363663038</text:p>
              </table:table-cell>
              <table:table-cell office:value-type="float" office:value="292563">
                <text:p>29256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5.111349692999">
                <text:p>155.111349692999</text:p>
              </table:table-cell>
              <table:table-cell office:value-type="float" office:value="0.101688206999825">
                <text:p>0.101688206999825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259163.622358051">
                <text:p>259163.622358051</text:p>
              </table:table-cell>
              <table:table-cell office:value-type="float" office:value="0">
                <text:p>0</text:p>
              </table:table-cell>
              <table:table-cell office:value-type="float" office:value="266192.346855081">
                <text:p>266192.346855081</text:p>
              </table:table-cell>
              <table:table-cell office:value-type="float" office:value="349255">
                <text:p>3492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5.317771798">
                <text:p>155.317771798</text:p>
              </table:table-cell>
              <table:table-cell office:value-type="float" office:value="0.108702137998989">
                <text:p>0.108702137998989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360398.581320783">
                <text:p>360398.581320783</text:p>
              </table:table-cell>
              <table:table-cell office:value-type="float" office:value="0">
                <text:p>0</text:p>
              </table:table-cell>
              <table:table-cell office:value-type="float" office:value="326300.847576136">
                <text:p>326300.847576136</text:p>
              </table:table-cell>
              <table:table-cell office:value-type="float" office:value="361992">
                <text:p>36199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5.518442593">
                <text:p>155.518442593</text:p>
              </table:table-cell>
              <table:table-cell office:value-type="float" office:value="0.104335328000161">
                <text:p>0.104335328000161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296718.052968928">
                <text:p>296718.052968928</text:p>
              </table:table-cell>
              <table:table-cell office:value-type="float" office:value="9762.06787198316">
                <text:p>9762.06787198316</text:p>
              </table:table-cell>
              <table:table-cell office:value-type="float" office:value="290362.540031439">
                <text:p>290362.540031439</text:p>
              </table:table-cell>
              <table:table-cell office:value-type="float" office:value="312926">
                <text:p>31292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5.720736587999">
                <text:p>155.720736587999</text:p>
              </table:table-cell>
              <table:table-cell office:value-type="float" office:value="0.107819427999857">
                <text:p>0.107819427999857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295253.742788131">
                <text:p>295253.742788131</text:p>
              </table:table-cell>
              <table:table-cell office:value-type="float" office:value="0">
                <text:p>0</text:p>
              </table:table-cell>
              <table:table-cell office:value-type="float" office:value="322641.427579394">
                <text:p>322641.427579394</text:p>
              </table:table-cell>
              <table:table-cell office:value-type="float" office:value="271400">
                <text:p>27140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5.92412313">
                <text:p>155.92412313</text:p>
              </table:table-cell>
              <table:table-cell office:value-type="float" office:value="0.102474577000976">
                <text:p>0.102474577000976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265609.596683542">
                <text:p>265609.596683542</text:p>
              </table:table-cell>
              <table:table-cell office:value-type="float" office:value="0">
                <text:p>0</text:p>
              </table:table-cell>
              <table:table-cell office:value-type="float" office:value="280621.826682926">
                <text:p>280621.826682926</text:p>
              </table:table-cell>
              <table:table-cell office:value-type="float" office:value="296199">
                <text:p>2961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6.126004772999">
                <text:p>156.126004772999</text:p>
              </table:table-cell>
              <table:table-cell office:value-type="float" office:value="0.105284128001585">
                <text:p>0.105284128001585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290827.255137428">
                <text:p>290827.255137428</text:p>
              </table:table-cell>
              <table:table-cell office:value-type="float" office:value="0">
                <text:p>0</text:p>
              </table:table-cell>
              <table:table-cell office:value-type="float" office:value="276998.167426487">
                <text:p>276998.167426487</text:p>
              </table:table-cell>
              <table:table-cell office:value-type="float" office:value="352466">
                <text:p>35246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6.329843766">
                <text:p>156.329843766</text:p>
              </table:table-cell>
              <table:table-cell office:value-type="float" office:value="0.104568466998899">
                <text:p>0.104568466998899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354145.450990009">
                <text:p>354145.450990009</text:p>
              </table:table-cell>
              <table:table-cell office:value-type="float" office:value="0">
                <text:p>0</text:p>
              </table:table-cell>
              <table:table-cell office:value-type="float" office:value="325536.999273714">
                <text:p>325536.999273714</text:p>
              </table:table-cell>
              <table:table-cell office:value-type="float" office:value="360098">
                <text:p>36009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6.532316338999">
                <text:p>156.532316338999</text:p>
              </table:table-cell>
              <table:table-cell office:value-type="float" office:value="0.104041087000951">
                <text:p>0.104041087000951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354584.744044248">
                <text:p>354584.744044248</text:p>
              </table:table-cell>
              <table:table-cell office:value-type="float" office:value="0">
                <text:p>0</text:p>
              </table:table-cell>
              <table:table-cell office:value-type="float" office:value="350704.322065135">
                <text:p>350704.322065135</text:p>
              </table:table-cell>
              <table:table-cell office:value-type="float" office:value="308497">
                <text:p>3084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6.735818763">
                <text:p>156.735818763</text:p>
              </table:table-cell>
              <table:table-cell office:value-type="float" office:value="0.105199177000031">
                <text:p>0.105199177000031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296599.077766739">
                <text:p>296599.077766739</text:p>
              </table:table-cell>
              <table:table-cell office:value-type="float" office:value="0">
                <text:p>0</text:p>
              </table:table-cell>
              <table:table-cell office:value-type="float" office:value="328958.807439258">
                <text:p>328958.807439258</text:p>
              </table:table-cell>
              <table:table-cell office:value-type="float" office:value="270775">
                <text:p>2707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6.940604255999">
                <text:p>156.940604255999</text:p>
              </table:table-cell>
              <table:table-cell office:value-type="float" office:value="0.102829616000236">
                <text:p>0.102829616000236</text:p>
              </table:table-cell>
              <table:table-cell office:value-type="float" office:value="318338.123963074">
                <text:p>318338.123963074</text:p>
              </table:table-cell>
              <table:table-cell office:value-type="float" office:value="237518.22949984">
                <text:p>237518.22949984</text:p>
              </table:table-cell>
              <table:table-cell office:value-type="float" office:value="0">
                <text:p>0</text:p>
              </table:table-cell>
              <table:table-cell office:value-type="float" office:value="250573.978396548">
                <text:p>250573.978396548</text:p>
              </table:table-cell>
              <table:table-cell office:value-type="float" office:value="301110">
                <text:p>30111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7.145067976999">
                <text:p>157.145067976999</text:p>
              </table:table-cell>
              <table:table-cell office:value-type="float" office:value="0.102999136001017">
                <text:p>0.102999136001017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314735.169485157">
                <text:p>314735.169485157</text:p>
              </table:table-cell>
              <table:table-cell office:value-type="float" office:value="0">
                <text:p>0</text:p>
              </table:table-cell>
              <table:table-cell office:value-type="float" office:value="290769.801300473">
                <text:p>290769.801300473</text:p>
              </table:table-cell>
              <table:table-cell office:value-type="float" office:value="386773">
                <text:p>38677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7.347859927999">
                <text:p>157.347859927999</text:p>
              </table:table-cell>
              <table:table-cell office:value-type="float" office:value="0.112932340000043">
                <text:p>0.112932340000043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369425.629414838">
                <text:p>369425.629414838</text:p>
              </table:table-cell>
              <table:table-cell office:value-type="float" office:value="0">
                <text:p>0</text:p>
              </table:table-cell>
              <table:table-cell office:value-type="float" office:value="333466.64565556">
                <text:p>333466.64565556</text:p>
              </table:table-cell>
              <table:table-cell office:value-type="float" office:value="388634">
                <text:p>38863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7.551268939">
                <text:p>157.551268939</text:p>
              </table:table-cell>
              <table:table-cell office:value-type="float" office:value="0.121851325000534">
                <text:p>0.121851325000534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340175.525112373">
                <text:p>340175.525112373</text:p>
              </table:table-cell>
              <table:table-cell office:value-type="float" office:value="0">
                <text:p>0</text:p>
              </table:table-cell>
              <table:table-cell office:value-type="float" office:value="342241.321037575">
                <text:p>342241.321037575</text:p>
              </table:table-cell>
              <table:table-cell office:value-type="float" office:value="329580">
                <text:p>32958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7.753267349999">
                <text:p>157.753267349999</text:p>
              </table:table-cell>
              <table:table-cell office:value-type="float" office:value="0.103719587001251">
                <text:p>0.103719587001251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267419.646768139">
                <text:p>267419.646768139</text:p>
              </table:table-cell>
              <table:table-cell office:value-type="float" office:value="16473.4895339716">
                <text:p>16473.4895339716</text:p>
              </table:table-cell>
              <table:table-cell office:value-type="float" office:value="285007.130609793">
                <text:p>285007.130609793</text:p>
              </table:table-cell>
              <table:table-cell office:value-type="float" office:value="294155">
                <text:p>2941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7.957857603999">
                <text:p>157.957857603999</text:p>
              </table:table-cell>
              <table:table-cell office:value-type="float" office:value="0.102053694999995">
                <text:p>0.102053694999995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276759.708581073">
                <text:p>276759.708581073</text:p>
              </table:table-cell>
              <table:table-cell office:value-type="float" office:value="0">
                <text:p>0</text:p>
              </table:table-cell>
              <table:table-cell office:value-type="float" office:value="288669.939825927">
                <text:p>288669.939825927</text:p>
              </table:table-cell>
              <table:table-cell office:value-type="float" office:value="332692">
                <text:p>3326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8.160515951999">
                <text:p>158.160515951999</text:p>
              </table:table-cell>
              <table:table-cell office:value-type="float" office:value="0.112365810999108">
                <text:p>0.112365810999108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314513.489193898">
                <text:p>314513.489193898</text:p>
              </table:table-cell>
              <table:table-cell office:value-type="float" office:value="0">
                <text:p>0</text:p>
              </table:table-cell>
              <table:table-cell office:value-type="float" office:value="294919.697028136">
                <text:p>294919.697028136</text:p>
              </table:table-cell>
              <table:table-cell office:value-type="float" office:value="390089">
                <text:p>39008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8.365940672">
                <text:p>158.365940672</text:p>
              </table:table-cell>
              <table:table-cell office:value-type="float" office:value="0.10553662699931">
                <text:p>0.10553662699931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366759.240829494">
                <text:p>366759.240829494</text:p>
              </table:table-cell>
              <table:table-cell office:value-type="float" office:value="0">
                <text:p>0</text:p>
              </table:table-cell>
              <table:table-cell office:value-type="float" office:value="344308.801449742">
                <text:p>344308.801449742</text:p>
              </table:table-cell>
              <table:table-cell office:value-type="float" office:value="384978">
                <text:p>38497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8.5681962">
                <text:p>158.5681962</text:p>
              </table:table-cell>
              <table:table-cell office:value-type="float" office:value="0.106158446998961">
                <text:p>0.106158446998961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362880.487607078">
                <text:p>362880.487607078</text:p>
              </table:table-cell>
              <table:table-cell office:value-type="float" office:value="0">
                <text:p>0</text:p>
              </table:table-cell>
              <table:table-cell office:value-type="float" office:value="361769.122868528">
                <text:p>361769.122868528</text:p>
              </table:table-cell>
              <table:table-cell office:value-type="float" office:value="324553">
                <text:p>32455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8.771699998999">
                <text:p>158.771699998999</text:p>
              </table:table-cell>
              <table:table-cell office:value-type="float" office:value="0.103505625998878">
                <text:p>0.103505625998878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314685.630143332">
                <text:p>314685.630143332</text:p>
              </table:table-cell>
              <table:table-cell office:value-type="float" office:value="0">
                <text:p>0</text:p>
              </table:table-cell>
              <table:table-cell office:value-type="float" office:value="342456.991895205">
                <text:p>342456.991895205</text:p>
              </table:table-cell>
              <table:table-cell office:value-type="float" office:value="294656">
                <text:p>2946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8.974334863">
                <text:p>158.974334863</text:p>
              </table:table-cell>
              <table:table-cell office:value-type="float" office:value="0.104787176000173">
                <text:p>0.104787176000173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282337.670439185">
                <text:p>282337.670439185</text:p>
              </table:table-cell>
              <table:table-cell office:value-type="float" office:value="0">
                <text:p>0</text:p>
              </table:table-cell>
              <table:table-cell office:value-type="float" office:value="297593.167036259">
                <text:p>297593.167036259</text:p>
              </table:table-cell>
              <table:table-cell office:value-type="float" office:value="337950">
                <text:p>33795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9.185750934999">
                <text:p>159.185750934999</text:p>
              </table:table-cell>
              <table:table-cell office:value-type="float" office:value="0.118912857000396">
                <text:p>0.118912857000396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316723.642432482">
                <text:p>316723.642432482</text:p>
              </table:table-cell>
              <table:table-cell office:value-type="float" office:value="0">
                <text:p>0</text:p>
              </table:table-cell>
              <table:table-cell office:value-type="float" office:value="294632.079075834">
                <text:p>294632.079075834</text:p>
              </table:table-cell>
              <table:table-cell office:value-type="float" office:value="393878">
                <text:p>3938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9.388773360999">
                <text:p>159.388773360999</text:p>
              </table:table-cell>
              <table:table-cell office:value-type="float" office:value="0.118973117001588">
                <text:p>0.118973117001588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302488.682785409">
                <text:p>302488.682785409</text:p>
              </table:table-cell>
              <table:table-cell office:value-type="float" office:value="0">
                <text:p>0</text:p>
              </table:table-cell>
              <table:table-cell office:value-type="float" office:value="273950.387515611">
                <text:p>273950.387515611</text:p>
              </table:table-cell>
              <table:table-cell office:value-type="float" office:value="379270">
                <text:p>37927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9.591787556999">
                <text:p>159.591787556999</text:p>
              </table:table-cell>
              <table:table-cell office:value-type="float" office:value="0.112968522000301">
                <text:p>0.112968522000301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353521.653507104">
                <text:p>353521.653507104</text:p>
              </table:table-cell>
              <table:table-cell office:value-type="float" office:value="0">
                <text:p>0</text:p>
              </table:table-cell>
              <table:table-cell office:value-type="float" office:value="361587.977559903">
                <text:p>361587.977559903</text:p>
              </table:table-cell>
              <table:table-cell office:value-type="float" office:value="317543">
                <text:p>31754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9.794652994999">
                <text:p>159.794652994999</text:p>
              </table:table-cell>
              <table:table-cell office:value-type="float" office:value="0.102622016000169">
                <text:p>0.102622016000169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309980.954803833">
                <text:p>309980.954803833</text:p>
              </table:table-cell>
              <table:table-cell office:value-type="float" office:value="0">
                <text:p>0</text:p>
              </table:table-cell>
              <table:table-cell office:value-type="float" office:value="342090.619130155">
                <text:p>342090.619130155</text:p>
              </table:table-cell>
              <table:table-cell office:value-type="float" office:value="296239">
                <text:p>2962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9.997228818">
                <text:p>159.997228818</text:p>
              </table:table-cell>
              <table:table-cell office:value-type="float" office:value="0.102725022999948">
                <text:p>0.102725022999948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286402.469111035">
                <text:p>286402.469111035</text:p>
              </table:table-cell>
              <table:table-cell office:value-type="float" office:value="0">
                <text:p>0</text:p>
              </table:table-cell>
              <table:table-cell office:value-type="float" office:value="302171.806062434">
                <text:p>302171.806062434</text:p>
              </table:table-cell>
              <table:table-cell office:value-type="float" office:value="345387">
                <text:p>34538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0.201094061998">
                <text:p>160.201094061998</text:p>
              </table:table-cell>
              <table:table-cell office:value-type="float" office:value="0.103598462999798">
                <text:p>0.103598462999798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343295.36299963">
                <text:p>343295.36299963</text:p>
              </table:table-cell>
              <table:table-cell office:value-type="float" office:value="0">
                <text:p>0</text:p>
              </table:table-cell>
              <table:table-cell office:value-type="float" office:value="312093.466290333">
                <text:p>312093.466290333</text:p>
              </table:table-cell>
              <table:table-cell office:value-type="float" office:value="395564">
                <text:p>39556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0.404723915999">
                <text:p>160.404723915999</text:p>
              </table:table-cell>
              <table:table-cell office:value-type="float" office:value="0.109993110001597">
                <text:p>0.109993110001597</text:p>
              </table:table-cell>
              <table:table-cell office:value-type="float" office:value="346049.64123625">
                <text:p>346049.64123625</text:p>
              </table:table-cell>
              <table:table-cell office:value-type="float" office:value="380419.435629776">
                <text:p>380419.435629776</text:p>
              </table:table-cell>
              <table:table-cell office:value-type="float" office:value="0">
                <text:p>0</text:p>
              </table:table-cell>
              <table:table-cell office:value-type="float" office:value="354815.694359704">
                <text:p>354815.694359704</text:p>
              </table:table-cell>
              <table:table-cell office:value-type="float" office:value="375126">
                <text:p>3751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0.608605199999">
                <text:p>160.608605199999</text:p>
              </table:table-cell>
              <table:table-cell office:value-type="float" office:value="0.104417353999452">
                <text:p>0.104417353999452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363235.634465678">
                <text:p>363235.634465678</text:p>
              </table:table-cell>
              <table:table-cell office:value-type="float" office:value="0">
                <text:p>0</text:p>
              </table:table-cell>
              <table:table-cell office:value-type="float" office:value="373664.501557727">
                <text:p>373664.501557727</text:p>
              </table:table-cell>
              <table:table-cell office:value-type="float" office:value="322243">
                <text:p>32224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.811527808999">
                <text:p>160.811527808999</text:p>
              </table:table-cell>
              <table:table-cell office:value-type="float" office:value="0.104025508999257">
                <text:p>0.104025508999257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316002.122808832">
                <text:p>316002.122808832</text:p>
              </table:table-cell>
              <table:table-cell office:value-type="float" office:value="0">
                <text:p>0</text:p>
              </table:table-cell>
              <table:table-cell office:value-type="float" office:value="343598.972742255">
                <text:p>343598.972742255</text:p>
              </table:table-cell>
              <table:table-cell office:value-type="float" office:value="306703">
                <text:p>30670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1.015519139999">
                <text:p>161.015519139999</text:p>
              </table:table-cell>
              <table:table-cell office:value-type="float" office:value="0.104976955000893">
                <text:p>0.104976955000893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306878.522475833">
                <text:p>306878.522475833</text:p>
              </table:table-cell>
              <table:table-cell office:value-type="float" office:value="0">
                <text:p>0</text:p>
              </table:table-cell>
              <table:table-cell office:value-type="float" office:value="310521.839387333">
                <text:p>310521.839387333</text:p>
              </table:table-cell>
              <table:table-cell office:value-type="float" office:value="360803">
                <text:p>3608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1.257140586">
                <text:p>161.257140586</text:p>
              </table:table-cell>
              <table:table-cell office:value-type="float" office:value="0.325840335999601">
                <text:p>0.325840335999601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40494.906175998">
                <text:p>40494.906175998</text:p>
              </table:table-cell>
              <table:table-cell office:value-type="float" office:value="0">
                <text:p>0</text:p>
              </table:table-cell>
              <table:table-cell office:value-type="float" office:value="16563.3146984992">
                <text:p>16563.3146984992</text:p>
              </table:table-cell>
              <table:table-cell office:value-type="float" office:value="409471">
                <text:p>40947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1.459414924999">
                <text:p>161.459414924999</text:p>
              </table:table-cell>
              <table:table-cell office:value-type="float" office:value="0.10117277000063">
                <text:p>0.10117277000063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345564.758688251">
                <text:p>345564.758688251</text:p>
              </table:table-cell>
              <table:table-cell office:value-type="float" office:value="0">
                <text:p>0</text:p>
              </table:table-cell>
              <table:table-cell office:value-type="float" office:value="320592.717314769">
                <text:p>320592.717314769</text:p>
              </table:table-cell>
              <table:table-cell office:value-type="float" office:value="369348">
                <text:p>36934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1.662733265999">
                <text:p>161.662733265999</text:p>
              </table:table-cell>
              <table:table-cell office:value-type="float" office:value="0.102974002000337">
                <text:p>0.102974002000337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343180.849256567">
                <text:p>343180.849256567</text:p>
              </table:table-cell>
              <table:table-cell office:value-type="float" office:value="0">
                <text:p>0</text:p>
              </table:table-cell>
              <table:table-cell office:value-type="float" office:value="363768.364996442">
                <text:p>363768.364996442</text:p>
              </table:table-cell>
              <table:table-cell office:value-type="float" office:value="310425">
                <text:p>3104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1.867046183999">
                <text:p>161.867046183999</text:p>
              </table:table-cell>
              <table:table-cell office:value-type="float" office:value="0.116238861999591">
                <text:p>0.116238861999591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278857.447314237">
                <text:p>278857.447314237</text:p>
              </table:table-cell>
              <table:table-cell office:value-type="float" office:value="0">
                <text:p>0</text:p>
              </table:table-cell>
              <table:table-cell office:value-type="float" office:value="308664.462947971">
                <text:p>308664.462947971</text:p>
              </table:table-cell>
              <table:table-cell office:value-type="float" office:value="316673">
                <text:p>31667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2.071736172999">
                <text:p>162.071736172999</text:p>
              </table:table-cell>
              <table:table-cell office:value-type="float" office:value="0.103317021999828">
                <text:p>0.103317021999828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319172.772704086">
                <text:p>319172.772704086</text:p>
              </table:table-cell>
              <table:table-cell office:value-type="float" office:value="0">
                <text:p>0</text:p>
              </table:table-cell>
              <table:table-cell office:value-type="float" office:value="316012.135369267">
                <text:p>316012.135369267</text:p>
              </table:table-cell>
              <table:table-cell office:value-type="float" office:value="379608">
                <text:p>37960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2.279254247">
                <text:p>162.279254247</text:p>
              </table:table-cell>
              <table:table-cell office:value-type="float" office:value="0.108299806999639">
                <text:p>0.108299806999639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360992.537183845">
                <text:p>360992.537183845</text:p>
              </table:table-cell>
              <table:table-cell office:value-type="float" office:value="0">
                <text:p>0</text:p>
              </table:table-cell>
              <table:table-cell office:value-type="float" office:value="329155.995783898">
                <text:p>329155.995783898</text:p>
              </table:table-cell>
              <table:table-cell office:value-type="float" office:value="408591">
                <text:p>40859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2.484440246999">
                <text:p>162.484440246999</text:p>
              </table:table-cell>
              <table:table-cell office:value-type="float" office:value="0.107615097000235">
                <text:p>0.107615097000235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368770.193877643">
                <text:p>368770.193877643</text:p>
              </table:table-cell>
              <table:table-cell office:value-type="float" office:value="0">
                <text:p>0</text:p>
              </table:table-cell>
              <table:table-cell office:value-type="float" office:value="368559.248652192">
                <text:p>368559.248652192</text:p>
              </table:table-cell>
              <table:table-cell office:value-type="float" office:value="361085">
                <text:p>36108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2.688263434999">
                <text:p>162.688263434999</text:p>
              </table:table-cell>
              <table:table-cell office:value-type="float" office:value="0.10577755399936">
                <text:p>0.10577755399936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333753.792316576">
                <text:p>333753.792316576</text:p>
              </table:table-cell>
              <table:table-cell office:value-type="float" office:value="0">
                <text:p>0</text:p>
              </table:table-cell>
              <table:table-cell office:value-type="float" office:value="346370.036735654">
                <text:p>346370.036735654</text:p>
              </table:table-cell>
              <table:table-cell office:value-type="float" office:value="306653">
                <text:p>3066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2.891380952999">
                <text:p>162.891380952999</text:p>
              </table:table-cell>
              <table:table-cell office:value-type="float" office:value="0.104878142999951">
                <text:p>0.104878142999951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298108.601989956">
                <text:p>298108.601989956</text:p>
              </table:table-cell>
              <table:table-cell office:value-type="float" office:value="0">
                <text:p>0</text:p>
              </table:table-cell>
              <table:table-cell office:value-type="float" office:value="319573.416873289">
                <text:p>319573.416873289</text:p>
              </table:table-cell>
              <table:table-cell office:value-type="float" office:value="322200">
                <text:p>3222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3.095119938">
                <text:p>163.095119938</text:p>
              </table:table-cell>
              <table:table-cell office:value-type="float" office:value="0.104997692000325">
                <text:p>0.104997692000325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321122.371981998">
                <text:p>321122.371981998</text:p>
              </table:table-cell>
              <table:table-cell office:value-type="float" office:value="0">
                <text:p>0</text:p>
              </table:table-cell>
              <table:table-cell office:value-type="float" office:value="311436.596845988">
                <text:p>311436.596845988</text:p>
              </table:table-cell>
              <table:table-cell office:value-type="float" office:value="385821">
                <text:p>38582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3.298871212999">
                <text:p>163.298871212999</text:p>
              </table:table-cell>
              <table:table-cell office:value-type="float" office:value="0.108086967000418">
                <text:p>0.108086967000418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375169.877444032">
                <text:p>375169.877444032</text:p>
              </table:table-cell>
              <table:table-cell office:value-type="float" office:value="0">
                <text:p>0</text:p>
              </table:table-cell>
              <table:table-cell office:value-type="float" office:value="341772.240202976">
                <text:p>341772.240202976</text:p>
              </table:table-cell>
              <table:table-cell office:value-type="float" office:value="407186">
                <text:p>4071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3.509895289999">
                <text:p>163.509895289999</text:p>
              </table:table-cell>
              <table:table-cell office:value-type="float" office:value="0.127991078001287">
                <text:p>0.127991078001287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356113.986214415">
                <text:p>356113.986214415</text:p>
              </table:table-cell>
              <table:table-cell office:value-type="float" office:value="0">
                <text:p>0</text:p>
              </table:table-cell>
              <table:table-cell office:value-type="float" office:value="351376.571259135">
                <text:p>351376.571259135</text:p>
              </table:table-cell>
              <table:table-cell office:value-type="float" office:value="352559">
                <text:p>35255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3.712594223">
                <text:p>163.712594223</text:p>
              </table:table-cell>
              <table:table-cell office:value-type="float" office:value="0.101075235999815">
                <text:p>0.101075235999815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266538.144975111">
                <text:p>266538.144975111</text:p>
              </table:table-cell>
              <table:table-cell office:value-type="float" office:value="1214.07324000757">
                <text:p>1214.07324000757</text:p>
              </table:table-cell>
              <table:table-cell office:value-type="float" office:value="292957.896269224">
                <text:p>292957.896269224</text:p>
              </table:table-cell>
              <table:table-cell office:value-type="float" office:value="304112">
                <text:p>3041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3.918222417">
                <text:p>163.918222417</text:p>
              </table:table-cell>
              <table:table-cell office:value-type="float" office:value="0.10408045999975">
                <text:p>0.10408045999975</text:p>
              </table:table-cell>
              <table:table-cell office:value-type="float" office:value="356119.164903954">
                <text:p>356119.164903954</text:p>
              </table:table-cell>
              <table:table-cell office:value-type="float" office:value="280483.799591997">
                <text:p>280483.799591997</text:p>
              </table:table-cell>
              <table:table-cell office:value-type="float" office:value="0">
                <text:p>0</text:p>
              </table:table-cell>
              <table:table-cell office:value-type="float" office:value="301956.20243308">
                <text:p>301956.20243308</text:p>
              </table:table-cell>
              <table:table-cell office:value-type="float" office:value="329663">
                <text:p>32966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4.121110066999">
                <text:p>164.121110066999</text:p>
              </table:table-cell>
              <table:table-cell office:value-type="float" office:value="0.104231080000318">
                <text:p>0.104231080000318</text:p>
              </table:table-cell>
              <table:table-cell office:value-type="float" office:value="358063.071365433">
                <text:p>358063.071365433</text:p>
              </table:table-cell>
              <table:table-cell office:value-type="float" office:value="328065.859187141">
                <text:p>328065.859187141</text:p>
              </table:table-cell>
              <table:table-cell office:value-type="float" office:value="0">
                <text:p>0</text:p>
              </table:table-cell>
              <table:table-cell office:value-type="float" office:value="314533.495335707">
                <text:p>314533.495335707</text:p>
              </table:table-cell>
              <table:table-cell office:value-type="float" office:value="394962">
                <text:p>3949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4.324295307999">
                <text:p>164.324295307999</text:p>
              </table:table-cell>
              <table:table-cell office:value-type="float" office:value="0.110863372001404">
                <text:p>0.110863372001404</text:p>
              </table:table-cell>
              <table:table-cell office:value-type="float" office:value="358063.071365433">
                <text:p>358063.071365433</text:p>
              </table:table-cell>
              <table:table-cell office:value-type="float" office:value="381377.045209722">
                <text:p>381377.045209722</text:p>
              </table:table-cell>
              <table:table-cell office:value-type="float" office:value="0">
                <text:p>0</text:p>
              </table:table-cell>
              <table:table-cell office:value-type="float" office:value="348348.152892397">
                <text:p>348348.152892397</text:p>
              </table:table-cell>
              <table:table-cell office:value-type="float" office:value="406176">
                <text:p>40617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4.526139647">
                <text:p>164.526139647</text:p>
              </table:table-cell>
              <table:table-cell office:value-type="float" office:value="0.112565194000126">
                <text:p>0.112565194000126</text:p>
              </table:table-cell>
              <table:table-cell office:value-type="float" office:value="358063.071365433">
                <text:p>358063.071365433</text:p>
              </table:table-cell>
              <table:table-cell office:value-type="float" office:value="369304.654286679">
                <text:p>369304.654286679</text:p>
              </table:table-cell>
              <table:table-cell office:value-type="float" office:value="0">
                <text:p>0</text:p>
              </table:table-cell>
              <table:table-cell office:value-type="float" office:value="369701.879964158">
                <text:p>369701.879964158</text:p>
              </table:table-cell>
              <table:table-cell office:value-type="float" office:value="349275">
                <text:p>3492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4.728939978">
                <text:p>164.728939978</text:p>
              </table:table-cell>
              <table:table-cell office:value-type="float" office:value="0.102647318000891">
                <text:p>0.102647318000891</text:p>
              </table:table-cell>
              <table:table-cell office:value-type="float" office:value="358063.071365433">
                <text:p>358063.071365433</text:p>
              </table:table-cell>
              <table:table-cell office:value-type="float" office:value="324527.313986403">
                <text:p>324527.313986403</text:p>
              </table:table-cell>
              <table:table-cell office:value-type="float" office:value="0">
                <text:p>0</text:p>
              </table:table-cell>
              <table:table-cell office:value-type="float" office:value="350857.918340534">
                <text:p>350857.918340534</text:p>
              </table:table-cell>
              <table:table-cell office:value-type="float" office:value="304791">
                <text:p>3047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4.934221539999">
                <text:p>164.934221539999</text:p>
              </table:table-cell>
              <table:table-cell office:value-type="float" office:value="0.103933488999246">
                <text:p>0.103933488999246</text:p>
              </table:table-cell>
              <table:table-cell office:value-type="float" office:value="358063.071365433">
                <text:p>358063.071365433</text:p>
              </table:table-cell>
              <table:table-cell office:value-type="float" office:value="294644.420463059">
                <text:p>294644.420463059</text:p>
              </table:table-cell>
              <table:table-cell office:value-type="float" office:value="0">
                <text:p>0</text:p>
              </table:table-cell>
              <table:table-cell office:value-type="float" office:value="317125.574454137">
                <text:p>317125.574454137</text:p>
              </table:table-cell>
              <table:table-cell office:value-type="float" office:value="336716">
                <text:p>3367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5.144665942">
                <text:p>165.144665942</text:p>
              </table:table-cell>
              <table:table-cell office:value-type="float" office:value="0.107643875000576">
                <text:p>0.107643875000576</text:p>
              </table:table-cell>
              <table:table-cell office:value-type="float" office:value="358063.071365433">
                <text:p>358063.071365433</text:p>
              </table:table-cell>
              <table:table-cell office:value-type="float" office:value="339730.040233135">
                <text:p>339730.040233135</text:p>
              </table:table-cell>
              <table:table-cell office:value-type="float" office:value="0">
                <text:p>0</text:p>
              </table:table-cell>
              <table:table-cell office:value-type="float" office:value="323595.905686665">
                <text:p>323595.905686665</text:p>
              </table:table-cell>
              <table:table-cell office:value-type="float" office:value="400585">
                <text:p>40058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5.352482478">
                <text:p>165.352482478</text:p>
              </table:table-cell>
              <table:table-cell office:value-type="float" office:value="0.117572625000321">
                <text:p>0.117572625000321</text:p>
              </table:table-cell>
              <table:table-cell office:value-type="float" office:value="358063.071365433">
                <text:p>358063.071365433</text:p>
              </table:table-cell>
              <table:table-cell office:value-type="float" office:value="267063.515439611">
                <text:p>267063.515439611</text:p>
              </table:table-cell>
              <table:table-cell office:value-type="float" office:value="56688.5514866763">
                <text:p>56688.5514866763</text:p>
              </table:table-cell>
              <table:table-cell office:value-type="float" office:value="240119.384402961">
                <text:p>240119.384402961</text:p>
              </table:table-cell>
              <table:table-cell office:value-type="float" office:value="400867">
                <text:p>4008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5.555605355999">
                <text:p>165.555605355999</text:p>
              </table:table-cell>
              <table:table-cell office:value-type="float" office:value="0.114279678000457">
                <text:p>0.114279678000457</text:p>
              </table:table-cell>
              <table:table-cell office:value-type="float" office:value="354482.440651779">
                <text:p>354482.440651779</text:p>
              </table:table-cell>
              <table:table-cell office:value-type="float" office:value="381820.800760536">
                <text:p>381820.800760536</text:p>
              </table:table-cell>
              <table:table-cell office:value-type="float" office:value="0">
                <text:p>0</text:p>
              </table:table-cell>
              <table:table-cell office:value-type="float" office:value="320262.444403391">
                <text:p>320262.444403391</text:p>
              </table:table-cell>
              <table:table-cell office:value-type="float" office:value="336049">
                <text:p>33604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5.759724525">
                <text:p>165.759724525</text:p>
              </table:table-cell>
              <table:table-cell office:value-type="float" office:value="0.106803413000307">
                <text:p>0.106803413000307</text:p>
              </table:table-cell>
              <table:table-cell office:value-type="float" office:value="350937.616245261">
                <text:p>350937.616245261</text:p>
              </table:table-cell>
              <table:table-cell office:value-type="float" office:value="309033.491059992">
                <text:p>309033.491059992</text:p>
              </table:table-cell>
              <table:table-cell office:value-type="float" office:value="0">
                <text:p>0</text:p>
              </table:table-cell>
              <table:table-cell office:value-type="float" office:value="344216.769959166">
                <text:p>344216.769959166</text:p>
              </table:table-cell>
              <table:table-cell office:value-type="float" office:value="298383">
                <text:p>29838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5.963010215999">
                <text:p>165.963010215999</text:p>
              </table:table-cell>
              <table:table-cell office:value-type="float" office:value="0.103401635999035">
                <text:p>0.103401635999035</text:p>
              </table:table-cell>
              <table:table-cell office:value-type="float" office:value="347428.240082808">
                <text:p>347428.240082808</text:p>
              </table:table-cell>
              <table:table-cell office:value-type="float" office:value="296739.710105335">
                <text:p>296739.710105335</text:p>
              </table:table-cell>
              <table:table-cell office:value-type="float" office:value="0">
                <text:p>0</text:p>
              </table:table-cell>
              <table:table-cell office:value-type="float" office:value="308497.792309193">
                <text:p>308497.792309193</text:p>
              </table:table-cell>
              <table:table-cell office:value-type="float" office:value="335357">
                <text:p>33535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6.165904129999">
                <text:p>166.165904129999</text:p>
              </table:table-cell>
              <table:table-cell office:value-type="float" office:value="0.104210068000612">
                <text:p>0.104210068000612</text:p>
              </table:table-cell>
              <table:table-cell office:value-type="float" office:value="343953.95768198">
                <text:p>343953.95768198</text:p>
              </table:table-cell>
              <table:table-cell office:value-type="float" office:value="333504.816447906">
                <text:p>333504.816447906</text:p>
              </table:table-cell>
              <table:table-cell office:value-type="float" office:value="0">
                <text:p>0</text:p>
              </table:table-cell>
              <table:table-cell office:value-type="float" office:value="317244.843232617">
                <text:p>317244.843232617</text:p>
              </table:table-cell>
              <table:table-cell office:value-type="float" office:value="388405">
                <text:p>3884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6.36716281">
                <text:p>166.36716281</text:p>
              </table:table-cell>
              <table:table-cell office:value-type="float" office:value="0.107562074999805">
                <text:p>0.107562074999805</text:p>
              </table:table-cell>
              <table:table-cell office:value-type="float" office:value="340514.41810516">
                <text:p>340514.41810516</text:p>
              </table:table-cell>
              <table:table-cell office:value-type="float" office:value="368323.213745121">
                <text:p>368323.213745121</text:p>
              </table:table-cell>
              <table:table-cell office:value-type="float" office:value="0">
                <text:p>0</text:p>
              </table:table-cell>
              <table:table-cell office:value-type="float" office:value="345759.178060523">
                <text:p>345759.178060523</text:p>
              </table:table-cell>
              <table:table-cell office:value-type="float" office:value="378402">
                <text:p>37840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6.569379212">
                <text:p>166.569379212</text:p>
              </table:table-cell>
              <table:table-cell office:value-type="float" office:value="0.107517634000033">
                <text:p>0.107517634000033</text:p>
              </table:table-cell>
              <table:table-cell office:value-type="float" office:value="337109.273924109">
                <text:p>337109.273924109</text:p>
              </table:table-cell>
              <table:table-cell office:value-type="float" office:value="359425.560720058">
                <text:p>359425.560720058</text:p>
              </table:table-cell>
              <table:table-cell office:value-type="float" office:value="0">
                <text:p>0</text:p>
              </table:table-cell>
              <table:table-cell office:value-type="float" office:value="365693.741480586">
                <text:p>365693.741480586</text:p>
              </table:table-cell>
              <table:table-cell office:value-type="float" office:value="315761">
                <text:p>3157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6.773124767">
                <text:p>166.773124767</text:p>
              </table:table-cell>
              <table:table-cell office:value-type="float" office:value="0.103937907000727">
                <text:p>0.103937907000727</text:p>
              </table:table-cell>
              <table:table-cell office:value-type="float" office:value="333738.181184868">
                <text:p>333738.181184868</text:p>
              </table:table-cell>
              <table:table-cell office:value-type="float" office:value="307027.147625396">
                <text:p>307027.147625396</text:p>
              </table:table-cell>
              <table:table-cell office:value-type="float" office:value="0">
                <text:p>0</text:p>
              </table:table-cell>
              <table:table-cell office:value-type="float" office:value="335045.708420723">
                <text:p>335045.708420723</text:p>
              </table:table-cell>
              <table:table-cell office:value-type="float" office:value="284238">
                <text:p>28423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6.977519639">
                <text:p>166.977519639</text:p>
              </table:table-cell>
              <table:table-cell office:value-type="float" office:value="0.105267127999468">
                <text:p>0.105267127999468</text:p>
              </table:table-cell>
              <table:table-cell office:value-type="float" office:value="330400.799373019">
                <text:p>330400.799373019</text:p>
              </table:table-cell>
              <table:table-cell office:value-type="float" office:value="277856.657680316">
                <text:p>277856.657680316</text:p>
              </table:table-cell>
              <table:table-cell office:value-type="float" office:value="0">
                <text:p>0</text:p>
              </table:table-cell>
              <table:table-cell office:value-type="float" office:value="293787.631002426">
                <text:p>293787.631002426</text:p>
              </table:table-cell>
              <table:table-cell office:value-type="float" office:value="323651">
                <text:p>32365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7.180153178">
                <text:p>167.180153178</text:p>
              </table:table-cell>
              <table:table-cell office:value-type="float" office:value="0.103753364999648">
                <text:p>0.103753364999648</text:p>
              </table:table-cell>
              <table:table-cell office:value-type="float" office:value="327096.791379289">
                <text:p>327096.791379289</text:p>
              </table:table-cell>
              <table:table-cell office:value-type="float" office:value="325444.348195001">
                <text:p>325444.348195001</text:p>
              </table:table-cell>
              <table:table-cell office:value-type="float" office:value="0">
                <text:p>0</text:p>
              </table:table-cell>
              <table:table-cell office:value-type="float" office:value="305216.154473156">
                <text:p>305216.154473156</text:p>
              </table:table-cell>
              <table:table-cell office:value-type="float" office:value="371607">
                <text:p>37160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7.382477177">
                <text:p>167.382477177</text:p>
              </table:table-cell>
              <table:table-cell office:value-type="float" office:value="0.104223196000021">
                <text:p>0.104223196000021</text:p>
              </table:table-cell>
              <table:table-cell office:value-type="float" office:value="327096.791379289">
                <text:p>327096.791379289</text:p>
              </table:table-cell>
              <table:table-cell office:value-type="float" office:value="365431.637395426">
                <text:p>365431.637395426</text:p>
              </table:table-cell>
              <table:table-cell office:value-type="float" office:value="0">
                <text:p>0</text:p>
              </table:table-cell>
              <table:table-cell office:value-type="float" office:value="340818.863485174">
                <text:p>340818.863485174</text:p>
              </table:table-cell>
              <table:table-cell office:value-type="float" office:value="359953">
                <text:p>3599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7.682664946999">
                <text:p>167.682664946999</text:p>
              </table:table-cell>
              <table:table-cell office:value-type="float" office:value="0.335684010999103">
                <text:p>0.335684010999103</text:p>
              </table:table-cell>
              <table:table-cell office:value-type="float" office:value="323825.823465496">
                <text:p>323825.823465496</text:p>
              </table:table-cell>
              <table:table-cell office:value-type="float" office:value="125000.311205355">
                <text:p>125000.311205355</text:p>
              </table:table-cell>
              <table:table-cell office:value-type="float" office:value="0">
                <text:p>0</text:p>
              </table:table-cell>
              <table:table-cell office:value-type="float" office:value="130981.570425267">
                <text:p>130981.570425267</text:p>
              </table:table-cell>
              <table:table-cell office:value-type="float" office:value="279440">
                <text:p>27944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7.888708544">
                <text:p>167.888708544</text:p>
              </table:table-cell>
              <table:table-cell office:value-type="float" office:value="0.105086966999806">
                <text:p>0.105086966999806</text:p>
              </table:table-cell>
              <table:table-cell office:value-type="float" office:value="320587.565230841">
                <text:p>320587.565230841</text:p>
              </table:table-cell>
              <table:table-cell office:value-type="float" office:value="247445.217429077">
                <text:p>247445.217429077</text:p>
              </table:table-cell>
              <table:table-cell office:value-type="float" office:value="0">
                <text:p>0</text:p>
              </table:table-cell>
              <table:table-cell office:value-type="float" office:value="288767.435000104">
                <text:p>288767.435000104</text:p>
              </table:table-cell>
              <table:table-cell office:value-type="float" office:value="289805">
                <text:p>2898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8.096365960999">
                <text:p>168.096365960999</text:p>
              </table:table-cell>
              <table:table-cell office:value-type="float" office:value="0.130214587999944">
                <text:p>0.130214587999944</text:p>
              </table:table-cell>
              <table:table-cell office:value-type="float" office:value="317381.689578533">
                <text:p>317381.689578533</text:p>
              </table:table-cell>
              <table:table-cell office:value-type="float" office:value="228580.180090283">
                <text:p>228580.180090283</text:p>
              </table:table-cell>
              <table:table-cell office:value-type="float" office:value="0">
                <text:p>0</text:p>
              </table:table-cell>
              <table:table-cell office:value-type="float" office:value="223260.482834887">
                <text:p>223260.482834887</text:p>
              </table:table-cell>
              <table:table-cell office:value-type="float" office:value="344654">
                <text:p>34465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8.299796547999">
                <text:p>168.299796547999</text:p>
              </table:table-cell>
              <table:table-cell office:value-type="float" office:value="0.104252745000849">
                <text:p>0.104252745000849</text:p>
              </table:table-cell>
              <table:table-cell office:value-type="float" office:value="314207.872682747">
                <text:p>314207.872682747</text:p>
              </table:table-cell>
              <table:table-cell office:value-type="float" office:value="361961.562880061">
                <text:p>361961.562880061</text:p>
              </table:table-cell>
              <table:table-cell office:value-type="float" office:value="0">
                <text:p>0</text:p>
              </table:table-cell>
              <table:table-cell office:value-type="float" office:value="328020.492871558">
                <text:p>328020.492871558</text:p>
              </table:table-cell>
              <table:table-cell office:value-type="float" office:value="359119">
                <text:p>3591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8.502168403">
                <text:p>168.502168403</text:p>
              </table:table-cell>
              <table:table-cell office:value-type="float" office:value="0.107312131998697">
                <text:p>0.107312131998697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350730.077177846">
                <text:p>350730.077177846</text:p>
              </table:table-cell>
              <table:table-cell office:value-type="float" office:value="0">
                <text:p>0</text:p>
              </table:table-cell>
              <table:table-cell office:value-type="float" office:value="350696.471646146">
                <text:p>350696.471646146</text:p>
              </table:table-cell>
              <table:table-cell office:value-type="float" office:value="310425">
                <text:p>3104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8.705205528999">
                <text:p>168.705205528999</text:p>
              </table:table-cell>
              <table:table-cell office:value-type="float" office:value="0.10582438900019">
                <text:p>0.10582438900019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308576.332230119">
                <text:p>308576.332230119</text:p>
              </table:table-cell>
              <table:table-cell office:value-type="float" office:value="0">
                <text:p>0</text:p>
              </table:table-cell>
              <table:table-cell office:value-type="float" office:value="334371.938362798">
                <text:p>334371.938362798</text:p>
              </table:table-cell>
              <table:table-cell office:value-type="float" office:value="266235">
                <text:p>2662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8.908658539">
                <text:p>168.908658539</text:p>
              </table:table-cell>
              <table:table-cell office:value-type="float" office:value="0.102663349000068">
                <text:p>0.102663349000068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268466.837626094">
                <text:p>268466.837626094</text:p>
              </table:table-cell>
              <table:table-cell office:value-type="float" office:value="0">
                <text:p>0</text:p>
              </table:table-cell>
              <table:table-cell office:value-type="float" office:value="286970.560388121">
                <text:p>286970.560388121</text:p>
              </table:table-cell>
              <table:table-cell office:value-type="float" office:value="285655">
                <text:p>28565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9.111367980999">
                <text:p>169.111367980999</text:p>
              </table:table-cell>
              <table:table-cell office:value-type="float" office:value="0.102760609001052">
                <text:p>0.102760609001052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286030.358297179">
                <text:p>286030.358297179</text:p>
              </table:table-cell>
              <table:table-cell office:value-type="float" office:value="0">
                <text:p>0</text:p>
              </table:table-cell>
              <table:table-cell office:value-type="float" office:value="279100.967965631">
                <text:p>279100.967965631</text:p>
              </table:table-cell>
              <table:table-cell office:value-type="float" office:value="341018">
                <text:p>34101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9.314560874">
                <text:p>169.314560874</text:p>
              </table:table-cell>
              <table:table-cell office:value-type="float" office:value="0.103857522000908">
                <text:p>0.103857522000908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347554.448437849">
                <text:p>347554.448437849</text:p>
              </table:table-cell>
              <table:table-cell office:value-type="float" office:value="0">
                <text:p>0</text:p>
              </table:table-cell>
              <table:table-cell office:value-type="float" office:value="311210.08294159">
                <text:p>311210.08294159</text:p>
              </table:table-cell>
              <table:table-cell office:value-type="float" office:value="354058">
                <text:p>35405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9.518605268">
                <text:p>169.518605268</text:p>
              </table:table-cell>
              <table:table-cell office:value-type="float" office:value="0.10785406299874">
                <text:p>0.10785406299874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342626.607685846">
                <text:p>342626.607685846</text:p>
              </table:table-cell>
              <table:table-cell office:value-type="float" office:value="0">
                <text:p>0</text:p>
              </table:table-cell>
              <table:table-cell office:value-type="float" office:value="347554.448437849">
                <text:p>347554.448437849</text:p>
              </table:table-cell>
              <table:table-cell office:value-type="float" office:value="305945">
                <text:p>30594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9.719902565999">
                <text:p>169.719902565999</text:p>
              </table:table-cell>
              <table:table-cell office:value-type="float" office:value="0.11967702399852">
                <text:p>0.11967702399852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227240.1898442">
                <text:p>227240.1898442</text:p>
              </table:table-cell>
              <table:table-cell office:value-type="float" office:value="8735.62436641576">
                <text:p>8735.62436641576</text:p>
              </table:table-cell>
              <table:table-cell office:value-type="float" office:value="262913.137037998">
                <text:p>262913.137037998</text:p>
              </table:table-cell>
              <table:table-cell office:value-type="float" office:value="265267">
                <text:p>2652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9.922757422999">
                <text:p>169.922757422999</text:p>
              </table:table-cell>
              <table:table-cell office:value-type="float" office:value="0.109123435000583">
                <text:p>0.109123435000583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263596.361625594">
                <text:p>263596.361625594</text:p>
              </table:table-cell>
              <table:table-cell office:value-type="float" office:value="0">
                <text:p>0</text:p>
              </table:table-cell>
              <table:table-cell office:value-type="float" office:value="251830.115196696">
                <text:p>251830.115196696</text:p>
              </table:table-cell>
              <table:table-cell office:value-type="float" office:value="289036">
                <text:p>2890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0.125122398998">
                <text:p>170.125122398998</text:p>
              </table:table-cell>
              <table:table-cell office:value-type="float" office:value="0.102745488000437">
                <text:p>0.102745488000437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294886.097133834">
                <text:p>294886.097133834</text:p>
              </table:table-cell>
              <table:table-cell office:value-type="float" office:value="0">
                <text:p>0</text:p>
              </table:table-cell>
              <table:table-cell office:value-type="float" office:value="282069.091327921">
                <text:p>282069.091327921</text:p>
              </table:table-cell>
              <table:table-cell office:value-type="float" office:value="343951">
                <text:p>34395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0.327572755999">
                <text:p>170.327572755999</text:p>
              </table:table-cell>
              <table:table-cell office:value-type="float" office:value="0.102749657000459">
                <text:p>0.102749657000459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342639.953921216">
                <text:p>342639.953921216</text:p>
              </table:table-cell>
              <table:table-cell office:value-type="float" office:value="0">
                <text:p>0</text:p>
              </table:table-cell>
              <table:table-cell office:value-type="float" office:value="318763.025527525">
                <text:p>318763.025527525</text:p>
              </table:table-cell>
              <table:table-cell office:value-type="float" office:value="352376">
                <text:p>35237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0.529948441999">
                <text:p>170.529948441999</text:p>
              </table:table-cell>
              <table:table-cell office:value-type="float" office:value="0.103139819000717">
                <text:p>0.103139819000717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348825.42069847">
                <text:p>348825.42069847</text:p>
              </table:table-cell>
              <table:table-cell office:value-type="float" office:value="0">
                <text:p>0</text:p>
              </table:table-cell>
              <table:table-cell office:value-type="float" office:value="351276.508155847">
                <text:p>351276.508155847</text:p>
              </table:table-cell>
              <table:table-cell office:value-type="float" office:value="302368">
                <text:p>3023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0.734933615999">
                <text:p>170.734933615999</text:p>
              </table:table-cell>
              <table:table-cell office:value-type="float" office:value="0.106345287000295">
                <text:p>0.106345287000295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300565.433600518">
                <text:p>300565.433600518</text:p>
              </table:table-cell>
              <table:table-cell office:value-type="float" office:value="0">
                <text:p>0</text:p>
              </table:table-cell>
              <table:table-cell office:value-type="float" office:value="326235.377384495">
                <text:p>326235.377384495</text:p>
              </table:table-cell>
              <table:table-cell office:value-type="float" office:value="264620">
                <text:p>26462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0.936543438">
                <text:p>170.936543438</text:p>
              </table:table-cell>
              <table:table-cell office:value-type="float" office:value="0.104376740999214">
                <text:p>0.104376740999214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262568.188185358">
                <text:p>262568.188185358</text:p>
              </table:table-cell>
              <table:table-cell office:value-type="float" office:value="0">
                <text:p>0</text:p>
              </table:table-cell>
              <table:table-cell office:value-type="float" office:value="279480.948299629">
                <text:p>279480.948299629</text:p>
              </table:table-cell>
              <table:table-cell office:value-type="float" office:value="293150">
                <text:p>29315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1.138804389">
                <text:p>171.138804389</text:p>
              </table:table-cell>
              <table:table-cell office:value-type="float" office:value="0.104603380999833">
                <text:p>0.104603380999833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292411.397106188">
                <text:p>292411.397106188</text:p>
              </table:table-cell>
              <table:table-cell office:value-type="float" office:value="0">
                <text:p>0</text:p>
              </table:table-cell>
              <table:table-cell office:value-type="float" office:value="277766.470371328">
                <text:p>277766.470371328</text:p>
              </table:table-cell>
              <table:table-cell office:value-type="float" office:value="346931">
                <text:p>3469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1.343870859">
                <text:p>171.343870859</text:p>
              </table:table-cell>
              <table:table-cell office:value-type="float" office:value="0.108873733999644">
                <text:p>0.108873733999644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342619.421251416">
                <text:p>342619.421251416</text:p>
              </table:table-cell>
              <table:table-cell office:value-type="float" office:value="0">
                <text:p>0</text:p>
              </table:table-cell>
              <table:table-cell office:value-type="float" office:value="316244.693576554">
                <text:p>316244.693576554</text:p>
              </table:table-cell>
              <table:table-cell office:value-type="float" office:value="349724">
                <text:p>34972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1.556081429999">
                <text:p>171.556081429999</text:p>
              </table:table-cell>
              <table:table-cell office:value-type="float" office:value="0.133742987000005">
                <text:p>0.133742987000005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254668.756796548">
                <text:p>254668.756796548</text:p>
              </table:table-cell>
              <table:table-cell office:value-type="float" office:value="1847.94028200122">
                <text:p>1847.94028200122</text:p>
              </table:table-cell>
              <table:table-cell office:value-type="float" office:value="265207.66288815">
                <text:p>265207.66288815</text:p>
              </table:table-cell>
              <table:table-cell office:value-type="float" office:value="294764">
                <text:p>29476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1.757569728999">
                <text:p>171.757569728999</text:p>
              </table:table-cell>
              <table:table-cell office:value-type="float" office:value="0.101097500000833">
                <text:p>0.101097500000833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286599.111602549">
                <text:p>286599.111602549</text:p>
              </table:table-cell>
              <table:table-cell office:value-type="float" office:value="0">
                <text:p>0</text:p>
              </table:table-cell>
              <table:table-cell office:value-type="float" office:value="301606.439959379">
                <text:p>301606.439959379</text:p>
              </table:table-cell>
              <table:table-cell office:value-type="float" office:value="264469">
                <text:p>26446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1.959953333">
                <text:p>171.959953333</text:p>
              </table:table-cell>
              <table:table-cell office:value-type="float" office:value="0.10129679900092">
                <text:p>0.10129679900092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257345.19030498">
                <text:p>257345.19030498</text:p>
              </table:table-cell>
              <table:table-cell office:value-type="float" office:value="0">
                <text:p>0</text:p>
              </table:table-cell>
              <table:table-cell office:value-type="float" office:value="272896.121094765">
                <text:p>272896.121094765</text:p>
              </table:table-cell>
              <table:table-cell office:value-type="float" office:value="299657">
                <text:p>29965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2.164032545999">
                <text:p>172.164032545999</text:p>
              </table:table-cell>
              <table:table-cell office:value-type="float" office:value="0.104469489000621">
                <text:p>0.104469489000621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304765.490577509">
                <text:p>304765.490577509</text:p>
              </table:table-cell>
              <table:table-cell office:value-type="float" office:value="0">
                <text:p>0</text:p>
              </table:table-cell>
              <table:table-cell office:value-type="float" office:value="280305.961427309">
                <text:p>280305.961427309</text:p>
              </table:table-cell>
              <table:table-cell office:value-type="float" office:value="350916">
                <text:p>3509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2.365618439999">
                <text:p>172.365618439999</text:p>
              </table:table-cell>
              <table:table-cell office:value-type="float" office:value="0.104721509998853">
                <text:p>0.104721509998853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338996.09310279">
                <text:p>338996.09310279</text:p>
              </table:table-cell>
              <table:table-cell office:value-type="float" office:value="0">
                <text:p>0</text:p>
              </table:table-cell>
              <table:table-cell office:value-type="float" office:value="320364.329340137">
                <text:p>320364.329340137</text:p>
              </table:table-cell>
              <table:table-cell office:value-type="float" office:value="345946">
                <text:p>34594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2.567495366">
                <text:p>172.567495366</text:p>
              </table:table-cell>
              <table:table-cell office:value-type="float" office:value="0.104643639999267">
                <text:p>0.104643639999267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340643.982352803">
                <text:p>340643.982352803</text:p>
              </table:table-cell>
              <table:table-cell office:value-type="float" office:value="0">
                <text:p>0</text:p>
              </table:table-cell>
              <table:table-cell office:value-type="float" office:value="340729.915227804">
                <text:p>340729.915227804</text:p>
              </table:table-cell>
              <table:table-cell office:value-type="float" office:value="291668">
                <text:p>29166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2.769263572">
                <text:p>172.769263572</text:p>
              </table:table-cell>
              <table:table-cell office:value-type="float" office:value="0.104413238999769">
                <text:p>0.104413238999769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281524.186302319">
                <text:p>281524.186302319</text:p>
              </table:table-cell>
              <table:table-cell office:value-type="float" office:value="0">
                <text:p>0</text:p>
              </table:table-cell>
              <table:table-cell office:value-type="float" office:value="310174.206827553">
                <text:p>310174.206827553</text:p>
              </table:table-cell>
              <table:table-cell office:value-type="float" office:value="264773">
                <text:p>26477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2.973239228">
                <text:p>172.973239228</text:p>
              </table:table-cell>
              <table:table-cell office:value-type="float" office:value="0.106285572999695">
                <text:p>0.106285572999695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243761.237127008">
                <text:p>243761.237127008</text:p>
              </table:table-cell>
              <table:table-cell office:value-type="float" office:value="0">
                <text:p>0</text:p>
              </table:table-cell>
              <table:table-cell office:value-type="float" office:value="267668.268439705">
                <text:p>267668.268439705</text:p>
              </table:table-cell>
              <table:table-cell office:value-type="float" office:value="303468">
                <text:p>30346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3.175024008999">
                <text:p>173.175024008999</text:p>
              </table:table-cell>
              <table:table-cell office:value-type="float" office:value="0.109412342999349">
                <text:p>0.109412342999349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243111.685689503">
                <text:p>243111.685689503</text:p>
              </table:table-cell>
              <table:table-cell office:value-type="float" office:value="16917.6556501394">
                <text:p>16917.6556501394</text:p>
              </table:table-cell>
              <table:table-cell office:value-type="float" office:value="215728.416839277">
                <text:p>215728.416839277</text:p>
              </table:table-cell>
              <table:table-cell office:value-type="float" office:value="352740">
                <text:p>35274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3.378051792999">
                <text:p>173.378051792999</text:p>
              </table:table-cell>
              <table:table-cell office:value-type="float" office:value="0.107605066999895">
                <text:p>0.107605066999895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339626.941502795">
                <text:p>339626.941502795</text:p>
              </table:table-cell>
              <table:table-cell office:value-type="float" office:value="0">
                <text:p>0</text:p>
              </table:table-cell>
              <table:table-cell office:value-type="float" office:value="297134.145789946">
                <text:p>297134.145789946</text:p>
              </table:table-cell>
              <table:table-cell office:value-type="float" office:value="343407">
                <text:p>3434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3.581265098999">
                <text:p>173.581265098999</text:p>
              </table:table-cell>
              <table:table-cell office:value-type="float" office:value="0.105490031000954">
                <text:p>0.105490031000954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336863.946827772">
                <text:p>336863.946827772</text:p>
              </table:table-cell>
              <table:table-cell office:value-type="float" office:value="0">
                <text:p>0</text:p>
              </table:table-cell>
              <table:table-cell office:value-type="float" office:value="340368.491665301">
                <text:p>340368.491665301</text:p>
              </table:table-cell>
              <table:table-cell office:value-type="float" office:value="288330">
                <text:p>28833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3.784174263999">
                <text:p>173.784174263999</text:p>
              </table:table-cell>
              <table:table-cell office:value-type="float" office:value="0.103685115000189">
                <text:p>0.103685115000189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285428.571752351">
                <text:p>285428.571752351</text:p>
              </table:table-cell>
              <table:table-cell office:value-type="float" office:value="0">
                <text:p>0</text:p>
              </table:table-cell>
              <table:table-cell office:value-type="float" office:value="314482.476790089">
                <text:p>314482.476790089</text:p>
              </table:table-cell>
              <table:table-cell office:value-type="float" office:value="265487">
                <text:p>26548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4.213388945">
                <text:p>174.213388945</text:p>
              </table:table-cell>
              <table:table-cell office:value-type="float" office:value="0.341689905000749">
                <text:p>0.341689905000749</text:p>
              </table:table-cell>
              <table:table-cell office:value-type="float" office:value="311065.79395592">
                <text:p>311065.79395592</text:p>
              </table:table-cell>
              <table:table-cell office:value-type="float" office:value="240559.984789482">
                <text:p>240559.984789482</text:p>
              </table:table-cell>
              <table:table-cell office:value-type="float" office:value="0">
                <text:p>0</text:p>
              </table:table-cell>
              <table:table-cell office:value-type="float" office:value="249073.910752052">
                <text:p>249073.910752052</text:p>
              </table:table-cell>
              <table:table-cell office:value-type="float" office:value="356545">
                <text:p>3565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4.415699993">
                <text:p>174.415699993</text:p>
              </table:table-cell>
              <table:table-cell office:value-type="float" office:value="0.101603904999138">
                <text:p>0.101603904999138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293660.435689918">
                <text:p>293660.435689918</text:p>
              </table:table-cell>
              <table:table-cell office:value-type="float" office:value="0">
                <text:p>0</text:p>
              </table:table-cell>
              <table:table-cell office:value-type="float" office:value="247631.75491454">
                <text:p>247631.75491454</text:p>
              </table:table-cell>
              <table:table-cell office:value-type="float" office:value="357373">
                <text:p>35737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4.617591128999">
                <text:p>174.617591128999</text:p>
              </table:table-cell>
              <table:table-cell office:value-type="float" office:value="0.102930320001178">
                <text:p>0.102930320001178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345450.662990342">
                <text:p>345450.662990342</text:p>
              </table:table-cell>
              <table:table-cell office:value-type="float" office:value="0">
                <text:p>0</text:p>
              </table:table-cell>
              <table:table-cell office:value-type="float" office:value="345032.119340339">
                <text:p>345032.119340339</text:p>
              </table:table-cell>
              <table:table-cell office:value-type="float" office:value="298637">
                <text:p>29863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4.822582354">
                <text:p>174.822582354</text:p>
              </table:table-cell>
              <table:table-cell office:value-type="float" office:value="0.140713588998551">
                <text:p>0.140713588998551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220632.151076818">
                <text:p>220632.151076818</text:p>
              </table:table-cell>
              <table:table-cell office:value-type="float" office:value="0">
                <text:p>0</text:p>
              </table:table-cell>
              <table:table-cell office:value-type="float" office:value="250322.464877062">
                <text:p>250322.464877062</text:p>
              </table:table-cell>
              <table:table-cell office:value-type="float" office:value="287725">
                <text:p>2877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5.027153024999">
                <text:p>175.027153024999</text:p>
              </table:table-cell>
              <table:table-cell office:value-type="float" office:value="0.116589388000648">
                <text:p>0.116589388000648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238192.281339462">
                <text:p>238192.281339462</text:p>
              </table:table-cell>
              <table:table-cell office:value-type="float" office:value="0">
                <text:p>0</text:p>
              </table:table-cell>
              <table:table-cell office:value-type="float" office:value="243708.160939508">
                <text:p>243708.160939508</text:p>
              </table:table-cell>
              <table:table-cell office:value-type="float" office:value="341077">
                <text:p>34107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5.230957713">
                <text:p>175.230957713</text:p>
              </table:table-cell>
              <table:table-cell office:value-type="float" office:value="0.101861044000543">
                <text:p>0.101861044000543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350298.71778189">
                <text:p>350298.71778189</text:p>
              </table:table-cell>
              <table:table-cell office:value-type="float" office:value="0">
                <text:p>0</text:p>
              </table:table-cell>
              <table:table-cell office:value-type="float" office:value="316036.579153603">
                <text:p>316036.579153603</text:p>
              </table:table-cell>
              <table:table-cell office:value-type="float" office:value="381856">
                <text:p>3818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5.432634962999">
                <text:p>175.432634962999</text:p>
              </table:table-cell>
              <table:table-cell office:value-type="float" office:value="0.117446431000644">
                <text:p>0.117446431000644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353239.665056029">
                <text:p>353239.665056029</text:p>
              </table:table-cell>
              <table:table-cell office:value-type="float" office:value="0">
                <text:p>0</text:p>
              </table:table-cell>
              <table:table-cell office:value-type="float" office:value="342317.617471783">
                <text:p>342317.617471783</text:p>
              </table:table-cell>
              <table:table-cell office:value-type="float" office:value="352851">
                <text:p>35285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5.636882752999">
                <text:p>175.636882752999</text:p>
              </table:table-cell>
              <table:table-cell office:value-type="float" office:value="0.111339357999896">
                <text:p>0.111339357999896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343269.809078633">
                <text:p>343269.809078633</text:p>
              </table:table-cell>
              <table:table-cell office:value-type="float" office:value="0">
                <text:p>0</text:p>
              </table:table-cell>
              <table:table-cell office:value-type="float" office:value="359833.785691117">
                <text:p>359833.785691117</text:p>
              </table:table-cell>
              <table:table-cell office:value-type="float" office:value="294645">
                <text:p>29464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5.839490957">
                <text:p>175.839490957</text:p>
              </table:table-cell>
              <table:table-cell office:value-type="float" office:value="0.103538339999432">
                <text:p>0.103538339999432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264622.290375004">
                <text:p>264622.290375004</text:p>
              </table:table-cell>
              <table:table-cell office:value-type="float" office:value="0">
                <text:p>0</text:p>
              </table:table-cell>
              <table:table-cell office:value-type="float" office:value="291753.581126923">
                <text:p>291753.581126923</text:p>
              </table:table-cell>
              <table:table-cell office:value-type="float" office:value="290146">
                <text:p>2901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6.042593787999">
                <text:p>176.042593787999</text:p>
              </table:table-cell>
              <table:table-cell office:value-type="float" office:value="0.102120813000511">
                <text:p>0.102120813000511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290532.302188833">
                <text:p>290532.302188833</text:p>
              </table:table-cell>
              <table:table-cell office:value-type="float" office:value="0">
                <text:p>0</text:p>
              </table:table-cell>
              <table:table-cell office:value-type="float" office:value="290989.011741804">
                <text:p>290989.011741804</text:p>
              </table:table-cell>
              <table:table-cell office:value-type="float" office:value="345761">
                <text:p>34576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6.245587437999">
                <text:p>176.245587437999</text:p>
              </table:table-cell>
              <table:table-cell office:value-type="float" office:value="0.102963314999215">
                <text:p>0.102963314999215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346429.690524106">
                <text:p>346429.690524106</text:p>
              </table:table-cell>
              <table:table-cell office:value-type="float" office:value="0">
                <text:p>0</text:p>
              </table:table-cell>
              <table:table-cell office:value-type="float" office:value="318176.184641472">
                <text:p>318176.184641472</text:p>
              </table:table-cell>
              <table:table-cell office:value-type="float" office:value="382229">
                <text:p>38222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6.448022335999">
                <text:p>176.448022335999</text:p>
              </table:table-cell>
              <table:table-cell office:value-type="float" office:value="0.107833045000007">
                <text:p>0.107833045000007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370070.887139304">
                <text:p>370070.887139304</text:p>
              </table:table-cell>
              <table:table-cell office:value-type="float" office:value="0">
                <text:p>0</text:p>
              </table:table-cell>
              <table:table-cell office:value-type="float" office:value="355202.171681731">
                <text:p>355202.171681731</text:p>
              </table:table-cell>
              <table:table-cell office:value-type="float" office:value="348359">
                <text:p>34835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6.664807068999">
                <text:p>176.664807068999</text:p>
              </table:table-cell>
              <table:table-cell office:value-type="float" office:value="0.146425832999739">
                <text:p>0.146425832999739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268517.276073146">
                <text:p>268517.276073146</text:p>
              </table:table-cell>
              <table:table-cell office:value-type="float" office:value="0">
                <text:p>0</text:p>
              </table:table-cell>
              <table:table-cell office:value-type="float" office:value="282066.15680478">
                <text:p>282066.15680478</text:p>
              </table:table-cell>
              <table:table-cell office:value-type="float" office:value="289384">
                <text:p>28938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6.866685039999">
                <text:p>176.866685039999</text:p>
              </table:table-cell>
              <table:table-cell office:value-type="float" office:value="0.10946338499889">
                <text:p>0.10946338499889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198213.978067568">
                <text:p>198213.978067568</text:p>
              </table:table-cell>
              <table:table-cell office:value-type="float" office:value="0">
                <text:p>0</text:p>
              </table:table-cell>
              <table:table-cell office:value-type="float" office:value="228174.429554189">
                <text:p>228174.429554189</text:p>
              </table:table-cell>
              <table:table-cell office:value-type="float" office:value="295492">
                <text:p>2954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7.069768095">
                <text:p>177.069768095</text:p>
              </table:table-cell>
              <table:table-cell office:value-type="float" office:value="0.105990175999978">
                <text:p>0.105990175999978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297089.818217477">
                <text:p>297089.818217477</text:p>
              </table:table-cell>
              <table:table-cell office:value-type="float" office:value="0">
                <text:p>0</text:p>
              </table:table-cell>
              <table:table-cell office:value-type="float" office:value="293986.834958804">
                <text:p>293986.834958804</text:p>
              </table:table-cell>
              <table:table-cell office:value-type="float" office:value="353752">
                <text:p>3537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7.273416012999">
                <text:p>177.273416012999</text:p>
              </table:table-cell>
              <table:table-cell office:value-type="float" office:value="0.104207418000442">
                <text:p>0.104207418000442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347843.000842644">
                <text:p>347843.000842644</text:p>
              </table:table-cell>
              <table:table-cell office:value-type="float" office:value="0">
                <text:p>0</text:p>
              </table:table-cell>
              <table:table-cell office:value-type="float" office:value="318245.783316397">
                <text:p>318245.783316397</text:p>
              </table:table-cell>
              <table:table-cell office:value-type="float" office:value="381670">
                <text:p>38167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7.476349057999">
                <text:p>177.476349057999</text:p>
              </table:table-cell>
              <table:table-cell office:value-type="float" office:value="0.112482442000328">
                <text:p>0.112482442000328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368893.297880364">
                <text:p>368893.297880364</text:p>
              </table:table-cell>
              <table:table-cell office:value-type="float" office:value="0">
                <text:p>0</text:p>
              </table:table-cell>
              <table:table-cell office:value-type="float" office:value="354710.408781535">
                <text:p>354710.408781535</text:p>
              </table:table-cell>
              <table:table-cell office:value-type="float" office:value="339543">
                <text:p>3395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7.678222368999">
                <text:p>177.678222368999</text:p>
              </table:table-cell>
              <table:table-cell office:value-type="float" office:value="0.10478342100032">
                <text:p>0.10478342100032</text:p>
              </table:table-cell>
              <table:table-cell office:value-type="float" office:value="332385.584544197">
                <text:p>332385.584544197</text:p>
              </table:table-cell>
              <table:table-cell office:value-type="float" office:value="330967.608261338">
                <text:p>330967.608261338</text:p>
              </table:table-cell>
              <table:table-cell office:value-type="float" office:value="0">
                <text:p>0</text:p>
              </table:table-cell>
              <table:table-cell office:value-type="float" office:value="352368.94679083">
                <text:p>352368.94679083</text:p>
              </table:table-cell>
              <table:table-cell office:value-type="float" office:value="287412">
                <text:p>2874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7.880842848999">
                <text:p>177.880842848999</text:p>
              </table:table-cell>
              <table:table-cell office:value-type="float" office:value="0.103000131000954">
                <text:p>0.103000131000954</text:p>
              </table:table-cell>
              <table:table-cell office:value-type="float" office:value="355758.535127537">
                <text:p>355758.535127537</text:p>
              </table:table-cell>
              <table:table-cell office:value-type="float" office:value="277516.841958444">
                <text:p>277516.841958444</text:p>
              </table:table-cell>
              <table:table-cell office:value-type="float" office:value="0">
                <text:p>0</text:p>
              </table:table-cell>
              <table:table-cell office:value-type="float" office:value="305219.654675983">
                <text:p>305219.654675983</text:p>
              </table:table-cell>
              <table:table-cell office:value-type="float" office:value="319614">
                <text:p>3196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8.084883653999">
                <text:p>178.084883653999</text:p>
              </table:table-cell>
              <table:table-cell office:value-type="float" office:value="0.104909188999955">
                <text:p>0.104909188999955</text:p>
              </table:table-cell>
              <table:table-cell office:value-type="float" office:value="355758.535127537">
                <text:p>355758.535127537</text:p>
              </table:table-cell>
              <table:table-cell office:value-type="float" office:value="316211.748240048">
                <text:p>316211.748240048</text:p>
              </table:table-cell>
              <table:table-cell office:value-type="float" office:value="0">
                <text:p>0</text:p>
              </table:table-cell>
              <table:table-cell office:value-type="float" office:value="298633.256636148">
                <text:p>298633.256636148</text:p>
              </table:table-cell>
              <table:table-cell office:value-type="float" office:value="383095">
                <text:p>38309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8.289560591">
                <text:p>178.289560591</text:p>
              </table:table-cell>
              <table:table-cell office:value-type="float" office:value="0.112299280001025">
                <text:p>0.112299280001025</text:p>
              </table:table-cell>
              <table:table-cell office:value-type="float" office:value="355758.535127537">
                <text:p>355758.535127537</text:p>
              </table:table-cell>
              <table:table-cell office:value-type="float" office:value="369444.91353777">
                <text:p>369444.91353777</text:p>
              </table:table-cell>
              <table:table-cell office:value-type="float" office:value="0">
                <text:p>0</text:p>
              </table:table-cell>
              <table:table-cell office:value-type="float" office:value="337113.708866778">
                <text:p>337113.708866778</text:p>
              </table:table-cell>
              <table:table-cell office:value-type="float" office:value="407420">
                <text:p>40742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8.491609605999">
                <text:p>178.491609605999</text:p>
              </table:table-cell>
              <table:table-cell office:value-type="float" office:value="0.10364574400046">
                <text:p>0.10364574400046</text:p>
              </table:table-cell>
              <table:table-cell office:value-type="float" office:value="355758.535127537">
                <text:p>355758.535127537</text:p>
              </table:table-cell>
              <table:table-cell office:value-type="float" office:value="269255.918574496">
                <text:p>269255.918574496</text:p>
              </table:table-cell>
              <table:table-cell office:value-type="float" office:value="74116.6421408952">
                <text:p>74116.6421408952</text:p>
              </table:table-cell>
              <table:table-cell office:value-type="float" office:value="268602.479977232">
                <text:p>268602.479977232</text:p>
              </table:table-cell>
              <table:table-cell office:value-type="float" office:value="358341">
                <text:p>3583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8.694022043999">
                <text:p>178.694022043999</text:p>
              </table:table-cell>
              <table:table-cell office:value-type="float" office:value="0.106949326998802">
                <text:p>0.106949326998802</text:p>
              </table:table-cell>
              <table:table-cell office:value-type="float" office:value="352200.949776261">
                <text:p>352200.949776261</text:p>
              </table:table-cell>
              <table:table-cell office:value-type="float" office:value="326086.563428516">
                <text:p>326086.563428516</text:p>
              </table:table-cell>
              <table:table-cell office:value-type="float" office:value="0">
                <text:p>0</text:p>
              </table:table-cell>
              <table:table-cell office:value-type="float" office:value="265075.504909491">
                <text:p>265075.504909491</text:p>
              </table:table-cell>
              <table:table-cell office:value-type="float" office:value="302520">
                <text:p>30252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8.896059049999">
                <text:p>178.896059049999</text:p>
              </table:table-cell>
              <table:table-cell office:value-type="float" office:value="0.101846124000076">
                <text:p>0.101846124000076</text:p>
              </table:table-cell>
              <table:table-cell office:value-type="float" office:value="348678.940278499">
                <text:p>348678.940278499</text:p>
              </table:table-cell>
              <table:table-cell office:value-type="float" office:value="300006.43960038">
                <text:p>300006.43960038</text:p>
              </table:table-cell>
              <table:table-cell office:value-type="float" office:value="0">
                <text:p>0</text:p>
              </table:table-cell>
              <table:table-cell office:value-type="float" office:value="331572.493502903">
                <text:p>331572.493502903</text:p>
              </table:table-cell>
              <table:table-cell office:value-type="float" office:value="317085">
                <text:p>31708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9.100525899999">
                <text:p>179.100525899999</text:p>
              </table:table-cell>
              <table:table-cell office:value-type="float" office:value="0.102244686000631">
                <text:p>0.102244686000631</text:p>
              </table:table-cell>
              <table:table-cell office:value-type="float" office:value="345192.150875714">
                <text:p>345192.150875714</text:p>
              </table:table-cell>
              <table:table-cell office:value-type="float" office:value="313393.456976617">
                <text:p>313393.456976617</text:p>
              </table:table-cell>
              <table:table-cell office:value-type="float" office:value="0">
                <text:p>0</text:p>
              </table:table-cell>
              <table:table-cell office:value-type="float" office:value="303505.609257843">
                <text:p>303505.609257843</text:p>
              </table:table-cell>
              <table:table-cell office:value-type="float" office:value="375959">
                <text:p>37595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9.304396288999">
                <text:p>179.304396288999</text:p>
              </table:table-cell>
              <table:table-cell office:value-type="float" office:value="0.107201018001433">
                <text:p>0.107201018001433</text:p>
              </table:table-cell>
              <table:table-cell office:value-type="float" office:value="341740.229366957">
                <text:p>341740.229366957</text:p>
              </table:table-cell>
              <table:table-cell office:value-type="float" office:value="370067.057705431">
                <text:p>370067.057705431</text:p>
              </table:table-cell>
              <table:table-cell office:value-type="float" office:value="0">
                <text:p>0</text:p>
              </table:table-cell>
              <table:table-cell office:value-type="float" office:value="339475.53743953">
                <text:p>339475.53743953</text:p>
              </table:table-cell>
              <table:table-cell office:value-type="float" office:value="389959">
                <text:p>38995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9.507521873998">
                <text:p>179.507521873998</text:p>
              </table:table-cell>
              <table:table-cell office:value-type="float" office:value="0.110683211998548">
                <text:p>0.110683211998548</text:p>
              </table:table-cell>
              <table:table-cell office:value-type="float" office:value="338322.827073287">
                <text:p>338322.827073287</text:p>
              </table:table-cell>
              <table:table-cell office:value-type="float" office:value="376381.517393436">
                <text:p>376381.517393436</text:p>
              </table:table-cell>
              <table:table-cell office:value-type="float" office:value="0">
                <text:p>0</text:p>
              </table:table-cell>
              <table:table-cell office:value-type="float" office:value="369252.288713431">
                <text:p>369252.288713431</text:p>
              </table:table-cell>
              <table:table-cell office:value-type="float" office:value="335712">
                <text:p>3357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9.709680174999">
                <text:p>179.709680174999</text:p>
              </table:table-cell>
              <table:table-cell office:value-type="float" office:value="0.104526544999317">
                <text:p>0.104526544999317</text:p>
              </table:table-cell>
              <table:table-cell office:value-type="float" office:value="334939.598802554">
                <text:p>334939.598802554</text:p>
              </table:table-cell>
              <table:table-cell office:value-type="float" office:value="324188.434227119">
                <text:p>324188.434227119</text:p>
              </table:table-cell>
              <table:table-cell office:value-type="float" office:value="0">
                <text:p>0</text:p>
              </table:table-cell>
              <table:table-cell office:value-type="float" office:value="354256.97464628">
                <text:p>354256.97464628</text:p>
              </table:table-cell>
              <table:table-cell office:value-type="float" office:value="286257">
                <text:p>28625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9.912360839999">
                <text:p>179.912360839999</text:p>
              </table:table-cell>
              <table:table-cell office:value-type="float" office:value="0.102235732998452">
                <text:p>0.102235732998452</text:p>
              </table:table-cell>
              <table:table-cell office:value-type="float" office:value="331590.202814529">
                <text:p>331590.202814529</text:p>
              </table:table-cell>
              <table:table-cell office:value-type="float" office:value="276693.003530306">
                <text:p>276693.003530306</text:p>
              </table:table-cell>
              <table:table-cell office:value-type="float" office:value="0">
                <text:p>0</text:p>
              </table:table-cell>
              <table:table-cell office:value-type="float" office:value="305543.464306426">
                <text:p>305543.464306426</text:p>
              </table:table-cell>
              <table:table-cell office:value-type="float" office:value="305757">
                <text:p>30575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0.116712625">
                <text:p>180.116712625</text:p>
              </table:table-cell>
              <table:table-cell office:value-type="float" office:value="0.10447575300168">
                <text:p>0.10447575300168</text:p>
              </table:table-cell>
              <table:table-cell office:value-type="float" office:value="328274.300786383">
                <text:p>328274.300786383</text:p>
              </table:table-cell>
              <table:table-cell office:value-type="float" office:value="303457.655686905">
                <text:p>303457.655686905</text:p>
              </table:table-cell>
              <table:table-cell office:value-type="float" office:value="0">
                <text:p>0</text:p>
              </table:table-cell>
              <table:table-cell office:value-type="float" office:value="287416.891156894">
                <text:p>287416.891156894</text:p>
              </table:table-cell>
              <table:table-cell office:value-type="float" office:value="361400">
                <text:p>3614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0.320294787">
                <text:p>180.320294787</text:p>
              </table:table-cell>
              <table:table-cell office:value-type="float" office:value="0.105112776000169">
                <text:p>0.105112776000169</text:p>
              </table:table-cell>
              <table:table-cell office:value-type="float" office:value="324991.55777852">
                <text:p>324991.55777852</text:p>
              </table:table-cell>
              <table:table-cell office:value-type="float" office:value="362572.201440266">
                <text:p>362572.201440266</text:p>
              </table:table-cell>
              <table:table-cell office:value-type="float" office:value="0">
                <text:p>0</text:p>
              </table:table-cell>
              <table:table-cell office:value-type="float" office:value="334237.082051586">
                <text:p>334237.082051586</text:p>
              </table:table-cell>
              <table:table-cell office:value-type="float" office:value="368968">
                <text:p>3689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0.523716598">
                <text:p>180.523716598</text:p>
              </table:table-cell>
              <table:table-cell office:value-type="float" office:value="0.102824785999474">
                <text:p>0.102824785999474</text:p>
              </table:table-cell>
              <table:table-cell office:value-type="float" office:value="321741.642200734">
                <text:p>321741.642200734</text:p>
              </table:table-cell>
              <table:table-cell office:value-type="float" office:value="367224.532384589">
                <text:p>367224.532384589</text:p>
              </table:table-cell>
              <table:table-cell office:value-type="float" office:value="0">
                <text:p>0</text:p>
              </table:table-cell>
              <table:table-cell office:value-type="float" office:value="363370.675052427">
                <text:p>363370.675052427</text:p>
              </table:table-cell>
              <table:table-cell office:value-type="float" office:value="314358">
                <text:p>31435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0.851245762">
                <text:p>180.851245762</text:p>
              </table:table-cell>
              <table:table-cell office:value-type="float" office:value="0.339948490000097">
                <text:p>0.339948490000097</text:p>
              </table:table-cell>
              <table:table-cell office:value-type="float" office:value="318524.225778727">
                <text:p>318524.225778727</text:p>
              </table:table-cell>
              <table:table-cell office:value-type="float" office:value="139915.186690065">
                <text:p>139915.186690065</text:p>
              </table:table-cell>
              <table:table-cell office:value-type="float" office:value="0">
                <text:p>0</text:p>
              </table:table-cell>
              <table:table-cell office:value-type="float" office:value="167724.270848285">
                <text:p>167724.270848285</text:p>
              </table:table-cell>
              <table:table-cell office:value-type="float" office:value="280225">
                <text:p>2802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1.054762017999">
                <text:p>181.054762017999</text:p>
              </table:table-cell>
              <table:table-cell office:value-type="float" office:value="0.101956929000153">
                <text:p>0.101956929000153</text:p>
              </table:table-cell>
              <table:table-cell office:value-type="float" office:value="315338.98352094">
                <text:p>315338.98352094</text:p>
              </table:table-cell>
              <table:table-cell office:value-type="float" office:value="245699.700305224">
                <text:p>245699.700305224</text:p>
              </table:table-cell>
              <table:table-cell office:value-type="float" office:value="0">
                <text:p>0</text:p>
              </table:table-cell>
              <table:table-cell office:value-type="float" office:value="263081.269057697">
                <text:p>263081.269057697</text:p>
              </table:table-cell>
              <table:table-cell office:value-type="float" office:value="331502">
                <text:p>33150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1.257675071">
                <text:p>181.257675071</text:p>
              </table:table-cell>
              <table:table-cell office:value-type="float" office:value="0.101271155999711">
                <text:p>0.101271155999711</text:p>
              </table:table-cell>
              <table:table-cell office:value-type="float" office:value="315338.98352094">
                <text:p>315338.98352094</text:p>
              </table:table-cell>
              <table:table-cell office:value-type="float" office:value="335788.707750727">
                <text:p>335788.707750727</text:p>
              </table:table-cell>
              <table:table-cell office:value-type="float" office:value="0">
                <text:p>0</text:p>
              </table:table-cell>
              <table:table-cell office:value-type="float" office:value="309676.889248969">
                <text:p>309676.889248969</text:p>
              </table:table-cell>
              <table:table-cell office:value-type="float" office:value="362573">
                <text:p>36257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1.470968943">
                <text:p>181.470968943</text:p>
              </table:table-cell>
              <table:table-cell office:value-type="float" office:value="0.120579595999516">
                <text:p>0.120579595999516</text:p>
              </table:table-cell>
              <table:table-cell office:value-type="float" office:value="312185.59368573">
                <text:p>312185.59368573</text:p>
              </table:table-cell>
              <table:table-cell office:value-type="float" office:value="345116.285017274">
                <text:p>345116.285017274</text:p>
              </table:table-cell>
              <table:table-cell office:value-type="float" office:value="0">
                <text:p>0</text:p>
              </table:table-cell>
              <table:table-cell office:value-type="float" office:value="329293.980423243">
                <text:p>329293.980423243</text:p>
              </table:table-cell>
              <table:table-cell office:value-type="float" office:value="320465">
                <text:p>32046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1.673298072999">
                <text:p>181.673298072999</text:p>
              </table:table-cell>
              <table:table-cell office:value-type="float" office:value="0.115393832000336">
                <text:p>0.115393832000336</text:p>
              </table:table-cell>
              <table:table-cell office:value-type="float" office:value="309063.737748873">
                <text:p>309063.737748873</text:p>
              </table:table-cell>
              <table:table-cell office:value-type="float" office:value="243280.153567647">
                <text:p>243280.153567647</text:p>
              </table:table-cell>
              <table:table-cell office:value-type="float" office:value="24749.1514589895">
                <text:p>24749.1514589895</text:p>
              </table:table-cell>
              <table:table-cell office:value-type="float" office:value="239852.631292837">
                <text:p>239852.631292837</text:p>
              </table:table-cell>
              <table:table-cell office:value-type="float" office:value="267887">
                <text:p>26788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1.876705354">
                <text:p>181.876705354</text:p>
              </table:table-cell>
              <table:table-cell office:value-type="float" office:value="0.101605152998673">
                <text:p>0.101605152998673</text:p>
              </table:table-cell>
              <table:table-cell office:value-type="float" office:value="309063.737748873">
                <text:p>309063.737748873</text:p>
              </table:table-cell>
              <table:table-cell office:value-type="float" office:value="266431.246184961">
                <text:p>266431.246184961</text:p>
              </table:table-cell>
              <table:table-cell office:value-type="float" office:value="0">
                <text:p>0</text:p>
              </table:table-cell>
              <table:table-cell office:value-type="float" office:value="293054.420385725">
                <text:p>293054.420385725</text:p>
              </table:table-cell>
              <table:table-cell office:value-type="float" office:value="276789">
                <text:p>27678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2.080037063999">
                <text:p>182.080037063999</text:p>
              </table:table-cell>
              <table:table-cell office:value-type="float" office:value="0.102299856998798">
                <text:p>0.102299856998798</text:p>
              </table:table-cell>
              <table:table-cell office:value-type="float" office:value="309063.737748873">
                <text:p>309063.737748873</text:p>
              </table:table-cell>
              <table:table-cell office:value-type="float" office:value="275446.404492055">
                <text:p>275446.404492055</text:p>
              </table:table-cell>
              <table:table-cell office:value-type="float" office:value="0">
                <text:p>0</text:p>
              </table:table-cell>
              <table:table-cell office:value-type="float" office:value="270938.825338508">
                <text:p>270938.825338508</text:p>
              </table:table-cell>
              <table:table-cell office:value-type="float" office:value="331593">
                <text:p>33159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2.283743204">
                <text:p>182.283743204</text:p>
              </table:table-cell>
              <table:table-cell office:value-type="float" office:value="0.103401353000663">
                <text:p>0.103401353000663</text:p>
              </table:table-cell>
              <table:table-cell office:value-type="float" office:value="309063.737748873">
                <text:p>309063.737748873</text:p>
              </table:table-cell>
              <table:table-cell office:value-type="float" office:value="330755.139985518">
                <text:p>330755.139985518</text:p>
              </table:table-cell>
              <table:table-cell office:value-type="float" office:value="0">
                <text:p>0</text:p>
              </table:table-cell>
              <table:table-cell office:value-type="float" office:value="303004.817818477">
                <text:p>303004.817818477</text:p>
              </table:table-cell>
              <table:table-cell office:value-type="float" office:value="354358">
                <text:p>35435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2.486768401999">
                <text:p>182.486768401999</text:p>
              </table:table-cell>
              <table:table-cell office:value-type="float" office:value="0.103410072999395">
                <text:p>0.103410072999395</text:p>
              </table:table-cell>
              <table:table-cell office:value-type="float" office:value="309063.737748873">
                <text:p>309063.737748873</text:p>
              </table:table-cell>
              <table:table-cell office:value-type="float" office:value="352178.546681477">
                <text:p>352178.546681477</text:p>
              </table:table-cell>
              <table:table-cell office:value-type="float" office:value="0">
                <text:p>0</text:p>
              </table:table-cell>
              <table:table-cell office:value-type="float" office:value="341866.611221806">
                <text:p>341866.611221806</text:p>
              </table:table-cell>
              <table:table-cell office:value-type="float" office:value="312815">
                <text:p>3128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2.689163376999">
                <text:p>182.689163376999</text:p>
              </table:table-cell>
              <table:table-cell office:value-type="float" office:value="0.103392942999562">
                <text:p>0.103392942999562</text:p>
              </table:table-cell>
              <table:table-cell office:value-type="float" office:value="309063.737748873">
                <text:p>309063.737748873</text:p>
              </table:table-cell>
              <table:table-cell office:value-type="float" office:value="309499.843408518">
                <text:p>309499.843408518</text:p>
              </table:table-cell>
              <table:table-cell office:value-type="float" office:value="0">
                <text:p>0</text:p>
              </table:table-cell>
              <table:table-cell office:value-type="float" office:value="330535.381576998">
                <text:p>330535.381576998</text:p>
              </table:table-cell>
              <table:table-cell office:value-type="float" office:value="266000">
                <text:p>26600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2.891645539999">
                <text:p>182.891645539999</text:p>
              </table:table-cell>
              <table:table-cell office:value-type="float" office:value="0.102049843999339">
                <text:p>0.102049843999339</text:p>
              </table:table-cell>
              <table:table-cell office:value-type="float" office:value="309063.737748873">
                <text:p>309063.737748873</text:p>
              </table:table-cell>
              <table:table-cell office:value-type="float" office:value="247506.705263295">
                <text:p>247506.705263295</text:p>
              </table:table-cell>
              <table:table-cell office:value-type="float" office:value="0">
                <text:p>0</text:p>
              </table:table-cell>
              <table:table-cell office:value-type="float" office:value="274249.885783919">
                <text:p>274249.885783919</text:p>
              </table:table-cell>
              <table:table-cell office:value-type="float" office:value="280036">
                <text:p>28003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3.098562751999">
                <text:p>183.098562751999</text:p>
              </table:table-cell>
              <table:table-cell office:value-type="float" office:value="0.112547347000145">
                <text:p>0.112547347000145</text:p>
              </table:table-cell>
              <table:table-cell office:value-type="float" office:value="309063.737748873">
                <text:p>309063.737748873</text:p>
              </table:table-cell>
              <table:table-cell office:value-type="float" office:value="274481.290375378">
                <text:p>274481.290375378</text:p>
              </table:table-cell>
              <table:table-cell office:value-type="float" office:value="0">
                <text:p>0</text:p>
              </table:table-cell>
              <table:table-cell office:value-type="float" office:value="254006.288055356">
                <text:p>254006.288055356</text:p>
              </table:table-cell>
              <table:table-cell office:value-type="float" office:value="335286">
                <text:p>33528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3.299060321">
                <text:p>183.299060321</text:p>
              </table:table-cell>
              <table:table-cell office:value-type="float" office:value="0.163656902999719">
                <text:p>0.163656902999719</text:p>
              </table:table-cell>
              <table:table-cell office:value-type="float" office:value="309063.737748873">
                <text:p>309063.737748873</text:p>
              </table:table-cell>
              <table:table-cell office:value-type="float" office:value="198989.719846953">
                <text:p>198989.719846953</text:p>
              </table:table-cell>
              <table:table-cell office:value-type="float" office:value="3038.13467999134">
                <text:p>3038.13467999134</text:p>
              </table:table-cell>
              <table:table-cell office:value-type="float" office:value="167925.805455602">
                <text:p>167925.805455602</text:p>
              </table:table-cell>
              <table:table-cell office:value-type="float" office:value="353384">
                <text:p>35338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3.502461103999">
                <text:p>183.502461103999</text:p>
              </table:table-cell>
              <table:table-cell office:value-type="float" office:value="0.106453416001386">
                <text:p>0.106453416001386</text:p>
              </table:table-cell>
              <table:table-cell office:value-type="float" office:value="309063.737748873">
                <text:p>309063.737748873</text:p>
              </table:table-cell>
              <table:table-cell office:value-type="float" office:value="141588.722270537">
                <text:p>141588.722270537</text:p>
              </table:table-cell>
              <table:table-cell office:value-type="float" office:value="122747.73005257">
                <text:p>122747.73005257</text:p>
              </table:table-cell>
              <table:table-cell office:value-type="float" office:value="63481.8241384191">
                <text:p>63481.8241384191</text:p>
              </table:table-cell>
              <table:table-cell office:value-type="float" office:value="308707">
                <text:p>3087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3.702708362">
                <text:p>183.702708362</text:p>
              </table:table-cell>
              <table:table-cell office:value-type="float" office:value="0.102316245000111">
                <text:p>0.102316245000111</text:p>
              </table:table-cell>
              <table:table-cell office:value-type="float" office:value="305973.100371384">
                <text:p>305973.100371384</text:p>
              </table:table-cell>
              <table:table-cell office:value-type="float" office:value="304731.997384052">
                <text:p>304731.997384052</text:p>
              </table:table-cell>
              <table:table-cell office:value-type="float" office:value="0">
                <text:p>0</text:p>
              </table:table-cell>
              <table:table-cell office:value-type="float" office:value="284536.503454589">
                <text:p>284536.503454589</text:p>
              </table:table-cell>
              <table:table-cell office:value-type="float" office:value="262087">
                <text:p>26208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3.904536319">
                <text:p>183.904536319</text:p>
              </table:table-cell>
              <table:table-cell office:value-type="float" office:value="0.101992431000326">
                <text:p>0.101992431000326</text:p>
              </table:table-cell>
              <table:table-cell office:value-type="float" office:value="302913.369367671">
                <text:p>302913.369367671</text:p>
              </table:table-cell>
              <table:table-cell office:value-type="float" office:value="261175.779544356">
                <text:p>261175.779544356</text:p>
              </table:table-cell>
              <table:table-cell office:value-type="float" office:value="0">
                <text:p>0</text:p>
              </table:table-cell>
              <table:table-cell office:value-type="float" office:value="283556.198664512">
                <text:p>283556.198664512</text:p>
              </table:table-cell>
              <table:table-cell office:value-type="float" office:value="277190">
                <text:p>27719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4.108398839">
                <text:p>184.108398839</text:p>
              </table:table-cell>
              <table:table-cell office:value-type="float" office:value="0.1044545929999">
                <text:p>0.1044545929999</text:p>
              </table:table-cell>
              <table:table-cell office:value-type="float" office:value="299884.235673994">
                <text:p>299884.235673994</text:p>
              </table:table-cell>
              <table:table-cell office:value-type="float" office:value="278283.009571607">
                <text:p>278283.009571607</text:p>
              </table:table-cell>
              <table:table-cell office:value-type="float" office:value="0">
                <text:p>0</text:p>
              </table:table-cell>
              <table:table-cell office:value-type="float" office:value="265785.136209683">
                <text:p>265785.136209683</text:p>
              </table:table-cell>
              <table:table-cell office:value-type="float" office:value="327927">
                <text:p>3279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4.310680229999">
                <text:p>184.310680229999</text:p>
              </table:table-cell>
              <table:table-cell office:value-type="float" office:value="0.103967049999483">
                <text:p>0.103967049999483</text:p>
              </table:table-cell>
              <table:table-cell office:value-type="float" office:value="296885.393317254">
                <text:p>296885.393317254</text:p>
              </table:table-cell>
              <table:table-cell office:value-type="float" office:value="326261.232438031">
                <text:p>326261.232438031</text:p>
              </table:table-cell>
              <table:table-cell office:value-type="float" office:value="0">
                <text:p>0</text:p>
              </table:table-cell>
              <table:table-cell office:value-type="float" office:value="299554.509533567">
                <text:p>299554.509533567</text:p>
              </table:table-cell>
              <table:table-cell office:value-type="float" office:value="338333">
                <text:p>33833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4.512184407999">
                <text:p>184.512184407999</text:p>
              </table:table-cell>
              <table:table-cell office:value-type="float" office:value="0.105688968998948">
                <text:p>0.105688968998948</text:p>
              </table:table-cell>
              <table:table-cell office:value-type="float" office:value="296885.393317254">
                <text:p>296885.393317254</text:p>
              </table:table-cell>
              <table:table-cell office:value-type="float" office:value="326427.31713387">
                <text:p>326427.31713387</text:p>
              </table:table-cell>
              <table:table-cell office:value-type="float" office:value="0">
                <text:p>0</text:p>
              </table:table-cell>
              <table:table-cell office:value-type="float" office:value="328250.197941865">
                <text:p>328250.197941865</text:p>
              </table:table-cell>
              <table:table-cell office:value-type="float" office:value="293449">
                <text:p>29344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4.715602855998">
                <text:p>184.715602855998</text:p>
              </table:table-cell>
              <table:table-cell office:value-type="float" office:value="0.101376447000803">
                <text:p>0.101376447000803</text:p>
              </table:table-cell>
              <table:table-cell office:value-type="float" office:value="293916.539384081">
                <text:p>293916.539384081</text:p>
              </table:table-cell>
              <table:table-cell office:value-type="float" office:value="292318.179081607">
                <text:p>292318.179081607</text:p>
              </table:table-cell>
              <table:table-cell office:value-type="float" office:value="0">
                <text:p>0</text:p>
              </table:table-cell>
              <table:table-cell office:value-type="float" office:value="315045.451911062">
                <text:p>315045.451911062</text:p>
              </table:table-cell>
              <table:table-cell office:value-type="float" office:value="250830">
                <text:p>25083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4.918336322999">
                <text:p>184.918336322999</text:p>
              </table:table-cell>
              <table:table-cell office:value-type="float" office:value="0.101878925999699">
                <text:p>0.101878925999699</text:p>
              </table:table-cell>
              <table:table-cell office:value-type="float" office:value="290977.373990241">
                <text:p>290977.373990241</text:p>
              </table:table-cell>
              <table:table-cell office:value-type="float" office:value="241436.091654822">
                <text:p>241436.091654822</text:p>
              </table:table-cell>
              <table:table-cell office:value-type="float" office:value="0">
                <text:p>0</text:p>
              </table:table-cell>
              <table:table-cell office:value-type="float" office:value="263091.758441036">
                <text:p>263091.758441036</text:p>
              </table:table-cell>
              <table:table-cell office:value-type="float" office:value="269462">
                <text:p>26946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5.122719679999">
                <text:p>185.122719679999</text:p>
              </table:table-cell>
              <table:table-cell office:value-type="float" office:value="0.135813349001182">
                <text:p>0.135813349001182</text:p>
              </table:table-cell>
              <table:table-cell office:value-type="float" office:value="288067.600250338">
                <text:p>288067.600250338</text:p>
              </table:table-cell>
              <table:table-cell office:value-type="float" office:value="211645.635932516">
                <text:p>211645.635932516</text:p>
              </table:table-cell>
              <table:table-cell office:value-type="float" office:value="0">
                <text:p>0</text:p>
              </table:table-cell>
              <table:table-cell office:value-type="float" office:value="191861.008535839">
                <text:p>191861.008535839</text:p>
              </table:table-cell>
              <table:table-cell office:value-type="float" office:value="317920">
                <text:p>31792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5.325486107999">
                <text:p>185.325486107999</text:p>
              </table:table-cell>
              <table:table-cell office:value-type="float" office:value="0.102145937999012">
                <text:p>0.102145937999012</text:p>
              </table:table-cell>
              <table:table-cell office:value-type="float" office:value="285186.924247835">
                <text:p>285186.924247835</text:p>
              </table:table-cell>
              <table:table-cell office:value-type="float" office:value="314704.931953532">
                <text:p>314704.931953532</text:p>
              </table:table-cell>
              <table:table-cell office:value-type="float" office:value="0">
                <text:p>0</text:p>
              </table:table-cell>
              <table:table-cell office:value-type="float" office:value="295908.724915113">
                <text:p>295908.724915113</text:p>
              </table:table-cell>
              <table:table-cell office:value-type="float" office:value="323344">
                <text:p>32334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5.5270757">
                <text:p>185.5270757</text:p>
              </table:table-cell>
              <table:table-cell office:value-type="float" office:value="0.104014368000207">
                <text:p>0.104014368000207</text:p>
              </table:table-cell>
              <table:table-cell office:value-type="float" office:value="282335.055005356">
                <text:p>282335.055005356</text:p>
              </table:table-cell>
              <table:table-cell office:value-type="float" office:value="320863.551108831">
                <text:p>320863.551108831</text:p>
              </table:table-cell>
              <table:table-cell office:value-type="float" office:value="0">
                <text:p>0</text:p>
              </table:table-cell>
              <table:table-cell office:value-type="float" office:value="320863.551108831">
                <text:p>320863.551108831</text:p>
              </table:table-cell>
              <table:table-cell office:value-type="float" office:value="274974">
                <text:p>27497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5.730700001999">
                <text:p>185.730700001999</text:p>
              </table:table-cell>
              <table:table-cell office:value-type="float" office:value="0.10339886499969">
                <text:p>0.10339886499969</text:p>
              </table:table-cell>
              <table:table-cell office:value-type="float" office:value="279511.704455303">
                <text:p>279511.704455303</text:p>
              </table:table-cell>
              <table:table-cell office:value-type="float" office:value="268098.124209383">
                <text:p>268098.124209383</text:p>
              </table:table-cell>
              <table:table-cell office:value-type="float" office:value="0">
                <text:p>0</text:p>
              </table:table-cell>
              <table:table-cell office:value-type="float" office:value="292616.017916527">
                <text:p>292616.017916527</text:p>
              </table:table-cell>
              <table:table-cell office:value-type="float" office:value="237869">
                <text:p>23786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5.931849257">
                <text:p>185.931849257</text:p>
              </table:table-cell>
              <table:table-cell office:value-type="float" office:value="0.101506901999528">
                <text:p>0.101506901999528</text:p>
              </table:table-cell>
              <table:table-cell office:value-type="float" office:value="276716.58741075">
                <text:p>276716.58741075</text:p>
              </table:table-cell>
              <table:table-cell office:value-type="float" office:value="223503.6389382">
                <text:p>223503.6389382</text:p>
              </table:table-cell>
              <table:table-cell office:value-type="float" office:value="0">
                <text:p>0</text:p>
              </table:table-cell>
              <table:table-cell office:value-type="float" office:value="245961.056360053">
                <text:p>245961.056360053</text:p>
              </table:table-cell>
              <table:table-cell office:value-type="float" office:value="259515">
                <text:p>2595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6.133926004999">
                <text:p>186.133926004999</text:p>
              </table:table-cell>
              <table:table-cell office:value-type="float" office:value="0.103512422998392">
                <text:p>0.103512422998392</text:p>
              </table:table-cell>
              <table:table-cell office:value-type="float" office:value="273949.421536642">
                <text:p>273949.421536642</text:p>
              </table:table-cell>
              <table:table-cell office:value-type="float" office:value="256396.24093208">
                <text:p>256396.24093208</text:p>
              </table:table-cell>
              <table:table-cell office:value-type="float" office:value="0">
                <text:p>0</text:p>
              </table:table-cell>
              <table:table-cell office:value-type="float" office:value="241774.715981154">
                <text:p>241774.715981154</text:p>
              </table:table-cell>
              <table:table-cell office:value-type="float" office:value="304710">
                <text:p>30471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6.337018057999">
                <text:p>186.337018057999</text:p>
              </table:table-cell>
              <table:table-cell office:value-type="float" office:value="0.104012736001096">
                <text:p>0.104012736001096</text:p>
              </table:table-cell>
              <table:table-cell office:value-type="float" office:value="271209.927321276">
                <text:p>271209.927321276</text:p>
              </table:table-cell>
              <table:table-cell office:value-type="float" office:value="302213.326154093">
                <text:p>302213.326154093</text:p>
              </table:table-cell>
              <table:table-cell office:value-type="float" office:value="0">
                <text:p>0</text:p>
              </table:table-cell>
              <table:table-cell office:value-type="float" office:value="279304.783543087">
                <text:p>279304.783543087</text:p>
              </table:table-cell>
              <table:table-cell office:value-type="float" office:value="305866">
                <text:p>30586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6.540005661">
                <text:p>186.540005661</text:p>
              </table:table-cell>
              <table:table-cell office:value-type="float" office:value="0.103041200000007">
                <text:p>0.103041200000007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305210.013927437">
                <text:p>305210.013927437</text:p>
              </table:table-cell>
              <table:table-cell office:value-type="float" office:value="0">
                <text:p>0</text:p>
              </table:table-cell>
              <table:table-cell office:value-type="float" office:value="304624.058063772">
                <text:p>304624.058063772</text:p>
              </table:table-cell>
              <table:table-cell office:value-type="float" office:value="258309">
                <text:p>25830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6.744735274">
                <text:p>186.744735274</text:p>
              </table:table-cell>
              <table:table-cell office:value-type="float" office:value="0.107055812000908">
                <text:p>0.107055812000908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47266.278115188">
                <text:p>247266.278115188</text:p>
              </table:table-cell>
              <table:table-cell office:value-type="float" office:value="0">
                <text:p>0</text:p>
              </table:table-cell>
              <table:table-cell office:value-type="float" office:value="271372.076565274">
                <text:p>271372.076565274</text:p>
              </table:table-cell>
              <table:table-cell office:value-type="float" office:value="228239">
                <text:p>22823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6.947419332999">
                <text:p>186.947419332999</text:p>
              </table:table-cell>
              <table:table-cell office:value-type="float" office:value="0.107249140999556">
                <text:p>0.107249140999556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158898.963675763">
                <text:p>158898.963675763</text:p>
              </table:table-cell>
              <table:table-cell office:value-type="float" office:value="9123.88023007225">
                <text:p>9123.88023007225</text:p>
              </table:table-cell>
              <table:table-cell office:value-type="float" office:value="177934.926011339">
                <text:p>177934.926011339</text:p>
              </table:table-cell>
              <table:table-cell office:value-type="float" office:value="255609">
                <text:p>25560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7.151097643">
                <text:p>187.151097643</text:p>
              </table:table-cell>
              <table:table-cell office:value-type="float" office:value="0.101123366999673">
                <text:p>0.101123366999673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56694.287686263">
                <text:p>256694.287686263</text:p>
              </table:table-cell>
              <table:table-cell office:value-type="float" office:value="0">
                <text:p>0</text:p>
              </table:table-cell>
              <table:table-cell office:value-type="float" office:value="229903.027155125">
                <text:p>229903.027155125</text:p>
              </table:table-cell>
              <table:table-cell office:value-type="float" office:value="301351">
                <text:p>30135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7.552038866999">
                <text:p>187.552038866999</text:p>
              </table:table-cell>
              <table:table-cell office:value-type="float" office:value="0.343682357999569">
                <text:p>0.343682357999569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36743.402916505">
                <text:p>236743.402916505</text:p>
              </table:table-cell>
              <table:table-cell office:value-type="float" office:value="0">
                <text:p>0</text:p>
              </table:table-cell>
              <table:table-cell office:value-type="float" office:value="213557.595722951">
                <text:p>213557.595722951</text:p>
              </table:table-cell>
              <table:table-cell office:value-type="float" office:value="255381">
                <text:p>25538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7.754675122">
                <text:p>187.754675122</text:p>
              </table:table-cell>
              <table:table-cell office:value-type="float" office:value="0.102750035999634">
                <text:p>0.102750035999634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19971.132150213">
                <text:p>219971.132150213</text:p>
              </table:table-cell>
              <table:table-cell office:value-type="float" office:value="0">
                <text:p>0</text:p>
              </table:table-cell>
              <table:table-cell office:value-type="float" office:value="243214.338055088">
                <text:p>243214.338055088</text:p>
              </table:table-cell>
              <table:table-cell office:value-type="float" office:value="228246">
                <text:p>2282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7.957066523999">
                <text:p>187.957066523999</text:p>
              </table:table-cell>
              <table:table-cell office:value-type="float" office:value="0.102039747998788">
                <text:p>0.102039747998788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29100.549722944">
                <text:p>229100.549722944</text:p>
              </table:table-cell>
              <table:table-cell office:value-type="float" office:value="0">
                <text:p>0</text:p>
              </table:table-cell>
              <table:table-cell office:value-type="float" office:value="243316.472655758">
                <text:p>243316.472655758</text:p>
              </table:table-cell>
              <table:table-cell office:value-type="float" office:value="257946">
                <text:p>2579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8.159823362999">
                <text:p>188.159823362999</text:p>
              </table:table-cell>
              <table:table-cell office:value-type="float" office:value="0.102315408999857">
                <text:p>0.102315408999857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55383.018422993">
                <text:p>255383.018422993</text:p>
              </table:table-cell>
              <table:table-cell office:value-type="float" office:value="0">
                <text:p>0</text:p>
              </table:table-cell>
              <table:table-cell office:value-type="float" office:value="239870.188308409">
                <text:p>239870.188308409</text:p>
              </table:table-cell>
              <table:table-cell office:value-type="float" office:value="302572">
                <text:p>30257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8.362215798999">
                <text:p>188.362215798999</text:p>
              </table:table-cell>
              <table:table-cell office:value-type="float" office:value="0.100929051001003">
                <text:p>0.100929051001003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303544.033190258">
                <text:p>303544.033190258</text:p>
              </table:table-cell>
              <table:table-cell office:value-type="float" office:value="0">
                <text:p>0</text:p>
              </table:table-cell>
              <table:table-cell office:value-type="float" office:value="280980.376311621">
                <text:p>280980.376311621</text:p>
              </table:table-cell>
              <table:table-cell office:value-type="float" office:value="299047">
                <text:p>2990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8.572820653999">
                <text:p>188.572820653999</text:p>
              </table:table-cell>
              <table:table-cell office:value-type="float" office:value="0.121133290000216">
                <text:p>0.121133290000216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74496.346019602">
                <text:p>274496.346019602</text:p>
              </table:table-cell>
              <table:table-cell office:value-type="float" office:value="0">
                <text:p>0</text:p>
              </table:table-cell>
              <table:table-cell office:value-type="float" office:value="276278.645362971">
                <text:p>276278.645362971</text:p>
              </table:table-cell>
              <table:table-cell office:value-type="float" office:value="250540">
                <text:p>25054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8.776166746">
                <text:p>188.776166746</text:p>
              </table:table-cell>
              <table:table-cell office:value-type="float" office:value="0.108306005000486">
                <text:p>0.108306005000486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194645.712017475">
                <text:p>194645.712017475</text:p>
              </table:table-cell>
              <table:table-cell office:value-type="float" office:value="0">
                <text:p>0</text:p>
              </table:table-cell>
              <table:table-cell office:value-type="float" office:value="237291.768582184">
                <text:p>237291.768582184</text:p>
              </table:table-cell>
              <table:table-cell office:value-type="float" office:value="228797">
                <text:p>2287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8.978968776999">
                <text:p>188.978968776999</text:p>
              </table:table-cell>
              <table:table-cell office:value-type="float" office:value="0.105992838998645">
                <text:p>0.105992838998645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16388.857474621">
                <text:p>216388.857474621</text:p>
              </table:table-cell>
              <table:table-cell office:value-type="float" office:value="0">
                <text:p>0</text:p>
              </table:table-cell>
              <table:table-cell office:value-type="float" office:value="209194.130074014">
                <text:p>209194.130074014</text:p>
              </table:table-cell>
              <table:table-cell office:value-type="float" office:value="263377">
                <text:p>26337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9.182064860999">
                <text:p>189.182064860999</text:p>
              </table:table-cell>
              <table:table-cell office:value-type="float" office:value="0.103539333998924">
                <text:p>0.103539333998924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61584.88651287">
                <text:p>261584.88651287</text:p>
              </table:table-cell>
              <table:table-cell office:value-type="float" office:value="0">
                <text:p>0</text:p>
              </table:table-cell>
              <table:table-cell office:value-type="float" office:value="244134.253594797">
                <text:p>244134.253594797</text:p>
              </table:table-cell>
              <table:table-cell office:value-type="float" office:value="305234">
                <text:p>3052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9.384996134">
                <text:p>189.384996134</text:p>
              </table:table-cell>
              <table:table-cell office:value-type="float" office:value="0.104062706999684">
                <text:p>0.104062706999684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303225.185084354">
                <text:p>303225.185084354</text:p>
              </table:table-cell>
              <table:table-cell office:value-type="float" office:value="0">
                <text:p>0</text:p>
              </table:table-cell>
              <table:table-cell office:value-type="float" office:value="282102.248645609">
                <text:p>282102.248645609</text:p>
              </table:table-cell>
              <table:table-cell office:value-type="float" office:value="294995">
                <text:p>29499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9.587245723">
                <text:p>189.587245723</text:p>
              </table:table-cell>
              <table:table-cell office:value-type="float" office:value="0.104018965999785">
                <text:p>0.104018965999785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92891.059552361">
                <text:p>292891.059552361</text:p>
              </table:table-cell>
              <table:table-cell office:value-type="float" office:value="0">
                <text:p>0</text:p>
              </table:table-cell>
              <table:table-cell office:value-type="float" office:value="298058.122318358">
                <text:p>298058.122318358</text:p>
              </table:table-cell>
              <table:table-cell office:value-type="float" office:value="247360">
                <text:p>24736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9.789389771999">
                <text:p>189.789389771999</text:p>
              </table:table-cell>
              <table:table-cell office:value-type="float" office:value="0.104769563000445">
                <text:p>0.104769563000445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43602.357496021">
                <text:p>243602.357496021</text:p>
              </table:table-cell>
              <table:table-cell office:value-type="float" office:value="0">
                <text:p>0</text:p>
              </table:table-cell>
              <table:table-cell office:value-type="float" office:value="269457.857136204">
                <text:p>269457.857136204</text:p>
              </table:table-cell>
              <table:table-cell office:value-type="float" office:value="229468">
                <text:p>22946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9.991346041999">
                <text:p>189.991346041999</text:p>
              </table:table-cell>
              <table:table-cell office:value-type="float" office:value="0.101001974999235">
                <text:p>0.101001974999235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18058.223978178">
                <text:p>218058.223978178</text:p>
              </table:table-cell>
              <table:table-cell office:value-type="float" office:value="0">
                <text:p>0</text:p>
              </table:table-cell>
              <table:table-cell office:value-type="float" office:value="227087.336880727">
                <text:p>227087.336880727</text:p>
              </table:table-cell>
              <table:table-cell office:value-type="float" office:value="266475">
                <text:p>2664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0.194507389999">
                <text:p>190.194507389999</text:p>
              </table:table-cell>
              <table:table-cell office:value-type="float" office:value="0.101394627001355">
                <text:p>0.101394627001355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62894.945594863">
                <text:p>262894.945594863</text:p>
              </table:table-cell>
              <table:table-cell office:value-type="float" office:value="0">
                <text:p>0</text:p>
              </table:table-cell>
              <table:table-cell office:value-type="float" office:value="242402.815724875">
                <text:p>242402.815724875</text:p>
              </table:table-cell>
              <table:table-cell office:value-type="float" office:value="306413">
                <text:p>3064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0.399226006999">
                <text:p>190.399226006999</text:p>
              </table:table-cell>
              <table:table-cell office:value-type="float" office:value="0.140428840000823">
                <text:p>0.140428840000823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42646.559383042">
                <text:p>242646.559383042</text:p>
              </table:table-cell>
              <table:table-cell office:value-type="float" office:value="0">
                <text:p>0</text:p>
              </table:table-cell>
              <table:table-cell office:value-type="float" office:value="222492.037188652">
                <text:p>222492.037188652</text:p>
              </table:table-cell>
              <table:table-cell office:value-type="float" office:value="292177">
                <text:p>29217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0.601631828999">
                <text:p>190.601631828999</text:p>
              </table:table-cell>
              <table:table-cell office:value-type="float" office:value="0.10701666299974">
                <text:p>0.10701666299974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50167.792263637">
                <text:p>250167.792263637</text:p>
              </table:table-cell>
              <table:table-cell office:value-type="float" office:value="19064.9930888345">
                <text:p>19064.9930888345</text:p>
              </table:table-cell>
              <table:table-cell office:value-type="float" office:value="238286.929025054">
                <text:p>238286.929025054</text:p>
              </table:table-cell>
              <table:table-cell office:value-type="float" office:value="244348">
                <text:p>24434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0.803956656">
                <text:p>190.803956656</text:p>
              </table:table-cell>
              <table:table-cell office:value-type="float" office:value="0.102562209000098">
                <text:p>0.102562209000098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36026.118282631">
                <text:p>236026.118282631</text:p>
              </table:table-cell>
              <table:table-cell office:value-type="float" office:value="0">
                <text:p>0</text:p>
              </table:table-cell>
              <table:table-cell office:value-type="float" office:value="262585.09340829">
                <text:p>262585.09340829</text:p>
              </table:table-cell>
              <table:table-cell office:value-type="float" office:value="230539">
                <text:p>23053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1.007568388999">
                <text:p>191.007568388999</text:p>
              </table:table-cell>
              <table:table-cell office:value-type="float" office:value="0.103274896000585">
                <text:p>0.103274896000585</text:p>
              </table:table-cell>
              <table:table-cell office:value-type="float" office:value="268497.828048063">
                <text:p>268497.828048063</text:p>
              </table:table-cell>
              <table:table-cell office:value-type="float" office:value="236919.845029245">
                <text:p>236919.845029245</text:p>
              </table:table-cell>
              <table:table-cell office:value-type="float" office:value="0">
                <text:p>0</text:p>
              </table:table-cell>
              <table:table-cell office:value-type="float" office:value="233593.728153507">
                <text:p>233593.728153507</text:p>
              </table:table-cell>
              <table:table-cell office:value-type="float" office:value="270147">
                <text:p>27014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1.210972211">
                <text:p>191.210972211</text:p>
              </table:table-cell>
              <table:table-cell office:value-type="float" office:value="0.102827093000087">
                <text:p>0.102827093000087</text:p>
              </table:table-cell>
              <table:table-cell office:value-type="float" office:value="290527.27490216">
                <text:p>290527.27490216</text:p>
              </table:table-cell>
              <table:table-cell office:value-type="float" office:value="270234.506183656">
                <text:p>270234.506183656</text:p>
              </table:table-cell>
              <table:table-cell office:value-type="float" office:value="0">
                <text:p>0</text:p>
              </table:table-cell>
              <table:table-cell office:value-type="float" office:value="247824.219699393">
                <text:p>247824.219699393</text:p>
              </table:table-cell>
              <table:table-cell office:value-type="float" office:value="332637">
                <text:p>3326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1.411310104">
                <text:p>191.411310104</text:p>
              </table:table-cell>
              <table:table-cell office:value-type="float" office:value="0.103120575000503">
                <text:p>0.103120575000503</text:p>
              </table:table-cell>
              <table:table-cell office:value-type="float" office:value="290527.27490216">
                <text:p>290527.27490216</text:p>
              </table:table-cell>
              <table:table-cell office:value-type="float" office:value="323010.306952081">
                <text:p>323010.306952081</text:p>
              </table:table-cell>
              <table:table-cell office:value-type="float" office:value="0">
                <text:p>0</text:p>
              </table:table-cell>
              <table:table-cell office:value-type="float" office:value="301769.78816892">
                <text:p>301769.78816892</text:p>
              </table:table-cell>
              <table:table-cell office:value-type="float" office:value="313421">
                <text:p>3134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1.615190738999">
                <text:p>191.615190738999</text:p>
              </table:table-cell>
              <table:table-cell office:value-type="float" office:value="0.102913833999992">
                <text:p>0.102913833999992</text:p>
              </table:table-cell>
              <table:table-cell office:value-type="float" office:value="290527.27490216">
                <text:p>290527.27490216</text:p>
              </table:table-cell>
              <table:table-cell office:value-type="float" office:value="311494.302232866">
                <text:p>311494.302232866</text:p>
              </table:table-cell>
              <table:table-cell office:value-type="float" office:value="0">
                <text:p>0</text:p>
              </table:table-cell>
              <table:table-cell office:value-type="float" office:value="322396.658321995">
                <text:p>322396.658321995</text:p>
              </table:table-cell>
              <table:table-cell office:value-type="float" office:value="261515">
                <text:p>2615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1.818192444">
                <text:p>191.818192444</text:p>
              </table:table-cell>
              <table:table-cell office:value-type="float" office:value="0.103482002999954">
                <text:p>0.103482002999954</text:p>
              </table:table-cell>
              <table:table-cell office:value-type="float" office:value="290527.27490216">
                <text:p>290527.27490216</text:p>
              </table:table-cell>
              <table:table-cell office:value-type="float" office:value="247041.235660504">
                <text:p>247041.235660504</text:p>
              </table:table-cell>
              <table:table-cell office:value-type="float" office:value="0">
                <text:p>0</text:p>
              </table:table-cell>
              <table:table-cell office:value-type="float" office:value="276896.409450528">
                <text:p>276896.409450528</text:p>
              </table:table-cell>
              <table:table-cell office:value-type="float" office:value="250906">
                <text:p>25090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2.019438724999">
                <text:p>192.019438724999</text:p>
              </table:table-cell>
              <table:table-cell office:value-type="float" office:value="0.101410700999622">
                <text:p>0.101410700999622</text:p>
              </table:table-cell>
              <table:table-cell office:value-type="float" office:value="290527.27490216">
                <text:p>290527.27490216</text:p>
              </table:table-cell>
              <table:table-cell office:value-type="float" office:value="244935.849491645">
                <text:p>244935.849491645</text:p>
              </table:table-cell>
              <table:table-cell office:value-type="float" office:value="0">
                <text:p>0</text:p>
              </table:table-cell>
              <table:table-cell office:value-type="float" office:value="248475.463705494">
                <text:p>248475.463705494</text:p>
              </table:table-cell>
              <table:table-cell office:value-type="float" office:value="296039">
                <text:p>29603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2.221615491999">
                <text:p>192.221615491999</text:p>
              </table:table-cell>
              <table:table-cell office:value-type="float" office:value="0.176366239000345">
                <text:p>0.176366239000345</text:p>
              </table:table-cell>
              <table:table-cell office:value-type="float" office:value="290527.27490216">
                <text:p>290527.27490216</text:p>
              </table:table-cell>
              <table:table-cell office:value-type="float" office:value="185257.317533722">
                <text:p>185257.317533722</text:p>
              </table:table-cell>
              <table:table-cell office:value-type="float" office:value="0">
                <text:p>0</text:p>
              </table:table-cell>
              <table:table-cell office:value-type="float" office:value="159434.647595543">
                <text:p>159434.647595543</text:p>
              </table:table-cell>
              <table:table-cell office:value-type="float" office:value="333450">
                <text:p>33345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2.424669824999">
                <text:p>192.424669824999</text:p>
              </table:table-cell>
              <table:table-cell office:value-type="float" office:value="0.104470800999479">
                <text:p>0.104470800999479</text:p>
              </table:table-cell>
              <table:table-cell office:value-type="float" office:value="290527.27490216">
                <text:p>290527.27490216</text:p>
              </table:table-cell>
              <table:table-cell office:value-type="float" office:value="321141.839628568">
                <text:p>321141.839628568</text:p>
              </table:table-cell>
              <table:table-cell office:value-type="float" office:value="41195.1705330631">
                <text:p>41195.1705330631</text:p>
              </table:table-cell>
              <table:table-cell office:value-type="float" office:value="262871.78021201">
                <text:p>262871.78021201</text:p>
              </table:table-cell>
              <table:table-cell office:value-type="float" office:value="310369">
                <text:p>31036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2.628063059999">
                <text:p>192.628063059999</text:p>
              </table:table-cell>
              <table:table-cell office:value-type="float" office:value="0.10438547999911">
                <text:p>0.10438547999911</text:p>
              </table:table-cell>
              <table:table-cell office:value-type="float" office:value="287622.002153138">
                <text:p>287622.002153138</text:p>
              </table:table-cell>
              <table:table-cell office:value-type="float" office:value="301358.582785468">
                <text:p>301358.582785468</text:p>
              </table:table-cell>
              <table:table-cell office:value-type="float" office:value="0">
                <text:p>0</text:p>
              </table:table-cell>
              <table:table-cell office:value-type="float" office:value="314832.751260241">
                <text:p>314832.751260241</text:p>
              </table:table-cell>
              <table:table-cell office:value-type="float" office:value="256670">
                <text:p>25667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2.831939356">
                <text:p>192.831939356</text:p>
              </table:table-cell>
              <table:table-cell office:value-type="float" office:value="0.103915874999075">
                <text:p>0.103915874999075</text:p>
              </table:table-cell>
              <table:table-cell office:value-type="float" office:value="284745.782131607">
                <text:p>284745.782131607</text:p>
              </table:table-cell>
              <table:table-cell office:value-type="float" office:value="249748.088590484">
                <text:p>249748.088590484</text:p>
              </table:table-cell>
              <table:table-cell office:value-type="float" office:value="0">
                <text:p>0</text:p>
              </table:table-cell>
              <table:table-cell office:value-type="float" office:value="277876.128608021">
                <text:p>277876.128608021</text:p>
              </table:table-cell>
              <table:table-cell office:value-type="float" office:value="247471">
                <text:p>24747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3.034900340999">
                <text:p>193.034900340999</text:p>
              </table:table-cell>
              <table:table-cell office:value-type="float" office:value="0.102568895001241">
                <text:p>0.102568895001241</text:p>
              </table:table-cell>
              <table:table-cell office:value-type="float" office:value="281898.324310291">
                <text:p>281898.324310291</text:p>
              </table:table-cell>
              <table:table-cell office:value-type="float" office:value="246718.029340507">
                <text:p>246718.029340507</text:p>
              </table:table-cell>
              <table:table-cell office:value-type="float" office:value="0">
                <text:p>0</text:p>
              </table:table-cell>
              <table:table-cell office:value-type="float" office:value="244899.993790521">
                <text:p>244899.993790521</text:p>
              </table:table-cell>
              <table:table-cell office:value-type="float" office:value="290819">
                <text:p>2908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3.238028866999">
                <text:p>193.238028866999</text:p>
              </table:table-cell>
              <table:table-cell office:value-type="float" office:value="0.104695459000141">
                <text:p>0.104695459000141</text:p>
              </table:table-cell>
              <table:table-cell office:value-type="float" office:value="279079.341067188">
                <text:p>279079.341067188</text:p>
              </table:table-cell>
              <table:table-cell office:value-type="float" office:value="290134.557165257">
                <text:p>290134.557165257</text:p>
              </table:table-cell>
              <table:table-cell office:value-type="float" office:value="0">
                <text:p>0</text:p>
              </table:table-cell>
              <table:table-cell office:value-type="float" office:value="263369.37927182">
                <text:p>263369.37927182</text:p>
              </table:table-cell>
              <table:table-cell office:value-type="float" office:value="320790">
                <text:p>32079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3.440246636999">
                <text:p>193.440246636999</text:p>
              </table:table-cell>
              <table:table-cell office:value-type="float" office:value="0.104597888001081">
                <text:p>0.104597888001081</text:p>
              </table:table-cell>
              <table:table-cell office:value-type="float" office:value="276288.547656516">
                <text:p>276288.547656516</text:p>
              </table:table-cell>
              <table:table-cell office:value-type="float" office:value="311271.365431457">
                <text:p>311271.365431457</text:p>
              </table:table-cell>
              <table:table-cell office:value-type="float" office:value="0">
                <text:p>0</text:p>
              </table:table-cell>
              <table:table-cell office:value-type="float" office:value="305202.77580825">
                <text:p>305202.77580825</text:p>
              </table:table-cell>
              <table:table-cell office:value-type="float" office:value="291528">
                <text:p>2915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3.644582661">
                <text:p>193.644582661</text:p>
              </table:table-cell>
              <table:table-cell office:value-type="float" office:value="0.103530930999113">
                <text:p>0.103530930999113</text:p>
              </table:table-cell>
              <table:table-cell office:value-type="float" office:value="273525.662179951">
                <text:p>273525.662179951</text:p>
              </table:table-cell>
              <table:table-cell office:value-type="float" office:value="293184.42123197">
                <text:p>293184.42123197</text:p>
              </table:table-cell>
              <table:table-cell office:value-type="float" office:value="0">
                <text:p>0</text:p>
              </table:table-cell>
              <table:table-cell office:value-type="float" office:value="308044.131249445">
                <text:p>308044.131249445</text:p>
              </table:table-cell>
              <table:table-cell office:value-type="float" office:value="241309">
                <text:p>24130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3.852583151">
                <text:p>193.852583151</text:p>
              </table:table-cell>
              <table:table-cell office:value-type="float" office:value="0.11361794000004">
                <text:p>0.11361794000004</text:p>
              </table:table-cell>
              <table:table-cell office:value-type="float" office:value="270790.405558151">
                <text:p>270790.405558151</text:p>
              </table:table-cell>
              <table:table-cell office:value-type="float" office:value="226762.440291236">
                <text:p>226762.440291236</text:p>
              </table:table-cell>
              <table:table-cell office:value-type="float" office:value="0">
                <text:p>0</text:p>
              </table:table-cell>
              <table:table-cell office:value-type="float" office:value="251380.395012399">
                <text:p>251380.395012399</text:p>
              </table:table-cell>
              <table:table-cell office:value-type="float" office:value="238133">
                <text:p>23813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4.058899221">
                <text:p>194.058899221</text:p>
              </table:table-cell>
              <table:table-cell office:value-type="float" office:value="0.143179759001214">
                <text:p>0.143179759001214</text:p>
              </table:table-cell>
              <table:table-cell office:value-type="float" office:value="268082.50150257">
                <text:p>268082.50150257</text:p>
              </table:table-cell>
              <table:table-cell office:value-type="float" office:value="172859.103335401">
                <text:p>172859.103335401</text:p>
              </table:table-cell>
              <table:table-cell office:value-type="float" office:value="0">
                <text:p>0</text:p>
              </table:table-cell>
              <table:table-cell office:value-type="float" office:value="169214.90979498">
                <text:p>169214.90979498</text:p>
              </table:table-cell>
              <table:table-cell office:value-type="float" office:value="282353">
                <text:p>28235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4.498348566">
                <text:p>194.498348566</text:p>
              </table:table-cell>
              <table:table-cell office:value-type="float" office:value="0.364715153998986">
                <text:p>0.364715153998986</text:p>
              </table:table-cell>
              <table:table-cell office:value-type="float" office:value="265401.676487544">
                <text:p>265401.676487544</text:p>
              </table:table-cell>
              <table:table-cell office:value-type="float" office:value="256521.410499575">
                <text:p>256521.410499575</text:p>
              </table:table-cell>
              <table:table-cell office:value-type="float" office:value="0">
                <text:p>0</text:p>
              </table:table-cell>
              <table:table-cell office:value-type="float" office:value="237743.69804898">
                <text:p>237743.69804898</text:p>
              </table:table-cell>
              <table:table-cell office:value-type="float" office:value="265628">
                <text:p>26562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4.70079854">
                <text:p>194.70079854</text:p>
              </table:table-cell>
              <table:table-cell office:value-type="float" office:value="0.101321672000267">
                <text:p>0.101321672000267</text:p>
              </table:table-cell>
              <table:table-cell office:value-type="float" office:value="265401.676487544">
                <text:p>265401.676487544</text:p>
              </table:table-cell>
              <table:table-cell office:value-type="float" office:value="229037.589368162">
                <text:p>229037.589368162</text:p>
              </table:table-cell>
              <table:table-cell office:value-type="float" office:value="0">
                <text:p>0</text:p>
              </table:table-cell>
              <table:table-cell office:value-type="float" office:value="237518.059239255">
                <text:p>237518.059239255</text:p>
              </table:table-cell>
              <table:table-cell office:value-type="float" office:value="227421">
                <text:p>22742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4.904585982998">
                <text:p>194.904585982998</text:p>
              </table:table-cell>
              <table:table-cell office:value-type="float" office:value="0.101820022999163">
                <text:p>0.101820022999163</text:p>
              </table:table-cell>
              <table:table-cell office:value-type="float" office:value="262747.659722669">
                <text:p>262747.659722669</text:p>
              </table:table-cell>
              <table:table-cell office:value-type="float" office:value="226761.426184226">
                <text:p>226761.426184226</text:p>
              </table:table-cell>
              <table:table-cell office:value-type="float" office:value="0">
                <text:p>0</text:p>
              </table:table-cell>
              <table:table-cell office:value-type="float" office:value="248568.276273679">
                <text:p>248568.276273679</text:p>
              </table:table-cell>
              <table:table-cell office:value-type="float" office:value="240660">
                <text:p>24066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5.108306638">
                <text:p>195.108306638</text:p>
              </table:table-cell>
              <table:table-cell office:value-type="float" office:value="0.10182768300001">
                <text:p>0.10182768300001</text:p>
              </table:table-cell>
              <table:table-cell office:value-type="float" office:value="260120.183125442">
                <text:p>260120.183125442</text:p>
              </table:table-cell>
              <table:table-cell office:value-type="float" office:value="240193.155643834">
                <text:p>240193.155643834</text:p>
              </table:table-cell>
              <table:table-cell office:value-type="float" office:value="0">
                <text:p>0</text:p>
              </table:table-cell>
              <table:table-cell office:value-type="float" office:value="231054.44743777">
                <text:p>231054.44743777</text:p>
              </table:table-cell>
              <table:table-cell office:value-type="float" office:value="284803">
                <text:p>28480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5.310568822999">
                <text:p>195.310568822999</text:p>
              </table:table-cell>
              <table:table-cell office:value-type="float" office:value="0.101928433001376">
                <text:p>0.101928433001376</text:p>
              </table:table-cell>
              <table:table-cell office:value-type="float" office:value="257518.981294188">
                <text:p>257518.981294188</text:p>
              </table:table-cell>
              <table:table-cell office:value-type="float" office:value="283703.721250908">
                <text:p>283703.721250908</text:p>
              </table:table-cell>
              <table:table-cell office:value-type="float" office:value="0">
                <text:p>0</text:p>
              </table:table-cell>
              <table:table-cell office:value-type="float" office:value="261340.50841537">
                <text:p>261340.50841537</text:p>
              </table:table-cell>
              <table:table-cell office:value-type="float" office:value="293320">
                <text:p>29332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5.513730784">
                <text:p>195.513730784</text:p>
              </table:table-cell>
              <table:table-cell office:value-type="float" office:value="0.102567038000416">
                <text:p>0.102567038000416</text:p>
              </table:table-cell>
              <table:table-cell office:value-type="float" office:value="254943.791481246">
                <text:p>254943.791481246</text:p>
              </table:table-cell>
              <table:table-cell office:value-type="float" office:value="291725.358023169">
                <text:p>291725.358023169</text:p>
              </table:table-cell>
              <table:table-cell office:value-type="float" office:value="0">
                <text:p>0</text:p>
              </table:table-cell>
              <table:table-cell office:value-type="float" office:value="287410.574621037">
                <text:p>287410.574621037</text:p>
              </table:table-cell>
              <table:table-cell office:value-type="float" office:value="251476">
                <text:p>2514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5.719014660999">
                <text:p>195.719014660999</text:p>
              </table:table-cell>
              <table:table-cell office:value-type="float" office:value="0.127900755000155">
                <text:p>0.127900755000155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17715.955927295">
                <text:p>217715.955927295</text:p>
              </table:table-cell>
              <table:table-cell office:value-type="float" office:value="0">
                <text:p>0</text:p>
              </table:table-cell>
              <table:table-cell office:value-type="float" office:value="238914.476143191">
                <text:p>238914.476143191</text:p>
              </table:table-cell>
              <table:table-cell office:value-type="float" office:value="215216">
                <text:p>2152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5.921902452999">
                <text:p>195.921902452999</text:p>
              </table:table-cell>
              <table:table-cell office:value-type="float" office:value="0.111859810000169">
                <text:p>0.111859810000169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180368.787627996">
                <text:p>180368.787627996</text:p>
              </table:table-cell>
              <table:table-cell office:value-type="float" office:value="0">
                <text:p>0</text:p>
              </table:table-cell>
              <table:table-cell office:value-type="float" office:value="198738.406761645">
                <text:p>198738.406761645</text:p>
              </table:table-cell>
              <table:table-cell office:value-type="float" office:value="234708">
                <text:p>2347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6.125587789998">
                <text:p>196.125587789998</text:p>
              </table:table-cell>
              <table:table-cell office:value-type="float" office:value="0.103023527000914">
                <text:p>0.103023527000914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37202.139886386">
                <text:p>237202.139886386</text:p>
              </table:table-cell>
              <table:table-cell office:value-type="float" office:value="0">
                <text:p>0</text:p>
              </table:table-cell>
              <table:table-cell office:value-type="float" office:value="221248.029413224">
                <text:p>221248.029413224</text:p>
              </table:table-cell>
              <table:table-cell office:value-type="float" office:value="279114">
                <text:p>2791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6.327591075999">
                <text:p>196.327591075999</text:p>
              </table:table-cell>
              <table:table-cell office:value-type="float" office:value="0.101719158001288">
                <text:p>0.101719158001288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75304.154642086">
                <text:p>275304.154642086</text:p>
              </table:table-cell>
              <table:table-cell office:value-type="float" office:value="0">
                <text:p>0</text:p>
              </table:table-cell>
              <table:table-cell office:value-type="float" office:value="255443.080496594">
                <text:p>255443.080496594</text:p>
              </table:table-cell>
              <table:table-cell office:value-type="float" office:value="285912">
                <text:p>28591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6.528745345">
                <text:p>196.528745345</text:p>
              </table:table-cell>
              <table:table-cell office:value-type="float" office:value="0.103033417999541">
                <text:p>0.103033417999541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82599.315026105">
                <text:p>282599.315026105</text:p>
              </table:table-cell>
              <table:table-cell office:value-type="float" office:value="0">
                <text:p>0</text:p>
              </table:table-cell>
              <table:table-cell office:value-type="float" office:value="283207.245058107">
                <text:p>283207.245058107</text:p>
              </table:table-cell>
              <table:table-cell office:value-type="float" office:value="245589">
                <text:p>24558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6.730309307999">
                <text:p>196.730309307999</text:p>
              </table:table-cell>
              <table:table-cell office:value-type="float" office:value="0.102775504999954">
                <text:p>0.102775504999954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45433.512519688">
                <text:p>245433.512519688</text:p>
              </table:table-cell>
              <table:table-cell office:value-type="float" office:value="0">
                <text:p>0</text:p>
              </table:table-cell>
              <table:table-cell office:value-type="float" office:value="268654.919917069">
                <text:p>268654.919917069</text:p>
              </table:table-cell>
              <table:table-cell office:value-type="float" office:value="214818">
                <text:p>2148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6.935053506999">
                <text:p>196.935053506999</text:p>
              </table:table-cell>
              <table:table-cell office:value-type="float" office:value="0.105284020000909">
                <text:p>0.105284020000909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06088.280848544">
                <text:p>206088.280848544</text:p>
              </table:table-cell>
              <table:table-cell office:value-type="float" office:value="0">
                <text:p>0</text:p>
              </table:table-cell>
              <table:table-cell office:value-type="float" office:value="217069.017051573">
                <text:p>217069.017051573</text:p>
              </table:table-cell>
              <table:table-cell office:value-type="float" office:value="237207">
                <text:p>23720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7.138181562999">
                <text:p>197.138181562999</text:p>
              </table:table-cell>
              <table:table-cell office:value-type="float" office:value="0.103591177001363">
                <text:p>0.103591177001363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36694.518309665">
                <text:p>236694.518309665</text:p>
              </table:table-cell>
              <table:table-cell office:value-type="float" office:value="0">
                <text:p>0</text:p>
              </table:table-cell>
              <table:table-cell office:value-type="float" office:value="222303.294627107">
                <text:p>222303.294627107</text:p>
              </table:table-cell>
              <table:table-cell office:value-type="float" office:value="281086">
                <text:p>28108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7.354091062">
                <text:p>197.354091062</text:p>
              </table:table-cell>
              <table:table-cell office:value-type="float" office:value="0.120958794999751">
                <text:p>0.120958794999751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67120.909802985">
                <text:p>267120.909802985</text:p>
              </table:table-cell>
              <table:table-cell office:value-type="float" office:value="0">
                <text:p>0</text:p>
              </table:table-cell>
              <table:table-cell office:value-type="float" office:value="247981.245962135">
                <text:p>247981.245962135</text:p>
              </table:table-cell>
              <table:table-cell office:value-type="float" office:value="283387">
                <text:p>28338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7.554746619999">
                <text:p>197.554746619999</text:p>
              </table:table-cell>
              <table:table-cell office:value-type="float" office:value="0.103504907001479">
                <text:p>0.103504907001479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19607.63154354">
                <text:p>219607.63154354</text:p>
              </table:table-cell>
              <table:table-cell office:value-type="float" office:value="8511.02044802246">
                <text:p>8511.02044802246</text:p>
              </table:table-cell>
              <table:table-cell office:value-type="float" office:value="225781.667626876">
                <text:p>225781.667626876</text:p>
              </table:table-cell>
              <table:table-cell office:value-type="float" office:value="240890">
                <text:p>24089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7.755013354999">
                <text:p>197.755013354999</text:p>
              </table:table-cell>
              <table:table-cell office:value-type="float" office:value="0.10135555099987">
                <text:p>0.10135555099987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25859.685314316">
                <text:p>225859.685314316</text:p>
              </table:table-cell>
              <table:table-cell office:value-type="float" office:value="0">
                <text:p>0</text:p>
              </table:table-cell>
              <table:table-cell office:value-type="float" office:value="246054.614369049">
                <text:p>246054.614369049</text:p>
              </table:table-cell>
              <table:table-cell office:value-type="float" office:value="214537">
                <text:p>21453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7.956537086999">
                <text:p>197.956537086999</text:p>
              </table:table-cell>
              <table:table-cell office:value-type="float" office:value="0.101928762000171">
                <text:p>0.101928762000171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16740.734834292">
                <text:p>216740.734834292</text:p>
              </table:table-cell>
              <table:table-cell office:value-type="float" office:value="0">
                <text:p>0</text:p>
              </table:table-cell>
              <table:table-cell office:value-type="float" office:value="216740.734834292">
                <text:p>216740.734834292</text:p>
              </table:table-cell>
              <table:table-cell office:value-type="float" office:value="241695">
                <text:p>24169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8.158108934">
                <text:p>198.158108934</text:p>
              </table:table-cell>
              <table:table-cell office:value-type="float" office:value="0.104110348000177">
                <text:p>0.104110348000177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38204.827350998">
                <text:p>238204.827350998</text:p>
              </table:table-cell>
              <table:table-cell office:value-type="float" office:value="0">
                <text:p>0</text:p>
              </table:table-cell>
              <table:table-cell office:value-type="float" office:value="220797.557674086">
                <text:p>220797.557674086</text:p>
              </table:table-cell>
              <table:table-cell office:value-type="float" office:value="283956">
                <text:p>28395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8.35841415">
                <text:p>198.35841415</text:p>
              </table:table-cell>
              <table:table-cell office:value-type="float" office:value="0.102991320000001">
                <text:p>0.102991320000001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77595.623744973">
                <text:p>277595.623744973</text:p>
              </table:table-cell>
              <table:table-cell office:value-type="float" office:value="0">
                <text:p>0</text:p>
              </table:table-cell>
              <table:table-cell office:value-type="float" office:value="260915.033939169">
                <text:p>260915.033939169</text:p>
              </table:table-cell>
              <table:table-cell office:value-type="float" office:value="281810">
                <text:p>28181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8.562098832999">
                <text:p>198.562098832999</text:p>
              </table:table-cell>
              <table:table-cell office:value-type="float" office:value="0.104582881998795">
                <text:p>0.104582881998795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79420.023662971">
                <text:p>279420.023662971</text:p>
              </table:table-cell>
              <table:table-cell office:value-type="float" office:value="0">
                <text:p>0</text:p>
              </table:table-cell>
              <table:table-cell office:value-type="float" office:value="281852.556886967">
                <text:p>281852.556886967</text:p>
              </table:table-cell>
              <table:table-cell office:value-type="float" office:value="238122">
                <text:p>23812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8.764551905999">
                <text:p>198.764551905999</text:p>
              </table:table-cell>
              <table:table-cell office:value-type="float" office:value="0.103450083001007">
                <text:p>0.103450083001007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35268.532091917">
                <text:p>235268.532091917</text:p>
              </table:table-cell>
              <table:table-cell office:value-type="float" office:value="0">
                <text:p>0</text:p>
              </table:table-cell>
              <table:table-cell office:value-type="float" office:value="257408.638652329">
                <text:p>257408.638652329</text:p>
              </table:table-cell>
              <table:table-cell office:value-type="float" office:value="214688">
                <text:p>21468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8.971166939999">
                <text:p>198.971166939999</text:p>
              </table:table-cell>
              <table:table-cell office:value-type="float" office:value="0.142058863999409">
                <text:p>0.142058863999409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166740.016949885">
                <text:p>166740.016949885</text:p>
              </table:table-cell>
              <table:table-cell office:value-type="float" office:value="0">
                <text:p>0</text:p>
              </table:table-cell>
              <table:table-cell office:value-type="float" office:value="176183.313636543">
                <text:p>176183.313636543</text:p>
              </table:table-cell>
              <table:table-cell office:value-type="float" office:value="245746">
                <text:p>24574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9.174557511999">
                <text:p>199.174557511999</text:p>
              </table:table-cell>
              <table:table-cell office:value-type="float" office:value="0.110552414000267">
                <text:p>0.110552414000267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20934.830069516">
                <text:p>220934.830069516</text:p>
              </table:table-cell>
              <table:table-cell office:value-type="float" office:value="0">
                <text:p>0</text:p>
              </table:table-cell>
              <table:table-cell office:value-type="float" office:value="208844.126390741">
                <text:p>208844.126390741</text:p>
              </table:table-cell>
              <table:table-cell office:value-type="float" office:value="286022">
                <text:p>28602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9.377418229999">
                <text:p>199.377418229999</text:p>
              </table:table-cell>
              <table:table-cell office:value-type="float" office:value="0.103635900999507">
                <text:p>0.103635900999507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77128.374654863">
                <text:p>277128.374654863</text:p>
              </table:table-cell>
              <table:table-cell office:value-type="float" office:value="0">
                <text:p>0</text:p>
              </table:table-cell>
              <table:table-cell office:value-type="float" office:value="255501.127182511">
                <text:p>255501.127182511</text:p>
              </table:table-cell>
              <table:table-cell office:value-type="float" office:value="278790">
                <text:p>27879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9.581109073999">
                <text:p>199.581109073999</text:p>
              </table:table-cell>
              <table:table-cell office:value-type="float" office:value="0.102938014999381">
                <text:p>0.102938014999381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78920.340796541">
                <text:p>278920.340796541</text:p>
              </table:table-cell>
              <table:table-cell office:value-type="float" office:value="0">
                <text:p>0</text:p>
              </table:table-cell>
              <table:table-cell office:value-type="float" office:value="280152.8242967">
                <text:p>280152.8242967</text:p>
              </table:table-cell>
              <table:table-cell office:value-type="float" office:value="233791">
                <text:p>2337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9.783795481">
                <text:p>199.783795481</text:p>
              </table:table-cell>
              <table:table-cell office:value-type="float" office:value="0.103147197998624">
                <text:p>0.103147197998624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30878.823178113">
                <text:p>230878.823178113</text:p>
              </table:table-cell>
              <table:table-cell office:value-type="float" office:value="0">
                <text:p>0</text:p>
              </table:table-cell>
              <table:table-cell office:value-type="float" office:value="255507.715293326">
                <text:p>255507.715293326</text:p>
              </table:table-cell>
              <table:table-cell office:value-type="float" office:value="215390">
                <text:p>21539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9.986894533">
                <text:p>199.986894533</text:p>
              </table:table-cell>
              <table:table-cell office:value-type="float" office:value="0.10513605900087">
                <text:p>0.10513605900087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16271.461168012">
                <text:p>216271.461168012</text:p>
              </table:table-cell>
              <table:table-cell office:value-type="float" office:value="0">
                <text:p>0</text:p>
              </table:table-cell>
              <table:table-cell office:value-type="float" office:value="221947.878801759">
                <text:p>221947.878801759</text:p>
              </table:table-cell>
              <table:table-cell office:value-type="float" office:value="249172">
                <text:p>24917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0.188132309999">
                <text:p>200.188132309999</text:p>
              </table:table-cell>
              <table:table-cell office:value-type="float" office:value="0.102462288001334">
                <text:p>0.102462288001334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45860.187171404">
                <text:p>245860.187171404</text:p>
              </table:table-cell>
              <table:table-cell office:value-type="float" office:value="0">
                <text:p>0</text:p>
              </table:table-cell>
              <table:table-cell office:value-type="float" office:value="230564.620970013">
                <text:p>230564.620970013</text:p>
              </table:table-cell>
              <table:table-cell office:value-type="float" office:value="287492">
                <text:p>28749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0.391161631">
                <text:p>200.391161631</text:p>
              </table:table-cell>
              <table:table-cell office:value-type="float" office:value="0.101764402001209">
                <text:p>0.101764402001209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87132.167538551">
                <text:p>287132.167538551</text:p>
              </table:table-cell>
              <table:table-cell office:value-type="float" office:value="0">
                <text:p>0</text:p>
              </table:table-cell>
              <table:table-cell office:value-type="float" office:value="267712.443966976">
                <text:p>267712.443966976</text:p>
              </table:table-cell>
              <table:table-cell office:value-type="float" office:value="276177">
                <text:p>2761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0.596664371999">
                <text:p>200.596664371999</text:p>
              </table:table-cell>
              <table:table-cell office:value-type="float" office:value="0.116741829000603">
                <text:p>0.116741829000603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57419.787762939">
                <text:p>257419.787762939</text:p>
              </table:table-cell>
              <table:table-cell office:value-type="float" office:value="0">
                <text:p>0</text:p>
              </table:table-cell>
              <table:table-cell office:value-type="float" office:value="263153.978060756">
                <text:p>263153.978060756</text:p>
              </table:table-cell>
              <table:table-cell office:value-type="float" office:value="230645">
                <text:p>23064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0.799303612999">
                <text:p>200.799303612999</text:p>
              </table:table-cell>
              <table:table-cell office:value-type="float" office:value="0.10316612600036">
                <text:p>0.10316612600036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177472.556245262">
                <text:p>177472.556245262</text:p>
              </table:table-cell>
              <table:table-cell office:value-type="float" office:value="0">
                <text:p>0</text:p>
              </table:table-cell>
              <table:table-cell office:value-type="float" office:value="221574.383596325">
                <text:p>221574.383596325</text:p>
              </table:table-cell>
              <table:table-cell office:value-type="float" office:value="216390">
                <text:p>21639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1.000904904">
                <text:p>201.000904904</text:p>
              </table:table-cell>
              <table:table-cell office:value-type="float" office:value="0.101580897000531">
                <text:p>0.101580897000531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15066.343666623">
                <text:p>215066.343666623</text:p>
              </table:table-cell>
              <table:table-cell office:value-type="float" office:value="0">
                <text:p>0</text:p>
              </table:table-cell>
              <table:table-cell office:value-type="float" office:value="201263.237953706">
                <text:p>201263.237953706</text:p>
              </table:table-cell>
              <table:table-cell office:value-type="float" office:value="252782">
                <text:p>25278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1.203417113">
                <text:p>201.203417113</text:p>
              </table:table-cell>
              <table:table-cell office:value-type="float" office:value="0.102906846999758">
                <text:p>0.102906846999758</text:p>
              </table:table-cell>
              <table:table-cell office:value-type="float" office:value="252394.353566433">
                <text:p>252394.353566433</text:p>
              </table:table-cell>
              <table:table-cell office:value-type="float" office:value="251746.81295863">
                <text:p>251746.81295863</text:p>
              </table:table-cell>
              <table:table-cell office:value-type="float" office:value="0">
                <text:p>0</text:p>
              </table:table-cell>
              <table:table-cell office:value-type="float" office:value="233229.76237049">
                <text:p>233229.76237049</text:p>
              </table:table-cell>
              <table:table-cell office:value-type="float" office:value="288694">
                <text:p>28869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1.406261425">
                <text:p>201.406261425</text:p>
              </table:table-cell>
              <table:table-cell office:value-type="float" office:value="0.101538946999426">
                <text:p>0.101538946999426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286460.685769281">
                <text:p>286460.685769281</text:p>
              </table:table-cell>
              <table:table-cell office:value-type="float" office:value="0">
                <text:p>0</text:p>
              </table:table-cell>
              <table:table-cell office:value-type="float" office:value="268187.869745945">
                <text:p>268187.869745945</text:p>
              </table:table-cell>
              <table:table-cell office:value-type="float" office:value="304778">
                <text:p>30477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1.692934811999">
                <text:p>201.692934811999</text:p>
              </table:table-cell>
              <table:table-cell office:value-type="float" office:value="0.388870739001504">
                <text:p>0.388870739001504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11847.4116809807">
                <text:p>11847.4116809807</text:p>
              </table:table-cell>
              <table:table-cell office:value-type="float" office:value="0">
                <text:p>0</text:p>
              </table:table-cell>
              <table:table-cell office:value-type="float" office:value="4884.69129605801">
                <text:p>4884.69129605801</text:p>
              </table:table-cell>
              <table:table-cell office:value-type="float" office:value="241867">
                <text:p>2418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1.896155125">
                <text:p>201.896155125</text:p>
              </table:table-cell>
              <table:table-cell office:value-type="float" office:value="0.101469381999777">
                <text:p>0.101469381999777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197730.345355127">
                <text:p>197730.345355127</text:p>
              </table:table-cell>
              <table:table-cell office:value-type="float" office:value="0">
                <text:p>0</text:p>
              </table:table-cell>
              <table:table-cell office:value-type="float" office:value="228451.461464539">
                <text:p>228451.461464539</text:p>
              </table:table-cell>
              <table:table-cell office:value-type="float" office:value="255996">
                <text:p>2559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2.098726875">
                <text:p>202.098726875</text:p>
              </table:table-cell>
              <table:table-cell office:value-type="float" office:value="0.102581830999043">
                <text:p>0.102581830999043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258717.175396658">
                <text:p>258717.175396658</text:p>
              </table:table-cell>
              <table:table-cell office:value-type="float" office:value="0">
                <text:p>0</text:p>
              </table:table-cell>
              <table:table-cell office:value-type="float" office:value="251543.956485883">
                <text:p>251543.956485883</text:p>
              </table:table-cell>
              <table:table-cell office:value-type="float" office:value="306177">
                <text:p>30617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2.301088684999">
                <text:p>202.301088684999</text:p>
              </table:table-cell>
              <table:table-cell office:value-type="float" office:value="0.101206839999577">
                <text:p>0.101206839999577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308849.460849463">
                <text:p>308849.460849463</text:p>
              </table:table-cell>
              <table:table-cell office:value-type="float" office:value="0">
                <text:p>0</text:p>
              </table:table-cell>
              <table:table-cell office:value-type="float" office:value="283390.285558808">
                <text:p>283390.285558808</text:p>
              </table:table-cell>
              <table:table-cell office:value-type="float" office:value="321474">
                <text:p>32147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2.505048337">
                <text:p>202.505048337</text:p>
              </table:table-cell>
              <table:table-cell office:value-type="float" office:value="0.159055007999996">
                <text:p>0.159055007999996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223826.743631119">
                <text:p>223826.743631119</text:p>
              </table:table-cell>
              <table:table-cell office:value-type="float" office:value="0">
                <text:p>0</text:p>
              </table:table-cell>
              <table:table-cell office:value-type="float" office:value="218501.123116861">
                <text:p>218501.123116861</text:p>
              </table:table-cell>
              <table:table-cell office:value-type="float" office:value="279941">
                <text:p>27994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2.708175121999">
                <text:p>202.708175121999</text:p>
              </table:table-cell>
              <table:table-cell office:value-type="float" office:value="0.103096274999189">
                <text:p>0.103096274999189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272389.101243261">
                <text:p>272389.101243261</text:p>
              </table:table-cell>
              <table:table-cell office:value-type="float" office:value="34364.7825218563">
                <text:p>34364.7825218563</text:p>
              </table:table-cell>
              <table:table-cell office:value-type="float" office:value="256612.472989927">
                <text:p>256612.472989927</text:p>
              </table:table-cell>
              <table:table-cell office:value-type="float" office:value="240652">
                <text:p>24065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2.911106105999">
                <text:p>202.911106105999</text:p>
              </table:table-cell>
              <table:table-cell office:value-type="float" office:value="0.104838945000665">
                <text:p>0.104838945000665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235054.910035817">
                <text:p>235054.910035817</text:p>
              </table:table-cell>
              <table:table-cell office:value-type="float" office:value="0">
                <text:p>0</text:p>
              </table:table-cell>
              <table:table-cell office:value-type="float" office:value="254936.487719534">
                <text:p>254936.487719534</text:p>
              </table:table-cell>
              <table:table-cell office:value-type="float" office:value="259266">
                <text:p>25926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3.114000951">
                <text:p>203.114000951</text:p>
              </table:table-cell>
              <table:table-cell office:value-type="float" office:value="0.10405861900108">
                <text:p>0.10405861900108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258336.02547512">
                <text:p>258336.02547512</text:p>
              </table:table-cell>
              <table:table-cell office:value-type="float" office:value="0">
                <text:p>0</text:p>
              </table:table-cell>
              <table:table-cell office:value-type="float" office:value="248916.704876359">
                <text:p>248916.704876359</text:p>
              </table:table-cell>
              <table:table-cell office:value-type="float" office:value="309343">
                <text:p>3093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3.31501776">
                <text:p>203.31501776</text:p>
              </table:table-cell>
              <table:table-cell office:value-type="float" office:value="0.101101255000685">
                <text:p>0.101101255000685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306396.623619917">
                <text:p>306396.623619917</text:p>
              </table:table-cell>
              <table:table-cell office:value-type="float" office:value="0">
                <text:p>0</text:p>
              </table:table-cell>
              <table:table-cell office:value-type="float" office:value="281055.948986624">
                <text:p>281055.948986624</text:p>
              </table:table-cell>
              <table:table-cell office:value-type="float" office:value="320142">
                <text:p>32014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3.516963787999">
                <text:p>203.516963787999</text:p>
              </table:table-cell>
              <table:table-cell office:value-type="float" office:value="0.103487094000229">
                <text:p>0.103487094000229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316716.1751915">
                <text:p>316716.1751915</text:p>
              </table:table-cell>
              <table:table-cell office:value-type="float" office:value="0">
                <text:p>0</text:p>
              </table:table-cell>
              <table:table-cell office:value-type="float" office:value="311251.511865723">
                <text:p>311251.511865723</text:p>
              </table:table-cell>
              <table:table-cell office:value-type="float" office:value="276784">
                <text:p>27678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3.720313735999">
                <text:p>203.720313735999</text:p>
              </table:table-cell>
              <table:table-cell office:value-type="float" office:value="0.103017890000046">
                <text:p>0.103017890000046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274372.62987106">
                <text:p>274372.62987106</text:p>
              </table:table-cell>
              <table:table-cell office:value-type="float" office:value="0">
                <text:p>0</text:p>
              </table:table-cell>
              <table:table-cell office:value-type="float" office:value="298716.801062675">
                <text:p>298716.801062675</text:p>
              </table:table-cell>
              <table:table-cell office:value-type="float" office:value="239978">
                <text:p>23997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3.923532835999">
                <text:p>203.923532835999</text:p>
              </table:table-cell>
              <table:table-cell office:value-type="float" office:value="0.103666401999362">
                <text:p>0.103666401999362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231831.749298147">
                <text:p>231831.749298147</text:p>
              </table:table-cell>
              <table:table-cell office:value-type="float" office:value="0">
                <text:p>0</text:p>
              </table:table-cell>
              <table:table-cell office:value-type="float" office:value="249224.198195914">
                <text:p>249224.198195914</text:p>
              </table:table-cell>
              <table:table-cell office:value-type="float" office:value="262130">
                <text:p>26213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4.133880915">
                <text:p>204.133880915</text:p>
              </table:table-cell>
              <table:table-cell office:value-type="float" office:value="0.134112547999393">
                <text:p>0.134112547999393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212241.864622939">
                <text:p>212241.864622939</text:p>
              </table:table-cell>
              <table:table-cell office:value-type="float" office:value="0">
                <text:p>0</text:p>
              </table:table-cell>
              <table:table-cell office:value-type="float" office:value="199830.674559055">
                <text:p>199830.674559055</text:p>
              </table:table-cell>
              <table:table-cell office:value-type="float" office:value="313076">
                <text:p>31307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4.337269206">
                <text:p>204.337269206</text:p>
              </table:table-cell>
              <table:table-cell office:value-type="float" office:value="0.10146443299891">
                <text:p>0.10146443299891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300208.044573935">
                <text:p>300208.044573935</text:p>
              </table:table-cell>
              <table:table-cell office:value-type="float" office:value="0">
                <text:p>0</text:p>
              </table:table-cell>
              <table:table-cell office:value-type="float" office:value="276818.269229527">
                <text:p>276818.269229527</text:p>
              </table:table-cell>
              <table:table-cell office:value-type="float" office:value="317402">
                <text:p>31740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4.540324483">
                <text:p>204.540324483</text:p>
              </table:table-cell>
              <table:table-cell office:value-type="float" office:value="0.102353091000623">
                <text:p>0.102353091000623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312404.899977218">
                <text:p>312404.899977218</text:p>
              </table:table-cell>
              <table:table-cell office:value-type="float" office:value="0">
                <text:p>0</text:p>
              </table:table-cell>
              <table:table-cell office:value-type="float" office:value="308460.940019641">
                <text:p>308460.940019641</text:p>
              </table:table-cell>
              <table:table-cell office:value-type="float" office:value="270707">
                <text:p>27070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4.742805205999">
                <text:p>204.742805205999</text:p>
              </table:table-cell>
              <table:table-cell office:value-type="float" office:value="0.101753355000255">
                <text:p>0.101753355000255</text:p>
              </table:table-cell>
              <table:table-cell office:value-type="float" office:value="281473.794312753">
                <text:p>281473.794312753</text:p>
              </table:table-cell>
              <table:table-cell office:value-type="float" office:value="255489.948474582">
                <text:p>255489.948474582</text:p>
              </table:table-cell>
              <table:table-cell office:value-type="float" office:value="0">
                <text:p>0</text:p>
              </table:table-cell>
              <table:table-cell office:value-type="float" office:value="278487.956455863">
                <text:p>278487.956455863</text:p>
              </table:table-cell>
              <table:table-cell office:value-type="float" office:value="239287">
                <text:p>23928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4.944876750998">
                <text:p>204.944876750998</text:p>
              </table:table-cell>
              <table:table-cell office:value-type="float" office:value="0.101626321000367">
                <text:p>0.101626321000367</text:p>
              </table:table-cell>
              <table:table-cell office:value-type="float" office:value="308829.280334518">
                <text:p>308829.280334518</text:p>
              </table:table-cell>
              <table:table-cell office:value-type="float" office:value="237069.299813457">
                <text:p>237069.299813457</text:p>
              </table:table-cell>
              <table:table-cell office:value-type="float" office:value="0">
                <text:p>0</text:p>
              </table:table-cell>
              <table:table-cell office:value-type="float" office:value="254772.129564077">
                <text:p>254772.129564077</text:p>
              </table:table-cell>
              <table:table-cell office:value-type="float" office:value="293295">
                <text:p>29329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5.14677573">
                <text:p>205.14677573</text:p>
              </table:table-cell>
              <table:table-cell office:value-type="float" office:value="0.103413665001426">
                <text:p>0.103413665001426</text:p>
              </table:table-cell>
              <table:table-cell office:value-type="float" office:value="308829.280334518">
                <text:p>308829.280334518</text:p>
              </table:table-cell>
              <table:table-cell office:value-type="float" office:value="289852.243024215">
                <text:p>289852.243024215</text:p>
              </table:table-cell>
              <table:table-cell office:value-type="float" office:value="0">
                <text:p>0</text:p>
              </table:table-cell>
              <table:table-cell office:value-type="float" office:value="260731.037533817">
                <text:p>260731.037533817</text:p>
              </table:table-cell>
              <table:table-cell office:value-type="float" office:value="345878">
                <text:p>34587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5.349445694999">
                <text:p>205.349445694999</text:p>
              </table:table-cell>
              <table:table-cell office:value-type="float" office:value="0.102958072000547">
                <text:p>0.102958072000547</text:p>
              </table:table-cell>
              <table:table-cell office:value-type="float" office:value="308829.280334518">
                <text:p>308829.280334518</text:p>
              </table:table-cell>
              <table:table-cell office:value-type="float" office:value="340587.885821209">
                <text:p>340587.885821209</text:p>
              </table:table-cell>
              <table:table-cell office:value-type="float" office:value="0">
                <text:p>0</text:p>
              </table:table-cell>
              <table:table-cell office:value-type="float" office:value="314006.849362704">
                <text:p>314006.849362704</text:p>
              </table:table-cell>
              <table:table-cell office:value-type="float" office:value="346275">
                <text:p>3462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5.558509655999">
                <text:p>205.558509655999</text:p>
              </table:table-cell>
              <table:table-cell office:value-type="float" office:value="0.117435235999437">
                <text:p>0.117435235999437</text:p>
              </table:table-cell>
              <table:table-cell office:value-type="float" office:value="308829.280334518">
                <text:p>308829.280334518</text:p>
              </table:table-cell>
              <table:table-cell office:value-type="float" office:value="323397.639433442">
                <text:p>323397.639433442</text:p>
              </table:table-cell>
              <table:table-cell office:value-type="float" office:value="0">
                <text:p>0</text:p>
              </table:table-cell>
              <table:table-cell office:value-type="float" office:value="323196.953442266">
                <text:p>323196.953442266</text:p>
              </table:table-cell>
              <table:table-cell office:value-type="float" office:value="291980">
                <text:p>29198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5.761049119999">
                <text:p>205.761049119999</text:p>
              </table:table-cell>
              <table:table-cell office:value-type="float" office:value="0.102206614999886">
                <text:p>0.102206614999886</text:p>
              </table:table-cell>
              <table:table-cell office:value-type="float" office:value="308829.280334518">
                <text:p>308829.280334518</text:p>
              </table:table-cell>
              <table:table-cell office:value-type="float" office:value="207096.821755954">
                <text:p>207096.821755954</text:p>
              </table:table-cell>
              <table:table-cell office:value-type="float" office:value="34110.5524246812">
                <text:p>34110.5524246812</text:p>
              </table:table-cell>
              <table:table-cell office:value-type="float" office:value="203465.770182604">
                <text:p>203465.770182604</text:p>
              </table:table-cell>
              <table:table-cell office:value-type="float" office:value="262632">
                <text:p>26263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5.962482694">
                <text:p>205.962482694</text:p>
              </table:table-cell>
              <table:table-cell office:value-type="float" office:value="0.101555114999428">
                <text:p>0.101555114999428</text:p>
              </table:table-cell>
              <table:table-cell office:value-type="float" office:value="308829.280334518">
                <text:p>308829.280334518</text:p>
              </table:table-cell>
              <table:table-cell office:value-type="float" office:value="253367.327625843">
                <text:p>253367.327625843</text:p>
              </table:table-cell>
              <table:table-cell office:value-type="float" office:value="0">
                <text:p>0</text:p>
              </table:table-cell>
              <table:table-cell office:value-type="float" office:value="268809.533314647">
                <text:p>268809.533314647</text:p>
              </table:table-cell>
              <table:table-cell office:value-type="float" office:value="298223">
                <text:p>2982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6.166691963999">
                <text:p>206.166691963999</text:p>
              </table:table-cell>
              <table:table-cell office:value-type="float" office:value="0.10310648900122">
                <text:p>0.10310648900122</text:p>
              </table:table-cell>
              <table:table-cell office:value-type="float" office:value="308829.280334518">
                <text:p>308829.280334518</text:p>
              </table:table-cell>
              <table:table-cell office:value-type="float" office:value="295441.120400653">
                <text:p>295441.120400653</text:p>
              </table:table-cell>
              <table:table-cell office:value-type="float" office:value="0">
                <text:p>0</text:p>
              </table:table-cell>
              <table:table-cell office:value-type="float" office:value="274416.608916985">
                <text:p>274416.608916985</text:p>
              </table:table-cell>
              <table:table-cell office:value-type="float" office:value="349057">
                <text:p>34905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6.369371719999">
                <text:p>206.369371719999</text:p>
              </table:table-cell>
              <table:table-cell office:value-type="float" office:value="0.102072959998623">
                <text:p>0.102072959998623</text:p>
              </table:table-cell>
              <table:table-cell office:value-type="float" office:value="308829.280334518">
                <text:p>308829.280334518</text:p>
              </table:table-cell>
              <table:table-cell office:value-type="float" office:value="346228.324837697">
                <text:p>346228.324837697</text:p>
              </table:table-cell>
              <table:table-cell office:value-type="float" office:value="0">
                <text:p>0</text:p>
              </table:table-cell>
              <table:table-cell office:value-type="float" office:value="319924.811324169">
                <text:p>319924.811324169</text:p>
              </table:table-cell>
              <table:table-cell office:value-type="float" office:value="342575">
                <text:p>34257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6.572430621">
                <text:p>206.572430621</text:p>
              </table:table-cell>
              <table:table-cell office:value-type="float" office:value="0.103098628000225">
                <text:p>0.103098628000225</text:p>
              </table:table-cell>
              <table:table-cell office:value-type="float" office:value="308829.280334518">
                <text:p>308829.280334518</text:p>
              </table:table-cell>
              <table:table-cell office:value-type="float" office:value="336035.296308528">
                <text:p>336035.296308528</text:p>
              </table:table-cell>
              <table:table-cell office:value-type="float" office:value="0">
                <text:p>0</text:p>
              </table:table-cell>
              <table:table-cell office:value-type="float" office:value="339311.9879831">
                <text:p>339311.9879831</text:p>
              </table:table-cell>
              <table:table-cell office:value-type="float" office:value="288273">
                <text:p>28827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6.775242279">
                <text:p>206.775242279</text:p>
              </table:table-cell>
              <table:table-cell office:value-type="float" office:value="0.102242590999595">
                <text:p>0.102242590999595</text:p>
              </table:table-cell>
              <table:table-cell office:value-type="float" office:value="308829.280334518">
                <text:p>308829.280334518</text:p>
              </table:table-cell>
              <table:table-cell office:value-type="float" office:value="276520.511929763">
                <text:p>276520.511929763</text:p>
              </table:table-cell>
              <table:table-cell office:value-type="float" office:value="0">
                <text:p>0</text:p>
              </table:table-cell>
              <table:table-cell office:value-type="float" office:value="310765.772711225">
                <text:p>310765.772711225</text:p>
              </table:table-cell>
              <table:table-cell office:value-type="float" office:value="263121">
                <text:p>26312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6.977452790999">
                <text:p>206.977452790999</text:p>
              </table:table-cell>
              <table:table-cell office:value-type="float" office:value="0.101766763000342">
                <text:p>0.101766763000342</text:p>
              </table:table-cell>
              <table:table-cell office:value-type="float" office:value="308829.280334518">
                <text:p>308829.280334518</text:p>
              </table:table-cell>
              <table:table-cell office:value-type="float" office:value="251123.457027971">
                <text:p>251123.457027971</text:p>
              </table:table-cell>
              <table:table-cell office:value-type="float" office:value="0">
                <text:p>0</text:p>
              </table:table-cell>
              <table:table-cell office:value-type="float" office:value="260230.904533953">
                <text:p>260230.904533953</text:p>
              </table:table-cell>
              <table:table-cell office:value-type="float" office:value="302502">
                <text:p>3025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7.186517275999">
                <text:p>207.186517275999</text:p>
              </table:table-cell>
              <table:table-cell office:value-type="float" office:value="0.134538252999846">
                <text:p>0.134538252999846</text:p>
              </table:table-cell>
              <table:table-cell office:value-type="float" office:value="308829.280334518">
                <text:p>308829.280334518</text:p>
              </table:table-cell>
              <table:table-cell office:value-type="float" office:value="259687.055173079">
                <text:p>259687.055173079</text:p>
              </table:table-cell>
              <table:table-cell office:value-type="float" office:value="0">
                <text:p>0</text:p>
              </table:table-cell>
              <table:table-cell office:value-type="float" office:value="236664.268003462">
                <text:p>236664.268003462</text:p>
              </table:table-cell>
              <table:table-cell office:value-type="float" office:value="351597">
                <text:p>35159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7.387854232">
                <text:p>207.387854232</text:p>
              </table:table-cell>
              <table:table-cell office:value-type="float" office:value="0.107411353001226">
                <text:p>0.107411353001226</text:p>
              </table:table-cell>
              <table:table-cell office:value-type="float" office:value="308829.280334518">
                <text:p>308829.280334518</text:p>
              </table:table-cell>
              <table:table-cell office:value-type="float" office:value="279137.78697897">
                <text:p>279137.78697897</text:p>
              </table:table-cell>
              <table:table-cell office:value-type="float" office:value="34092.0494876336">
                <text:p>34092.0494876336</text:p>
              </table:table-cell>
              <table:table-cell office:value-type="float" office:value="222573.902192903">
                <text:p>222573.902192903</text:p>
              </table:table-cell>
              <table:table-cell office:value-type="float" office:value="338887">
                <text:p>33888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7.590438798999">
                <text:p>207.590438798999</text:p>
              </table:table-cell>
              <table:table-cell office:value-type="float" office:value="0.108744434000982">
                <text:p>0.108744434000982</text:p>
              </table:table-cell>
              <table:table-cell office:value-type="float" office:value="305740.987531173">
                <text:p>305740.987531173</text:p>
              </table:table-cell>
              <table:table-cell office:value-type="float" office:value="334721.217328862">
                <text:p>334721.217328862</text:p>
              </table:table-cell>
              <table:table-cell office:value-type="float" office:value="0">
                <text:p>0</text:p>
              </table:table-cell>
              <table:table-cell office:value-type="float" office:value="338733.068780232">
                <text:p>338733.068780232</text:p>
              </table:table-cell>
              <table:table-cell office:value-type="float" office:value="280883">
                <text:p>28088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7.792010157998">
                <text:p>207.792010157998</text:p>
              </table:table-cell>
              <table:table-cell office:value-type="float" office:value="0.10276103400065">
                <text:p>0.10276103400065</text:p>
              </table:table-cell>
              <table:table-cell office:value-type="float" office:value="302683.577655862">
                <text:p>302683.577655862</text:p>
              </table:table-cell>
              <table:table-cell office:value-type="float" office:value="266994.998415972">
                <text:p>266994.998415972</text:p>
              </table:table-cell>
              <table:table-cell office:value-type="float" office:value="0">
                <text:p>0</text:p>
              </table:table-cell>
              <table:table-cell office:value-type="float" office:value="297057.343558104">
                <text:p>297057.343558104</text:p>
              </table:table-cell>
              <table:table-cell office:value-type="float" office:value="258908">
                <text:p>25890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7.995185352">
                <text:p>207.995185352</text:p>
              </table:table-cell>
              <table:table-cell office:value-type="float" office:value="0.103494353999849">
                <text:p>0.103494353999849</text:p>
              </table:table-cell>
              <table:table-cell office:value-type="float" office:value="299656.741879303">
                <text:p>299656.741879303</text:p>
              </table:table-cell>
              <table:table-cell office:value-type="float" office:value="250747.703342788">
                <text:p>250747.703342788</text:p>
              </table:table-cell>
              <table:table-cell office:value-type="float" office:value="0">
                <text:p>0</text:p>
              </table:table-cell>
              <table:table-cell office:value-type="float" office:value="261296.740913353">
                <text:p>261296.740913353</text:p>
              </table:table-cell>
              <table:table-cell office:value-type="float" office:value="298501">
                <text:p>29850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8.199487444999">
                <text:p>208.199487444999</text:p>
              </table:table-cell>
              <table:table-cell office:value-type="float" office:value="0.105821714998456">
                <text:p>0.105821714998456</text:p>
              </table:table-cell>
              <table:table-cell office:value-type="float" office:value="299656.741879303">
                <text:p>299656.741879303</text:p>
              </table:table-cell>
              <table:table-cell office:value-type="float" office:value="297049.726924479">
                <text:p>297049.726924479</text:p>
              </table:table-cell>
              <table:table-cell office:value-type="float" office:value="0">
                <text:p>0</text:p>
              </table:table-cell>
              <table:table-cell office:value-type="float" office:value="276945.368583616">
                <text:p>276945.368583616</text:p>
              </table:table-cell>
              <table:table-cell office:value-type="float" office:value="342423">
                <text:p>34242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8.401986921999">
                <text:p>208.401986921999</text:p>
              </table:table-cell>
              <table:table-cell office:value-type="float" office:value="0.106298269000035">
                <text:p>0.106298269000035</text:p>
              </table:table-cell>
              <table:table-cell office:value-type="float" office:value="296660.17446051">
                <text:p>296660.17446051</text:p>
              </table:table-cell>
              <table:table-cell office:value-type="float" office:value="341654.76453453">
                <text:p>341654.76453453</text:p>
              </table:table-cell>
              <table:table-cell office:value-type="float" office:value="0">
                <text:p>0</text:p>
              </table:table-cell>
              <table:table-cell office:value-type="float" office:value="319352.245729504">
                <text:p>319352.245729504</text:p>
              </table:table-cell>
              <table:table-cell office:value-type="float" office:value="322197">
                <text:p>32219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8.603653811">
                <text:p>208.603653811</text:p>
              </table:table-cell>
              <table:table-cell office:value-type="float" office:value="0.10333656200055">
                <text:p>0.10333656200055</text:p>
              </table:table-cell>
              <table:table-cell office:value-type="float" office:value="293693.572715905">
                <text:p>293693.572715905</text:p>
              </table:table-cell>
              <table:table-cell office:value-type="float" office:value="323551.549734731">
                <text:p>323551.549734731</text:p>
              </table:table-cell>
              <table:table-cell office:value-type="float" office:value="0">
                <text:p>0</text:p>
              </table:table-cell>
              <table:table-cell office:value-type="float" office:value="333821.818514623">
                <text:p>333821.818514623</text:p>
              </table:table-cell>
              <table:table-cell office:value-type="float" office:value="266824">
                <text:p>26682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8.811733793">
                <text:p>208.811733793</text:p>
              </table:table-cell>
              <table:table-cell office:value-type="float" office:value="0.114247255000009">
                <text:p>0.114247255000009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43338.24215243">
                <text:p>243338.24215243</text:p>
              </table:table-cell>
              <table:table-cell office:value-type="float" office:value="0">
                <text:p>0</text:p>
              </table:table-cell>
              <table:table-cell office:value-type="float" office:value="271455.299066747">
                <text:p>271455.299066747</text:p>
              </table:table-cell>
              <table:table-cell office:value-type="float" office:value="250458">
                <text:p>25045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9.186732654">
                <text:p>209.186732654</text:p>
              </table:table-cell>
              <table:table-cell office:value-type="float" office:value="0.412540532999628">
                <text:p>0.412540532999628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82695.3145928843">
                <text:p>82695.3145928843</text:p>
              </table:table-cell>
              <table:table-cell office:value-type="float" office:value="0">
                <text:p>0</text:p>
              </table:table-cell>
              <table:table-cell office:value-type="float" office:value="91005.5696532875">
                <text:p>91005.5696532875</text:p>
              </table:table-cell>
              <table:table-cell office:value-type="float" office:value="331048">
                <text:p>33104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9.388918237999">
                <text:p>209.388918237999</text:p>
              </table:table-cell>
              <table:table-cell office:value-type="float" office:value="0.10126548900007">
                <text:p>0.10126548900007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86385.424298388">
                <text:p>286385.424298388</text:p>
              </table:table-cell>
              <table:table-cell office:value-type="float" office:value="2437.32275998627">
                <text:p>2437.32275998627</text:p>
              </table:table-cell>
              <table:table-cell office:value-type="float" office:value="243558.616751978">
                <text:p>243558.616751978</text:p>
              </table:table-cell>
              <table:table-cell office:value-type="float" office:value="318627">
                <text:p>31862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9.592083832">
                <text:p>209.592083832</text:p>
              </table:table-cell>
              <table:table-cell office:value-type="float" office:value="0.101493580999886">
                <text:p>0.101493580999886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310212.570651051">
                <text:p>310212.570651051</text:p>
              </table:table-cell>
              <table:table-cell office:value-type="float" office:value="0">
                <text:p>0</text:p>
              </table:table-cell>
              <table:table-cell office:value-type="float" office:value="315999.537629066">
                <text:p>315999.537629066</text:p>
              </table:table-cell>
              <table:table-cell office:value-type="float" office:value="266738">
                <text:p>26673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9.795769233">
                <text:p>209.795769233</text:p>
              </table:table-cell>
              <table:table-cell office:value-type="float" office:value="0.104290528999627">
                <text:p>0.104290528999627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53100.937896996">
                <text:p>253100.937896996</text:p>
              </table:table-cell>
              <table:table-cell office:value-type="float" office:value="0">
                <text:p>0</text:p>
              </table:table-cell>
              <table:table-cell office:value-type="float" office:value="283019.320294622">
                <text:p>283019.320294622</text:p>
              </table:table-cell>
              <table:table-cell office:value-type="float" office:value="248933">
                <text:p>24893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9.998503014">
                <text:p>209.998503014</text:p>
              </table:table-cell>
              <table:table-cell office:value-type="float" office:value="0.103578255999309">
                <text:p>0.103578255999309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44792.10452454">
                <text:p>244792.10452454</text:p>
              </table:table-cell>
              <table:table-cell office:value-type="float" office:value="0">
                <text:p>0</text:p>
              </table:table-cell>
              <table:table-cell office:value-type="float" office:value="250161.707078769">
                <text:p>250161.707078769</text:p>
              </table:table-cell>
              <table:table-cell office:value-type="float" office:value="290533">
                <text:p>29053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0.201151092999">
                <text:p>210.201151092999</text:p>
              </table:table-cell>
              <table:table-cell office:value-type="float" office:value="0.101945640999475">
                <text:p>0.101945640999475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89956.512618572">
                <text:p>289956.512618572</text:p>
              </table:table-cell>
              <table:table-cell office:value-type="float" office:value="0">
                <text:p>0</text:p>
              </table:table-cell>
              <table:table-cell office:value-type="float" office:value="268893.290906557">
                <text:p>268893.290906557</text:p>
              </table:table-cell>
              <table:table-cell office:value-type="float" office:value="332387">
                <text:p>33238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0.403041285999">
                <text:p>210.403041285999</text:p>
              </table:table-cell>
              <table:table-cell office:value-type="float" office:value="0.101431365999815">
                <text:p>0.101431365999815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328694.612780658">
                <text:p>328694.612780658</text:p>
              </table:table-cell>
              <table:table-cell office:value-type="float" office:value="0">
                <text:p>0</text:p>
              </table:table-cell>
              <table:table-cell office:value-type="float" office:value="307502.783897614">
                <text:p>307502.783897614</text:p>
              </table:table-cell>
              <table:table-cell office:value-type="float" office:value="315543">
                <text:p>31554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0.607001517999">
                <text:p>210.607001517999</text:p>
              </table:table-cell>
              <table:table-cell office:value-type="float" office:value="0.101835289999144">
                <text:p>0.101835289999144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316498.19728549">
                <text:p>316498.19728549</text:p>
              </table:table-cell>
              <table:table-cell office:value-type="float" office:value="0">
                <text:p>0</text:p>
              </table:table-cell>
              <table:table-cell office:value-type="float" office:value="325026.776769076">
                <text:p>325026.776769076</text:p>
              </table:table-cell>
              <table:table-cell office:value-type="float" office:value="263454">
                <text:p>26345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0.813968523">
                <text:p>210.813968523</text:p>
              </table:table-cell>
              <table:table-cell office:value-type="float" office:value="0.122578728000008">
                <text:p>0.122578728000008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04205.909188202">
                <text:p>204205.909188202</text:p>
              </table:table-cell>
              <table:table-cell office:value-type="float" office:value="0">
                <text:p>0</text:p>
              </table:table-cell>
              <table:table-cell office:value-type="float" office:value="230579.999470825">
                <text:p>230579.999470825</text:p>
              </table:table-cell>
              <table:table-cell office:value-type="float" office:value="250698">
                <text:p>25069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1.015852635999">
                <text:p>211.015852635999</text:p>
              </table:table-cell>
              <table:table-cell office:value-type="float" office:value="0.101868675001242">
                <text:p>0.101868675001242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47794.626273392">
                <text:p>247794.626273392</text:p>
              </table:table-cell>
              <table:table-cell office:value-type="float" office:value="0">
                <text:p>0</text:p>
              </table:table-cell>
              <table:table-cell office:value-type="float" office:value="254253.339161817">
                <text:p>254253.339161817</text:p>
              </table:table-cell>
              <table:table-cell office:value-type="float" office:value="295290">
                <text:p>29529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1.217708769">
                <text:p>211.217708769</text:p>
              </table:table-cell>
              <table:table-cell office:value-type="float" office:value="0.101072438001211">
                <text:p>0.101072438001211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93558.526062304">
                <text:p>293558.526062304</text:p>
              </table:table-cell>
              <table:table-cell office:value-type="float" office:value="0">
                <text:p>0</text:p>
              </table:table-cell>
              <table:table-cell office:value-type="float" office:value="270980.372634848">
                <text:p>270980.372634848</text:p>
              </table:table-cell>
              <table:table-cell office:value-type="float" office:value="333516">
                <text:p>33351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1.419830134">
                <text:p>211.419830134</text:p>
              </table:table-cell>
              <table:table-cell office:value-type="float" office:value="0.10139775099924">
                <text:p>0.10139775099924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333490.040012257">
                <text:p>333490.040012257</text:p>
              </table:table-cell>
              <table:table-cell office:value-type="float" office:value="0">
                <text:p>0</text:p>
              </table:table-cell>
              <table:table-cell office:value-type="float" office:value="314135.167099673">
                <text:p>314135.167099673</text:p>
              </table:table-cell>
              <table:table-cell office:value-type="float" office:value="311632">
                <text:p>31163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1.624960898">
                <text:p>211.624960898</text:p>
              </table:table-cell>
              <table:table-cell office:value-type="float" office:value="0.104107275999922">
                <text:p>0.104107275999922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308892.146406695">
                <text:p>308892.146406695</text:p>
              </table:table-cell>
              <table:table-cell office:value-type="float" office:value="0">
                <text:p>0</text:p>
              </table:table-cell>
              <table:table-cell office:value-type="float" office:value="322398.354725111">
                <text:p>322398.354725111</text:p>
              </table:table-cell>
              <table:table-cell office:value-type="float" office:value="259978">
                <text:p>25997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1.827794606999">
                <text:p>211.827794606999</text:p>
              </table:table-cell>
              <table:table-cell office:value-type="float" office:value="0.106055172000197">
                <text:p>0.106055172000197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48766.05411705">
                <text:p>248766.05411705</text:p>
              </table:table-cell>
              <table:table-cell office:value-type="float" office:value="0">
                <text:p>0</text:p>
              </table:table-cell>
              <table:table-cell office:value-type="float" office:value="275476.467307629">
                <text:p>275476.467307629</text:p>
              </table:table-cell>
              <table:table-cell office:value-type="float" office:value="252276">
                <text:p>25227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2.029936131999">
                <text:p>212.029936131999</text:p>
              </table:table-cell>
              <table:table-cell office:value-type="float" office:value="0.101491176999843">
                <text:p>0.101491176999843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45884.984271825">
                <text:p>245884.984271825</text:p>
              </table:table-cell>
              <table:table-cell office:value-type="float" office:value="0">
                <text:p>0</text:p>
              </table:table-cell>
              <table:table-cell office:value-type="float" office:value="249777.283859252">
                <text:p>249777.283859252</text:p>
              </table:table-cell>
              <table:table-cell office:value-type="float" office:value="299093">
                <text:p>29909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2.232655942998">
                <text:p>212.232655942998</text:p>
              </table:table-cell>
              <table:table-cell office:value-type="float" office:value="0.101691219000713">
                <text:p>0.101691219000713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95023.371454872">
                <text:p>295023.371454872</text:p>
              </table:table-cell>
              <table:table-cell office:value-type="float" office:value="0">
                <text:p>0</text:p>
              </table:table-cell>
              <table:table-cell office:value-type="float" office:value="268331.656665324">
                <text:p>268331.656665324</text:p>
              </table:table-cell>
              <table:table-cell office:value-type="float" office:value="334133">
                <text:p>33413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2.444884666">
                <text:p>212.444884666</text:p>
              </table:table-cell>
              <table:table-cell office:value-type="float" office:value="0.141643793000185">
                <text:p>0.141643793000185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80193.012626955">
                <text:p>280193.012626955</text:p>
              </table:table-cell>
              <table:table-cell office:value-type="float" office:value="0">
                <text:p>0</text:p>
              </table:table-cell>
              <table:table-cell office:value-type="float" office:value="262485.121489144">
                <text:p>262485.121489144</text:p>
              </table:table-cell>
              <table:table-cell office:value-type="float" office:value="305369">
                <text:p>30536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12.647478555999">
                <text:p>212.647478555999</text:p>
              </table:table-cell>
              <table:table-cell office:value-type="float" office:value="0.112546423000822">
                <text:p>0.112546423000822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31269.40437466">
                <text:p>231269.40437466</text:p>
              </table:table-cell>
              <table:table-cell office:value-type="float" office:value="0">
                <text:p>0</text:p>
              </table:table-cell>
              <table:table-cell office:value-type="float" office:value="248231.380920023">
                <text:p>248231.380920023</text:p>
              </table:table-cell>
              <table:table-cell office:value-type="float" office:value="255844">
                <text:p>25584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12.849220837999">
                <text:p>212.849220837999</text:p>
              </table:table-cell>
              <table:table-cell office:value-type="float" office:value="0.101733430001332">
                <text:p>0.101733430001332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49491.248859709">
                <text:p>249491.248859709</text:p>
              </table:table-cell>
              <table:table-cell office:value-type="float" office:value="0">
                <text:p>0</text:p>
              </table:table-cell>
              <table:table-cell office:value-type="float" office:value="273306.442063743">
                <text:p>273306.442063743</text:p>
              </table:table-cell>
              <table:table-cell office:value-type="float" office:value="255460">
                <text:p>25546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13.052224133">
                <text:p>213.052224133</text:p>
              </table:table-cell>
              <table:table-cell office:value-type="float" office:value="0.102860934999626">
                <text:p>0.102860934999626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52135.30383782">
                <text:p>252135.30383782</text:p>
              </table:table-cell>
              <table:table-cell office:value-type="float" office:value="0">
                <text:p>0</text:p>
              </table:table-cell>
              <table:table-cell office:value-type="float" office:value="251116.493662768">
                <text:p>251116.493662768</text:p>
              </table:table-cell>
              <table:table-cell office:value-type="float" office:value="304977">
                <text:p>30497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13.255498359998">
                <text:p>213.255498359998</text:p>
              </table:table-cell>
              <table:table-cell office:value-type="float" office:value="0.102158919000431">
                <text:p>0.102158919000431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303396.212218892">
                <text:p>303396.212218892</text:p>
              </table:table-cell>
              <table:table-cell office:value-type="float" office:value="0">
                <text:p>0</text:p>
              </table:table-cell>
              <table:table-cell office:value-type="float" office:value="278372.192656364">
                <text:p>278372.192656364</text:p>
              </table:table-cell>
              <table:table-cell office:value-type="float" office:value="334337">
                <text:p>33433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3.458512543999">
                <text:p>213.458512543999</text:p>
              </table:table-cell>
              <table:table-cell office:value-type="float" office:value="0.103184527999474">
                <text:p>0.103184527999474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331858.210760032">
                <text:p>331858.210760032</text:p>
              </table:table-cell>
              <table:table-cell office:value-type="float" office:value="0">
                <text:p>0</text:p>
              </table:table-cell>
              <table:table-cell office:value-type="float" office:value="319446.515373484">
                <text:p>319446.515373484</text:p>
              </table:table-cell>
              <table:table-cell office:value-type="float" office:value="301992">
                <text:p>30199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3.66069366">
                <text:p>213.66069366</text:p>
              </table:table-cell>
              <table:table-cell office:value-type="float" office:value="0.103004366999812">
                <text:p>0.103004366999812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98559.896060535">
                <text:p>298559.896060535</text:p>
              </table:table-cell>
              <table:table-cell office:value-type="float" office:value="0">
                <text:p>0</text:p>
              </table:table-cell>
              <table:table-cell office:value-type="float" office:value="314299.401468272">
                <text:p>314299.401468272</text:p>
              </table:table-cell>
              <table:table-cell office:value-type="float" office:value="253793">
                <text:p>25379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3.865223302">
                <text:p>213.865223302</text:p>
              </table:table-cell>
              <table:table-cell office:value-type="float" office:value="0.101256911000746">
                <text:p>0.101256911000746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45917.832814176">
                <text:p>245917.832814176</text:p>
              </table:table-cell>
              <table:table-cell office:value-type="float" office:value="0">
                <text:p>0</text:p>
              </table:table-cell>
              <table:table-cell office:value-type="float" office:value="268456.481126255">
                <text:p>268456.481126255</text:p>
              </table:table-cell>
              <table:table-cell office:value-type="float" office:value="258017">
                <text:p>25801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4.077940813">
                <text:p>214.077940813</text:p>
              </table:table-cell>
              <table:table-cell office:value-type="float" office:value="0.135997219000274">
                <text:p>0.135997219000274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12467.404095485">
                <text:p>212467.404095485</text:p>
              </table:table-cell>
              <table:table-cell office:value-type="float" office:value="0">
                <text:p>0</text:p>
              </table:table-cell>
              <table:table-cell office:value-type="float" office:value="201842.669412798">
                <text:p>201842.669412798</text:p>
              </table:table-cell>
              <table:table-cell office:value-type="float" office:value="310962">
                <text:p>31096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4.279945917">
                <text:p>214.279945917</text:p>
              </table:table-cell>
              <table:table-cell office:value-type="float" office:value="0.103723369998988">
                <text:p>0.103723369998988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74671.93070114">
                <text:p>274671.93070114</text:p>
              </table:table-cell>
              <table:table-cell office:value-type="float" office:value="0">
                <text:p>0</text:p>
              </table:table-cell>
              <table:table-cell office:value-type="float" office:value="260650.656739422">
                <text:p>260650.656739422</text:p>
              </table:table-cell>
              <table:table-cell office:value-type="float" office:value="333622">
                <text:p>33362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4.483059733">
                <text:p>214.483059733</text:p>
              </table:table-cell>
              <table:table-cell office:value-type="float" office:value="0.104870610000944">
                <text:p>0.104870610000944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319613.284896186">
                <text:p>319613.284896186</text:p>
              </table:table-cell>
              <table:table-cell office:value-type="float" office:value="0">
                <text:p>0</text:p>
              </table:table-cell>
              <table:table-cell office:value-type="float" office:value="306346.901138616">
                <text:p>306346.901138616</text:p>
              </table:table-cell>
              <table:table-cell office:value-type="float" office:value="295507">
                <text:p>29550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4.687085927">
                <text:p>214.687085927</text:p>
              </table:table-cell>
              <table:table-cell office:value-type="float" office:value="0.105680628999835">
                <text:p>0.105680628999835</text:p>
              </table:table-cell>
              <table:table-cell office:value-type="float" office:value="290756.636988746">
                <text:p>290756.636988746</text:p>
              </table:table-cell>
              <table:table-cell office:value-type="float" office:value="292538.303864924">
                <text:p>292538.303864924</text:p>
              </table:table-cell>
              <table:table-cell office:value-type="float" office:value="0">
                <text:p>0</text:p>
              </table:table-cell>
              <table:table-cell office:value-type="float" office:value="311835.339678891">
                <text:p>311835.339678891</text:p>
              </table:table-cell>
              <table:table-cell office:value-type="float" office:value="250503">
                <text:p>25050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4.889809724998">
                <text:p>214.889809724998</text:p>
              </table:table-cell>
              <table:table-cell office:value-type="float" office:value="0.104273529999773">
                <text:p>0.104273529999773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249387.671241958">
                <text:p>249387.671241958</text:p>
              </table:table-cell>
              <table:table-cell office:value-type="float" office:value="0">
                <text:p>0</text:p>
              </table:table-cell>
              <table:table-cell office:value-type="float" office:value="270957.418423336">
                <text:p>270957.418423336</text:p>
              </table:table-cell>
              <table:table-cell office:value-type="float" office:value="288457">
                <text:p>28845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5.091198632999">
                <text:p>215.091198632999</text:p>
              </table:table-cell>
              <table:table-cell office:value-type="float" office:value="0.102483213000596">
                <text:p>0.102483213000596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286007.233105377">
                <text:p>286007.233105377</text:p>
              </table:table-cell>
              <table:table-cell office:value-type="float" office:value="0">
                <text:p>0</text:p>
              </table:table-cell>
              <table:table-cell office:value-type="float" office:value="263754.001774744">
                <text:p>263754.001774744</text:p>
              </table:table-cell>
              <table:table-cell office:value-type="float" office:value="344967">
                <text:p>34496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5.293019306">
                <text:p>215.293019306</text:p>
              </table:table-cell>
              <table:table-cell office:value-type="float" office:value="0.102058587999636">
                <text:p>0.102058587999636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346872.762307922">
                <text:p>346872.762307922</text:p>
              </table:table-cell>
              <table:table-cell office:value-type="float" office:value="0">
                <text:p>0</text:p>
              </table:table-cell>
              <table:table-cell office:value-type="float" office:value="313402.290376627">
                <text:p>313402.290376627</text:p>
              </table:table-cell>
              <table:table-cell office:value-type="float" office:value="365238">
                <text:p>36523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5.494093571">
                <text:p>215.494093571</text:p>
              </table:table-cell>
              <table:table-cell office:value-type="float" office:value="0.1026957640006">
                <text:p>0.1026957640006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352817.555552776">
                <text:p>352817.555552776</text:p>
              </table:table-cell>
              <table:table-cell office:value-type="float" office:value="0">
                <text:p>0</text:p>
              </table:table-cell>
              <table:table-cell office:value-type="float" office:value="351667.783328362">
                <text:p>351667.783328362</text:p>
              </table:table-cell>
              <table:table-cell office:value-type="float" office:value="320757">
                <text:p>32075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5.701704421999">
                <text:p>215.701704421999</text:p>
              </table:table-cell>
              <table:table-cell office:value-type="float" office:value="0.120598454999708">
                <text:p>0.120598454999708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270451.640152888">
                <text:p>270451.640152888</text:p>
              </table:table-cell>
              <table:table-cell office:value-type="float" office:value="0">
                <text:p>0</text:p>
              </table:table-cell>
              <table:table-cell office:value-type="float" office:value="314501.43414554">
                <text:p>314501.43414554</text:p>
              </table:table-cell>
              <table:table-cell office:value-type="float" office:value="273432">
                <text:p>27343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5.905523812999">
                <text:p>215.905523812999</text:p>
              </table:table-cell>
              <table:table-cell office:value-type="float" office:value="0.115567561000717">
                <text:p>0.115567561000717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234927.171781941">
                <text:p>234927.171781941</text:p>
              </table:table-cell>
              <table:table-cell office:value-type="float" office:value="0">
                <text:p>0</text:p>
              </table:table-cell>
              <table:table-cell office:value-type="float" office:value="241002.586441986">
                <text:p>241002.586441986</text:p>
              </table:table-cell>
              <table:table-cell office:value-type="float" office:value="292206">
                <text:p>29220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6.110047262999">
                <text:p>216.110047262999</text:p>
              </table:table-cell>
              <table:table-cell office:value-type="float" office:value="0.104610908998438">
                <text:p>0.104610908998438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295878.769358839">
                <text:p>295878.769358839</text:p>
              </table:table-cell>
              <table:table-cell office:value-type="float" office:value="0">
                <text:p>0</text:p>
              </table:table-cell>
              <table:table-cell office:value-type="float" office:value="273007.870871101">
                <text:p>273007.870871101</text:p>
              </table:table-cell>
              <table:table-cell office:value-type="float" office:value="349338">
                <text:p>34933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6.312039777">
                <text:p>216.312039777</text:p>
              </table:table-cell>
              <table:table-cell office:value-type="float" office:value="0.103754959998696">
                <text:p>0.103754959998696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345830.828693725">
                <text:p>345830.828693725</text:p>
              </table:table-cell>
              <table:table-cell office:value-type="float" office:value="0">
                <text:p>0</text:p>
              </table:table-cell>
              <table:table-cell office:value-type="float" office:value="318728.403895266">
                <text:p>318728.403895266</text:p>
              </table:table-cell>
              <table:table-cell office:value-type="float" office:value="363448">
                <text:p>36344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6.515513626999">
                <text:p>216.515513626999</text:p>
              </table:table-cell>
              <table:table-cell office:value-type="float" office:value="0.107102903999476">
                <text:p>0.107102903999476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353435.22270988">
                <text:p>353435.22270988</text:p>
              </table:table-cell>
              <table:table-cell office:value-type="float" office:value="0">
                <text:p>0</text:p>
              </table:table-cell>
              <table:table-cell office:value-type="float" office:value="353582.045230831">
                <text:p>353582.045230831</text:p>
              </table:table-cell>
              <table:table-cell office:value-type="float" office:value="314473">
                <text:p>31447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6.889914658999">
                <text:p>216.889914658999</text:p>
              </table:table-cell>
              <table:table-cell office:value-type="float" office:value="0.361090955999316">
                <text:p>0.361090955999316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160394.997301622">
                <text:p>160394.997301622</text:p>
              </table:table-cell>
              <table:table-cell office:value-type="float" office:value="0">
                <text:p>0</text:p>
              </table:table-cell>
              <table:table-cell office:value-type="float" office:value="183367.658984916">
                <text:p>183367.658984916</text:p>
              </table:table-cell>
              <table:table-cell office:value-type="float" office:value="288719">
                <text:p>28871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17.092057763999">
                <text:p>217.092057763999</text:p>
              </table:table-cell>
              <table:table-cell office:value-type="float" office:value="0.102694435001467">
                <text:p>0.102694435001467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241885.040421358">
                <text:p>241885.040421358</text:p>
              </table:table-cell>
              <table:table-cell office:value-type="float" office:value="0">
                <text:p>0</text:p>
              </table:table-cell>
              <table:table-cell office:value-type="float" office:value="254923.892850924">
                <text:p>254923.892850924</text:p>
              </table:table-cell>
              <table:table-cell office:value-type="float" office:value="345426">
                <text:p>34542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17.295325260999">
                <text:p>217.295325260999</text:p>
              </table:table-cell>
              <table:table-cell office:value-type="float" office:value="0.100999046999277">
                <text:p>0.100999046999277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349767.697393433">
                <text:p>349767.697393433</text:p>
              </table:table-cell>
              <table:table-cell office:value-type="float" office:value="0">
                <text:p>0</text:p>
              </table:table-cell>
              <table:table-cell office:value-type="float" office:value="321057.819132838">
                <text:p>321057.819132838</text:p>
              </table:table-cell>
              <table:table-cell office:value-type="float" office:value="364946">
                <text:p>36494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17.499103622999">
                <text:p>217.499103622999</text:p>
              </table:table-cell>
              <table:table-cell office:value-type="float" office:value="0.106695935999596">
                <text:p>0.106695935999596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358620.100321341">
                <text:p>358620.100321341</text:p>
              </table:table-cell>
              <table:table-cell office:value-type="float" office:value="0">
                <text:p>0</text:p>
              </table:table-cell>
              <table:table-cell office:value-type="float" office:value="348659.182132577">
                <text:p>348659.182132577</text:p>
              </table:table-cell>
              <table:table-cell office:value-type="float" office:value="319124">
                <text:p>31912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7.701954495999">
                <text:p>217.701954495999</text:p>
              </table:table-cell>
              <table:table-cell office:value-type="float" office:value="0.10349245299949">
                <text:p>0.10349245299949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308374.330260075">
                <text:p>308374.330260075</text:p>
              </table:table-cell>
              <table:table-cell office:value-type="float" office:value="0">
                <text:p>0</text:p>
              </table:table-cell>
              <table:table-cell office:value-type="float" office:value="331514.221918081">
                <text:p>331514.221918081</text:p>
              </table:table-cell>
              <table:table-cell office:value-type="float" office:value="273309">
                <text:p>27330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7.904997229">
                <text:p>217.904997229</text:p>
              </table:table-cell>
              <table:table-cell office:value-type="float" office:value="0.104504359000202">
                <text:p>0.104504359000202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265131.588287333">
                <text:p>265131.588287333</text:p>
              </table:table-cell>
              <table:table-cell office:value-type="float" office:value="0">
                <text:p>0</text:p>
              </table:table-cell>
              <table:table-cell office:value-type="float" office:value="287661.950696698">
                <text:p>287661.950696698</text:p>
              </table:table-cell>
              <table:table-cell office:value-type="float" office:value="292088">
                <text:p>29208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8.107597538999">
                <text:p>218.107597538999</text:p>
              </table:table-cell>
              <table:table-cell office:value-type="float" office:value="0.104221465000592">
                <text:p>0.104221465000592</text:p>
              </table:table-cell>
              <table:table-cell office:value-type="float" office:value="319071.691628935">
                <text:p>319071.691628935</text:p>
              </table:table-cell>
              <table:table-cell office:value-type="float" office:value="288946.153579293">
                <text:p>288946.153579293</text:p>
              </table:table-cell>
              <table:table-cell office:value-type="float" office:value="0">
                <text:p>0</text:p>
              </table:table-cell>
              <table:table-cell office:value-type="float" office:value="277644.865215309">
                <text:p>277644.865215309</text:p>
              </table:table-cell>
              <table:table-cell office:value-type="float" office:value="348839">
                <text:p>34883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8.312071517999">
                <text:p>218.312071517999</text:p>
              </table:table-cell>
              <table:table-cell office:value-type="float" office:value="0.105759142001261">
                <text:p>0.105759142001261</text:p>
              </table:table-cell>
              <table:table-cell office:value-type="float" office:value="344378.41166411">
                <text:p>344378.41166411</text:p>
              </table:table-cell>
              <table:table-cell office:value-type="float" office:value="354142.0484078">
                <text:p>354142.0484078</text:p>
              </table:table-cell>
              <table:table-cell office:value-type="float" office:value="0">
                <text:p>0</text:p>
              </table:table-cell>
              <table:table-cell office:value-type="float" office:value="318817.126724566">
                <text:p>318817.126724566</text:p>
              </table:table-cell>
              <table:table-cell office:value-type="float" office:value="392424">
                <text:p>39242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18.513852038999">
                <text:p>218.513852038999</text:p>
              </table:table-cell>
              <table:table-cell office:value-type="float" office:value="0.10992783599977">
                <text:p>0.10992783599977</text:p>
              </table:table-cell>
              <table:table-cell office:value-type="float" office:value="344378.41166411">
                <text:p>344378.41166411</text:p>
              </table:table-cell>
              <table:table-cell office:value-type="float" office:value="356348.877584734">
                <text:p>356348.877584734</text:p>
              </table:table-cell>
              <table:table-cell office:value-type="float" office:value="0">
                <text:p>0</text:p>
              </table:table-cell>
              <table:table-cell office:value-type="float" office:value="343428.574497351">
                <text:p>343428.574497351</text:p>
              </table:table-cell>
              <table:table-cell office:value-type="float" office:value="340479">
                <text:p>34047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8.714851862">
                <text:p>218.714851862</text:p>
              </table:table-cell>
              <table:table-cell office:value-type="float" office:value="0.204453218999333">
                <text:p>0.204453218999333</text:p>
              </table:table-cell>
              <table:table-cell office:value-type="float" office:value="344378.41166411">
                <text:p>344378.41166411</text:p>
              </table:table-cell>
              <table:table-cell office:value-type="float" office:value="30731.4850257051">
                <text:p>30731.4850257051</text:p>
              </table:table-cell>
              <table:table-cell office:value-type="float" office:value="0">
                <text:p>0</text:p>
              </table:table-cell>
              <table:table-cell office:value-type="float" office:value="56963.4625075923">
                <text:p>56963.4625075923</text:p>
              </table:table-cell>
              <table:table-cell office:value-type="float" office:value="294004">
                <text:p>29400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8.917221469999">
                <text:p>218.917221469999</text:p>
              </table:table-cell>
              <table:table-cell office:value-type="float" office:value="0.103272460999506">
                <text:p>0.103272460999506</text:p>
              </table:table-cell>
              <table:table-cell office:value-type="float" office:value="344378.41166411">
                <text:p>344378.41166411</text:p>
              </table:table-cell>
              <table:table-cell office:value-type="float" office:value="235739.350624838">
                <text:p>235739.350624838</text:p>
              </table:table-cell>
              <table:table-cell office:value-type="float" office:value="156964.638922517">
                <text:p>156964.638922517</text:p>
              </table:table-cell>
              <table:table-cell office:value-type="float" office:value="161006.115788193">
                <text:p>161006.115788193</text:p>
              </table:table-cell>
              <table:table-cell office:value-type="float" office:value="318789">
                <text:p>31878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9.124760491999">
                <text:p>219.124760491999</text:p>
              </table:table-cell>
              <table:table-cell office:value-type="float" office:value="0.136740956999347">
                <text:p>0.136740956999347</text:p>
              </table:table-cell>
              <table:table-cell office:value-type="float" office:value="340934.627547469">
                <text:p>340934.627547469</text:p>
              </table:table-cell>
              <table:table-cell office:value-type="float" office:value="261352.708943855">
                <text:p>261352.708943855</text:p>
              </table:table-cell>
              <table:table-cell office:value-type="float" office:value="0">
                <text:p>0</text:p>
              </table:table-cell>
              <table:table-cell office:value-type="float" office:value="190074.651505055">
                <text:p>190074.651505055</text:p>
              </table:table-cell>
              <table:table-cell office:value-type="float" office:value="377210">
                <text:p>37721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9.330309752">
                <text:p>219.330309752</text:p>
              </table:table-cell>
              <table:table-cell office:value-type="float" office:value="0.107001770998977">
                <text:p>0.107001770998977</text:p>
              </table:table-cell>
              <table:table-cell office:value-type="float" office:value="337525.281271994">
                <text:p>337525.281271994</text:p>
              </table:table-cell>
              <table:table-cell office:value-type="float" office:value="315226.610603742">
                <text:p>315226.610603742</text:p>
              </table:table-cell>
              <table:table-cell office:value-type="float" office:value="3635.96569197398">
                <text:p>3635.96569197398</text:p>
              </table:table-cell>
              <table:table-cell office:value-type="float" office:value="279614.346631795">
                <text:p>279614.346631795</text:p>
              </table:table-cell>
              <table:table-cell office:value-type="float" office:value="382109">
                <text:p>38210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9.531654557999">
                <text:p>219.531654557999</text:p>
              </table:table-cell>
              <table:table-cell office:value-type="float" office:value="0.105599094998979">
                <text:p>0.105599094998979</text:p>
              </table:table-cell>
              <table:table-cell office:value-type="float" office:value="334150.028459274">
                <text:p>334150.028459274</text:p>
              </table:table-cell>
              <table:table-cell office:value-type="float" office:value="359190.485772059">
                <text:p>359190.485772059</text:p>
              </table:table-cell>
              <table:table-cell office:value-type="float" office:value="0">
                <text:p>0</text:p>
              </table:table-cell>
              <table:table-cell office:value-type="float" office:value="364644.43431002">
                <text:p>364644.43431002</text:p>
              </table:table-cell>
              <table:table-cell office:value-type="float" office:value="324389">
                <text:p>32438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9.733833113">
                <text:p>219.733833113</text:p>
              </table:table-cell>
              <table:table-cell office:value-type="float" office:value="0.106735148001462">
                <text:p>0.106735148001462</text:p>
              </table:table-cell>
              <table:table-cell office:value-type="float" office:value="330808.528174682">
                <text:p>330808.528174682</text:p>
              </table:table-cell>
              <table:table-cell office:value-type="float" office:value="311873.9472386">
                <text:p>311873.9472386</text:p>
              </table:table-cell>
              <table:table-cell office:value-type="float" office:value="0">
                <text:p>0</text:p>
              </table:table-cell>
              <table:table-cell office:value-type="float" office:value="339204.289356606">
                <text:p>339204.289356606</text:p>
              </table:table-cell>
              <table:table-cell office:value-type="float" office:value="281444">
                <text:p>28144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9.935542665">
                <text:p>219.935542665</text:p>
              </table:table-cell>
              <table:table-cell office:value-type="float" office:value="0.10325103499963">
                <text:p>0.10325103499963</text:p>
              </table:table-cell>
              <table:table-cell office:value-type="float" office:value="327500.442892935">
                <text:p>327500.442892935</text:p>
              </table:table-cell>
              <table:table-cell office:value-type="float" office:value="271333.434768324">
                <text:p>271333.434768324</text:p>
              </table:table-cell>
              <table:table-cell office:value-type="float" office:value="0">
                <text:p>0</text:p>
              </table:table-cell>
              <table:table-cell office:value-type="float" office:value="289990.483725266">
                <text:p>289990.483725266</text:p>
              </table:table-cell>
              <table:table-cell office:value-type="float" office:value="308104">
                <text:p>30810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20.138467347">
                <text:p>220.138467347</text:p>
              </table:table-cell>
              <table:table-cell office:value-type="float" office:value="0.104910103998918">
                <text:p>0.104910103998918</text:p>
              </table:table-cell>
              <table:table-cell office:value-type="float" office:value="324225.438464006">
                <text:p>324225.438464006</text:p>
              </table:table-cell>
              <table:table-cell office:value-type="float" office:value="304516.166664703">
                <text:p>304516.166664703</text:p>
              </table:table-cell>
              <table:table-cell office:value-type="float" office:value="0">
                <text:p>0</text:p>
              </table:table-cell>
              <table:table-cell office:value-type="float" office:value="287417.028007724">
                <text:p>287417.028007724</text:p>
              </table:table-cell>
              <table:table-cell office:value-type="float" office:value="361193">
                <text:p>36119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20.340379369">
                <text:p>220.340379369</text:p>
              </table:table-cell>
              <table:table-cell office:value-type="float" office:value="0.105791533000229">
                <text:p>0.105791533000229</text:p>
              </table:table-cell>
              <table:table-cell office:value-type="float" office:value="320983.184079365">
                <text:p>320983.184079365</text:p>
              </table:table-cell>
              <table:table-cell office:value-type="float" office:value="351691.306532362">
                <text:p>351691.306532362</text:p>
              </table:table-cell>
              <table:table-cell office:value-type="float" office:value="0">
                <text:p>0</text:p>
              </table:table-cell>
              <table:table-cell office:value-type="float" office:value="327689.893003453">
                <text:p>327689.893003453</text:p>
              </table:table-cell>
              <table:table-cell office:value-type="float" office:value="361632">
                <text:p>36163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0.545781557999">
                <text:p>220.545781557999</text:p>
              </table:table-cell>
              <table:table-cell office:value-type="float" office:value="0.105343588000324">
                <text:p>0.105343588000324</text:p>
              </table:table-cell>
              <table:table-cell office:value-type="float" office:value="317773.352238572">
                <text:p>317773.352238572</text:p>
              </table:table-cell>
              <table:table-cell office:value-type="float" office:value="356539.260788328">
                <text:p>356539.260788328</text:p>
              </table:table-cell>
              <table:table-cell office:value-type="float" office:value="0">
                <text:p>0</text:p>
              </table:table-cell>
              <table:table-cell office:value-type="float" office:value="359636.791838317">
                <text:p>359636.791838317</text:p>
              </table:table-cell>
              <table:table-cell office:value-type="float" office:value="304242">
                <text:p>30424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20.749217506">
                <text:p>220.749217506</text:p>
              </table:table-cell>
              <table:table-cell office:value-type="float" office:value="0.111090420001347">
                <text:p>0.111090420001347</text:p>
              </table:table-cell>
              <table:table-cell office:value-type="float" office:value="314595.618716186">
                <text:p>314595.618716186</text:p>
              </table:table-cell>
              <table:table-cell office:value-type="float" office:value="296167.33381364">
                <text:p>296167.33381364</text:p>
              </table:table-cell>
              <table:table-cell office:value-type="float" office:value="0">
                <text:p>0</text:p>
              </table:table-cell>
              <table:table-cell office:value-type="float" office:value="325175.712096788">
                <text:p>325175.712096788</text:p>
              </table:table-cell>
              <table:table-cell office:value-type="float" office:value="267406">
                <text:p>26740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20.950788418">
                <text:p>220.950788418</text:p>
              </table:table-cell>
              <table:table-cell office:value-type="float" office:value="0.102289738999389">
                <text:p>0.102289738999389</text:p>
              </table:table-cell>
              <table:table-cell office:value-type="float" office:value="311449.662529024">
                <text:p>311449.662529024</text:p>
              </table:table-cell>
              <table:table-cell office:value-type="float" office:value="209316.176958175">
                <text:p>209316.176958175</text:p>
              </table:table-cell>
              <table:table-cell office:value-type="float" office:value="10531.6055699623">
                <text:p>10531.6055699623</text:p>
              </table:table-cell>
              <table:table-cell office:value-type="float" office:value="217681.575813845">
                <text:p>217681.575813845</text:p>
              </table:table-cell>
              <table:table-cell office:value-type="float" office:value="297314">
                <text:p>2973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21.154246434999">
                <text:p>221.154246434999</text:p>
              </table:table-cell>
              <table:table-cell office:value-type="float" office:value="0.104593224999917">
                <text:p>0.104593224999917</text:p>
              </table:table-cell>
              <table:table-cell office:value-type="float" office:value="308335.165903734">
                <text:p>308335.165903734</text:p>
              </table:table-cell>
              <table:table-cell office:value-type="float" office:value="303193.531626798">
                <text:p>303193.531626798</text:p>
              </table:table-cell>
              <table:table-cell office:value-type="float" office:value="0">
                <text:p>0</text:p>
              </table:table-cell>
              <table:table-cell office:value-type="float" office:value="280485.21074159">
                <text:p>280485.21074159</text:p>
              </table:table-cell>
              <table:table-cell office:value-type="float" office:value="346291">
                <text:p>34629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21.359598043">
                <text:p>221.359598043</text:p>
              </table:table-cell>
              <table:table-cell office:value-type="float" office:value="0.103423251999629">
                <text:p>0.103423251999629</text:p>
              </table:table-cell>
              <table:table-cell office:value-type="float" office:value="305251.814244697">
                <text:p>305251.814244697</text:p>
              </table:table-cell>
              <table:table-cell office:value-type="float" office:value="342879.808164206">
                <text:p>342879.808164206</text:p>
              </table:table-cell>
              <table:table-cell office:value-type="float" office:value="0">
                <text:p>0</text:p>
              </table:table-cell>
              <table:table-cell office:value-type="float" office:value="325488.50673953">
                <text:p>325488.50673953</text:p>
              </table:table-cell>
              <table:table-cell office:value-type="float" office:value="340918">
                <text:p>34091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21.562366033">
                <text:p>221.562366033</text:p>
              </table:table-cell>
              <table:table-cell office:value-type="float" office:value="0.106270313001005">
                <text:p>0.106270313001005</text:p>
              </table:table-cell>
              <table:table-cell office:value-type="float" office:value="305251.814244697">
                <text:p>305251.814244697</text:p>
              </table:table-cell>
              <table:table-cell office:value-type="float" office:value="337969.900692235">
                <text:p>337969.900692235</text:p>
              </table:table-cell>
              <table:table-cell office:value-type="float" office:value="0">
                <text:p>0</text:p>
              </table:table-cell>
              <table:table-cell office:value-type="float" office:value="340424.85442822">
                <text:p>340424.85442822</text:p>
              </table:table-cell>
              <table:table-cell office:value-type="float" office:value="287755">
                <text:p>28775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21.764459295999">
                <text:p>221.764459295999</text:p>
              </table:table-cell>
              <table:table-cell office:value-type="float" office:value="0.104145100000096">
                <text:p>0.104145100000096</text:p>
              </table:table-cell>
              <table:table-cell office:value-type="float" office:value="302199.29610225">
                <text:p>302199.29610225</text:p>
              </table:table-cell>
              <table:table-cell office:value-type="float" office:value="286365.238815738">
                <text:p>286365.238815738</text:p>
              </table:table-cell>
              <table:table-cell office:value-type="float" office:value="0">
                <text:p>0</text:p>
              </table:table-cell>
              <table:table-cell office:value-type="float" office:value="314782.862655854">
                <text:p>314782.862655854</text:p>
              </table:table-cell>
              <table:table-cell office:value-type="float" office:value="257058">
                <text:p>25705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1.96702959">
                <text:p>221.96702959</text:p>
              </table:table-cell>
              <table:table-cell office:value-type="float" office:value="0.103311885999574">
                <text:p>0.103311885999574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50315.777548879">
                <text:p>250315.777548879</text:p>
              </table:table-cell>
              <table:table-cell office:value-type="float" office:value="0">
                <text:p>0</text:p>
              </table:table-cell>
              <table:table-cell office:value-type="float" office:value="262947.025969218">
                <text:p>262947.025969218</text:p>
              </table:table-cell>
              <table:table-cell office:value-type="float" office:value="289976">
                <text:p>28997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22.170491297">
                <text:p>222.170491297</text:p>
              </table:table-cell>
              <table:table-cell office:value-type="float" office:value="0.10352808800053">
                <text:p>0.10352808800053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93547.001390886">
                <text:p>293547.001390886</text:p>
              </table:table-cell>
              <table:table-cell office:value-type="float" office:value="0">
                <text:p>0</text:p>
              </table:table-cell>
              <table:table-cell office:value-type="float" office:value="273028.702644998">
                <text:p>273028.702644998</text:p>
              </table:table-cell>
              <table:table-cell office:value-type="float" office:value="338505">
                <text:p>33850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22.374308188">
                <text:p>222.374308188</text:p>
              </table:table-cell>
              <table:table-cell office:value-type="float" office:value="0.163919518001421">
                <text:p>0.163919518001421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42534.0856545">
                <text:p>242534.0856545</text:p>
              </table:table-cell>
              <table:table-cell office:value-type="float" office:value="0">
                <text:p>0</text:p>
              </table:table-cell>
              <table:table-cell office:value-type="float" office:value="223237.637840961">
                <text:p>223237.637840961</text:p>
              </table:table-cell>
              <table:table-cell office:value-type="float" office:value="331058">
                <text:p>33105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22.576455249999">
                <text:p>222.576455249999</text:p>
              </table:table-cell>
              <table:table-cell office:value-type="float" office:value="0.103891921999093">
                <text:p>0.103891921999093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98077.925379864">
                <text:p>298077.925379864</text:p>
              </table:table-cell>
              <table:table-cell office:value-type="float" office:value="7364.86120795598">
                <text:p>7364.86120795598</text:p>
              </table:table-cell>
              <table:table-cell office:value-type="float" office:value="293908.084169553">
                <text:p>293908.084169553</text:p>
              </table:table-cell>
              <table:table-cell office:value-type="float" office:value="278443">
                <text:p>27844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22.778797953999">
                <text:p>222.778797953999</text:p>
              </table:table-cell>
              <table:table-cell office:value-type="float" office:value="0.103644519000227">
                <text:p>0.103644519000227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74385.06458413">
                <text:p>274385.06458413</text:p>
              </table:table-cell>
              <table:table-cell office:value-type="float" office:value="0">
                <text:p>0</text:p>
              </table:table-cell>
              <table:table-cell office:value-type="float" office:value="302522.414539387">
                <text:p>302522.414539387</text:p>
              </table:table-cell>
              <table:table-cell office:value-type="float" office:value="255042">
                <text:p>25504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22.980435419999">
                <text:p>222.980435419999</text:p>
              </table:table-cell>
              <table:table-cell office:value-type="float" office:value="0.102186778000032">
                <text:p>0.102186778000032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47993.289024898">
                <text:p>247993.289024898</text:p>
              </table:table-cell>
              <table:table-cell office:value-type="float" office:value="0">
                <text:p>0</text:p>
              </table:table-cell>
              <table:table-cell office:value-type="float" office:value="260575.438370518">
                <text:p>260575.438370518</text:p>
              </table:table-cell>
              <table:table-cell office:value-type="float" office:value="293868">
                <text:p>29386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23.183834345">
                <text:p>223.183834345</text:p>
              </table:table-cell>
              <table:table-cell office:value-type="float" office:value="0.101558131000274">
                <text:p>0.101558131000274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93845.687428764">
                <text:p>293845.687428764</text:p>
              </table:table-cell>
              <table:table-cell office:value-type="float" office:value="0">
                <text:p>0</text:p>
              </table:table-cell>
              <table:table-cell office:value-type="float" office:value="270305.749792835">
                <text:p>270305.749792835</text:p>
              </table:table-cell>
              <table:table-cell office:value-type="float" office:value="340304">
                <text:p>34030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23.38725172">
                <text:p>223.38725172</text:p>
              </table:table-cell>
              <table:table-cell office:value-type="float" office:value="0.105529276001107">
                <text:p>0.105529276001107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342840.727661228">
                <text:p>342840.727661228</text:p>
              </table:table-cell>
              <table:table-cell office:value-type="float" office:value="0">
                <text:p>0</text:p>
              </table:table-cell>
              <table:table-cell office:value-type="float" office:value="320943.047903185">
                <text:p>320943.047903185</text:p>
              </table:table-cell>
              <table:table-cell office:value-type="float" office:value="328377">
                <text:p>32837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3.590523023999">
                <text:p>223.590523023999</text:p>
              </table:table-cell>
              <table:table-cell office:value-type="float" office:value="0.111091497999951">
                <text:p>0.111091497999951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315894.535313736">
                <text:p>315894.535313736</text:p>
              </table:table-cell>
              <table:table-cell office:value-type="float" office:value="0">
                <text:p>0</text:p>
              </table:table-cell>
              <table:table-cell office:value-type="float" office:value="321950.954455938">
                <text:p>321950.954455938</text:p>
              </table:table-cell>
              <table:table-cell office:value-type="float" office:value="275033">
                <text:p>27503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3.792451685">
                <text:p>223.792451685</text:p>
              </table:table-cell>
              <table:table-cell office:value-type="float" office:value="0.102775916999235">
                <text:p>0.102775916999235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65303.352355947">
                <text:p>265303.352355947</text:p>
              </table:table-cell>
              <table:table-cell office:value-type="float" office:value="0">
                <text:p>0</text:p>
              </table:table-cell>
              <table:table-cell office:value-type="float" office:value="296656.378558353">
                <text:p>296656.378558353</text:p>
              </table:table-cell>
              <table:table-cell office:value-type="float" office:value="255899">
                <text:p>25589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3.994378222">
                <text:p>223.994378222</text:p>
              </table:table-cell>
              <table:table-cell office:value-type="float" office:value="0.101535264999256">
                <text:p>0.101535264999256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53183.405002374">
                <text:p>253183.405002374</text:p>
              </table:table-cell>
              <table:table-cell office:value-type="float" office:value="0">
                <text:p>0</text:p>
              </table:table-cell>
              <table:table-cell office:value-type="float" office:value="256805.983535154">
                <text:p>256805.983535154</text:p>
              </table:table-cell>
              <table:table-cell office:value-type="float" office:value="297668">
                <text:p>29766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4.199953181">
                <text:p>224.199953181</text:p>
              </table:table-cell>
              <table:table-cell office:value-type="float" office:value="0.104365598001095">
                <text:p>0.104365598001095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306568.343379769">
                <text:p>306568.343379769</text:p>
              </table:table-cell>
              <table:table-cell office:value-type="float" office:value="0">
                <text:p>0</text:p>
              </table:table-cell>
              <table:table-cell office:value-type="float" office:value="275611.050071087">
                <text:p>275611.050071087</text:p>
              </table:table-cell>
              <table:table-cell office:value-type="float" office:value="341597">
                <text:p>34159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4.400494632999">
                <text:p>224.400494632999</text:p>
              </table:table-cell>
              <table:table-cell office:value-type="float" office:value="0.103387707000365">
                <text:p>0.103387707000365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324300.590349675">
                <text:p>324300.590349675</text:p>
              </table:table-cell>
              <table:table-cell office:value-type="float" office:value="0">
                <text:p>0</text:p>
              </table:table-cell>
              <table:table-cell office:value-type="float" office:value="318447.589998793">
                <text:p>318447.589998793</text:p>
              </table:table-cell>
              <table:table-cell office:value-type="float" office:value="325656">
                <text:p>32565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4.744242033999">
                <text:p>224.744242033999</text:p>
              </table:table-cell>
              <table:table-cell office:value-type="float" office:value="0.412919049000266">
                <text:p>0.412919049000266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55874.3486527658">
                <text:p>55874.3486527658</text:p>
              </table:table-cell>
              <table:table-cell office:value-type="float" office:value="0">
                <text:p>0</text:p>
              </table:table-cell>
              <table:table-cell office:value-type="float" office:value="57265.8894595807">
                <text:p>57265.8894595807</text:p>
              </table:table-cell>
              <table:table-cell office:value-type="float" office:value="254322">
                <text:p>25432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4.948612724">
                <text:p>224.948612724</text:p>
              </table:table-cell>
              <table:table-cell office:value-type="float" office:value="0.102384580000944">
                <text:p>0.102384580000944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04046.283895156">
                <text:p>204046.283895156</text:p>
              </table:table-cell>
              <table:table-cell office:value-type="float" office:value="0">
                <text:p>0</text:p>
              </table:table-cell>
              <table:table-cell office:value-type="float" office:value="240260.866862441">
                <text:p>240260.866862441</text:p>
              </table:table-cell>
              <table:table-cell office:value-type="float" office:value="285135">
                <text:p>28513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5.156854752999">
                <text:p>225.156854752999</text:p>
              </table:table-cell>
              <table:table-cell office:value-type="float" office:value="0.139671138998892">
                <text:p>0.139671138998892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35941.556689372">
                <text:p>235941.556689372</text:p>
              </table:table-cell>
              <table:table-cell office:value-type="float" office:value="0">
                <text:p>0</text:p>
              </table:table-cell>
              <table:table-cell office:value-type="float" office:value="220298.526087262">
                <text:p>220298.526087262</text:p>
              </table:table-cell>
              <table:table-cell office:value-type="float" office:value="336700">
                <text:p>33670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5.359968592998">
                <text:p>225.359968592998</text:p>
              </table:table-cell>
              <table:table-cell office:value-type="float" office:value="0.105159841999921">
                <text:p>0.105159841999921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334558.69817255">
                <text:p>334558.69817255</text:p>
              </table:table-cell>
              <table:table-cell office:value-type="float" office:value="6701.32748995093">
                <text:p>6701.32748995093</text:p>
              </table:table-cell>
              <table:table-cell office:value-type="float" office:value="301679.040984166">
                <text:p>301679.040984166</text:p>
              </table:table-cell>
              <table:table-cell office:value-type="float" office:value="333628">
                <text:p>33362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25.563063333">
                <text:p>225.563063333</text:p>
              </table:table-cell>
              <table:table-cell office:value-type="float" office:value="0.104206890000569">
                <text:p>0.104206890000569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332911.796174262">
                <text:p>332911.796174262</text:p>
              </table:table-cell>
              <table:table-cell office:value-type="float" office:value="0">
                <text:p>0</text:p>
              </table:table-cell>
              <table:table-cell office:value-type="float" office:value="338482.020812121">
                <text:p>338482.020812121</text:p>
              </table:table-cell>
              <table:table-cell office:value-type="float" office:value="281925">
                <text:p>2819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25.768459368999">
                <text:p>225.768459368999</text:p>
              </table:table-cell>
              <table:table-cell office:value-type="float" office:value="0.103092077999463">
                <text:p>0.103092077999463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69195.371329279">
                <text:p>269195.371329279</text:p>
              </table:table-cell>
              <table:table-cell office:value-type="float" office:value="0">
                <text:p>0</text:p>
              </table:table-cell>
              <table:table-cell office:value-type="float" office:value="297525.233293046">
                <text:p>297525.233293046</text:p>
              </table:table-cell>
              <table:table-cell office:value-type="float" office:value="254611">
                <text:p>25461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5.971414153999">
                <text:p>225.971414153999</text:p>
              </table:table-cell>
              <table:table-cell office:value-type="float" office:value="0.103360914999939">
                <text:p>0.103360914999939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43289.663817368">
                <text:p>243289.663817368</text:p>
              </table:table-cell>
              <table:table-cell office:value-type="float" office:value="0">
                <text:p>0</text:p>
              </table:table-cell>
              <table:table-cell office:value-type="float" office:value="251064.219058362">
                <text:p>251064.219058362</text:p>
              </table:table-cell>
              <table:table-cell office:value-type="float" office:value="291000">
                <text:p>29100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6.174909628">
                <text:p>226.174909628</text:p>
              </table:table-cell>
              <table:table-cell office:value-type="float" office:value="0.103902820999792">
                <text:p>0.103902820999792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90593.928427872">
                <text:p>290593.928427872</text:p>
              </table:table-cell>
              <table:table-cell office:value-type="float" office:value="0">
                <text:p>0</text:p>
              </table:table-cell>
              <table:table-cell office:value-type="float" office:value="264200.34396764">
                <text:p>264200.34396764</text:p>
              </table:table-cell>
              <table:table-cell office:value-type="float" office:value="338973">
                <text:p>33897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26.376309726998">
                <text:p>226.376309726998</text:p>
              </table:table-cell>
              <table:table-cell office:value-type="float" office:value="0.103862400999788">
                <text:p>0.103862400999788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328946.844076041">
                <text:p>328946.844076041</text:p>
              </table:table-cell>
              <table:table-cell office:value-type="float" office:value="0">
                <text:p>0</text:p>
              </table:table-cell>
              <table:table-cell office:value-type="float" office:value="314948.684766919">
                <text:p>314948.684766919</text:p>
              </table:table-cell>
              <table:table-cell office:value-type="float" office:value="330687">
                <text:p>33068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6.579997241999">
                <text:p>226.579997241999</text:p>
              </table:table-cell>
              <table:table-cell office:value-type="float" office:value="0.104817121999076">
                <text:p>0.104817121999076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326016.536328163">
                <text:p>326016.536328163</text:p>
              </table:table-cell>
              <table:table-cell office:value-type="float" office:value="0">
                <text:p>0</text:p>
              </table:table-cell>
              <table:table-cell office:value-type="float" office:value="333878.411897055">
                <text:p>333878.411897055</text:p>
              </table:table-cell>
              <table:table-cell office:value-type="float" office:value="277571">
                <text:p>27757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26.782213050999">
                <text:p>226.782213050999</text:p>
              </table:table-cell>
              <table:table-cell office:value-type="float" office:value="0.104952215000594">
                <text:p>0.104952215000594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62337.679531229">
                <text:p>262337.679531229</text:p>
              </table:table-cell>
              <table:table-cell office:value-type="float" office:value="0">
                <text:p>0</text:p>
              </table:table-cell>
              <table:table-cell office:value-type="float" office:value="285648.145669758">
                <text:p>285648.145669758</text:p>
              </table:table-cell>
              <table:table-cell office:value-type="float" office:value="255228">
                <text:p>25522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6.989037242">
                <text:p>226.989037242</text:p>
              </table:table-cell>
              <table:table-cell office:value-type="float" office:value="0.147039355999368">
                <text:p>0.147039355999368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195497.522258543">
                <text:p>195497.522258543</text:p>
              </table:table-cell>
              <table:table-cell office:value-type="float" office:value="0">
                <text:p>0</text:p>
              </table:table-cell>
              <table:table-cell office:value-type="float" office:value="197093.148948007">
                <text:p>197093.148948007</text:p>
              </table:table-cell>
              <table:table-cell office:value-type="float" office:value="295679">
                <text:p>29567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7.18961978">
                <text:p>227.18961978</text:p>
              </table:table-cell>
              <table:table-cell office:value-type="float" office:value="0.102599651001583">
                <text:p>0.102599651001583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86276.648960104">
                <text:p>286276.648960104</text:p>
              </table:table-cell>
              <table:table-cell office:value-type="float" office:value="20394.8810040757">
                <text:p>20394.8810040757</text:p>
              </table:table-cell>
              <table:table-cell office:value-type="float" office:value="253265.503603545">
                <text:p>253265.503603545</text:p>
              </table:table-cell>
              <table:table-cell office:value-type="float" office:value="340774">
                <text:p>34077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27.392308611999">
                <text:p>227.392308611999</text:p>
              </table:table-cell>
              <table:table-cell office:value-type="float" office:value="0.104612574999919">
                <text:p>0.104612574999919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331993.917378669">
                <text:p>331993.917378669</text:p>
              </table:table-cell>
              <table:table-cell office:value-type="float" office:value="0">
                <text:p>0</text:p>
              </table:table-cell>
              <table:table-cell office:value-type="float" office:value="310948.271832989">
                <text:p>310948.271832989</text:p>
              </table:table-cell>
              <table:table-cell office:value-type="float" office:value="327273">
                <text:p>32727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27.598184151999">
                <text:p>227.598184151999</text:p>
              </table:table-cell>
              <table:table-cell office:value-type="float" office:value="0.104792567000914">
                <text:p>0.104792567000914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330776.93414645">
                <text:p>330776.93414645</text:p>
              </table:table-cell>
              <table:table-cell office:value-type="float" office:value="0">
                <text:p>0</text:p>
              </table:table-cell>
              <table:table-cell office:value-type="float" office:value="335231.175299391">
                <text:p>335231.175299391</text:p>
              </table:table-cell>
              <table:table-cell office:value-type="float" office:value="273063">
                <text:p>27306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27.801592865999">
                <text:p>227.801592865999</text:p>
              </table:table-cell>
              <table:table-cell office:value-type="float" office:value="0.105721251000432">
                <text:p>0.105721251000432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66380.616786156">
                <text:p>266380.616786156</text:p>
              </table:table-cell>
              <table:table-cell office:value-type="float" office:value="0">
                <text:p>0</text:p>
              </table:table-cell>
              <table:table-cell office:value-type="float" office:value="296589.187115435">
                <text:p>296589.187115435</text:p>
              </table:table-cell>
              <table:table-cell office:value-type="float" office:value="256640">
                <text:p>25664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28.004062745">
                <text:p>228.004062745</text:p>
              </table:table-cell>
              <table:table-cell office:value-type="float" office:value="0.103449316000479">
                <text:p>0.103449316000479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256002.40383436">
                <text:p>256002.40383436</text:p>
              </table:table-cell>
              <table:table-cell office:value-type="float" office:value="0">
                <text:p>0</text:p>
              </table:table-cell>
              <table:table-cell office:value-type="float" office:value="262566.791181121">
                <text:p>262566.791181121</text:p>
              </table:table-cell>
              <table:table-cell office:value-type="float" office:value="300281">
                <text:p>30028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28.207731187998">
                <text:p>228.207731187998</text:p>
              </table:table-cell>
              <table:table-cell office:value-type="float" office:value="0.104354886998408">
                <text:p>0.104354886998408</text:p>
              </table:table-cell>
              <table:table-cell office:value-type="float" office:value="299177.303141227">
                <text:p>299177.303141227</text:p>
              </table:table-cell>
              <table:table-cell office:value-type="float" office:value="307441.440672635">
                <text:p>307441.440672635</text:p>
              </table:table-cell>
              <table:table-cell office:value-type="float" office:value="0">
                <text:p>0</text:p>
              </table:table-cell>
              <table:table-cell office:value-type="float" office:value="276500.308673449">
                <text:p>276500.308673449</text:p>
              </table:table-cell>
              <table:table-cell office:value-type="float" office:value="342369">
                <text:p>34236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28.412698885999">
                <text:p>228.412698885999</text:p>
              </table:table-cell>
              <table:table-cell office:value-type="float" office:value="0.106528072999936">
                <text:p>0.106528072999936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348053.308175809">
                <text:p>348053.308175809</text:p>
              </table:table-cell>
              <table:table-cell office:value-type="float" office:value="0">
                <text:p>0</text:p>
              </table:table-cell>
              <table:table-cell office:value-type="float" office:value="325278.882200399">
                <text:p>325278.882200399</text:p>
              </table:table-cell>
              <table:table-cell office:value-type="float" office:value="365132">
                <text:p>36513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28.614866960999">
                <text:p>228.614866960999</text:p>
              </table:table-cell>
              <table:table-cell office:value-type="float" office:value="0.11903348099986">
                <text:p>0.11903348099986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218877.61597086">
                <text:p>218877.61597086</text:p>
              </table:table-cell>
              <table:table-cell office:value-type="float" office:value="0">
                <text:p>0</text:p>
              </table:table-cell>
              <table:table-cell office:value-type="float" office:value="257597.928358517">
                <text:p>257597.928358517</text:p>
              </table:table-cell>
              <table:table-cell office:value-type="float" office:value="305000">
                <text:p>30500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8.816288071999">
                <text:p>228.816288071999</text:p>
              </table:table-cell>
              <table:table-cell office:value-type="float" office:value="0.101971013000366">
                <text:p>0.101971013000366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273530.669570221">
                <text:p>273530.669570221</text:p>
              </table:table-cell>
              <table:table-cell office:value-type="float" office:value="0">
                <text:p>0</text:p>
              </table:table-cell>
              <table:table-cell office:value-type="float" office:value="266826.808373777">
                <text:p>266826.808373777</text:p>
              </table:table-cell>
              <table:table-cell office:value-type="float" office:value="291428">
                <text:p>29142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29.018991600999">
                <text:p>229.018991600999</text:p>
              </table:table-cell>
              <table:table-cell office:value-type="float" office:value="0.104028367000865">
                <text:p>0.104028367000865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306308.305576849">
                <text:p>306308.305576849</text:p>
              </table:table-cell>
              <table:table-cell office:value-type="float" office:value="0">
                <text:p>0</text:p>
              </table:table-cell>
              <table:table-cell office:value-type="float" office:value="300399.739287726">
                <text:p>300399.739287726</text:p>
              </table:table-cell>
              <table:table-cell office:value-type="float" office:value="343356">
                <text:p>34335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9.220828850999">
                <text:p>229.220828850999</text:p>
              </table:table-cell>
              <table:table-cell office:value-type="float" office:value="0.103521161001481">
                <text:p>0.103521161001481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347676.287085532">
                <text:p>347676.287085532</text:p>
              </table:table-cell>
              <table:table-cell office:value-type="float" office:value="0">
                <text:p>0</text:p>
              </table:table-cell>
              <table:table-cell office:value-type="float" office:value="319365.055036109">
                <text:p>319365.055036109</text:p>
              </table:table-cell>
              <table:table-cell office:value-type="float" office:value="387657">
                <text:p>38765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29.422332696">
                <text:p>229.422332696</text:p>
              </table:table-cell>
              <table:table-cell office:value-type="float" office:value="0.106962812000347">
                <text:p>0.106962812000347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363992.668875721">
                <text:p>363992.668875721</text:p>
              </table:table-cell>
              <table:table-cell office:value-type="float" office:value="0">
                <text:p>0</text:p>
              </table:table-cell>
              <table:table-cell office:value-type="float" office:value="359760.361981141">
                <text:p>359760.361981141</text:p>
              </table:table-cell>
              <table:table-cell office:value-type="float" office:value="362024">
                <text:p>36202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29.623840730999">
                <text:p>229.623840730999</text:p>
              </table:table-cell>
              <table:table-cell office:value-type="float" office:value="0.108239228000457">
                <text:p>0.108239228000457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345910.149140365">
                <text:p>345910.149140365</text:p>
              </table:table-cell>
              <table:table-cell office:value-type="float" office:value="0">
                <text:p>0</text:p>
              </table:table-cell>
              <table:table-cell office:value-type="float" office:value="354696.481475542">
                <text:p>354696.481475542</text:p>
              </table:table-cell>
              <table:table-cell office:value-type="float" office:value="302360">
                <text:p>30236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29.829075627998">
                <text:p>229.829075627998</text:p>
              </table:table-cell>
              <table:table-cell office:value-type="float" office:value="0.106399893000344">
                <text:p>0.106399893000344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296694.859425866">
                <text:p>296694.859425866</text:p>
              </table:table-cell>
              <table:table-cell office:value-type="float" office:value="0">
                <text:p>0</text:p>
              </table:table-cell>
              <table:table-cell office:value-type="float" office:value="327114.852024137">
                <text:p>327114.852024137</text:p>
              </table:table-cell>
              <table:table-cell office:value-type="float" office:value="293294">
                <text:p>29329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30.038901112999">
                <text:p>230.038901112999</text:p>
              </table:table-cell>
              <table:table-cell office:value-type="float" office:value="0.109265305000008">
                <text:p>0.109265305000008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303969.471493313">
                <text:p>303969.471493313</text:p>
              </table:table-cell>
              <table:table-cell office:value-type="float" office:value="0">
                <text:p>0</text:p>
              </table:table-cell>
              <table:table-cell office:value-type="float" office:value="297578.94810858">
                <text:p>297578.94810858</text:p>
              </table:table-cell>
              <table:table-cell office:value-type="float" office:value="349499">
                <text:p>34949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30.239566995999">
                <text:p>230.239566995999</text:p>
              </table:table-cell>
              <table:table-cell office:value-type="float" office:value="0.149114731999362">
                <text:p>0.149114731999362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238378.14694602">
                <text:p>238378.14694602</text:p>
              </table:table-cell>
              <table:table-cell office:value-type="float" office:value="0">
                <text:p>0</text:p>
              </table:table-cell>
              <table:table-cell office:value-type="float" office:value="217675.482031621">
                <text:p>217675.482031621</text:p>
              </table:table-cell>
              <table:table-cell office:value-type="float" office:value="388489">
                <text:p>38848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0.442125751999">
                <text:p>230.442125751999</text:p>
              </table:table-cell>
              <table:table-cell office:value-type="float" office:value="0.111219628999606">
                <text:p>0.111219628999606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358054.896788709">
                <text:p>358054.896788709</text:p>
              </table:table-cell>
              <table:table-cell office:value-type="float" office:value="43439.6515381559">
                <text:p>43439.6515381559</text:p>
              </table:table-cell>
              <table:table-cell office:value-type="float" office:value="297183.300578138">
                <text:p>297183.300578138</text:p>
              </table:table-cell>
              <table:table-cell office:value-type="float" office:value="355990">
                <text:p>35599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0.644248352999">
                <text:p>230.644248352999</text:p>
              </table:table-cell>
              <table:table-cell office:value-type="float" office:value="0.105630501000633">
                <text:p>0.105630501000633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340980.870371927">
                <text:p>340980.870371927</text:p>
              </table:table-cell>
              <table:table-cell office:value-type="float" office:value="0">
                <text:p>0</text:p>
              </table:table-cell>
              <table:table-cell office:value-type="float" office:value="355103.345817414">
                <text:p>355103.345817414</text:p>
              </table:table-cell>
              <table:table-cell office:value-type="float" office:value="297874">
                <text:p>29787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0.846729498">
                <text:p>230.846729498</text:p>
              </table:table-cell>
              <table:table-cell office:value-type="float" office:value="0.103061088999311">
                <text:p>0.103061088999311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292732.265860672">
                <text:p>292732.265860672</text:p>
              </table:table-cell>
              <table:table-cell office:value-type="float" office:value="0">
                <text:p>0</text:p>
              </table:table-cell>
              <table:table-cell office:value-type="float" office:value="322363.00281832">
                <text:p>322363.00281832</text:p>
              </table:table-cell>
              <table:table-cell office:value-type="float" office:value="296446">
                <text:p>29644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1.049244611">
                <text:p>231.049244611</text:p>
              </table:table-cell>
              <table:table-cell office:value-type="float" office:value="0.103672631999871">
                <text:p>0.103672631999871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294924.64264018">
                <text:p>294924.64264018</text:p>
              </table:table-cell>
              <table:table-cell office:value-type="float" office:value="0">
                <text:p>0</text:p>
              </table:table-cell>
              <table:table-cell office:value-type="float" office:value="295652.715673003">
                <text:p>295652.715673003</text:p>
              </table:table-cell>
              <table:table-cell office:value-type="float" office:value="353572">
                <text:p>35357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1.251156647999">
                <text:p>231.251156647999</text:p>
              </table:table-cell>
              <table:table-cell office:value-type="float" office:value="0.104650903998845">
                <text:p>0.104650903998845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349528.080681618">
                <text:p>349528.080681618</text:p>
              </table:table-cell>
              <table:table-cell office:value-type="float" office:value="0">
                <text:p>0</text:p>
              </table:table-cell>
              <table:table-cell office:value-type="float" office:value="320402.100238322">
                <text:p>320402.100238322</text:p>
              </table:table-cell>
              <table:table-cell office:value-type="float" office:value="388605">
                <text:p>38860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1.453447479">
                <text:p>231.453447479</text:p>
              </table:table-cell>
              <table:table-cell office:value-type="float" office:value="0.109890717998496">
                <text:p>0.109890717998496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377297.846652009">
                <text:p>377297.846652009</text:p>
              </table:table-cell>
              <table:table-cell office:value-type="float" office:value="0">
                <text:p>0</text:p>
              </table:table-cell>
              <table:table-cell office:value-type="float" office:value="359436.094159799">
                <text:p>359436.094159799</text:p>
              </table:table-cell>
              <table:table-cell office:value-type="float" office:value="352324">
                <text:p>35232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1.656981484999">
                <text:p>231.656981484999</text:p>
              </table:table-cell>
              <table:table-cell office:value-type="float" office:value="0.106910582000637">
                <text:p>0.106910582000637</text:p>
              </table:table-cell>
              <table:table-cell office:value-type="float" office:value="337921.220203231">
                <text:p>337921.220203231</text:p>
              </table:table-cell>
              <table:table-cell office:value-type="float" office:value="340279.309802485">
                <text:p>340279.309802485</text:p>
              </table:table-cell>
              <table:table-cell office:value-type="float" office:value="0">
                <text:p>0</text:p>
              </table:table-cell>
              <table:table-cell office:value-type="float" office:value="358777.361415817">
                <text:p>358777.361415817</text:p>
              </table:table-cell>
              <table:table-cell office:value-type="float" office:value="295520">
                <text:p>29552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1.861983101">
                <text:p>231.861983101</text:p>
              </table:table-cell>
              <table:table-cell office:value-type="float" office:value="0.136711230999936">
                <text:p>0.136711230999936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228129.040429354">
                <text:p>228129.040429354</text:p>
              </table:table-cell>
              <table:table-cell office:value-type="float" office:value="0">
                <text:p>0</text:p>
              </table:table-cell>
              <table:table-cell office:value-type="float" office:value="257090.847541718">
                <text:p>257090.847541718</text:p>
              </table:table-cell>
              <table:table-cell office:value-type="float" office:value="319754">
                <text:p>31975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32.064685305">
                <text:p>232.064685305</text:p>
              </table:table-cell>
              <table:table-cell office:value-type="float" office:value="0.103324151999914">
                <text:p>0.103324151999914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311475.191016821">
                <text:p>311475.191016821</text:p>
              </table:table-cell>
              <table:table-cell office:value-type="float" office:value="0">
                <text:p>0</text:p>
              </table:table-cell>
              <table:table-cell office:value-type="float" office:value="296027.530701587">
                <text:p>296027.530701587</text:p>
              </table:table-cell>
              <table:table-cell office:value-type="float" office:value="382153">
                <text:p>38215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32.267217097">
                <text:p>232.267217097</text:p>
              </table:table-cell>
              <table:table-cell office:value-type="float" office:value="0.106217458000174">
                <text:p>0.106217458000174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379923.883181611">
                <text:p>379923.883181611</text:p>
              </table:table-cell>
              <table:table-cell office:value-type="float" office:value="0">
                <text:p>0</text:p>
              </table:table-cell>
              <table:table-cell office:value-type="float" office:value="348092.435233285">
                <text:p>348092.435233285</text:p>
              </table:table-cell>
              <table:table-cell office:value-type="float" office:value="414705">
                <text:p>41470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32.472462542999">
                <text:p>232.472462542999</text:p>
              </table:table-cell>
              <table:table-cell office:value-type="float" office:value="0.116709678999541">
                <text:p>0.116709678999541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389060.764026844">
                <text:p>389060.764026844</text:p>
              </table:table-cell>
              <table:table-cell office:value-type="float" office:value="0">
                <text:p>0</text:p>
              </table:table-cell>
              <table:table-cell office:value-type="float" office:value="377528.743473267">
                <text:p>377528.743473267</text:p>
              </table:table-cell>
              <table:table-cell office:value-type="float" office:value="370238">
                <text:p>37023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32.843087785999">
                <text:p>232.843087785999</text:p>
              </table:table-cell>
              <table:table-cell office:value-type="float" office:value="0.399769666000793">
                <text:p>0.399769666000793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135789.168421933">
                <text:p>135789.168421933</text:p>
              </table:table-cell>
              <table:table-cell office:value-type="float" office:value="0">
                <text:p>0</text:p>
              </table:table-cell>
              <table:table-cell office:value-type="float" office:value="156229.789508611">
                <text:p>156229.789508611</text:p>
              </table:table-cell>
              <table:table-cell office:value-type="float" office:value="315874">
                <text:p>31587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33.045129029999">
                <text:p>233.045129029999</text:p>
              </table:table-cell>
              <table:table-cell office:value-type="float" office:value="0.101216928998838">
                <text:p>0.101216928998838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267668.199127231">
                <text:p>267668.199127231</text:p>
              </table:table-cell>
              <table:table-cell office:value-type="float" office:value="0">
                <text:p>0</text:p>
              </table:table-cell>
              <table:table-cell office:value-type="float" office:value="295682.264339023">
                <text:p>295682.264339023</text:p>
              </table:table-cell>
              <table:table-cell office:value-type="float" office:value="376250">
                <text:p>37625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33.248151555999">
                <text:p>233.248151555999</text:p>
              </table:table-cell>
              <table:table-cell office:value-type="float" office:value="0.109652716999335">
                <text:p>0.109652716999335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378251.071018011">
                <text:p>378251.071018011</text:p>
              </table:table-cell>
              <table:table-cell office:value-type="float" office:value="0">
                <text:p>0</text:p>
              </table:table-cell>
              <table:table-cell office:value-type="float" office:value="345924.386322915">
                <text:p>345924.386322915</text:p>
              </table:table-cell>
              <table:table-cell office:value-type="float" office:value="414987">
                <text:p>41498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3.450119928999">
                <text:p>233.450119928999</text:p>
              </table:table-cell>
              <table:table-cell office:value-type="float" office:value="0.116479362999598">
                <text:p>0.116479362999598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382991.701130838">
                <text:p>382991.701130838</text:p>
              </table:table-cell>
              <table:table-cell office:value-type="float" office:value="0">
                <text:p>0</text:p>
              </table:table-cell>
              <table:table-cell office:value-type="float" office:value="367031.309681656">
                <text:p>367031.309681656</text:p>
              </table:table-cell>
              <table:table-cell office:value-type="float" office:value="377550">
                <text:p>37755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3.656176843">
                <text:p>233.656176843</text:p>
              </table:table-cell>
              <table:table-cell office:value-type="float" office:value="0.161420409998755">
                <text:p>0.161420409998755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251682.473055995">
                <text:p>251682.473055995</text:p>
              </table:table-cell>
              <table:table-cell office:value-type="float" office:value="0">
                <text:p>0</text:p>
              </table:table-cell>
              <table:table-cell office:value-type="float" office:value="268806.859188664">
                <text:p>268806.859188664</text:p>
              </table:table-cell>
              <table:table-cell office:value-type="float" office:value="315867">
                <text:p>31586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3.859320942">
                <text:p>233.859320942</text:p>
              </table:table-cell>
              <table:table-cell office:value-type="float" office:value="0.105563735000032">
                <text:p>0.105563735000032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292883.330089619">
                <text:p>292883.330089619</text:p>
              </table:table-cell>
              <table:table-cell office:value-type="float" office:value="36937.5999841909">
                <text:p>36937.5999841909</text:p>
              </table:table-cell>
              <table:table-cell office:value-type="float" office:value="284986.385289129">
                <text:p>284986.385289129</text:p>
              </table:table-cell>
              <table:table-cell office:value-type="float" office:value="318967">
                <text:p>31896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4.061036298999">
                <text:p>234.061036298999</text:p>
              </table:table-cell>
              <table:table-cell office:value-type="float" office:value="0.102121944999453">
                <text:p>0.102121944999453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312777.517484341">
                <text:p>312777.517484341</text:p>
              </table:table-cell>
              <table:table-cell office:value-type="float" office:value="0">
                <text:p>0</text:p>
              </table:table-cell>
              <table:table-cell office:value-type="float" office:value="313992.120632327">
                <text:p>313992.120632327</text:p>
              </table:table-cell>
              <table:table-cell office:value-type="float" office:value="381114">
                <text:p>38111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4.263543666999">
                <text:p>234.263543666999</text:p>
              </table:table-cell>
              <table:table-cell office:value-type="float" office:value="0.103877556999578">
                <text:p>0.103877556999578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371176.649008803">
                <text:p>371176.649008803</text:p>
              </table:table-cell>
              <table:table-cell office:value-type="float" office:value="0">
                <text:p>0</text:p>
              </table:table-cell>
              <table:table-cell office:value-type="float" office:value="338510.403428362">
                <text:p>338510.403428362</text:p>
              </table:table-cell>
              <table:table-cell office:value-type="float" office:value="414779">
                <text:p>41477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4.466889424999">
                <text:p>234.466889424999</text:p>
              </table:table-cell>
              <table:table-cell office:value-type="float" office:value="0.114028857000449">
                <text:p>0.114028857000449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387032.280936472">
                <text:p>387032.280936472</text:p>
              </table:table-cell>
              <table:table-cell office:value-type="float" office:value="0">
                <text:p>0</text:p>
              </table:table-cell>
              <table:table-cell office:value-type="float" office:value="369994.941362742">
                <text:p>369994.941362742</text:p>
              </table:table-cell>
              <table:table-cell office:value-type="float" office:value="371800">
                <text:p>37180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34.669891338999">
                <text:p>234.669891338999</text:p>
              </table:table-cell>
              <table:table-cell office:value-type="float" office:value="0.10345031199904">
                <text:p>0.10345031199904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347174.066466018">
                <text:p>347174.066466018</text:p>
              </table:table-cell>
              <table:table-cell office:value-type="float" office:value="0">
                <text:p>0</text:p>
              </table:table-cell>
              <table:table-cell office:value-type="float" office:value="368925.078423224">
                <text:p>368925.078423224</text:p>
              </table:table-cell>
              <table:table-cell office:value-type="float" office:value="313333">
                <text:p>31333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4.873268990999">
                <text:p>234.873268990999</text:p>
              </table:table-cell>
              <table:table-cell office:value-type="float" office:value="0.103426253999714">
                <text:p>0.103426253999714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309641.310939312">
                <text:p>309641.310939312</text:p>
              </table:table-cell>
              <table:table-cell office:value-type="float" office:value="0">
                <text:p>0</text:p>
              </table:table-cell>
              <table:table-cell office:value-type="float" office:value="337408.657156209">
                <text:p>337408.657156209</text:p>
              </table:table-cell>
              <table:table-cell office:value-type="float" office:value="322068">
                <text:p>32206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5.076710328">
                <text:p>235.076710328</text:p>
              </table:table-cell>
              <table:table-cell office:value-type="float" office:value="0.105863966999095">
                <text:p>0.105863966999095</text:p>
              </table:table-cell>
              <table:table-cell office:value-type="float" office:value="360864.656617696">
                <text:p>360864.656617696</text:p>
              </table:table-cell>
              <table:table-cell office:value-type="float" office:value="318555.48587624">
                <text:p>318555.48587624</text:p>
              </table:table-cell>
              <table:table-cell office:value-type="float" office:value="0">
                <text:p>0</text:p>
              </table:table-cell>
              <table:table-cell office:value-type="float" office:value="310635.261182081">
                <text:p>310635.261182081</text:p>
              </table:table-cell>
              <table:table-cell office:value-type="float" office:value="385541">
                <text:p>38554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5.278892528999">
                <text:p>235.278892528999</text:p>
              </table:table-cell>
              <table:table-cell office:value-type="float" office:value="0.136691835001329">
                <text:p>0.136691835001329</text:p>
              </table:table-cell>
              <table:table-cell office:value-type="float" office:value="373207.387895159">
                <text:p>373207.387895159</text:p>
              </table:table-cell>
              <table:table-cell office:value-type="float" office:value="268721.836968305">
                <text:p>268721.836968305</text:p>
              </table:table-cell>
              <table:table-cell office:value-type="float" office:value="45687.2974114954">
                <text:p>45687.2974114954</text:p>
              </table:table-cell>
              <table:table-cell office:value-type="float" office:value="243620.544661238">
                <text:p>243620.544661238</text:p>
              </table:table-cell>
              <table:table-cell office:value-type="float" office:value="428322">
                <text:p>42832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5.480819466999">
                <text:p>235.480819466999</text:p>
              </table:table-cell>
              <table:table-cell office:value-type="float" office:value="0.119119609000336">
                <text:p>0.119119609000336</text:p>
              </table:table-cell>
              <table:table-cell office:value-type="float" office:value="369475.314016207">
                <text:p>369475.314016207</text:p>
              </table:table-cell>
              <table:table-cell office:value-type="float" office:value="387864.790177488">
                <text:p>387864.790177488</text:p>
              </table:table-cell>
              <table:table-cell office:value-type="float" office:value="10931.4283318745">
                <text:p>10931.4283318745</text:p>
              </table:table-cell>
              <table:table-cell office:value-type="float" office:value="309717.223636061">
                <text:p>309717.223636061</text:p>
              </table:table-cell>
              <table:table-cell office:value-type="float" office:value="376131">
                <text:p>37613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35.683804548">
                <text:p>235.683804548</text:p>
              </table:table-cell>
              <table:table-cell office:value-type="float" office:value="0.108139877000212">
                <text:p>0.108139877000212</text:p>
              </table:table-cell>
              <table:table-cell office:value-type="float" office:value="365780.560876045">
                <text:p>365780.560876045</text:p>
              </table:table-cell>
              <table:table-cell office:value-type="float" office:value="337189.016420282">
                <text:p>337189.016420282</text:p>
              </table:table-cell>
              <table:table-cell office:value-type="float" office:value="0">
                <text:p>0</text:p>
              </table:table-cell>
              <table:table-cell office:value-type="float" office:value="364816.683275161">
                <text:p>364816.683275161</text:p>
              </table:table-cell>
              <table:table-cell office:value-type="float" office:value="315608">
                <text:p>31560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5.887708556">
                <text:p>235.887708556</text:p>
              </table:table-cell>
              <table:table-cell office:value-type="float" office:value="0.105871780999223">
                <text:p>0.105871780999223</text:p>
              </table:table-cell>
              <table:table-cell office:value-type="float" office:value="362122.755267285">
                <text:p>362122.755267285</text:p>
              </table:table-cell>
              <table:table-cell office:value-type="float" office:value="313983.011108717">
                <text:p>313983.011108717</text:p>
              </table:table-cell>
              <table:table-cell office:value-type="float" office:value="0">
                <text:p>0</text:p>
              </table:table-cell>
              <table:table-cell office:value-type="float" office:value="340361.661059751">
                <text:p>340361.661059751</text:p>
              </table:table-cell>
              <table:table-cell office:value-type="float" office:value="326518">
                <text:p>32651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6.089682922">
                <text:p>236.089682922</text:p>
              </table:table-cell>
              <table:table-cell office:value-type="float" office:value="0.102735090998976">
                <text:p>0.102735090998976</text:p>
              </table:table-cell>
              <table:table-cell office:value-type="float" office:value="358501.527714612">
                <text:p>358501.527714612</text:p>
              </table:table-cell>
              <table:table-cell office:value-type="float" office:value="317738.159174574">
                <text:p>317738.159174574</text:p>
              </table:table-cell>
              <table:table-cell office:value-type="float" office:value="0">
                <text:p>0</text:p>
              </table:table-cell>
              <table:table-cell office:value-type="float" office:value="311002.172549701">
                <text:p>311002.172549701</text:p>
              </table:table-cell>
              <table:table-cell office:value-type="float" office:value="386891">
                <text:p>38689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6.291808399999">
                <text:p>236.291808399999</text:p>
              </table:table-cell>
              <table:table-cell office:value-type="float" office:value="0.105396635000943">
                <text:p>0.105396635000943</text:p>
              </table:table-cell>
              <table:table-cell office:value-type="float" office:value="354916.512437466">
                <text:p>354916.512437466</text:p>
              </table:table-cell>
              <table:table-cell office:value-type="float" office:value="369713.558300125">
                <text:p>369713.558300125</text:p>
              </table:table-cell>
              <table:table-cell office:value-type="float" office:value="0">
                <text:p>0</text:p>
              </table:table-cell>
              <table:table-cell office:value-type="float" office:value="341588.916323862">
                <text:p>341588.916323862</text:p>
              </table:table-cell>
              <table:table-cell office:value-type="float" office:value="406269">
                <text:p>40626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6.497828248999">
                <text:p>236.497828248999</text:p>
              </table:table-cell>
              <table:table-cell office:value-type="float" office:value="0.109680001000015">
                <text:p>0.109680001000015</text:p>
              </table:table-cell>
              <table:table-cell office:value-type="float" office:value="351367.347313091">
                <text:p>351367.347313091</text:p>
              </table:table-cell>
              <table:table-cell office:value-type="float" office:value="386704.147909985">
                <text:p>386704.147909985</text:p>
              </table:table-cell>
              <table:table-cell office:value-type="float" office:value="0">
                <text:p>0</text:p>
              </table:table-cell>
              <table:table-cell office:value-type="float" office:value="376809.552658988">
                <text:p>376809.552658988</text:p>
              </table:table-cell>
              <table:table-cell office:value-type="float" office:value="351843">
                <text:p>35184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6.701100381999">
                <text:p>236.701100381999</text:p>
              </table:table-cell>
              <table:table-cell office:value-type="float" office:value="0.120719215999998">
                <text:p>0.120719215999998</text:p>
              </table:table-cell>
              <table:table-cell office:value-type="float" office:value="347853.67383996">
                <text:p>347853.67383996</text:p>
              </table:table-cell>
              <table:table-cell office:value-type="float" office:value="298502.955843129">
                <text:p>298502.955843129</text:p>
              </table:table-cell>
              <table:table-cell office:value-type="float" office:value="0">
                <text:p>0</text:p>
              </table:table-cell>
              <table:table-cell office:value-type="float" office:value="326293.400735831">
                <text:p>326293.400735831</text:p>
              </table:table-cell>
              <table:table-cell office:value-type="float" office:value="298046">
                <text:p>29804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6.905587247998">
                <text:p>236.905587247998</text:p>
              </table:table-cell>
              <table:table-cell office:value-type="float" office:value="0.108776463999675">
                <text:p>0.108776463999675</text:p>
              </table:table-cell>
              <table:table-cell office:value-type="float" office:value="344375.137101561">
                <text:p>344375.137101561</text:p>
              </table:table-cell>
              <table:table-cell office:value-type="float" office:value="249755.045397638">
                <text:p>249755.045397638</text:p>
              </table:table-cell>
              <table:table-cell office:value-type="float" office:value="9917.5726886219">
                <text:p>9917.5726886219</text:p>
              </table:table-cell>
              <table:table-cell office:value-type="float" office:value="259341.232374737">
                <text:p>259341.232374737</text:p>
              </table:table-cell>
              <table:table-cell office:value-type="float" office:value="315336">
                <text:p>31533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7.106098622">
                <text:p>237.106098622</text:p>
              </table:table-cell>
              <table:table-cell office:value-type="float" office:value="0.101316786000098">
                <text:p>0.101316786000098</text:p>
              </table:table-cell>
              <table:table-cell office:value-type="float" office:value="340931.385730545">
                <text:p>340931.385730545</text:p>
              </table:table-cell>
              <table:table-cell office:value-type="float" office:value="310271.488784866">
                <text:p>310271.488784866</text:p>
              </table:table-cell>
              <table:table-cell office:value-type="float" office:value="0">
                <text:p>0</text:p>
              </table:table-cell>
              <table:table-cell office:value-type="float" office:value="309408.558349621">
                <text:p>309408.558349621</text:p>
              </table:table-cell>
              <table:table-cell office:value-type="float" office:value="372725">
                <text:p>3727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7.31148423">
                <text:p>237.31148423</text:p>
              </table:table-cell>
              <table:table-cell office:value-type="float" office:value="0.104129592999016">
                <text:p>0.104129592999016</text:p>
              </table:table-cell>
              <table:table-cell office:value-type="float" office:value="337522.07187324">
                <text:p>337522.07187324</text:p>
              </table:table-cell>
              <table:table-cell office:value-type="float" office:value="376790.272715725">
                <text:p>376790.272715725</text:p>
              </table:table-cell>
              <table:table-cell office:value-type="float" office:value="0">
                <text:p>0</text:p>
              </table:table-cell>
              <table:table-cell office:value-type="float" office:value="341526.9312714">
                <text:p>341526.9312714</text:p>
              </table:table-cell>
              <table:table-cell office:value-type="float" office:value="384490">
                <text:p>38449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7.513733366999">
                <text:p>237.513733366999</text:p>
              </table:table-cell>
              <table:table-cell office:value-type="float" office:value="0.104710960999">
                <text:p>0.104710960999</text:p>
              </table:table-cell>
              <table:table-cell office:value-type="float" office:value="334146.851154507">
                <text:p>334146.851154507</text:p>
              </table:table-cell>
              <table:table-cell office:value-type="float" office:value="365242.960858912">
                <text:p>365242.960858912</text:p>
              </table:table-cell>
              <table:table-cell office:value-type="float" office:value="0">
                <text:p>0</text:p>
              </table:table-cell>
              <table:table-cell office:value-type="float" office:value="367066.663006914">
                <text:p>367066.663006914</text:p>
              </table:table-cell>
              <table:table-cell office:value-type="float" office:value="329869">
                <text:p>32986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37.716300679">
                <text:p>237.716300679</text:p>
              </table:table-cell>
              <table:table-cell office:value-type="float" office:value="0.106752327999857">
                <text:p>0.106752327999857</text:p>
              </table:table-cell>
              <table:table-cell office:value-type="float" office:value="330805.382642962">
                <text:p>330805.382642962</text:p>
              </table:table-cell>
              <table:table-cell office:value-type="float" office:value="313544.044466642">
                <text:p>313544.044466642</text:p>
              </table:table-cell>
              <table:table-cell office:value-type="float" office:value="0">
                <text:p>0</text:p>
              </table:table-cell>
              <table:table-cell office:value-type="float" office:value="342429.9667392">
                <text:p>342429.9667392</text:p>
              </table:table-cell>
              <table:table-cell office:value-type="float" office:value="282287">
                <text:p>28228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7.918881108999">
                <text:p>237.918881108999</text:p>
              </table:table-cell>
              <table:table-cell office:value-type="float" office:value="0.103800672999569">
                <text:p>0.103800672999569</text:p>
              </table:table-cell>
              <table:table-cell office:value-type="float" office:value="327497.328816533">
                <text:p>327497.328816533</text:p>
              </table:table-cell>
              <table:table-cell office:value-type="float" office:value="274454.002092085">
                <text:p>274454.002092085</text:p>
              </table:table-cell>
              <table:table-cell office:value-type="float" office:value="0">
                <text:p>0</text:p>
              </table:table-cell>
              <table:table-cell office:value-type="float" office:value="296126.675785365">
                <text:p>296126.675785365</text:p>
              </table:table-cell>
              <table:table-cell office:value-type="float" office:value="303595">
                <text:p>30359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8.121540728">
                <text:p>238.121540728</text:p>
              </table:table-cell>
              <table:table-cell office:value-type="float" office:value="0.104716724999889">
                <text:p>0.104716724999889</text:p>
              </table:table-cell>
              <table:table-cell office:value-type="float" office:value="324222.355528367">
                <text:p>324222.355528367</text:p>
              </table:table-cell>
              <table:table-cell office:value-type="float" office:value="293610.979988983">
                <text:p>293610.979988983</text:p>
              </table:table-cell>
              <table:table-cell office:value-type="float" office:value="0">
                <text:p>0</text:p>
              </table:table-cell>
              <table:table-cell office:value-type="float" office:value="282208.788892532">
                <text:p>282208.788892532</text:p>
              </table:table-cell>
              <table:table-cell office:value-type="float" office:value="358013">
                <text:p>35801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38.324383361">
                <text:p>238.324383361</text:p>
              </table:table-cell>
              <table:table-cell office:value-type="float" office:value="0.104678474999673">
                <text:p>0.104678474999673</text:p>
              </table:table-cell>
              <table:table-cell office:value-type="float" office:value="320980.131973084">
                <text:p>320980.131973084</text:p>
              </table:table-cell>
              <table:table-cell office:value-type="float" office:value="356040.357186523">
                <text:p>356040.357186523</text:p>
              </table:table-cell>
              <table:table-cell office:value-type="float" office:value="0">
                <text:p>0</text:p>
              </table:table-cell>
              <table:table-cell office:value-type="float" office:value="328473.072883757">
                <text:p>328473.072883757</text:p>
              </table:table-cell>
              <table:table-cell office:value-type="float" office:value="363863">
                <text:p>36386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8.528257696998">
                <text:p>238.528257696998</text:p>
              </table:table-cell>
              <table:table-cell office:value-type="float" office:value="0.107252149000487">
                <text:p>0.107252149000487</text:p>
              </table:table-cell>
              <table:table-cell office:value-type="float" office:value="320980.131973084">
                <text:p>320980.131973084</text:p>
              </table:table-cell>
              <table:table-cell office:value-type="float" office:value="358673.580454666">
                <text:p>358673.580454666</text:p>
              </table:table-cell>
              <table:table-cell office:value-type="float" office:value="0">
                <text:p>0</text:p>
              </table:table-cell>
              <table:table-cell office:value-type="float" office:value="355710.064464163">
                <text:p>355710.064464163</text:p>
              </table:table-cell>
              <table:table-cell office:value-type="float" office:value="312259">
                <text:p>31225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8.730464680999">
                <text:p>238.730464680999</text:p>
              </table:table-cell>
              <table:table-cell office:value-type="float" office:value="0.10598210200078">
                <text:p>0.10598210200078</text:p>
              </table:table-cell>
              <table:table-cell office:value-type="float" office:value="360818.411641917">
                <text:p>360818.411641917</text:p>
              </table:table-cell>
              <table:table-cell office:value-type="float" office:value="304820.669192034">
                <text:p>304820.669192034</text:p>
              </table:table-cell>
              <table:table-cell office:value-type="float" office:value="0">
                <text:p>0</text:p>
              </table:table-cell>
              <table:table-cell office:value-type="float" office:value="330962.426315779">
                <text:p>330962.426315779</text:p>
              </table:table-cell>
              <table:table-cell office:value-type="float" office:value="307073">
                <text:p>30707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8.940393208999">
                <text:p>238.940393208999</text:p>
              </table:table-cell>
              <table:table-cell office:value-type="float" office:value="0.122052703000008">
                <text:p>0.122052703000008</text:p>
              </table:table-cell>
              <table:table-cell office:value-type="float" office:value="360818.411641917">
                <text:p>360818.411641917</text:p>
              </table:table-cell>
              <table:table-cell office:value-type="float" office:value="272210.848450042">
                <text:p>272210.848450042</text:p>
              </table:table-cell>
              <table:table-cell office:value-type="float" office:value="0">
                <text:p>0</text:p>
              </table:table-cell>
              <table:table-cell office:value-type="float" office:value="274837.992711025">
                <text:p>274837.992711025</text:p>
              </table:table-cell>
              <table:table-cell office:value-type="float" office:value="341252">
                <text:p>34125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9.143858566998">
                <text:p>239.143858566998</text:p>
              </table:table-cell>
              <table:table-cell office:value-type="float" office:value="0.11710521599889">
                <text:p>0.11710521599889</text:p>
              </table:table-cell>
              <table:table-cell office:value-type="float" office:value="360818.411641917">
                <text:p>360818.411641917</text:p>
              </table:table-cell>
              <table:table-cell office:value-type="float" office:value="275882.062190756">
                <text:p>275882.062190756</text:p>
              </table:table-cell>
              <table:table-cell office:value-type="float" office:value="0">
                <text:p>0</text:p>
              </table:table-cell>
              <table:table-cell office:value-type="float" office:value="258567.530047269">
                <text:p>258567.530047269</text:p>
              </table:table-cell>
              <table:table-cell office:value-type="float" office:value="403485">
                <text:p>40348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9.34617413">
                <text:p>239.34617413</text:p>
              </table:table-cell>
              <table:table-cell office:value-type="float" office:value="0.111333568000191">
                <text:p>0.111333568000191</text:p>
              </table:table-cell>
              <table:table-cell office:value-type="float" office:value="360818.411641917">
                <text:p>360818.411641917</text:p>
              </table:table-cell>
              <table:table-cell office:value-type="float" office:value="369685.701925016">
                <text:p>369685.701925016</text:p>
              </table:table-cell>
              <table:table-cell office:value-type="float" office:value="20060.7236280193">
                <text:p>20060.7236280193</text:p>
              </table:table-cell>
              <table:table-cell office:value-type="float" office:value="318098.740581277">
                <text:p>318098.740581277</text:p>
              </table:table-cell>
              <table:table-cell office:value-type="float" office:value="405211">
                <text:p>40521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9.550200565">
                <text:p>239.550200565</text:p>
              </table:table-cell>
              <table:table-cell office:value-type="float" office:value="0.112986459998865">
                <text:p>0.112986459998865</text:p>
              </table:table-cell>
              <table:table-cell office:value-type="float" office:value="360818.411641917">
                <text:p>360818.411641917</text:p>
              </table:table-cell>
              <table:table-cell office:value-type="float" office:value="373464.81804282">
                <text:p>373464.81804282</text:p>
              </table:table-cell>
              <table:table-cell office:value-type="float" office:value="0">
                <text:p>0</text:p>
              </table:table-cell>
              <table:table-cell office:value-type="float" office:value="375022.057043641">
                <text:p>375022.057043641</text:p>
              </table:table-cell>
              <table:table-cell office:value-type="float" office:value="344014">
                <text:p>34401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39.751716966999">
                <text:p>239.751716966999</text:p>
              </table:table-cell>
              <table:table-cell office:value-type="float" office:value="0.103205769000851">
                <text:p>0.103205769000851</text:p>
              </table:table-cell>
              <table:table-cell office:value-type="float" office:value="360818.411641917">
                <text:p>360818.411641917</text:p>
              </table:table-cell>
              <table:table-cell office:value-type="float" office:value="322989.808425431">
                <text:p>322989.808425431</text:p>
              </table:table-cell>
              <table:table-cell office:value-type="float" office:value="0">
                <text:p>0</text:p>
              </table:table-cell>
              <table:table-cell office:value-type="float" office:value="353991.225189671">
                <text:p>353991.225189671</text:p>
              </table:table-cell>
              <table:table-cell office:value-type="float" office:value="306699">
                <text:p>30669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9.956154902">
                <text:p>239.956154902</text:p>
              </table:table-cell>
              <table:table-cell office:value-type="float" office:value="0.102368821999335">
                <text:p>0.102368821999335</text:p>
              </table:table-cell>
              <table:table-cell office:value-type="float" office:value="360818.411641917">
                <text:p>360818.411641917</text:p>
              </table:table-cell>
              <table:table-cell office:value-type="float" office:value="302834.860186432">
                <text:p>302834.860186432</text:p>
              </table:table-cell>
              <table:table-cell office:value-type="float" office:value="0">
                <text:p>0</text:p>
              </table:table-cell>
              <table:table-cell office:value-type="float" office:value="315659.032374394">
                <text:p>315659.032374394</text:p>
              </table:table-cell>
              <table:table-cell office:value-type="float" office:value="345968">
                <text:p>34596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0.160035352999">
                <text:p>240.160035352999</text:p>
              </table:table-cell>
              <table:table-cell office:value-type="float" office:value="0.107294677998652">
                <text:p>0.107294677998652</text:p>
              </table:table-cell>
              <table:table-cell office:value-type="float" office:value="360818.411641917">
                <text:p>360818.411641917</text:p>
              </table:table-cell>
              <table:table-cell office:value-type="float" office:value="346268.353176814">
                <text:p>346268.353176814</text:p>
              </table:table-cell>
              <table:table-cell office:value-type="float" office:value="0">
                <text:p>0</text:p>
              </table:table-cell>
              <table:table-cell office:value-type="float" office:value="321512.10310162">
                <text:p>321512.10310162</text:p>
              </table:table-cell>
              <table:table-cell office:value-type="float" office:value="406307">
                <text:p>40630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0.363788412">
                <text:p>240.363788412</text:p>
              </table:table-cell>
              <table:table-cell office:value-type="float" office:value="0.118591452001056">
                <text:p>0.118591452001056</text:p>
              </table:table-cell>
              <table:table-cell office:value-type="float" office:value="360818.411641917">
                <text:p>360818.411641917</text:p>
              </table:table-cell>
              <table:table-cell office:value-type="float" office:value="377297.918925129">
                <text:p>377297.918925129</text:p>
              </table:table-cell>
              <table:table-cell office:value-type="float" office:value="0">
                <text:p>0</text:p>
              </table:table-cell>
              <table:table-cell office:value-type="float" office:value="357439.107961053">
                <text:p>357439.107961053</text:p>
              </table:table-cell>
              <table:table-cell office:value-type="float" office:value="402014">
                <text:p>40201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0.569037841999">
                <text:p>240.569037841999</text:p>
              </table:table-cell>
              <table:table-cell office:value-type="float" office:value="0.151337176999732">
                <text:p>0.151337176999732</text:p>
              </table:table-cell>
              <table:table-cell office:value-type="float" office:value="360818.411641917">
                <text:p>360818.411641917</text:p>
              </table:table-cell>
              <table:table-cell office:value-type="float" office:value="280702.475739715">
                <text:p>280702.475739715</text:p>
              </table:table-cell>
              <table:table-cell office:value-type="float" office:value="19654.8138238722">
                <text:p>19654.8138238722</text:p>
              </table:table-cell>
              <table:table-cell office:value-type="float" office:value="282545.114535703">
                <text:p>282545.114535703</text:p>
              </table:table-cell>
              <table:table-cell office:value-type="float" office:value="338170">
                <text:p>33817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1.074958196999">
                <text:p>241.074958196999</text:p>
              </table:table-cell>
              <table:table-cell office:value-type="float" office:value="0.421396077001191">
                <text:p>0.421396077001191</text:p>
              </table:table-cell>
              <table:table-cell office:value-type="float" office:value="360818.411641917">
                <text:p>360818.411641917</text:p>
              </table:table-cell>
              <table:table-cell office:value-type="float" office:value="319769.489279319">
                <text:p>319769.489279319</text:p>
              </table:table-cell>
              <table:table-cell office:value-type="float" office:value="26411.1560758283">
                <text:p>26411.1560758283</text:p>
              </table:table-cell>
              <table:table-cell office:value-type="float" office:value="304539.055942259">
                <text:p>304539.055942259</text:p>
              </table:table-cell>
              <table:table-cell office:value-type="float" office:value="385604">
                <text:p>3856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1.278764564">
                <text:p>241.278764564</text:p>
              </table:table-cell>
              <table:table-cell office:value-type="float" office:value="0.101619035000112">
                <text:p>0.101619035000112</text:p>
              </table:table-cell>
              <table:table-cell office:value-type="float" office:value="357210.227525497">
                <text:p>357210.227525497</text:p>
              </table:table-cell>
              <table:table-cell office:value-type="float" office:value="315298.019134388">
                <text:p>315298.019134388</text:p>
              </table:table-cell>
              <table:table-cell office:value-type="float" office:value="0">
                <text:p>0</text:p>
              </table:table-cell>
              <table:table-cell office:value-type="float" office:value="291019.205620807">
                <text:p>291019.205620807</text:p>
              </table:table-cell>
              <table:table-cell office:value-type="float" office:value="409873">
                <text:p>40987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1.481745249999">
                <text:p>241.481745249999</text:p>
              </table:table-cell>
              <table:table-cell office:value-type="float" office:value="0.112140839000858">
                <text:p>0.112140839000858</text:p>
              </table:table-cell>
              <table:table-cell office:value-type="float" office:value="353638.125250243">
                <text:p>353638.125250243</text:p>
              </table:table-cell>
              <table:table-cell office:value-type="float" office:value="375766.258601172">
                <text:p>375766.258601172</text:p>
              </table:table-cell>
              <table:table-cell office:value-type="float" office:value="0">
                <text:p>0</text:p>
              </table:table-cell>
              <table:table-cell office:value-type="float" office:value="363344.313895664">
                <text:p>363344.313895664</text:p>
              </table:table-cell>
              <table:table-cell office:value-type="float" office:value="359488">
                <text:p>35948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1.686934677">
                <text:p>241.686934677</text:p>
              </table:table-cell>
              <table:table-cell office:value-type="float" office:value="0.108167604999835">
                <text:p>0.108167604999835</text:p>
              </table:table-cell>
              <table:table-cell office:value-type="float" office:value="350101.74399774">
                <text:p>350101.74399774</text:p>
              </table:table-cell>
              <table:table-cell office:value-type="float" office:value="331773.954991171">
                <text:p>331773.954991171</text:p>
              </table:table-cell>
              <table:table-cell office:value-type="float" office:value="0">
                <text:p>0</text:p>
              </table:table-cell>
              <table:table-cell office:value-type="float" office:value="359813.187223578">
                <text:p>359813.187223578</text:p>
              </table:table-cell>
              <table:table-cell office:value-type="float" office:value="301683">
                <text:p>30168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1.892675104999">
                <text:p>241.892675104999</text:p>
              </table:table-cell>
              <table:table-cell office:value-type="float" office:value="0.107514320001428">
                <text:p>0.107514320001428</text:p>
              </table:table-cell>
              <table:table-cell office:value-type="float" office:value="346600.726557763">
                <text:p>346600.726557763</text:p>
              </table:table-cell>
              <table:table-cell office:value-type="float" office:value="303518.782309388">
                <text:p>303518.782309388</text:p>
              </table:table-cell>
              <table:table-cell office:value-type="float" office:value="0">
                <text:p>0</text:p>
              </table:table-cell>
              <table:table-cell office:value-type="float" office:value="326182.367590289">
                <text:p>326182.367590289</text:p>
              </table:table-cell>
              <table:table-cell office:value-type="float" office:value="313938">
                <text:p>31393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2.094711074999">
                <text:p>242.094711074999</text:p>
              </table:table-cell>
              <table:table-cell office:value-type="float" office:value="0.10356804499861">
                <text:p>0.10356804499861</text:p>
              </table:table-cell>
              <table:table-cell office:value-type="float" office:value="346600.726557763">
                <text:p>346600.726557763</text:p>
              </table:table-cell>
              <table:table-cell office:value-type="float" office:value="309875.052948645">
                <text:p>309875.052948645</text:p>
              </table:table-cell>
              <table:table-cell office:value-type="float" office:value="0">
                <text:p>0</text:p>
              </table:table-cell>
              <table:table-cell office:value-type="float" office:value="304867.774999014">
                <text:p>304867.774999014</text:p>
              </table:table-cell>
              <table:table-cell office:value-type="float" office:value="375561">
                <text:p>37556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2.299551454">
                <text:p>242.299551454</text:p>
              </table:table-cell>
              <table:table-cell office:value-type="float" office:value="0.106178772000931">
                <text:p>0.106178772000931</text:p>
              </table:table-cell>
              <table:table-cell office:value-type="float" office:value="343134.719292185">
                <text:p>343134.719292185</text:p>
              </table:table-cell>
              <table:table-cell office:value-type="float" office:value="363350.037736757">
                <text:p>363350.037736757</text:p>
              </table:table-cell>
              <table:table-cell office:value-type="float" office:value="0">
                <text:p>0</text:p>
              </table:table-cell>
              <table:table-cell office:value-type="float" office:value="335088.259817699">
                <text:p>335088.259817699</text:p>
              </table:table-cell>
              <table:table-cell office:value-type="float" office:value="392057">
                <text:p>39205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2.502484945999">
                <text:p>242.502484945999</text:p>
              </table:table-cell>
              <table:table-cell office:value-type="float" office:value="0.109077932000218">
                <text:p>0.109077932000218</text:p>
              </table:table-cell>
              <table:table-cell office:value-type="float" office:value="339703.372099263">
                <text:p>339703.372099263</text:p>
              </table:table-cell>
              <table:table-cell office:value-type="float" office:value="323429.507932136">
                <text:p>323429.507932136</text:p>
              </table:table-cell>
              <table:table-cell office:value-type="float" office:value="0">
                <text:p>0</text:p>
              </table:table-cell>
              <table:table-cell office:value-type="float" office:value="331490.43788352">
                <text:p>331490.43788352</text:p>
              </table:table-cell>
              <table:table-cell office:value-type="float" office:value="338682">
                <text:p>33868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2.705659952">
                <text:p>242.705659952</text:p>
              </table:table-cell>
              <table:table-cell office:value-type="float" office:value="0.105004715000177">
                <text:p>0.105004715000177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21605.954349059">
                <text:p>321605.954349059</text:p>
              </table:table-cell>
              <table:table-cell office:value-type="float" office:value="0">
                <text:p>0</text:p>
              </table:table-cell>
              <table:table-cell office:value-type="float" office:value="332283.066356521">
                <text:p>332283.066356521</text:p>
              </table:table-cell>
              <table:table-cell office:value-type="float" office:value="287743">
                <text:p>28774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2.906848966999">
                <text:p>242.906848966999</text:p>
              </table:table-cell>
              <table:table-cell office:value-type="float" office:value="0.102709627000877">
                <text:p>0.102709627000877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280817.089890362">
                <text:p>280817.089890362</text:p>
              </table:table-cell>
              <table:table-cell office:value-type="float" office:value="0">
                <text:p>0</text:p>
              </table:table-cell>
              <table:table-cell office:value-type="float" office:value="306698.950009717">
                <text:p>306698.950009717</text:p>
              </table:table-cell>
              <table:table-cell office:value-type="float" office:value="308635">
                <text:p>30863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3.109132987">
                <text:p>243.109132987</text:p>
              </table:table-cell>
              <table:table-cell office:value-type="float" office:value="0.101743933999387">
                <text:p>0.101743933999387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03876.481312588">
                <text:p>303876.481312588</text:p>
              </table:table-cell>
              <table:table-cell office:value-type="float" office:value="0">
                <text:p>0</text:p>
              </table:table-cell>
              <table:table-cell office:value-type="float" office:value="293261.356916476">
                <text:p>293261.356916476</text:p>
              </table:table-cell>
              <table:table-cell office:value-type="float" office:value="368341">
                <text:p>36834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3.311180334">
                <text:p>243.311180334</text:p>
              </table:table-cell>
              <table:table-cell office:value-type="float" office:value="0.103772012000263">
                <text:p>0.103772012000263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67597.713399762">
                <text:p>367597.713399762</text:p>
              </table:table-cell>
              <table:table-cell office:value-type="float" office:value="0">
                <text:p>0</text:p>
              </table:table-cell>
              <table:table-cell office:value-type="float" office:value="337261.382881177">
                <text:p>337261.382881177</text:p>
              </table:table-cell>
              <table:table-cell office:value-type="float" office:value="382982">
                <text:p>38298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3.513548704999">
                <text:p>243.513548704999</text:p>
              </table:table-cell>
              <table:table-cell office:value-type="float" office:value="0.106354358000317">
                <text:p>0.106354358000317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72110.614744117">
                <text:p>372110.614744117</text:p>
              </table:table-cell>
              <table:table-cell office:value-type="float" office:value="0">
                <text:p>0</text:p>
              </table:table-cell>
              <table:table-cell office:value-type="float" office:value="364671.593286934">
                <text:p>364671.593286934</text:p>
              </table:table-cell>
              <table:table-cell office:value-type="float" office:value="331787">
                <text:p>33178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3.716583435998">
                <text:p>243.716583435998</text:p>
              </table:table-cell>
              <table:table-cell office:value-type="float" office:value="0.107837708999796">
                <text:p>0.107837708999796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12800.156871124">
                <text:p>312800.156871124</text:p>
              </table:table-cell>
              <table:table-cell office:value-type="float" office:value="0">
                <text:p>0</text:p>
              </table:table-cell>
              <table:table-cell office:value-type="float" office:value="338812.089355279">
                <text:p>338812.089355279</text:p>
              </table:table-cell>
              <table:table-cell office:value-type="float" office:value="286921">
                <text:p>28692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3.918448158">
                <text:p>243.918448158</text:p>
              </table:table-cell>
              <table:table-cell office:value-type="float" office:value="0.103511941999386">
                <text:p>0.103511941999386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281810.924052663">
                <text:p>281810.924052663</text:p>
              </table:table-cell>
              <table:table-cell office:value-type="float" office:value="0">
                <text:p>0</text:p>
              </table:table-cell>
              <table:table-cell office:value-type="float" office:value="306436.264804241">
                <text:p>306436.264804241</text:p>
              </table:table-cell>
              <table:table-cell office:value-type="float" office:value="311771">
                <text:p>31177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4.121157131">
                <text:p>244.121157131</text:p>
              </table:table-cell>
              <table:table-cell office:value-type="float" office:value="0.123810129000049">
                <text:p>0.123810129000049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243652.97641012">
                <text:p>243652.97641012</text:p>
              </table:table-cell>
              <table:table-cell office:value-type="float" office:value="0">
                <text:p>0</text:p>
              </table:table-cell>
              <table:table-cell office:value-type="float" office:value="229197.668681354">
                <text:p>229197.668681354</text:p>
              </table:table-cell>
              <table:table-cell office:value-type="float" office:value="371271">
                <text:p>37127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4.324504282999">
                <text:p>244.324504282999</text:p>
              </table:table-cell>
              <table:table-cell office:value-type="float" office:value="0.116386923000391">
                <text:p>0.116386923000391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53770.919402471">
                <text:p>353770.919402471</text:p>
              </table:table-cell>
              <table:table-cell office:value-type="float" office:value="0">
                <text:p>0</text:p>
              </table:table-cell>
              <table:table-cell office:value-type="float" office:value="318393.776652705">
                <text:p>318393.776652705</text:p>
              </table:table-cell>
              <table:table-cell office:value-type="float" office:value="381398">
                <text:p>38139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4.526756899999">
                <text:p>244.526756899999</text:p>
              </table:table-cell>
              <table:table-cell office:value-type="float" office:value="0.108304330000465">
                <text:p>0.108304330000465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64018.562280629">
                <text:p>364018.562280629</text:p>
              </table:table-cell>
              <table:table-cell office:value-type="float" office:value="0">
                <text:p>0</text:p>
              </table:table-cell>
              <table:table-cell office:value-type="float" office:value="367803.945345076">
                <text:p>367803.945345076</text:p>
              </table:table-cell>
              <table:table-cell office:value-type="float" office:value="327945">
                <text:p>32794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4.729168938">
                <text:p>244.729168938</text:p>
              </table:table-cell>
              <table:table-cell office:value-type="float" office:value="0.105158894999477">
                <text:p>0.105158894999477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21083.506915266">
                <text:p>321083.506915266</text:p>
              </table:table-cell>
              <table:table-cell office:value-type="float" office:value="0">
                <text:p>0</text:p>
              </table:table-cell>
              <table:table-cell office:value-type="float" office:value="346932.57078715">
                <text:p>346932.57078715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4.932401218999">
                <text:p>244.932401218999</text:p>
              </table:table-cell>
              <table:table-cell office:value-type="float" office:value="0.105473493000318">
                <text:p>0.105473493000318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276883.907107252">
                <text:p>276883.907107252</text:p>
              </table:table-cell>
              <table:table-cell office:value-type="float" office:value="0">
                <text:p>0</text:p>
              </table:table-cell>
              <table:table-cell office:value-type="float" office:value="295633.787984329">
                <text:p>295633.787984329</text:p>
              </table:table-cell>
              <table:table-cell office:value-type="float" office:value="315723">
                <text:p>31572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5.135086368">
                <text:p>245.135086368</text:p>
              </table:table-cell>
              <table:table-cell office:value-type="float" office:value="0.108038210000814">
                <text:p>0.108038210000814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08409.265056962">
                <text:p>308409.265056962</text:p>
              </table:table-cell>
              <table:table-cell office:value-type="float" office:value="0">
                <text:p>0</text:p>
              </table:table-cell>
              <table:table-cell office:value-type="float" office:value="293435.101570602">
                <text:p>293435.101570602</text:p>
              </table:table-cell>
              <table:table-cell office:value-type="float" office:value="374315">
                <text:p>37431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5.337241559999">
                <text:p>245.337241559999</text:p>
              </table:table-cell>
              <table:table-cell office:value-type="float" office:value="0.107772866000232">
                <text:p>0.107772866000232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66802.14365789">
                <text:p>366802.14365789</text:p>
              </table:table-cell>
              <table:table-cell office:value-type="float" office:value="0">
                <text:p>0</text:p>
              </table:table-cell>
              <table:table-cell office:value-type="float" office:value="336995.24075343">
                <text:p>336995.24075343</text:p>
              </table:table-cell>
              <table:table-cell office:value-type="float" office:value="379241">
                <text:p>37924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5.541143286">
                <text:p>245.541143286</text:p>
              </table:table-cell>
              <table:table-cell office:value-type="float" office:value="0.106330246000653">
                <text:p>0.106330246000653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74866.367866682">
                <text:p>374866.367866682</text:p>
              </table:table-cell>
              <table:table-cell office:value-type="float" office:value="0">
                <text:p>0</text:p>
              </table:table-cell>
              <table:table-cell office:value-type="float" office:value="372360.414772277">
                <text:p>372360.414772277</text:p>
              </table:table-cell>
              <table:table-cell office:value-type="float" office:value="323190">
                <text:p>32319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5.747895963999">
                <text:p>245.747895963999</text:p>
              </table:table-cell>
              <table:table-cell office:value-type="float" office:value="0.108684959001039">
                <text:p>0.108684959001039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05628.603340759">
                <text:p>305628.603340759</text:p>
              </table:table-cell>
              <table:table-cell office:value-type="float" office:value="0">
                <text:p>0</text:p>
              </table:table-cell>
              <table:table-cell office:value-type="float" office:value="334142.849563757">
                <text:p>334142.849563757</text:p>
              </table:table-cell>
              <table:table-cell office:value-type="float" office:value="285862">
                <text:p>28586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5.949796374">
                <text:p>245.949796374</text:p>
              </table:table-cell>
              <table:table-cell office:value-type="float" office:value="0.105246323999381">
                <text:p>0.105246323999381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271966.114057392">
                <text:p>271966.114057392</text:p>
              </table:table-cell>
              <table:table-cell office:value-type="float" office:value="0">
                <text:p>0</text:p>
              </table:table-cell>
              <table:table-cell office:value-type="float" office:value="290345.138295041">
                <text:p>290345.138295041</text:p>
              </table:table-cell>
              <table:table-cell office:value-type="float" office:value="320579">
                <text:p>32057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46.153000586999">
                <text:p>246.153000586999</text:p>
              </table:table-cell>
              <table:table-cell office:value-type="float" office:value="0.104287591000684">
                <text:p>0.104287591000684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23727.83175991">
                <text:p>323727.83175991</text:p>
              </table:table-cell>
              <table:table-cell office:value-type="float" office:value="0">
                <text:p>0</text:p>
              </table:table-cell>
              <table:table-cell office:value-type="float" office:value="298741.04772867">
                <text:p>298741.04772867</text:p>
              </table:table-cell>
              <table:table-cell office:value-type="float" office:value="377542">
                <text:p>37754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6.355264186999">
                <text:p>246.355264186999</text:p>
              </table:table-cell>
              <table:table-cell office:value-type="float" office:value="0.114392454999688">
                <text:p>0.114392454999688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54760.749069063">
                <text:p>354760.749069063</text:p>
              </table:table-cell>
              <table:table-cell office:value-type="float" office:value="0">
                <text:p>0</text:p>
              </table:table-cell>
              <table:table-cell office:value-type="float" office:value="334392.122202056">
                <text:p>334392.122202056</text:p>
              </table:table-cell>
              <table:table-cell office:value-type="float" office:value="376218">
                <text:p>37621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6.559259461999">
                <text:p>246.559259461999</text:p>
              </table:table-cell>
              <table:table-cell office:value-type="float" office:value="0.108249737000733">
                <text:p>0.108249737000733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70022.339168971">
                <text:p>370022.339168971</text:p>
              </table:table-cell>
              <table:table-cell office:value-type="float" office:value="0">
                <text:p>0</text:p>
              </table:table-cell>
              <table:table-cell office:value-type="float" office:value="372464.193584956">
                <text:p>372464.193584956</text:p>
              </table:table-cell>
              <table:table-cell office:value-type="float" office:value="317999">
                <text:p>31799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6.764013356998">
                <text:p>246.764013356998</text:p>
              </table:table-cell>
              <table:table-cell office:value-type="float" office:value="0.106293159000415">
                <text:p>0.106293159000415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07672.638974807">
                <text:p>307672.638974807</text:p>
              </table:table-cell>
              <table:table-cell office:value-type="float" office:value="0">
                <text:p>0</text:p>
              </table:table-cell>
              <table:table-cell office:value-type="float" office:value="339731.643858343">
                <text:p>339731.643858343</text:p>
              </table:table-cell>
              <table:table-cell office:value-type="float" office:value="286036">
                <text:p>28603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6.966489373999">
                <text:p>246.966489373999</text:p>
              </table:table-cell>
              <table:table-cell office:value-type="float" office:value="0.103712255000573">
                <text:p>0.103712255000573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284542.173019386">
                <text:p>284542.173019386</text:p>
              </table:table-cell>
              <table:table-cell office:value-type="float" office:value="0">
                <text:p>0</text:p>
              </table:table-cell>
              <table:table-cell office:value-type="float" office:value="297139.59820752">
                <text:p>297139.59820752</text:p>
              </table:table-cell>
              <table:table-cell office:value-type="float" office:value="325676">
                <text:p>32567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7.169057715">
                <text:p>247.169057715</text:p>
              </table:table-cell>
              <table:table-cell office:value-type="float" office:value="0.103239227999438">
                <text:p>0.103239227999438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27692.792867866">
                <text:p>327692.792867866</text:p>
              </table:table-cell>
              <table:table-cell office:value-type="float" office:value="0">
                <text:p>0</text:p>
              </table:table-cell>
              <table:table-cell office:value-type="float" office:value="299591.118297235">
                <text:p>299591.118297235</text:p>
              </table:table-cell>
              <table:table-cell office:value-type="float" office:value="380263">
                <text:p>38026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7.370791702999">
                <text:p>247.370791702999</text:p>
              </table:table-cell>
              <table:table-cell office:value-type="float" office:value="0.105108015999576">
                <text:p>0.105108015999576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64307.382396225">
                <text:p>364307.382396225</text:p>
              </table:table-cell>
              <table:table-cell office:value-type="float" office:value="0">
                <text:p>0</text:p>
              </table:table-cell>
              <table:table-cell office:value-type="float" office:value="346305.319434044">
                <text:p>346305.319434044</text:p>
              </table:table-cell>
              <table:table-cell office:value-type="float" office:value="372874">
                <text:p>37287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7.572801025999">
                <text:p>247.572801025999</text:p>
              </table:table-cell>
              <table:table-cell office:value-type="float" office:value="0.115095170998757">
                <text:p>0.115095170998757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231759.454939184">
                <text:p>231759.454939184</text:p>
              </table:table-cell>
              <table:table-cell office:value-type="float" office:value="17703.4445158934">
                <text:p>17703.4445158934</text:p>
              </table:table-cell>
              <table:table-cell office:value-type="float" office:value="293397.456315023">
                <text:p>293397.456315023</text:p>
              </table:table-cell>
              <table:table-cell office:value-type="float" office:value="313815">
                <text:p>31381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7.775101263">
                <text:p>247.775101263</text:p>
              </table:table-cell>
              <table:table-cell office:value-type="float" office:value="0.10426548400028">
                <text:p>0.10426548400028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287498.343021738">
                <text:p>287498.343021738</text:p>
              </table:table-cell>
              <table:table-cell office:value-type="float" office:value="0">
                <text:p>0</text:p>
              </table:table-cell>
              <table:table-cell office:value-type="float" office:value="238907.983741981">
                <text:p>238907.983741981</text:p>
              </table:table-cell>
              <table:table-cell office:value-type="float" office:value="286523">
                <text:p>28652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7.978540541999">
                <text:p>247.978540541999</text:p>
              </table:table-cell>
              <table:table-cell office:value-type="float" office:value="0.103720400000384">
                <text:p>0.103720400000384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282705.695010697">
                <text:p>282705.695010697</text:p>
              </table:table-cell>
              <table:table-cell office:value-type="float" office:value="0">
                <text:p>0</text:p>
              </table:table-cell>
              <table:table-cell office:value-type="float" office:value="296589.672244253">
                <text:p>296589.672244253</text:p>
              </table:table-cell>
              <table:table-cell office:value-type="float" office:value="329756">
                <text:p>32975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48.182712492">
                <text:p>248.182712492</text:p>
              </table:table-cell>
              <table:table-cell office:value-type="float" office:value="0.103601748000074">
                <text:p>0.103601748000074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43534.725521811">
                <text:p>343534.725521811</text:p>
              </table:table-cell>
              <table:table-cell office:value-type="float" office:value="0">
                <text:p>0</text:p>
              </table:table-cell>
              <table:table-cell office:value-type="float" office:value="313165.358017356">
                <text:p>313165.358017356</text:p>
              </table:table-cell>
              <table:table-cell office:value-type="float" office:value="382142">
                <text:p>38214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8.383010046">
                <text:p>248.383010046</text:p>
              </table:table-cell>
              <table:table-cell office:value-type="float" office:value="0.10607795299984">
                <text:p>0.10607795299984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67265.294469762">
                <text:p>367265.294469762</text:p>
              </table:table-cell>
              <table:table-cell office:value-type="float" office:value="0">
                <text:p>0</text:p>
              </table:table-cell>
              <table:table-cell office:value-type="float" office:value="353231.986207798">
                <text:p>353231.986207798</text:p>
              </table:table-cell>
              <table:table-cell office:value-type="float" office:value="370137">
                <text:p>37013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8.584318484">
                <text:p>248.584318484</text:p>
              </table:table-cell>
              <table:table-cell office:value-type="float" office:value="0.103166650998901">
                <text:p>0.103166650998901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69118.438612352">
                <text:p>369118.438612352</text:p>
              </table:table-cell>
              <table:table-cell office:value-type="float" office:value="0">
                <text:p>0</text:p>
              </table:table-cell>
              <table:table-cell office:value-type="float" office:value="370359.890329045">
                <text:p>370359.890329045</text:p>
              </table:table-cell>
              <table:table-cell office:value-type="float" office:value="310616">
                <text:p>31061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8.787458610999">
                <text:p>248.787458610999</text:p>
              </table:table-cell>
              <table:table-cell office:value-type="float" office:value="0.104048285000317">
                <text:p>0.104048285000317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303951.063658813">
                <text:p>303951.063658813</text:p>
              </table:table-cell>
              <table:table-cell office:value-type="float" office:value="0">
                <text:p>0</text:p>
              </table:table-cell>
              <table:table-cell office:value-type="float" office:value="337153.315579573">
                <text:p>337153.315579573</text:p>
              </table:table-cell>
              <table:table-cell office:value-type="float" office:value="287256">
                <text:p>28725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8.993114109999">
                <text:p>248.993114109999</text:p>
              </table:table-cell>
              <table:table-cell office:value-type="float" office:value="0.117225293000956">
                <text:p>0.117225293000956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264760.703124519">
                <text:p>264760.703124519</text:p>
              </table:table-cell>
              <table:table-cell office:value-type="float" office:value="0">
                <text:p>0</text:p>
              </table:table-cell>
              <table:table-cell office:value-type="float" office:value="274334.568337217">
                <text:p>274334.568337217</text:p>
              </table:table-cell>
              <table:table-cell office:value-type="float" office:value="334355">
                <text:p>33435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9.409808487">
                <text:p>249.409808487</text:p>
              </table:table-cell>
              <table:table-cell office:value-type="float" office:value="0.460594935999325">
                <text:p>0.460594935999325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120837.550815248">
                <text:p>120837.550815248</text:p>
              </table:table-cell>
              <table:table-cell office:value-type="float" office:value="0">
                <text:p>0</text:p>
              </table:table-cell>
              <table:table-cell office:value-type="float" office:value="96542.3203382615">
                <text:p>96542.3203382615</text:p>
              </table:table-cell>
              <table:table-cell office:value-type="float" office:value="363185">
                <text:p>36318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49.612929917999">
                <text:p>249.612929917999</text:p>
              </table:table-cell>
              <table:table-cell office:value-type="float" office:value="0.103733582998757">
                <text:p>0.103733582998757</text:p>
              </table:table-cell>
              <table:table-cell office:value-type="float" office:value="336306.338378271">
                <text:p>336306.338378271</text:p>
              </table:table-cell>
              <table:table-cell office:value-type="float" office:value="297143.167373309">
                <text:p>297143.167373309</text:p>
              </table:table-cell>
              <table:table-cell office:value-type="float" office:value="32806.9950176505">
                <text:p>32806.9950176505</text:p>
              </table:table-cell>
              <table:table-cell office:value-type="float" office:value="252345.628343312">
                <text:p>252345.628343312</text:p>
              </table:table-cell>
              <table:table-cell office:value-type="float" office:value="303397">
                <text:p>30339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9.815481156">
                <text:p>249.815481156</text:p>
              </table:table-cell>
              <table:table-cell office:value-type="float" office:value="0.102643301001081">
                <text:p>0.102643301001081</text:p>
              </table:table-cell>
              <table:table-cell office:value-type="float" office:value="332943.274994488">
                <text:p>332943.274994488</text:p>
              </table:table-cell>
              <table:table-cell office:value-type="float" office:value="289482.527703386">
                <text:p>289482.527703386</text:p>
              </table:table-cell>
              <table:table-cell office:value-type="float" office:value="0">
                <text:p>0</text:p>
              </table:table-cell>
              <table:table-cell office:value-type="float" office:value="318061.237529846">
                <text:p>318061.237529846</text:p>
              </table:table-cell>
              <table:table-cell office:value-type="float" office:value="287256">
                <text:p>28725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50.019648239">
                <text:p>250.019648239</text:p>
              </table:table-cell>
              <table:table-cell office:value-type="float" office:value="0.104416096000932">
                <text:p>0.104416096000932</text:p>
              </table:table-cell>
              <table:table-cell office:value-type="float" office:value="329613.842244543">
                <text:p>329613.842244543</text:p>
              </table:table-cell>
              <table:table-cell office:value-type="float" office:value="283321.995967672">
                <text:p>283321.995967672</text:p>
              </table:table-cell>
              <table:table-cell office:value-type="float" office:value="0">
                <text:p>0</text:p>
              </table:table-cell>
              <table:table-cell office:value-type="float" office:value="293523.90085444">
                <text:p>293523.90085444</text:p>
              </table:table-cell>
              <table:table-cell office:value-type="float" office:value="335266">
                <text:p>33526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50.224460771999">
                <text:p>250.224460771999</text:p>
              </table:table-cell>
              <table:table-cell office:value-type="float" office:value="0.106276414000604">
                <text:p>0.106276414000604</text:p>
              </table:table-cell>
              <table:table-cell office:value-type="float" office:value="326317.703822098">
                <text:p>326317.703822098</text:p>
              </table:table-cell>
              <table:table-cell office:value-type="float" office:value="343512.229728276">
                <text:p>343512.229728276</text:p>
              </table:table-cell>
              <table:table-cell office:value-type="float" office:value="0">
                <text:p>0</text:p>
              </table:table-cell>
              <table:table-cell office:value-type="float" office:value="308403.088620857">
                <text:p>308403.088620857</text:p>
              </table:table-cell>
              <table:table-cell office:value-type="float" office:value="374578">
                <text:p>37457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50.426431131998">
                <text:p>250.426431131998</text:p>
              </table:table-cell>
              <table:table-cell office:value-type="float" office:value="0.106860402998791">
                <text:p>0.106860402998791</text:p>
              </table:table-cell>
              <table:table-cell office:value-type="float" office:value="323054.526783877">
                <text:p>323054.526783877</text:p>
              </table:table-cell>
              <table:table-cell office:value-type="float" office:value="363539.990619607">
                <text:p>363539.990619607</text:p>
              </table:table-cell>
              <table:table-cell office:value-type="float" office:value="0">
                <text:p>0</text:p>
              </table:table-cell>
              <table:table-cell office:value-type="float" office:value="354449.899882951">
                <text:p>354449.899882951</text:p>
              </table:table-cell>
              <table:table-cell office:value-type="float" office:value="344598">
                <text:p>34459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50.630779797999">
                <text:p>250.630779797999</text:p>
              </table:table-cell>
              <table:table-cell office:value-type="float" office:value="0.105312650000997">
                <text:p>0.105312650000997</text:p>
              </table:table-cell>
              <table:table-cell office:value-type="float" office:value="319823.981516038">
                <text:p>319823.981516038</text:p>
              </table:table-cell>
              <table:table-cell office:value-type="float" office:value="341389.566263574">
                <text:p>341389.566263574</text:p>
              </table:table-cell>
              <table:table-cell office:value-type="float" office:value="0">
                <text:p>0</text:p>
              </table:table-cell>
              <table:table-cell office:value-type="float" office:value="357391.656889642">
                <text:p>357391.656889642</text:p>
              </table:table-cell>
              <table:table-cell office:value-type="float" office:value="284702">
                <text:p>28470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50.834255997999">
                <text:p>250.834255997999</text:p>
              </table:table-cell>
              <table:table-cell office:value-type="float" office:value="0.103981415999442">
                <text:p>0.103981415999442</text:p>
              </table:table-cell>
              <table:table-cell office:value-type="float" office:value="316625.741700877">
                <text:p>316625.741700877</text:p>
              </table:table-cell>
              <table:table-cell office:value-type="float" office:value="279294.47488996">
                <text:p>279294.47488996</text:p>
              </table:table-cell>
              <table:table-cell office:value-type="float" office:value="0">
                <text:p>0</text:p>
              </table:table-cell>
              <table:table-cell office:value-type="float" office:value="310649.95047977">
                <text:p>310649.95047977</text:p>
              </table:table-cell>
              <table:table-cell office:value-type="float" office:value="275628">
                <text:p>27562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51.038451248">
                <text:p>251.038451248</text:p>
              </table:table-cell>
              <table:table-cell office:value-type="float" office:value="0.10504119899997">
                <text:p>0.10504119899997</text:p>
              </table:table-cell>
              <table:table-cell office:value-type="float" office:value="316625.741700877">
                <text:p>316625.741700877</text:p>
              </table:table-cell>
              <table:table-cell office:value-type="float" office:value="278090.982185723">
                <text:p>278090.982185723</text:p>
              </table:table-cell>
              <table:table-cell office:value-type="float" office:value="0">
                <text:p>0</text:p>
              </table:table-cell>
              <table:table-cell office:value-type="float" office:value="275357.591080064">
                <text:p>275357.591080064</text:p>
              </table:table-cell>
              <table:table-cell office:value-type="float" office:value="327794">
                <text:p>32779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51.240509015999">
                <text:p>251.240509015999</text:p>
              </table:table-cell>
              <table:table-cell office:value-type="float" office:value="0.103034869000112">
                <text:p>0.103034869000112</text:p>
              </table:table-cell>
              <table:table-cell office:value-type="float" office:value="316625.741700877">
                <text:p>316625.741700877</text:p>
              </table:table-cell>
              <table:table-cell office:value-type="float" office:value="331531.70363543">
                <text:p>331531.70363543</text:p>
              </table:table-cell>
              <table:table-cell office:value-type="float" office:value="0">
                <text:p>0</text:p>
              </table:table-cell>
              <table:table-cell office:value-type="float" office:value="302295.812211292">
                <text:p>302295.812211292</text:p>
              </table:table-cell>
              <table:table-cell office:value-type="float" office:value="364020">
                <text:p>36402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51.442113267">
                <text:p>251.442113267</text:p>
              </table:table-cell>
              <table:table-cell office:value-type="float" office:value="0.102902066999377">
                <text:p>0.102902066999377</text:p>
              </table:table-cell>
              <table:table-cell office:value-type="float" office:value="316625.741700877">
                <text:p>316625.741700877</text:p>
              </table:table-cell>
              <table:table-cell office:value-type="float" office:value="353318.770705919">
                <text:p>353318.770705919</text:p>
              </table:table-cell>
              <table:table-cell office:value-type="float" office:value="0">
                <text:p>0</text:p>
              </table:table-cell>
              <table:table-cell office:value-type="float" office:value="343349.026879685">
                <text:p>343349.026879685</text:p>
              </table:table-cell>
              <table:table-cell office:value-type="float" office:value="333549">
                <text:p>33354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51.644379468">
                <text:p>251.644379468</text:p>
              </table:table-cell>
              <table:table-cell office:value-type="float" office:value="0.104503781998574">
                <text:p>0.104503781998574</text:p>
              </table:table-cell>
              <table:table-cell office:value-type="float" office:value="316625.741700877">
                <text:p>316625.741700877</text:p>
              </table:table-cell>
              <table:table-cell office:value-type="float" office:value="326147.549281418">
                <text:p>326147.549281418</text:p>
              </table:table-cell>
              <table:table-cell office:value-type="float" office:value="0">
                <text:p>0</text:p>
              </table:table-cell>
              <table:table-cell office:value-type="float" office:value="345686.728059984">
                <text:p>345686.728059984</text:p>
              </table:table-cell>
              <table:table-cell office:value-type="float" office:value="279197">
                <text:p>27919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51.84615634">
                <text:p>251.84615634</text:p>
              </table:table-cell>
              <table:table-cell office:value-type="float" office:value="0.1024057980012">
                <text:p>0.1024057980012</text:p>
              </table:table-cell>
              <table:table-cell office:value-type="float" office:value="316625.741700877">
                <text:p>316625.741700877</text:p>
              </table:table-cell>
              <table:table-cell office:value-type="float" office:value="266869.503303779">
                <text:p>266869.503303779</text:p>
              </table:table-cell>
              <table:table-cell office:value-type="float" office:value="0">
                <text:p>0</text:p>
              </table:table-cell>
              <table:table-cell office:value-type="float" office:value="289631.168517274">
                <text:p>289631.168517274</text:p>
              </table:table-cell>
              <table:table-cell office:value-type="float" office:value="277649">
                <text:p>27764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52.05063733">
                <text:p>252.05063733</text:p>
              </table:table-cell>
              <table:table-cell office:value-type="float" office:value="0.102067207999426">
                <text:p>0.102067207999426</text:p>
              </table:table-cell>
              <table:table-cell office:value-type="float" office:value="316625.741700877">
                <text:p>316625.741700877</text:p>
              </table:table-cell>
              <table:table-cell office:value-type="float" office:value="277597.781124412">
                <text:p>277597.781124412</text:p>
              </table:table-cell>
              <table:table-cell office:value-type="float" office:value="0">
                <text:p>0</text:p>
              </table:table-cell>
              <table:table-cell office:value-type="float" office:value="276544.660856141">
                <text:p>276544.660856141</text:p>
              </table:table-cell>
              <table:table-cell office:value-type="float" office:value="331688">
                <text:p>33168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52.254803385998">
                <text:p>252.254803385998</text:p>
              </table:table-cell>
              <table:table-cell office:value-type="float" office:value="0.103603540999757">
                <text:p>0.103603540999757</text:p>
              </table:table-cell>
              <table:table-cell office:value-type="float" office:value="316625.741700877">
                <text:p>316625.741700877</text:p>
              </table:table-cell>
              <table:table-cell office:value-type="float" office:value="337193.751802104">
                <text:p>337193.751802104</text:p>
              </table:table-cell>
              <table:table-cell office:value-type="float" office:value="0">
                <text:p>0</text:p>
              </table:table-cell>
              <table:table-cell office:value-type="float" office:value="309524.217211171">
                <text:p>309524.217211171</text:p>
              </table:table-cell>
              <table:table-cell office:value-type="float" office:value="364090">
                <text:p>36409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52.455985326">
                <text:p>252.455985326</text:p>
              </table:table-cell>
              <table:table-cell office:value-type="float" office:value="0.104008526999678">
                <text:p>0.104008526999678</text:p>
              </table:table-cell>
              <table:table-cell office:value-type="float" office:value="316625.741700877">
                <text:p>316625.741700877</text:p>
              </table:table-cell>
              <table:table-cell office:value-type="float" office:value="364267.658629155">
                <text:p>364267.658629155</text:p>
              </table:table-cell>
              <table:table-cell office:value-type="float" office:value="0">
                <text:p>0</text:p>
              </table:table-cell>
              <table:table-cell office:value-type="float" office:value="347731.750261167">
                <text:p>347731.750261167</text:p>
              </table:table-cell>
              <table:table-cell office:value-type="float" office:value="329391">
                <text:p>32939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52.658445346">
                <text:p>252.658445346</text:p>
              </table:table-cell>
              <table:table-cell office:value-type="float" office:value="0.104734997999913">
                <text:p>0.104734997999913</text:p>
              </table:table-cell>
              <table:table-cell office:value-type="float" office:value="316625.741700877">
                <text:p>316625.741700877</text:p>
              </table:table-cell>
              <table:table-cell office:value-type="float" office:value="319052.906157487">
                <text:p>319052.906157487</text:p>
              </table:table-cell>
              <table:table-cell office:value-type="float" office:value="0">
                <text:p>0</text:p>
              </table:table-cell>
              <table:table-cell office:value-type="float" office:value="336761.056409348">
                <text:p>336761.056409348</text:p>
              </table:table-cell>
              <table:table-cell office:value-type="float" office:value="276656">
                <text:p>27665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52.860412878999">
                <text:p>252.860412878999</text:p>
              </table:table-cell>
              <table:table-cell office:value-type="float" office:value="0.102573555001072">
                <text:p>0.102573555001072</text:p>
              </table:table-cell>
              <table:table-cell office:value-type="float" office:value="316625.741700877">
                <text:p>316625.741700877</text:p>
              </table:table-cell>
              <table:table-cell office:value-type="float" office:value="264977.699359389">
                <text:p>264977.699359389</text:p>
              </table:table-cell>
              <table:table-cell office:value-type="float" office:value="0">
                <text:p>0</text:p>
              </table:table-cell>
              <table:table-cell office:value-type="float" office:value="293115.076924632">
                <text:p>293115.076924632</text:p>
              </table:table-cell>
              <table:table-cell office:value-type="float" office:value="280252">
                <text:p>28025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53.062802723">
                <text:p>253.062802723</text:p>
              </table:table-cell>
              <table:table-cell office:value-type="float" office:value="0.102125522000279">
                <text:p>0.102125522000279</text:p>
              </table:table-cell>
              <table:table-cell office:value-type="float" office:value="316625.741700877">
                <text:p>316625.741700877</text:p>
              </table:table-cell>
              <table:table-cell office:value-type="float" office:value="278696.552786592">
                <text:p>278696.552786592</text:p>
              </table:table-cell>
              <table:table-cell office:value-type="float" office:value="0">
                <text:p>0</text:p>
              </table:table-cell>
              <table:table-cell office:value-type="float" office:value="276248.981138766">
                <text:p>276248.981138766</text:p>
              </table:table-cell>
              <table:table-cell office:value-type="float" office:value="335081">
                <text:p>33508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53.266109852">
                <text:p>253.266109852</text:p>
              </table:table-cell>
              <table:table-cell office:value-type="float" office:value="0.104332904998955">
                <text:p>0.104332904998955</text:p>
              </table:table-cell>
              <table:table-cell office:value-type="float" office:value="316625.741700877">
                <text:p>316625.741700877</text:p>
              </table:table-cell>
              <table:table-cell office:value-type="float" office:value="334046.579012604">
                <text:p>334046.579012604</text:p>
              </table:table-cell>
              <table:table-cell office:value-type="float" office:value="0">
                <text:p>0</text:p>
              </table:table-cell>
              <table:table-cell office:value-type="float" office:value="305452.961027603">
                <text:p>305452.961027603</text:p>
              </table:table-cell>
              <table:table-cell office:value-type="float" office:value="363854">
                <text:p>36385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53.467000462999">
                <text:p>253.467000462999</text:p>
              </table:table-cell>
              <table:table-cell office:value-type="float" office:value="0.105733546999545">
                <text:p>0.105733546999545</text:p>
              </table:table-cell>
              <table:table-cell office:value-type="float" office:value="316625.741700877">
                <text:p>316625.741700877</text:p>
              </table:table-cell>
              <table:table-cell office:value-type="float" office:value="251228.225769786">
                <text:p>251228.225769786</text:p>
              </table:table-cell>
              <table:table-cell office:value-type="float" office:value="46672.2722018973">
                <text:p>46672.2722018973</text:p>
              </table:table-cell>
              <table:table-cell office:value-type="float" office:value="262251.994569764">
                <text:p>262251.994569764</text:p>
              </table:table-cell>
              <table:table-cell office:value-type="float" office:value="326289">
                <text:p>32628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53.670230330999">
                <text:p>253.670230330999</text:p>
              </table:table-cell>
              <table:table-cell office:value-type="float" office:value="0.10248511699865">
                <text:p>0.10248511699865</text:p>
              </table:table-cell>
              <table:table-cell office:value-type="float" office:value="313459.484283869">
                <text:p>313459.484283869</text:p>
              </table:table-cell>
              <table:table-cell office:value-type="float" office:value="301162.055603307">
                <text:p>301162.055603307</text:p>
              </table:table-cell>
              <table:table-cell office:value-type="float" office:value="0">
                <text:p>0</text:p>
              </table:table-cell>
              <table:table-cell office:value-type="float" office:value="247952.889065085">
                <text:p>247952.889065085</text:p>
              </table:table-cell>
              <table:table-cell office:value-type="float" office:value="272119">
                <text:p>27211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53.872660428">
                <text:p>253.872660428</text:p>
              </table:table-cell>
              <table:table-cell office:value-type="float" office:value="0.102205544000753">
                <text:p>0.102205544000753</text:p>
              </table:table-cell>
              <table:table-cell office:value-type="float" office:value="310324.88944103">
                <text:p>310324.88944103</text:p>
              </table:table-cell>
              <table:table-cell office:value-type="float" office:value="275907.055991968">
                <text:p>275907.055991968</text:p>
              </table:table-cell>
              <table:table-cell office:value-type="float" office:value="0">
                <text:p>0</text:p>
              </table:table-cell>
              <table:table-cell office:value-type="float" office:value="303551.959278614">
                <text:p>303551.959278614</text:p>
              </table:table-cell>
              <table:table-cell office:value-type="float" office:value="277081">
                <text:p>27708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54.076005252999">
                <text:p>254.076005252999</text:p>
              </table:table-cell>
              <table:table-cell office:value-type="float" office:value="0.102099824000106">
                <text:p>0.102099824000106</text:p>
              </table:table-cell>
              <table:table-cell office:value-type="float" office:value="307221.64054662">
                <text:p>307221.64054662</text:p>
              </table:table-cell>
              <table:table-cell office:value-type="float" office:value="273094.083739504">
                <text:p>273094.083739504</text:p>
              </table:table-cell>
              <table:table-cell office:value-type="float" office:value="0">
                <text:p>0</text:p>
              </table:table-cell>
              <table:table-cell office:value-type="float" office:value="273011.409301024">
                <text:p>273011.409301024</text:p>
              </table:table-cell>
              <table:table-cell office:value-type="float" office:value="328572">
                <text:p>32857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54.280023698">
                <text:p>254.280023698</text:p>
              </table:table-cell>
              <table:table-cell office:value-type="float" office:value="0.103170610998859">
                <text:p>0.103170610998859</text:p>
              </table:table-cell>
              <table:table-cell office:value-type="float" office:value="307221.64054662">
                <text:p>307221.64054662</text:p>
              </table:table-cell>
              <table:table-cell office:value-type="float" office:value="331689.847179897">
                <text:p>331689.847179897</text:p>
              </table:table-cell>
              <table:table-cell office:value-type="float" office:value="0">
                <text:p>0</text:p>
              </table:table-cell>
              <table:table-cell office:value-type="float" office:value="302962.521152417">
                <text:p>302962.521152417</text:p>
              </table:table-cell>
              <table:table-cell office:value-type="float" office:value="352451">
                <text:p>35245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54.484327577999">
                <text:p>254.484327577999</text:p>
              </table:table-cell>
              <table:table-cell office:value-type="float" office:value="0.104412058999515">
                <text:p>0.104412058999515</text:p>
              </table:table-cell>
              <table:table-cell office:value-type="float" office:value="304149.424141153">
                <text:p>304149.424141153</text:p>
              </table:table-cell>
              <table:table-cell office:value-type="float" office:value="355450.072530084">
                <text:p>355450.072530084</text:p>
              </table:table-cell>
              <table:table-cell office:value-type="float" office:value="0">
                <text:p>0</text:p>
              </table:table-cell>
              <table:table-cell office:value-type="float" office:value="343263.758230992">
                <text:p>343263.758230992</text:p>
              </table:table-cell>
              <table:table-cell office:value-type="float" office:value="308422">
                <text:p>30842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54.688071008999">
                <text:p>254.688071008999</text:p>
              </table:table-cell>
              <table:table-cell office:value-type="float" office:value="0.101468353999735">
                <text:p>0.101468353999735</text:p>
              </table:table-cell>
              <table:table-cell office:value-type="float" office:value="301107.929899742">
                <text:p>301107.929899742</text:p>
              </table:table-cell>
              <table:table-cell office:value-type="float" office:value="311123.304768011">
                <text:p>311123.304768011</text:p>
              </table:table-cell>
              <table:table-cell office:value-type="float" office:value="0">
                <text:p>0</text:p>
              </table:table-cell>
              <table:table-cell office:value-type="float" office:value="333592.890273046">
                <text:p>333592.890273046</text:p>
              </table:table-cell>
              <table:table-cell office:value-type="float" office:value="259239">
                <text:p>25923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54.891340786999">
                <text:p>254.891340786999</text:p>
              </table:table-cell>
              <table:table-cell office:value-type="float" office:value="0.105970357000842">
                <text:p>0.105970357000842</text:p>
              </table:table-cell>
              <table:table-cell office:value-type="float" office:value="298096.850600744">
                <text:p>298096.850600744</text:p>
              </table:table-cell>
              <table:table-cell office:value-type="float" office:value="241931.902921762">
                <text:p>241931.902921762</text:p>
              </table:table-cell>
              <table:table-cell office:value-type="float" office:value="0">
                <text:p>0</text:p>
              </table:table-cell>
              <table:table-cell office:value-type="float" office:value="267031.760376941">
                <text:p>267031.760376941</text:p>
              </table:table-cell>
              <table:table-cell office:value-type="float" office:value="270045">
                <text:p>27004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55.093759752999">
                <text:p>255.093759752999</text:p>
              </table:table-cell>
              <table:table-cell office:value-type="float" office:value="0.105379227999947">
                <text:p>0.105379227999947</text:p>
              </table:table-cell>
              <table:table-cell office:value-type="float" office:value="295115.882094737">
                <text:p>295115.882094737</text:p>
              </table:table-cell>
              <table:table-cell office:value-type="float" office:value="208262.781900916">
                <text:p>208262.781900916</text:p>
              </table:table-cell>
              <table:table-cell office:value-type="float" office:value="19481.9239679491">
                <text:p>19481.9239679491</text:p>
              </table:table-cell>
              <table:table-cell office:value-type="float" office:value="189991.375396184">
                <text:p>189991.375396184</text:p>
              </table:table-cell>
              <table:table-cell office:value-type="float" office:value="319796">
                <text:p>31979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55.298121549999">
                <text:p>255.298121549999</text:p>
              </table:table-cell>
              <table:table-cell office:value-type="float" office:value="0.10668528899987">
                <text:p>0.10668528899987</text:p>
              </table:table-cell>
              <table:table-cell office:value-type="float" office:value="292164.72327379">
                <text:p>292164.72327379</text:p>
              </table:table-cell>
              <table:table-cell office:value-type="float" office:value="315308.343978249">
                <text:p>315308.343978249</text:p>
              </table:table-cell>
              <table:table-cell office:value-type="float" office:value="0">
                <text:p>0</text:p>
              </table:table-cell>
              <table:table-cell office:value-type="float" office:value="276120.250980009">
                <text:p>276120.250980009</text:p>
              </table:table-cell>
              <table:table-cell office:value-type="float" office:value="334095">
                <text:p>33409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55.500013397999">
                <text:p>255.500013397999</text:p>
              </table:table-cell>
              <table:table-cell office:value-type="float" office:value="0.104744998001479">
                <text:p>0.104744998001479</text:p>
              </table:table-cell>
              <table:table-cell office:value-type="float" office:value="289243.076041052">
                <text:p>289243.076041052</text:p>
              </table:table-cell>
              <table:table-cell office:value-type="float" office:value="325049.305962224">
                <text:p>325049.305962224</text:p>
              </table:table-cell>
              <table:table-cell office:value-type="float" office:value="0">
                <text:p>0</text:p>
              </table:table-cell>
              <table:table-cell office:value-type="float" office:value="328093.356582216">
                <text:p>328093.356582216</text:p>
              </table:table-cell>
              <table:table-cell office:value-type="float" office:value="289260">
                <text:p>28926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55.702724449">
                <text:p>255.702724449</text:p>
              </table:table-cell>
              <table:table-cell office:value-type="float" office:value="0.103840644000229">
                <text:p>0.103840644000229</text:p>
              </table:table-cell>
              <table:table-cell office:value-type="float" office:value="286350.645280641">
                <text:p>286350.645280641</text:p>
              </table:table-cell>
              <table:table-cell office:value-type="float" office:value="288636.879787647">
                <text:p>288636.879787647</text:p>
              </table:table-cell>
              <table:table-cell office:value-type="float" office:value="0">
                <text:p>0</text:p>
              </table:table-cell>
              <table:table-cell office:value-type="float" office:value="311992.358169537">
                <text:p>311992.358169537</text:p>
              </table:table-cell>
              <table:table-cell office:value-type="float" office:value="245282">
                <text:p>24528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55.904701993999">
                <text:p>255.904701993999</text:p>
              </table:table-cell>
              <table:table-cell office:value-type="float" office:value="0.102636308000001">
                <text:p>0.102636308000001</text:p>
              </table:table-cell>
              <table:table-cell office:value-type="float" office:value="283487.138827835">
                <text:p>283487.138827835</text:p>
              </table:table-cell>
              <table:table-cell office:value-type="float" office:value="235796.219758744">
                <text:p>235796.219758744</text:p>
              </table:table-cell>
              <table:table-cell office:value-type="float" office:value="0">
                <text:p>0</text:p>
              </table:table-cell>
              <table:table-cell office:value-type="float" office:value="256281.665747751">
                <text:p>256281.665747751</text:p>
              </table:table-cell>
              <table:table-cell office:value-type="float" office:value="259444">
                <text:p>25944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56.107339328999">
                <text:p>256.107339328999</text:p>
              </table:table-cell>
              <table:table-cell office:value-type="float" office:value="0.103270517998681">
                <text:p>0.103270517998681</text:p>
              </table:table-cell>
              <table:table-cell office:value-type="float" office:value="280652.267439556">
                <text:p>280652.267439556</text:p>
              </table:table-cell>
              <table:table-cell office:value-type="float" office:value="255947.834863091">
                <text:p>255947.834863091</text:p>
              </table:table-cell>
              <table:table-cell office:value-type="float" office:value="0">
                <text:p>0</text:p>
              </table:table-cell>
              <table:table-cell office:value-type="float" office:value="246327.620220377">
                <text:p>246327.620220377</text:p>
              </table:table-cell>
              <table:table-cell office:value-type="float" office:value="306810">
                <text:p>30681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56.310293499999">
                <text:p>256.310293499999</text:p>
              </table:table-cell>
              <table:table-cell office:value-type="float" office:value="0.104528227999253">
                <text:p>0.104528227999253</text:p>
              </table:table-cell>
              <table:table-cell office:value-type="float" office:value="277845.744765161">
                <text:p>277845.744765161</text:p>
              </table:table-cell>
              <table:table-cell office:value-type="float" office:value="308414.584007507">
                <text:p>308414.584007507</text:p>
              </table:table-cell>
              <table:table-cell office:value-type="float" office:value="0">
                <text:p>0</text:p>
              </table:table-cell>
              <table:table-cell office:value-type="float" office:value="279978.58514085">
                <text:p>279978.58514085</text:p>
              </table:table-cell>
              <table:table-cell office:value-type="float" office:value="316693">
                <text:p>31669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56.513055526999">
                <text:p>256.513055526999</text:p>
              </table:table-cell>
              <table:table-cell office:value-type="float" office:value="0.104199621999214">
                <text:p>0.104199621999214</text:p>
              </table:table-cell>
              <table:table-cell office:value-type="float" office:value="275067.287317509">
                <text:p>275067.287317509</text:p>
              </table:table-cell>
              <table:table-cell office:value-type="float" office:value="309632.204255504">
                <text:p>309632.204255504</text:p>
              </table:table-cell>
              <table:table-cell office:value-type="float" office:value="0">
                <text:p>0</text:p>
              </table:table-cell>
              <table:table-cell office:value-type="float" office:value="312067.444751497">
                <text:p>312067.444751497</text:p>
              </table:table-cell>
              <table:table-cell office:value-type="float" office:value="271708">
                <text:p>27170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6.715353526999">
                <text:p>256.715353526999</text:p>
              </table:table-cell>
              <table:table-cell office:value-type="float" office:value="0.10285247200045">
                <text:p>0.10285247200045</text:p>
              </table:table-cell>
              <table:table-cell office:value-type="float" office:value="275067.287317509">
                <text:p>275067.287317509</text:p>
              </table:table-cell>
              <table:table-cell office:value-type="float" office:value="180312.309108149">
                <text:p>180312.309108149</text:p>
              </table:table-cell>
              <table:table-cell office:value-type="float" office:value="0">
                <text:p>0</text:p>
              </table:table-cell>
              <table:table-cell office:value-type="float" office:value="200699.838135546">
                <text:p>200699.838135546</text:p>
              </table:table-cell>
              <table:table-cell office:value-type="float" office:value="234746">
                <text:p>23474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56.917479030999">
                <text:p>256.917479030999</text:p>
              </table:table-cell>
              <table:table-cell office:value-type="float" office:value="0.101611165000577">
                <text:p>0.101611165000577</text:p>
              </table:table-cell>
              <table:table-cell office:value-type="float" office:value="275067.287317509">
                <text:p>275067.287317509</text:p>
              </table:table-cell>
              <table:table-cell office:value-type="float" office:value="174498.172423964">
                <text:p>174498.172423964</text:p>
              </table:table-cell>
              <table:table-cell office:value-type="float" office:value="77165.6685332585">
                <text:p>77165.6685332585</text:p>
              </table:table-cell>
              <table:table-cell office:value-type="float" office:value="117225.374692354">
                <text:p>117225.374692354</text:p>
              </table:table-cell>
              <table:table-cell office:value-type="float" office:value="254778">
                <text:p>25477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57.120091912">
                <text:p>257.120091912</text:p>
              </table:table-cell>
              <table:table-cell office:value-type="float" office:value="0.10213207400011">
                <text:p>0.10213207400011</text:p>
              </table:table-cell>
              <table:table-cell office:value-type="float" office:value="272316.614444334">
                <text:p>272316.614444334</text:p>
              </table:table-cell>
              <table:table-cell office:value-type="float" office:value="256083.802457451">
                <text:p>256083.802457451</text:p>
              </table:table-cell>
              <table:table-cell office:value-type="float" office:value="0">
                <text:p>0</text:p>
              </table:table-cell>
              <table:table-cell office:value-type="float" office:value="243562.607573884">
                <text:p>243562.607573884</text:p>
              </table:table-cell>
              <table:table-cell office:value-type="float" office:value="300232">
                <text:p>30023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57.32318741">
                <text:p>257.32318741</text:p>
              </table:table-cell>
              <table:table-cell office:value-type="float" office:value="0.101929180000297">
                <text:p>0.101929180000297</text:p>
              </table:table-cell>
              <table:table-cell office:value-type="float" office:value="269593.448299891">
                <text:p>269593.448299891</text:p>
              </table:table-cell>
              <table:table-cell office:value-type="float" office:value="295508.31672051">
                <text:p>295508.31672051</text:p>
              </table:table-cell>
              <table:table-cell office:value-type="float" office:value="0">
                <text:p>0</text:p>
              </table:table-cell>
              <table:table-cell office:value-type="float" office:value="273665.224154986">
                <text:p>273665.224154986</text:p>
              </table:table-cell>
              <table:table-cell office:value-type="float" office:value="305756">
                <text:p>30575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57.695886037">
                <text:p>257.695886037</text:p>
              </table:table-cell>
              <table:table-cell office:value-type="float" office:value="0.404518979999921">
                <text:p>0.404518979999921</text:p>
              </table:table-cell>
              <table:table-cell office:value-type="float" office:value="269593.448299891">
                <text:p>269593.448299891</text:p>
              </table:table-cell>
              <table:table-cell office:value-type="float" office:value="110679.651175831">
                <text:p>110679.651175831</text:p>
              </table:table-cell>
              <table:table-cell office:value-type="float" office:value="0">
                <text:p>0</text:p>
              </table:table-cell>
              <table:table-cell office:value-type="float" office:value="107877.095238358">
                <text:p>107877.095238358</text:p>
              </table:table-cell>
              <table:table-cell office:value-type="float" office:value="231406">
                <text:p>23140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57.898210317999">
                <text:p>257.898210317999</text:p>
              </table:table-cell>
              <table:table-cell office:value-type="float" office:value="0.102769856001032">
                <text:p>0.102769856001032</text:p>
              </table:table-cell>
              <table:table-cell office:value-type="float" office:value="266897.513816892">
                <text:p>266897.513816892</text:p>
              </table:table-cell>
              <table:table-cell office:value-type="float" office:value="191093.321720621">
                <text:p>191093.321720621</text:p>
              </table:table-cell>
              <table:table-cell office:value-type="float" office:value="0">
                <text:p>0</text:p>
              </table:table-cell>
              <table:table-cell office:value-type="float" office:value="228814.182320022">
                <text:p>228814.182320022</text:p>
              </table:table-cell>
              <table:table-cell office:value-type="float" office:value="243154">
                <text:p>24315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58.100466188">
                <text:p>258.100466188</text:p>
              </table:table-cell>
              <table:table-cell office:value-type="float" office:value="0.101102980001087">
                <text:p>0.101102980001087</text:p>
              </table:table-cell>
              <table:table-cell office:value-type="float" office:value="264228.538678723">
                <text:p>264228.538678723</text:p>
              </table:table-cell>
              <table:table-cell office:value-type="float" office:value="245506.741236519">
                <text:p>245506.741236519</text:p>
              </table:table-cell>
              <table:table-cell office:value-type="float" office:value="0">
                <text:p>0</text:p>
              </table:table-cell>
              <table:table-cell office:value-type="float" office:value="239546.490122574">
                <text:p>239546.490122574</text:p>
              </table:table-cell>
              <table:table-cell office:value-type="float" office:value="287768">
                <text:p>28776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58.303025961999">
                <text:p>258.303025961999</text:p>
              </table:table-cell>
              <table:table-cell office:value-type="float" office:value="0.102478660999623">
                <text:p>0.102478660999623</text:p>
              </table:table-cell>
              <table:table-cell office:value-type="float" office:value="261586.253291936">
                <text:p>261586.253291936</text:p>
              </table:table-cell>
              <table:table-cell office:value-type="float" office:value="289356.082348842">
                <text:p>289356.082348842</text:p>
              </table:table-cell>
              <table:table-cell office:value-type="float" office:value="0">
                <text:p>0</text:p>
              </table:table-cell>
              <table:table-cell office:value-type="float" office:value="266689.679772164">
                <text:p>266689.679772164</text:p>
              </table:table-cell>
              <table:table-cell office:value-type="float" office:value="298608">
                <text:p>29860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58.506672244999">
                <text:p>258.506672244999</text:p>
              </table:table-cell>
              <table:table-cell office:value-type="float" office:value="0.102253717999702">
                <text:p>0.102253717999702</text:p>
              </table:table-cell>
              <table:table-cell office:value-type="float" office:value="258970.390759016">
                <text:p>258970.390759016</text:p>
              </table:table-cell>
              <table:table-cell office:value-type="float" office:value="298966.567012217">
                <text:p>298966.567012217</text:p>
              </table:table-cell>
              <table:table-cell office:value-type="float" office:value="0">
                <text:p>0</text:p>
              </table:table-cell>
              <table:table-cell office:value-type="float" office:value="293486.785496158">
                <text:p>293486.785496158</text:p>
              </table:table-cell>
              <table:table-cell office:value-type="float" office:value="257173">
                <text:p>25717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58.709329490999">
                <text:p>258.709329490999</text:p>
              </table:table-cell>
              <table:table-cell office:value-type="float" office:value="0.103949215001194">
                <text:p>0.103949215001194</text:p>
              </table:table-cell>
              <table:table-cell office:value-type="float" office:value="256380.686851426">
                <text:p>256380.686851426</text:p>
              </table:table-cell>
              <table:table-cell office:value-type="float" office:value="253943.387958131">
                <text:p>253943.387958131</text:p>
              </table:table-cell>
              <table:table-cell office:value-type="float" office:value="0">
                <text:p>0</text:p>
              </table:table-cell>
              <table:table-cell office:value-type="float" office:value="274889.397839857">
                <text:p>274889.397839857</text:p>
              </table:table-cell>
              <table:table-cell office:value-type="float" office:value="219129">
                <text:p>21912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58.911543966999">
                <text:p>258.911543966999</text:p>
              </table:table-cell>
              <table:table-cell office:value-type="float" office:value="0.101025881000169">
                <text:p>0.101025881000169</text:p>
              </table:table-cell>
              <table:table-cell office:value-type="float" office:value="253816.879982912">
                <text:p>253816.879982912</text:p>
              </table:table-cell>
              <table:table-cell office:value-type="float" office:value="211859.272532679">
                <text:p>211859.272532679</text:p>
              </table:table-cell>
              <table:table-cell office:value-type="float" office:value="0">
                <text:p>0</text:p>
              </table:table-cell>
              <table:table-cell office:value-type="float" office:value="232910.935028505">
                <text:p>232910.935028505</text:p>
              </table:table-cell>
              <table:table-cell office:value-type="float" office:value="233880">
                <text:p>23388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59.113656619998">
                <text:p>259.113656619998</text:p>
              </table:table-cell>
              <table:table-cell office:value-type="float" office:value="0.102664717998778">
                <text:p>0.102664717998778</text:p>
              </table:table-cell>
              <table:table-cell office:value-type="float" office:value="251278.711183083">
                <text:p>251278.711183083</text:p>
              </table:table-cell>
              <table:table-cell office:value-type="float" office:value="230997.775736457">
                <text:p>230997.775736457</text:p>
              </table:table-cell>
              <table:table-cell office:value-type="float" office:value="0">
                <text:p>0</text:p>
              </table:table-cell>
              <table:table-cell office:value-type="float" office:value="222934.770160476">
                <text:p>222934.770160476</text:p>
              </table:table-cell>
              <table:table-cell office:value-type="float" office:value="275958">
                <text:p>27595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59.316380843">
                <text:p>259.316380843</text:p>
              </table:table-cell>
              <table:table-cell office:value-type="float" office:value="0.102279900998838">
                <text:p>0.102279900998838</text:p>
              </table:table-cell>
              <table:table-cell office:value-type="float" office:value="248765.924071252">
                <text:p>248765.924071252</text:p>
              </table:table-cell>
              <table:table-cell office:value-type="float" office:value="276866.478175013">
                <text:p>276866.478175013</text:p>
              </table:table-cell>
              <table:table-cell office:value-type="float" office:value="0">
                <text:p>0</text:p>
              </table:table-cell>
              <table:table-cell office:value-type="float" office:value="250866.457440809">
                <text:p>250866.457440809</text:p>
              </table:table-cell>
              <table:table-cell office:value-type="float" office:value="282952">
                <text:p>28295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59.521979312">
                <text:p>259.521979312</text:p>
              </table:table-cell>
              <table:table-cell office:value-type="float" office:value="0.112343071999931">
                <text:p>0.112343071999931</text:p>
              </table:table-cell>
              <table:table-cell office:value-type="float" office:value="246278.264830539">
                <text:p>246278.264830539</text:p>
              </table:table-cell>
              <table:table-cell office:value-type="float" office:value="265349.527740993">
                <text:p>265349.527740993</text:p>
              </table:table-cell>
              <table:table-cell office:value-type="float" office:value="0">
                <text:p>0</text:p>
              </table:table-cell>
              <table:table-cell office:value-type="float" office:value="265349.527740993">
                <text:p>265349.527740993</text:p>
              </table:table-cell>
              <table:table-cell office:value-type="float" office:value="241023">
                <text:p>24102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59.725630219">
                <text:p>259.725630219</text:p>
              </table:table-cell>
              <table:table-cell office:value-type="float" office:value="0.139323104998766">
                <text:p>0.139323104998766</text:p>
              </table:table-cell>
              <table:table-cell office:value-type="float" office:value="243815.482182234">
                <text:p>243815.482182234</text:p>
              </table:table-cell>
              <table:table-cell office:value-type="float" office:value="191972.409852951">
                <text:p>191972.409852951</text:p>
              </table:table-cell>
              <table:table-cell office:value-type="float" office:value="0">
                <text:p>0</text:p>
              </table:table-cell>
              <table:table-cell office:value-type="float" office:value="213151.980675231">
                <text:p>213151.980675231</text:p>
              </table:table-cell>
              <table:table-cell office:value-type="float" office:value="207646">
                <text:p>20764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59.929048471999">
                <text:p>259.929048471999</text:p>
              </table:table-cell>
              <table:table-cell office:value-type="float" office:value="0.101720553999257">
                <text:p>0.101720553999257</text:p>
              </table:table-cell>
              <table:table-cell office:value-type="float" office:value="241377.327360412">
                <text:p>241377.327360412</text:p>
              </table:table-cell>
              <table:table-cell office:value-type="float" office:value="203197.900620284">
                <text:p>203197.900620284</text:p>
              </table:table-cell>
              <table:table-cell office:value-type="float" office:value="2424.62114400405">
                <text:p>2424.62114400405</text:p>
              </table:table-cell>
              <table:table-cell office:value-type="float" office:value="218845.294198996">
                <text:p>218845.294198996</text:p>
              </table:table-cell>
              <table:table-cell office:value-type="float" office:value="225918">
                <text:p>22591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60.130620901">
                <text:p>260.130620901</text:p>
              </table:table-cell>
              <table:table-cell office:value-type="float" office:value="0.101048864000404">
                <text:p>0.101048864000404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22780.252263952">
                <text:p>222780.252263952</text:p>
              </table:table-cell>
              <table:table-cell office:value-type="float" office:value="0">
                <text:p>0</text:p>
              </table:table-cell>
              <table:table-cell office:value-type="float" office:value="213550.527775777">
                <text:p>213550.527775777</text:p>
              </table:table-cell>
              <table:table-cell office:value-type="float" office:value="265296">
                <text:p>26529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60.333538322">
                <text:p>260.333538322</text:p>
              </table:table-cell>
              <table:table-cell office:value-type="float" office:value="0.103122177999467">
                <text:p>0.103122177999467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67977.210905808">
                <text:p>267977.210905808</text:p>
              </table:table-cell>
              <table:table-cell office:value-type="float" office:value="0">
                <text:p>0</text:p>
              </table:table-cell>
              <table:table-cell office:value-type="float" office:value="244489.703832078">
                <text:p>244489.703832078</text:p>
              </table:table-cell>
              <table:table-cell office:value-type="float" office:value="270016">
                <text:p>27001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60.536148457999">
                <text:p>260.536148457999</text:p>
              </table:table-cell>
              <table:table-cell office:value-type="float" office:value="0.102521627999522">
                <text:p>0.102521627999522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63734.123903801">
                <text:p>263734.123903801</text:p>
              </table:table-cell>
              <table:table-cell office:value-type="float" office:value="0">
                <text:p>0</text:p>
              </table:table-cell>
              <table:table-cell office:value-type="float" office:value="263734.123903801">
                <text:p>263734.123903801</text:p>
              </table:table-cell>
              <table:table-cell office:value-type="float" office:value="230758">
                <text:p>23075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60.739298922999">
                <text:p>260.739298922999</text:p>
              </table:table-cell>
              <table:table-cell office:value-type="float" office:value="0.102235283000482">
                <text:p>0.102235283000482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27669.90490436">
                <text:p>227669.90490436</text:p>
              </table:table-cell>
              <table:table-cell office:value-type="float" office:value="0">
                <text:p>0</text:p>
              </table:table-cell>
              <table:table-cell office:value-type="float" office:value="247500.275085883">
                <text:p>247500.275085883</text:p>
              </table:table-cell>
              <table:table-cell office:value-type="float" office:value="203189">
                <text:p>20318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60.943132868999">
                <text:p>260.943132868999</text:p>
              </table:table-cell>
              <table:table-cell office:value-type="float" office:value="0.101589615000194">
                <text:p>0.101589615000194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199211.924485423">
                <text:p>199211.924485423</text:p>
              </table:table-cell>
              <table:table-cell office:value-type="float" office:value="0">
                <text:p>0</text:p>
              </table:table-cell>
              <table:table-cell office:value-type="float" office:value="215562.458195895">
                <text:p>215562.458195895</text:p>
              </table:table-cell>
              <table:table-cell office:value-type="float" office:value="226584">
                <text:p>22658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61.148062098">
                <text:p>261.148062098</text:p>
              </table:table-cell>
              <table:table-cell office:value-type="float" office:value="0.107167046000541">
                <text:p>0.107167046000541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21028.463487409">
                <text:p>221028.463487409</text:p>
              </table:table-cell>
              <table:table-cell office:value-type="float" office:value="0">
                <text:p>0</text:p>
              </table:table-cell>
              <table:table-cell office:value-type="float" office:value="206786.33991341">
                <text:p>206786.33991341</text:p>
              </table:table-cell>
              <table:table-cell office:value-type="float" office:value="267802">
                <text:p>26780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61.357136715">
                <text:p>261.357136715</text:p>
              </table:table-cell>
              <table:table-cell office:value-type="float" office:value="0.180622682999456">
                <text:p>0.180622682999456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177999.520251817">
                <text:p>177999.520251817</text:p>
              </table:table-cell>
              <table:table-cell office:value-type="float" office:value="0">
                <text:p>0</text:p>
              </table:table-cell>
              <table:table-cell office:value-type="float" office:value="157491.266408783">
                <text:p>157491.266408783</text:p>
              </table:table-cell>
              <table:table-cell office:value-type="float" office:value="267184">
                <text:p>26718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61.55754797">
                <text:p>261.55754797</text:p>
              </table:table-cell>
              <table:table-cell office:value-type="float" office:value="0.117585456000597">
                <text:p>0.117585456000597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34483.595448417">
                <text:p>234483.595448417</text:p>
              </table:table-cell>
              <table:table-cell office:value-type="float" office:value="12925.7563445666">
                <text:p>12925.7563445666</text:p>
              </table:table-cell>
              <table:table-cell office:value-type="float" office:value="242167.118827884">
                <text:p>242167.118827884</text:p>
              </table:table-cell>
              <table:table-cell office:value-type="float" office:value="226351">
                <text:p>22635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61.758713527999">
                <text:p>261.758713527999</text:p>
              </table:table-cell>
              <table:table-cell office:value-type="float" office:value="0.1034199049991">
                <text:p>0.1034199049991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15943.830896671">
                <text:p>215943.830896671</text:p>
              </table:table-cell>
              <table:table-cell office:value-type="float" office:value="1212.31057200202">
                <text:p>1212.31057200202</text:p>
              </table:table-cell>
              <table:table-cell office:value-type="float" office:value="219597.431883042">
                <text:p>219597.431883042</text:p>
              </table:table-cell>
              <table:table-cell office:value-type="float" office:value="203174">
                <text:p>20317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61.961503523999">
                <text:p>261.961503523999</text:p>
              </table:table-cell>
              <table:table-cell office:value-type="float" office:value="0.101943433999622">
                <text:p>0.101943433999622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09501.41046529">
                <text:p>209501.41046529</text:p>
              </table:table-cell>
              <table:table-cell office:value-type="float" office:value="0">
                <text:p>0</text:p>
              </table:table-cell>
              <table:table-cell office:value-type="float" office:value="209085.688964974">
                <text:p>209085.688964974</text:p>
              </table:table-cell>
              <table:table-cell office:value-type="float" office:value="230158">
                <text:p>23015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62.162376552">
                <text:p>262.162376552</text:p>
              </table:table-cell>
              <table:table-cell office:value-type="float" office:value="0.102500733000852">
                <text:p>0.102500733000852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22215.058922357">
                <text:p>222215.058922357</text:p>
              </table:table-cell>
              <table:table-cell office:value-type="float" office:value="0">
                <text:p>0</text:p>
              </table:table-cell>
              <table:table-cell office:value-type="float" office:value="215858.510489826">
                <text:p>215858.510489826</text:p>
              </table:table-cell>
              <table:table-cell office:value-type="float" office:value="269579">
                <text:p>26957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62.36510791">
                <text:p>262.36510791</text:p>
              </table:table-cell>
              <table:table-cell office:value-type="float" office:value="0.103380128000936">
                <text:p>0.103380128000936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65737.292059623">
                <text:p>265737.292059623</text:p>
              </table:table-cell>
              <table:table-cell office:value-type="float" office:value="0">
                <text:p>0</text:p>
              </table:table-cell>
              <table:table-cell office:value-type="float" office:value="245820.055720823">
                <text:p>245820.055720823</text:p>
              </table:table-cell>
              <table:table-cell office:value-type="float" office:value="265727">
                <text:p>26572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62.567249627999">
                <text:p>262.567249627999</text:p>
              </table:table-cell>
              <table:table-cell office:value-type="float" office:value="0.103265845998976">
                <text:p>0.103265845998976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63057.476186332">
                <text:p>263057.476186332</text:p>
              </table:table-cell>
              <table:table-cell office:value-type="float" office:value="0">
                <text:p>0</text:p>
              </table:table-cell>
              <table:table-cell office:value-type="float" office:value="265003.67730698">
                <text:p>265003.67730698</text:p>
              </table:table-cell>
              <table:table-cell office:value-type="float" office:value="224118">
                <text:p>22411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62.769396357">
                <text:p>262.769396357</text:p>
              </table:table-cell>
              <table:table-cell office:value-type="float" office:value="0.103531849999854">
                <text:p>0.103531849999854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22224.640732409">
                <text:p>222224.640732409</text:p>
              </table:table-cell>
              <table:table-cell office:value-type="float" office:value="0">
                <text:p>0</text:p>
              </table:table-cell>
              <table:table-cell office:value-type="float" office:value="243247.351643373">
                <text:p>243247.351643373</text:p>
              </table:table-cell>
              <table:table-cell office:value-type="float" office:value="203405">
                <text:p>20340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62.972144378999">
                <text:p>262.972144378999</text:p>
              </table:table-cell>
              <table:table-cell office:value-type="float" office:value="0.103643864000333">
                <text:p>0.103643864000333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01507.097390726">
                <text:p>201507.097390726</text:p>
              </table:table-cell>
              <table:table-cell office:value-type="float" office:value="0">
                <text:p>0</text:p>
              </table:table-cell>
              <table:table-cell office:value-type="float" office:value="211972.222990928">
                <text:p>211972.222990928</text:p>
              </table:table-cell>
              <table:table-cell office:value-type="float" office:value="232883">
                <text:p>23288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63.18079196">
                <text:p>263.18079196</text:p>
              </table:table-cell>
              <table:table-cell office:value-type="float" office:value="0.11509270300121">
                <text:p>0.11509270300121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15924.244061984">
                <text:p>215924.244061984</text:p>
              </table:table-cell>
              <table:table-cell office:value-type="float" office:value="0">
                <text:p>0</text:p>
              </table:table-cell>
              <table:table-cell office:value-type="float" office:value="201030.651996964">
                <text:p>201030.651996964</text:p>
              </table:table-cell>
              <table:table-cell office:value-type="float" office:value="271541">
                <text:p>27154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63.384351675999">
                <text:p>263.384351675999</text:p>
              </table:table-cell>
              <table:table-cell office:value-type="float" office:value="0.112649873000919">
                <text:p>0.112649873000919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25279.347891141">
                <text:p>225279.347891141</text:p>
              </table:table-cell>
              <table:table-cell office:value-type="float" office:value="0">
                <text:p>0</text:p>
              </table:table-cell>
              <table:table-cell office:value-type="float" office:value="205747.612968503">
                <text:p>205747.612968503</text:p>
              </table:table-cell>
              <table:table-cell office:value-type="float" office:value="262652">
                <text:p>26265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63.586154103999">
                <text:p>263.586154103999</text:p>
              </table:table-cell>
              <table:table-cell office:value-type="float" office:value="0.10121624400017">
                <text:p>0.10121624400017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62560.3917603">
                <text:p>262560.3917603</text:p>
              </table:table-cell>
              <table:table-cell office:value-type="float" office:value="0">
                <text:p>0</text:p>
              </table:table-cell>
              <table:table-cell office:value-type="float" office:value="267075.542198984">
                <text:p>267075.542198984</text:p>
              </table:table-cell>
              <table:table-cell office:value-type="float" office:value="220362">
                <text:p>22036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63.787728698999">
                <text:p>263.787728698999</text:p>
              </table:table-cell>
              <table:table-cell office:value-type="float" office:value="0.10277227000006">
                <text:p>0.10277227000006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20817.218956721">
                <text:p>220817.218956721</text:p>
              </table:table-cell>
              <table:table-cell office:value-type="float" office:value="0">
                <text:p>0</text:p>
              </table:table-cell>
              <table:table-cell office:value-type="float" office:value="242298.343048512">
                <text:p>242298.343048512</text:p>
              </table:table-cell>
              <table:table-cell office:value-type="float" office:value="204159">
                <text:p>20415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63.989557760999">
                <text:p>263.989557760999</text:p>
              </table:table-cell>
              <table:table-cell office:value-type="float" office:value="0.101714124999489">
                <text:p>0.101714124999489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199789.225788276">
                <text:p>199789.225788276</text:p>
              </table:table-cell>
              <table:table-cell office:value-type="float" office:value="0">
                <text:p>0</text:p>
              </table:table-cell>
              <table:table-cell office:value-type="float" office:value="210418.449651954">
                <text:p>210418.449651954</text:p>
              </table:table-cell>
              <table:table-cell office:value-type="float" office:value="236780">
                <text:p>23678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64.194183480999">
                <text:p>264.194183480999</text:p>
              </table:table-cell>
              <table:table-cell office:value-type="float" office:value="0.101249596998969">
                <text:p>0.101249596998969</text:p>
              </table:table-cell>
              <table:table-cell office:value-type="float" office:value="238963.554086808">
                <text:p>238963.554086808</text:p>
              </table:table-cell>
              <table:table-cell office:value-type="float" office:value="237230.632687599">
                <text:p>237230.632687599</text:p>
              </table:table-cell>
              <table:table-cell office:value-type="float" office:value="0">
                <text:p>0</text:p>
              </table:table-cell>
              <table:table-cell office:value-type="float" office:value="218292.567353947">
                <text:p>218292.567353947</text:p>
              </table:table-cell>
              <table:table-cell office:value-type="float" office:value="272683">
                <text:p>27268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64.396772905999">
                <text:p>264.396772905999</text:p>
              </table:table-cell>
              <table:table-cell office:value-type="float" office:value="0.102736901999378">
                <text:p>0.102736901999378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272963.003306979">
                <text:p>272963.003306979</text:p>
              </table:table-cell>
              <table:table-cell office:value-type="float" office:value="0">
                <text:p>0</text:p>
              </table:table-cell>
              <table:table-cell office:value-type="float" office:value="254793.169265289">
                <text:p>254793.169265289</text:p>
              </table:table-cell>
              <table:table-cell office:value-type="float" office:value="280712">
                <text:p>28071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64.599613855999">
                <text:p>264.599613855999</text:p>
              </table:table-cell>
              <table:table-cell office:value-type="float" office:value="0.102553327998976">
                <text:p>0.102553327998976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276231.275825744">
                <text:p>276231.275825744</text:p>
              </table:table-cell>
              <table:table-cell office:value-type="float" office:value="0">
                <text:p>0</text:p>
              </table:table-cell>
              <table:table-cell office:value-type="float" office:value="272167.949710357">
                <text:p>272167.949710357</text:p>
              </table:table-cell>
              <table:table-cell office:value-type="float" office:value="234745">
                <text:p>23474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64.80198049">
                <text:p>264.80198049</text:p>
              </table:table-cell>
              <table:table-cell office:value-type="float" office:value="0.127605067998957">
                <text:p>0.127605067998957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181728.705290106">
                <text:p>181728.705290106</text:p>
              </table:table-cell>
              <table:table-cell office:value-type="float" office:value="0">
                <text:p>0</text:p>
              </table:table-cell>
              <table:table-cell office:value-type="float" office:value="204991.740729885">
                <text:p>204991.740729885</text:p>
              </table:table-cell>
              <table:table-cell office:value-type="float" office:value="220975">
                <text:p>22097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65.004216543999">
                <text:p>265.004216543999</text:p>
              </table:table-cell>
              <table:table-cell office:value-type="float" office:value="0.102430128999913">
                <text:p>0.102430128999913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210302.050971354">
                <text:p>210302.050971354</text:p>
              </table:table-cell>
              <table:table-cell office:value-type="float" office:value="0">
                <text:p>0</text:p>
              </table:table-cell>
              <table:table-cell office:value-type="float" office:value="217270.789370765">
                <text:p>217270.789370765</text:p>
              </table:table-cell>
              <table:table-cell office:value-type="float" office:value="258724">
                <text:p>25872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65.207319173">
                <text:p>265.207319173</text:p>
              </table:table-cell>
              <table:table-cell office:value-type="float" office:value="0.101108645998465">
                <text:p>0.101108645998465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261870.715127001">
                <text:p>261870.715127001</text:p>
              </table:table-cell>
              <table:table-cell office:value-type="float" office:value="0">
                <text:p>0</text:p>
              </table:table-cell>
              <table:table-cell office:value-type="float" office:value="242766.655153188">
                <text:p>242766.655153188</text:p>
              </table:table-cell>
              <table:table-cell office:value-type="float" office:value="294812">
                <text:p>29481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65.410059426">
                <text:p>265.410059426</text:p>
              </table:table-cell>
              <table:table-cell office:value-type="float" office:value="0.104047116999936">
                <text:p>0.104047116999936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295361.145941775">
                <text:p>295361.145941775</text:p>
              </table:table-cell>
              <table:table-cell office:value-type="float" office:value="0">
                <text:p>0</text:p>
              </table:table-cell>
              <table:table-cell office:value-type="float" office:value="277097.686874386">
                <text:p>277097.686874386</text:p>
              </table:table-cell>
              <table:table-cell office:value-type="float" office:value="278069">
                <text:p>27806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65.613713453999">
                <text:p>265.613713453999</text:p>
              </table:table-cell>
              <table:table-cell office:value-type="float" office:value="0.103626608999548">
                <text:p>0.103626608999548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279423.854081359">
                <text:p>279423.854081359</text:p>
              </table:table-cell>
              <table:table-cell office:value-type="float" office:value="0">
                <text:p>0</text:p>
              </table:table-cell>
              <table:table-cell office:value-type="float" office:value="289616.111141234">
                <text:p>289616.111141234</text:p>
              </table:table-cell>
              <table:table-cell office:value-type="float" office:value="232159">
                <text:p>23215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65.815746249">
                <text:p>265.815746249</text:p>
              </table:table-cell>
              <table:table-cell office:value-type="float" office:value="0.10173167100038">
                <text:p>0.10173167100038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225130.533353103">
                <text:p>225130.533353103</text:p>
              </table:table-cell>
              <table:table-cell office:value-type="float" office:value="0">
                <text:p>0</text:p>
              </table:table-cell>
              <table:table-cell office:value-type="float" office:value="249645.335661891">
                <text:p>249645.335661891</text:p>
              </table:table-cell>
              <table:table-cell office:value-type="float" office:value="222168">
                <text:p>22216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66.285107193">
                <text:p>266.285107193</text:p>
              </table:table-cell>
              <table:table-cell office:value-type="float" office:value="0.407634099999996">
                <text:p>0.407634099999996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164572.520918782">
                <text:p>164572.520918782</text:p>
              </table:table-cell>
              <table:table-cell office:value-type="float" office:value="0">
                <text:p>0</text:p>
              </table:table-cell>
              <table:table-cell office:value-type="float" office:value="166590.143949682">
                <text:p>166590.143949682</text:p>
              </table:table-cell>
              <table:table-cell office:value-type="float" office:value="295172">
                <text:p>29517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66.488461830999">
                <text:p>266.488461830999</text:p>
              </table:table-cell>
              <table:table-cell office:value-type="float" office:value="0.102263498998582">
                <text:p>0.102263498998582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240826.639557905">
                <text:p>240826.639557905</text:p>
              </table:table-cell>
              <table:table-cell office:value-type="float" office:value="0">
                <text:p>0</text:p>
              </table:table-cell>
              <table:table-cell office:value-type="float" office:value="203919.961595545">
                <text:p>203919.961595545</text:p>
              </table:table-cell>
              <table:table-cell office:value-type="float" office:value="260140">
                <text:p>26014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66.692816854998">
                <text:p>266.692816854998</text:p>
              </table:table-cell>
              <table:table-cell office:value-type="float" office:value="0.102495232000365">
                <text:p>0.102495232000365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253331.756894995">
                <text:p>253331.756894995</text:p>
              </table:table-cell>
              <table:table-cell office:value-type="float" office:value="0">
                <text:p>0</text:p>
              </table:table-cell>
              <table:table-cell office:value-type="float" office:value="272861.902956059">
                <text:p>272861.902956059</text:p>
              </table:table-cell>
              <table:table-cell office:value-type="float" office:value="221296">
                <text:p>22129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66.903052274">
                <text:p>266.903052274</text:p>
              </table:table-cell>
              <table:table-cell office:value-type="float" office:value="0.126548704000015">
                <text:p>0.126548704000015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192857.159093623">
                <text:p>192857.159093623</text:p>
              </table:table-cell>
              <table:table-cell office:value-type="float" office:value="0">
                <text:p>0</text:p>
              </table:table-cell>
              <table:table-cell office:value-type="float" office:value="203954.338535184">
                <text:p>203954.338535184</text:p>
              </table:table-cell>
              <table:table-cell office:value-type="float" office:value="234589">
                <text:p>23458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67.104878069998">
                <text:p>267.104878069998</text:p>
              </table:table-cell>
              <table:table-cell office:value-type="float" office:value="0.104177123999762">
                <text:p>0.104177123999762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209843.411621365">
                <text:p>209843.411621365</text:p>
              </table:table-cell>
              <table:table-cell office:value-type="float" office:value="0">
                <text:p>0</text:p>
              </table:table-cell>
              <table:table-cell office:value-type="float" office:value="206810.152241411">
                <text:p>206810.152241411</text:p>
              </table:table-cell>
              <table:table-cell office:value-type="float" office:value="280296">
                <text:p>28029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67.307725834">
                <text:p>267.307725834</text:p>
              </table:table-cell>
              <table:table-cell office:value-type="float" office:value="0.10384380799951">
                <text:p>0.10384380799951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279763.579131914">
                <text:p>279763.579131914</text:p>
              </table:table-cell>
              <table:table-cell office:value-type="float" office:value="0">
                <text:p>0</text:p>
              </table:table-cell>
              <table:table-cell office:value-type="float" office:value="254836.759090682">
                <text:p>254836.759090682</text:p>
              </table:table-cell>
              <table:table-cell office:value-type="float" office:value="294104">
                <text:p>29410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67.508176976999">
                <text:p>267.508176976999</text:p>
              </table:table-cell>
              <table:table-cell office:value-type="float" office:value="0.101987825999458">
                <text:p>0.101987825999458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275525.104691658">
                <text:p>275525.104691658</text:p>
              </table:table-cell>
              <table:table-cell office:value-type="float" office:value="0">
                <text:p>0</text:p>
              </table:table-cell>
              <table:table-cell office:value-type="float" office:value="281890.905043721">
                <text:p>281890.905043721</text:p>
              </table:table-cell>
              <table:table-cell office:value-type="float" office:value="256308">
                <text:p>25630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67.709171598999">
                <text:p>267.709171598999</text:p>
              </table:table-cell>
              <table:table-cell office:value-type="float" office:value="0.105548477000411">
                <text:p>0.105548477000411</text:p>
              </table:table-cell>
              <table:table-cell office:value-type="float" office:value="257520.471733313">
                <text:p>257520.471733313</text:p>
              </table:table-cell>
              <table:table-cell office:value-type="float" office:value="254296.33337782">
                <text:p>254296.33337782</text:p>
              </table:table-cell>
              <table:table-cell office:value-type="float" office:value="0">
                <text:p>0</text:p>
              </table:table-cell>
              <table:table-cell office:value-type="float" office:value="266730.674662712">
                <text:p>266730.674662712</text:p>
              </table:table-cell>
              <table:table-cell office:value-type="float" office:value="220150">
                <text:p>22015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67.911775784">
                <text:p>267.911775784</text:p>
              </table:table-cell>
              <table:table-cell office:value-type="float" office:value="0.102310894000766">
                <text:p>0.102310894000766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219913.327219582">
                <text:p>219913.327219582</text:p>
              </table:table-cell>
              <table:table-cell office:value-type="float" office:value="0">
                <text:p>0</text:p>
              </table:table-cell>
              <table:table-cell office:value-type="float" office:value="237230.205019739">
                <text:p>237230.205019739</text:p>
              </table:table-cell>
              <table:table-cell office:value-type="float" office:value="263853">
                <text:p>26385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68.114944477">
                <text:p>268.114944477</text:p>
              </table:table-cell>
              <table:table-cell office:value-type="float" office:value="0.103476655000122">
                <text:p>0.103476655000122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267991.499478312">
                <text:p>267991.499478312</text:p>
              </table:table-cell>
              <table:table-cell office:value-type="float" office:value="0">
                <text:p>0</text:p>
              </table:table-cell>
              <table:table-cell office:value-type="float" office:value="238367.171743992">
                <text:p>238367.171743992</text:p>
              </table:table-cell>
              <table:table-cell office:value-type="float" office:value="314867">
                <text:p>31486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68.332062239999">
                <text:p>268.332062239999</text:p>
              </table:table-cell>
              <table:table-cell office:value-type="float" office:value="0.117339172000356">
                <text:p>0.117339172000356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295304.989108338">
                <text:p>295304.989108338</text:p>
              </table:table-cell>
              <table:table-cell office:value-type="float" office:value="0">
                <text:p>0</text:p>
              </table:table-cell>
              <table:table-cell office:value-type="float" office:value="276188.377409408">
                <text:p>276188.377409408</text:p>
              </table:table-cell>
              <table:table-cell office:value-type="float" office:value="323897">
                <text:p>32389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68.543682258">
                <text:p>268.543682258</text:p>
              </table:table-cell>
              <table:table-cell office:value-type="float" office:value="0.117029777000425">
                <text:p>0.117029777000425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269013.202346127">
                <text:p>269013.202346127</text:p>
              </table:table-cell>
              <table:table-cell office:value-type="float" office:value="0">
                <text:p>0</text:p>
              </table:table-cell>
              <table:table-cell office:value-type="float" office:value="264448.146979296">
                <text:p>264448.146979296</text:p>
              </table:table-cell>
              <table:table-cell office:value-type="float" office:value="274752">
                <text:p>27475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68.745984207">
                <text:p>268.745984207</text:p>
              </table:table-cell>
              <table:table-cell office:value-type="float" office:value="0.102651630000764">
                <text:p>0.102651630000764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271124.856417805">
                <text:p>271124.856417805</text:p>
              </table:table-cell>
              <table:table-cell office:value-type="float" office:value="0">
                <text:p>0</text:p>
              </table:table-cell>
              <table:table-cell office:value-type="float" office:value="295969.778455778">
                <text:p>295969.778455778</text:p>
              </table:table-cell>
              <table:table-cell office:value-type="float" office:value="243615">
                <text:p>24361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68.948364866999">
                <text:p>268.948364866999</text:p>
              </table:table-cell>
              <table:table-cell office:value-type="float" office:value="0.10159040399958">
                <text:p>0.10159040399958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239288.149943543">
                <text:p>239288.149943543</text:p>
              </table:table-cell>
              <table:table-cell office:value-type="float" office:value="0">
                <text:p>0</text:p>
              </table:table-cell>
              <table:table-cell office:value-type="float" office:value="257567.805247246">
                <text:p>257567.805247246</text:p>
              </table:table-cell>
              <table:table-cell office:value-type="float" office:value="273084">
                <text:p>27308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69.152799636999">
                <text:p>269.152799636999</text:p>
              </table:table-cell>
              <table:table-cell office:value-type="float" office:value="0.103416425001342">
                <text:p>0.103416425001342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271709.016174655">
                <text:p>271709.016174655</text:p>
              </table:table-cell>
              <table:table-cell office:value-type="float" office:value="0">
                <text:p>0</text:p>
              </table:table-cell>
              <table:table-cell office:value-type="float" office:value="254277.803007094">
                <text:p>254277.803007094</text:p>
              </table:table-cell>
              <table:table-cell office:value-type="float" office:value="321920">
                <text:p>32192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69.356768787999">
                <text:p>269.356768787999</text:p>
              </table:table-cell>
              <table:table-cell office:value-type="float" office:value="0.103306394001265">
                <text:p>0.103306394001265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323382.574011464">
                <text:p>323382.574011464</text:p>
              </table:table-cell>
              <table:table-cell office:value-type="float" office:value="0">
                <text:p>0</text:p>
              </table:table-cell>
              <table:table-cell office:value-type="float" office:value="298576.229162847">
                <text:p>298576.229162847</text:p>
              </table:table-cell>
              <table:table-cell office:value-type="float" office:value="320143">
                <text:p>32014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9.559191692999">
                <text:p>269.559191692999</text:p>
              </table:table-cell>
              <table:table-cell office:value-type="float" office:value="0.103579577998971">
                <text:p>0.103579577998971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322796.397380387">
                <text:p>322796.397380387</text:p>
              </table:table-cell>
              <table:table-cell office:value-type="float" office:value="0">
                <text:p>0</text:p>
              </table:table-cell>
              <table:table-cell office:value-type="float" office:value="323699.028119923">
                <text:p>323699.028119923</text:p>
              </table:table-cell>
              <table:table-cell office:value-type="float" office:value="270787">
                <text:p>27078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69.761182351">
                <text:p>269.761182351</text:p>
              </table:table-cell>
              <table:table-cell office:value-type="float" office:value="0.101324858998851">
                <text:p>0.101324858998851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267221.874824436">
                <text:p>267221.874824436</text:p>
              </table:table-cell>
              <table:table-cell office:value-type="float" office:value="0">
                <text:p>0</text:p>
              </table:table-cell>
              <table:table-cell office:value-type="float" office:value="294068.662937385">
                <text:p>294068.662937385</text:p>
              </table:table-cell>
              <table:table-cell office:value-type="float" office:value="243727">
                <text:p>24372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69.966794663">
                <text:p>269.966794663</text:p>
              </table:table-cell>
              <table:table-cell office:value-type="float" office:value="0.105077267000524">
                <text:p>0.105077267000524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232759.362075658">
                <text:p>232759.362075658</text:p>
              </table:table-cell>
              <table:table-cell office:value-type="float" office:value="0">
                <text:p>0</text:p>
              </table:table-cell>
              <table:table-cell office:value-type="float" office:value="244728.235522869">
                <text:p>244728.235522869</text:p>
              </table:table-cell>
              <table:table-cell office:value-type="float" office:value="277887">
                <text:p>27788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70.170899911">
                <text:p>270.170899911</text:p>
              </table:table-cell>
              <table:table-cell office:value-type="float" office:value="0.107443737999347">
                <text:p>0.107443737999347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177869.203856647">
                <text:p>177869.203856647</text:p>
              </table:table-cell>
              <table:table-cell office:value-type="float" office:value="0">
                <text:p>0</text:p>
              </table:table-cell>
              <table:table-cell office:value-type="float" office:value="204683.307917808">
                <text:p>204683.307917808</text:p>
              </table:table-cell>
              <table:table-cell office:value-type="float" office:value="324287">
                <text:p>32428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70.373993121999">
                <text:p>270.373993121999</text:p>
              </table:table-cell>
              <table:table-cell office:value-type="float" office:value="0.106499061999784">
                <text:p>0.106499061999784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310470.513706968">
                <text:p>310470.513706968</text:p>
              </table:table-cell>
              <table:table-cell office:value-type="float" office:value="0">
                <text:p>0</text:p>
              </table:table-cell>
              <table:table-cell office:value-type="float" office:value="246364.808539871">
                <text:p>246364.808539871</text:p>
              </table:table-cell>
              <table:table-cell office:value-type="float" office:value="317335">
                <text:p>31733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70.575206219999">
                <text:p>270.575206219999</text:p>
              </table:table-cell>
              <table:table-cell office:value-type="float" office:value="0.102741677001177">
                <text:p>0.102741677001177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312294.361168948">
                <text:p>312294.361168948</text:p>
              </table:table-cell>
              <table:table-cell office:value-type="float" office:value="0">
                <text:p>0</text:p>
              </table:table-cell>
              <table:table-cell office:value-type="float" office:value="315334.106938913">
                <text:p>315334.106938913</text:p>
              </table:table-cell>
              <table:table-cell office:value-type="float" office:value="266957">
                <text:p>26695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70.777494406999">
                <text:p>270.777494406999</text:p>
              </table:table-cell>
              <table:table-cell office:value-type="float" office:value="0.101394762999917">
                <text:p>0.101394762999917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263806.363143638">
                <text:p>263806.363143638</text:p>
              </table:table-cell>
              <table:table-cell office:value-type="float" office:value="0">
                <text:p>0</text:p>
              </table:table-cell>
              <table:table-cell office:value-type="float" office:value="287505.234414879">
                <text:p>287505.234414879</text:p>
              </table:table-cell>
              <table:table-cell office:value-type="float" office:value="244270">
                <text:p>24427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70.981153822">
                <text:p>270.981153822</text:p>
              </table:table-cell>
              <table:table-cell office:value-type="float" office:value="0.101629209000748">
                <text:p>0.101629209000748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238849.543747926">
                <text:p>238849.543747926</text:p>
              </table:table-cell>
              <table:table-cell office:value-type="float" office:value="0">
                <text:p>0</text:p>
              </table:table-cell>
              <table:table-cell office:value-type="float" office:value="247303.583358495">
                <text:p>247303.583358495</text:p>
              </table:table-cell>
              <table:table-cell office:value-type="float" office:value="281428">
                <text:p>28142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71.185889044999">
                <text:p>271.185889044999</text:p>
              </table:table-cell>
              <table:table-cell office:value-type="float" office:value="0.104934336999577">
                <text:p>0.104934336999577</text:p>
              </table:table-cell>
              <table:table-cell office:value-type="float" office:value="286596.402789051">
                <text:p>286596.402789051</text:p>
              </table:table-cell>
              <table:table-cell office:value-type="float" office:value="287588.320799258">
                <text:p>287588.320799258</text:p>
              </table:table-cell>
              <table:table-cell office:value-type="float" office:value="0">
                <text:p>0</text:p>
              </table:table-cell>
              <table:table-cell office:value-type="float" office:value="262683.68370593">
                <text:p>262683.68370593</text:p>
              </table:table-cell>
              <table:table-cell office:value-type="float" office:value="326023">
                <text:p>32602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71.387939172">
                <text:p>271.387939172</text:p>
              </table:table-cell>
              <table:table-cell office:value-type="float" office:value="0.107038153000758">
                <text:p>0.107038153000758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321831.05689792">
                <text:p>321831.05689792</text:p>
              </table:table-cell>
              <table:table-cell office:value-type="float" office:value="0">
                <text:p>0</text:p>
              </table:table-cell>
              <table:table-cell office:value-type="float" office:value="299238.146462651">
                <text:p>299238.146462651</text:p>
              </table:table-cell>
              <table:table-cell office:value-type="float" office:value="344493">
                <text:p>34449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71.600549983999">
                <text:p>271.600549983999</text:p>
              </table:table-cell>
              <table:table-cell office:value-type="float" office:value="0.119876947999728">
                <text:p>0.119876947999728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315011.893887297">
                <text:p>315011.893887297</text:p>
              </table:table-cell>
              <table:table-cell office:value-type="float" office:value="0">
                <text:p>0</text:p>
              </table:table-cell>
              <table:table-cell office:value-type="float" office:value="313557.882160663">
                <text:p>313557.882160663</text:p>
              </table:table-cell>
              <table:table-cell office:value-type="float" office:value="285856">
                <text:p>28585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71.80355902">
                <text:p>271.80355902</text:p>
              </table:table-cell>
              <table:table-cell office:value-type="float" office:value="0.104045603000486">
                <text:p>0.104045603000486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240399.307466313">
                <text:p>240399.307466313</text:p>
              </table:table-cell>
              <table:table-cell office:value-type="float" office:value="0">
                <text:p>0</text:p>
              </table:table-cell>
              <table:table-cell office:value-type="float" office:value="291384.45664165">
                <text:p>291384.45664165</text:p>
              </table:table-cell>
              <table:table-cell office:value-type="float" office:value="269401">
                <text:p>26940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72.005061520998">
                <text:p>272.005061520998</text:p>
              </table:table-cell>
              <table:table-cell office:value-type="float" office:value="0.102931483999782">
                <text:p>0.102931483999782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262027.098619618">
                <text:p>262027.098619618</text:p>
              </table:table-cell>
              <table:table-cell office:value-type="float" office:value="0">
                <text:p>0</text:p>
              </table:table-cell>
              <table:table-cell office:value-type="float" office:value="249085.38100399">
                <text:p>249085.38100399</text:p>
              </table:table-cell>
              <table:table-cell office:value-type="float" office:value="315550">
                <text:p>31555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72.206840645998">
                <text:p>272.206840645998</text:p>
              </table:table-cell>
              <table:table-cell office:value-type="float" office:value="0.102064197999425">
                <text:p>0.102064197999425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311827.253568963">
                <text:p>311827.253568963</text:p>
              </table:table-cell>
              <table:table-cell office:value-type="float" office:value="0">
                <text:p>0</text:p>
              </table:table-cell>
              <table:table-cell office:value-type="float" office:value="288447.048979273">
                <text:p>288447.048979273</text:p>
              </table:table-cell>
              <table:table-cell office:value-type="float" office:value="359248">
                <text:p>35924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72.408764135">
                <text:p>272.408764135</text:p>
              </table:table-cell>
              <table:table-cell office:value-type="float" office:value="0.102339143999416">
                <text:p>0.102339143999416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358119.035275473">
                <text:p>358119.035275473</text:p>
              </table:table-cell>
              <table:table-cell office:value-type="float" office:value="0">
                <text:p>0</text:p>
              </table:table-cell>
              <table:table-cell office:value-type="float" office:value="335980.566832814">
                <text:p>335980.566832814</text:p>
              </table:table-cell>
              <table:table-cell office:value-type="float" office:value="339190">
                <text:p>33919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72.612322101999">
                <text:p>272.612322101999</text:p>
              </table:table-cell>
              <table:table-cell office:value-type="float" office:value="0.106700640000781">
                <text:p>0.106700640000781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329700.95869636">
                <text:p>329700.95869636</text:p>
              </table:table-cell>
              <table:table-cell office:value-type="float" office:value="0">
                <text:p>0</text:p>
              </table:table-cell>
              <table:table-cell office:value-type="float" office:value="339862.828805355">
                <text:p>339862.828805355</text:p>
              </table:table-cell>
              <table:table-cell office:value-type="float" office:value="283145">
                <text:p>28314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72.81624959">
                <text:p>272.81624959</text:p>
              </table:table-cell>
              <table:table-cell office:value-type="float" office:value="0.105841258999135">
                <text:p>0.105841258999135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272139.826171998">
                <text:p>272139.826171998</text:p>
              </table:table-cell>
              <table:table-cell office:value-type="float" office:value="0">
                <text:p>0</text:p>
              </table:table-cell>
              <table:table-cell office:value-type="float" office:value="300533.584784951">
                <text:p>300533.584784951</text:p>
              </table:table-cell>
              <table:table-cell office:value-type="float" office:value="270867">
                <text:p>27086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73.019165059999">
                <text:p>273.019165059999</text:p>
              </table:table-cell>
              <table:table-cell office:value-type="float" office:value="0.103762830998676">
                <text:p>0.103762830998676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265947.253636558">
                <text:p>265947.253636558</text:p>
              </table:table-cell>
              <table:table-cell office:value-type="float" office:value="0">
                <text:p>0</text:p>
              </table:table-cell>
              <table:table-cell office:value-type="float" office:value="272166.747882485">
                <text:p>272166.747882485</text:p>
              </table:table-cell>
              <table:table-cell office:value-type="float" office:value="319708">
                <text:p>31970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73.229267637">
                <text:p>273.229267637</text:p>
              </table:table-cell>
              <table:table-cell office:value-type="float" office:value="0.14261912999973">
                <text:p>0.14261912999973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261861.100975955">
                <text:p>261861.100975955</text:p>
              </table:table-cell>
              <table:table-cell office:value-type="float" office:value="0">
                <text:p>0</text:p>
              </table:table-cell>
              <table:table-cell office:value-type="float" office:value="237099.99287756">
                <text:p>237099.99287756</text:p>
              </table:table-cell>
              <table:table-cell office:value-type="float" office:value="360539">
                <text:p>36053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73.430636239998">
                <text:p>273.430636239998</text:p>
              </table:table-cell>
              <table:table-cell office:value-type="float" office:value="0.101555862000168">
                <text:p>0.101555862000168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277349.151024192">
                <text:p>277349.151024192</text:p>
              </table:table-cell>
              <table:table-cell office:value-type="float" office:value="608.368577999499">
                <text:p>608.368577999499</text:p>
              </table:table-cell>
              <table:table-cell office:value-type="float" office:value="260907.48322994">
                <text:p>260907.48322994</text:p>
              </table:table-cell>
              <table:table-cell office:value-type="float" office:value="333773">
                <text:p>33377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73.632074173">
                <text:p>273.632074173</text:p>
              </table:table-cell>
              <table:table-cell office:value-type="float" office:value="0.104835719999755">
                <text:p>0.104835719999755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284010.279979472">
                <text:p>284010.279979472</text:p>
              </table:table-cell>
              <table:table-cell office:value-type="float" office:value="0">
                <text:p>0</text:p>
              </table:table-cell>
              <table:table-cell office:value-type="float" office:value="295146.466799754">
                <text:p>295146.466799754</text:p>
              </table:table-cell>
              <table:table-cell office:value-type="float" office:value="279065">
                <text:p>27906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73.834737944999">
                <text:p>273.834737944999</text:p>
              </table:table-cell>
              <table:table-cell office:value-type="float" office:value="0.103518052999789">
                <text:p>0.103518052999789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276873.609585723">
                <text:p>276873.609585723</text:p>
              </table:table-cell>
              <table:table-cell office:value-type="float" office:value="0">
                <text:p>0</text:p>
              </table:table-cell>
              <table:table-cell office:value-type="float" office:value="302175.658744723">
                <text:p>302175.658744723</text:p>
              </table:table-cell>
              <table:table-cell office:value-type="float" office:value="273388">
                <text:p>27338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74.036231343">
                <text:p>274.036231343</text:p>
              </table:table-cell>
              <table:table-cell office:value-type="float" office:value="0.103144971999427">
                <text:p>0.103144971999427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267470.117204225">
                <text:p>267470.117204225</text:p>
              </table:table-cell>
              <table:table-cell office:value-type="float" office:value="0">
                <text:p>0</text:p>
              </table:table-cell>
              <table:table-cell office:value-type="float" office:value="270348.207551978">
                <text:p>270348.207551978</text:p>
              </table:table-cell>
              <table:table-cell office:value-type="float" office:value="324674">
                <text:p>32467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74.238458133999">
                <text:p>274.238458133999</text:p>
              </table:table-cell>
              <table:table-cell office:value-type="float" office:value="0.102272705998985">
                <text:p>0.102272705998985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321804.122154416">
                <text:p>321804.122154416</text:p>
              </table:table-cell>
              <table:table-cell office:value-type="float" office:value="0">
                <text:p>0</text:p>
              </table:table-cell>
              <table:table-cell office:value-type="float" office:value="295762.152461712">
                <text:p>295762.152461712</text:p>
              </table:table-cell>
              <table:table-cell office:value-type="float" office:value="360802">
                <text:p>36080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74.441678163999">
                <text:p>274.441678163999</text:p>
              </table:table-cell>
              <table:table-cell office:value-type="float" office:value="0.104184140000143">
                <text:p>0.104184140000143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362759.570181846">
                <text:p>362759.570181846</text:p>
              </table:table-cell>
              <table:table-cell office:value-type="float" office:value="0">
                <text:p>0</text:p>
              </table:table-cell>
              <table:table-cell office:value-type="float" office:value="344414.519270135">
                <text:p>344414.519270135</text:p>
              </table:table-cell>
              <table:table-cell office:value-type="float" office:value="330502">
                <text:p>33050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74.645041684998">
                <text:p>274.645041684998</text:p>
              </table:table-cell>
              <table:table-cell office:value-type="float" office:value="0.106312498000989">
                <text:p>0.106312498000989</text:p>
              </table:table-cell>
              <table:table-cell office:value-type="float" office:value="313835.380693412">
                <text:p>313835.380693412</text:p>
              </table:table-cell>
              <table:table-cell office:value-type="float" office:value="323369.605767149">
                <text:p>323369.605767149</text:p>
              </table:table-cell>
              <table:table-cell office:value-type="float" office:value="0">
                <text:p>0</text:p>
              </table:table-cell>
              <table:table-cell office:value-type="float" office:value="338755.318860175">
                <text:p>338755.318860175</text:p>
              </table:table-cell>
              <table:table-cell office:value-type="float" office:value="276499">
                <text:p>27649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74.847932126">
                <text:p>274.847932126</text:p>
              </table:table-cell>
              <table:table-cell office:value-type="float" office:value="0.106061191998378">
                <text:p>0.106061191998378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262520.887711815">
                <text:p>262520.887711815</text:p>
              </table:table-cell>
              <table:table-cell office:value-type="float" office:value="0">
                <text:p>0</text:p>
              </table:table-cell>
              <table:table-cell office:value-type="float" office:value="289942.493789792">
                <text:p>289942.493789792</text:p>
              </table:table-cell>
              <table:table-cell office:value-type="float" office:value="300774">
                <text:p>30077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75.314412590999">
                <text:p>275.314412590999</text:p>
              </table:table-cell>
              <table:table-cell office:value-type="float" office:value="0.477669306999815">
                <text:p>0.477669306999815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135665.429370165">
                <text:p>135665.429370165</text:p>
              </table:table-cell>
              <table:table-cell office:value-type="float" office:value="0">
                <text:p>0</text:p>
              </table:table-cell>
              <table:table-cell office:value-type="float" office:value="123339.086619895">
                <text:p>123339.086619895</text:p>
              </table:table-cell>
              <table:table-cell office:value-type="float" office:value="389747">
                <text:p>38974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75.517307589">
                <text:p>275.517307589</text:p>
              </table:table-cell>
              <table:table-cell office:value-type="float" office:value="0.101316901000246">
                <text:p>0.101316901000246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302733.962388024">
                <text:p>302733.962388024</text:p>
              </table:table-cell>
              <table:table-cell office:value-type="float" office:value="10358.6979240172">
                <text:p>10358.6979240172</text:p>
              </table:table-cell>
              <table:table-cell office:value-type="float" office:value="247196.6159153">
                <text:p>247196.6159153</text:p>
              </table:table-cell>
              <table:table-cell office:value-type="float" office:value="336799">
                <text:p>33679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75.719749487">
                <text:p>275.719749487</text:p>
              </table:table-cell>
              <table:table-cell office:value-type="float" office:value="0.107509951998509">
                <text:p>0.107509951998509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300732.804127311">
                <text:p>300732.804127311</text:p>
              </table:table-cell>
              <table:table-cell office:value-type="float" office:value="0">
                <text:p>0</text:p>
              </table:table-cell>
              <table:table-cell office:value-type="float" office:value="331874.012875247">
                <text:p>331874.012875247</text:p>
              </table:table-cell>
              <table:table-cell office:value-type="float" office:value="292136">
                <text:p>29213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75.922466938">
                <text:p>275.922466938</text:p>
              </table:table-cell>
              <table:table-cell office:value-type="float" office:value="0.102012085000752">
                <text:p>0.102012085000752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284433.01519205">
                <text:p>284433.01519205</text:p>
              </table:table-cell>
              <table:table-cell office:value-type="float" office:value="0">
                <text:p>0</text:p>
              </table:table-cell>
              <table:table-cell office:value-type="float" office:value="303411.190502911">
                <text:p>303411.190502911</text:p>
              </table:table-cell>
              <table:table-cell office:value-type="float" office:value="318735">
                <text:p>31873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76.125159275">
                <text:p>276.125159275</text:p>
              </table:table-cell>
              <table:table-cell office:value-type="float" office:value="0.101982784999564">
                <text:p>0.101982784999564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316245.508937117">
                <text:p>316245.508937117</text:p>
              </table:table-cell>
              <table:table-cell office:value-type="float" office:value="0">
                <text:p>0</text:p>
              </table:table-cell>
              <table:table-cell office:value-type="float" office:value="302162.966282588">
                <text:p>302162.966282588</text:p>
              </table:table-cell>
              <table:table-cell office:value-type="float" office:value="379146">
                <text:p>37914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76.329155875999">
                <text:p>276.329155875999</text:p>
              </table:table-cell>
              <table:table-cell office:value-type="float" office:value="0.109224136000194">
                <text:p>0.109224136000194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368941.442316355">
                <text:p>368941.442316355</text:p>
              </table:table-cell>
              <table:table-cell office:value-type="float" office:value="0">
                <text:p>0</text:p>
              </table:table-cell>
              <table:table-cell office:value-type="float" office:value="338338.165784726">
                <text:p>338338.165784726</text:p>
              </table:table-cell>
              <table:table-cell office:value-type="float" office:value="387655">
                <text:p>38765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76.531176099999">
                <text:p>276.531176099999</text:p>
              </table:table-cell>
              <table:table-cell office:value-type="float" office:value="0.107154958001047">
                <text:p>0.107154958001047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375738.793204461">
                <text:p>375738.793204461</text:p>
              </table:table-cell>
              <table:table-cell office:value-type="float" office:value="0">
                <text:p>0</text:p>
              </table:table-cell>
              <table:table-cell office:value-type="float" office:value="371428.265651406">
                <text:p>371428.265651406</text:p>
              </table:table-cell>
              <table:table-cell office:value-type="float" office:value="332364">
                <text:p>33236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76.747656416999">
                <text:p>276.747656416999</text:p>
              </table:table-cell>
              <table:table-cell office:value-type="float" office:value="0.121919696000987">
                <text:p>0.121919696000987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285677.186736333">
                <text:p>285677.186736333</text:p>
              </table:table-cell>
              <table:table-cell office:value-type="float" office:value="0">
                <text:p>0</text:p>
              </table:table-cell>
              <table:table-cell office:value-type="float" office:value="313686.750602356">
                <text:p>313686.750602356</text:p>
              </table:table-cell>
              <table:table-cell office:value-type="float" office:value="291216">
                <text:p>29121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76.949846934">
                <text:p>276.949846934</text:p>
              </table:table-cell>
              <table:table-cell office:value-type="float" office:value="0.107457067000723">
                <text:p>0.107457067000723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211178.869430852">
                <text:p>211178.869430852</text:p>
              </table:table-cell>
              <table:table-cell office:value-type="float" office:value="0">
                <text:p>0</text:p>
              </table:table-cell>
              <table:table-cell office:value-type="float" office:value="232023.808642643">
                <text:p>232023.808642643</text:p>
              </table:table-cell>
              <table:table-cell office:value-type="float" office:value="326905">
                <text:p>32690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77.152556224999">
                <text:p>277.152556224999</text:p>
              </table:table-cell>
              <table:table-cell office:value-type="float" office:value="0.102930814000501">
                <text:p>0.102930814000501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328778.409590847">
                <text:p>328778.409590847</text:p>
              </table:table-cell>
              <table:table-cell office:value-type="float" office:value="0">
                <text:p>0</text:p>
              </table:table-cell>
              <table:table-cell office:value-type="float" office:value="310698.915191859">
                <text:p>310698.915191859</text:p>
              </table:table-cell>
              <table:table-cell office:value-type="float" office:value="384797">
                <text:p>38479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77.358734178999">
                <text:p>277.358734178999</text:p>
              </table:table-cell>
              <table:table-cell office:value-type="float" office:value="0.115491782999015">
                <text:p>0.115491782999015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372549.337160973">
                <text:p>372549.337160973</text:p>
              </table:table-cell>
              <table:table-cell office:value-type="float" office:value="0">
                <text:p>0</text:p>
              </table:table-cell>
              <table:table-cell office:value-type="float" office:value="344318.395866265">
                <text:p>344318.395866265</text:p>
              </table:table-cell>
              <table:table-cell office:value-type="float" office:value="382633">
                <text:p>38263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77.560478193">
                <text:p>277.560478193</text:p>
              </table:table-cell>
              <table:table-cell office:value-type="float" office:value="0.109163658000398">
                <text:p>0.109163658000398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369315.301681046">
                <text:p>369315.301681046</text:p>
              </table:table-cell>
              <table:table-cell office:value-type="float" office:value="0">
                <text:p>0</text:p>
              </table:table-cell>
              <table:table-cell office:value-type="float" office:value="372354.808711053">
                <text:p>372354.808711053</text:p>
              </table:table-cell>
              <table:table-cell office:value-type="float" office:value="323552">
                <text:p>32355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77.763077512">
                <text:p>277.763077512</text:p>
              </table:table-cell>
              <table:table-cell office:value-type="float" office:value="0.103182388000278">
                <text:p>0.103182388000278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313831.127186281">
                <text:p>313831.127186281</text:p>
              </table:table-cell>
              <table:table-cell office:value-type="float" office:value="0">
                <text:p>0</text:p>
              </table:table-cell>
              <table:table-cell office:value-type="float" office:value="345584.350544263">
                <text:p>345584.350544263</text:p>
              </table:table-cell>
              <table:table-cell office:value-type="float" office:value="291382">
                <text:p>29138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77.964670473999">
                <text:p>277.964670473999</text:p>
              </table:table-cell>
              <table:table-cell office:value-type="float" office:value="0.102835544999834">
                <text:p>0.102835544999834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287326.119300112">
                <text:p>287326.119300112</text:p>
              </table:table-cell>
              <table:table-cell office:value-type="float" office:value="0">
                <text:p>0</text:p>
              </table:table-cell>
              <table:table-cell office:value-type="float" office:value="299965.909284398">
                <text:p>299965.909284398</text:p>
              </table:table-cell>
              <table:table-cell office:value-type="float" office:value="331218">
                <text:p>33121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78.171055344999">
                <text:p>278.171055344999</text:p>
              </table:table-cell>
              <table:table-cell office:value-type="float" office:value="0.102630679999493">
                <text:p>0.102630679999493</text:p>
              </table:table-cell>
              <table:table-cell office:value-type="float" office:value="342605.147279889">
                <text:p>342605.147279889</text:p>
              </table:table-cell>
              <table:table-cell office:value-type="float" office:value="331324.503312984">
                <text:p>331324.503312984</text:p>
              </table:table-cell>
              <table:table-cell office:value-type="float" office:value="0">
                <text:p>0</text:p>
              </table:table-cell>
              <table:table-cell office:value-type="float" office:value="301427.405581326">
                <text:p>301427.405581326</text:p>
              </table:table-cell>
              <table:table-cell office:value-type="float" office:value="387616">
                <text:p>38761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78.377107430999">
                <text:p>278.377107430999</text:p>
              </table:table-cell>
              <table:table-cell office:value-type="float" office:value="0.113444408998475">
                <text:p>0.113444408998475</text:p>
              </table:table-cell>
              <table:table-cell office:value-type="float" office:value="363239.171579394">
                <text:p>363239.171579394</text:p>
              </table:table-cell>
              <table:table-cell office:value-type="float" office:value="380006.767659097">
                <text:p>380006.767659097</text:p>
              </table:table-cell>
              <table:table-cell office:value-type="float" office:value="0">
                <text:p>0</text:p>
              </table:table-cell>
              <table:table-cell office:value-type="float" office:value="352591.934001945">
                <text:p>352591.934001945</text:p>
              </table:table-cell>
              <table:table-cell office:value-type="float" office:value="402135">
                <text:p>40213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78.588510115">
                <text:p>278.588510115</text:p>
              </table:table-cell>
              <table:table-cell office:value-type="float" office:value="0.152830031000121">
                <text:p>0.152830031000121</text:p>
              </table:table-cell>
              <table:table-cell office:value-type="float" office:value="363239.171579394">
                <text:p>363239.171579394</text:p>
              </table:table-cell>
              <table:table-cell office:value-type="float" office:value="310706.007374929">
                <text:p>310706.007374929</text:p>
              </table:table-cell>
              <table:table-cell office:value-type="float" office:value="0">
                <text:p>0</text:p>
              </table:table-cell>
              <table:table-cell office:value-type="float" office:value="314353.415810937">
                <text:p>314353.415810937</text:p>
              </table:table-cell>
              <table:table-cell office:value-type="float" office:value="336749">
                <text:p>33674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78.789410026999">
                <text:p>278.789410026999</text:p>
              </table:table-cell>
              <table:table-cell office:value-type="float" office:value="0.10506102600084">
                <text:p>0.10506102600084</text:p>
              </table:table-cell>
              <table:table-cell office:value-type="float" office:value="363239.171579394">
                <text:p>363239.171579394</text:p>
              </table:table-cell>
              <table:table-cell office:value-type="float" office:value="239623.082802166">
                <text:p>239623.082802166</text:p>
              </table:table-cell>
              <table:table-cell office:value-type="float" office:value="60790.1406001474">
                <text:p>60790.1406001474</text:p>
              </table:table-cell>
              <table:table-cell office:value-type="float" office:value="221793.741956588">
                <text:p>221793.741956588</text:p>
              </table:table-cell>
              <table:table-cell office:value-type="float" office:value="309977">
                <text:p>30997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78.990345032">
                <text:p>278.990345032</text:p>
              </table:table-cell>
              <table:table-cell office:value-type="float" office:value="0.105421713999021">
                <text:p>0.105421713999021</text:p>
              </table:table-cell>
              <table:table-cell office:value-type="float" office:value="359606.7798636">
                <text:p>359606.7798636</text:p>
              </table:table-cell>
              <table:table-cell office:value-type="float" office:value="326525.421528053">
                <text:p>326525.421528053</text:p>
              </table:table-cell>
              <table:table-cell office:value-type="float" office:value="0">
                <text:p>0</text:p>
              </table:table-cell>
              <table:table-cell office:value-type="float" office:value="316289.919311572">
                <text:p>316289.919311572</text:p>
              </table:table-cell>
              <table:table-cell office:value-type="float" office:value="355198">
                <text:p>35519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79.192414757999">
                <text:p>279.192414757999</text:p>
              </table:table-cell>
              <table:table-cell office:value-type="float" office:value="0.104172031000417">
                <text:p>0.104172031000417</text:p>
              </table:table-cell>
              <table:table-cell office:value-type="float" office:value="356010.712064964">
                <text:p>356010.712064964</text:p>
              </table:table-cell>
              <table:table-cell office:value-type="float" office:value="353062.362012789">
                <text:p>353062.362012789</text:p>
              </table:table-cell>
              <table:table-cell office:value-type="float" office:value="0">
                <text:p>0</text:p>
              </table:table-cell>
              <table:table-cell office:value-type="float" office:value="333063.02796045">
                <text:p>333063.02796045</text:p>
              </table:table-cell>
              <table:table-cell office:value-type="float" office:value="405651">
                <text:p>40565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79.393507745999">
                <text:p>279.393507745999</text:p>
              </table:table-cell>
              <table:table-cell office:value-type="float" office:value="0.115186492999783">
                <text:p>0.115186492999783</text:p>
              </table:table-cell>
              <table:table-cell office:value-type="float" office:value="352450.604944314">
                <text:p>352450.604944314</text:p>
              </table:table-cell>
              <table:table-cell office:value-type="float" office:value="372057.675546808">
                <text:p>372057.675546808</text:p>
              </table:table-cell>
              <table:table-cell office:value-type="float" office:value="0">
                <text:p>0</text:p>
              </table:table-cell>
              <table:table-cell office:value-type="float" office:value="361063.157768825">
                <text:p>361063.157768825</text:p>
              </table:table-cell>
              <table:table-cell office:value-type="float" office:value="385530">
                <text:p>38553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79.594171315999">
                <text:p>279.594171315999</text:p>
              </table:table-cell>
              <table:table-cell office:value-type="float" office:value="0.105177149000156">
                <text:p>0.105177149000156</text:p>
              </table:table-cell>
              <table:table-cell office:value-type="float" office:value="348926.098894871">
                <text:p>348926.098894871</text:p>
              </table:table-cell>
              <table:table-cell office:value-type="float" office:value="365780.875052197">
                <text:p>365780.875052197</text:p>
              </table:table-cell>
              <table:table-cell office:value-type="float" office:value="0">
                <text:p>0</text:p>
              </table:table-cell>
              <table:table-cell office:value-type="float" office:value="371795.546053567">
                <text:p>371795.546053567</text:p>
              </table:table-cell>
              <table:table-cell office:value-type="float" office:value="319649">
                <text:p>31964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79.796729092999">
                <text:p>279.796729092999</text:p>
              </table:table-cell>
              <table:table-cell office:value-type="float" office:value="0.103754095000113">
                <text:p>0.103754095000113</text:p>
              </table:table-cell>
              <table:table-cell office:value-type="float" office:value="345436.837905922">
                <text:p>345436.837905922</text:p>
              </table:table-cell>
              <table:table-cell office:value-type="float" office:value="314510.692551648">
                <text:p>314510.692551648</text:p>
              </table:table-cell>
              <table:table-cell office:value-type="float" office:value="0">
                <text:p>0</text:p>
              </table:table-cell>
              <table:table-cell office:value-type="float" office:value="345238.831296897">
                <text:p>345238.831296897</text:p>
              </table:table-cell>
              <table:table-cell office:value-type="float" office:value="295906">
                <text:p>29590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80.002790436">
                <text:p>280.002790436</text:p>
              </table:table-cell>
              <table:table-cell office:value-type="float" office:value="0.119682601000022">
                <text:p>0.119682601000022</text:p>
              </table:table-cell>
              <table:table-cell office:value-type="float" office:value="341982.469526863">
                <text:p>341982.469526863</text:p>
              </table:table-cell>
              <table:table-cell office:value-type="float" office:value="266462.600249683">
                <text:p>266462.600249683</text:p>
              </table:table-cell>
              <table:table-cell office:value-type="float" office:value="0">
                <text:p>0</text:p>
              </table:table-cell>
              <table:table-cell office:value-type="float" office:value="278646.401425823">
                <text:p>278646.401425823</text:p>
              </table:table-cell>
              <table:table-cell office:value-type="float" office:value="343121">
                <text:p>34312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80.205993575999">
                <text:p>280.205993575999</text:p>
              </table:table-cell>
              <table:table-cell office:value-type="float" office:value="0.101578453999537">
                <text:p>0.101578453999537</text:p>
              </table:table-cell>
              <table:table-cell office:value-type="float" office:value="338562.644831594">
                <text:p>338562.644831594</text:p>
              </table:table-cell>
              <table:table-cell office:value-type="float" office:value="222307.802793501">
                <text:p>222307.802793501</text:p>
              </table:table-cell>
              <table:table-cell office:value-type="float" office:value="68352.0328796622">
                <text:p>68352.0328796622</text:p>
              </table:table-cell>
              <table:table-cell office:value-type="float" office:value="194909.516460837">
                <text:p>194909.516460837</text:p>
              </table:table-cell>
              <table:table-cell office:value-type="float" office:value="387482">
                <text:p>38748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80.408901900999">
                <text:p>280.408901900999</text:p>
              </table:table-cell>
              <table:table-cell office:value-type="float" office:value="0.104689832000076">
                <text:p>0.104689832000076</text:p>
              </table:table-cell>
              <table:table-cell office:value-type="float" office:value="335177.018383278">
                <text:p>335177.018383278</text:p>
              </table:table-cell>
              <table:table-cell office:value-type="float" office:value="380433.457235725">
                <text:p>380433.457235725</text:p>
              </table:table-cell>
              <table:table-cell office:value-type="float" office:value="0">
                <text:p>0</text:p>
              </table:table-cell>
              <table:table-cell office:value-type="float" office:value="292487.174930556">
                <text:p>292487.174930556</text:p>
              </table:table-cell>
              <table:table-cell office:value-type="float" office:value="362212">
                <text:p>36221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80.610912519">
                <text:p>280.610912519</text:p>
              </table:table-cell>
              <table:table-cell office:value-type="float" office:value="0.103884506999748">
                <text:p>0.103884506999748</text:p>
              </table:table-cell>
              <table:table-cell office:value-type="float" office:value="331825.248199446">
                <text:p>331825.248199446</text:p>
              </table:table-cell>
              <table:table-cell office:value-type="float" office:value="349622.372928735">
                <text:p>349622.372928735</text:p>
              </table:table-cell>
              <table:table-cell office:value-type="float" office:value="0">
                <text:p>0</text:p>
              </table:table-cell>
              <table:table-cell office:value-type="float" office:value="363066.281315574">
                <text:p>363066.281315574</text:p>
              </table:table-cell>
              <table:table-cell office:value-type="float" office:value="299715">
                <text:p>29971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80.814105392999">
                <text:p>280.814105392999</text:p>
              </table:table-cell>
              <table:table-cell office:value-type="float" office:value="0.105170714999986">
                <text:p>0.105170714999986</text:p>
              </table:table-cell>
              <table:table-cell office:value-type="float" office:value="328506.995717451">
                <text:p>328506.995717451</text:p>
              </table:table-cell>
              <table:table-cell office:value-type="float" office:value="287463.469572799">
                <text:p>287463.469572799</text:p>
              </table:table-cell>
              <table:table-cell office:value-type="float" office:value="0">
                <text:p>0</text:p>
              </table:table-cell>
              <table:table-cell office:value-type="float" office:value="323971.273832502">
                <text:p>323971.273832502</text:p>
              </table:table-cell>
              <table:table-cell office:value-type="float" office:value="283183">
                <text:p>28318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81.018081090999">
                <text:p>281.018081090999</text:p>
              </table:table-cell>
              <table:table-cell office:value-type="float" office:value="0.103128995000588">
                <text:p>0.103128995000588</text:p>
              </table:table-cell>
              <table:table-cell office:value-type="float" office:value="325221.925760277">
                <text:p>325221.925760277</text:p>
              </table:table-cell>
              <table:table-cell office:value-type="float" office:value="283386.618321527">
                <text:p>283386.618321527</text:p>
              </table:table-cell>
              <table:table-cell office:value-type="float" office:value="0">
                <text:p>0</text:p>
              </table:table-cell>
              <table:table-cell office:value-type="float" office:value="282141.266475493">
                <text:p>282141.266475493</text:p>
              </table:table-cell>
              <table:table-cell office:value-type="float" office:value="330713">
                <text:p>33071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81.221549178999">
                <text:p>281.221549178999</text:p>
              </table:table-cell>
              <table:table-cell office:value-type="float" office:value="0.102810739999768">
                <text:p>0.102810739999768</text:p>
              </table:table-cell>
              <table:table-cell office:value-type="float" office:value="321969.706502674">
                <text:p>321969.706502674</text:p>
              </table:table-cell>
              <table:table-cell office:value-type="float" office:value="326791.091715529">
                <text:p>326791.091715529</text:p>
              </table:table-cell>
              <table:table-cell office:value-type="float" office:value="0">
                <text:p>0</text:p>
              </table:table-cell>
              <table:table-cell office:value-type="float" office:value="306917.26719052">
                <text:p>306917.26719052</text:p>
              </table:table-cell>
              <table:table-cell office:value-type="float" office:value="369530">
                <text:p>36953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81.424878734999">
                <text:p>281.424878734999</text:p>
              </table:table-cell>
              <table:table-cell office:value-type="float" office:value="0.103692005000994">
                <text:p>0.103692005000994</text:p>
              </table:table-cell>
              <table:table-cell office:value-type="float" office:value="318750.009437647">
                <text:p>318750.009437647</text:p>
              </table:table-cell>
              <table:table-cell office:value-type="float" office:value="365611.329480532">
                <text:p>365611.329480532</text:p>
              </table:table-cell>
              <table:table-cell office:value-type="float" office:value="0">
                <text:p>0</text:p>
              </table:table-cell>
              <table:table-cell office:value-type="float" office:value="350772.24102801">
                <text:p>350772.24102801</text:p>
              </table:table-cell>
              <table:table-cell office:value-type="float" office:value="340639">
                <text:p>34063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81.629039305999">
                <text:p>281.629039305999</text:p>
              </table:table-cell>
              <table:table-cell office:value-type="float" office:value="0.116251269999339">
                <text:p>0.116251269999339</text:p>
              </table:table-cell>
              <table:table-cell office:value-type="float" office:value="318750.009437647">
                <text:p>318750.009437647</text:p>
              </table:table-cell>
              <table:table-cell office:value-type="float" office:value="309447.586479648">
                <text:p>309447.586479648</text:p>
              </table:table-cell>
              <table:table-cell office:value-type="float" office:value="0">
                <text:p>0</text:p>
              </table:table-cell>
              <table:table-cell office:value-type="float" office:value="320464.277708168">
                <text:p>320464.277708168</text:p>
              </table:table-cell>
              <table:table-cell office:value-type="float" office:value="284158">
                <text:p>28415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81.831220925998">
                <text:p>281.831220925998</text:p>
              </table:table-cell>
              <table:table-cell office:value-type="float" office:value="0.104596597000636">
                <text:p>0.104596597000636</text:p>
              </table:table-cell>
              <table:table-cell office:value-type="float" office:value="315562.509343271">
                <text:p>315562.509343271</text:p>
              </table:table-cell>
              <table:table-cell office:value-type="float" office:value="217980.251791226">
                <text:p>217980.251791226</text:p>
              </table:table-cell>
              <table:table-cell office:value-type="float" office:value="7923.11941196385">
                <text:p>7923.11941196385</text:p>
              </table:table-cell>
              <table:table-cell office:value-type="float" office:value="237524.454233006">
                <text:p>237524.454233006</text:p>
              </table:table-cell>
              <table:table-cell office:value-type="float" office:value="274347">
                <text:p>27434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82.034358421999">
                <text:p>282.034358421999</text:p>
              </table:table-cell>
              <table:table-cell office:value-type="float" office:value="0.102423993999764">
                <text:p>0.102423993999764</text:p>
              </table:table-cell>
              <table:table-cell office:value-type="float" office:value="312406.884249838">
                <text:p>312406.884249838</text:p>
              </table:table-cell>
              <table:table-cell office:value-type="float" office:value="269535.38033415">
                <text:p>269535.38033415</text:p>
              </table:table-cell>
              <table:table-cell office:value-type="float" office:value="0">
                <text:p>0</text:p>
              </table:table-cell>
              <table:table-cell office:value-type="float" office:value="275127.782119095">
                <text:p>275127.782119095</text:p>
              </table:table-cell>
              <table:table-cell office:value-type="float" office:value="322656">
                <text:p>32265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82.236815774">
                <text:p>282.236815774</text:p>
              </table:table-cell>
              <table:table-cell office:value-type="float" office:value="0.101665318999949">
                <text:p>0.101665318999949</text:p>
              </table:table-cell>
              <table:table-cell office:value-type="float" office:value="309282.81540734">
                <text:p>309282.81540734</text:p>
              </table:table-cell>
              <table:table-cell office:value-type="float" office:value="319825.857124781">
                <text:p>319825.857124781</text:p>
              </table:table-cell>
              <table:table-cell office:value-type="float" office:value="0">
                <text:p>0</text:p>
              </table:table-cell>
              <table:table-cell office:value-type="float" office:value="294680.618729466">
                <text:p>294680.618729466</text:p>
              </table:table-cell>
              <table:table-cell office:value-type="float" office:value="355533">
                <text:p>35553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82.43889754">
                <text:p>282.43889754</text:p>
              </table:table-cell>
              <table:table-cell office:value-type="float" office:value="0.101406843999939">
                <text:p>0.101406843999939</text:p>
              </table:table-cell>
              <table:table-cell office:value-type="float" office:value="306189.987253266">
                <text:p>306189.987253266</text:p>
              </table:table-cell>
              <table:table-cell office:value-type="float" office:value="356269.159066195">
                <text:p>356269.159066195</text:p>
              </table:table-cell>
              <table:table-cell office:value-type="float" office:value="0">
                <text:p>0</text:p>
              </table:table-cell>
              <table:table-cell office:value-type="float" office:value="339571.184905481">
                <text:p>339571.184905481</text:p>
              </table:table-cell>
              <table:table-cell office:value-type="float" office:value="323194">
                <text:p>32319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82.640579217999">
                <text:p>282.640579217999</text:p>
              </table:table-cell>
              <table:table-cell office:value-type="float" office:value="0.103182287999516">
                <text:p>0.103182287999516</text:p>
              </table:table-cell>
              <table:table-cell office:value-type="float" office:value="303128.087380734">
                <text:p>303128.087380734</text:p>
              </table:table-cell>
              <table:table-cell office:value-type="float" office:value="313181.610448671">
                <text:p>313181.610448671</text:p>
              </table:table-cell>
              <table:table-cell office:value-type="float" office:value="0">
                <text:p>0</text:p>
              </table:table-cell>
              <table:table-cell office:value-type="float" office:value="331311.840810779">
                <text:p>331311.840810779</text:p>
              </table:table-cell>
              <table:table-cell office:value-type="float" office:value="267854">
                <text:p>26785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82.844481355">
                <text:p>282.844481355</text:p>
              </table:table-cell>
              <table:table-cell office:value-type="float" office:value="0.102097364000656">
                <text:p>0.102097364000656</text:p>
              </table:table-cell>
              <table:table-cell office:value-type="float" office:value="300096.806506926">
                <text:p>300096.806506926</text:p>
              </table:table-cell>
              <table:table-cell office:value-type="float" office:value="252152.173879609">
                <text:p>252152.173879609</text:p>
              </table:table-cell>
              <table:table-cell office:value-type="float" office:value="0">
                <text:p>0</text:p>
              </table:table-cell>
              <table:table-cell office:value-type="float" office:value="280334.149895633">
                <text:p>280334.149895633</text:p>
              </table:table-cell>
              <table:table-cell office:value-type="float" office:value="262900">
                <text:p>26290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83.047707565">
                <text:p>283.047707565</text:p>
              </table:table-cell>
              <table:table-cell office:value-type="float" office:value="0.103352502999769">
                <text:p>0.103352502999769</text:p>
              </table:table-cell>
              <table:table-cell office:value-type="float" office:value="297095.838441857">
                <text:p>297095.838441857</text:p>
              </table:table-cell>
              <table:table-cell office:value-type="float" office:value="256255.094787846">
                <text:p>256255.094787846</text:p>
              </table:table-cell>
              <table:table-cell office:value-type="float" office:value="0">
                <text:p>0</text:p>
              </table:table-cell>
              <table:table-cell office:value-type="float" office:value="256941.619121726">
                <text:p>256941.619121726</text:p>
              </table:table-cell>
              <table:table-cell office:value-type="float" office:value="310449">
                <text:p>31044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83.252138508">
                <text:p>283.252138508</text:p>
              </table:table-cell>
              <table:table-cell office:value-type="float" office:value="0.12359322500015">
                <text:p>0.12359322500015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83177.597801391">
                <text:p>283177.597801391</text:p>
              </table:table-cell>
              <table:table-cell office:value-type="float" office:value="0">
                <text:p>0</text:p>
              </table:table-cell>
              <table:table-cell office:value-type="float" office:value="259068.627674625">
                <text:p>259068.627674625</text:p>
              </table:table-cell>
              <table:table-cell office:value-type="float" office:value="338236">
                <text:p>33823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83.457117440999">
                <text:p>283.457117440999</text:p>
              </table:table-cell>
              <table:table-cell office:value-type="float" office:value="0.106780218000495">
                <text:p>0.106780218000495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74557.509027176">
                <text:p>274557.509027176</text:p>
              </table:table-cell>
              <table:table-cell office:value-type="float" office:value="14602.5855359912">
                <text:p>14602.5855359912</text:p>
              </table:table-cell>
              <table:table-cell office:value-type="float" office:value="253167.256388048">
                <text:p>253167.256388048</text:p>
              </table:table-cell>
              <table:table-cell office:value-type="float" office:value="306540">
                <text:p>30654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83.657534737999">
                <text:p>283.657534737999</text:p>
              </table:table-cell>
              <table:table-cell office:value-type="float" office:value="0.102414245000546">
                <text:p>0.102414245000546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305237.642645139">
                <text:p>305237.642645139</text:p>
              </table:table-cell>
              <table:table-cell office:value-type="float" office:value="0">
                <text:p>0</text:p>
              </table:table-cell>
              <table:table-cell office:value-type="float" office:value="318874.835026251">
                <text:p>318874.835026251</text:p>
              </table:table-cell>
              <table:table-cell office:value-type="float" office:value="257363">
                <text:p>25736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83.860681704999">
                <text:p>283.860681704999</text:p>
              </table:table-cell>
              <table:table-cell office:value-type="float" office:value="0.103295680000883">
                <text:p>0.103295680000883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49828.43604935">
                <text:p>249828.43604935</text:p>
              </table:table-cell>
              <table:table-cell office:value-type="float" office:value="0">
                <text:p>0</text:p>
              </table:table-cell>
              <table:table-cell office:value-type="float" office:value="268495.407892859">
                <text:p>268495.407892859</text:p>
              </table:table-cell>
              <table:table-cell office:value-type="float" office:value="260124">
                <text:p>26012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84.06397236">
                <text:p>284.06397236</text:p>
              </table:table-cell>
              <table:table-cell office:value-type="float" office:value="0.105319222000617">
                <text:p>0.105319222000617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59341.412084984">
                <text:p>259341.412084984</text:p>
              </table:table-cell>
              <table:table-cell office:value-type="float" office:value="0">
                <text:p>0</text:p>
              </table:table-cell>
              <table:table-cell office:value-type="float" office:value="255082.324636987">
                <text:p>255082.324636987</text:p>
              </table:table-cell>
              <table:table-cell office:value-type="float" office:value="311257">
                <text:p>31125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84.269490076">
                <text:p>284.269490076</text:p>
              </table:table-cell>
              <table:table-cell office:value-type="float" office:value="0.104301291999946">
                <text:p>0.104301291999946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317461.223620892">
                <text:p>317461.223620892</text:p>
              </table:table-cell>
              <table:table-cell office:value-type="float" office:value="0">
                <text:p>0</text:p>
              </table:table-cell>
              <table:table-cell office:value-type="float" office:value="287884.396465648">
                <text:p>287884.396465648</text:p>
              </table:table-cell>
              <table:table-cell office:value-type="float" office:value="337992">
                <text:p>33799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84.593908113">
                <text:p>284.593908113</text:p>
              </table:table-cell>
              <table:table-cell office:value-type="float" office:value="0.421353839999938">
                <text:p>0.421353839999938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16597.76519169">
                <text:p>16597.76519169</text:p>
              </table:table-cell>
              <table:table-cell office:value-type="float" office:value="0">
                <text:p>0</text:p>
              </table:table-cell>
              <table:table-cell office:value-type="float" office:value="10951.9391519934">
                <text:p>10951.9391519934</text:p>
              </table:table-cell>
              <table:table-cell office:value-type="float" office:value="269403">
                <text:p>26940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84.796755460999">
                <text:p>284.796755460999</text:p>
              </table:table-cell>
              <table:table-cell office:value-type="float" office:value="0.101441970000451">
                <text:p>0.101441970000451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17423.37201495">
                <text:p>217423.37201495</text:p>
              </table:table-cell>
              <table:table-cell office:value-type="float" office:value="0">
                <text:p>0</text:p>
              </table:table-cell>
              <table:table-cell office:value-type="float" office:value="254025.665322508">
                <text:p>254025.665322508</text:p>
              </table:table-cell>
              <table:table-cell office:value-type="float" office:value="251905">
                <text:p>25190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84.999721311999">
                <text:p>284.999721311999</text:p>
              </table:table-cell>
              <table:table-cell office:value-type="float" office:value="0.101933499001461">
                <text:p>0.101933499001461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57274.233570046">
                <text:p>257274.233570046</text:p>
              </table:table-cell>
              <table:table-cell office:value-type="float" office:value="0">
                <text:p>0</text:p>
              </table:table-cell>
              <table:table-cell office:value-type="float" office:value="261887.230903603">
                <text:p>261887.230903603</text:p>
              </table:table-cell>
              <table:table-cell office:value-type="float" office:value="293975">
                <text:p>29397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85.205403034999">
                <text:p>285.205403034999</text:p>
              </table:table-cell>
              <table:table-cell office:value-type="float" office:value="0.115137601000242">
                <text:p>0.115137601000242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78334.913966174">
                <text:p>278334.913966174</text:p>
              </table:table-cell>
              <table:table-cell office:value-type="float" office:value="0">
                <text:p>0</text:p>
              </table:table-cell>
              <table:table-cell office:value-type="float" office:value="256395.543266786">
                <text:p>256395.543266786</text:p>
              </table:table-cell>
              <table:table-cell office:value-type="float" office:value="336393">
                <text:p>33639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85.409007987999">
                <text:p>285.409007987999</text:p>
              </table:table-cell>
              <table:table-cell office:value-type="float" office:value="0.110896889998912">
                <text:p>0.110896889998912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61129.721778923">
                <text:p>261129.721778923</text:p>
              </table:table-cell>
              <table:table-cell office:value-type="float" office:value="0">
                <text:p>0</text:p>
              </table:table-cell>
              <table:table-cell office:value-type="float" office:value="261816.246112803">
                <text:p>261816.246112803</text:p>
              </table:table-cell>
              <table:table-cell office:value-type="float" office:value="318036">
                <text:p>31803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85.612230843999">
                <text:p>285.612230843999</text:p>
              </table:table-cell>
              <table:table-cell office:value-type="float" office:value="0.105209302000731">
                <text:p>0.105209302000731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308516.125911657">
                <text:p>308516.125911657</text:p>
              </table:table-cell>
              <table:table-cell office:value-type="float" office:value="0">
                <text:p>0</text:p>
              </table:table-cell>
              <table:table-cell office:value-type="float" office:value="301714.261850361">
                <text:p>301714.261850361</text:p>
              </table:table-cell>
              <table:table-cell office:value-type="float" office:value="265488">
                <text:p>26548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85.813824471999">
                <text:p>285.813824471999</text:p>
              </table:table-cell>
              <table:table-cell office:value-type="float" office:value="0.101258328999393">
                <text:p>0.101258328999393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54712.229367963">
                <text:p>254712.229367963</text:p>
              </table:table-cell>
              <table:table-cell office:value-type="float" office:value="0">
                <text:p>0</text:p>
              </table:table-cell>
              <table:table-cell office:value-type="float" office:value="281964.093868504">
                <text:p>281964.093868504</text:p>
              </table:table-cell>
              <table:table-cell office:value-type="float" office:value="253586">
                <text:p>25358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86.016194054">
                <text:p>286.016194054</text:p>
              </table:table-cell>
              <table:table-cell office:value-type="float" office:value="0.102396808999401">
                <text:p>0.102396808999401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46280.290209257">
                <text:p>246280.290209257</text:p>
              </table:table-cell>
              <table:table-cell office:value-type="float" office:value="0">
                <text:p>0</text:p>
              </table:table-cell>
              <table:table-cell office:value-type="float" office:value="249881.392717966">
                <text:p>249881.392717966</text:p>
              </table:table-cell>
              <table:table-cell office:value-type="float" office:value="298810">
                <text:p>29881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86.217754120999">
                <text:p>286.217754120999</text:p>
              </table:table-cell>
              <table:table-cell office:value-type="float" office:value="0.102372649000245">
                <text:p>0.102372649000245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95274.350278679">
                <text:p>295274.350278679</text:p>
              </table:table-cell>
              <table:table-cell office:value-type="float" office:value="0">
                <text:p>0</text:p>
              </table:table-cell>
              <table:table-cell office:value-type="float" office:value="271167.779893794">
                <text:p>271167.779893794</text:p>
              </table:table-cell>
              <table:table-cell office:value-type="float" office:value="337381">
                <text:p>33738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86.420844966999">
                <text:p>286.420844966999</text:p>
              </table:table-cell>
              <table:table-cell office:value-type="float" office:value="0.104035231001035">
                <text:p>0.104035231001035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334943.313247481">
                <text:p>334943.313247481</text:p>
              </table:table-cell>
              <table:table-cell office:value-type="float" office:value="0">
                <text:p>0</text:p>
              </table:table-cell>
              <table:table-cell office:value-type="float" office:value="315410.075291853">
                <text:p>315410.075291853</text:p>
              </table:table-cell>
              <table:table-cell office:value-type="float" office:value="314997">
                <text:p>31499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86.623734539999">
                <text:p>286.623734539999</text:p>
              </table:table-cell>
              <table:table-cell office:value-type="float" office:value="0.104613151999729">
                <text:p>0.104613151999729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312885.198858253">
                <text:p>312885.198858253</text:p>
              </table:table-cell>
              <table:table-cell office:value-type="float" office:value="0">
                <text:p>0</text:p>
              </table:table-cell>
              <table:table-cell office:value-type="float" office:value="324218.031039865">
                <text:p>324218.031039865</text:p>
              </table:table-cell>
              <table:table-cell office:value-type="float" office:value="263032">
                <text:p>26303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86.825988924998">
                <text:p>286.825988924998</text:p>
              </table:table-cell>
              <table:table-cell office:value-type="float" office:value="0.106003062999662">
                <text:p>0.106003062999662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47416.119952051">
                <text:p>247416.119952051</text:p>
              </table:table-cell>
              <table:table-cell office:value-type="float" office:value="0">
                <text:p>0</text:p>
              </table:table-cell>
              <table:table-cell office:value-type="float" office:value="273725.565284318">
                <text:p>273725.565284318</text:p>
              </table:table-cell>
              <table:table-cell office:value-type="float" office:value="255034">
                <text:p>25503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87.034786744">
                <text:p>287.034786744</text:p>
              </table:table-cell>
              <table:table-cell office:value-type="float" office:value="0.112483086000793">
                <text:p>0.112483086000793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41839.31748241">
                <text:p>241839.31748241</text:p>
              </table:table-cell>
              <table:table-cell office:value-type="float" office:value="0">
                <text:p>0</text:p>
              </table:table-cell>
              <table:table-cell office:value-type="float" office:value="245888.638059095">
                <text:p>245888.638059095</text:p>
              </table:table-cell>
              <table:table-cell office:value-type="float" office:value="303881">
                <text:p>30388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87.235534247">
                <text:p>287.235534247</text:p>
              </table:table-cell>
              <table:table-cell office:value-type="float" office:value="0.103768117000072">
                <text:p>0.103768117000072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15367.352532098">
                <text:p>215367.352532098</text:p>
              </table:table-cell>
              <table:table-cell office:value-type="float" office:value="18976.3171461312">
                <text:p>18976.3171461312</text:p>
              </table:table-cell>
              <table:table-cell office:value-type="float" office:value="222076.729411598">
                <text:p>222076.729411598</text:p>
              </table:table-cell>
              <table:table-cell office:value-type="float" office:value="338079">
                <text:p>33807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87.437759778999">
                <text:p>287.437759778999</text:p>
              </table:table-cell>
              <table:table-cell office:value-type="float" office:value="0.104939919998287">
                <text:p>0.104939919998287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321524.053196837">
                <text:p>321524.053196837</text:p>
              </table:table-cell>
              <table:table-cell office:value-type="float" office:value="0">
                <text:p>0</text:p>
              </table:table-cell>
              <table:table-cell office:value-type="float" office:value="253793.369512433">
                <text:p>253793.369512433</text:p>
              </table:table-cell>
              <table:table-cell office:value-type="float" office:value="310752">
                <text:p>31075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87.639036492999">
                <text:p>287.639036492999</text:p>
              </table:table-cell>
              <table:table-cell office:value-type="float" office:value="0.104530742000861">
                <text:p>0.104530742000861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310409.432714218">
                <text:p>310409.432714218</text:p>
              </table:table-cell>
              <table:table-cell office:value-type="float" office:value="0">
                <text:p>0</text:p>
              </table:table-cell>
              <table:table-cell office:value-type="float" office:value="324244.86449705">
                <text:p>324244.86449705</text:p>
              </table:table-cell>
              <table:table-cell office:value-type="float" office:value="260172">
                <text:p>26017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87.842563546999">
                <text:p>287.842563546999</text:p>
              </table:table-cell>
              <table:table-cell office:value-type="float" office:value="0.102710433999164">
                <text:p>0.102710433999164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51609.733647561">
                <text:p>251609.733647561</text:p>
              </table:table-cell>
              <table:table-cell office:value-type="float" office:value="0">
                <text:p>0</text:p>
              </table:table-cell>
              <table:table-cell office:value-type="float" office:value="278433.0649995">
                <text:p>278433.0649995</text:p>
              </table:table-cell>
              <table:table-cell office:value-type="float" office:value="257321">
                <text:p>25732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88.0451954">
                <text:p>288.0451954</text:p>
              </table:table-cell>
              <table:table-cell office:value-type="float" office:value="0.103312491000906">
                <text:p>0.103312491000906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250838.145180586">
                <text:p>250838.145180586</text:p>
              </table:table-cell>
              <table:table-cell office:value-type="float" office:value="0">
                <text:p>0</text:p>
              </table:table-cell>
              <table:table-cell office:value-type="float" office:value="252889.132634468">
                <text:p>252889.132634468</text:p>
              </table:table-cell>
              <table:table-cell office:value-type="float" office:value="306685">
                <text:p>30668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88.249333731999">
                <text:p>288.249333731999</text:p>
              </table:table-cell>
              <table:table-cell office:value-type="float" office:value="0.101266039999246">
                <text:p>0.101266039999246</text:p>
              </table:table-cell>
              <table:table-cell office:value-type="float" office:value="294124.880057438">
                <text:p>294124.880057438</text:p>
              </table:table-cell>
              <table:table-cell office:value-type="float" office:value="305076.15652582">
                <text:p>305076.15652582</text:p>
              </table:table-cell>
              <table:table-cell office:value-type="float" office:value="0">
                <text:p>0</text:p>
              </table:table-cell>
              <table:table-cell office:value-type="float" office:value="278260.925840201">
                <text:p>278260.925840201</text:p>
              </table:table-cell>
              <table:table-cell office:value-type="float" office:value="338243">
                <text:p>33824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88.456373249999">
                <text:p>288.456373249999</text:p>
              </table:table-cell>
              <table:table-cell office:value-type="float" office:value="0.111434628999632">
                <text:p>0.111434628999632</text:p>
              </table:table-cell>
              <table:table-cell office:value-type="float" office:value="323889.341063963">
                <text:p>323889.341063963</text:p>
              </table:table-cell>
              <table:table-cell office:value-type="float" office:value="333597.083763434">
                <text:p>333597.083763434</text:p>
              </table:table-cell>
              <table:table-cell office:value-type="float" office:value="0">
                <text:p>0</text:p>
              </table:table-cell>
              <table:table-cell office:value-type="float" office:value="318015.958388653">
                <text:p>318015.958388653</text:p>
              </table:table-cell>
              <table:table-cell office:value-type="float" office:value="337460">
                <text:p>33746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88.659225357">
                <text:p>288.659225357</text:p>
              </table:table-cell>
              <table:table-cell office:value-type="float" office:value="0.124613725000017">
                <text:p>0.124613725000017</text:p>
              </table:table-cell>
              <table:table-cell office:value-type="float" office:value="323889.341063963">
                <text:p>323889.341063963</text:p>
              </table:table-cell>
              <table:table-cell office:value-type="float" office:value="252264.875036187">
                <text:p>252264.875036187</text:p>
              </table:table-cell>
              <table:table-cell office:value-type="float" office:value="41233.9104434877">
                <text:p>41233.9104434877</text:p>
              </table:table-cell>
              <table:table-cell office:value-type="float" office:value="263200.774568121">
                <text:p>263200.774568121</text:p>
              </table:table-cell>
              <table:table-cell office:value-type="float" office:value="283278">
                <text:p>28327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88.859647514999">
                <text:p>288.859647514999</text:p>
              </table:table-cell>
              <table:table-cell office:value-type="float" office:value="0.103345139999874">
                <text:p>0.103345139999874</text:p>
              </table:table-cell>
              <table:table-cell office:value-type="float" office:value="320650.447653323">
                <text:p>320650.447653323</text:p>
              </table:table-cell>
              <table:table-cell office:value-type="float" office:value="275980.588271135">
                <text:p>275980.588271135</text:p>
              </table:table-cell>
              <table:table-cell office:value-type="float" office:value="6075.49973996356">
                <text:p>6075.49973996356</text:p>
              </table:table-cell>
              <table:table-cell office:value-type="float" office:value="245093.253884805">
                <text:p>245093.253884805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89.061970683999">
                <text:p>289.061970683999</text:p>
              </table:table-cell>
              <table:table-cell office:value-type="float" office:value="0.102422153999214">
                <text:p>0.102422153999214</text:p>
              </table:table-cell>
              <table:table-cell office:value-type="float" office:value="317443.94317679">
                <text:p>317443.94317679</text:p>
              </table:table-cell>
              <table:table-cell office:value-type="float" office:value="286917.228059055">
                <text:p>286917.228059055</text:p>
              </table:table-cell>
              <table:table-cell office:value-type="float" office:value="0">
                <text:p>0</text:p>
              </table:table-cell>
              <table:table-cell office:value-type="float" office:value="278410.880699118">
                <text:p>278410.880699118</text:p>
              </table:table-cell>
              <table:table-cell office:value-type="float" office:value="335332">
                <text:p>33533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89.265233590999">
                <text:p>289.265233590999</text:p>
              </table:table-cell>
              <table:table-cell office:value-type="float" office:value="0.103690689000359">
                <text:p>0.103690689000359</text:p>
              </table:table-cell>
              <table:table-cell office:value-type="float" office:value="314269.503745022">
                <text:p>314269.503745022</text:p>
              </table:table-cell>
              <table:table-cell office:value-type="float" office:value="335324.263570298">
                <text:p>335324.263570298</text:p>
              </table:table-cell>
              <table:table-cell office:value-type="float" office:value="0">
                <text:p>0</text:p>
              </table:table-cell>
              <table:table-cell office:value-type="float" office:value="309649.271788891">
                <text:p>309649.271788891</text:p>
              </table:table-cell>
              <table:table-cell office:value-type="float" office:value="361219">
                <text:p>36121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89.467374696">
                <text:p>289.467374696</text:p>
              </table:table-cell>
              <table:table-cell office:value-type="float" office:value="0.102948145000482">
                <text:p>0.102948145000482</text:p>
              </table:table-cell>
              <table:table-cell office:value-type="float" office:value="311126.808707572">
                <text:p>311126.808707572</text:p>
              </table:table-cell>
              <table:table-cell office:value-type="float" office:value="350602.271024984">
                <text:p>350602.271024984</text:p>
              </table:table-cell>
              <table:table-cell office:value-type="float" office:value="0">
                <text:p>0</text:p>
              </table:table-cell>
              <table:table-cell office:value-type="float" office:value="348431.6334576">
                <text:p>348431.6334576</text:p>
              </table:table-cell>
              <table:table-cell office:value-type="float" office:value="320642">
                <text:p>32064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89.670933489">
                <text:p>289.670933489</text:p>
              </table:table-cell>
              <table:table-cell office:value-type="float" office:value="0.102956504000758">
                <text:p>0.102956504000758</text:p>
              </table:table-cell>
              <table:table-cell office:value-type="float" office:value="308015.540620496">
                <text:p>308015.540620496</text:p>
              </table:table-cell>
              <table:table-cell office:value-type="float" office:value="314372.319894455">
                <text:p>314372.319894455</text:p>
              </table:table-cell>
              <table:table-cell office:value-type="float" office:value="0">
                <text:p>0</text:p>
              </table:table-cell>
              <table:table-cell office:value-type="float" office:value="331879.699219724">
                <text:p>331879.699219724</text:p>
              </table:table-cell>
              <table:table-cell office:value-type="float" office:value="267298">
                <text:p>26729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89.872883660999">
                <text:p>289.872883660999</text:p>
              </table:table-cell>
              <table:table-cell office:value-type="float" office:value="0.103777700000137">
                <text:p>0.103777700000137</text:p>
              </table:table-cell>
              <table:table-cell office:value-type="float" office:value="304935.385214291">
                <text:p>304935.385214291</text:p>
              </table:table-cell>
              <table:table-cell office:value-type="float" office:value="257653.21089088">
                <text:p>257653.21089088</text:p>
              </table:table-cell>
              <table:table-cell office:value-type="float" office:value="0">
                <text:p>0</text:p>
              </table:table-cell>
              <table:table-cell office:value-type="float" office:value="285270.485319474">
                <text:p>285270.485319474</text:p>
              </table:table-cell>
              <table:table-cell office:value-type="float" office:value="272313">
                <text:p>27231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90.075141550999">
                <text:p>290.075141550999</text:p>
              </table:table-cell>
              <table:table-cell office:value-type="float" office:value="0.102149070000451">
                <text:p>0.102149070000451</text:p>
              </table:table-cell>
              <table:table-cell office:value-type="float" office:value="301886.031362148">
                <text:p>301886.031362148</text:p>
              </table:table-cell>
              <table:table-cell office:value-type="float" office:value="262393.474223245">
                <text:p>262393.474223245</text:p>
              </table:table-cell>
              <table:table-cell office:value-type="float" office:value="0">
                <text:p>0</text:p>
              </table:table-cell>
              <table:table-cell office:value-type="float" office:value="261677.01699025">
                <text:p>261677.01699025</text:p>
              </table:table-cell>
              <table:table-cell office:value-type="float" office:value="322667">
                <text:p>32266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90.285530481">
                <text:p>290.285530481</text:p>
              </table:table-cell>
              <table:table-cell office:value-type="float" office:value="0.155364557000212">
                <text:p>0.155364557000212</text:p>
              </table:table-cell>
              <table:table-cell office:value-type="float" office:value="298867.171048527">
                <text:p>298867.171048527</text:p>
              </table:table-cell>
              <table:table-cell office:value-type="float" office:value="235612.657285045">
                <text:p>235612.657285045</text:p>
              </table:table-cell>
              <table:table-cell office:value-type="float" office:value="0">
                <text:p>0</text:p>
              </table:table-cell>
              <table:table-cell office:value-type="float" office:value="207686.521434453">
                <text:p>207686.521434453</text:p>
              </table:table-cell>
              <table:table-cell office:value-type="float" office:value="342538">
                <text:p>34253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90.488906352999">
                <text:p>290.488906352999</text:p>
              </table:table-cell>
              <table:table-cell office:value-type="float" office:value="0.104279912000493">
                <text:p>0.104279912000493</text:p>
              </table:table-cell>
              <table:table-cell office:value-type="float" office:value="295878.499338041">
                <text:p>295878.499338041</text:p>
              </table:table-cell>
              <table:table-cell office:value-type="float" office:value="295296.329609598">
                <text:p>295296.329609598</text:p>
              </table:table-cell>
              <table:table-cell office:value-type="float" office:value="4253.17367996831">
                <text:p>4253.17367996831</text:p>
              </table:table-cell>
              <table:table-cell office:value-type="float" office:value="280981.868525506">
                <text:p>280981.868525506</text:p>
              </table:table-cell>
              <table:table-cell office:value-type="float" office:value="298763">
                <text:p>29876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90.691718524">
                <text:p>290.691718524</text:p>
              </table:table-cell>
              <table:table-cell office:value-type="float" office:value="0.102265502000591">
                <text:p>0.102265502000591</text:p>
              </table:table-cell>
              <table:table-cell office:value-type="float" office:value="292919.714344661">
                <text:p>292919.714344661</text:p>
              </table:table-cell>
              <table:table-cell office:value-type="float" office:value="295861.900442994">
                <text:p>295861.900442994</text:p>
              </table:table-cell>
              <table:table-cell office:value-type="float" office:value="0">
                <text:p>0</text:p>
              </table:table-cell>
              <table:table-cell office:value-type="float" office:value="318026.504947828">
                <text:p>318026.504947828</text:p>
              </table:table-cell>
              <table:table-cell office:value-type="float" office:value="251840">
                <text:p>25184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90.895861293999">
                <text:p>290.895861293999</text:p>
              </table:table-cell>
              <table:table-cell office:value-type="float" office:value="0.103713512000468">
                <text:p>0.103713512000468</text:p>
              </table:table-cell>
              <table:table-cell office:value-type="float" office:value="289990.517201214">
                <text:p>289990.517201214</text:p>
              </table:table-cell>
              <table:table-cell office:value-type="float" office:value="243819.257166584">
                <text:p>243819.257166584</text:p>
              </table:table-cell>
              <table:table-cell office:value-type="float" office:value="0">
                <text:p>0</text:p>
              </table:table-cell>
              <table:table-cell office:value-type="float" office:value="266362.596661015">
                <text:p>266362.596661015</text:p>
              </table:table-cell>
              <table:table-cell office:value-type="float" office:value="263366">
                <text:p>26336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91.100191116999">
                <text:p>291.100191116999</text:p>
              </table:table-cell>
              <table:table-cell office:value-type="float" office:value="0.101904795999872">
                <text:p>0.101904795999872</text:p>
              </table:table-cell>
              <table:table-cell office:value-type="float" office:value="287090.612029202">
                <text:p>287090.612029202</text:p>
              </table:table-cell>
              <table:table-cell office:value-type="float" office:value="263054.74146444">
                <text:p>263054.74146444</text:p>
              </table:table-cell>
              <table:table-cell office:value-type="float" office:value="0">
                <text:p>0</text:p>
              </table:table-cell>
              <table:table-cell office:value-type="float" office:value="253573.202139311">
                <text:p>253573.202139311</text:p>
              </table:table-cell>
              <table:table-cell office:value-type="float" office:value="312333">
                <text:p>3123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91.304163063">
                <text:p>291.304163063</text:p>
              </table:table-cell>
              <table:table-cell office:value-type="float" office:value="0.105795483999827">
                <text:p>0.105795483999827</text:p>
              </table:table-cell>
              <table:table-cell office:value-type="float" office:value="284219.70590891">
                <text:p>284219.70590891</text:p>
              </table:table-cell>
              <table:table-cell office:value-type="float" office:value="313947.508856659">
                <text:p>313947.508856659</text:p>
              </table:table-cell>
              <table:table-cell office:value-type="float" office:value="0">
                <text:p>0</text:p>
              </table:table-cell>
              <table:table-cell office:value-type="float" office:value="287848.212367654">
                <text:p>287848.212367654</text:p>
              </table:table-cell>
              <table:table-cell office:value-type="float" office:value="324512">
                <text:p>32451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91.505360493999">
                <text:p>291.505360493999</text:p>
              </table:table-cell>
              <table:table-cell office:value-type="float" office:value="0.102507399000388">
                <text:p>0.102507399000388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313947.508856659">
                <text:p>313947.508856659</text:p>
              </table:table-cell>
              <table:table-cell office:value-type="float" office:value="0">
                <text:p>0</text:p>
              </table:table-cell>
              <table:table-cell office:value-type="float" office:value="316393.223960656">
                <text:p>316393.223960656</text:p>
              </table:table-cell>
              <table:table-cell office:value-type="float" office:value="279949">
                <text:p>27994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91.708485793999">
                <text:p>291.708485793999</text:p>
              </table:table-cell>
              <table:table-cell office:value-type="float" office:value="0.101331054998809">
                <text:p>0.101331054998809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280390.027145687">
                <text:p>280390.027145687</text:p>
              </table:table-cell>
              <table:table-cell office:value-type="float" office:value="0">
                <text:p>0</text:p>
              </table:table-cell>
              <table:table-cell office:value-type="float" office:value="300650.229162401">
                <text:p>300650.229162401</text:p>
              </table:table-cell>
              <table:table-cell office:value-type="float" office:value="240552">
                <text:p>24055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91.910916733999">
                <text:p>291.910916733999</text:p>
              </table:table-cell>
              <table:table-cell office:value-type="float" office:value="0.101285235001342">
                <text:p>0.101285235001342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231504.767932608">
                <text:p>231504.767932608</text:p>
              </table:table-cell>
              <table:table-cell office:value-type="float" office:value="0">
                <text:p>0</text:p>
              </table:table-cell>
              <table:table-cell office:value-type="float" office:value="256469.914380637">
                <text:p>256469.914380637</text:p>
              </table:table-cell>
              <table:table-cell office:value-type="float" office:value="259116">
                <text:p>25911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92.123208808">
                <text:p>292.123208808</text:p>
              </table:table-cell>
              <table:table-cell office:value-type="float" office:value="0.121011608000117">
                <text:p>0.121011608000117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238245.523271">
                <text:p>238245.523271</text:p>
              </table:table-cell>
              <table:table-cell office:value-type="float" office:value="0">
                <text:p>0</text:p>
              </table:table-cell>
              <table:table-cell office:value-type="float" office:value="223976.084106068">
                <text:p>223976.084106068</text:p>
              </table:table-cell>
              <table:table-cell office:value-type="float" office:value="311024">
                <text:p>31102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92.327048124">
                <text:p>292.327048124</text:p>
              </table:table-cell>
              <table:table-cell office:value-type="float" office:value="0.103022140001485">
                <text:p>0.103022140001485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266898.748456736">
                <text:p>266898.748456736</text:p>
              </table:table-cell>
              <table:table-cell office:value-type="float" office:value="4861.69128006441">
                <text:p>4861.69128006441</text:p>
              </table:table-cell>
              <table:table-cell office:value-type="float" office:value="239509.195207673">
                <text:p>239509.195207673</text:p>
              </table:table-cell>
              <table:table-cell office:value-type="float" office:value="318643">
                <text:p>31864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92.530491402">
                <text:p>292.530491402</text:p>
              </table:table-cell>
              <table:table-cell office:value-type="float" office:value="0.104131811998741">
                <text:p>0.104131811998741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308760.948935138">
                <text:p>308760.948935138</text:p>
              </table:table-cell>
              <table:table-cell office:value-type="float" office:value="0">
                <text:p>0</text:p>
              </table:table-cell>
              <table:table-cell office:value-type="float" office:value="301142.779984513">
                <text:p>301142.779984513</text:p>
              </table:table-cell>
              <table:table-cell office:value-type="float" office:value="273146">
                <text:p>27314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92.733016020999">
                <text:p>292.733016020999</text:p>
              </table:table-cell>
              <table:table-cell office:value-type="float" office:value="0.103452228999231">
                <text:p>0.103452228999231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266325.474026628">
                <text:p>266325.474026628</text:p>
              </table:table-cell>
              <table:table-cell office:value-type="float" office:value="0">
                <text:p>0</text:p>
              </table:table-cell>
              <table:table-cell office:value-type="float" office:value="289366.345710907">
                <text:p>289366.345710907</text:p>
              </table:table-cell>
              <table:table-cell office:value-type="float" office:value="239390">
                <text:p>23939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92.935686940999">
                <text:p>292.935686940999</text:p>
              </table:table-cell>
              <table:table-cell office:value-type="float" office:value="0.103616393000266">
                <text:p>0.103616393000266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228489.361639527">
                <text:p>228489.361639527</text:p>
              </table:table-cell>
              <table:table-cell office:value-type="float" office:value="0">
                <text:p>0</text:p>
              </table:table-cell>
              <table:table-cell office:value-type="float" office:value="246799.70642307">
                <text:p>246799.70642307</text:p>
              </table:table-cell>
              <table:table-cell office:value-type="float" office:value="264768">
                <text:p>26476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93.137527728999">
                <text:p>293.137527728999</text:p>
              </table:table-cell>
              <table:table-cell office:value-type="float" office:value="0.102251385000272">
                <text:p>0.102251385000272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264524.622548304">
                <text:p>264524.622548304</text:p>
              </table:table-cell>
              <table:table-cell office:value-type="float" office:value="0">
                <text:p>0</text:p>
              </table:table-cell>
              <table:table-cell office:value-type="float" office:value="247418.559208928">
                <text:p>247418.559208928</text:p>
              </table:table-cell>
              <table:table-cell office:value-type="float" office:value="313416">
                <text:p>31341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93.342039641">
                <text:p>293.342039641</text:p>
              </table:table-cell>
              <table:table-cell office:value-type="float" office:value="0.10441758900015">
                <text:p>0.10441758900015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311303.714759847">
                <text:p>311303.714759847</text:p>
              </table:table-cell>
              <table:table-cell office:value-type="float" office:value="0">
                <text:p>0</text:p>
              </table:table-cell>
              <table:table-cell office:value-type="float" office:value="287945.820290013">
                <text:p>287945.820290013</text:p>
              </table:table-cell>
              <table:table-cell office:value-type="float" office:value="316891">
                <text:p>31689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93.543763726">
                <text:p>293.543763726</text:p>
              </table:table-cell>
              <table:table-cell office:value-type="float" office:value="0.103651413999614">
                <text:p>0.103651413999614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312519.137579863">
                <text:p>312519.137579863</text:p>
              </table:table-cell>
              <table:table-cell office:value-type="float" office:value="0">
                <text:p>0</text:p>
              </table:table-cell>
              <table:table-cell office:value-type="float" office:value="312519.137579863">
                <text:p>312519.137579863</text:p>
              </table:table-cell>
              <table:table-cell office:value-type="float" office:value="269755">
                <text:p>26975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94.071840062999">
                <text:p>294.071840062999</text:p>
              </table:table-cell>
              <table:table-cell office:value-type="float" office:value="0.502050055998552">
                <text:p>0.502050055998552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153393.449852482">
                <text:p>153393.449852482</text:p>
              </table:table-cell>
              <table:table-cell office:value-type="float" office:value="0">
                <text:p>0</text:p>
              </table:table-cell>
              <table:table-cell office:value-type="float" office:value="177264.354037598">
                <text:p>177264.354037598</text:p>
              </table:table-cell>
              <table:table-cell office:value-type="float" office:value="299968">
                <text:p>29996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94.274621131999">
                <text:p>294.274621131999</text:p>
              </table:table-cell>
              <table:table-cell office:value-type="float" office:value="0.10258928300027">
                <text:p>0.10258928300027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239800.896684477">
                <text:p>239800.896684477</text:p>
              </table:table-cell>
              <table:table-cell office:value-type="float" office:value="31367.5308537405">
                <text:p>31367.5308537405</text:p>
              </table:table-cell>
              <table:table-cell office:value-type="float" office:value="193132.711805259">
                <text:p>193132.711805259</text:p>
              </table:table-cell>
              <table:table-cell office:value-type="float" office:value="323049">
                <text:p>32304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94.477819409">
                <text:p>294.477819409</text:p>
              </table:table-cell>
              <table:table-cell office:value-type="float" office:value="0.103099502999612">
                <text:p>0.103099502999612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323570.875997034">
                <text:p>323570.875997034</text:p>
              </table:table-cell>
              <table:table-cell office:value-type="float" office:value="0">
                <text:p>0</text:p>
              </table:table-cell>
              <table:table-cell office:value-type="float" office:value="311882.053451704">
                <text:p>311882.053451704</text:p>
              </table:table-cell>
              <table:table-cell office:value-type="float" office:value="287055">
                <text:p>28705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94.680675559999">
                <text:p>294.680675559999</text:p>
              </table:table-cell>
              <table:table-cell office:value-type="float" office:value="0.102475272000447">
                <text:p>0.102475272000447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282236.371592988">
                <text:p>282236.371592988</text:p>
              </table:table-cell>
              <table:table-cell office:value-type="float" office:value="0">
                <text:p>0</text:p>
              </table:table-cell>
              <table:table-cell office:value-type="float" office:value="300464.675336179">
                <text:p>300464.675336179</text:p>
              </table:table-cell>
              <table:table-cell office:value-type="float" office:value="243029">
                <text:p>24302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94.884593183">
                <text:p>294.884593183</text:p>
              </table:table-cell>
              <table:table-cell office:value-type="float" office:value="0.103125686000567">
                <text:p>0.103125686000567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233998.26557125">
                <text:p>233998.26557125</text:p>
              </table:table-cell>
              <table:table-cell office:value-type="float" office:value="0">
                <text:p>0</text:p>
              </table:table-cell>
              <table:table-cell office:value-type="float" office:value="255078.761532079">
                <text:p>255078.761532079</text:p>
              </table:table-cell>
              <table:table-cell office:value-type="float" office:value="253291">
                <text:p>25329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95.089436135999">
                <text:p>295.089436135999</text:p>
              </table:table-cell>
              <table:table-cell office:value-type="float" office:value="0.103049174000262">
                <text:p>0.103049174000262</text:p>
              </table:table-cell>
              <table:table-cell office:value-type="float" office:value="281377.508849821">
                <text:p>281377.508849821</text:p>
              </table:table-cell>
              <table:table-cell office:value-type="float" office:value="254723.250357225">
                <text:p>254723.250357225</text:p>
              </table:table-cell>
              <table:table-cell office:value-type="float" office:value="0">
                <text:p>0</text:p>
              </table:table-cell>
              <table:table-cell office:value-type="float" office:value="247703.170719282">
                <text:p>247703.170719282</text:p>
              </table:table-cell>
              <table:table-cell office:value-type="float" office:value="303395">
                <text:p>30339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95.292737846999">
                <text:p>295.292737846999</text:p>
              </table:table-cell>
              <table:table-cell office:value-type="float" office:value="0.10461901599956">
                <text:p>0.10461901599956</text:p>
              </table:table-cell>
              <table:table-cell office:value-type="float" office:value="310082.951233646">
                <text:p>310082.951233646</text:p>
              </table:table-cell>
              <table:table-cell office:value-type="float" office:value="309725.184372351">
                <text:p>309725.184372351</text:p>
              </table:table-cell>
              <table:table-cell office:value-type="float" office:value="0">
                <text:p>0</text:p>
              </table:table-cell>
              <table:table-cell office:value-type="float" office:value="277058.67037972">
                <text:p>277058.67037972</text:p>
              </table:table-cell>
              <table:table-cell office:value-type="float" office:value="355115">
                <text:p>35511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95.494250672">
                <text:p>295.494250672</text:p>
              </table:table-cell>
              <table:table-cell office:value-type="float" office:value="0.111766420001004">
                <text:p>0.111766420001004</text:p>
              </table:table-cell>
              <table:table-cell office:value-type="float" office:value="310082.951233646">
                <text:p>310082.951233646</text:p>
              </table:table-cell>
              <table:table-cell office:value-type="float" office:value="256975.833983654">
                <text:p>256975.833983654</text:p>
              </table:table-cell>
              <table:table-cell office:value-type="float" office:value="0">
                <text:p>0</text:p>
              </table:table-cell>
              <table:table-cell office:value-type="float" office:value="241114.566182444">
                <text:p>241114.566182444</text:p>
              </table:table-cell>
              <table:table-cell office:value-type="float" office:value="311753">
                <text:p>31175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95.696747517999">
                <text:p>295.696747517999</text:p>
              </table:table-cell>
              <table:table-cell office:value-type="float" office:value="0.102350850000221">
                <text:p>0.102350850000221</text:p>
              </table:table-cell>
              <table:table-cell office:value-type="float" office:value="310082.951233646">
                <text:p>310082.951233646</text:p>
              </table:table-cell>
              <table:table-cell office:value-type="float" office:value="104213.589078428">
                <text:p>104213.589078428</text:p>
              </table:table-cell>
              <table:table-cell office:value-type="float" office:value="124498.730091707">
                <text:p>124498.730091707</text:p>
              </table:table-cell>
              <table:table-cell office:value-type="float" office:value="91943.422878395">
                <text:p>91943.422878395</text:p>
              </table:table-cell>
              <table:table-cell office:value-type="float" office:value="266172">
                <text:p>26617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95.908557384999">
                <text:p>295.908557384999</text:p>
              </table:table-cell>
              <table:table-cell office:value-type="float" office:value="0.110845463999794">
                <text:p>0.110845463999794</text:p>
              </table:table-cell>
              <table:table-cell office:value-type="float" office:value="306982.121721309">
                <text:p>306982.121721309</text:p>
              </table:table-cell>
              <table:table-cell office:value-type="float" office:value="231059.499712816">
                <text:p>231059.499712816</text:p>
              </table:table-cell>
              <table:table-cell office:value-type="float" office:value="0">
                <text:p>0</text:p>
              </table:table-cell>
              <table:table-cell office:value-type="float" office:value="164303.660501538">
                <text:p>164303.660501538</text:p>
              </table:table-cell>
              <table:table-cell office:value-type="float" office:value="282137">
                <text:p>28213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96.111517710999">
                <text:p>296.111517710999</text:p>
              </table:table-cell>
              <table:table-cell office:value-type="float" office:value="0.122756725999352">
                <text:p>0.122756725999352</text:p>
              </table:table-cell>
              <table:table-cell office:value-type="float" office:value="303912.300504096">
                <text:p>303912.300504096</text:p>
              </table:table-cell>
              <table:table-cell office:value-type="float" office:value="240138.40018699">
                <text:p>240138.40018699</text:p>
              </table:table-cell>
              <table:table-cell office:value-type="float" office:value="0">
                <text:p>0</text:p>
              </table:table-cell>
              <table:table-cell office:value-type="float" office:value="250994.940989394">
                <text:p>250994.940989394</text:p>
              </table:table-cell>
              <table:table-cell office:value-type="float" office:value="333466">
                <text:p>33346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96.313898155999">
                <text:p>296.313898155999</text:p>
              </table:table-cell>
              <table:table-cell office:value-type="float" office:value="0.103286149998894">
                <text:p>0.103286149998894</text:p>
              </table:table-cell>
              <table:table-cell office:value-type="float" office:value="300873.177499055">
                <text:p>300873.177499055</text:p>
              </table:table-cell>
              <table:table-cell office:value-type="float" office:value="332384.487164986">
                <text:p>332384.487164986</text:p>
              </table:table-cell>
              <table:table-cell office:value-type="float" office:value="0">
                <text:p>0</text:p>
              </table:table-cell>
              <table:table-cell office:value-type="float" office:value="287123.42285154">
                <text:p>287123.42285154</text:p>
              </table:table-cell>
              <table:table-cell office:value-type="float" office:value="342332">
                <text:p>34233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96.517252199999">
                <text:p>296.517252199999</text:p>
              </table:table-cell>
              <table:table-cell office:value-type="float" office:value="0.101359021000462">
                <text:p>0.101359021000462</text:p>
              </table:table-cell>
              <table:table-cell office:value-type="float" office:value="297864.445724065">
                <text:p>297864.445724065</text:p>
              </table:table-cell>
              <table:table-cell office:value-type="float" office:value="341450.09495911">
                <text:p>341450.09495911</text:p>
              </table:table-cell>
              <table:table-cell office:value-type="float" office:value="0">
                <text:p>0</text:p>
              </table:table-cell>
              <table:table-cell office:value-type="float" office:value="336917.291062048">
                <text:p>336917.291062048</text:p>
              </table:table-cell>
              <table:table-cell office:value-type="float" office:value="292825">
                <text:p>29282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96.720558253999">
                <text:p>296.720558253999</text:p>
              </table:table-cell>
              <table:table-cell office:value-type="float" office:value="0.104610667000088">
                <text:p>0.104610667000088</text:p>
              </table:table-cell>
              <table:table-cell office:value-type="float" office:value="294885.801266824">
                <text:p>294885.801266824</text:p>
              </table:table-cell>
              <table:table-cell office:value-type="float" office:value="288374.468547018">
                <text:p>288374.468547018</text:p>
              </table:table-cell>
              <table:table-cell office:value-type="float" office:value="0">
                <text:p>0</text:p>
              </table:table-cell>
              <table:table-cell office:value-type="float" office:value="316726.035763075">
                <text:p>316726.035763075</text:p>
              </table:table-cell>
              <table:table-cell office:value-type="float" office:value="251407">
                <text:p>25140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96.924781512">
                <text:p>296.924781512</text:p>
              </table:table-cell>
              <table:table-cell office:value-type="float" office:value="0.105905054999312">
                <text:p>0.105905054999312</text:p>
              </table:table-cell>
              <table:table-cell office:value-type="float" office:value="291936.943254156">
                <text:p>291936.943254156</text:p>
              </table:table-cell>
              <table:table-cell office:value-type="float" office:value="248810.043210675">
                <text:p>248810.043210675</text:p>
              </table:table-cell>
              <table:table-cell office:value-type="float" office:value="0">
                <text:p>0</text:p>
              </table:table-cell>
              <table:table-cell office:value-type="float" office:value="261894.479231624">
                <text:p>261894.479231624</text:p>
              </table:table-cell>
              <table:table-cell office:value-type="float" office:value="271683">
                <text:p>27168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97.128371592999">
                <text:p>297.128371592999</text:p>
              </table:table-cell>
              <table:table-cell office:value-type="float" office:value="0.105017666999629">
                <text:p>0.105017666999629</text:p>
              </table:table-cell>
              <table:table-cell office:value-type="float" office:value="289017.573821614">
                <text:p>289017.573821614</text:p>
              </table:table-cell>
              <table:table-cell office:value-type="float" office:value="271118.150142667">
                <text:p>271118.150142667</text:p>
              </table:table-cell>
              <table:table-cell office:value-type="float" office:value="0">
                <text:p>0</text:p>
              </table:table-cell>
              <table:table-cell office:value-type="float" office:value="260234.218467637">
                <text:p>260234.218467637</text:p>
              </table:table-cell>
              <table:table-cell office:value-type="float" office:value="320104">
                <text:p>32010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97.330568194999">
                <text:p>297.330568194999</text:p>
              </table:table-cell>
              <table:table-cell office:value-type="float" office:value="0.102325242000006">
                <text:p>0.102325242000006</text:p>
              </table:table-cell>
              <table:table-cell office:value-type="float" office:value="286127.398083398">
                <text:p>286127.398083398</text:p>
              </table:table-cell>
              <table:table-cell office:value-type="float" office:value="318372.739323295">
                <text:p>318372.739323295</text:p>
              </table:table-cell>
              <table:table-cell office:value-type="float" office:value="0">
                <text:p>0</text:p>
              </table:table-cell>
              <table:table-cell office:value-type="float" office:value="297482.138299993">
                <text:p>297482.138299993</text:p>
              </table:table-cell>
              <table:table-cell office:value-type="float" office:value="323721">
                <text:p>32372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97.544707051999">
                <text:p>297.544707051999</text:p>
              </table:table-cell>
              <table:table-cell office:value-type="float" office:value="0.119647954999891">
                <text:p>0.119647954999891</text:p>
              </table:table-cell>
              <table:table-cell office:value-type="float" office:value="283266.124102564">
                <text:p>283266.124102564</text:p>
              </table:table-cell>
              <table:table-cell office:value-type="float" office:value="301969.808954789">
                <text:p>301969.808954789</text:p>
              </table:table-cell>
              <table:table-cell office:value-type="float" office:value="0">
                <text:p>0</text:p>
              </table:table-cell>
              <table:table-cell office:value-type="float" office:value="301961.193438004">
                <text:p>301961.193438004</text:p>
              </table:table-cell>
              <table:table-cell office:value-type="float" office:value="271297">
                <text:p>27129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97.747025666999">
                <text:p>297.747025666999</text:p>
              </table:table-cell>
              <table:table-cell office:value-type="float" office:value="0.1036625680008">
                <text:p>0.1036625680008</text:p>
              </table:table-cell>
              <table:table-cell office:value-type="float" office:value="280433.462861538">
                <text:p>280433.462861538</text:p>
              </table:table-cell>
              <table:table-cell office:value-type="float" office:value="217350.737067656">
                <text:p>217350.737067656</text:p>
              </table:table-cell>
              <table:table-cell office:value-type="float" office:value="0">
                <text:p>0</text:p>
              </table:table-cell>
              <table:table-cell office:value-type="float" office:value="266279.270480105">
                <text:p>266279.270480105</text:p>
              </table:table-cell>
              <table:table-cell office:value-type="float" office:value="238372">
                <text:p>23837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97.950847340999">
                <text:p>297.950847340999</text:p>
              </table:table-cell>
              <table:table-cell office:value-type="float" office:value="0.101566965999154">
                <text:p>0.101566965999154</text:p>
              </table:table-cell>
              <table:table-cell office:value-type="float" office:value="277629.128232923">
                <text:p>277629.128232923</text:p>
              </table:table-cell>
              <table:table-cell office:value-type="float" office:value="232489.21364918">
                <text:p>232489.21364918</text:p>
              </table:table-cell>
              <table:table-cell office:value-type="float" office:value="0">
                <text:p>0</text:p>
              </table:table-cell>
              <table:table-cell office:value-type="float" office:value="226815.135653574">
                <text:p>226815.135653574</text:p>
              </table:table-cell>
              <table:table-cell office:value-type="float" office:value="265156">
                <text:p>26515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98.153972995">
                <text:p>298.153972995</text:p>
              </table:table-cell>
              <table:table-cell office:value-type="float" office:value="0.102315352000005">
                <text:p>0.102315352000005</text:p>
              </table:table-cell>
              <table:table-cell office:value-type="float" office:value="274852.836950594">
                <text:p>274852.836950594</text:p>
              </table:table-cell>
              <table:table-cell office:value-type="float" office:value="265110.600967969">
                <text:p>265110.600967969</text:p>
              </table:table-cell>
              <table:table-cell office:value-type="float" office:value="0">
                <text:p>0</text:p>
              </table:table-cell>
              <table:table-cell office:value-type="float" office:value="251536.600875587">
                <text:p>251536.600875587</text:p>
              </table:table-cell>
              <table:table-cell office:value-type="float" office:value="308909">
                <text:p>30890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98.356756251">
                <text:p>298.356756251</text:p>
              </table:table-cell>
              <table:table-cell office:value-type="float" office:value="0.103040216999943">
                <text:p>0.103040216999943</text:p>
              </table:table-cell>
              <table:table-cell office:value-type="float" office:value="272104.308581088">
                <text:p>272104.308581088</text:p>
              </table:table-cell>
              <table:table-cell office:value-type="float" office:value="307025.596922292">
                <text:p>307025.596922292</text:p>
              </table:table-cell>
              <table:table-cell office:value-type="float" office:value="0">
                <text:p>0</text:p>
              </table:table-cell>
              <table:table-cell office:value-type="float" office:value="284851.790693125">
                <text:p>284851.790693125</text:p>
              </table:table-cell>
              <table:table-cell office:value-type="float" office:value="303958">
                <text:p>30395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98.559484906">
                <text:p>298.559484906</text:p>
              </table:table-cell>
              <table:table-cell office:value-type="float" office:value="0.102225179998641">
                <text:p>0.102225179998641</text:p>
              </table:table-cell>
              <table:table-cell office:value-type="float" office:value="272104.308581088">
                <text:p>272104.308581088</text:p>
              </table:table-cell>
              <table:table-cell office:value-type="float" office:value="302007.311792559">
                <text:p>302007.311792559</text:p>
              </table:table-cell>
              <table:table-cell office:value-type="float" office:value="0">
                <text:p>0</text:p>
              </table:table-cell>
              <table:table-cell office:value-type="float" office:value="304516.454357426">
                <text:p>304516.454357426</text:p>
              </table:table-cell>
              <table:table-cell office:value-type="float" office:value="257023">
                <text:p>25702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98.764036368999">
                <text:p>298.764036368999</text:p>
              </table:table-cell>
              <table:table-cell office:value-type="float" office:value="0.103754232000938">
                <text:p>0.103754232000938</text:p>
              </table:table-cell>
              <table:table-cell office:value-type="float" office:value="269383.265495277">
                <text:p>269383.265495277</text:p>
              </table:table-cell>
              <table:table-cell office:value-type="float" office:value="247744.75989996">
                <text:p>247744.75989996</text:p>
              </table:table-cell>
              <table:table-cell office:value-type="float" office:value="0">
                <text:p>0</text:p>
              </table:table-cell>
              <table:table-cell office:value-type="float" office:value="271531.188153244">
                <text:p>271531.188153244</text:p>
              </table:table-cell>
              <table:table-cell office:value-type="float" office:value="229149">
                <text:p>22914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98.966781084">
                <text:p>298.966781084</text:p>
              </table:table-cell>
              <table:table-cell office:value-type="float" office:value="0.103295062999678">
                <text:p>0.103295062999678</text:p>
              </table:table-cell>
              <table:table-cell office:value-type="float" office:value="269383.265495277">
                <text:p>269383.265495277</text:p>
              </table:table-cell>
              <table:table-cell office:value-type="float" office:value="226531.837189878">
                <text:p>226531.837189878</text:p>
              </table:table-cell>
              <table:table-cell office:value-type="float" office:value="0">
                <text:p>0</text:p>
              </table:table-cell>
              <table:table-cell office:value-type="float" office:value="240916.202655159">
                <text:p>240916.202655159</text:p>
              </table:table-cell>
              <table:table-cell office:value-type="float" office:value="261193">
                <text:p>26119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99.186025592">
                <text:p>299.186025592</text:p>
              </table:table-cell>
              <table:table-cell office:value-type="float" office:value="0.128773958998863">
                <text:p>0.128773958998863</text:p>
              </table:table-cell>
              <table:table-cell office:value-type="float" office:value="269383.265495277">
                <text:p>269383.265495277</text:p>
              </table:table-cell>
              <table:table-cell office:value-type="float" office:value="224202.606887287">
                <text:p>224202.606887287</text:p>
              </table:table-cell>
              <table:table-cell office:value-type="float" office:value="0">
                <text:p>0</text:p>
              </table:table-cell>
              <table:table-cell office:value-type="float" office:value="216012.79799045">
                <text:p>216012.79799045</text:p>
              </table:table-cell>
              <table:table-cell office:value-type="float" office:value="306643">
                <text:p>30664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99.387984453">
                <text:p>299.387984453</text:p>
              </table:table-cell>
              <table:table-cell office:value-type="float" office:value="0.102773761998833">
                <text:p>0.102773761998833</text:p>
              </table:table-cell>
              <table:table-cell office:value-type="float" office:value="269383.265495277">
                <text:p>269383.265495277</text:p>
              </table:table-cell>
              <table:table-cell office:value-type="float" office:value="256684.625552201">
                <text:p>256684.625552201</text:p>
              </table:table-cell>
              <table:table-cell office:value-type="float" office:value="10338.6201420471">
                <text:p>10338.6201420471</text:p>
              </table:table-cell>
              <table:table-cell office:value-type="float" office:value="215004.275731496">
                <text:p>215004.275731496</text:p>
              </table:table-cell>
              <table:table-cell office:value-type="float" office:value="295386">
                <text:p>29538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99.589616126999">
                <text:p>299.589616126999</text:p>
              </table:table-cell>
              <table:table-cell office:value-type="float" office:value="0.102465566000319">
                <text:p>0.102465566000319</text:p>
              </table:table-cell>
              <table:table-cell office:value-type="float" office:value="269383.265495277">
                <text:p>269383.265495277</text:p>
              </table:table-cell>
              <table:table-cell office:value-type="float" office:value="291494.354134391">
                <text:p>291494.354134391</text:p>
              </table:table-cell>
              <table:table-cell office:value-type="float" office:value="0">
                <text:p>0</text:p>
              </table:table-cell>
              <table:table-cell office:value-type="float" office:value="297199.346631402">
                <text:p>297199.346631402</text:p>
              </table:table-cell>
              <table:table-cell office:value-type="float" office:value="247652">
                <text:p>24765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99.79302048">
                <text:p>299.79302048</text:p>
              </table:table-cell>
              <table:table-cell office:value-type="float" office:value="0.102113009999812">
                <text:p>0.102113009999812</text:p>
              </table:table-cell>
              <table:table-cell office:value-type="float" office:value="269383.265495277">
                <text:p>269383.265495277</text:p>
              </table:table-cell>
              <table:table-cell office:value-type="float" office:value="237334.681648107">
                <text:p>237334.681648107</text:p>
              </table:table-cell>
              <table:table-cell office:value-type="float" office:value="0">
                <text:p>0</text:p>
              </table:table-cell>
              <table:table-cell office:value-type="float" office:value="264566.809820302">
                <text:p>264566.809820302</text:p>
              </table:table-cell>
              <table:table-cell office:value-type="float" office:value="230489">
                <text:p>23048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99.995791349">
                <text:p>299.995791349</text:p>
              </table:table-cell>
              <table:table-cell office:value-type="float" office:value="0.101608398999815">
                <text:p>0.101608398999815</text:p>
              </table:table-cell>
              <table:table-cell office:value-type="float" office:value="269383.265495277">
                <text:p>269383.265495277</text:p>
              </table:table-cell>
              <table:table-cell office:value-type="float" office:value="223740.853729877">
                <text:p>223740.853729877</text:p>
              </table:table-cell>
              <table:table-cell office:value-type="float" office:value="0">
                <text:p>0</text:p>
              </table:table-cell>
              <table:table-cell office:value-type="float" office:value="233066.22471309">
                <text:p>233066.22471309</text:p>
              </table:table-cell>
              <table:table-cell office:value-type="float" office:value="268502">
                <text:p>26850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00.199064028">
                <text:p>300.199064028</text:p>
              </table:table-cell>
              <table:table-cell office:value-type="float" office:value="0.101675650999823">
                <text:p>0.101675650999823</text:p>
              </table:table-cell>
              <table:table-cell office:value-type="float" office:value="269383.265495277">
                <text:p>269383.265495277</text:p>
              </table:table-cell>
              <table:table-cell office:value-type="float" office:value="267224.718883096">
                <text:p>267224.718883096</text:p>
              </table:table-cell>
              <table:table-cell office:value-type="float" office:value="0">
                <text:p>0</text:p>
              </table:table-cell>
              <table:table-cell office:value-type="float" office:value="244263.982714497">
                <text:p>244263.982714497</text:p>
              </table:table-cell>
              <table:table-cell office:value-type="float" office:value="307797">
                <text:p>307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